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2" svg:font-family="'Times New Roman', serif"/>
    <style:font-face style:name="Liberation Serif" svg:font-family="'Liberation Serif'" style:font-family-generic="roman"/>
    <style:font-face style:name="Times New Roman1" svg:font-family="'Times New Roman'" style:font-family-generic="roman"/>
    <style:font-face style:name="Andale Sans UI" svg:font-family="'Andale Sans UI'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OST type A" svg:font-family="'GOST type A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Таблица7" style:family="table">
      <style:table-properties style:width="27.808cm" fo:margin-left="0.33cm" fo:margin-top="0cm" fo:margin-bottom="0cm" table:align="left" style:writing-mode="lr-tb"/>
    </style:style>
    <style:style style:name="Таблица7.A" style:family="table-column">
      <style:table-column-properties style:column-width="1.647cm"/>
    </style:style>
    <style:style style:name="Таблица7.B" style:family="table-column">
      <style:table-column-properties style:column-width="0.6cm"/>
    </style:style>
    <style:style style:name="Таблица7.C" style:family="table-column">
      <style:table-column-properties style:column-width="1.402cm"/>
    </style:style>
    <style:style style:name="Таблица7.D" style:family="table-column">
      <style:table-column-properties style:column-width="1.642cm"/>
    </style:style>
    <style:style style:name="Таблица7.E" style:family="table-column">
      <style:table-column-properties style:column-width="1.963cm"/>
    </style:style>
    <style:style style:name="Таблица7.F" style:family="table-column">
      <style:table-column-properties style:column-width="1.741cm"/>
    </style:style>
    <style:style style:name="Таблица7.G" style:family="table-column">
      <style:table-column-properties style:column-width="0.51cm"/>
    </style:style>
    <style:style style:name="Таблица7.H" style:family="table-column">
      <style:table-column-properties style:column-width="1.286cm"/>
    </style:style>
    <style:style style:name="Таблица7.I" style:family="table-column">
      <style:table-column-properties style:column-width="3.205cm"/>
    </style:style>
    <style:style style:name="Таблица7.J" style:family="table-column">
      <style:table-column-properties style:column-width="4.895cm"/>
    </style:style>
    <style:style style:name="Таблица7.K" style:family="table-column">
      <style:table-column-properties style:column-width="0.877cm"/>
    </style:style>
    <style:style style:name="Таблица7.L" style:family="table-column">
      <style:table-column-properties style:column-width="0.132cm"/>
    </style:style>
    <style:style style:name="Таблица7.M" style:family="table-column">
      <style:table-column-properties style:column-width="0.37cm"/>
    </style:style>
    <style:style style:name="Таблица7.N" style:family="table-column">
      <style:table-column-properties style:column-width="0.497cm"/>
    </style:style>
    <style:style style:name="Таблица7.O" style:family="table-column">
      <style:table-column-properties style:column-width="0.603cm"/>
    </style:style>
    <style:style style:name="Таблица7.P" style:family="table-column">
      <style:table-column-properties style:column-width="1.302cm"/>
    </style:style>
    <style:style style:name="Таблица7.Q" style:family="table-column">
      <style:table-column-properties style:column-width="0.489cm"/>
    </style:style>
    <style:style style:name="Таблица7.R" style:family="table-column">
      <style:table-column-properties style:column-width="0.542cm"/>
    </style:style>
    <style:style style:name="Таблица7.S" style:family="table-column">
      <style:table-column-properties style:column-width="0.314cm"/>
    </style:style>
    <style:style style:name="Таблица7.T" style:family="table-column">
      <style:table-column-properties style:column-width="0.751cm"/>
    </style:style>
    <style:style style:name="Таблица7.U" style:family="table-column">
      <style:table-column-properties style:column-width="0.058cm"/>
    </style:style>
    <style:style style:name="Таблица7.V" style:family="table-column">
      <style:table-column-properties style:column-width="0.445cm"/>
    </style:style>
    <style:style style:name="Таблица7.W" style:family="table-column">
      <style:table-column-properties style:column-width="0.58cm"/>
    </style:style>
    <style:style style:name="Таблица7.X" style:family="table-column">
      <style:table-column-properties style:column-width="0.363cm"/>
    </style:style>
    <style:style style:name="Таблица7.Y" style:family="table-column">
      <style:table-column-properties style:column-width="0.31cm"/>
    </style:style>
    <style:style style:name="Таблица7.Z" style:family="table-column">
      <style:table-column-properties style:column-width="0.12cm"/>
    </style:style>
    <style:style style:name="Таблица7.a" style:family="table-column">
      <style:table-column-properties style:column-width="0.291cm"/>
    </style:style>
    <style:style style:name="Таблица7.b" style:family="table-column">
      <style:table-column-properties style:column-width="0.871cm"/>
    </style:style>
    <style:style style:name="Таблица7.1" style:family="table-row">
      <style:table-row-properties style:row-height="0.436cm" fo:keep-together="auto"/>
    </style:style>
    <style:style style:name="Таблица7.A1" style:family="table-cell">
      <style:table-cell-properties fo:background-color="#ffffff" fo:padding="0cm" fo:border-left="none" fo:border-right="0.05pt solid #000001" fo:border-top="none" fo:border-bottom="none">
        <style:background-image/>
      </style:table-cell-properties>
    </style:style>
    <style:style style:name="Таблица7.N1" style:family="table-cell">
      <style:table-cell-properties fo:background-color="#ffffff" fo:padding="0cm" fo:border-left="0.5pt solid #000001" fo:border-right="none" fo:border-top="0.5pt solid #000001" fo:border-bottom="0.5pt solid #000001">
        <style:background-image/>
      </style:table-cell-properties>
    </style:style>
    <style:style style:name="Таблица7.Z1" style:family="table-cell">
      <style:table-cell-properties fo:background-color="#ffffff" fo:padding="0cm" fo:border="0.5pt solid #000001">
        <style:background-image/>
      </style:table-cell-properties>
    </style:style>
    <style:style style:name="Таблица7.F2" style:family="table-cell">
      <style:table-cell-properties fo:background-color="#ffffff" fo:padding="0cm" fo:border-left="0.05pt solid #000001" fo:border-right="0.05pt solid #000001" fo:border-top="none" fo:border-bottom="none">
        <style:background-image/>
      </style:table-cell-properties>
    </style:style>
    <style:style style:name="Таблица7.N2" style:family="table-cell">
      <style:table-cell-properties fo:background-color="#ffffff" fo:padding="0cm" fo:border-left="0.5pt solid #000001" fo:border-right="none" fo:border-top="none" fo:border-bottom="0.5pt solid #000001">
        <style:background-image/>
      </style:table-cell-properties>
    </style:style>
    <style:style style:name="Таблица7.Z2" style:family="table-cell">
      <style:table-cell-properties fo:background-color="#ffffff" fo:padding="0cm" fo:border-left="0.5pt solid #000001" fo:border-right="0.5pt solid #000001" fo:border-top="none" fo:border-bottom="0.5pt solid #000001">
        <style:background-image/>
      </style:table-cell-properties>
    </style:style>
    <style:style style:name="Таблица7.F4" style:family="table-cell">
      <style:table-cell-properties fo:background-color="#ffffff" fo:padding="0cm" fo:border-left="0.05pt solid #000001" fo:border-right="0.05pt solid #000001" fo:border-top="none" fo:border-bottom="0.05pt solid #000001">
        <style:background-image/>
      </style:table-cell-properties>
    </style:style>
    <style:style style:name="Таблица7.5" style:family="table-row">
      <style:table-row-properties style:row-height="1cm" fo:keep-together="auto"/>
    </style:style>
    <style:style style:name="Таблица7.O5" style:family="table-cell">
      <style:table-cell-properties style:vertical-align="middle" fo:background-color="#ffffff" fo:padding="0cm" fo:border-left="0.5pt solid #000001" fo:border-right="none" fo:border-top="0.5pt solid #000001" fo:border-bottom="0.5pt solid #000001">
        <style:background-image/>
      </style:table-cell-properties>
    </style:style>
    <style:style style:name="Таблица7.a5" style:family="table-cell">
      <style:table-cell-properties style:vertical-align="middle" fo:background-color="#ffffff" fo:padding="0cm" fo:border="0.5pt solid #000001">
        <style:background-image/>
      </style:table-cell-properties>
    </style:style>
    <style:style style:name="Таблица7.6" style:family="table-row">
      <style:table-row-properties style:row-height="1.058cm" fo:keep-together="auto"/>
    </style:style>
    <style:style style:name="Таблица7.A6" style:family="table-cell">
      <style:table-cell-properties fo:background-color="#ffffff" fo:padding="0cm" fo:border-left="0.5pt solid #000001" fo:border-right="none" fo:border-top="0.5pt solid #000001" fo:border-bottom="none">
        <style:background-image/>
      </style:table-cell-properties>
    </style:style>
    <style:style style:name="Таблица7.J6" style:family="table-cell">
      <style:table-cell-properties style:vertical-align="middle" fo:background-color="#ffffff" fo:padding="0cm" fo:border-left="1pt solid #000001" fo:border-right="none" fo:border-top="1pt solid #000001" fo:border-bottom="1pt solid #000001">
        <style:background-image/>
      </style:table-cell-properties>
    </style:style>
    <style:style style:name="Таблица7.T6" style:family="table-cell">
      <style:table-cell-properties style:vertical-align="middle" fo:background-color="#ffffff" fo:padding="0cm" fo:border="1pt solid #000001">
        <style:background-image/>
      </style:table-cell-properties>
    </style:style>
    <style:style style:name="Таблица7.7" style:family="table-row">
      <style:table-row-properties style:row-height="0.882cm" fo:keep-together="auto"/>
    </style:style>
    <style:style style:name="Таблица7.A7" style:family="table-cell">
      <style:table-cell-properties fo:background-color="#ffffff" fo:padding="0cm" fo:border-left="0.5pt solid #000001" fo:border-right="none" fo:border-top="0.5pt solid #000001" fo:border-bottom="none">
        <style:background-image/>
      </style:table-cell-properties>
    </style:style>
    <style:style style:name="Таблица7.H7" style:family="table-cell">
      <style:table-cell-properties fo:background-color="#ffffff" fo:padding="0cm" fo:border-left="0.5pt solid #000001" fo:border-right="none" fo:border-top="none" fo:border-bottom="none">
        <style:background-image/>
      </style:table-cell-properties>
    </style:style>
    <style:style style:name="Таблица7.I7" style:family="table-cell">
      <style:table-cell-properties style:vertical-align="middle" fo:background-color="#ffffff" fo:padding="0cm" fo:border-left="0.5pt solid #000001" fo:border-right="none" fo:border-top="none" fo:border-bottom="none">
        <style:background-image/>
      </style:table-cell-properties>
    </style:style>
    <style:style style:name="Таблица7.b7" style:family="table-cell">
      <style:table-cell-properties style:vertical-align="middle" fo:background-color="#ffffff" fo:padding="0cm" fo:border-left="0.5pt solid #000001" fo:border-right="0.5pt solid #000001" fo:border-top="none" fo:border-bottom="none">
        <style:background-image/>
      </style:table-cell-properties>
    </style:style>
    <style:style style:name="Таблица7.8" style:family="table-row">
      <style:table-row-properties style:min-row-height="3.083cm" fo:keep-together="auto"/>
    </style:style>
    <style:style style:name="Таблица7.A8" style:family="table-cell">
      <style:table-cell-properties fo:background-color="#ffffff" fo:padding="0cm" fo:border-left="0.5pt solid #000001" fo:border-right="none" fo:border-top="0.5pt solid #000001" fo:border-bottom="none">
        <style:background-image/>
      </style:table-cell-properties>
    </style:style>
    <style:style style:name="Таблица7.H8" style:family="table-cell">
      <style:table-cell-properties fo:background-color="#ffffff" fo:padding="0cm" fo:border-left="none" fo:border-right="none" fo:border-top="0.5pt solid #000001" fo:border-bottom="none">
        <style:background-image/>
      </style:table-cell-properties>
    </style:style>
    <style:style style:name="Таблица7.K8" style:family="table-cell">
      <style:table-cell-properties fo:background-color="#ffffff" fo:padding="0cm" fo:border-left="none" fo:border-right="0.5pt solid #000001" fo:border-top="0.5pt solid #000001" fo:border-bottom="none">
        <style:background-image/>
      </style:table-cell-properties>
    </style:style>
    <style:style style:name="Таблица7.9" style:family="table-row">
      <style:table-row-properties style:row-height="2.459cm" fo:keep-together="auto"/>
    </style:style>
    <style:style style:name="Таблица7.A9" style:family="table-cell">
      <style:table-cell-properties fo:background-color="#ffffff" fo:padding="0cm" fo:border-left="0.5pt solid #000001" fo:border-right="0.5pt solid #000001" fo:border-top="none" fo:border-bottom="none">
        <style:background-image/>
      </style:table-cell-properties>
    </style:style>
    <style:style style:name="Таблица7.10" style:family="table-row">
      <style:table-row-properties style:row-height="7.043cm" fo:keep-together="auto"/>
    </style:style>
    <style:style style:name="Таблица7.E10" style:family="table-cell">
      <style:table-cell-properties fo:background-color="#ffffff" fo:padding="0cm" fo:border-left="none" fo:border-right="none" fo:border-top="none" fo:border-bottom="0.5pt solid #000001">
        <style:background-image/>
      </style:table-cell-properties>
    </style:style>
    <style:style style:name="Таблица7.G10" style:family="table-cell">
      <style:table-cell-properties fo:background-color="#ffffff" fo:padding="0cm" fo:border-left="none" fo:border-right="none" fo:border-top="none" fo:border-bottom="0.5pt solid #000001">
        <style:background-image/>
      </style:table-cell-properties>
    </style:style>
    <style:style style:name="Таблица7.J10" style:family="table-cell">
      <style:table-cell-properties fo:background-color="#ffffff" fo:padding="0cm" fo:border-left="none" fo:border-right="none" fo:border-top="none" fo:border-bottom="0.5pt solid #000001">
        <style:background-image/>
      </style:table-cell-properties>
    </style:style>
    <style:style style:name="Таблица7.M10" style:family="table-cell">
      <style:table-cell-properties fo:background-color="#ffffff" fo:padding="0cm" fo:border-left="none" fo:border-right="none" fo:border-top="none" fo:border-bottom="0.5pt solid #000001">
        <style:background-image/>
      </style:table-cell-properties>
    </style:style>
    <style:style style:name="Таблица7.S10" style:family="table-cell">
      <style:table-cell-properties fo:background-color="#ffffff" fo:padding="0cm" fo:border-left="none" fo:border-right="0.5pt solid #000001" fo:border-top="none" fo:border-bottom="0.5pt solid #000001">
        <style:background-image/>
      </style:table-cell-properties>
    </style:style>
    <style:style style:name="Таблица7.11" style:family="table-row">
      <style:table-row-properties style:row-height="1.007cm" fo:keep-together="auto"/>
    </style:style>
    <style:style style:name="Таблица7.A11" style:family="table-cell">
      <style:table-cell-properties style:vertical-align="middle" fo:background-color="#ffffff" fo:padding="0cm" fo:border-left="0.5pt solid #000001" fo:border-right="none" fo:border-top="1pt solid #000001" fo:border-bottom="0.05pt solid #000001">
        <style:background-image/>
      </style:table-cell-properties>
    </style:style>
    <style:style style:name="Таблица7.C11" style:family="table-cell">
      <style:table-cell-properties fo:background-color="#ffffff" fo:padding="0cm" fo:border-left="0.05pt solid #000001" fo:border-right="none" fo:border-top="1pt solid #000001" fo:border-bottom="0.05pt solid #000001">
        <style:background-image/>
      </style:table-cell-properties>
    </style:style>
    <style:style style:name="Таблица7.Q11" style:family="table-cell">
      <style:table-cell-properties fo:background-color="#ffffff" fo:padding="0cm" fo:border-left="0.05pt solid #000001" fo:border-right="none" fo:border-top="1pt solid #000001" fo:border-bottom="0.05pt solid #000001">
        <style:background-image/>
      </style:table-cell-properties>
    </style:style>
    <style:style style:name="Таблица7.Y11" style:family="table-cell">
      <style:table-cell-properties fo:background-color="#ffffff" fo:padding="0cm" fo:border-left="0.05pt solid #000001" fo:border-right="0.5pt solid #000001" fo:border-top="1pt solid #000001" fo:border-bottom="0.05pt solid #000001">
        <style:background-image/>
      </style:table-cell-properties>
    </style:style>
    <style:style style:name="Таблица11" style:family="table">
      <style:table-properties style:width="27.896cm" fo:margin-left="0.219cm" table:align="left" style:writing-mode="lr-tb"/>
    </style:style>
    <style:style style:name="Таблица11.A" style:family="table-column">
      <style:table-column-properties style:column-width="1.812cm"/>
    </style:style>
    <style:style style:name="Таблица11.B" style:family="table-column">
      <style:table-column-properties style:column-width="0.46cm"/>
    </style:style>
    <style:style style:name="Таблица11.C" style:family="table-column">
      <style:table-column-properties style:column-width="1.496cm"/>
    </style:style>
    <style:style style:name="Таблица11.D" style:family="table-column">
      <style:table-column-properties style:column-width="2.013cm"/>
    </style:style>
    <style:style style:name="Таблица11.E" style:family="table-column">
      <style:table-column-properties style:column-width="0.231cm"/>
    </style:style>
    <style:style style:name="Таблица11.F" style:family="table-column">
      <style:table-column-properties style:column-width="1.064cm"/>
    </style:style>
    <style:style style:name="Таблица11.G" style:family="table-column">
      <style:table-column-properties style:column-width="0.69cm"/>
    </style:style>
    <style:style style:name="Таблица11.H" style:family="table-column">
      <style:table-column-properties style:column-width="1.524cm"/>
    </style:style>
    <style:style style:name="Таблица11.I" style:family="table-column">
      <style:table-column-properties style:column-width="1.18cm"/>
    </style:style>
    <style:style style:name="Таблица11.J" style:family="table-column">
      <style:table-column-properties style:column-width="0.316cm"/>
    </style:style>
    <style:style style:name="Таблица11.K" style:family="table-column">
      <style:table-column-properties style:column-width="0.547cm"/>
    </style:style>
    <style:style style:name="Таблица11.L" style:family="table-column">
      <style:table-column-properties style:column-width="0.834cm"/>
    </style:style>
    <style:style style:name="Таблица11.M" style:family="table-column">
      <style:table-column-properties style:column-width="1.265cm"/>
    </style:style>
    <style:style style:name="Таблица11.N" style:family="table-column">
      <style:table-column-properties style:column-width="0.086cm"/>
    </style:style>
    <style:style style:name="Таблица11.O" style:family="table-column">
      <style:table-column-properties style:column-width="2.214cm"/>
    </style:style>
    <style:style style:name="Таблица11.P" style:family="table-column">
      <style:table-column-properties style:column-width="2.101cm"/>
    </style:style>
    <style:style style:name="Таблица11.Q" style:family="table-column">
      <style:table-column-properties style:column-width="0.718cm"/>
    </style:style>
    <style:style style:name="Таблица11.R" style:family="table-column">
      <style:table-column-properties style:column-width="0.778cm"/>
    </style:style>
    <style:style style:name="Таблица11.S" style:family="table-column">
      <style:table-column-properties style:column-width="0.459cm"/>
    </style:style>
    <style:style style:name="Таблица11.U" style:family="table-column">
      <style:table-column-properties style:column-width="1.409cm"/>
    </style:style>
    <style:style style:name="Таблица11.V" style:family="table-column">
      <style:table-column-properties style:column-width="0.748cm"/>
    </style:style>
    <style:style style:name="Таблица11.W" style:family="table-column">
      <style:table-column-properties style:column-width="0.259cm"/>
    </style:style>
    <style:style style:name="Таблица11.X" style:family="table-column">
      <style:table-column-properties style:column-width="1.15cm"/>
    </style:style>
    <style:style style:name="Таблица11.Y" style:family="table-column">
      <style:table-column-properties style:column-width="0.288cm"/>
    </style:style>
    <style:style style:name="Таблица11.Z" style:family="table-column">
      <style:table-column-properties style:column-width="0.058cm"/>
    </style:style>
    <style:style style:name="Таблица11.a" style:family="table-column">
      <style:table-column-properties style:column-width="1.12cm"/>
    </style:style>
    <style:style style:name="Таблица11.b" style:family="table-column">
      <style:table-column-properties style:column-width="0.577cm"/>
    </style:style>
    <style:style style:name="Таблица11.c" style:family="table-column">
      <style:table-column-properties style:column-width="0.056cm"/>
    </style:style>
    <style:style style:name="Таблица11.d" style:family="table-column">
      <style:table-column-properties style:column-width="0.575cm"/>
    </style:style>
    <style:style style:name="Таблица11.e" style:family="table-column">
      <style:table-column-properties style:column-width="1.035cm"/>
    </style:style>
    <style:style style:name="Таблица11.1" style:family="table-row">
      <style:table-row-properties style:row-height="0.436cm" fo:keep-together="auto"/>
    </style:style>
    <style:style style:name="Таблица11.A1" style:family="table-cell">
      <style:table-cell-properties fo:padding="0cm" fo:border="none"/>
    </style:style>
    <style:style style:name="Таблица11.S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1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1.G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Таблица11.L2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1.G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1.5" style:family="table-row">
      <style:table-row-properties style:row-height="0.9cm" fo:keep-together="auto"/>
    </style:style>
    <style:style style:name="Таблица11.T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1.d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1.6" style:family="table-row">
      <style:table-row-properties style:row-height="0.425cm" fo:keep-together="auto"/>
    </style:style>
    <style:style style:name="Таблица11.O6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Таблица11.R6" style:family="table-cell">
      <style:table-cell-properties style:vertical-align="middle" fo:padding-left="0.191cm" fo:padding-right="0.191cm" fo:padding-top="0cm" fo:padding-bottom="0cm" fo:border-left="0.5pt solid #000000" fo:border-right="none" fo:border-top="1pt solid #000000" fo:border-bottom="1pt solid #000000" style:writing-mode="lr-tb"/>
    </style:style>
    <style:style style:name="Таблица11.X6" style:family="table-cell">
      <style:table-cell-properties style:vertical-align="middle" fo:padding-left="0.191cm" fo:padding-right="0.191cm" fo:padding-top="0cm" fo:padding-bottom="0cm" fo:border-left="0.5pt solid #000000" fo:border-right="1pt solid #000000" fo:border-top="1pt solid #000000" fo:border-bottom="1pt solid #000000" style:writing-mode="lr-tb"/>
    </style:style>
    <style:style style:name="Таблица11.9" style:family="table-row">
      <style:table-row-properties style:row-height="0.478cm" fo:keep-together="auto"/>
    </style:style>
    <style:style style:name="Таблица11.I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Таблица11.J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Таблица11.11" style:family="table-row">
      <style:table-row-properties style:row-height="0.776cm" fo:keep-together="auto"/>
    </style:style>
    <style:style style:name="Таблица11.A11" style:family="table-cell">
      <style:table-cell-properties style:vertical-align="bottom"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Таблица11.12" style:family="table-row">
      <style:table-row-properties style:row-height="0.758cm" fo:keep-together="auto"/>
    </style:style>
    <style:style style:name="Таблица11.A12" style:family="table-cell">
      <style:table-cell-properties style:vertical-align="middle" fo:padding="0cm" fo:border="0.5pt solid #000000" style:writing-mode="lr-tb"/>
    </style:style>
    <style:style style:name="Таблица11.28" style:family="table-row">
      <style:table-row-properties style:row-height="0.801cm" fo:keep-together="auto"/>
    </style:style>
    <style:style style:name="Таблица11.A28" style:family="table-cell">
      <style:table-cell-properties style:vertical-align="middle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11.c28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51" style:family="table">
      <style:table-properties style:width="28.506cm" fo:margin-left="0.191cm" fo:margin-top="0cm" fo:margin-bottom="0cm" table:align="left" table:border-model="collapsing"/>
    </style:style>
    <style:style style:name="Таблица51.A" style:family="table-column">
      <style:table-column-properties style:column-width="1.824cm"/>
    </style:style>
    <style:style style:name="Таблица51.B" style:family="table-column">
      <style:table-column-properties style:column-width="2.163cm"/>
    </style:style>
    <style:style style:name="Таблица51.C" style:family="table-column">
      <style:table-column-properties style:column-width="2.021cm"/>
    </style:style>
    <style:style style:name="Таблица51.D" style:family="table-column">
      <style:table-column-properties style:column-width="1.607cm"/>
    </style:style>
    <style:style style:name="Таблица51.E" style:family="table-column">
      <style:table-column-properties style:column-width="4.21cm"/>
    </style:style>
    <style:style style:name="Таблица51.F" style:family="table-column">
      <style:table-column-properties style:column-width="0.794cm"/>
    </style:style>
    <style:style style:name="Таблица51.G" style:family="table-column">
      <style:table-column-properties style:column-width="7.92cm"/>
    </style:style>
    <style:style style:name="Таблица51.H" style:family="table-column">
      <style:table-column-properties style:column-width="7.967cm"/>
    </style:style>
    <style:style style:name="Таблица51.1" style:family="table-row">
      <style:table-row-properties style:row-height="0.459cm" fo:keep-together="always"/>
    </style:style>
    <style:style style:name="Таблица51.A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 fo:border-=".018cm solid #000000"/>
    </style:style>
    <style:style style:name="Таблица51.D1" style:family="table-cell">
      <style:table-cell-properties fo:padding-left="0.191cm" fo:padding-right="0.191cm" fo:padding-top="0cm" fo:padding-bottom="0cm" fo:border="0.5pt solid #000000"/>
    </style:style>
    <style:style style:name="Таблица51.E1" style:family="table-cell">
      <style:table-cell-properties fo:padding-left="0.191cm" fo:padding-right="0.191cm" fo:padding-top="0cm" fo:padding-bottom="0cm" fo:border-left="0.5pt solid #000000" fo:border-right="none" fo:border-top="none" fo:border-bottom="none"/>
    </style:style>
    <style:style style:name="Таблица51.F1" style:family="table-cell">
      <style:table-cell-properties fo:padding-left="0.191cm" fo:padding-right="0.191cm" fo:padding-top="0cm" fo:padding-bottom="0cm" fo:border="none"/>
    </style:style>
    <style:style style:name="Таблица51.H1" style:family="table-cell">
      <style:table-cell-properties fo:padding-left="0.191cm" fo:padding-right="0.191cm" fo:padding-top="0cm" fo:padding-bottom="0cm" fo:border="none"/>
    </style:style>
    <style:style style:name="Таблица51.D2" style:family="table-cell">
      <style:table-cell-properties fo:padding-left="0.191cm" fo:padding-right="0.191cm" fo:padding-top="0cm" fo:padding-bottom="0cm" fo:border="0.5pt solid #000000"/>
    </style:style>
    <style:style style:name="Таблица51.E2" style:family="table-cell">
      <style:table-cell-properties fo:padding-left="0.191cm" fo:padding-right="0.191cm" fo:padding-top="0cm" fo:padding-bottom="0cm" fo:border-left="0.5pt solid #000000" fo:border-right="none" fo:border-top="none" fo:border-bottom="none"/>
    </style:style>
    <style:style style:name="Таблица51.G2" style:family="table-cell">
      <style:table-cell-properties fo:padding-left="0.191cm" fo:padding-right="0.191cm" fo:padding-top="0cm" fo:padding-bottom="0cm" fo:border="none"/>
    </style:style>
    <style:style style:name="Таблица51.E3" style:family="table-cell">
      <style:table-cell-properties fo:padding-left="0.191cm" fo:padding-right="0.191cm" fo:padding-top="0cm" fo:padding-bottom="0cm" fo:border-left="0.5pt solid #000000" fo:border-right="none" fo:border-top="none" fo:border-bottom="none"/>
    </style:style>
    <style:style style:name="Таблица51.G3" style:family="table-cell">
      <style:table-cell-properties fo:padding-left="0.191cm" fo:padding-right="0.191cm" fo:padding-top="0cm" fo:padding-bottom="0cm" fo:border="none"/>
    </style:style>
    <style:style style:name="Таблица52" style:family="table">
      <style:table-properties style:width="28.414cm" fo:margin-left="0.191cm" fo:margin-top="0cm" fo:margin-bottom="0cm" table:align="left" table:border-model="collapsing"/>
    </style:style>
    <style:style style:name="Таблица52.A" style:family="table-column">
      <style:table-column-properties style:column-width="0.917cm"/>
    </style:style>
    <style:style style:name="Таблица52.B" style:family="table-column">
      <style:table-column-properties style:column-width="1.376cm"/>
    </style:style>
    <style:style style:name="Таблица52.C" style:family="table-column">
      <style:table-column-properties style:column-width="1.614cm"/>
    </style:style>
    <style:style style:name="Таблица52.D" style:family="table-column">
      <style:table-column-properties style:column-width="2.371cm"/>
    </style:style>
    <style:style style:name="Таблица52.E" style:family="table-column">
      <style:table-column-properties style:column-width="2.101cm"/>
    </style:style>
    <style:style style:name="Таблица52.F" style:family="table-column">
      <style:table-column-properties style:column-width="1.528cm"/>
    </style:style>
    <style:style style:name="Таблица52.G" style:family="table-column">
      <style:table-column-properties style:column-width="1.032cm"/>
    </style:style>
    <style:style style:name="Таблица52.H" style:family="table-column">
      <style:table-column-properties style:column-width="1.071cm"/>
    </style:style>
    <style:style style:name="Таблица52.I" style:family="table-column">
      <style:table-column-properties style:column-width="2.365cm"/>
    </style:style>
    <style:style style:name="Таблица52.J" style:family="table-column">
      <style:table-column-properties style:column-width="2.062cm"/>
    </style:style>
    <style:style style:name="Таблица52.K" style:family="table-column">
      <style:table-column-properties style:column-width="0.42cm"/>
    </style:style>
    <style:style style:name="Таблица52.L" style:family="table-column">
      <style:table-column-properties style:column-width="1.147cm"/>
    </style:style>
    <style:style style:name="Таблица52.M" style:family="table-column">
      <style:table-column-properties style:column-width="4.32cm"/>
    </style:style>
    <style:style style:name="Таблица52.N" style:family="table-column">
      <style:table-column-properties style:column-width="1.568cm"/>
    </style:style>
    <style:style style:name="Таблица52.O" style:family="table-column">
      <style:table-column-properties style:column-width="3.106cm"/>
    </style:style>
    <style:style style:name="Таблица52.P" style:family="table-column">
      <style:table-column-properties style:column-width="1.418cm"/>
    </style:style>
    <style:style style:name="Таблица52.1" style:family="table-row">
      <style:table-row-properties style:row-height="0.499cm" fo:keep-together="always"/>
    </style:style>
    <style:style style:name="Таблица52.A1" style:family="table-cell">
      <style:table-cell-properties style:vertical-align="middle" fo:padding="0cm" fo:border-left="0.05pt solid #000000" fo:border-right="0.5pt solid #000000" fo:border-top="0.5pt solid #000000" fo:border-bottom="none" fo:border-=".018cm solid #000000"/>
    </style:style>
    <style:style style:name="Таблица52.L1" style:family="table-cell">
      <style:table-cell-properties style:vertical-align="middle" fo:padding="0cm" fo:border-left="0.5pt solid #000000" fo:border-right="0.5pt solid #000000" fo:border-top="0.5pt solid #000000" fo:border-bottom="none" fo:border-=".018cm solid #000000"/>
    </style:style>
    <style:style style:name="Таблица52.N1" style:family="table-cell">
      <style:table-cell-properties style:vertical-align="middle" fo:padding="0cm" fo:border-left="0.5pt solid #000000" fo:border-right="0.5pt solid #000000" fo:border-top="0.5pt solid #000000" fo:border-bottom="1pt solid #000000"/>
    </style:style>
    <style:style style:name="Таблица52.P1" style:family="table-cell">
      <style:table-cell-properties style:vertical-align="middle" fo:padding="0cm" fo:border-left="0.5pt solid #000000" fo:border-right="0.5pt solid #000000" fo:border-top="0.5pt solid #000000" fo:border-bottom="1pt solid #000000"/>
    </style:style>
    <style:style style:name="Таблица52.A2" style:family="table-cell">
      <style:table-cell-properties style:vertical-align="middle" fo:padding="0cm" fo:border="0.05pt solid #000000" fo:border-=".018cm solid #000000"/>
    </style:style>
    <style:style style:name="Таблица52.3" style:family="table-row">
      <style:table-row-properties style:row-height="0.459cm" fo:keep-together="always"/>
    </style:style>
    <style:style style:name="Таблица52.J3" style:family="table-cell">
      <style:table-cell-properties style:vertical-align="middle" fo:padding="0cm" fo:border="0.5pt solid #000000"/>
    </style:style>
    <style:style style:name="Таблица52.K3" style:family="table-cell">
      <style:table-cell-properties style:vertical-align="middle" fo:padding="0cm" fo:border-left="0.5pt solid #000000" fo:border-right="1pt solid #000000" fo:border-top="0.5pt solid #000000" fo:border-bottom="0.5pt solid #000000"/>
    </style:style>
    <style:style style:name="Таблица52.M3" style:family="table-cell">
      <style:table-cell-properties style:vertical-align="middle" fo:padding="0cm" fo:border-left="1pt solid #000000" fo:border-right="0.5pt solid #000000" fo:border-top="1pt solid #000000" fo:border-bottom="1pt solid #000000" fo:border-=".018cm solid #000000"/>
    </style:style>
    <style:style style:name="Таблица52.O3" style:family="table-cell">
      <style:table-cell-properties style:vertical-align="middle" fo:padding="0cm" fo:border-left="0.5pt solid #000000" fo:border-right="1pt solid #000000" fo:border-top="1pt solid #000000" fo:border-bottom="1pt solid #000000" fo:border-=".018cm solid #000000"/>
    </style:style>
    <style:style style:name="Таблица52.B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52.C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52.D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52.E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52.F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52.G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52.H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52.I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52.J4" style:family="table-cell">
      <style:table-cell-properties fo:padding="0cm" fo:border="0.5pt solid #000000"/>
    </style:style>
    <style:style style:name="Таблица52.K4" style:family="table-cell">
      <style:table-cell-properties fo:padding="0cm" fo:border-left="0.5pt solid #000000" fo:border-right="1pt solid #000000" fo:border-top="0.5pt solid #000000" fo:border-bottom="0.5pt solid #000000"/>
    </style:style>
    <style:style style:name="Таблица52.B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52.C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52.D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52.E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52.F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52.G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52.H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52.I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52.J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52.K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53" style:family="table">
      <style:table-properties style:width="28.45cm" fo:margin-left="0.228cm" fo:margin-top="0cm" fo:margin-bottom="0cm" table:align="left" table:border-model="collapsing"/>
    </style:style>
    <style:style style:name="Таблица53.A" style:family="table-column">
      <style:table-column-properties style:column-width="1.434cm"/>
    </style:style>
    <style:style style:name="Таблица53.B" style:family="table-column">
      <style:table-column-properties style:column-width="10.34cm"/>
    </style:style>
    <style:style style:name="Таблица53.C" style:family="table-column">
      <style:table-column-properties style:column-width="2.184cm"/>
    </style:style>
    <style:style style:name="Таблица53.D" style:family="table-column">
      <style:table-column-properties style:column-width="6.703cm"/>
    </style:style>
    <style:style style:name="Таблица53.E" style:family="table-column">
      <style:table-column-properties style:column-width="2.491cm"/>
    </style:style>
    <style:style style:name="Таблица53.F" style:family="table-column">
      <style:table-column-properties style:column-width="0.309cm"/>
    </style:style>
    <style:style style:name="Таблица53.G" style:family="table-column">
      <style:table-column-properties style:column-width="2.096cm"/>
    </style:style>
    <style:style style:name="Таблица53.H" style:family="table-column">
      <style:table-column-properties style:column-width="1.3cm"/>
    </style:style>
    <style:style style:name="Таблица53.I" style:family="table-column">
      <style:table-column-properties style:column-width="1.595cm"/>
    </style:style>
    <style:style style:name="Таблица53.1" style:family="table-row">
      <style:table-row-properties style:min-row-height="1.422cm" fo:keep-together="always"/>
    </style:style>
    <style:style style:name="Таблица53.A1" style:family="table-cell">
      <style:table-cell-properties style:vertical-align="" fo:padding="0cm" fo:border-left="0.05pt solid #000000" fo:border-right="none" fo:border-top="0.5pt solid #000000" fo:border-bottom="0.5pt solid #000000"/>
    </style:style>
    <style:style style:name="Таблица53.H1" style:family="table-cell">
      <style:table-cell-properties style:vertical-align="" fo:padding="0cm" fo:border-left="0.05pt solid #000000" fo:border-right="0.5pt solid #000000" fo:border-top="0.5pt solid #000000" fo:border-bottom="0.5pt solid #000000"/>
    </style:style>
    <style:style style:name="Таблица53.A2" style:family="table-cell">
      <style:table-cell-properties style:vertical-align="" fo:padding="0cm" fo:border-left="0.05pt solid #000000" fo:border-right="none" fo:border-top="none" fo:border-bottom="0.5pt solid #000000"/>
    </style:style>
    <style:style style:name="Таблица53.3" style:family="table-row">
      <style:table-row-properties style:min-row-height="0.711cm" fo:keep-together="always"/>
    </style:style>
    <style:style style:name="Таблица53.A3" style:family="table-cell">
      <style:table-cell-properties style:vertical-align="middle" fo:padding="0cm" fo:border-left="0.05pt solid #000000" fo:border-right="none" fo:border-top="none" fo:border-bottom="0.5pt solid #000000"/>
    </style:style>
    <style:style style:name="Таблица53.H3" style:family="table-cell">
      <style:table-cell-properties style:vertical-align="middle" fo:padding="0cm" fo:border-left="0.05pt solid #000000" fo:border-right="0.5pt solid #000000" fo:border-top="none" fo:border-bottom="0.5pt solid #000000"/>
    </style:style>
    <style:style style:name="Таблица53.18" style:family="table-row">
      <style:table-row-properties style:row-height="0.9cm" fo:keep-together="always"/>
    </style:style>
    <style:style style:name="Таблица53.A18" style:family="table-cell">
      <style:table-cell-properties style:vertical-align="middle" fo:padding="0cm" fo:border-left="0.05pt solid #000000" fo:border-right="0.5pt solid #000000" fo:border-top="1pt solid #000000" fo:border-bottom="0.05pt solid #000000"/>
    </style:style>
    <style:style style:name="Таблица53.B18" style:family="table-cell">
      <style:table-cell-properties style:vertical-align="middle" fo:padding="0cm" fo:border-left="0.5pt solid #000000" fo:border-right="none" fo:border-top="1pt solid #000000" fo:border-bottom="0.05pt solid #000000"/>
    </style:style>
    <style:style style:name="Таблица53.I18" style:family="table-cell">
      <style:table-cell-properties style:vertical-align="middle" fo:padding="0cm" fo:border-left="0.5pt solid #000000" fo:border-right="0.5pt solid #000000" fo:border-top="1pt solid #000000" fo:border-bottom="0.05pt solid #000000"/>
    </style:style>
    <style:style style:name="Таблица97" style:family="table">
      <style:table-properties style:width="28.506cm" fo:margin-left="0.191cm" fo:margin-top="0cm" fo:margin-bottom="0cm" table:align="left" table:border-model="collapsing"/>
    </style:style>
    <style:style style:name="Таблица97.A" style:family="table-column">
      <style:table-column-properties style:column-width="1.824cm"/>
    </style:style>
    <style:style style:name="Таблица97.B" style:family="table-column">
      <style:table-column-properties style:column-width="2.163cm"/>
    </style:style>
    <style:style style:name="Таблица97.C" style:family="table-column">
      <style:table-column-properties style:column-width="2.021cm"/>
    </style:style>
    <style:style style:name="Таблица97.D" style:family="table-column">
      <style:table-column-properties style:column-width="1.607cm"/>
    </style:style>
    <style:style style:name="Таблица97.E" style:family="table-column">
      <style:table-column-properties style:column-width="4.21cm"/>
    </style:style>
    <style:style style:name="Таблица97.F" style:family="table-column">
      <style:table-column-properties style:column-width="0.794cm"/>
    </style:style>
    <style:style style:name="Таблица97.G" style:family="table-column">
      <style:table-column-properties style:column-width="7.92cm"/>
    </style:style>
    <style:style style:name="Таблица97.H" style:family="table-column">
      <style:table-column-properties style:column-width="7.967cm"/>
    </style:style>
    <style:style style:name="Таблица97.1" style:family="table-row">
      <style:table-row-properties style:row-height="0.459cm" fo:keep-together="always"/>
    </style:style>
    <style:style style:name="Таблица97.A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 fo:border-=".018cm solid #000000"/>
    </style:style>
    <style:style style:name="Таблица97.D1" style:family="table-cell">
      <style:table-cell-properties fo:padding-left="0.191cm" fo:padding-right="0.191cm" fo:padding-top="0cm" fo:padding-bottom="0cm" fo:border="0.5pt solid #000000"/>
    </style:style>
    <style:style style:name="Таблица97.E1" style:family="table-cell">
      <style:table-cell-properties fo:padding-left="0.191cm" fo:padding-right="0.191cm" fo:padding-top="0cm" fo:padding-bottom="0cm" fo:border-left="0.5pt solid #000000" fo:border-right="none" fo:border-top="none" fo:border-bottom="none"/>
    </style:style>
    <style:style style:name="Таблица97.F1" style:family="table-cell">
      <style:table-cell-properties fo:padding-left="0.191cm" fo:padding-right="0.191cm" fo:padding-top="0cm" fo:padding-bottom="0cm" fo:border="none"/>
    </style:style>
    <style:style style:name="Таблица97.H1" style:family="table-cell">
      <style:table-cell-properties fo:padding-left="0.191cm" fo:padding-right="0.191cm" fo:padding-top="0cm" fo:padding-bottom="0cm" fo:border="none"/>
    </style:style>
    <style:style style:name="Таблица97.D2" style:family="table-cell">
      <style:table-cell-properties fo:padding-left="0.191cm" fo:padding-right="0.191cm" fo:padding-top="0cm" fo:padding-bottom="0cm" fo:border="0.5pt solid #000000"/>
    </style:style>
    <style:style style:name="Таблица97.E2" style:family="table-cell">
      <style:table-cell-properties fo:padding-left="0.191cm" fo:padding-right="0.191cm" fo:padding-top="0cm" fo:padding-bottom="0cm" fo:border-left="0.5pt solid #000000" fo:border-right="none" fo:border-top="none" fo:border-bottom="none"/>
    </style:style>
    <style:style style:name="Таблица97.G2" style:family="table-cell">
      <style:table-cell-properties fo:padding-left="0.191cm" fo:padding-right="0.191cm" fo:padding-top="0cm" fo:padding-bottom="0cm" fo:border="none"/>
    </style:style>
    <style:style style:name="Таблица97.E3" style:family="table-cell">
      <style:table-cell-properties fo:padding-left="0.191cm" fo:padding-right="0.191cm" fo:padding-top="0cm" fo:padding-bottom="0cm" fo:border-left="0.5pt solid #000000" fo:border-right="none" fo:border-top="none" fo:border-bottom="none"/>
    </style:style>
    <style:style style:name="Таблица97.G3" style:family="table-cell">
      <style:table-cell-properties fo:padding-left="0.191cm" fo:padding-right="0.191cm" fo:padding-top="0cm" fo:padding-bottom="0cm" fo:border="none"/>
    </style:style>
    <style:style style:name="Таблица98" style:family="table">
      <style:table-properties style:width="28.287cm" fo:margin-left="0.191cm" fo:margin-top="0cm" fo:margin-bottom="0cm" table:align="left" table:border-model="collapsing"/>
    </style:style>
    <style:style style:name="Таблица98.A" style:family="table-column">
      <style:table-column-properties style:column-width="0.917cm"/>
    </style:style>
    <style:style style:name="Таблица98.B" style:family="table-column">
      <style:table-column-properties style:column-width="1.376cm"/>
    </style:style>
    <style:style style:name="Таблица98.C" style:family="table-column">
      <style:table-column-properties style:column-width="1.614cm"/>
    </style:style>
    <style:style style:name="Таблица98.D" style:family="table-column">
      <style:table-column-properties style:column-width="2.371cm"/>
    </style:style>
    <style:style style:name="Таблица98.E" style:family="table-column">
      <style:table-column-properties style:column-width="2.101cm"/>
    </style:style>
    <style:style style:name="Таблица98.F" style:family="table-column">
      <style:table-column-properties style:column-width="1.528cm"/>
    </style:style>
    <style:style style:name="Таблица98.G" style:family="table-column">
      <style:table-column-properties style:column-width="1.032cm"/>
    </style:style>
    <style:style style:name="Таблица98.H" style:family="table-column">
      <style:table-column-properties style:column-width="1.071cm"/>
    </style:style>
    <style:style style:name="Таблица98.I" style:family="table-column">
      <style:table-column-properties style:column-width="2.365cm"/>
    </style:style>
    <style:style style:name="Таблица98.J" style:family="table-column">
      <style:table-column-properties style:column-width="2.062cm"/>
    </style:style>
    <style:style style:name="Таблица98.K" style:family="table-column">
      <style:table-column-properties style:column-width="0.42cm"/>
    </style:style>
    <style:style style:name="Таблица98.L" style:family="table-column">
      <style:table-column-properties style:column-width="1.147cm"/>
    </style:style>
    <style:style style:name="Таблица98.M" style:family="table-column">
      <style:table-column-properties style:column-width="4.32cm"/>
    </style:style>
    <style:style style:name="Таблица98.N" style:family="table-column">
      <style:table-column-properties style:column-width="1.568cm"/>
    </style:style>
    <style:style style:name="Таблица98.O" style:family="table-column">
      <style:table-column-properties style:column-width="3.106cm"/>
    </style:style>
    <style:style style:name="Таблица98.P" style:family="table-column">
      <style:table-column-properties style:column-width="1.291cm"/>
    </style:style>
    <style:style style:name="Таблица98.1" style:family="table-row">
      <style:table-row-properties style:row-height="0.499cm" fo:keep-together="always"/>
    </style:style>
    <style:style style:name="Таблица98.A1" style:family="table-cell">
      <style:table-cell-properties style:vertical-align="middle" fo:padding="0cm" fo:border-left="0.05pt solid #000000" fo:border-right="0.5pt solid #000000" fo:border-top="0.5pt solid #000000" fo:border-bottom="none" fo:border-=".018cm solid #000000"/>
    </style:style>
    <style:style style:name="Таблица98.L1" style:family="table-cell">
      <style:table-cell-properties style:vertical-align="middle" fo:padding="0cm" fo:border-left="0.5pt solid #000000" fo:border-right="0.5pt solid #000000" fo:border-top="0.5pt solid #000000" fo:border-bottom="none" fo:border-=".018cm solid #000000"/>
    </style:style>
    <style:style style:name="Таблица98.N1" style:family="table-cell">
      <style:table-cell-properties style:vertical-align="middle" fo:padding="0cm" fo:border-left="0.5pt solid #000000" fo:border-right="0.5pt solid #000000" fo:border-top="0.5pt solid #000000" fo:border-bottom="1pt solid #000000"/>
    </style:style>
    <style:style style:name="Таблица98.P1" style:family="table-cell">
      <style:table-cell-properties style:vertical-align="middle" fo:padding="0cm" fo:border-left="0.5pt solid #000000" fo:border-right="0.5pt solid #000000" fo:border-top="0.5pt solid #000000" fo:border-bottom="1pt solid #000000"/>
    </style:style>
    <style:style style:name="Таблица98.A2" style:family="table-cell">
      <style:table-cell-properties style:vertical-align="middle" fo:padding="0cm" fo:border="0.05pt solid #000000" fo:border-=".018cm solid #000000"/>
    </style:style>
    <style:style style:name="Таблица98.3" style:family="table-row">
      <style:table-row-properties style:row-height="0.459cm" fo:keep-together="always"/>
    </style:style>
    <style:style style:name="Таблица98.J3" style:family="table-cell">
      <style:table-cell-properties style:vertical-align="middle" fo:padding="0cm" fo:border="0.5pt solid #000000"/>
    </style:style>
    <style:style style:name="Таблица98.K3" style:family="table-cell">
      <style:table-cell-properties style:vertical-align="middle" fo:padding="0cm" fo:border-left="0.5pt solid #000000" fo:border-right="1pt solid #000000" fo:border-top="0.5pt solid #000000" fo:border-bottom="0.5pt solid #000000"/>
    </style:style>
    <style:style style:name="Таблица98.M3" style:family="table-cell">
      <style:table-cell-properties style:vertical-align="middle" fo:padding="0cm" fo:border-left="1pt solid #000000" fo:border-right="0.5pt solid #000000" fo:border-top="1pt solid #000000" fo:border-bottom="1pt solid #000000" fo:border-=".018cm solid #000000"/>
    </style:style>
    <style:style style:name="Таблица98.O3" style:family="table-cell">
      <style:table-cell-properties style:vertical-align="middle" fo:padding="0cm" fo:border-left="0.5pt solid #000000" fo:border-right="1pt solid #000000" fo:border-top="1pt solid #000000" fo:border-bottom="1pt solid #000000" fo:border-=".018cm solid #000000"/>
    </style:style>
    <style:style style:name="Таблица98.B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98.C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98.D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98.E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98.F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98.G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98.H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98.I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98.J4" style:family="table-cell">
      <style:table-cell-properties fo:padding="0cm" fo:border="0.5pt solid #000000"/>
    </style:style>
    <style:style style:name="Таблица98.K4" style:family="table-cell">
      <style:table-cell-properties fo:padding="0cm" fo:border-left="0.5pt solid #000000" fo:border-right="1pt solid #000000" fo:border-top="0.5pt solid #000000" fo:border-bottom="0.5pt solid #000000"/>
    </style:style>
    <style:style style:name="Таблица98.B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98.C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98.D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98.E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98.F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98.G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98.H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98.I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98.J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98.K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102" style:family="table">
      <style:table-properties style:width="28.287cm" fo:margin-left="0.228cm" fo:margin-top="0cm" fo:margin-bottom="0cm" table:align="left" table:border-model="collapsing"/>
    </style:style>
    <style:style style:name="Таблица102.A" style:family="table-column">
      <style:table-column-properties style:column-width="1.434cm"/>
    </style:style>
    <style:style style:name="Таблица102.B" style:family="table-column">
      <style:table-column-properties style:column-width="10.079cm"/>
    </style:style>
    <style:style style:name="Таблица102.C" style:family="table-column">
      <style:table-column-properties style:column-width="2.279cm"/>
    </style:style>
    <style:style style:name="Таблица102.D" style:family="table-column">
      <style:table-column-properties style:column-width="6.699cm"/>
    </style:style>
    <style:style style:name="Таблица102.E" style:family="table-column">
      <style:table-column-properties style:column-width="2.66cm"/>
    </style:style>
    <style:style style:name="Таблица102.F" style:family="table-column">
      <style:table-column-properties style:column-width="0.155cm"/>
    </style:style>
    <style:style style:name="Таблица102.G" style:family="table-column">
      <style:table-column-properties style:column-width="2.083cm"/>
    </style:style>
    <style:style style:name="Таблица102.H" style:family="table-column">
      <style:table-column-properties style:column-width="1.466cm"/>
    </style:style>
    <style:style style:name="Таблица102.I" style:family="table-column">
      <style:table-column-properties style:column-width="1.432cm"/>
    </style:style>
    <style:style style:name="Таблица102.1" style:family="table-row">
      <style:table-row-properties style:min-row-height="1.422cm" fo:keep-together="always"/>
    </style:style>
    <style:style style:name="Таблица102.A1" style:family="table-cell">
      <style:table-cell-properties style:vertical-align="" fo:padding="0cm" fo:border-left="0.05pt solid #000000" fo:border-right="none" fo:border-top="0.5pt solid #000000" fo:border-bottom="0.5pt solid #000000"/>
    </style:style>
    <style:style style:name="Таблица102.H1" style:family="table-cell">
      <style:table-cell-properties style:vertical-align="" fo:padding="0cm" fo:border-left="0.05pt solid #000000" fo:border-right="0.5pt solid #000000" fo:border-top="0.5pt solid #000000" fo:border-bottom="0.5pt solid #000000"/>
    </style:style>
    <style:style style:name="Таблица102.A2" style:family="table-cell">
      <style:table-cell-properties style:vertical-align="" fo:padding="0cm" fo:border-left="0.05pt solid #000000" fo:border-right="none" fo:border-top="none" fo:border-bottom="0.5pt solid #000000"/>
    </style:style>
    <style:style style:name="Таблица102.3" style:family="table-row">
      <style:table-row-properties style:min-row-height="0.711cm" fo:keep-together="always"/>
    </style:style>
    <style:style style:name="Таблица102.A3" style:family="table-cell">
      <style:table-cell-properties style:vertical-align="middle" fo:padding="0cm" fo:border-left="0.05pt solid #000000" fo:border-right="none" fo:border-top="none" fo:border-bottom="0.5pt solid #000000"/>
    </style:style>
    <style:style style:name="Таблица102.H3" style:family="table-cell">
      <style:table-cell-properties style:vertical-align="middle" fo:padding="0cm" fo:border-left="0.05pt solid #000000" fo:border-right="0.5pt solid #000000" fo:border-top="none" fo:border-bottom="0.5pt solid #000000"/>
    </style:style>
    <style:style style:name="Таблица102.18" style:family="table-row">
      <style:table-row-properties style:row-height="0.9cm" fo:keep-together="always"/>
    </style:style>
    <style:style style:name="Таблица102.A18" style:family="table-cell">
      <style:table-cell-properties style:vertical-align="middle" fo:padding="0cm" fo:border-left="0.05pt solid #000000" fo:border-right="0.5pt solid #000000" fo:border-top="1pt solid #000000" fo:border-bottom="0.05pt solid #000000"/>
    </style:style>
    <style:style style:name="Таблица102.B18" style:family="table-cell">
      <style:table-cell-properties style:vertical-align="middle" fo:padding="0cm" fo:border-left="0.5pt solid #000000" fo:border-right="none" fo:border-top="1pt solid #000000" fo:border-bottom="0.05pt solid #000000"/>
    </style:style>
    <style:style style:name="Таблица102.I18" style:family="table-cell">
      <style:table-cell-properties style:vertical-align="middle" fo:padding="0cm" fo:border-left="0.5pt solid #000000" fo:border-right="0.5pt solid #000000" fo:border-top="1pt solid #000000" fo:border-bottom="0.05pt solid #000000"/>
    </style:style>
    <style:style style:name="Таблица15" style:family="table">
      <style:table-properties style:width="28.506cm" fo:margin-left="0.191cm" fo:margin-top="0cm" fo:margin-bottom="0cm" table:align="left" table:border-model="collapsing"/>
    </style:style>
    <style:style style:name="Таблица15.A" style:family="table-column">
      <style:table-column-properties style:column-width="1.824cm"/>
    </style:style>
    <style:style style:name="Таблица15.B" style:family="table-column">
      <style:table-column-properties style:column-width="2.163cm"/>
    </style:style>
    <style:style style:name="Таблица15.C" style:family="table-column">
      <style:table-column-properties style:column-width="2.021cm"/>
    </style:style>
    <style:style style:name="Таблица15.D" style:family="table-column">
      <style:table-column-properties style:column-width="1.607cm"/>
    </style:style>
    <style:style style:name="Таблица15.E" style:family="table-column">
      <style:table-column-properties style:column-width="4.21cm"/>
    </style:style>
    <style:style style:name="Таблица15.F" style:family="table-column">
      <style:table-column-properties style:column-width="0.794cm"/>
    </style:style>
    <style:style style:name="Таблица15.G" style:family="table-column">
      <style:table-column-properties style:column-width="7.92cm"/>
    </style:style>
    <style:style style:name="Таблица15.H" style:family="table-column">
      <style:table-column-properties style:column-width="7.967cm"/>
    </style:style>
    <style:style style:name="Таблица15.1" style:family="table-row">
      <style:table-row-properties style:row-height="0.459cm" fo:keep-together="always"/>
    </style:style>
    <style:style style:name="Таблица15.A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 fo:border-=".018cm solid #000000"/>
    </style:style>
    <style:style style:name="Таблица15.D1" style:family="table-cell">
      <style:table-cell-properties fo:padding-left="0.191cm" fo:padding-right="0.191cm" fo:padding-top="0cm" fo:padding-bottom="0cm" fo:border="0.5pt solid #000000"/>
    </style:style>
    <style:style style:name="Таблица15.E1" style:family="table-cell">
      <style:table-cell-properties fo:padding-left="0.191cm" fo:padding-right="0.191cm" fo:padding-top="0cm" fo:padding-bottom="0cm" fo:border-left="0.5pt solid #000000" fo:border-right="none" fo:border-top="none" fo:border-bottom="none"/>
    </style:style>
    <style:style style:name="Таблица15.F1" style:family="table-cell">
      <style:table-cell-properties fo:padding-left="0.191cm" fo:padding-right="0.191cm" fo:padding-top="0cm" fo:padding-bottom="0cm" fo:border="none"/>
    </style:style>
    <style:style style:name="Таблица15.H1" style:family="table-cell">
      <style:table-cell-properties fo:padding-left="0.191cm" fo:padding-right="0.191cm" fo:padding-top="0cm" fo:padding-bottom="0cm" fo:border="none"/>
    </style:style>
    <style:style style:name="Таблица15.D2" style:family="table-cell">
      <style:table-cell-properties fo:padding-left="0.191cm" fo:padding-right="0.191cm" fo:padding-top="0cm" fo:padding-bottom="0cm" fo:border="0.5pt solid #000000"/>
    </style:style>
    <style:style style:name="Таблица15.E2" style:family="table-cell">
      <style:table-cell-properties fo:padding-left="0.191cm" fo:padding-right="0.191cm" fo:padding-top="0cm" fo:padding-bottom="0cm" fo:border-left="0.5pt solid #000000" fo:border-right="none" fo:border-top="none" fo:border-bottom="none"/>
    </style:style>
    <style:style style:name="Таблица15.G2" style:family="table-cell">
      <style:table-cell-properties fo:padding-left="0.191cm" fo:padding-right="0.191cm" fo:padding-top="0cm" fo:padding-bottom="0cm" fo:border="none"/>
    </style:style>
    <style:style style:name="Таблица15.E3" style:family="table-cell">
      <style:table-cell-properties fo:padding-left="0.191cm" fo:padding-right="0.191cm" fo:padding-top="0cm" fo:padding-bottom="0cm" fo:border-left="0.5pt solid #000000" fo:border-right="none" fo:border-top="none" fo:border-bottom="none"/>
    </style:style>
    <style:style style:name="Таблица15.G3" style:family="table-cell">
      <style:table-cell-properties fo:padding-left="0.191cm" fo:padding-right="0.191cm" fo:padding-top="0cm" fo:padding-bottom="0cm" fo:border="none"/>
    </style:style>
    <style:style style:name="Таблица16" style:family="table">
      <style:table-properties style:width="28.504cm" fo:margin-left="0.191cm" fo:margin-top="0cm" fo:margin-bottom="0cm" table:align="left" table:border-model="collapsing"/>
    </style:style>
    <style:style style:name="Таблица16.A" style:family="table-column">
      <style:table-column-properties style:column-width="0.917cm"/>
    </style:style>
    <style:style style:name="Таблица16.B" style:family="table-column">
      <style:table-column-properties style:column-width="1.376cm"/>
    </style:style>
    <style:style style:name="Таблица16.C" style:family="table-column">
      <style:table-column-properties style:column-width="1.614cm"/>
    </style:style>
    <style:style style:name="Таблица16.D" style:family="table-column">
      <style:table-column-properties style:column-width="2.371cm"/>
    </style:style>
    <style:style style:name="Таблица16.E" style:family="table-column">
      <style:table-column-properties style:column-width="2.101cm"/>
    </style:style>
    <style:style style:name="Таблица16.F" style:family="table-column">
      <style:table-column-properties style:column-width="1.528cm"/>
    </style:style>
    <style:style style:name="Таблица16.G" style:family="table-column">
      <style:table-column-properties style:column-width="1.032cm"/>
    </style:style>
    <style:style style:name="Таблица16.H" style:family="table-column">
      <style:table-column-properties style:column-width="1.071cm"/>
    </style:style>
    <style:style style:name="Таблица16.I" style:family="table-column">
      <style:table-column-properties style:column-width="2.365cm"/>
    </style:style>
    <style:style style:name="Таблица16.J" style:family="table-column">
      <style:table-column-properties style:column-width="2.062cm"/>
    </style:style>
    <style:style style:name="Таблица16.K" style:family="table-column">
      <style:table-column-properties style:column-width="0.42cm"/>
    </style:style>
    <style:style style:name="Таблица16.L" style:family="table-column">
      <style:table-column-properties style:column-width="1.147cm"/>
    </style:style>
    <style:style style:name="Таблица16.M" style:family="table-column">
      <style:table-column-properties style:column-width="4.32cm"/>
    </style:style>
    <style:style style:name="Таблица16.N" style:family="table-column">
      <style:table-column-properties style:column-width="1.568cm"/>
    </style:style>
    <style:style style:name="Таблица16.O" style:family="table-column">
      <style:table-column-properties style:column-width="3.106cm"/>
    </style:style>
    <style:style style:name="Таблица16.P" style:family="table-column">
      <style:table-column-properties style:column-width="1.508cm"/>
    </style:style>
    <style:style style:name="Таблица16.1" style:family="table-row">
      <style:table-row-properties style:row-height="0.499cm" fo:keep-together="always"/>
    </style:style>
    <style:style style:name="Таблица16.A1" style:family="table-cell">
      <style:table-cell-properties style:vertical-align="middle" fo:padding="0cm" fo:border-left="0.05pt solid #000000" fo:border-right="0.5pt solid #000000" fo:border-top="0.5pt solid #000000" fo:border-bottom="none" fo:border-=".018cm solid #000000"/>
    </style:style>
    <style:style style:name="Таблица16.L1" style:family="table-cell">
      <style:table-cell-properties style:vertical-align="middle" fo:padding="0cm" fo:border-left="0.5pt solid #000000" fo:border-right="0.5pt solid #000000" fo:border-top="0.5pt solid #000000" fo:border-bottom="none" fo:border-=".018cm solid #000000"/>
    </style:style>
    <style:style style:name="Таблица16.N1" style:family="table-cell">
      <style:table-cell-properties style:vertical-align="middle" fo:padding="0cm" fo:border-left="0.5pt solid #000000" fo:border-right="0.5pt solid #000000" fo:border-top="0.5pt solid #000000" fo:border-bottom="1pt solid #000000"/>
    </style:style>
    <style:style style:name="Таблица16.P1" style:family="table-cell">
      <style:table-cell-properties style:vertical-align="middle" fo:padding="0cm" fo:border-left="0.5pt solid #000000" fo:border-right="0.5pt solid #000000" fo:border-top="0.5pt solid #000000" fo:border-bottom="1pt solid #000000"/>
    </style:style>
    <style:style style:name="Таблица16.A2" style:family="table-cell">
      <style:table-cell-properties style:vertical-align="middle" fo:padding="0cm" fo:border="0.05pt solid #000000" fo:border-=".018cm solid #000000"/>
    </style:style>
    <style:style style:name="Таблица16.3" style:family="table-row">
      <style:table-row-properties style:row-height="0.459cm" fo:keep-together="always"/>
    </style:style>
    <style:style style:name="Таблица16.J3" style:family="table-cell">
      <style:table-cell-properties style:vertical-align="middle" fo:padding="0cm" fo:border="0.5pt solid #000000"/>
    </style:style>
    <style:style style:name="Таблица16.K3" style:family="table-cell">
      <style:table-cell-properties style:vertical-align="middle" fo:padding="0cm" fo:border-left="0.5pt solid #000000" fo:border-right="1pt solid #000000" fo:border-top="0.5pt solid #000000" fo:border-bottom="0.5pt solid #000000"/>
    </style:style>
    <style:style style:name="Таблица16.M3" style:family="table-cell">
      <style:table-cell-properties style:vertical-align="middle" fo:padding="0cm" fo:border-left="1pt solid #000000" fo:border-right="0.5pt solid #000000" fo:border-top="1pt solid #000000" fo:border-bottom="1pt solid #000000" fo:border-=".018cm solid #000000"/>
    </style:style>
    <style:style style:name="Таблица16.O3" style:family="table-cell">
      <style:table-cell-properties style:vertical-align="middle" fo:padding="0cm" fo:border-left="0.5pt solid #000000" fo:border-right="1pt solid #000000" fo:border-top="1pt solid #000000" fo:border-bottom="1pt solid #000000" fo:border-=".018cm solid #000000"/>
    </style:style>
    <style:style style:name="Таблица16.B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16.C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16.D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16.E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16.F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16.G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16.H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16.I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16.J4" style:family="table-cell">
      <style:table-cell-properties fo:padding="0cm" fo:border="0.5pt solid #000000"/>
    </style:style>
    <style:style style:name="Таблица16.K4" style:family="table-cell">
      <style:table-cell-properties fo:padding="0cm" fo:border-left="0.5pt solid #000000" fo:border-right="1pt solid #000000" fo:border-top="0.5pt solid #000000" fo:border-bottom="0.5pt solid #000000"/>
    </style:style>
    <style:style style:name="Таблица16.B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16.C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16.D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16.E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16.F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16.G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16.H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16.I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16.J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16.K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18" style:family="table">
      <style:table-properties style:width="28.45cm" fo:margin-left="0.228cm" fo:margin-top="0cm" fo:margin-bottom="0cm" table:align="left" table:border-model="collapsing"/>
    </style:style>
    <style:style style:name="Таблица18.A" style:family="table-column">
      <style:table-column-properties style:column-width="1.434cm"/>
    </style:style>
    <style:style style:name="Таблица18.B" style:family="table-column">
      <style:table-column-properties style:column-width="10.34cm"/>
    </style:style>
    <style:style style:name="Таблица18.C" style:family="table-column">
      <style:table-column-properties style:column-width="2.184cm"/>
    </style:style>
    <style:style style:name="Таблица18.D" style:family="table-column">
      <style:table-column-properties style:column-width="6.703cm"/>
    </style:style>
    <style:style style:name="Таблица18.E" style:family="table-column">
      <style:table-column-properties style:column-width="2.491cm"/>
    </style:style>
    <style:style style:name="Таблица18.F" style:family="table-column">
      <style:table-column-properties style:column-width="0.309cm"/>
    </style:style>
    <style:style style:name="Таблица18.G" style:family="table-column">
      <style:table-column-properties style:column-width="2.096cm"/>
    </style:style>
    <style:style style:name="Таблица18.H" style:family="table-column">
      <style:table-column-properties style:column-width="1.3cm"/>
    </style:style>
    <style:style style:name="Таблица18.I" style:family="table-column">
      <style:table-column-properties style:column-width="1.595cm"/>
    </style:style>
    <style:style style:name="Таблица18.1" style:family="table-row">
      <style:table-row-properties style:min-row-height="1.422cm" fo:keep-together="always"/>
    </style:style>
    <style:style style:name="Таблица18.A1" style:family="table-cell">
      <style:table-cell-properties style:vertical-align="" fo:padding="0cm" fo:border-left="0.05pt solid #000000" fo:border-right="none" fo:border-top="0.5pt solid #000000" fo:border-bottom="0.5pt solid #000000"/>
    </style:style>
    <style:style style:name="Таблица18.H1" style:family="table-cell">
      <style:table-cell-properties style:vertical-align="" fo:padding="0cm" fo:border-left="0.05pt solid #000000" fo:border-right="0.5pt solid #000000" fo:border-top="0.5pt solid #000000" fo:border-bottom="0.5pt solid #000000"/>
    </style:style>
    <style:style style:name="Таблица18.A2" style:family="table-cell">
      <style:table-cell-properties style:vertical-align="" fo:padding="0cm" fo:border-left="0.05pt solid #000000" fo:border-right="none" fo:border-top="none" fo:border-bottom="0.5pt solid #000000"/>
    </style:style>
    <style:style style:name="Таблица18.3" style:family="table-row">
      <style:table-row-properties style:min-row-height="0.711cm" fo:keep-together="always"/>
    </style:style>
    <style:style style:name="Таблица18.A3" style:family="table-cell">
      <style:table-cell-properties style:vertical-align="middle" fo:padding="0cm" fo:border-left="0.05pt solid #000000" fo:border-right="none" fo:border-top="none" fo:border-bottom="0.5pt solid #000000"/>
    </style:style>
    <style:style style:name="Таблица18.H3" style:family="table-cell">
      <style:table-cell-properties style:vertical-align="middle" fo:padding="0cm" fo:border-left="0.05pt solid #000000" fo:border-right="0.5pt solid #000000" fo:border-top="none" fo:border-bottom="0.5pt solid #000000"/>
    </style:style>
    <style:style style:name="Таблица18.18" style:family="table-row">
      <style:table-row-properties style:row-height="0.9cm" fo:keep-together="always"/>
    </style:style>
    <style:style style:name="Таблица18.A18" style:family="table-cell">
      <style:table-cell-properties style:vertical-align="middle" fo:padding="0cm" fo:border-left="0.05pt solid #000000" fo:border-right="0.5pt solid #000000" fo:border-top="1pt solid #000000" fo:border-bottom="0.05pt solid #000000"/>
    </style:style>
    <style:style style:name="Таблица18.B18" style:family="table-cell">
      <style:table-cell-properties style:vertical-align="middle" fo:padding="0cm" fo:border-left="0.5pt solid #000000" fo:border-right="none" fo:border-top="1pt solid #000000" fo:border-bottom="0.05pt solid #000000"/>
    </style:style>
    <style:style style:name="Таблица18.I18" style:family="table-cell">
      <style:table-cell-properties style:vertical-align="middle" fo:padding="0cm" fo:border-left="0.5pt solid #000000" fo:border-right="0.5pt solid #000000" fo:border-top="1pt solid #000000" fo:border-bottom="0.05pt solid #000000"/>
    </style:style>
    <style:style style:name="Таблица19" style:family="table">
      <style:table-properties style:width="28.506cm" fo:margin-left="0.191cm" fo:margin-top="0cm" fo:margin-bottom="0cm" table:align="left" table:border-model="collapsing"/>
    </style:style>
    <style:style style:name="Таблица19.A" style:family="table-column">
      <style:table-column-properties style:column-width="1.824cm"/>
    </style:style>
    <style:style style:name="Таблица19.B" style:family="table-column">
      <style:table-column-properties style:column-width="2.163cm"/>
    </style:style>
    <style:style style:name="Таблица19.C" style:family="table-column">
      <style:table-column-properties style:column-width="2.021cm"/>
    </style:style>
    <style:style style:name="Таблица19.D" style:family="table-column">
      <style:table-column-properties style:column-width="1.607cm"/>
    </style:style>
    <style:style style:name="Таблица19.E" style:family="table-column">
      <style:table-column-properties style:column-width="4.21cm"/>
    </style:style>
    <style:style style:name="Таблица19.F" style:family="table-column">
      <style:table-column-properties style:column-width="0.794cm"/>
    </style:style>
    <style:style style:name="Таблица19.G" style:family="table-column">
      <style:table-column-properties style:column-width="7.92cm"/>
    </style:style>
    <style:style style:name="Таблица19.H" style:family="table-column">
      <style:table-column-properties style:column-width="7.967cm"/>
    </style:style>
    <style:style style:name="Таблица19.1" style:family="table-row">
      <style:table-row-properties style:row-height="0.459cm" fo:keep-together="always"/>
    </style:style>
    <style:style style:name="Таблица19.A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 fo:border-=".018cm solid #000000"/>
    </style:style>
    <style:style style:name="Таблица19.D1" style:family="table-cell">
      <style:table-cell-properties fo:padding-left="0.191cm" fo:padding-right="0.191cm" fo:padding-top="0cm" fo:padding-bottom="0cm" fo:border="0.5pt solid #000000"/>
    </style:style>
    <style:style style:name="Таблица19.E1" style:family="table-cell">
      <style:table-cell-properties fo:padding-left="0.191cm" fo:padding-right="0.191cm" fo:padding-top="0cm" fo:padding-bottom="0cm" fo:border-left="0.5pt solid #000000" fo:border-right="none" fo:border-top="none" fo:border-bottom="none"/>
    </style:style>
    <style:style style:name="Таблица19.F1" style:family="table-cell">
      <style:table-cell-properties fo:padding-left="0.191cm" fo:padding-right="0.191cm" fo:padding-top="0cm" fo:padding-bottom="0cm" fo:border="none"/>
    </style:style>
    <style:style style:name="Таблица19.H1" style:family="table-cell">
      <style:table-cell-properties fo:padding-left="0.191cm" fo:padding-right="0.191cm" fo:padding-top="0cm" fo:padding-bottom="0cm" fo:border="none"/>
    </style:style>
    <style:style style:name="Таблица19.D2" style:family="table-cell">
      <style:table-cell-properties fo:padding-left="0.191cm" fo:padding-right="0.191cm" fo:padding-top="0cm" fo:padding-bottom="0cm" fo:border="0.5pt solid #000000"/>
    </style:style>
    <style:style style:name="Таблица19.E2" style:family="table-cell">
      <style:table-cell-properties fo:padding-left="0.191cm" fo:padding-right="0.191cm" fo:padding-top="0cm" fo:padding-bottom="0cm" fo:border-left="0.5pt solid #000000" fo:border-right="none" fo:border-top="none" fo:border-bottom="none"/>
    </style:style>
    <style:style style:name="Таблица19.G2" style:family="table-cell">
      <style:table-cell-properties fo:padding-left="0.191cm" fo:padding-right="0.191cm" fo:padding-top="0cm" fo:padding-bottom="0cm" fo:border="none"/>
    </style:style>
    <style:style style:name="Таблица19.E3" style:family="table-cell">
      <style:table-cell-properties fo:padding-left="0.191cm" fo:padding-right="0.191cm" fo:padding-top="0cm" fo:padding-bottom="0cm" fo:border-left="0.5pt solid #000000" fo:border-right="none" fo:border-top="none" fo:border-bottom="none"/>
    </style:style>
    <style:style style:name="Таблица19.G3" style:family="table-cell">
      <style:table-cell-properties fo:padding-left="0.191cm" fo:padding-right="0.191cm" fo:padding-top="0cm" fo:padding-bottom="0cm" fo:border="none"/>
    </style:style>
    <style:style style:name="Таблица20" style:family="table">
      <style:table-properties style:width="28.504cm" fo:margin-left="0.191cm" fo:margin-top="0cm" fo:margin-bottom="0cm" table:align="left" table:border-model="collapsing"/>
    </style:style>
    <style:style style:name="Таблица20.A" style:family="table-column">
      <style:table-column-properties style:column-width="0.988cm"/>
    </style:style>
    <style:style style:name="Таблица20.B" style:family="table-column">
      <style:table-column-properties style:column-width="1.411cm"/>
    </style:style>
    <style:style style:name="Таблица20.C" style:family="table-column">
      <style:table-column-properties style:column-width="1.508cm"/>
    </style:style>
    <style:style style:name="Таблица20.D" style:family="table-column">
      <style:table-column-properties style:column-width="2.371cm"/>
    </style:style>
    <style:style style:name="Таблица20.E" style:family="table-column">
      <style:table-column-properties style:column-width="2.101cm"/>
    </style:style>
    <style:style style:name="Таблица20.F" style:family="table-column">
      <style:table-column-properties style:column-width="1.528cm"/>
    </style:style>
    <style:style style:name="Таблица20.G" style:family="table-column">
      <style:table-column-properties style:column-width="1.032cm"/>
    </style:style>
    <style:style style:name="Таблица20.H" style:family="table-column">
      <style:table-column-properties style:column-width="1.071cm"/>
    </style:style>
    <style:style style:name="Таблица20.I" style:family="table-column">
      <style:table-column-properties style:column-width="2.365cm"/>
    </style:style>
    <style:style style:name="Таблица20.J" style:family="table-column">
      <style:table-column-properties style:column-width="2.062cm"/>
    </style:style>
    <style:style style:name="Таблица20.K" style:family="table-column">
      <style:table-column-properties style:column-width="0.42cm"/>
    </style:style>
    <style:style style:name="Таблица20.L" style:family="table-column">
      <style:table-column-properties style:column-width="1.147cm"/>
    </style:style>
    <style:style style:name="Таблица20.M" style:family="table-column">
      <style:table-column-properties style:column-width="4.32cm"/>
    </style:style>
    <style:style style:name="Таблица20.N" style:family="table-column">
      <style:table-column-properties style:column-width="1.568cm"/>
    </style:style>
    <style:style style:name="Таблица20.O" style:family="table-column">
      <style:table-column-properties style:column-width="3.106cm"/>
    </style:style>
    <style:style style:name="Таблица20.1" style:family="table-row">
      <style:table-row-properties style:row-height="0.499cm" fo:keep-together="always"/>
    </style:style>
    <style:style style:name="Таблица20.A1" style:family="table-cell">
      <style:table-cell-properties style:vertical-align="middle" fo:padding="0cm" fo:border-left="0.05pt solid #000000" fo:border-right="0.5pt solid #000000" fo:border-top="0.5pt solid #000000" fo:border-bottom="none" fo:border-=".018cm solid #000000"/>
    </style:style>
    <style:style style:name="Таблица20.L1" style:family="table-cell">
      <style:table-cell-properties style:vertical-align="middle" fo:padding="0cm" fo:border-left="0.5pt solid #000000" fo:border-right="0.5pt solid #000000" fo:border-top="0.5pt solid #000000" fo:border-bottom="none" fo:border-=".018cm solid #000000"/>
    </style:style>
    <style:style style:name="Таблица20.N1" style:family="table-cell">
      <style:table-cell-properties style:vertical-align="middle" fo:padding="0cm" fo:border-left="0.5pt solid #000000" fo:border-right="0.5pt solid #000000" fo:border-top="0.5pt solid #000000" fo:border-bottom="1pt solid #000000"/>
    </style:style>
    <style:style style:name="Таблица20.P1" style:family="table-cell">
      <style:table-cell-properties style:vertical-align="middle" fo:padding="0cm" fo:border-left="0.5pt solid #000000" fo:border-right="0.5pt solid #000000" fo:border-top="0.5pt solid #000000" fo:border-bottom="1pt solid #000000"/>
    </style:style>
    <style:style style:name="Таблица20.A2" style:family="table-cell">
      <style:table-cell-properties style:vertical-align="middle" fo:padding="0cm" fo:border="0.05pt solid #000000" fo:border-=".018cm solid #000000"/>
    </style:style>
    <style:style style:name="Таблица20.3" style:family="table-row">
      <style:table-row-properties style:row-height="0.459cm" fo:keep-together="always"/>
    </style:style>
    <style:style style:name="Таблица20.J3" style:family="table-cell">
      <style:table-cell-properties style:vertical-align="middle" fo:padding="0cm" fo:border="0.5pt solid #000000"/>
    </style:style>
    <style:style style:name="Таблица20.K3" style:family="table-cell">
      <style:table-cell-properties style:vertical-align="middle" fo:padding="0cm" fo:border-left="0.5pt solid #000000" fo:border-right="1pt solid #000000" fo:border-top="0.5pt solid #000000" fo:border-bottom="0.5pt solid #000000"/>
    </style:style>
    <style:style style:name="Таблица20.M3" style:family="table-cell">
      <style:table-cell-properties style:vertical-align="middle" fo:padding="0cm" fo:border-left="1pt solid #000000" fo:border-right="0.5pt solid #000000" fo:border-top="1pt solid #000000" fo:border-bottom="1pt solid #000000" fo:border-=".018cm solid #000000"/>
    </style:style>
    <style:style style:name="Таблица20.O3" style:family="table-cell">
      <style:table-cell-properties style:vertical-align="middle" fo:padding="0cm" fo:border-left="0.5pt solid #000000" fo:border-right="1pt solid #000000" fo:border-top="1pt solid #000000" fo:border-bottom="1pt solid #000000" fo:border-=".018cm solid #000000"/>
    </style:style>
    <style:style style:name="Таблица20.B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20.C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20.D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20.E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20.F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20.G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20.H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20.I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20.J4" style:family="table-cell">
      <style:table-cell-properties fo:padding="0cm" fo:border="0.5pt solid #000000"/>
    </style:style>
    <style:style style:name="Таблица20.K4" style:family="table-cell">
      <style:table-cell-properties fo:padding="0cm" fo:border-left="0.5pt solid #000000" fo:border-right="1pt solid #000000" fo:border-top="0.5pt solid #000000" fo:border-bottom="0.5pt solid #000000"/>
    </style:style>
    <style:style style:name="Таблица20.B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20.C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20.D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20.E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20.F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20.G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20.H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20.I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20.J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20.K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21" style:family="table">
      <style:table-properties style:width="28.45cm" fo:margin-left="0.228cm" fo:margin-top="0cm" fo:margin-bottom="0cm" table:align="left" table:border-model="collapsing"/>
    </style:style>
    <style:style style:name="Таблица21.A" style:family="table-column">
      <style:table-column-properties style:column-width="1.434cm"/>
    </style:style>
    <style:style style:name="Таблица21.B" style:family="table-column">
      <style:table-column-properties style:column-width="10.34cm"/>
    </style:style>
    <style:style style:name="Таблица21.C" style:family="table-column">
      <style:table-column-properties style:column-width="2.184cm"/>
    </style:style>
    <style:style style:name="Таблица21.D" style:family="table-column">
      <style:table-column-properties style:column-width="6.703cm"/>
    </style:style>
    <style:style style:name="Таблица21.E" style:family="table-column">
      <style:table-column-properties style:column-width="2.491cm"/>
    </style:style>
    <style:style style:name="Таблица21.F" style:family="table-column">
      <style:table-column-properties style:column-width="0.309cm"/>
    </style:style>
    <style:style style:name="Таблица21.G" style:family="table-column">
      <style:table-column-properties style:column-width="2.096cm"/>
    </style:style>
    <style:style style:name="Таблица21.H" style:family="table-column">
      <style:table-column-properties style:column-width="1.3cm"/>
    </style:style>
    <style:style style:name="Таблица21.I" style:family="table-column">
      <style:table-column-properties style:column-width="1.595cm"/>
    </style:style>
    <style:style style:name="Таблица21.1" style:family="table-row">
      <style:table-row-properties style:min-row-height="1.422cm" fo:keep-together="always"/>
    </style:style>
    <style:style style:name="Таблица21.A1" style:family="table-cell">
      <style:table-cell-properties style:vertical-align="" fo:padding="0cm" fo:border-left="0.05pt solid #000000" fo:border-right="none" fo:border-top="0.5pt solid #000000" fo:border-bottom="0.5pt solid #000000"/>
    </style:style>
    <style:style style:name="Таблица21.H1" style:family="table-cell">
      <style:table-cell-properties style:vertical-align="" fo:padding="0cm" fo:border-left="0.05pt solid #000000" fo:border-right="0.5pt solid #000000" fo:border-top="0.5pt solid #000000" fo:border-bottom="0.5pt solid #000000"/>
    </style:style>
    <style:style style:name="Таблица21.A2" style:family="table-cell">
      <style:table-cell-properties style:vertical-align="" fo:padding="0cm" fo:border-left="0.05pt solid #000000" fo:border-right="none" fo:border-top="none" fo:border-bottom="0.5pt solid #000000"/>
    </style:style>
    <style:style style:name="Таблица21.3" style:family="table-row">
      <style:table-row-properties style:min-row-height="0.711cm" fo:keep-together="always"/>
    </style:style>
    <style:style style:name="Таблица21.A3" style:family="table-cell">
      <style:table-cell-properties style:vertical-align="middle" fo:padding="0cm" fo:border-left="0.05pt solid #000000" fo:border-right="none" fo:border-top="none" fo:border-bottom="0.5pt solid #000000"/>
    </style:style>
    <style:style style:name="Таблица21.H3" style:family="table-cell">
      <style:table-cell-properties style:vertical-align="middle" fo:padding="0cm" fo:border-left="0.05pt solid #000000" fo:border-right="0.5pt solid #000000" fo:border-top="none" fo:border-bottom="0.5pt solid #000000"/>
    </style:style>
    <style:style style:name="Таблица21.18" style:family="table-row">
      <style:table-row-properties style:row-height="0.9cm" fo:keep-together="always"/>
    </style:style>
    <style:style style:name="Таблица21.A18" style:family="table-cell">
      <style:table-cell-properties style:vertical-align="middle" fo:padding="0cm" fo:border-left="0.05pt solid #000000" fo:border-right="0.5pt solid #000000" fo:border-top="1pt solid #000000" fo:border-bottom="0.05pt solid #000000"/>
    </style:style>
    <style:style style:name="Таблица21.B18" style:family="table-cell">
      <style:table-cell-properties style:vertical-align="middle" fo:padding="0cm" fo:border-left="0.5pt solid #000000" fo:border-right="none" fo:border-top="1pt solid #000000" fo:border-bottom="0.05pt solid #000000"/>
    </style:style>
    <style:style style:name="Таблица21.I18" style:family="table-cell">
      <style:table-cell-properties style:vertical-align="middle" fo:padding="0cm" fo:border-left="0.5pt solid #000000" fo:border-right="0.5pt solid #000000" fo:border-top="1pt solid #000000" fo:border-bottom="0.05pt solid #000000"/>
    </style:style>
    <style:style style:name="Таблица23" style:family="table">
      <style:table-properties style:width="28.506cm" fo:margin-left="0.191cm" fo:margin-top="0cm" fo:margin-bottom="0cm" table:align="left" table:border-model="collapsing"/>
    </style:style>
    <style:style style:name="Таблица23.A" style:family="table-column">
      <style:table-column-properties style:column-width="1.824cm"/>
    </style:style>
    <style:style style:name="Таблица23.B" style:family="table-column">
      <style:table-column-properties style:column-width="2.163cm"/>
    </style:style>
    <style:style style:name="Таблица23.C" style:family="table-column">
      <style:table-column-properties style:column-width="2.021cm"/>
    </style:style>
    <style:style style:name="Таблица23.D" style:family="table-column">
      <style:table-column-properties style:column-width="1.607cm"/>
    </style:style>
    <style:style style:name="Таблица23.E" style:family="table-column">
      <style:table-column-properties style:column-width="4.21cm"/>
    </style:style>
    <style:style style:name="Таблица23.F" style:family="table-column">
      <style:table-column-properties style:column-width="0.794cm"/>
    </style:style>
    <style:style style:name="Таблица23.G" style:family="table-column">
      <style:table-column-properties style:column-width="7.92cm"/>
    </style:style>
    <style:style style:name="Таблица23.H" style:family="table-column">
      <style:table-column-properties style:column-width="7.967cm"/>
    </style:style>
    <style:style style:name="Таблица23.1" style:family="table-row">
      <style:table-row-properties style:row-height="0.459cm" fo:keep-together="always"/>
    </style:style>
    <style:style style:name="Таблица23.A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 fo:border-=".018cm solid #000000"/>
    </style:style>
    <style:style style:name="Таблица23.D1" style:family="table-cell">
      <style:table-cell-properties fo:padding-left="0.191cm" fo:padding-right="0.191cm" fo:padding-top="0cm" fo:padding-bottom="0cm" fo:border="0.5pt solid #000000"/>
    </style:style>
    <style:style style:name="Таблица23.E1" style:family="table-cell">
      <style:table-cell-properties fo:padding-left="0.191cm" fo:padding-right="0.191cm" fo:padding-top="0cm" fo:padding-bottom="0cm" fo:border-left="0.5pt solid #000000" fo:border-right="none" fo:border-top="none" fo:border-bottom="none"/>
    </style:style>
    <style:style style:name="Таблица23.F1" style:family="table-cell">
      <style:table-cell-properties fo:padding-left="0.191cm" fo:padding-right="0.191cm" fo:padding-top="0cm" fo:padding-bottom="0cm" fo:border="none"/>
    </style:style>
    <style:style style:name="Таблица23.H1" style:family="table-cell">
      <style:table-cell-properties fo:padding-left="0.191cm" fo:padding-right="0.191cm" fo:padding-top="0cm" fo:padding-bottom="0cm" fo:border="none"/>
    </style:style>
    <style:style style:name="Таблица23.D2" style:family="table-cell">
      <style:table-cell-properties fo:padding-left="0.191cm" fo:padding-right="0.191cm" fo:padding-top="0cm" fo:padding-bottom="0cm" fo:border="0.5pt solid #000000"/>
    </style:style>
    <style:style style:name="Таблица23.E2" style:family="table-cell">
      <style:table-cell-properties fo:padding-left="0.191cm" fo:padding-right="0.191cm" fo:padding-top="0cm" fo:padding-bottom="0cm" fo:border-left="0.5pt solid #000000" fo:border-right="none" fo:border-top="none" fo:border-bottom="none"/>
    </style:style>
    <style:style style:name="Таблица23.G2" style:family="table-cell">
      <style:table-cell-properties fo:padding-left="0.191cm" fo:padding-right="0.191cm" fo:padding-top="0cm" fo:padding-bottom="0cm" fo:border="none"/>
    </style:style>
    <style:style style:name="Таблица23.E3" style:family="table-cell">
      <style:table-cell-properties fo:padding-left="0.191cm" fo:padding-right="0.191cm" fo:padding-top="0cm" fo:padding-bottom="0cm" fo:border-left="0.5pt solid #000000" fo:border-right="none" fo:border-top="none" fo:border-bottom="none"/>
    </style:style>
    <style:style style:name="Таблица23.G3" style:family="table-cell">
      <style:table-cell-properties fo:padding-left="0.191cm" fo:padding-right="0.191cm" fo:padding-top="0cm" fo:padding-bottom="0cm" fo:border="none"/>
    </style:style>
    <style:style style:name="Таблица24" style:family="table">
      <style:table-properties style:width="28.504cm" fo:margin-left="0.191cm" fo:margin-top="0cm" fo:margin-bottom="0cm" table:align="left" table:border-model="collapsing"/>
    </style:style>
    <style:style style:name="Таблица24.A" style:family="table-column">
      <style:table-column-properties style:column-width="0.917cm"/>
    </style:style>
    <style:style style:name="Таблица24.B" style:family="table-column">
      <style:table-column-properties style:column-width="1.376cm"/>
    </style:style>
    <style:style style:name="Таблица24.C" style:family="table-column">
      <style:table-column-properties style:column-width="1.614cm"/>
    </style:style>
    <style:style style:name="Таблица24.D" style:family="table-column">
      <style:table-column-properties style:column-width="2.371cm"/>
    </style:style>
    <style:style style:name="Таблица24.E" style:family="table-column">
      <style:table-column-properties style:column-width="2.101cm"/>
    </style:style>
    <style:style style:name="Таблица24.F" style:family="table-column">
      <style:table-column-properties style:column-width="1.528cm"/>
    </style:style>
    <style:style style:name="Таблица24.G" style:family="table-column">
      <style:table-column-properties style:column-width="1.032cm"/>
    </style:style>
    <style:style style:name="Таблица24.H" style:family="table-column">
      <style:table-column-properties style:column-width="1.071cm"/>
    </style:style>
    <style:style style:name="Таблица24.I" style:family="table-column">
      <style:table-column-properties style:column-width="2.365cm"/>
    </style:style>
    <style:style style:name="Таблица24.J" style:family="table-column">
      <style:table-column-properties style:column-width="2.062cm"/>
    </style:style>
    <style:style style:name="Таблица24.K" style:family="table-column">
      <style:table-column-properties style:column-width="0.42cm"/>
    </style:style>
    <style:style style:name="Таблица24.L" style:family="table-column">
      <style:table-column-properties style:column-width="1.147cm"/>
    </style:style>
    <style:style style:name="Таблица24.M" style:family="table-column">
      <style:table-column-properties style:column-width="4.32cm"/>
    </style:style>
    <style:style style:name="Таблица24.N" style:family="table-column">
      <style:table-column-properties style:column-width="1.568cm"/>
    </style:style>
    <style:style style:name="Таблица24.O" style:family="table-column">
      <style:table-column-properties style:column-width="3.106cm"/>
    </style:style>
    <style:style style:name="Таблица24.P" style:family="table-column">
      <style:table-column-properties style:column-width="1.508cm"/>
    </style:style>
    <style:style style:name="Таблица24.1" style:family="table-row">
      <style:table-row-properties style:row-height="0.499cm" fo:keep-together="always"/>
    </style:style>
    <style:style style:name="Таблица24.A1" style:family="table-cell">
      <style:table-cell-properties style:vertical-align="middle" fo:padding="0cm" fo:border-left="0.05pt solid #000000" fo:border-right="0.5pt solid #000000" fo:border-top="0.5pt solid #000000" fo:border-bottom="none" fo:border-=".018cm solid #000000"/>
    </style:style>
    <style:style style:name="Таблица24.L1" style:family="table-cell">
      <style:table-cell-properties style:vertical-align="middle" fo:padding="0cm" fo:border-left="0.5pt solid #000000" fo:border-right="0.5pt solid #000000" fo:border-top="0.5pt solid #000000" fo:border-bottom="none" fo:border-=".018cm solid #000000"/>
    </style:style>
    <style:style style:name="Таблица24.N1" style:family="table-cell">
      <style:table-cell-properties style:vertical-align="middle" fo:padding="0cm" fo:border-left="0.5pt solid #000000" fo:border-right="0.5pt solid #000000" fo:border-top="0.5pt solid #000000" fo:border-bottom="1pt solid #000000"/>
    </style:style>
    <style:style style:name="Таблица24.P1" style:family="table-cell">
      <style:table-cell-properties style:vertical-align="middle" fo:padding="0cm" fo:border-left="0.5pt solid #000000" fo:border-right="0.5pt solid #000000" fo:border-top="0.5pt solid #000000" fo:border-bottom="1pt solid #000000"/>
    </style:style>
    <style:style style:name="Таблица24.A2" style:family="table-cell">
      <style:table-cell-properties style:vertical-align="middle" fo:padding="0cm" fo:border="0.05pt solid #000000" fo:border-=".018cm solid #000000"/>
    </style:style>
    <style:style style:name="Таблица24.3" style:family="table-row">
      <style:table-row-properties style:row-height="0.459cm" fo:keep-together="always"/>
    </style:style>
    <style:style style:name="Таблица24.J3" style:family="table-cell">
      <style:table-cell-properties style:vertical-align="middle" fo:padding="0cm" fo:border="0.5pt solid #000000"/>
    </style:style>
    <style:style style:name="Таблица24.K3" style:family="table-cell">
      <style:table-cell-properties style:vertical-align="middle" fo:padding="0cm" fo:border-left="0.5pt solid #000000" fo:border-right="1pt solid #000000" fo:border-top="0.5pt solid #000000" fo:border-bottom="0.5pt solid #000000"/>
    </style:style>
    <style:style style:name="Таблица24.M3" style:family="table-cell">
      <style:table-cell-properties style:vertical-align="middle" fo:padding="0cm" fo:border-left="1pt solid #000000" fo:border-right="0.5pt solid #000000" fo:border-top="1pt solid #000000" fo:border-bottom="1pt solid #000000" fo:border-=".018cm solid #000000"/>
    </style:style>
    <style:style style:name="Таблица24.O3" style:family="table-cell">
      <style:table-cell-properties style:vertical-align="middle" fo:padding="0cm" fo:border-left="0.5pt solid #000000" fo:border-right="1pt solid #000000" fo:border-top="1pt solid #000000" fo:border-bottom="1pt solid #000000" fo:border-=".018cm solid #000000"/>
    </style:style>
    <style:style style:name="Таблица24.B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24.C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24.D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24.E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24.F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24.G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24.H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24.I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24.J4" style:family="table-cell">
      <style:table-cell-properties fo:padding="0cm" fo:border="0.5pt solid #000000"/>
    </style:style>
    <style:style style:name="Таблица24.K4" style:family="table-cell">
      <style:table-cell-properties fo:padding="0cm" fo:border-left="0.5pt solid #000000" fo:border-right="1pt solid #000000" fo:border-top="0.5pt solid #000000" fo:border-bottom="0.5pt solid #000000"/>
    </style:style>
    <style:style style:name="Таблица24.B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24.C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24.D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24.E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24.F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24.G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24.H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24.I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24.J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24.K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25" style:family="table">
      <style:table-properties style:width="28.45cm" fo:margin-left="0.228cm" fo:margin-top="0cm" fo:margin-bottom="0cm" table:align="left" table:border-model="collapsing"/>
    </style:style>
    <style:style style:name="Таблица25.A" style:family="table-column">
      <style:table-column-properties style:column-width="1.434cm"/>
    </style:style>
    <style:style style:name="Таблица25.B" style:family="table-column">
      <style:table-column-properties style:column-width="10.34cm"/>
    </style:style>
    <style:style style:name="Таблица25.C" style:family="table-column">
      <style:table-column-properties style:column-width="2.184cm"/>
    </style:style>
    <style:style style:name="Таблица25.D" style:family="table-column">
      <style:table-column-properties style:column-width="6.703cm"/>
    </style:style>
    <style:style style:name="Таблица25.E" style:family="table-column">
      <style:table-column-properties style:column-width="2.491cm"/>
    </style:style>
    <style:style style:name="Таблица25.F" style:family="table-column">
      <style:table-column-properties style:column-width="0.309cm"/>
    </style:style>
    <style:style style:name="Таблица25.G" style:family="table-column">
      <style:table-column-properties style:column-width="2.096cm"/>
    </style:style>
    <style:style style:name="Таблица25.H" style:family="table-column">
      <style:table-column-properties style:column-width="1.3cm"/>
    </style:style>
    <style:style style:name="Таблица25.I" style:family="table-column">
      <style:table-column-properties style:column-width="1.595cm"/>
    </style:style>
    <style:style style:name="Таблица25.1" style:family="table-row">
      <style:table-row-properties style:min-row-height="1.422cm" fo:keep-together="always"/>
    </style:style>
    <style:style style:name="Таблица25.A1" style:family="table-cell">
      <style:table-cell-properties style:vertical-align="" fo:padding="0cm" fo:border-left="0.05pt solid #000000" fo:border-right="none" fo:border-top="0.5pt solid #000000" fo:border-bottom="0.5pt solid #000000"/>
    </style:style>
    <style:style style:name="Таблица25.H1" style:family="table-cell">
      <style:table-cell-properties style:vertical-align="" fo:padding="0cm" fo:border-left="0.05pt solid #000000" fo:border-right="0.5pt solid #000000" fo:border-top="0.5pt solid #000000" fo:border-bottom="0.5pt solid #000000"/>
    </style:style>
    <style:style style:name="Таблица25.A2" style:family="table-cell">
      <style:table-cell-properties style:vertical-align="" fo:padding="0cm" fo:border-left="0.05pt solid #000000" fo:border-right="none" fo:border-top="none" fo:border-bottom="0.5pt solid #000000"/>
    </style:style>
    <style:style style:name="Таблица25.3" style:family="table-row">
      <style:table-row-properties style:min-row-height="0.711cm" fo:keep-together="always"/>
    </style:style>
    <style:style style:name="Таблица25.A3" style:family="table-cell">
      <style:table-cell-properties style:vertical-align="middle" fo:padding="0cm" fo:border-left="0.05pt solid #000000" fo:border-right="none" fo:border-top="none" fo:border-bottom="0.5pt solid #000000"/>
    </style:style>
    <style:style style:name="Таблица25.H3" style:family="table-cell">
      <style:table-cell-properties style:vertical-align="middle" fo:padding="0cm" fo:border-left="0.05pt solid #000000" fo:border-right="0.5pt solid #000000" fo:border-top="none" fo:border-bottom="0.5pt solid #000000"/>
    </style:style>
    <style:style style:name="Таблица25.18" style:family="table-row">
      <style:table-row-properties style:row-height="0.9cm" fo:keep-together="always"/>
    </style:style>
    <style:style style:name="Таблица25.A18" style:family="table-cell">
      <style:table-cell-properties style:vertical-align="middle" fo:padding="0cm" fo:border-left="0.05pt solid #000000" fo:border-right="0.5pt solid #000000" fo:border-top="1pt solid #000000" fo:border-bottom="0.05pt solid #000000"/>
    </style:style>
    <style:style style:name="Таблица25.B18" style:family="table-cell">
      <style:table-cell-properties style:vertical-align="middle" fo:padding="0cm" fo:border-left="0.5pt solid #000000" fo:border-right="none" fo:border-top="1pt solid #000000" fo:border-bottom="0.05pt solid #000000"/>
    </style:style>
    <style:style style:name="Таблица25.I18" style:family="table-cell">
      <style:table-cell-properties style:vertical-align="middle" fo:padding="0cm" fo:border-left="0.5pt solid #000000" fo:border-right="0.5pt solid #000000" fo:border-top="1pt solid #000000" fo:border-bottom="0.05pt solid #000000"/>
    </style:style>
    <style:style style:name="Таблица118" style:family="table">
      <style:table-properties style:width="28.506cm" fo:margin-left="0.191cm" fo:margin-top="0cm" fo:margin-bottom="0cm" table:align="left" table:border-model="collapsing"/>
    </style:style>
    <style:style style:name="Таблица118.A" style:family="table-column">
      <style:table-column-properties style:column-width="1.824cm"/>
    </style:style>
    <style:style style:name="Таблица118.B" style:family="table-column">
      <style:table-column-properties style:column-width="2.163cm"/>
    </style:style>
    <style:style style:name="Таблица118.C" style:family="table-column">
      <style:table-column-properties style:column-width="2.021cm"/>
    </style:style>
    <style:style style:name="Таблица118.D" style:family="table-column">
      <style:table-column-properties style:column-width="1.607cm"/>
    </style:style>
    <style:style style:name="Таблица118.E" style:family="table-column">
      <style:table-column-properties style:column-width="4.21cm"/>
    </style:style>
    <style:style style:name="Таблица118.F" style:family="table-column">
      <style:table-column-properties style:column-width="0.794cm"/>
    </style:style>
    <style:style style:name="Таблица118.G" style:family="table-column">
      <style:table-column-properties style:column-width="7.92cm"/>
    </style:style>
    <style:style style:name="Таблица118.H" style:family="table-column">
      <style:table-column-properties style:column-width="7.967cm"/>
    </style:style>
    <style:style style:name="Таблица118.1" style:family="table-row">
      <style:table-row-properties style:row-height="0.459cm" fo:keep-together="always"/>
    </style:style>
    <style:style style:name="Таблица118.A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 fo:border-=".018cm solid #000000"/>
    </style:style>
    <style:style style:name="Таблица118.D1" style:family="table-cell">
      <style:table-cell-properties fo:padding-left="0.191cm" fo:padding-right="0.191cm" fo:padding-top="0cm" fo:padding-bottom="0cm" fo:border="0.5pt solid #000000"/>
    </style:style>
    <style:style style:name="Таблица118.E1" style:family="table-cell">
      <style:table-cell-properties fo:padding-left="0.191cm" fo:padding-right="0.191cm" fo:padding-top="0cm" fo:padding-bottom="0cm" fo:border-left="0.5pt solid #000000" fo:border-right="none" fo:border-top="none" fo:border-bottom="none"/>
    </style:style>
    <style:style style:name="Таблица118.F1" style:family="table-cell">
      <style:table-cell-properties fo:padding-left="0.191cm" fo:padding-right="0.191cm" fo:padding-top="0cm" fo:padding-bottom="0cm" fo:border="none"/>
    </style:style>
    <style:style style:name="Таблица118.H1" style:family="table-cell">
      <style:table-cell-properties fo:padding-left="0.191cm" fo:padding-right="0.191cm" fo:padding-top="0cm" fo:padding-bottom="0cm" fo:border="none"/>
    </style:style>
    <style:style style:name="Таблица118.D2" style:family="table-cell">
      <style:table-cell-properties fo:padding-left="0.191cm" fo:padding-right="0.191cm" fo:padding-top="0cm" fo:padding-bottom="0cm" fo:border="0.5pt solid #000000"/>
    </style:style>
    <style:style style:name="Таблица118.E2" style:family="table-cell">
      <style:table-cell-properties fo:padding-left="0.191cm" fo:padding-right="0.191cm" fo:padding-top="0cm" fo:padding-bottom="0cm" fo:border-left="0.5pt solid #000000" fo:border-right="none" fo:border-top="none" fo:border-bottom="none"/>
    </style:style>
    <style:style style:name="Таблица118.G2" style:family="table-cell">
      <style:table-cell-properties fo:padding-left="0.191cm" fo:padding-right="0.191cm" fo:padding-top="0cm" fo:padding-bottom="0cm" fo:border="none"/>
    </style:style>
    <style:style style:name="Таблица118.E3" style:family="table-cell">
      <style:table-cell-properties fo:padding-left="0.191cm" fo:padding-right="0.191cm" fo:padding-top="0cm" fo:padding-bottom="0cm" fo:border-left="0.5pt solid #000000" fo:border-right="none" fo:border-top="none" fo:border-bottom="none"/>
    </style:style>
    <style:style style:name="Таблица118.G3" style:family="table-cell">
      <style:table-cell-properties fo:padding-left="0.191cm" fo:padding-right="0.191cm" fo:padding-top="0cm" fo:padding-bottom="0cm" fo:border="none"/>
    </style:style>
    <style:style style:name="Таблица119" style:family="table">
      <style:table-properties style:width="28.504cm" fo:margin-left="0.191cm" fo:margin-top="0cm" fo:margin-bottom="0cm" table:align="left" table:border-model="collapsing"/>
    </style:style>
    <style:style style:name="Таблица119.A" style:family="table-column">
      <style:table-column-properties style:column-width="0.917cm"/>
    </style:style>
    <style:style style:name="Таблица119.B" style:family="table-column">
      <style:table-column-properties style:column-width="1.376cm"/>
    </style:style>
    <style:style style:name="Таблица119.C" style:family="table-column">
      <style:table-column-properties style:column-width="1.614cm"/>
    </style:style>
    <style:style style:name="Таблица119.D" style:family="table-column">
      <style:table-column-properties style:column-width="2.371cm"/>
    </style:style>
    <style:style style:name="Таблица119.E" style:family="table-column">
      <style:table-column-properties style:column-width="2.101cm"/>
    </style:style>
    <style:style style:name="Таблица119.F" style:family="table-column">
      <style:table-column-properties style:column-width="1.528cm"/>
    </style:style>
    <style:style style:name="Таблица119.G" style:family="table-column">
      <style:table-column-properties style:column-width="1.032cm"/>
    </style:style>
    <style:style style:name="Таблица119.H" style:family="table-column">
      <style:table-column-properties style:column-width="1.071cm"/>
    </style:style>
    <style:style style:name="Таблица119.I" style:family="table-column">
      <style:table-column-properties style:column-width="2.365cm"/>
    </style:style>
    <style:style style:name="Таблица119.J" style:family="table-column">
      <style:table-column-properties style:column-width="2.062cm"/>
    </style:style>
    <style:style style:name="Таблица119.K" style:family="table-column">
      <style:table-column-properties style:column-width="0.42cm"/>
    </style:style>
    <style:style style:name="Таблица119.L" style:family="table-column">
      <style:table-column-properties style:column-width="1.147cm"/>
    </style:style>
    <style:style style:name="Таблица119.M" style:family="table-column">
      <style:table-column-properties style:column-width="4.32cm"/>
    </style:style>
    <style:style style:name="Таблица119.N" style:family="table-column">
      <style:table-column-properties style:column-width="1.568cm"/>
    </style:style>
    <style:style style:name="Таблица119.O" style:family="table-column">
      <style:table-column-properties style:column-width="3.106cm"/>
    </style:style>
    <style:style style:name="Таблица119.P" style:family="table-column">
      <style:table-column-properties style:column-width="1.508cm"/>
    </style:style>
    <style:style style:name="Таблица119.1" style:family="table-row">
      <style:table-row-properties style:row-height="0.499cm" fo:keep-together="always"/>
    </style:style>
    <style:style style:name="Таблица119.A1" style:family="table-cell">
      <style:table-cell-properties style:vertical-align="middle" fo:padding="0cm" fo:border-left="0.05pt solid #000000" fo:border-right="0.5pt solid #000000" fo:border-top="0.5pt solid #000000" fo:border-bottom="none" fo:border-=".018cm solid #000000"/>
    </style:style>
    <style:style style:name="Таблица119.L1" style:family="table-cell">
      <style:table-cell-properties style:vertical-align="middle" fo:padding="0cm" fo:border-left="0.5pt solid #000000" fo:border-right="0.5pt solid #000000" fo:border-top="0.5pt solid #000000" fo:border-bottom="none" fo:border-=".018cm solid #000000"/>
    </style:style>
    <style:style style:name="Таблица119.N1" style:family="table-cell">
      <style:table-cell-properties style:vertical-align="middle" fo:padding="0cm" fo:border-left="0.5pt solid #000000" fo:border-right="0.5pt solid #000000" fo:border-top="0.5pt solid #000000" fo:border-bottom="1pt solid #000000"/>
    </style:style>
    <style:style style:name="Таблица119.P1" style:family="table-cell">
      <style:table-cell-properties style:vertical-align="middle" fo:padding="0cm" fo:border-left="0.5pt solid #000000" fo:border-right="0.5pt solid #000000" fo:border-top="0.5pt solid #000000" fo:border-bottom="1pt solid #000000"/>
    </style:style>
    <style:style style:name="Таблица119.A2" style:family="table-cell">
      <style:table-cell-properties style:vertical-align="middle" fo:padding="0cm" fo:border="0.05pt solid #000000" fo:border-=".018cm solid #000000"/>
    </style:style>
    <style:style style:name="Таблица119.3" style:family="table-row">
      <style:table-row-properties style:row-height="0.459cm" fo:keep-together="always"/>
    </style:style>
    <style:style style:name="Таблица119.J3" style:family="table-cell">
      <style:table-cell-properties style:vertical-align="middle" fo:padding="0cm" fo:border="0.5pt solid #000000"/>
    </style:style>
    <style:style style:name="Таблица119.K3" style:family="table-cell">
      <style:table-cell-properties style:vertical-align="middle" fo:padding="0cm" fo:border-left="0.5pt solid #000000" fo:border-right="1pt solid #000000" fo:border-top="0.5pt solid #000000" fo:border-bottom="0.5pt solid #000000"/>
    </style:style>
    <style:style style:name="Таблица119.M3" style:family="table-cell">
      <style:table-cell-properties style:vertical-align="middle" fo:padding="0cm" fo:border-left="1pt solid #000000" fo:border-right="0.5pt solid #000000" fo:border-top="1pt solid #000000" fo:border-bottom="1pt solid #000000" fo:border-=".018cm solid #000000"/>
    </style:style>
    <style:style style:name="Таблица119.O3" style:family="table-cell">
      <style:table-cell-properties style:vertical-align="middle" fo:padding="0cm" fo:border-left="0.5pt solid #000000" fo:border-right="1pt solid #000000" fo:border-top="1pt solid #000000" fo:border-bottom="1pt solid #000000" fo:border-=".018cm solid #000000"/>
    </style:style>
    <style:style style:name="Таблица119.B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119.C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119.D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119.E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119.F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119.G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119.H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119.I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119.J4" style:family="table-cell">
      <style:table-cell-properties fo:padding="0cm" fo:border="0.5pt solid #000000"/>
    </style:style>
    <style:style style:name="Таблица119.K4" style:family="table-cell">
      <style:table-cell-properties fo:padding="0cm" fo:border-left="0.5pt solid #000000" fo:border-right="1pt solid #000000" fo:border-top="0.5pt solid #000000" fo:border-bottom="0.5pt solid #000000"/>
    </style:style>
    <style:style style:name="Таблица119.B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119.C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119.D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119.E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119.F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119.G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119.H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119.I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119.J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119.K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120" style:family="table">
      <style:table-properties style:width="28.45cm" fo:margin-left="0.228cm" fo:margin-top="0cm" fo:margin-bottom="0cm" table:align="left" table:border-model="collapsing"/>
    </style:style>
    <style:style style:name="Таблица120.A" style:family="table-column">
      <style:table-column-properties style:column-width="1.434cm"/>
    </style:style>
    <style:style style:name="Таблица120.B" style:family="table-column">
      <style:table-column-properties style:column-width="10.34cm"/>
    </style:style>
    <style:style style:name="Таблица120.C" style:family="table-column">
      <style:table-column-properties style:column-width="2.184cm"/>
    </style:style>
    <style:style style:name="Таблица120.D" style:family="table-column">
      <style:table-column-properties style:column-width="6.703cm"/>
    </style:style>
    <style:style style:name="Таблица120.E" style:family="table-column">
      <style:table-column-properties style:column-width="2.491cm"/>
    </style:style>
    <style:style style:name="Таблица120.F" style:family="table-column">
      <style:table-column-properties style:column-width="0.309cm"/>
    </style:style>
    <style:style style:name="Таблица120.G" style:family="table-column">
      <style:table-column-properties style:column-width="2.096cm"/>
    </style:style>
    <style:style style:name="Таблица120.H" style:family="table-column">
      <style:table-column-properties style:column-width="1.3cm"/>
    </style:style>
    <style:style style:name="Таблица120.I" style:family="table-column">
      <style:table-column-properties style:column-width="1.595cm"/>
    </style:style>
    <style:style style:name="Таблица120.1" style:family="table-row">
      <style:table-row-properties style:min-row-height="1.422cm" fo:keep-together="always"/>
    </style:style>
    <style:style style:name="Таблица120.A1" style:family="table-cell">
      <style:table-cell-properties style:vertical-align="" fo:padding="0cm" fo:border-left="0.05pt solid #000000" fo:border-right="none" fo:border-top="0.5pt solid #000000" fo:border-bottom="0.5pt solid #000000"/>
    </style:style>
    <style:style style:name="Таблица120.H1" style:family="table-cell">
      <style:table-cell-properties style:vertical-align="" fo:padding="0cm" fo:border-left="0.05pt solid #000000" fo:border-right="0.5pt solid #000000" fo:border-top="0.5pt solid #000000" fo:border-bottom="0.5pt solid #000000"/>
    </style:style>
    <style:style style:name="Таблица120.A2" style:family="table-cell">
      <style:table-cell-properties style:vertical-align="" fo:padding="0cm" fo:border-left="0.05pt solid #000000" fo:border-right="none" fo:border-top="none" fo:border-bottom="0.5pt solid #000000"/>
    </style:style>
    <style:style style:name="Таблица120.3" style:family="table-row">
      <style:table-row-properties style:min-row-height="0.711cm" fo:keep-together="always"/>
    </style:style>
    <style:style style:name="Таблица120.A3" style:family="table-cell">
      <style:table-cell-properties style:vertical-align="middle" fo:padding="0cm" fo:border-left="0.05pt solid #000000" fo:border-right="none" fo:border-top="none" fo:border-bottom="0.5pt solid #000000"/>
    </style:style>
    <style:style style:name="Таблица120.H3" style:family="table-cell">
      <style:table-cell-properties style:vertical-align="middle" fo:padding="0cm" fo:border-left="0.05pt solid #000000" fo:border-right="0.5pt solid #000000" fo:border-top="none" fo:border-bottom="0.5pt solid #000000"/>
    </style:style>
    <style:style style:name="Таблица120.18" style:family="table-row">
      <style:table-row-properties style:row-height="0.9cm" fo:keep-together="always"/>
    </style:style>
    <style:style style:name="Таблица120.A18" style:family="table-cell">
      <style:table-cell-properties style:vertical-align="middle" fo:padding="0cm" fo:border-left="0.05pt solid #000000" fo:border-right="0.5pt solid #000000" fo:border-top="1pt solid #000000" fo:border-bottom="0.05pt solid #000000"/>
    </style:style>
    <style:style style:name="Таблица120.B18" style:family="table-cell">
      <style:table-cell-properties style:vertical-align="middle" fo:padding="0cm" fo:border-left="0.5pt solid #000000" fo:border-right="none" fo:border-top="1pt solid #000000" fo:border-bottom="0.05pt solid #000000"/>
    </style:style>
    <style:style style:name="Таблица120.I18" style:family="table-cell">
      <style:table-cell-properties style:vertical-align="middle" fo:padding="0cm" fo:border-left="0.5pt solid #000000" fo:border-right="0.5pt solid #000000" fo:border-top="1pt solid #000000" fo:border-bottom="0.05pt solid #000000"/>
    </style:style>
    <style:style style:name="Таблица12" style:family="table">
      <style:table-properties style:width="28.4cm" fo:margin-left="0.191cm" fo:margin-top="0cm" fo:margin-bottom="0cm" table:align="left" table:border-model="collapsing"/>
    </style:style>
    <style:style style:name="Таблица12.A" style:family="table-column">
      <style:table-column-properties style:column-width="0.893cm"/>
    </style:style>
    <style:style style:name="Таблица12.B" style:family="table-column">
      <style:table-column-properties style:column-width="0.593cm"/>
    </style:style>
    <style:style style:name="Таблица12.C" style:family="table-column">
      <style:table-column-properties style:column-width="0.337cm"/>
    </style:style>
    <style:style style:name="Таблица12.D" style:family="table-column">
      <style:table-column-properties style:column-width="0.554cm"/>
    </style:style>
    <style:style style:name="Таблица12.E" style:family="table-column">
      <style:table-column-properties style:column-width="1.531cm"/>
    </style:style>
    <style:style style:name="Таблица12.F" style:family="table-column">
      <style:table-column-properties style:column-width="0.076cm"/>
    </style:style>
    <style:style style:name="Таблица12.G" style:family="table-column">
      <style:table-column-properties style:column-width="2.02cm"/>
    </style:style>
    <style:style style:name="Таблица12.H" style:family="table-column">
      <style:table-column-properties style:column-width="0.275cm"/>
    </style:style>
    <style:style style:name="Таблица12.I" style:family="table-column">
      <style:table-column-properties style:column-width="1.332cm"/>
    </style:style>
    <style:style style:name="Таблица12.J" style:family="table-column">
      <style:table-column-properties style:column-width="0.769cm"/>
    </style:style>
    <style:style style:name="Таблица12.K" style:family="table-column">
      <style:table-column-properties style:column-width="1.528cm"/>
    </style:style>
    <style:style style:name="Таблица12.L" style:family="table-column">
      <style:table-column-properties style:column-width="1.032cm"/>
    </style:style>
    <style:style style:name="Таблица12.M" style:family="table-column">
      <style:table-column-properties style:column-width="0.406cm"/>
    </style:style>
    <style:style style:name="Таблица12.N" style:family="table-column">
      <style:table-column-properties style:column-width="0.665cm"/>
    </style:style>
    <style:style style:name="Таблица12.O" style:family="table-column">
      <style:table-column-properties style:column-width="0.601cm"/>
    </style:style>
    <style:style style:name="Таблица12.P" style:family="table-column">
      <style:table-column-properties style:column-width="0.901cm"/>
    </style:style>
    <style:style style:name="Таблица12.Q" style:family="table-column">
      <style:table-column-properties style:column-width="0.863cm"/>
    </style:style>
    <style:style style:name="Таблица12.R" style:family="table-column">
      <style:table-column-properties style:column-width="2.062cm"/>
    </style:style>
    <style:style style:name="Таблица12.S" style:family="table-column">
      <style:table-column-properties style:column-width="0.42cm"/>
    </style:style>
    <style:style style:name="Таблица12.T" style:family="table-column">
      <style:table-column-properties style:column-width="1.147cm"/>
    </style:style>
    <style:style style:name="Таблица12.U" style:family="table-column">
      <style:table-column-properties style:column-width="2.096cm"/>
    </style:style>
    <style:style style:name="Таблица12.V" style:family="table-column">
      <style:table-column-properties style:column-width="0.427cm"/>
    </style:style>
    <style:style style:name="Таблица12.W" style:family="table-column">
      <style:table-column-properties style:column-width="1.797cm"/>
    </style:style>
    <style:style style:name="Таблица12.X" style:family="table-column">
      <style:table-column-properties style:column-width="0.873cm"/>
    </style:style>
    <style:style style:name="Таблица12.Y" style:family="table-column">
      <style:table-column-properties style:column-width="0.196cm"/>
    </style:style>
    <style:style style:name="Таблица12.Z" style:family="table-column">
      <style:table-column-properties style:column-width="0.499cm"/>
    </style:style>
    <style:style style:name="Таблица12.a" style:family="table-column">
      <style:table-column-properties style:column-width="1.61cm"/>
    </style:style>
    <style:style style:name="Таблица12.b" style:family="table-column">
      <style:table-column-properties style:column-width="1.399cm"/>
    </style:style>
    <style:style style:name="Таблица12.c" style:family="table-column">
      <style:table-column-properties style:column-width="0.097cm"/>
    </style:style>
    <style:style style:name="Таблица12.d" style:family="table-column">
      <style:table-column-properties style:column-width="1.404cm"/>
    </style:style>
    <style:style style:name="Таблица12.1" style:family="table-row">
      <style:table-row-properties style:row-height="0.459cm" fo:keep-together="always"/>
    </style:style>
    <style:style style:name="Таблица12.A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 fo:border-=".018cm solid #000000"/>
    </style:style>
    <style:style style:name="Таблица12.H1" style:family="table-cell">
      <style:table-cell-properties fo:padding-left="0.191cm" fo:padding-right="0.191cm" fo:padding-top="0cm" fo:padding-bottom="0cm" fo:border="0.5pt solid #000000"/>
    </style:style>
    <style:style style:name="Таблица12.J1" style:family="table-cell">
      <style:table-cell-properties fo:padding-left="0.191cm" fo:padding-right="0.191cm" fo:padding-top="0cm" fo:padding-bottom="0cm" fo:border-left="0.5pt solid #000000" fo:border-right="none" fo:border-top="none" fo:border-bottom="none"/>
    </style:style>
    <style:style style:name="Таблица12.N1" style:family="table-cell">
      <style:table-cell-properties fo:padding-left="0.191cm" fo:padding-right="0.191cm" fo:padding-top="0cm" fo:padding-bottom="0cm" fo:border="none"/>
    </style:style>
    <style:style style:name="Таблица12.W1" style:family="table-cell">
      <style:table-cell-properties fo:padding-left="0.191cm" fo:padding-right="0.191cm" fo:padding-top="0cm" fo:padding-bottom="0cm" fo:border="none"/>
    </style:style>
    <style:style style:name="Таблица12.H2" style:family="table-cell">
      <style:table-cell-properties fo:padding-left="0.191cm" fo:padding-right="0.191cm" fo:padding-top="0cm" fo:padding-bottom="0cm" fo:border="0.5pt solid #000000"/>
    </style:style>
    <style:style style:name="Таблица12.J2" style:family="table-cell">
      <style:table-cell-properties fo:padding-left="0.191cm" fo:padding-right="0.191cm" fo:padding-top="0cm" fo:padding-bottom="0cm" fo:border-left="0.5pt solid #000000" fo:border-right="none" fo:border-top="none" fo:border-bottom="none"/>
    </style:style>
    <style:style style:name="Таблица12.P2" style:family="table-cell">
      <style:table-cell-properties fo:padding-left="0.191cm" fo:padding-right="0.191cm" fo:padding-top="0cm" fo:padding-bottom="0cm" fo:border="none"/>
    </style:style>
    <style:style style:name="Таблица12.A3" style:family="table-cell">
      <style:table-cell-properties fo:padding-left="0.191cm" fo:padding-right="0.191cm" fo:padding-top="0cm" fo:padding-bottom="0cm" fo:border-left="0.5pt solid #000000" fo:border-right="none" fo:border-top="0.5pt solid #000000" fo:border-bottom="none" fo:border-=".018cm solid #000000"/>
    </style:style>
    <style:style style:name="Таблица12.J3" style:family="table-cell">
      <style:table-cell-properties fo:padding-left="0.191cm" fo:padding-right="0.191cm" fo:padding-top="0cm" fo:padding-bottom="0cm" fo:border-left="0.5pt solid #000000" fo:border-right="none" fo:border-top="none" fo:border-bottom="none"/>
    </style:style>
    <style:style style:name="Таблица12.P3" style:family="table-cell">
      <style:table-cell-properties fo:padding-left="0.191cm" fo:padding-right="0.191cm" fo:padding-top="0cm" fo:padding-bottom="0cm" fo:border="none"/>
    </style:style>
    <style:style style:name="Таблица12.4" style:family="table-row">
      <style:table-row-properties style:row-height="0.499cm" fo:keep-together="always"/>
    </style:style>
    <style:style style:name="Таблица12.A4" style:family="table-cell">
      <style:table-cell-properties style:vertical-align="middle" fo:padding="0cm" fo:border-left="0.05pt solid #000000" fo:border-right="0.5pt solid #000000" fo:border-top="0.5pt solid #000000" fo:border-bottom="none" fo:border-=".018cm solid #000000"/>
    </style:style>
    <style:style style:name="Таблица12.T4" style:family="table-cell">
      <style:table-cell-properties style:vertical-align="middle" fo:padding="0cm" fo:border-left="0.5pt solid #000000" fo:border-right="0.5pt solid #000000" fo:border-top="0.5pt solid #000000" fo:border-bottom="none" fo:border-=".018cm solid #000000"/>
    </style:style>
    <style:style style:name="Таблица12.X4" style:family="table-cell">
      <style:table-cell-properties style:vertical-align="middle" fo:padding="0cm" fo:border-left="0.5pt solid #000000" fo:border-right="0.5pt solid #000000" fo:border-top="0.5pt solid #000000" fo:border-bottom="1pt solid #000000"/>
    </style:style>
    <style:style style:name="Таблица12.d4" style:family="table-cell">
      <style:table-cell-properties style:vertical-align="middle" fo:padding="0cm" fo:border-left="0.5pt solid #000000" fo:border-right="0.5pt solid #000000" fo:border-top="0.5pt solid #000000" fo:border-bottom="1pt solid #000000"/>
    </style:style>
    <style:style style:name="Таблица12.A5" style:family="table-cell">
      <style:table-cell-properties style:vertical-align="middle" fo:padding="0cm" fo:border="0.05pt solid #000000" fo:border-=".018cm solid #000000"/>
    </style:style>
    <style:style style:name="Таблица12.R6" style:family="table-cell">
      <style:table-cell-properties style:vertical-align="middle" fo:padding="0cm" fo:border="0.5pt solid #000000"/>
    </style:style>
    <style:style style:name="Таблица12.S6" style:family="table-cell">
      <style:table-cell-properties style:vertical-align="middle" fo:padding="0cm" fo:border-left="0.5pt solid #000000" fo:border-right="1pt solid #000000" fo:border-top="0.5pt solid #000000" fo:border-bottom="0.5pt solid #000000"/>
    </style:style>
    <style:style style:name="Таблица12.U6" style:family="table-cell">
      <style:table-cell-properties style:vertical-align="middle" fo:padding="0cm" fo:border-left="1pt solid #000000" fo:border-right="0.5pt solid #000000" fo:border-top="1pt solid #000000" fo:border-bottom="1pt solid #000000" fo:border-=".018cm solid #000000"/>
    </style:style>
    <style:style style:name="Таблица12.a6" style:family="table-cell">
      <style:table-cell-properties style:vertical-align="middle" fo:padding="0cm" fo:border-left="0.5pt solid #000000" fo:border-right="1pt solid #000000" fo:border-top="1pt solid #000000" fo:border-bottom="1pt solid #000000" fo:border-=".018cm solid #000000"/>
    </style:style>
    <style:style style:name="Таблица12.B7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12.E7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12.F7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12.I7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12.K7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12.L7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12.M7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12.O7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12.R7" style:family="table-cell">
      <style:table-cell-properties fo:padding="0cm" fo:border="0.5pt solid #000000"/>
    </style:style>
    <style:style style:name="Таблица12.S7" style:family="table-cell">
      <style:table-cell-properties fo:padding="0cm" fo:border-left="0.5pt solid #000000" fo:border-right="1pt solid #000000" fo:border-top="0.5pt solid #000000" fo:border-bottom="0.5pt solid #000000"/>
    </style:style>
    <style:style style:name="Таблица12.B8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12.E8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12.F8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12.I8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12.K8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12.L8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12.M8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12.O8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12.R8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12.S8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12.9" style:family="table-row">
      <style:table-row-properties style:min-row-height="1.422cm" fo:keep-together="always"/>
    </style:style>
    <style:style style:name="Таблица12.A9" style:family="table-cell">
      <style:table-cell-properties style:vertical-align="" fo:padding="0cm" fo:border-left="0.05pt solid #000000" fo:border-right="none" fo:border-top="0.5pt solid #000000" fo:border-bottom="0.5pt solid #000000"/>
    </style:style>
    <style:style style:name="Таблица12.Q9" style:family="table-cell">
      <style:table-cell-properties style:vertical-align="" fo:padding="0cm" fo:border-left="0.05pt solid #000000" fo:border-right="none" fo:border-top="0.5pt solid #000000" fo:border-bottom="0.5pt solid #000000"/>
    </style:style>
    <style:style style:name="Таблица12.V9" style:family="table-cell">
      <style:table-cell-properties style:vertical-align="" fo:padding="0cm" fo:border-left="0.05pt solid #000000" fo:border-right="none" fo:border-top="0.5pt solid #000000" fo:border-bottom="0.5pt solid #000000"/>
    </style:style>
    <style:style style:name="Таблица12.Z9" style:family="table-cell">
      <style:table-cell-properties style:vertical-align="" fo:padding="0cm" fo:border-left="0.05pt solid #000000" fo:border-right="none" fo:border-top="0.5pt solid #000000" fo:border-bottom="0.5pt solid #000000"/>
    </style:style>
    <style:style style:name="Таблица12.b9" style:family="table-cell">
      <style:table-cell-properties style:vertical-align="" fo:padding="0cm" fo:border-left="0.05pt solid #000000" fo:border-right="0.5pt solid #000000" fo:border-top="0.5pt solid #000000" fo:border-bottom="0.5pt solid #000000"/>
    </style:style>
    <style:style style:name="Таблица12.A10" style:family="table-cell">
      <style:table-cell-properties style:vertical-align="" fo:padding="0cm" fo:border-left="0.05pt solid #000000" fo:border-right="none" fo:border-top="none" fo:border-bottom="0.5pt solid #000000"/>
    </style:style>
    <style:style style:name="Таблица12.N10" style:family="table-cell">
      <style:table-cell-properties style:vertical-align="" fo:padding="0cm" fo:border-left="0.05pt solid #000000" fo:border-right="none" fo:border-top="none" fo:border-bottom="0.5pt solid #000000"/>
    </style:style>
    <style:style style:name="Таблица12.Q10" style:family="table-cell">
      <style:table-cell-properties style:vertical-align="" fo:padding="0cm" fo:border-left="0.05pt solid #000000" fo:border-right="none" fo:border-top="0.5pt solid #000000" fo:border-bottom="0.5pt solid #000000"/>
    </style:style>
    <style:style style:name="Таблица12.V10" style:family="table-cell">
      <style:table-cell-properties style:vertical-align="" fo:padding="0cm" fo:border-left="0.05pt solid #000000" fo:border-right="none" fo:border-top="0.5pt solid #000000" fo:border-bottom="0.5pt solid #000000"/>
    </style:style>
    <style:style style:name="Таблица12.Z10" style:family="table-cell">
      <style:table-cell-properties style:vertical-align="" fo:padding="0cm" fo:border-left="0.05pt solid #000000" fo:border-right="none" fo:border-top="0.5pt solid #000000" fo:border-bottom="0.5pt solid #000000"/>
    </style:style>
    <style:style style:name="Таблица12.b10" style:family="table-cell">
      <style:table-cell-properties style:vertical-align="" fo:padding="0cm" fo:border-left="0.05pt solid #000000" fo:border-right="0.5pt solid #000000" fo:border-top="0.5pt solid #000000" fo:border-bottom="0.5pt solid #000000"/>
    </style:style>
    <style:style style:name="Таблица12.11" style:family="table-row">
      <style:table-row-properties style:min-row-height="0.711cm" fo:keep-together="always"/>
    </style:style>
    <style:style style:name="Таблица12.A11" style:family="table-cell">
      <style:table-cell-properties style:vertical-align="middle" fo:padding="0cm" fo:border-left="0.05pt solid #000000" fo:border-right="none" fo:border-top="none" fo:border-bottom="0.5pt solid #000000"/>
    </style:style>
    <style:style style:name="Таблица12.N11" style:family="table-cell">
      <style:table-cell-properties style:vertical-align="middle" fo:padding="0cm" fo:border-left="0.05pt solid #000000" fo:border-right="none" fo:border-top="none" fo:border-bottom="0.5pt solid #000000"/>
    </style:style>
    <style:style style:name="Таблица12.Q11" style:family="table-cell">
      <style:table-cell-properties style:vertical-align="middle" fo:padding="0cm" fo:border-left="0.05pt solid #000000" fo:border-right="none" fo:border-top="none" fo:border-bottom="0.5pt solid #000000"/>
    </style:style>
    <style:style style:name="Таблица12.V11" style:family="table-cell">
      <style:table-cell-properties style:vertical-align="middle" fo:padding="0cm" fo:border-left="0.05pt solid #000000" fo:border-right="none" fo:border-top="none" fo:border-bottom="0.5pt solid #000000"/>
    </style:style>
    <style:style style:name="Таблица12.Z11" style:family="table-cell">
      <style:table-cell-properties style:vertical-align="middle" fo:padding="0cm" fo:border-left="0.05pt solid #000000" fo:border-right="none" fo:border-top="none" fo:border-bottom="0.5pt solid #000000"/>
    </style:style>
    <style:style style:name="Таблица12.b11" style:family="table-cell">
      <style:table-cell-properties style:vertical-align="middle" fo:padding="0cm" fo:border-left="0.05pt solid #000000" fo:border-right="0.5pt solid #000000" fo:border-top="none" fo:border-bottom="0.5pt solid #000000"/>
    </style:style>
    <style:style style:name="Таблица12.A12" style:family="table-cell">
      <style:table-cell-properties style:vertical-align="middle" fo:padding="0cm" fo:border-left="0.05pt solid #000000" fo:border-right="none" fo:border-top="none" fo:border-bottom="0.5pt solid #000000"/>
    </style:style>
    <style:style style:name="Таблица12.N12" style:family="table-cell">
      <style:table-cell-properties style:vertical-align="middle" fo:padding="0cm" fo:border-left="0.05pt solid #000000" fo:border-right="none" fo:border-top="none" fo:border-bottom="0.5pt solid #000000"/>
    </style:style>
    <style:style style:name="Таблица12.Q12" style:family="table-cell">
      <style:table-cell-properties style:vertical-align="middle" fo:padding="0cm" fo:border-left="0.05pt solid #000000" fo:border-right="none" fo:border-top="none" fo:border-bottom="0.5pt solid #000000"/>
    </style:style>
    <style:style style:name="Таблица12.V12" style:family="table-cell">
      <style:table-cell-properties style:vertical-align="middle" fo:padding="0cm" fo:border-left="0.05pt solid #000000" fo:border-right="none" fo:border-top="none" fo:border-bottom="0.5pt solid #000000"/>
    </style:style>
    <style:style style:name="Таблица12.Z12" style:family="table-cell">
      <style:table-cell-properties style:vertical-align="middle" fo:padding="0cm" fo:border-left="0.05pt solid #000000" fo:border-right="none" fo:border-top="none" fo:border-bottom="0.5pt solid #000000"/>
    </style:style>
    <style:style style:name="Таблица12.b12" style:family="table-cell">
      <style:table-cell-properties style:vertical-align="middle" fo:padding="0cm" fo:border-left="0.05pt solid #000000" fo:border-right="0.5pt solid #000000" fo:border-top="none" fo:border-bottom="0.5pt solid #000000"/>
    </style:style>
    <style:style style:name="Таблица12.A13" style:family="table-cell">
      <style:table-cell-properties style:vertical-align="middle" fo:padding="0cm" fo:border-left="0.05pt solid #000000" fo:border-right="none" fo:border-top="none" fo:border-bottom="0.5pt solid #000000"/>
    </style:style>
    <style:style style:name="Таблица12.N13" style:family="table-cell">
      <style:table-cell-properties style:vertical-align="middle" fo:padding="0cm" fo:border-left="0.05pt solid #000000" fo:border-right="none" fo:border-top="none" fo:border-bottom="0.5pt solid #000000"/>
    </style:style>
    <style:style style:name="Таблица12.Q13" style:family="table-cell">
      <style:table-cell-properties style:vertical-align="middle" fo:padding="0cm" fo:border-left="0.05pt solid #000000" fo:border-right="none" fo:border-top="none" fo:border-bottom="0.5pt solid #000000"/>
    </style:style>
    <style:style style:name="Таблица12.V13" style:family="table-cell">
      <style:table-cell-properties style:vertical-align="middle" fo:padding="0cm" fo:border-left="0.05pt solid #000000" fo:border-right="none" fo:border-top="none" fo:border-bottom="0.5pt solid #000000"/>
    </style:style>
    <style:style style:name="Таблица12.Z13" style:family="table-cell">
      <style:table-cell-properties style:vertical-align="middle" fo:padding="0cm" fo:border-left="0.05pt solid #000000" fo:border-right="none" fo:border-top="none" fo:border-bottom="0.5pt solid #000000"/>
    </style:style>
    <style:style style:name="Таблица12.b13" style:family="table-cell">
      <style:table-cell-properties style:vertical-align="middle" fo:padding="0cm" fo:border-left="0.05pt solid #000000" fo:border-right="0.5pt solid #000000" fo:border-top="none" fo:border-bottom="0.5pt solid #000000"/>
    </style:style>
    <style:style style:name="Таблица12.A14" style:family="table-cell">
      <style:table-cell-properties style:vertical-align="middle" fo:padding="0cm" fo:border-left="0.05pt solid #000000" fo:border-right="none" fo:border-top="none" fo:border-bottom="0.5pt solid #000000"/>
    </style:style>
    <style:style style:name="Таблица12.N14" style:family="table-cell">
      <style:table-cell-properties style:vertical-align="middle" fo:padding="0cm" fo:border-left="0.05pt solid #000000" fo:border-right="none" fo:border-top="none" fo:border-bottom="0.5pt solid #000000"/>
    </style:style>
    <style:style style:name="Таблица12.Q14" style:family="table-cell">
      <style:table-cell-properties style:vertical-align="middle" fo:padding="0cm" fo:border-left="0.05pt solid #000000" fo:border-right="none" fo:border-top="none" fo:border-bottom="0.5pt solid #000000"/>
    </style:style>
    <style:style style:name="Таблица12.V14" style:family="table-cell">
      <style:table-cell-properties style:vertical-align="middle" fo:padding="0cm" fo:border-left="0.05pt solid #000000" fo:border-right="none" fo:border-top="none" fo:border-bottom="0.5pt solid #000000"/>
    </style:style>
    <style:style style:name="Таблица12.Z14" style:family="table-cell">
      <style:table-cell-properties style:vertical-align="middle" fo:padding="0cm" fo:border-left="0.05pt solid #000000" fo:border-right="none" fo:border-top="none" fo:border-bottom="0.5pt solid #000000"/>
    </style:style>
    <style:style style:name="Таблица12.b14" style:family="table-cell">
      <style:table-cell-properties style:vertical-align="middle" fo:padding="0cm" fo:border-left="0.05pt solid #000000" fo:border-right="0.5pt solid #000000" fo:border-top="none" fo:border-bottom="0.5pt solid #000000"/>
    </style:style>
    <style:style style:name="Таблица12.A15" style:family="table-cell">
      <style:table-cell-properties style:vertical-align="middle" fo:padding="0cm" fo:border-left="0.05pt solid #000000" fo:border-right="none" fo:border-top="none" fo:border-bottom="0.5pt solid #000000"/>
    </style:style>
    <style:style style:name="Таблица12.N15" style:family="table-cell">
      <style:table-cell-properties style:vertical-align="middle" fo:padding="0cm" fo:border-left="0.05pt solid #000000" fo:border-right="none" fo:border-top="none" fo:border-bottom="0.5pt solid #000000"/>
    </style:style>
    <style:style style:name="Таблица12.Q15" style:family="table-cell">
      <style:table-cell-properties style:vertical-align="middle" fo:padding="0cm" fo:border-left="0.05pt solid #000000" fo:border-right="none" fo:border-top="none" fo:border-bottom="0.5pt solid #000000"/>
    </style:style>
    <style:style style:name="Таблица12.V15" style:family="table-cell">
      <style:table-cell-properties style:vertical-align="middle" fo:padding="0cm" fo:border-left="0.05pt solid #000000" fo:border-right="none" fo:border-top="none" fo:border-bottom="0.5pt solid #000000"/>
    </style:style>
    <style:style style:name="Таблица12.Z15" style:family="table-cell">
      <style:table-cell-properties style:vertical-align="middle" fo:padding="0cm" fo:border-left="0.05pt solid #000000" fo:border-right="none" fo:border-top="none" fo:border-bottom="0.5pt solid #000000"/>
    </style:style>
    <style:style style:name="Таблица12.b15" style:family="table-cell">
      <style:table-cell-properties style:vertical-align="middle" fo:padding="0cm" fo:border-left="0.05pt solid #000000" fo:border-right="0.5pt solid #000000" fo:border-top="none" fo:border-bottom="0.5pt solid #000000"/>
    </style:style>
    <style:style style:name="Таблица12.A16" style:family="table-cell">
      <style:table-cell-properties style:vertical-align="middle" fo:padding="0cm" fo:border-left="0.05pt solid #000000" fo:border-right="none" fo:border-top="none" fo:border-bottom="0.5pt solid #000000"/>
    </style:style>
    <style:style style:name="Таблица12.N16" style:family="table-cell">
      <style:table-cell-properties style:vertical-align="middle" fo:padding="0cm" fo:border-left="0.05pt solid #000000" fo:border-right="none" fo:border-top="none" fo:border-bottom="0.5pt solid #000000"/>
    </style:style>
    <style:style style:name="Таблица12.Q16" style:family="table-cell">
      <style:table-cell-properties style:vertical-align="middle" fo:padding="0cm" fo:border-left="0.05pt solid #000000" fo:border-right="none" fo:border-top="none" fo:border-bottom="0.5pt solid #000000"/>
    </style:style>
    <style:style style:name="Таблица12.V16" style:family="table-cell">
      <style:table-cell-properties style:vertical-align="middle" fo:padding="0cm" fo:border-left="0.05pt solid #000000" fo:border-right="none" fo:border-top="none" fo:border-bottom="0.5pt solid #000000"/>
    </style:style>
    <style:style style:name="Таблица12.Z16" style:family="table-cell">
      <style:table-cell-properties style:vertical-align="middle" fo:padding="0cm" fo:border-left="0.05pt solid #000000" fo:border-right="none" fo:border-top="none" fo:border-bottom="0.5pt solid #000000"/>
    </style:style>
    <style:style style:name="Таблица12.b16" style:family="table-cell">
      <style:table-cell-properties style:vertical-align="middle" fo:padding="0cm" fo:border-left="0.05pt solid #000000" fo:border-right="0.5pt solid #000000" fo:border-top="none" fo:border-bottom="0.5pt solid #000000"/>
    </style:style>
    <style:style style:name="Таблица12.A17" style:family="table-cell">
      <style:table-cell-properties style:vertical-align="middle" fo:padding="0cm" fo:border-left="0.05pt solid #000000" fo:border-right="none" fo:border-top="none" fo:border-bottom="0.5pt solid #000000"/>
    </style:style>
    <style:style style:name="Таблица12.N17" style:family="table-cell">
      <style:table-cell-properties style:vertical-align="middle" fo:padding="0cm" fo:border-left="0.05pt solid #000000" fo:border-right="none" fo:border-top="none" fo:border-bottom="0.5pt solid #000000"/>
    </style:style>
    <style:style style:name="Таблица12.Q17" style:family="table-cell">
      <style:table-cell-properties style:vertical-align="middle" fo:padding="0cm" fo:border-left="0.05pt solid #000000" fo:border-right="none" fo:border-top="none" fo:border-bottom="0.5pt solid #000000"/>
    </style:style>
    <style:style style:name="Таблица12.V17" style:family="table-cell">
      <style:table-cell-properties style:vertical-align="middle" fo:padding="0cm" fo:border-left="0.05pt solid #000000" fo:border-right="none" fo:border-top="none" fo:border-bottom="0.5pt solid #000000"/>
    </style:style>
    <style:style style:name="Таблица12.Z17" style:family="table-cell">
      <style:table-cell-properties style:vertical-align="middle" fo:padding="0cm" fo:border-left="0.05pt solid #000000" fo:border-right="none" fo:border-top="none" fo:border-bottom="0.5pt solid #000000"/>
    </style:style>
    <style:style style:name="Таблица12.b17" style:family="table-cell">
      <style:table-cell-properties style:vertical-align="middle" fo:padding="0cm" fo:border-left="0.05pt solid #000000" fo:border-right="0.5pt solid #000000" fo:border-top="none" fo:border-bottom="0.5pt solid #000000"/>
    </style:style>
    <style:style style:name="Таблица12.A18" style:family="table-cell">
      <style:table-cell-properties style:vertical-align="middle" fo:padding="0cm" fo:border-left="0.05pt solid #000000" fo:border-right="none" fo:border-top="none" fo:border-bottom="0.5pt solid #000000"/>
    </style:style>
    <style:style style:name="Таблица12.N18" style:family="table-cell">
      <style:table-cell-properties style:vertical-align="middle" fo:padding="0cm" fo:border-left="0.05pt solid #000000" fo:border-right="none" fo:border-top="none" fo:border-bottom="0.5pt solid #000000"/>
    </style:style>
    <style:style style:name="Таблица12.Q18" style:family="table-cell">
      <style:table-cell-properties style:vertical-align="middle" fo:padding="0cm" fo:border-left="0.05pt solid #000000" fo:border-right="none" fo:border-top="none" fo:border-bottom="0.5pt solid #000000"/>
    </style:style>
    <style:style style:name="Таблица12.V18" style:family="table-cell">
      <style:table-cell-properties style:vertical-align="middle" fo:padding="0cm" fo:border-left="0.05pt solid #000000" fo:border-right="none" fo:border-top="none" fo:border-bottom="0.5pt solid #000000"/>
    </style:style>
    <style:style style:name="Таблица12.Z18" style:family="table-cell">
      <style:table-cell-properties style:vertical-align="middle" fo:padding="0cm" fo:border-left="0.05pt solid #000000" fo:border-right="none" fo:border-top="none" fo:border-bottom="0.5pt solid #000000"/>
    </style:style>
    <style:style style:name="Таблица12.b18" style:family="table-cell">
      <style:table-cell-properties style:vertical-align="middle" fo:padding="0cm" fo:border-left="0.05pt solid #000000" fo:border-right="0.5pt solid #000000" fo:border-top="none" fo:border-bottom="0.5pt solid #000000"/>
    </style:style>
    <style:style style:name="Таблица12.A19" style:family="table-cell">
      <style:table-cell-properties style:vertical-align="middle" fo:padding="0cm" fo:border-left="0.05pt solid #000000" fo:border-right="none" fo:border-top="none" fo:border-bottom="0.5pt solid #000000"/>
    </style:style>
    <style:style style:name="Таблица12.N19" style:family="table-cell">
      <style:table-cell-properties style:vertical-align="middle" fo:padding="0cm" fo:border-left="0.05pt solid #000000" fo:border-right="none" fo:border-top="none" fo:border-bottom="0.5pt solid #000000"/>
    </style:style>
    <style:style style:name="Таблица12.Q19" style:family="table-cell">
      <style:table-cell-properties style:vertical-align="middle" fo:padding="0cm" fo:border-left="0.05pt solid #000000" fo:border-right="none" fo:border-top="none" fo:border-bottom="0.5pt solid #000000"/>
    </style:style>
    <style:style style:name="Таблица12.V19" style:family="table-cell">
      <style:table-cell-properties style:vertical-align="middle" fo:padding="0cm" fo:border-left="0.05pt solid #000000" fo:border-right="none" fo:border-top="none" fo:border-bottom="0.5pt solid #000000"/>
    </style:style>
    <style:style style:name="Таблица12.Z19" style:family="table-cell">
      <style:table-cell-properties style:vertical-align="middle" fo:padding="0cm" fo:border-left="0.05pt solid #000000" fo:border-right="none" fo:border-top="none" fo:border-bottom="0.5pt solid #000000"/>
    </style:style>
    <style:style style:name="Таблица12.b19" style:family="table-cell">
      <style:table-cell-properties style:vertical-align="middle" fo:padding="0cm" fo:border-left="0.05pt solid #000000" fo:border-right="0.5pt solid #000000" fo:border-top="none" fo:border-bottom="0.5pt solid #000000"/>
    </style:style>
    <style:style style:name="Таблица12.A20" style:family="table-cell">
      <style:table-cell-properties style:vertical-align="middle" fo:padding="0cm" fo:border-left="0.05pt solid #000000" fo:border-right="none" fo:border-top="none" fo:border-bottom="0.5pt solid #000000"/>
    </style:style>
    <style:style style:name="Таблица12.N20" style:family="table-cell">
      <style:table-cell-properties style:vertical-align="middle" fo:padding="0cm" fo:border-left="0.05pt solid #000000" fo:border-right="none" fo:border-top="none" fo:border-bottom="0.5pt solid #000000"/>
    </style:style>
    <style:style style:name="Таблица12.Q20" style:family="table-cell">
      <style:table-cell-properties style:vertical-align="middle" fo:padding="0cm" fo:border-left="0.05pt solid #000000" fo:border-right="none" fo:border-top="none" fo:border-bottom="0.5pt solid #000000"/>
    </style:style>
    <style:style style:name="Таблица12.V20" style:family="table-cell">
      <style:table-cell-properties style:vertical-align="middle" fo:padding="0cm" fo:border-left="0.05pt solid #000000" fo:border-right="none" fo:border-top="none" fo:border-bottom="0.5pt solid #000000"/>
    </style:style>
    <style:style style:name="Таблица12.Z20" style:family="table-cell">
      <style:table-cell-properties style:vertical-align="middle" fo:padding="0cm" fo:border-left="0.05pt solid #000000" fo:border-right="none" fo:border-top="none" fo:border-bottom="0.5pt solid #000000"/>
    </style:style>
    <style:style style:name="Таблица12.b20" style:family="table-cell">
      <style:table-cell-properties style:vertical-align="middle" fo:padding="0cm" fo:border-left="0.05pt solid #000000" fo:border-right="0.5pt solid #000000" fo:border-top="none" fo:border-bottom="0.5pt solid #000000"/>
    </style:style>
    <style:style style:name="Таблица12.A21" style:family="table-cell">
      <style:table-cell-properties style:vertical-align="middle" fo:padding="0cm" fo:border-left="0.05pt solid #000000" fo:border-right="none" fo:border-top="none" fo:border-bottom="0.5pt solid #000000"/>
    </style:style>
    <style:style style:name="Таблица12.N21" style:family="table-cell">
      <style:table-cell-properties style:vertical-align="middle" fo:padding="0cm" fo:border-left="0.05pt solid #000000" fo:border-right="none" fo:border-top="none" fo:border-bottom="0.5pt solid #000000"/>
    </style:style>
    <style:style style:name="Таблица12.Q21" style:family="table-cell">
      <style:table-cell-properties style:vertical-align="middle" fo:padding="0cm" fo:border-left="0.05pt solid #000000" fo:border-right="none" fo:border-top="none" fo:border-bottom="0.5pt solid #000000"/>
    </style:style>
    <style:style style:name="Таблица12.V21" style:family="table-cell">
      <style:table-cell-properties style:vertical-align="middle" fo:padding="0cm" fo:border-left="0.05pt solid #000000" fo:border-right="none" fo:border-top="none" fo:border-bottom="0.5pt solid #000000"/>
    </style:style>
    <style:style style:name="Таблица12.Z21" style:family="table-cell">
      <style:table-cell-properties style:vertical-align="middle" fo:padding="0cm" fo:border-left="0.05pt solid #000000" fo:border-right="none" fo:border-top="none" fo:border-bottom="0.5pt solid #000000"/>
    </style:style>
    <style:style style:name="Таблица12.b21" style:family="table-cell">
      <style:table-cell-properties style:vertical-align="middle" fo:padding="0cm" fo:border-left="0.05pt solid #000000" fo:border-right="0.5pt solid #000000" fo:border-top="none" fo:border-bottom="0.5pt solid #000000"/>
    </style:style>
    <style:style style:name="Таблица12.A22" style:family="table-cell">
      <style:table-cell-properties style:vertical-align="middle" fo:padding="0cm" fo:border-left="0.05pt solid #000000" fo:border-right="none" fo:border-top="none" fo:border-bottom="0.5pt solid #000000"/>
    </style:style>
    <style:style style:name="Таблица12.N22" style:family="table-cell">
      <style:table-cell-properties style:vertical-align="middle" fo:padding="0cm" fo:border-left="0.05pt solid #000000" fo:border-right="none" fo:border-top="none" fo:border-bottom="0.5pt solid #000000"/>
    </style:style>
    <style:style style:name="Таблица12.Q22" style:family="table-cell">
      <style:table-cell-properties style:vertical-align="middle" fo:padding="0cm" fo:border-left="0.05pt solid #000000" fo:border-right="none" fo:border-top="none" fo:border-bottom="0.5pt solid #000000"/>
    </style:style>
    <style:style style:name="Таблица12.V22" style:family="table-cell">
      <style:table-cell-properties style:vertical-align="middle" fo:padding="0cm" fo:border-left="0.05pt solid #000000" fo:border-right="none" fo:border-top="none" fo:border-bottom="0.5pt solid #000000"/>
    </style:style>
    <style:style style:name="Таблица12.Z22" style:family="table-cell">
      <style:table-cell-properties style:vertical-align="middle" fo:padding="0cm" fo:border-left="0.05pt solid #000000" fo:border-right="none" fo:border-top="none" fo:border-bottom="0.5pt solid #000000"/>
    </style:style>
    <style:style style:name="Таблица12.b22" style:family="table-cell">
      <style:table-cell-properties style:vertical-align="middle" fo:padding="0cm" fo:border-left="0.05pt solid #000000" fo:border-right="0.5pt solid #000000" fo:border-top="none" fo:border-bottom="0.5pt solid #000000"/>
    </style:style>
    <style:style style:name="Таблица12.A23" style:family="table-cell">
      <style:table-cell-properties style:vertical-align="middle" fo:padding="0cm" fo:border-left="0.05pt solid #000000" fo:border-right="none" fo:border-top="none" fo:border-bottom="0.5pt solid #000000"/>
    </style:style>
    <style:style style:name="Таблица12.N23" style:family="table-cell">
      <style:table-cell-properties style:vertical-align="middle" fo:padding="0cm" fo:border-left="0.05pt solid #000000" fo:border-right="none" fo:border-top="none" fo:border-bottom="0.5pt solid #000000"/>
    </style:style>
    <style:style style:name="Таблица12.Q23" style:family="table-cell">
      <style:table-cell-properties style:vertical-align="middle" fo:padding="0cm" fo:border-left="0.05pt solid #000000" fo:border-right="none" fo:border-top="none" fo:border-bottom="0.5pt solid #000000"/>
    </style:style>
    <style:style style:name="Таблица12.V23" style:family="table-cell">
      <style:table-cell-properties style:vertical-align="middle" fo:padding="0cm" fo:border-left="0.05pt solid #000000" fo:border-right="none" fo:border-top="none" fo:border-bottom="0.5pt solid #000000"/>
    </style:style>
    <style:style style:name="Таблица12.Z23" style:family="table-cell">
      <style:table-cell-properties style:vertical-align="middle" fo:padding="0cm" fo:border-left="0.05pt solid #000000" fo:border-right="none" fo:border-top="none" fo:border-bottom="0.5pt solid #000000"/>
    </style:style>
    <style:style style:name="Таблица12.b23" style:family="table-cell">
      <style:table-cell-properties style:vertical-align="middle" fo:padding="0cm" fo:border-left="0.05pt solid #000000" fo:border-right="0.5pt solid #000000" fo:border-top="none" fo:border-bottom="0.5pt solid #000000"/>
    </style:style>
    <style:style style:name="Таблица12.A24" style:family="table-cell">
      <style:table-cell-properties style:vertical-align="middle" fo:padding="0cm" fo:border-left="0.05pt solid #000000" fo:border-right="none" fo:border-top="none" fo:border-bottom="0.5pt solid #000000"/>
    </style:style>
    <style:style style:name="Таблица12.N24" style:family="table-cell">
      <style:table-cell-properties style:vertical-align="middle" fo:padding="0cm" fo:border-left="0.05pt solid #000000" fo:border-right="none" fo:border-top="none" fo:border-bottom="0.5pt solid #000000"/>
    </style:style>
    <style:style style:name="Таблица12.Q24" style:family="table-cell">
      <style:table-cell-properties style:vertical-align="middle" fo:padding="0cm" fo:border-left="0.05pt solid #000000" fo:border-right="none" fo:border-top="none" fo:border-bottom="0.5pt solid #000000"/>
    </style:style>
    <style:style style:name="Таблица12.V24" style:family="table-cell">
      <style:table-cell-properties style:vertical-align="middle" fo:padding="0cm" fo:border-left="0.05pt solid #000000" fo:border-right="none" fo:border-top="none" fo:border-bottom="0.5pt solid #000000"/>
    </style:style>
    <style:style style:name="Таблица12.Z24" style:family="table-cell">
      <style:table-cell-properties style:vertical-align="middle" fo:padding="0cm" fo:border-left="0.05pt solid #000000" fo:border-right="none" fo:border-top="none" fo:border-bottom="0.5pt solid #000000"/>
    </style:style>
    <style:style style:name="Таблица12.b24" style:family="table-cell">
      <style:table-cell-properties style:vertical-align="middle" fo:padding="0cm" fo:border-left="0.05pt solid #000000" fo:border-right="0.5pt solid #000000" fo:border-top="none" fo:border-bottom="0.5pt solid #000000"/>
    </style:style>
    <style:style style:name="Таблица12.A25" style:family="table-cell">
      <style:table-cell-properties style:vertical-align="middle" fo:padding="0cm" fo:border-left="0.05pt solid #000000" fo:border-right="none" fo:border-top="none" fo:border-bottom="0.5pt solid #000000"/>
    </style:style>
    <style:style style:name="Таблица12.N25" style:family="table-cell">
      <style:table-cell-properties style:vertical-align="middle" fo:padding="0cm" fo:border-left="0.05pt solid #000000" fo:border-right="none" fo:border-top="none" fo:border-bottom="0.5pt solid #000000"/>
    </style:style>
    <style:style style:name="Таблица12.Q25" style:family="table-cell">
      <style:table-cell-properties style:vertical-align="middle" fo:padding="0cm" fo:border-left="0.05pt solid #000000" fo:border-right="none" fo:border-top="none" fo:border-bottom="0.5pt solid #000000"/>
    </style:style>
    <style:style style:name="Таблица12.V25" style:family="table-cell">
      <style:table-cell-properties style:vertical-align="middle" fo:padding="0cm" fo:border-left="0.05pt solid #000000" fo:border-right="none" fo:border-top="none" fo:border-bottom="0.5pt solid #000000"/>
    </style:style>
    <style:style style:name="Таблица12.Z25" style:family="table-cell">
      <style:table-cell-properties style:vertical-align="middle" fo:padding="0cm" fo:border-left="0.05pt solid #000000" fo:border-right="none" fo:border-top="none" fo:border-bottom="0.5pt solid #000000"/>
    </style:style>
    <style:style style:name="Таблица12.b25" style:family="table-cell">
      <style:table-cell-properties style:vertical-align="middle" fo:padding="0cm" fo:border-left="0.05pt solid #000000" fo:border-right="0.5pt solid #000000" fo:border-top="none" fo:border-bottom="0.5pt solid #000000"/>
    </style:style>
    <style:style style:name="Таблица12.26" style:family="table-row">
      <style:table-row-properties style:row-height="0.9cm" fo:keep-together="always"/>
    </style:style>
    <style:style style:name="Таблица12.A26" style:family="table-cell">
      <style:table-cell-properties style:vertical-align="middle" fo:padding="0cm" fo:border-left="0.05pt solid #000000" fo:border-right="0.5pt solid #000000" fo:border-top="1pt solid #000000" fo:border-bottom="0.05pt solid #000000"/>
    </style:style>
    <style:style style:name="Таблица12.C26" style:family="table-cell">
      <style:table-cell-properties style:vertical-align="middle" fo:padding="0cm" fo:border-left="0.5pt solid #000000" fo:border-right="none" fo:border-top="1pt solid #000000" fo:border-bottom="0.05pt solid #000000"/>
    </style:style>
    <style:style style:name="Таблица12.Y26" style:family="table-cell">
      <style:table-cell-properties style:vertical-align="middle" fo:padding="0cm" fo:border-left="0.5pt solid #000000" fo:border-right="none" fo:border-top="1pt solid #000000" fo:border-bottom="0.05pt solid #000000"/>
    </style:style>
    <style:style style:name="Таблица12.c26" style:family="table-cell">
      <style:table-cell-properties style:vertical-align="middle" fo:padding="0cm" fo:border-left="0.5pt solid #000000" fo:border-right="0.5pt solid #000000" fo:border-top="1pt solid #000000" fo:border-bottom="0.05pt solid #000000"/>
    </style:style>
    <style:style style:name="Таблица29" style:family="table">
      <style:table-properties style:width="28.287cm" fo:margin-left="0.191cm" fo:margin-top="0cm" fo:margin-bottom="0cm" table:align="left" table:border-model="collapsing"/>
    </style:style>
    <style:style style:name="Таблица29.A" style:family="table-column">
      <style:table-column-properties style:column-width="1.824cm"/>
    </style:style>
    <style:style style:name="Таблица29.B" style:family="table-column">
      <style:table-column-properties style:column-width="2.163cm"/>
    </style:style>
    <style:style style:name="Таблица29.C" style:family="table-column">
      <style:table-column-properties style:column-width="2.021cm"/>
    </style:style>
    <style:style style:name="Таблица29.D" style:family="table-column">
      <style:table-column-properties style:column-width="1.607cm"/>
    </style:style>
    <style:style style:name="Таблица29.E" style:family="table-column">
      <style:table-column-properties style:column-width="4.21cm"/>
    </style:style>
    <style:style style:name="Таблица29.F" style:family="table-column">
      <style:table-column-properties style:column-width="0.794cm"/>
    </style:style>
    <style:style style:name="Таблица29.G" style:family="table-column">
      <style:table-column-properties style:column-width="7.92cm"/>
    </style:style>
    <style:style style:name="Таблица29.H" style:family="table-column">
      <style:table-column-properties style:column-width="7.749cm"/>
    </style:style>
    <style:style style:name="Таблица29.1" style:family="table-row">
      <style:table-row-properties style:row-height="0.459cm" fo:keep-together="always"/>
    </style:style>
    <style:style style:name="Таблица29.A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 fo:border-=".018cm solid #000000"/>
    </style:style>
    <style:style style:name="Таблица29.D1" style:family="table-cell">
      <style:table-cell-properties fo:padding-left="0.191cm" fo:padding-right="0.191cm" fo:padding-top="0cm" fo:padding-bottom="0cm" fo:border="0.5pt solid #000000"/>
    </style:style>
    <style:style style:name="Таблица29.E1" style:family="table-cell">
      <style:table-cell-properties fo:padding-left="0.191cm" fo:padding-right="0.191cm" fo:padding-top="0cm" fo:padding-bottom="0cm" fo:border-left="0.5pt solid #000000" fo:border-right="none" fo:border-top="none" fo:border-bottom="none"/>
    </style:style>
    <style:style style:name="Таблица29.F1" style:family="table-cell">
      <style:table-cell-properties fo:padding-left="0.191cm" fo:padding-right="0.191cm" fo:padding-top="0cm" fo:padding-bottom="0cm" fo:border="none"/>
    </style:style>
    <style:style style:name="Таблица29.H1" style:family="table-cell">
      <style:table-cell-properties fo:padding-left="0.191cm" fo:padding-right="0.191cm" fo:padding-top="0cm" fo:padding-bottom="0cm" fo:border="none"/>
    </style:style>
    <style:style style:name="Таблица29.D2" style:family="table-cell">
      <style:table-cell-properties fo:padding-left="0.191cm" fo:padding-right="0.191cm" fo:padding-top="0cm" fo:padding-bottom="0cm" fo:border="0.5pt solid #000000"/>
    </style:style>
    <style:style style:name="Таблица29.E2" style:family="table-cell">
      <style:table-cell-properties fo:padding-left="0.191cm" fo:padding-right="0.191cm" fo:padding-top="0cm" fo:padding-bottom="0cm" fo:border-left="0.5pt solid #000000" fo:border-right="none" fo:border-top="none" fo:border-bottom="none"/>
    </style:style>
    <style:style style:name="Таблица29.G2" style:family="table-cell">
      <style:table-cell-properties fo:padding-left="0.191cm" fo:padding-right="0.191cm" fo:padding-top="0cm" fo:padding-bottom="0cm" fo:border="none"/>
    </style:style>
    <style:style style:name="Таблица29.E3" style:family="table-cell">
      <style:table-cell-properties fo:padding-left="0.191cm" fo:padding-right="0.191cm" fo:padding-top="0cm" fo:padding-bottom="0cm" fo:border-left="0.5pt solid #000000" fo:border-right="none" fo:border-top="none" fo:border-bottom="none"/>
    </style:style>
    <style:style style:name="Таблица29.G3" style:family="table-cell">
      <style:table-cell-properties fo:padding-left="0.191cm" fo:padding-right="0.191cm" fo:padding-top="0cm" fo:padding-bottom="0cm" fo:border="none"/>
    </style:style>
    <style:style style:name="Таблица30" style:family="table">
      <style:table-properties style:width="28.287cm" fo:margin-left="0.191cm" fo:margin-top="0cm" fo:margin-bottom="0cm" table:align="left" table:border-model="collapsing"/>
    </style:style>
    <style:style style:name="Таблица30.A" style:family="table-column">
      <style:table-column-properties style:column-width="0.811cm"/>
    </style:style>
    <style:style style:name="Таблица30.B" style:family="table-column">
      <style:table-column-properties style:column-width="1.482cm"/>
    </style:style>
    <style:style style:name="Таблица30.C" style:family="table-column">
      <style:table-column-properties style:column-width="1.614cm"/>
    </style:style>
    <style:style style:name="Таблица30.D" style:family="table-column">
      <style:table-column-properties style:column-width="2.371cm"/>
    </style:style>
    <style:style style:name="Таблица30.E" style:family="table-column">
      <style:table-column-properties style:column-width="2.101cm"/>
    </style:style>
    <style:style style:name="Таблица30.F" style:family="table-column">
      <style:table-column-properties style:column-width="1.528cm"/>
    </style:style>
    <style:style style:name="Таблица30.G" style:family="table-column">
      <style:table-column-properties style:column-width="1.032cm"/>
    </style:style>
    <style:style style:name="Таблица30.H" style:family="table-column">
      <style:table-column-properties style:column-width="1.071cm"/>
    </style:style>
    <style:style style:name="Таблица30.I" style:family="table-column">
      <style:table-column-properties style:column-width="2.365cm"/>
    </style:style>
    <style:style style:name="Таблица30.J" style:family="table-column">
      <style:table-column-properties style:column-width="2.062cm"/>
    </style:style>
    <style:style style:name="Таблица30.K" style:family="table-column">
      <style:table-column-properties style:column-width="0.42cm"/>
    </style:style>
    <style:style style:name="Таблица30.L" style:family="table-column">
      <style:table-column-properties style:column-width="1.147cm"/>
    </style:style>
    <style:style style:name="Таблица30.M" style:family="table-column">
      <style:table-column-properties style:column-width="4.32cm"/>
    </style:style>
    <style:style style:name="Таблица30.N" style:family="table-column">
      <style:table-column-properties style:column-width="1.568cm"/>
    </style:style>
    <style:style style:name="Таблица30.O" style:family="table-column">
      <style:table-column-properties style:column-width="3.106cm"/>
    </style:style>
    <style:style style:name="Таблица30.P" style:family="table-column">
      <style:table-column-properties style:column-width="1.291cm"/>
    </style:style>
    <style:style style:name="Таблица30.1" style:family="table-row">
      <style:table-row-properties style:row-height="0.499cm" fo:keep-together="always"/>
    </style:style>
    <style:style style:name="Таблица30.A1" style:family="table-cell">
      <style:table-cell-properties style:vertical-align="middle" fo:padding="0cm" fo:border-left="0.05pt solid #000000" fo:border-right="0.5pt solid #000000" fo:border-top="0.5pt solid #000000" fo:border-bottom="none" fo:border-=".018cm solid #000000"/>
    </style:style>
    <style:style style:name="Таблица30.L1" style:family="table-cell">
      <style:table-cell-properties style:vertical-align="middle" fo:padding="0cm" fo:border-left="0.5pt solid #000000" fo:border-right="0.5pt solid #000000" fo:border-top="0.5pt solid #000000" fo:border-bottom="none" fo:border-=".018cm solid #000000"/>
    </style:style>
    <style:style style:name="Таблица30.N1" style:family="table-cell">
      <style:table-cell-properties style:vertical-align="middle" fo:padding="0cm" fo:border-left="0.5pt solid #000000" fo:border-right="0.5pt solid #000000" fo:border-top="0.5pt solid #000000" fo:border-bottom="1pt solid #000000"/>
    </style:style>
    <style:style style:name="Таблица30.P1" style:family="table-cell">
      <style:table-cell-properties style:vertical-align="middle" fo:padding="0cm" fo:border-left="0.5pt solid #000000" fo:border-right="0.5pt solid #000000" fo:border-top="0.5pt solid #000000" fo:border-bottom="1pt solid #000000"/>
    </style:style>
    <style:style style:name="Таблица30.A2" style:family="table-cell">
      <style:table-cell-properties style:vertical-align="middle" fo:padding="0cm" fo:border="0.05pt solid #000000" fo:border-=".018cm solid #000000"/>
    </style:style>
    <style:style style:name="Таблица30.3" style:family="table-row">
      <style:table-row-properties style:row-height="0.459cm" fo:keep-together="always"/>
    </style:style>
    <style:style style:name="Таблица30.J3" style:family="table-cell">
      <style:table-cell-properties style:vertical-align="middle" fo:padding="0cm" fo:border="0.5pt solid #000000"/>
    </style:style>
    <style:style style:name="Таблица30.K3" style:family="table-cell">
      <style:table-cell-properties style:vertical-align="middle" fo:padding="0cm" fo:border-left="0.5pt solid #000000" fo:border-right="1pt solid #000000" fo:border-top="0.5pt solid #000000" fo:border-bottom="0.5pt solid #000000"/>
    </style:style>
    <style:style style:name="Таблица30.M3" style:family="table-cell">
      <style:table-cell-properties style:vertical-align="middle" fo:padding="0cm" fo:border-left="1pt solid #000000" fo:border-right="0.5pt solid #000000" fo:border-top="1pt solid #000000" fo:border-bottom="1pt solid #000000" fo:border-=".018cm solid #000000"/>
    </style:style>
    <style:style style:name="Таблица30.O3" style:family="table-cell">
      <style:table-cell-properties style:vertical-align="middle" fo:padding="0cm" fo:border-left="0.5pt solid #000000" fo:border-right="1pt solid #000000" fo:border-top="1pt solid #000000" fo:border-bottom="1pt solid #000000" fo:border-=".018cm solid #000000"/>
    </style:style>
    <style:style style:name="Таблица30.B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30.C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30.D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30.E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30.F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30.G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30.H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30.I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30.J4" style:family="table-cell">
      <style:table-cell-properties fo:padding="0cm" fo:border="0.5pt solid #000000"/>
    </style:style>
    <style:style style:name="Таблица30.K4" style:family="table-cell">
      <style:table-cell-properties fo:padding="0cm" fo:border-left="0.5pt solid #000000" fo:border-right="1pt solid #000000" fo:border-top="0.5pt solid #000000" fo:border-bottom="0.5pt solid #000000"/>
    </style:style>
    <style:style style:name="Таблица30.B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30.C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30.D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30.E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30.F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30.G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30.H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30.I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30.J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30.K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31" style:family="table">
      <style:table-properties style:width="28.287cm" fo:margin-left="0.228cm" fo:margin-top="0cm" fo:margin-bottom="0cm" table:align="left" table:border-model="collapsing"/>
    </style:style>
    <style:style style:name="Таблица31.A" style:family="table-column">
      <style:table-column-properties style:column-width="1.434cm"/>
    </style:style>
    <style:style style:name="Таблица31.B" style:family="table-column">
      <style:table-column-properties style:column-width="9.375cm"/>
    </style:style>
    <style:style style:name="Таблица31.C" style:family="table-column">
      <style:table-column-properties style:column-width="2.392cm"/>
    </style:style>
    <style:style style:name="Таблица31.D" style:family="table-column">
      <style:table-column-properties style:column-width="6.897cm"/>
    </style:style>
    <style:style style:name="Таблица31.E" style:family="table-column">
      <style:table-column-properties style:column-width="3.011cm"/>
    </style:style>
    <style:style style:name="Таблица31.F" style:family="table-column">
      <style:table-column-properties style:column-width="0.042cm"/>
    </style:style>
    <style:style style:name="Таблица31.G" style:family="table-column">
      <style:table-column-properties style:column-width="2.154cm"/>
    </style:style>
    <style:style style:name="Таблица31.H" style:family="table-column">
      <style:table-column-properties style:column-width="1.55cm"/>
    </style:style>
    <style:style style:name="Таблица31.I" style:family="table-column">
      <style:table-column-properties style:column-width="1.432cm"/>
    </style:style>
    <style:style style:name="Таблица31.1" style:family="table-row">
      <style:table-row-properties style:min-row-height="1.422cm" fo:keep-together="always"/>
    </style:style>
    <style:style style:name="Таблица31.A1" style:family="table-cell">
      <style:table-cell-properties style:vertical-align="" fo:padding="0cm" fo:border-left="0.05pt solid #000000" fo:border-right="none" fo:border-top="0.5pt solid #000000" fo:border-bottom="0.5pt solid #000000"/>
    </style:style>
    <style:style style:name="Таблица31.H1" style:family="table-cell">
      <style:table-cell-properties style:vertical-align="" fo:padding="0cm" fo:border-left="0.05pt solid #000000" fo:border-right="0.5pt solid #000000" fo:border-top="0.5pt solid #000000" fo:border-bottom="0.5pt solid #000000"/>
    </style:style>
    <style:style style:name="Таблица31.A2" style:family="table-cell">
      <style:table-cell-properties style:vertical-align="" fo:padding="0cm" fo:border-left="0.05pt solid #000000" fo:border-right="none" fo:border-top="none" fo:border-bottom="0.5pt solid #000000"/>
    </style:style>
    <style:style style:name="Таблица31.3" style:family="table-row">
      <style:table-row-properties style:min-row-height="0.711cm" fo:keep-together="always"/>
    </style:style>
    <style:style style:name="Таблица31.A3" style:family="table-cell">
      <style:table-cell-properties style:vertical-align="middle" fo:padding="0cm" fo:border-left="0.05pt solid #000000" fo:border-right="none" fo:border-top="none" fo:border-bottom="0.5pt solid #000000"/>
    </style:style>
    <style:style style:name="Таблица31.H3" style:family="table-cell">
      <style:table-cell-properties style:vertical-align="middle" fo:padding="0cm" fo:border-left="0.05pt solid #000000" fo:border-right="0.5pt solid #000000" fo:border-top="none" fo:border-bottom="0.5pt solid #000000"/>
    </style:style>
    <style:style style:name="Таблица31.18" style:family="table-row">
      <style:table-row-properties style:row-height="0.9cm" fo:keep-together="always"/>
    </style:style>
    <style:style style:name="Таблица31.A18" style:family="table-cell">
      <style:table-cell-properties style:vertical-align="middle" fo:padding="0cm" fo:border-left="0.05pt solid #000000" fo:border-right="0.5pt solid #000000" fo:border-top="1pt solid #000000" fo:border-bottom="0.05pt solid #000000"/>
    </style:style>
    <style:style style:name="Таблица31.B18" style:family="table-cell">
      <style:table-cell-properties style:vertical-align="middle" fo:padding="0cm" fo:border-left="0.5pt solid #000000" fo:border-right="none" fo:border-top="1pt solid #000000" fo:border-bottom="0.05pt solid #000000"/>
    </style:style>
    <style:style style:name="Таблица31.I18" style:family="table-cell">
      <style:table-cell-properties style:vertical-align="middle" fo:padding="0cm" fo:border-left="0.5pt solid #000000" fo:border-right="0.5pt solid #000000" fo:border-top="1pt solid #000000" fo:border-bottom="0.05pt solid #000000"/>
    </style:style>
    <style:style style:name="Таблица32" style:family="table">
      <style:table-properties style:width="28.287cm" fo:margin-left="0.191cm" fo:margin-top="0cm" fo:margin-bottom="0cm" table:align="left" table:border-model="collapsing"/>
    </style:style>
    <style:style style:name="Таблица32.A" style:family="table-column">
      <style:table-column-properties style:column-width="1.824cm"/>
    </style:style>
    <style:style style:name="Таблица32.B" style:family="table-column">
      <style:table-column-properties style:column-width="2.163cm"/>
    </style:style>
    <style:style style:name="Таблица32.C" style:family="table-column">
      <style:table-column-properties style:column-width="2.021cm"/>
    </style:style>
    <style:style style:name="Таблица32.D" style:family="table-column">
      <style:table-column-properties style:column-width="1.607cm"/>
    </style:style>
    <style:style style:name="Таблица32.E" style:family="table-column">
      <style:table-column-properties style:column-width="4.21cm"/>
    </style:style>
    <style:style style:name="Таблица32.F" style:family="table-column">
      <style:table-column-properties style:column-width="0.794cm"/>
    </style:style>
    <style:style style:name="Таблица32.G" style:family="table-column">
      <style:table-column-properties style:column-width="7.92cm"/>
    </style:style>
    <style:style style:name="Таблица32.H" style:family="table-column">
      <style:table-column-properties style:column-width="7.749cm"/>
    </style:style>
    <style:style style:name="Таблица32.1" style:family="table-row">
      <style:table-row-properties style:row-height="0.459cm" fo:keep-together="always"/>
    </style:style>
    <style:style style:name="Таблица32.A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 fo:border-=".018cm solid #000000"/>
    </style:style>
    <style:style style:name="Таблица32.D1" style:family="table-cell">
      <style:table-cell-properties fo:padding-left="0.191cm" fo:padding-right="0.191cm" fo:padding-top="0cm" fo:padding-bottom="0cm" fo:border="0.5pt solid #000000"/>
    </style:style>
    <style:style style:name="Таблица32.E1" style:family="table-cell">
      <style:table-cell-properties fo:padding-left="0.191cm" fo:padding-right="0.191cm" fo:padding-top="0cm" fo:padding-bottom="0cm" fo:border-left="0.5pt solid #000000" fo:border-right="none" fo:border-top="none" fo:border-bottom="none"/>
    </style:style>
    <style:style style:name="Таблица32.F1" style:family="table-cell">
      <style:table-cell-properties fo:padding-left="0.191cm" fo:padding-right="0.191cm" fo:padding-top="0cm" fo:padding-bottom="0cm" fo:border="none"/>
    </style:style>
    <style:style style:name="Таблица32.H1" style:family="table-cell">
      <style:table-cell-properties fo:padding-left="0.191cm" fo:padding-right="0.191cm" fo:padding-top="0cm" fo:padding-bottom="0cm" fo:border="none"/>
    </style:style>
    <style:style style:name="Таблица32.D2" style:family="table-cell">
      <style:table-cell-properties fo:padding-left="0.191cm" fo:padding-right="0.191cm" fo:padding-top="0cm" fo:padding-bottom="0cm" fo:border="0.5pt solid #000000"/>
    </style:style>
    <style:style style:name="Таблица32.E2" style:family="table-cell">
      <style:table-cell-properties fo:padding-left="0.191cm" fo:padding-right="0.191cm" fo:padding-top="0cm" fo:padding-bottom="0cm" fo:border-left="0.5pt solid #000000" fo:border-right="none" fo:border-top="none" fo:border-bottom="none"/>
    </style:style>
    <style:style style:name="Таблица32.G2" style:family="table-cell">
      <style:table-cell-properties fo:padding-left="0.191cm" fo:padding-right="0.191cm" fo:padding-top="0cm" fo:padding-bottom="0cm" fo:border="none"/>
    </style:style>
    <style:style style:name="Таблица32.E3" style:family="table-cell">
      <style:table-cell-properties fo:padding-left="0.191cm" fo:padding-right="0.191cm" fo:padding-top="0cm" fo:padding-bottom="0cm" fo:border-left="0.5pt solid #000000" fo:border-right="none" fo:border-top="none" fo:border-bottom="none"/>
    </style:style>
    <style:style style:name="Таблица32.G3" style:family="table-cell">
      <style:table-cell-properties fo:padding-left="0.191cm" fo:padding-right="0.191cm" fo:padding-top="0cm" fo:padding-bottom="0cm" fo:border="none"/>
    </style:style>
    <style:style style:name="Таблица36" style:family="table">
      <style:table-properties style:width="28.287cm" fo:margin-left="0.191cm" fo:margin-top="0cm" fo:margin-bottom="0cm" table:align="left" table:border-model="collapsing"/>
    </style:style>
    <style:style style:name="Таблица36.A" style:family="table-column">
      <style:table-column-properties style:column-width="0.917cm"/>
    </style:style>
    <style:style style:name="Таблица36.B" style:family="table-column">
      <style:table-column-properties style:column-width="1.376cm"/>
    </style:style>
    <style:style style:name="Таблица36.C" style:family="table-column">
      <style:table-column-properties style:column-width="1.614cm"/>
    </style:style>
    <style:style style:name="Таблица36.D" style:family="table-column">
      <style:table-column-properties style:column-width="2.371cm"/>
    </style:style>
    <style:style style:name="Таблица36.E" style:family="table-column">
      <style:table-column-properties style:column-width="2.101cm"/>
    </style:style>
    <style:style style:name="Таблица36.F" style:family="table-column">
      <style:table-column-properties style:column-width="1.528cm"/>
    </style:style>
    <style:style style:name="Таблица36.G" style:family="table-column">
      <style:table-column-properties style:column-width="1.032cm"/>
    </style:style>
    <style:style style:name="Таблица36.H" style:family="table-column">
      <style:table-column-properties style:column-width="1.071cm"/>
    </style:style>
    <style:style style:name="Таблица36.I" style:family="table-column">
      <style:table-column-properties style:column-width="2.365cm"/>
    </style:style>
    <style:style style:name="Таблица36.J" style:family="table-column">
      <style:table-column-properties style:column-width="2.062cm"/>
    </style:style>
    <style:style style:name="Таблица36.K" style:family="table-column">
      <style:table-column-properties style:column-width="0.42cm"/>
    </style:style>
    <style:style style:name="Таблица36.L" style:family="table-column">
      <style:table-column-properties style:column-width="1.147cm"/>
    </style:style>
    <style:style style:name="Таблица36.M" style:family="table-column">
      <style:table-column-properties style:column-width="4.32cm"/>
    </style:style>
    <style:style style:name="Таблица36.N" style:family="table-column">
      <style:table-column-properties style:column-width="1.568cm"/>
    </style:style>
    <style:style style:name="Таблица36.O" style:family="table-column">
      <style:table-column-properties style:column-width="3.106cm"/>
    </style:style>
    <style:style style:name="Таблица36.P" style:family="table-column">
      <style:table-column-properties style:column-width="1.291cm"/>
    </style:style>
    <style:style style:name="Таблица36.1" style:family="table-row">
      <style:table-row-properties style:row-height="0.499cm" fo:keep-together="always"/>
    </style:style>
    <style:style style:name="Таблица36.A1" style:family="table-cell">
      <style:table-cell-properties style:vertical-align="middle" fo:padding="0cm" fo:border-left="0.05pt solid #000000" fo:border-right="0.5pt solid #000000" fo:border-top="0.5pt solid #000000" fo:border-bottom="none" fo:border-=".018cm solid #000000"/>
    </style:style>
    <style:style style:name="Таблица36.L1" style:family="table-cell">
      <style:table-cell-properties style:vertical-align="middle" fo:padding="0cm" fo:border-left="0.5pt solid #000000" fo:border-right="0.5pt solid #000000" fo:border-top="0.5pt solid #000000" fo:border-bottom="none" fo:border-=".018cm solid #000000"/>
    </style:style>
    <style:style style:name="Таблица36.N1" style:family="table-cell">
      <style:table-cell-properties style:vertical-align="middle" fo:padding="0cm" fo:border-left="0.5pt solid #000000" fo:border-right="0.5pt solid #000000" fo:border-top="0.5pt solid #000000" fo:border-bottom="1pt solid #000000"/>
    </style:style>
    <style:style style:name="Таблица36.P1" style:family="table-cell">
      <style:table-cell-properties style:vertical-align="middle" fo:padding="0cm" fo:border-left="0.5pt solid #000000" fo:border-right="0.5pt solid #000000" fo:border-top="0.5pt solid #000000" fo:border-bottom="1pt solid #000000"/>
    </style:style>
    <style:style style:name="Таблица36.A2" style:family="table-cell">
      <style:table-cell-properties style:vertical-align="middle" fo:padding="0cm" fo:border="0.05pt solid #000000" fo:border-=".018cm solid #000000"/>
    </style:style>
    <style:style style:name="Таблица36.3" style:family="table-row">
      <style:table-row-properties style:row-height="0.459cm" fo:keep-together="always"/>
    </style:style>
    <style:style style:name="Таблица36.J3" style:family="table-cell">
      <style:table-cell-properties style:vertical-align="middle" fo:padding="0cm" fo:border="0.5pt solid #000000"/>
    </style:style>
    <style:style style:name="Таблица36.K3" style:family="table-cell">
      <style:table-cell-properties style:vertical-align="middle" fo:padding="0cm" fo:border-left="0.5pt solid #000000" fo:border-right="1pt solid #000000" fo:border-top="0.5pt solid #000000" fo:border-bottom="0.5pt solid #000000"/>
    </style:style>
    <style:style style:name="Таблица36.M3" style:family="table-cell">
      <style:table-cell-properties style:vertical-align="middle" fo:padding="0cm" fo:border-left="1pt solid #000000" fo:border-right="0.5pt solid #000000" fo:border-top="1pt solid #000000" fo:border-bottom="1pt solid #000000" fo:border-=".018cm solid #000000"/>
    </style:style>
    <style:style style:name="Таблица36.O3" style:family="table-cell">
      <style:table-cell-properties style:vertical-align="middle" fo:padding="0cm" fo:border-left="0.5pt solid #000000" fo:border-right="1pt solid #000000" fo:border-top="1pt solid #000000" fo:border-bottom="1pt solid #000000" fo:border-=".018cm solid #000000"/>
    </style:style>
    <style:style style:name="Таблица36.B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36.C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36.D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36.E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36.F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36.G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36.H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36.I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36.J4" style:family="table-cell">
      <style:table-cell-properties fo:padding="0cm" fo:border="0.5pt solid #000000"/>
    </style:style>
    <style:style style:name="Таблица36.K4" style:family="table-cell">
      <style:table-cell-properties fo:padding="0cm" fo:border-left="0.5pt solid #000000" fo:border-right="1pt solid #000000" fo:border-top="0.5pt solid #000000" fo:border-bottom="0.5pt solid #000000"/>
    </style:style>
    <style:style style:name="Таблица36.B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36.C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36.D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36.E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36.F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36.G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36.H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36.I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36.J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36.K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37" style:family="table">
      <style:table-properties style:width="28.287cm" fo:margin-left="0.228cm" fo:margin-top="0cm" fo:margin-bottom="0cm" table:align="left" table:border-model="collapsing"/>
    </style:style>
    <style:style style:name="Таблица37.A" style:family="table-column">
      <style:table-column-properties style:column-width="1.434cm"/>
    </style:style>
    <style:style style:name="Таблица37.B" style:family="table-column">
      <style:table-column-properties style:column-width="9.571cm"/>
    </style:style>
    <style:style style:name="Таблица37.C" style:family="table-column">
      <style:table-column-properties style:column-width="2.506cm"/>
    </style:style>
    <style:style style:name="Таблица37.D" style:family="table-column">
      <style:table-column-properties style:column-width="6.895cm"/>
    </style:style>
    <style:style style:name="Таблица37.E" style:family="table-column">
      <style:table-column-properties style:column-width="2.745cm"/>
    </style:style>
    <style:style style:name="Таблица37.F" style:family="table-column">
      <style:table-column-properties style:column-width="0.155cm"/>
    </style:style>
    <style:style style:name="Таблица37.G" style:family="table-column">
      <style:table-column-properties style:column-width="2.083cm"/>
    </style:style>
    <style:style style:name="Таблица37.H" style:family="table-column">
      <style:table-column-properties style:column-width="1.466cm"/>
    </style:style>
    <style:style style:name="Таблица37.I" style:family="table-column">
      <style:table-column-properties style:column-width="1.432cm"/>
    </style:style>
    <style:style style:name="Таблица37.1" style:family="table-row">
      <style:table-row-properties style:min-row-height="1.422cm" fo:keep-together="always"/>
    </style:style>
    <style:style style:name="Таблица37.A1" style:family="table-cell">
      <style:table-cell-properties style:vertical-align="" fo:padding="0cm" fo:border-left="0.05pt solid #000000" fo:border-right="none" fo:border-top="0.5pt solid #000000" fo:border-bottom="0.5pt solid #000000"/>
    </style:style>
    <style:style style:name="Таблица37.H1" style:family="table-cell">
      <style:table-cell-properties style:vertical-align="" fo:padding="0cm" fo:border-left="0.05pt solid #000000" fo:border-right="0.5pt solid #000000" fo:border-top="0.5pt solid #000000" fo:border-bottom="0.5pt solid #000000"/>
    </style:style>
    <style:style style:name="Таблица37.A2" style:family="table-cell">
      <style:table-cell-properties style:vertical-align="" fo:padding="0cm" fo:border-left="0.05pt solid #000000" fo:border-right="none" fo:border-top="none" fo:border-bottom="0.5pt solid #000000"/>
    </style:style>
    <style:style style:name="Таблица37.3" style:family="table-row">
      <style:table-row-properties style:min-row-height="0.711cm" fo:keep-together="always"/>
    </style:style>
    <style:style style:name="Таблица37.A3" style:family="table-cell">
      <style:table-cell-properties style:vertical-align="middle" fo:padding="0cm" fo:border-left="0.05pt solid #000000" fo:border-right="none" fo:border-top="none" fo:border-bottom="0.5pt solid #000000"/>
    </style:style>
    <style:style style:name="Таблица37.H3" style:family="table-cell">
      <style:table-cell-properties style:vertical-align="middle" fo:padding="0cm" fo:border-left="0.05pt solid #000000" fo:border-right="0.5pt solid #000000" fo:border-top="none" fo:border-bottom="0.5pt solid #000000"/>
    </style:style>
    <style:style style:name="Таблица37.18" style:family="table-row">
      <style:table-row-properties style:row-height="0.9cm" fo:keep-together="always"/>
    </style:style>
    <style:style style:name="Таблица37.A18" style:family="table-cell">
      <style:table-cell-properties style:vertical-align="middle" fo:padding="0cm" fo:border-left="0.05pt solid #000000" fo:border-right="0.5pt solid #000000" fo:border-top="1pt solid #000000" fo:border-bottom="0.05pt solid #000000"/>
    </style:style>
    <style:style style:name="Таблица37.B18" style:family="table-cell">
      <style:table-cell-properties style:vertical-align="middle" fo:padding="0cm" fo:border-left="0.5pt solid #000000" fo:border-right="none" fo:border-top="1pt solid #000000" fo:border-bottom="0.05pt solid #000000"/>
    </style:style>
    <style:style style:name="Таблица37.I18" style:family="table-cell">
      <style:table-cell-properties style:vertical-align="middle" fo:padding="0cm" fo:border-left="0.5pt solid #000000" fo:border-right="0.5pt solid #000000" fo:border-top="1pt solid #000000" fo:border-bottom="0.05pt solid #000000"/>
    </style:style>
    <style:style style:name="Таблица87" style:family="table">
      <style:table-properties style:width="28.4cm" fo:margin-left="0.139cm" fo:margin-top="0cm" fo:margin-bottom="0cm" table:align="left" table:border-model="collapsing"/>
    </style:style>
    <style:style style:name="Таблица87.A" style:family="table-column">
      <style:table-column-properties style:column-width="1.875cm"/>
    </style:style>
    <style:style style:name="Таблица87.B" style:family="table-column">
      <style:table-column-properties style:column-width="2.161cm"/>
    </style:style>
    <style:style style:name="Таблица87.C" style:family="table-column">
      <style:table-column-properties style:column-width="2.006cm"/>
    </style:style>
    <style:style style:name="Таблица87.D" style:family="table-column">
      <style:table-column-properties style:column-width="1.61cm"/>
    </style:style>
    <style:style style:name="Таблица87.E" style:family="table-column">
      <style:table-column-properties style:column-width="4.21cm"/>
    </style:style>
    <style:style style:name="Таблица87.F" style:family="table-column">
      <style:table-column-properties style:column-width="0.794cm"/>
    </style:style>
    <style:style style:name="Таблица87.G" style:family="table-column">
      <style:table-column-properties style:column-width="7.938cm"/>
    </style:style>
    <style:style style:name="Таблица87.H" style:family="table-column">
      <style:table-column-properties style:column-width="7.807cm"/>
    </style:style>
    <style:style style:name="Таблица87.1" style:family="table-row">
      <style:table-row-properties style:row-height="0.508cm" fo:keep-together="always"/>
    </style:style>
    <style:style style:name="Таблица87.A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 fo:border-=".018cm solid #000000"/>
    </style:style>
    <style:style style:name="Таблица87.D1" style:family="table-cell">
      <style:table-cell-properties fo:padding-left="0.191cm" fo:padding-right="0.191cm" fo:padding-top="0cm" fo:padding-bottom="0cm" fo:border="0.5pt solid #000000"/>
    </style:style>
    <style:style style:name="Таблица87.E1" style:family="table-cell">
      <style:table-cell-properties fo:padding-left="0.191cm" fo:padding-right="0.191cm" fo:padding-top="0cm" fo:padding-bottom="0cm" fo:border-left="0.5pt solid #000000" fo:border-right="none" fo:border-top="none" fo:border-bottom="none"/>
    </style:style>
    <style:style style:name="Таблица87.F1" style:family="table-cell">
      <style:table-cell-properties fo:padding-left="0.191cm" fo:padding-right="0.191cm" fo:padding-top="0cm" fo:padding-bottom="0cm" fo:border="none"/>
    </style:style>
    <style:style style:name="Таблица87.H1" style:family="table-cell">
      <style:table-cell-properties fo:padding-left="0.191cm" fo:padding-right="0.191cm" fo:padding-top="0cm" fo:padding-bottom="0cm" fo:border="none"/>
    </style:style>
    <style:style style:name="Таблица87.2" style:family="table-row">
      <style:table-row-properties style:row-height="0.459cm" fo:keep-together="always"/>
    </style:style>
    <style:style style:name="Таблица87.D2" style:family="table-cell">
      <style:table-cell-properties fo:padding-left="0.191cm" fo:padding-right="0.191cm" fo:padding-top="0cm" fo:padding-bottom="0cm" fo:border="0.5pt solid #000000"/>
    </style:style>
    <style:style style:name="Таблица87.E2" style:family="table-cell">
      <style:table-cell-properties fo:padding-left="0.191cm" fo:padding-right="0.191cm" fo:padding-top="0cm" fo:padding-bottom="0cm" fo:border-left="0.5pt solid #000000" fo:border-right="none" fo:border-top="none" fo:border-bottom="none"/>
    </style:style>
    <style:style style:name="Таблица87.G2" style:family="table-cell">
      <style:table-cell-properties fo:padding-left="0.191cm" fo:padding-right="0.191cm" fo:padding-top="0cm" fo:padding-bottom="0cm" fo:border="none"/>
    </style:style>
    <style:style style:name="Таблица87.3" style:family="table-row">
      <style:table-row-properties style:row-height="0.545cm" fo:keep-together="always"/>
    </style:style>
    <style:style style:name="Таблица87.E3" style:family="table-cell">
      <style:table-cell-properties fo:padding-left="0.191cm" fo:padding-right="0.191cm" fo:padding-top="0cm" fo:padding-bottom="0cm" fo:border-left="0.5pt solid #000000" fo:border-right="none" fo:border-top="none" fo:border-bottom="none"/>
    </style:style>
    <style:style style:name="Таблица87.G3" style:family="table-cell">
      <style:table-cell-properties fo:padding-left="0.191cm" fo:padding-right="0.191cm" fo:padding-top="0cm" fo:padding-bottom="0cm" fo:border="none"/>
    </style:style>
    <style:style style:name="Таблица88" style:family="table">
      <style:table-properties style:width="28.287cm" fo:margin-left="0.191cm" fo:margin-top="0cm" fo:margin-bottom="0cm" table:align="left" table:border-model="collapsing"/>
    </style:style>
    <style:style style:name="Таблица88.A" style:family="table-column">
      <style:table-column-properties style:column-width="0.917cm"/>
    </style:style>
    <style:style style:name="Таблица88.B" style:family="table-column">
      <style:table-column-properties style:column-width="1.376cm"/>
    </style:style>
    <style:style style:name="Таблица88.C" style:family="table-column">
      <style:table-column-properties style:column-width="1.614cm"/>
    </style:style>
    <style:style style:name="Таблица88.D" style:family="table-column">
      <style:table-column-properties style:column-width="2.371cm"/>
    </style:style>
    <style:style style:name="Таблица88.E" style:family="table-column">
      <style:table-column-properties style:column-width="2.101cm"/>
    </style:style>
    <style:style style:name="Таблица88.F" style:family="table-column">
      <style:table-column-properties style:column-width="1.528cm"/>
    </style:style>
    <style:style style:name="Таблица88.G" style:family="table-column">
      <style:table-column-properties style:column-width="1.032cm"/>
    </style:style>
    <style:style style:name="Таблица88.H" style:family="table-column">
      <style:table-column-properties style:column-width="1.071cm"/>
    </style:style>
    <style:style style:name="Таблица88.I" style:family="table-column">
      <style:table-column-properties style:column-width="2.365cm"/>
    </style:style>
    <style:style style:name="Таблица88.J" style:family="table-column">
      <style:table-column-properties style:column-width="2.062cm"/>
    </style:style>
    <style:style style:name="Таблица88.K" style:family="table-column">
      <style:table-column-properties style:column-width="0.42cm"/>
    </style:style>
    <style:style style:name="Таблица88.L" style:family="table-column">
      <style:table-column-properties style:column-width="1.147cm"/>
    </style:style>
    <style:style style:name="Таблица88.M" style:family="table-column">
      <style:table-column-properties style:column-width="4.32cm"/>
    </style:style>
    <style:style style:name="Таблица88.N" style:family="table-column">
      <style:table-column-properties style:column-width="1.568cm"/>
    </style:style>
    <style:style style:name="Таблица88.O" style:family="table-column">
      <style:table-column-properties style:column-width="3.106cm"/>
    </style:style>
    <style:style style:name="Таблица88.P" style:family="table-column">
      <style:table-column-properties style:column-width="1.291cm"/>
    </style:style>
    <style:style style:name="Таблица88.1" style:family="table-row">
      <style:table-row-properties style:row-height="0.499cm" fo:keep-together="always"/>
    </style:style>
    <style:style style:name="Таблица88.A1" style:family="table-cell">
      <style:table-cell-properties style:vertical-align="middle" fo:padding="0cm" fo:border-left="0.05pt solid #000000" fo:border-right="0.5pt solid #000000" fo:border-top="0.5pt solid #000000" fo:border-bottom="none" fo:border-=".018cm solid #000000"/>
    </style:style>
    <style:style style:name="Таблица88.L1" style:family="table-cell">
      <style:table-cell-properties style:vertical-align="middle" fo:padding="0cm" fo:border-left="0.5pt solid #000000" fo:border-right="0.5pt solid #000000" fo:border-top="0.5pt solid #000000" fo:border-bottom="none" fo:border-=".018cm solid #000000"/>
    </style:style>
    <style:style style:name="Таблица88.N1" style:family="table-cell">
      <style:table-cell-properties style:vertical-align="middle" fo:padding="0cm" fo:border-left="0.5pt solid #000000" fo:border-right="0.5pt solid #000000" fo:border-top="0.5pt solid #000000" fo:border-bottom="1pt solid #000000"/>
    </style:style>
    <style:style style:name="Таблица88.P1" style:family="table-cell">
      <style:table-cell-properties style:vertical-align="middle" fo:padding="0cm" fo:border-left="0.5pt solid #000000" fo:border-right="0.5pt solid #000000" fo:border-top="0.5pt solid #000000" fo:border-bottom="1pt solid #000000"/>
    </style:style>
    <style:style style:name="Таблица88.A2" style:family="table-cell">
      <style:table-cell-properties style:vertical-align="middle" fo:padding="0cm" fo:border="0.05pt solid #000000" fo:border-=".018cm solid #000000"/>
    </style:style>
    <style:style style:name="Таблица88.3" style:family="table-row">
      <style:table-row-properties style:row-height="0.459cm" fo:keep-together="always"/>
    </style:style>
    <style:style style:name="Таблица88.J3" style:family="table-cell">
      <style:table-cell-properties style:vertical-align="middle" fo:padding="0cm" fo:border="0.5pt solid #000000"/>
    </style:style>
    <style:style style:name="Таблица88.K3" style:family="table-cell">
      <style:table-cell-properties style:vertical-align="middle" fo:padding="0cm" fo:border-left="0.5pt solid #000000" fo:border-right="1pt solid #000000" fo:border-top="0.5pt solid #000000" fo:border-bottom="0.5pt solid #000000"/>
    </style:style>
    <style:style style:name="Таблица88.M3" style:family="table-cell">
      <style:table-cell-properties style:vertical-align="middle" fo:padding="0cm" fo:border-left="1pt solid #000000" fo:border-right="0.5pt solid #000000" fo:border-top="1pt solid #000000" fo:border-bottom="1pt solid #000000" fo:border-=".018cm solid #000000"/>
    </style:style>
    <style:style style:name="Таблица88.O3" style:family="table-cell">
      <style:table-cell-properties style:vertical-align="middle" fo:padding="0cm" fo:border-left="0.5pt solid #000000" fo:border-right="1pt solid #000000" fo:border-top="1pt solid #000000" fo:border-bottom="1pt solid #000000" fo:border-=".018cm solid #000000"/>
    </style:style>
    <style:style style:name="Таблица88.4" style:family="table-row">
      <style:table-row-properties style:row-height="0.533cm" fo:keep-together="always"/>
    </style:style>
    <style:style style:name="Таблица88.B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88.C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88.D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88.E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88.F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88.G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88.H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88.I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88.J4" style:family="table-cell">
      <style:table-cell-properties fo:padding="0cm" fo:border="0.5pt solid #000000"/>
    </style:style>
    <style:style style:name="Таблица88.K4" style:family="table-cell">
      <style:table-cell-properties fo:padding="0cm" fo:border-left="0.5pt solid #000000" fo:border-right="1pt solid #000000" fo:border-top="0.5pt solid #000000" fo:border-bottom="0.5pt solid #000000"/>
    </style:style>
    <style:style style:name="Таблица88.5" style:family="table-row">
      <style:table-row-properties style:row-height="0.512cm" fo:keep-together="always"/>
    </style:style>
    <style:style style:name="Таблица88.B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88.C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88.D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88.E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88.F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88.G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88.H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88.I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88.J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88.K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89" style:family="table">
      <style:table-properties style:width="28.287cm" fo:margin-left="0.191cm" fo:margin-top="0cm" fo:margin-bottom="0cm" table:align="left" table:border-model="collapsing"/>
    </style:style>
    <style:style style:name="Таблица89.A" style:family="table-column">
      <style:table-column-properties style:column-width="1.485cm"/>
    </style:style>
    <style:style style:name="Таблица89.B" style:family="table-column">
      <style:table-column-properties style:column-width="9.409cm"/>
    </style:style>
    <style:style style:name="Таблица89.C" style:family="table-column">
      <style:table-column-properties style:column-width="2.42cm"/>
    </style:style>
    <style:style style:name="Таблица89.D" style:family="table-column">
      <style:table-column-properties style:column-width="6.98cm"/>
    </style:style>
    <style:style style:name="Таблица89.E" style:family="table-column">
      <style:table-column-properties style:column-width="2.902cm"/>
    </style:style>
    <style:style style:name="Таблица89.F" style:family="table-column">
      <style:table-column-properties style:column-width="0.196cm"/>
    </style:style>
    <style:style style:name="Таблица89.G" style:family="table-column">
      <style:table-column-properties style:column-width="1.998cm"/>
    </style:style>
    <style:style style:name="Таблица89.H" style:family="table-column">
      <style:table-column-properties style:column-width="1.51cm"/>
    </style:style>
    <style:style style:name="Таблица89.I" style:family="table-column">
      <style:table-column-properties style:column-width="1.388cm"/>
    </style:style>
    <style:style style:name="Таблица89.1" style:family="table-row">
      <style:table-row-properties style:min-row-height="1.422cm" fo:keep-together="always"/>
    </style:style>
    <style:style style:name="Таблица89.A1" style:family="table-cell">
      <style:table-cell-properties style:vertical-align="" fo:padding="0cm" fo:border-left="0.05pt solid #000000" fo:border-right="none" fo:border-top="0.5pt solid #000000" fo:border-bottom="0.5pt solid #000000"/>
    </style:style>
    <style:style style:name="Таблица89.H1" style:family="table-cell">
      <style:table-cell-properties style:vertical-align="" fo:padding="0cm" fo:border-left="0.05pt solid #000000" fo:border-right="0.5pt solid #000000" fo:border-top="0.5pt solid #000000" fo:border-bottom="0.5pt solid #000000"/>
    </style:style>
    <style:style style:name="Таблица89.A2" style:family="table-cell">
      <style:table-cell-properties style:vertical-align="" fo:padding="0cm" fo:border-left="0.05pt solid #000000" fo:border-right="none" fo:border-top="none" fo:border-bottom="0.5pt solid #000000"/>
    </style:style>
    <style:style style:name="Таблица89.3" style:family="table-row">
      <style:table-row-properties style:min-row-height="0.711cm" fo:keep-together="always"/>
    </style:style>
    <style:style style:name="Таблица89.A3" style:family="table-cell">
      <style:table-cell-properties style:vertical-align="middle" fo:padding="0cm" fo:border-left="0.05pt solid #000000" fo:border-right="none" fo:border-top="none" fo:border-bottom="0.5pt solid #000000"/>
    </style:style>
    <style:style style:name="Таблица89.H3" style:family="table-cell">
      <style:table-cell-properties style:vertical-align="middle" fo:padding="0cm" fo:border-left="0.05pt solid #000000" fo:border-right="0.5pt solid #000000" fo:border-top="none" fo:border-bottom="0.5pt solid #000000"/>
    </style:style>
    <style:style style:name="Таблица89.18" style:family="table-row">
      <style:table-row-properties style:row-height="0.9cm" fo:keep-together="always"/>
    </style:style>
    <style:style style:name="Таблица89.A18" style:family="table-cell">
      <style:table-cell-properties style:vertical-align="middle" fo:padding="0cm" fo:border-left="0.05pt solid #000000" fo:border-right="0.5pt solid #000000" fo:border-top="1pt solid #000000" fo:border-bottom="0.05pt solid #000000"/>
    </style:style>
    <style:style style:name="Таблица89.B18" style:family="table-cell">
      <style:table-cell-properties style:vertical-align="middle" fo:padding="0cm" fo:border-left="0.5pt solid #000000" fo:border-right="none" fo:border-top="1pt solid #000000" fo:border-bottom="0.05pt solid #000000"/>
    </style:style>
    <style:style style:name="Таблица89.I18" style:family="table-cell">
      <style:table-cell-properties style:vertical-align="middle" fo:padding="0cm" fo:border-left="0.5pt solid #000000" fo:border-right="0.5pt solid #000000" fo:border-top="1pt solid #000000" fo:border-bottom="0.05pt solid #000000"/>
    </style:style>
    <style:style style:name="Таблица44" style:family="table">
      <style:table-properties style:width="28.287cm" fo:margin-left="0.191cm" fo:margin-top="0cm" fo:margin-bottom="0cm" table:align="left" table:border-model="collapsing"/>
    </style:style>
    <style:style style:name="Таблица44.A" style:family="table-column">
      <style:table-column-properties style:column-width="1.824cm"/>
    </style:style>
    <style:style style:name="Таблица44.B" style:family="table-column">
      <style:table-column-properties style:column-width="2.163cm"/>
    </style:style>
    <style:style style:name="Таблица44.C" style:family="table-column">
      <style:table-column-properties style:column-width="2.021cm"/>
    </style:style>
    <style:style style:name="Таблица44.D" style:family="table-column">
      <style:table-column-properties style:column-width="1.607cm"/>
    </style:style>
    <style:style style:name="Таблица44.E" style:family="table-column">
      <style:table-column-properties style:column-width="4.21cm"/>
    </style:style>
    <style:style style:name="Таблица44.F" style:family="table-column">
      <style:table-column-properties style:column-width="0.794cm"/>
    </style:style>
    <style:style style:name="Таблица44.G" style:family="table-column">
      <style:table-column-properties style:column-width="7.92cm"/>
    </style:style>
    <style:style style:name="Таблица44.H" style:family="table-column">
      <style:table-column-properties style:column-width="7.749cm"/>
    </style:style>
    <style:style style:name="Таблица44.1" style:family="table-row">
      <style:table-row-properties style:row-height="0.459cm" fo:keep-together="always"/>
    </style:style>
    <style:style style:name="Таблица44.A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 fo:border-=".018cm solid #000000"/>
    </style:style>
    <style:style style:name="Таблица44.D1" style:family="table-cell">
      <style:table-cell-properties fo:padding-left="0.191cm" fo:padding-right="0.191cm" fo:padding-top="0cm" fo:padding-bottom="0cm" fo:border="0.5pt solid #000000"/>
    </style:style>
    <style:style style:name="Таблица44.E1" style:family="table-cell">
      <style:table-cell-properties fo:padding-left="0.191cm" fo:padding-right="0.191cm" fo:padding-top="0cm" fo:padding-bottom="0cm" fo:border-left="0.5pt solid #000000" fo:border-right="none" fo:border-top="none" fo:border-bottom="none"/>
    </style:style>
    <style:style style:name="Таблица44.F1" style:family="table-cell">
      <style:table-cell-properties fo:padding-left="0.191cm" fo:padding-right="0.191cm" fo:padding-top="0cm" fo:padding-bottom="0cm" fo:border="none"/>
    </style:style>
    <style:style style:name="Таблица44.H1" style:family="table-cell">
      <style:table-cell-properties fo:padding-left="0.191cm" fo:padding-right="0.191cm" fo:padding-top="0cm" fo:padding-bottom="0cm" fo:border="none"/>
    </style:style>
    <style:style style:name="Таблица44.D2" style:family="table-cell">
      <style:table-cell-properties fo:padding-left="0.191cm" fo:padding-right="0.191cm" fo:padding-top="0cm" fo:padding-bottom="0cm" fo:border="0.5pt solid #000000"/>
    </style:style>
    <style:style style:name="Таблица44.E2" style:family="table-cell">
      <style:table-cell-properties fo:padding-left="0.191cm" fo:padding-right="0.191cm" fo:padding-top="0cm" fo:padding-bottom="0cm" fo:border-left="0.5pt solid #000000" fo:border-right="none" fo:border-top="none" fo:border-bottom="none"/>
    </style:style>
    <style:style style:name="Таблица44.G2" style:family="table-cell">
      <style:table-cell-properties fo:padding-left="0.191cm" fo:padding-right="0.191cm" fo:padding-top="0cm" fo:padding-bottom="0cm" fo:border="none"/>
    </style:style>
    <style:style style:name="Таблица44.E3" style:family="table-cell">
      <style:table-cell-properties fo:padding-left="0.191cm" fo:padding-right="0.191cm" fo:padding-top="0cm" fo:padding-bottom="0cm" fo:border-left="0.5pt solid #000000" fo:border-right="none" fo:border-top="none" fo:border-bottom="none"/>
    </style:style>
    <style:style style:name="Таблица44.G3" style:family="table-cell">
      <style:table-cell-properties fo:padding-left="0.191cm" fo:padding-right="0.191cm" fo:padding-top="0cm" fo:padding-bottom="0cm" fo:border="none"/>
    </style:style>
    <style:style style:name="Таблица45" style:family="table">
      <style:table-properties style:width="28.287cm" fo:margin-left="0.191cm" fo:margin-top="0cm" fo:margin-bottom="0cm" table:align="left" table:border-model="collapsing"/>
    </style:style>
    <style:style style:name="Таблица45.A" style:family="table-column">
      <style:table-column-properties style:column-width="0.845cm"/>
    </style:style>
    <style:style style:name="Таблица45.B" style:family="table-column">
      <style:table-column-properties style:column-width="1.464cm"/>
    </style:style>
    <style:style style:name="Таблица45.C" style:family="table-column">
      <style:table-column-properties style:column-width="1.598cm"/>
    </style:style>
    <style:style style:name="Таблица45.D" style:family="table-column">
      <style:table-column-properties style:column-width="2.371cm"/>
    </style:style>
    <style:style style:name="Таблица45.E" style:family="table-column">
      <style:table-column-properties style:column-width="2.101cm"/>
    </style:style>
    <style:style style:name="Таблица45.F" style:family="table-column">
      <style:table-column-properties style:column-width="1.528cm"/>
    </style:style>
    <style:style style:name="Таблица45.G" style:family="table-column">
      <style:table-column-properties style:column-width="1.032cm"/>
    </style:style>
    <style:style style:name="Таблица45.H" style:family="table-column">
      <style:table-column-properties style:column-width="1.071cm"/>
    </style:style>
    <style:style style:name="Таблица45.I" style:family="table-column">
      <style:table-column-properties style:column-width="2.365cm"/>
    </style:style>
    <style:style style:name="Таблица45.J" style:family="table-column">
      <style:table-column-properties style:column-width="2.062cm"/>
    </style:style>
    <style:style style:name="Таблица45.K" style:family="table-column">
      <style:table-column-properties style:column-width="0.42cm"/>
    </style:style>
    <style:style style:name="Таблица45.L" style:family="table-column">
      <style:table-column-properties style:column-width="1.147cm"/>
    </style:style>
    <style:style style:name="Таблица45.M" style:family="table-column">
      <style:table-column-properties style:column-width="4.32cm"/>
    </style:style>
    <style:style style:name="Таблица45.N" style:family="table-column">
      <style:table-column-properties style:column-width="1.568cm"/>
    </style:style>
    <style:style style:name="Таблица45.O" style:family="table-column">
      <style:table-column-properties style:column-width="3.106cm"/>
    </style:style>
    <style:style style:name="Таблица45.P" style:family="table-column">
      <style:table-column-properties style:column-width="1.291cm"/>
    </style:style>
    <style:style style:name="Таблица45.1" style:family="table-row">
      <style:table-row-properties style:row-height="0.499cm" fo:keep-together="always"/>
    </style:style>
    <style:style style:name="Таблица45.A1" style:family="table-cell">
      <style:table-cell-properties style:vertical-align="middle" fo:padding="0cm" fo:border-left="0.05pt solid #000000" fo:border-right="0.5pt solid #000000" fo:border-top="0.5pt solid #000000" fo:border-bottom="none" fo:border-=".018cm solid #000000"/>
    </style:style>
    <style:style style:name="Таблица45.L1" style:family="table-cell">
      <style:table-cell-properties style:vertical-align="middle" fo:padding="0cm" fo:border-left="0.5pt solid #000000" fo:border-right="0.5pt solid #000000" fo:border-top="0.5pt solid #000000" fo:border-bottom="none" fo:border-=".018cm solid #000000"/>
    </style:style>
    <style:style style:name="Таблица45.N1" style:family="table-cell">
      <style:table-cell-properties style:vertical-align="middle" fo:padding="0cm" fo:border-left="0.5pt solid #000000" fo:border-right="0.5pt solid #000000" fo:border-top="0.5pt solid #000000" fo:border-bottom="1pt solid #000000"/>
    </style:style>
    <style:style style:name="Таблица45.P1" style:family="table-cell">
      <style:table-cell-properties style:vertical-align="middle" fo:padding="0cm" fo:border-left="0.5pt solid #000000" fo:border-right="0.5pt solid #000000" fo:border-top="0.5pt solid #000000" fo:border-bottom="1pt solid #000000"/>
    </style:style>
    <style:style style:name="Таблица45.A2" style:family="table-cell">
      <style:table-cell-properties style:vertical-align="middle" fo:padding="0cm" fo:border="0.05pt solid #000000" fo:border-=".018cm solid #000000"/>
    </style:style>
    <style:style style:name="Таблица45.3" style:family="table-row">
      <style:table-row-properties style:row-height="0.459cm" fo:keep-together="always"/>
    </style:style>
    <style:style style:name="Таблица45.J3" style:family="table-cell">
      <style:table-cell-properties style:vertical-align="middle" fo:padding="0cm" fo:border="0.5pt solid #000000"/>
    </style:style>
    <style:style style:name="Таблица45.K3" style:family="table-cell">
      <style:table-cell-properties style:vertical-align="middle" fo:padding="0cm" fo:border-left="0.5pt solid #000000" fo:border-right="1pt solid #000000" fo:border-top="0.5pt solid #000000" fo:border-bottom="0.5pt solid #000000"/>
    </style:style>
    <style:style style:name="Таблица45.M3" style:family="table-cell">
      <style:table-cell-properties style:vertical-align="middle" fo:padding="0cm" fo:border-left="1pt solid #000000" fo:border-right="0.5pt solid #000000" fo:border-top="1pt solid #000000" fo:border-bottom="1pt solid #000000" fo:border-=".018cm solid #000000"/>
    </style:style>
    <style:style style:name="Таблица45.O3" style:family="table-cell">
      <style:table-cell-properties style:vertical-align="middle" fo:padding="0cm" fo:border-left="0.5pt solid #000000" fo:border-right="1pt solid #000000" fo:border-top="1pt solid #000000" fo:border-bottom="1pt solid #000000" fo:border-=".018cm solid #000000"/>
    </style:style>
    <style:style style:name="Таблица45.B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45.C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45.D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45.E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45.F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45.G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45.H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45.I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45.J4" style:family="table-cell">
      <style:table-cell-properties fo:padding="0cm" fo:border="0.5pt solid #000000"/>
    </style:style>
    <style:style style:name="Таблица45.K4" style:family="table-cell">
      <style:table-cell-properties fo:padding="0cm" fo:border-left="0.5pt solid #000000" fo:border-right="1pt solid #000000" fo:border-top="0.5pt solid #000000" fo:border-bottom="0.5pt solid #000000"/>
    </style:style>
    <style:style style:name="Таблица45.B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45.C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45.D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45.E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45.F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45.G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45.H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45.I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45.J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45.K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46" style:family="table">
      <style:table-properties style:width="28.287cm" fo:margin-left="0.191cm" fo:margin-top="0cm" fo:margin-bottom="0cm" table:align="left" table:border-model="collapsing"/>
    </style:style>
    <style:style style:name="Таблица46.A" style:family="table-column">
      <style:table-column-properties style:column-width="1.485cm"/>
    </style:style>
    <style:style style:name="Таблица46.B" style:family="table-column">
      <style:table-column-properties style:column-width="9.098cm"/>
    </style:style>
    <style:style style:name="Таблица46.C" style:family="table-column">
      <style:table-column-properties style:column-width="2.505cm"/>
    </style:style>
    <style:style style:name="Таблица46.D" style:family="table-column">
      <style:table-column-properties style:column-width="7.01cm"/>
    </style:style>
    <style:style style:name="Таблица46.E" style:family="table-column">
      <style:table-column-properties style:column-width="3.097cm"/>
    </style:style>
    <style:style style:name="Таблица46.F" style:family="table-column">
      <style:table-column-properties style:column-width="0.196cm"/>
    </style:style>
    <style:style style:name="Таблица46.G" style:family="table-column">
      <style:table-column-properties style:column-width="1.998cm"/>
    </style:style>
    <style:style style:name="Таблица46.H" style:family="table-column">
      <style:table-column-properties style:column-width="1.51cm"/>
    </style:style>
    <style:style style:name="Таблица46.I" style:family="table-column">
      <style:table-column-properties style:column-width="1.388cm"/>
    </style:style>
    <style:style style:name="Таблица46.1" style:family="table-row">
      <style:table-row-properties style:min-row-height="1.422cm" fo:keep-together="always"/>
    </style:style>
    <style:style style:name="Таблица46.A1" style:family="table-cell">
      <style:table-cell-properties style:vertical-align="" fo:padding="0cm" fo:border-left="0.05pt solid #000000" fo:border-right="none" fo:border-top="0.5pt solid #000000" fo:border-bottom="0.5pt solid #000000"/>
    </style:style>
    <style:style style:name="Таблица46.H1" style:family="table-cell">
      <style:table-cell-properties style:vertical-align="" fo:padding="0cm" fo:border-left="0.05pt solid #000000" fo:border-right="0.5pt solid #000000" fo:border-top="0.5pt solid #000000" fo:border-bottom="0.5pt solid #000000"/>
    </style:style>
    <style:style style:name="Таблица46.A2" style:family="table-cell">
      <style:table-cell-properties style:vertical-align="" fo:padding="0cm" fo:border-left="0.05pt solid #000000" fo:border-right="none" fo:border-top="none" fo:border-bottom="0.5pt solid #000000"/>
    </style:style>
    <style:style style:name="Таблица46.3" style:family="table-row">
      <style:table-row-properties style:min-row-height="0.711cm" fo:keep-together="always"/>
    </style:style>
    <style:style style:name="Таблица46.A3" style:family="table-cell">
      <style:table-cell-properties style:vertical-align="middle" fo:padding="0cm" fo:border-left="0.05pt solid #000000" fo:border-right="none" fo:border-top="none" fo:border-bottom="0.5pt solid #000000"/>
    </style:style>
    <style:style style:name="Таблица46.H3" style:family="table-cell">
      <style:table-cell-properties style:vertical-align="middle" fo:padding="0cm" fo:border-left="0.05pt solid #000000" fo:border-right="0.5pt solid #000000" fo:border-top="none" fo:border-bottom="0.5pt solid #000000"/>
    </style:style>
    <style:style style:name="Таблица46.18" style:family="table-row">
      <style:table-row-properties style:row-height="0.9cm" fo:keep-together="always"/>
    </style:style>
    <style:style style:name="Таблица46.A18" style:family="table-cell">
      <style:table-cell-properties style:vertical-align="middle" fo:padding="0cm" fo:border-left="0.05pt solid #000000" fo:border-right="0.5pt solid #000000" fo:border-top="1pt solid #000000" fo:border-bottom="0.05pt solid #000000"/>
    </style:style>
    <style:style style:name="Таблица46.B18" style:family="table-cell">
      <style:table-cell-properties style:vertical-align="middle" fo:padding="0cm" fo:border-left="0.5pt solid #000000" fo:border-right="none" fo:border-top="1pt solid #000000" fo:border-bottom="0.05pt solid #000000"/>
    </style:style>
    <style:style style:name="Таблица46.I18" style:family="table-cell">
      <style:table-cell-properties style:vertical-align="middle" fo:padding="0cm" fo:border-left="0.5pt solid #000000" fo:border-right="0.5pt solid #000000" fo:border-top="1pt solid #000000" fo:border-bottom="0.05pt solid #000000"/>
    </style:style>
    <style:style style:name="Таблица9" style:family="table">
      <style:table-properties style:width="28.4cm" fo:margin-left="0.191cm" fo:margin-top="0cm" fo:margin-bottom="0cm" table:align="left" table:border-model="collapsing"/>
    </style:style>
    <style:style style:name="Таблица9.A" style:family="table-column">
      <style:table-column-properties style:column-width="1.824cm"/>
    </style:style>
    <style:style style:name="Таблица9.B" style:family="table-column">
      <style:table-column-properties style:column-width="2.163cm"/>
    </style:style>
    <style:style style:name="Таблица9.C" style:family="table-column">
      <style:table-column-properties style:column-width="2.021cm"/>
    </style:style>
    <style:style style:name="Таблица9.D" style:family="table-column">
      <style:table-column-properties style:column-width="1.607cm"/>
    </style:style>
    <style:style style:name="Таблица9.E" style:family="table-column">
      <style:table-column-properties style:column-width="4.21cm"/>
    </style:style>
    <style:style style:name="Таблица9.F" style:family="table-column">
      <style:table-column-properties style:column-width="0.794cm"/>
    </style:style>
    <style:style style:name="Таблица9.G" style:family="table-column">
      <style:table-column-properties style:column-width="7.92cm"/>
    </style:style>
    <style:style style:name="Таблица9.H" style:family="table-column">
      <style:table-column-properties style:column-width="7.862cm"/>
    </style:style>
    <style:style style:name="Таблица9.1" style:family="table-row">
      <style:table-row-properties style:row-height="0.459cm" fo:keep-together="always"/>
    </style:style>
    <style:style style:name="Таблица9.A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 fo:border-=".018cm solid #000000"/>
    </style:style>
    <style:style style:name="Таблица9.D1" style:family="table-cell">
      <style:table-cell-properties fo:padding-left="0.191cm" fo:padding-right="0.191cm" fo:padding-top="0cm" fo:padding-bottom="0cm" fo:border="0.5pt solid #000000"/>
    </style:style>
    <style:style style:name="Таблица9.E1" style:family="table-cell">
      <style:table-cell-properties fo:padding-left="0.191cm" fo:padding-right="0.191cm" fo:padding-top="0cm" fo:padding-bottom="0cm" fo:border-left="0.5pt solid #000000" fo:border-right="none" fo:border-top="none" fo:border-bottom="none"/>
    </style:style>
    <style:style style:name="Таблица9.F1" style:family="table-cell">
      <style:table-cell-properties fo:padding-left="0.191cm" fo:padding-right="0.191cm" fo:padding-top="0cm" fo:padding-bottom="0cm" fo:border="none"/>
    </style:style>
    <style:style style:name="Таблица9.H1" style:family="table-cell">
      <style:table-cell-properties fo:padding-left="0.191cm" fo:padding-right="0.191cm" fo:padding-top="0cm" fo:padding-bottom="0cm" fo:border="none"/>
    </style:style>
    <style:style style:name="Таблица9.D2" style:family="table-cell">
      <style:table-cell-properties fo:padding-left="0.191cm" fo:padding-right="0.191cm" fo:padding-top="0cm" fo:padding-bottom="0cm" fo:border="0.5pt solid #000000"/>
    </style:style>
    <style:style style:name="Таблица9.E2" style:family="table-cell">
      <style:table-cell-properties fo:padding-left="0.191cm" fo:padding-right="0.191cm" fo:padding-top="0cm" fo:padding-bottom="0cm" fo:border-left="0.5pt solid #000000" fo:border-right="none" fo:border-top="none" fo:border-bottom="none"/>
    </style:style>
    <style:style style:name="Таблица9.G2" style:family="table-cell">
      <style:table-cell-properties fo:padding-left="0.191cm" fo:padding-right="0.191cm" fo:padding-top="0cm" fo:padding-bottom="0cm" fo:border="none"/>
    </style:style>
    <style:style style:name="Таблица9.E3" style:family="table-cell">
      <style:table-cell-properties fo:padding-left="0.191cm" fo:padding-right="0.191cm" fo:padding-top="0cm" fo:padding-bottom="0cm" fo:border-left="0.5pt solid #000000" fo:border-right="none" fo:border-top="none" fo:border-bottom="none"/>
    </style:style>
    <style:style style:name="Таблица9.G3" style:family="table-cell">
      <style:table-cell-properties fo:padding-left="0.191cm" fo:padding-right="0.191cm" fo:padding-top="0cm" fo:padding-bottom="0cm" fo:border="none"/>
    </style:style>
    <style:style style:name="Таблица10" style:family="table">
      <style:table-properties style:width="28.4cm" fo:margin-left="0.191cm" fo:margin-top="0cm" fo:margin-bottom="0cm" table:align="left" table:border-model="collapsing"/>
    </style:style>
    <style:style style:name="Таблица10.A" style:family="table-column">
      <style:table-column-properties style:column-width="0.917cm"/>
    </style:style>
    <style:style style:name="Таблица10.B" style:family="table-column">
      <style:table-column-properties style:column-width="1.482cm"/>
    </style:style>
    <style:style style:name="Таблица10.C" style:family="table-column">
      <style:table-column-properties style:column-width="1.508cm"/>
    </style:style>
    <style:style style:name="Таблица10.D" style:family="table-column">
      <style:table-column-properties style:column-width="2.371cm"/>
    </style:style>
    <style:style style:name="Таблица10.E" style:family="table-column">
      <style:table-column-properties style:column-width="2.101cm"/>
    </style:style>
    <style:style style:name="Таблица10.F" style:family="table-column">
      <style:table-column-properties style:column-width="1.528cm"/>
    </style:style>
    <style:style style:name="Таблица10.G" style:family="table-column">
      <style:table-column-properties style:column-width="1.032cm"/>
    </style:style>
    <style:style style:name="Таблица10.H" style:family="table-column">
      <style:table-column-properties style:column-width="1.071cm"/>
    </style:style>
    <style:style style:name="Таблица10.I" style:family="table-column">
      <style:table-column-properties style:column-width="2.365cm"/>
    </style:style>
    <style:style style:name="Таблица10.J" style:family="table-column">
      <style:table-column-properties style:column-width="2.062cm"/>
    </style:style>
    <style:style style:name="Таблица10.K" style:family="table-column">
      <style:table-column-properties style:column-width="0.42cm"/>
    </style:style>
    <style:style style:name="Таблица10.L" style:family="table-column">
      <style:table-column-properties style:column-width="1.147cm"/>
    </style:style>
    <style:style style:name="Таблица10.M" style:family="table-column">
      <style:table-column-properties style:column-width="4.32cm"/>
    </style:style>
    <style:style style:name="Таблица10.N" style:family="table-column">
      <style:table-column-properties style:column-width="1.568cm"/>
    </style:style>
    <style:style style:name="Таблица10.O" style:family="table-column">
      <style:table-column-properties style:column-width="3.106cm"/>
    </style:style>
    <style:style style:name="Таблица10.P" style:family="table-column">
      <style:table-column-properties style:column-width="1.404cm"/>
    </style:style>
    <style:style style:name="Таблица10.1" style:family="table-row">
      <style:table-row-properties style:row-height="0.499cm" fo:keep-together="always"/>
    </style:style>
    <style:style style:name="Таблица10.A1" style:family="table-cell">
      <style:table-cell-properties style:vertical-align="middle" fo:padding="0cm" fo:border-left="0.05pt solid #000000" fo:border-right="0.5pt solid #000000" fo:border-top="0.5pt solid #000000" fo:border-bottom="none" fo:border-=".018cm solid #000000"/>
    </style:style>
    <style:style style:name="Таблица10.L1" style:family="table-cell">
      <style:table-cell-properties style:vertical-align="middle" fo:padding="0cm" fo:border-left="0.5pt solid #000000" fo:border-right="0.5pt solid #000000" fo:border-top="0.5pt solid #000000" fo:border-bottom="none" fo:border-=".018cm solid #000000"/>
    </style:style>
    <style:style style:name="Таблица10.N1" style:family="table-cell">
      <style:table-cell-properties style:vertical-align="middle" fo:padding="0cm" fo:border-left="0.5pt solid #000000" fo:border-right="0.5pt solid #000000" fo:border-top="0.5pt solid #000000" fo:border-bottom="1pt solid #000000"/>
    </style:style>
    <style:style style:name="Таблица10.P1" style:family="table-cell">
      <style:table-cell-properties style:vertical-align="middle" fo:padding="0cm" fo:border-left="0.5pt solid #000000" fo:border-right="0.5pt solid #000000" fo:border-top="0.5pt solid #000000" fo:border-bottom="1pt solid #000000"/>
    </style:style>
    <style:style style:name="Таблица10.A2" style:family="table-cell">
      <style:table-cell-properties style:vertical-align="middle" fo:padding="0cm" fo:border="0.05pt solid #000000" fo:border-=".018cm solid #000000"/>
    </style:style>
    <style:style style:name="Таблица10.3" style:family="table-row">
      <style:table-row-properties style:row-height="0.459cm" fo:keep-together="always"/>
    </style:style>
    <style:style style:name="Таблица10.J3" style:family="table-cell">
      <style:table-cell-properties style:vertical-align="middle" fo:padding="0cm" fo:border="0.5pt solid #000000"/>
    </style:style>
    <style:style style:name="Таблица10.K3" style:family="table-cell">
      <style:table-cell-properties style:vertical-align="middle" fo:padding="0cm" fo:border-left="0.5pt solid #000000" fo:border-right="1pt solid #000000" fo:border-top="0.5pt solid #000000" fo:border-bottom="0.5pt solid #000000"/>
    </style:style>
    <style:style style:name="Таблица10.M3" style:family="table-cell">
      <style:table-cell-properties style:vertical-align="middle" fo:padding="0cm" fo:border-left="1pt solid #000000" fo:border-right="0.5pt solid #000000" fo:border-top="1pt solid #000000" fo:border-bottom="1pt solid #000000" fo:border-=".018cm solid #000000"/>
    </style:style>
    <style:style style:name="Таблица10.O3" style:family="table-cell">
      <style:table-cell-properties style:vertical-align="middle" fo:padding="0cm" fo:border-left="0.5pt solid #000000" fo:border-right="1pt solid #000000" fo:border-top="1pt solid #000000" fo:border-bottom="1pt solid #000000" fo:border-=".018cm solid #000000"/>
    </style:style>
    <style:style style:name="Таблица10.B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10.C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10.D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10.E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10.F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10.G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10.H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10.I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10.J4" style:family="table-cell">
      <style:table-cell-properties fo:padding="0cm" fo:border="0.5pt solid #000000"/>
    </style:style>
    <style:style style:name="Таблица10.K4" style:family="table-cell">
      <style:table-cell-properties fo:padding="0cm" fo:border-left="0.5pt solid #000000" fo:border-right="1pt solid #000000" fo:border-top="0.5pt solid #000000" fo:border-bottom="0.5pt solid #000000"/>
    </style:style>
    <style:style style:name="Таблица10.B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10.C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10.D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10.E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10.F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10.G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10.H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10.I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10.J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10.K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14" style:family="table">
      <style:table-properties style:width="28.4cm" fo:margin-left="0.191cm" fo:margin-top="0cm" fo:margin-bottom="0cm" table:align="left" table:border-model="collapsing"/>
    </style:style>
    <style:style style:name="Таблица14.A" style:family="table-column">
      <style:table-column-properties style:column-width="1.485cm"/>
    </style:style>
    <style:style style:name="Таблица14.B" style:family="table-column">
      <style:table-column-properties style:column-width="9.324cm"/>
    </style:style>
    <style:style style:name="Таблица14.C" style:family="table-column">
      <style:table-column-properties style:column-width="2.279cm"/>
    </style:style>
    <style:style style:name="Таблица14.D" style:family="table-column">
      <style:table-column-properties style:column-width="7.01cm"/>
    </style:style>
    <style:style style:name="Таблица14.E" style:family="table-column">
      <style:table-column-properties style:column-width="3.097cm"/>
    </style:style>
    <style:style style:name="Таблица14.F" style:family="table-column">
      <style:table-column-properties style:column-width="0.196cm"/>
    </style:style>
    <style:style style:name="Таблица14.G" style:family="table-column">
      <style:table-column-properties style:column-width="2.11cm"/>
    </style:style>
    <style:style style:name="Таблица14.H" style:family="table-column">
      <style:table-column-properties style:column-width="1.399cm"/>
    </style:style>
    <style:style style:name="Таблица14.I" style:family="table-column">
      <style:table-column-properties style:column-width="1.501cm"/>
    </style:style>
    <style:style style:name="Таблица14.1" style:family="table-row">
      <style:table-row-properties style:min-row-height="1.422cm" fo:keep-together="always"/>
    </style:style>
    <style:style style:name="Таблица14.A1" style:family="table-cell">
      <style:table-cell-properties style:vertical-align="" fo:padding="0cm" fo:border-left="0.05pt solid #000000" fo:border-right="none" fo:border-top="0.5pt solid #000000" fo:border-bottom="0.5pt solid #000000"/>
    </style:style>
    <style:style style:name="Таблица14.H1" style:family="table-cell">
      <style:table-cell-properties style:vertical-align="" fo:padding="0cm" fo:border-left="0.05pt solid #000000" fo:border-right="0.5pt solid #000000" fo:border-top="0.5pt solid #000000" fo:border-bottom="0.5pt solid #000000"/>
    </style:style>
    <style:style style:name="Таблица14.A2" style:family="table-cell">
      <style:table-cell-properties style:vertical-align="" fo:padding="0cm" fo:border-left="0.05pt solid #000000" fo:border-right="none" fo:border-top="none" fo:border-bottom="0.5pt solid #000000"/>
    </style:style>
    <style:style style:name="Таблица14.3" style:family="table-row">
      <style:table-row-properties style:min-row-height="0.711cm" fo:keep-together="always"/>
    </style:style>
    <style:style style:name="Таблица14.A3" style:family="table-cell">
      <style:table-cell-properties style:vertical-align="middle" fo:padding="0cm" fo:border-left="0.05pt solid #000000" fo:border-right="none" fo:border-top="none" fo:border-bottom="0.5pt solid #000000"/>
    </style:style>
    <style:style style:name="Таблица14.H3" style:family="table-cell">
      <style:table-cell-properties style:vertical-align="middle" fo:padding="0cm" fo:border-left="0.05pt solid #000000" fo:border-right="0.5pt solid #000000" fo:border-top="none" fo:border-bottom="0.5pt solid #000000"/>
    </style:style>
    <style:style style:name="Таблица14.18" style:family="table-row">
      <style:table-row-properties style:row-height="0.9cm" fo:keep-together="always"/>
    </style:style>
    <style:style style:name="Таблица14.A18" style:family="table-cell">
      <style:table-cell-properties style:vertical-align="middle" fo:padding="0cm" fo:border-left="0.05pt solid #000000" fo:border-right="0.5pt solid #000000" fo:border-top="1pt solid #000000" fo:border-bottom="0.05pt solid #000000"/>
    </style:style>
    <style:style style:name="Таблица14.B18" style:family="table-cell">
      <style:table-cell-properties style:vertical-align="middle" fo:padding="0cm" fo:border-left="0.5pt solid #000000" fo:border-right="none" fo:border-top="1pt solid #000000" fo:border-bottom="0.05pt solid #000000"/>
    </style:style>
    <style:style style:name="Таблица14.I18" style:family="table-cell">
      <style:table-cell-properties style:vertical-align="middle" fo:padding="0cm" fo:border-left="0.5pt solid #000000" fo:border-right="0.5pt solid #000000" fo:border-top="1pt solid #000000" fo:border-bottom="0.05pt solid #000000"/>
    </style:style>
    <style:style style:name="Таблица78" style:family="table">
      <style:table-properties style:width="28.4cm" fo:margin-left="0.191cm" fo:margin-top="0cm" fo:margin-bottom="0cm" table:align="left" table:border-model="collapsing"/>
    </style:style>
    <style:style style:name="Таблица78.A" style:family="table-column">
      <style:table-column-properties style:column-width="1.824cm"/>
    </style:style>
    <style:style style:name="Таблица78.B" style:family="table-column">
      <style:table-column-properties style:column-width="2.163cm"/>
    </style:style>
    <style:style style:name="Таблица78.C" style:family="table-column">
      <style:table-column-properties style:column-width="2.021cm"/>
    </style:style>
    <style:style style:name="Таблица78.D" style:family="table-column">
      <style:table-column-properties style:column-width="1.607cm"/>
    </style:style>
    <style:style style:name="Таблица78.E" style:family="table-column">
      <style:table-column-properties style:column-width="4.21cm"/>
    </style:style>
    <style:style style:name="Таблица78.F" style:family="table-column">
      <style:table-column-properties style:column-width="0.794cm"/>
    </style:style>
    <style:style style:name="Таблица78.G" style:family="table-column">
      <style:table-column-properties style:column-width="7.92cm"/>
    </style:style>
    <style:style style:name="Таблица78.H" style:family="table-column">
      <style:table-column-properties style:column-width="7.862cm"/>
    </style:style>
    <style:style style:name="Таблица78.1" style:family="table-row">
      <style:table-row-properties style:row-height="0.459cm" fo:keep-together="always"/>
    </style:style>
    <style:style style:name="Таблица78.A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 fo:border-=".018cm solid #000000"/>
    </style:style>
    <style:style style:name="Таблица78.D1" style:family="table-cell">
      <style:table-cell-properties fo:padding-left="0.191cm" fo:padding-right="0.191cm" fo:padding-top="0cm" fo:padding-bottom="0cm" fo:border="0.5pt solid #000000"/>
    </style:style>
    <style:style style:name="Таблица78.E1" style:family="table-cell">
      <style:table-cell-properties fo:padding-left="0.191cm" fo:padding-right="0.191cm" fo:padding-top="0cm" fo:padding-bottom="0cm" fo:border-left="0.5pt solid #000000" fo:border-right="none" fo:border-top="none" fo:border-bottom="none"/>
    </style:style>
    <style:style style:name="Таблица78.F1" style:family="table-cell">
      <style:table-cell-properties fo:padding-left="0.191cm" fo:padding-right="0.191cm" fo:padding-top="0cm" fo:padding-bottom="0cm" fo:border="none"/>
    </style:style>
    <style:style style:name="Таблица78.H1" style:family="table-cell">
      <style:table-cell-properties fo:padding-left="0.191cm" fo:padding-right="0.191cm" fo:padding-top="0cm" fo:padding-bottom="0cm" fo:border="none"/>
    </style:style>
    <style:style style:name="Таблица78.D2" style:family="table-cell">
      <style:table-cell-properties fo:padding-left="0.191cm" fo:padding-right="0.191cm" fo:padding-top="0cm" fo:padding-bottom="0cm" fo:border="0.5pt solid #000000"/>
    </style:style>
    <style:style style:name="Таблица78.E2" style:family="table-cell">
      <style:table-cell-properties fo:padding-left="0.191cm" fo:padding-right="0.191cm" fo:padding-top="0cm" fo:padding-bottom="0cm" fo:border-left="0.5pt solid #000000" fo:border-right="none" fo:border-top="none" fo:border-bottom="none"/>
    </style:style>
    <style:style style:name="Таблица78.G2" style:family="table-cell">
      <style:table-cell-properties fo:padding-left="0.191cm" fo:padding-right="0.191cm" fo:padding-top="0cm" fo:padding-bottom="0cm" fo:border="none"/>
    </style:style>
    <style:style style:name="Таблица78.E3" style:family="table-cell">
      <style:table-cell-properties fo:padding-left="0.191cm" fo:padding-right="0.191cm" fo:padding-top="0cm" fo:padding-bottom="0cm" fo:border-left="0.5pt solid #000000" fo:border-right="none" fo:border-top="none" fo:border-bottom="none"/>
    </style:style>
    <style:style style:name="Таблица78.G3" style:family="table-cell">
      <style:table-cell-properties fo:padding-left="0.191cm" fo:padding-right="0.191cm" fo:padding-top="0cm" fo:padding-bottom="0cm" fo:border="none"/>
    </style:style>
    <style:style style:name="Таблица79" style:family="table">
      <style:table-properties style:width="28.4cm" fo:margin-left="0.191cm" fo:margin-top="0cm" fo:margin-bottom="0cm" table:align="left" table:border-model="collapsing"/>
    </style:style>
    <style:style style:name="Таблица79.A" style:family="table-column">
      <style:table-column-properties style:column-width="0.917cm"/>
    </style:style>
    <style:style style:name="Таблица79.B" style:family="table-column">
      <style:table-column-properties style:column-width="1.376cm"/>
    </style:style>
    <style:style style:name="Таблица79.C" style:family="table-column">
      <style:table-column-properties style:column-width="1.614cm"/>
    </style:style>
    <style:style style:name="Таблица79.D" style:family="table-column">
      <style:table-column-properties style:column-width="2.371cm"/>
    </style:style>
    <style:style style:name="Таблица79.E" style:family="table-column">
      <style:table-column-properties style:column-width="2.101cm"/>
    </style:style>
    <style:style style:name="Таблица79.F" style:family="table-column">
      <style:table-column-properties style:column-width="1.528cm"/>
    </style:style>
    <style:style style:name="Таблица79.G" style:family="table-column">
      <style:table-column-properties style:column-width="1.032cm"/>
    </style:style>
    <style:style style:name="Таблица79.H" style:family="table-column">
      <style:table-column-properties style:column-width="1.071cm"/>
    </style:style>
    <style:style style:name="Таблица79.I" style:family="table-column">
      <style:table-column-properties style:column-width="2.365cm"/>
    </style:style>
    <style:style style:name="Таблица79.J" style:family="table-column">
      <style:table-column-properties style:column-width="2.062cm"/>
    </style:style>
    <style:style style:name="Таблица79.K" style:family="table-column">
      <style:table-column-properties style:column-width="0.42cm"/>
    </style:style>
    <style:style style:name="Таблица79.L" style:family="table-column">
      <style:table-column-properties style:column-width="1.147cm"/>
    </style:style>
    <style:style style:name="Таблица79.M" style:family="table-column">
      <style:table-column-properties style:column-width="4.32cm"/>
    </style:style>
    <style:style style:name="Таблица79.N" style:family="table-column">
      <style:table-column-properties style:column-width="1.568cm"/>
    </style:style>
    <style:style style:name="Таблица79.O" style:family="table-column">
      <style:table-column-properties style:column-width="3.106cm"/>
    </style:style>
    <style:style style:name="Таблица79.P" style:family="table-column">
      <style:table-column-properties style:column-width="1.404cm"/>
    </style:style>
    <style:style style:name="Таблица79.1" style:family="table-row">
      <style:table-row-properties style:row-height="0.508cm" fo:keep-together="always"/>
    </style:style>
    <style:style style:name="Таблица79.A1" style:family="table-cell">
      <style:table-cell-properties style:vertical-align="middle" fo:padding="0cm" fo:border-left="0.05pt solid #000000" fo:border-right="0.5pt solid #000000" fo:border-top="0.5pt solid #000000" fo:border-bottom="none" fo:border-=".018cm solid #000000"/>
    </style:style>
    <style:style style:name="Таблица79.L1" style:family="table-cell">
      <style:table-cell-properties style:vertical-align="middle" fo:padding="0cm" fo:border-left="0.5pt solid #000000" fo:border-right="0.5pt solid #000000" fo:border-top="0.5pt solid #000000" fo:border-bottom="none" fo:border-=".018cm solid #000000"/>
    </style:style>
    <style:style style:name="Таблица79.N1" style:family="table-cell">
      <style:table-cell-properties style:vertical-align="middle" fo:padding="0cm" fo:border-left="0.5pt solid #000000" fo:border-right="0.5pt solid #000000" fo:border-top="0.5pt solid #000000" fo:border-bottom="1pt solid #000000"/>
    </style:style>
    <style:style style:name="Таблица79.P1" style:family="table-cell">
      <style:table-cell-properties style:vertical-align="middle" fo:padding="0cm" fo:border-left="0.5pt solid #000000" fo:border-right="0.5pt solid #000000" fo:border-top="0.5pt solid #000000" fo:border-bottom="1pt solid #000000"/>
    </style:style>
    <style:style style:name="Таблица79.2" style:family="table-row">
      <style:table-row-properties style:row-height="0.499cm" fo:keep-together="always"/>
    </style:style>
    <style:style style:name="Таблица79.A2" style:family="table-cell">
      <style:table-cell-properties style:vertical-align="middle" fo:padding="0cm" fo:border="0.05pt solid #000000" fo:border-=".018cm solid #000000"/>
    </style:style>
    <style:style style:name="Таблица79.3" style:family="table-row">
      <style:table-row-properties style:row-height="0.459cm" fo:keep-together="always"/>
    </style:style>
    <style:style style:name="Таблица79.J3" style:family="table-cell">
      <style:table-cell-properties style:vertical-align="middle" fo:padding="0cm" fo:border="0.5pt solid #000000"/>
    </style:style>
    <style:style style:name="Таблица79.K3" style:family="table-cell">
      <style:table-cell-properties style:vertical-align="middle" fo:padding="0cm" fo:border-left="0.5pt solid #000000" fo:border-right="1pt solid #000000" fo:border-top="0.5pt solid #000000" fo:border-bottom="0.5pt solid #000000"/>
    </style:style>
    <style:style style:name="Таблица79.M3" style:family="table-cell">
      <style:table-cell-properties style:vertical-align="middle" fo:padding="0cm" fo:border-left="1pt solid #000000" fo:border-right="0.5pt solid #000000" fo:border-top="1pt solid #000000" fo:border-bottom="1pt solid #000000" fo:border-=".018cm solid #000000"/>
    </style:style>
    <style:style style:name="Таблица79.O3" style:family="table-cell">
      <style:table-cell-properties style:vertical-align="middle" fo:padding="0cm" fo:border-left="0.5pt solid #000000" fo:border-right="1pt solid #000000" fo:border-top="1pt solid #000000" fo:border-bottom="1pt solid #000000" fo:border-=".018cm solid #000000"/>
    </style:style>
    <style:style style:name="Таблица79.B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79.C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79.D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79.E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79.F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79.G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79.H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79.I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79.J4" style:family="table-cell">
      <style:table-cell-properties fo:padding="0cm" fo:border="0.5pt solid #000000"/>
    </style:style>
    <style:style style:name="Таблица79.K4" style:family="table-cell">
      <style:table-cell-properties fo:padding="0cm" fo:border-left="0.5pt solid #000000" fo:border-right="1pt solid #000000" fo:border-top="0.5pt solid #000000" fo:border-bottom="0.5pt solid #000000"/>
    </style:style>
    <style:style style:name="Таблица79.5" style:family="table-row">
      <style:table-row-properties style:row-height="0.471cm" fo:keep-together="always"/>
    </style:style>
    <style:style style:name="Таблица79.B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79.C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79.D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79.E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79.F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79.G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79.H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79.I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79.J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79.K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80" style:family="table">
      <style:table-properties style:width="28.4cm" fo:margin-left="0.191cm" fo:margin-top="0cm" fo:margin-bottom="0cm" table:align="left" table:border-model="collapsing"/>
    </style:style>
    <style:style style:name="Таблица80.A" style:family="table-column">
      <style:table-column-properties style:column-width="1.485cm"/>
    </style:style>
    <style:style style:name="Таблица80.B" style:family="table-column">
      <style:table-column-properties style:column-width="9.324cm"/>
    </style:style>
    <style:style style:name="Таблица80.C" style:family="table-column">
      <style:table-column-properties style:column-width="2.279cm"/>
    </style:style>
    <style:style style:name="Таблица80.D" style:family="table-column">
      <style:table-column-properties style:column-width="7.01cm"/>
    </style:style>
    <style:style style:name="Таблица80.E" style:family="table-column">
      <style:table-column-properties style:column-width="3.097cm"/>
    </style:style>
    <style:style style:name="Таблица80.F" style:family="table-column">
      <style:table-column-properties style:column-width="0.196cm"/>
    </style:style>
    <style:style style:name="Таблица80.G" style:family="table-column">
      <style:table-column-properties style:column-width="2.11cm"/>
    </style:style>
    <style:style style:name="Таблица80.H" style:family="table-column">
      <style:table-column-properties style:column-width="1.399cm"/>
    </style:style>
    <style:style style:name="Таблица80.I" style:family="table-column">
      <style:table-column-properties style:column-width="1.501cm"/>
    </style:style>
    <style:style style:name="Таблица80.1" style:family="table-row">
      <style:table-row-properties style:min-row-height="1.422cm" fo:keep-together="always"/>
    </style:style>
    <style:style style:name="Таблица80.A1" style:family="table-cell">
      <style:table-cell-properties style:vertical-align="" fo:padding="0cm" fo:border-left="0.05pt solid #000000" fo:border-right="none" fo:border-top="0.5pt solid #000000" fo:border-bottom="0.5pt solid #000000"/>
    </style:style>
    <style:style style:name="Таблица80.H1" style:family="table-cell">
      <style:table-cell-properties style:vertical-align="" fo:padding="0cm" fo:border-left="0.05pt solid #000000" fo:border-right="0.5pt solid #000000" fo:border-top="0.5pt solid #000000" fo:border-bottom="0.5pt solid #000000"/>
    </style:style>
    <style:style style:name="Таблица80.A2" style:family="table-cell">
      <style:table-cell-properties style:vertical-align="" fo:padding="0cm" fo:border-left="0.05pt solid #000000" fo:border-right="none" fo:border-top="none" fo:border-bottom="0.5pt solid #000000"/>
    </style:style>
    <style:style style:name="Таблица80.3" style:family="table-row">
      <style:table-row-properties style:min-row-height="0.711cm" fo:keep-together="always"/>
    </style:style>
    <style:style style:name="Таблица80.A3" style:family="table-cell">
      <style:table-cell-properties style:vertical-align="middle" fo:padding="0cm" fo:border-left="0.05pt solid #000000" fo:border-right="none" fo:border-top="none" fo:border-bottom="0.5pt solid #000000"/>
    </style:style>
    <style:style style:name="Таблица80.H3" style:family="table-cell">
      <style:table-cell-properties style:vertical-align="middle" fo:padding="0cm" fo:border-left="0.05pt solid #000000" fo:border-right="0.5pt solid #000000" fo:border-top="none" fo:border-bottom="0.5pt solid #000000"/>
    </style:style>
    <style:style style:name="Таблица80.18" style:family="table-row">
      <style:table-row-properties style:row-height="0.9cm" fo:keep-together="always"/>
    </style:style>
    <style:style style:name="Таблица80.A18" style:family="table-cell">
      <style:table-cell-properties style:vertical-align="middle" fo:padding="0cm" fo:border-left="0.05pt solid #000000" fo:border-right="0.5pt solid #000000" fo:border-top="1pt solid #000000" fo:border-bottom="0.05pt solid #000000"/>
    </style:style>
    <style:style style:name="Таблица80.B18" style:family="table-cell">
      <style:table-cell-properties style:vertical-align="middle" fo:padding="0cm" fo:border-left="0.5pt solid #000000" fo:border-right="none" fo:border-top="1pt solid #000000" fo:border-bottom="0.05pt solid #000000"/>
    </style:style>
    <style:style style:name="Таблица80.I18" style:family="table-cell">
      <style:table-cell-properties style:vertical-align="middle" fo:padding="0cm" fo:border-left="0.5pt solid #000000" fo:border-right="0.5pt solid #000000" fo:border-top="1pt solid #000000" fo:border-bottom="0.05pt solid #000000"/>
    </style:style>
    <style:style style:name="Таблица38" style:family="table">
      <style:table-properties style:width="28.4cm" fo:margin-left="0.191cm" fo:margin-top="0cm" fo:margin-bottom="0cm" table:align="left" table:border-model="collapsing"/>
    </style:style>
    <style:style style:name="Таблица38.A" style:family="table-column">
      <style:table-column-properties style:column-width="1.824cm"/>
    </style:style>
    <style:style style:name="Таблица38.B" style:family="table-column">
      <style:table-column-properties style:column-width="2.163cm"/>
    </style:style>
    <style:style style:name="Таблица38.C" style:family="table-column">
      <style:table-column-properties style:column-width="2.021cm"/>
    </style:style>
    <style:style style:name="Таблица38.D" style:family="table-column">
      <style:table-column-properties style:column-width="1.607cm"/>
    </style:style>
    <style:style style:name="Таблица38.E" style:family="table-column">
      <style:table-column-properties style:column-width="4.21cm"/>
    </style:style>
    <style:style style:name="Таблица38.F" style:family="table-column">
      <style:table-column-properties style:column-width="0.794cm"/>
    </style:style>
    <style:style style:name="Таблица38.G" style:family="table-column">
      <style:table-column-properties style:column-width="7.92cm"/>
    </style:style>
    <style:style style:name="Таблица38.H" style:family="table-column">
      <style:table-column-properties style:column-width="7.862cm"/>
    </style:style>
    <style:style style:name="Таблица38.1" style:family="table-row">
      <style:table-row-properties style:row-height="0.459cm" fo:keep-together="always"/>
    </style:style>
    <style:style style:name="Таблица38.A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 fo:border-=".018cm solid #000000"/>
    </style:style>
    <style:style style:name="Таблица38.D1" style:family="table-cell">
      <style:table-cell-properties fo:padding-left="0.191cm" fo:padding-right="0.191cm" fo:padding-top="0cm" fo:padding-bottom="0cm" fo:border="0.5pt solid #000000"/>
    </style:style>
    <style:style style:name="Таблица38.E1" style:family="table-cell">
      <style:table-cell-properties fo:padding-left="0.191cm" fo:padding-right="0.191cm" fo:padding-top="0cm" fo:padding-bottom="0cm" fo:border-left="0.5pt solid #000000" fo:border-right="none" fo:border-top="none" fo:border-bottom="none"/>
    </style:style>
    <style:style style:name="Таблица38.F1" style:family="table-cell">
      <style:table-cell-properties fo:padding-left="0.191cm" fo:padding-right="0.191cm" fo:padding-top="0cm" fo:padding-bottom="0cm" fo:border="none"/>
    </style:style>
    <style:style style:name="Таблица38.H1" style:family="table-cell">
      <style:table-cell-properties fo:padding-left="0.191cm" fo:padding-right="0.191cm" fo:padding-top="0cm" fo:padding-bottom="0cm" fo:border="none"/>
    </style:style>
    <style:style style:name="Таблица38.D2" style:family="table-cell">
      <style:table-cell-properties fo:padding-left="0.191cm" fo:padding-right="0.191cm" fo:padding-top="0cm" fo:padding-bottom="0cm" fo:border="0.5pt solid #000000"/>
    </style:style>
    <style:style style:name="Таблица38.E2" style:family="table-cell">
      <style:table-cell-properties fo:padding-left="0.191cm" fo:padding-right="0.191cm" fo:padding-top="0cm" fo:padding-bottom="0cm" fo:border-left="0.5pt solid #000000" fo:border-right="none" fo:border-top="none" fo:border-bottom="none"/>
    </style:style>
    <style:style style:name="Таблица38.G2" style:family="table-cell">
      <style:table-cell-properties fo:padding-left="0.191cm" fo:padding-right="0.191cm" fo:padding-top="0cm" fo:padding-bottom="0cm" fo:border="none"/>
    </style:style>
    <style:style style:name="Таблица38.E3" style:family="table-cell">
      <style:table-cell-properties fo:padding-left="0.191cm" fo:padding-right="0.191cm" fo:padding-top="0cm" fo:padding-bottom="0cm" fo:border-left="0.5pt solid #000000" fo:border-right="none" fo:border-top="none" fo:border-bottom="none"/>
    </style:style>
    <style:style style:name="Таблица38.G3" style:family="table-cell">
      <style:table-cell-properties fo:padding-left="0.191cm" fo:padding-right="0.191cm" fo:padding-top="0cm" fo:padding-bottom="0cm" fo:border="none"/>
    </style:style>
    <style:style style:name="Таблица39" style:family="table">
      <style:table-properties style:width="28.4cm" fo:margin-left="0.191cm" fo:margin-top="0cm" fo:margin-bottom="0cm" table:align="left" table:border-model="collapsing"/>
    </style:style>
    <style:style style:name="Таблица39.A" style:family="table-column">
      <style:table-column-properties style:column-width="0.917cm"/>
    </style:style>
    <style:style style:name="Таблица39.B" style:family="table-column">
      <style:table-column-properties style:column-width="1.482cm"/>
    </style:style>
    <style:style style:name="Таблица39.C" style:family="table-column">
      <style:table-column-properties style:column-width="1.508cm"/>
    </style:style>
    <style:style style:name="Таблица39.D" style:family="table-column">
      <style:table-column-properties style:column-width="2.371cm"/>
    </style:style>
    <style:style style:name="Таблица39.E" style:family="table-column">
      <style:table-column-properties style:column-width="2.101cm"/>
    </style:style>
    <style:style style:name="Таблица39.F" style:family="table-column">
      <style:table-column-properties style:column-width="1.528cm"/>
    </style:style>
    <style:style style:name="Таблица39.G" style:family="table-column">
      <style:table-column-properties style:column-width="1.032cm"/>
    </style:style>
    <style:style style:name="Таблица39.H" style:family="table-column">
      <style:table-column-properties style:column-width="1.071cm"/>
    </style:style>
    <style:style style:name="Таблица39.I" style:family="table-column">
      <style:table-column-properties style:column-width="2.365cm"/>
    </style:style>
    <style:style style:name="Таблица39.J" style:family="table-column">
      <style:table-column-properties style:column-width="2.062cm"/>
    </style:style>
    <style:style style:name="Таблица39.K" style:family="table-column">
      <style:table-column-properties style:column-width="0.42cm"/>
    </style:style>
    <style:style style:name="Таблица39.L" style:family="table-column">
      <style:table-column-properties style:column-width="1.147cm"/>
    </style:style>
    <style:style style:name="Таблица39.M" style:family="table-column">
      <style:table-column-properties style:column-width="4.32cm"/>
    </style:style>
    <style:style style:name="Таблица39.N" style:family="table-column">
      <style:table-column-properties style:column-width="1.568cm"/>
    </style:style>
    <style:style style:name="Таблица39.O" style:family="table-column">
      <style:table-column-properties style:column-width="3.106cm"/>
    </style:style>
    <style:style style:name="Таблица39.P" style:family="table-column">
      <style:table-column-properties style:column-width="1.404cm"/>
    </style:style>
    <style:style style:name="Таблица39.1" style:family="table-row">
      <style:table-row-properties style:row-height="0.508cm" fo:keep-together="always"/>
    </style:style>
    <style:style style:name="Таблица39.A1" style:family="table-cell">
      <style:table-cell-properties style:vertical-align="middle" fo:padding="0cm" fo:border-left="0.05pt solid #000000" fo:border-right="0.5pt solid #000000" fo:border-top="0.5pt solid #000000" fo:border-bottom="none" fo:border-=".018cm solid #000000"/>
    </style:style>
    <style:style style:name="Таблица39.L1" style:family="table-cell">
      <style:table-cell-properties style:vertical-align="middle" fo:padding="0cm" fo:border-left="0.5pt solid #000000" fo:border-right="0.5pt solid #000000" fo:border-top="0.5pt solid #000000" fo:border-bottom="none" fo:border-=".018cm solid #000000"/>
    </style:style>
    <style:style style:name="Таблица39.N1" style:family="table-cell">
      <style:table-cell-properties style:vertical-align="middle" fo:padding="0cm" fo:border-left="0.5pt solid #000000" fo:border-right="0.5pt solid #000000" fo:border-top="0.5pt solid #000000" fo:border-bottom="1pt solid #000000"/>
    </style:style>
    <style:style style:name="Таблица39.P1" style:family="table-cell">
      <style:table-cell-properties style:vertical-align="middle" fo:padding="0cm" fo:border-left="0.5pt solid #000000" fo:border-right="0.5pt solid #000000" fo:border-top="0.5pt solid #000000" fo:border-bottom="1pt solid #000000"/>
    </style:style>
    <style:style style:name="Таблица39.2" style:family="table-row">
      <style:table-row-properties style:row-height="0.499cm" fo:keep-together="always"/>
    </style:style>
    <style:style style:name="Таблица39.A2" style:family="table-cell">
      <style:table-cell-properties style:vertical-align="middle" fo:padding="0cm" fo:border="0.05pt solid #000000" fo:border-=".018cm solid #000000"/>
    </style:style>
    <style:style style:name="Таблица39.3" style:family="table-row">
      <style:table-row-properties style:row-height="0.459cm" fo:keep-together="always"/>
    </style:style>
    <style:style style:name="Таблица39.J3" style:family="table-cell">
      <style:table-cell-properties style:vertical-align="middle" fo:padding="0cm" fo:border="0.5pt solid #000000"/>
    </style:style>
    <style:style style:name="Таблица39.K3" style:family="table-cell">
      <style:table-cell-properties style:vertical-align="middle" fo:padding="0cm" fo:border-left="0.5pt solid #000000" fo:border-right="1pt solid #000000" fo:border-top="0.5pt solid #000000" fo:border-bottom="0.5pt solid #000000"/>
    </style:style>
    <style:style style:name="Таблица39.M3" style:family="table-cell">
      <style:table-cell-properties style:vertical-align="middle" fo:padding="0cm" fo:border-left="1pt solid #000000" fo:border-right="0.5pt solid #000000" fo:border-top="1pt solid #000000" fo:border-bottom="1pt solid #000000" fo:border-=".018cm solid #000000"/>
    </style:style>
    <style:style style:name="Таблица39.O3" style:family="table-cell">
      <style:table-cell-properties style:vertical-align="middle" fo:padding="0cm" fo:border-left="0.5pt solid #000000" fo:border-right="1pt solid #000000" fo:border-top="1pt solid #000000" fo:border-bottom="1pt solid #000000" fo:border-=".018cm solid #000000"/>
    </style:style>
    <style:style style:name="Таблица39.B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39.C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39.D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39.E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39.F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39.G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39.H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39.I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39.J4" style:family="table-cell">
      <style:table-cell-properties fo:padding="0cm" fo:border="0.5pt solid #000000"/>
    </style:style>
    <style:style style:name="Таблица39.K4" style:family="table-cell">
      <style:table-cell-properties fo:padding="0cm" fo:border-left="0.5pt solid #000000" fo:border-right="1pt solid #000000" fo:border-top="0.5pt solid #000000" fo:border-bottom="0.5pt solid #000000"/>
    </style:style>
    <style:style style:name="Таблица39.5" style:family="table-row">
      <style:table-row-properties style:row-height="0.471cm" fo:keep-together="always"/>
    </style:style>
    <style:style style:name="Таблица39.B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39.C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39.D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39.E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39.F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39.G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39.H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39.I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39.J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39.K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40" style:family="table">
      <style:table-properties style:width="28.4cm" fo:margin-left="0.191cm" fo:margin-top="0cm" fo:margin-bottom="0cm" table:align="left" table:border-model="collapsing"/>
    </style:style>
    <style:style style:name="Таблица40.A" style:family="table-column">
      <style:table-column-properties style:column-width="1.485cm"/>
    </style:style>
    <style:style style:name="Таблица40.B" style:family="table-column">
      <style:table-column-properties style:column-width="9.324cm"/>
    </style:style>
    <style:style style:name="Таблица40.C" style:family="table-column">
      <style:table-column-properties style:column-width="2.279cm"/>
    </style:style>
    <style:style style:name="Таблица40.D" style:family="table-column">
      <style:table-column-properties style:column-width="7.01cm"/>
    </style:style>
    <style:style style:name="Таблица40.E" style:family="table-column">
      <style:table-column-properties style:column-width="3.097cm"/>
    </style:style>
    <style:style style:name="Таблица40.F" style:family="table-column">
      <style:table-column-properties style:column-width="0.196cm"/>
    </style:style>
    <style:style style:name="Таблица40.G" style:family="table-column">
      <style:table-column-properties style:column-width="2.11cm"/>
    </style:style>
    <style:style style:name="Таблица40.H" style:family="table-column">
      <style:table-column-properties style:column-width="1.399cm"/>
    </style:style>
    <style:style style:name="Таблица40.I" style:family="table-column">
      <style:table-column-properties style:column-width="1.501cm"/>
    </style:style>
    <style:style style:name="Таблица40.1" style:family="table-row">
      <style:table-row-properties style:min-row-height="1.422cm" fo:keep-together="always"/>
    </style:style>
    <style:style style:name="Таблица40.A1" style:family="table-cell">
      <style:table-cell-properties style:vertical-align="" fo:padding="0cm" fo:border-left="0.05pt solid #000000" fo:border-right="none" fo:border-top="0.5pt solid #000000" fo:border-bottom="0.5pt solid #000000"/>
    </style:style>
    <style:style style:name="Таблица40.H1" style:family="table-cell">
      <style:table-cell-properties style:vertical-align="" fo:padding="0cm" fo:border-left="0.05pt solid #000000" fo:border-right="0.5pt solid #000000" fo:border-top="0.5pt solid #000000" fo:border-bottom="0.5pt solid #000000"/>
    </style:style>
    <style:style style:name="Таблица40.A2" style:family="table-cell">
      <style:table-cell-properties style:vertical-align="" fo:padding="0cm" fo:border-left="0.05pt solid #000000" fo:border-right="none" fo:border-top="none" fo:border-bottom="0.5pt solid #000000"/>
    </style:style>
    <style:style style:name="Таблица40.3" style:family="table-row">
      <style:table-row-properties style:min-row-height="0.711cm" fo:keep-together="always"/>
    </style:style>
    <style:style style:name="Таблица40.A3" style:family="table-cell">
      <style:table-cell-properties style:vertical-align="middle" fo:padding="0cm" fo:border-left="0.05pt solid #000000" fo:border-right="none" fo:border-top="none" fo:border-bottom="0.5pt solid #000000"/>
    </style:style>
    <style:style style:name="Таблица40.H3" style:family="table-cell">
      <style:table-cell-properties style:vertical-align="middle" fo:padding="0cm" fo:border-left="0.05pt solid #000000" fo:border-right="0.5pt solid #000000" fo:border-top="none" fo:border-bottom="0.5pt solid #000000"/>
    </style:style>
    <style:style style:name="Таблица40.18" style:family="table-row">
      <style:table-row-properties style:row-height="0.9cm" fo:keep-together="always"/>
    </style:style>
    <style:style style:name="Таблица40.A18" style:family="table-cell">
      <style:table-cell-properties style:vertical-align="middle" fo:padding="0cm" fo:border-left="0.05pt solid #000000" fo:border-right="0.5pt solid #000000" fo:border-top="1pt solid #000000" fo:border-bottom="0.05pt solid #000000"/>
    </style:style>
    <style:style style:name="Таблица40.B18" style:family="table-cell">
      <style:table-cell-properties style:vertical-align="middle" fo:padding="0cm" fo:border-left="0.5pt solid #000000" fo:border-right="none" fo:border-top="1pt solid #000000" fo:border-bottom="0.05pt solid #000000"/>
    </style:style>
    <style:style style:name="Таблица40.I18" style:family="table-cell">
      <style:table-cell-properties style:vertical-align="middle" fo:padding="0cm" fo:border-left="0.5pt solid #000000" fo:border-right="0.5pt solid #000000" fo:border-top="1pt solid #000000" fo:border-bottom="0.05pt solid #000000"/>
    </style:style>
    <style:style style:name="Таблица47" style:family="table">
      <style:table-properties style:width="28.4cm" fo:margin-left="0.191cm" fo:margin-top="0cm" fo:margin-bottom="0cm" table:align="left" table:border-model="collapsing"/>
    </style:style>
    <style:style style:name="Таблица47.A" style:family="table-column">
      <style:table-column-properties style:column-width="1.824cm"/>
    </style:style>
    <style:style style:name="Таблица47.B" style:family="table-column">
      <style:table-column-properties style:column-width="2.163cm"/>
    </style:style>
    <style:style style:name="Таблица47.C" style:family="table-column">
      <style:table-column-properties style:column-width="2.021cm"/>
    </style:style>
    <style:style style:name="Таблица47.D" style:family="table-column">
      <style:table-column-properties style:column-width="1.607cm"/>
    </style:style>
    <style:style style:name="Таблица47.E" style:family="table-column">
      <style:table-column-properties style:column-width="4.21cm"/>
    </style:style>
    <style:style style:name="Таблица47.F" style:family="table-column">
      <style:table-column-properties style:column-width="0.794cm"/>
    </style:style>
    <style:style style:name="Таблица47.G" style:family="table-column">
      <style:table-column-properties style:column-width="7.92cm"/>
    </style:style>
    <style:style style:name="Таблица47.H" style:family="table-column">
      <style:table-column-properties style:column-width="7.862cm"/>
    </style:style>
    <style:style style:name="Таблица47.1" style:family="table-row">
      <style:table-row-properties style:row-height="0.459cm" fo:keep-together="always"/>
    </style:style>
    <style:style style:name="Таблица47.A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 fo:border-=".018cm solid #000000"/>
    </style:style>
    <style:style style:name="Таблица47.D1" style:family="table-cell">
      <style:table-cell-properties fo:padding-left="0.191cm" fo:padding-right="0.191cm" fo:padding-top="0cm" fo:padding-bottom="0cm" fo:border="0.5pt solid #000000"/>
    </style:style>
    <style:style style:name="Таблица47.E1" style:family="table-cell">
      <style:table-cell-properties fo:padding-left="0.191cm" fo:padding-right="0.191cm" fo:padding-top="0cm" fo:padding-bottom="0cm" fo:border-left="0.5pt solid #000000" fo:border-right="none" fo:border-top="none" fo:border-bottom="none"/>
    </style:style>
    <style:style style:name="Таблица47.F1" style:family="table-cell">
      <style:table-cell-properties fo:padding-left="0.191cm" fo:padding-right="0.191cm" fo:padding-top="0cm" fo:padding-bottom="0cm" fo:border="none"/>
    </style:style>
    <style:style style:name="Таблица47.H1" style:family="table-cell">
      <style:table-cell-properties fo:padding-left="0.191cm" fo:padding-right="0.191cm" fo:padding-top="0cm" fo:padding-bottom="0cm" fo:border="none"/>
    </style:style>
    <style:style style:name="Таблица47.D2" style:family="table-cell">
      <style:table-cell-properties fo:padding-left="0.191cm" fo:padding-right="0.191cm" fo:padding-top="0cm" fo:padding-bottom="0cm" fo:border="0.5pt solid #000000"/>
    </style:style>
    <style:style style:name="Таблица47.E2" style:family="table-cell">
      <style:table-cell-properties fo:padding-left="0.191cm" fo:padding-right="0.191cm" fo:padding-top="0cm" fo:padding-bottom="0cm" fo:border-left="0.5pt solid #000000" fo:border-right="none" fo:border-top="none" fo:border-bottom="none"/>
    </style:style>
    <style:style style:name="Таблица47.G2" style:family="table-cell">
      <style:table-cell-properties fo:padding-left="0.191cm" fo:padding-right="0.191cm" fo:padding-top="0cm" fo:padding-bottom="0cm" fo:border="none"/>
    </style:style>
    <style:style style:name="Таблица47.E3" style:family="table-cell">
      <style:table-cell-properties fo:padding-left="0.191cm" fo:padding-right="0.191cm" fo:padding-top="0cm" fo:padding-bottom="0cm" fo:border-left="0.5pt solid #000000" fo:border-right="none" fo:border-top="none" fo:border-bottom="none"/>
    </style:style>
    <style:style style:name="Таблица47.G3" style:family="table-cell">
      <style:table-cell-properties fo:padding-left="0.191cm" fo:padding-right="0.191cm" fo:padding-top="0cm" fo:padding-bottom="0cm" fo:border="none"/>
    </style:style>
    <style:style style:name="Таблица48" style:family="table">
      <style:table-properties style:width="28.4cm" fo:margin-left="0.191cm" fo:margin-top="0cm" fo:margin-bottom="0cm" table:align="left" table:border-model="collapsing"/>
    </style:style>
    <style:style style:name="Таблица48.A" style:family="table-column">
      <style:table-column-properties style:column-width="0.917cm"/>
    </style:style>
    <style:style style:name="Таблица48.B" style:family="table-column">
      <style:table-column-properties style:column-width="1.376cm"/>
    </style:style>
    <style:style style:name="Таблица48.C" style:family="table-column">
      <style:table-column-properties style:column-width="1.614cm"/>
    </style:style>
    <style:style style:name="Таблица48.D" style:family="table-column">
      <style:table-column-properties style:column-width="2.371cm"/>
    </style:style>
    <style:style style:name="Таблица48.E" style:family="table-column">
      <style:table-column-properties style:column-width="2.101cm"/>
    </style:style>
    <style:style style:name="Таблица48.F" style:family="table-column">
      <style:table-column-properties style:column-width="1.528cm"/>
    </style:style>
    <style:style style:name="Таблица48.G" style:family="table-column">
      <style:table-column-properties style:column-width="1.032cm"/>
    </style:style>
    <style:style style:name="Таблица48.H" style:family="table-column">
      <style:table-column-properties style:column-width="1.071cm"/>
    </style:style>
    <style:style style:name="Таблица48.I" style:family="table-column">
      <style:table-column-properties style:column-width="2.365cm"/>
    </style:style>
    <style:style style:name="Таблица48.J" style:family="table-column">
      <style:table-column-properties style:column-width="2.062cm"/>
    </style:style>
    <style:style style:name="Таблица48.K" style:family="table-column">
      <style:table-column-properties style:column-width="0.42cm"/>
    </style:style>
    <style:style style:name="Таблица48.L" style:family="table-column">
      <style:table-column-properties style:column-width="1.147cm"/>
    </style:style>
    <style:style style:name="Таблица48.M" style:family="table-column">
      <style:table-column-properties style:column-width="4.32cm"/>
    </style:style>
    <style:style style:name="Таблица48.N" style:family="table-column">
      <style:table-column-properties style:column-width="1.568cm"/>
    </style:style>
    <style:style style:name="Таблица48.O" style:family="table-column">
      <style:table-column-properties style:column-width="3.106cm"/>
    </style:style>
    <style:style style:name="Таблица48.P" style:family="table-column">
      <style:table-column-properties style:column-width="1.404cm"/>
    </style:style>
    <style:style style:name="Таблица48.1" style:family="table-row">
      <style:table-row-properties style:row-height="0.508cm" fo:keep-together="always"/>
    </style:style>
    <style:style style:name="Таблица48.A1" style:family="table-cell">
      <style:table-cell-properties style:vertical-align="middle" fo:padding="0cm" fo:border-left="0.05pt solid #000000" fo:border-right="0.5pt solid #000000" fo:border-top="0.5pt solid #000000" fo:border-bottom="none" fo:border-=".018cm solid #000000"/>
    </style:style>
    <style:style style:name="Таблица48.L1" style:family="table-cell">
      <style:table-cell-properties style:vertical-align="middle" fo:padding="0cm" fo:border-left="0.5pt solid #000000" fo:border-right="0.5pt solid #000000" fo:border-top="0.5pt solid #000000" fo:border-bottom="none" fo:border-=".018cm solid #000000"/>
    </style:style>
    <style:style style:name="Таблица48.N1" style:family="table-cell">
      <style:table-cell-properties style:vertical-align="middle" fo:padding="0cm" fo:border-left="0.5pt solid #000000" fo:border-right="0.5pt solid #000000" fo:border-top="0.5pt solid #000000" fo:border-bottom="1pt solid #000000"/>
    </style:style>
    <style:style style:name="Таблица48.P1" style:family="table-cell">
      <style:table-cell-properties style:vertical-align="middle" fo:padding="0cm" fo:border-left="0.5pt solid #000000" fo:border-right="0.5pt solid #000000" fo:border-top="0.5pt solid #000000" fo:border-bottom="1pt solid #000000"/>
    </style:style>
    <style:style style:name="Таблица48.2" style:family="table-row">
      <style:table-row-properties style:row-height="0.499cm" fo:keep-together="always"/>
    </style:style>
    <style:style style:name="Таблица48.A2" style:family="table-cell">
      <style:table-cell-properties style:vertical-align="middle" fo:padding="0cm" fo:border="0.05pt solid #000000" fo:border-=".018cm solid #000000"/>
    </style:style>
    <style:style style:name="Таблица48.3" style:family="table-row">
      <style:table-row-properties style:row-height="0.459cm" fo:keep-together="always"/>
    </style:style>
    <style:style style:name="Таблица48.J3" style:family="table-cell">
      <style:table-cell-properties style:vertical-align="middle" fo:padding="0cm" fo:border="0.5pt solid #000000"/>
    </style:style>
    <style:style style:name="Таблица48.K3" style:family="table-cell">
      <style:table-cell-properties style:vertical-align="middle" fo:padding="0cm" fo:border-left="0.5pt solid #000000" fo:border-right="1pt solid #000000" fo:border-top="0.5pt solid #000000" fo:border-bottom="0.5pt solid #000000"/>
    </style:style>
    <style:style style:name="Таблица48.M3" style:family="table-cell">
      <style:table-cell-properties style:vertical-align="middle" fo:padding="0cm" fo:border-left="1pt solid #000000" fo:border-right="0.5pt solid #000000" fo:border-top="1pt solid #000000" fo:border-bottom="1pt solid #000000" fo:border-=".018cm solid #000000"/>
    </style:style>
    <style:style style:name="Таблица48.O3" style:family="table-cell">
      <style:table-cell-properties style:vertical-align="middle" fo:padding="0cm" fo:border-left="0.5pt solid #000000" fo:border-right="1pt solid #000000" fo:border-top="1pt solid #000000" fo:border-bottom="1pt solid #000000" fo:border-=".018cm solid #000000"/>
    </style:style>
    <style:style style:name="Таблица48.B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48.C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48.D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48.E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48.F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48.G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48.H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48.I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48.J4" style:family="table-cell">
      <style:table-cell-properties fo:padding="0cm" fo:border="0.5pt solid #000000"/>
    </style:style>
    <style:style style:name="Таблица48.K4" style:family="table-cell">
      <style:table-cell-properties fo:padding="0cm" fo:border-left="0.5pt solid #000000" fo:border-right="1pt solid #000000" fo:border-top="0.5pt solid #000000" fo:border-bottom="0.5pt solid #000000"/>
    </style:style>
    <style:style style:name="Таблица48.5" style:family="table-row">
      <style:table-row-properties style:row-height="0.471cm" fo:keep-together="always"/>
    </style:style>
    <style:style style:name="Таблица48.B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48.C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48.D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48.E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48.F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48.G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48.H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48.I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48.J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48.K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49" style:family="table">
      <style:table-properties style:width="28.4cm" fo:margin-left="0.191cm" fo:margin-top="0cm" fo:margin-bottom="0cm" table:align="left" table:border-model="collapsing"/>
    </style:style>
    <style:style style:name="Таблица49.A" style:family="table-column">
      <style:table-column-properties style:column-width="1.485cm"/>
    </style:style>
    <style:style style:name="Таблица49.B" style:family="table-column">
      <style:table-column-properties style:column-width="9.324cm"/>
    </style:style>
    <style:style style:name="Таблица49.C" style:family="table-column">
      <style:table-column-properties style:column-width="2.279cm"/>
    </style:style>
    <style:style style:name="Таблица49.D" style:family="table-column">
      <style:table-column-properties style:column-width="7.01cm"/>
    </style:style>
    <style:style style:name="Таблица49.E" style:family="table-column">
      <style:table-column-properties style:column-width="3.097cm"/>
    </style:style>
    <style:style style:name="Таблица49.F" style:family="table-column">
      <style:table-column-properties style:column-width="0.196cm"/>
    </style:style>
    <style:style style:name="Таблица49.G" style:family="table-column">
      <style:table-column-properties style:column-width="2.11cm"/>
    </style:style>
    <style:style style:name="Таблица49.H" style:family="table-column">
      <style:table-column-properties style:column-width="1.399cm"/>
    </style:style>
    <style:style style:name="Таблица49.I" style:family="table-column">
      <style:table-column-properties style:column-width="1.501cm"/>
    </style:style>
    <style:style style:name="Таблица49.1" style:family="table-row">
      <style:table-row-properties style:min-row-height="1.422cm" fo:keep-together="always"/>
    </style:style>
    <style:style style:name="Таблица49.A1" style:family="table-cell">
      <style:table-cell-properties style:vertical-align="" fo:padding="0cm" fo:border-left="0.05pt solid #000000" fo:border-right="none" fo:border-top="0.5pt solid #000000" fo:border-bottom="0.5pt solid #000000"/>
    </style:style>
    <style:style style:name="Таблица49.H1" style:family="table-cell">
      <style:table-cell-properties style:vertical-align="" fo:padding="0cm" fo:border-left="0.05pt solid #000000" fo:border-right="0.5pt solid #000000" fo:border-top="0.5pt solid #000000" fo:border-bottom="0.5pt solid #000000"/>
    </style:style>
    <style:style style:name="Таблица49.A2" style:family="table-cell">
      <style:table-cell-properties style:vertical-align="" fo:padding="0cm" fo:border-left="0.05pt solid #000000" fo:border-right="none" fo:border-top="none" fo:border-bottom="0.5pt solid #000000"/>
    </style:style>
    <style:style style:name="Таблица49.3" style:family="table-row">
      <style:table-row-properties style:min-row-height="0.711cm" fo:keep-together="always"/>
    </style:style>
    <style:style style:name="Таблица49.A3" style:family="table-cell">
      <style:table-cell-properties style:vertical-align="middle" fo:padding="0cm" fo:border-left="0.05pt solid #000000" fo:border-right="none" fo:border-top="none" fo:border-bottom="0.5pt solid #000000"/>
    </style:style>
    <style:style style:name="Таблица49.H3" style:family="table-cell">
      <style:table-cell-properties style:vertical-align="middle" fo:padding="0cm" fo:border-left="0.05pt solid #000000" fo:border-right="0.5pt solid #000000" fo:border-top="none" fo:border-bottom="0.5pt solid #000000"/>
    </style:style>
    <style:style style:name="Таблица49.18" style:family="table-row">
      <style:table-row-properties style:row-height="0.9cm" fo:keep-together="always"/>
    </style:style>
    <style:style style:name="Таблица49.A18" style:family="table-cell">
      <style:table-cell-properties style:vertical-align="middle" fo:padding="0cm" fo:border-left="0.05pt solid #000000" fo:border-right="0.5pt solid #000000" fo:border-top="1pt solid #000000" fo:border-bottom="0.05pt solid #000000"/>
    </style:style>
    <style:style style:name="Таблица49.B18" style:family="table-cell">
      <style:table-cell-properties style:vertical-align="middle" fo:padding="0cm" fo:border-left="0.5pt solid #000000" fo:border-right="none" fo:border-top="1pt solid #000000" fo:border-bottom="0.05pt solid #000000"/>
    </style:style>
    <style:style style:name="Таблица49.I18" style:family="table-cell">
      <style:table-cell-properties style:vertical-align="middle" fo:padding="0cm" fo:border-left="0.5pt solid #000000" fo:border-right="0.5pt solid #000000" fo:border-top="1pt solid #000000" fo:border-bottom="0.05pt solid #000000"/>
    </style:style>
    <style:style style:name="Таблица41" style:family="table">
      <style:table-properties style:width="28.4cm" fo:margin-left="0.191cm" fo:margin-top="0cm" fo:margin-bottom="0cm" table:align="left" table:border-model="collapsing"/>
    </style:style>
    <style:style style:name="Таблица41.A" style:family="table-column">
      <style:table-column-properties style:column-width="1.824cm"/>
    </style:style>
    <style:style style:name="Таблица41.B" style:family="table-column">
      <style:table-column-properties style:column-width="2.163cm"/>
    </style:style>
    <style:style style:name="Таблица41.C" style:family="table-column">
      <style:table-column-properties style:column-width="2.021cm"/>
    </style:style>
    <style:style style:name="Таблица41.D" style:family="table-column">
      <style:table-column-properties style:column-width="1.607cm"/>
    </style:style>
    <style:style style:name="Таблица41.E" style:family="table-column">
      <style:table-column-properties style:column-width="4.21cm"/>
    </style:style>
    <style:style style:name="Таблица41.F" style:family="table-column">
      <style:table-column-properties style:column-width="0.794cm"/>
    </style:style>
    <style:style style:name="Таблица41.G" style:family="table-column">
      <style:table-column-properties style:column-width="7.92cm"/>
    </style:style>
    <style:style style:name="Таблица41.H" style:family="table-column">
      <style:table-column-properties style:column-width="7.862cm"/>
    </style:style>
    <style:style style:name="Таблица41.1" style:family="table-row">
      <style:table-row-properties style:row-height="0.459cm" fo:keep-together="always"/>
    </style:style>
    <style:style style:name="Таблица41.A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 fo:border-=".018cm solid #000000"/>
    </style:style>
    <style:style style:name="Таблица41.D1" style:family="table-cell">
      <style:table-cell-properties fo:padding-left="0.191cm" fo:padding-right="0.191cm" fo:padding-top="0cm" fo:padding-bottom="0cm" fo:border="0.5pt solid #000000"/>
    </style:style>
    <style:style style:name="Таблица41.E1" style:family="table-cell">
      <style:table-cell-properties fo:padding-left="0.191cm" fo:padding-right="0.191cm" fo:padding-top="0cm" fo:padding-bottom="0cm" fo:border-left="0.5pt solid #000000" fo:border-right="none" fo:border-top="none" fo:border-bottom="none"/>
    </style:style>
    <style:style style:name="Таблица41.F1" style:family="table-cell">
      <style:table-cell-properties fo:padding-left="0.191cm" fo:padding-right="0.191cm" fo:padding-top="0cm" fo:padding-bottom="0cm" fo:border="none"/>
    </style:style>
    <style:style style:name="Таблица41.H1" style:family="table-cell">
      <style:table-cell-properties fo:padding-left="0.191cm" fo:padding-right="0.191cm" fo:padding-top="0cm" fo:padding-bottom="0cm" fo:border="none"/>
    </style:style>
    <style:style style:name="Таблица41.D2" style:family="table-cell">
      <style:table-cell-properties fo:padding-left="0.191cm" fo:padding-right="0.191cm" fo:padding-top="0cm" fo:padding-bottom="0cm" fo:border="0.5pt solid #000000"/>
    </style:style>
    <style:style style:name="Таблица41.E2" style:family="table-cell">
      <style:table-cell-properties fo:padding-left="0.191cm" fo:padding-right="0.191cm" fo:padding-top="0cm" fo:padding-bottom="0cm" fo:border-left="0.5pt solid #000000" fo:border-right="none" fo:border-top="none" fo:border-bottom="none"/>
    </style:style>
    <style:style style:name="Таблица41.G2" style:family="table-cell">
      <style:table-cell-properties fo:padding-left="0.191cm" fo:padding-right="0.191cm" fo:padding-top="0cm" fo:padding-bottom="0cm" fo:border="none"/>
    </style:style>
    <style:style style:name="Таблица41.E3" style:family="table-cell">
      <style:table-cell-properties fo:padding-left="0.191cm" fo:padding-right="0.191cm" fo:padding-top="0cm" fo:padding-bottom="0cm" fo:border-left="0.5pt solid #000000" fo:border-right="none" fo:border-top="none" fo:border-bottom="none"/>
    </style:style>
    <style:style style:name="Таблица41.G3" style:family="table-cell">
      <style:table-cell-properties fo:padding-left="0.191cm" fo:padding-right="0.191cm" fo:padding-top="0cm" fo:padding-bottom="0cm" fo:border="none"/>
    </style:style>
    <style:style style:name="Таблица42" style:family="table">
      <style:table-properties style:width="28.4cm" fo:margin-left="0.191cm" fo:margin-top="0cm" fo:margin-bottom="0cm" table:align="left" table:border-model="collapsing"/>
    </style:style>
    <style:style style:name="Таблица42.A" style:family="table-column">
      <style:table-column-properties style:column-width="0.797cm"/>
    </style:style>
    <style:style style:name="Таблица42.B" style:family="table-column">
      <style:table-column-properties style:column-width="1.402cm"/>
    </style:style>
    <style:style style:name="Таблица42.C" style:family="table-column">
      <style:table-column-properties style:column-width="1.707cm"/>
    </style:style>
    <style:style style:name="Таблица42.D" style:family="table-column">
      <style:table-column-properties style:column-width="2.371cm"/>
    </style:style>
    <style:style style:name="Таблица42.E" style:family="table-column">
      <style:table-column-properties style:column-width="2.101cm"/>
    </style:style>
    <style:style style:name="Таблица42.F" style:family="table-column">
      <style:table-column-properties style:column-width="1.528cm"/>
    </style:style>
    <style:style style:name="Таблица42.G" style:family="table-column">
      <style:table-column-properties style:column-width="1.032cm"/>
    </style:style>
    <style:style style:name="Таблица42.H" style:family="table-column">
      <style:table-column-properties style:column-width="1.071cm"/>
    </style:style>
    <style:style style:name="Таблица42.I" style:family="table-column">
      <style:table-column-properties style:column-width="2.365cm"/>
    </style:style>
    <style:style style:name="Таблица42.J" style:family="table-column">
      <style:table-column-properties style:column-width="2.062cm"/>
    </style:style>
    <style:style style:name="Таблица42.K" style:family="table-column">
      <style:table-column-properties style:column-width="0.42cm"/>
    </style:style>
    <style:style style:name="Таблица42.L" style:family="table-column">
      <style:table-column-properties style:column-width="1.147cm"/>
    </style:style>
    <style:style style:name="Таблица42.M" style:family="table-column">
      <style:table-column-properties style:column-width="4.32cm"/>
    </style:style>
    <style:style style:name="Таблица42.N" style:family="table-column">
      <style:table-column-properties style:column-width="1.568cm"/>
    </style:style>
    <style:style style:name="Таблица42.O" style:family="table-column">
      <style:table-column-properties style:column-width="3.106cm"/>
    </style:style>
    <style:style style:name="Таблица42.P" style:family="table-column">
      <style:table-column-properties style:column-width="1.404cm"/>
    </style:style>
    <style:style style:name="Таблица42.1" style:family="table-row">
      <style:table-row-properties style:row-height="0.499cm" fo:keep-together="always"/>
    </style:style>
    <style:style style:name="Таблица42.A1" style:family="table-cell">
      <style:table-cell-properties style:vertical-align="middle" fo:padding="0cm" fo:border-left="0.05pt solid #000000" fo:border-right="0.5pt solid #000000" fo:border-top="0.5pt solid #000000" fo:border-bottom="none" fo:border-=".018cm solid #000000"/>
    </style:style>
    <style:style style:name="Таблица42.L1" style:family="table-cell">
      <style:table-cell-properties style:vertical-align="middle" fo:padding="0cm" fo:border-left="0.5pt solid #000000" fo:border-right="0.5pt solid #000000" fo:border-top="0.5pt solid #000000" fo:border-bottom="none" fo:border-=".018cm solid #000000"/>
    </style:style>
    <style:style style:name="Таблица42.N1" style:family="table-cell">
      <style:table-cell-properties style:vertical-align="middle" fo:padding="0cm" fo:border-left="0.5pt solid #000000" fo:border-right="0.5pt solid #000000" fo:border-top="0.5pt solid #000000" fo:border-bottom="1pt solid #000000"/>
    </style:style>
    <style:style style:name="Таблица42.P1" style:family="table-cell">
      <style:table-cell-properties style:vertical-align="middle" fo:padding="0cm" fo:border-left="0.5pt solid #000000" fo:border-right="0.5pt solid #000000" fo:border-top="0.5pt solid #000000" fo:border-bottom="1pt solid #000000"/>
    </style:style>
    <style:style style:name="Таблица42.A2" style:family="table-cell">
      <style:table-cell-properties style:vertical-align="middle" fo:padding="0cm" fo:border="0.05pt solid #000000" fo:border-=".018cm solid #000000"/>
    </style:style>
    <style:style style:name="Таблица42.3" style:family="table-row">
      <style:table-row-properties style:row-height="0.459cm" fo:keep-together="always"/>
    </style:style>
    <style:style style:name="Таблица42.J3" style:family="table-cell">
      <style:table-cell-properties style:vertical-align="middle" fo:padding="0cm" fo:border="0.5pt solid #000000"/>
    </style:style>
    <style:style style:name="Таблица42.K3" style:family="table-cell">
      <style:table-cell-properties style:vertical-align="middle" fo:padding="0cm" fo:border-left="0.5pt solid #000000" fo:border-right="1pt solid #000000" fo:border-top="0.5pt solid #000000" fo:border-bottom="0.5pt solid #000000"/>
    </style:style>
    <style:style style:name="Таблица42.M3" style:family="table-cell">
      <style:table-cell-properties style:vertical-align="middle" fo:padding="0cm" fo:border-left="1pt solid #000000" fo:border-right="0.5pt solid #000000" fo:border-top="1pt solid #000000" fo:border-bottom="1pt solid #000000" fo:border-=".018cm solid #000000"/>
    </style:style>
    <style:style style:name="Таблица42.O3" style:family="table-cell">
      <style:table-cell-properties style:vertical-align="middle" fo:padding="0cm" fo:border-left="0.5pt solid #000000" fo:border-right="1pt solid #000000" fo:border-top="1pt solid #000000" fo:border-bottom="1pt solid #000000" fo:border-=".018cm solid #000000"/>
    </style:style>
    <style:style style:name="Таблица42.B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42.C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42.D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42.E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42.F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42.G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42.H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42.I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42.J4" style:family="table-cell">
      <style:table-cell-properties fo:padding="0cm" fo:border="0.5pt solid #000000"/>
    </style:style>
    <style:style style:name="Таблица42.K4" style:family="table-cell">
      <style:table-cell-properties fo:padding="0cm" fo:border-left="0.5pt solid #000000" fo:border-right="1pt solid #000000" fo:border-top="0.5pt solid #000000" fo:border-bottom="0.5pt solid #000000"/>
    </style:style>
    <style:style style:name="Таблица42.B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42.C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42.D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42.E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42.F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42.G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42.H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42.I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42.J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42.K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43" style:family="table">
      <style:table-properties style:width="28.4cm" fo:margin-left="0.191cm" fo:margin-top="0cm" fo:margin-bottom="0cm" table:align="left" table:border-model="collapsing"/>
    </style:style>
    <style:style style:name="Таблица43.A" style:family="table-column">
      <style:table-column-properties style:column-width="1.485cm"/>
    </style:style>
    <style:style style:name="Таблица43.B" style:family="table-column">
      <style:table-column-properties style:column-width="9.324cm"/>
    </style:style>
    <style:style style:name="Таблица43.C" style:family="table-column">
      <style:table-column-properties style:column-width="2.279cm"/>
    </style:style>
    <style:style style:name="Таблица43.D" style:family="table-column">
      <style:table-column-properties style:column-width="7.01cm"/>
    </style:style>
    <style:style style:name="Таблица43.E" style:family="table-column">
      <style:table-column-properties style:column-width="3.097cm"/>
    </style:style>
    <style:style style:name="Таблица43.F" style:family="table-column">
      <style:table-column-properties style:column-width="0.196cm"/>
    </style:style>
    <style:style style:name="Таблица43.G" style:family="table-column">
      <style:table-column-properties style:column-width="2.11cm"/>
    </style:style>
    <style:style style:name="Таблица43.H" style:family="table-column">
      <style:table-column-properties style:column-width="1.399cm"/>
    </style:style>
    <style:style style:name="Таблица43.I" style:family="table-column">
      <style:table-column-properties style:column-width="1.501cm"/>
    </style:style>
    <style:style style:name="Таблица43.1" style:family="table-row">
      <style:table-row-properties style:min-row-height="1.422cm" fo:keep-together="always"/>
    </style:style>
    <style:style style:name="Таблица43.A1" style:family="table-cell">
      <style:table-cell-properties style:vertical-align="middle" fo:padding="0cm" fo:border-left="0.05pt solid #000000" fo:border-right="none" fo:border-top="0.5pt solid #000000" fo:border-bottom="0.5pt solid #000000"/>
    </style:style>
    <style:style style:name="Таблица43.E1" style:family="table-cell">
      <style:table-cell-properties style:vertical-align="" fo:padding="0cm" fo:border-left="0.05pt solid #000000" fo:border-right="none" fo:border-top="0.5pt solid #000000" fo:border-bottom="0.5pt solid #000000"/>
    </style:style>
    <style:style style:name="Таблица43.H1" style:family="table-cell">
      <style:table-cell-properties style:vertical-align="" fo:padding="0cm" fo:border-left="0.05pt solid #000000" fo:border-right="0.5pt solid #000000" fo:border-top="0.5pt solid #000000" fo:border-bottom="0.5pt solid #000000"/>
    </style:style>
    <style:style style:name="Таблица43.A2" style:family="table-cell">
      <style:table-cell-properties style:vertical-align="middle" fo:padding="0cm" fo:border-left="0.05pt solid #000000" fo:border-right="none" fo:border-top="none" fo:border-bottom="0.5pt solid #000000"/>
    </style:style>
    <style:style style:name="Таблица43.C2" style:family="table-cell">
      <style:table-cell-properties style:vertical-align="" fo:padding="0cm" fo:border-left="0.05pt solid #000000" fo:border-right="none" fo:border-top="none" fo:border-bottom="0.5pt solid #000000"/>
    </style:style>
    <style:style style:name="Таблица43.3" style:family="table-row">
      <style:table-row-properties style:min-row-height="0.711cm" fo:keep-together="always"/>
    </style:style>
    <style:style style:name="Таблица43.H3" style:family="table-cell">
      <style:table-cell-properties style:vertical-align="middle" fo:padding="0cm" fo:border-left="0.05pt solid #000000" fo:border-right="0.5pt solid #000000" fo:border-top="none" fo:border-bottom="0.5pt solid #000000"/>
    </style:style>
    <style:style style:name="Таблица43.18" style:family="table-row">
      <style:table-row-properties style:row-height="0.9cm" fo:keep-together="always"/>
    </style:style>
    <style:style style:name="Таблица43.A18" style:family="table-cell">
      <style:table-cell-properties style:vertical-align="middle" fo:padding="0cm" fo:border-left="0.05pt solid #000000" fo:border-right="0.5pt solid #000000" fo:border-top="1pt solid #000000" fo:border-bottom="0.05pt solid #000000"/>
    </style:style>
    <style:style style:name="Таблица43.B18" style:family="table-cell">
      <style:table-cell-properties style:vertical-align="middle" fo:padding="0cm" fo:border-left="0.5pt solid #000000" fo:border-right="none" fo:border-top="1pt solid #000000" fo:border-bottom="0.05pt solid #000000"/>
    </style:style>
    <style:style style:name="Таблица43.I18" style:family="table-cell">
      <style:table-cell-properties style:vertical-align="middle" fo:padding="0cm" fo:border-left="0.5pt solid #000000" fo:border-right="0.5pt solid #000000" fo:border-top="1pt solid #000000" fo:border-bottom="0.05pt solid #000000"/>
    </style:style>
    <style:style style:name="Таблица56" style:family="table">
      <style:table-properties style:width="28.4cm" fo:margin-left="0.191cm" fo:margin-top="0cm" fo:margin-bottom="0cm" table:align="left" table:border-model="collapsing"/>
    </style:style>
    <style:style style:name="Таблица56.A" style:family="table-column">
      <style:table-column-properties style:column-width="1.824cm"/>
    </style:style>
    <style:style style:name="Таблица56.B" style:family="table-column">
      <style:table-column-properties style:column-width="2.163cm"/>
    </style:style>
    <style:style style:name="Таблица56.C" style:family="table-column">
      <style:table-column-properties style:column-width="2.021cm"/>
    </style:style>
    <style:style style:name="Таблица56.D" style:family="table-column">
      <style:table-column-properties style:column-width="1.607cm"/>
    </style:style>
    <style:style style:name="Таблица56.E" style:family="table-column">
      <style:table-column-properties style:column-width="4.21cm"/>
    </style:style>
    <style:style style:name="Таблица56.F" style:family="table-column">
      <style:table-column-properties style:column-width="0.794cm"/>
    </style:style>
    <style:style style:name="Таблица56.G" style:family="table-column">
      <style:table-column-properties style:column-width="7.92cm"/>
    </style:style>
    <style:style style:name="Таблица56.H" style:family="table-column">
      <style:table-column-properties style:column-width="7.862cm"/>
    </style:style>
    <style:style style:name="Таблица56.1" style:family="table-row">
      <style:table-row-properties style:row-height="0.459cm" fo:keep-together="always"/>
    </style:style>
    <style:style style:name="Таблица56.A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 fo:border-=".018cm solid #000000"/>
    </style:style>
    <style:style style:name="Таблица56.D1" style:family="table-cell">
      <style:table-cell-properties fo:padding-left="0.191cm" fo:padding-right="0.191cm" fo:padding-top="0cm" fo:padding-bottom="0cm" fo:border="0.5pt solid #000000"/>
    </style:style>
    <style:style style:name="Таблица56.E1" style:family="table-cell">
      <style:table-cell-properties fo:padding-left="0.191cm" fo:padding-right="0.191cm" fo:padding-top="0cm" fo:padding-bottom="0cm" fo:border-left="0.5pt solid #000000" fo:border-right="none" fo:border-top="none" fo:border-bottom="none"/>
    </style:style>
    <style:style style:name="Таблица56.F1" style:family="table-cell">
      <style:table-cell-properties fo:padding-left="0.191cm" fo:padding-right="0.191cm" fo:padding-top="0cm" fo:padding-bottom="0cm" fo:border="none"/>
    </style:style>
    <style:style style:name="Таблица56.H1" style:family="table-cell">
      <style:table-cell-properties fo:padding-left="0.191cm" fo:padding-right="0.191cm" fo:padding-top="0cm" fo:padding-bottom="0cm" fo:border="none"/>
    </style:style>
    <style:style style:name="Таблица56.D2" style:family="table-cell">
      <style:table-cell-properties fo:padding-left="0.191cm" fo:padding-right="0.191cm" fo:padding-top="0cm" fo:padding-bottom="0cm" fo:border="0.5pt solid #000000"/>
    </style:style>
    <style:style style:name="Таблица56.E2" style:family="table-cell">
      <style:table-cell-properties fo:padding-left="0.191cm" fo:padding-right="0.191cm" fo:padding-top="0cm" fo:padding-bottom="0cm" fo:border-left="0.5pt solid #000000" fo:border-right="none" fo:border-top="none" fo:border-bottom="none"/>
    </style:style>
    <style:style style:name="Таблица56.G2" style:family="table-cell">
      <style:table-cell-properties fo:padding-left="0.191cm" fo:padding-right="0.191cm" fo:padding-top="0cm" fo:padding-bottom="0cm" fo:border="none"/>
    </style:style>
    <style:style style:name="Таблица56.E3" style:family="table-cell">
      <style:table-cell-properties fo:padding-left="0.191cm" fo:padding-right="0.191cm" fo:padding-top="0cm" fo:padding-bottom="0cm" fo:border-left="0.5pt solid #000000" fo:border-right="none" fo:border-top="none" fo:border-bottom="none"/>
    </style:style>
    <style:style style:name="Таблица56.G3" style:family="table-cell">
      <style:table-cell-properties fo:padding-left="0.191cm" fo:padding-right="0.191cm" fo:padding-top="0cm" fo:padding-bottom="0cm" fo:border="none"/>
    </style:style>
    <style:style style:name="Таблица57" style:family="table">
      <style:table-properties style:width="28.4cm" fo:margin-left="0.191cm" fo:margin-top="0cm" fo:margin-bottom="0cm" table:align="left" table:border-model="collapsing"/>
    </style:style>
    <style:style style:name="Таблица57.A" style:family="table-column">
      <style:table-column-properties style:column-width="0.891cm"/>
    </style:style>
    <style:style style:name="Таблица57.B" style:family="table-column">
      <style:table-column-properties style:column-width="1.409cm"/>
    </style:style>
    <style:style style:name="Таблица57.C" style:family="table-column">
      <style:table-column-properties style:column-width="1.607cm"/>
    </style:style>
    <style:style style:name="Таблица57.D" style:family="table-column">
      <style:table-column-properties style:column-width="2.371cm"/>
    </style:style>
    <style:style style:name="Таблица57.E" style:family="table-column">
      <style:table-column-properties style:column-width="2.101cm"/>
    </style:style>
    <style:style style:name="Таблица57.F" style:family="table-column">
      <style:table-column-properties style:column-width="1.528cm"/>
    </style:style>
    <style:style style:name="Таблица57.G" style:family="table-column">
      <style:table-column-properties style:column-width="1.032cm"/>
    </style:style>
    <style:style style:name="Таблица57.H" style:family="table-column">
      <style:table-column-properties style:column-width="1.071cm"/>
    </style:style>
    <style:style style:name="Таблица57.I" style:family="table-column">
      <style:table-column-properties style:column-width="2.365cm"/>
    </style:style>
    <style:style style:name="Таблица57.J" style:family="table-column">
      <style:table-column-properties style:column-width="2.062cm"/>
    </style:style>
    <style:style style:name="Таблица57.K" style:family="table-column">
      <style:table-column-properties style:column-width="0.42cm"/>
    </style:style>
    <style:style style:name="Таблица57.L" style:family="table-column">
      <style:table-column-properties style:column-width="1.147cm"/>
    </style:style>
    <style:style style:name="Таблица57.M" style:family="table-column">
      <style:table-column-properties style:column-width="4.32cm"/>
    </style:style>
    <style:style style:name="Таблица57.N" style:family="table-column">
      <style:table-column-properties style:column-width="1.681cm"/>
    </style:style>
    <style:style style:name="Таблица57.O" style:family="table-column">
      <style:table-column-properties style:column-width="2.993cm"/>
    </style:style>
    <style:style style:name="Таблица57.P" style:family="table-column">
      <style:table-column-properties style:column-width="1.404cm"/>
    </style:style>
    <style:style style:name="Таблица57.1" style:family="table-row">
      <style:table-row-properties style:row-height="0.499cm" fo:keep-together="always"/>
    </style:style>
    <style:style style:name="Таблица57.A1" style:family="table-cell">
      <style:table-cell-properties style:vertical-align="middle" fo:padding="0cm" fo:border-left="0.05pt solid #000000" fo:border-right="0.5pt solid #000000" fo:border-top="0.5pt solid #000000" fo:border-bottom="none" fo:border-=".018cm solid #000000"/>
    </style:style>
    <style:style style:name="Таблица57.L1" style:family="table-cell">
      <style:table-cell-properties style:vertical-align="middle" fo:padding="0cm" fo:border-left="0.5pt solid #000000" fo:border-right="0.5pt solid #000000" fo:border-top="0.5pt solid #000000" fo:border-bottom="none" fo:border-=".018cm solid #000000"/>
    </style:style>
    <style:style style:name="Таблица57.N1" style:family="table-cell">
      <style:table-cell-properties style:vertical-align="middle" fo:padding="0cm" fo:border-left="0.5pt solid #000000" fo:border-right="0.5pt solid #000000" fo:border-top="0.5pt solid #000000" fo:border-bottom="1pt solid #000000"/>
    </style:style>
    <style:style style:name="Таблица57.P1" style:family="table-cell">
      <style:table-cell-properties style:vertical-align="middle" fo:padding="0cm" fo:border-left="0.5pt solid #000000" fo:border-right="0.5pt solid #000000" fo:border-top="0.5pt solid #000000" fo:border-bottom="1pt solid #000000"/>
    </style:style>
    <style:style style:name="Таблица57.A2" style:family="table-cell">
      <style:table-cell-properties style:vertical-align="middle" fo:padding="0cm" fo:border="0.05pt solid #000000" fo:border-=".018cm solid #000000"/>
    </style:style>
    <style:style style:name="Таблица57.3" style:family="table-row">
      <style:table-row-properties style:row-height="0.459cm" fo:keep-together="always"/>
    </style:style>
    <style:style style:name="Таблица57.J3" style:family="table-cell">
      <style:table-cell-properties style:vertical-align="middle" fo:padding="0cm" fo:border="0.5pt solid #000000"/>
    </style:style>
    <style:style style:name="Таблица57.K3" style:family="table-cell">
      <style:table-cell-properties style:vertical-align="middle" fo:padding="0cm" fo:border-left="0.5pt solid #000000" fo:border-right="1pt solid #000000" fo:border-top="0.5pt solid #000000" fo:border-bottom="0.5pt solid #000000"/>
    </style:style>
    <style:style style:name="Таблица57.M3" style:family="table-cell">
      <style:table-cell-properties style:vertical-align="middle" fo:padding="0cm" fo:border-left="1pt solid #000000" fo:border-right="0.5pt solid #000000" fo:border-top="1pt solid #000000" fo:border-bottom="1pt solid #000000" fo:border-=".018cm solid #000000"/>
    </style:style>
    <style:style style:name="Таблица57.O3" style:family="table-cell">
      <style:table-cell-properties style:vertical-align="middle" fo:padding="0cm" fo:border-left="0.5pt solid #000000" fo:border-right="1pt solid #000000" fo:border-top="1pt solid #000000" fo:border-bottom="1pt solid #000000" fo:border-=".018cm solid #000000"/>
    </style:style>
    <style:style style:name="Таблица57.4" style:family="table-row">
      <style:table-row-properties style:row-height="0.552cm" fo:keep-together="always"/>
    </style:style>
    <style:style style:name="Таблица57.B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57.C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57.D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57.E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57.F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57.G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57.H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57.I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57.J4" style:family="table-cell">
      <style:table-cell-properties fo:padding="0cm" fo:border="0.5pt solid #000000"/>
    </style:style>
    <style:style style:name="Таблица57.K4" style:family="table-cell">
      <style:table-cell-properties fo:padding="0cm" fo:border-left="0.5pt solid #000000" fo:border-right="1pt solid #000000" fo:border-top="0.5pt solid #000000" fo:border-bottom="0.5pt solid #000000"/>
    </style:style>
    <style:style style:name="Таблица57.B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57.C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57.D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57.E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57.F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57.G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57.H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57.I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57.J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57.K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58" style:family="table">
      <style:table-properties style:width="28.4cm" fo:margin-left="0.191cm" fo:margin-top="0cm" fo:margin-bottom="0cm" table:align="left" table:border-model="collapsing"/>
    </style:style>
    <style:style style:name="Таблица58.A" style:family="table-column">
      <style:table-column-properties style:column-width="1.485cm"/>
    </style:style>
    <style:style style:name="Таблица58.B" style:family="table-column">
      <style:table-column-properties style:column-width="9.324cm"/>
    </style:style>
    <style:style style:name="Таблица58.C" style:family="table-column">
      <style:table-column-properties style:column-width="2.279cm"/>
    </style:style>
    <style:style style:name="Таблица58.D" style:family="table-column">
      <style:table-column-properties style:column-width="7.01cm"/>
    </style:style>
    <style:style style:name="Таблица58.E" style:family="table-column">
      <style:table-column-properties style:column-width="3.097cm"/>
    </style:style>
    <style:style style:name="Таблица58.F" style:family="table-column">
      <style:table-column-properties style:column-width="0.196cm"/>
    </style:style>
    <style:style style:name="Таблица58.G" style:family="table-column">
      <style:table-column-properties style:column-width="2.11cm"/>
    </style:style>
    <style:style style:name="Таблица58.H" style:family="table-column">
      <style:table-column-properties style:column-width="1.399cm"/>
    </style:style>
    <style:style style:name="Таблица58.I" style:family="table-column">
      <style:table-column-properties style:column-width="1.501cm"/>
    </style:style>
    <style:style style:name="Таблица58.1" style:family="table-row">
      <style:table-row-properties style:min-row-height="1.422cm" fo:keep-together="always"/>
    </style:style>
    <style:style style:name="Таблица58.A1" style:family="table-cell">
      <style:table-cell-properties style:vertical-align="middle" fo:padding="0cm" fo:border-left="0.05pt solid #000000" fo:border-right="none" fo:border-top="0.5pt solid #000000" fo:border-bottom="0.5pt solid #000000"/>
    </style:style>
    <style:style style:name="Таблица58.E1" style:family="table-cell">
      <style:table-cell-properties style:vertical-align="" fo:padding="0cm" fo:border-left="0.05pt solid #000000" fo:border-right="none" fo:border-top="0.5pt solid #000000" fo:border-bottom="0.5pt solid #000000"/>
    </style:style>
    <style:style style:name="Таблица58.H1" style:family="table-cell">
      <style:table-cell-properties style:vertical-align="" fo:padding="0cm" fo:border-left="0.05pt solid #000000" fo:border-right="0.5pt solid #000000" fo:border-top="0.5pt solid #000000" fo:border-bottom="0.5pt solid #000000"/>
    </style:style>
    <style:style style:name="Таблица58.A2" style:family="table-cell">
      <style:table-cell-properties style:vertical-align="middle" fo:padding="0cm" fo:border-left="0.05pt solid #000000" fo:border-right="none" fo:border-top="none" fo:border-bottom="0.5pt solid #000000"/>
    </style:style>
    <style:style style:name="Таблица58.3" style:family="table-row">
      <style:table-row-properties style:min-row-height="0.711cm" fo:keep-together="always"/>
    </style:style>
    <style:style style:name="Таблица58.H3" style:family="table-cell">
      <style:table-cell-properties style:vertical-align="middle" fo:padding="0cm" fo:border-left="0.05pt solid #000000" fo:border-right="0.5pt solid #000000" fo:border-top="none" fo:border-bottom="0.5pt solid #000000"/>
    </style:style>
    <style:style style:name="Таблица58.18" style:family="table-row">
      <style:table-row-properties style:row-height="0.9cm" fo:keep-together="always"/>
    </style:style>
    <style:style style:name="Таблица58.A18" style:family="table-cell">
      <style:table-cell-properties style:vertical-align="middle" fo:padding="0cm" fo:border-left="0.05pt solid #000000" fo:border-right="0.5pt solid #000000" fo:border-top="1pt solid #000000" fo:border-bottom="0.05pt solid #000000"/>
    </style:style>
    <style:style style:name="Таблица58.B18" style:family="table-cell">
      <style:table-cell-properties style:vertical-align="middle" fo:padding="0cm" fo:border-left="0.5pt solid #000000" fo:border-right="none" fo:border-top="1pt solid #000000" fo:border-bottom="0.05pt solid #000000"/>
    </style:style>
    <style:style style:name="Таблица58.I18" style:family="table-cell">
      <style:table-cell-properties style:vertical-align="middle" fo:padding="0cm" fo:border-left="0.5pt solid #000000" fo:border-right="0.5pt solid #000000" fo:border-top="1pt solid #000000" fo:border-bottom="0.05pt solid #000000"/>
    </style:style>
    <style:style style:name="Таблица59" style:family="table">
      <style:table-properties style:width="28.4cm" fo:margin-left="0.191cm" fo:margin-top="0cm" fo:margin-bottom="0cm" table:align="left" table:border-model="collapsing"/>
    </style:style>
    <style:style style:name="Таблица59.A" style:family="table-column">
      <style:table-column-properties style:column-width="1.824cm"/>
    </style:style>
    <style:style style:name="Таблица59.B" style:family="table-column">
      <style:table-column-properties style:column-width="2.163cm"/>
    </style:style>
    <style:style style:name="Таблица59.C" style:family="table-column">
      <style:table-column-properties style:column-width="2.021cm"/>
    </style:style>
    <style:style style:name="Таблица59.D" style:family="table-column">
      <style:table-column-properties style:column-width="1.607cm"/>
    </style:style>
    <style:style style:name="Таблица59.E" style:family="table-column">
      <style:table-column-properties style:column-width="4.21cm"/>
    </style:style>
    <style:style style:name="Таблица59.F" style:family="table-column">
      <style:table-column-properties style:column-width="0.794cm"/>
    </style:style>
    <style:style style:name="Таблица59.G" style:family="table-column">
      <style:table-column-properties style:column-width="7.92cm"/>
    </style:style>
    <style:style style:name="Таблица59.H" style:family="table-column">
      <style:table-column-properties style:column-width="7.862cm"/>
    </style:style>
    <style:style style:name="Таблица59.1" style:family="table-row">
      <style:table-row-properties style:row-height="0.459cm" fo:keep-together="always"/>
    </style:style>
    <style:style style:name="Таблица59.A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 fo:border-=".018cm solid #000000"/>
    </style:style>
    <style:style style:name="Таблица59.D1" style:family="table-cell">
      <style:table-cell-properties fo:padding-left="0.191cm" fo:padding-right="0.191cm" fo:padding-top="0cm" fo:padding-bottom="0cm" fo:border="0.5pt solid #000000"/>
    </style:style>
    <style:style style:name="Таблица59.E1" style:family="table-cell">
      <style:table-cell-properties fo:padding-left="0.191cm" fo:padding-right="0.191cm" fo:padding-top="0cm" fo:padding-bottom="0cm" fo:border-left="0.5pt solid #000000" fo:border-right="none" fo:border-top="none" fo:border-bottom="none"/>
    </style:style>
    <style:style style:name="Таблица59.F1" style:family="table-cell">
      <style:table-cell-properties fo:padding-left="0.191cm" fo:padding-right="0.191cm" fo:padding-top="0cm" fo:padding-bottom="0cm" fo:border="none"/>
    </style:style>
    <style:style style:name="Таблица59.H1" style:family="table-cell">
      <style:table-cell-properties fo:padding-left="0.191cm" fo:padding-right="0.191cm" fo:padding-top="0cm" fo:padding-bottom="0cm" fo:border="none"/>
    </style:style>
    <style:style style:name="Таблица59.D2" style:family="table-cell">
      <style:table-cell-properties fo:padding-left="0.191cm" fo:padding-right="0.191cm" fo:padding-top="0cm" fo:padding-bottom="0cm" fo:border="0.5pt solid #000000"/>
    </style:style>
    <style:style style:name="Таблица59.E2" style:family="table-cell">
      <style:table-cell-properties fo:padding-left="0.191cm" fo:padding-right="0.191cm" fo:padding-top="0cm" fo:padding-bottom="0cm" fo:border-left="0.5pt solid #000000" fo:border-right="none" fo:border-top="none" fo:border-bottom="none"/>
    </style:style>
    <style:style style:name="Таблица59.G2" style:family="table-cell">
      <style:table-cell-properties fo:padding-left="0.191cm" fo:padding-right="0.191cm" fo:padding-top="0cm" fo:padding-bottom="0cm" fo:border="none"/>
    </style:style>
    <style:style style:name="Таблица59.E3" style:family="table-cell">
      <style:table-cell-properties fo:padding-left="0.191cm" fo:padding-right="0.191cm" fo:padding-top="0cm" fo:padding-bottom="0cm" fo:border-left="0.5pt solid #000000" fo:border-right="none" fo:border-top="none" fo:border-bottom="none"/>
    </style:style>
    <style:style style:name="Таблица59.G3" style:family="table-cell">
      <style:table-cell-properties fo:padding-left="0.191cm" fo:padding-right="0.191cm" fo:padding-top="0cm" fo:padding-bottom="0cm" fo:border="none"/>
    </style:style>
    <style:style style:name="Таблица61" style:family="table">
      <style:table-properties style:width="28.4cm" fo:margin-left="0.191cm" fo:margin-top="0cm" fo:margin-bottom="0cm" table:align="left" table:border-model="collapsing"/>
    </style:style>
    <style:style style:name="Таблица61.A" style:family="table-column">
      <style:table-column-properties style:column-width="0.893cm"/>
    </style:style>
    <style:style style:name="Таблица61.B" style:family="table-column">
      <style:table-column-properties style:column-width="1.498cm"/>
    </style:style>
    <style:style style:name="Таблица61.C" style:family="table-column">
      <style:table-column-properties style:column-width="1.517cm"/>
    </style:style>
    <style:style style:name="Таблица61.D" style:family="table-column">
      <style:table-column-properties style:column-width="2.371cm"/>
    </style:style>
    <style:style style:name="Таблица61.E" style:family="table-column">
      <style:table-column-properties style:column-width="2.101cm"/>
    </style:style>
    <style:style style:name="Таблица61.F" style:family="table-column">
      <style:table-column-properties style:column-width="1.528cm"/>
    </style:style>
    <style:style style:name="Таблица61.G" style:family="table-column">
      <style:table-column-properties style:column-width="1.032cm"/>
    </style:style>
    <style:style style:name="Таблица61.H" style:family="table-column">
      <style:table-column-properties style:column-width="1.071cm"/>
    </style:style>
    <style:style style:name="Таблица61.I" style:family="table-column">
      <style:table-column-properties style:column-width="2.365cm"/>
    </style:style>
    <style:style style:name="Таблица61.J" style:family="table-column">
      <style:table-column-properties style:column-width="2.062cm"/>
    </style:style>
    <style:style style:name="Таблица61.K" style:family="table-column">
      <style:table-column-properties style:column-width="0.42cm"/>
    </style:style>
    <style:style style:name="Таблица61.L" style:family="table-column">
      <style:table-column-properties style:column-width="1.147cm"/>
    </style:style>
    <style:style style:name="Таблица61.M" style:family="table-column">
      <style:table-column-properties style:column-width="4.32cm"/>
    </style:style>
    <style:style style:name="Таблица61.N" style:family="table-column">
      <style:table-column-properties style:column-width="1.692cm"/>
    </style:style>
    <style:style style:name="Таблица61.O" style:family="table-column">
      <style:table-column-properties style:column-width="2.983cm"/>
    </style:style>
    <style:style style:name="Таблица61.P" style:family="table-column">
      <style:table-column-properties style:column-width="1.404cm"/>
    </style:style>
    <style:style style:name="Таблица61.1" style:family="table-row">
      <style:table-row-properties style:row-height="0.499cm" fo:keep-together="always"/>
    </style:style>
    <style:style style:name="Таблица61.A1" style:family="table-cell">
      <style:table-cell-properties style:vertical-align="middle" fo:padding="0cm" fo:border-left="0.05pt solid #000000" fo:border-right="0.5pt solid #000000" fo:border-top="0.5pt solid #000000" fo:border-bottom="none" fo:border-=".018cm solid #000000"/>
    </style:style>
    <style:style style:name="Таблица61.L1" style:family="table-cell">
      <style:table-cell-properties style:vertical-align="middle" fo:padding="0cm" fo:border-left="0.5pt solid #000000" fo:border-right="0.5pt solid #000000" fo:border-top="0.5pt solid #000000" fo:border-bottom="none" fo:border-=".018cm solid #000000"/>
    </style:style>
    <style:style style:name="Таблица61.N1" style:family="table-cell">
      <style:table-cell-properties style:vertical-align="middle" fo:padding="0cm" fo:border-left="0.5pt solid #000000" fo:border-right="0.5pt solid #000000" fo:border-top="0.5pt solid #000000" fo:border-bottom="1pt solid #000000"/>
    </style:style>
    <style:style style:name="Таблица61.P1" style:family="table-cell">
      <style:table-cell-properties style:vertical-align="middle" fo:padding="0cm" fo:border-left="0.5pt solid #000000" fo:border-right="0.5pt solid #000000" fo:border-top="0.5pt solid #000000" fo:border-bottom="1pt solid #000000"/>
    </style:style>
    <style:style style:name="Таблица61.A2" style:family="table-cell">
      <style:table-cell-properties style:vertical-align="middle" fo:padding="0cm" fo:border="0.05pt solid #000000" fo:border-=".018cm solid #000000"/>
    </style:style>
    <style:style style:name="Таблица61.3" style:family="table-row">
      <style:table-row-properties style:row-height="0.459cm" fo:keep-together="always"/>
    </style:style>
    <style:style style:name="Таблица61.J3" style:family="table-cell">
      <style:table-cell-properties style:vertical-align="middle" fo:padding="0cm" fo:border="0.5pt solid #000000"/>
    </style:style>
    <style:style style:name="Таблица61.K3" style:family="table-cell">
      <style:table-cell-properties style:vertical-align="middle" fo:padding="0cm" fo:border-left="0.5pt solid #000000" fo:border-right="1pt solid #000000" fo:border-top="0.5pt solid #000000" fo:border-bottom="0.5pt solid #000000"/>
    </style:style>
    <style:style style:name="Таблица61.M3" style:family="table-cell">
      <style:table-cell-properties style:vertical-align="middle" fo:padding="0cm" fo:border-left="1pt solid #000000" fo:border-right="0.5pt solid #000000" fo:border-top="1pt solid #000000" fo:border-bottom="1pt solid #000000" fo:border-=".018cm solid #000000"/>
    </style:style>
    <style:style style:name="Таблица61.O3" style:family="table-cell">
      <style:table-cell-properties style:vertical-align="middle" fo:padding="0cm" fo:border-left="0.5pt solid #000000" fo:border-right="1pt solid #000000" fo:border-top="1pt solid #000000" fo:border-bottom="1pt solid #000000" fo:border-=".018cm solid #000000"/>
    </style:style>
    <style:style style:name="Таблица61.B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61.C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61.D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61.E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61.F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61.G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61.H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61.I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61.J4" style:family="table-cell">
      <style:table-cell-properties fo:padding="0cm" fo:border="0.5pt solid #000000"/>
    </style:style>
    <style:style style:name="Таблица61.K4" style:family="table-cell">
      <style:table-cell-properties fo:padding="0cm" fo:border-left="0.5pt solid #000000" fo:border-right="1pt solid #000000" fo:border-top="0.5pt solid #000000" fo:border-bottom="0.5pt solid #000000"/>
    </style:style>
    <style:style style:name="Таблица61.B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61.C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61.D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61.E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61.F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61.G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61.H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61.I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61.J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61.K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62" style:family="table">
      <style:table-properties style:width="28.4cm" fo:margin-left="0.191cm" fo:margin-top="0cm" fo:margin-bottom="0cm" table:align="left" table:border-model="collapsing"/>
    </style:style>
    <style:style style:name="Таблица62.A" style:family="table-column">
      <style:table-column-properties style:column-width="1.485cm"/>
    </style:style>
    <style:style style:name="Таблица62.B" style:family="table-column">
      <style:table-column-properties style:column-width="9.324cm"/>
    </style:style>
    <style:style style:name="Таблица62.C" style:family="table-column">
      <style:table-column-properties style:column-width="2.279cm"/>
    </style:style>
    <style:style style:name="Таблица62.D" style:family="table-column">
      <style:table-column-properties style:column-width="7.01cm"/>
    </style:style>
    <style:style style:name="Таблица62.E" style:family="table-column">
      <style:table-column-properties style:column-width="3.097cm"/>
    </style:style>
    <style:style style:name="Таблица62.F" style:family="table-column">
      <style:table-column-properties style:column-width="0.196cm"/>
    </style:style>
    <style:style style:name="Таблица62.G" style:family="table-column">
      <style:table-column-properties style:column-width="2.11cm"/>
    </style:style>
    <style:style style:name="Таблица62.H" style:family="table-column">
      <style:table-column-properties style:column-width="1.399cm"/>
    </style:style>
    <style:style style:name="Таблица62.I" style:family="table-column">
      <style:table-column-properties style:column-width="1.501cm"/>
    </style:style>
    <style:style style:name="Таблица62.1" style:family="table-row">
      <style:table-row-properties style:min-row-height="1.422cm" fo:keep-together="always"/>
    </style:style>
    <style:style style:name="Таблица62.A1" style:family="table-cell">
      <style:table-cell-properties style:vertical-align="middle" fo:padding="0cm" fo:border-left="0.05pt solid #000000" fo:border-right="none" fo:border-top="0.5pt solid #000000" fo:border-bottom="0.5pt solid #000000"/>
    </style:style>
    <style:style style:name="Таблица62.E1" style:family="table-cell">
      <style:table-cell-properties style:vertical-align="" fo:padding="0cm" fo:border-left="0.05pt solid #000000" fo:border-right="none" fo:border-top="0.5pt solid #000000" fo:border-bottom="0.5pt solid #000000"/>
    </style:style>
    <style:style style:name="Таблица62.H1" style:family="table-cell">
      <style:table-cell-properties style:vertical-align="" fo:padding="0cm" fo:border-left="0.05pt solid #000000" fo:border-right="0.5pt solid #000000" fo:border-top="0.5pt solid #000000" fo:border-bottom="0.5pt solid #000000"/>
    </style:style>
    <style:style style:name="Таблица62.A2" style:family="table-cell">
      <style:table-cell-properties style:vertical-align="middle" fo:padding="0cm" fo:border-left="0.05pt solid #000000" fo:border-right="none" fo:border-top="none" fo:border-bottom="0.5pt solid #000000"/>
    </style:style>
    <style:style style:name="Таблица62.3" style:family="table-row">
      <style:table-row-properties style:min-row-height="0.711cm" fo:keep-together="always"/>
    </style:style>
    <style:style style:name="Таблица62.H3" style:family="table-cell">
      <style:table-cell-properties style:vertical-align="middle" fo:padding="0cm" fo:border-left="0.05pt solid #000000" fo:border-right="0.5pt solid #000000" fo:border-top="none" fo:border-bottom="0.5pt solid #000000"/>
    </style:style>
    <style:style style:name="Таблица62.18" style:family="table-row">
      <style:table-row-properties style:row-height="0.9cm" fo:keep-together="always"/>
    </style:style>
    <style:style style:name="Таблица62.A18" style:family="table-cell">
      <style:table-cell-properties style:vertical-align="middle" fo:padding="0cm" fo:border-left="0.05pt solid #000000" fo:border-right="0.5pt solid #000000" fo:border-top="1pt solid #000000" fo:border-bottom="0.05pt solid #000000"/>
    </style:style>
    <style:style style:name="Таблица62.B18" style:family="table-cell">
      <style:table-cell-properties style:vertical-align="middle" fo:padding="0cm" fo:border-left="0.5pt solid #000000" fo:border-right="none" fo:border-top="1pt solid #000000" fo:border-bottom="0.05pt solid #000000"/>
    </style:style>
    <style:style style:name="Таблица62.I18" style:family="table-cell">
      <style:table-cell-properties style:vertical-align="middle" fo:padding="0cm" fo:border-left="0.5pt solid #000000" fo:border-right="0.5pt solid #000000" fo:border-top="1pt solid #000000" fo:border-bottom="0.05pt solid #000000"/>
    </style:style>
    <style:style style:name="Таблица63" style:family="table">
      <style:table-properties style:width="28.4cm" fo:margin-left="0.191cm" fo:margin-top="0cm" fo:margin-bottom="0cm" table:align="left" table:border-model="collapsing"/>
    </style:style>
    <style:style style:name="Таблица63.A" style:family="table-column">
      <style:table-column-properties style:column-width="1.824cm"/>
    </style:style>
    <style:style style:name="Таблица63.B" style:family="table-column">
      <style:table-column-properties style:column-width="2.163cm"/>
    </style:style>
    <style:style style:name="Таблица63.C" style:family="table-column">
      <style:table-column-properties style:column-width="2.021cm"/>
    </style:style>
    <style:style style:name="Таблица63.D" style:family="table-column">
      <style:table-column-properties style:column-width="1.607cm"/>
    </style:style>
    <style:style style:name="Таблица63.E" style:family="table-column">
      <style:table-column-properties style:column-width="4.21cm"/>
    </style:style>
    <style:style style:name="Таблица63.F" style:family="table-column">
      <style:table-column-properties style:column-width="0.794cm"/>
    </style:style>
    <style:style style:name="Таблица63.G" style:family="table-column">
      <style:table-column-properties style:column-width="7.92cm"/>
    </style:style>
    <style:style style:name="Таблица63.H" style:family="table-column">
      <style:table-column-properties style:column-width="7.862cm"/>
    </style:style>
    <style:style style:name="Таблица63.1" style:family="table-row">
      <style:table-row-properties style:row-height="0.459cm" fo:keep-together="always"/>
    </style:style>
    <style:style style:name="Таблица63.A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 fo:border-=".018cm solid #000000"/>
    </style:style>
    <style:style style:name="Таблица63.D1" style:family="table-cell">
      <style:table-cell-properties fo:padding-left="0.191cm" fo:padding-right="0.191cm" fo:padding-top="0cm" fo:padding-bottom="0cm" fo:border="0.5pt solid #000000"/>
    </style:style>
    <style:style style:name="Таблица63.E1" style:family="table-cell">
      <style:table-cell-properties fo:padding-left="0.191cm" fo:padding-right="0.191cm" fo:padding-top="0cm" fo:padding-bottom="0cm" fo:border-left="0.5pt solid #000000" fo:border-right="none" fo:border-top="none" fo:border-bottom="none"/>
    </style:style>
    <style:style style:name="Таблица63.F1" style:family="table-cell">
      <style:table-cell-properties fo:padding-left="0.191cm" fo:padding-right="0.191cm" fo:padding-top="0cm" fo:padding-bottom="0cm" fo:border="none"/>
    </style:style>
    <style:style style:name="Таблица63.H1" style:family="table-cell">
      <style:table-cell-properties fo:padding-left="0.191cm" fo:padding-right="0.191cm" fo:padding-top="0cm" fo:padding-bottom="0cm" fo:border="none"/>
    </style:style>
    <style:style style:name="Таблица63.D2" style:family="table-cell">
      <style:table-cell-properties fo:padding-left="0.191cm" fo:padding-right="0.191cm" fo:padding-top="0cm" fo:padding-bottom="0cm" fo:border="0.5pt solid #000000"/>
    </style:style>
    <style:style style:name="Таблица63.E2" style:family="table-cell">
      <style:table-cell-properties fo:padding-left="0.191cm" fo:padding-right="0.191cm" fo:padding-top="0cm" fo:padding-bottom="0cm" fo:border-left="0.5pt solid #000000" fo:border-right="none" fo:border-top="none" fo:border-bottom="none"/>
    </style:style>
    <style:style style:name="Таблица63.G2" style:family="table-cell">
      <style:table-cell-properties fo:padding-left="0.191cm" fo:padding-right="0.191cm" fo:padding-top="0cm" fo:padding-bottom="0cm" fo:border="none"/>
    </style:style>
    <style:style style:name="Таблица63.E3" style:family="table-cell">
      <style:table-cell-properties fo:padding-left="0.191cm" fo:padding-right="0.191cm" fo:padding-top="0cm" fo:padding-bottom="0cm" fo:border-left="0.5pt solid #000000" fo:border-right="none" fo:border-top="none" fo:border-bottom="none"/>
    </style:style>
    <style:style style:name="Таблица63.G3" style:family="table-cell">
      <style:table-cell-properties fo:padding-left="0.191cm" fo:padding-right="0.191cm" fo:padding-top="0cm" fo:padding-bottom="0cm" fo:border="none"/>
    </style:style>
    <style:style style:name="Таблица64" style:family="table">
      <style:table-properties style:width="28.4cm" fo:margin-left="0.191cm" fo:margin-top="0cm" fo:margin-bottom="0cm" table:align="left" table:border-model="collapsing"/>
    </style:style>
    <style:style style:name="Таблица64.A" style:family="table-column">
      <style:table-column-properties style:column-width="1.117cm"/>
    </style:style>
    <style:style style:name="Таблица64.B" style:family="table-column">
      <style:table-column-properties style:column-width="1.178cm"/>
    </style:style>
    <style:style style:name="Таблица64.C" style:family="table-column">
      <style:table-column-properties style:column-width="1.612cm"/>
    </style:style>
    <style:style style:name="Таблица64.D" style:family="table-column">
      <style:table-column-properties style:column-width="2.371cm"/>
    </style:style>
    <style:style style:name="Таблица64.E" style:family="table-column">
      <style:table-column-properties style:column-width="2.101cm"/>
    </style:style>
    <style:style style:name="Таблица64.F" style:family="table-column">
      <style:table-column-properties style:column-width="1.528cm"/>
    </style:style>
    <style:style style:name="Таблица64.G" style:family="table-column">
      <style:table-column-properties style:column-width="1.032cm"/>
    </style:style>
    <style:style style:name="Таблица64.H" style:family="table-column">
      <style:table-column-properties style:column-width="1.071cm"/>
    </style:style>
    <style:style style:name="Таблица64.I" style:family="table-column">
      <style:table-column-properties style:column-width="2.365cm"/>
    </style:style>
    <style:style style:name="Таблица64.J" style:family="table-column">
      <style:table-column-properties style:column-width="2.062cm"/>
    </style:style>
    <style:style style:name="Таблица64.K" style:family="table-column">
      <style:table-column-properties style:column-width="0.42cm"/>
    </style:style>
    <style:style style:name="Таблица64.L" style:family="table-column">
      <style:table-column-properties style:column-width="1.147cm"/>
    </style:style>
    <style:style style:name="Таблица64.M" style:family="table-column">
      <style:table-column-properties style:column-width="4.32cm"/>
    </style:style>
    <style:style style:name="Таблица64.N" style:family="table-column">
      <style:table-column-properties style:column-width="1.568cm"/>
    </style:style>
    <style:style style:name="Таблица64.O" style:family="table-column">
      <style:table-column-properties style:column-width="3.106cm"/>
    </style:style>
    <style:style style:name="Таблица64.P" style:family="table-column">
      <style:table-column-properties style:column-width="1.404cm"/>
    </style:style>
    <style:style style:name="Таблица64.1" style:family="table-row">
      <style:table-row-properties style:row-height="0.499cm" fo:keep-together="always"/>
    </style:style>
    <style:style style:name="Таблица64.A1" style:family="table-cell">
      <style:table-cell-properties style:vertical-align="middle" fo:padding="0cm" fo:border-left="0.05pt solid #000000" fo:border-right="0.5pt solid #000000" fo:border-top="0.5pt solid #000000" fo:border-bottom="none" fo:border-=".018cm solid #000000"/>
    </style:style>
    <style:style style:name="Таблица64.L1" style:family="table-cell">
      <style:table-cell-properties style:vertical-align="middle" fo:padding="0cm" fo:border-left="0.5pt solid #000000" fo:border-right="0.5pt solid #000000" fo:border-top="0.5pt solid #000000" fo:border-bottom="none" fo:border-=".018cm solid #000000"/>
    </style:style>
    <style:style style:name="Таблица64.N1" style:family="table-cell">
      <style:table-cell-properties style:vertical-align="middle" fo:padding="0cm" fo:border-left="0.5pt solid #000000" fo:border-right="0.5pt solid #000000" fo:border-top="0.5pt solid #000000" fo:border-bottom="1pt solid #000000"/>
    </style:style>
    <style:style style:name="Таблица64.P1" style:family="table-cell">
      <style:table-cell-properties style:vertical-align="middle" fo:padding="0cm" fo:border-left="0.5pt solid #000000" fo:border-right="0.5pt solid #000000" fo:border-top="0.5pt solid #000000" fo:border-bottom="1pt solid #000000"/>
    </style:style>
    <style:style style:name="Таблица64.A2" style:family="table-cell">
      <style:table-cell-properties style:vertical-align="middle" fo:padding="0cm" fo:border="0.05pt solid #000000" fo:border-=".018cm solid #000000"/>
    </style:style>
    <style:style style:name="Таблица64.3" style:family="table-row">
      <style:table-row-properties style:row-height="0.459cm" fo:keep-together="always"/>
    </style:style>
    <style:style style:name="Таблица64.J3" style:family="table-cell">
      <style:table-cell-properties style:vertical-align="middle" fo:padding="0cm" fo:border="0.5pt solid #000000"/>
    </style:style>
    <style:style style:name="Таблица64.K3" style:family="table-cell">
      <style:table-cell-properties style:vertical-align="middle" fo:padding="0cm" fo:border-left="0.5pt solid #000000" fo:border-right="1pt solid #000000" fo:border-top="0.5pt solid #000000" fo:border-bottom="0.5pt solid #000000"/>
    </style:style>
    <style:style style:name="Таблица64.M3" style:family="table-cell">
      <style:table-cell-properties style:vertical-align="middle" fo:padding="0cm" fo:border-left="1pt solid #000000" fo:border-right="0.5pt solid #000000" fo:border-top="1pt solid #000000" fo:border-bottom="1pt solid #000000" fo:border-=".018cm solid #000000"/>
    </style:style>
    <style:style style:name="Таблица64.O3" style:family="table-cell">
      <style:table-cell-properties style:vertical-align="middle" fo:padding="0cm" fo:border-left="0.5pt solid #000000" fo:border-right="1pt solid #000000" fo:border-top="1pt solid #000000" fo:border-bottom="1pt solid #000000" fo:border-=".018cm solid #000000"/>
    </style:style>
    <style:style style:name="Таблица64.B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64.C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64.D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64.E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64.F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64.G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64.H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64.I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64.J4" style:family="table-cell">
      <style:table-cell-properties fo:padding="0cm" fo:border="0.5pt solid #000000"/>
    </style:style>
    <style:style style:name="Таблица64.K4" style:family="table-cell">
      <style:table-cell-properties fo:padding="0cm" fo:border-left="0.5pt solid #000000" fo:border-right="1pt solid #000000" fo:border-top="0.5pt solid #000000" fo:border-bottom="0.5pt solid #000000"/>
    </style:style>
    <style:style style:name="Таблица64.B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64.C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64.D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64.E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64.F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64.G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64.H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64.I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64.J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64.K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65" style:family="table">
      <style:table-properties style:width="28.4cm" fo:margin-left="0.191cm" fo:margin-top="0cm" fo:margin-bottom="0cm" table:align="left" table:border-model="collapsing"/>
    </style:style>
    <style:style style:name="Таблица65.A" style:family="table-column">
      <style:table-column-properties style:column-width="1.485cm"/>
    </style:style>
    <style:style style:name="Таблица65.B" style:family="table-column">
      <style:table-column-properties style:column-width="9.324cm"/>
    </style:style>
    <style:style style:name="Таблица65.C" style:family="table-column">
      <style:table-column-properties style:column-width="2.279cm"/>
    </style:style>
    <style:style style:name="Таблица65.D" style:family="table-column">
      <style:table-column-properties style:column-width="7.01cm"/>
    </style:style>
    <style:style style:name="Таблица65.E" style:family="table-column">
      <style:table-column-properties style:column-width="3.097cm"/>
    </style:style>
    <style:style style:name="Таблица65.F" style:family="table-column">
      <style:table-column-properties style:column-width="0.196cm"/>
    </style:style>
    <style:style style:name="Таблица65.G" style:family="table-column">
      <style:table-column-properties style:column-width="2.11cm"/>
    </style:style>
    <style:style style:name="Таблица65.H" style:family="table-column">
      <style:table-column-properties style:column-width="1.399cm"/>
    </style:style>
    <style:style style:name="Таблица65.I" style:family="table-column">
      <style:table-column-properties style:column-width="1.501cm"/>
    </style:style>
    <style:style style:name="Таблица65.1" style:family="table-row">
      <style:table-row-properties style:min-row-height="1.422cm" fo:keep-together="always"/>
    </style:style>
    <style:style style:name="Таблица65.A1" style:family="table-cell">
      <style:table-cell-properties style:vertical-align="middle" fo:padding="0cm" fo:border-left="0.05pt solid #000000" fo:border-right="none" fo:border-top="0.5pt solid #000000" fo:border-bottom="0.5pt solid #000000"/>
    </style:style>
    <style:style style:name="Таблица65.E1" style:family="table-cell">
      <style:table-cell-properties style:vertical-align="" fo:padding="0cm" fo:border-left="0.05pt solid #000000" fo:border-right="none" fo:border-top="0.5pt solid #000000" fo:border-bottom="0.5pt solid #000000"/>
    </style:style>
    <style:style style:name="Таблица65.H1" style:family="table-cell">
      <style:table-cell-properties style:vertical-align="" fo:padding="0cm" fo:border-left="0.05pt solid #000000" fo:border-right="0.5pt solid #000000" fo:border-top="0.5pt solid #000000" fo:border-bottom="0.5pt solid #000000"/>
    </style:style>
    <style:style style:name="Таблица65.A2" style:family="table-cell">
      <style:table-cell-properties style:vertical-align="middle" fo:padding="0cm" fo:border-left="0.05pt solid #000000" fo:border-right="none" fo:border-top="none" fo:border-bottom="0.5pt solid #000000"/>
    </style:style>
    <style:style style:name="Таблица65.3" style:family="table-row">
      <style:table-row-properties style:min-row-height="0.711cm" fo:keep-together="always"/>
    </style:style>
    <style:style style:name="Таблица65.H3" style:family="table-cell">
      <style:table-cell-properties style:vertical-align="middle" fo:padding="0cm" fo:border-left="0.05pt solid #000000" fo:border-right="0.5pt solid #000000" fo:border-top="none" fo:border-bottom="0.5pt solid #000000"/>
    </style:style>
    <style:style style:name="Таблица65.18" style:family="table-row">
      <style:table-row-properties style:row-height="0.9cm" fo:keep-together="always"/>
    </style:style>
    <style:style style:name="Таблица65.A18" style:family="table-cell">
      <style:table-cell-properties style:vertical-align="middle" fo:padding="0cm" fo:border-left="0.05pt solid #000000" fo:border-right="0.5pt solid #000000" fo:border-top="1pt solid #000000" fo:border-bottom="0.05pt solid #000000"/>
    </style:style>
    <style:style style:name="Таблица65.B18" style:family="table-cell">
      <style:table-cell-properties style:vertical-align="middle" fo:padding="0cm" fo:border-left="0.5pt solid #000000" fo:border-right="none" fo:border-top="1pt solid #000000" fo:border-bottom="0.05pt solid #000000"/>
    </style:style>
    <style:style style:name="Таблица65.I18" style:family="table-cell">
      <style:table-cell-properties style:vertical-align="middle" fo:padding="0cm" fo:border-left="0.5pt solid #000000" fo:border-right="0.5pt solid #000000" fo:border-top="1pt solid #000000" fo:border-bottom="0.05pt solid #000000"/>
    </style:style>
    <style:style style:name="Таблица66" style:family="table">
      <style:table-properties style:width="28.4cm" fo:margin-left="0.191cm" fo:margin-top="0cm" fo:margin-bottom="0cm" table:align="left" table:border-model="collapsing"/>
    </style:style>
    <style:style style:name="Таблица66.A" style:family="table-column">
      <style:table-column-properties style:column-width="1.824cm"/>
    </style:style>
    <style:style style:name="Таблица66.B" style:family="table-column">
      <style:table-column-properties style:column-width="2.163cm"/>
    </style:style>
    <style:style style:name="Таблица66.C" style:family="table-column">
      <style:table-column-properties style:column-width="2.021cm"/>
    </style:style>
    <style:style style:name="Таблица66.D" style:family="table-column">
      <style:table-column-properties style:column-width="1.607cm"/>
    </style:style>
    <style:style style:name="Таблица66.E" style:family="table-column">
      <style:table-column-properties style:column-width="4.21cm"/>
    </style:style>
    <style:style style:name="Таблица66.F" style:family="table-column">
      <style:table-column-properties style:column-width="0.794cm"/>
    </style:style>
    <style:style style:name="Таблица66.G" style:family="table-column">
      <style:table-column-properties style:column-width="7.92cm"/>
    </style:style>
    <style:style style:name="Таблица66.H" style:family="table-column">
      <style:table-column-properties style:column-width="7.862cm"/>
    </style:style>
    <style:style style:name="Таблица66.1" style:family="table-row">
      <style:table-row-properties style:row-height="0.459cm" fo:keep-together="always"/>
    </style:style>
    <style:style style:name="Таблица66.A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 fo:border-=".018cm solid #000000"/>
    </style:style>
    <style:style style:name="Таблица66.D1" style:family="table-cell">
      <style:table-cell-properties fo:padding-left="0.191cm" fo:padding-right="0.191cm" fo:padding-top="0cm" fo:padding-bottom="0cm" fo:border="0.5pt solid #000000"/>
    </style:style>
    <style:style style:name="Таблица66.E1" style:family="table-cell">
      <style:table-cell-properties fo:padding-left="0.191cm" fo:padding-right="0.191cm" fo:padding-top="0cm" fo:padding-bottom="0cm" fo:border-left="0.5pt solid #000000" fo:border-right="none" fo:border-top="none" fo:border-bottom="none"/>
    </style:style>
    <style:style style:name="Таблица66.F1" style:family="table-cell">
      <style:table-cell-properties fo:padding-left="0.191cm" fo:padding-right="0.191cm" fo:padding-top="0cm" fo:padding-bottom="0cm" fo:border="none"/>
    </style:style>
    <style:style style:name="Таблица66.H1" style:family="table-cell">
      <style:table-cell-properties fo:padding-left="0.191cm" fo:padding-right="0.191cm" fo:padding-top="0cm" fo:padding-bottom="0cm" fo:border="none"/>
    </style:style>
    <style:style style:name="Таблица66.D2" style:family="table-cell">
      <style:table-cell-properties fo:padding-left="0.191cm" fo:padding-right="0.191cm" fo:padding-top="0cm" fo:padding-bottom="0cm" fo:border="0.5pt solid #000000"/>
    </style:style>
    <style:style style:name="Таблица66.E2" style:family="table-cell">
      <style:table-cell-properties fo:padding-left="0.191cm" fo:padding-right="0.191cm" fo:padding-top="0cm" fo:padding-bottom="0cm" fo:border-left="0.5pt solid #000000" fo:border-right="none" fo:border-top="none" fo:border-bottom="none"/>
    </style:style>
    <style:style style:name="Таблица66.G2" style:family="table-cell">
      <style:table-cell-properties fo:padding-left="0.191cm" fo:padding-right="0.191cm" fo:padding-top="0cm" fo:padding-bottom="0cm" fo:border="none"/>
    </style:style>
    <style:style style:name="Таблица66.E3" style:family="table-cell">
      <style:table-cell-properties fo:padding-left="0.191cm" fo:padding-right="0.191cm" fo:padding-top="0cm" fo:padding-bottom="0cm" fo:border-left="0.5pt solid #000000" fo:border-right="none" fo:border-top="none" fo:border-bottom="none"/>
    </style:style>
    <style:style style:name="Таблица66.G3" style:family="table-cell">
      <style:table-cell-properties fo:padding-left="0.191cm" fo:padding-right="0.191cm" fo:padding-top="0cm" fo:padding-bottom="0cm" fo:border="none"/>
    </style:style>
    <style:style style:name="Таблица67" style:family="table">
      <style:table-properties style:width="28.4cm" fo:margin-left="0.191cm" fo:margin-top="0cm" fo:margin-bottom="0cm" table:align="left" table:border-model="collapsing"/>
    </style:style>
    <style:style style:name="Таблица67.A" style:family="table-column">
      <style:table-column-properties style:column-width="0.702cm"/>
    </style:style>
    <style:style style:name="Таблица67.B" style:family="table-column">
      <style:table-column-properties style:column-width="1.498cm"/>
    </style:style>
    <style:style style:name="Таблица67.C" style:family="table-column">
      <style:table-column-properties style:column-width="1.707cm"/>
    </style:style>
    <style:style style:name="Таблица67.D" style:family="table-column">
      <style:table-column-properties style:column-width="2.371cm"/>
    </style:style>
    <style:style style:name="Таблица67.E" style:family="table-column">
      <style:table-column-properties style:column-width="2.101cm"/>
    </style:style>
    <style:style style:name="Таблица67.F" style:family="table-column">
      <style:table-column-properties style:column-width="1.528cm"/>
    </style:style>
    <style:style style:name="Таблица67.G" style:family="table-column">
      <style:table-column-properties style:column-width="1.032cm"/>
    </style:style>
    <style:style style:name="Таблица67.H" style:family="table-column">
      <style:table-column-properties style:column-width="1.071cm"/>
    </style:style>
    <style:style style:name="Таблица67.I" style:family="table-column">
      <style:table-column-properties style:column-width="2.365cm"/>
    </style:style>
    <style:style style:name="Таблица67.J" style:family="table-column">
      <style:table-column-properties style:column-width="2.062cm"/>
    </style:style>
    <style:style style:name="Таблица67.K" style:family="table-column">
      <style:table-column-properties style:column-width="0.42cm"/>
    </style:style>
    <style:style style:name="Таблица67.L" style:family="table-column">
      <style:table-column-properties style:column-width="1.147cm"/>
    </style:style>
    <style:style style:name="Таблица67.M" style:family="table-column">
      <style:table-column-properties style:column-width="4.32cm"/>
    </style:style>
    <style:style style:name="Таблица67.N" style:family="table-column">
      <style:table-column-properties style:column-width="1.568cm"/>
    </style:style>
    <style:style style:name="Таблица67.O" style:family="table-column">
      <style:table-column-properties style:column-width="3.106cm"/>
    </style:style>
    <style:style style:name="Таблица67.P" style:family="table-column">
      <style:table-column-properties style:column-width="1.404cm"/>
    </style:style>
    <style:style style:name="Таблица67.1" style:family="table-row">
      <style:table-row-properties style:row-height="0.499cm" fo:keep-together="always"/>
    </style:style>
    <style:style style:name="Таблица67.A1" style:family="table-cell">
      <style:table-cell-properties style:vertical-align="middle" fo:padding="0cm" fo:border-left="0.05pt solid #000000" fo:border-right="0.5pt solid #000000" fo:border-top="0.5pt solid #000000" fo:border-bottom="none" fo:border-=".018cm solid #000000"/>
    </style:style>
    <style:style style:name="Таблица67.L1" style:family="table-cell">
      <style:table-cell-properties style:vertical-align="middle" fo:padding="0cm" fo:border-left="0.5pt solid #000000" fo:border-right="0.5pt solid #000000" fo:border-top="0.5pt solid #000000" fo:border-bottom="none" fo:border-=".018cm solid #000000"/>
    </style:style>
    <style:style style:name="Таблица67.N1" style:family="table-cell">
      <style:table-cell-properties style:vertical-align="middle" fo:padding="0cm" fo:border-left="0.5pt solid #000000" fo:border-right="0.5pt solid #000000" fo:border-top="0.5pt solid #000000" fo:border-bottom="1pt solid #000000"/>
    </style:style>
    <style:style style:name="Таблица67.P1" style:family="table-cell">
      <style:table-cell-properties style:vertical-align="middle" fo:padding="0cm" fo:border-left="0.5pt solid #000000" fo:border-right="0.5pt solid #000000" fo:border-top="0.5pt solid #000000" fo:border-bottom="1pt solid #000000"/>
    </style:style>
    <style:style style:name="Таблица67.A2" style:family="table-cell">
      <style:table-cell-properties style:vertical-align="middle" fo:padding="0cm" fo:border="0.05pt solid #000000" fo:border-=".018cm solid #000000"/>
    </style:style>
    <style:style style:name="Таблица67.3" style:family="table-row">
      <style:table-row-properties style:row-height="0.459cm" fo:keep-together="always"/>
    </style:style>
    <style:style style:name="Таблица67.J3" style:family="table-cell">
      <style:table-cell-properties style:vertical-align="middle" fo:padding="0cm" fo:border="0.5pt solid #000000"/>
    </style:style>
    <style:style style:name="Таблица67.K3" style:family="table-cell">
      <style:table-cell-properties style:vertical-align="middle" fo:padding="0cm" fo:border-left="0.5pt solid #000000" fo:border-right="1pt solid #000000" fo:border-top="0.5pt solid #000000" fo:border-bottom="0.5pt solid #000000"/>
    </style:style>
    <style:style style:name="Таблица67.M3" style:family="table-cell">
      <style:table-cell-properties style:vertical-align="middle" fo:padding="0cm" fo:border-left="1pt solid #000000" fo:border-right="0.5pt solid #000000" fo:border-top="1pt solid #000000" fo:border-bottom="1pt solid #000000" fo:border-=".018cm solid #000000"/>
    </style:style>
    <style:style style:name="Таблица67.O3" style:family="table-cell">
      <style:table-cell-properties style:vertical-align="middle" fo:padding="0cm" fo:border-left="0.5pt solid #000000" fo:border-right="1pt solid #000000" fo:border-top="1pt solid #000000" fo:border-bottom="1pt solid #000000" fo:border-=".018cm solid #000000"/>
    </style:style>
    <style:style style:name="Таблица67.B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67.C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67.D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67.E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67.F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67.G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67.H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67.I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67.J4" style:family="table-cell">
      <style:table-cell-properties fo:padding="0cm" fo:border="0.5pt solid #000000"/>
    </style:style>
    <style:style style:name="Таблица67.K4" style:family="table-cell">
      <style:table-cell-properties fo:padding="0cm" fo:border-left="0.5pt solid #000000" fo:border-right="1pt solid #000000" fo:border-top="0.5pt solid #000000" fo:border-bottom="0.5pt solid #000000"/>
    </style:style>
    <style:style style:name="Таблица67.B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67.C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67.D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67.E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67.F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67.G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67.H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67.I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67.J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67.K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68" style:family="table">
      <style:table-properties style:width="28.4cm" fo:margin-left="0.191cm" fo:margin-top="0cm" fo:margin-bottom="0cm" table:align="left" table:border-model="collapsing"/>
    </style:style>
    <style:style style:name="Таблица68.A" style:family="table-column">
      <style:table-column-properties style:column-width="1.485cm"/>
    </style:style>
    <style:style style:name="Таблица68.B" style:family="table-column">
      <style:table-column-properties style:column-width="9.324cm"/>
    </style:style>
    <style:style style:name="Таблица68.C" style:family="table-column">
      <style:table-column-properties style:column-width="2.279cm"/>
    </style:style>
    <style:style style:name="Таблица68.D" style:family="table-column">
      <style:table-column-properties style:column-width="7.01cm"/>
    </style:style>
    <style:style style:name="Таблица68.E" style:family="table-column">
      <style:table-column-properties style:column-width="3.097cm"/>
    </style:style>
    <style:style style:name="Таблица68.F" style:family="table-column">
      <style:table-column-properties style:column-width="0.196cm"/>
    </style:style>
    <style:style style:name="Таблица68.G" style:family="table-column">
      <style:table-column-properties style:column-width="2.11cm"/>
    </style:style>
    <style:style style:name="Таблица68.H" style:family="table-column">
      <style:table-column-properties style:column-width="1.399cm"/>
    </style:style>
    <style:style style:name="Таблица68.I" style:family="table-column">
      <style:table-column-properties style:column-width="1.501cm"/>
    </style:style>
    <style:style style:name="Таблица68.1" style:family="table-row">
      <style:table-row-properties style:min-row-height="1.422cm" fo:keep-together="always"/>
    </style:style>
    <style:style style:name="Таблица68.A1" style:family="table-cell">
      <style:table-cell-properties style:vertical-align="middle" fo:padding="0cm" fo:border-left="0.05pt solid #000000" fo:border-right="none" fo:border-top="0.5pt solid #000000" fo:border-bottom="0.5pt solid #000000"/>
    </style:style>
    <style:style style:name="Таблица68.E1" style:family="table-cell">
      <style:table-cell-properties style:vertical-align="" fo:padding="0cm" fo:border-left="0.05pt solid #000000" fo:border-right="none" fo:border-top="0.5pt solid #000000" fo:border-bottom="0.5pt solid #000000"/>
    </style:style>
    <style:style style:name="Таблица68.H1" style:family="table-cell">
      <style:table-cell-properties style:vertical-align="" fo:padding="0cm" fo:border-left="0.05pt solid #000000" fo:border-right="0.5pt solid #000000" fo:border-top="0.5pt solid #000000" fo:border-bottom="0.5pt solid #000000"/>
    </style:style>
    <style:style style:name="Таблица68.A2" style:family="table-cell">
      <style:table-cell-properties style:vertical-align="middle" fo:padding="0cm" fo:border-left="0.05pt solid #000000" fo:border-right="none" fo:border-top="none" fo:border-bottom="0.5pt solid #000000"/>
    </style:style>
    <style:style style:name="Таблица68.C2" style:family="table-cell">
      <style:table-cell-properties style:vertical-align="" fo:padding="0cm" fo:border-left="0.05pt solid #000000" fo:border-right="none" fo:border-top="none" fo:border-bottom="0.5pt solid #000000"/>
    </style:style>
    <style:style style:name="Таблица68.3" style:family="table-row">
      <style:table-row-properties style:min-row-height="0.711cm" fo:keep-together="always"/>
    </style:style>
    <style:style style:name="Таблица68.H3" style:family="table-cell">
      <style:table-cell-properties style:vertical-align="middle" fo:padding="0cm" fo:border-left="0.05pt solid #000000" fo:border-right="0.5pt solid #000000" fo:border-top="none" fo:border-bottom="0.5pt solid #000000"/>
    </style:style>
    <style:style style:name="Таблица68.18" style:family="table-row">
      <style:table-row-properties style:row-height="0.9cm" fo:keep-together="always"/>
    </style:style>
    <style:style style:name="Таблица68.A18" style:family="table-cell">
      <style:table-cell-properties style:vertical-align="middle" fo:padding="0cm" fo:border-left="0.05pt solid #000000" fo:border-right="0.5pt solid #000000" fo:border-top="1pt solid #000000" fo:border-bottom="0.05pt solid #000000"/>
    </style:style>
    <style:style style:name="Таблица68.B18" style:family="table-cell">
      <style:table-cell-properties style:vertical-align="middle" fo:padding="0cm" fo:border-left="0.5pt solid #000000" fo:border-right="none" fo:border-top="1pt solid #000000" fo:border-bottom="0.05pt solid #000000"/>
    </style:style>
    <style:style style:name="Таблица68.I18" style:family="table-cell">
      <style:table-cell-properties style:vertical-align="middle" fo:padding="0cm" fo:border-left="0.5pt solid #000000" fo:border-right="0.5pt solid #000000" fo:border-top="1pt solid #000000" fo:border-bottom="0.05pt solid #000000"/>
    </style:style>
    <style:style style:name="Таблица72" style:family="table">
      <style:table-properties style:width="28.4cm" fo:margin-left="0.191cm" fo:margin-top="0cm" fo:margin-bottom="0cm" table:align="left" table:border-model="collapsing"/>
    </style:style>
    <style:style style:name="Таблица72.A" style:family="table-column">
      <style:table-column-properties style:column-width="1.824cm"/>
    </style:style>
    <style:style style:name="Таблица72.B" style:family="table-column">
      <style:table-column-properties style:column-width="2.163cm"/>
    </style:style>
    <style:style style:name="Таблица72.C" style:family="table-column">
      <style:table-column-properties style:column-width="2.021cm"/>
    </style:style>
    <style:style style:name="Таблица72.D" style:family="table-column">
      <style:table-column-properties style:column-width="1.607cm"/>
    </style:style>
    <style:style style:name="Таблица72.E" style:family="table-column">
      <style:table-column-properties style:column-width="4.21cm"/>
    </style:style>
    <style:style style:name="Таблица72.F" style:family="table-column">
      <style:table-column-properties style:column-width="0.794cm"/>
    </style:style>
    <style:style style:name="Таблица72.G" style:family="table-column">
      <style:table-column-properties style:column-width="7.92cm"/>
    </style:style>
    <style:style style:name="Таблица72.H" style:family="table-column">
      <style:table-column-properties style:column-width="7.862cm"/>
    </style:style>
    <style:style style:name="Таблица72.1" style:family="table-row">
      <style:table-row-properties style:row-height="0.459cm" fo:keep-together="always"/>
    </style:style>
    <style:style style:name="Таблица72.A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 fo:border-=".018cm solid #000000"/>
    </style:style>
    <style:style style:name="Таблица72.D1" style:family="table-cell">
      <style:table-cell-properties fo:padding-left="0.191cm" fo:padding-right="0.191cm" fo:padding-top="0cm" fo:padding-bottom="0cm" fo:border="0.5pt solid #000000"/>
    </style:style>
    <style:style style:name="Таблица72.E1" style:family="table-cell">
      <style:table-cell-properties fo:padding-left="0.191cm" fo:padding-right="0.191cm" fo:padding-top="0cm" fo:padding-bottom="0cm" fo:border-left="0.5pt solid #000000" fo:border-right="none" fo:border-top="none" fo:border-bottom="none"/>
    </style:style>
    <style:style style:name="Таблица72.F1" style:family="table-cell">
      <style:table-cell-properties fo:padding-left="0.191cm" fo:padding-right="0.191cm" fo:padding-top="0cm" fo:padding-bottom="0cm" fo:border="none"/>
    </style:style>
    <style:style style:name="Таблица72.H1" style:family="table-cell">
      <style:table-cell-properties fo:padding-left="0.191cm" fo:padding-right="0.191cm" fo:padding-top="0cm" fo:padding-bottom="0cm" fo:border="none"/>
    </style:style>
    <style:style style:name="Таблица72.D2" style:family="table-cell">
      <style:table-cell-properties fo:padding-left="0.191cm" fo:padding-right="0.191cm" fo:padding-top="0cm" fo:padding-bottom="0cm" fo:border="0.5pt solid #000000"/>
    </style:style>
    <style:style style:name="Таблица72.E2" style:family="table-cell">
      <style:table-cell-properties fo:padding-left="0.191cm" fo:padding-right="0.191cm" fo:padding-top="0cm" fo:padding-bottom="0cm" fo:border-left="0.5pt solid #000000" fo:border-right="none" fo:border-top="none" fo:border-bottom="none"/>
    </style:style>
    <style:style style:name="Таблица72.G2" style:family="table-cell">
      <style:table-cell-properties fo:padding-left="0.191cm" fo:padding-right="0.191cm" fo:padding-top="0cm" fo:padding-bottom="0cm" fo:border="none"/>
    </style:style>
    <style:style style:name="Таблица72.E3" style:family="table-cell">
      <style:table-cell-properties fo:padding-left="0.191cm" fo:padding-right="0.191cm" fo:padding-top="0cm" fo:padding-bottom="0cm" fo:border-left="0.5pt solid #000000" fo:border-right="none" fo:border-top="none" fo:border-bottom="none"/>
    </style:style>
    <style:style style:name="Таблица72.G3" style:family="table-cell">
      <style:table-cell-properties fo:padding-left="0.191cm" fo:padding-right="0.191cm" fo:padding-top="0cm" fo:padding-bottom="0cm" fo:border="none"/>
    </style:style>
    <style:style style:name="Таблица73" style:family="table">
      <style:table-properties style:width="28.4cm" fo:margin-left="0.191cm" fo:margin-top="0cm" fo:margin-bottom="0cm" table:align="left" table:border-model="collapsing"/>
    </style:style>
    <style:style style:name="Таблица73.A" style:family="table-column">
      <style:table-column-properties style:column-width="0.702cm"/>
    </style:style>
    <style:style style:name="Таблица73.B" style:family="table-column">
      <style:table-column-properties style:column-width="1.498cm"/>
    </style:style>
    <style:style style:name="Таблица73.C" style:family="table-column">
      <style:table-column-properties style:column-width="1.707cm"/>
    </style:style>
    <style:style style:name="Таблица73.D" style:family="table-column">
      <style:table-column-properties style:column-width="2.371cm"/>
    </style:style>
    <style:style style:name="Таблица73.E" style:family="table-column">
      <style:table-column-properties style:column-width="2.101cm"/>
    </style:style>
    <style:style style:name="Таблица73.F" style:family="table-column">
      <style:table-column-properties style:column-width="1.528cm"/>
    </style:style>
    <style:style style:name="Таблица73.G" style:family="table-column">
      <style:table-column-properties style:column-width="1.032cm"/>
    </style:style>
    <style:style style:name="Таблица73.H" style:family="table-column">
      <style:table-column-properties style:column-width="1.071cm"/>
    </style:style>
    <style:style style:name="Таблица73.I" style:family="table-column">
      <style:table-column-properties style:column-width="2.365cm"/>
    </style:style>
    <style:style style:name="Таблица73.J" style:family="table-column">
      <style:table-column-properties style:column-width="2.062cm"/>
    </style:style>
    <style:style style:name="Таблица73.K" style:family="table-column">
      <style:table-column-properties style:column-width="0.42cm"/>
    </style:style>
    <style:style style:name="Таблица73.L" style:family="table-column">
      <style:table-column-properties style:column-width="1.147cm"/>
    </style:style>
    <style:style style:name="Таблица73.M" style:family="table-column">
      <style:table-column-properties style:column-width="4.32cm"/>
    </style:style>
    <style:style style:name="Таблица73.N" style:family="table-column">
      <style:table-column-properties style:column-width="1.568cm"/>
    </style:style>
    <style:style style:name="Таблица73.O" style:family="table-column">
      <style:table-column-properties style:column-width="3.106cm"/>
    </style:style>
    <style:style style:name="Таблица73.P" style:family="table-column">
      <style:table-column-properties style:column-width="1.404cm"/>
    </style:style>
    <style:style style:name="Таблица73.1" style:family="table-row">
      <style:table-row-properties style:row-height="0.499cm" fo:keep-together="always"/>
    </style:style>
    <style:style style:name="Таблица73.A1" style:family="table-cell">
      <style:table-cell-properties style:vertical-align="middle" fo:padding="0cm" fo:border-left="0.05pt solid #000000" fo:border-right="0.5pt solid #000000" fo:border-top="0.5pt solid #000000" fo:border-bottom="none" fo:border-=".018cm solid #000000"/>
    </style:style>
    <style:style style:name="Таблица73.L1" style:family="table-cell">
      <style:table-cell-properties style:vertical-align="middle" fo:padding="0cm" fo:border-left="0.5pt solid #000000" fo:border-right="0.5pt solid #000000" fo:border-top="0.5pt solid #000000" fo:border-bottom="none" fo:border-=".018cm solid #000000"/>
    </style:style>
    <style:style style:name="Таблица73.N1" style:family="table-cell">
      <style:table-cell-properties style:vertical-align="middle" fo:padding="0cm" fo:border-left="0.5pt solid #000000" fo:border-right="0.5pt solid #000000" fo:border-top="0.5pt solid #000000" fo:border-bottom="1pt solid #000000"/>
    </style:style>
    <style:style style:name="Таблица73.P1" style:family="table-cell">
      <style:table-cell-properties style:vertical-align="middle" fo:padding="0cm" fo:border-left="0.5pt solid #000000" fo:border-right="0.5pt solid #000000" fo:border-top="0.5pt solid #000000" fo:border-bottom="1pt solid #000000"/>
    </style:style>
    <style:style style:name="Таблица73.A2" style:family="table-cell">
      <style:table-cell-properties style:vertical-align="middle" fo:padding="0cm" fo:border="0.05pt solid #000000" fo:border-=".018cm solid #000000"/>
    </style:style>
    <style:style style:name="Таблица73.3" style:family="table-row">
      <style:table-row-properties style:row-height="0.459cm" fo:keep-together="always"/>
    </style:style>
    <style:style style:name="Таблица73.J3" style:family="table-cell">
      <style:table-cell-properties style:vertical-align="middle" fo:padding="0cm" fo:border="0.5pt solid #000000"/>
    </style:style>
    <style:style style:name="Таблица73.K3" style:family="table-cell">
      <style:table-cell-properties style:vertical-align="middle" fo:padding="0cm" fo:border-left="0.5pt solid #000000" fo:border-right="1pt solid #000000" fo:border-top="0.5pt solid #000000" fo:border-bottom="0.5pt solid #000000"/>
    </style:style>
    <style:style style:name="Таблица73.M3" style:family="table-cell">
      <style:table-cell-properties style:vertical-align="middle" fo:padding="0cm" fo:border-left="1pt solid #000000" fo:border-right="0.5pt solid #000000" fo:border-top="1pt solid #000000" fo:border-bottom="1pt solid #000000" fo:border-=".018cm solid #000000"/>
    </style:style>
    <style:style style:name="Таблица73.O3" style:family="table-cell">
      <style:table-cell-properties style:vertical-align="middle" fo:padding="0cm" fo:border-left="0.5pt solid #000000" fo:border-right="1pt solid #000000" fo:border-top="1pt solid #000000" fo:border-bottom="1pt solid #000000" fo:border-=".018cm solid #000000"/>
    </style:style>
    <style:style style:name="Таблица73.B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73.C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73.D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73.E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73.F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73.G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73.H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73.I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73.J4" style:family="table-cell">
      <style:table-cell-properties fo:padding="0cm" fo:border="0.5pt solid #000000"/>
    </style:style>
    <style:style style:name="Таблица73.K4" style:family="table-cell">
      <style:table-cell-properties fo:padding="0cm" fo:border-left="0.5pt solid #000000" fo:border-right="1pt solid #000000" fo:border-top="0.5pt solid #000000" fo:border-bottom="0.5pt solid #000000"/>
    </style:style>
    <style:style style:name="Таблица73.B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73.C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73.D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73.E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73.F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73.G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73.H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73.I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73.J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73.K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74" style:family="table">
      <style:table-properties style:width="28.4cm" fo:margin-left="0.191cm" fo:margin-top="0cm" fo:margin-bottom="0cm" table:align="left" table:border-model="collapsing"/>
    </style:style>
    <style:style style:name="Таблица74.A" style:family="table-column">
      <style:table-column-properties style:column-width="1.485cm"/>
    </style:style>
    <style:style style:name="Таблица74.B" style:family="table-column">
      <style:table-column-properties style:column-width="9.324cm"/>
    </style:style>
    <style:style style:name="Таблица74.C" style:family="table-column">
      <style:table-column-properties style:column-width="2.279cm"/>
    </style:style>
    <style:style style:name="Таблица74.D" style:family="table-column">
      <style:table-column-properties style:column-width="7.01cm"/>
    </style:style>
    <style:style style:name="Таблица74.E" style:family="table-column">
      <style:table-column-properties style:column-width="3.097cm"/>
    </style:style>
    <style:style style:name="Таблица74.F" style:family="table-column">
      <style:table-column-properties style:column-width="0.196cm"/>
    </style:style>
    <style:style style:name="Таблица74.G" style:family="table-column">
      <style:table-column-properties style:column-width="2.11cm"/>
    </style:style>
    <style:style style:name="Таблица74.H" style:family="table-column">
      <style:table-column-properties style:column-width="1.399cm"/>
    </style:style>
    <style:style style:name="Таблица74.I" style:family="table-column">
      <style:table-column-properties style:column-width="1.501cm"/>
    </style:style>
    <style:style style:name="Таблица74.1" style:family="table-row">
      <style:table-row-properties style:min-row-height="1.422cm" fo:keep-together="always"/>
    </style:style>
    <style:style style:name="Таблица74.A1" style:family="table-cell">
      <style:table-cell-properties style:vertical-align="middle" fo:padding="0cm" fo:border-left="0.05pt solid #000000" fo:border-right="none" fo:border-top="0.5pt solid #000000" fo:border-bottom="0.5pt solid #000000"/>
    </style:style>
    <style:style style:name="Таблица74.E1" style:family="table-cell">
      <style:table-cell-properties style:vertical-align="" fo:padding="0cm" fo:border-left="0.05pt solid #000000" fo:border-right="none" fo:border-top="0.5pt solid #000000" fo:border-bottom="0.5pt solid #000000"/>
    </style:style>
    <style:style style:name="Таблица74.H1" style:family="table-cell">
      <style:table-cell-properties style:vertical-align="" fo:padding="0cm" fo:border-left="0.05pt solid #000000" fo:border-right="0.5pt solid #000000" fo:border-top="0.5pt solid #000000" fo:border-bottom="0.5pt solid #000000"/>
    </style:style>
    <style:style style:name="Таблица74.A2" style:family="table-cell">
      <style:table-cell-properties style:vertical-align="middle" fo:padding="0cm" fo:border-left="0.05pt solid #000000" fo:border-right="none" fo:border-top="none" fo:border-bottom="0.5pt solid #000000"/>
    </style:style>
    <style:style style:name="Таблица74.C2" style:family="table-cell">
      <style:table-cell-properties style:vertical-align="" fo:padding="0cm" fo:border-left="0.05pt solid #000000" fo:border-right="none" fo:border-top="none" fo:border-bottom="0.5pt solid #000000"/>
    </style:style>
    <style:style style:name="Таблица74.3" style:family="table-row">
      <style:table-row-properties style:min-row-height="0.711cm" fo:keep-together="always"/>
    </style:style>
    <style:style style:name="Таблица74.H3" style:family="table-cell">
      <style:table-cell-properties style:vertical-align="middle" fo:padding="0cm" fo:border-left="0.05pt solid #000000" fo:border-right="0.5pt solid #000000" fo:border-top="none" fo:border-bottom="0.5pt solid #000000"/>
    </style:style>
    <style:style style:name="Таблица74.18" style:family="table-row">
      <style:table-row-properties style:row-height="0.9cm" fo:keep-together="always"/>
    </style:style>
    <style:style style:name="Таблица74.A18" style:family="table-cell">
      <style:table-cell-properties style:vertical-align="middle" fo:padding="0cm" fo:border-left="0.05pt solid #000000" fo:border-right="0.5pt solid #000000" fo:border-top="1pt solid #000000" fo:border-bottom="0.05pt solid #000000"/>
    </style:style>
    <style:style style:name="Таблица74.B18" style:family="table-cell">
      <style:table-cell-properties style:vertical-align="middle" fo:padding="0cm" fo:border-left="0.5pt solid #000000" fo:border-right="none" fo:border-top="1pt solid #000000" fo:border-bottom="0.05pt solid #000000"/>
    </style:style>
    <style:style style:name="Таблица74.I18" style:family="table-cell">
      <style:table-cell-properties style:vertical-align="middle" fo:padding="0cm" fo:border-left="0.5pt solid #000000" fo:border-right="0.5pt solid #000000" fo:border-top="1pt solid #000000" fo:border-bottom="0.05pt solid #000000"/>
    </style:style>
    <style:style style:name="Таблица26" style:family="table">
      <style:table-properties style:width="28.4cm" fo:margin-left="0.191cm" fo:margin-top="0cm" fo:margin-bottom="0cm" table:align="left" table:border-model="collapsing"/>
    </style:style>
    <style:style style:name="Таблица26.A" style:family="table-column">
      <style:table-column-properties style:column-width="1.824cm"/>
    </style:style>
    <style:style style:name="Таблица26.B" style:family="table-column">
      <style:table-column-properties style:column-width="2.163cm"/>
    </style:style>
    <style:style style:name="Таблица26.C" style:family="table-column">
      <style:table-column-properties style:column-width="2.021cm"/>
    </style:style>
    <style:style style:name="Таблица26.D" style:family="table-column">
      <style:table-column-properties style:column-width="1.607cm"/>
    </style:style>
    <style:style style:name="Таблица26.E" style:family="table-column">
      <style:table-column-properties style:column-width="4.21cm"/>
    </style:style>
    <style:style style:name="Таблица26.F" style:family="table-column">
      <style:table-column-properties style:column-width="0.794cm"/>
    </style:style>
    <style:style style:name="Таблица26.G" style:family="table-column">
      <style:table-column-properties style:column-width="7.92cm"/>
    </style:style>
    <style:style style:name="Таблица26.H" style:family="table-column">
      <style:table-column-properties style:column-width="7.862cm"/>
    </style:style>
    <style:style style:name="Таблица26.1" style:family="table-row">
      <style:table-row-properties style:row-height="0.459cm" fo:keep-together="always"/>
    </style:style>
    <style:style style:name="Таблица26.A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 fo:border-=".018cm solid #000000"/>
    </style:style>
    <style:style style:name="Таблица26.D1" style:family="table-cell">
      <style:table-cell-properties fo:padding-left="0.191cm" fo:padding-right="0.191cm" fo:padding-top="0cm" fo:padding-bottom="0cm" fo:border="0.5pt solid #000000"/>
    </style:style>
    <style:style style:name="Таблица26.E1" style:family="table-cell">
      <style:table-cell-properties fo:padding-left="0.191cm" fo:padding-right="0.191cm" fo:padding-top="0cm" fo:padding-bottom="0cm" fo:border-left="0.5pt solid #000000" fo:border-right="none" fo:border-top="none" fo:border-bottom="none"/>
    </style:style>
    <style:style style:name="Таблица26.F1" style:family="table-cell">
      <style:table-cell-properties fo:padding-left="0.191cm" fo:padding-right="0.191cm" fo:padding-top="0cm" fo:padding-bottom="0cm" fo:border="none"/>
    </style:style>
    <style:style style:name="Таблица26.H1" style:family="table-cell">
      <style:table-cell-properties fo:padding-left="0.191cm" fo:padding-right="0.191cm" fo:padding-top="0cm" fo:padding-bottom="0cm" fo:border="none"/>
    </style:style>
    <style:style style:name="Таблица26.D2" style:family="table-cell">
      <style:table-cell-properties fo:padding-left="0.191cm" fo:padding-right="0.191cm" fo:padding-top="0cm" fo:padding-bottom="0cm" fo:border="0.5pt solid #000000"/>
    </style:style>
    <style:style style:name="Таблица26.E2" style:family="table-cell">
      <style:table-cell-properties fo:padding-left="0.191cm" fo:padding-right="0.191cm" fo:padding-top="0cm" fo:padding-bottom="0cm" fo:border-left="0.5pt solid #000000" fo:border-right="none" fo:border-top="none" fo:border-bottom="none"/>
    </style:style>
    <style:style style:name="Таблица26.G2" style:family="table-cell">
      <style:table-cell-properties fo:padding-left="0.191cm" fo:padding-right="0.191cm" fo:padding-top="0cm" fo:padding-bottom="0cm" fo:border="none"/>
    </style:style>
    <style:style style:name="Таблица26.E3" style:family="table-cell">
      <style:table-cell-properties fo:padding-left="0.191cm" fo:padding-right="0.191cm" fo:padding-top="0cm" fo:padding-bottom="0cm" fo:border-left="0.5pt solid #000000" fo:border-right="none" fo:border-top="none" fo:border-bottom="none"/>
    </style:style>
    <style:style style:name="Таблица26.G3" style:family="table-cell">
      <style:table-cell-properties fo:padding-left="0.191cm" fo:padding-right="0.191cm" fo:padding-top="0cm" fo:padding-bottom="0cm" fo:border="none"/>
    </style:style>
    <style:style style:name="Таблица27" style:family="table">
      <style:table-properties style:width="28.4cm" fo:margin-left="0.191cm" fo:margin-top="0cm" fo:margin-bottom="0cm" table:align="left" table:border-model="collapsing"/>
    </style:style>
    <style:style style:name="Таблица27.A" style:family="table-column">
      <style:table-column-properties style:column-width="0.917cm"/>
    </style:style>
    <style:style style:name="Таблица27.B" style:family="table-column">
      <style:table-column-properties style:column-width="1.482cm"/>
    </style:style>
    <style:style style:name="Таблица27.C" style:family="table-column">
      <style:table-column-properties style:column-width="1.508cm"/>
    </style:style>
    <style:style style:name="Таблица27.D" style:family="table-column">
      <style:table-column-properties style:column-width="2.371cm"/>
    </style:style>
    <style:style style:name="Таблица27.E" style:family="table-column">
      <style:table-column-properties style:column-width="2.101cm"/>
    </style:style>
    <style:style style:name="Таблица27.F" style:family="table-column">
      <style:table-column-properties style:column-width="1.528cm"/>
    </style:style>
    <style:style style:name="Таблица27.G" style:family="table-column">
      <style:table-column-properties style:column-width="1.032cm"/>
    </style:style>
    <style:style style:name="Таблица27.H" style:family="table-column">
      <style:table-column-properties style:column-width="1.071cm"/>
    </style:style>
    <style:style style:name="Таблица27.I" style:family="table-column">
      <style:table-column-properties style:column-width="2.365cm"/>
    </style:style>
    <style:style style:name="Таблица27.J" style:family="table-column">
      <style:table-column-properties style:column-width="2.062cm"/>
    </style:style>
    <style:style style:name="Таблица27.K" style:family="table-column">
      <style:table-column-properties style:column-width="0.42cm"/>
    </style:style>
    <style:style style:name="Таблица27.L" style:family="table-column">
      <style:table-column-properties style:column-width="1.147cm"/>
    </style:style>
    <style:style style:name="Таблица27.M" style:family="table-column">
      <style:table-column-properties style:column-width="4.32cm"/>
    </style:style>
    <style:style style:name="Таблица27.N" style:family="table-column">
      <style:table-column-properties style:column-width="1.568cm"/>
    </style:style>
    <style:style style:name="Таблица27.O" style:family="table-column">
      <style:table-column-properties style:column-width="3.106cm"/>
    </style:style>
    <style:style style:name="Таблица27.P" style:family="table-column">
      <style:table-column-properties style:column-width="1.404cm"/>
    </style:style>
    <style:style style:name="Таблица27.1" style:family="table-row">
      <style:table-row-properties style:row-height="0.499cm" fo:keep-together="always"/>
    </style:style>
    <style:style style:name="Таблица27.A1" style:family="table-cell">
      <style:table-cell-properties style:vertical-align="middle" fo:padding="0cm" fo:border-left="0.05pt solid #000000" fo:border-right="0.5pt solid #000000" fo:border-top="0.5pt solid #000000" fo:border-bottom="none" fo:border-=".018cm solid #000000"/>
    </style:style>
    <style:style style:name="Таблица27.L1" style:family="table-cell">
      <style:table-cell-properties style:vertical-align="middle" fo:padding="0cm" fo:border-left="0.5pt solid #000000" fo:border-right="0.5pt solid #000000" fo:border-top="0.5pt solid #000000" fo:border-bottom="none" fo:border-=".018cm solid #000000"/>
    </style:style>
    <style:style style:name="Таблица27.N1" style:family="table-cell">
      <style:table-cell-properties style:vertical-align="middle" fo:padding="0cm" fo:border-left="0.5pt solid #000000" fo:border-right="0.5pt solid #000000" fo:border-top="0.5pt solid #000000" fo:border-bottom="1pt solid #000000"/>
    </style:style>
    <style:style style:name="Таблица27.P1" style:family="table-cell">
      <style:table-cell-properties style:vertical-align="middle" fo:padding="0cm" fo:border-left="0.5pt solid #000000" fo:border-right="0.5pt solid #000000" fo:border-top="0.5pt solid #000000" fo:border-bottom="1pt solid #000000"/>
    </style:style>
    <style:style style:name="Таблица27.A2" style:family="table-cell">
      <style:table-cell-properties style:vertical-align="middle" fo:padding="0cm" fo:border="0.05pt solid #000000" fo:border-=".018cm solid #000000"/>
    </style:style>
    <style:style style:name="Таблица27.3" style:family="table-row">
      <style:table-row-properties style:row-height="0.459cm" fo:keep-together="always"/>
    </style:style>
    <style:style style:name="Таблица27.J3" style:family="table-cell">
      <style:table-cell-properties style:vertical-align="middle" fo:padding="0cm" fo:border="0.5pt solid #000000"/>
    </style:style>
    <style:style style:name="Таблица27.K3" style:family="table-cell">
      <style:table-cell-properties style:vertical-align="middle" fo:padding="0cm" fo:border-left="0.5pt solid #000000" fo:border-right="1pt solid #000000" fo:border-top="0.5pt solid #000000" fo:border-bottom="0.5pt solid #000000"/>
    </style:style>
    <style:style style:name="Таблица27.M3" style:family="table-cell">
      <style:table-cell-properties style:vertical-align="middle" fo:padding="0cm" fo:border-left="1pt solid #000000" fo:border-right="0.5pt solid #000000" fo:border-top="1pt solid #000000" fo:border-bottom="1pt solid #000000" fo:border-=".018cm solid #000000"/>
    </style:style>
    <style:style style:name="Таблица27.O3" style:family="table-cell">
      <style:table-cell-properties style:vertical-align="middle" fo:padding="0cm" fo:border-left="0.5pt solid #000000" fo:border-right="1pt solid #000000" fo:border-top="1pt solid #000000" fo:border-bottom="1pt solid #000000" fo:border-=".018cm solid #000000"/>
    </style:style>
    <style:style style:name="Таблица27.B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27.C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27.D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27.E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27.F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27.G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27.H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27.I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27.J4" style:family="table-cell">
      <style:table-cell-properties fo:padding="0cm" fo:border="0.5pt solid #000000"/>
    </style:style>
    <style:style style:name="Таблица27.K4" style:family="table-cell">
      <style:table-cell-properties fo:padding="0cm" fo:border-left="0.5pt solid #000000" fo:border-right="1pt solid #000000" fo:border-top="0.5pt solid #000000" fo:border-bottom="0.5pt solid #000000"/>
    </style:style>
    <style:style style:name="Таблица27.B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27.C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27.D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27.E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27.F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27.G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27.H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27.I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27.J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27.K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28" style:family="table">
      <style:table-properties style:width="28.4cm" fo:margin-left="0.228cm" fo:margin-top="0cm" fo:margin-bottom="0cm" table:align="left" table:border-model="collapsing"/>
    </style:style>
    <style:style style:name="Таблица28.A" style:family="table-column">
      <style:table-column-properties style:column-width="1.434cm"/>
    </style:style>
    <style:style style:name="Таблица28.B" style:family="table-column">
      <style:table-column-properties style:column-width="9.853cm"/>
    </style:style>
    <style:style style:name="Таблица28.C" style:family="table-column">
      <style:table-column-properties style:column-width="2.224cm"/>
    </style:style>
    <style:style style:name="Таблица28.D" style:family="table-column">
      <style:table-column-properties style:column-width="6.586cm"/>
    </style:style>
    <style:style style:name="Таблица28.E" style:family="table-column">
      <style:table-column-properties style:column-width="3.053cm"/>
    </style:style>
    <style:style style:name="Таблица28.F" style:family="table-column">
      <style:table-column-properties style:column-width="0.155cm"/>
    </style:style>
    <style:style style:name="Таблица28.G" style:family="table-column">
      <style:table-column-properties style:column-width="2.194cm"/>
    </style:style>
    <style:style style:name="Таблица28.H" style:family="table-column">
      <style:table-column-properties style:column-width="1.355cm"/>
    </style:style>
    <style:style style:name="Таблица28.I" style:family="table-column">
      <style:table-column-properties style:column-width="1.545cm"/>
    </style:style>
    <style:style style:name="Таблица28.1" style:family="table-row">
      <style:table-row-properties style:min-row-height="1.422cm" fo:keep-together="always"/>
    </style:style>
    <style:style style:name="Таблица28.A1" style:family="table-cell">
      <style:table-cell-properties style:vertical-align="" fo:padding="0cm" fo:border-left="0.05pt solid #000000" fo:border-right="none" fo:border-top="0.5pt solid #000000" fo:border-bottom="0.5pt solid #000000"/>
    </style:style>
    <style:style style:name="Таблица28.H1" style:family="table-cell">
      <style:table-cell-properties style:vertical-align="" fo:padding="0cm" fo:border-left="0.05pt solid #000000" fo:border-right="0.5pt solid #000000" fo:border-top="0.5pt solid #000000" fo:border-bottom="0.5pt solid #000000"/>
    </style:style>
    <style:style style:name="Таблица28.A2" style:family="table-cell">
      <style:table-cell-properties style:vertical-align="" fo:padding="0cm" fo:border-left="0.05pt solid #000000" fo:border-right="none" fo:border-top="none" fo:border-bottom="0.5pt solid #000000"/>
    </style:style>
    <style:style style:name="Таблица28.3" style:family="table-row">
      <style:table-row-properties style:min-row-height="0.711cm" fo:keep-together="always"/>
    </style:style>
    <style:style style:name="Таблица28.A3" style:family="table-cell">
      <style:table-cell-properties style:vertical-align="middle" fo:padding="0cm" fo:border-left="0.05pt solid #000000" fo:border-right="none" fo:border-top="none" fo:border-bottom="0.5pt solid #000000"/>
    </style:style>
    <style:style style:name="Таблица28.H3" style:family="table-cell">
      <style:table-cell-properties style:vertical-align="middle" fo:padding="0cm" fo:border-left="0.05pt solid #000000" fo:border-right="0.5pt solid #000000" fo:border-top="none" fo:border-bottom="0.5pt solid #000000"/>
    </style:style>
    <style:style style:name="Таблица28.18" style:family="table-row">
      <style:table-row-properties style:row-height="0.9cm" fo:keep-together="always"/>
    </style:style>
    <style:style style:name="Таблица28.A18" style:family="table-cell">
      <style:table-cell-properties style:vertical-align="middle" fo:padding="0cm" fo:border-left="0.05pt solid #000000" fo:border-right="0.5pt solid #000000" fo:border-top="1pt solid #000000" fo:border-bottom="0.05pt solid #000000"/>
    </style:style>
    <style:style style:name="Таблица28.B18" style:family="table-cell">
      <style:table-cell-properties style:vertical-align="middle" fo:padding="0cm" fo:border-left="0.5pt solid #000000" fo:border-right="none" fo:border-top="1pt solid #000000" fo:border-bottom="0.05pt solid #000000"/>
    </style:style>
    <style:style style:name="Таблица28.I18" style:family="table-cell">
      <style:table-cell-properties style:vertical-align="middle" fo:padding="0cm" fo:border-left="0.5pt solid #000000" fo:border-right="0.5pt solid #000000" fo:border-top="1pt solid #000000" fo:border-bottom="0.05pt solid #000000"/>
    </style:style>
    <style:style style:name="Таблица105" style:family="table">
      <style:table-properties style:width="28.4cm" fo:margin-left="0.191cm" fo:margin-top="0cm" fo:margin-bottom="0cm" table:align="left" table:border-model="collapsing"/>
    </style:style>
    <style:style style:name="Таблица105.A" style:family="table-column">
      <style:table-column-properties style:column-width="1.824cm"/>
    </style:style>
    <style:style style:name="Таблица105.B" style:family="table-column">
      <style:table-column-properties style:column-width="2.163cm"/>
    </style:style>
    <style:style style:name="Таблица105.C" style:family="table-column">
      <style:table-column-properties style:column-width="2.021cm"/>
    </style:style>
    <style:style style:name="Таблица105.D" style:family="table-column">
      <style:table-column-properties style:column-width="1.607cm"/>
    </style:style>
    <style:style style:name="Таблица105.E" style:family="table-column">
      <style:table-column-properties style:column-width="4.21cm"/>
    </style:style>
    <style:style style:name="Таблица105.F" style:family="table-column">
      <style:table-column-properties style:column-width="0.794cm"/>
    </style:style>
    <style:style style:name="Таблица105.G" style:family="table-column">
      <style:table-column-properties style:column-width="7.92cm"/>
    </style:style>
    <style:style style:name="Таблица105.H" style:family="table-column">
      <style:table-column-properties style:column-width="7.862cm"/>
    </style:style>
    <style:style style:name="Таблица105.1" style:family="table-row">
      <style:table-row-properties style:row-height="0.459cm" fo:keep-together="always"/>
    </style:style>
    <style:style style:name="Таблица105.A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 fo:border-=".018cm solid #000000"/>
    </style:style>
    <style:style style:name="Таблица105.D1" style:family="table-cell">
      <style:table-cell-properties fo:padding-left="0.191cm" fo:padding-right="0.191cm" fo:padding-top="0cm" fo:padding-bottom="0cm" fo:border="0.5pt solid #000000"/>
    </style:style>
    <style:style style:name="Таблица105.E1" style:family="table-cell">
      <style:table-cell-properties fo:padding-left="0.191cm" fo:padding-right="0.191cm" fo:padding-top="0cm" fo:padding-bottom="0cm" fo:border-left="0.5pt solid #000000" fo:border-right="none" fo:border-top="none" fo:border-bottom="none"/>
    </style:style>
    <style:style style:name="Таблица105.F1" style:family="table-cell">
      <style:table-cell-properties fo:padding-left="0.191cm" fo:padding-right="0.191cm" fo:padding-top="0cm" fo:padding-bottom="0cm" fo:border="none"/>
    </style:style>
    <style:style style:name="Таблица105.H1" style:family="table-cell">
      <style:table-cell-properties fo:padding-left="0.191cm" fo:padding-right="0.191cm" fo:padding-top="0cm" fo:padding-bottom="0cm" fo:border="none"/>
    </style:style>
    <style:style style:name="Таблица105.D2" style:family="table-cell">
      <style:table-cell-properties fo:padding-left="0.191cm" fo:padding-right="0.191cm" fo:padding-top="0cm" fo:padding-bottom="0cm" fo:border="0.5pt solid #000000"/>
    </style:style>
    <style:style style:name="Таблица105.E2" style:family="table-cell">
      <style:table-cell-properties fo:padding-left="0.191cm" fo:padding-right="0.191cm" fo:padding-top="0cm" fo:padding-bottom="0cm" fo:border-left="0.5pt solid #000000" fo:border-right="none" fo:border-top="none" fo:border-bottom="none"/>
    </style:style>
    <style:style style:name="Таблица105.G2" style:family="table-cell">
      <style:table-cell-properties fo:padding-left="0.191cm" fo:padding-right="0.191cm" fo:padding-top="0cm" fo:padding-bottom="0cm" fo:border="none"/>
    </style:style>
    <style:style style:name="Таблица105.E3" style:family="table-cell">
      <style:table-cell-properties fo:padding-left="0.191cm" fo:padding-right="0.191cm" fo:padding-top="0cm" fo:padding-bottom="0cm" fo:border-left="0.5pt solid #000000" fo:border-right="none" fo:border-top="none" fo:border-bottom="none"/>
    </style:style>
    <style:style style:name="Таблица105.G3" style:family="table-cell">
      <style:table-cell-properties fo:padding-left="0.191cm" fo:padding-right="0.191cm" fo:padding-top="0cm" fo:padding-bottom="0cm" fo:border="none"/>
    </style:style>
    <style:style style:name="Таблица106" style:family="table">
      <style:table-properties style:width="28.4cm" fo:margin-left="0.191cm" fo:margin-top="0cm" fo:margin-bottom="0cm" table:align="left" table:border-model="collapsing"/>
    </style:style>
    <style:style style:name="Таблица106.A" style:family="table-column">
      <style:table-column-properties style:column-width="0.988cm"/>
    </style:style>
    <style:style style:name="Таблица106.B" style:family="table-column">
      <style:table-column-properties style:column-width="1.411cm"/>
    </style:style>
    <style:style style:name="Таблица106.C" style:family="table-column">
      <style:table-column-properties style:column-width="1.508cm"/>
    </style:style>
    <style:style style:name="Таблица106.D" style:family="table-column">
      <style:table-column-properties style:column-width="2.371cm"/>
    </style:style>
    <style:style style:name="Таблица106.E" style:family="table-column">
      <style:table-column-properties style:column-width="2.101cm"/>
    </style:style>
    <style:style style:name="Таблица106.F" style:family="table-column">
      <style:table-column-properties style:column-width="1.528cm"/>
    </style:style>
    <style:style style:name="Таблица106.G" style:family="table-column">
      <style:table-column-properties style:column-width="1.032cm"/>
    </style:style>
    <style:style style:name="Таблица106.H" style:family="table-column">
      <style:table-column-properties style:column-width="1.071cm"/>
    </style:style>
    <style:style style:name="Таблица106.I" style:family="table-column">
      <style:table-column-properties style:column-width="2.365cm"/>
    </style:style>
    <style:style style:name="Таблица106.J" style:family="table-column">
      <style:table-column-properties style:column-width="2.062cm"/>
    </style:style>
    <style:style style:name="Таблица106.K" style:family="table-column">
      <style:table-column-properties style:column-width="1.566cm"/>
    </style:style>
    <style:style style:name="Таблица106.L" style:family="table-column">
      <style:table-column-properties style:column-width="5.888cm"/>
    </style:style>
    <style:style style:name="Таблица106.M" style:family="table-column">
      <style:table-column-properties style:column-width="3.106cm"/>
    </style:style>
    <style:style style:name="Таблица106.N" style:family="table-column">
      <style:table-column-properties style:column-width="1.404cm"/>
    </style:style>
    <style:style style:name="Таблица106.1" style:family="table-row">
      <style:table-row-properties style:row-height="0.499cm" fo:keep-together="always"/>
    </style:style>
    <style:style style:name="Таблица106.A1" style:family="table-cell">
      <style:table-cell-properties style:vertical-align="middle" fo:padding="0cm" fo:border-left="0.05pt solid #000000" fo:border-right="0.5pt solid #000000" fo:border-top="0.5pt solid #000000" fo:border-bottom="1pt solid #000000" fo:border-=".018cm solid #000000"/>
    </style:style>
    <style:style style:name="Таблица106.N1" style:family="table-cell">
      <style:table-cell-properties style:vertical-align="middle" fo:padding="0cm" fo:border-left="0.5pt solid #000000" fo:border-right="0.5pt solid #000000" fo:border-top="0.5pt solid #000000" fo:border-bottom="1pt solid #000000"/>
    </style:style>
    <style:style style:name="Таблица106.A2" style:family="table-cell">
      <style:table-cell-properties style:vertical-align="middle" fo:padding="0cm" fo:border="0.05pt solid #000000" fo:border-=".018cm solid #000000"/>
    </style:style>
    <style:style style:name="Таблица106.3" style:family="table-row">
      <style:table-row-properties style:row-height="0.459cm" fo:keep-together="always"/>
    </style:style>
    <style:style style:name="Таблица106.A3" style:family="table-cell">
      <style:table-cell-properties style:vertical-align="middle" fo:padding="0cm" fo:border-left="0.05pt solid #000000" fo:border-right="0.5pt solid #000000" fo:border-top="0.5pt solid #000000" fo:border-bottom="none" fo:border-=".018cm solid #000000"/>
    </style:style>
    <style:style style:name="Таблица106.B3" style:family="table-cell">
      <style:table-cell-properties style:vertical-align="middle" fo:padding="0cm" fo:border-left="0.5pt solid #000000" fo:border-right="0.5pt solid #000000" fo:border-top="0.5pt solid #000000" fo:border-bottom="none" fo:border-=".018cm solid #000000"/>
    </style:style>
    <style:style style:name="Таблица106.J3" style:family="table-cell">
      <style:table-cell-properties style:vertical-align="middle" fo:padding="0cm" fo:border="0.5pt solid #000000"/>
    </style:style>
    <style:style style:name="Таблица106.K3" style:family="table-cell">
      <style:table-cell-properties style:vertical-align="middle" fo:padding="0cm" fo:border-left="0.5pt solid #000000" fo:border-right="1pt solid #000000" fo:border-top="0.5pt solid #000000" fo:border-bottom="0.5pt solid #000000"/>
    </style:style>
    <style:style style:name="Таблица106.L3" style:family="table-cell">
      <style:table-cell-properties style:vertical-align="middle" fo:padding="0cm" fo:border-left="1pt solid #000000" fo:border-right="0.5pt solid #000000" fo:border-top="1pt solid #000000" fo:border-bottom="1pt solid #000000" fo:border-=".018cm solid #000000"/>
    </style:style>
    <style:style style:name="Таблица106.M3" style:family="table-cell">
      <style:table-cell-properties style:vertical-align="middle" fo:padding="0cm" fo:border-left="0.5pt solid #000000" fo:border-right="1pt solid #000000" fo:border-top="1pt solid #000000" fo:border-bottom="1pt solid #000000" fo:border-=".018cm solid #000000"/>
    </style:style>
    <style:style style:name="Таблица106.4" style:family="table-row">
      <style:table-row-properties style:row-height="0.536cm" fo:keep-together="always"/>
    </style:style>
    <style:style style:name="Таблица106.B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106.C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106.D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106.E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106.F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106.G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106.H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106.I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106.J4" style:family="table-cell">
      <style:table-cell-properties fo:padding="0cm" fo:border="0.5pt solid #000000"/>
    </style:style>
    <style:style style:name="Таблица106.K4" style:family="table-cell">
      <style:table-cell-properties fo:padding="0cm" fo:border-left="0.5pt solid #000000" fo:border-right="1pt solid #000000" fo:border-top="0.5pt solid #000000" fo:border-bottom="0.5pt solid #000000"/>
    </style:style>
    <style:style style:name="Таблица106.B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106.C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106.D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106.E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106.F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106.G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106.H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106.I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106.J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106.K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107" style:family="table">
      <style:table-properties style:width="28.4cm" fo:margin-left="0.191cm" fo:margin-top="0cm" fo:margin-bottom="0cm" table:align="left" table:border-model="collapsing"/>
    </style:style>
    <style:style style:name="Таблица107.A" style:family="table-column">
      <style:table-column-properties style:column-width="1.485cm"/>
    </style:style>
    <style:style style:name="Таблица107.B" style:family="table-column">
      <style:table-column-properties style:column-width="9.698cm"/>
    </style:style>
    <style:style style:name="Таблица107.C" style:family="table-column">
      <style:table-column-properties style:column-width="2.434cm"/>
    </style:style>
    <style:style style:name="Таблица107.D" style:family="table-column">
      <style:table-column-properties style:column-width="7.093cm"/>
    </style:style>
    <style:style style:name="Таблица107.E" style:family="table-column">
      <style:table-column-properties style:column-width="2.485cm"/>
    </style:style>
    <style:style style:name="Таблица107.F" style:family="table-column">
      <style:table-column-properties style:column-width="0.309cm"/>
    </style:style>
    <style:style style:name="Таблица107.G" style:family="table-column">
      <style:table-column-properties style:column-width="1.997cm"/>
    </style:style>
    <style:style style:name="Таблица107.H" style:family="table-column">
      <style:table-column-properties style:column-width="1.399cm"/>
    </style:style>
    <style:style style:name="Таблица107.I" style:family="table-column">
      <style:table-column-properties style:column-width="1.501cm"/>
    </style:style>
    <style:style style:name="Таблица107.1" style:family="table-row">
      <style:table-row-properties style:min-row-height="1.422cm" fo:keep-together="always"/>
    </style:style>
    <style:style style:name="Таблица107.A1" style:family="table-cell">
      <style:table-cell-properties style:vertical-align="" fo:padding="0cm" fo:border-left="0.05pt solid #000000" fo:border-right="none" fo:border-top="0.5pt solid #000000" fo:border-bottom="0.5pt solid #000000"/>
    </style:style>
    <style:style style:name="Таблица107.H1" style:family="table-cell">
      <style:table-cell-properties style:vertical-align="" fo:padding="0cm" fo:border-left="0.05pt solid #000000" fo:border-right="0.5pt solid #000000" fo:border-top="0.5pt solid #000000" fo:border-bottom="0.5pt solid #000000"/>
    </style:style>
    <style:style style:name="Таблица107.A2" style:family="table-cell">
      <style:table-cell-properties style:vertical-align="" fo:padding="0cm" fo:border-left="0.05pt solid #000000" fo:border-right="none" fo:border-top="none" fo:border-bottom="0.5pt solid #000000"/>
    </style:style>
    <style:style style:name="Таблица107.3" style:family="table-row">
      <style:table-row-properties style:min-row-height="0.711cm" fo:keep-together="always"/>
    </style:style>
    <style:style style:name="Таблица107.A3" style:family="table-cell">
      <style:table-cell-properties style:vertical-align="middle" fo:padding="0cm" fo:border-left="0.05pt solid #000000" fo:border-right="none" fo:border-top="none" fo:border-bottom="0.5pt solid #000000"/>
    </style:style>
    <style:style style:name="Таблица107.H3" style:family="table-cell">
      <style:table-cell-properties style:vertical-align="middle" fo:padding="0cm" fo:border-left="0.05pt solid #000000" fo:border-right="0.5pt solid #000000" fo:border-top="none" fo:border-bottom="0.5pt solid #000000"/>
    </style:style>
    <style:style style:name="Таблица107.18" style:family="table-row">
      <style:table-row-properties style:row-height="0.9cm" fo:keep-together="always"/>
    </style:style>
    <style:style style:name="Таблица107.A18" style:family="table-cell">
      <style:table-cell-properties style:vertical-align="middle" fo:padding="0cm" fo:border-left="0.05pt solid #000000" fo:border-right="0.5pt solid #000000" fo:border-top="1pt solid #000000" fo:border-bottom="0.05pt solid #000000"/>
    </style:style>
    <style:style style:name="Таблица107.B18" style:family="table-cell">
      <style:table-cell-properties style:vertical-align="middle" fo:padding="0cm" fo:border-left="0.5pt solid #000000" fo:border-right="none" fo:border-top="1pt solid #000000" fo:border-bottom="0.05pt solid #000000"/>
    </style:style>
    <style:style style:name="Таблица107.I18" style:family="table-cell">
      <style:table-cell-properties style:vertical-align="middle" fo:padding="0cm" fo:border-left="0.5pt solid #000000" fo:border-right="0.5pt solid #000000" fo:border-top="1pt solid #000000" fo:border-bottom="0.05pt solid #000000"/>
    </style:style>
    <style:style style:name="Таблица162" style:family="table">
      <style:table-properties style:width="28.506cm" fo:margin-left="0.191cm" fo:margin-top="0cm" fo:margin-bottom="0cm" table:align="left" table:border-model="collapsing"/>
    </style:style>
    <style:style style:name="Таблица162.A" style:family="table-column">
      <style:table-column-properties style:column-width="1.824cm"/>
    </style:style>
    <style:style style:name="Таблица162.B" style:family="table-column">
      <style:table-column-properties style:column-width="2.163cm"/>
    </style:style>
    <style:style style:name="Таблица162.C" style:family="table-column">
      <style:table-column-properties style:column-width="2.021cm"/>
    </style:style>
    <style:style style:name="Таблица162.D" style:family="table-column">
      <style:table-column-properties style:column-width="1.607cm"/>
    </style:style>
    <style:style style:name="Таблица162.E" style:family="table-column">
      <style:table-column-properties style:column-width="4.21cm"/>
    </style:style>
    <style:style style:name="Таблица162.F" style:family="table-column">
      <style:table-column-properties style:column-width="0.794cm"/>
    </style:style>
    <style:style style:name="Таблица162.G" style:family="table-column">
      <style:table-column-properties style:column-width="7.92cm"/>
    </style:style>
    <style:style style:name="Таблица162.H" style:family="table-column">
      <style:table-column-properties style:column-width="7.967cm"/>
    </style:style>
    <style:style style:name="Таблица162.1" style:family="table-row">
      <style:table-row-properties style:row-height="0.459cm" fo:keep-together="always"/>
    </style:style>
    <style:style style:name="Таблица162.A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 fo:border-=".018cm solid #000000"/>
    </style:style>
    <style:style style:name="Таблица162.D1" style:family="table-cell">
      <style:table-cell-properties fo:padding-left="0.191cm" fo:padding-right="0.191cm" fo:padding-top="0cm" fo:padding-bottom="0cm" fo:border="0.5pt solid #000000"/>
    </style:style>
    <style:style style:name="Таблица162.E1" style:family="table-cell">
      <style:table-cell-properties fo:padding-left="0.191cm" fo:padding-right="0.191cm" fo:padding-top="0cm" fo:padding-bottom="0cm" fo:border-left="0.5pt solid #000000" fo:border-right="none" fo:border-top="none" fo:border-bottom="none"/>
    </style:style>
    <style:style style:name="Таблица162.F1" style:family="table-cell">
      <style:table-cell-properties fo:padding-left="0.191cm" fo:padding-right="0.191cm" fo:padding-top="0cm" fo:padding-bottom="0cm" fo:border="none"/>
    </style:style>
    <style:style style:name="Таблица162.H1" style:family="table-cell">
      <style:table-cell-properties fo:padding-left="0.191cm" fo:padding-right="0.191cm" fo:padding-top="0cm" fo:padding-bottom="0cm" fo:border="none"/>
    </style:style>
    <style:style style:name="Таблица162.D2" style:family="table-cell">
      <style:table-cell-properties fo:padding-left="0.191cm" fo:padding-right="0.191cm" fo:padding-top="0cm" fo:padding-bottom="0cm" fo:border="0.5pt solid #000000"/>
    </style:style>
    <style:style style:name="Таблица162.E2" style:family="table-cell">
      <style:table-cell-properties fo:padding-left="0.191cm" fo:padding-right="0.191cm" fo:padding-top="0cm" fo:padding-bottom="0cm" fo:border-left="0.5pt solid #000000" fo:border-right="none" fo:border-top="none" fo:border-bottom="none"/>
    </style:style>
    <style:style style:name="Таблица162.G2" style:family="table-cell">
      <style:table-cell-properties fo:padding-left="0.191cm" fo:padding-right="0.191cm" fo:padding-top="0cm" fo:padding-bottom="0cm" fo:border="none"/>
    </style:style>
    <style:style style:name="Таблица162.E3" style:family="table-cell">
      <style:table-cell-properties fo:padding-left="0.191cm" fo:padding-right="0.191cm" fo:padding-top="0cm" fo:padding-bottom="0cm" fo:border-left="0.5pt solid #000000" fo:border-right="none" fo:border-top="none" fo:border-bottom="none"/>
    </style:style>
    <style:style style:name="Таблица162.G3" style:family="table-cell">
      <style:table-cell-properties fo:padding-left="0.191cm" fo:padding-right="0.191cm" fo:padding-top="0cm" fo:padding-bottom="0cm" fo:border="none"/>
    </style:style>
    <style:style style:name="Таблица163" style:family="table">
      <style:table-properties style:width="28.513cm" fo:margin-left="0.191cm" fo:margin-top="0cm" fo:margin-bottom="0cm" table:align="left" table:border-model="collapsing"/>
    </style:style>
    <style:style style:name="Таблица163.A" style:family="table-column">
      <style:table-column-properties style:column-width="0.988cm"/>
    </style:style>
    <style:style style:name="Таблица163.B" style:family="table-column">
      <style:table-column-properties style:column-width="1.517cm"/>
    </style:style>
    <style:style style:name="Таблица163.C" style:family="table-column">
      <style:table-column-properties style:column-width="1.402cm"/>
    </style:style>
    <style:style style:name="Таблица163.D" style:family="table-column">
      <style:table-column-properties style:column-width="2.371cm"/>
    </style:style>
    <style:style style:name="Таблица163.E" style:family="table-column">
      <style:table-column-properties style:column-width="2.101cm"/>
    </style:style>
    <style:style style:name="Таблица163.F" style:family="table-column">
      <style:table-column-properties style:column-width="1.528cm"/>
    </style:style>
    <style:style style:name="Таблица163.G" style:family="table-column">
      <style:table-column-properties style:column-width="1.032cm"/>
    </style:style>
    <style:style style:name="Таблица163.H" style:family="table-column">
      <style:table-column-properties style:column-width="1.071cm"/>
    </style:style>
    <style:style style:name="Таблица163.I" style:family="table-column">
      <style:table-column-properties style:column-width="2.365cm"/>
    </style:style>
    <style:style style:name="Таблица163.J" style:family="table-column">
      <style:table-column-properties style:column-width="2.062cm"/>
    </style:style>
    <style:style style:name="Таблица163.K" style:family="table-column">
      <style:table-column-properties style:column-width="0.42cm"/>
    </style:style>
    <style:style style:name="Таблица163.L" style:family="table-column">
      <style:table-column-properties style:column-width="1.147cm"/>
    </style:style>
    <style:style style:name="Таблица163.M" style:family="table-column">
      <style:table-column-properties style:column-width="4.32cm"/>
    </style:style>
    <style:style style:name="Таблица163.N" style:family="table-column">
      <style:table-column-properties style:column-width="1.568cm"/>
    </style:style>
    <style:style style:name="Таблица163.O" style:family="table-column">
      <style:table-column-properties style:column-width="3.106cm"/>
    </style:style>
    <style:style style:name="Таблица163.1" style:family="table-row">
      <style:table-row-properties style:row-height="0.499cm" fo:keep-together="always"/>
    </style:style>
    <style:style style:name="Таблица163.A1" style:family="table-cell">
      <style:table-cell-properties style:vertical-align="middle" fo:padding="0cm" fo:border-left="0.05pt solid #000000" fo:border-right="0.5pt solid #000000" fo:border-top="0.5pt solid #000000" fo:border-bottom="none" fo:border-=".018cm solid #000000"/>
    </style:style>
    <style:style style:name="Таблица163.L1" style:family="table-cell">
      <style:table-cell-properties style:vertical-align="middle" fo:padding="0cm" fo:border-left="0.5pt solid #000000" fo:border-right="0.5pt solid #000000" fo:border-top="0.5pt solid #000000" fo:border-bottom="none" fo:border-=".018cm solid #000000"/>
    </style:style>
    <style:style style:name="Таблица163.N1" style:family="table-cell">
      <style:table-cell-properties style:vertical-align="middle" fo:padding="0cm" fo:border-left="0.5pt solid #000000" fo:border-right="0.5pt solid #000000" fo:border-top="0.5pt solid #000000" fo:border-bottom="1pt solid #000000"/>
    </style:style>
    <style:style style:name="Таблица163.P1" style:family="table-cell">
      <style:table-cell-properties style:vertical-align="middle" fo:padding="0cm" fo:border-left="0.5pt solid #000000" fo:border-right="0.5pt solid #000000" fo:border-top="0.5pt solid #000000" fo:border-bottom="1pt solid #000000"/>
    </style:style>
    <style:style style:name="Таблица163.A2" style:family="table-cell">
      <style:table-cell-properties style:vertical-align="middle" fo:padding="0cm" fo:border="0.05pt solid #000000" fo:border-=".018cm solid #000000"/>
    </style:style>
    <style:style style:name="Таблица163.3" style:family="table-row">
      <style:table-row-properties style:row-height="0.459cm" fo:keep-together="always"/>
    </style:style>
    <style:style style:name="Таблица163.J3" style:family="table-cell">
      <style:table-cell-properties style:vertical-align="middle" fo:padding="0cm" fo:border="0.5pt solid #000000"/>
    </style:style>
    <style:style style:name="Таблица163.K3" style:family="table-cell">
      <style:table-cell-properties style:vertical-align="middle" fo:padding="0cm" fo:border-left="0.5pt solid #000000" fo:border-right="1pt solid #000000" fo:border-top="0.5pt solid #000000" fo:border-bottom="0.5pt solid #000000"/>
    </style:style>
    <style:style style:name="Таблица163.M3" style:family="table-cell">
      <style:table-cell-properties style:vertical-align="middle" fo:padding="0cm" fo:border-left="1pt solid #000000" fo:border-right="0.5pt solid #000000" fo:border-top="1pt solid #000000" fo:border-bottom="1pt solid #000000" fo:border-=".018cm solid #000000"/>
    </style:style>
    <style:style style:name="Таблица163.O3" style:family="table-cell">
      <style:table-cell-properties style:vertical-align="middle" fo:padding="0cm" fo:border-left="0.5pt solid #000000" fo:border-right="1pt solid #000000" fo:border-top="1pt solid #000000" fo:border-bottom="1pt solid #000000" fo:border-=".018cm solid #000000"/>
    </style:style>
    <style:style style:name="Таблица163.B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163.C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163.D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163.E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163.F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163.G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163.H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163.I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163.J4" style:family="table-cell">
      <style:table-cell-properties fo:padding="0cm" fo:border="0.5pt solid #000000"/>
    </style:style>
    <style:style style:name="Таблица163.K4" style:family="table-cell">
      <style:table-cell-properties fo:padding="0cm" fo:border-left="0.5pt solid #000000" fo:border-right="1pt solid #000000" fo:border-top="0.5pt solid #000000" fo:border-bottom="0.5pt solid #000000"/>
    </style:style>
    <style:style style:name="Таблица163.B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163.C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163.D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163.E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163.F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163.G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163.H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163.I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163.J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163.K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164" style:family="table">
      <style:table-properties style:width="28.513cm" fo:margin-left="0.191cm" fo:margin-top="0cm" fo:margin-bottom="0cm" table:align="left" table:border-model="collapsing"/>
    </style:style>
    <style:style style:name="Таблица164.A" style:family="table-column">
      <style:table-column-properties style:column-width="1.485cm"/>
    </style:style>
    <style:style style:name="Таблица164.B" style:family="table-column">
      <style:table-column-properties style:column-width="9.211cm"/>
    </style:style>
    <style:style style:name="Таблица164.C" style:family="table-column">
      <style:table-column-properties style:column-width="2.505cm"/>
    </style:style>
    <style:style style:name="Таблица164.D" style:family="table-column">
      <style:table-column-properties style:column-width="7.29cm"/>
    </style:style>
    <style:style style:name="Таблица164.E" style:family="table-column">
      <style:table-column-properties style:column-width="2.704cm"/>
    </style:style>
    <style:style style:name="Таблица164.F" style:family="table-column">
      <style:table-column-properties style:column-width="0.309cm"/>
    </style:style>
    <style:style style:name="Таблица164.G" style:family="table-column">
      <style:table-column-properties style:column-width="2.11cm"/>
    </style:style>
    <style:style style:name="Таблица164.H" style:family="table-column">
      <style:table-column-properties style:column-width="1.286cm"/>
    </style:style>
    <style:style style:name="Таблица164.I" style:family="table-column">
      <style:table-column-properties style:column-width="1.614cm"/>
    </style:style>
    <style:style style:name="Таблица164.1" style:family="table-row">
      <style:table-row-properties style:min-row-height="1.422cm" fo:keep-together="always"/>
    </style:style>
    <style:style style:name="Таблица164.A1" style:family="table-cell">
      <style:table-cell-properties style:vertical-align="" fo:padding="0cm" fo:border-left="0.05pt solid #000000" fo:border-right="none" fo:border-top="0.5pt solid #000000" fo:border-bottom="0.5pt solid #000000"/>
    </style:style>
    <style:style style:name="Таблица164.H1" style:family="table-cell">
      <style:table-cell-properties style:vertical-align="" fo:padding="0cm" fo:border-left="0.05pt solid #000000" fo:border-right="0.5pt solid #000000" fo:border-top="0.5pt solid #000000" fo:border-bottom="0.5pt solid #000000"/>
    </style:style>
    <style:style style:name="Таблица164.A2" style:family="table-cell">
      <style:table-cell-properties style:vertical-align="" fo:padding="0cm" fo:border-left="0.05pt solid #000000" fo:border-right="none" fo:border-top="none" fo:border-bottom="0.5pt solid #000000"/>
    </style:style>
    <style:style style:name="Таблица164.3" style:family="table-row">
      <style:table-row-properties style:min-row-height="0.711cm" fo:keep-together="always"/>
    </style:style>
    <style:style style:name="Таблица164.A3" style:family="table-cell">
      <style:table-cell-properties style:vertical-align="middle" fo:padding="0cm" fo:border-left="0.05pt solid #000000" fo:border-right="none" fo:border-top="none" fo:border-bottom="0.5pt solid #000000"/>
    </style:style>
    <style:style style:name="Таблица164.H3" style:family="table-cell">
      <style:table-cell-properties style:vertical-align="middle" fo:padding="0cm" fo:border-left="0.05pt solid #000000" fo:border-right="0.5pt solid #000000" fo:border-top="none" fo:border-bottom="0.5pt solid #000000"/>
    </style:style>
    <style:style style:name="Таблица164.18" style:family="table-row">
      <style:table-row-properties style:row-height="0.9cm" fo:keep-together="always"/>
    </style:style>
    <style:style style:name="Таблица164.A18" style:family="table-cell">
      <style:table-cell-properties style:vertical-align="middle" fo:padding="0cm" fo:border-left="0.05pt solid #000000" fo:border-right="0.5pt solid #000000" fo:border-top="1pt solid #000000" fo:border-bottom="0.05pt solid #000000"/>
    </style:style>
    <style:style style:name="Таблица164.B18" style:family="table-cell">
      <style:table-cell-properties style:vertical-align="middle" fo:padding="0cm" fo:border-left="0.5pt solid #000000" fo:border-right="none" fo:border-top="1pt solid #000000" fo:border-bottom="0.05pt solid #000000"/>
    </style:style>
    <style:style style:name="Таблица164.I18" style:family="table-cell">
      <style:table-cell-properties style:vertical-align="middle" fo:padding="0cm" fo:border-left="0.5pt solid #000000" fo:border-right="0.5pt solid #000000" fo:border-top="1pt solid #000000" fo:border-bottom="0.05pt solid #000000"/>
    </style:style>
    <style:style style:name="Таблица2" style:family="table">
      <style:table-properties style:width="28.287cm" fo:margin-left="0.191cm" fo:margin-top="0cm" fo:margin-bottom="0cm" table:align="left" table:border-model="collapsing"/>
    </style:style>
    <style:style style:name="Таблица2.A" style:family="table-column">
      <style:table-column-properties style:column-width="1.824cm"/>
    </style:style>
    <style:style style:name="Таблица2.B" style:family="table-column">
      <style:table-column-properties style:column-width="2.163cm"/>
    </style:style>
    <style:style style:name="Таблица2.C" style:family="table-column">
      <style:table-column-properties style:column-width="2.021cm"/>
    </style:style>
    <style:style style:name="Таблица2.D" style:family="table-column">
      <style:table-column-properties style:column-width="1.607cm"/>
    </style:style>
    <style:style style:name="Таблица2.E" style:family="table-column">
      <style:table-column-properties style:column-width="4.21cm"/>
    </style:style>
    <style:style style:name="Таблица2.F" style:family="table-column">
      <style:table-column-properties style:column-width="0.794cm"/>
    </style:style>
    <style:style style:name="Таблица2.G" style:family="table-column">
      <style:table-column-properties style:column-width="7.92cm"/>
    </style:style>
    <style:style style:name="Таблица2.H" style:family="table-column">
      <style:table-column-properties style:column-width="7.749cm"/>
    </style:style>
    <style:style style:name="Таблица2.1" style:family="table-row">
      <style:table-row-properties style:row-height="0.459cm" fo:keep-together="always"/>
    </style:style>
    <style:style style:name="Таблица2.A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 fo:border-=".018cm solid #000000"/>
    </style:style>
    <style:style style:name="Таблица2.D1" style:family="table-cell">
      <style:table-cell-properties fo:padding-left="0.191cm" fo:padding-right="0.191cm" fo:padding-top="0cm" fo:padding-bottom="0cm" fo:border="0.5pt solid #000000"/>
    </style:style>
    <style:style style:name="Таблица2.E1" style:family="table-cell">
      <style:table-cell-properties fo:padding-left="0.191cm" fo:padding-right="0.191cm" fo:padding-top="0cm" fo:padding-bottom="0cm" fo:border-left="0.5pt solid #000000" fo:border-right="none" fo:border-top="none" fo:border-bottom="none"/>
    </style:style>
    <style:style style:name="Таблица2.F1" style:family="table-cell">
      <style:table-cell-properties fo:padding-left="0.191cm" fo:padding-right="0.191cm" fo:padding-top="0cm" fo:padding-bottom="0cm" fo:border="none"/>
    </style:style>
    <style:style style:name="Таблица2.H1" style:family="table-cell">
      <style:table-cell-properties fo:padding-left="0.191cm" fo:padding-right="0.191cm" fo:padding-top="0cm" fo:padding-bottom="0cm" fo:border="none"/>
    </style:style>
    <style:style style:name="Таблица2.D2" style:family="table-cell">
      <style:table-cell-properties fo:padding-left="0.191cm" fo:padding-right="0.191cm" fo:padding-top="0cm" fo:padding-bottom="0cm" fo:border="0.5pt solid #000000"/>
    </style:style>
    <style:style style:name="Таблица2.E2" style:family="table-cell">
      <style:table-cell-properties fo:padding-left="0.191cm" fo:padding-right="0.191cm" fo:padding-top="0cm" fo:padding-bottom="0cm" fo:border-left="0.5pt solid #000000" fo:border-right="none" fo:border-top="none" fo:border-bottom="none"/>
    </style:style>
    <style:style style:name="Таблица2.G2" style:family="table-cell">
      <style:table-cell-properties fo:padding-left="0.191cm" fo:padding-right="0.191cm" fo:padding-top="0cm" fo:padding-bottom="0cm" fo:border="none"/>
    </style:style>
    <style:style style:name="Таблица2.E3" style:family="table-cell">
      <style:table-cell-properties fo:padding-left="0.191cm" fo:padding-right="0.191cm" fo:padding-top="0cm" fo:padding-bottom="0cm" fo:border-left="0.5pt solid #000000" fo:border-right="none" fo:border-top="none" fo:border-bottom="none"/>
    </style:style>
    <style:style style:name="Таблица2.G3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28.287cm" fo:margin-left="0.191cm" fo:margin-top="0cm" fo:margin-bottom="0cm" table:align="left" table:border-model="collapsing"/>
    </style:style>
    <style:style style:name="Таблица3.A" style:family="table-column">
      <style:table-column-properties style:column-width="0.988cm"/>
    </style:style>
    <style:style style:name="Таблица3.B" style:family="table-column">
      <style:table-column-properties style:column-width="1.623cm"/>
    </style:style>
    <style:style style:name="Таблица3.C" style:family="table-column">
      <style:table-column-properties style:column-width="1.296cm"/>
    </style:style>
    <style:style style:name="Таблица3.D" style:family="table-column">
      <style:table-column-properties style:column-width="2.371cm"/>
    </style:style>
    <style:style style:name="Таблица3.E" style:family="table-column">
      <style:table-column-properties style:column-width="2.101cm"/>
    </style:style>
    <style:style style:name="Таблица3.F" style:family="table-column">
      <style:table-column-properties style:column-width="1.528cm"/>
    </style:style>
    <style:style style:name="Таблица3.G" style:family="table-column">
      <style:table-column-properties style:column-width="1.032cm"/>
    </style:style>
    <style:style style:name="Таблица3.H" style:family="table-column">
      <style:table-column-properties style:column-width="1.071cm"/>
    </style:style>
    <style:style style:name="Таблица3.I" style:family="table-column">
      <style:table-column-properties style:column-width="2.365cm"/>
    </style:style>
    <style:style style:name="Таблица3.J" style:family="table-column">
      <style:table-column-properties style:column-width="2.062cm"/>
    </style:style>
    <style:style style:name="Таблица3.K" style:family="table-column">
      <style:table-column-properties style:column-width="0.42cm"/>
    </style:style>
    <style:style style:name="Таблица3.L" style:family="table-column">
      <style:table-column-properties style:column-width="1.147cm"/>
    </style:style>
    <style:style style:name="Таблица3.M" style:family="table-column">
      <style:table-column-properties style:column-width="4.32cm"/>
    </style:style>
    <style:style style:name="Таблица3.N" style:family="table-column">
      <style:table-column-properties style:column-width="1.568cm"/>
    </style:style>
    <style:style style:name="Таблица3.O" style:family="table-column">
      <style:table-column-properties style:column-width="3.106cm"/>
    </style:style>
    <style:style style:name="Таблица3.P" style:family="table-column">
      <style:table-column-properties style:column-width="1.291cm"/>
    </style:style>
    <style:style style:name="Таблица3.1" style:family="table-row">
      <style:table-row-properties style:row-height="0.499cm" fo:keep-together="always"/>
    </style:style>
    <style:style style:name="Таблица3.A1" style:family="table-cell">
      <style:table-cell-properties style:vertical-align="middle" fo:padding="0cm" fo:border-left="0.05pt solid #000000" fo:border-right="0.5pt solid #000000" fo:border-top="0.5pt solid #000000" fo:border-bottom="none" fo:border-=".018cm solid #000000"/>
    </style:style>
    <style:style style:name="Таблица3.L1" style:family="table-cell">
      <style:table-cell-properties style:vertical-align="middle" fo:padding="0cm" fo:border-left="0.5pt solid #000000" fo:border-right="0.5pt solid #000000" fo:border-top="0.5pt solid #000000" fo:border-bottom="none" fo:border-=".018cm solid #000000"/>
    </style:style>
    <style:style style:name="Таблица3.N1" style:family="table-cell">
      <style:table-cell-properties style:vertical-align="middle" fo:padding="0cm" fo:border-left="0.5pt solid #000000" fo:border-right="0.5pt solid #000000" fo:border-top="0.5pt solid #000000" fo:border-bottom="1pt solid #000000"/>
    </style:style>
    <style:style style:name="Таблица3.P1" style:family="table-cell">
      <style:table-cell-properties style:vertical-align="middle" fo:padding="0cm" fo:border-left="0.5pt solid #000000" fo:border-right="0.5pt solid #000000" fo:border-top="0.5pt solid #000000" fo:border-bottom="1pt solid #000000"/>
    </style:style>
    <style:style style:name="Таблица3.A2" style:family="table-cell">
      <style:table-cell-properties style:vertical-align="middle" fo:padding="0cm" fo:border="0.05pt solid #000000" fo:border-=".018cm solid #000000"/>
    </style:style>
    <style:style style:name="Таблица3.3" style:family="table-row">
      <style:table-row-properties style:row-height="0.459cm" fo:keep-together="always"/>
    </style:style>
    <style:style style:name="Таблица3.J3" style:family="table-cell">
      <style:table-cell-properties style:vertical-align="middle" fo:padding="0cm" fo:border="0.5pt solid #000000"/>
    </style:style>
    <style:style style:name="Таблица3.K3" style:family="table-cell">
      <style:table-cell-properties style:vertical-align="middle" fo:padding="0cm" fo:border-left="0.5pt solid #000000" fo:border-right="1pt solid #000000" fo:border-top="0.5pt solid #000000" fo:border-bottom="0.5pt solid #000000"/>
    </style:style>
    <style:style style:name="Таблица3.M3" style:family="table-cell">
      <style:table-cell-properties style:vertical-align="middle" fo:padding="0cm" fo:border-left="1pt solid #000000" fo:border-right="0.5pt solid #000000" fo:border-top="1pt solid #000000" fo:border-bottom="1pt solid #000000" fo:border-=".018cm solid #000000"/>
    </style:style>
    <style:style style:name="Таблица3.O3" style:family="table-cell">
      <style:table-cell-properties style:vertical-align="middle" fo:padding="0cm" fo:border-left="0.5pt solid #000000" fo:border-right="1pt solid #000000" fo:border-top="1pt solid #000000" fo:border-bottom="1pt solid #000000" fo:border-=".018cm solid #000000"/>
    </style:style>
    <style:style style:name="Таблица3.B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3.C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3.D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3.E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3.F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3.G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3.H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3.I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3.J4" style:family="table-cell">
      <style:table-cell-properties fo:padding="0cm" fo:border="0.5pt solid #000000"/>
    </style:style>
    <style:style style:name="Таблица3.K4" style:family="table-cell">
      <style:table-cell-properties fo:padding="0cm" fo:border-left="0.5pt solid #000000" fo:border-right="1pt solid #000000" fo:border-top="0.5pt solid #000000" fo:border-bottom="0.5pt solid #000000"/>
    </style:style>
    <style:style style:name="Таблица3.B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3.C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3.D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3.E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3.F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3.G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3.H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3.I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3.J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3.K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4" style:family="table">
      <style:table-properties style:width="28.287cm" fo:margin-left="0.191cm" fo:margin-top="0cm" fo:margin-bottom="0cm" table:align="left" table:border-model="collapsing"/>
    </style:style>
    <style:style style:name="Таблица4.A" style:family="table-column">
      <style:table-column-properties style:column-width="1.485cm"/>
    </style:style>
    <style:style style:name="Таблица4.B" style:family="table-column">
      <style:table-column-properties style:column-width="9.717cm"/>
    </style:style>
    <style:style style:name="Таблица4.C" style:family="table-column">
      <style:table-column-properties style:column-width="2.196cm"/>
    </style:style>
    <style:style style:name="Таблица4.D" style:family="table-column">
      <style:table-column-properties style:column-width="6.895cm"/>
    </style:style>
    <style:style style:name="Таблица4.E" style:family="table-column">
      <style:table-column-properties style:column-width="2.9cm"/>
    </style:style>
    <style:style style:name="Таблица4.G" style:family="table-column">
      <style:table-column-properties style:column-width="1.51cm"/>
    </style:style>
    <style:style style:name="Таблица4.H" style:family="table-column">
      <style:table-column-properties style:column-width="1.388cm"/>
    </style:style>
    <style:style style:name="Таблица4.1" style:family="table-row">
      <style:table-row-properties style:min-row-height="1.422cm" fo:keep-together="always"/>
    </style:style>
    <style:style style:name="Таблица4.A1" style:family="table-cell">
      <style:table-cell-properties style:vertical-align="" fo:padding="0cm" fo:border-left="0.05pt solid #000000" fo:border-right="none" fo:border-top="0.5pt solid #000000" fo:border-bottom="0.5pt solid #000000"/>
    </style:style>
    <style:style style:name="Таблица4.G1" style:family="table-cell">
      <style:table-cell-properties style:vertical-align="" fo:padding="0cm" fo:border-left="0.05pt solid #000000" fo:border-right="0.5pt solid #000000" fo:border-top="0.5pt solid #000000" fo:border-bottom="0.5pt solid #000000"/>
    </style:style>
    <style:style style:name="Таблица4.A2" style:family="table-cell">
      <style:table-cell-properties style:vertical-align="" fo:padding="0cm" fo:border-left="0.05pt solid #000000" fo:border-right="none" fo:border-top="none" fo:border-bottom="0.5pt solid #000000"/>
    </style:style>
    <style:style style:name="Таблица4.3" style:family="table-row">
      <style:table-row-properties style:min-row-height="0.711cm" fo:keep-together="always"/>
    </style:style>
    <style:style style:name="Таблица4.A3" style:family="table-cell">
      <style:table-cell-properties style:vertical-align="middle" fo:padding="0cm" fo:border-left="0.05pt solid #000000" fo:border-right="none" fo:border-top="none" fo:border-bottom="0.5pt solid #000000"/>
    </style:style>
    <style:style style:name="Таблица4.G3" style:family="table-cell">
      <style:table-cell-properties style:vertical-align="middle" fo:padding="0cm" fo:border-left="0.05pt solid #000000" fo:border-right="0.5pt solid #000000" fo:border-top="none" fo:border-bottom="0.5pt solid #000000"/>
    </style:style>
    <style:style style:name="Таблица4.18" style:family="table-row">
      <style:table-row-properties style:row-height="0.9cm" fo:keep-together="always"/>
    </style:style>
    <style:style style:name="Таблица4.A18" style:family="table-cell">
      <style:table-cell-properties style:vertical-align="middle" fo:padding="0cm" fo:border-left="0.05pt solid #000000" fo:border-right="0.5pt solid #000000" fo:border-top="1pt solid #000000" fo:border-bottom="0.05pt solid #000000"/>
    </style:style>
    <style:style style:name="Таблица4.B18" style:family="table-cell">
      <style:table-cell-properties style:vertical-align="middle" fo:padding="0cm" fo:border-left="0.5pt solid #000000" fo:border-right="none" fo:border-top="1pt solid #000000" fo:border-bottom="0.05pt solid #000000"/>
    </style:style>
    <style:style style:name="Таблица4.H18" style:family="table-cell">
      <style:table-cell-properties style:vertical-align="middle" fo:padding="0cm" fo:border-left="0.5pt solid #000000" fo:border-right="0.5pt solid #000000" fo:border-top="1pt solid #000000" fo:border-bottom="0.05pt solid #000000"/>
    </style:style>
    <style:style style:name="Таблица228" style:family="table">
      <style:table-properties style:width="28.287cm" fo:margin-left="0.191cm" fo:margin-top="0cm" fo:margin-bottom="0cm" table:align="left" table:border-model="collapsing"/>
    </style:style>
    <style:style style:name="Таблица228.A" style:family="table-column">
      <style:table-column-properties style:column-width="1.824cm"/>
    </style:style>
    <style:style style:name="Таблица228.B" style:family="table-column">
      <style:table-column-properties style:column-width="2.163cm"/>
    </style:style>
    <style:style style:name="Таблица228.C" style:family="table-column">
      <style:table-column-properties style:column-width="2.021cm"/>
    </style:style>
    <style:style style:name="Таблица228.D" style:family="table-column">
      <style:table-column-properties style:column-width="1.607cm"/>
    </style:style>
    <style:style style:name="Таблица228.E" style:family="table-column">
      <style:table-column-properties style:column-width="4.21cm"/>
    </style:style>
    <style:style style:name="Таблица228.F" style:family="table-column">
      <style:table-column-properties style:column-width="0.794cm"/>
    </style:style>
    <style:style style:name="Таблица228.G" style:family="table-column">
      <style:table-column-properties style:column-width="7.92cm"/>
    </style:style>
    <style:style style:name="Таблица228.H" style:family="table-column">
      <style:table-column-properties style:column-width="7.749cm"/>
    </style:style>
    <style:style style:name="Таблица228.1" style:family="table-row">
      <style:table-row-properties style:row-height="0.459cm" fo:keep-together="always"/>
    </style:style>
    <style:style style:name="Таблица228.A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 fo:border-=".018cm solid #000000"/>
    </style:style>
    <style:style style:name="Таблица228.D1" style:family="table-cell">
      <style:table-cell-properties fo:padding-left="0.191cm" fo:padding-right="0.191cm" fo:padding-top="0cm" fo:padding-bottom="0cm" fo:border="0.5pt solid #000000"/>
    </style:style>
    <style:style style:name="Таблица228.E1" style:family="table-cell">
      <style:table-cell-properties fo:padding-left="0.191cm" fo:padding-right="0.191cm" fo:padding-top="0cm" fo:padding-bottom="0cm" fo:border-left="0.5pt solid #000000" fo:border-right="none" fo:border-top="none" fo:border-bottom="none"/>
    </style:style>
    <style:style style:name="Таблица228.F1" style:family="table-cell">
      <style:table-cell-properties fo:padding-left="0.191cm" fo:padding-right="0.191cm" fo:padding-top="0cm" fo:padding-bottom="0cm" fo:border="none"/>
    </style:style>
    <style:style style:name="Таблица228.H1" style:family="table-cell">
      <style:table-cell-properties fo:padding-left="0.191cm" fo:padding-right="0.191cm" fo:padding-top="0cm" fo:padding-bottom="0cm" fo:border="none"/>
    </style:style>
    <style:style style:name="Таблица228.D2" style:family="table-cell">
      <style:table-cell-properties fo:padding-left="0.191cm" fo:padding-right="0.191cm" fo:padding-top="0cm" fo:padding-bottom="0cm" fo:border="0.5pt solid #000000"/>
    </style:style>
    <style:style style:name="Таблица228.E2" style:family="table-cell">
      <style:table-cell-properties fo:padding-left="0.191cm" fo:padding-right="0.191cm" fo:padding-top="0cm" fo:padding-bottom="0cm" fo:border-left="0.5pt solid #000000" fo:border-right="none" fo:border-top="none" fo:border-bottom="none"/>
    </style:style>
    <style:style style:name="Таблица228.G2" style:family="table-cell">
      <style:table-cell-properties fo:padding-left="0.191cm" fo:padding-right="0.191cm" fo:padding-top="0cm" fo:padding-bottom="0cm" fo:border="none"/>
    </style:style>
    <style:style style:name="Таблица228.E3" style:family="table-cell">
      <style:table-cell-properties fo:padding-left="0.191cm" fo:padding-right="0.191cm" fo:padding-top="0cm" fo:padding-bottom="0cm" fo:border-left="0.5pt solid #000000" fo:border-right="none" fo:border-top="none" fo:border-bottom="none"/>
    </style:style>
    <style:style style:name="Таблица228.G3" style:family="table-cell">
      <style:table-cell-properties fo:padding-left="0.191cm" fo:padding-right="0.191cm" fo:padding-top="0cm" fo:padding-bottom="0cm" fo:border="none"/>
    </style:style>
    <style:style style:name="Таблица229" style:family="table">
      <style:table-properties style:width="28.287cm" fo:margin-left="0.191cm" fo:margin-top="0cm" fo:margin-bottom="0cm" table:align="left" table:border-model="collapsing"/>
    </style:style>
    <style:style style:name="Таблица229.A" style:family="table-column">
      <style:table-column-properties style:column-width="0.917cm"/>
    </style:style>
    <style:style style:name="Таблица229.B" style:family="table-column">
      <style:table-column-properties style:column-width="1.693cm"/>
    </style:style>
    <style:style style:name="Таблица229.C" style:family="table-column">
      <style:table-column-properties style:column-width="1.296cm"/>
    </style:style>
    <style:style style:name="Таблица229.D" style:family="table-column">
      <style:table-column-properties style:column-width="2.371cm"/>
    </style:style>
    <style:style style:name="Таблица229.E" style:family="table-column">
      <style:table-column-properties style:column-width="2.101cm"/>
    </style:style>
    <style:style style:name="Таблица229.F" style:family="table-column">
      <style:table-column-properties style:column-width="1.528cm"/>
    </style:style>
    <style:style style:name="Таблица229.G" style:family="table-column">
      <style:table-column-properties style:column-width="1.032cm"/>
    </style:style>
    <style:style style:name="Таблица229.H" style:family="table-column">
      <style:table-column-properties style:column-width="1.071cm"/>
    </style:style>
    <style:style style:name="Таблица229.I" style:family="table-column">
      <style:table-column-properties style:column-width="2.365cm"/>
    </style:style>
    <style:style style:name="Таблица229.J" style:family="table-column">
      <style:table-column-properties style:column-width="2.062cm"/>
    </style:style>
    <style:style style:name="Таблица229.K" style:family="table-column">
      <style:table-column-properties style:column-width="0.42cm"/>
    </style:style>
    <style:style style:name="Таблица229.L" style:family="table-column">
      <style:table-column-properties style:column-width="1.147cm"/>
    </style:style>
    <style:style style:name="Таблица229.M" style:family="table-column">
      <style:table-column-properties style:column-width="4.32cm"/>
    </style:style>
    <style:style style:name="Таблица229.N" style:family="table-column">
      <style:table-column-properties style:column-width="1.568cm"/>
    </style:style>
    <style:style style:name="Таблица229.O" style:family="table-column">
      <style:table-column-properties style:column-width="3.106cm"/>
    </style:style>
    <style:style style:name="Таблица229.P" style:family="table-column">
      <style:table-column-properties style:column-width="1.291cm"/>
    </style:style>
    <style:style style:name="Таблица229.1" style:family="table-row">
      <style:table-row-properties style:row-height="0.508cm" fo:keep-together="always"/>
    </style:style>
    <style:style style:name="Таблица229.A1" style:family="table-cell">
      <style:table-cell-properties style:vertical-align="middle" fo:padding="0cm" fo:border-left="0.05pt solid #000000" fo:border-right="0.5pt solid #000000" fo:border-top="0.5pt solid #000000" fo:border-bottom="none" fo:border-=".018cm solid #000000"/>
    </style:style>
    <style:style style:name="Таблица229.L1" style:family="table-cell">
      <style:table-cell-properties style:vertical-align="middle" fo:padding="0cm" fo:border-left="0.5pt solid #000000" fo:border-right="0.5pt solid #000000" fo:border-top="0.5pt solid #000000" fo:border-bottom="none" fo:border-=".018cm solid #000000"/>
    </style:style>
    <style:style style:name="Таблица229.N1" style:family="table-cell">
      <style:table-cell-properties style:vertical-align="middle" fo:padding="0cm" fo:border-left="0.5pt solid #000000" fo:border-right="0.5pt solid #000000" fo:border-top="0.5pt solid #000000" fo:border-bottom="1pt solid #000000"/>
    </style:style>
    <style:style style:name="Таблица229.P1" style:family="table-cell">
      <style:table-cell-properties style:vertical-align="middle" fo:padding="0cm" fo:border-left="0.5pt solid #000000" fo:border-right="0.5pt solid #000000" fo:border-top="0.5pt solid #000000" fo:border-bottom="1pt solid #000000"/>
    </style:style>
    <style:style style:name="Таблица229.2" style:family="table-row">
      <style:table-row-properties style:row-height="0.499cm" fo:keep-together="always"/>
    </style:style>
    <style:style style:name="Таблица229.A2" style:family="table-cell">
      <style:table-cell-properties style:vertical-align="middle" fo:padding="0cm" fo:border="0.05pt solid #000000" fo:border-=".018cm solid #000000"/>
    </style:style>
    <style:style style:name="Таблица229.3" style:family="table-row">
      <style:table-row-properties style:row-height="0.501cm" fo:keep-together="always"/>
    </style:style>
    <style:style style:name="Таблица229.J3" style:family="table-cell">
      <style:table-cell-properties style:vertical-align="middle" fo:padding="0cm" fo:border="0.5pt solid #000000"/>
    </style:style>
    <style:style style:name="Таблица229.K3" style:family="table-cell">
      <style:table-cell-properties style:vertical-align="middle" fo:padding="0cm" fo:border-left="0.5pt solid #000000" fo:border-right="1pt solid #000000" fo:border-top="0.5pt solid #000000" fo:border-bottom="0.5pt solid #000000"/>
    </style:style>
    <style:style style:name="Таблица229.M3" style:family="table-cell">
      <style:table-cell-properties style:vertical-align="middle" fo:padding="0cm" fo:border-left="1pt solid #000000" fo:border-right="0.5pt solid #000000" fo:border-top="1pt solid #000000" fo:border-bottom="1pt solid #000000" fo:border-=".018cm solid #000000"/>
    </style:style>
    <style:style style:name="Таблица229.O3" style:family="table-cell">
      <style:table-cell-properties style:vertical-align="middle" fo:padding="0cm" fo:border-left="0.5pt solid #000000" fo:border-right="1pt solid #000000" fo:border-top="1pt solid #000000" fo:border-bottom="1pt solid #000000" fo:border-=".018cm solid #000000"/>
    </style:style>
    <style:style style:name="Таблица229.4" style:family="table-row">
      <style:table-row-properties style:row-height="0.587cm" fo:keep-together="always"/>
    </style:style>
    <style:style style:name="Таблица229.B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229.C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229.D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229.E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229.F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229.G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229.H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229.I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229.J4" style:family="table-cell">
      <style:table-cell-properties fo:padding="0cm" fo:border="0.5pt solid #000000"/>
    </style:style>
    <style:style style:name="Таблица229.K4" style:family="table-cell">
      <style:table-cell-properties fo:padding="0cm" fo:border-left="0.5pt solid #000000" fo:border-right="1pt solid #000000" fo:border-top="0.5pt solid #000000" fo:border-bottom="0.5pt solid #000000"/>
    </style:style>
    <style:style style:name="Таблица229.5" style:family="table-row">
      <style:table-row-properties style:row-height="0.437cm" fo:keep-together="always"/>
    </style:style>
    <style:style style:name="Таблица229.B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229.C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229.D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229.E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229.F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229.G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229.H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229.I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229.J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229.K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230" style:family="table">
      <style:table-properties style:width="28.287cm" fo:margin-left="0.191cm" fo:margin-top="0cm" fo:margin-bottom="0cm" table:align="left" table:border-model="collapsing"/>
    </style:style>
    <style:style style:name="Таблица230.A" style:family="table-column">
      <style:table-column-properties style:column-width="1.485cm"/>
    </style:style>
    <style:style style:name="Таблица230.B" style:family="table-column">
      <style:table-column-properties style:column-width="9.717cm"/>
    </style:style>
    <style:style style:name="Таблица230.C" style:family="table-column">
      <style:table-column-properties style:column-width="2.196cm"/>
    </style:style>
    <style:style style:name="Таблица230.D" style:family="table-column">
      <style:table-column-properties style:column-width="6.895cm"/>
    </style:style>
    <style:style style:name="Таблица230.E" style:family="table-column">
      <style:table-column-properties style:column-width="2.9cm"/>
    </style:style>
    <style:style style:name="Таблица230.G" style:family="table-column">
      <style:table-column-properties style:column-width="1.51cm"/>
    </style:style>
    <style:style style:name="Таблица230.H" style:family="table-column">
      <style:table-column-properties style:column-width="1.388cm"/>
    </style:style>
    <style:style style:name="Таблица230.1" style:family="table-row">
      <style:table-row-properties style:min-row-height="1.422cm" fo:keep-together="always"/>
    </style:style>
    <style:style style:name="Таблица230.A1" style:family="table-cell">
      <style:table-cell-properties style:vertical-align="" fo:padding="0cm" fo:border-left="0.05pt solid #000000" fo:border-right="none" fo:border-top="0.5pt solid #000000" fo:border-bottom="0.5pt solid #000000"/>
    </style:style>
    <style:style style:name="Таблица230.G1" style:family="table-cell">
      <style:table-cell-properties style:vertical-align="" fo:padding="0cm" fo:border-left="0.05pt solid #000000" fo:border-right="0.5pt solid #000000" fo:border-top="0.5pt solid #000000" fo:border-bottom="0.5pt solid #000000"/>
    </style:style>
    <style:style style:name="Таблица230.A2" style:family="table-cell">
      <style:table-cell-properties style:vertical-align="" fo:padding="0cm" fo:border-left="0.05pt solid #000000" fo:border-right="none" fo:border-top="none" fo:border-bottom="0.5pt solid #000000"/>
    </style:style>
    <style:style style:name="Таблица230.3" style:family="table-row">
      <style:table-row-properties style:min-row-height="0.711cm" fo:keep-together="always"/>
    </style:style>
    <style:style style:name="Таблица230.A3" style:family="table-cell">
      <style:table-cell-properties style:vertical-align="middle" fo:padding="0cm" fo:border-left="0.05pt solid #000000" fo:border-right="none" fo:border-top="none" fo:border-bottom="0.5pt solid #000000"/>
    </style:style>
    <style:style style:name="Таблица230.G3" style:family="table-cell">
      <style:table-cell-properties style:vertical-align="middle" fo:padding="0cm" fo:border-left="0.05pt solid #000000" fo:border-right="0.5pt solid #000000" fo:border-top="none" fo:border-bottom="0.5pt solid #000000"/>
    </style:style>
    <style:style style:name="Таблица230.18" style:family="table-row">
      <style:table-row-properties style:row-height="0.9cm" fo:keep-together="always"/>
    </style:style>
    <style:style style:name="Таблица230.A18" style:family="table-cell">
      <style:table-cell-properties style:vertical-align="middle" fo:padding="0cm" fo:border-left="0.05pt solid #000000" fo:border-right="0.5pt solid #000000" fo:border-top="1pt solid #000000" fo:border-bottom="0.05pt solid #000000"/>
    </style:style>
    <style:style style:name="Таблица230.B18" style:family="table-cell">
      <style:table-cell-properties style:vertical-align="middle" fo:padding="0cm" fo:border-left="0.5pt solid #000000" fo:border-right="none" fo:border-top="1pt solid #000000" fo:border-bottom="0.05pt solid #000000"/>
    </style:style>
    <style:style style:name="Таблица230.H18" style:family="table-cell">
      <style:table-cell-properties style:vertical-align="middle" fo:padding="0cm" fo:border-left="0.5pt solid #000000" fo:border-right="0.5pt solid #000000" fo:border-top="1pt solid #000000" fo:border-bottom="0.05pt solid #000000"/>
    </style:style>
    <style:style style:name="Таблица207" style:family="table">
      <style:table-properties style:width="28.287cm" fo:margin-left="0.191cm" fo:margin-top="0cm" fo:margin-bottom="0cm" table:align="left" table:border-model="collapsing"/>
    </style:style>
    <style:style style:name="Таблица207.A" style:family="table-column">
      <style:table-column-properties style:column-width="1.824cm"/>
    </style:style>
    <style:style style:name="Таблица207.B" style:family="table-column">
      <style:table-column-properties style:column-width="2.163cm"/>
    </style:style>
    <style:style style:name="Таблица207.C" style:family="table-column">
      <style:table-column-properties style:column-width="2.021cm"/>
    </style:style>
    <style:style style:name="Таблица207.D" style:family="table-column">
      <style:table-column-properties style:column-width="1.607cm"/>
    </style:style>
    <style:style style:name="Таблица207.E" style:family="table-column">
      <style:table-column-properties style:column-width="4.21cm"/>
    </style:style>
    <style:style style:name="Таблица207.F" style:family="table-column">
      <style:table-column-properties style:column-width="0.794cm"/>
    </style:style>
    <style:style style:name="Таблица207.G" style:family="table-column">
      <style:table-column-properties style:column-width="7.92cm"/>
    </style:style>
    <style:style style:name="Таблица207.H" style:family="table-column">
      <style:table-column-properties style:column-width="7.749cm"/>
    </style:style>
    <style:style style:name="Таблица207.1" style:family="table-row">
      <style:table-row-properties style:row-height="0.459cm" fo:keep-together="always"/>
    </style:style>
    <style:style style:name="Таблица207.A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 fo:border-=".018cm solid #000000"/>
    </style:style>
    <style:style style:name="Таблица207.D1" style:family="table-cell">
      <style:table-cell-properties fo:padding-left="0.191cm" fo:padding-right="0.191cm" fo:padding-top="0cm" fo:padding-bottom="0cm" fo:border="0.5pt solid #000000"/>
    </style:style>
    <style:style style:name="Таблица207.E1" style:family="table-cell">
      <style:table-cell-properties fo:padding-left="0.191cm" fo:padding-right="0.191cm" fo:padding-top="0cm" fo:padding-bottom="0cm" fo:border-left="0.5pt solid #000000" fo:border-right="none" fo:border-top="none" fo:border-bottom="none"/>
    </style:style>
    <style:style style:name="Таблица207.F1" style:family="table-cell">
      <style:table-cell-properties fo:padding-left="0.191cm" fo:padding-right="0.191cm" fo:padding-top="0cm" fo:padding-bottom="0cm" fo:border="none"/>
    </style:style>
    <style:style style:name="Таблица207.H1" style:family="table-cell">
      <style:table-cell-properties fo:padding-left="0.191cm" fo:padding-right="0.191cm" fo:padding-top="0cm" fo:padding-bottom="0cm" fo:border="none"/>
    </style:style>
    <style:style style:name="Таблица207.D2" style:family="table-cell">
      <style:table-cell-properties fo:padding-left="0.191cm" fo:padding-right="0.191cm" fo:padding-top="0cm" fo:padding-bottom="0cm" fo:border="0.5pt solid #000000"/>
    </style:style>
    <style:style style:name="Таблица207.E2" style:family="table-cell">
      <style:table-cell-properties fo:padding-left="0.191cm" fo:padding-right="0.191cm" fo:padding-top="0cm" fo:padding-bottom="0cm" fo:border-left="0.5pt solid #000000" fo:border-right="none" fo:border-top="none" fo:border-bottom="none"/>
    </style:style>
    <style:style style:name="Таблица207.G2" style:family="table-cell">
      <style:table-cell-properties fo:padding-left="0.191cm" fo:padding-right="0.191cm" fo:padding-top="0cm" fo:padding-bottom="0cm" fo:border="none"/>
    </style:style>
    <style:style style:name="Таблица207.E3" style:family="table-cell">
      <style:table-cell-properties fo:padding-left="0.191cm" fo:padding-right="0.191cm" fo:padding-top="0cm" fo:padding-bottom="0cm" fo:border-left="0.5pt solid #000000" fo:border-right="none" fo:border-top="none" fo:border-bottom="none"/>
    </style:style>
    <style:style style:name="Таблица207.G3" style:family="table-cell">
      <style:table-cell-properties fo:padding-left="0.191cm" fo:padding-right="0.191cm" fo:padding-top="0cm" fo:padding-bottom="0cm" fo:border="none"/>
    </style:style>
    <style:style style:name="Таблица208" style:family="table">
      <style:table-properties style:width="28.287cm" fo:margin-left="0.191cm" fo:margin-top="0cm" fo:margin-bottom="0cm" table:align="left" table:border-model="collapsing"/>
    </style:style>
    <style:style style:name="Таблица208.A" style:family="table-column">
      <style:table-column-properties style:column-width="0.988cm"/>
    </style:style>
    <style:style style:name="Таблица208.B" style:family="table-column">
      <style:table-column-properties style:column-width="1.623cm"/>
    </style:style>
    <style:style style:name="Таблица208.C" style:family="table-column">
      <style:table-column-properties style:column-width="1.296cm"/>
    </style:style>
    <style:style style:name="Таблица208.D" style:family="table-column">
      <style:table-column-properties style:column-width="2.371cm"/>
    </style:style>
    <style:style style:name="Таблица208.E" style:family="table-column">
      <style:table-column-properties style:column-width="2.101cm"/>
    </style:style>
    <style:style style:name="Таблица208.F" style:family="table-column">
      <style:table-column-properties style:column-width="1.528cm"/>
    </style:style>
    <style:style style:name="Таблица208.G" style:family="table-column">
      <style:table-column-properties style:column-width="1.032cm"/>
    </style:style>
    <style:style style:name="Таблица208.H" style:family="table-column">
      <style:table-column-properties style:column-width="1.071cm"/>
    </style:style>
    <style:style style:name="Таблица208.I" style:family="table-column">
      <style:table-column-properties style:column-width="2.365cm"/>
    </style:style>
    <style:style style:name="Таблица208.J" style:family="table-column">
      <style:table-column-properties style:column-width="2.062cm"/>
    </style:style>
    <style:style style:name="Таблица208.K" style:family="table-column">
      <style:table-column-properties style:column-width="0.42cm"/>
    </style:style>
    <style:style style:name="Таблица208.L" style:family="table-column">
      <style:table-column-properties style:column-width="1.147cm"/>
    </style:style>
    <style:style style:name="Таблица208.M" style:family="table-column">
      <style:table-column-properties style:column-width="4.32cm"/>
    </style:style>
    <style:style style:name="Таблица208.N" style:family="table-column">
      <style:table-column-properties style:column-width="1.778cm"/>
    </style:style>
    <style:style style:name="Таблица208.O" style:family="table-column">
      <style:table-column-properties style:column-width="2.896cm"/>
    </style:style>
    <style:style style:name="Таблица208.P" style:family="table-column">
      <style:table-column-properties style:column-width="1.291cm"/>
    </style:style>
    <style:style style:name="Таблица208.1" style:family="table-row">
      <style:table-row-properties style:row-height="0.499cm" fo:keep-together="always"/>
    </style:style>
    <style:style style:name="Таблица208.A1" style:family="table-cell">
      <style:table-cell-properties style:vertical-align="middle" fo:padding="0cm" fo:border-left="0.05pt solid #000000" fo:border-right="0.5pt solid #000000" fo:border-top="0.5pt solid #000000" fo:border-bottom="none" fo:border-=".018cm solid #000000"/>
    </style:style>
    <style:style style:name="Таблица208.L1" style:family="table-cell">
      <style:table-cell-properties style:vertical-align="middle" fo:padding="0cm" fo:border-left="0.5pt solid #000000" fo:border-right="0.5pt solid #000000" fo:border-top="0.5pt solid #000000" fo:border-bottom="none" fo:border-=".018cm solid #000000"/>
    </style:style>
    <style:style style:name="Таблица208.N1" style:family="table-cell">
      <style:table-cell-properties style:vertical-align="middle" fo:padding="0cm" fo:border-left="0.5pt solid #000000" fo:border-right="0.5pt solid #000000" fo:border-top="0.5pt solid #000000" fo:border-bottom="1pt solid #000000"/>
    </style:style>
    <style:style style:name="Таблица208.P1" style:family="table-cell">
      <style:table-cell-properties style:vertical-align="middle" fo:padding="0cm" fo:border-left="0.5pt solid #000000" fo:border-right="0.5pt solid #000000" fo:border-top="0.5pt solid #000000" fo:border-bottom="1pt solid #000000"/>
    </style:style>
    <style:style style:name="Таблица208.A2" style:family="table-cell">
      <style:table-cell-properties style:vertical-align="middle" fo:padding="0cm" fo:border="0.05pt solid #000000" fo:border-=".018cm solid #000000"/>
    </style:style>
    <style:style style:name="Таблица208.3" style:family="table-row">
      <style:table-row-properties style:row-height="0.459cm" fo:keep-together="always"/>
    </style:style>
    <style:style style:name="Таблица208.J3" style:family="table-cell">
      <style:table-cell-properties style:vertical-align="middle" fo:padding="0cm" fo:border="0.5pt solid #000000"/>
    </style:style>
    <style:style style:name="Таблица208.K3" style:family="table-cell">
      <style:table-cell-properties style:vertical-align="middle" fo:padding="0cm" fo:border-left="0.5pt solid #000000" fo:border-right="1pt solid #000000" fo:border-top="0.5pt solid #000000" fo:border-bottom="0.5pt solid #000000"/>
    </style:style>
    <style:style style:name="Таблица208.M3" style:family="table-cell">
      <style:table-cell-properties style:vertical-align="middle" fo:padding="0cm" fo:border-left="1pt solid #000000" fo:border-right="0.5pt solid #000000" fo:border-top="1pt solid #000000" fo:border-bottom="1pt solid #000000" fo:border-=".018cm solid #000000"/>
    </style:style>
    <style:style style:name="Таблица208.O3" style:family="table-cell">
      <style:table-cell-properties style:vertical-align="middle" fo:padding="0cm" fo:border-left="0.5pt solid #000000" fo:border-right="1pt solid #000000" fo:border-top="1pt solid #000000" fo:border-bottom="1pt solid #000000" fo:border-=".018cm solid #000000"/>
    </style:style>
    <style:style style:name="Таблица208.B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208.C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208.D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208.E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208.F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208.G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208.H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208.I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208.J4" style:family="table-cell">
      <style:table-cell-properties fo:padding="0cm" fo:border="0.5pt solid #000000"/>
    </style:style>
    <style:style style:name="Таблица208.K4" style:family="table-cell">
      <style:table-cell-properties fo:padding="0cm" fo:border-left="0.5pt solid #000000" fo:border-right="1pt solid #000000" fo:border-top="0.5pt solid #000000" fo:border-bottom="0.5pt solid #000000"/>
    </style:style>
    <style:style style:name="Таблица208.5" style:family="table-row">
      <style:table-row-properties style:row-height="0.686cm" fo:keep-together="always"/>
    </style:style>
    <style:style style:name="Таблица208.B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208.C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208.D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208.E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208.F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208.G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208.H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208.I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208.J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208.K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209" style:family="table">
      <style:table-properties style:width="28.287cm" fo:margin-left="0.191cm" fo:margin-top="0cm" fo:margin-bottom="0cm" table:align="left" table:border-model="collapsing"/>
    </style:style>
    <style:style style:name="Таблица209.A" style:family="table-column">
      <style:table-column-properties style:column-width="1.485cm"/>
    </style:style>
    <style:style style:name="Таблица209.B" style:family="table-column">
      <style:table-column-properties style:column-width="9.802cm"/>
    </style:style>
    <style:style style:name="Таблица209.C" style:family="table-column">
      <style:table-column-properties style:column-width="2.111cm"/>
    </style:style>
    <style:style style:name="Таблица209.D" style:family="table-column">
      <style:table-column-properties style:column-width="6.895cm"/>
    </style:style>
    <style:style style:name="Таблица209.E" style:family="table-column">
      <style:table-column-properties style:column-width="2.9cm"/>
    </style:style>
    <style:style style:name="Таблица209.F" style:family="table-column">
      <style:table-column-properties style:column-width="2.196cm"/>
    </style:style>
    <style:style style:name="Таблица209.G" style:family="table-column">
      <style:table-column-properties style:column-width="1.51cm"/>
    </style:style>
    <style:style style:name="Таблица209.H" style:family="table-column">
      <style:table-column-properties style:column-width="1.388cm"/>
    </style:style>
    <style:style style:name="Таблица209.1" style:family="table-row">
      <style:table-row-properties style:min-row-height="1.422cm" fo:keep-together="always"/>
    </style:style>
    <style:style style:name="Таблица209.A1" style:family="table-cell">
      <style:table-cell-properties style:vertical-align="" fo:padding="0cm" fo:border-left="0.05pt solid #000000" fo:border-right="none" fo:border-top="0.5pt solid #000000" fo:border-bottom="0.5pt solid #000000"/>
    </style:style>
    <style:style style:name="Таблица209.G1" style:family="table-cell">
      <style:table-cell-properties style:vertical-align="" fo:padding="0cm" fo:border-left="0.05pt solid #000000" fo:border-right="0.5pt solid #000000" fo:border-top="0.5pt solid #000000" fo:border-bottom="0.5pt solid #000000"/>
    </style:style>
    <style:style style:name="Таблица209.A2" style:family="table-cell">
      <style:table-cell-properties style:vertical-align="" fo:padding="0cm" fo:border-left="0.05pt solid #000000" fo:border-right="none" fo:border-top="none" fo:border-bottom="0.5pt solid #000000"/>
    </style:style>
    <style:style style:name="Таблица209.3" style:family="table-row">
      <style:table-row-properties style:min-row-height="0.711cm" fo:keep-together="always"/>
    </style:style>
    <style:style style:name="Таблица209.A3" style:family="table-cell">
      <style:table-cell-properties style:vertical-align="middle" fo:padding="0cm" fo:border-left="0.05pt solid #000000" fo:border-right="none" fo:border-top="none" fo:border-bottom="0.5pt solid #000000"/>
    </style:style>
    <style:style style:name="Таблица209.G3" style:family="table-cell">
      <style:table-cell-properties style:vertical-align="middle" fo:padding="0cm" fo:border-left="0.05pt solid #000000" fo:border-right="0.5pt solid #000000" fo:border-top="none" fo:border-bottom="0.5pt solid #000000"/>
    </style:style>
    <style:style style:name="Таблица209.17" style:family="table-row">
      <style:table-row-properties style:row-height="0.9cm" fo:keep-together="always"/>
    </style:style>
    <style:style style:name="Таблица209.A17" style:family="table-cell">
      <style:table-cell-properties style:vertical-align="middle" fo:padding="0cm" fo:border-left="0.05pt solid #000000" fo:border-right="0.5pt solid #000000" fo:border-top="1pt solid #000000" fo:border-bottom="0.05pt solid #000000"/>
    </style:style>
    <style:style style:name="Таблица209.B17" style:family="table-cell">
      <style:table-cell-properties style:vertical-align="middle" fo:padding="0cm" fo:border-left="0.5pt solid #000000" fo:border-right="none" fo:border-top="1pt solid #000000" fo:border-bottom="0.05pt solid #000000"/>
    </style:style>
    <style:style style:name="Таблица209.H17" style:family="table-cell">
      <style:table-cell-properties style:vertical-align="middle" fo:padding="0cm" fo:border-left="0.5pt solid #000000" fo:border-right="0.5pt solid #000000" fo:border-top="1pt solid #000000" fo:border-bottom="0.05pt solid #000000"/>
    </style:style>
    <style:style style:name="Таблица17" style:family="table">
      <style:table-properties style:width="28.287cm" fo:margin-left="0.191cm" fo:margin-top="0cm" fo:margin-bottom="0cm" table:align="left" table:border-model="collapsing"/>
    </style:style>
    <style:style style:name="Таблица17.A" style:family="table-column">
      <style:table-column-properties style:column-width="1.824cm"/>
    </style:style>
    <style:style style:name="Таблица17.B" style:family="table-column">
      <style:table-column-properties style:column-width="2.163cm"/>
    </style:style>
    <style:style style:name="Таблица17.C" style:family="table-column">
      <style:table-column-properties style:column-width="2.021cm"/>
    </style:style>
    <style:style style:name="Таблица17.D" style:family="table-column">
      <style:table-column-properties style:column-width="1.607cm"/>
    </style:style>
    <style:style style:name="Таблица17.E" style:family="table-column">
      <style:table-column-properties style:column-width="4.21cm"/>
    </style:style>
    <style:style style:name="Таблица17.F" style:family="table-column">
      <style:table-column-properties style:column-width="0.794cm"/>
    </style:style>
    <style:style style:name="Таблица17.G" style:family="table-column">
      <style:table-column-properties style:column-width="7.92cm"/>
    </style:style>
    <style:style style:name="Таблица17.H" style:family="table-column">
      <style:table-column-properties style:column-width="7.749cm"/>
    </style:style>
    <style:style style:name="Таблица17.1" style:family="table-row">
      <style:table-row-properties style:row-height="0.459cm" fo:keep-together="always"/>
    </style:style>
    <style:style style:name="Таблица17.A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 fo:border-=".018cm solid #000000"/>
    </style:style>
    <style:style style:name="Таблица17.D1" style:family="table-cell">
      <style:table-cell-properties fo:padding-left="0.191cm" fo:padding-right="0.191cm" fo:padding-top="0cm" fo:padding-bottom="0cm" fo:border="0.5pt solid #000000"/>
    </style:style>
    <style:style style:name="Таблица17.E1" style:family="table-cell">
      <style:table-cell-properties fo:padding-left="0.191cm" fo:padding-right="0.191cm" fo:padding-top="0cm" fo:padding-bottom="0cm" fo:border-left="0.5pt solid #000000" fo:border-right="none" fo:border-top="none" fo:border-bottom="none"/>
    </style:style>
    <style:style style:name="Таблица17.F1" style:family="table-cell">
      <style:table-cell-properties fo:padding-left="0.191cm" fo:padding-right="0.191cm" fo:padding-top="0cm" fo:padding-bottom="0cm" fo:border="none"/>
    </style:style>
    <style:style style:name="Таблица17.H1" style:family="table-cell">
      <style:table-cell-properties fo:padding-left="0.191cm" fo:padding-right="0.191cm" fo:padding-top="0cm" fo:padding-bottom="0cm" fo:border="none"/>
    </style:style>
    <style:style style:name="Таблица17.D2" style:family="table-cell">
      <style:table-cell-properties fo:padding-left="0.191cm" fo:padding-right="0.191cm" fo:padding-top="0cm" fo:padding-bottom="0cm" fo:border="0.5pt solid #000000"/>
    </style:style>
    <style:style style:name="Таблица17.E2" style:family="table-cell">
      <style:table-cell-properties fo:padding-left="0.191cm" fo:padding-right="0.191cm" fo:padding-top="0cm" fo:padding-bottom="0cm" fo:border-left="0.5pt solid #000000" fo:border-right="none" fo:border-top="none" fo:border-bottom="none"/>
    </style:style>
    <style:style style:name="Таблица17.G2" style:family="table-cell">
      <style:table-cell-properties fo:padding-left="0.191cm" fo:padding-right="0.191cm" fo:padding-top="0cm" fo:padding-bottom="0cm" fo:border="none"/>
    </style:style>
    <style:style style:name="Таблица17.E3" style:family="table-cell">
      <style:table-cell-properties fo:padding-left="0.191cm" fo:padding-right="0.191cm" fo:padding-top="0cm" fo:padding-bottom="0cm" fo:border-left="0.5pt solid #000000" fo:border-right="none" fo:border-top="none" fo:border-bottom="none"/>
    </style:style>
    <style:style style:name="Таблица17.G3" style:family="table-cell">
      <style:table-cell-properties fo:padding-left="0.191cm" fo:padding-right="0.191cm" fo:padding-top="0cm" fo:padding-bottom="0cm" fo:border="none"/>
    </style:style>
    <style:style style:name="Таблица34" style:family="table">
      <style:table-properties style:width="28.287cm" fo:margin-left="0.191cm" fo:margin-top="0cm" fo:margin-bottom="0cm" table:align="left" table:border-model="collapsing"/>
    </style:style>
    <style:style style:name="Таблица34.A" style:family="table-column">
      <style:table-column-properties style:column-width="0.811cm"/>
    </style:style>
    <style:style style:name="Таблица34.B" style:family="table-column">
      <style:table-column-properties style:column-width="1.588cm"/>
    </style:style>
    <style:style style:name="Таблица34.C" style:family="table-column">
      <style:table-column-properties style:column-width="1.508cm"/>
    </style:style>
    <style:style style:name="Таблица34.D" style:family="table-column">
      <style:table-column-properties style:column-width="2.371cm"/>
    </style:style>
    <style:style style:name="Таблица34.E" style:family="table-column">
      <style:table-column-properties style:column-width="2.101cm"/>
    </style:style>
    <style:style style:name="Таблица34.F" style:family="table-column">
      <style:table-column-properties style:column-width="1.528cm"/>
    </style:style>
    <style:style style:name="Таблица34.G" style:family="table-column">
      <style:table-column-properties style:column-width="1.032cm"/>
    </style:style>
    <style:style style:name="Таблица34.H" style:family="table-column">
      <style:table-column-properties style:column-width="1.071cm"/>
    </style:style>
    <style:style style:name="Таблица34.I" style:family="table-column">
      <style:table-column-properties style:column-width="2.365cm"/>
    </style:style>
    <style:style style:name="Таблица34.J" style:family="table-column">
      <style:table-column-properties style:column-width="2.062cm"/>
    </style:style>
    <style:style style:name="Таблица34.K" style:family="table-column">
      <style:table-column-properties style:column-width="0.42cm"/>
    </style:style>
    <style:style style:name="Таблица34.L" style:family="table-column">
      <style:table-column-properties style:column-width="1.147cm"/>
    </style:style>
    <style:style style:name="Таблица34.M" style:family="table-column">
      <style:table-column-properties style:column-width="4.32cm"/>
    </style:style>
    <style:style style:name="Таблица34.N" style:family="table-column">
      <style:table-column-properties style:column-width="1.778cm"/>
    </style:style>
    <style:style style:name="Таблица34.O" style:family="table-column">
      <style:table-column-properties style:column-width="2.896cm"/>
    </style:style>
    <style:style style:name="Таблица34.P" style:family="table-column">
      <style:table-column-properties style:column-width="1.291cm"/>
    </style:style>
    <style:style style:name="Таблица34.1" style:family="table-row">
      <style:table-row-properties style:row-height="0.499cm" fo:keep-together="always"/>
    </style:style>
    <style:style style:name="Таблица34.A1" style:family="table-cell">
      <style:table-cell-properties style:vertical-align="middle" fo:padding="0cm" fo:border-left="0.05pt solid #000000" fo:border-right="0.5pt solid #000000" fo:border-top="0.5pt solid #000000" fo:border-bottom="none" fo:border-=".018cm solid #000000"/>
    </style:style>
    <style:style style:name="Таблица34.L1" style:family="table-cell">
      <style:table-cell-properties style:vertical-align="middle" fo:padding="0cm" fo:border-left="0.5pt solid #000000" fo:border-right="0.5pt solid #000000" fo:border-top="0.5pt solid #000000" fo:border-bottom="none" fo:border-=".018cm solid #000000"/>
    </style:style>
    <style:style style:name="Таблица34.N1" style:family="table-cell">
      <style:table-cell-properties style:vertical-align="middle" fo:padding="0cm" fo:border-left="0.5pt solid #000000" fo:border-right="0.5pt solid #000000" fo:border-top="0.5pt solid #000000" fo:border-bottom="1pt solid #000000"/>
    </style:style>
    <style:style style:name="Таблица34.P1" style:family="table-cell">
      <style:table-cell-properties style:vertical-align="middle" fo:padding="0cm" fo:border-left="0.5pt solid #000000" fo:border-right="0.5pt solid #000000" fo:border-top="0.5pt solid #000000" fo:border-bottom="1pt solid #000000"/>
    </style:style>
    <style:style style:name="Таблица34.A2" style:family="table-cell">
      <style:table-cell-properties style:vertical-align="middle" fo:padding="0cm" fo:border="0.05pt solid #000000" fo:border-=".018cm solid #000000"/>
    </style:style>
    <style:style style:name="Таблица34.3" style:family="table-row">
      <style:table-row-properties style:row-height="0.459cm" fo:keep-together="always"/>
    </style:style>
    <style:style style:name="Таблица34.J3" style:family="table-cell">
      <style:table-cell-properties style:vertical-align="middle" fo:padding="0cm" fo:border="0.5pt solid #000000"/>
    </style:style>
    <style:style style:name="Таблица34.K3" style:family="table-cell">
      <style:table-cell-properties style:vertical-align="middle" fo:padding="0cm" fo:border-left="0.5pt solid #000000" fo:border-right="1pt solid #000000" fo:border-top="0.5pt solid #000000" fo:border-bottom="0.5pt solid #000000"/>
    </style:style>
    <style:style style:name="Таблица34.M3" style:family="table-cell">
      <style:table-cell-properties style:vertical-align="middle" fo:padding="0cm" fo:border-left="1pt solid #000000" fo:border-right="0.5pt solid #000000" fo:border-top="1pt solid #000000" fo:border-bottom="1pt solid #000000" fo:border-=".018cm solid #000000"/>
    </style:style>
    <style:style style:name="Таблица34.O3" style:family="table-cell">
      <style:table-cell-properties style:vertical-align="middle" fo:padding="0cm" fo:border-left="0.5pt solid #000000" fo:border-right="1pt solid #000000" fo:border-top="1pt solid #000000" fo:border-bottom="1pt solid #000000" fo:border-=".018cm solid #000000"/>
    </style:style>
    <style:style style:name="Таблица34.B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34.C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34.D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34.E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34.F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34.G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34.H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34.I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34.J4" style:family="table-cell">
      <style:table-cell-properties fo:padding="0cm" fo:border="0.5pt solid #000000"/>
    </style:style>
    <style:style style:name="Таблица34.K4" style:family="table-cell">
      <style:table-cell-properties fo:padding="0cm" fo:border-left="0.5pt solid #000000" fo:border-right="1pt solid #000000" fo:border-top="0.5pt solid #000000" fo:border-bottom="0.5pt solid #000000"/>
    </style:style>
    <style:style style:name="Таблица34.5" style:family="table-row">
      <style:table-row-properties style:row-height="0.686cm" fo:keep-together="always"/>
    </style:style>
    <style:style style:name="Таблица34.B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34.C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34.D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34.E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34.F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34.G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34.H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34.I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34.J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34.K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35" style:family="table">
      <style:table-properties style:width="28.287cm" fo:margin-left="0.191cm" fo:margin-top="0cm" fo:margin-bottom="0cm" table:align="left" table:border-model="collapsing"/>
    </style:style>
    <style:style style:name="Таблица35.A" style:family="table-column">
      <style:table-column-properties style:column-width="1.485cm"/>
    </style:style>
    <style:style style:name="Таблица35.B" style:family="table-column">
      <style:table-column-properties style:column-width="9.802cm"/>
    </style:style>
    <style:style style:name="Таблица35.C" style:family="table-column">
      <style:table-column-properties style:column-width="2.111cm"/>
    </style:style>
    <style:style style:name="Таблица35.D" style:family="table-column">
      <style:table-column-properties style:column-width="6.895cm"/>
    </style:style>
    <style:style style:name="Таблица35.E" style:family="table-column">
      <style:table-column-properties style:column-width="2.815cm"/>
    </style:style>
    <style:style style:name="Таблица35.F" style:family="table-column">
      <style:table-column-properties style:column-width="0.086cm"/>
    </style:style>
    <style:style style:name="Таблица35.G" style:family="table-column">
      <style:table-column-properties style:column-width="2.194cm"/>
    </style:style>
    <style:style style:name="Таблица35.H" style:family="table-column">
      <style:table-column-properties style:column-width="1.51cm"/>
    </style:style>
    <style:style style:name="Таблица35.I" style:family="table-column">
      <style:table-column-properties style:column-width="1.388cm"/>
    </style:style>
    <style:style style:name="Таблица35.1" style:family="table-row">
      <style:table-row-properties style:min-row-height="1.422cm" fo:keep-together="always"/>
    </style:style>
    <style:style style:name="Таблица35.A1" style:family="table-cell">
      <style:table-cell-properties style:vertical-align="" fo:padding="0cm" fo:border-left="0.05pt solid #000000" fo:border-right="none" fo:border-top="0.5pt solid #000000" fo:border-bottom="0.5pt solid #000000"/>
    </style:style>
    <style:style style:name="Таблица35.H1" style:family="table-cell">
      <style:table-cell-properties style:vertical-align="" fo:padding="0cm" fo:border-left="0.05pt solid #000000" fo:border-right="0.5pt solid #000000" fo:border-top="0.5pt solid #000000" fo:border-bottom="0.5pt solid #000000"/>
    </style:style>
    <style:style style:name="Таблица35.A2" style:family="table-cell">
      <style:table-cell-properties style:vertical-align="" fo:padding="0cm" fo:border-left="0.05pt solid #000000" fo:border-right="none" fo:border-top="none" fo:border-bottom="0.5pt solid #000000"/>
    </style:style>
    <style:style style:name="Таблица35.3" style:family="table-row">
      <style:table-row-properties style:min-row-height="0.711cm" fo:keep-together="always"/>
    </style:style>
    <style:style style:name="Таблица35.A3" style:family="table-cell">
      <style:table-cell-properties style:vertical-align="middle" fo:padding="0cm" fo:border-left="0.05pt solid #000000" fo:border-right="none" fo:border-top="none" fo:border-bottom="0.5pt solid #000000"/>
    </style:style>
    <style:style style:name="Таблица35.H3" style:family="table-cell">
      <style:table-cell-properties style:vertical-align="middle" fo:padding="0cm" fo:border-left="0.05pt solid #000000" fo:border-right="0.5pt solid #000000" fo:border-top="none" fo:border-bottom="0.5pt solid #000000"/>
    </style:style>
    <style:style style:name="Таблица35.18" style:family="table-row">
      <style:table-row-properties style:row-height="0.9cm" fo:keep-together="always"/>
    </style:style>
    <style:style style:name="Таблица35.A18" style:family="table-cell">
      <style:table-cell-properties style:vertical-align="middle" fo:padding="0cm" fo:border-left="0.05pt solid #000000" fo:border-right="0.5pt solid #000000" fo:border-top="1pt solid #000000" fo:border-bottom="0.05pt solid #000000"/>
    </style:style>
    <style:style style:name="Таблица35.B18" style:family="table-cell">
      <style:table-cell-properties style:vertical-align="middle" fo:padding="0cm" fo:border-left="0.5pt solid #000000" fo:border-right="none" fo:border-top="1pt solid #000000" fo:border-bottom="0.05pt solid #000000"/>
    </style:style>
    <style:style style:name="Таблица35.I18" style:family="table-cell">
      <style:table-cell-properties style:vertical-align="middle" fo:padding="0cm" fo:border-left="0.5pt solid #000000" fo:border-right="0.5pt solid #000000" fo:border-top="1pt solid #000000" fo:border-bottom="0.05pt solid #000000"/>
    </style:style>
    <style:style style:name="Таблица198" style:family="table">
      <style:table-properties style:width="28.287cm" fo:margin-left="0.191cm" fo:margin-top="0cm" fo:margin-bottom="0cm" table:align="left" table:border-model="collapsing"/>
    </style:style>
    <style:style style:name="Таблица198.A" style:family="table-column">
      <style:table-column-properties style:column-width="1.824cm"/>
    </style:style>
    <style:style style:name="Таблица198.B" style:family="table-column">
      <style:table-column-properties style:column-width="2.163cm"/>
    </style:style>
    <style:style style:name="Таблица198.C" style:family="table-column">
      <style:table-column-properties style:column-width="2.021cm"/>
    </style:style>
    <style:style style:name="Таблица198.D" style:family="table-column">
      <style:table-column-properties style:column-width="1.607cm"/>
    </style:style>
    <style:style style:name="Таблица198.E" style:family="table-column">
      <style:table-column-properties style:column-width="4.21cm"/>
    </style:style>
    <style:style style:name="Таблица198.F" style:family="table-column">
      <style:table-column-properties style:column-width="0.794cm"/>
    </style:style>
    <style:style style:name="Таблица198.G" style:family="table-column">
      <style:table-column-properties style:column-width="7.92cm"/>
    </style:style>
    <style:style style:name="Таблица198.H" style:family="table-column">
      <style:table-column-properties style:column-width="7.749cm"/>
    </style:style>
    <style:style style:name="Таблица198.1" style:family="table-row">
      <style:table-row-properties style:row-height="0.459cm" fo:keep-together="always"/>
    </style:style>
    <style:style style:name="Таблица198.A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 fo:border-=".018cm solid #000000"/>
    </style:style>
    <style:style style:name="Таблица198.D1" style:family="table-cell">
      <style:table-cell-properties fo:padding-left="0.191cm" fo:padding-right="0.191cm" fo:padding-top="0cm" fo:padding-bottom="0cm" fo:border="0.5pt solid #000000"/>
    </style:style>
    <style:style style:name="Таблица198.E1" style:family="table-cell">
      <style:table-cell-properties fo:padding-left="0.191cm" fo:padding-right="0.191cm" fo:padding-top="0cm" fo:padding-bottom="0cm" fo:border-left="0.5pt solid #000000" fo:border-right="none" fo:border-top="none" fo:border-bottom="none"/>
    </style:style>
    <style:style style:name="Таблица198.F1" style:family="table-cell">
      <style:table-cell-properties fo:padding-left="0.191cm" fo:padding-right="0.191cm" fo:padding-top="0cm" fo:padding-bottom="0cm" fo:border="none"/>
    </style:style>
    <style:style style:name="Таблица198.H1" style:family="table-cell">
      <style:table-cell-properties fo:padding-left="0.191cm" fo:padding-right="0.191cm" fo:padding-top="0cm" fo:padding-bottom="0cm" fo:border="none"/>
    </style:style>
    <style:style style:name="Таблица198.D2" style:family="table-cell">
      <style:table-cell-properties fo:padding-left="0.191cm" fo:padding-right="0.191cm" fo:padding-top="0cm" fo:padding-bottom="0cm" fo:border="0.5pt solid #000000"/>
    </style:style>
    <style:style style:name="Таблица198.E2" style:family="table-cell">
      <style:table-cell-properties fo:padding-left="0.191cm" fo:padding-right="0.191cm" fo:padding-top="0cm" fo:padding-bottom="0cm" fo:border-left="0.5pt solid #000000" fo:border-right="none" fo:border-top="none" fo:border-bottom="none"/>
    </style:style>
    <style:style style:name="Таблица198.G2" style:family="table-cell">
      <style:table-cell-properties fo:padding-left="0.191cm" fo:padding-right="0.191cm" fo:padding-top="0cm" fo:padding-bottom="0cm" fo:border="none"/>
    </style:style>
    <style:style style:name="Таблица198.E3" style:family="table-cell">
      <style:table-cell-properties fo:padding-left="0.191cm" fo:padding-right="0.191cm" fo:padding-top="0cm" fo:padding-bottom="0cm" fo:border-left="0.5pt solid #000000" fo:border-right="none" fo:border-top="none" fo:border-bottom="none"/>
    </style:style>
    <style:style style:name="Таблица198.G3" style:family="table-cell">
      <style:table-cell-properties fo:padding-left="0.191cm" fo:padding-right="0.191cm" fo:padding-top="0cm" fo:padding-bottom="0cm" fo:border="none"/>
    </style:style>
    <style:style style:name="Таблица199" style:family="table">
      <style:table-properties style:width="28.287cm" fo:margin-left="0.191cm" fo:margin-top="0cm" fo:margin-bottom="0cm" table:align="left" table:border-model="collapsing"/>
    </style:style>
    <style:style style:name="Таблица199.A" style:family="table-column">
      <style:table-column-properties style:column-width="0.917cm"/>
    </style:style>
    <style:style style:name="Таблица199.B" style:family="table-column">
      <style:table-column-properties style:column-width="1.482cm"/>
    </style:style>
    <style:style style:name="Таблица199.C" style:family="table-column">
      <style:table-column-properties style:column-width="1.508cm"/>
    </style:style>
    <style:style style:name="Таблица199.D" style:family="table-column">
      <style:table-column-properties style:column-width="2.371cm"/>
    </style:style>
    <style:style style:name="Таблица199.E" style:family="table-column">
      <style:table-column-properties style:column-width="2.101cm"/>
    </style:style>
    <style:style style:name="Таблица199.F" style:family="table-column">
      <style:table-column-properties style:column-width="1.528cm"/>
    </style:style>
    <style:style style:name="Таблица199.G" style:family="table-column">
      <style:table-column-properties style:column-width="1.032cm"/>
    </style:style>
    <style:style style:name="Таблица199.H" style:family="table-column">
      <style:table-column-properties style:column-width="1.071cm"/>
    </style:style>
    <style:style style:name="Таблица199.I" style:family="table-column">
      <style:table-column-properties style:column-width="2.365cm"/>
    </style:style>
    <style:style style:name="Таблица199.J" style:family="table-column">
      <style:table-column-properties style:column-width="2.062cm"/>
    </style:style>
    <style:style style:name="Таблица199.K" style:family="table-column">
      <style:table-column-properties style:column-width="0.42cm"/>
    </style:style>
    <style:style style:name="Таблица199.L" style:family="table-column">
      <style:table-column-properties style:column-width="1.147cm"/>
    </style:style>
    <style:style style:name="Таблица199.M" style:family="table-column">
      <style:table-column-properties style:column-width="4.32cm"/>
    </style:style>
    <style:style style:name="Таблица199.N" style:family="table-column">
      <style:table-column-properties style:column-width="1.568cm"/>
    </style:style>
    <style:style style:name="Таблица199.O" style:family="table-column">
      <style:table-column-properties style:column-width="3.106cm"/>
    </style:style>
    <style:style style:name="Таблица199.P" style:family="table-column">
      <style:table-column-properties style:column-width="1.291cm"/>
    </style:style>
    <style:style style:name="Таблица199.1" style:family="table-row">
      <style:table-row-properties style:row-height="0.499cm" fo:keep-together="always"/>
    </style:style>
    <style:style style:name="Таблица199.A1" style:family="table-cell">
      <style:table-cell-properties style:vertical-align="middle" fo:padding="0cm" fo:border-left="0.05pt solid #000000" fo:border-right="0.5pt solid #000000" fo:border-top="0.5pt solid #000000" fo:border-bottom="none" fo:border-=".018cm solid #000000"/>
    </style:style>
    <style:style style:name="Таблица199.L1" style:family="table-cell">
      <style:table-cell-properties style:vertical-align="middle" fo:padding="0cm" fo:border-left="0.5pt solid #000000" fo:border-right="0.5pt solid #000000" fo:border-top="0.5pt solid #000000" fo:border-bottom="none" fo:border-=".018cm solid #000000"/>
    </style:style>
    <style:style style:name="Таблица199.N1" style:family="table-cell">
      <style:table-cell-properties style:vertical-align="middle" fo:padding="0cm" fo:border-left="0.5pt solid #000000" fo:border-right="0.5pt solid #000000" fo:border-top="0.5pt solid #000000" fo:border-bottom="1pt solid #000000"/>
    </style:style>
    <style:style style:name="Таблица199.P1" style:family="table-cell">
      <style:table-cell-properties style:vertical-align="middle" fo:padding="0cm" fo:border-left="0.5pt solid #000000" fo:border-right="0.5pt solid #000000" fo:border-top="0.5pt solid #000000" fo:border-bottom="1pt solid #000000"/>
    </style:style>
    <style:style style:name="Таблица199.A2" style:family="table-cell">
      <style:table-cell-properties style:vertical-align="middle" fo:padding="0cm" fo:border="0.05pt solid #000000" fo:border-=".018cm solid #000000"/>
    </style:style>
    <style:style style:name="Таблица199.3" style:family="table-row">
      <style:table-row-properties style:row-height="0.459cm" fo:keep-together="always"/>
    </style:style>
    <style:style style:name="Таблица199.J3" style:family="table-cell">
      <style:table-cell-properties style:vertical-align="middle" fo:padding="0cm" fo:border="0.5pt solid #000000"/>
    </style:style>
    <style:style style:name="Таблица199.K3" style:family="table-cell">
      <style:table-cell-properties style:vertical-align="middle" fo:padding="0cm" fo:border-left="0.5pt solid #000000" fo:border-right="1pt solid #000000" fo:border-top="0.5pt solid #000000" fo:border-bottom="0.5pt solid #000000"/>
    </style:style>
    <style:style style:name="Таблица199.M3" style:family="table-cell">
      <style:table-cell-properties style:vertical-align="middle" fo:padding="0cm" fo:border-left="1pt solid #000000" fo:border-right="0.5pt solid #000000" fo:border-top="1pt solid #000000" fo:border-bottom="1pt solid #000000" fo:border-=".018cm solid #000000"/>
    </style:style>
    <style:style style:name="Таблица199.O3" style:family="table-cell">
      <style:table-cell-properties style:vertical-align="middle" fo:padding="0cm" fo:border-left="0.5pt solid #000000" fo:border-right="1pt solid #000000" fo:border-top="1pt solid #000000" fo:border-bottom="1pt solid #000000" fo:border-=".018cm solid #000000"/>
    </style:style>
    <style:style style:name="Таблица199.B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199.C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199.D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199.E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199.F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199.G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199.H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199.I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199.J4" style:family="table-cell">
      <style:table-cell-properties fo:padding="0cm" fo:border="0.5pt solid #000000"/>
    </style:style>
    <style:style style:name="Таблица199.K4" style:family="table-cell">
      <style:table-cell-properties fo:padding="0cm" fo:border-left="0.5pt solid #000000" fo:border-right="1pt solid #000000" fo:border-top="0.5pt solid #000000" fo:border-bottom="0.5pt solid #000000"/>
    </style:style>
    <style:style style:name="Таблица199.B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199.C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199.D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199.E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199.F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199.G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199.H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199.I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199.J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199.K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200" style:family="table">
      <style:table-properties style:width="28.287cm" fo:margin-left="0.191cm" fo:margin-top="0cm" fo:margin-bottom="0cm" table:align="left" table:border-model="collapsing"/>
    </style:style>
    <style:style style:name="Таблица200.A" style:family="table-column">
      <style:table-column-properties style:column-width="1.485cm"/>
    </style:style>
    <style:style style:name="Таблица200.B" style:family="table-column">
      <style:table-column-properties style:column-width="9.802cm"/>
    </style:style>
    <style:style style:name="Таблица200.C" style:family="table-column">
      <style:table-column-properties style:column-width="2.111cm"/>
    </style:style>
    <style:style style:name="Таблица200.D" style:family="table-column">
      <style:table-column-properties style:column-width="6.895cm"/>
    </style:style>
    <style:style style:name="Таблица200.E" style:family="table-column">
      <style:table-column-properties style:column-width="2.815cm"/>
    </style:style>
    <style:style style:name="Таблица200.F" style:family="table-column">
      <style:table-column-properties style:column-width="0.086cm"/>
    </style:style>
    <style:style style:name="Таблица200.G" style:family="table-column">
      <style:table-column-properties style:column-width="2.194cm"/>
    </style:style>
    <style:style style:name="Таблица200.H" style:family="table-column">
      <style:table-column-properties style:column-width="1.51cm"/>
    </style:style>
    <style:style style:name="Таблица200.I" style:family="table-column">
      <style:table-column-properties style:column-width="1.388cm"/>
    </style:style>
    <style:style style:name="Таблица200.1" style:family="table-row">
      <style:table-row-properties style:min-row-height="1.422cm" fo:keep-together="always"/>
    </style:style>
    <style:style style:name="Таблица200.A1" style:family="table-cell">
      <style:table-cell-properties style:vertical-align="" fo:padding="0cm" fo:border-left="0.05pt solid #000000" fo:border-right="none" fo:border-top="0.5pt solid #000000" fo:border-bottom="0.5pt solid #000000"/>
    </style:style>
    <style:style style:name="Таблица200.H1" style:family="table-cell">
      <style:table-cell-properties style:vertical-align="" fo:padding="0cm" fo:border-left="0.05pt solid #000000" fo:border-right="0.5pt solid #000000" fo:border-top="0.5pt solid #000000" fo:border-bottom="0.5pt solid #000000"/>
    </style:style>
    <style:style style:name="Таблица200.A2" style:family="table-cell">
      <style:table-cell-properties style:vertical-align="" fo:padding="0cm" fo:border-left="0.05pt solid #000000" fo:border-right="none" fo:border-top="none" fo:border-bottom="0.5pt solid #000000"/>
    </style:style>
    <style:style style:name="Таблица200.3" style:family="table-row">
      <style:table-row-properties style:min-row-height="0.711cm" fo:keep-together="always"/>
    </style:style>
    <style:style style:name="Таблица200.A3" style:family="table-cell">
      <style:table-cell-properties style:vertical-align="middle" fo:padding="0cm" fo:border-left="0.05pt solid #000000" fo:border-right="none" fo:border-top="none" fo:border-bottom="0.5pt solid #000000"/>
    </style:style>
    <style:style style:name="Таблица200.H3" style:family="table-cell">
      <style:table-cell-properties style:vertical-align="middle" fo:padding="0cm" fo:border-left="0.05pt solid #000000" fo:border-right="0.5pt solid #000000" fo:border-top="none" fo:border-bottom="0.5pt solid #000000"/>
    </style:style>
    <style:style style:name="Таблица200.18" style:family="table-row">
      <style:table-row-properties style:row-height="0.9cm" fo:keep-together="always"/>
    </style:style>
    <style:style style:name="Таблица200.A18" style:family="table-cell">
      <style:table-cell-properties style:vertical-align="middle" fo:padding="0cm" fo:border-left="0.05pt solid #000000" fo:border-right="0.5pt solid #000000" fo:border-top="1pt solid #000000" fo:border-bottom="0.05pt solid #000000"/>
    </style:style>
    <style:style style:name="Таблица200.B18" style:family="table-cell">
      <style:table-cell-properties style:vertical-align="middle" fo:padding="0cm" fo:border-left="0.5pt solid #000000" fo:border-right="none" fo:border-top="1pt solid #000000" fo:border-bottom="0.05pt solid #000000"/>
    </style:style>
    <style:style style:name="Таблица200.I18" style:family="table-cell">
      <style:table-cell-properties style:vertical-align="middle" fo:padding="0cm" fo:border-left="0.5pt solid #000000" fo:border-right="0.5pt solid #000000" fo:border-top="1pt solid #000000" fo:border-bottom="0.05pt solid #000000"/>
    </style:style>
    <style:style style:name="Таблица5" style:family="table">
      <style:table-properties style:width="28.4cm" fo:margin-left="0.191cm" fo:margin-top="0cm" fo:margin-bottom="0cm" table:align="left" table:border-model="collapsing"/>
    </style:style>
    <style:style style:name="Таблица5.A" style:family="table-column">
      <style:table-column-properties style:column-width="1.824cm"/>
    </style:style>
    <style:style style:name="Таблица5.B" style:family="table-column">
      <style:table-column-properties style:column-width="2.163cm"/>
    </style:style>
    <style:style style:name="Таблица5.C" style:family="table-column">
      <style:table-column-properties style:column-width="2.021cm"/>
    </style:style>
    <style:style style:name="Таблица5.D" style:family="table-column">
      <style:table-column-properties style:column-width="1.607cm"/>
    </style:style>
    <style:style style:name="Таблица5.E" style:family="table-column">
      <style:table-column-properties style:column-width="4.21cm"/>
    </style:style>
    <style:style style:name="Таблица5.F" style:family="table-column">
      <style:table-column-properties style:column-width="0.794cm"/>
    </style:style>
    <style:style style:name="Таблица5.G" style:family="table-column">
      <style:table-column-properties style:column-width="7.92cm"/>
    </style:style>
    <style:style style:name="Таблица5.H" style:family="table-column">
      <style:table-column-properties style:column-width="7.862cm"/>
    </style:style>
    <style:style style:name="Таблица5.1" style:family="table-row">
      <style:table-row-properties style:row-height="0.459cm" fo:keep-together="always"/>
    </style:style>
    <style:style style:name="Таблица5.A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 fo:border-=".018cm solid #000000"/>
    </style:style>
    <style:style style:name="Таблица5.D1" style:family="table-cell">
      <style:table-cell-properties fo:padding-left="0.191cm" fo:padding-right="0.191cm" fo:padding-top="0cm" fo:padding-bottom="0cm" fo:border="0.5pt solid #000000"/>
    </style:style>
    <style:style style:name="Таблица5.E1" style:family="table-cell">
      <style:table-cell-properties fo:padding-left="0.191cm" fo:padding-right="0.191cm" fo:padding-top="0cm" fo:padding-bottom="0cm" fo:border-left="0.5pt solid #000000" fo:border-right="none" fo:border-top="none" fo:border-bottom="none"/>
    </style:style>
    <style:style style:name="Таблица5.F1" style:family="table-cell">
      <style:table-cell-properties fo:padding-left="0.191cm" fo:padding-right="0.191cm" fo:padding-top="0cm" fo:padding-bottom="0cm" fo:border="none"/>
    </style:style>
    <style:style style:name="Таблица5.H1" style:family="table-cell">
      <style:table-cell-properties fo:padding-left="0.191cm" fo:padding-right="0.191cm" fo:padding-top="0cm" fo:padding-bottom="0cm" fo:border="none"/>
    </style:style>
    <style:style style:name="Таблица5.D2" style:family="table-cell">
      <style:table-cell-properties fo:padding-left="0.191cm" fo:padding-right="0.191cm" fo:padding-top="0cm" fo:padding-bottom="0cm" fo:border="0.5pt solid #000000"/>
    </style:style>
    <style:style style:name="Таблица5.E2" style:family="table-cell">
      <style:table-cell-properties fo:padding-left="0.191cm" fo:padding-right="0.191cm" fo:padding-top="0cm" fo:padding-bottom="0cm" fo:border-left="0.5pt solid #000000" fo:border-right="none" fo:border-top="none" fo:border-bottom="none"/>
    </style:style>
    <style:style style:name="Таблица5.G2" style:family="table-cell">
      <style:table-cell-properties fo:padding-left="0.191cm" fo:padding-right="0.191cm" fo:padding-top="0cm" fo:padding-bottom="0cm" fo:border="none"/>
    </style:style>
    <style:style style:name="Таблица5.E3" style:family="table-cell">
      <style:table-cell-properties fo:padding-left="0.191cm" fo:padding-right="0.191cm" fo:padding-top="0cm" fo:padding-bottom="0cm" fo:border-left="0.5pt solid #000000" fo:border-right="none" fo:border-top="none" fo:border-bottom="none"/>
    </style:style>
    <style:style style:name="Таблица5.G3" style:family="table-cell">
      <style:table-cell-properties fo:padding-left="0.191cm" fo:padding-right="0.191cm" fo:padding-top="0cm" fo:padding-bottom="0cm" fo:border="none"/>
    </style:style>
    <style:style style:name="Таблица6" style:family="table">
      <style:table-properties style:width="28.4cm" fo:margin-left="0.191cm" fo:margin-top="0cm" fo:margin-bottom="0cm" table:align="left" table:border-model="collapsing"/>
    </style:style>
    <style:style style:name="Таблица6.A" style:family="table-column">
      <style:table-column-properties style:column-width="0.917cm"/>
    </style:style>
    <style:style style:name="Таблица6.B" style:family="table-column">
      <style:table-column-properties style:column-width="1.482cm"/>
    </style:style>
    <style:style style:name="Таблица6.C" style:family="table-column">
      <style:table-column-properties style:column-width="1.508cm"/>
    </style:style>
    <style:style style:name="Таблица6.D" style:family="table-column">
      <style:table-column-properties style:column-width="2.371cm"/>
    </style:style>
    <style:style style:name="Таблица6.E" style:family="table-column">
      <style:table-column-properties style:column-width="2.101cm"/>
    </style:style>
    <style:style style:name="Таблица6.F" style:family="table-column">
      <style:table-column-properties style:column-width="1.528cm"/>
    </style:style>
    <style:style style:name="Таблица6.G" style:family="table-column">
      <style:table-column-properties style:column-width="1.032cm"/>
    </style:style>
    <style:style style:name="Таблица6.H" style:family="table-column">
      <style:table-column-properties style:column-width="1.071cm"/>
    </style:style>
    <style:style style:name="Таблица6.I" style:family="table-column">
      <style:table-column-properties style:column-width="2.365cm"/>
    </style:style>
    <style:style style:name="Таблица6.J" style:family="table-column">
      <style:table-column-properties style:column-width="2.062cm"/>
    </style:style>
    <style:style style:name="Таблица6.K" style:family="table-column">
      <style:table-column-properties style:column-width="0.42cm"/>
    </style:style>
    <style:style style:name="Таблица6.L" style:family="table-column">
      <style:table-column-properties style:column-width="1.147cm"/>
    </style:style>
    <style:style style:name="Таблица6.M" style:family="table-column">
      <style:table-column-properties style:column-width="4.32cm"/>
    </style:style>
    <style:style style:name="Таблица6.N" style:family="table-column">
      <style:table-column-properties style:column-width="1.568cm"/>
    </style:style>
    <style:style style:name="Таблица6.O" style:family="table-column">
      <style:table-column-properties style:column-width="3.106cm"/>
    </style:style>
    <style:style style:name="Таблица6.P" style:family="table-column">
      <style:table-column-properties style:column-width="1.404cm"/>
    </style:style>
    <style:style style:name="Таблица6.1" style:family="table-row">
      <style:table-row-properties style:row-height="0.499cm" fo:keep-together="always"/>
    </style:style>
    <style:style style:name="Таблица6.A1" style:family="table-cell">
      <style:table-cell-properties style:vertical-align="middle" fo:padding="0cm" fo:border-left="0.05pt solid #000000" fo:border-right="0.5pt solid #000000" fo:border-top="0.5pt solid #000000" fo:border-bottom="none" fo:border-=".018cm solid #000000"/>
    </style:style>
    <style:style style:name="Таблица6.L1" style:family="table-cell">
      <style:table-cell-properties style:vertical-align="middle" fo:padding="0cm" fo:border-left="0.5pt solid #000000" fo:border-right="0.5pt solid #000000" fo:border-top="0.5pt solid #000000" fo:border-bottom="none" fo:border-=".018cm solid #000000"/>
    </style:style>
    <style:style style:name="Таблица6.N1" style:family="table-cell">
      <style:table-cell-properties style:vertical-align="middle" fo:padding="0cm" fo:border-left="0.5pt solid #000000" fo:border-right="0.5pt solid #000000" fo:border-top="0.5pt solid #000000" fo:border-bottom="1pt solid #000000"/>
    </style:style>
    <style:style style:name="Таблица6.P1" style:family="table-cell">
      <style:table-cell-properties style:vertical-align="middle" fo:padding="0cm" fo:border-left="0.5pt solid #000000" fo:border-right="0.5pt solid #000000" fo:border-top="0.5pt solid #000000" fo:border-bottom="1pt solid #000000"/>
    </style:style>
    <style:style style:name="Таблица6.A2" style:family="table-cell">
      <style:table-cell-properties style:vertical-align="middle" fo:padding="0cm" fo:border="0.05pt solid #000000" fo:border-=".018cm solid #000000"/>
    </style:style>
    <style:style style:name="Таблица6.3" style:family="table-row">
      <style:table-row-properties style:row-height="0.459cm" fo:keep-together="always"/>
    </style:style>
    <style:style style:name="Таблица6.J3" style:family="table-cell">
      <style:table-cell-properties style:vertical-align="middle" fo:padding="0cm" fo:border="0.5pt solid #000000"/>
    </style:style>
    <style:style style:name="Таблица6.K3" style:family="table-cell">
      <style:table-cell-properties style:vertical-align="middle" fo:padding="0cm" fo:border-left="0.5pt solid #000000" fo:border-right="1pt solid #000000" fo:border-top="0.5pt solid #000000" fo:border-bottom="0.5pt solid #000000"/>
    </style:style>
    <style:style style:name="Таблица6.M3" style:family="table-cell">
      <style:table-cell-properties style:vertical-align="middle" fo:padding="0cm" fo:border-left="1pt solid #000000" fo:border-right="0.5pt solid #000000" fo:border-top="1pt solid #000000" fo:border-bottom="1pt solid #000000" fo:border-=".018cm solid #000000"/>
    </style:style>
    <style:style style:name="Таблица6.O3" style:family="table-cell">
      <style:table-cell-properties style:vertical-align="middle" fo:padding="0cm" fo:border-left="0.5pt solid #000000" fo:border-right="1pt solid #000000" fo:border-top="1pt solid #000000" fo:border-bottom="1pt solid #000000" fo:border-=".018cm solid #000000"/>
    </style:style>
    <style:style style:name="Таблица6.B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6.C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6.D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6.E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6.F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6.G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6.H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6.I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6.J4" style:family="table-cell">
      <style:table-cell-properties fo:padding="0cm" fo:border="0.5pt solid #000000"/>
    </style:style>
    <style:style style:name="Таблица6.K4" style:family="table-cell">
      <style:table-cell-properties fo:padding="0cm" fo:border-left="0.5pt solid #000000" fo:border-right="1pt solid #000000" fo:border-top="0.5pt solid #000000" fo:border-bottom="0.5pt solid #000000"/>
    </style:style>
    <style:style style:name="Таблица6.B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6.C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6.D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6.E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6.F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6.G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6.H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6.I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6.J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6.K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8" style:family="table">
      <style:table-properties style:width="28.4cm" fo:margin-left="0.191cm" fo:margin-top="0cm" fo:margin-bottom="0cm" table:align="left" table:border-model="collapsing"/>
    </style:style>
    <style:style style:name="Таблица8.A" style:family="table-column">
      <style:table-column-properties style:column-width="1.485cm"/>
    </style:style>
    <style:style style:name="Таблица8.B" style:family="table-column">
      <style:table-column-properties style:column-width="8.816cm"/>
    </style:style>
    <style:style style:name="Таблица8.C" style:family="table-column">
      <style:table-column-properties style:column-width="2.702cm"/>
    </style:style>
    <style:style style:name="Таблица8.D" style:family="table-column">
      <style:table-column-properties style:column-width="6.784cm"/>
    </style:style>
    <style:style style:name="Таблица8.E" style:family="table-column">
      <style:table-column-properties style:column-width="3.406cm"/>
    </style:style>
    <style:style style:name="Таблица8.F" style:family="table-column">
      <style:table-column-properties style:column-width="2.196cm"/>
    </style:style>
    <style:style style:name="Таблица8.G" style:family="table-column">
      <style:table-column-properties style:column-width="1.51cm"/>
    </style:style>
    <style:style style:name="Таблица8.H" style:family="table-column">
      <style:table-column-properties style:column-width="1.501cm"/>
    </style:style>
    <style:style style:name="Таблица8.1" style:family="table-row">
      <style:table-row-properties style:min-row-height="1.422cm" fo:keep-together="always"/>
    </style:style>
    <style:style style:name="Таблица8.A1" style:family="table-cell">
      <style:table-cell-properties style:vertical-align="" fo:padding="0cm" fo:border-left="0.05pt solid #000000" fo:border-right="none" fo:border-top="0.5pt solid #000000" fo:border-bottom="0.5pt solid #000000"/>
    </style:style>
    <style:style style:name="Таблица8.G1" style:family="table-cell">
      <style:table-cell-properties style:vertical-align="" fo:padding="0cm" fo:border-left="0.05pt solid #000000" fo:border-right="0.5pt solid #000000" fo:border-top="0.5pt solid #000000" fo:border-bottom="0.5pt solid #000000"/>
    </style:style>
    <style:style style:name="Таблица8.A2" style:family="table-cell">
      <style:table-cell-properties style:vertical-align="" fo:padding="0cm" fo:border-left="0.05pt solid #000000" fo:border-right="none" fo:border-top="none" fo:border-bottom="0.5pt solid #000000"/>
    </style:style>
    <style:style style:name="Таблица8.3" style:family="table-row">
      <style:table-row-properties style:min-row-height="0.711cm" fo:keep-together="always"/>
    </style:style>
    <style:style style:name="Таблица8.A3" style:family="table-cell">
      <style:table-cell-properties style:vertical-align="middle" fo:padding="0cm" fo:border-left="0.05pt solid #000000" fo:border-right="none" fo:border-top="none" fo:border-bottom="0.5pt solid #000000"/>
    </style:style>
    <style:style style:name="Таблица8.G3" style:family="table-cell">
      <style:table-cell-properties style:vertical-align="middle" fo:padding="0cm" fo:border-left="0.05pt solid #000000" fo:border-right="0.5pt solid #000000" fo:border-top="none" fo:border-bottom="0.5pt solid #000000"/>
    </style:style>
    <style:style style:name="Таблица8.18" style:family="table-row">
      <style:table-row-properties style:row-height="0.9cm" fo:keep-together="always"/>
    </style:style>
    <style:style style:name="Таблица8.A18" style:family="table-cell">
      <style:table-cell-properties style:vertical-align="middle" fo:padding="0cm" fo:border-left="0.05pt solid #000000" fo:border-right="0.5pt solid #000000" fo:border-top="1pt solid #000000" fo:border-bottom="0.05pt solid #000000"/>
    </style:style>
    <style:style style:name="Таблица8.B18" style:family="table-cell">
      <style:table-cell-properties style:vertical-align="middle" fo:padding="0cm" fo:border-left="0.5pt solid #000000" fo:border-right="none" fo:border-top="1pt solid #000000" fo:border-bottom="0.05pt solid #000000"/>
    </style:style>
    <style:style style:name="Таблица8.H18" style:family="table-cell">
      <style:table-cell-properties style:vertical-align="middle" fo:padding="0cm" fo:border-left="0.5pt solid #000000" fo:border-right="0.5pt solid #000000" fo:border-top="1pt solid #000000" fo:border-bottom="0.05pt solid #000000"/>
    </style:style>
    <style:style style:name="Таблица69" style:family="table">
      <style:table-properties style:width="28.4cm" fo:margin-left="0.191cm" fo:margin-top="0cm" fo:margin-bottom="0cm" table:align="left" table:border-model="collapsing"/>
    </style:style>
    <style:style style:name="Таблица69.A" style:family="table-column">
      <style:table-column-properties style:column-width="1.824cm"/>
    </style:style>
    <style:style style:name="Таблица69.B" style:family="table-column">
      <style:table-column-properties style:column-width="2.163cm"/>
    </style:style>
    <style:style style:name="Таблица69.C" style:family="table-column">
      <style:table-column-properties style:column-width="2.021cm"/>
    </style:style>
    <style:style style:name="Таблица69.D" style:family="table-column">
      <style:table-column-properties style:column-width="1.607cm"/>
    </style:style>
    <style:style style:name="Таблица69.E" style:family="table-column">
      <style:table-column-properties style:column-width="4.21cm"/>
    </style:style>
    <style:style style:name="Таблица69.F" style:family="table-column">
      <style:table-column-properties style:column-width="0.794cm"/>
    </style:style>
    <style:style style:name="Таблица69.G" style:family="table-column">
      <style:table-column-properties style:column-width="7.92cm"/>
    </style:style>
    <style:style style:name="Таблица69.H" style:family="table-column">
      <style:table-column-properties style:column-width="7.862cm"/>
    </style:style>
    <style:style style:name="Таблица69.1" style:family="table-row">
      <style:table-row-properties style:row-height="0.459cm" fo:keep-together="always"/>
    </style:style>
    <style:style style:name="Таблица69.A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 fo:border-=".018cm solid #000000"/>
    </style:style>
    <style:style style:name="Таблица69.D1" style:family="table-cell">
      <style:table-cell-properties fo:padding-left="0.191cm" fo:padding-right="0.191cm" fo:padding-top="0cm" fo:padding-bottom="0cm" fo:border="0.5pt solid #000000"/>
    </style:style>
    <style:style style:name="Таблица69.E1" style:family="table-cell">
      <style:table-cell-properties fo:padding-left="0.191cm" fo:padding-right="0.191cm" fo:padding-top="0cm" fo:padding-bottom="0cm" fo:border-left="0.5pt solid #000000" fo:border-right="none" fo:border-top="none" fo:border-bottom="none"/>
    </style:style>
    <style:style style:name="Таблица69.F1" style:family="table-cell">
      <style:table-cell-properties fo:padding-left="0.191cm" fo:padding-right="0.191cm" fo:padding-top="0cm" fo:padding-bottom="0cm" fo:border="none"/>
    </style:style>
    <style:style style:name="Таблица69.H1" style:family="table-cell">
      <style:table-cell-properties fo:padding-left="0.191cm" fo:padding-right="0.191cm" fo:padding-top="0cm" fo:padding-bottom="0cm" fo:border="none"/>
    </style:style>
    <style:style style:name="Таблица69.D2" style:family="table-cell">
      <style:table-cell-properties fo:padding-left="0.191cm" fo:padding-right="0.191cm" fo:padding-top="0cm" fo:padding-bottom="0cm" fo:border="0.5pt solid #000000"/>
    </style:style>
    <style:style style:name="Таблица69.E2" style:family="table-cell">
      <style:table-cell-properties fo:padding-left="0.191cm" fo:padding-right="0.191cm" fo:padding-top="0cm" fo:padding-bottom="0cm" fo:border-left="0.5pt solid #000000" fo:border-right="none" fo:border-top="none" fo:border-bottom="none"/>
    </style:style>
    <style:style style:name="Таблица69.G2" style:family="table-cell">
      <style:table-cell-properties fo:padding-left="0.191cm" fo:padding-right="0.191cm" fo:padding-top="0cm" fo:padding-bottom="0cm" fo:border="none"/>
    </style:style>
    <style:style style:name="Таблица69.E3" style:family="table-cell">
      <style:table-cell-properties fo:padding-left="0.191cm" fo:padding-right="0.191cm" fo:padding-top="0cm" fo:padding-bottom="0cm" fo:border-left="0.5pt solid #000000" fo:border-right="none" fo:border-top="none" fo:border-bottom="none"/>
    </style:style>
    <style:style style:name="Таблица69.G3" style:family="table-cell">
      <style:table-cell-properties fo:padding-left="0.191cm" fo:padding-right="0.191cm" fo:padding-top="0cm" fo:padding-bottom="0cm" fo:border="none"/>
    </style:style>
    <style:style style:name="Таблица70" style:family="table">
      <style:table-properties style:width="28.4cm" fo:margin-left="0.191cm" fo:margin-top="0cm" fo:margin-bottom="0cm" table:align="left" table:border-model="collapsing"/>
    </style:style>
    <style:style style:name="Таблица70.A" style:family="table-column">
      <style:table-column-properties style:column-width="0.917cm"/>
    </style:style>
    <style:style style:name="Таблица70.B" style:family="table-column">
      <style:table-column-properties style:column-width="1.482cm"/>
    </style:style>
    <style:style style:name="Таблица70.C" style:family="table-column">
      <style:table-column-properties style:column-width="1.508cm"/>
    </style:style>
    <style:style style:name="Таблица70.D" style:family="table-column">
      <style:table-column-properties style:column-width="2.371cm"/>
    </style:style>
    <style:style style:name="Таблица70.E" style:family="table-column">
      <style:table-column-properties style:column-width="2.101cm"/>
    </style:style>
    <style:style style:name="Таблица70.F" style:family="table-column">
      <style:table-column-properties style:column-width="1.528cm"/>
    </style:style>
    <style:style style:name="Таблица70.G" style:family="table-column">
      <style:table-column-properties style:column-width="1.032cm"/>
    </style:style>
    <style:style style:name="Таблица70.H" style:family="table-column">
      <style:table-column-properties style:column-width="1.071cm"/>
    </style:style>
    <style:style style:name="Таблица70.I" style:family="table-column">
      <style:table-column-properties style:column-width="2.365cm"/>
    </style:style>
    <style:style style:name="Таблица70.J" style:family="table-column">
      <style:table-column-properties style:column-width="2.062cm"/>
    </style:style>
    <style:style style:name="Таблица70.K" style:family="table-column">
      <style:table-column-properties style:column-width="0.42cm"/>
    </style:style>
    <style:style style:name="Таблица70.L" style:family="table-column">
      <style:table-column-properties style:column-width="1.147cm"/>
    </style:style>
    <style:style style:name="Таблица70.M" style:family="table-column">
      <style:table-column-properties style:column-width="4.32cm"/>
    </style:style>
    <style:style style:name="Таблица70.N" style:family="table-column">
      <style:table-column-properties style:column-width="1.568cm"/>
    </style:style>
    <style:style style:name="Таблица70.O" style:family="table-column">
      <style:table-column-properties style:column-width="3.106cm"/>
    </style:style>
    <style:style style:name="Таблица70.P" style:family="table-column">
      <style:table-column-properties style:column-width="1.404cm"/>
    </style:style>
    <style:style style:name="Таблица70.1" style:family="table-row">
      <style:table-row-properties style:row-height="0.499cm" fo:keep-together="always"/>
    </style:style>
    <style:style style:name="Таблица70.A1" style:family="table-cell">
      <style:table-cell-properties style:vertical-align="middle" fo:padding="0cm" fo:border-left="0.05pt solid #000000" fo:border-right="0.5pt solid #000000" fo:border-top="0.5pt solid #000000" fo:border-bottom="none" fo:border-=".018cm solid #000000"/>
    </style:style>
    <style:style style:name="Таблица70.L1" style:family="table-cell">
      <style:table-cell-properties style:vertical-align="middle" fo:padding="0cm" fo:border-left="0.5pt solid #000000" fo:border-right="0.5pt solid #000000" fo:border-top="0.5pt solid #000000" fo:border-bottom="none" fo:border-=".018cm solid #000000"/>
    </style:style>
    <style:style style:name="Таблица70.N1" style:family="table-cell">
      <style:table-cell-properties style:vertical-align="middle" fo:padding="0cm" fo:border-left="0.5pt solid #000000" fo:border-right="0.5pt solid #000000" fo:border-top="0.5pt solid #000000" fo:border-bottom="1pt solid #000000"/>
    </style:style>
    <style:style style:name="Таблица70.P1" style:family="table-cell">
      <style:table-cell-properties style:vertical-align="middle" fo:padding="0cm" fo:border-left="0.5pt solid #000000" fo:border-right="0.5pt solid #000000" fo:border-top="0.5pt solid #000000" fo:border-bottom="1pt solid #000000"/>
    </style:style>
    <style:style style:name="Таблица70.A2" style:family="table-cell">
      <style:table-cell-properties style:vertical-align="middle" fo:padding="0cm" fo:border="0.05pt solid #000000" fo:border-=".018cm solid #000000"/>
    </style:style>
    <style:style style:name="Таблица70.3" style:family="table-row">
      <style:table-row-properties style:row-height="0.459cm" fo:keep-together="always"/>
    </style:style>
    <style:style style:name="Таблица70.J3" style:family="table-cell">
      <style:table-cell-properties style:vertical-align="middle" fo:padding="0cm" fo:border="0.5pt solid #000000"/>
    </style:style>
    <style:style style:name="Таблица70.K3" style:family="table-cell">
      <style:table-cell-properties style:vertical-align="middle" fo:padding="0cm" fo:border-left="0.5pt solid #000000" fo:border-right="1pt solid #000000" fo:border-top="0.5pt solid #000000" fo:border-bottom="0.5pt solid #000000"/>
    </style:style>
    <style:style style:name="Таблица70.M3" style:family="table-cell">
      <style:table-cell-properties style:vertical-align="middle" fo:padding="0cm" fo:border-left="1pt solid #000000" fo:border-right="0.5pt solid #000000" fo:border-top="1pt solid #000000" fo:border-bottom="1pt solid #000000" fo:border-=".018cm solid #000000"/>
    </style:style>
    <style:style style:name="Таблица70.O3" style:family="table-cell">
      <style:table-cell-properties style:vertical-align="middle" fo:padding="0cm" fo:border-left="0.5pt solid #000000" fo:border-right="1pt solid #000000" fo:border-top="1pt solid #000000" fo:border-bottom="1pt solid #000000" fo:border-=".018cm solid #000000"/>
    </style:style>
    <style:style style:name="Таблица70.B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70.C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70.D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70.E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70.F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70.G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70.H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70.I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70.J4" style:family="table-cell">
      <style:table-cell-properties fo:padding="0cm" fo:border="0.5pt solid #000000"/>
    </style:style>
    <style:style style:name="Таблица70.K4" style:family="table-cell">
      <style:table-cell-properties fo:padding="0cm" fo:border-left="0.5pt solid #000000" fo:border-right="1pt solid #000000" fo:border-top="0.5pt solid #000000" fo:border-bottom="0.5pt solid #000000"/>
    </style:style>
    <style:style style:name="Таблица70.B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70.C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70.D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70.E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70.F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70.G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70.H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70.I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70.J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70.K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71" style:family="table">
      <style:table-properties style:width="28.4cm" fo:margin-left="0.191cm" fo:margin-top="0cm" fo:margin-bottom="0cm" table:align="left" table:border-model="collapsing"/>
    </style:style>
    <style:style style:name="Таблица71.A" style:family="table-column">
      <style:table-column-properties style:column-width="1.485cm"/>
    </style:style>
    <style:style style:name="Таблица71.B" style:family="table-column">
      <style:table-column-properties style:column-width="8.816cm"/>
    </style:style>
    <style:style style:name="Таблица71.C" style:family="table-column">
      <style:table-column-properties style:column-width="2.702cm"/>
    </style:style>
    <style:style style:name="Таблица71.D" style:family="table-column">
      <style:table-column-properties style:column-width="6.784cm"/>
    </style:style>
    <style:style style:name="Таблица71.E" style:family="table-column">
      <style:table-column-properties style:column-width="3.406cm"/>
    </style:style>
    <style:style style:name="Таблица71.F" style:family="table-column">
      <style:table-column-properties style:column-width="2.196cm"/>
    </style:style>
    <style:style style:name="Таблица71.G" style:family="table-column">
      <style:table-column-properties style:column-width="1.51cm"/>
    </style:style>
    <style:style style:name="Таблица71.H" style:family="table-column">
      <style:table-column-properties style:column-width="1.501cm"/>
    </style:style>
    <style:style style:name="Таблица71.1" style:family="table-row">
      <style:table-row-properties style:min-row-height="1.422cm" fo:keep-together="always"/>
    </style:style>
    <style:style style:name="Таблица71.A1" style:family="table-cell">
      <style:table-cell-properties style:vertical-align="" fo:padding="0cm" fo:border-left="0.05pt solid #000000" fo:border-right="none" fo:border-top="0.5pt solid #000000" fo:border-bottom="0.5pt solid #000000"/>
    </style:style>
    <style:style style:name="Таблица71.G1" style:family="table-cell">
      <style:table-cell-properties style:vertical-align="" fo:padding="0cm" fo:border-left="0.05pt solid #000000" fo:border-right="0.5pt solid #000000" fo:border-top="0.5pt solid #000000" fo:border-bottom="0.5pt solid #000000"/>
    </style:style>
    <style:style style:name="Таблица71.A2" style:family="table-cell">
      <style:table-cell-properties style:vertical-align="" fo:padding="0cm" fo:border-left="0.05pt solid #000000" fo:border-right="none" fo:border-top="none" fo:border-bottom="0.5pt solid #000000"/>
    </style:style>
    <style:style style:name="Таблица71.3" style:family="table-row">
      <style:table-row-properties style:min-row-height="0.711cm" fo:keep-together="always"/>
    </style:style>
    <style:style style:name="Таблица71.A3" style:family="table-cell">
      <style:table-cell-properties style:vertical-align="middle" fo:padding="0cm" fo:border-left="0.05pt solid #000000" fo:border-right="none" fo:border-top="none" fo:border-bottom="0.5pt solid #000000"/>
    </style:style>
    <style:style style:name="Таблица71.G3" style:family="table-cell">
      <style:table-cell-properties style:vertical-align="middle" fo:padding="0cm" fo:border-left="0.05pt solid #000000" fo:border-right="0.5pt solid #000000" fo:border-top="none" fo:border-bottom="0.5pt solid #000000"/>
    </style:style>
    <style:style style:name="Таблица71.18" style:family="table-row">
      <style:table-row-properties style:row-height="0.9cm" fo:keep-together="always"/>
    </style:style>
    <style:style style:name="Таблица71.A18" style:family="table-cell">
      <style:table-cell-properties style:vertical-align="middle" fo:padding="0cm" fo:border-left="0.05pt solid #000000" fo:border-right="0.5pt solid #000000" fo:border-top="1pt solid #000000" fo:border-bottom="0.05pt solid #000000"/>
    </style:style>
    <style:style style:name="Таблица71.B18" style:family="table-cell">
      <style:table-cell-properties style:vertical-align="middle" fo:padding="0cm" fo:border-left="0.5pt solid #000000" fo:border-right="none" fo:border-top="1pt solid #000000" fo:border-bottom="0.05pt solid #000000"/>
    </style:style>
    <style:style style:name="Таблица71.H18" style:family="table-cell">
      <style:table-cell-properties style:vertical-align="middle" fo:padding="0cm" fo:border-left="0.5pt solid #000000" fo:border-right="0.5pt solid #000000" fo:border-top="1pt solid #000000" fo:border-bottom="0.05pt solid #000000"/>
    </style:style>
    <style:style style:name="Таблица50" style:family="table">
      <style:table-properties style:width="28.4cm" fo:margin-left="0.191cm" fo:margin-top="0cm" fo:margin-bottom="0cm" table:align="left" table:border-model="collapsing"/>
    </style:style>
    <style:style style:name="Таблица50.A" style:family="table-column">
      <style:table-column-properties style:column-width="1.824cm"/>
    </style:style>
    <style:style style:name="Таблица50.B" style:family="table-column">
      <style:table-column-properties style:column-width="2.163cm"/>
    </style:style>
    <style:style style:name="Таблица50.C" style:family="table-column">
      <style:table-column-properties style:column-width="2.021cm"/>
    </style:style>
    <style:style style:name="Таблица50.D" style:family="table-column">
      <style:table-column-properties style:column-width="1.607cm"/>
    </style:style>
    <style:style style:name="Таблица50.E" style:family="table-column">
      <style:table-column-properties style:column-width="4.21cm"/>
    </style:style>
    <style:style style:name="Таблица50.F" style:family="table-column">
      <style:table-column-properties style:column-width="0.794cm"/>
    </style:style>
    <style:style style:name="Таблица50.G" style:family="table-column">
      <style:table-column-properties style:column-width="7.92cm"/>
    </style:style>
    <style:style style:name="Таблица50.H" style:family="table-column">
      <style:table-column-properties style:column-width="7.862cm"/>
    </style:style>
    <style:style style:name="Таблица50.1" style:family="table-row">
      <style:table-row-properties style:row-height="0.459cm" fo:keep-together="always"/>
    </style:style>
    <style:style style:name="Таблица50.A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 fo:border-=".018cm solid #000000"/>
    </style:style>
    <style:style style:name="Таблица50.D1" style:family="table-cell">
      <style:table-cell-properties fo:padding-left="0.191cm" fo:padding-right="0.191cm" fo:padding-top="0cm" fo:padding-bottom="0cm" fo:border="0.5pt solid #000000"/>
    </style:style>
    <style:style style:name="Таблица50.E1" style:family="table-cell">
      <style:table-cell-properties fo:padding-left="0.191cm" fo:padding-right="0.191cm" fo:padding-top="0cm" fo:padding-bottom="0cm" fo:border-left="0.5pt solid #000000" fo:border-right="none" fo:border-top="none" fo:border-bottom="none"/>
    </style:style>
    <style:style style:name="Таблица50.F1" style:family="table-cell">
      <style:table-cell-properties fo:padding-left="0.191cm" fo:padding-right="0.191cm" fo:padding-top="0cm" fo:padding-bottom="0cm" fo:border="none"/>
    </style:style>
    <style:style style:name="Таблица50.H1" style:family="table-cell">
      <style:table-cell-properties fo:padding-left="0.191cm" fo:padding-right="0.191cm" fo:padding-top="0cm" fo:padding-bottom="0cm" fo:border="none"/>
    </style:style>
    <style:style style:name="Таблица50.D2" style:family="table-cell">
      <style:table-cell-properties fo:padding-left="0.191cm" fo:padding-right="0.191cm" fo:padding-top="0cm" fo:padding-bottom="0cm" fo:border="0.5pt solid #000000"/>
    </style:style>
    <style:style style:name="Таблица50.E2" style:family="table-cell">
      <style:table-cell-properties fo:padding-left="0.191cm" fo:padding-right="0.191cm" fo:padding-top="0cm" fo:padding-bottom="0cm" fo:border-left="0.5pt solid #000000" fo:border-right="none" fo:border-top="none" fo:border-bottom="none"/>
    </style:style>
    <style:style style:name="Таблица50.G2" style:family="table-cell">
      <style:table-cell-properties fo:padding-left="0.191cm" fo:padding-right="0.191cm" fo:padding-top="0cm" fo:padding-bottom="0cm" fo:border="none"/>
    </style:style>
    <style:style style:name="Таблица50.E3" style:family="table-cell">
      <style:table-cell-properties fo:padding-left="0.191cm" fo:padding-right="0.191cm" fo:padding-top="0cm" fo:padding-bottom="0cm" fo:border-left="0.5pt solid #000000" fo:border-right="none" fo:border-top="none" fo:border-bottom="none"/>
    </style:style>
    <style:style style:name="Таблица50.G3" style:family="table-cell">
      <style:table-cell-properties fo:padding-left="0.191cm" fo:padding-right="0.191cm" fo:padding-top="0cm" fo:padding-bottom="0cm" fo:border="none"/>
    </style:style>
    <style:style style:name="Таблица54" style:family="table">
      <style:table-properties style:width="28.4cm" fo:margin-left="0.191cm" fo:margin-top="0cm" fo:margin-bottom="0cm" table:align="left" table:border-model="collapsing"/>
    </style:style>
    <style:style style:name="Таблица54.A" style:family="table-column">
      <style:table-column-properties style:column-width="0.917cm"/>
    </style:style>
    <style:style style:name="Таблица54.B" style:family="table-column">
      <style:table-column-properties style:column-width="1.482cm"/>
    </style:style>
    <style:style style:name="Таблица54.C" style:family="table-column">
      <style:table-column-properties style:column-width="1.508cm"/>
    </style:style>
    <style:style style:name="Таблица54.D" style:family="table-column">
      <style:table-column-properties style:column-width="2.371cm"/>
    </style:style>
    <style:style style:name="Таблица54.E" style:family="table-column">
      <style:table-column-properties style:column-width="2.101cm"/>
    </style:style>
    <style:style style:name="Таблица54.F" style:family="table-column">
      <style:table-column-properties style:column-width="1.528cm"/>
    </style:style>
    <style:style style:name="Таблица54.G" style:family="table-column">
      <style:table-column-properties style:column-width="1.032cm"/>
    </style:style>
    <style:style style:name="Таблица54.H" style:family="table-column">
      <style:table-column-properties style:column-width="1.071cm"/>
    </style:style>
    <style:style style:name="Таблица54.I" style:family="table-column">
      <style:table-column-properties style:column-width="2.365cm"/>
    </style:style>
    <style:style style:name="Таблица54.J" style:family="table-column">
      <style:table-column-properties style:column-width="2.062cm"/>
    </style:style>
    <style:style style:name="Таблица54.K" style:family="table-column">
      <style:table-column-properties style:column-width="0.42cm"/>
    </style:style>
    <style:style style:name="Таблица54.L" style:family="table-column">
      <style:table-column-properties style:column-width="1.147cm"/>
    </style:style>
    <style:style style:name="Таблица54.M" style:family="table-column">
      <style:table-column-properties style:column-width="4.32cm"/>
    </style:style>
    <style:style style:name="Таблица54.N" style:family="table-column">
      <style:table-column-properties style:column-width="1.568cm"/>
    </style:style>
    <style:style style:name="Таблица54.O" style:family="table-column">
      <style:table-column-properties style:column-width="3.106cm"/>
    </style:style>
    <style:style style:name="Таблица54.P" style:family="table-column">
      <style:table-column-properties style:column-width="1.404cm"/>
    </style:style>
    <style:style style:name="Таблица54.1" style:family="table-row">
      <style:table-row-properties style:row-height="0.499cm" fo:keep-together="always"/>
    </style:style>
    <style:style style:name="Таблица54.A1" style:family="table-cell">
      <style:table-cell-properties style:vertical-align="middle" fo:padding="0cm" fo:border-left="0.05pt solid #000000" fo:border-right="0.5pt solid #000000" fo:border-top="0.5pt solid #000000" fo:border-bottom="none" fo:border-=".018cm solid #000000"/>
    </style:style>
    <style:style style:name="Таблица54.L1" style:family="table-cell">
      <style:table-cell-properties style:vertical-align="middle" fo:padding="0cm" fo:border-left="0.5pt solid #000000" fo:border-right="0.5pt solid #000000" fo:border-top="0.5pt solid #000000" fo:border-bottom="none" fo:border-=".018cm solid #000000"/>
    </style:style>
    <style:style style:name="Таблица54.N1" style:family="table-cell">
      <style:table-cell-properties style:vertical-align="middle" fo:padding="0cm" fo:border-left="0.5pt solid #000000" fo:border-right="0.5pt solid #000000" fo:border-top="0.5pt solid #000000" fo:border-bottom="1pt solid #000000"/>
    </style:style>
    <style:style style:name="Таблица54.P1" style:family="table-cell">
      <style:table-cell-properties style:vertical-align="middle" fo:padding="0cm" fo:border-left="0.5pt solid #000000" fo:border-right="0.5pt solid #000000" fo:border-top="0.5pt solid #000000" fo:border-bottom="1pt solid #000000"/>
    </style:style>
    <style:style style:name="Таблица54.A2" style:family="table-cell">
      <style:table-cell-properties style:vertical-align="middle" fo:padding="0cm" fo:border="0.05pt solid #000000" fo:border-=".018cm solid #000000"/>
    </style:style>
    <style:style style:name="Таблица54.3" style:family="table-row">
      <style:table-row-properties style:row-height="0.459cm" fo:keep-together="always"/>
    </style:style>
    <style:style style:name="Таблица54.J3" style:family="table-cell">
      <style:table-cell-properties style:vertical-align="middle" fo:padding="0cm" fo:border="0.5pt solid #000000"/>
    </style:style>
    <style:style style:name="Таблица54.K3" style:family="table-cell">
      <style:table-cell-properties style:vertical-align="middle" fo:padding="0cm" fo:border-left="0.5pt solid #000000" fo:border-right="1pt solid #000000" fo:border-top="0.5pt solid #000000" fo:border-bottom="0.5pt solid #000000"/>
    </style:style>
    <style:style style:name="Таблица54.M3" style:family="table-cell">
      <style:table-cell-properties style:vertical-align="middle" fo:padding="0cm" fo:border-left="1pt solid #000000" fo:border-right="0.5pt solid #000000" fo:border-top="1pt solid #000000" fo:border-bottom="1pt solid #000000" fo:border-=".018cm solid #000000"/>
    </style:style>
    <style:style style:name="Таблица54.O3" style:family="table-cell">
      <style:table-cell-properties style:vertical-align="middle" fo:padding="0cm" fo:border-left="0.5pt solid #000000" fo:border-right="1pt solid #000000" fo:border-top="1pt solid #000000" fo:border-bottom="1pt solid #000000" fo:border-=".018cm solid #000000"/>
    </style:style>
    <style:style style:name="Таблица54.B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54.C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54.D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54.E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54.F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54.G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54.H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54.I4" style:family="table-cell">
      <style:table-cell-properties fo:padding="0cm" fo:border-left="0.5pt solid #000000" fo:border-right="0.5pt solid #000000" fo:border-top="0.5pt solid #000000" fo:border-bottom="none" fo:border-=".018cm solid #000000"/>
    </style:style>
    <style:style style:name="Таблица54.J4" style:family="table-cell">
      <style:table-cell-properties fo:padding="0cm" fo:border="0.5pt solid #000000"/>
    </style:style>
    <style:style style:name="Таблица54.K4" style:family="table-cell">
      <style:table-cell-properties fo:padding="0cm" fo:border-left="0.5pt solid #000000" fo:border-right="1pt solid #000000" fo:border-top="0.5pt solid #000000" fo:border-bottom="0.5pt solid #000000"/>
    </style:style>
    <style:style style:name="Таблица54.B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54.C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54.D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54.E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54.F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54.G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54.H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54.I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54.J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54.K5" style:family="table-cell">
      <style:table-cell-properties fo:padding="0cm" fo:border-left="0.5pt solid #000000" fo:border-right="none" fo:border-top="0.5pt solid #000000" fo:border-bottom="none" fo:border-=".018cm solid #000000"/>
    </style:style>
    <style:style style:name="Таблица55" style:family="table">
      <style:table-properties style:width="28.4cm" fo:margin-left="0.191cm" fo:margin-top="0cm" fo:margin-bottom="0cm" table:align="left" table:border-model="collapsing"/>
    </style:style>
    <style:style style:name="Таблица55.A" style:family="table-column">
      <style:table-column-properties style:column-width="1.485cm"/>
    </style:style>
    <style:style style:name="Таблица55.B" style:family="table-column">
      <style:table-column-properties style:column-width="9.409cm"/>
    </style:style>
    <style:style style:name="Таблица55.C" style:family="table-column">
      <style:table-column-properties style:column-width="2.618cm"/>
    </style:style>
    <style:style style:name="Таблица55.D" style:family="table-column">
      <style:table-column-properties style:column-width="6.502cm"/>
    </style:style>
    <style:style style:name="Таблица55.E" style:family="table-column">
      <style:table-column-properties style:column-width="2.674cm"/>
    </style:style>
    <style:style style:name="Таблица55.F" style:family="table-column">
      <style:table-column-properties style:column-width="0.508cm"/>
    </style:style>
    <style:style style:name="Таблица55.G" style:family="table-column">
      <style:table-column-properties style:column-width="1.603cm"/>
    </style:style>
    <style:style style:name="Таблица55.H" style:family="table-column">
      <style:table-column-properties style:column-width="2.101cm"/>
    </style:style>
    <style:style style:name="Таблица55.I" style:family="table-column">
      <style:table-column-properties style:column-width="1.501cm"/>
    </style:style>
    <style:style style:name="Таблица55.1" style:family="table-row">
      <style:table-row-properties style:min-row-height="1.422cm" fo:keep-together="always"/>
    </style:style>
    <style:style style:name="Таблица55.A1" style:family="table-cell">
      <style:table-cell-properties style:vertical-align="" fo:padding="0cm" fo:border-left="0.05pt solid #000000" fo:border-right="none" fo:border-top="0.5pt solid #000000" fo:border-bottom="0.5pt solid #000000"/>
    </style:style>
    <style:style style:name="Таблица55.H1" style:family="table-cell">
      <style:table-cell-properties style:vertical-align="" fo:padding="0cm" fo:border-left="0.05pt solid #000000" fo:border-right="0.5pt solid #000000" fo:border-top="0.5pt solid #000000" fo:border-bottom="0.5pt solid #000000"/>
    </style:style>
    <style:style style:name="Таблица55.A2" style:family="table-cell">
      <style:table-cell-properties style:vertical-align="" fo:padding="0cm" fo:border-left="0.05pt solid #000000" fo:border-right="none" fo:border-top="none" fo:border-bottom="0.5pt solid #000000"/>
    </style:style>
    <style:style style:name="Таблица55.3" style:family="table-row">
      <style:table-row-properties style:min-row-height="0.711cm" fo:keep-together="always"/>
    </style:style>
    <style:style style:name="Таблица55.A3" style:family="table-cell">
      <style:table-cell-properties style:vertical-align="middle" fo:padding="0cm" fo:border-left="0.05pt solid #000000" fo:border-right="none" fo:border-top="none" fo:border-bottom="0.5pt solid #000000"/>
    </style:style>
    <style:style style:name="Таблица55.H3" style:family="table-cell">
      <style:table-cell-properties style:vertical-align="middle" fo:padding="0cm" fo:border-left="0.05pt solid #000000" fo:border-right="0.5pt solid #000000" fo:border-top="none" fo:border-bottom="0.5pt solid #000000"/>
    </style:style>
    <style:style style:name="Таблица55.18" style:family="table-row">
      <style:table-row-properties style:row-height="0.9cm" fo:keep-together="always"/>
    </style:style>
    <style:style style:name="Таблица55.A18" style:family="table-cell">
      <style:table-cell-properties style:vertical-align="middle" fo:padding="0cm" fo:border-left="0.05pt solid #000000" fo:border-right="0.5pt solid #000000" fo:border-top="1pt solid #000000" fo:border-bottom="0.05pt solid #000000"/>
    </style:style>
    <style:style style:name="Таблица55.B18" style:family="table-cell">
      <style:table-cell-properties style:vertical-align="middle" fo:padding="0cm" fo:border-left="0.5pt solid #000000" fo:border-right="none" fo:border-top="1pt solid #000000" fo:border-bottom="0.05pt solid #000000"/>
    </style:style>
    <style:style style:name="Таблица55.I18" style:family="table-cell">
      <style:table-cell-properties style:vertical-align="middle" fo:padding="0cm" fo:border-left="0.5pt solid #000000" fo:border-right="0.5pt solid #000000" fo:border-top="1pt solid #000000" fo:border-bottom="0.05pt solid #000000"/>
    </style:style>
    <style:style style:name="Таблица75" style:family="table">
      <style:table-properties style:width="28.598cm" table:align="left" style:writing-mode="lr-tb"/>
    </style:style>
    <style:style style:name="Таблица75.A" style:family="table-column">
      <style:table-column-properties style:column-width="1.501cm"/>
    </style:style>
    <style:style style:name="Таблица75.B" style:family="table-column">
      <style:table-column-properties style:column-width="0.3cm"/>
    </style:style>
    <style:style style:name="Таблица75.C" style:family="table-column">
      <style:table-column-properties style:column-width="0.45cm"/>
    </style:style>
    <style:style style:name="Таблица75.D" style:family="table-column">
      <style:table-column-properties style:column-width="0.376cm"/>
    </style:style>
    <style:style style:name="Таблица75.E" style:family="table-column">
      <style:table-column-properties style:column-width="1.125cm"/>
    </style:style>
    <style:style style:name="Таблица75.F" style:family="table-column">
      <style:table-column-properties style:column-width="0.249cm"/>
    </style:style>
    <style:style style:name="Таблица75.G" style:family="table-column">
      <style:table-column-properties style:column-width="2.002cm"/>
    </style:style>
    <style:style style:name="Таблица75.H" style:family="table-column">
      <style:table-column-properties style:column-width="1.3cm"/>
    </style:style>
    <style:style style:name="Таблица75.I" style:family="table-column">
      <style:table-column-properties style:column-width="0.325cm"/>
    </style:style>
    <style:style style:name="Таблица75.J" style:family="table-column">
      <style:table-column-properties style:column-width="1.628cm"/>
    </style:style>
    <style:style style:name="Таблица75.K" style:family="table-column">
      <style:table-column-properties style:column-width="1cm"/>
    </style:style>
    <style:style style:name="Таблица75.L" style:family="table-column">
      <style:table-column-properties style:column-width="0.75cm"/>
    </style:style>
    <style:style style:name="Таблица75.M" style:family="table-column">
      <style:table-column-properties style:column-width="0.25cm"/>
    </style:style>
    <style:style style:name="Таблица75.O" style:family="table-column">
      <style:table-column-properties style:column-width="0.85cm"/>
    </style:style>
    <style:style style:name="Таблица75.P" style:family="table-column">
      <style:table-column-properties style:column-width="1.101cm"/>
    </style:style>
    <style:style style:name="Таблица75.Q" style:family="table-column">
      <style:table-column-properties style:column-width="0.148cm"/>
    </style:style>
    <style:style style:name="Таблица75.R" style:family="table-column">
      <style:table-column-properties style:column-width="1.715cm"/>
    </style:style>
    <style:style style:name="Таблица75.S" style:family="table-column">
      <style:table-column-properties style:column-width="0.39cm"/>
    </style:style>
    <style:style style:name="Таблица75.T" style:family="table-column">
      <style:table-column-properties style:column-width="0.198cm"/>
    </style:style>
    <style:style style:name="Таблица75.U" style:family="table-column">
      <style:table-column-properties style:column-width="1.73cm"/>
    </style:style>
    <style:style style:name="Таблица75.V" style:family="table-column">
      <style:table-column-properties style:column-width="0.372cm"/>
    </style:style>
    <style:style style:name="Таблица75.X" style:family="table-column">
      <style:table-column-properties style:column-width="1.305cm"/>
    </style:style>
    <style:style style:name="Таблица75.Y" style:family="table-column">
      <style:table-column-properties style:column-width="1.145cm"/>
    </style:style>
    <style:style style:name="Таблица75.a" style:family="table-column">
      <style:table-column-properties style:column-width="0.347cm"/>
    </style:style>
    <style:style style:name="Таблица75.b" style:family="table-column">
      <style:table-column-properties style:column-width="0.903cm"/>
    </style:style>
    <style:style style:name="Таблица75.c" style:family="table-column">
      <style:table-column-properties style:column-width="0.901cm"/>
    </style:style>
    <style:style style:name="Таблица75.d" style:family="table-column">
      <style:table-column-properties style:column-width="2.06cm"/>
    </style:style>
    <style:style style:name="Таблица75.e" style:family="table-column">
      <style:table-column-properties style:column-width="0.041cm"/>
    </style:style>
    <style:style style:name="Таблица75.f" style:family="table-column">
      <style:table-column-properties style:column-width="0.245cm"/>
    </style:style>
    <style:style style:name="Таблица75.g" style:family="table-column">
      <style:table-column-properties style:column-width="1.84cm"/>
    </style:style>
    <style:style style:name="Таблица75.1" style:family="table-row">
      <style:table-row-properties style:row-height="0.436cm" fo:keep-together="always"/>
    </style:style>
    <style:style style:name="Таблица75.A1" style:family="table-cell">
      <style:table-cell-properties fo:padding="0cm" fo:border="none"/>
    </style:style>
    <style:style style:name="Таблица75.X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75.e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75.I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Таблица75.O2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75.I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75.5" style:family="table-row">
      <style:table-row-properties style:row-height="0.9cm" fo:keep-together="always"/>
    </style:style>
    <style:style style:name="Таблица75.A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75.Z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75.f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75.V6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0.5pt solid #000000" style:writing-mode="lr-tb"/>
    </style:style>
    <style:style style:name="Таблица75.c6" style:family="table-cell">
      <style:table-cell-properties style:vertical-align="middle" fo:padding-left="0.191cm" fo:padding-right="0.191cm" fo:padding-top="0cm" fo:padding-bottom="0cm" fo:border-left="0.5pt solid #000000" fo:border-right="1pt solid #000000" fo:border-top="1pt solid #000000" fo:border-bottom="0.5pt solid #000000" style:writing-mode="lr-tb"/>
    </style:style>
    <style:style style:name="Таблица75.B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75.9" style:family="table-row">
      <style:table-row-properties style:row-height="14cm" fo:keep-together="always"/>
    </style:style>
    <style:style style:name="Таблица75.A9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Таблица75.A10" style:family="table-cell">
      <style:table-cell-properties style:vertical-align="" fo:padding="0.191cm" fo:border-left="0.5pt solid #000000" fo:border-right="none" fo:border-top="1pt solid #000000" fo:border-bottom="0.5pt solid #000000" style:writing-mode="lr-tb"/>
    </style:style>
    <style:style style:name="Таблица75.D10" style:family="table-cell">
      <style:table-cell-properties style:vertical-align="middle" fo:padding="0.191cm" fo:border-left="0.5pt solid #000000" fo:border-right="none" fo:border-top="1pt solid #000000" fo:border-bottom="0.5pt solid #000000" style:writing-mode="lr-tb"/>
    </style:style>
    <style:style style:name="Таблица75.g10" style:family="table-cell">
      <style:table-cell-properties style:vertical-align="middle" fo:padding="0.191cm" fo:border-left="0.5pt solid #000000" fo:border-right="0.5pt solid #000000" fo:border-top="1pt solid #000000" fo:border-bottom="0.5pt solid #000000" style:writing-mode="lr-tb"/>
    </style:style>
    <style:style style:name="Таблица76" style:family="table">
      <style:table-properties style:width="14.393cm" fo:margin-left="3.149cm" fo:margin-top="0cm" fo:margin-bottom="0cm" table:align="left" style:writing-mode="lr-tb"/>
    </style:style>
    <style:style style:name="Таблица76.A" style:family="table-column">
      <style:table-column-properties style:column-width="14.393cm"/>
    </style:style>
    <style:style style:name="Таблица76.1" style:family="table-row">
      <style:table-row-properties style:min-row-height="7.197cm" fo:keep-together="auto"/>
    </style:style>
    <style:style style:name="Таблица76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Таблица76" style:family="table">
      <style:table-properties style:width="14.393cm" fo:margin-left="3.149cm" fo:margin-top="0cm" fo:margin-bottom="0cm" table:align="left" style:writing-mode="lr-tb"/>
    </style:style>
    <style:style style:name="Таблица76.A" style:family="table-column">
      <style:table-column-properties style:column-width="14.393cm"/>
    </style:style>
    <style:style style:name="Таблица76.1" style:family="table-row">
      <style:table-row-properties style:min-row-height="7.197cm" fo:keep-together="auto"/>
    </style:style>
    <style:style style:name="Таблица76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Таблица22" style:family="table">
      <style:table-properties style:width="28.598cm" table:align="left" style:writing-mode="lr-tb"/>
    </style:style>
    <style:style style:name="Таблица22.A" style:family="table-column">
      <style:table-column-properties style:column-width="1.501cm"/>
    </style:style>
    <style:style style:name="Таблица22.B" style:family="table-column">
      <style:table-column-properties style:column-width="0.3cm"/>
    </style:style>
    <style:style style:name="Таблица22.C" style:family="table-column">
      <style:table-column-properties style:column-width="0.45cm"/>
    </style:style>
    <style:style style:name="Таблица22.D" style:family="table-column">
      <style:table-column-properties style:column-width="0.376cm"/>
    </style:style>
    <style:style style:name="Таблица22.E" style:family="table-column">
      <style:table-column-properties style:column-width="1.125cm"/>
    </style:style>
    <style:style style:name="Таблица22.F" style:family="table-column">
      <style:table-column-properties style:column-width="0.249cm"/>
    </style:style>
    <style:style style:name="Таблица22.G" style:family="table-column">
      <style:table-column-properties style:column-width="2.002cm"/>
    </style:style>
    <style:style style:name="Таблица22.H" style:family="table-column">
      <style:table-column-properties style:column-width="1.3cm"/>
    </style:style>
    <style:style style:name="Таблица22.I" style:family="table-column">
      <style:table-column-properties style:column-width="0.325cm"/>
    </style:style>
    <style:style style:name="Таблица22.J" style:family="table-column">
      <style:table-column-properties style:column-width="1.628cm"/>
    </style:style>
    <style:style style:name="Таблица22.K" style:family="table-column">
      <style:table-column-properties style:column-width="1cm"/>
    </style:style>
    <style:style style:name="Таблица22.L" style:family="table-column">
      <style:table-column-properties style:column-width="0.75cm"/>
    </style:style>
    <style:style style:name="Таблица22.M" style:family="table-column">
      <style:table-column-properties style:column-width="0.25cm"/>
    </style:style>
    <style:style style:name="Таблица22.O" style:family="table-column">
      <style:table-column-properties style:column-width="0.85cm"/>
    </style:style>
    <style:style style:name="Таблица22.P" style:family="table-column">
      <style:table-column-properties style:column-width="1.101cm"/>
    </style:style>
    <style:style style:name="Таблица22.Q" style:family="table-column">
      <style:table-column-properties style:column-width="0.148cm"/>
    </style:style>
    <style:style style:name="Таблица22.R" style:family="table-column">
      <style:table-column-properties style:column-width="1.715cm"/>
    </style:style>
    <style:style style:name="Таблица22.S" style:family="table-column">
      <style:table-column-properties style:column-width="0.39cm"/>
    </style:style>
    <style:style style:name="Таблица22.T" style:family="table-column">
      <style:table-column-properties style:column-width="0.198cm"/>
    </style:style>
    <style:style style:name="Таблица22.U" style:family="table-column">
      <style:table-column-properties style:column-width="1.73cm"/>
    </style:style>
    <style:style style:name="Таблица22.V" style:family="table-column">
      <style:table-column-properties style:column-width="0.372cm"/>
    </style:style>
    <style:style style:name="Таблица22.X" style:family="table-column">
      <style:table-column-properties style:column-width="1.305cm"/>
    </style:style>
    <style:style style:name="Таблица22.Y" style:family="table-column">
      <style:table-column-properties style:column-width="1.145cm"/>
    </style:style>
    <style:style style:name="Таблица22.a" style:family="table-column">
      <style:table-column-properties style:column-width="0.347cm"/>
    </style:style>
    <style:style style:name="Таблица22.b" style:family="table-column">
      <style:table-column-properties style:column-width="0.903cm"/>
    </style:style>
    <style:style style:name="Таблица22.c" style:family="table-column">
      <style:table-column-properties style:column-width="0.901cm"/>
    </style:style>
    <style:style style:name="Таблица22.d" style:family="table-column">
      <style:table-column-properties style:column-width="2.06cm"/>
    </style:style>
    <style:style style:name="Таблица22.e" style:family="table-column">
      <style:table-column-properties style:column-width="0.041cm"/>
    </style:style>
    <style:style style:name="Таблица22.f" style:family="table-column">
      <style:table-column-properties style:column-width="0.245cm"/>
    </style:style>
    <style:style style:name="Таблица22.g" style:family="table-column">
      <style:table-column-properties style:column-width="1.84cm"/>
    </style:style>
    <style:style style:name="Таблица22.1" style:family="table-row">
      <style:table-row-properties style:row-height="0.436cm" fo:keep-together="always"/>
    </style:style>
    <style:style style:name="Таблица22.A1" style:family="table-cell">
      <style:table-cell-properties fo:padding="0cm" fo:border="none"/>
    </style:style>
    <style:style style:name="Таблица22.X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2.e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22.I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Таблица22.O2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22.I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22.5" style:family="table-row">
      <style:table-row-properties style:row-height="0.9cm" fo:keep-together="always"/>
    </style:style>
    <style:style style:name="Таблица22.A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2.Z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22.f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22.V6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0.5pt solid #000000" style:writing-mode="lr-tb"/>
    </style:style>
    <style:style style:name="Таблица22.c6" style:family="table-cell">
      <style:table-cell-properties style:vertical-align="middle" fo:padding-left="0.191cm" fo:padding-right="0.191cm" fo:padding-top="0cm" fo:padding-bottom="0cm" fo:border-left="0.5pt solid #000000" fo:border-right="1pt solid #000000" fo:border-top="1pt solid #000000" fo:border-bottom="0.5pt solid #000000" style:writing-mode="lr-tb"/>
    </style:style>
    <style:style style:name="Таблица22.B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22.9" style:family="table-row">
      <style:table-row-properties style:row-height="14cm" fo:keep-together="always"/>
    </style:style>
    <style:style style:name="Таблица22.A9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Таблица22.A10" style:family="table-cell">
      <style:table-cell-properties style:vertical-align="" fo:padding="0.191cm" fo:border-left="0.5pt solid #000000" fo:border-right="none" fo:border-top="1pt solid #000000" fo:border-bottom="0.5pt solid #000000" style:writing-mode="lr-tb"/>
    </style:style>
    <style:style style:name="Таблица22.D10" style:family="table-cell">
      <style:table-cell-properties style:vertical-align="middle" fo:padding="0.191cm" fo:border-left="0.5pt solid #000000" fo:border-right="none" fo:border-top="1pt solid #000000" fo:border-bottom="0.5pt solid #000000" style:writing-mode="lr-tb"/>
    </style:style>
    <style:style style:name="Таблица22.g10" style:family="table-cell">
      <style:table-cell-properties style:vertical-align="middle" fo:padding="0.191cm" fo:border-left="0.5pt solid #000000" fo:border-right="0.5pt solid #000000" fo:border-top="1pt solid #000000" fo:border-bottom="0.5pt solid #000000" style:writing-mode="lr-tb"/>
    </style:style>
    <style:style style:name="Таблица886" style:family="table">
      <style:table-properties style:width="19.122cm" fo:margin-left="3.422cm" table:align="left"/>
    </style:style>
    <style:style style:name="Таблица886.A" style:family="table-column">
      <style:table-column-properties style:column-width="10.751cm"/>
    </style:style>
    <style:style style:name="Таблица886.B" style:family="table-column">
      <style:table-column-properties style:column-width="8.371cm"/>
    </style:style>
    <style:style style:name="Таблица886.1" style:family="table-row">
      <style:table-row-properties style:min-row-height="1.011cm"/>
    </style:style>
    <style:style style:name="Таблица88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886.B1" style:family="table-cell">
      <style:table-cell-properties style:vertical-align="middle" fo:padding="0.097cm" fo:border="0.05pt solid #000000"/>
    </style:style>
    <style:style style:name="Таблица88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886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886" style:family="table">
      <style:table-properties style:width="19.122cm" fo:margin-left="3.422cm" table:align="left"/>
    </style:style>
    <style:style style:name="Таблица886.A" style:family="table-column">
      <style:table-column-properties style:column-width="10.751cm"/>
    </style:style>
    <style:style style:name="Таблица886.B" style:family="table-column">
      <style:table-column-properties style:column-width="8.371cm"/>
    </style:style>
    <style:style style:name="Таблица886.1" style:family="table-row">
      <style:table-row-properties style:min-row-height="1.011cm"/>
    </style:style>
    <style:style style:name="Таблица88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886.B1" style:family="table-cell">
      <style:table-cell-properties style:vertical-align="middle" fo:padding="0.097cm" fo:border="0.05pt solid #000000"/>
    </style:style>
    <style:style style:name="Таблица88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886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60" style:family="table">
      <style:table-properties style:width="28.598cm" table:align="left" style:writing-mode="lr-tb"/>
    </style:style>
    <style:style style:name="Таблица60.A" style:family="table-column">
      <style:table-column-properties style:column-width="1.501cm"/>
    </style:style>
    <style:style style:name="Таблица60.B" style:family="table-column">
      <style:table-column-properties style:column-width="0.3cm"/>
    </style:style>
    <style:style style:name="Таблица60.C" style:family="table-column">
      <style:table-column-properties style:column-width="0.45cm"/>
    </style:style>
    <style:style style:name="Таблица60.D" style:family="table-column">
      <style:table-column-properties style:column-width="0.376cm"/>
    </style:style>
    <style:style style:name="Таблица60.E" style:family="table-column">
      <style:table-column-properties style:column-width="1.125cm"/>
    </style:style>
    <style:style style:name="Таблица60.F" style:family="table-column">
      <style:table-column-properties style:column-width="0.249cm"/>
    </style:style>
    <style:style style:name="Таблица60.G" style:family="table-column">
      <style:table-column-properties style:column-width="2.002cm"/>
    </style:style>
    <style:style style:name="Таблица60.H" style:family="table-column">
      <style:table-column-properties style:column-width="1.3cm"/>
    </style:style>
    <style:style style:name="Таблица60.I" style:family="table-column">
      <style:table-column-properties style:column-width="0.325cm"/>
    </style:style>
    <style:style style:name="Таблица60.J" style:family="table-column">
      <style:table-column-properties style:column-width="1.628cm"/>
    </style:style>
    <style:style style:name="Таблица60.K" style:family="table-column">
      <style:table-column-properties style:column-width="1cm"/>
    </style:style>
    <style:style style:name="Таблица60.L" style:family="table-column">
      <style:table-column-properties style:column-width="0.75cm"/>
    </style:style>
    <style:style style:name="Таблица60.M" style:family="table-column">
      <style:table-column-properties style:column-width="0.25cm"/>
    </style:style>
    <style:style style:name="Таблица60.O" style:family="table-column">
      <style:table-column-properties style:column-width="0.85cm"/>
    </style:style>
    <style:style style:name="Таблица60.P" style:family="table-column">
      <style:table-column-properties style:column-width="1.101cm"/>
    </style:style>
    <style:style style:name="Таблица60.Q" style:family="table-column">
      <style:table-column-properties style:column-width="0.148cm"/>
    </style:style>
    <style:style style:name="Таблица60.R" style:family="table-column">
      <style:table-column-properties style:column-width="1.715cm"/>
    </style:style>
    <style:style style:name="Таблица60.S" style:family="table-column">
      <style:table-column-properties style:column-width="0.39cm"/>
    </style:style>
    <style:style style:name="Таблица60.T" style:family="table-column">
      <style:table-column-properties style:column-width="0.198cm"/>
    </style:style>
    <style:style style:name="Таблица60.U" style:family="table-column">
      <style:table-column-properties style:column-width="1.73cm"/>
    </style:style>
    <style:style style:name="Таблица60.V" style:family="table-column">
      <style:table-column-properties style:column-width="0.372cm"/>
    </style:style>
    <style:style style:name="Таблица60.X" style:family="table-column">
      <style:table-column-properties style:column-width="1.305cm"/>
    </style:style>
    <style:style style:name="Таблица60.Y" style:family="table-column">
      <style:table-column-properties style:column-width="1.145cm"/>
    </style:style>
    <style:style style:name="Таблица60.a" style:family="table-column">
      <style:table-column-properties style:column-width="0.347cm"/>
    </style:style>
    <style:style style:name="Таблица60.b" style:family="table-column">
      <style:table-column-properties style:column-width="0.903cm"/>
    </style:style>
    <style:style style:name="Таблица60.c" style:family="table-column">
      <style:table-column-properties style:column-width="0.379cm"/>
    </style:style>
    <style:style style:name="Таблица60.d" style:family="table-column">
      <style:table-column-properties style:column-width="0.522cm"/>
    </style:style>
    <style:style style:name="Таблица60.e" style:family="table-column">
      <style:table-column-properties style:column-width="2.06cm"/>
    </style:style>
    <style:style style:name="Таблица60.f" style:family="table-column">
      <style:table-column-properties style:column-width="0.041cm"/>
    </style:style>
    <style:style style:name="Таблица60.g" style:family="table-column">
      <style:table-column-properties style:column-width="0.245cm"/>
    </style:style>
    <style:style style:name="Таблица60.h" style:family="table-column">
      <style:table-column-properties style:column-width="1.84cm"/>
    </style:style>
    <style:style style:name="Таблица60.1" style:family="table-row">
      <style:table-row-properties style:row-height="0.436cm" fo:keep-together="always"/>
    </style:style>
    <style:style style:name="Таблица60.A1" style:family="table-cell">
      <style:table-cell-properties fo:padding="0cm" fo:border="none"/>
    </style:style>
    <style:style style:name="Таблица60.X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60.f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60.I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Таблица60.O2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60.I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60.5" style:family="table-row">
      <style:table-row-properties style:row-height="0.9cm" fo:keep-together="always"/>
    </style:style>
    <style:style style:name="Таблица60.A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60.Z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60.g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60.V6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0.5pt solid #000000" style:writing-mode="lr-tb"/>
    </style:style>
    <style:style style:name="Таблица60.c6" style:family="table-cell">
      <style:table-cell-properties style:vertical-align="middle" fo:padding-left="0.191cm" fo:padding-right="0.191cm" fo:padding-top="0cm" fo:padding-bottom="0cm" fo:border-left="0.5pt solid #000000" fo:border-right="1pt solid #000000" fo:border-top="1pt solid #000000" fo:border-bottom="0.5pt solid #000000" style:writing-mode="lr-tb"/>
    </style:style>
    <style:style style:name="Таблица60.B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60.9" style:family="table-row">
      <style:table-row-properties style:row-height="14cm" fo:keep-together="always"/>
    </style:style>
    <style:style style:name="Таблица60.A9" style:family="table-cell">
      <style:table-cell-properties style:vertical-align="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60.d9" style:family="table-cell">
      <style:table-cell-properties style:vertical-align="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Таблица60.A10" style:family="table-cell">
      <style:table-cell-properties style:vertical-align="" fo:padding="0.191cm" fo:border-left="0.5pt solid #000000" fo:border-right="none" fo:border-top="1pt solid #000000" fo:border-bottom="0.5pt solid #000000" style:writing-mode="lr-tb"/>
    </style:style>
    <style:style style:name="Таблица60.D10" style:family="table-cell">
      <style:table-cell-properties style:vertical-align="middle" fo:padding="0.191cm" fo:border-left="0.5pt solid #000000" fo:border-right="none" fo:border-top="1pt solid #000000" fo:border-bottom="0.5pt solid #000000" style:writing-mode="lr-tb"/>
    </style:style>
    <style:style style:name="Таблица60.h10" style:family="table-cell">
      <style:table-cell-properties style:vertical-align="middle" fo:padding="0.191cm" fo:border-left="0.5pt solid #000000" fo:border-right="0.5pt solid #000000" fo:border-top="1pt solid #000000" fo:border-bottom="0.5pt solid #000000" style:writing-mode="lr-tb"/>
    </style:style>
    <style:style style:name="Таблица1" style:family="table">
      <style:table-properties style:width="28.4cm" table:align="left" style:writing-mode="lr-tb"/>
    </style:style>
    <style:style style:name="Таблица1.A" style:family="table-column">
      <style:table-column-properties style:column-width="1.501cm"/>
    </style:style>
    <style:style style:name="Таблица1.B" style:family="table-column">
      <style:table-column-properties style:column-width="0.3cm"/>
    </style:style>
    <style:style style:name="Таблица1.C" style:family="table-column">
      <style:table-column-properties style:column-width="0.45cm"/>
    </style:style>
    <style:style style:name="Таблица1.D" style:family="table-column">
      <style:table-column-properties style:column-width="0.376cm"/>
    </style:style>
    <style:style style:name="Таблица1.E" style:family="table-column">
      <style:table-column-properties style:column-width="1.125cm"/>
    </style:style>
    <style:style style:name="Таблица1.F" style:family="table-column">
      <style:table-column-properties style:column-width="0.249cm"/>
    </style:style>
    <style:style style:name="Таблица1.G" style:family="table-column">
      <style:table-column-properties style:column-width="2.002cm"/>
    </style:style>
    <style:style style:name="Таблица1.H" style:family="table-column">
      <style:table-column-properties style:column-width="1.3cm"/>
    </style:style>
    <style:style style:name="Таблица1.I" style:family="table-column">
      <style:table-column-properties style:column-width="0.325cm"/>
    </style:style>
    <style:style style:name="Таблица1.J" style:family="table-column">
      <style:table-column-properties style:column-width="1.628cm"/>
    </style:style>
    <style:style style:name="Таблица1.K" style:family="table-column">
      <style:table-column-properties style:column-width="1cm"/>
    </style:style>
    <style:style style:name="Таблица1.L" style:family="table-column">
      <style:table-column-properties style:column-width="0.75cm"/>
    </style:style>
    <style:style style:name="Таблица1.M" style:family="table-column">
      <style:table-column-properties style:column-width="0.25cm"/>
    </style:style>
    <style:style style:name="Таблица1.O" style:family="table-column">
      <style:table-column-properties style:column-width="0.85cm"/>
    </style:style>
    <style:style style:name="Таблица1.P" style:family="table-column">
      <style:table-column-properties style:column-width="1.101cm"/>
    </style:style>
    <style:style style:name="Таблица1.Q" style:family="table-column">
      <style:table-column-properties style:column-width="0.148cm"/>
    </style:style>
    <style:style style:name="Таблица1.R" style:family="table-column">
      <style:table-column-properties style:column-width="1.715cm"/>
    </style:style>
    <style:style style:name="Таблица1.S" style:family="table-column">
      <style:table-column-properties style:column-width="0.39cm"/>
    </style:style>
    <style:style style:name="Таблица1.T" style:family="table-column">
      <style:table-column-properties style:column-width="0.198cm"/>
    </style:style>
    <style:style style:name="Таблица1.U" style:family="table-column">
      <style:table-column-properties style:column-width="1.73cm"/>
    </style:style>
    <style:style style:name="Таблица1.V" style:family="table-column">
      <style:table-column-properties style:column-width="0.372cm"/>
    </style:style>
    <style:style style:name="Таблица1.X" style:family="table-column">
      <style:table-column-properties style:column-width="1.305cm"/>
    </style:style>
    <style:style style:name="Таблица1.Y" style:family="table-column">
      <style:table-column-properties style:column-width="1.145cm"/>
    </style:style>
    <style:style style:name="Таблица1.a" style:family="table-column">
      <style:table-column-properties style:column-width="0.347cm"/>
    </style:style>
    <style:style style:name="Таблица1.b" style:family="table-column">
      <style:table-column-properties style:column-width="0.903cm"/>
    </style:style>
    <style:style style:name="Таблица1.c" style:family="table-column">
      <style:table-column-properties style:column-width="0.379cm"/>
    </style:style>
    <style:style style:name="Таблица1.d" style:family="table-column">
      <style:table-column-properties style:column-width="0.522cm"/>
    </style:style>
    <style:style style:name="Таблица1.e" style:family="table-column">
      <style:table-column-properties style:column-width="2.06cm"/>
    </style:style>
    <style:style style:name="Таблица1.f" style:family="table-column">
      <style:table-column-properties style:column-width="0.041cm"/>
    </style:style>
    <style:style style:name="Таблица1.g" style:family="table-column">
      <style:table-column-properties style:column-width="0.245cm"/>
    </style:style>
    <style:style style:name="Таблица1.h" style:family="table-column">
      <style:table-column-properties style:column-width="1.642cm"/>
    </style:style>
    <style:style style:name="Таблица1.1" style:family="table-row">
      <style:table-row-properties style:row-height="0.436cm" fo:keep-together="always"/>
    </style:style>
    <style:style style:name="Таблица1.A1" style:family="table-cell">
      <style:table-cell-properties fo:padding="0cm" fo:border="none"/>
    </style:style>
    <style:style style:name="Таблица1.X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f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.I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Таблица1.O2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I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.5" style:family="table-row">
      <style:table-row-properties style:row-height="0.9cm" fo:keep-together="always"/>
    </style:style>
    <style:style style:name="Таблица1.A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Z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1.g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.V6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0.5pt solid #000000" style:writing-mode="lr-tb"/>
    </style:style>
    <style:style style:name="Таблица1.c6" style:family="table-cell">
      <style:table-cell-properties style:vertical-align="middle" fo:padding-left="0.191cm" fo:padding-right="0.191cm" fo:padding-top="0cm" fo:padding-bottom="0cm" fo:border-left="0.5pt solid #000000" fo:border-right="1pt solid #000000" fo:border-top="1pt solid #000000" fo:border-bottom="0.5pt solid #000000" style:writing-mode="lr-tb"/>
    </style:style>
    <style:style style:name="Таблица1.B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1.9" style:family="table-row">
      <style:table-row-properties style:row-height="14cm" fo:keep-together="always"/>
    </style:style>
    <style:style style:name="Таблица1.A9" style:family="table-cell">
      <style:table-cell-properties style:vertical-align="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d9" style:family="table-cell">
      <style:table-cell-properties style:vertical-align="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Таблица1.A10" style:family="table-cell">
      <style:table-cell-properties style:vertical-align="" fo:padding="0.191cm" fo:border-left="0.5pt solid #000000" fo:border-right="none" fo:border-top="1pt solid #000000" fo:border-bottom="0.5pt solid #000000" style:writing-mode="lr-tb"/>
    </style:style>
    <style:style style:name="Таблица1.D10" style:family="table-cell">
      <style:table-cell-properties style:vertical-align="middle" fo:padding="0.191cm" fo:border-left="0.5pt solid #000000" fo:border-right="none" fo:border-top="1pt solid #000000" fo:border-bottom="0.5pt solid #000000" style:writing-mode="lr-tb"/>
    </style:style>
    <style:style style:name="Таблица1.h10" style:family="table-cell">
      <style:table-cell-properties style:vertical-align="middle" fo:padding="0.191cm" fo:border-left="0.5pt solid #000000" fo:border-right="0.5pt solid #000000" fo:border-top="1pt solid #000000" fo:border-bottom="0.5pt solid #000000" style:writing-mode="lr-tb"/>
    </style:style>
    <style:style style:name="Таблица33" style:family="table" style:master-page-name="Преобразование_20_1">
      <style:table-properties style:width="18.484cm" fo:margin-left="1.314cm" fo:margin-right="0.201cm" style:page-number="auto" table:align="margins" style:writing-mode="lr-tb"/>
    </style:style>
    <style:style style:name="Таблица33.A" style:family="table-column">
      <style:table-column-properties style:column-width="1.203cm" style:rel-column-width="4265*"/>
    </style:style>
    <style:style style:name="Таблица33.B" style:family="table-column">
      <style:table-column-properties style:column-width="0.527cm" style:rel-column-width="1869*"/>
    </style:style>
    <style:style style:name="Таблица33.C" style:family="table-column">
      <style:table-column-properties style:column-width="2.997cm" style:rel-column-width="10625*"/>
    </style:style>
    <style:style style:name="Таблица33.D" style:family="table-column">
      <style:table-column-properties style:column-width="0.385cm" style:rel-column-width="1363*"/>
    </style:style>
    <style:style style:name="Таблица33.E" style:family="table-column">
      <style:table-column-properties style:column-width="1.868cm" style:rel-column-width="6622*"/>
    </style:style>
    <style:style style:name="Таблица33.F" style:family="table-column">
      <style:table-column-properties style:column-width="0.249cm" style:rel-column-width="881*"/>
    </style:style>
    <style:style style:name="Таблица33.G" style:family="table-column">
      <style:table-column-properties style:column-width="2.473cm" style:rel-column-width="8768*"/>
    </style:style>
    <style:style style:name="Таблица33.H" style:family="table-column">
      <style:table-column-properties style:column-width="1.431cm" style:rel-column-width="5071*"/>
    </style:style>
    <style:style style:name="Таблица33.I" style:family="table-column">
      <style:table-column-properties style:column-width="1.016cm" style:rel-column-width="3602*"/>
    </style:style>
    <style:style style:name="Таблица33.J" style:family="table-column">
      <style:table-column-properties style:column-width="1.155cm" style:rel-column-width="4096*"/>
    </style:style>
    <style:style style:name="Таблица33.K" style:family="table-column">
      <style:table-column-properties style:column-width="0.494cm" style:rel-column-width="1751*"/>
    </style:style>
    <style:style style:name="Таблица33.L" style:family="table-column">
      <style:table-column-properties style:column-width="1.595cm" style:rel-column-width="5653*"/>
    </style:style>
    <style:style style:name="Таблица33.M" style:family="table-column">
      <style:table-column-properties style:column-width="1.319cm" style:rel-column-width="4677*"/>
    </style:style>
    <style:style style:name="Таблица33.N" style:family="table-column">
      <style:table-column-properties style:column-width="0.605cm" style:rel-column-width="2145*"/>
    </style:style>
    <style:style style:name="Таблица33.O" style:family="table-column">
      <style:table-column-properties style:column-width="1.169cm" style:rel-column-width="4147*"/>
    </style:style>
    <style:style style:name="Таблица33.1" style:family="table-row">
      <style:table-row-properties style:row-height="0.758cm" fo:keep-together="always"/>
    </style:style>
    <style:style style:name="Таблица3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3.J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33.O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33.F2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Таблица33.L2" style:family="table-cell">
      <style:table-cell-properties style:vertical-align="middle" fo:padding-left="0.191cm" fo:padding-right="0.191cm" fo:padding-top="0cm" fo:padding-bottom="0cm" fo:border-left="0.5pt solid #000000" fo:border-right="1pt solid #000000" fo:border-top="0.5pt solid #000000" fo:border-bottom="1pt solid #000000" style:writing-mode="lr-tb"/>
    </style:style>
    <style:style style:name="Таблица33.K3" style:family="table-cell">
      <style:table-cell-properties style:vertical-align="top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33.M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33.5" style:family="table-row">
      <style:table-row-properties style:row-height="0.75cm" fo:keep-together="always"/>
    </style:style>
    <style:style style:name="Таблица33.M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3.20" style:family="table-row">
      <style:table-row-properties style:row-height="0.801cm" fo:keep-together="always"/>
    </style:style>
    <style:style style:name="Таблица33.35" style:family="table-row">
      <style:table-row-properties style:row-height="0.776cm" fo:keep-together="always"/>
    </style:style>
    <style:style style:name="Таблица33.A35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Таблица33.B35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0.5pt solid #000000" style:writing-mode="lr-tb"/>
    </style:style>
    <style:style style:name="Таблица33.N35" style:family="table-cell">
      <style:table-cell-properties style:vertical-align="top" fo:padding-left="0.191cm" fo:padding-right="0.191cm" fo:padding-top="0cm" fo:padding-bottom="0cm" fo:border-left="1pt solid #000000" fo:border-right="0.5pt solid #000000" fo:border-top="1pt solid #000000" fo:border-bottom="0.5pt solid #000000" style:writing-mode="lr-tb"/>
    </style:style>
    <style:style style:name="P1" style:family="paragraph" style:parent-style-name="header">
      <style:paragraph-properties fo:margin-left="0cm" fo:margin-right="0cm" fo:orphans="2" fo:widows="2" fo:text-indent="0cm" style:auto-text-indent="false"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P2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style:use-window-font-color="true" loext:opacity="0%" style:font-name="Times New Roman" fo:font-size="11pt" fo:language="ru" fo:country="RU" fo:font-style="italic" fo:background-color="transparent" style:font-size-asian="11pt" style:font-style-asian="italic" style:font-size-complex="11pt" style:font-style-complex="italic"/>
    </style:style>
    <style:style style:name="P3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style:use-window-font-color="true" loext:opacity="0%" style:font-name="Times New Roman" fo:font-size="11pt" fo:language="ru" fo:country="RU" fo:font-style="normal" officeooo:paragraph-rsid="02fc6095" fo:background-color="transparent" style:font-size-asian="11pt" style:font-style-asian="normal" style:font-size-complex="11pt" style:font-style-complex="normal"/>
    </style:style>
    <style:style style:name="P4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style:use-window-font-color="true" loext:opacity="0%" style:font-name="Times New Roman" fo:font-size="12pt" fo:language="en" fo:country="US" fo:font-style="normal" fo:background-color="#ff0000" style:font-size-asian="12pt" style:font-style-asian="normal" style:font-size-complex="12pt" style:font-style-complex="normal"/>
    </style:style>
    <style:style style:name="P5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style:use-window-font-color="true" loext:opacity="0%" style:font-name="Times New Roman" fo:font-size="12pt" fo:language="en" fo:country="US" fo:font-style="normal" fo:background-color="#00ffff" style:font-size-asian="12pt" style:font-style-asian="normal" style:font-size-complex="12pt" style:font-style-complex="normal"/>
    </style:style>
    <style:style style:name="P6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style:use-window-font-color="true" loext:opacity="0%" style:font-name="Times New Roman" fo:font-size="12pt" fo:language="en" fo:country="US" fo:font-style="normal" fo:background-color="transparent" style:font-size-asian="12pt" style:font-style-asian="normal" style:font-size-complex="12pt" style:font-style-complex="normal"/>
    </style:style>
    <style:style style:name="P7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style:use-window-font-color="true" loext:opacity="0%" style:font-name="Times New Roman" fo:font-size="12pt" fo:language="ru" fo:country="RU" fo:font-style="normal" fo:background-color="transparent" style:font-size-asian="12pt" style:font-style-asian="normal" style:font-size-complex="12pt" style:font-style-complex="normal"/>
    </style:style>
    <style:style style:name="P8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style:use-window-font-color="true" loext:opacity="0%" style:font-name="Times New Roman" fo:font-size="12pt" fo:language="ru" fo:country="RU" fo:font-style="normal" fo:background-color="transparent" style:font-size-asian="12pt" style:font-style-asian="normal" style:font-size-complex="12pt" style:font-style-complex="normal"/>
    </style:style>
    <style:style style:name="P9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style:use-window-font-color="true" loext:opacity="0%" style:font-name="Times New Roman" fo:font-size="12pt" fo:language="ru" fo:country="RU" fo:font-style="normal" officeooo:paragraph-rsid="02feafc5" fo:background-color="transparent" style:font-size-asian="12pt" style:font-style-asian="normal" style:font-size-complex="12pt" style:font-style-complex="normal"/>
    </style:style>
    <style:style style:name="P10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style:use-window-font-color="true" loext:opacity="0%" style:font-name="Times New Roman" fo:font-size="12pt" fo:language="ru" fo:country="RU" fo:font-style="normal" fo:background-color="#ff0000" style:font-size-asian="12pt" style:font-style-asian="normal" style:font-size-complex="12pt" style:font-style-complex="normal"/>
    </style:style>
    <style:style style:name="P11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style:use-window-font-color="true" loext:opacity="0%" style:font-name="Times New Roman" fo:font-size="12pt" fo:language="ru" fo:country="RU" fo:font-style="normal" fo:background-color="#ff0000" style:font-size-asian="12pt" style:font-style-asian="normal" style:font-size-complex="12pt" style:font-style-complex="normal"/>
    </style:style>
    <style:style style:name="P12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style:use-window-font-color="true" loext:opacity="0%" style:font-name="Times New Roman" fo:font-size="12pt" fo:language="ru" fo:country="RU" fo:font-style="normal" fo:background-color="#00ffff" style:font-size-asian="12pt" style:font-style-asian="normal" style:font-size-complex="12pt" style:font-style-complex="normal"/>
    </style:style>
    <style:style style:name="P13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style:use-window-font-color="true" loext:opacity="0%" style:font-name="Times New Roman" fo:font-size="12pt" fo:language="ru" fo:country="RU" fo:font-style="normal" fo:background-color="#00ffff" style:font-size-asian="12pt" style:font-style-asian="normal" style:font-size-complex="12pt" style:font-style-complex="normal"/>
    </style:style>
    <style:style style:name="P14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style:use-window-font-color="true" loext:opacity="0%" style:text-position="0% 100%" style:font-name="Times New Roman" fo:font-size="12pt" fo:language="ru" fo:country="RU" fo:font-style="normal" fo:background-color="transparent" style:font-size-asian="12pt" style:font-style-asian="normal" style:font-size-complex="12pt" style:font-style-complex="normal"/>
    </style:style>
    <style:style style:name="P15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style:use-window-font-color="true" loext:opacity="0%" style:text-position="0% 100%" style:font-name="Times New Roman" fo:font-size="12pt" fo:language="ru" fo:country="RU" fo:font-style="normal" fo:background-color="transparent" style:font-size-asian="12pt" style:font-style-asian="normal" style:font-size-complex="12pt" style:font-style-complex="normal"/>
    </style:style>
    <style:style style:name="P16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text-position="0% 100%" style:font-name="Times New Roman" fo:font-size="11pt" fo:language="en" fo:country="US" fo:font-style="normal" officeooo:rsid="02b71e04" officeooo:paragraph-rsid="02f30e36" style:font-size-asian="11pt" style:font-style-asian="normal" style:font-size-complex="11pt" style:font-style-complex="normal"/>
    </style:style>
    <style:style style:name="P17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text-position="0% 100%" style:font-name="Times New Roman" fo:font-size="14pt" fo:font-style="normal" officeooo:paragraph-rsid="02b19857" style:font-size-asian="14pt" style:font-style-asian="normal" style:font-size-complex="14pt" style:font-style-complex="normal"/>
    </style:style>
    <style:style style:name="P18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text-position="0% 100%" style:font-name="Times New Roman" fo:font-size="14pt" fo:font-style="normal" officeooo:rsid="0202c7d5" officeooo:paragraph-rsid="02b19857" style:font-size-asian="14pt" style:font-style-asian="normal" style:font-size-complex="14pt" style:font-style-complex="normal"/>
    </style:style>
    <style:style style:name="P19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text-position="0% 100%" style:font-name="Times New Roman" fo:font-size="12pt" fo:font-style="normal" officeooo:paragraph-rsid="02b270ed" style:font-size-asian="12pt" style:font-style-asian="normal" style:font-size-complex="12pt" style:font-style-complex="normal"/>
    </style:style>
    <style:style style:name="P20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text-position="0% 100%" style:font-name="Times New Roman" fo:font-size="12pt" fo:language="ru" fo:country="RU" fo:font-style="normal" officeooo:rsid="026e3942" officeooo:paragraph-rsid="02b270ed" style:font-size-asian="12pt" style:font-style-asian="normal" style:font-size-complex="12pt" style:font-style-complex="normal"/>
    </style:style>
    <style:style style:name="P21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text-position="0% 100%" style:font-name="Times New Roman" fo:font-size="12pt" fo:language="ru" fo:country="RU" fo:font-style="normal" fo:background-color="transparent" style:font-size-asian="12pt" style:font-style-asian="normal" style:font-size-complex="12pt" style:font-style-complex="normal"/>
    </style:style>
    <style:style style:name="P22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text-position="0% 100%" style:font-name="Times New Roman" fo:font-size="12pt" fo:language="ru" fo:country="RU" fo:font-style="normal" officeooo:paragraph-rsid="02ea9fe4" fo:background-color="transparent" style:font-size-asian="12pt" style:font-style-asian="normal" style:font-size-complex="12pt" style:font-style-complex="normal"/>
    </style:style>
    <style:style style:name="P23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text-position="0% 100%" style:font-name="Times New Roman" fo:font-size="12pt" fo:language="ru" fo:country="RU" fo:font-style="normal" fo:background-color="transparent" style:font-size-asian="12pt" style:font-style-asian="normal" style:font-size-complex="12pt" style:font-style-complex="normal"/>
    </style:style>
    <style:style style:name="P24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text-position="0% 100%" style:font-name="Times New Roman" fo:font-size="12pt" fo:language="ru" fo:country="RU" fo:font-style="normal" officeooo:paragraph-rsid="02e5bafa" fo:background-color="transparent" style:font-size-asian="12pt" style:font-style-asian="normal" style:font-size-complex="12pt" style:font-style-complex="normal"/>
    </style:style>
    <style:style style:name="P25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fo:font-size="11pt" fo:language="en" fo:country="US" fo:font-style="normal" officeooo:paragraph-rsid="00d95e3a" style:font-size-asian="11pt" style:font-style-asian="normal" style:font-size-complex="11pt" style:font-style-complex="normal"/>
    </style:style>
    <style:style style:name="P26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fo:font-size="11pt" fo:font-style="normal" officeooo:paragraph-rsid="00e83a55" style:font-size-asian="11pt" style:font-style-asian="normal" style:font-size-complex="11pt" style:font-style-complex="normal"/>
    </style:style>
    <style:style style:name="P27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fo:font-size="11pt" fo:font-style="normal" officeooo:paragraph-rsid="029c9a8c" style:font-size-asian="11pt" style:font-style-asian="normal" style:font-size-complex="11pt" style:font-style-complex="normal"/>
    </style:style>
    <style:style style:name="P28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fo:font-size="11pt" fo:font-style="normal" officeooo:paragraph-rsid="02e0637e" style:font-size-asian="11pt" style:font-style-asian="normal" style:font-size-complex="11pt" style:font-style-complex="normal"/>
    </style:style>
    <style:style style:name="P29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fo:font-size="11pt" fo:font-style="normal" officeooo:paragraph-rsid="02e2873f" style:font-size-asian="11pt" style:font-style-asian="normal" style:font-size-complex="11pt" style:font-style-complex="normal"/>
    </style:style>
    <style:style style:name="P30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fo:font-size="11pt" fo:font-style="normal" officeooo:paragraph-rsid="02e34c1e" style:font-size-asian="11pt" style:font-style-asian="normal" style:font-size-complex="11pt" style:font-style-complex="normal"/>
    </style:style>
    <style:style style:name="P31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fo:font-size="11pt" fo:font-style="normal" officeooo:paragraph-rsid="00ea2393" style:font-size-asian="11pt" style:font-style-asian="normal" style:font-size-complex="11pt" style:font-style-complex="normal"/>
    </style:style>
    <style:style style:name="P32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fo:font-size="11pt" fo:font-style="normal" officeooo:paragraph-rsid="00fa1b40" style:font-size-asian="11pt" style:font-style-asian="normal" style:font-size-complex="11pt" style:font-style-complex="normal"/>
    </style:style>
    <style:style style:name="P33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fo:font-size="11pt" fo:font-style="normal" officeooo:paragraph-rsid="00e64d75" style:font-size-asian="11pt" style:font-style-asian="normal" style:font-size-complex="11pt" style:font-style-complex="normal"/>
    </style:style>
    <style:style style:name="P34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fo:font-size="11pt" fo:font-style="normal" officeooo:paragraph-rsid="02ea9fe4" style:font-size-asian="11pt" style:font-style-asian="normal" style:font-size-complex="11pt" style:font-style-complex="normal"/>
    </style:style>
    <style:style style:name="P35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fo:font-size="11pt" fo:font-style="normal" officeooo:paragraph-rsid="00fdcdf2" style:font-size-asian="11pt" style:font-style-asian="normal" style:font-size-complex="11pt" style:font-style-complex="normal"/>
    </style:style>
    <style:style style:name="P36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fo:font-size="11pt" fo:font-style="normal" officeooo:paragraph-rsid="02e7792b" style:font-size-asian="11pt" style:font-style-asian="normal" style:font-size-complex="11pt" style:font-style-complex="normal"/>
    </style:style>
    <style:style style:name="P37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fo:font-size="11pt" fo:font-style="normal" officeooo:paragraph-rsid="02f30e36" style:font-size-asian="11pt" style:font-style-asian="normal" style:font-size-complex="11pt" style:font-style-complex="normal"/>
    </style:style>
    <style:style style:name="P38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fo:font-size="11pt" fo:font-style="normal" officeooo:paragraph-rsid="02fc6095" style:font-size-asian="11pt" style:font-style-asian="normal" style:font-size-complex="11pt" style:font-style-complex="normal"/>
    </style:style>
    <style:style style:name="P39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fo:font-size="11pt" fo:font-style="normal" officeooo:paragraph-rsid="01287eab" style:font-size-asian="11pt" style:font-style-asian="normal" style:font-size-complex="11pt" style:font-style-complex="normal"/>
    </style:style>
    <style:style style:name="P40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fo:font-size="11pt" fo:font-style="normal" officeooo:paragraph-rsid="02fea5f0" style:font-size-asian="11pt" style:font-style-asian="normal" style:font-size-complex="11pt" style:font-style-complex="normal"/>
    </style:style>
    <style:style style:name="P41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fo:font-size="11pt" fo:font-style="normal" officeooo:paragraph-rsid="0304631c" style:font-size-asian="11pt" style:font-style-asian="normal" style:font-size-complex="11pt" style:font-style-complex="normal"/>
    </style:style>
    <style:style style:name="P42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fo:font-size="11pt" fo:font-style="normal" officeooo:paragraph-rsid="030a0b4f" style:font-size-asian="11pt" style:font-style-asian="normal" style:font-size-complex="11pt" style:font-style-complex="normal"/>
    </style:style>
    <style:style style:name="P43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fo:font-size="11pt" fo:font-style="normal" officeooo:paragraph-rsid="030b9971" style:font-size-asian="11pt" style:font-style-asian="normal" style:font-size-complex="11pt" style:font-style-complex="normal"/>
    </style:style>
    <style:style style:name="P44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fo:font-size="11pt" fo:font-style="normal" officeooo:paragraph-rsid="031dcb8b" style:font-size-asian="11pt" style:font-style-asian="normal" style:font-size-complex="11pt" style:font-style-complex="normal"/>
    </style:style>
    <style:style style:name="P45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fo:font-size="11pt" fo:font-style="normal" officeooo:paragraph-rsid="0321e853" style:font-size-asian="11pt" style:font-style-asian="normal" style:font-size-complex="11pt" style:font-style-complex="normal"/>
    </style:style>
    <style:style style:name="P46" style:family="paragraph" style:parent-style-name="Normal">
      <loext:graphic-properties draw:fill="solid" draw:fill-color="#ffffff" draw:opacity="100%"/>
      <style:paragraph-properties fo:margin-left="0cm" fo:margin-right="0cm" fo:text-align="start" style:justify-single-word="false" fo:orphans="2" fo:widows="2" fo:text-indent="0cm" style:auto-text-indent="false" fo:background-color="#ffffff"/>
      <style:text-properties fo:color="#000000" loext:opacity="100%" fo:font-size="11pt" fo:font-style="normal" officeooo:rsid="0012a13d" officeooo:paragraph-rsid="00e83a55" style:font-size-asian="11pt" style:font-style-asian="normal" style:font-size-complex="11pt" style:font-style-complex="normal"/>
    </style:style>
    <style:style style:name="P47" style:family="paragraph" style:parent-style-name="Normal">
      <loext:graphic-properties draw:fill="solid" draw:fill-color="#ffffff" draw:opacity="100%"/>
      <style:paragraph-properties fo:margin-left="0cm" fo:margin-right="0cm" fo:text-align="start" style:justify-single-word="false" fo:orphans="2" fo:widows="2" fo:text-indent="0cm" style:auto-text-indent="false" fo:background-color="#ffffff"/>
      <style:text-properties fo:color="#000000" loext:opacity="100%" fo:font-size="11pt" fo:font-style="normal" officeooo:rsid="0012a13d" officeooo:paragraph-rsid="029c9a8c" style:font-size-asian="11pt" style:font-style-asian="normal" style:font-size-complex="11pt" style:font-style-complex="normal"/>
    </style:style>
    <style:style style:name="P48" style:family="paragraph" style:parent-style-name="Normal">
      <loext:graphic-properties draw:fill="solid" draw:fill-color="#ffffff" draw:opacity="100%"/>
      <style:paragraph-properties fo:margin-left="0cm" fo:margin-right="0cm" fo:text-align="start" style:justify-single-word="false" fo:orphans="2" fo:widows="2" fo:text-indent="0cm" style:auto-text-indent="false" fo:background-color="#ffffff"/>
      <style:text-properties fo:color="#000000" loext:opacity="100%" fo:font-size="11pt" fo:font-style="normal" officeooo:rsid="0012a13d" officeooo:paragraph-rsid="02e0637e" style:font-size-asian="11pt" style:font-style-asian="normal" style:font-size-complex="11pt" style:font-style-complex="normal"/>
    </style:style>
    <style:style style:name="P49" style:family="paragraph" style:parent-style-name="Normal">
      <loext:graphic-properties draw:fill="solid" draw:fill-color="#ffffff" draw:opacity="100%"/>
      <style:paragraph-properties fo:margin-left="0cm" fo:margin-right="0cm" fo:text-align="start" style:justify-single-word="false" fo:orphans="2" fo:widows="2" fo:text-indent="0cm" style:auto-text-indent="false" fo:background-color="#ffffff"/>
      <style:text-properties fo:color="#000000" loext:opacity="100%" fo:font-size="11pt" fo:font-style="normal" officeooo:rsid="0012a13d" officeooo:paragraph-rsid="02e2873f" style:font-size-asian="11pt" style:font-style-asian="normal" style:font-size-complex="11pt" style:font-style-complex="normal"/>
    </style:style>
    <style:style style:name="P50" style:family="paragraph" style:parent-style-name="Normal">
      <loext:graphic-properties draw:fill="solid" draw:fill-color="#ffffff" draw:opacity="100%"/>
      <style:paragraph-properties fo:margin-left="0cm" fo:margin-right="0cm" fo:text-align="start" style:justify-single-word="false" fo:orphans="2" fo:widows="2" fo:text-indent="0cm" style:auto-text-indent="false" fo:background-color="#ffffff"/>
      <style:text-properties fo:color="#000000" loext:opacity="100%" fo:font-size="11pt" fo:font-style="normal" officeooo:rsid="0012a13d" officeooo:paragraph-rsid="02e34c1e" style:font-size-asian="11pt" style:font-style-asian="normal" style:font-size-complex="11pt" style:font-style-complex="normal"/>
    </style:style>
    <style:style style:name="P51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fo:font-size="11pt" fo:font-style="normal" officeooo:rsid="0012a13d" officeooo:paragraph-rsid="00ea2393" style:font-size-asian="11pt" style:font-style-asian="normal" style:font-size-complex="11pt" style:font-style-complex="normal"/>
    </style:style>
    <style:style style:name="P52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fo:font-size="11pt" fo:font-style="normal" officeooo:rsid="0012a13d" officeooo:paragraph-rsid="00fa1b40" style:font-size-asian="11pt" style:font-style-asian="normal" style:font-size-complex="11pt" style:font-style-complex="normal"/>
    </style:style>
    <style:style style:name="P53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fo:font-size="11pt" fo:font-style="normal" officeooo:rsid="0012a13d" officeooo:paragraph-rsid="00e64d75" style:font-size-asian="11pt" style:font-style-asian="normal" style:font-size-complex="11pt" style:font-style-complex="normal"/>
    </style:style>
    <style:style style:name="P54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fo:font-size="11pt" fo:font-style="normal" officeooo:rsid="0012a13d" officeooo:paragraph-rsid="02ea9fe4" style:font-size-asian="11pt" style:font-style-asian="normal" style:font-size-complex="11pt" style:font-style-complex="normal"/>
    </style:style>
    <style:style style:name="P55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fo:font-size="11pt" fo:font-style="normal" officeooo:rsid="0012a13d" officeooo:paragraph-rsid="00fdcdf2" style:font-size-asian="11pt" style:font-style-asian="normal" style:font-size-complex="11pt" style:font-style-complex="normal"/>
    </style:style>
    <style:style style:name="P56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fo:font-size="11pt" fo:font-style="normal" officeooo:rsid="0012a13d" officeooo:paragraph-rsid="02e7792b" style:font-size-asian="11pt" style:font-style-asian="normal" style:font-size-complex="11pt" style:font-style-complex="normal"/>
    </style:style>
    <style:style style:name="P57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fo:font-size="11pt" fo:font-style="normal" officeooo:rsid="0012a13d" officeooo:paragraph-rsid="02f30e36" style:font-size-asian="11pt" style:font-style-asian="normal" style:font-size-complex="11pt" style:font-style-complex="normal"/>
    </style:style>
    <style:style style:name="P58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fo:font-size="11pt" fo:font-style="normal" officeooo:rsid="0012a13d" officeooo:paragraph-rsid="02fc6095" style:font-size-asian="11pt" style:font-style-asian="normal" style:font-size-complex="11pt" style:font-style-complex="normal"/>
    </style:style>
    <style:style style:name="P59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fo:font-size="11pt" fo:font-style="normal" officeooo:rsid="0012a13d" officeooo:paragraph-rsid="01287eab" style:font-size-asian="11pt" style:font-style-asian="normal" style:font-size-complex="11pt" style:font-style-complex="normal"/>
    </style:style>
    <style:style style:name="P60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fo:font-size="11pt" fo:font-style="normal" officeooo:rsid="0012a13d" officeooo:paragraph-rsid="02fea5f0" style:font-size-asian="11pt" style:font-style-asian="normal" style:font-size-complex="11pt" style:font-style-complex="normal"/>
    </style:style>
    <style:style style:name="P61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fo:font-size="11pt" fo:font-style="normal" officeooo:rsid="0012a13d" officeooo:paragraph-rsid="0304631c" style:font-size-asian="11pt" style:font-style-asian="normal" style:font-size-complex="11pt" style:font-style-complex="normal"/>
    </style:style>
    <style:style style:name="P62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fo:font-size="11pt" fo:font-style="normal" officeooo:rsid="0012a13d" officeooo:paragraph-rsid="030a0b4f" style:font-size-asian="11pt" style:font-style-asian="normal" style:font-size-complex="11pt" style:font-style-complex="normal"/>
    </style:style>
    <style:style style:name="P63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fo:font-size="11pt" fo:font-style="normal" officeooo:rsid="0012a13d" officeooo:paragraph-rsid="030b9971" style:font-size-asian="11pt" style:font-style-asian="normal" style:font-size-complex="11pt" style:font-style-complex="normal"/>
    </style:style>
    <style:style style:name="P64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fo:font-size="11pt" fo:font-style="normal" officeooo:rsid="0012a13d" officeooo:paragraph-rsid="031dcb8b" style:font-size-asian="11pt" style:font-style-asian="normal" style:font-size-complex="11pt" style:font-style-complex="normal"/>
    </style:style>
    <style:style style:name="P65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fo:font-size="11pt" fo:font-style="normal" officeooo:rsid="0012a13d" officeooo:paragraph-rsid="0321e853" style:font-size-asian="11pt" style:font-style-asian="normal" style:font-size-complex="11pt" style:font-style-complex="normal"/>
    </style:style>
    <style:style style:name="P66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fo:font-size="11pt" fo:font-style="normal" officeooo:rsid="01f78b52" officeooo:paragraph-rsid="01f78b52" style:font-size-asian="11pt" style:font-style-asian="normal" style:font-size-complex="11pt" style:font-style-complex="normal"/>
    </style:style>
    <style:style style:name="P67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fo:font-size="11pt" fo:language="ru" fo:country="RU" fo:font-style="normal" officeooo:rsid="02b71e04" officeooo:paragraph-rsid="02e7a1b4" style:font-size-asian="11pt" style:font-style-asian="normal" style:font-size-complex="11pt" style:font-style-complex="normal"/>
    </style:style>
    <style:style style:name="P68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fo:font-size="11pt" fo:language="ru" fo:country="RU" fo:font-style="normal" officeooo:rsid="02f71892" officeooo:paragraph-rsid="030a0b4f" fo:background-color="#ffffff" style:font-size-asian="11pt" style:font-style-asian="normal" style:font-size-complex="11pt" style:font-style-complex="normal"/>
    </style:style>
    <style:style style:name="P69" style:family="paragraph" style:parent-style-name="Normal">
      <style:paragraph-properties fo:margin-left="0cm" fo:margin-right="0cm" fo:orphans="2" fo:widows="2" fo:text-indent="0cm" style:auto-text-indent="false"/>
      <style:text-properties fo:color="#000000" loext:opacity="100%" fo:font-size="10pt" fo:font-style="normal" officeooo:paragraph-rsid="029c9a8c" style:font-style-asian="normal" style:font-style-complex="normal"/>
    </style:style>
    <style:style style:name="P70" style:family="paragraph" style:parent-style-name="Normal">
      <style:paragraph-properties fo:margin-left="0cm" fo:margin-right="0cm" fo:orphans="2" fo:widows="2" fo:text-indent="0cm" style:auto-text-indent="false"/>
      <style:text-properties fo:color="#000000" loext:opacity="100%" fo:font-size="10pt" fo:font-style="normal" officeooo:paragraph-rsid="02e0637e" style:font-style-asian="normal" style:font-style-complex="normal"/>
    </style:style>
    <style:style style:name="P71" style:family="paragraph" style:parent-style-name="Normal">
      <style:paragraph-properties fo:margin-left="0cm" fo:margin-right="0cm" fo:orphans="2" fo:widows="2" fo:text-indent="0cm" style:auto-text-indent="false"/>
      <style:text-properties fo:color="#000000" loext:opacity="100%" fo:font-size="10pt" fo:font-style="normal" officeooo:paragraph-rsid="02e2873f" style:font-style-asian="normal" style:font-style-complex="normal"/>
    </style:style>
    <style:style style:name="P72" style:family="paragraph" style:parent-style-name="Normal">
      <style:paragraph-properties fo:margin-left="0cm" fo:margin-right="0cm" fo:orphans="2" fo:widows="2" fo:text-indent="0cm" style:auto-text-indent="false"/>
      <style:text-properties fo:color="#000000" loext:opacity="100%" fo:font-size="10pt" fo:font-style="normal" officeooo:paragraph-rsid="02e34c1e" style:font-style-asian="normal" style:font-style-complex="normal"/>
    </style:style>
    <style:style style:name="P73" style:family="paragraph" style:parent-style-name="Normal">
      <style:paragraph-properties fo:margin-left="0cm" fo:margin-right="0cm" fo:orphans="2" fo:widows="2" fo:text-indent="0cm" style:auto-text-indent="false"/>
      <style:text-properties fo:color="#000000" loext:opacity="100%" fo:font-size="10pt" fo:font-style="normal" officeooo:paragraph-rsid="00ea2393" style:font-style-asian="normal" style:font-style-complex="normal"/>
    </style:style>
    <style:style style:name="P74" style:family="paragraph" style:parent-style-name="Normal">
      <loext:graphic-properties draw:fill="none"/>
      <style:paragraph-properties fo:margin-left="0cm" fo:margin-right="0cm" fo:orphans="2" fo:widows="2" fo:text-indent="0cm" style:auto-text-indent="false" fo:background-color="transparent"/>
      <style:text-properties fo:color="#000000" loext:opacity="100%" fo:font-size="10pt" fo:font-style="normal" officeooo:paragraph-rsid="00ea2393" style:font-style-asian="normal" style:font-style-complex="normal"/>
    </style:style>
    <style:style style:name="P75" style:family="paragraph" style:parent-style-name="Normal">
      <style:paragraph-properties fo:margin-left="0cm" fo:margin-right="0cm" fo:orphans="2" fo:widows="2" fo:text-indent="0cm" style:auto-text-indent="false"/>
      <style:text-properties fo:color="#000000" loext:opacity="100%" fo:font-size="10pt" fo:font-style="normal" officeooo:paragraph-rsid="00fa1b40" style:font-style-asian="normal" style:font-style-complex="normal"/>
    </style:style>
    <style:style style:name="P76" style:family="paragraph" style:parent-style-name="Normal">
      <style:paragraph-properties fo:margin-left="0cm" fo:margin-right="0cm" fo:orphans="2" fo:widows="2" fo:text-indent="0cm" style:auto-text-indent="false"/>
      <style:text-properties fo:color="#000000" loext:opacity="100%" fo:font-size="10pt" fo:font-style="normal" officeooo:paragraph-rsid="00e64d75" style:font-style-asian="normal" style:font-style-complex="normal"/>
    </style:style>
    <style:style style:name="P77" style:family="paragraph" style:parent-style-name="Normal">
      <style:paragraph-properties fo:margin-left="0cm" fo:margin-right="0cm" fo:orphans="2" fo:widows="2" fo:text-indent="0cm" style:auto-text-indent="false"/>
      <style:text-properties fo:color="#000000" loext:opacity="100%" fo:font-size="10pt" fo:font-style="normal" officeooo:paragraph-rsid="02ea9fe4" style:font-style-asian="normal" style:font-style-complex="normal"/>
    </style:style>
    <style:style style:name="P78" style:family="paragraph" style:parent-style-name="Normal">
      <style:paragraph-properties fo:margin-left="0cm" fo:margin-right="0cm" fo:orphans="2" fo:widows="2" fo:text-indent="0cm" style:auto-text-indent="false"/>
      <style:text-properties fo:color="#000000" loext:opacity="100%" fo:font-size="10pt" fo:font-style="normal" officeooo:paragraph-rsid="00fdcdf2" style:font-style-asian="normal" style:font-style-complex="normal"/>
    </style:style>
    <style:style style:name="P79" style:family="paragraph" style:parent-style-name="Normal">
      <style:paragraph-properties fo:margin-left="0cm" fo:margin-right="0cm" fo:orphans="2" fo:widows="2" fo:text-indent="0cm" style:auto-text-indent="false"/>
      <style:text-properties fo:color="#000000" loext:opacity="100%" fo:font-size="10pt" fo:font-style="normal" officeooo:paragraph-rsid="02e7792b" style:font-style-asian="normal" style:font-style-complex="normal"/>
    </style:style>
    <style:style style:name="P80" style:family="paragraph" style:parent-style-name="Normal">
      <style:paragraph-properties fo:margin-left="0cm" fo:margin-right="0cm" fo:orphans="2" fo:widows="2" fo:text-indent="0cm" style:auto-text-indent="false"/>
      <style:text-properties fo:color="#000000" loext:opacity="100%" fo:font-size="10pt" fo:font-style="normal" officeooo:paragraph-rsid="02f30e36" style:font-style-asian="normal" style:font-style-complex="normal"/>
    </style:style>
    <style:style style:name="P81" style:family="paragraph" style:parent-style-name="Normal">
      <style:paragraph-properties fo:margin-left="0cm" fo:margin-right="0cm" fo:orphans="2" fo:widows="2" fo:text-indent="0cm" style:auto-text-indent="false"/>
      <style:text-properties fo:color="#000000" loext:opacity="100%" fo:font-size="10pt" fo:font-style="normal" officeooo:paragraph-rsid="02fc6095" style:font-style-asian="normal" style:font-style-complex="normal"/>
    </style:style>
    <style:style style:name="P82" style:family="paragraph" style:parent-style-name="Normal">
      <style:paragraph-properties fo:margin-left="0cm" fo:margin-right="0cm" fo:orphans="2" fo:widows="2" fo:text-indent="0cm" style:auto-text-indent="false"/>
      <style:text-properties fo:color="#000000" loext:opacity="100%" fo:font-size="10pt" fo:font-style="normal" officeooo:paragraph-rsid="01287eab" style:font-style-asian="normal" style:font-style-complex="normal"/>
    </style:style>
    <style:style style:name="P83" style:family="paragraph" style:parent-style-name="Normal">
      <style:paragraph-properties fo:margin-left="0cm" fo:margin-right="0cm" fo:orphans="2" fo:widows="2" fo:text-indent="0cm" style:auto-text-indent="false"/>
      <style:text-properties fo:color="#000000" loext:opacity="100%" fo:font-size="10pt" fo:font-style="normal" officeooo:paragraph-rsid="02fea5f0" style:font-style-asian="normal" style:font-style-complex="normal"/>
    </style:style>
    <style:style style:name="P84" style:family="paragraph" style:parent-style-name="Normal">
      <style:paragraph-properties fo:margin-left="0cm" fo:margin-right="0cm" fo:orphans="2" fo:widows="2" fo:text-indent="0cm" style:auto-text-indent="false"/>
      <style:text-properties fo:color="#000000" loext:opacity="100%" fo:font-size="10pt" fo:font-style="normal" officeooo:paragraph-rsid="0304631c" style:font-style-asian="normal" style:font-style-complex="normal"/>
    </style:style>
    <style:style style:name="P85" style:family="paragraph" style:parent-style-name="Normal">
      <style:paragraph-properties fo:margin-left="0cm" fo:margin-right="0cm" fo:orphans="2" fo:widows="2" fo:text-indent="0cm" style:auto-text-indent="false"/>
      <style:text-properties fo:color="#000000" loext:opacity="100%" fo:font-size="10pt" fo:font-style="normal" officeooo:paragraph-rsid="030a0b4f" style:font-style-asian="normal" style:font-style-complex="normal"/>
    </style:style>
    <style:style style:name="P86" style:family="paragraph" style:parent-style-name="Normal">
      <style:paragraph-properties fo:margin-left="0cm" fo:margin-right="0cm" fo:orphans="2" fo:widows="2" fo:text-indent="0cm" style:auto-text-indent="false"/>
      <style:text-properties fo:color="#000000" loext:opacity="100%" fo:font-size="10pt" fo:font-style="normal" officeooo:paragraph-rsid="030b9971" style:font-style-asian="normal" style:font-style-complex="normal"/>
    </style:style>
    <style:style style:name="P87" style:family="paragraph" style:parent-style-name="Normal">
      <style:paragraph-properties fo:margin-left="0cm" fo:margin-right="0cm" fo:orphans="2" fo:widows="2" fo:text-indent="0cm" style:auto-text-indent="false"/>
      <style:text-properties fo:color="#000000" loext:opacity="100%" fo:font-size="10pt" fo:font-style="normal" officeooo:paragraph-rsid="031dcb8b" style:font-style-asian="normal" style:font-style-complex="normal"/>
    </style:style>
    <style:style style:name="P88" style:family="paragraph" style:parent-style-name="Normal">
      <style:paragraph-properties fo:margin-left="0cm" fo:margin-right="0cm" fo:orphans="2" fo:widows="2" fo:text-indent="0cm" style:auto-text-indent="false"/>
      <style:text-properties fo:color="#000000" loext:opacity="100%" fo:font-size="10pt" fo:font-style="normal" officeooo:paragraph-rsid="0321e853" style:font-style-asian="normal" style:font-style-complex="normal"/>
    </style:style>
    <style:style style:name="P89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fo:font-size="12pt" fo:language="en" fo:country="US" fo:font-style="normal" officeooo:paragraph-rsid="00d95e3a" style:font-size-asian="12pt" style:font-style-asian="normal" style:font-size-complex="12pt" style:font-style-complex="normal"/>
    </style:style>
    <style:style style:name="P90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fo:font-size="12pt" fo:language="en" fo:country="US" fo:font-style="normal" officeooo:paragraph-rsid="02e34c1e" style:font-size-asian="12pt" style:font-style-asian="normal" style:font-size-complex="12pt" style:font-style-complex="normal"/>
    </style:style>
    <style:style style:name="P91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fo:font-size="12pt" fo:language="ru" fo:country="RU" fo:font-style="normal" officeooo:rsid="02f30e36" officeooo:paragraph-rsid="02fc6095" style:font-size-asian="12pt" style:font-style-asian="normal" style:font-size-complex="12pt" style:font-style-complex="normal"/>
    </style:style>
    <style:style style:name="P92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fo:font-size="12pt" fo:language="ru" fo:country="RU" officeooo:rsid="003b067f" officeooo:paragraph-rsid="02fea5f0" style:font-size-asian="12pt" style:font-size-complex="12pt"/>
    </style:style>
    <style:style style:name="P93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1pt" fo:language="ru" fo:country="RU" fo:font-style="normal" officeooo:rsid="0015ade8" officeooo:paragraph-rsid="00ea2393" style:font-size-asian="11pt" style:font-style-asian="normal" style:font-size-complex="11pt" style:font-style-complex="normal"/>
    </style:style>
    <style:style style:name="P94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1pt" fo:language="ru" fo:country="RU" fo:font-style="normal" officeooo:rsid="0015ade8" officeooo:paragraph-rsid="029c9a8c" style:font-size-asian="11pt" style:font-style-asian="normal" style:font-size-complex="11pt" style:font-style-complex="normal"/>
    </style:style>
    <style:style style:name="P95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1pt" fo:language="ru" fo:country="RU" fo:font-style="normal" officeooo:rsid="0015ade8" officeooo:paragraph-rsid="02e0637e" style:font-size-asian="11pt" style:font-style-asian="normal" style:font-size-complex="11pt" style:font-style-complex="normal"/>
    </style:style>
    <style:style style:name="P96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1pt" fo:language="ru" fo:country="RU" fo:font-style="normal" officeooo:rsid="0015ade8" officeooo:paragraph-rsid="02ea9fe4" style:font-size-asian="11pt" style:font-style-asian="normal" style:font-size-complex="11pt" style:font-style-complex="normal"/>
    </style:style>
    <style:style style:name="P97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1pt" fo:language="ru" fo:country="RU" fo:font-style="normal" officeooo:rsid="0015ade8" officeooo:paragraph-rsid="00fdcdf2" style:font-size-asian="11pt" style:font-style-asian="normal" style:font-size-complex="11pt" style:font-style-complex="normal"/>
    </style:style>
    <style:style style:name="P98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1pt" fo:language="ru" fo:country="RU" fo:font-style="normal" officeooo:rsid="0015ade8" officeooo:paragraph-rsid="02e7792b" style:font-size-asian="11pt" style:font-style-asian="normal" style:font-size-complex="11pt" style:font-style-complex="normal"/>
    </style:style>
    <style:style style:name="P99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1pt" fo:language="ru" fo:country="RU" fo:font-style="normal" officeooo:rsid="0015ade8" officeooo:paragraph-rsid="02fc6095" style:font-size-asian="11pt" style:font-style-asian="normal" style:font-size-complex="11pt" style:font-style-complex="normal"/>
    </style:style>
    <style:style style:name="P100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1pt" fo:language="ru" fo:country="RU" fo:font-style="normal" officeooo:rsid="0015ade8" officeooo:paragraph-rsid="030a0b4f" style:font-size-asian="11pt" style:font-style-asian="normal" style:font-size-complex="11pt" style:font-style-complex="normal"/>
    </style:style>
    <style:style style:name="P101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1pt" fo:language="ru" fo:country="RU" fo:font-style="normal" officeooo:rsid="0015ade8" officeooo:paragraph-rsid="030b9971" style:font-size-asian="11pt" style:font-style-asian="normal" style:font-size-complex="11pt" style:font-style-complex="normal"/>
    </style:style>
    <style:style style:name="P102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1pt" fo:language="ru" fo:country="RU" fo:font-style="normal" officeooo:rsid="0015ade8" officeooo:paragraph-rsid="0321e853" style:font-size-asian="11pt" style:font-style-asian="normal" style:font-size-complex="11pt" style:font-style-complex="normal"/>
    </style:style>
    <style:style style:name="P103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1pt" fo:language="ru" fo:country="RU" fo:font-style="normal" officeooo:rsid="0015ade8" officeooo:paragraph-rsid="00ea2393" style:font-size-asian="11pt" style:font-style-asian="normal" style:font-size-complex="11pt" style:font-style-complex="normal"/>
    </style:style>
    <style:style style:name="P104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1pt" fo:language="ru" fo:country="RU" fo:font-style="normal" officeooo:rsid="0015ade8" officeooo:paragraph-rsid="029c9a8c" style:font-size-asian="11pt" style:font-style-asian="normal" style:font-size-complex="11pt" style:font-style-complex="normal"/>
    </style:style>
    <style:style style:name="P105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1pt" fo:language="ru" fo:country="RU" fo:font-style="normal" officeooo:rsid="0015ade8" officeooo:paragraph-rsid="02e0637e" style:font-size-asian="11pt" style:font-style-asian="normal" style:font-size-complex="11pt" style:font-style-complex="normal"/>
    </style:style>
    <style:style style:name="P106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1pt" fo:language="ru" fo:country="RU" fo:font-style="normal" officeooo:rsid="0015ade8" officeooo:paragraph-rsid="00fdcdf2" style:font-size-asian="11pt" style:font-style-asian="normal" style:font-size-complex="11pt" style:font-style-complex="normal"/>
    </style:style>
    <style:style style:name="P107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1pt" fo:language="ru" fo:country="RU" fo:font-style="normal" officeooo:rsid="0015ade8" officeooo:paragraph-rsid="02ea9fe4" style:font-size-asian="11pt" style:font-style-asian="normal" style:font-size-complex="11pt" style:font-style-complex="normal"/>
    </style:style>
    <style:style style:name="P108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1pt" fo:language="ru" fo:country="RU" fo:font-style="normal" officeooo:rsid="0015ade8" officeooo:paragraph-rsid="02e7792b" style:font-size-asian="11pt" style:font-style-asian="normal" style:font-size-complex="11pt" style:font-style-complex="normal"/>
    </style:style>
    <style:style style:name="P109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1pt" fo:language="ru" fo:country="RU" fo:font-style="normal" officeooo:rsid="0015ade8" officeooo:paragraph-rsid="02fc6095" style:font-size-asian="11pt" style:font-style-asian="normal" style:font-size-complex="11pt" style:font-style-complex="normal"/>
    </style:style>
    <style:style style:name="P110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1pt" fo:language="ru" fo:country="RU" fo:font-style="normal" officeooo:rsid="0015ade8" officeooo:paragraph-rsid="01287eab" style:font-size-asian="11pt" style:font-style-asian="normal" style:font-size-complex="11pt" style:font-style-complex="normal"/>
    </style:style>
    <style:style style:name="P111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1pt" fo:language="ru" fo:country="RU" fo:font-style="normal" officeooo:rsid="0015ade8" officeooo:paragraph-rsid="0304631c" style:font-size-asian="11pt" style:font-style-asian="normal" style:font-size-complex="11pt" style:font-style-complex="normal"/>
    </style:style>
    <style:style style:name="P112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1pt" fo:language="ru" fo:country="RU" fo:font-style="normal" officeooo:rsid="0015ade8" officeooo:paragraph-rsid="030a0b4f" style:font-size-asian="11pt" style:font-style-asian="normal" style:font-size-complex="11pt" style:font-style-complex="normal"/>
    </style:style>
    <style:style style:name="P113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1pt" fo:language="ru" fo:country="RU" fo:font-style="normal" officeooo:rsid="0015ade8" officeooo:paragraph-rsid="030b9971" style:font-size-asian="11pt" style:font-style-asian="normal" style:font-size-complex="11pt" style:font-style-complex="normal"/>
    </style:style>
    <style:style style:name="P114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1pt" fo:language="ru" fo:country="RU" fo:font-style="normal" officeooo:rsid="0015ade8" officeooo:paragraph-rsid="0321e853" style:font-size-asian="11pt" style:font-style-asian="normal" style:font-size-complex="11pt" style:font-style-complex="normal"/>
    </style:style>
    <style:style style:name="P115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1pt" fo:language="ru" fo:country="RU" fo:font-style="normal" officeooo:rsid="01f0d059" officeooo:paragraph-rsid="01f0d059" style:font-size-asian="11pt" style:font-style-asian="normal" style:font-size-complex="11pt" style:font-style-complex="normal"/>
    </style:style>
    <style:style style:name="P116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1pt" fo:language="ru" fo:country="RU" fo:font-style="normal" officeooo:rsid="01f0d059" officeooo:paragraph-rsid="01f0d059" style:font-size-asian="11pt" style:font-style-asian="normal" style:font-size-complex="11pt" style:font-style-complex="normal"/>
    </style:style>
    <style:style style:name="P117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1pt" fo:language="ru" fo:country="RU" fo:font-style="normal" officeooo:rsid="01f1092d" officeooo:paragraph-rsid="00e83a55" style:font-size-asian="11pt" style:font-style-asian="normal" style:font-size-complex="11pt" style:font-style-complex="normal"/>
    </style:style>
    <style:style style:name="P118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1pt" fo:language="ru" fo:country="RU" fo:font-style="normal" officeooo:rsid="01fa4732" officeooo:paragraph-rsid="01fa4732" style:font-size-asian="11pt" style:font-style-asian="normal" style:font-size-complex="11pt" style:font-style-complex="normal"/>
    </style:style>
    <style:style style:name="P119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1pt" fo:language="ru" fo:country="RU" fo:font-style="normal" officeooo:rsid="01f91f54" officeooo:paragraph-rsid="01f91f54" style:font-size-asian="11pt" style:font-style-asian="normal" style:font-size-complex="11pt" style:font-style-complex="normal"/>
    </style:style>
    <style:style style:name="P120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1pt" fo:language="ru" fo:country="RU" fo:font-style="normal" officeooo:rsid="01f2b8f8" officeooo:paragraph-rsid="01f2b8f8" style:font-size-asian="11pt" style:font-style-asian="normal" style:font-size-complex="11pt" style:font-style-complex="normal"/>
    </style:style>
    <style:style style:name="P121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1pt" fo:language="ru" fo:country="RU" fo:font-style="normal" officeooo:rsid="01f2b8f8" officeooo:paragraph-rsid="02e0637e" style:font-size-asian="11pt" style:font-style-asian="normal" style:font-size-complex="11pt" style:font-style-complex="normal"/>
    </style:style>
    <style:style style:name="P122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1pt" fo:language="ru" fo:country="RU" fo:font-style="normal" officeooo:rsid="01f2b8f8" officeooo:paragraph-rsid="02ea9fe4" style:font-size-asian="11pt" style:font-style-asian="normal" style:font-size-complex="11pt" style:font-style-complex="normal"/>
    </style:style>
    <style:style style:name="P123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1pt" fo:language="ru" fo:country="RU" fo:font-style="normal" officeooo:rsid="01f2b8f8" officeooo:paragraph-rsid="02fc6095" style:font-size-asian="11pt" style:font-style-asian="normal" style:font-size-complex="11pt" style:font-style-complex="normal"/>
    </style:style>
    <style:style style:name="P124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1pt" fo:language="ru" fo:country="RU" fo:font-style="normal" officeooo:rsid="01f2b8f8" officeooo:paragraph-rsid="0304631c" style:font-size-asian="11pt" style:font-style-asian="normal" style:font-size-complex="11pt" style:font-style-complex="normal"/>
    </style:style>
    <style:style style:name="P125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1pt" fo:language="ru" fo:country="RU" fo:font-style="normal" officeooo:rsid="01f2b8f8" officeooo:paragraph-rsid="030a0b4f" style:font-size-asian="11pt" style:font-style-asian="normal" style:font-size-complex="11pt" style:font-style-complex="normal"/>
    </style:style>
    <style:style style:name="P126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1pt" fo:language="ru" fo:country="RU" fo:font-style="normal" officeooo:rsid="01f67f92" officeooo:paragraph-rsid="02e0637e" style:font-size-asian="11pt" style:font-style-asian="normal" style:font-size-complex="11pt" style:font-style-complex="normal"/>
    </style:style>
    <style:style style:name="P127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1pt" fo:language="ru" fo:country="RU" fo:font-style="normal" officeooo:rsid="0202f985" officeooo:paragraph-rsid="02e7792b" style:font-size-asian="11pt" style:font-style-asian="normal" style:font-size-complex="11pt" style:font-style-complex="normal"/>
    </style:style>
    <style:style style:name="P128" style:family="paragraph" style:parent-style-name="Normal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/>
      <style:text-properties fo:color="#000000" loext:opacity="100%" style:font-name="Times New Roman" fo:font-size="11pt" fo:language="ru" fo:country="RU" fo:font-style="normal" officeooo:rsid="01108b9a" officeooo:paragraph-rsid="01108b9a" style:font-size-asian="11pt" style:font-style-asian="normal" style:font-size-complex="11pt" style:font-style-complex="normal"/>
    </style:style>
    <style:style style:name="P129" style:family="paragraph" style:parent-style-name="Normal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/>
      <style:text-properties fo:color="#000000" loext:opacity="100%" style:font-name="Times New Roman" fo:font-size="11pt" fo:language="ru" fo:country="RU" fo:font-style="normal" officeooo:rsid="01108b9a" officeooo:paragraph-rsid="02e7792b" style:font-size-asian="11pt" style:font-style-asian="normal" style:font-size-complex="11pt" style:font-style-complex="normal"/>
    </style:style>
    <style:style style:name="P130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1pt" fo:language="ru" fo:country="RU" fo:font-style="normal" officeooo:rsid="02114b44" officeooo:paragraph-rsid="02e7792b" style:font-size-asian="11pt" style:font-style-asian="normal" style:font-size-complex="11pt" style:font-style-complex="normal"/>
    </style:style>
    <style:style style:name="P131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1pt" fo:language="ru" fo:country="RU" fo:font-style="normal" officeooo:rsid="02213270" officeooo:paragraph-rsid="02e7792b" style:font-size-asian="11pt" style:font-style-asian="normal" style:font-size-complex="11pt" style:font-style-complex="normal"/>
    </style:style>
    <style:style style:name="P132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1pt" fo:language="ru" fo:country="RU" fo:font-style="normal" officeooo:rsid="01126f11" officeooo:paragraph-rsid="02e7792b" style:font-size-asian="11pt" style:font-style-asian="normal" style:font-size-complex="11pt" style:font-style-complex="normal"/>
    </style:style>
    <style:style style:name="P133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1pt" fo:language="ru" fo:country="RU" fo:font-style="normal" officeooo:rsid="012c7e27" officeooo:paragraph-rsid="012c7e27" style:font-size-asian="11pt" style:font-style-asian="normal" style:font-size-complex="11pt" style:font-style-complex="normal"/>
    </style:style>
    <style:style style:name="P134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1pt" fo:language="ru" fo:country="RU" fo:font-style="normal" officeooo:rsid="012c7e27" officeooo:paragraph-rsid="0304631c" style:font-size-asian="11pt" style:font-style-asian="normal" style:font-size-complex="11pt" style:font-style-complex="normal"/>
    </style:style>
    <style:style style:name="P135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1pt" fo:language="ru" fo:country="RU" fo:font-style="normal" officeooo:rsid="0327989b" officeooo:paragraph-rsid="0327989b" style:font-size-asian="11pt" style:font-style-asian="normal" style:font-size-complex="11pt" style:font-style-complex="normal"/>
    </style:style>
    <style:style style:name="P136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1pt" fo:language="ru" fo:country="RU" fo:font-style="normal" officeooo:paragraph-rsid="0304631c" fo:background-color="transparent" style:font-name-asian="Times New Roman1" style:font-size-asian="11pt" style:font-style-asian="normal" style:font-name-complex="Times New Roman1" style:font-size-complex="11pt" style:font-style-complex="normal"/>
    </style:style>
    <style:style style:name="P137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1pt" fo:font-style="normal" officeooo:rsid="000f6a76" officeooo:paragraph-rsid="00e83a55" style:font-size-asian="11pt" style:font-style-asian="normal" style:font-size-complex="11pt" style:font-style-complex="normal"/>
    </style:style>
    <style:style style:name="P138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1pt" fo:font-style="normal" officeooo:rsid="000f6a76" officeooo:paragraph-rsid="029c9a8c" style:font-size-asian="11pt" style:font-style-asian="normal" style:font-size-complex="11pt" style:font-style-complex="normal"/>
    </style:style>
    <style:style style:name="P139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1pt" fo:font-style="normal" officeooo:rsid="000f6a76" officeooo:paragraph-rsid="02e0637e" style:font-size-asian="11pt" style:font-style-asian="normal" style:font-size-complex="11pt" style:font-style-complex="normal"/>
    </style:style>
    <style:style style:name="P140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1pt" fo:font-style="normal" officeooo:rsid="000f6a76" officeooo:paragraph-rsid="02b19857" style:font-size-asian="11pt" style:font-style-asian="normal" style:font-size-complex="11pt" style:font-style-complex="normal"/>
    </style:style>
    <style:style style:name="P141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1pt" fo:font-style="normal" officeooo:rsid="000f6a76" officeooo:paragraph-rsid="00e64d75" style:font-size-asian="11pt" style:font-style-asian="normal" style:font-size-complex="11pt" style:font-style-complex="normal"/>
    </style:style>
    <style:style style:name="P142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1pt" fo:font-style="normal" officeooo:rsid="000f6a76" officeooo:paragraph-rsid="02ea9fe4" style:font-size-asian="11pt" style:font-style-asian="normal" style:font-size-complex="11pt" style:font-style-complex="normal"/>
    </style:style>
    <style:style style:name="P143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1pt" fo:font-style="normal" officeooo:rsid="000f6a76" officeooo:paragraph-rsid="00fdcdf2" style:font-size-asian="11pt" style:font-style-asian="normal" style:font-size-complex="11pt" style:font-style-complex="normal"/>
    </style:style>
    <style:style style:name="P144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1pt" fo:font-style="normal" officeooo:rsid="000f6a76" officeooo:paragraph-rsid="02e7792b" style:font-size-asian="11pt" style:font-style-asian="normal" style:font-size-complex="11pt" style:font-style-complex="normal"/>
    </style:style>
    <style:style style:name="P145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1pt" fo:font-style="normal" officeooo:rsid="000f6a76" officeooo:paragraph-rsid="02fc6095" style:font-size-asian="11pt" style:font-style-asian="normal" style:font-size-complex="11pt" style:font-style-complex="normal"/>
    </style:style>
    <style:style style:name="P146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1pt" fo:font-style="normal" officeooo:rsid="000f6a76" officeooo:paragraph-rsid="02fea5f0" style:font-size-asian="11pt" style:font-style-asian="normal" style:font-size-complex="11pt" style:font-style-complex="normal"/>
    </style:style>
    <style:style style:name="P147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1pt" fo:font-style="normal" officeooo:rsid="000f6a76" officeooo:paragraph-rsid="0304631c" style:font-size-asian="11pt" style:font-style-asian="normal" style:font-size-complex="11pt" style:font-style-complex="normal"/>
    </style:style>
    <style:style style:name="P148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1pt" fo:font-style="normal" officeooo:rsid="000f6a76" officeooo:paragraph-rsid="031dcb8b" style:font-size-asian="11pt" style:font-style-asian="normal" style:font-size-complex="11pt" style:font-style-complex="normal"/>
    </style:style>
    <style:style style:name="P149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1pt" fo:font-style="normal" officeooo:rsid="0018c42a" officeooo:paragraph-rsid="00e83a55" style:font-size-asian="11pt" style:font-style-asian="normal" style:font-size-complex="11pt" style:font-style-complex="normal"/>
    </style:style>
    <style:style style:name="P150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1pt" fo:font-style="normal" officeooo:rsid="0018c42a" officeooo:paragraph-rsid="029c9a8c" style:font-size-asian="11pt" style:font-style-asian="normal" style:font-size-complex="11pt" style:font-style-complex="normal"/>
    </style:style>
    <style:style style:name="P151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1pt" fo:font-style="normal" officeooo:rsid="0018c42a" officeooo:paragraph-rsid="02e0637e" style:font-size-asian="11pt" style:font-style-asian="normal" style:font-size-complex="11pt" style:font-style-complex="normal"/>
    </style:style>
    <style:style style:name="P152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1pt" fo:font-style="normal" officeooo:rsid="0018c42a" officeooo:paragraph-rsid="02e2873f" style:font-size-asian="11pt" style:font-style-asian="normal" style:font-size-complex="11pt" style:font-style-complex="normal"/>
    </style:style>
    <style:style style:name="P153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1pt" fo:font-style="normal" officeooo:rsid="0018c42a" officeooo:paragraph-rsid="02e34c1e" style:font-size-asian="11pt" style:font-style-asian="normal" style:font-size-complex="11pt" style:font-style-complex="normal"/>
    </style:style>
    <style:style style:name="P154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1pt" fo:font-style="normal" officeooo:rsid="0018c42a" officeooo:paragraph-rsid="00ea2393" style:font-size-asian="11pt" style:font-style-asian="normal" style:font-size-complex="11pt" style:font-style-complex="normal"/>
    </style:style>
    <style:style style:name="P155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1pt" fo:font-style="normal" officeooo:rsid="0018c42a" officeooo:paragraph-rsid="00fa1b40" style:font-size-asian="11pt" style:font-style-asian="normal" style:font-size-complex="11pt" style:font-style-complex="normal"/>
    </style:style>
    <style:style style:name="P156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1pt" fo:font-style="normal" officeooo:rsid="0018c42a" officeooo:paragraph-rsid="00e64d75" style:font-size-asian="11pt" style:font-style-asian="normal" style:font-size-complex="11pt" style:font-style-complex="normal"/>
    </style:style>
    <style:style style:name="P157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1pt" fo:font-style="normal" officeooo:rsid="0018c42a" officeooo:paragraph-rsid="02ea9fe4" style:font-size-asian="11pt" style:font-style-asian="normal" style:font-size-complex="11pt" style:font-style-complex="normal"/>
    </style:style>
    <style:style style:name="P158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1pt" fo:font-style="normal" officeooo:rsid="0018c42a" officeooo:paragraph-rsid="00fdcdf2" style:font-size-asian="11pt" style:font-style-asian="normal" style:font-size-complex="11pt" style:font-style-complex="normal"/>
    </style:style>
    <style:style style:name="P159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1pt" fo:font-style="normal" officeooo:rsid="0018c42a" officeooo:paragraph-rsid="02e7792b" style:font-size-asian="11pt" style:font-style-asian="normal" style:font-size-complex="11pt" style:font-style-complex="normal"/>
    </style:style>
    <style:style style:name="P160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1pt" fo:font-style="normal" officeooo:rsid="0018c42a" officeooo:paragraph-rsid="02f30e36" style:font-size-asian="11pt" style:font-style-asian="normal" style:font-size-complex="11pt" style:font-style-complex="normal"/>
    </style:style>
    <style:style style:name="P161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1pt" fo:font-style="normal" officeooo:rsid="0018c42a" officeooo:paragraph-rsid="02fc6095" style:font-size-asian="11pt" style:font-style-asian="normal" style:font-size-complex="11pt" style:font-style-complex="normal"/>
    </style:style>
    <style:style style:name="P162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1pt" fo:font-style="normal" officeooo:rsid="0018c42a" officeooo:paragraph-rsid="01287eab" style:font-size-asian="11pt" style:font-style-asian="normal" style:font-size-complex="11pt" style:font-style-complex="normal"/>
    </style:style>
    <style:style style:name="P163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1pt" fo:font-style="normal" officeooo:rsid="0018c42a" officeooo:paragraph-rsid="02fea5f0" style:font-size-asian="11pt" style:font-style-asian="normal" style:font-size-complex="11pt" style:font-style-complex="normal"/>
    </style:style>
    <style:style style:name="P164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1pt" fo:font-style="normal" officeooo:rsid="0018c42a" officeooo:paragraph-rsid="0304631c" style:font-size-asian="11pt" style:font-style-asian="normal" style:font-size-complex="11pt" style:font-style-complex="normal"/>
    </style:style>
    <style:style style:name="P165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1pt" fo:font-style="normal" officeooo:rsid="0018c42a" officeooo:paragraph-rsid="030a0b4f" style:font-size-asian="11pt" style:font-style-asian="normal" style:font-size-complex="11pt" style:font-style-complex="normal"/>
    </style:style>
    <style:style style:name="P166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1pt" fo:font-style="normal" officeooo:rsid="0018c42a" officeooo:paragraph-rsid="030b9971" style:font-size-asian="11pt" style:font-style-asian="normal" style:font-size-complex="11pt" style:font-style-complex="normal"/>
    </style:style>
    <style:style style:name="P167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1pt" fo:font-style="normal" officeooo:rsid="0018c42a" officeooo:paragraph-rsid="031dcb8b" style:font-size-asian="11pt" style:font-style-asian="normal" style:font-size-complex="11pt" style:font-style-complex="normal"/>
    </style:style>
    <style:style style:name="P168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1pt" fo:font-style="normal" officeooo:rsid="0018c42a" officeooo:paragraph-rsid="0321e853" style:font-size-asian="11pt" style:font-style-asian="normal" style:font-size-complex="11pt" style:font-style-complex="normal"/>
    </style:style>
    <style:style style:name="P169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1pt" fo:language="en" fo:country="US" fo:font-style="normal" officeooo:rsid="0012a13d" officeooo:paragraph-rsid="029c9a8c" style:font-size-asian="11pt" style:font-style-asian="normal" style:font-size-complex="11pt" style:font-style-complex="normal"/>
    </style:style>
    <style:style style:name="P170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1pt" fo:language="en" fo:country="US" fo:font-style="normal" officeooo:rsid="0012a13d" officeooo:paragraph-rsid="02e0637e" style:font-size-asian="11pt" style:font-style-asian="normal" style:font-size-complex="11pt" style:font-style-complex="normal"/>
    </style:style>
    <style:style style:name="P171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1pt" fo:language="en" fo:country="US" fo:font-style="normal" officeooo:rsid="0012a13d" officeooo:paragraph-rsid="02ea9fe4" style:font-size-asian="11pt" style:font-style-asian="normal" style:font-size-complex="11pt" style:font-style-complex="normal"/>
    </style:style>
    <style:style style:name="P172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1pt" fo:language="en" fo:country="US" fo:font-style="normal" officeooo:rsid="0012a13d" officeooo:paragraph-rsid="00fdcdf2" style:font-size-asian="11pt" style:font-style-asian="normal" style:font-size-complex="11pt" style:font-style-complex="normal"/>
    </style:style>
    <style:style style:name="P173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1pt" fo:language="en" fo:country="US" fo:font-style="normal" officeooo:rsid="0012a13d" officeooo:paragraph-rsid="02e7792b" style:font-size-asian="11pt" style:font-style-asian="normal" style:font-size-complex="11pt" style:font-style-complex="normal"/>
    </style:style>
    <style:style style:name="P174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1pt" fo:language="en" fo:country="US" fo:font-style="normal" officeooo:rsid="0012a13d" officeooo:paragraph-rsid="02fc6095" style:font-size-asian="11pt" style:font-style-asian="normal" style:font-size-complex="11pt" style:font-style-complex="normal"/>
    </style:style>
    <style:style style:name="P175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1pt" fo:language="en" fo:country="US" fo:font-style="normal" officeooo:rsid="0012a13d" officeooo:paragraph-rsid="01287eab" style:font-size-asian="11pt" style:font-style-asian="normal" style:font-size-complex="11pt" style:font-style-complex="normal"/>
    </style:style>
    <style:style style:name="P176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1pt" fo:language="en" fo:country="US" fo:font-style="normal" officeooo:rsid="0012a13d" officeooo:paragraph-rsid="0304631c" style:font-size-asian="11pt" style:font-style-asian="normal" style:font-size-complex="11pt" style:font-style-complex="normal"/>
    </style:style>
    <style:style style:name="P177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1pt" fo:language="en" fo:country="US" fo:font-style="normal" officeooo:rsid="0012a13d" officeooo:paragraph-rsid="030a0b4f" style:font-size-asian="11pt" style:font-style-asian="normal" style:font-size-complex="11pt" style:font-style-complex="normal"/>
    </style:style>
    <style:style style:name="P178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1pt" fo:language="en" fo:country="US" fo:font-style="normal" officeooo:rsid="0012a13d" officeooo:paragraph-rsid="030b9971" style:font-size-asian="11pt" style:font-style-asian="normal" style:font-size-complex="11pt" style:font-style-complex="normal"/>
    </style:style>
    <style:style style:name="P179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1pt" fo:language="en" fo:country="US" fo:font-style="normal" officeooo:rsid="0012a13d" officeooo:paragraph-rsid="0321e853" style:font-size-asian="11pt" style:font-style-asian="normal" style:font-size-complex="11pt" style:font-style-complex="normal"/>
    </style:style>
    <style:style style:name="P180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3pt" fo:language="ru" fo:country="RU" fo:font-style="normal" officeooo:rsid="01efed4b" officeooo:paragraph-rsid="01efed4b" style:font-size-asian="13pt" style:font-style-asian="normal" style:font-size-complex="13pt" style:font-style-complex="normal"/>
    </style:style>
    <style:style style:name="P181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3pt" fo:language="ru" fo:country="RU" fo:font-style="normal" officeooo:rsid="01f91f54" officeooo:paragraph-rsid="01f91f54" style:font-size-asian="13pt" style:font-style-asian="normal" style:font-size-complex="13pt" style:font-style-complex="normal"/>
    </style:style>
    <style:style style:name="P182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3pt" fo:language="ru" fo:country="RU" fo:font-style="normal" officeooo:rsid="0015ade8" officeooo:paragraph-rsid="00ea2393" style:font-size-asian="13pt" style:font-style-asian="normal" style:font-size-complex="13pt" style:font-style-complex="normal"/>
    </style:style>
    <style:style style:name="P183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3pt" fo:language="ru" fo:country="RU" fo:font-style="normal" officeooo:rsid="0015ade8" officeooo:paragraph-rsid="02e0637e" style:font-size-asian="13pt" style:font-style-asian="normal" style:font-size-complex="13pt" style:font-style-complex="normal"/>
    </style:style>
    <style:style style:name="P184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3pt" fo:language="ru" fo:country="RU" fo:font-style="normal" fo:background-color="transparent" style:font-name-asian="Times New Roman1" style:font-size-asian="13pt" style:font-style-asian="normal" style:font-name-complex="Times New Roman1" style:font-size-complex="13pt" style:font-style-complex="normal"/>
    </style:style>
    <style:style style:name="P185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3pt" fo:language="ru" fo:country="RU" fo:font-style="normal" officeooo:paragraph-rsid="032f823c" fo:background-color="transparent" style:font-name-asian="Times New Roman1" style:font-size-asian="13pt" style:font-style-asian="normal" style:font-name-complex="Times New Roman1" style:font-size-complex="13pt" style:font-style-complex="normal"/>
    </style:style>
    <style:style style:name="P186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2pt" fo:language="ru" fo:country="RU" fo:font-style="normal" officeooo:rsid="01f0d059" officeooo:paragraph-rsid="01f2b8f8" style:font-size-asian="12pt" style:font-style-asian="normal" style:font-size-complex="12pt" style:font-style-complex="normal"/>
    </style:style>
    <style:style style:name="P187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2pt" fo:language="ru" fo:country="RU" fo:font-style="normal" officeooo:rsid="01f0d059" officeooo:paragraph-rsid="029c9a8c" style:font-size-asian="12pt" style:font-style-asian="normal" style:font-size-complex="12pt" style:font-style-complex="normal"/>
    </style:style>
    <style:style style:name="P188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2pt" fo:language="ru" fo:country="RU" fo:font-style="normal" officeooo:rsid="01f0d059" officeooo:paragraph-rsid="02e0637e" style:font-size-asian="12pt" style:font-style-asian="normal" style:font-size-complex="12pt" style:font-style-complex="normal"/>
    </style:style>
    <style:style style:name="P189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2pt" fo:language="ru" fo:country="RU" fo:font-style="normal" officeooo:rsid="01f0d059" officeooo:paragraph-rsid="02e34c1e" style:font-size-asian="12pt" style:font-style-asian="normal" style:font-size-complex="12pt" style:font-style-complex="normal"/>
    </style:style>
    <style:style style:name="P190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2pt" fo:language="ru" fo:country="RU" fo:font-style="normal" officeooo:rsid="01f0d059" officeooo:paragraph-rsid="01f3d7c0" style:font-size-asian="12pt" style:font-style-asian="normal" style:font-size-complex="12pt" style:font-style-complex="normal"/>
    </style:style>
    <style:style style:name="P191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2pt" fo:language="ru" fo:country="RU" fo:font-style="normal" officeooo:rsid="01f0d059" officeooo:paragraph-rsid="02fc6095" style:font-size-asian="12pt" style:font-style-asian="normal" style:font-size-complex="12pt" style:font-style-complex="normal"/>
    </style:style>
    <style:style style:name="P192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2pt" fo:language="ru" fo:country="RU" fo:font-style="normal" officeooo:rsid="01f0d059" officeooo:paragraph-rsid="02e7792b" style:font-size-asian="12pt" style:font-style-asian="normal" style:font-size-complex="12pt" style:font-style-complex="normal"/>
    </style:style>
    <style:style style:name="P193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2pt" fo:language="ru" fo:country="RU" fo:font-style="normal" officeooo:rsid="01f0d059" officeooo:paragraph-rsid="02e2873f" style:font-size-asian="12pt" style:font-style-asian="normal" style:font-size-complex="12pt" style:font-style-complex="normal"/>
    </style:style>
    <style:style style:name="P194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2pt" fo:language="ru" fo:country="RU" fo:font-style="normal" officeooo:rsid="01f0d059" officeooo:paragraph-rsid="02e0637e" style:font-size-asian="12pt" style:font-style-asian="normal" style:font-size-complex="12pt" style:font-style-complex="normal"/>
    </style:style>
    <style:style style:name="P195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2pt" fo:language="ru" fo:country="RU" fo:font-style="normal" officeooo:rsid="01f0d059" officeooo:paragraph-rsid="029c9a8c" style:font-size-asian="12pt" style:font-style-asian="normal" style:font-size-complex="12pt" style:font-style-complex="normal"/>
    </style:style>
    <style:style style:name="P196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2pt" fo:language="ru" fo:country="RU" fo:font-style="normal" officeooo:rsid="01f0d059" officeooo:paragraph-rsid="02e7792b" style:font-size-asian="12pt" style:font-style-asian="normal" style:font-size-complex="12pt" style:font-style-complex="normal"/>
    </style:style>
    <style:style style:name="P197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2pt" fo:language="ru" fo:country="RU" fo:font-style="normal" officeooo:rsid="01f2b8f8" officeooo:paragraph-rsid="01f2b8f8" style:font-size-asian="12pt" style:font-style-asian="normal" style:font-size-complex="12pt" style:font-style-complex="normal"/>
    </style:style>
    <style:style style:name="P198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2pt" fo:language="ru" fo:country="RU" fo:font-style="normal" officeooo:rsid="01f2b8f8" officeooo:paragraph-rsid="029c9a8c" style:font-size-asian="12pt" style:font-style-asian="normal" style:font-size-complex="12pt" style:font-style-complex="normal"/>
    </style:style>
    <style:style style:name="P199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2pt" fo:language="ru" fo:country="RU" fo:font-style="normal" officeooo:rsid="01f2b8f8" officeooo:paragraph-rsid="02e0637e" style:font-size-asian="12pt" style:font-style-asian="normal" style:font-size-complex="12pt" style:font-style-complex="normal"/>
    </style:style>
    <style:style style:name="P200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2pt" fo:language="ru" fo:country="RU" fo:font-style="normal" officeooo:rsid="01f2b8f8" officeooo:paragraph-rsid="030e3017" style:font-size-asian="12pt" style:font-style-asian="normal" style:font-size-complex="12pt" style:font-style-complex="normal"/>
    </style:style>
    <style:style style:name="P201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2pt" fo:language="ru" fo:country="RU" fo:font-style="normal" officeooo:rsid="01f2b8f8" officeooo:paragraph-rsid="02fea5f0" style:font-size-asian="12pt" style:font-style-asian="normal" style:font-size-complex="12pt" style:font-style-complex="normal"/>
    </style:style>
    <style:style style:name="P202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2pt" fo:language="ru" fo:country="RU" fo:font-style="normal" officeooo:rsid="01f2b8f8" officeooo:paragraph-rsid="030b9971" style:font-size-asian="12pt" style:font-style-asian="normal" style:font-size-complex="12pt" style:font-style-complex="normal"/>
    </style:style>
    <style:style style:name="P203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2pt" fo:language="ru" fo:country="RU" fo:font-style="normal" officeooo:rsid="01f2b8f8" officeooo:paragraph-rsid="02ea9fe4" style:font-size-asian="12pt" style:font-style-asian="normal" style:font-size-complex="12pt" style:font-style-complex="normal"/>
    </style:style>
    <style:style style:name="P204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2pt" fo:language="ru" fo:country="RU" fo:font-style="normal" officeooo:rsid="01f2b8f8" officeooo:paragraph-rsid="02e7792b" style:font-size-asian="12pt" style:font-style-asian="normal" style:font-size-complex="12pt" style:font-style-complex="normal"/>
    </style:style>
    <style:style style:name="P205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2pt" fo:language="ru" fo:country="RU" fo:font-style="normal" officeooo:rsid="01f2b8f8" officeooo:paragraph-rsid="0321e853" style:font-size-asian="12pt" style:font-style-asian="normal" style:font-size-complex="12pt" style:font-style-complex="normal"/>
    </style:style>
    <style:style style:name="P206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2pt" fo:language="ru" fo:country="RU" fo:font-style="normal" officeooo:rsid="01f2b8f8" officeooo:paragraph-rsid="032ac986" style:font-size-asian="12pt" style:font-style-asian="normal" style:font-size-complex="12pt" style:font-style-complex="normal"/>
    </style:style>
    <style:style style:name="P207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2pt" fo:language="ru" fo:country="RU" fo:font-style="normal" officeooo:rsid="01f2b8f8" officeooo:paragraph-rsid="02e34c1e" style:font-size-asian="12pt" style:font-style-asian="normal" style:font-size-complex="12pt" style:font-style-complex="normal"/>
    </style:style>
    <style:style style:name="P208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2pt" fo:language="ru" fo:country="RU" fo:font-style="normal" officeooo:rsid="0015ade8" officeooo:paragraph-rsid="00e64d75" style:font-size-asian="12pt" style:font-style-asian="normal" style:font-size-complex="12pt" style:font-style-complex="normal"/>
    </style:style>
    <style:style style:name="P209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2pt" fo:language="ru" fo:country="RU" fo:font-style="normal" officeooo:rsid="0015ade8" officeooo:paragraph-rsid="02e0637e" style:font-size-asian="12pt" style:font-style-asian="normal" style:font-size-complex="12pt" style:font-style-complex="normal"/>
    </style:style>
    <style:style style:name="P210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2pt" fo:language="ru" fo:country="RU" fo:font-style="normal" officeooo:rsid="0015ade8" officeooo:paragraph-rsid="02e2873f" style:font-size-asian="12pt" style:font-style-asian="normal" style:font-size-complex="12pt" style:font-style-complex="normal"/>
    </style:style>
    <style:style style:name="P211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2pt" fo:language="ru" fo:country="RU" fo:font-style="normal" officeooo:rsid="0015ade8" officeooo:paragraph-rsid="02e34c1e" style:font-size-asian="12pt" style:font-style-asian="normal" style:font-size-complex="12pt" style:font-style-complex="normal"/>
    </style:style>
    <style:style style:name="P212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2pt" fo:language="ru" fo:country="RU" fo:font-style="normal" officeooo:rsid="0015ade8" officeooo:paragraph-rsid="029c9a8c" style:font-size-asian="12pt" style:font-style-asian="normal" style:font-size-complex="12pt" style:font-style-complex="normal"/>
    </style:style>
    <style:style style:name="P213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2pt" fo:language="ru" fo:country="RU" fo:font-style="normal" officeooo:rsid="0015ade8" officeooo:paragraph-rsid="00fdcdf2" style:font-size-asian="12pt" style:font-style-asian="normal" style:font-size-complex="12pt" style:font-style-complex="normal"/>
    </style:style>
    <style:style style:name="P214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2pt" fo:language="ru" fo:country="RU" fo:font-style="normal" officeooo:rsid="0015ade8" officeooo:paragraph-rsid="00ea2393" style:font-size-asian="12pt" style:font-style-asian="normal" style:font-size-complex="12pt" style:font-style-complex="normal"/>
    </style:style>
    <style:style style:name="P215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2pt" fo:language="ru" fo:country="RU" fo:font-style="normal" officeooo:rsid="0015ade8" officeooo:paragraph-rsid="02fc6095" style:font-size-asian="12pt" style:font-style-asian="normal" style:font-size-complex="12pt" style:font-style-complex="normal"/>
    </style:style>
    <style:style style:name="P216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2pt" fo:language="ru" fo:country="RU" fo:font-style="normal" officeooo:rsid="0015ade8" officeooo:paragraph-rsid="02fea5f0" style:font-size-asian="12pt" style:font-style-asian="normal" style:font-size-complex="12pt" style:font-style-complex="normal"/>
    </style:style>
    <style:style style:name="P217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2pt" fo:language="ru" fo:country="RU" fo:font-style="normal" officeooo:rsid="0015ade8" officeooo:paragraph-rsid="030b9971" style:font-size-asian="12pt" style:font-style-asian="normal" style:font-size-complex="12pt" style:font-style-complex="normal"/>
    </style:style>
    <style:style style:name="P218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2pt" fo:language="ru" fo:country="RU" fo:font-style="normal" officeooo:rsid="0015ade8" officeooo:paragraph-rsid="00fa1b40" style:font-size-asian="12pt" style:font-style-asian="normal" style:font-size-complex="12pt" style:font-style-complex="normal"/>
    </style:style>
    <style:style style:name="P219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2pt" fo:language="ru" fo:country="RU" fo:font-style="normal" officeooo:rsid="0015ade8" officeooo:paragraph-rsid="02ea9fe4" style:font-size-asian="12pt" style:font-style-asian="normal" style:font-size-complex="12pt" style:font-style-complex="normal"/>
    </style:style>
    <style:style style:name="P220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2pt" fo:language="ru" fo:country="RU" fo:font-style="normal" officeooo:rsid="0015ade8" officeooo:paragraph-rsid="02e7792b" style:font-size-asian="12pt" style:font-style-asian="normal" style:font-size-complex="12pt" style:font-style-complex="normal"/>
    </style:style>
    <style:style style:name="P221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2pt" fo:language="ru" fo:country="RU" fo:font-style="normal" officeooo:rsid="0015ade8" officeooo:paragraph-rsid="0321e853" style:font-size-asian="12pt" style:font-style-asian="normal" style:font-size-complex="12pt" style:font-style-complex="normal"/>
    </style:style>
    <style:style style:name="P222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2pt" fo:language="ru" fo:country="RU" fo:font-style="normal" officeooo:rsid="0015ade8" officeooo:paragraph-rsid="02e2873f" style:font-size-asian="12pt" style:font-style-asian="normal" style:font-size-complex="12pt" style:font-style-complex="normal"/>
    </style:style>
    <style:style style:name="P223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2pt" fo:language="ru" fo:country="RU" fo:font-style="normal" officeooo:rsid="0015ade8" officeooo:paragraph-rsid="02e34c1e" style:font-size-asian="12pt" style:font-style-asian="normal" style:font-size-complex="12pt" style:font-style-complex="normal"/>
    </style:style>
    <style:style style:name="P224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2pt" fo:language="ru" fo:country="RU" fo:font-style="normal" officeooo:rsid="0015ade8" officeooo:paragraph-rsid="029c9a8c" style:font-size-asian="12pt" style:font-style-asian="normal" style:font-size-complex="12pt" style:font-style-complex="normal"/>
    </style:style>
    <style:style style:name="P225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2pt" fo:language="ru" fo:country="RU" fo:font-style="normal" officeooo:rsid="0015ade8" officeooo:paragraph-rsid="02e0637e" style:font-size-asian="12pt" style:font-style-asian="normal" style:font-size-complex="12pt" style:font-style-complex="normal"/>
    </style:style>
    <style:style style:name="P226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2pt" fo:language="ru" fo:country="RU" fo:font-style="normal" officeooo:rsid="0015ade8" officeooo:paragraph-rsid="00ea2393" style:font-size-asian="12pt" style:font-style-asian="normal" style:font-size-complex="12pt" style:font-style-complex="normal"/>
    </style:style>
    <style:style style:name="P227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2pt" fo:language="ru" fo:country="RU" fo:font-style="normal" officeooo:rsid="0015ade8" officeooo:paragraph-rsid="02fc6095" style:font-size-asian="12pt" style:font-style-asian="normal" style:font-size-complex="12pt" style:font-style-complex="normal"/>
    </style:style>
    <style:style style:name="P228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2pt" fo:language="ru" fo:country="RU" fo:font-style="normal" officeooo:rsid="0015ade8" officeooo:paragraph-rsid="030b9971" style:font-size-asian="12pt" style:font-style-asian="normal" style:font-size-complex="12pt" style:font-style-complex="normal"/>
    </style:style>
    <style:style style:name="P229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2pt" fo:language="ru" fo:country="RU" fo:font-style="normal" officeooo:rsid="0015ade8" officeooo:paragraph-rsid="00fa1b40" style:font-size-asian="12pt" style:font-style-asian="normal" style:font-size-complex="12pt" style:font-style-complex="normal"/>
    </style:style>
    <style:style style:name="P230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2pt" fo:language="ru" fo:country="RU" fo:font-style="normal" officeooo:rsid="0015ade8" officeooo:paragraph-rsid="00e64d75" style:font-size-asian="12pt" style:font-style-asian="normal" style:font-size-complex="12pt" style:font-style-complex="normal"/>
    </style:style>
    <style:style style:name="P231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2pt" fo:language="ru" fo:country="RU" fo:font-style="normal" officeooo:rsid="0015ade8" officeooo:paragraph-rsid="02ea9fe4" style:font-size-asian="12pt" style:font-style-asian="normal" style:font-size-complex="12pt" style:font-style-complex="normal"/>
    </style:style>
    <style:style style:name="P232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2pt" fo:language="ru" fo:country="RU" fo:font-style="normal" officeooo:rsid="0015ade8" officeooo:paragraph-rsid="00fdcdf2" style:font-size-asian="12pt" style:font-style-asian="normal" style:font-size-complex="12pt" style:font-style-complex="normal"/>
    </style:style>
    <style:style style:name="P233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2pt" fo:language="ru" fo:country="RU" fo:font-style="normal" officeooo:rsid="0015ade8" officeooo:paragraph-rsid="02e7792b" style:font-size-asian="12pt" style:font-style-asian="normal" style:font-size-complex="12pt" style:font-style-complex="normal"/>
    </style:style>
    <style:style style:name="P234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2pt" fo:language="ru" fo:country="RU" fo:font-style="normal" officeooo:rsid="0015ade8" officeooo:paragraph-rsid="00e83a55" style:font-size-asian="12pt" style:font-style-asian="normal" style:font-size-complex="12pt" style:font-style-complex="normal"/>
    </style:style>
    <style:style style:name="P235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2pt" fo:language="ru" fo:country="RU" fo:font-style="normal" officeooo:rsid="0015ade8" officeooo:paragraph-rsid="031dcb8b" style:font-size-asian="12pt" style:font-style-asian="normal" style:font-size-complex="12pt" style:font-style-complex="normal"/>
    </style:style>
    <style:style style:name="P236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2pt" fo:language="ru" fo:country="RU" fo:font-style="normal" officeooo:rsid="0015ade8" officeooo:paragraph-rsid="0321e853" style:font-size-asian="12pt" style:font-style-asian="normal" style:font-size-complex="12pt" style:font-style-complex="normal"/>
    </style:style>
    <style:style style:name="P237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2pt" fo:language="ru" fo:country="RU" fo:font-style="normal" officeooo:rsid="0015ade8" officeooo:paragraph-rsid="032ac986" style:font-size-asian="12pt" style:font-style-asian="normal" style:font-size-complex="12pt" style:font-style-complex="normal"/>
    </style:style>
    <style:style style:name="P238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2pt" fo:language="ru" fo:country="RU" fo:font-style="normal" officeooo:rsid="02e2873f" officeooo:paragraph-rsid="02e34c1e" style:font-size-asian="12pt" style:font-style-asian="normal" style:font-size-complex="12pt" style:font-style-complex="normal"/>
    </style:style>
    <style:style style:name="P239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2pt" fo:language="ru" fo:country="RU" fo:font-style="normal" officeooo:rsid="02e2873f" officeooo:paragraph-rsid="02e2873f" style:font-size-asian="12pt" style:font-style-asian="normal" style:font-size-complex="12pt" style:font-style-complex="normal"/>
    </style:style>
    <style:style style:name="P240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2pt" fo:language="ru" fo:country="RU" fo:font-style="normal" officeooo:rsid="01f3d7c0" officeooo:paragraph-rsid="02e34c1e" style:font-size-asian="12pt" style:font-style-asian="normal" style:font-size-complex="12pt" style:font-style-complex="normal"/>
    </style:style>
    <style:style style:name="P241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2pt" fo:language="ru" fo:country="RU" fo:font-style="normal" officeooo:rsid="01f3d7c0" officeooo:paragraph-rsid="01f3d7c0" style:font-size-asian="12pt" style:font-style-asian="normal" style:font-size-complex="12pt" style:font-style-complex="normal"/>
    </style:style>
    <style:style style:name="P242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2pt" fo:language="ru" fo:country="RU" fo:font-style="normal" officeooo:rsid="01f3d7c0" officeooo:paragraph-rsid="029c9a8c" style:font-size-asian="12pt" style:font-style-asian="normal" style:font-size-complex="12pt" style:font-style-complex="normal"/>
    </style:style>
    <style:style style:name="P243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2pt" fo:language="ru" fo:country="RU" fo:font-style="normal" officeooo:rsid="01f3d7c0" officeooo:paragraph-rsid="02e0637e" style:font-size-asian="12pt" style:font-style-asian="normal" style:font-size-complex="12pt" style:font-style-complex="normal"/>
    </style:style>
    <style:style style:name="P244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2pt" fo:language="ru" fo:country="RU" fo:font-style="normal" officeooo:rsid="01f3d7c0" officeooo:paragraph-rsid="030b9971" style:font-size-asian="12pt" style:font-style-asian="normal" style:font-size-complex="12pt" style:font-style-complex="normal"/>
    </style:style>
    <style:style style:name="P245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2pt" fo:language="ru" fo:country="RU" fo:font-style="normal" officeooo:rsid="01f3d7c0" officeooo:paragraph-rsid="02e7792b" style:font-size-asian="12pt" style:font-style-asian="normal" style:font-size-complex="12pt" style:font-style-complex="normal"/>
    </style:style>
    <style:style style:name="P246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2pt" fo:language="ru" fo:country="RU" fo:font-style="normal" officeooo:rsid="01f3d7c0" officeooo:paragraph-rsid="02e2873f" style:font-size-asian="12pt" style:font-style-asian="normal" style:font-size-complex="12pt" style:font-style-complex="normal"/>
    </style:style>
    <style:style style:name="P247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2pt" fo:language="ru" fo:country="RU" fo:font-style="normal" officeooo:rsid="01f3d7c0" officeooo:paragraph-rsid="0321e853" style:font-size-asian="12pt" style:font-style-asian="normal" style:font-size-complex="12pt" style:font-style-complex="normal"/>
    </style:style>
    <style:style style:name="P248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2pt" fo:language="ru" fo:country="RU" fo:font-style="normal" officeooo:rsid="01f3d7c0" officeooo:paragraph-rsid="032ac986" style:font-size-asian="12pt" style:font-style-asian="normal" style:font-size-complex="12pt" style:font-style-complex="normal"/>
    </style:style>
    <style:style style:name="P249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2pt" fo:language="ru" fo:country="RU" fo:font-style="normal" officeooo:rsid="009b8348" officeooo:paragraph-rsid="02e0637e" style:font-size-asian="12pt" style:font-style-asian="normal" style:font-size-complex="12pt" style:font-style-complex="normal"/>
    </style:style>
    <style:style style:name="P250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2pt" fo:language="ru" fo:country="RU" fo:font-style="normal" officeooo:rsid="01fa4732" officeooo:paragraph-rsid="02e0637e" style:font-size-asian="12pt" style:font-style-asian="normal" style:font-size-complex="12pt" style:font-style-complex="normal"/>
    </style:style>
    <style:style style:name="P251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2pt" fo:language="ru" fo:country="RU" fo:font-style="normal" officeooo:rsid="01fa4732" officeooo:paragraph-rsid="029c9a8c" style:font-size-asian="12pt" style:font-style-asian="normal" style:font-size-complex="12pt" style:font-style-complex="normal"/>
    </style:style>
    <style:style style:name="P252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2pt" fo:language="ru" fo:country="RU" fo:font-style="normal" officeooo:rsid="01fa4732" officeooo:paragraph-rsid="02fc6095" style:font-size-asian="12pt" style:font-style-asian="normal" style:font-size-complex="12pt" style:font-style-complex="normal"/>
    </style:style>
    <style:style style:name="P253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2pt" fo:language="ru" fo:country="RU" fo:font-style="normal" officeooo:rsid="01fa4732" officeooo:paragraph-rsid="02e7792b" style:font-size-asian="12pt" style:font-style-asian="normal" style:font-size-complex="12pt" style:font-style-complex="normal"/>
    </style:style>
    <style:style style:name="P254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2pt" fo:language="ru" fo:country="RU" fo:font-style="normal" officeooo:rsid="02de16b6" officeooo:paragraph-rsid="02e0637e" style:font-size-asian="12pt" style:font-style-asian="normal" style:font-size-complex="12pt" style:font-style-complex="normal"/>
    </style:style>
    <style:style style:name="P255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2pt" fo:language="ru" fo:country="RU" fo:font-style="normal" officeooo:rsid="02de16b6" officeooo:paragraph-rsid="02de16b6" style:font-size-asian="12pt" style:font-style-asian="normal" style:font-size-complex="12pt" style:font-style-complex="normal"/>
    </style:style>
    <style:style style:name="P256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2pt" fo:language="ru" fo:country="RU" fo:font-style="normal" officeooo:rsid="02de16b6" officeooo:paragraph-rsid="030b9971" style:font-size-asian="12pt" style:font-style-asian="normal" style:font-size-complex="12pt" style:font-style-complex="normal"/>
    </style:style>
    <style:style style:name="P257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2pt" fo:language="ru" fo:country="RU" fo:font-style="normal" officeooo:rsid="02de16b6" officeooo:paragraph-rsid="02e7792b" style:font-size-asian="12pt" style:font-style-asian="normal" style:font-size-complex="12pt" style:font-style-complex="normal"/>
    </style:style>
    <style:style style:name="P258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2pt" fo:language="ru" fo:country="RU" fo:font-style="normal" officeooo:rsid="02de16b6" officeooo:paragraph-rsid="0321e853" style:font-size-asian="12pt" style:font-style-asian="normal" style:font-size-complex="12pt" style:font-style-complex="normal"/>
    </style:style>
    <style:style style:name="P259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2pt" fo:language="ru" fo:country="RU" fo:font-style="normal" officeooo:rsid="02de16b6" officeooo:paragraph-rsid="032ac986" style:font-size-asian="12pt" style:font-style-asian="normal" style:font-size-complex="12pt" style:font-style-complex="normal"/>
    </style:style>
    <style:style style:name="P260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2pt" fo:language="ru" fo:country="RU" fo:font-style="normal" officeooo:rsid="01f67f92" officeooo:paragraph-rsid="00ea2393" style:font-size-asian="12pt" style:font-style-asian="normal" style:font-size-complex="12pt" style:font-style-complex="normal"/>
    </style:style>
    <style:style style:name="P261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2pt" fo:language="ru" fo:country="RU" fo:font-style="normal" officeooo:rsid="01f67f92" officeooo:paragraph-rsid="029c9a8c" style:font-size-asian="12pt" style:font-style-asian="normal" style:font-size-complex="12pt" style:font-style-complex="normal"/>
    </style:style>
    <style:style style:name="P262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2pt" fo:language="ru" fo:country="RU" fo:font-style="normal" officeooo:rsid="01f67f92" officeooo:paragraph-rsid="02e0637e" style:font-size-asian="12pt" style:font-style-asian="normal" style:font-size-complex="12pt" style:font-style-complex="normal"/>
    </style:style>
    <style:style style:name="P263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2pt" fo:language="ru" fo:country="RU" fo:font-style="normal" style:font-size-asian="12pt" style:font-style-asian="normal" style:font-size-complex="12pt" style:font-style-complex="normal"/>
    </style:style>
    <style:style style:name="P264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2pt" fo:language="ru" fo:country="RU" fo:font-style="normal" style:font-size-asian="12pt" style:font-style-asian="normal" style:font-size-complex="12pt" style:font-style-complex="normal"/>
    </style:style>
    <style:style style:name="P265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2pt" fo:language="ru" fo:country="RU" fo:font-style="normal" officeooo:paragraph-rsid="0304631c" style:font-size-asian="12pt" style:font-style-asian="normal" style:font-size-complex="12pt" style:font-style-complex="normal"/>
    </style:style>
    <style:style style:name="P266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2pt" fo:language="ru" fo:country="RU" fo:font-style="normal" officeooo:rsid="00982d94" officeooo:paragraph-rsid="00ea2393" style:font-size-asian="12pt" style:font-style-asian="normal" style:font-size-complex="12pt" style:font-style-complex="normal"/>
    </style:style>
    <style:style style:name="P267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2pt" fo:language="ru" fo:country="RU" fo:font-style="normal" officeooo:rsid="030e3017" officeooo:paragraph-rsid="030e3017" style:font-size-asian="12pt" style:font-style-asian="normal" style:font-size-complex="12pt" style:font-style-complex="normal"/>
    </style:style>
    <style:style style:name="P268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2pt" fo:language="ru" fo:country="RU" fo:font-style="normal" officeooo:rsid="01f91f54" officeooo:paragraph-rsid="029c9a8c" style:font-size-asian="12pt" style:font-style-asian="normal" style:font-size-complex="12pt" style:font-style-complex="normal"/>
    </style:style>
    <style:style style:name="P269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2pt" fo:language="ru" fo:country="RU" fo:font-style="normal" officeooo:rsid="01f91f54" officeooo:paragraph-rsid="02e0637e" style:font-size-asian="12pt" style:font-style-asian="normal" style:font-size-complex="12pt" style:font-style-complex="normal"/>
    </style:style>
    <style:style style:name="P270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2pt" fo:language="ru" fo:country="RU" fo:font-style="normal" officeooo:rsid="029cdc65" officeooo:paragraph-rsid="02de16b6" style:font-size-asian="12pt" style:font-style-asian="normal" style:font-size-complex="12pt" style:font-style-complex="normal"/>
    </style:style>
    <style:style style:name="P271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2pt" fo:language="ru" fo:country="RU" fo:font-style="normal" officeooo:rsid="029cdc65" officeooo:paragraph-rsid="02e0637e" style:font-size-asian="12pt" style:font-style-asian="normal" style:font-size-complex="12pt" style:font-style-complex="normal"/>
    </style:style>
    <style:style style:name="P272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2pt" fo:language="ru" fo:country="RU" fo:font-style="normal" officeooo:rsid="02feafc5" officeooo:paragraph-rsid="02feafc5" style:font-size-asian="12pt" style:font-style-asian="normal" style:font-size-complex="12pt" style:font-style-complex="normal"/>
    </style:style>
    <style:style style:name="P273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2pt" fo:language="ru" fo:country="RU" fo:font-style="normal" officeooo:rsid="003b067f" officeooo:paragraph-rsid="030fa5fb" style:font-size-asian="12pt" style:font-style-asian="normal" style:font-size-complex="12pt" style:font-style-complex="normal"/>
    </style:style>
    <style:style style:name="P274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2pt" fo:language="ru" fo:country="RU" fo:font-style="normal" officeooo:rsid="012c7e27" officeooo:paragraph-rsid="02fea5f0" style:font-size-asian="12pt" style:font-style-asian="normal" style:font-size-complex="12pt" style:font-style-complex="normal"/>
    </style:style>
    <style:style style:name="P275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2pt" fo:language="ru" fo:country="RU" fo:font-style="normal" officeooo:rsid="011f1a8d" officeooo:paragraph-rsid="030b9971" style:font-size-asian="12pt" style:font-style-asian="normal" style:font-size-complex="12pt" style:font-style-complex="normal"/>
    </style:style>
    <style:style style:name="P276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2pt" fo:language="ru" fo:country="RU" fo:font-style="normal" officeooo:rsid="011f1a8d" officeooo:paragraph-rsid="00fdcdf2" style:font-size-asian="12pt" style:font-style-asian="normal" style:font-size-complex="12pt" style:font-style-complex="normal"/>
    </style:style>
    <style:style style:name="P277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2pt" fo:language="ru" fo:country="RU" fo:font-style="normal" officeooo:rsid="011f1a8d" officeooo:paragraph-rsid="0321e853" style:font-size-asian="12pt" style:font-style-asian="normal" style:font-size-complex="12pt" style:font-style-complex="normal"/>
    </style:style>
    <style:style style:name="P278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2pt" fo:language="ru" fo:country="RU" fo:font-style="normal" officeooo:rsid="011f1a8d" officeooo:paragraph-rsid="032ac986" style:font-size-asian="12pt" style:font-style-asian="normal" style:font-size-complex="12pt" style:font-style-complex="normal"/>
    </style:style>
    <style:style style:name="P279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2pt" fo:language="ru" fo:country="RU" fo:font-style="normal" officeooo:rsid="02155dc1" officeooo:paragraph-rsid="030b9971" style:font-size-asian="12pt" style:font-style-asian="normal" style:font-size-complex="12pt" style:font-style-complex="normal"/>
    </style:style>
    <style:style style:name="P280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2pt" fo:language="ru" fo:country="RU" fo:font-style="normal" officeooo:rsid="02155dc1" officeooo:paragraph-rsid="00fdcdf2" style:font-size-asian="12pt" style:font-style-asian="normal" style:font-size-complex="12pt" style:font-style-complex="normal"/>
    </style:style>
    <style:style style:name="P281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2pt" fo:language="ru" fo:country="RU" fo:font-style="normal" officeooo:rsid="02155dc1" officeooo:paragraph-rsid="0321e853" style:font-size-asian="12pt" style:font-style-asian="normal" style:font-size-complex="12pt" style:font-style-complex="normal"/>
    </style:style>
    <style:style style:name="P282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2pt" fo:language="ru" fo:country="RU" fo:font-style="normal" officeooo:rsid="02155dc1" officeooo:paragraph-rsid="032ac986" style:font-size-asian="12pt" style:font-style-asian="normal" style:font-size-complex="12pt" style:font-style-complex="normal"/>
    </style:style>
    <style:style style:name="P283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2pt" fo:language="ru" fo:country="RU" fo:font-style="normal" officeooo:rsid="0202f985" officeooo:paragraph-rsid="00fa1b40" style:font-size-asian="12pt" style:font-style-asian="normal" style:font-size-complex="12pt" style:font-style-complex="normal"/>
    </style:style>
    <style:style style:name="P284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2pt" fo:language="ru" fo:country="RU" fo:font-style="normal" officeooo:rsid="0202f985" officeooo:paragraph-rsid="02e7792b" style:font-size-asian="12pt" style:font-style-asian="normal" style:font-size-complex="12pt" style:font-style-complex="normal"/>
    </style:style>
    <style:style style:name="P285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2pt" fo:language="ru" fo:country="RU" fo:font-style="normal" officeooo:rsid="0202c7d5" officeooo:paragraph-rsid="0202c7d5" style:font-size-asian="12pt" style:font-style-asian="normal" style:font-size-complex="12pt" style:font-style-complex="normal"/>
    </style:style>
    <style:style style:name="P286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2pt" fo:language="ru" fo:country="RU" fo:font-style="normal" officeooo:rsid="0202c7d5" officeooo:paragraph-rsid="0202c7d5" style:font-size-asian="12pt" style:font-style-asian="normal" style:font-size-complex="12pt" style:font-style-complex="normal"/>
    </style:style>
    <style:style style:name="P287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2pt" fo:language="ru" fo:country="RU" fo:font-style="normal" officeooo:rsid="02551142" officeooo:paragraph-rsid="00fa1b40" style:font-size-asian="12pt" style:font-style-asian="normal" style:font-size-complex="12pt" style:font-style-complex="normal"/>
    </style:style>
    <style:style style:name="P288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2pt" fo:language="ru" fo:country="RU" fo:font-style="normal" officeooo:rsid="020474b0" officeooo:paragraph-rsid="00e64d75" style:font-size-asian="12pt" style:font-style-asian="normal" style:font-size-complex="12pt" style:font-style-complex="normal"/>
    </style:style>
    <style:style style:name="P289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2pt" fo:language="ru" fo:country="RU" fo:font-style="normal" officeooo:rsid="020474b0" officeooo:paragraph-rsid="02ea9fe4" style:font-size-asian="12pt" style:font-style-asian="normal" style:font-size-complex="12pt" style:font-style-complex="normal"/>
    </style:style>
    <style:style style:name="P290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2pt" fo:language="ru" fo:country="RU" fo:font-style="normal" officeooo:rsid="020474b0" officeooo:paragraph-rsid="020474b0" style:font-size-asian="12pt" style:font-style-asian="normal" style:font-size-complex="12pt" style:font-style-complex="normal"/>
    </style:style>
    <style:style style:name="P291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2pt" fo:language="ru" fo:country="RU" fo:font-style="normal" officeooo:rsid="020474b0" officeooo:paragraph-rsid="02ea9fe4" style:font-size-asian="12pt" style:font-style-asian="normal" style:font-size-complex="12pt" style:font-style-complex="normal"/>
    </style:style>
    <style:style style:name="P292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2pt" fo:language="ru" fo:country="RU" fo:font-style="normal" officeooo:rsid="01feb4b9" officeooo:paragraph-rsid="01feb4b9" style:font-size-asian="12pt" style:font-style-asian="normal" style:font-size-complex="12pt" style:font-style-complex="normal"/>
    </style:style>
    <style:style style:name="P293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2pt" fo:language="ru" fo:country="RU" fo:font-style="normal" officeooo:rsid="01feb4b9" officeooo:paragraph-rsid="02ea9fe4" style:font-size-asian="12pt" style:font-style-asian="normal" style:font-size-complex="12pt" style:font-style-complex="normal"/>
    </style:style>
    <style:style style:name="P294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2pt" fo:language="ru" fo:country="RU" fo:font-style="normal" officeooo:rsid="02046527" officeooo:paragraph-rsid="00e64d75" style:font-size-asian="12pt" style:font-style-asian="normal" style:font-size-complex="12pt" style:font-style-complex="normal"/>
    </style:style>
    <style:style style:name="P295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2pt" fo:language="ru" fo:country="RU" fo:font-style="normal" officeooo:rsid="0222a70a" officeooo:paragraph-rsid="00fdcdf2" style:font-size-asian="12pt" style:font-style-asian="normal" style:font-size-complex="12pt" style:font-style-complex="normal"/>
    </style:style>
    <style:style style:name="P296" style:family="paragraph" style:parent-style-name="Normal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/>
      <style:text-properties fo:color="#000000" loext:opacity="100%" style:font-name="Times New Roman" fo:font-size="12pt" fo:language="ru" fo:country="RU" fo:font-style="normal" officeooo:rsid="01108b9a" officeooo:paragraph-rsid="01108b9a" style:font-size-asian="12pt" style:font-style-asian="normal" style:font-size-complex="12pt" style:font-style-complex="normal"/>
    </style:style>
    <style:style style:name="P297" style:family="paragraph" style:parent-style-name="Normal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/>
      <style:text-properties fo:color="#000000" loext:opacity="100%" style:font-name="Times New Roman" fo:font-size="12pt" fo:language="ru" fo:country="RU" fo:font-style="normal" officeooo:rsid="01108b9a" officeooo:paragraph-rsid="02e7792b" style:font-size-asian="12pt" style:font-style-asian="normal" style:font-size-complex="12pt" style:font-style-complex="normal"/>
    </style:style>
    <style:style style:name="P298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2pt" fo:language="ru" fo:country="RU" fo:font-style="normal" officeooo:rsid="02114b44" officeooo:paragraph-rsid="00fdcdf2" style:font-size-asian="12pt" style:font-style-asian="normal" style:font-size-complex="12pt" style:font-style-complex="normal"/>
    </style:style>
    <style:style style:name="P299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2pt" fo:language="ru" fo:country="RU" fo:font-style="normal" officeooo:rsid="02114b44" officeooo:paragraph-rsid="02e7792b" style:font-size-asian="12pt" style:font-style-asian="normal" style:font-size-complex="12pt" style:font-style-complex="normal"/>
    </style:style>
    <style:style style:name="P300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2pt" fo:language="ru" fo:country="RU" fo:font-style="normal" officeooo:rsid="02213270" officeooo:paragraph-rsid="00fa1b40" style:font-size-asian="12pt" style:font-style-asian="normal" style:font-size-complex="12pt" style:font-style-complex="normal"/>
    </style:style>
    <style:style style:name="P301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2pt" fo:language="ru" fo:country="RU" fo:font-style="normal" officeooo:rsid="01126f11" officeooo:paragraph-rsid="01126f11" style:font-size-asian="12pt" style:font-style-asian="normal" style:font-size-complex="12pt" style:font-style-complex="normal"/>
    </style:style>
    <style:style style:name="P302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2pt" fo:language="ru" fo:country="RU" fo:font-style="normal" officeooo:rsid="0260204d" officeooo:paragraph-rsid="0260204d" style:font-size-asian="12pt" style:font-style-asian="normal" style:font-size-complex="12pt" style:font-style-complex="normal"/>
    </style:style>
    <style:style style:name="P303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2pt" fo:language="ru" fo:country="RU" fo:font-style="normal" officeooo:rsid="0260204d" officeooo:paragraph-rsid="02e7792b" style:font-size-asian="12pt" style:font-style-asian="normal" style:font-size-complex="12pt" style:font-style-complex="normal"/>
    </style:style>
    <style:style style:name="P304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2pt" fo:language="ru" fo:country="RU" fo:font-style="normal" officeooo:rsid="00170017" officeooo:paragraph-rsid="00e83a55" style:font-size-asian="12pt" style:font-style-asian="normal" style:font-size-complex="12pt" style:font-style-complex="normal"/>
    </style:style>
    <style:style style:name="P305" style:family="paragraph" style:parent-style-name="Normal">
      <loext:graphic-properties draw:fill="solid" draw:fill-color="#ffffff" draw:opacity="100%"/>
      <style:paragraph-properties fo:margin-left="0cm" fo:margin-right="0cm" fo:text-align="center" style:justify-single-word="false" fo:orphans="2" fo:widows="2" fo:text-indent="0cm" style:auto-text-indent="false" fo:background-color="#ffffff"/>
      <style:text-properties fo:color="#000000" loext:opacity="100%" style:font-name="Times New Roman" fo:font-size="12pt" fo:language="ru" fo:country="RU" fo:font-style="normal" officeooo:rsid="00170017" officeooo:paragraph-rsid="00e83a55" style:font-size-asian="12pt" style:font-style-asian="normal" style:font-size-complex="12pt" style:font-style-complex="normal"/>
    </style:style>
    <style:style style:name="P306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2pt" fo:language="ru" fo:country="RU" fo:font-style="normal" officeooo:rsid="00170017" officeooo:paragraph-rsid="031dcb8b" style:font-size-asian="12pt" style:font-style-asian="normal" style:font-size-complex="12pt" style:font-style-complex="normal"/>
    </style:style>
    <style:style style:name="P307" style:family="paragraph" style:parent-style-name="Normal">
      <loext:graphic-properties draw:fill="solid" draw:fill-color="#ffffff" draw:opacity="100%"/>
      <style:paragraph-properties fo:margin-left="0cm" fo:margin-right="0cm" fo:text-align="center" style:justify-single-word="false" fo:orphans="2" fo:widows="2" fo:text-indent="0cm" style:auto-text-indent="false" fo:background-color="#ffffff"/>
      <style:text-properties fo:color="#000000" loext:opacity="100%" style:font-name="Times New Roman" fo:font-size="12pt" fo:language="ru" fo:country="RU" fo:font-style="normal" officeooo:rsid="00170017" officeooo:paragraph-rsid="031dcb8b" style:font-size-asian="12pt" style:font-style-asian="normal" style:font-size-complex="12pt" style:font-style-complex="normal"/>
    </style:style>
    <style:style style:name="P308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2pt" fo:language="ru" fo:country="RU" fo:font-style="normal" officeooo:rsid="00170017" officeooo:paragraph-rsid="0321e853" style:font-size-asian="12pt" style:font-style-asian="normal" style:font-size-complex="12pt" style:font-style-complex="normal"/>
    </style:style>
    <style:style style:name="P309" style:family="paragraph" style:parent-style-name="Normal">
      <loext:graphic-properties draw:fill="solid" draw:fill-color="#ffffff" draw:opacity="100%"/>
      <style:paragraph-properties fo:margin-left="0cm" fo:margin-right="0cm" fo:text-align="center" style:justify-single-word="false" fo:orphans="2" fo:widows="2" fo:text-indent="0cm" style:auto-text-indent="false" fo:background-color="#ffffff"/>
      <style:text-properties fo:color="#000000" loext:opacity="100%" style:font-name="Times New Roman" fo:font-size="12pt" fo:language="ru" fo:country="RU" fo:font-style="normal" officeooo:rsid="00170017" officeooo:paragraph-rsid="0321e853" style:font-size-asian="12pt" style:font-style-asian="normal" style:font-size-complex="12pt" style:font-style-complex="normal"/>
    </style:style>
    <style:style style:name="P310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2pt" fo:language="ru" fo:country="RU" fo:font-style="normal" officeooo:rsid="03139432" officeooo:paragraph-rsid="03139432" style:font-size-asian="12pt" style:font-style-asian="normal" style:font-size-complex="12pt" style:font-style-complex="normal"/>
    </style:style>
    <style:style style:name="P311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2pt" fo:language="ru" fo:country="RU" fo:font-style="normal" officeooo:rsid="03139432" officeooo:paragraph-rsid="031dcb8b" style:font-size-asian="12pt" style:font-style-asian="normal" style:font-size-complex="12pt" style:font-style-complex="normal"/>
    </style:style>
    <style:style style:name="P312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2pt" fo:language="ru" fo:country="RU" fo:font-style="normal" officeooo:rsid="03139432" officeooo:paragraph-rsid="0321e853" style:font-size-asian="12pt" style:font-style-asian="normal" style:font-size-complex="12pt" style:font-style-complex="normal"/>
    </style:style>
    <style:style style:name="P313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2pt" fo:language="ru" fo:country="RU" fo:font-style="normal" officeooo:rsid="02f30e36" officeooo:paragraph-rsid="02fc6095" fo:background-color="#ffffff" style:font-size-asian="12pt" style:font-style-asian="normal" style:font-size-complex="12pt" style:font-style-complex="normal"/>
    </style:style>
    <style:style style:name="P314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2pt" fo:language="ru" fo:country="RU" fo:font-style="normal" officeooo:rsid="030e3017" officeooo:paragraph-rsid="030e3017" fo:background-color="#ffffff" style:font-size-asian="12pt" style:font-style-asian="normal" style:font-size-complex="12pt" style:font-style-complex="normal"/>
    </style:style>
    <style:style style:name="P315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2pt" fo:language="ru" fo:country="RU" fo:font-style="normal" fo:background-color="transparent" style:font-name-asian="Times New Roman1" style:font-size-asian="12pt" style:font-style-asian="normal" style:font-name-complex="Times New Roman1" style:font-size-complex="12pt" style:font-style-complex="normal"/>
    </style:style>
    <style:style style:name="P316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2pt" fo:language="ru" fo:country="RU" fo:font-style="normal" officeooo:rsid="02155dc1" officeooo:paragraph-rsid="02feafc5" fo:background-color="transparent" style:font-size-asian="12pt" style:font-style-asian="normal" style:font-size-complex="12pt" style:font-style-complex="normal"/>
    </style:style>
    <style:style style:name="P317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2pt" fo:language="ru" fo:country="RU" fo:font-style="normal" fo:background-color="transparent" style:font-size-asian="12pt" style:font-style-asian="normal" style:font-size-complex="12pt" style:font-style-complex="normal"/>
    </style:style>
    <style:style style:name="P318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2pt" fo:language="ru" fo:country="RU" fo:font-style="normal" officeooo:paragraph-rsid="02ea9fe4" fo:background-color="transparent" style:font-size-asian="12pt" style:font-style-asian="normal" style:font-size-complex="12pt" style:font-style-complex="normal"/>
    </style:style>
    <style:style style:name="P319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2pt" fo:language="ru" fo:country="RU" fo:font-style="normal" fo:background-color="transparent" style:font-size-asian="12pt" style:font-style-asian="normal" style:font-size-complex="12pt" style:font-style-complex="normal"/>
    </style:style>
    <style:style style:name="P320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2pt" fo:language="ru" fo:country="RU" fo:font-style="normal" officeooo:paragraph-rsid="02e5bafa" fo:background-color="transparent" style:font-size-asian="12pt" style:font-style-asian="normal" style:font-size-complex="12pt" style:font-style-complex="normal"/>
    </style:style>
    <style:style style:name="P321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2pt" fo:language="ru" fo:country="RU" fo:font-style="normal" officeooo:paragraph-rsid="02ea9fe4" fo:background-color="transparent" style:font-size-asian="12pt" style:font-style-asian="normal" style:font-size-complex="12pt" style:font-style-complex="normal"/>
    </style:style>
    <style:style style:name="P322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2pt" fo:language="ru" fo:country="RU" fo:font-style="normal" officeooo:paragraph-rsid="02feafc5" fo:background-color="transparent" style:font-size-asian="12pt" style:font-style-asian="normal" style:font-size-complex="12pt" style:font-style-complex="normal"/>
    </style:style>
    <style:style style:name="P323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2pt" fo:language="ru" fo:country="RU" fo:font-style="normal" officeooo:rsid="020474b0" officeooo:paragraph-rsid="02feafc5" fo:background-color="transparent" style:font-size-asian="12pt" style:font-style-asian="normal" style:font-size-complex="12pt" style:font-style-complex="normal"/>
    </style:style>
    <style:style style:name="P324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2pt" fo:language="ru" fo:country="RU" fo:font-style="normal" fo:background-color="#ff0000" style:font-size-asian="12pt" style:font-style-asian="normal" style:font-size-complex="12pt" style:font-style-complex="normal"/>
    </style:style>
    <style:style style:name="P325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2pt" fo:language="ru" fo:country="RU" fo:font-style="normal" fo:background-color="#ff0000" style:font-size-asian="12pt" style:font-style-asian="normal" style:font-size-complex="12pt" style:font-style-complex="normal"/>
    </style:style>
    <style:style style:name="P326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2pt" fo:language="en" fo:country="US" fo:font-style="normal" officeooo:rsid="0012a13d" officeooo:paragraph-rsid="02e2873f" style:font-size-asian="12pt" style:font-style-asian="normal" style:font-size-complex="12pt" style:font-style-complex="normal"/>
    </style:style>
    <style:style style:name="P327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2pt" fo:language="en" fo:country="US" fo:font-style="normal" officeooo:rsid="0012a13d" officeooo:paragraph-rsid="02e34c1e" style:font-size-asian="12pt" style:font-style-asian="normal" style:font-size-complex="12pt" style:font-style-complex="normal"/>
    </style:style>
    <style:style style:name="P328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2pt" fo:language="en" fo:country="US" fo:font-style="normal" officeooo:rsid="0012a13d" officeooo:paragraph-rsid="02e0637e" style:font-size-asian="12pt" style:font-style-asian="normal" style:font-size-complex="12pt" style:font-style-complex="normal"/>
    </style:style>
    <style:style style:name="P329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2pt" fo:language="en" fo:country="US" fo:font-style="normal" officeooo:rsid="0012a13d" officeooo:paragraph-rsid="00ea2393" style:font-size-asian="12pt" style:font-style-asian="normal" style:font-size-complex="12pt" style:font-style-complex="normal"/>
    </style:style>
    <style:style style:name="P330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2pt" fo:language="en" fo:country="US" fo:font-style="normal" officeooo:rsid="0012a13d" officeooo:paragraph-rsid="029c9a8c" style:font-size-asian="12pt" style:font-style-asian="normal" style:font-size-complex="12pt" style:font-style-complex="normal"/>
    </style:style>
    <style:style style:name="P331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2pt" fo:language="en" fo:country="US" fo:font-style="normal" officeooo:rsid="0012a13d" officeooo:paragraph-rsid="02fea5f0" style:font-size-asian="12pt" style:font-style-asian="normal" style:font-size-complex="12pt" style:font-style-complex="normal"/>
    </style:style>
    <style:style style:name="P332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2pt" fo:language="en" fo:country="US" fo:font-style="normal" officeooo:rsid="0012a13d" officeooo:paragraph-rsid="030b9971" style:font-size-asian="12pt" style:font-style-asian="normal" style:font-size-complex="12pt" style:font-style-complex="normal"/>
    </style:style>
    <style:style style:name="P333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2pt" fo:language="en" fo:country="US" fo:font-style="normal" officeooo:rsid="0012a13d" officeooo:paragraph-rsid="00fa1b40" style:font-size-asian="12pt" style:font-style-asian="normal" style:font-size-complex="12pt" style:font-style-complex="normal"/>
    </style:style>
    <style:style style:name="P334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2pt" fo:language="en" fo:country="US" fo:font-style="normal" officeooo:rsid="0012a13d" officeooo:paragraph-rsid="00e64d75" style:font-size-asian="12pt" style:font-style-asian="normal" style:font-size-complex="12pt" style:font-style-complex="normal"/>
    </style:style>
    <style:style style:name="P335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2pt" fo:language="en" fo:country="US" fo:font-style="normal" officeooo:rsid="0012a13d" officeooo:paragraph-rsid="02ea9fe4" style:font-size-asian="12pt" style:font-style-asian="normal" style:font-size-complex="12pt" style:font-style-complex="normal"/>
    </style:style>
    <style:style style:name="P336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2pt" fo:language="en" fo:country="US" fo:font-style="normal" officeooo:rsid="0012a13d" officeooo:paragraph-rsid="00fdcdf2" style:font-size-asian="12pt" style:font-style-asian="normal" style:font-size-complex="12pt" style:font-style-complex="normal"/>
    </style:style>
    <style:style style:name="P337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2pt" fo:language="en" fo:country="US" fo:font-style="normal" officeooo:rsid="0012a13d" officeooo:paragraph-rsid="02e7792b" style:font-size-asian="12pt" style:font-style-asian="normal" style:font-size-complex="12pt" style:font-style-complex="normal"/>
    </style:style>
    <style:style style:name="P338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2pt" fo:language="en" fo:country="US" fo:font-style="normal" officeooo:rsid="0012a13d" officeooo:paragraph-rsid="0321e853" style:font-size-asian="12pt" style:font-style-asian="normal" style:font-size-complex="12pt" style:font-style-complex="normal"/>
    </style:style>
    <style:style style:name="P339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2pt" fo:language="en" fo:country="US" fo:font-style="normal" officeooo:rsid="0012a13d" officeooo:paragraph-rsid="032ac986" style:font-size-asian="12pt" style:font-style-asian="normal" style:font-size-complex="12pt" style:font-style-complex="normal"/>
    </style:style>
    <style:style style:name="P340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2pt" fo:language="en" fo:country="US" fo:font-style="normal" officeooo:rsid="0012a13d" officeooo:paragraph-rsid="02feafc5" style:font-size-asian="12pt" style:font-style-asian="normal" style:font-size-complex="12pt" style:font-style-complex="normal"/>
    </style:style>
    <style:style style:name="P341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2pt" fo:language="en" fo:country="US" fo:font-style="normal" officeooo:rsid="0012a13d" officeooo:paragraph-rsid="00ea2393" style:font-size-asian="12pt" style:font-style-asian="normal" style:font-size-complex="12pt" style:font-style-complex="normal"/>
    </style:style>
    <style:style style:name="P342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2pt" fo:language="en" fo:country="US" fo:font-style="normal" officeooo:rsid="0012a13d" officeooo:paragraph-rsid="02de16b6" style:font-size-asian="12pt" style:font-style-asian="normal" style:font-size-complex="12pt" style:font-style-complex="normal"/>
    </style:style>
    <style:style style:name="P343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2pt" fo:language="en" fo:country="US" fo:font-style="normal" officeooo:rsid="0012a13d" officeooo:paragraph-rsid="02e34c1e" style:font-size-asian="12pt" style:font-style-asian="normal" style:font-size-complex="12pt" style:font-style-complex="normal"/>
    </style:style>
    <style:style style:name="P344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2pt" fo:language="en" fo:country="US" fo:font-style="normal" officeooo:rsid="0012a13d" officeooo:paragraph-rsid="02fc6095" style:font-size-asian="12pt" style:font-style-asian="normal" style:font-size-complex="12pt" style:font-style-complex="normal"/>
    </style:style>
    <style:style style:name="P345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2pt" fo:language="en" fo:country="US" fo:font-style="normal" officeooo:rsid="0012a13d" officeooo:paragraph-rsid="02e2873f" style:font-size-asian="12pt" style:font-style-asian="normal" style:font-size-complex="12pt" style:font-style-complex="normal"/>
    </style:style>
    <style:style style:name="P346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2pt" fo:language="en" fo:country="US" fo:font-style="normal" officeooo:rsid="01f3d7c0" officeooo:paragraph-rsid="01f3d7c0" style:font-size-asian="12pt" style:font-style-asian="normal" style:font-size-complex="12pt" style:font-style-complex="normal"/>
    </style:style>
    <style:style style:name="P347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2pt" fo:language="en" fo:country="US" fo:font-style="normal" officeooo:paragraph-rsid="02e2873f" style:font-size-asian="12pt" style:font-style-asian="normal" style:font-size-complex="12pt" style:font-style-complex="normal"/>
    </style:style>
    <style:style style:name="P348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2pt" fo:language="en" fo:country="US" fo:font-style="normal" fo:background-color="transparent" style:font-size-asian="12pt" style:font-style-asian="normal" style:font-size-complex="12pt" style:font-style-complex="normal"/>
    </style:style>
    <style:style style:name="P349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2pt" fo:language="en" fo:country="US" fo:font-style="normal" officeooo:paragraph-rsid="02ea9fe4" fo:background-color="transparent" style:font-size-asian="12pt" style:font-style-asian="normal" style:font-size-complex="12pt" style:font-style-complex="normal"/>
    </style:style>
    <style:style style:name="P350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2pt" fo:language="en" fo:country="US" fo:font-style="normal" fo:background-color="transparent" style:font-size-asian="12pt" style:font-style-asian="normal" style:font-size-complex="12pt" style:font-style-complex="normal"/>
    </style:style>
    <style:style style:name="P351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2pt" fo:language="en" fo:country="US" fo:font-style="normal" fo:background-color="#ff0000" style:font-size-asian="12pt" style:font-style-asian="normal" style:font-size-complex="12pt" style:font-style-complex="normal"/>
    </style:style>
    <style:style style:name="P352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4pt" fo:font-style="normal" officeooo:rsid="0018c42a" officeooo:paragraph-rsid="00e83a55" style:font-size-asian="14pt" style:font-style-asian="normal" style:font-size-complex="14pt" style:font-style-complex="normal"/>
    </style:style>
    <style:style style:name="P353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4pt" fo:font-style="normal" officeooo:rsid="0018c42a" officeooo:paragraph-rsid="029c9a8c" style:font-size-asian="14pt" style:font-style-asian="normal" style:font-size-complex="14pt" style:font-style-complex="normal"/>
    </style:style>
    <style:style style:name="P354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4pt" fo:font-style="normal" officeooo:rsid="0018c42a" officeooo:paragraph-rsid="02e0637e" style:font-size-asian="14pt" style:font-style-asian="normal" style:font-size-complex="14pt" style:font-style-complex="normal"/>
    </style:style>
    <style:style style:name="P355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4pt" fo:font-style="normal" officeooo:rsid="0018c42a" officeooo:paragraph-rsid="02e2873f" style:font-size-asian="14pt" style:font-style-asian="normal" style:font-size-complex="14pt" style:font-style-complex="normal"/>
    </style:style>
    <style:style style:name="P356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4pt" fo:font-style="normal" officeooo:rsid="0018c42a" officeooo:paragraph-rsid="02e34c1e" style:font-size-asian="14pt" style:font-style-asian="normal" style:font-size-complex="14pt" style:font-style-complex="normal"/>
    </style:style>
    <style:style style:name="P357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4pt" fo:font-style="normal" officeooo:rsid="0018c42a" officeooo:paragraph-rsid="00ea2393" style:font-size-asian="14pt" style:font-style-asian="normal" style:font-size-complex="14pt" style:font-style-complex="normal"/>
    </style:style>
    <style:style style:name="P358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4pt" fo:font-style="normal" officeooo:rsid="0018c42a" officeooo:paragraph-rsid="00fa1b40" style:font-size-asian="14pt" style:font-style-asian="normal" style:font-size-complex="14pt" style:font-style-complex="normal"/>
    </style:style>
    <style:style style:name="P359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4pt" fo:font-style="normal" officeooo:rsid="0018c42a" officeooo:paragraph-rsid="00e64d75" style:font-size-asian="14pt" style:font-style-asian="normal" style:font-size-complex="14pt" style:font-style-complex="normal"/>
    </style:style>
    <style:style style:name="P360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4pt" fo:font-style="normal" officeooo:rsid="0018c42a" officeooo:paragraph-rsid="02ea9fe4" style:font-size-asian="14pt" style:font-style-asian="normal" style:font-size-complex="14pt" style:font-style-complex="normal"/>
    </style:style>
    <style:style style:name="P361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4pt" fo:font-style="normal" officeooo:rsid="0018c42a" officeooo:paragraph-rsid="00fdcdf2" style:font-size-asian="14pt" style:font-style-asian="normal" style:font-size-complex="14pt" style:font-style-complex="normal"/>
    </style:style>
    <style:style style:name="P362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4pt" fo:font-style="normal" officeooo:rsid="0018c42a" officeooo:paragraph-rsid="02e7792b" style:font-size-asian="14pt" style:font-style-asian="normal" style:font-size-complex="14pt" style:font-style-complex="normal"/>
    </style:style>
    <style:style style:name="P363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4pt" fo:font-style="normal" officeooo:rsid="0018c42a" officeooo:paragraph-rsid="02f30e36" style:font-size-asian="14pt" style:font-style-asian="normal" style:font-size-complex="14pt" style:font-style-complex="normal"/>
    </style:style>
    <style:style style:name="P364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4pt" fo:font-style="normal" officeooo:rsid="0018c42a" officeooo:paragraph-rsid="02fc6095" style:font-size-asian="14pt" style:font-style-asian="normal" style:font-size-complex="14pt" style:font-style-complex="normal"/>
    </style:style>
    <style:style style:name="P365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4pt" fo:font-style="normal" officeooo:rsid="0018c42a" officeooo:paragraph-rsid="01287eab" style:font-size-asian="14pt" style:font-style-asian="normal" style:font-size-complex="14pt" style:font-style-complex="normal"/>
    </style:style>
    <style:style style:name="P366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4pt" fo:font-style="normal" officeooo:rsid="0018c42a" officeooo:paragraph-rsid="02fea5f0" style:font-size-asian="14pt" style:font-style-asian="normal" style:font-size-complex="14pt" style:font-style-complex="normal"/>
    </style:style>
    <style:style style:name="P367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4pt" fo:font-style="normal" officeooo:rsid="0018c42a" officeooo:paragraph-rsid="0304631c" style:font-size-asian="14pt" style:font-style-asian="normal" style:font-size-complex="14pt" style:font-style-complex="normal"/>
    </style:style>
    <style:style style:name="P368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4pt" fo:font-style="normal" officeooo:rsid="0018c42a" officeooo:paragraph-rsid="030a0b4f" style:font-size-asian="14pt" style:font-style-asian="normal" style:font-size-complex="14pt" style:font-style-complex="normal"/>
    </style:style>
    <style:style style:name="P369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4pt" fo:font-style="normal" officeooo:rsid="0018c42a" officeooo:paragraph-rsid="030b9971" style:font-size-asian="14pt" style:font-style-asian="normal" style:font-size-complex="14pt" style:font-style-complex="normal"/>
    </style:style>
    <style:style style:name="P370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4pt" fo:font-style="normal" officeooo:rsid="0018c42a" officeooo:paragraph-rsid="031dcb8b" style:font-size-asian="14pt" style:font-style-asian="normal" style:font-size-complex="14pt" style:font-style-complex="normal"/>
    </style:style>
    <style:style style:name="P371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4pt" fo:font-style="normal" officeooo:rsid="0018c42a" officeooo:paragraph-rsid="0321e853" style:font-size-asian="14pt" style:font-style-asian="normal" style:font-size-complex="14pt" style:font-style-complex="normal"/>
    </style:style>
    <style:style style:name="P372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4pt" fo:font-style="normal" officeooo:rsid="00650e3e" officeooo:paragraph-rsid="00e83a55" style:font-size-asian="14pt" style:font-style-asian="normal" style:font-size-complex="14pt" style:font-style-complex="normal"/>
    </style:style>
    <style:style style:name="P373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4pt" fo:font-style="normal" officeooo:rsid="00650e3e" officeooo:paragraph-rsid="029c9a8c" style:font-size-asian="14pt" style:font-style-asian="normal" style:font-size-complex="14pt" style:font-style-complex="normal"/>
    </style:style>
    <style:style style:name="P374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4pt" fo:font-style="normal" officeooo:rsid="00650e3e" officeooo:paragraph-rsid="02e0637e" style:font-size-asian="14pt" style:font-style-asian="normal" style:font-size-complex="14pt" style:font-style-complex="normal"/>
    </style:style>
    <style:style style:name="P375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4pt" fo:font-style="normal" officeooo:rsid="00650e3e" officeooo:paragraph-rsid="02e2873f" style:font-size-asian="14pt" style:font-style-asian="normal" style:font-size-complex="14pt" style:font-style-complex="normal"/>
    </style:style>
    <style:style style:name="P376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4pt" fo:font-style="normal" officeooo:rsid="00650e3e" officeooo:paragraph-rsid="02e34c1e" style:font-size-asian="14pt" style:font-style-asian="normal" style:font-size-complex="14pt" style:font-style-complex="normal"/>
    </style:style>
    <style:style style:name="P377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4pt" fo:font-style="normal" officeooo:rsid="00650e3e" officeooo:paragraph-rsid="00ea2393" style:font-size-asian="14pt" style:font-style-asian="normal" style:font-size-complex="14pt" style:font-style-complex="normal"/>
    </style:style>
    <style:style style:name="P378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4pt" fo:font-style="normal" officeooo:rsid="00650e3e" officeooo:paragraph-rsid="00fa1b40" style:font-size-asian="14pt" style:font-style-asian="normal" style:font-size-complex="14pt" style:font-style-complex="normal"/>
    </style:style>
    <style:style style:name="P379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4pt" fo:font-style="normal" officeooo:rsid="00650e3e" officeooo:paragraph-rsid="00e64d75" style:font-size-asian="14pt" style:font-style-asian="normal" style:font-size-complex="14pt" style:font-style-complex="normal"/>
    </style:style>
    <style:style style:name="P380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4pt" fo:font-style="normal" officeooo:rsid="00650e3e" officeooo:paragraph-rsid="02ea9fe4" style:font-size-asian="14pt" style:font-style-asian="normal" style:font-size-complex="14pt" style:font-style-complex="normal"/>
    </style:style>
    <style:style style:name="P381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4pt" fo:font-style="normal" officeooo:rsid="00650e3e" officeooo:paragraph-rsid="00fdcdf2" style:font-size-asian="14pt" style:font-style-asian="normal" style:font-size-complex="14pt" style:font-style-complex="normal"/>
    </style:style>
    <style:style style:name="P382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4pt" fo:font-style="normal" officeooo:rsid="00650e3e" officeooo:paragraph-rsid="02e7792b" style:font-size-asian="14pt" style:font-style-asian="normal" style:font-size-complex="14pt" style:font-style-complex="normal"/>
    </style:style>
    <style:style style:name="P383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4pt" fo:font-style="normal" officeooo:rsid="00650e3e" officeooo:paragraph-rsid="02f30e36" style:font-size-asian="14pt" style:font-style-asian="normal" style:font-size-complex="14pt" style:font-style-complex="normal"/>
    </style:style>
    <style:style style:name="P384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4pt" fo:font-style="normal" officeooo:rsid="00650e3e" officeooo:paragraph-rsid="02fc6095" style:font-size-asian="14pt" style:font-style-asian="normal" style:font-size-complex="14pt" style:font-style-complex="normal"/>
    </style:style>
    <style:style style:name="P385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4pt" fo:font-style="normal" officeooo:rsid="00650e3e" officeooo:paragraph-rsid="030a0b4f" style:font-size-asian="14pt" style:font-style-asian="normal" style:font-size-complex="14pt" style:font-style-complex="normal"/>
    </style:style>
    <style:style style:name="P386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4pt" fo:font-style="normal" officeooo:rsid="00650e3e" officeooo:paragraph-rsid="030b9971" style:font-size-asian="14pt" style:font-style-asian="normal" style:font-size-complex="14pt" style:font-style-complex="normal"/>
    </style:style>
    <style:style style:name="P387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4pt" fo:font-style="normal" officeooo:rsid="00650e3e" officeooo:paragraph-rsid="031dcb8b" style:font-size-asian="14pt" style:font-style-asian="normal" style:font-size-complex="14pt" style:font-style-complex="normal"/>
    </style:style>
    <style:style style:name="P388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4pt" fo:font-style="normal" officeooo:rsid="00650e3e" officeooo:paragraph-rsid="0321e853" style:font-size-asian="14pt" style:font-style-asian="normal" style:font-size-complex="14pt" style:font-style-complex="normal"/>
    </style:style>
    <style:style style:name="P389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4pt" fo:font-style="normal" officeooo:rsid="01b3fd03" officeooo:paragraph-rsid="01b3fd03" style:font-size-asian="14pt" style:font-style-asian="normal" style:font-size-complex="14pt" style:font-style-complex="normal"/>
    </style:style>
    <style:style style:name="P390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4pt" fo:font-style="normal" officeooo:rsid="01b3fd03" officeooo:paragraph-rsid="02fea5f0" style:font-size-asian="14pt" style:font-style-asian="normal" style:font-size-complex="14pt" style:font-style-complex="normal"/>
    </style:style>
    <style:style style:name="P391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4pt" fo:font-style="normal" officeooo:rsid="01b3fd03" officeooo:paragraph-rsid="0304631c" style:font-size-asian="14pt" style:font-style-asian="normal" style:font-size-complex="14pt" style:font-style-complex="normal"/>
    </style:style>
    <style:style style:name="P392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fo:font-size="14pt" fo:font-style="normal" officeooo:rsid="01dc6b93" officeooo:paragraph-rsid="01dc6b93" style:font-size-asian="14pt" style:font-style-asian="normal" style:font-size-complex="14pt" style:font-style-complex="normal"/>
    </style:style>
    <style:style style:name="P393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fo:font-size="14pt" fo:font-style="normal" officeooo:rsid="02de16b6" officeooo:paragraph-rsid="02de16b6" style:font-size-asian="14pt" style:font-style-asian="normal" style:font-size-complex="14pt" style:font-style-complex="normal"/>
    </style:style>
    <style:style style:name="P394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fo:font-size="14pt" fo:font-style="normal" officeooo:rsid="02e0637e" officeooo:paragraph-rsid="02e0637e" style:font-size-asian="14pt" style:font-style-asian="normal" style:font-size-complex="14pt" style:font-style-complex="normal"/>
    </style:style>
    <style:style style:name="P395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fo:font-size="14pt" fo:font-style="normal" officeooo:rsid="02e2873f" officeooo:paragraph-rsid="02e2873f" style:font-size-asian="14pt" style:font-style-asian="normal" style:font-size-complex="14pt" style:font-style-complex="normal"/>
    </style:style>
    <style:style style:name="P396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fo:font-size="14pt" fo:font-style="normal" officeooo:rsid="02e5bafa" officeooo:paragraph-rsid="02e5bafa" style:font-size-asian="14pt" style:font-style-asian="normal" style:font-size-complex="14pt" style:font-style-complex="normal"/>
    </style:style>
    <style:style style:name="P397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fo:font-size="14pt" fo:font-style="normal" officeooo:rsid="02e0637e" officeooo:paragraph-rsid="02e0637e" fo:background-color="#ffffff" style:font-size-asian="14pt" style:font-style-asian="normal" style:font-size-complex="14pt" style:font-style-complex="normal"/>
    </style:style>
    <style:style style:name="P398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fo:font-size="14pt" fo:font-style="normal" officeooo:rsid="02e34c1e" officeooo:paragraph-rsid="02e34c1e" fo:background-color="#ffffff" style:font-size-asian="14pt" style:font-style-asian="normal" style:font-size-complex="14pt" style:font-style-complex="normal"/>
    </style:style>
    <style:style style:name="P399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fo:font-size="14pt" fo:font-style="normal" officeooo:rsid="0304631c" officeooo:paragraph-rsid="0304631c" fo:background-color="#ffffff" style:font-size-asian="14pt" style:font-style-asian="normal" style:font-size-complex="14pt" style:font-style-complex="normal"/>
    </style:style>
    <style:style style:name="P400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fo:font-size="14pt" fo:font-style="normal" officeooo:rsid="030cdf04" officeooo:paragraph-rsid="030cdf04" fo:background-color="#ffffff" style:font-size-asian="14pt" style:font-style-asian="normal" style:font-size-complex="14pt" style:font-style-complex="normal"/>
    </style:style>
    <style:style style:name="P401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fo:font-size="14pt" fo:language="en" fo:country="US" fo:font-style="normal" officeooo:rsid="02fc6095" officeooo:paragraph-rsid="02fc6095" fo:background-color="#ffffff" style:font-size-asian="14pt" style:font-style-asian="normal" style:font-size-complex="14pt" style:font-style-complex="normal"/>
    </style:style>
    <style:style style:name="P402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fo:font-size="14pt" fo:language="ru" fo:country="RU" fo:font-style="normal" officeooo:rsid="030b9971" officeooo:paragraph-rsid="030b9971" fo:background-color="#ffffff" style:font-size-asian="14pt" style:font-style-asian="normal" style:font-size-complex="14pt" style:font-style-complex="normal"/>
    </style:style>
    <style:style style:name="P403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fo:font-size="14pt" fo:language="ru" fo:country="RU" fo:font-style="normal" officeooo:rsid="030cdf04" officeooo:paragraph-rsid="030cdf04" fo:background-color="#ffffff" style:font-size-asian="14pt" style:font-style-asian="normal" style:font-size-complex="14pt" style:font-style-complex="normal"/>
    </style:style>
    <style:style style:name="P404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fo:font-style="normal" officeooo:paragraph-rsid="02e0637e" style:font-style-asian="normal" style:font-style-complex="normal"/>
    </style:style>
    <style:style style:name="P405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fo:font-style="normal" officeooo:paragraph-rsid="02e2873f" style:font-style-asian="normal" style:font-style-complex="normal"/>
    </style:style>
    <style:style style:name="P406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fo:font-style="normal" officeooo:paragraph-rsid="02e34c1e" style:font-style-asian="normal" style:font-style-complex="normal"/>
    </style:style>
    <style:style style:name="P407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fo:font-style="normal" officeooo:paragraph-rsid="00ea2393" style:font-style-asian="normal" style:font-style-complex="normal"/>
    </style:style>
    <style:style style:name="P408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fo:font-style="normal" officeooo:paragraph-rsid="00fdcdf2" style:font-style-asian="normal" style:font-style-complex="normal"/>
    </style:style>
    <style:style style:name="P409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fo:font-style="normal" officeooo:paragraph-rsid="02f30e36" style:font-style-asian="normal" style:font-style-complex="normal"/>
    </style:style>
    <style:style style:name="P410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fo:font-style="normal" officeooo:paragraph-rsid="02fc6095" style:font-style-asian="normal" style:font-style-complex="normal"/>
    </style:style>
    <style:style style:name="P411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fo:font-style="normal" officeooo:paragraph-rsid="030b9971" style:font-style-asian="normal" style:font-style-complex="normal"/>
    </style:style>
    <style:style style:name="P412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fo:font-style="normal" officeooo:paragraph-rsid="0321e853" style:font-style-asian="normal" style:font-style-complex="normal"/>
    </style:style>
    <style:style style:name="P413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fo:font-size="13pt" fo:language="ru" fo:country="RU" officeooo:rsid="003b067f" officeooo:paragraph-rsid="00ef92d5" style:font-size-asian="13pt" style:font-size-complex="13pt"/>
    </style:style>
    <style:style style:name="P414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fo:font-size="13pt" fo:language="ru" fo:country="RU" officeooo:rsid="003b067f" officeooo:paragraph-rsid="02fc6095" style:font-size-asian="13pt" style:font-size-complex="13pt"/>
    </style:style>
    <style:style style:name="P415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fo:font-size="13pt" fo:language="ru" fo:country="RU" officeooo:rsid="003b067f" officeooo:paragraph-rsid="0327989b" style:font-size-asian="13pt" style:font-size-complex="13pt"/>
    </style:style>
    <style:style style:name="P416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fo:font-size="13pt" fo:language="ru" fo:country="RU" officeooo:rsid="003b067f" officeooo:paragraph-rsid="00ef92d5" style:font-size-asian="13pt" style:font-size-complex="13pt"/>
    </style:style>
    <style:style style:name="P417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fo:font-size="13pt" fo:language="ru" fo:country="RU" officeooo:rsid="003b067f" officeooo:paragraph-rsid="0304631c" style:font-size-asian="13pt" style:font-size-complex="13pt"/>
    </style:style>
    <style:style style:name="P418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fo:font-size="13pt" fo:language="ru" fo:country="RU" officeooo:rsid="0327989b" officeooo:paragraph-rsid="0327989b" style:font-size-asian="13pt" style:font-size-complex="13pt"/>
    </style:style>
    <style:style style:name="P419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fo:font-size="13pt" fo:language="ru" fo:country="RU" officeooo:rsid="0327989b" officeooo:paragraph-rsid="0327989b" fo:background-color="#ffffff" style:font-size-asian="13pt" style:font-size-complex="13pt"/>
    </style:style>
    <style:style style:name="P420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fo:font-size="13pt" fo:language="en" fo:country="US" officeooo:paragraph-rsid="00ef92d5" style:font-size-asian="13pt" style:font-size-complex="13pt"/>
    </style:style>
    <style:style style:name="P421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fo:font-size="9pt" fo:font-style="normal" officeooo:paragraph-rsid="00fdcdf2" style:font-size-asian="9pt" style:font-style-asian="normal" style:font-size-complex="9pt" style:font-style-complex="normal"/>
    </style:style>
    <style:style style:name="P422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text-position="super 58%" style:font-name="Times New Roman" fo:font-size="12pt" fo:language="ru" fo:country="RU" fo:font-style="normal" fo:background-color="transparent" style:font-size-asian="12pt" style:font-style-asian="normal" style:font-size-complex="12pt" style:font-style-complex="normal"/>
    </style:style>
    <style:style style:name="P423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text-position="super 58%" style:font-name="Times New Roman" fo:font-size="12pt" fo:language="ru" fo:country="RU" fo:font-style="normal" officeooo:paragraph-rsid="02ea9fe4" fo:background-color="transparent" style:font-size-asian="12pt" style:font-style-asian="normal" style:font-size-complex="12pt" style:font-style-complex="normal"/>
    </style:style>
    <style:style style:name="P424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text-position="super 58%" style:font-name="Times New Roman" fo:font-size="12pt" fo:language="ru" fo:country="RU" fo:font-style="normal" fo:background-color="transparent" style:font-size-asian="12pt" style:font-style-asian="normal" style:font-size-complex="12pt" style:font-style-complex="normal"/>
    </style:style>
    <style:style style:name="P425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text-position="super 58%" style:font-name="Times New Roman" fo:font-size="12pt" fo:language="ru" fo:country="RU" fo:font-style="normal" officeooo:paragraph-rsid="02e5bafa" fo:background-color="transparent" style:font-size-asian="12pt" style:font-style-asian="normal" style:font-size-complex="12pt" style:font-style-complex="normal"/>
    </style:style>
    <style:style style:name="P426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style:font-name="Times New Roman" fo:font-size="11pt" fo:language="ru" fo:country="RU" fo:font-style="normal" officeooo:paragraph-rsid="0304631c" fo:background-color="transparent" style:font-size-asian="11pt" style:font-style-asian="normal" style:font-size-complex="11pt" style:font-style-complex="normal"/>
    </style:style>
    <style:style style:name="P427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style:font-name="Times New Roman" fo:font-size="11pt" fo:language="ru" fo:country="RU" fo:font-style="normal" officeooo:paragraph-rsid="031dcb8b" fo:background-color="transparent" style:font-size-asian="11pt" style:font-style-asian="normal" style:font-size-complex="11pt" style:font-style-complex="normal"/>
    </style:style>
    <style:style style:name="P428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style:font-name="Times New Roman" fo:font-size="11pt" fo:language="ru" fo:country="RU" fo:font-style="normal" officeooo:paragraph-rsid="031dcb8b" fo:background-color="transparent" style:font-name-asian="Times New Roman1" style:font-size-asian="11pt" style:font-style-asian="normal" style:font-name-complex="Times New Roman1" style:font-size-complex="11pt" style:font-style-complex="normal"/>
    </style:style>
    <style:style style:name="P429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style:font-name="Times New Roman" fo:font-size="11pt" fo:language="ru" fo:country="RU" fo:font-style="normal" officeooo:paragraph-rsid="0304631c" style:font-size-asian="11pt" style:font-style-asian="normal" style:font-size-complex="11pt" style:font-style-complex="normal"/>
    </style:style>
    <style:style style:name="P430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style:font-name="Times New Roman" fo:font-size="11pt" fo:language="ru" fo:country="RU" fo:font-style="normal" officeooo:paragraph-rsid="031dcb8b" style:font-size-asian="11pt" style:font-style-asian="normal" style:font-size-complex="11pt" style:font-style-complex="normal"/>
    </style:style>
    <style:style style:name="P431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style:font-name="Times New Roman" fo:font-size="11pt" fo:language="ru" fo:country="RU" fo:font-style="normal" officeooo:paragraph-rsid="0304631c" style:font-size-asian="11pt" style:font-style-asian="normal" style:font-size-complex="11pt" style:font-style-complex="normal"/>
    </style:style>
    <style:style style:name="P432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style:font-name="Times New Roman" fo:font-size="11pt" fo:language="ru" fo:country="RU" fo:font-style="normal" officeooo:paragraph-rsid="031dcb8b" style:font-size-asian="11pt" style:font-style-asian="normal" style:font-size-complex="11pt" style:font-style-complex="normal"/>
    </style:style>
    <style:style style:name="P433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style:font-name="Times New Roman" fo:font-size="11pt" fo:language="ru" fo:country="RU" fo:font-style="normal" officeooo:paragraph-rsid="03319f95" style:font-size-asian="11pt" style:font-style-asian="normal" style:font-size-complex="11pt" style:font-style-complex="normal"/>
    </style:style>
    <style:style style:name="P434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style:font-name="Times New Roman" fo:font-size="11pt" fo:language="ru" fo:country="RU" fo:font-style="normal" officeooo:rsid="0015ade8" officeooo:paragraph-rsid="032ac986" style:font-size-asian="11pt" style:font-style-asian="normal" style:font-size-complex="11pt" style:font-style-complex="normal"/>
    </style:style>
    <style:style style:name="P435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style:font-name="Times New Roman" fo:font-size="11pt" fo:language="ru" fo:country="RU" fo:font-style="normal" officeooo:rsid="0015ade8" officeooo:paragraph-rsid="032ac986" style:font-size-asian="11pt" style:font-style-asian="normal" style:font-size-complex="11pt" style:font-style-complex="normal"/>
    </style:style>
    <style:style style:name="P436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style:font-name="Times New Roman" fo:font-size="11pt" fo:language="ru" fo:country="RU" fo:font-style="normal" officeooo:rsid="00170017" officeooo:paragraph-rsid="032ac986" style:font-size-asian="11pt" style:font-style-asian="normal" style:font-size-complex="11pt" style:font-style-complex="normal"/>
    </style:style>
    <style:style style:name="P437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style:font-name="Times New Roman" fo:font-size="11pt" fo:language="ru" fo:country="RU" fo:font-style="normal" officeooo:rsid="02487117" officeooo:paragraph-rsid="032ac986" style:font-size-asian="11pt" style:font-style-asian="normal" style:font-size-complex="11pt" style:font-style-complex="normal"/>
    </style:style>
    <style:style style:name="P438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style:font-name="Times New Roman" fo:font-size="11pt" fo:language="ru" fo:country="RU" fo:font-style="normal" officeooo:rsid="032a51d1" officeooo:paragraph-rsid="032a51d1" style:font-size-asian="11pt" style:font-style-asian="normal" style:font-size-complex="11pt" style:font-style-complex="normal"/>
    </style:style>
    <style:style style:name="P439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style:font-name="Times New Roman" fo:font-size="11pt" fo:language="ru" fo:country="RU" fo:font-style="normal" officeooo:rsid="03319f95" officeooo:paragraph-rsid="03319f95" style:font-size-asian="11pt" style:font-style-asian="normal" style:font-size-complex="11pt" style:font-style-complex="normal"/>
    </style:style>
    <style:style style:name="P440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style:font-name="Times New Roman" fo:font-size="11pt" fo:language="ru" fo:country="RU" fo:font-style="normal" officeooo:rsid="032a51d1" officeooo:paragraph-rsid="032a51d1" fo:background-color="#ffffff" style:font-size-asian="11pt" style:font-style-asian="normal" style:font-size-complex="11pt" style:font-style-complex="normal"/>
    </style:style>
    <style:style style:name="P441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style:font-name="Times New Roman" fo:font-size="11pt" fo:language="en" fo:country="US" fo:font-style="normal" officeooo:paragraph-rsid="0304631c" style:font-size-asian="11pt" style:font-style-asian="normal" style:font-size-complex="11pt" style:font-style-complex="normal"/>
    </style:style>
    <style:style style:name="P442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style:font-name="Times New Roman" fo:font-size="11pt" fo:language="en" fo:country="US" fo:font-style="normal" officeooo:paragraph-rsid="031dcb8b" style:font-size-asian="11pt" style:font-style-asian="normal" style:font-size-complex="11pt" style:font-style-complex="normal"/>
    </style:style>
    <style:style style:name="P443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style:font-name="Times New Roman" fo:font-size="11pt" fo:language="en" fo:country="US" fo:font-style="normal" officeooo:paragraph-rsid="0304631c" style:font-size-asian="11pt" style:font-style-asian="normal" style:font-size-complex="11pt" style:font-style-complex="normal"/>
    </style:style>
    <style:style style:name="P444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style:font-name="Times New Roman" fo:font-size="11pt" fo:language="en" fo:country="US" fo:font-style="normal" officeooo:rsid="0012a13d" officeooo:paragraph-rsid="032ac986" style:font-size-asian="11pt" style:font-style-asian="normal" style:font-size-complex="11pt" style:font-style-complex="normal"/>
    </style:style>
    <style:style style:name="P445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style:font-name="Times New Roman" fo:font-size="11pt" fo:language="en" fo:country="US" fo:font-style="normal" officeooo:paragraph-rsid="031dcb8b" fo:background-color="transparent" style:font-size-asian="11pt" style:font-style-asian="normal" style:font-size-complex="11pt" style:font-style-complex="normal"/>
    </style:style>
    <style:style style:name="P446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style:font-name="Times New Roman" fo:font-size="11pt" fo:font-style="normal" officeooo:rsid="000f6a76" officeooo:paragraph-rsid="032ac986" style:font-size-asian="11pt" style:font-style-asian="normal" style:font-size-complex="11pt" style:font-style-complex="normal"/>
    </style:style>
    <style:style style:name="P447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style:font-name="Times New Roman" fo:font-size="11pt" fo:font-style="normal" officeooo:rsid="0018c42a" officeooo:paragraph-rsid="032ac986" style:font-size-asian="11pt" style:font-style-asian="normal" style:font-size-complex="11pt" style:font-style-complex="normal"/>
    </style:style>
    <style:style style:name="P448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style:font-name="Times New Roman" fo:font-size="11pt" fo:font-style="normal" officeooo:paragraph-rsid="031dcb8b" style:font-style-asian="normal" style:font-style-complex="normal"/>
    </style:style>
    <style:style style:name="P449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style:font-name="Times New Roman" fo:font-size="12pt" fo:language="ru" fo:country="RU" fo:font-style="normal" style:font-size-asian="12pt" style:font-style-asian="normal" style:font-size-complex="12pt" style:font-style-complex="normal"/>
    </style:style>
    <style:style style:name="P450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style:font-name="Times New Roman" fo:font-size="12pt" fo:language="ru" fo:country="RU" fo:font-style="normal" officeooo:paragraph-rsid="0304631c" style:font-size-asian="12pt" style:font-style-asian="normal" style:font-size-complex="12pt" style:font-style-complex="normal"/>
    </style:style>
    <style:style style:name="P451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style:font-name="Times New Roman" fo:font-size="12pt" fo:language="ru" fo:country="RU" fo:font-style="normal" officeooo:paragraph-rsid="030b9971" style:font-size-asian="12pt" style:font-style-asian="normal" style:font-size-complex="12pt" style:font-style-complex="normal"/>
    </style:style>
    <style:style style:name="P452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style:font-name="Times New Roman" fo:font-size="12pt" fo:language="ru" fo:country="RU" fo:font-style="normal" officeooo:paragraph-rsid="0321e853" style:font-size-asian="12pt" style:font-style-asian="normal" style:font-size-complex="12pt" style:font-style-complex="normal"/>
    </style:style>
    <style:style style:name="P453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style:font-name="Times New Roman" fo:font-size="12pt" fo:language="ru" fo:country="RU" fo:font-style="normal" officeooo:paragraph-rsid="032ac986" style:font-size-asian="12pt" style:font-style-asian="normal" style:font-size-complex="12pt" style:font-style-complex="normal"/>
    </style:style>
    <style:style style:name="P454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style:font-name="Times New Roman" fo:font-size="12pt" fo:language="ru" fo:country="RU" fo:font-style="normal" style:font-size-asian="12pt" style:font-style-asian="normal" style:font-size-complex="12pt" style:font-style-complex="normal"/>
    </style:style>
    <style:style style:name="P455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style:font-name="Times New Roman" fo:font-size="12pt" fo:language="ru" fo:country="RU" fo:font-style="normal" officeooo:paragraph-rsid="02fea5f0" style:font-size-asian="12pt" style:font-style-asian="normal" style:font-size-complex="12pt" style:font-style-complex="normal"/>
    </style:style>
    <style:style style:name="P456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style:font-name="Times New Roman" fo:font-size="12pt" fo:language="ru" fo:country="RU" fo:font-style="normal" officeooo:paragraph-rsid="030fa5fb" style:font-size-asian="12pt" style:font-style-asian="normal" style:font-size-complex="12pt" style:font-style-complex="normal"/>
    </style:style>
    <style:style style:name="P457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style:font-name="Times New Roman" fo:font-size="12pt" fo:language="ru" fo:country="RU" fo:font-style="normal" officeooo:paragraph-rsid="030b9971" style:font-size-asian="12pt" style:font-style-asian="normal" style:font-size-complex="12pt" style:font-style-complex="normal"/>
    </style:style>
    <style:style style:name="P458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style:font-name="Times New Roman" fo:font-size="12pt" fo:language="ru" fo:country="RU" fo:font-style="normal" officeooo:paragraph-rsid="0321e853" style:font-size-asian="12pt" style:font-style-asian="normal" style:font-size-complex="12pt" style:font-style-complex="normal"/>
    </style:style>
    <style:style style:name="P459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style:font-name="Times New Roman" fo:font-size="12pt" fo:language="ru" fo:country="RU" fo:font-style="normal" officeooo:paragraph-rsid="032ac986" style:font-size-asian="12pt" style:font-style-asian="normal" style:font-size-complex="12pt" style:font-style-complex="normal"/>
    </style:style>
    <style:style style:name="P460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style:font-name="Times New Roman" fo:font-size="12pt" fo:language="ru" fo:country="RU" fo:font-style="normal" officeooo:rsid="02f919fc" officeooo:paragraph-rsid="030b9971" fo:background-color="#ffffff" style:font-size-asian="12pt" style:font-style-asian="normal" style:font-size-complex="12pt" style:font-style-complex="normal"/>
    </style:style>
    <style:style style:name="P461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style:font-name="Times New Roman" fo:font-size="12pt" fo:language="ru" fo:country="RU" fo:font-style="normal" officeooo:rsid="02f919fc" officeooo:paragraph-rsid="0321e853" fo:background-color="#ffffff" style:font-size-asian="12pt" style:font-style-asian="normal" style:font-size-complex="12pt" style:font-style-complex="normal"/>
    </style:style>
    <style:style style:name="P462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style:font-name="Times New Roman" fo:font-size="12pt" fo:language="ru" fo:country="RU" fo:font-style="normal" officeooo:rsid="02f919fc" officeooo:paragraph-rsid="032ac986" fo:background-color="#ffffff" style:font-size-asian="12pt" style:font-style-asian="normal" style:font-size-complex="12pt" style:font-style-complex="normal"/>
    </style:style>
    <style:style style:name="P463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style:font-name="Times New Roman" fo:font-size="12pt" fo:language="ru" fo:country="RU" fo:font-style="normal" officeooo:rsid="02ef2a19" fo:background-color="#ffffff" style:font-size-asian="12pt" style:font-style-asian="normal" style:font-size-complex="12pt" style:font-style-complex="normal"/>
    </style:style>
    <style:style style:name="P464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style:font-name="Times New Roman" fo:font-size="12pt" fo:language="ru" fo:country="RU" fo:font-style="normal" fo:background-color="transparent" style:font-size-asian="12pt" style:font-style-asian="normal" style:font-size-complex="12pt" style:font-style-complex="normal"/>
    </style:style>
    <style:style style:name="P465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style:font-name="Times New Roman" fo:font-size="12pt" fo:language="ru" fo:country="RU" fo:font-style="normal" officeooo:paragraph-rsid="030b9971" fo:background-color="transparent" style:font-size-asian="12pt" style:font-style-asian="normal" style:font-size-complex="12pt" style:font-style-complex="normal"/>
    </style:style>
    <style:style style:name="P466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style:font-name="Times New Roman" fo:font-size="12pt" fo:language="ru" fo:country="RU" fo:font-style="normal" officeooo:paragraph-rsid="0321e853" fo:background-color="transparent" style:font-size-asian="12pt" style:font-style-asian="normal" style:font-size-complex="12pt" style:font-style-complex="normal"/>
    </style:style>
    <style:style style:name="P467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style:font-name="Times New Roman" fo:font-size="12pt" fo:language="ru" fo:country="RU" fo:font-style="normal" officeooo:paragraph-rsid="032ac986" fo:background-color="transparent" style:font-size-asian="12pt" style:font-style-asian="normal" style:font-size-complex="12pt" style:font-style-complex="normal"/>
    </style:style>
    <style:style style:name="P468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style:font-name="Times New Roman" fo:font-size="12pt" fo:language="ru" fo:country="RU" fo:font-style="normal" fo:background-color="transparent" style:font-size-asian="12pt" style:font-style-asian="normal" style:font-size-complex="12pt" style:font-style-complex="normal"/>
    </style:style>
    <style:style style:name="P469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style:font-name="Times New Roman" fo:font-size="12pt" fo:language="ru" fo:country="RU" fo:font-style="normal" officeooo:paragraph-rsid="02feafc5" fo:background-color="transparent" style:font-size-asian="12pt" style:font-style-asian="normal" style:font-size-complex="12pt" style:font-style-complex="normal"/>
    </style:style>
    <style:style style:name="P470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style:font-name="Times New Roman" fo:font-size="12pt" fo:language="ru" fo:country="RU" fo:font-style="normal" officeooo:paragraph-rsid="02fc6095" fo:background-color="transparent" style:font-size-asian="12pt" style:font-style-asian="normal" style:font-size-complex="12pt" style:font-style-complex="normal"/>
    </style:style>
    <style:style style:name="P471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style:font-name="Times New Roman" fo:font-size="12pt" fo:language="en" fo:country="US" fo:font-style="normal" style:font-size-asian="12pt" style:font-style-asian="normal" style:font-size-complex="12pt" style:font-style-complex="normal"/>
    </style:style>
    <style:style style:name="P472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style:font-name="Times New Roman" fo:font-size="12pt" fo:language="en" fo:country="US" fo:font-style="normal" officeooo:paragraph-rsid="0304631c" style:font-size-asian="12pt" style:font-style-asian="normal" style:font-size-complex="12pt" style:font-style-complex="normal"/>
    </style:style>
    <style:style style:name="P473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style:font-name="Times New Roman" fo:font-size="12pt" fo:language="en" fo:country="US" fo:font-style="normal" officeooo:paragraph-rsid="030b9971" style:font-size-asian="12pt" style:font-style-asian="normal" style:font-size-complex="12pt" style:font-style-complex="normal"/>
    </style:style>
    <style:style style:name="P474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style:font-name="Times New Roman" fo:font-size="12pt" fo:language="en" fo:country="US" fo:font-style="normal" officeooo:paragraph-rsid="0321e853" style:font-size-asian="12pt" style:font-style-asian="normal" style:font-size-complex="12pt" style:font-style-complex="normal"/>
    </style:style>
    <style:style style:name="P475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style:font-name="Times New Roman" fo:font-size="12pt" fo:language="en" fo:country="US" fo:font-style="normal" officeooo:paragraph-rsid="032ac986" style:font-size-asian="12pt" style:font-style-asian="normal" style:font-size-complex="12pt" style:font-style-complex="normal"/>
    </style:style>
    <style:style style:name="P476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style:font-name="Times New Roman" fo:font-size="12pt" fo:language="en" fo:country="US" fo:font-style="normal" style:font-size-asian="12pt" style:font-style-asian="normal" style:font-size-complex="12pt" style:font-style-complex="normal"/>
    </style:style>
    <style:style style:name="P477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style:font-name="Times New Roman" fo:font-size="12pt" fo:language="en" fo:country="US" fo:font-style="normal" fo:background-color="transparent" style:font-size-asian="12pt" style:font-style-asian="normal" style:font-size-complex="12pt" style:font-style-complex="normal"/>
    </style:style>
    <style:style style:name="P478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style:font-name="Times New Roman" fo:font-size="12pt" fo:language="en" fo:country="US" fo:font-style="normal" officeooo:paragraph-rsid="02fea5f0" fo:background-color="transparent" style:font-size-asian="12pt" style:font-style-asian="normal" style:font-size-complex="12pt" style:font-style-complex="normal"/>
    </style:style>
    <style:style style:name="P479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style:font-name="Times New Roman" fo:font-size="12pt" fo:language="en" fo:country="US" fo:font-style="normal" officeooo:paragraph-rsid="02fc6095" fo:background-color="transparent" style:font-size-asian="12pt" style:font-style-asian="normal" style:font-size-complex="12pt" style:font-style-complex="normal"/>
    </style:style>
    <style:style style:name="P480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style:font-name="Times New Roman" fo:font-size="12pt" fo:font-style="normal" officeooo:paragraph-rsid="030e3017" style:font-size-asian="12pt" style:font-style-asian="normal" style:font-size-complex="12pt" style:font-style-complex="normal"/>
    </style:style>
    <style:style style:name="P481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style:font-name="Times New Roman" fo:font-size="14pt" fo:font-style="normal" officeooo:rsid="0018c42a" officeooo:paragraph-rsid="032ac986" style:font-size-asian="14pt" style:font-style-asian="normal" style:font-size-complex="14pt" style:font-style-complex="normal"/>
    </style:style>
    <style:style style:name="P482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style:font-name="Times New Roman" fo:font-size="14pt" fo:font-style="normal" officeooo:rsid="00650e3e" officeooo:paragraph-rsid="032ac986" style:font-size-asian="14pt" style:font-style-asian="normal" style:font-size-complex="14pt" style:font-style-complex="normal"/>
    </style:style>
    <style:style style:name="P483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font-style="normal" officeooo:paragraph-rsid="02e5bafa" style:font-style-asian="normal" style:font-style-complex="normal"/>
    </style:style>
    <style:style style:name="P484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font-style="normal" officeooo:paragraph-rsid="032ac986" style:font-style-asian="normal" style:font-style-complex="normal"/>
    </style:style>
    <style:style style:name="P485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font-style="normal" officeooo:paragraph-rsid="02fc6095" style:font-style-asian="normal" style:font-style-complex="normal"/>
    </style:style>
    <style:style style:name="P486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style:text-position="0% 100%" style:font-name="Times New Roman" fo:font-size="11pt" fo:font-style="normal" officeooo:paragraph-rsid="02f30e36" style:font-size-asian="11pt" style:font-style-asian="normal" style:font-size-complex="11pt" style:font-style-complex="normal"/>
    </style:style>
    <style:style style:name="P487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style:text-position="0% 100%" style:font-name="Times New Roman" fo:font-size="11pt" fo:font-style="normal" officeooo:paragraph-rsid="031dcb8b" style:font-size-asian="11pt" style:font-style-asian="normal" style:font-size-complex="11pt" style:font-style-complex="normal"/>
    </style:style>
    <style:style style:name="P488" style:family="paragraph" style:parent-style-name="Normal">
      <style:paragraph-properties fo:margin-left="0cm" fo:margin-right="0cm" fo:line-height="115%" fo:text-align="start" style:justify-single-word="false" fo:orphans="2" fo:widows="2" fo:text-indent="0cm" style:auto-text-indent="false"/>
      <style:text-properties style:text-position="0% 100%" style:font-name="Times New Roman" fo:font-size="14pt" fo:font-style="normal" officeooo:paragraph-rsid="03009fed" style:font-size-asian="14pt" style:font-style-asian="normal" style:font-size-complex="14pt" style:font-style-complex="normal"/>
    </style:style>
    <style:style style:name="P489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style:text-position="0% 100%" style:font-name="Times New Roman" fo:font-size="12pt" fo:language="ru" fo:country="RU" fo:font-style="normal" fo:background-color="transparent" style:font-size-asian="12pt" style:font-style-asian="normal" style:font-size-complex="12pt" style:font-style-complex="normal"/>
    </style:style>
    <style:style style:name="P490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officeooo:paragraph-rsid="02fea5f0"/>
    </style:style>
    <style:style style:name="P491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officeooo:paragraph-rsid="02e7792b"/>
    </style:style>
    <style:style style:name="P492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officeooo:paragraph-rsid="02e7a1b4"/>
    </style:style>
    <style:style style:name="P493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officeooo:paragraph-rsid="030b9971"/>
    </style:style>
    <style:style style:name="P494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officeooo:paragraph-rsid="030548ff"/>
    </style:style>
    <style:style style:name="P495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officeooo:paragraph-rsid="031dcb8b"/>
    </style:style>
    <style:style style:name="P496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officeooo:paragraph-rsid="030cdf04"/>
    </style:style>
    <style:style style:name="P497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officeooo:paragraph-rsid="0321e853"/>
    </style:style>
    <style:style style:name="P498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style:font-name="Times New Roman1" fo:font-size="11pt" fo:language="ru" fo:country="RU" fo:font-style="normal" officeooo:paragraph-rsid="0304631c" style:font-name-asian="Times New Roman1" style:font-size-asian="11pt" style:font-style-asian="normal" style:font-name-complex="Times New Roman1" style:font-size-complex="11pt" style:font-style-complex="normal"/>
    </style:style>
    <style:style style:name="P499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style:font-name="Times New Roman1" fo:font-size="12pt" fo:language="ru" fo:country="RU" fo:font-style="normal" style:font-name-asian="Times New Roman1" style:font-size-asian="12pt" style:font-style-asian="normal" style:font-name-complex="Times New Roman1" style:font-size-complex="12pt" style:font-style-complex="normal"/>
    </style:style>
    <style:style style:name="P500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font-size="12pt" fo:font-style="normal" style:font-size-asian="12pt" style:font-style-asian="normal" style:font-size-complex="12pt" style:font-style-complex="normal"/>
    </style:style>
    <style:style style:name="P501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font-size="12pt" fo:font-style="normal" officeooo:paragraph-rsid="02e34c1e" style:font-size-asian="12pt" style:font-style-asian="normal" style:font-size-complex="12pt" style:font-style-complex="normal"/>
    </style:style>
    <style:style style:name="P502" style:family="paragraph" style:parent-style-name="Normal">
      <style:paragraph-properties fo:margin-left="0cm" fo:margin-right="0cm" fo:line-height="100%" fo:text-align="center" style:justify-single-word="false" fo:orphans="2" fo:widows="2" fo:text-indent="0cm" style:auto-text-indent="false"/>
      <style:text-properties fo:font-size="12pt" fo:font-style="normal" officeooo:rsid="01f170ce" officeooo:paragraph-rsid="032ac986" style:font-size-asian="12pt" style:font-style-asian="normal" style:font-size-complex="12pt" style:font-style-complex="normal"/>
    </style:style>
    <style:style style:name="P503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font-size="12pt" officeooo:paragraph-rsid="02e34c1e" style:font-size-asian="12pt" style:font-size-complex="12pt"/>
    </style:style>
    <style:style style:name="P504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font-size="12pt" officeooo:paragraph-rsid="030b9971" style:font-size-asian="12pt" style:font-size-complex="12pt"/>
    </style:style>
    <style:style style:name="P505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font-size="12pt" style:font-size-asian="12pt" style:font-size-complex="12pt"/>
    </style:style>
    <style:style style:name="P506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officeooo:paragraph-rsid="030b9971"/>
    </style:style>
    <style:style style:name="P507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officeooo:rsid="030cdf04" officeooo:paragraph-rsid="030cdf04"/>
    </style:style>
    <style:style style:name="P508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style:font-name="Times New Roman2" fo:font-size="11pt" fo:font-style="normal" officeooo:paragraph-rsid="031dcb8b" style:font-style-asian="normal" style:font-style-complex="normal"/>
    </style:style>
    <style:style style:name="P509" style:family="paragraph" style:parent-style-name="Normal">
      <style:paragraph-properties fo:margin-left="0cm" fo:margin-right="0cm" fo:orphans="2" fo:widows="2" fo:text-indent="0cm" style:auto-text-indent="false"/>
      <style:text-properties fo:font-size="10pt" fo:font-style="normal" officeooo:paragraph-rsid="032ac986" style:font-style-asian="normal" style:font-style-complex="normal"/>
    </style:style>
    <style:style style:name="P510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font-size="11pt" fo:font-style="normal" officeooo:rsid="0012a13d" officeooo:paragraph-rsid="032ac986" style:font-size-asian="11pt" style:font-style-asian="normal" style:font-size-complex="11pt" style:font-style-complex="normal"/>
    </style:style>
    <style:style style:name="P511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font-size="11pt" fo:font-style="normal" officeooo:paragraph-rsid="032ac986" style:font-size-asian="11pt" style:font-style-asian="normal" style:font-size-complex="11pt" style:font-style-complex="normal"/>
    </style:style>
    <style:style style:name="P512" style:family="paragraph" style:parent-style-name="Normal">
      <style:paragraph-properties fo:margin-left="0cm" fo:margin-right="0cm" fo:text-align="center" style:justify-single-word="false" fo:orphans="2" fo:widows="2" fo:text-indent="0cm" style:auto-text-indent="false"/>
      <style:text-properties fo:font-size="14pt" fo:font-style="normal" officeooo:rsid="032ac986" officeooo:paragraph-rsid="032ac986" fo:background-color="#ffffff" style:font-style-asian="normal" style:font-style-complex="normal"/>
    </style:style>
    <style:style style:name="P513" style:family="paragraph" style:parent-style-name="Normal">
      <style:paragraph-properties fo:margin-left="0cm" fo:margin-right="0cm" fo:margin-top="0cm" fo:margin-bottom="0cm" style:contextual-spacing="false" fo:orphans="2" fo:widows="2" fo:text-indent="0cm" style:auto-text-indent="false"/>
      <style:text-properties fo:color="#c9211e" loext:opacity="100%" fo:font-style="normal" officeooo:paragraph-rsid="00e83a55" style:font-style-asian="normal" style:font-style-complex="normal"/>
    </style:style>
    <style:style style:name="P514" style:family="paragraph" style:parent-style-name="Normal">
      <style:paragraph-properties fo:margin-left="0cm" fo:margin-right="0cm" fo:margin-top="0cm" fo:margin-bottom="0cm" style:contextual-spacing="false" fo:orphans="2" fo:widows="2" fo:text-indent="0cm" style:auto-text-indent="false"/>
      <style:text-properties fo:color="#000000" loext:opacity="100%" fo:font-style="normal" officeooo:paragraph-rsid="029c9a8c" style:font-style-asian="normal" style:font-style-complex="normal"/>
    </style:style>
    <style:style style:name="P515" style:family="paragraph" style:parent-style-name="Normal">
      <style:paragraph-properties fo:margin-left="0cm" fo:margin-right="0cm" fo:margin-top="0cm" fo:margin-bottom="0cm" style:contextual-spacing="false" fo:orphans="2" fo:widows="2" fo:text-indent="0cm" style:auto-text-indent="false"/>
      <style:text-properties fo:color="#000000" loext:opacity="100%" fo:font-style="normal" officeooo:paragraph-rsid="02e0637e" style:font-style-asian="normal" style:font-style-complex="normal"/>
    </style:style>
    <style:style style:name="P516" style:family="paragraph" style:parent-style-name="Normal">
      <style:paragraph-properties fo:margin-left="0cm" fo:margin-right="0cm" fo:margin-top="0cm" fo:margin-bottom="0cm" style:contextual-spacing="false" fo:orphans="2" fo:widows="2" fo:text-indent="0cm" style:auto-text-indent="false"/>
      <style:text-properties fo:color="#000000" loext:opacity="100%" fo:font-style="normal" officeooo:paragraph-rsid="02e2873f" style:font-style-asian="normal" style:font-style-complex="normal"/>
    </style:style>
    <style:style style:name="P517" style:family="paragraph" style:parent-style-name="Normal">
      <style:paragraph-properties fo:margin-left="0cm" fo:margin-right="0cm" fo:margin-top="0cm" fo:margin-bottom="0cm" style:contextual-spacing="false" fo:orphans="2" fo:widows="2" fo:text-indent="0cm" style:auto-text-indent="false"/>
      <style:text-properties fo:color="#000000" loext:opacity="100%" fo:font-style="normal" officeooo:paragraph-rsid="02e34c1e" style:font-style-asian="normal" style:font-style-complex="normal"/>
    </style:style>
    <style:style style:name="P518" style:family="paragraph" style:parent-style-name="Normal">
      <style:paragraph-properties fo:margin-left="0cm" fo:margin-right="0cm" fo:margin-top="0cm" fo:margin-bottom="0cm" style:contextual-spacing="false" fo:orphans="2" fo:widows="2" fo:text-indent="0cm" style:auto-text-indent="false"/>
      <style:text-properties fo:color="#000000" loext:opacity="100%" fo:font-style="normal" officeooo:paragraph-rsid="00ea2393" style:font-style-asian="normal" style:font-style-complex="normal"/>
    </style:style>
    <style:style style:name="P519" style:family="paragraph" style:parent-style-name="Normal">
      <style:paragraph-properties fo:margin-left="0cm" fo:margin-right="0cm" fo:margin-top="0cm" fo:margin-bottom="0cm" style:contextual-spacing="false" fo:orphans="2" fo:widows="2" fo:text-indent="0cm" style:auto-text-indent="false"/>
      <style:text-properties fo:color="#000000" loext:opacity="100%" fo:font-style="normal" officeooo:paragraph-rsid="00fa1b40" style:font-style-asian="normal" style:font-style-complex="normal"/>
    </style:style>
    <style:style style:name="P520" style:family="paragraph" style:parent-style-name="Normal">
      <style:paragraph-properties fo:margin-left="0cm" fo:margin-right="0cm" fo:margin-top="0cm" fo:margin-bottom="0cm" style:contextual-spacing="false" fo:orphans="2" fo:widows="2" fo:text-indent="0cm" style:auto-text-indent="false"/>
      <style:text-properties fo:color="#000000" loext:opacity="100%" fo:font-style="normal" officeooo:paragraph-rsid="00e64d75" style:font-style-asian="normal" style:font-style-complex="normal"/>
    </style:style>
    <style:style style:name="P521" style:family="paragraph" style:parent-style-name="Normal">
      <style:paragraph-properties fo:margin-left="0cm" fo:margin-right="0cm" fo:margin-top="0cm" fo:margin-bottom="0cm" style:contextual-spacing="false" fo:orphans="2" fo:widows="2" fo:text-indent="0cm" style:auto-text-indent="false"/>
      <style:text-properties fo:color="#000000" loext:opacity="100%" fo:font-style="normal" officeooo:paragraph-rsid="02ea9fe4" style:font-style-asian="normal" style:font-style-complex="normal"/>
    </style:style>
    <style:style style:name="P522" style:family="paragraph" style:parent-style-name="Normal">
      <style:paragraph-properties fo:margin-left="0cm" fo:margin-right="0cm" fo:margin-top="0cm" fo:margin-bottom="0cm" style:contextual-spacing="false" fo:orphans="2" fo:widows="2" fo:text-indent="0cm" style:auto-text-indent="false"/>
      <style:text-properties fo:color="#000000" loext:opacity="100%" fo:font-style="normal" officeooo:paragraph-rsid="00fdcdf2" style:font-style-asian="normal" style:font-style-complex="normal"/>
    </style:style>
    <style:style style:name="P523" style:family="paragraph" style:parent-style-name="Normal">
      <style:paragraph-properties fo:margin-left="0cm" fo:margin-right="0cm" fo:margin-top="0cm" fo:margin-bottom="0cm" style:contextual-spacing="false" fo:orphans="2" fo:widows="2" fo:text-indent="0cm" style:auto-text-indent="false"/>
      <style:text-properties fo:color="#000000" loext:opacity="100%" fo:font-style="normal" officeooo:paragraph-rsid="02e7792b" style:font-style-asian="normal" style:font-style-complex="normal"/>
    </style:style>
    <style:style style:name="P524" style:family="paragraph" style:parent-style-name="Normal">
      <style:paragraph-properties fo:margin-left="0cm" fo:margin-right="0cm" fo:margin-top="0cm" fo:margin-bottom="0cm" style:contextual-spacing="false" fo:orphans="2" fo:widows="2" fo:text-indent="0cm" style:auto-text-indent="false"/>
      <style:text-properties fo:color="#000000" loext:opacity="100%" fo:font-style="normal" officeooo:paragraph-rsid="02f30e36" style:font-style-asian="normal" style:font-style-complex="normal"/>
    </style:style>
    <style:style style:name="P525" style:family="paragraph" style:parent-style-name="Normal">
      <style:paragraph-properties fo:margin-left="0cm" fo:margin-right="0cm" fo:margin-top="0cm" fo:margin-bottom="0cm" style:contextual-spacing="false" fo:orphans="2" fo:widows="2" fo:text-indent="0cm" style:auto-text-indent="false"/>
      <style:text-properties fo:color="#000000" loext:opacity="100%" fo:font-style="normal" officeooo:paragraph-rsid="02fc6095" style:font-style-asian="normal" style:font-style-complex="normal"/>
    </style:style>
    <style:style style:name="P526" style:family="paragraph" style:parent-style-name="Normal">
      <style:paragraph-properties fo:margin-left="0cm" fo:margin-right="0cm" fo:margin-top="0cm" fo:margin-bottom="0cm" style:contextual-spacing="false" fo:orphans="2" fo:widows="2" fo:text-indent="0cm" style:auto-text-indent="false"/>
      <style:text-properties fo:color="#000000" loext:opacity="100%" fo:font-style="normal" officeooo:paragraph-rsid="01287eab" style:font-style-asian="normal" style:font-style-complex="normal"/>
    </style:style>
    <style:style style:name="P527" style:family="paragraph" style:parent-style-name="Normal">
      <style:paragraph-properties fo:margin-left="0cm" fo:margin-right="0cm" fo:margin-top="0cm" fo:margin-bottom="0cm" style:contextual-spacing="false" fo:orphans="2" fo:widows="2" fo:text-indent="0cm" style:auto-text-indent="false"/>
      <style:text-properties fo:color="#000000" loext:opacity="100%" fo:font-style="normal" officeooo:paragraph-rsid="02fea5f0" style:font-style-asian="normal" style:font-style-complex="normal"/>
    </style:style>
    <style:style style:name="P528" style:family="paragraph" style:parent-style-name="Normal">
      <style:paragraph-properties fo:margin-left="0cm" fo:margin-right="0cm" fo:margin-top="0cm" fo:margin-bottom="0cm" style:contextual-spacing="false" fo:orphans="2" fo:widows="2" fo:text-indent="0cm" style:auto-text-indent="false"/>
      <style:text-properties fo:color="#000000" loext:opacity="100%" fo:font-style="normal" officeooo:paragraph-rsid="0304631c" style:font-style-asian="normal" style:font-style-complex="normal"/>
    </style:style>
    <style:style style:name="P529" style:family="paragraph" style:parent-style-name="Normal">
      <style:paragraph-properties fo:margin-left="0cm" fo:margin-right="0cm" fo:margin-top="0cm" fo:margin-bottom="0cm" style:contextual-spacing="false" fo:orphans="2" fo:widows="2" fo:text-indent="0cm" style:auto-text-indent="false"/>
      <style:text-properties fo:color="#000000" loext:opacity="100%" fo:font-style="normal" officeooo:paragraph-rsid="030a0b4f" style:font-style-asian="normal" style:font-style-complex="normal"/>
    </style:style>
    <style:style style:name="P530" style:family="paragraph" style:parent-style-name="Normal">
      <style:paragraph-properties fo:margin-left="0cm" fo:margin-right="0cm" fo:margin-top="0cm" fo:margin-bottom="0cm" style:contextual-spacing="false" fo:orphans="2" fo:widows="2" fo:text-indent="0cm" style:auto-text-indent="false"/>
      <style:text-properties fo:color="#000000" loext:opacity="100%" fo:font-style="normal" officeooo:paragraph-rsid="030b9971" style:font-style-asian="normal" style:font-style-complex="normal"/>
    </style:style>
    <style:style style:name="P531" style:family="paragraph" style:parent-style-name="Normal">
      <style:paragraph-properties fo:margin-left="0cm" fo:margin-right="0cm" fo:margin-top="0cm" fo:margin-bottom="0cm" style:contextual-spacing="false" fo:orphans="2" fo:widows="2" fo:text-indent="0cm" style:auto-text-indent="false"/>
      <style:text-properties fo:color="#000000" loext:opacity="100%" fo:font-style="normal" officeooo:paragraph-rsid="031dcb8b" style:font-style-asian="normal" style:font-style-complex="normal"/>
    </style:style>
    <style:style style:name="P532" style:family="paragraph" style:parent-style-name="Normal">
      <style:paragraph-properties fo:margin-left="0cm" fo:margin-right="0cm" fo:margin-top="0cm" fo:margin-bottom="0cm" style:contextual-spacing="false" fo:orphans="2" fo:widows="2" fo:text-indent="0cm" style:auto-text-indent="false"/>
      <style:text-properties fo:color="#000000" loext:opacity="100%" fo:font-style="normal" officeooo:paragraph-rsid="0321e853" style:font-style-asian="normal" style:font-style-complex="normal"/>
    </style:style>
    <style:style style:name="P533" style:family="paragraph" style:parent-style-name="Normal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color="#000000" loext:opacity="100%" fo:font-size="12pt" fo:font-style="normal" officeooo:rsid="02838458" officeooo:paragraph-rsid="02838458" style:font-size-asian="12pt" style:font-style-asian="normal" style:font-size-complex="12pt" style:font-style-complex="normal"/>
    </style:style>
    <style:style style:name="P534" style:family="paragraph" style:parent-style-name="Normal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color="#000000" loext:opacity="100%" fo:font-size="12pt" fo:font-style="normal" officeooo:rsid="02838458" officeooo:paragraph-rsid="02e8ecda" style:font-size-asian="12pt" style:font-style-asian="normal" style:font-size-complex="12pt" style:font-style-complex="normal"/>
    </style:style>
    <style:style style:name="P535" style:family="paragraph" style:parent-style-name="Normal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color="#000000" loext:opacity="100%" fo:font-size="12pt" fo:font-style="normal" officeooo:rsid="0284c7b1" officeooo:paragraph-rsid="0284c7b1" style:font-size-asian="12pt" style:font-style-asian="normal" style:font-size-complex="12pt" style:font-style-complex="normal"/>
    </style:style>
    <style:style style:name="P536" style:family="paragraph" style:parent-style-name="Normal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color="#000000" loext:opacity="100%" fo:font-size="12pt" fo:font-style="normal" officeooo:rsid="0284c7b1" officeooo:paragraph-rsid="02e8ecda" style:font-size-asian="12pt" style:font-style-asian="normal" style:font-size-complex="12pt" style:font-style-complex="normal"/>
    </style:style>
    <style:style style:name="P537" style:family="paragraph" style:parent-style-name="Normal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/>
      <style:text-properties fo:color="#000000" loext:opacity="100%" style:text-position="0% 100%" style:font-name="Times New Roman" fo:font-size="14pt" fo:font-style="normal" officeooo:paragraph-rsid="03009fed" style:font-size-asian="14pt" style:font-style-asian="normal" style:font-size-complex="14pt" style:font-style-complex="normal"/>
    </style:style>
    <style:style style:name="P538" style:family="paragraph" style:parent-style-name="Normal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variant="normal" fo:text-transform="none" fo:color="#000000" loext:opacity="100%" style:text-line-through-style="none" style:text-line-through-type="none" style:font-name="Times New Roman" fo:font-size="13pt" fo:letter-spacing="normal" fo:language="ru" fo:country="RU" fo:font-style="normal" style:text-underline-style="none" fo:font-weight="normal" officeooo:rsid="02fc6095" officeooo:paragraph-rsid="02fea5f0" style:text-blinking="false" fo:background-color="#ffffff" style:font-size-asian="13pt" style:font-style-asian="normal" style:font-size-complex="13pt" style:font-style-complex="normal"/>
    </style:style>
    <style:style style:name="P539" style:family="paragraph" style:parent-style-name="Normal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size="9pt" fo:font-style="normal" officeooo:paragraph-rsid="032ac986" style:font-size-asian="9pt" style:font-style-asian="normal" style:font-size-complex="9pt" style:font-style-complex="normal"/>
    </style:style>
    <style:style style:name="P540" style:family="paragraph" style:parent-style-name="Normal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size="9pt" fo:font-style="normal" officeooo:rsid="024947bb" officeooo:paragraph-rsid="032ac986" fo:background-color="#ffffff" style:font-size-asian="9pt" style:font-style-asian="normal" style:font-size-complex="9pt" style:font-style-complex="normal"/>
    </style:style>
    <style:style style:name="P541" style:family="paragraph" style:parent-style-name="Normal">
      <style:paragraph-properties fo:margin-left="0cm" fo:margin-right="0cm" fo:margin-top="0cm" fo:margin-bottom="0cm" style:contextual-spacing="false" fo:orphans="2" fo:widows="2" fo:text-indent="0cm" style:auto-text-indent="false"/>
      <style:text-properties fo:font-style="normal" officeooo:paragraph-rsid="032ac986" style:font-style-asian="normal" style:font-style-complex="normal"/>
    </style:style>
    <style:style style:name="P542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style:snap-to-layout-grid="false"/>
      <style:text-properties fo:color="#c9211e" loext:opacity="100%" fo:font-size="12pt" fo:font-style="normal" officeooo:rsid="026a74f9" officeooo:paragraph-rsid="026a74f9" style:font-size-asian="12pt" style:font-style-asian="normal" style:font-style-complex="normal"/>
    </style:style>
    <style:style style:name="P543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style:snap-to-layout-grid="false"/>
      <style:text-properties fo:color="#000000" loext:opacity="100%" fo:font-size="12pt" fo:font-style="normal" officeooo:rsid="026a74f9" officeooo:paragraph-rsid="029c9a8c" style:font-size-asian="12pt" style:font-style-asian="normal" style:font-style-complex="normal"/>
    </style:style>
    <style:style style:name="P544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style:snap-to-layout-grid="false"/>
      <style:text-properties fo:color="#000000" loext:opacity="100%" fo:font-size="12pt" fo:font-style="normal" officeooo:rsid="026a74f9" officeooo:paragraph-rsid="02e0637e" style:font-size-asian="12pt" style:font-style-asian="normal" style:font-style-complex="normal"/>
    </style:style>
    <style:style style:name="P545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style:snap-to-layout-grid="false"/>
      <style:text-properties fo:color="#000000" loext:opacity="100%" fo:font-size="12pt" fo:font-style="normal" officeooo:rsid="026a74f9" officeooo:paragraph-rsid="02e2873f" style:font-size-asian="12pt" style:font-style-asian="normal" style:font-style-complex="normal"/>
    </style:style>
    <style:style style:name="P546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style:snap-to-layout-grid="false"/>
      <style:text-properties fo:color="#000000" loext:opacity="100%" fo:font-size="12pt" fo:font-style="normal" officeooo:rsid="026a74f9" officeooo:paragraph-rsid="02e34c1e" style:font-size-asian="12pt" style:font-style-asian="normal" style:font-style-complex="normal"/>
    </style:style>
    <style:style style:name="P547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style:snap-to-layout-grid="false"/>
      <style:text-properties fo:color="#000000" loext:opacity="100%" fo:font-size="12pt" fo:font-style="normal" officeooo:rsid="026a74f9" officeooo:paragraph-rsid="026a74f9" style:font-size-asian="12pt" style:font-style-asian="normal" style:font-style-complex="normal"/>
    </style:style>
    <style:style style:name="P548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style:snap-to-layout-grid="false"/>
      <style:text-properties fo:color="#000000" loext:opacity="100%" fo:font-size="12pt" fo:font-style="normal" officeooo:rsid="026a74f9" officeooo:paragraph-rsid="02ea9fe4" style:font-size-asian="12pt" style:font-style-asian="normal" style:font-style-complex="normal"/>
    </style:style>
    <style:style style:name="P549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style:snap-to-layout-grid="false"/>
      <style:text-properties fo:color="#000000" loext:opacity="100%" fo:font-size="12pt" fo:font-style="normal" officeooo:rsid="026a74f9" officeooo:paragraph-rsid="02e7792b" style:font-size-asian="12pt" style:font-style-asian="normal" style:font-style-complex="normal"/>
    </style:style>
    <style:style style:name="P550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style:snap-to-layout-grid="false"/>
      <style:text-properties fo:color="#000000" loext:opacity="100%" fo:font-size="12pt" fo:font-style="normal" officeooo:rsid="026a74f9" officeooo:paragraph-rsid="02f30e36" style:font-size-asian="12pt" style:font-style-asian="normal" style:font-style-complex="normal"/>
    </style:style>
    <style:style style:name="P551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style:snap-to-layout-grid="false"/>
      <style:text-properties fo:color="#000000" loext:opacity="100%" fo:font-size="12pt" fo:font-style="normal" officeooo:rsid="026a74f9" officeooo:paragraph-rsid="02fc6095" style:font-size-asian="12pt" style:font-style-asian="normal" style:font-style-complex="normal"/>
    </style:style>
    <style:style style:name="P552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style:snap-to-layout-grid="false"/>
      <style:text-properties fo:color="#000000" loext:opacity="100%" fo:font-size="12pt" fo:font-style="normal" officeooo:rsid="026a74f9" officeooo:paragraph-rsid="02fea5f0" style:font-size-asian="12pt" style:font-style-asian="normal" style:font-style-complex="normal"/>
    </style:style>
    <style:style style:name="P553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style:snap-to-layout-grid="false"/>
      <style:text-properties fo:color="#000000" loext:opacity="100%" fo:font-size="12pt" fo:font-style="normal" officeooo:rsid="026a74f9" officeooo:paragraph-rsid="0304631c" style:font-size-asian="12pt" style:font-style-asian="normal" style:font-style-complex="normal"/>
    </style:style>
    <style:style style:name="P554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style:snap-to-layout-grid="false"/>
      <style:text-properties fo:color="#000000" loext:opacity="100%" fo:font-size="12pt" fo:font-style="normal" officeooo:rsid="026a74f9" officeooo:paragraph-rsid="030a0b4f" style:font-size-asian="12pt" style:font-style-asian="normal" style:font-style-complex="normal"/>
    </style:style>
    <style:style style:name="P555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style:snap-to-layout-grid="false"/>
      <style:text-properties fo:color="#000000" loext:opacity="100%" fo:font-size="12pt" fo:font-style="normal" officeooo:rsid="026a74f9" officeooo:paragraph-rsid="030b9971" style:font-size-asian="12pt" style:font-style-asian="normal" style:font-style-complex="normal"/>
    </style:style>
    <style:style style:name="P556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style:snap-to-layout-grid="false"/>
      <style:text-properties fo:color="#000000" loext:opacity="100%" fo:font-size="12pt" fo:font-style="normal" officeooo:rsid="026a74f9" officeooo:paragraph-rsid="031dcb8b" style:font-size-asian="12pt" style:font-style-asian="normal" style:font-style-complex="normal"/>
    </style:style>
    <style:style style:name="P557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style:snap-to-layout-grid="false"/>
      <style:text-properties fo:color="#000000" loext:opacity="100%" fo:font-size="12pt" fo:font-style="normal" officeooo:rsid="026a74f9" officeooo:paragraph-rsid="0321e853" style:font-size-asian="12pt" style:font-style-asian="normal" style:font-style-complex="normal"/>
    </style:style>
    <style:style style:name="P558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/>
      <style:text-properties fo:color="#000000" loext:opacity="100%" fo:font-size="14pt" fo:font-style="normal" officeooo:paragraph-rsid="02e88fbf" style:font-size-asian="14pt" style:font-style-asian="normal" style:font-size-complex="14pt" style:font-style-complex="normal"/>
    </style:style>
    <style:style style:name="P559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/>
      <style:text-properties fo:color="#000000" loext:opacity="100%" fo:font-size="14pt" fo:font-style="normal" officeooo:paragraph-rsid="03002868" style:font-size-asian="14pt" style:font-style-asian="normal" style:font-size-complex="14pt" style:font-style-complex="normal"/>
    </style:style>
    <style:style style:name="P560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/>
      <style:text-properties fo:color="#000000" loext:opacity="100%" fo:font-size="14pt" fo:language="en" fo:country="US" fo:font-style="normal" officeooo:rsid="00d9a170" officeooo:paragraph-rsid="031a12ad" style:font-size-asian="14pt" style:font-style-asian="normal" style:font-size-complex="14pt" style:font-style-complex="normal"/>
    </style:style>
    <style:style style:name="P56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/>
      <style:text-properties fo:color="#000000" loext:opacity="100%" style:text-position="0% 100%" style:font-name="Times New Roman" fo:font-size="14pt" fo:language="ru" fo:country="RU" fo:font-style="normal" officeooo:rsid="026e3942" officeooo:paragraph-rsid="03009fed" style:letter-kerning="true" fo:background-color="#ffffff" style:font-name-asian="Andale Sans UI" style:font-size-asian="14pt" style:font-style-asian="normal" style:font-size-complex="14pt" style:font-style-complex="normal"/>
    </style:style>
    <style:style style:name="P562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/>
      <style:text-properties officeooo:paragraph-rsid="03002868"/>
    </style:style>
    <style:style style:name="P563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/>
      <style:text-properties fo:font-size="14pt" officeooo:paragraph-rsid="030548ff" style:font-size-asian="14pt" style:font-size-complex="14pt"/>
    </style:style>
    <style:style style:name="P564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style:snap-to-layout-grid="false"/>
      <style:text-properties fo:font-size="12pt" fo:font-style="normal" officeooo:rsid="01f51b10" officeooo:paragraph-rsid="032ac986" style:font-size-asian="12pt" style:font-style-asian="normal" style:font-style-complex="normal"/>
    </style:style>
    <style:style style:name="P565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snap-to-layout-grid="false" style:writing-mode="lr-tb"/>
      <style:text-properties fo:color="#000000" loext:opacity="100%" style:font-name="Times New Roman" fo:font-size="14pt" fo:language="en" fo:country="US" fo:font-style="normal" officeooo:rsid="029cdc65" officeooo:paragraph-rsid="02e7a1b4" fo:background-color="#ffffff" style:font-size-asian="14pt" style:font-style-asian="normal" style:font-size-complex="14pt" style:font-style-complex="normal"/>
    </style:style>
    <style:style style:name="P566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snap-to-layout-grid="false" style:writing-mode="lr-tb"/>
      <style:text-properties officeooo:paragraph-rsid="033258a7"/>
    </style:style>
    <style:style style:name="P56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loext:opacity="100%" fo:font-size="12pt" fo:font-style="normal" officeooo:paragraph-rsid="02c830b2" style:font-size-asian="12pt" style:font-style-asian="normal" style:font-size-complex="12pt" style:font-style-complex="normal"/>
    </style:style>
    <style:style style:name="P568" style:family="paragraph" style:parent-style-name="Normal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 style:writing-mode="lr-tb"/>
      <style:text-properties style:font-name="Times New Roman" fo:font-size="12pt" fo:language="en" fo:country="US" fo:font-style="normal" officeooo:paragraph-rsid="02fea5f0" style:font-size-asian="12pt" style:font-style-asian="normal" style:font-size-complex="12pt" style:font-style-complex="normal"/>
    </style:style>
    <style:style style:name="P569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writing-mode="lr-tb">
        <style:tab-stops/>
      </style:paragraph-properties>
      <style:text-properties fo:color="#000000" loext:opacity="100%" fo:font-style="normal" officeooo:paragraph-rsid="032a51d1" style:font-style-asian="normal" style:font-style-complex="normal"/>
    </style:style>
    <style:style style:name="P570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fo:font-size="12pt" fo:language="ru" fo:country="RU" fo:font-style="normal" officeooo:rsid="029cdc65" officeooo:paragraph-rsid="02e0637e" style:font-size-asian="12pt" style:font-style-asian="normal" style:font-size-complex="12pt" style:font-style-complex="normal"/>
    </style:style>
    <style:style style:name="P571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text-position="0% 100%" style:font-name="Times New Roman" fo:font-size="12pt" fo:language="ru" fo:country="RU" fo:font-style="normal" officeooo:rsid="026e3942" officeooo:paragraph-rsid="02ea9fe4" style:font-size-asian="12pt" style:font-style-asian="normal" style:font-size-complex="12pt" style:font-style-complex="normal"/>
    </style:style>
    <style:style style:name="P572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2pt" fo:language="en" fo:country="US" fo:font-style="normal" officeooo:rsid="02b71e04" officeooo:paragraph-rsid="02e7792b" style:font-size-asian="12pt" style:font-style-asian="normal" style:font-size-complex="12pt" style:font-style-complex="normal"/>
    </style:style>
    <style:style style:name="P573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2pt" fo:language="en" fo:country="US" fo:font-style="normal" officeooo:rsid="02b71e04" officeooo:paragraph-rsid="030328b5" style:font-size-asian="12pt" style:font-style-asian="normal" style:font-size-complex="12pt" style:font-style-complex="normal"/>
    </style:style>
    <style:style style:name="P574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1pt" fo:language="en" fo:country="US" fo:font-style="normal" officeooo:rsid="02b71e04" officeooo:paragraph-rsid="030328b5" style:font-size-asian="11pt" style:font-style-asian="normal" style:font-size-complex="11pt" style:font-style-complex="normal"/>
    </style:style>
    <style:style style:name="P575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fo:font-size="11pt" fo:language="en" fo:country="US" fo:font-style="normal" officeooo:rsid="02b71e04" officeooo:paragraph-rsid="030328b5" style:font-size-asian="11pt" style:font-style-asian="normal" style:font-size-complex="11pt" style:font-style-complex="normal"/>
    </style:style>
    <style:style style:name="P576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style:use-window-font-color="true" loext:opacity="0%" style:font-name="Times New Roman" fo:font-size="11pt" fo:language="en" fo:country="US" fo:font-style="normal" officeooo:rsid="02b71e04" officeooo:paragraph-rsid="030328b5" style:font-size-asian="11pt" style:font-style-asian="normal" style:font-name-complex="Times New Roman" style:font-size-complex="11pt" style:font-style-complex="normal"/>
    </style:style>
    <style:style style:name="P577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style:use-window-font-color="true" loext:opacity="0%" style:font-name="Times New Roman" fo:font-size="12pt" fo:language="en" fo:country="US" fo:font-style="normal" officeooo:rsid="02b71e04" officeooo:paragraph-rsid="02e7792b" style:font-size-asian="12pt" style:font-style-asian="normal" style:font-name-complex="Times New Roman" style:font-size-complex="12pt" style:font-style-complex="normal"/>
    </style:style>
    <style:style style:name="P578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style:use-window-font-color="true" loext:opacity="0%" style:font-name="Times New Roman" fo:font-size="12pt" fo:language="ru" fo:country="RU" fo:font-style="normal" officeooo:rsid="030328b5" officeooo:paragraph-rsid="030328b5" style:font-size-asian="12pt" style:font-style-asian="normal" style:font-name-complex="Times New Roman" style:font-size-complex="12pt" style:font-style-complex="normal"/>
    </style:style>
    <style:style style:name="P579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size="11pt" fo:font-style="normal" officeooo:paragraph-rsid="031dcb8b" style:font-size-asian="11pt" style:font-style-asian="normal" style:font-size-complex="11pt" style:font-style-complex="normal"/>
    </style:style>
    <style:style style:name="P580" style:family="paragraph" style:parent-style-name="Обычный">
      <style:paragraph-properties fo:margin-left="0cm" fo:margin-right="0cm" fo:text-align="start" style:justify-single-word="false" fo:orphans="2" fo:widows="2" fo:text-indent="0cm" style:auto-text-indent="false"/>
      <style:text-properties style:font-name="Times New Roman1" fo:font-size="11pt" fo:language="ru" fo:country="RU" fo:font-style="normal" style:font-name-asian="Times New Roman1" style:font-size-asian="11pt" style:font-style-asian="normal" style:font-name-complex="Times New Roman1" style:font-size-complex="11pt" style:font-style-complex="normal"/>
    </style:style>
    <style:style style:name="P581" style:family="paragraph" style:parent-style-name="Обычный">
      <style:paragraph-properties fo:margin-left="0cm" fo:margin-right="0cm" fo:text-align="start" style:justify-single-word="false" fo:orphans="2" fo:widows="2" fo:text-indent="0cm" style:auto-text-indent="false"/>
      <style:text-properties style:font-name="Times New Roman1" fo:font-size="11pt" fo:language="ru" fo:country="RU" fo:font-style="normal" officeooo:paragraph-rsid="0304631c" style:font-name-asian="Times New Roman1" style:font-size-asian="11pt" style:font-style-asian="normal" style:font-name-complex="Times New Roman1" style:font-size-complex="11pt" style:font-style-complex="normal"/>
    </style:style>
    <style:style style:name="P582" style:family="paragraph" style:parent-style-name="Standard_20__28_user_29_">
      <style:paragraph-properties fo:margin-left="0cm" fo:margin-right="0cm" fo:text-align="center" style:justify-single-word="false" fo:orphans="2" fo:widows="2" fo:text-indent="0cm" style:auto-text-indent="false" style:snap-to-layout-grid="false"/>
      <style:text-properties fo:color="#000000" loext:opacity="100%" style:font-name="Times New Roman" fo:font-size="14pt" fo:font-style="normal" officeooo:rsid="0307c110" officeooo:paragraph-rsid="02de16b6" style:letter-kerning="true" style:font-name-asian="Times New Roman3" style:font-size-asian="14pt" style:language-asian="ru" style:country-asian="RU" style:font-style-asian="normal" style:font-name-complex="Times New Roman3" style:font-size-complex="14pt" style:font-style-complex="normal"/>
    </style:style>
    <style:style style:name="P583" style:family="paragraph" style:parent-style-name="Standard_20__28_user_29_">
      <style:paragraph-properties fo:margin-left="0cm" fo:margin-right="0cm" fo:text-align="center" style:justify-single-word="false" fo:orphans="2" fo:widows="2" fo:text-indent="0cm" style:auto-text-indent="false" style:snap-to-layout-grid="false"/>
      <style:text-properties fo:color="#000000" loext:opacity="100%" style:font-name="Times New Roman" fo:font-size="14pt" fo:font-style="normal" officeooo:rsid="0307c110" officeooo:paragraph-rsid="02e0637e" style:letter-kerning="true" style:font-name-asian="Times New Roman3" style:font-size-asian="14pt" style:language-asian="ru" style:country-asian="RU" style:font-style-asian="normal" style:font-name-complex="Times New Roman3" style:font-size-complex="14pt" style:font-style-complex="normal"/>
    </style:style>
    <style:style style:name="P584" style:family="paragraph" style:parent-style-name="Standard_20__28_user_29_">
      <style:paragraph-properties fo:margin-left="0cm" fo:margin-right="0cm" fo:text-align="center" style:justify-single-word="false" fo:orphans="2" fo:widows="2" fo:text-indent="0cm" style:auto-text-indent="false" style:snap-to-layout-grid="false"/>
      <style:text-properties fo:color="#000000" loext:opacity="100%" style:font-name="Times New Roman" fo:font-size="14pt" fo:font-style="normal" officeooo:rsid="0307c110" officeooo:paragraph-rsid="02e2873f" style:letter-kerning="true" style:font-name-asian="Times New Roman3" style:font-size-asian="14pt" style:language-asian="ru" style:country-asian="RU" style:font-style-asian="normal" style:font-name-complex="Times New Roman3" style:font-size-complex="14pt" style:font-style-complex="normal"/>
    </style:style>
    <style:style style:name="P585" style:family="paragraph" style:parent-style-name="Standard_20__28_user_29_">
      <style:paragraph-properties fo:margin-left="0cm" fo:margin-right="0cm" fo:text-align="center" style:justify-single-word="false" fo:orphans="2" fo:widows="2" fo:text-indent="0cm" style:auto-text-indent="false" style:snap-to-layout-grid="false"/>
      <style:text-properties fo:color="#000000" loext:opacity="100%" style:font-name="Times New Roman" fo:font-size="14pt" fo:font-style="normal" officeooo:rsid="0307c110" officeooo:paragraph-rsid="02e34c1e" style:letter-kerning="true" style:font-name-asian="Times New Roman3" style:font-size-asian="14pt" style:language-asian="ru" style:country-asian="RU" style:font-style-asian="normal" style:font-name-complex="Times New Roman3" style:font-size-complex="14pt" style:font-style-complex="normal"/>
    </style:style>
    <style:style style:name="P586" style:family="paragraph" style:parent-style-name="Standard_20__28_user_29_">
      <style:paragraph-properties fo:margin-left="0cm" fo:margin-right="0cm" fo:text-align="center" style:justify-single-word="false" fo:orphans="2" fo:widows="2" fo:text-indent="0cm" style:auto-text-indent="false" style:snap-to-layout-grid="false"/>
      <style:text-properties fo:color="#000000" loext:opacity="100%" style:font-name="Times New Roman" fo:font-size="14pt" fo:font-style="normal" officeooo:rsid="0307c110" officeooo:paragraph-rsid="02fc6095" style:letter-kerning="true" style:font-name-asian="Times New Roman3" style:font-size-asian="14pt" style:language-asian="ru" style:country-asian="RU" style:font-style-asian="normal" style:font-name-complex="Times New Roman3" style:font-size-complex="14pt" style:font-style-complex="normal"/>
    </style:style>
    <style:style style:name="P587" style:family="paragraph" style:parent-style-name="Standard_20__28_user_29_">
      <style:paragraph-properties fo:margin-left="0cm" fo:margin-right="0cm" fo:text-align="center" style:justify-single-word="false" fo:orphans="2" fo:widows="2" fo:text-indent="0cm" style:auto-text-indent="false" style:snap-to-layout-grid="false"/>
      <style:text-properties fo:color="#000000" loext:opacity="100%" style:font-name="Times New Roman" fo:font-size="14pt" fo:font-style="normal" officeooo:rsid="0307c110" officeooo:paragraph-rsid="02eb7993" style:letter-kerning="true" style:font-name-asian="Times New Roman3" style:font-size-asian="14pt" style:language-asian="ru" style:country-asian="RU" style:font-style-asian="normal" style:font-name-complex="Times New Roman3" style:font-size-complex="14pt" style:font-style-complex="normal"/>
    </style:style>
    <style:style style:name="P588" style:family="paragraph" style:parent-style-name="Standard_20__28_user_29_">
      <style:paragraph-properties fo:margin-left="0cm" fo:margin-right="0cm" fo:text-align="center" style:justify-single-word="false" fo:orphans="2" fo:widows="2" fo:text-indent="0cm" style:auto-text-indent="false" style:snap-to-layout-grid="false"/>
      <style:text-properties fo:color="#000000" loext:opacity="100%" style:font-name="Times New Roman" fo:font-size="14pt" fo:font-style="normal" officeooo:rsid="0307c110" officeooo:paragraph-rsid="02fea5f0" style:letter-kerning="true" style:font-name-asian="Times New Roman3" style:font-size-asian="14pt" style:language-asian="ru" style:country-asian="RU" style:font-style-asian="normal" style:font-name-complex="Times New Roman3" style:font-size-complex="14pt" style:font-style-complex="normal"/>
    </style:style>
    <style:style style:name="P589" style:family="paragraph" style:parent-style-name="Standard_20__28_user_29_">
      <style:paragraph-properties fo:margin-left="0cm" fo:margin-right="0cm" fo:text-align="center" style:justify-single-word="false" fo:orphans="2" fo:widows="2" fo:text-indent="0cm" style:auto-text-indent="false" style:snap-to-layout-grid="false"/>
      <style:text-properties fo:color="#000000" loext:opacity="100%" style:font-name="Times New Roman" fo:font-size="14pt" fo:font-style="normal" officeooo:rsid="0307c110" officeooo:paragraph-rsid="0304631c" style:letter-kerning="true" style:font-name-asian="Times New Roman3" style:font-size-asian="14pt" style:language-asian="ru" style:country-asian="RU" style:font-style-asian="normal" style:font-name-complex="Times New Roman3" style:font-size-complex="14pt" style:font-style-complex="normal"/>
    </style:style>
    <style:style style:name="P590" style:family="paragraph" style:parent-style-name="Standard_20__28_user_29_">
      <style:paragraph-properties fo:margin-left="0cm" fo:margin-right="0cm" fo:text-align="center" style:justify-single-word="false" fo:orphans="2" fo:widows="2" fo:text-indent="0cm" style:auto-text-indent="false" style:snap-to-layout-grid="false"/>
      <style:text-properties fo:color="#000000" loext:opacity="100%" style:font-name="Times New Roman" fo:font-size="14pt" fo:font-style="normal" officeooo:rsid="0307c110" officeooo:paragraph-rsid="030b9971" style:letter-kerning="true" style:font-name-asian="Times New Roman3" style:font-size-asian="14pt" style:language-asian="ru" style:country-asian="RU" style:font-style-asian="normal" style:font-name-complex="Times New Roman3" style:font-size-complex="14pt" style:font-style-complex="normal"/>
    </style:style>
    <style:style style:name="P591" style:family="paragraph" style:parent-style-name="Standard_20__28_user_29_">
      <style:paragraph-properties fo:margin-left="0cm" fo:margin-right="0cm" fo:text-align="center" style:justify-single-word="false" fo:orphans="2" fo:widows="2" fo:text-indent="0cm" style:auto-text-indent="false" style:snap-to-layout-grid="false"/>
      <style:text-properties fo:color="#000000" loext:opacity="100%" style:font-name="Times New Roman" fo:font-size="14pt" fo:font-style="normal" officeooo:rsid="0307c110" officeooo:paragraph-rsid="02e5bafa" style:letter-kerning="true" style:font-name-asian="Times New Roman3" style:font-size-asian="14pt" style:language-asian="ru" style:country-asian="RU" style:font-style-asian="normal" style:font-name-complex="Times New Roman3" style:font-size-complex="14pt" style:font-style-complex="normal"/>
    </style:style>
    <style:style style:name="P592" style:family="paragraph" style:parent-style-name="Standard_20__28_user_29_">
      <style:paragraph-properties fo:margin-left="0cm" fo:margin-right="0cm" fo:text-align="center" style:justify-single-word="false" fo:orphans="2" fo:widows="2" fo:text-indent="0cm" style:auto-text-indent="false" style:snap-to-layout-grid="false"/>
      <style:text-properties fo:color="#000000" loext:opacity="100%" style:font-name="Times New Roman" fo:font-size="14pt" fo:font-style="normal" officeooo:rsid="0307c110" officeooo:paragraph-rsid="02ea9fe4" style:letter-kerning="true" style:font-name-asian="Times New Roman3" style:font-size-asian="14pt" style:language-asian="ru" style:country-asian="RU" style:font-style-asian="normal" style:font-name-complex="Times New Roman3" style:font-size-complex="14pt" style:font-style-complex="normal"/>
    </style:style>
    <style:style style:name="P593" style:family="paragraph" style:parent-style-name="Standard_20__28_user_29_">
      <style:paragraph-properties fo:margin-left="0cm" fo:margin-right="0cm" fo:text-align="center" style:justify-single-word="false" fo:orphans="2" fo:widows="2" fo:text-indent="0cm" style:auto-text-indent="false" style:snap-to-layout-grid="false"/>
      <style:text-properties fo:color="#000000" loext:opacity="100%" style:font-name="Times New Roman" fo:font-size="14pt" fo:font-style="normal" officeooo:rsid="0307c110" officeooo:paragraph-rsid="02e7792b" style:letter-kerning="true" style:font-name-asian="Times New Roman3" style:font-size-asian="14pt" style:language-asian="ru" style:country-asian="RU" style:font-style-asian="normal" style:font-name-complex="Times New Roman3" style:font-size-complex="14pt" style:font-style-complex="normal"/>
    </style:style>
    <style:style style:name="P594" style:family="paragraph" style:parent-style-name="Standard_20__28_user_29_">
      <style:paragraph-properties fo:margin-left="0cm" fo:margin-right="0cm" fo:text-align="center" style:justify-single-word="false" fo:orphans="2" fo:widows="2" fo:text-indent="0cm" style:auto-text-indent="false" style:snap-to-layout-grid="false"/>
      <style:text-properties fo:color="#000000" loext:opacity="100%" style:font-name="Times New Roman" fo:font-size="14pt" fo:font-style="normal" officeooo:rsid="0307c110" officeooo:paragraph-rsid="02e7a1b4" style:letter-kerning="true" style:font-name-asian="Times New Roman3" style:font-size-asian="14pt" style:language-asian="ru" style:country-asian="RU" style:font-style-asian="normal" style:font-name-complex="Times New Roman3" style:font-size-complex="14pt" style:font-style-complex="normal"/>
    </style:style>
    <style:style style:name="P595" style:family="paragraph" style:parent-style-name="Standard_20__28_user_29_">
      <style:paragraph-properties fo:margin-left="0cm" fo:margin-right="0cm" fo:text-align="center" style:justify-single-word="false" fo:orphans="2" fo:widows="2" fo:text-indent="0cm" style:auto-text-indent="false" style:snap-to-layout-grid="false"/>
      <style:text-properties fo:color="#000000" loext:opacity="100%" style:font-name="Times New Roman" fo:font-size="14pt" fo:font-style="normal" officeooo:rsid="0307c110" officeooo:paragraph-rsid="02f30e36" style:letter-kerning="true" style:font-name-asian="Times New Roman3" style:font-size-asian="14pt" style:language-asian="ru" style:country-asian="RU" style:font-style-asian="normal" style:font-name-complex="Times New Roman3" style:font-size-complex="14pt" style:font-style-complex="normal"/>
    </style:style>
    <style:style style:name="P596" style:family="paragraph" style:parent-style-name="Standard_20__28_user_29_">
      <style:paragraph-properties fo:margin-left="0cm" fo:margin-right="0cm" fo:text-align="center" style:justify-single-word="false" fo:orphans="2" fo:widows="2" fo:text-indent="0cm" style:auto-text-indent="false" style:snap-to-layout-grid="false"/>
      <style:text-properties fo:color="#000000" loext:opacity="100%" style:font-name="Times New Roman" fo:font-size="14pt" fo:font-style="normal" officeooo:rsid="0307c110" officeooo:paragraph-rsid="031dcb8b" style:letter-kerning="true" style:font-name-asian="Times New Roman3" style:font-size-asian="14pt" style:language-asian="ru" style:country-asian="RU" style:font-style-asian="normal" style:font-name-complex="Times New Roman3" style:font-size-complex="14pt" style:font-style-complex="normal"/>
    </style:style>
    <style:style style:name="P597" style:family="paragraph" style:parent-style-name="Standard_20__28_user_29_">
      <style:paragraph-properties fo:margin-left="0cm" fo:margin-right="0cm" fo:text-align="center" style:justify-single-word="false" fo:orphans="2" fo:widows="2" fo:text-indent="0cm" style:auto-text-indent="false" style:snap-to-layout-grid="false"/>
      <style:text-properties fo:color="#000000" loext:opacity="100%" style:font-name="Times New Roman" fo:font-size="14pt" fo:font-style="normal" officeooo:rsid="0307c110" officeooo:paragraph-rsid="030a0b4f" style:letter-kerning="true" style:font-name-asian="Times New Roman3" style:font-size-asian="14pt" style:language-asian="ru" style:country-asian="RU" style:font-style-asian="normal" style:font-name-complex="Times New Roman3" style:font-size-complex="14pt" style:font-style-complex="normal"/>
    </style:style>
    <style:style style:name="P598" style:family="paragraph" style:parent-style-name="Standard_20__28_user_29_">
      <style:paragraph-properties fo:margin-left="0cm" fo:margin-right="0cm" fo:text-align="center" style:justify-single-word="false" fo:orphans="2" fo:widows="2" fo:text-indent="0cm" style:auto-text-indent="false" style:snap-to-layout-grid="false"/>
      <style:text-properties fo:color="#000000" loext:opacity="100%" style:font-name="Times New Roman" fo:font-size="14pt" fo:font-style="normal" officeooo:rsid="0307c110" officeooo:paragraph-rsid="02e8ecda" style:letter-kerning="true" style:font-name-asian="Times New Roman3" style:font-size-asian="14pt" style:language-asian="ru" style:country-asian="RU" style:font-style-asian="normal" style:font-name-complex="Times New Roman3" style:font-size-complex="14pt" style:font-style-complex="normal"/>
    </style:style>
    <style:style style:name="P599" style:family="paragraph" style:parent-style-name="Standard_20__28_user_29_">
      <style:paragraph-properties fo:margin-left="0cm" fo:margin-right="0cm" fo:text-align="center" style:justify-single-word="false" fo:orphans="2" fo:widows="2" fo:text-indent="0cm" style:auto-text-indent="false" style:snap-to-layout-grid="false"/>
      <style:text-properties fo:color="#000000" loext:opacity="100%" style:font-name="Times New Roman" fo:font-size="14pt" fo:font-style="normal" officeooo:rsid="0307c110" officeooo:paragraph-rsid="0321e853" style:letter-kerning="true" style:font-name-asian="Times New Roman3" style:font-size-asian="14pt" style:language-asian="ru" style:country-asian="RU" style:font-style-asian="normal" style:font-name-complex="Times New Roman3" style:font-size-complex="14pt" style:font-style-complex="normal"/>
    </style:style>
    <style:style style:name="P600" style:family="paragraph" style:parent-style-name="Standard_20__28_user_29_">
      <style:paragraph-properties fo:margin-left="0cm" fo:margin-right="0cm" fo:text-align="center" style:justify-single-word="false" fo:orphans="2" fo:widows="2" fo:text-indent="0cm" style:auto-text-indent="false" style:snap-to-layout-grid="false"/>
      <style:text-properties fo:color="#000000" loext:opacity="100%" style:font-name="Times New Roman" fo:font-size="14pt" fo:font-style="normal" officeooo:rsid="0307c110" officeooo:paragraph-rsid="032a51d1" style:letter-kerning="true" style:font-name-asian="Times New Roman3" style:font-size-asian="14pt" style:language-asian="ru" style:country-asian="RU" style:font-style-asian="normal" style:font-name-complex="Times New Roman3" style:font-size-complex="14pt" style:font-style-complex="normal"/>
    </style:style>
    <style:style style:name="P601" style:family="paragraph" style:parent-style-name="Standard_20__28_user_29_">
      <style:paragraph-properties fo:margin-left="0cm" fo:margin-right="0cm" fo:text-align="center" style:justify-single-word="false" fo:orphans="2" fo:widows="2" fo:text-indent="0cm" style:auto-text-indent="false" style:snap-to-layout-grid="false"/>
      <style:text-properties fo:color="#000000" loext:opacity="100%" style:font-name="Times New Roman" fo:font-size="14pt" fo:font-style="normal" officeooo:rsid="0307c110" officeooo:paragraph-rsid="032ac986" style:letter-kerning="true" style:font-name-asian="Times New Roman3" style:font-size-asian="14pt" style:language-asian="ru" style:country-asian="RU" style:font-style-asian="normal" style:font-name-complex="Times New Roman3" style:font-size-complex="14pt" style:font-style-complex="normal"/>
    </style:style>
    <style:style style:name="P602" style:family="paragraph" style:parent-style-name="Standard_20__28_user_29_">
      <style:paragraph-properties fo:margin-left="0cm" fo:margin-right="0cm" fo:text-align="center" style:justify-single-word="false" fo:orphans="2" fo:widows="2" fo:text-indent="0cm" style:auto-text-indent="false" style:snap-to-layout-grid="false">
        <style:tab-stops/>
      </style:paragraph-properties>
      <style:text-properties fo:color="#000000" loext:opacity="100%" style:font-name="Times New Roman" fo:font-size="14pt" fo:font-style="normal" officeooo:rsid="0307c110" officeooo:paragraph-rsid="02e8ecda" style:letter-kerning="true" style:font-name-asian="Times New Roman3" style:font-size-asian="14pt" style:language-asian="ru" style:country-asian="RU" style:font-style-asian="normal" style:font-name-complex="Times New Roman3" style:font-size-complex="14pt" style:font-style-complex="normal"/>
    </style:style>
    <style:style style:name="P603" style:family="paragraph" style:parent-style-name="Header">
      <style:paragraph-properties fo:text-align="end" style:justify-single-word="false"/>
      <style:text-properties fo:font-size="12pt" officeooo:rsid="030b9971" officeooo:paragraph-rsid="030b9971" style:font-size-asian="10.5pt" style:font-size-complex="12pt"/>
    </style:style>
    <style:style style:name="P604" style:family="paragraph" style:parent-style-name="Header">
      <style:paragraph-properties fo:text-align="center" style:justify-single-word="false" style:snap-to-layout-grid="false">
        <style:tab-stops/>
      </style:paragraph-properties>
      <style:text-properties fo:color="#000000" loext:opacity="100%" fo:font-size="18pt" fo:font-style="normal" officeooo:paragraph-rsid="00289bd7" style:font-size-asian="18pt" style:font-style-asian="normal" style:font-style-complex="normal"/>
    </style:style>
    <style:style style:name="P605" style:family="paragraph" style:parent-style-name="Header">
      <style:paragraph-properties fo:text-align="center" style:justify-single-word="false" style:snap-to-layout-grid="false">
        <style:tab-stops/>
      </style:paragraph-properties>
      <style:text-properties fo:color="#000000" loext:opacity="100%" fo:font-size="18pt" fo:font-style="normal" officeooo:paragraph-rsid="02492447" style:font-size-asian="18pt" style:font-style-asian="normal" style:font-style-complex="normal"/>
    </style:style>
    <style:style style:name="P606" style:family="paragraph" style:parent-style-name="Header">
      <style:paragraph-properties fo:text-align="center" style:justify-single-word="false" style:snap-to-layout-grid="false">
        <style:tab-stops/>
      </style:paragraph-properties>
      <style:text-properties fo:color="#000000" loext:opacity="100%" fo:font-size="18pt" fo:font-style="normal" officeooo:paragraph-rsid="0189a6d4" style:font-size-asian="18pt" style:font-style-asian="normal" style:font-style-complex="normal"/>
    </style:style>
    <style:style style:name="P607" style:family="paragraph" style:parent-style-name="Header">
      <style:paragraph-properties fo:text-align="center" style:justify-single-word="false" style:snap-to-layout-grid="false">
        <style:tab-stops/>
      </style:paragraph-properties>
      <style:text-properties fo:color="#000000" loext:opacity="100%" fo:font-size="18pt" fo:font-style="normal" officeooo:paragraph-rsid="02e8ecda" style:font-size-asian="18pt" style:font-style-asian="normal" style:font-style-complex="normal"/>
    </style:style>
    <style:style style:name="P608" style:family="paragraph" style:parent-style-name="Header">
      <style:paragraph-properties fo:text-align="center" style:justify-single-word="false" style:snap-to-layout-grid="false">
        <style:tab-stops/>
      </style:paragraph-properties>
      <style:text-properties fo:color="#000000" loext:opacity="100%" fo:font-size="18pt" fo:font-style="normal" officeooo:paragraph-rsid="032a51d1" style:font-size-asian="18pt" style:font-style-asian="normal" style:font-style-complex="normal"/>
    </style:style>
    <style:style style:name="P609" style:family="paragraph" style:parent-style-name="Header">
      <style:paragraph-properties style:snap-to-layout-grid="false">
        <style:tab-stops/>
      </style:paragraph-properties>
      <style:text-properties fo:color="#000000" loext:opacity="100%" fo:font-size="12pt" fo:font-style="normal" officeooo:paragraph-rsid="00289bd7" style:font-size-asian="12pt" style:font-style-asian="normal" style:font-style-complex="normal"/>
    </style:style>
    <style:style style:name="P610" style:family="paragraph" style:parent-style-name="Header">
      <style:paragraph-properties style:snap-to-layout-grid="false">
        <style:tab-stops/>
      </style:paragraph-properties>
      <style:text-properties fo:color="#000000" loext:opacity="100%" fo:font-style="normal" officeooo:paragraph-rsid="00289bd7" style:font-style-asian="normal" style:font-style-complex="normal"/>
    </style:style>
    <style:style style:name="P611" style:family="paragraph" style:parent-style-name="Header">
      <style:paragraph-properties style:snap-to-layout-grid="false">
        <style:tab-stops/>
      </style:paragraph-properties>
      <style:text-properties fo:color="#000000" loext:opacity="100%" fo:font-style="normal" officeooo:paragraph-rsid="02492447" style:font-style-asian="normal" style:font-style-complex="normal"/>
    </style:style>
    <style:style style:name="P612" style:family="paragraph" style:parent-style-name="Header">
      <style:paragraph-properties style:snap-to-layout-grid="false">
        <style:tab-stops/>
      </style:paragraph-properties>
      <style:text-properties fo:color="#000000" loext:opacity="100%" fo:font-style="normal" officeooo:paragraph-rsid="0189a6d4" style:font-style-asian="normal" style:font-style-complex="normal"/>
    </style:style>
    <style:style style:name="P613" style:family="paragraph" style:parent-style-name="Header">
      <style:paragraph-properties style:snap-to-layout-grid="false">
        <style:tab-stops/>
      </style:paragraph-properties>
      <style:text-properties fo:color="#000000" loext:opacity="100%" fo:font-style="normal" officeooo:paragraph-rsid="02e8ecda" style:font-style-asian="normal" style:font-style-complex="normal"/>
    </style:style>
    <style:style style:name="P614" style:family="paragraph" style:parent-style-name="Header">
      <style:paragraph-properties style:snap-to-layout-grid="false">
        <style:tab-stops/>
      </style:paragraph-properties>
      <style:text-properties fo:color="#000000" loext:opacity="100%" fo:font-style="normal" officeooo:paragraph-rsid="032a51d1" style:font-style-asian="normal" style:font-style-complex="normal"/>
    </style:style>
    <style:style style:name="P615" style:family="paragraph" style:parent-style-name="Header">
      <style:paragraph-properties fo:text-align="center" style:justify-single-word="false" style:snap-to-layout-grid="false"/>
      <style:text-properties fo:color="#000000" loext:opacity="100%" fo:font-style="normal" officeooo:paragraph-rsid="00289bd7" style:font-style-asian="normal" style:font-style-complex="normal"/>
    </style:style>
    <style:style style:name="P616" style:family="paragraph" style:parent-style-name="Header">
      <style:paragraph-properties fo:text-align="center" style:justify-single-word="false" style:snap-to-layout-grid="false">
        <style:tab-stops/>
      </style:paragraph-properties>
      <style:text-properties fo:color="#000000" loext:opacity="100%" fo:font-style="normal" officeooo:paragraph-rsid="02492447" style:font-style-asian="normal" style:font-style-complex="normal"/>
    </style:style>
    <style:style style:name="P617" style:family="paragraph" style:parent-style-name="Header">
      <style:paragraph-properties fo:text-align="center" style:justify-single-word="false" style:snap-to-layout-grid="false">
        <style:tab-stops/>
      </style:paragraph-properties>
      <style:text-properties fo:color="#000000" loext:opacity="100%" fo:font-style="normal" officeooo:paragraph-rsid="0189a6d4" style:font-style-asian="normal" style:font-style-complex="normal"/>
    </style:style>
    <style:style style:name="P618" style:family="paragraph" style:parent-style-name="Header">
      <style:paragraph-properties fo:text-align="center" style:justify-single-word="false" style:snap-to-layout-grid="false">
        <style:tab-stops/>
      </style:paragraph-properties>
      <style:text-properties fo:color="#000000" loext:opacity="100%" fo:font-style="normal" officeooo:paragraph-rsid="02e8ecda" style:font-style-asian="normal" style:font-style-complex="normal"/>
    </style:style>
    <style:style style:name="P619" style:family="paragraph" style:parent-style-name="Header">
      <style:paragraph-properties fo:text-align="center" style:justify-single-word="false" style:snap-to-layout-grid="false">
        <style:tab-stops/>
      </style:paragraph-properties>
      <style:text-properties fo:color="#000000" loext:opacity="100%" fo:font-style="normal" officeooo:paragraph-rsid="032a51d1" style:font-style-asian="normal" style:font-style-complex="normal"/>
    </style:style>
    <style:style style:name="P620" style:family="paragraph" style:parent-style-name="Header">
      <style:paragraph-properties fo:text-align="center" style:justify-single-word="false" style:snap-to-layout-grid="false"/>
      <style:text-properties fo:color="#000000" loext:opacity="100%" fo:font-style="normal" officeooo:rsid="026688c4" officeooo:paragraph-rsid="026688c4" style:font-style-asian="normal" style:font-style-complex="normal"/>
    </style:style>
    <style:style style:name="P621" style:family="paragraph" style:parent-style-name="Header">
      <style:paragraph-properties fo:text-align="center" style:justify-single-word="false" style:snap-to-layout-grid="false"/>
      <style:text-properties fo:color="#000000" loext:opacity="100%" fo:font-style="normal" officeooo:paragraph-rsid="02492447" style:font-style-asian="normal" style:font-size-complex="14pt" style:font-style-complex="normal"/>
    </style:style>
    <style:style style:name="P622" style:family="paragraph" style:parent-style-name="Header">
      <style:paragraph-properties fo:text-align="center" style:justify-single-word="false" style:snap-to-layout-grid="false"/>
      <style:text-properties fo:color="#000000" loext:opacity="100%" fo:font-style="normal" officeooo:paragraph-rsid="0189a6d4" style:font-style-asian="normal" style:font-size-complex="14pt" style:font-style-complex="normal"/>
    </style:style>
    <style:style style:name="P623" style:family="paragraph" style:parent-style-name="Header">
      <style:paragraph-properties fo:text-align="center" style:justify-single-word="false" style:snap-to-layout-grid="false"/>
      <style:text-properties fo:color="#000000" loext:opacity="100%" fo:font-style="normal" officeooo:paragraph-rsid="02e8ecda" style:font-style-asian="normal" style:font-size-complex="14pt" style:font-style-complex="normal"/>
    </style:style>
    <style:style style:name="P624" style:family="paragraph" style:parent-style-name="Header">
      <style:paragraph-properties fo:text-align="center" style:justify-single-word="false" style:snap-to-layout-grid="false"/>
      <style:text-properties fo:color="#000000" loext:opacity="100%" fo:font-style="normal" officeooo:paragraph-rsid="032a51d1" style:font-style-asian="normal" style:font-size-complex="14pt" style:font-style-complex="normal"/>
    </style:style>
    <style:style style:name="P625" style:family="paragraph" style:parent-style-name="Header">
      <style:paragraph-properties style:snap-to-layout-grid="false">
        <style:tab-stops/>
      </style:paragraph-properties>
      <style:text-properties fo:color="#000000" loext:opacity="100%" fo:font-size="11pt" fo:font-style="normal" officeooo:paragraph-rsid="0268a1b3" style:font-size-asian="11pt" style:font-style-asian="normal" style:font-size-complex="11pt" style:font-style-complex="normal"/>
    </style:style>
    <style:style style:name="P626" style:family="paragraph" style:parent-style-name="Header">
      <style:paragraph-properties fo:text-align="center" style:justify-single-word="false" style:snap-to-layout-grid="false">
        <style:tab-stops/>
      </style:paragraph-properties>
      <style:text-properties fo:color="#000000" loext:opacity="100%" fo:font-size="14pt" fo:font-style="normal" officeooo:paragraph-rsid="0268a1b3" style:font-size-asian="14pt" style:font-style-asian="normal" style:font-size-complex="14pt" style:font-style-complex="normal"/>
    </style:style>
    <style:style style:name="P627" style:family="paragraph" style:parent-style-name="Header">
      <style:paragraph-properties fo:line-height="150%">
        <style:tab-stops/>
      </style:paragraph-properties>
      <style:text-properties fo:color="#000000" loext:opacity="100%" officeooo:paragraph-rsid="02faa524" style:font-size-complex="14pt"/>
    </style:style>
    <style:style style:name="P628" style:family="paragraph" style:parent-style-name="Header">
      <style:paragraph-properties fo:line-height="150%">
        <style:tab-stops/>
      </style:paragraph-properties>
      <style:text-properties fo:color="#000000" loext:opacity="100%" officeooo:rsid="02faa524" officeooo:paragraph-rsid="02faa524" style:font-size-complex="14pt"/>
    </style:style>
    <style:style style:name="P629" style:family="paragraph" style:parent-style-name="Header">
      <style:paragraph-properties fo:line-height="150%">
        <style:tab-stops/>
      </style:paragraph-properties>
      <style:text-properties fo:color="#000000" loext:opacity="100%" officeooo:paragraph-rsid="0019ffcd"/>
    </style:style>
    <style:style style:name="P630" style:family="paragraph" style:parent-style-name="Header">
      <style:paragraph-properties fo:text-align="center" style:justify-single-word="false" style:snap-to-layout-grid="false"/>
      <style:text-properties officeooo:paragraph-rsid="030b9971"/>
    </style:style>
    <style:style style:name="P631" style:family="paragraph" style:parent-style-name="Standard">
      <style:text-properties fo:color="#000000" loext:opacity="100%"/>
    </style:style>
    <style:style style:name="P632" style:family="paragraph" style:parent-style-name="Standard">
      <style:paragraph-properties style:snap-to-layout-grid="false"/>
      <style:text-properties fo:color="#000000" loext:opacity="100%" fo:font-size="12pt" officeooo:rsid="026a74f9" officeooo:paragraph-rsid="026a74f9" style:font-size-asian="12pt" style:font-size-complex="11pt"/>
    </style:style>
    <style:style style:name="P633" style:family="paragraph" style:parent-style-name="Standard">
      <style:paragraph-properties style:snap-to-layout-grid="false"/>
      <style:text-properties fo:color="#000000" loext:opacity="100%" fo:font-size="12pt" fo:font-style="normal" officeooo:rsid="026a74f9" officeooo:paragraph-rsid="026a74f9" style:font-size-asian="12pt" style:font-style-asian="normal" style:font-style-complex="normal"/>
    </style:style>
    <style:style style:name="P634" style:family="paragraph" style:parent-style-name="Standard">
      <style:paragraph-properties style:snap-to-layout-grid="false"/>
      <style:text-properties fo:color="#000000" loext:opacity="100%" fo:font-size="12pt" fo:font-style="normal" officeooo:rsid="026a74f9" officeooo:paragraph-rsid="02e8ecda" style:font-size-asian="12pt" style:font-style-asian="normal" style:font-style-complex="normal"/>
    </style:style>
    <style:style style:name="P635" style:family="paragraph" style:parent-style-name="Standard">
      <style:paragraph-properties style:snap-to-layout-grid="false"/>
      <style:text-properties fo:color="#000000" loext:opacity="100%" fo:font-size="12pt" fo:font-style="normal" officeooo:rsid="026a74f9" officeooo:paragraph-rsid="032a51d1" style:font-size-asian="12pt" style:font-style-asian="normal" style:font-style-complex="normal"/>
    </style:style>
    <style:style style:name="P636" style:family="paragraph" style:parent-style-name="Standard">
      <style:paragraph-properties style:snap-to-layout-grid="false"/>
      <style:text-properties fo:color="#000000" loext:opacity="100%" fo:font-size="12pt" fo:font-style="normal" officeooo:paragraph-rsid="00289bd7" style:font-size-asian="12pt" style:font-style-asian="normal" style:font-style-complex="normal"/>
    </style:style>
    <style:style style:name="P637" style:family="paragraph" style:parent-style-name="Standard">
      <style:paragraph-properties style:snap-to-layout-grid="false"/>
      <style:text-properties fo:color="#000000" loext:opacity="100%" fo:font-size="12pt" fo:font-style="normal" officeooo:paragraph-rsid="02492447" style:font-size-asian="12pt" style:font-style-asian="normal" style:font-style-complex="normal"/>
    </style:style>
    <style:style style:name="P638" style:family="paragraph" style:parent-style-name="Standard">
      <style:paragraph-properties style:snap-to-layout-grid="false"/>
      <style:text-properties fo:color="#000000" loext:opacity="100%" fo:font-size="12pt" fo:font-style="normal" officeooo:paragraph-rsid="0189a6d4" style:font-size-asian="12pt" style:font-style-asian="normal" style:font-style-complex="normal"/>
    </style:style>
    <style:style style:name="P639" style:family="paragraph" style:parent-style-name="Standard">
      <style:paragraph-properties style:snap-to-layout-grid="false"/>
      <style:text-properties fo:color="#000000" loext:opacity="100%" fo:font-size="12pt" fo:font-style="normal" officeooo:paragraph-rsid="02e8ecda" style:font-size-asian="12pt" style:font-style-asian="normal" style:font-style-complex="normal"/>
    </style:style>
    <style:style style:name="P640" style:family="paragraph" style:parent-style-name="Standard">
      <style:paragraph-properties style:snap-to-layout-grid="false"/>
      <style:text-properties fo:color="#000000" loext:opacity="100%" fo:font-size="12pt" fo:font-style="normal" officeooo:paragraph-rsid="032a51d1" style:font-size-asian="12pt" style:font-style-asian="normal" style:font-style-complex="normal"/>
    </style:style>
    <style:style style:name="P641" style:family="paragraph" style:parent-style-name="Standard">
      <style:paragraph-properties style:snap-to-layout-grid="false"/>
      <style:text-properties fo:color="#000000" loext:opacity="100%" fo:font-size="12pt" fo:font-style="normal" officeooo:rsid="031d8cf3" officeooo:paragraph-rsid="031d8cf3" style:font-size-asian="12pt" style:font-style-asian="normal" style:font-style-complex="normal"/>
    </style:style>
    <style:style style:name="P642" style:family="paragraph" style:parent-style-name="Standard">
      <style:paragraph-properties style:snap-to-layout-grid="false"/>
      <style:text-properties fo:color="#000000" loext:opacity="100%" fo:font-size="12pt" fo:font-style="normal" officeooo:paragraph-rsid="0268a1b3" style:font-size-asian="12pt" style:font-style-asian="normal" style:font-size-complex="12pt" style:font-style-complex="normal"/>
    </style:style>
    <style:style style:name="P643" style:family="paragraph" style:parent-style-name="Standard">
      <style:paragraph-properties fo:text-align="center" style:justify-single-word="false" style:snap-to-layout-grid="false"/>
      <style:text-properties fo:color="#000000" loext:opacity="100%" fo:font-size="12pt" fo:font-style="normal" officeooo:paragraph-rsid="0268a1b3" style:font-size-asian="12pt" style:font-style-asian="normal" style:font-size-complex="12pt" style:font-style-complex="normal"/>
    </style:style>
    <style:style style:name="P644" style:family="paragraph" style:parent-style-name="Standard">
      <style:paragraph-properties fo:text-align="center" style:justify-single-word="false"/>
      <style:text-properties fo:color="#000000" loext:opacity="100%" fo:font-size="12pt" fo:font-style="normal" officeooo:paragraph-rsid="0268a1b3" style:font-size-asian="12pt" style:font-style-asian="normal" style:font-size-complex="12pt" style:font-style-complex="normal"/>
    </style:style>
    <style:style style:name="P645" style:family="paragraph" style:parent-style-name="Standard">
      <style:paragraph-properties style:snap-to-layout-grid="false"/>
      <style:text-properties fo:color="#000000" loext:opacity="100%" fo:font-size="12pt" fo:font-style="normal" officeooo:rsid="02692aeb" officeooo:paragraph-rsid="02692aeb" style:font-size-asian="12pt" style:font-style-asian="normal" style:font-size-complex="12pt" style:font-style-complex="normal"/>
    </style:style>
    <style:style style:name="P646" style:family="paragraph" style:parent-style-name="Standard">
      <style:paragraph-properties style:snap-to-layout-grid="false"/>
      <style:text-properties fo:color="#000000" loext:opacity="100%" fo:font-size="12pt" fo:font-style="normal" officeooo:rsid="026d1141" officeooo:paragraph-rsid="026d1141" style:font-size-asian="12pt" style:font-style-asian="normal" style:font-size-complex="12pt" style:font-style-complex="normal"/>
    </style:style>
    <style:style style:name="P647" style:family="paragraph" style:parent-style-name="Standard">
      <style:paragraph-properties style:snap-to-layout-grid="false"/>
      <style:text-properties fo:color="#000000" loext:opacity="100%" fo:font-size="12pt" fo:font-style="normal" officeooo:rsid="026f72c3" officeooo:paragraph-rsid="026f72c3" style:font-size-asian="12pt" style:font-style-asian="normal" style:font-size-complex="12pt" style:font-style-complex="normal"/>
    </style:style>
    <style:style style:name="P648" style:family="paragraph" style:parent-style-name="Standard">
      <style:paragraph-properties style:snap-to-layout-grid="false"/>
      <style:text-properties fo:color="#000000" loext:opacity="100%" fo:font-size="12pt" fo:font-style="normal" officeooo:rsid="0279eac8" officeooo:paragraph-rsid="0279eac8" style:font-size-asian="12pt" style:font-style-asian="normal" style:font-size-complex="12pt" style:font-style-complex="normal"/>
    </style:style>
    <style:style style:name="P649" style:family="paragraph" style:parent-style-name="Standard">
      <style:paragraph-properties style:snap-to-layout-grid="false"/>
      <style:text-properties fo:color="#000000" loext:opacity="100%" fo:font-size="12pt" fo:font-style="normal" officeooo:rsid="027f53e9" officeooo:paragraph-rsid="027f53e9" style:font-size-asian="12pt" style:font-style-asian="normal" style:font-size-complex="12pt" style:font-style-complex="normal"/>
    </style:style>
    <style:style style:name="P650" style:family="paragraph" style:parent-style-name="Standard">
      <style:paragraph-properties style:snap-to-layout-grid="false"/>
      <style:text-properties fo:color="#000000" loext:opacity="100%" fo:font-size="12pt" fo:font-style="normal" officeooo:rsid="028051d6" officeooo:paragraph-rsid="028051d6" style:font-size-asian="12pt" style:font-style-asian="normal" style:font-size-complex="12pt" style:font-style-complex="normal"/>
    </style:style>
    <style:style style:name="P651" style:family="paragraph" style:parent-style-name="Standard">
      <style:paragraph-properties style:snap-to-layout-grid="false"/>
      <style:text-properties fo:color="#000000" loext:opacity="100%" fo:font-size="12pt" fo:font-style="normal" officeooo:rsid="02818205" officeooo:paragraph-rsid="02818205" style:font-size-asian="12pt" style:font-style-asian="normal" style:font-size-complex="12pt" style:font-style-complex="normal"/>
    </style:style>
    <style:style style:name="P652" style:family="paragraph" style:parent-style-name="Standard">
      <style:paragraph-properties style:snap-to-layout-grid="false"/>
      <style:text-properties fo:color="#000000" loext:opacity="100%" fo:font-size="12pt" fo:font-style="normal" officeooo:rsid="0286876c" officeooo:paragraph-rsid="0286876c" style:font-size-asian="12pt" style:font-style-asian="normal" style:font-size-complex="12pt" style:font-style-complex="normal"/>
    </style:style>
    <style:style style:name="P653" style:family="paragraph" style:parent-style-name="Standard">
      <style:paragraph-properties style:snap-to-layout-grid="false"/>
      <style:text-properties fo:color="#000000" loext:opacity="100%" fo:font-size="12pt" fo:font-style="normal" officeooo:rsid="0297a446" officeooo:paragraph-rsid="0297a446" style:font-size-asian="12pt" style:font-style-asian="normal" style:font-size-complex="12pt" style:font-style-complex="normal"/>
    </style:style>
    <style:style style:name="P654" style:family="paragraph" style:parent-style-name="Standard">
      <style:paragraph-properties style:snap-to-layout-grid="false"/>
      <style:text-properties fo:color="#000000" loext:opacity="100%" fo:font-size="10pt" fo:language="zxx" fo:country="none" fo:font-style="normal" officeooo:paragraph-rsid="00289bd7" style:font-size-asian="10pt" style:language-asian="zxx" style:country-asian="none" style:font-style-asian="normal" style:font-style-complex="normal"/>
    </style:style>
    <style:style style:name="P655" style:family="paragraph" style:parent-style-name="Standard">
      <style:paragraph-properties style:snap-to-layout-grid="false"/>
      <style:text-properties fo:color="#000000" loext:opacity="100%" fo:font-size="10pt" fo:language="zxx" fo:country="none" fo:font-style="normal" officeooo:paragraph-rsid="02492447" style:font-size-asian="10pt" style:language-asian="zxx" style:country-asian="none" style:font-style-asian="normal" style:font-style-complex="normal"/>
    </style:style>
    <style:style style:name="P656" style:family="paragraph" style:parent-style-name="Standard">
      <style:paragraph-properties style:snap-to-layout-grid="false"/>
      <style:text-properties fo:color="#000000" loext:opacity="100%" fo:font-size="10pt" fo:language="zxx" fo:country="none" fo:font-style="normal" officeooo:paragraph-rsid="0189a6d4" style:font-size-asian="10pt" style:language-asian="zxx" style:country-asian="none" style:font-style-asian="normal" style:font-style-complex="normal"/>
    </style:style>
    <style:style style:name="P657" style:family="paragraph" style:parent-style-name="Standard">
      <style:paragraph-properties style:snap-to-layout-grid="false"/>
      <style:text-properties fo:color="#000000" loext:opacity="100%" fo:font-size="10pt" fo:language="zxx" fo:country="none" fo:font-style="normal" officeooo:paragraph-rsid="02e8ecda" style:font-size-asian="10pt" style:language-asian="zxx" style:country-asian="none" style:font-style-asian="normal" style:font-style-complex="normal"/>
    </style:style>
    <style:style style:name="P658" style:family="paragraph" style:parent-style-name="Standard">
      <style:paragraph-properties style:snap-to-layout-grid="false"/>
      <style:text-properties fo:color="#000000" loext:opacity="100%" fo:font-size="10pt" fo:language="zxx" fo:country="none" fo:font-style="normal" officeooo:paragraph-rsid="032a51d1" style:font-size-asian="10pt" style:language-asian="zxx" style:country-asian="none" style:font-style-asian="normal" style:font-style-complex="normal"/>
    </style:style>
    <style:style style:name="P659" style:family="paragraph" style:parent-style-name="Standard">
      <style:paragraph-properties style:snap-to-layout-grid="false"/>
      <style:text-properties fo:color="#000000" loext:opacity="100%" fo:font-size="10pt" fo:font-style="normal" officeooo:paragraph-rsid="00289bd7" style:font-size-asian="10pt" style:font-style-asian="normal" style:font-style-complex="normal"/>
    </style:style>
    <style:style style:name="P660" style:family="paragraph" style:parent-style-name="Standard">
      <style:paragraph-properties style:snap-to-layout-grid="false"/>
      <style:text-properties fo:color="#000000" loext:opacity="100%" fo:font-size="10pt" fo:font-style="normal" officeooo:paragraph-rsid="02492447" style:font-size-asian="10pt" style:font-style-asian="normal" style:font-style-complex="normal"/>
    </style:style>
    <style:style style:name="P661" style:family="paragraph" style:parent-style-name="Standard">
      <style:paragraph-properties style:snap-to-layout-grid="false"/>
      <style:text-properties fo:color="#000000" loext:opacity="100%" fo:font-size="10pt" fo:font-style="normal" officeooo:paragraph-rsid="0189a6d4" style:font-size-asian="10pt" style:font-style-asian="normal" style:font-style-complex="normal"/>
    </style:style>
    <style:style style:name="P662" style:family="paragraph" style:parent-style-name="Standard">
      <style:paragraph-properties style:snap-to-layout-grid="false"/>
      <style:text-properties fo:color="#000000" loext:opacity="100%" fo:font-size="10pt" fo:font-style="normal" officeooo:paragraph-rsid="02e8ecda" style:font-size-asian="10pt" style:font-style-asian="normal" style:font-style-complex="normal"/>
    </style:style>
    <style:style style:name="P663" style:family="paragraph" style:parent-style-name="Standard">
      <style:paragraph-properties style:snap-to-layout-grid="false"/>
      <style:text-properties fo:color="#000000" loext:opacity="100%" fo:font-size="10pt" fo:font-style="normal" officeooo:paragraph-rsid="032a51d1" style:font-size-asian="10pt" style:font-style-asian="normal" style:font-style-complex="normal"/>
    </style:style>
    <style:style style:name="P664" style:family="paragraph" style:parent-style-name="Standard">
      <style:paragraph-properties fo:text-align="start" style:justify-single-word="false" style:snap-to-layout-grid="false"/>
      <style:text-properties fo:color="#000000" loext:opacity="100%" fo:font-size="10pt" fo:font-style="normal" officeooo:paragraph-rsid="02492447" style:font-size-asian="10pt" style:font-style-asian="normal" style:font-style-complex="normal"/>
    </style:style>
    <style:style style:name="P665" style:family="paragraph" style:parent-style-name="Standard">
      <style:paragraph-properties fo:text-align="center" style:justify-single-word="false" style:snap-to-layout-grid="false"/>
      <style:text-properties fo:color="#000000" loext:opacity="100%" fo:font-size="10pt" fo:font-style="normal" officeooo:paragraph-rsid="032a51d1" style:font-size-asian="10pt" style:font-style-asian="normal" style:font-style-complex="normal"/>
    </style:style>
    <style:style style:name="P666" style:family="paragraph" style:parent-style-name="Standard">
      <style:paragraph-properties style:snap-to-layout-grid="false"/>
      <style:text-properties fo:color="#000000" loext:opacity="100%" fo:font-size="10pt" fo:font-style="normal" officeooo:rsid="0279eac8" officeooo:paragraph-rsid="02692aeb" style:font-size-asian="10pt" style:font-style-asian="normal" style:font-size-complex="10pt" style:font-style-complex="normal"/>
    </style:style>
    <style:style style:name="P667" style:family="paragraph" style:parent-style-name="Standard">
      <style:paragraph-properties style:snap-to-layout-grid="false"/>
      <style:text-properties fo:color="#000000" loext:opacity="100%" fo:font-size="10pt" fo:font-style="normal" officeooo:rsid="0279eac8" officeooo:paragraph-rsid="026d1141" style:font-size-asian="10pt" style:font-style-asian="normal" style:font-size-complex="10pt" style:font-style-complex="normal"/>
    </style:style>
    <style:style style:name="P668" style:family="paragraph" style:parent-style-name="Standard">
      <style:paragraph-properties style:snap-to-layout-grid="false"/>
      <style:text-properties fo:color="#000000" loext:opacity="100%" fo:font-size="10pt" fo:font-style="normal" officeooo:rsid="0279eac8" officeooo:paragraph-rsid="026f72c3" style:font-size-asian="10pt" style:font-style-asian="normal" style:font-size-complex="10pt" style:font-style-complex="normal"/>
    </style:style>
    <style:style style:name="P669" style:family="paragraph" style:parent-style-name="Standard">
      <style:paragraph-properties style:snap-to-layout-grid="false"/>
      <style:text-properties fo:color="#000000" loext:opacity="100%" fo:font-size="10pt" fo:font-style="normal" officeooo:rsid="0279eac8" officeooo:paragraph-rsid="0279eac8" style:font-size-asian="10pt" style:font-style-asian="normal" style:font-size-complex="10pt" style:font-style-complex="normal"/>
    </style:style>
    <style:style style:name="P670" style:family="paragraph" style:parent-style-name="Standard">
      <style:paragraph-properties style:snap-to-layout-grid="false"/>
      <style:text-properties fo:color="#000000" loext:opacity="100%" fo:font-size="10pt" fo:font-style="normal" officeooo:rsid="027f53e9" officeooo:paragraph-rsid="027f53e9" style:font-size-asian="10pt" style:font-style-asian="normal" style:font-size-complex="10pt" style:font-style-complex="normal"/>
    </style:style>
    <style:style style:name="P671" style:family="paragraph" style:parent-style-name="Standard">
      <style:paragraph-properties style:snap-to-layout-grid="false"/>
      <style:text-properties fo:color="#000000" loext:opacity="100%" fo:font-size="10pt" fo:font-style="normal" officeooo:rsid="0284c7b1" officeooo:paragraph-rsid="0284c7b1" style:font-size-asian="10pt" style:font-style-asian="normal" style:font-size-complex="10pt" style:font-style-complex="normal"/>
    </style:style>
    <style:style style:name="P672" style:family="paragraph" style:parent-style-name="Standard">
      <style:paragraph-properties fo:text-align="start" style:justify-single-word="false" style:snap-to-layout-grid="false"/>
      <style:text-properties fo:color="#000000" loext:opacity="100%" fo:font-size="10pt" fo:language="ru" fo:country="RU" fo:font-style="normal" officeooo:rsid="029081c1" officeooo:paragraph-rsid="032a51d1" style:font-size-asian="10pt" style:font-style-asian="normal" style:font-size-complex="14pt" style:font-style-complex="normal"/>
    </style:style>
    <style:style style:name="P673" style:family="paragraph" style:parent-style-name="Standard">
      <style:paragraph-properties style:snap-to-layout-grid="false"/>
      <style:text-properties fo:color="#000000" loext:opacity="100%" fo:font-size="8pt" fo:font-style="normal" officeooo:paragraph-rsid="00289bd7" style:font-size-asian="8pt" style:font-style-asian="normal" style:font-style-complex="normal"/>
    </style:style>
    <style:style style:name="P674" style:family="paragraph" style:parent-style-name="Standard">
      <style:paragraph-properties style:snap-to-layout-grid="false"/>
      <style:text-properties fo:color="#000000" loext:opacity="100%" fo:font-size="8pt" fo:font-style="normal" officeooo:paragraph-rsid="02492447" style:font-size-asian="8pt" style:font-style-asian="normal" style:font-style-complex="normal"/>
    </style:style>
    <style:style style:name="P675" style:family="paragraph" style:parent-style-name="Standard">
      <style:paragraph-properties style:snap-to-layout-grid="false"/>
      <style:text-properties fo:color="#000000" loext:opacity="100%" fo:font-size="8pt" fo:font-style="normal" officeooo:paragraph-rsid="0189a6d4" style:font-size-asian="8pt" style:font-style-asian="normal" style:font-style-complex="normal"/>
    </style:style>
    <style:style style:name="P676" style:family="paragraph" style:parent-style-name="Standard">
      <style:paragraph-properties style:snap-to-layout-grid="false"/>
      <style:text-properties fo:color="#000000" loext:opacity="100%" fo:font-size="8pt" fo:font-style="normal" officeooo:paragraph-rsid="02e8ecda" style:font-size-asian="8pt" style:font-style-asian="normal" style:font-style-complex="normal"/>
    </style:style>
    <style:style style:name="P677" style:family="paragraph" style:parent-style-name="Standard">
      <style:paragraph-properties style:snap-to-layout-grid="false"/>
      <style:text-properties fo:color="#000000" loext:opacity="100%" fo:font-size="8pt" fo:font-style="normal" officeooo:paragraph-rsid="032a51d1" style:font-size-asian="8pt" style:font-style-asian="normal" style:font-style-complex="normal"/>
    </style:style>
    <style:style style:name="P678" style:family="paragraph" style:parent-style-name="Standard">
      <style:paragraph-properties style:snap-to-layout-grid="false"/>
      <style:text-properties fo:color="#000000" loext:opacity="100%" fo:font-size="8pt" fo:font-style="normal" officeooo:rsid="027f53e9" officeooo:paragraph-rsid="027f53e9" style:font-size-asian="8pt" style:font-style-asian="normal" style:font-size-complex="8pt" style:font-style-complex="normal"/>
    </style:style>
    <style:style style:name="P679" style:family="paragraph" style:parent-style-name="Standard">
      <style:paragraph-properties style:snap-to-layout-grid="false"/>
      <style:text-properties fo:color="#000000" loext:opacity="100%" fo:font-size="8pt" fo:font-style="normal" officeooo:rsid="027f53e9" officeooo:paragraph-rsid="02e8ecda" style:font-size-asian="8pt" style:font-style-asian="normal" style:font-size-complex="8pt" style:font-style-complex="normal"/>
    </style:style>
    <style:style style:name="P680" style:family="paragraph" style:parent-style-name="Standard">
      <style:paragraph-properties style:snap-to-layout-grid="false"/>
      <style:text-properties fo:color="#000000" loext:opacity="100%" fo:font-size="8pt" fo:font-style="normal" officeooo:paragraph-rsid="0189a6d4" style:font-size-asian="8pt" style:font-style-asian="normal" style:font-size-complex="8pt" style:font-style-complex="normal"/>
    </style:style>
    <style:style style:name="P681" style:family="paragraph" style:parent-style-name="Standard">
      <style:paragraph-properties style:snap-to-layout-grid="false"/>
      <style:text-properties fo:color="#000000" loext:opacity="100%" fo:font-size="8pt" fo:font-style="normal" officeooo:paragraph-rsid="02e8ecda" style:font-size-asian="8pt" style:font-style-asian="normal" style:font-size-complex="8pt" style:font-style-complex="normal"/>
    </style:style>
    <style:style style:name="P682" style:family="paragraph" style:parent-style-name="Standard">
      <style:paragraph-properties style:snap-to-layout-grid="false"/>
      <style:text-properties fo:color="#000000" loext:opacity="100%" fo:font-size="8pt" fo:font-style="normal" officeooo:rsid="0297a446" officeooo:paragraph-rsid="0297a446" style:font-size-asian="8pt" style:font-style-asian="normal" style:font-size-complex="8pt" style:font-style-complex="normal"/>
    </style:style>
    <style:style style:name="P683" style:family="paragraph" style:parent-style-name="Standard">
      <style:paragraph-properties style:snap-to-layout-grid="false"/>
      <style:text-properties fo:color="#000000" loext:opacity="100%" fo:font-size="11pt" fo:font-style="normal" officeooo:paragraph-rsid="00289bd7" style:font-size-asian="11pt" style:font-style-asian="normal" style:font-style-complex="normal"/>
    </style:style>
    <style:style style:name="P684" style:family="paragraph" style:parent-style-name="Standard">
      <style:paragraph-properties style:snap-to-layout-grid="false"/>
      <style:text-properties fo:color="#000000" loext:opacity="100%" fo:font-size="11pt" fo:font-style="normal" officeooo:paragraph-rsid="02492447" style:font-size-asian="11pt" style:font-style-asian="normal" style:font-style-complex="normal"/>
    </style:style>
    <style:style style:name="P685" style:family="paragraph" style:parent-style-name="Standard">
      <style:paragraph-properties style:snap-to-layout-grid="false"/>
      <style:text-properties fo:color="#000000" loext:opacity="100%" fo:font-size="11pt" fo:font-style="normal" officeooo:paragraph-rsid="0189a6d4" style:font-size-asian="11pt" style:font-style-asian="normal" style:font-style-complex="normal"/>
    </style:style>
    <style:style style:name="P686" style:family="paragraph" style:parent-style-name="Standard">
      <style:paragraph-properties style:snap-to-layout-grid="false"/>
      <style:text-properties fo:color="#000000" loext:opacity="100%" fo:font-size="11pt" fo:font-style="normal" officeooo:paragraph-rsid="02e8ecda" style:font-size-asian="11pt" style:font-style-asian="normal" style:font-style-complex="normal"/>
    </style:style>
    <style:style style:name="P687" style:family="paragraph" style:parent-style-name="Standard">
      <style:paragraph-properties style:snap-to-layout-grid="false"/>
      <style:text-properties fo:color="#000000" loext:opacity="100%" fo:font-size="11pt" fo:font-style="normal" officeooo:paragraph-rsid="032a51d1" style:font-size-asian="11pt" style:font-style-asian="normal" style:font-style-complex="normal"/>
    </style:style>
    <style:style style:name="P688" style:family="paragraph" style:parent-style-name="Standard">
      <style:paragraph-properties style:snap-to-layout-grid="false"/>
      <style:text-properties fo:color="#000000" loext:opacity="100%" fo:font-size="11pt" fo:font-style="normal" officeooo:rsid="02de16b6" officeooo:paragraph-rsid="02de16b6" style:font-size-asian="11pt" style:font-style-asian="normal" style:font-size-complex="11pt" style:font-style-complex="normal"/>
    </style:style>
    <style:style style:name="P689" style:family="paragraph" style:parent-style-name="Standard">
      <style:paragraph-properties style:snap-to-layout-grid="false"/>
      <style:text-properties fo:color="#000000" loext:opacity="100%" fo:font-size="11pt" fo:font-style="normal" officeooo:paragraph-rsid="0268a1b3" style:font-size-asian="11pt" style:font-style-asian="normal" style:font-size-complex="11pt" style:font-style-complex="normal"/>
    </style:style>
    <style:style style:name="P690" style:family="paragraph" style:parent-style-name="Standard">
      <style:paragraph-properties fo:text-align="center" style:justify-single-word="false" style:snap-to-layout-grid="false"/>
      <style:text-properties fo:color="#000000" loext:opacity="100%" fo:font-size="11pt" fo:font-style="normal" officeooo:paragraph-rsid="0268a1b3" style:font-size-asian="11pt" style:font-style-asian="normal" style:font-size-complex="11pt" style:font-style-complex="normal"/>
    </style:style>
    <style:style style:name="P691" style:family="paragraph" style:parent-style-name="Standard">
      <style:paragraph-properties fo:text-align="center" style:justify-single-word="false"/>
      <style:text-properties fo:color="#000000" loext:opacity="100%" fo:font-size="11pt" fo:font-style="normal" officeooo:paragraph-rsid="0268a1b3" style:font-size-asian="11pt" style:font-style-asian="normal" style:font-size-complex="11pt" style:font-style-complex="normal"/>
    </style:style>
    <style:style style:name="P692" style:family="paragraph" style:parent-style-name="Standard">
      <style:paragraph-properties style:snap-to-layout-grid="false"/>
      <style:text-properties fo:color="#000000" loext:opacity="100%" fo:font-size="11pt" fo:font-style="normal" officeooo:rsid="02faa524" officeooo:paragraph-rsid="02faa524" style:font-size-asian="11pt" style:font-style-asian="normal" style:font-size-complex="11pt" style:font-style-complex="normal"/>
    </style:style>
    <style:style style:name="P693" style:family="paragraph" style:parent-style-name="Standard">
      <style:paragraph-properties fo:text-align="start" style:justify-single-word="false" style:snap-to-layout-grid="false"/>
      <style:text-properties fo:color="#000000" loext:opacity="100%" fo:font-size="13pt" fo:font-style="normal" officeooo:paragraph-rsid="00289bd7" style:font-size-asian="13pt" style:font-style-asian="normal" style:font-size-complex="13pt" style:font-style-complex="normal"/>
    </style:style>
    <style:style style:name="P694" style:family="paragraph" style:parent-style-name="Standard">
      <style:paragraph-properties fo:text-align="center" style:justify-single-word="false" style:snap-to-layout-grid="false"/>
      <style:text-properties fo:color="#000000" loext:opacity="100%" style:font-name="GOST type A" fo:font-size="14pt" fo:font-style="normal" officeooo:paragraph-rsid="00289bd7" style:font-size-asian="14pt" style:font-style-asian="normal" style:font-size-complex="14pt" style:font-style-complex="normal"/>
    </style:style>
    <style:style style:name="P695" style:family="paragraph" style:parent-style-name="Standard">
      <style:paragraph-properties fo:text-align="start" style:justify-single-word="false" style:snap-to-layout-grid="false"/>
      <style:text-properties fo:color="#000000" loext:opacity="100%" style:font-name="GOST type A" fo:font-size="16pt" fo:font-style="normal" officeooo:paragraph-rsid="00289bd7" style:font-size-asian="16pt" style:font-style-asian="normal" style:font-size-complex="16pt" style:font-style-complex="normal"/>
    </style:style>
    <style:style style:name="P696" style:family="paragraph" style:parent-style-name="Standard">
      <style:paragraph-properties style:snap-to-layout-grid="false"/>
      <style:text-properties fo:color="#000000" loext:opacity="100%" fo:font-style="normal" officeooo:paragraph-rsid="00289bd7" style:font-style-asian="normal" style:font-style-complex="normal"/>
    </style:style>
    <style:style style:name="P697" style:family="paragraph" style:parent-style-name="Standard">
      <style:paragraph-properties style:snap-to-layout-grid="false"/>
      <style:text-properties fo:color="#000000" loext:opacity="100%" fo:font-style="normal" officeooo:paragraph-rsid="02492447" style:font-style-asian="normal" style:font-style-complex="normal"/>
    </style:style>
    <style:style style:name="P698" style:family="paragraph" style:parent-style-name="Standard">
      <style:paragraph-properties style:snap-to-layout-grid="false"/>
      <style:text-properties fo:color="#000000" loext:opacity="100%" fo:font-style="normal" officeooo:paragraph-rsid="0189a6d4" style:font-style-asian="normal" style:font-style-complex="normal"/>
    </style:style>
    <style:style style:name="P699" style:family="paragraph" style:parent-style-name="Standard">
      <style:paragraph-properties style:snap-to-layout-grid="false"/>
      <style:text-properties fo:color="#000000" loext:opacity="100%" fo:font-style="normal" officeooo:paragraph-rsid="02e8ecda" style:font-style-asian="normal" style:font-style-complex="normal"/>
    </style:style>
    <style:style style:name="P700" style:family="paragraph" style:parent-style-name="Standard">
      <style:paragraph-properties style:snap-to-layout-grid="false"/>
      <style:text-properties fo:color="#000000" loext:opacity="100%" fo:font-style="normal" officeooo:paragraph-rsid="0268a1b3" style:font-style-asian="normal" style:font-style-complex="normal"/>
    </style:style>
    <style:style style:name="P701" style:family="paragraph" style:parent-style-name="Standard">
      <style:paragraph-properties style:snap-to-layout-grid="false"/>
      <style:text-properties fo:color="#000000" loext:opacity="100%" fo:font-style="normal" officeooo:paragraph-rsid="032a51d1" style:font-style-asian="normal" style:font-style-complex="normal"/>
    </style:style>
    <style:style style:name="P702" style:family="paragraph" style:parent-style-name="Standard">
      <style:paragraph-properties fo:text-align="center" style:justify-single-word="false" style:snap-to-layout-grid="false"/>
      <style:text-properties fo:color="#000000" loext:opacity="100%" fo:font-style="normal" officeooo:paragraph-rsid="00289bd7" style:font-style-asian="normal" style:font-style-complex="normal"/>
    </style:style>
    <style:style style:name="P703" style:family="paragraph" style:parent-style-name="Standard">
      <style:paragraph-properties fo:text-align="center" style:justify-single-word="false" style:snap-to-layout-grid="false"/>
      <style:text-properties fo:color="#000000" loext:opacity="100%" fo:font-style="normal" officeooo:rsid="02318dc2" officeooo:paragraph-rsid="02318dc2" style:font-style-asian="normal" style:font-style-complex="normal"/>
    </style:style>
    <style:style style:name="P704" style:family="paragraph" style:parent-style-name="Standard">
      <style:paragraph-properties fo:text-align="center" style:justify-single-word="false" style:snap-to-layout-grid="false"/>
      <style:text-properties fo:color="#000000" loext:opacity="100%" fo:font-style="normal" officeooo:rsid="02e8ecda" officeooo:paragraph-rsid="02e8ecda" style:font-style-asian="normal" style:font-style-complex="normal"/>
    </style:style>
    <style:style style:name="P705" style:family="paragraph" style:parent-style-name="Standard">
      <style:paragraph-properties fo:orphans="0" fo:widows="0"/>
      <style:text-properties fo:color="#000000" loext:opacity="100%" fo:font-style="normal" officeooo:paragraph-rsid="032a51d1" style:font-style-asian="normal" style:font-style-complex="normal"/>
    </style:style>
    <style:style style:name="P706" style:family="paragraph" style:parent-style-name="Standard">
      <style:paragraph-properties fo:text-align="center" style:justify-single-word="false" style:snap-to-layout-grid="false"/>
      <style:text-properties fo:color="#000000" loext:opacity="100%" fo:font-style="normal" officeooo:paragraph-rsid="02492447" style:font-style-asian="normal" style:font-size-complex="14pt" style:font-style-complex="normal"/>
    </style:style>
    <style:style style:name="P707" style:family="paragraph" style:parent-style-name="Standard">
      <style:paragraph-properties fo:text-align="center" style:justify-single-word="false" style:snap-to-layout-grid="false"/>
      <style:text-properties fo:color="#000000" loext:opacity="100%" fo:font-style="normal" officeooo:paragraph-rsid="0189a6d4" style:font-style-asian="normal" style:font-size-complex="14pt" style:font-style-complex="normal"/>
    </style:style>
    <style:style style:name="P708" style:family="paragraph" style:parent-style-name="Standard">
      <style:paragraph-properties fo:text-align="center" style:justify-single-word="false" style:snap-to-layout-grid="false"/>
      <style:text-properties fo:color="#000000" loext:opacity="100%" fo:font-style="normal" officeooo:paragraph-rsid="02e8ecda" style:font-style-asian="normal" style:font-size-complex="14pt" style:font-style-complex="normal"/>
    </style:style>
    <style:style style:name="P709" style:family="paragraph" style:parent-style-name="Standard">
      <style:paragraph-properties fo:text-align="center" style:justify-single-word="false" style:snap-to-layout-grid="false"/>
      <style:text-properties fo:color="#000000" loext:opacity="100%" fo:font-style="normal" officeooo:paragraph-rsid="032a51d1" style:font-style-asian="normal" style:font-size-complex="14pt" style:font-style-complex="normal"/>
    </style:style>
    <style:style style:name="P710" style:family="paragraph" style:parent-style-name="Standard">
      <style:paragraph-properties fo:text-align="center" style:justify-single-word="false" style:snap-to-layout-grid="false"/>
      <style:text-properties fo:color="#000000" loext:opacity="100%" fo:font-style="normal" officeooo:rsid="01b3fd03" officeooo:paragraph-rsid="02492447" style:font-style-asian="normal" style:font-size-complex="14pt" style:font-style-complex="normal"/>
    </style:style>
    <style:style style:name="P711" style:family="paragraph" style:parent-style-name="Standard">
      <style:paragraph-properties fo:text-align="center" style:justify-single-word="false" style:snap-to-layout-grid="false"/>
      <style:text-properties fo:color="#000000" loext:opacity="100%" fo:font-style="normal" officeooo:rsid="01b3fd03" officeooo:paragraph-rsid="01b3fd03" style:font-style-asian="normal" style:font-size-complex="14pt" style:font-style-complex="normal"/>
    </style:style>
    <style:style style:name="P712" style:family="paragraph" style:parent-style-name="Standard">
      <style:paragraph-properties fo:text-align="center" style:justify-single-word="false" style:snap-to-layout-grid="false"/>
      <style:text-properties fo:color="#000000" loext:opacity="100%" fo:font-style="normal" officeooo:rsid="01b3fd03" officeooo:paragraph-rsid="02e8ecda" style:font-style-asian="normal" style:font-size-complex="14pt" style:font-style-complex="normal"/>
    </style:style>
    <style:style style:name="P713" style:family="paragraph" style:parent-style-name="Standard">
      <style:paragraph-properties fo:text-align="center" style:justify-single-word="false" style:snap-to-layout-grid="false"/>
      <style:text-properties fo:color="#000000" loext:opacity="100%" fo:font-style="normal" officeooo:rsid="01b3fd03" officeooo:paragraph-rsid="032a51d1" style:font-style-asian="normal" style:font-size-complex="14pt" style:font-style-complex="normal"/>
    </style:style>
    <style:style style:name="P714" style:family="paragraph" style:parent-style-name="Standard">
      <style:paragraph-properties fo:text-align="center" style:justify-single-word="false" style:snap-to-layout-grid="false"/>
      <style:text-properties fo:color="#000000" loext:opacity="100%" style:font-name="Times New Roman" fo:font-size="13pt" fo:font-style="normal" officeooo:rsid="004a2a44" officeooo:paragraph-rsid="004a2a44" style:font-size-asian="13pt" style:font-style-asian="normal" style:font-size-complex="13pt" style:font-style-complex="normal"/>
    </style:style>
    <style:style style:name="P715" style:family="paragraph" style:parent-style-name="Standard">
      <style:paragraph-properties fo:text-align="justify" style:justify-single-word="false" style:snap-to-layout-grid="false"/>
      <style:text-properties fo:color="#000000" loext:opacity="100%" style:font-name="Times New Roman" fo:font-size="13pt" fo:font-style="normal" officeooo:paragraph-rsid="00289bd7" style:font-size-asian="13pt" style:font-style-asian="normal" style:font-size-complex="13pt" style:font-style-complex="normal"/>
    </style:style>
    <style:style style:name="P716" style:family="paragraph" style:parent-style-name="Standard">
      <style:paragraph-properties fo:text-align="justify" style:justify-single-word="false" style:snap-to-layout-grid="false"/>
      <style:text-properties fo:color="#000000" loext:opacity="100%" style:font-name="Times New Roman" fo:font-size="13pt" fo:font-style="normal" officeooo:rsid="004d22fc" officeooo:paragraph-rsid="004d22fc" style:font-size-asian="13pt" style:font-style-asian="normal" style:font-size-complex="13pt" style:font-style-complex="normal"/>
    </style:style>
    <style:style style:name="P717" style:family="paragraph" style:parent-style-name="Standard">
      <style:paragraph-properties fo:text-align="justify" style:justify-single-word="false" style:snap-to-layout-grid="false"/>
      <style:text-properties fo:color="#000000" loext:opacity="100%" style:font-name="Times New Roman" fo:font-size="13pt" fo:font-style="normal" officeooo:rsid="0222f932" officeooo:paragraph-rsid="00289bd7" style:font-size-asian="13pt" style:font-style-asian="normal" style:font-size-complex="13pt" style:font-style-complex="normal"/>
    </style:style>
    <style:style style:name="P718" style:family="paragraph" style:parent-style-name="Standard">
      <style:paragraph-properties fo:text-align="center" style:justify-single-word="false" style:snap-to-layout-grid="false"/>
      <style:text-properties fo:color="#000000" loext:opacity="100%" style:font-name="Times New Roman" fo:font-size="14pt" fo:font-style="normal" officeooo:rsid="002f387a" officeooo:paragraph-rsid="002f387a" style:font-size-asian="14pt" style:font-style-asian="normal" style:font-size-complex="14pt" style:font-style-complex="normal"/>
    </style:style>
    <style:style style:name="P719" style:family="paragraph" style:parent-style-name="Standard">
      <style:paragraph-properties fo:text-align="center" style:justify-single-word="false" style:snap-to-layout-grid="false"/>
      <style:text-properties fo:color="#000000" loext:opacity="100%" style:font-name="Times New Roman" fo:font-size="14pt" fo:font-style="normal" officeooo:rsid="0031d78f" officeooo:paragraph-rsid="0031d78f" style:font-size-asian="14pt" style:font-style-asian="normal" style:font-size-complex="14pt" style:font-style-complex="normal"/>
    </style:style>
    <style:style style:name="P720" style:family="paragraph" style:parent-style-name="Standard">
      <style:paragraph-properties fo:text-align="center" style:justify-single-word="false" style:snap-to-layout-grid="false"/>
      <style:text-properties fo:color="#000000" loext:opacity="100%" style:font-name="Times New Roman" fo:font-style="normal" officeooo:paragraph-rsid="032a51d1" style:font-style-asian="normal" style:font-style-complex="normal"/>
    </style:style>
    <style:style style:name="P721" style:family="paragraph" style:parent-style-name="Standard">
      <style:paragraph-properties fo:text-align="center" style:justify-single-word="false" style:snap-to-layout-grid="false"/>
      <style:text-properties fo:color="#000000" loext:opacity="100%" fo:font-size="18pt" fo:font-style="normal" officeooo:paragraph-rsid="02492447" style:font-size-asian="18pt" style:font-style-asian="normal" style:font-style-complex="normal"/>
    </style:style>
    <style:style style:name="P722" style:family="paragraph" style:parent-style-name="Standard">
      <style:paragraph-properties fo:text-align="center" style:justify-single-word="false" style:snap-to-layout-grid="false"/>
      <style:text-properties fo:color="#000000" loext:opacity="100%" fo:font-size="18pt" fo:font-style="normal" officeooo:paragraph-rsid="0189a6d4" style:font-size-asian="18pt" style:font-style-asian="normal" style:font-style-complex="normal"/>
    </style:style>
    <style:style style:name="P723" style:family="paragraph" style:parent-style-name="Standard">
      <style:paragraph-properties fo:text-align="center" style:justify-single-word="false" style:snap-to-layout-grid="false"/>
      <style:text-properties fo:color="#000000" loext:opacity="100%" fo:font-size="18pt" fo:font-style="normal" officeooo:paragraph-rsid="02e8ecda" style:font-size-asian="18pt" style:font-style-asian="normal" style:font-style-complex="normal"/>
    </style:style>
    <style:style style:name="P724" style:family="paragraph" style:parent-style-name="Standard">
      <style:paragraph-properties fo:text-align="center" style:justify-single-word="false" style:snap-to-layout-grid="false"/>
      <style:text-properties fo:color="#000000" loext:opacity="100%" fo:font-size="18pt" fo:font-style="normal" officeooo:paragraph-rsid="032a51d1" style:font-size-asian="18pt" style:font-style-asian="normal" style:font-style-complex="normal"/>
    </style:style>
    <style:style style:name="P725" style:family="paragraph" style:parent-style-name="Standard">
      <style:paragraph-properties style:snap-to-layout-grid="false"/>
      <style:text-properties fo:color="#000000" loext:opacity="100%" fo:font-size="10.5pt" fo:font-style="normal" officeooo:paragraph-rsid="0189a6d4" style:font-size-asian="10.5pt" style:font-style-asian="normal" style:font-size-complex="10.5pt" style:font-style-complex="normal"/>
    </style:style>
    <style:style style:name="P726" style:family="paragraph" style:parent-style-name="Standard">
      <style:paragraph-properties style:snap-to-layout-grid="false"/>
      <style:text-properties fo:color="#000000" loext:opacity="100%" fo:font-size="10.5pt" fo:font-style="normal" officeooo:paragraph-rsid="02e8ecda" style:font-size-asian="10.5pt" style:font-style-asian="normal" style:font-size-complex="10.5pt" style:font-style-complex="normal"/>
    </style:style>
    <style:style style:name="P727" style:family="paragraph" style:parent-style-name="Standard">
      <style:paragraph-properties fo:text-align="start" style:justify-single-word="false" style:snap-to-layout-grid="false"/>
      <style:text-properties fo:color="#000000" loext:opacity="100%" fo:font-size="14pt" fo:language="ru" fo:country="RU" fo:font-style="normal" officeooo:rsid="022cbe89" officeooo:paragraph-rsid="02492447" style:font-size-asian="14pt" style:font-style-asian="normal" style:font-size-complex="14pt" style:font-style-complex="normal"/>
    </style:style>
    <style:style style:name="P728" style:family="paragraph" style:parent-style-name="Standard">
      <style:paragraph-properties fo:text-align="center" style:justify-single-word="false" style:snap-to-layout-grid="false"/>
      <style:text-properties fo:color="#000000" loext:opacity="100%" fo:font-size="14pt" fo:language="ru" fo:country="RU" fo:font-style="normal" officeooo:paragraph-rsid="02c830b2" style:font-size-asian="14pt" style:font-style-asian="normal" style:font-size-complex="14pt" style:font-style-complex="normal"/>
    </style:style>
    <style:style style:name="P729" style:family="paragraph" style:parent-style-name="Standard">
      <style:paragraph-properties fo:text-align="start" style:justify-single-word="false" style:snap-to-layout-grid="false"/>
      <style:text-properties fo:color="#000000" loext:opacity="100%" fo:font-size="14pt" fo:language="ru" fo:country="RU" fo:font-style="normal" officeooo:paragraph-rsid="02c830b2" style:font-size-asian="14pt" style:font-style-asian="normal" style:font-size-complex="14pt" style:font-style-complex="normal"/>
    </style:style>
    <style:style style:name="P730" style:family="paragraph" style:parent-style-name="Standard">
      <style:paragraph-properties fo:text-align="center" style:justify-single-word="false" style:snap-to-layout-grid="false"/>
      <style:text-properties fo:color="#000000" loext:opacity="100%" fo:font-size="14pt" fo:font-style="normal" officeooo:paragraph-rsid="02c830b2" style:font-size-asian="14pt" style:font-style-asian="normal" style:font-size-complex="14pt" style:font-style-complex="normal"/>
    </style:style>
    <style:style style:name="P731" style:family="paragraph" style:parent-style-name="Standard">
      <style:paragraph-properties style:snap-to-layout-grid="false"/>
      <style:text-properties fo:color="#000000" loext:opacity="100%" fo:font-size="14pt" fo:font-style="normal" officeooo:paragraph-rsid="0268a1b3" style:font-size-asian="14pt" style:font-style-asian="normal" style:font-size-complex="14pt" style:font-style-complex="normal"/>
    </style:style>
    <style:style style:name="P732" style:family="paragraph" style:parent-style-name="Standard">
      <style:paragraph-properties fo:line-height="115%" fo:text-align="start" style:justify-single-word="false" style:snap-to-layout-grid="false"/>
      <style:text-properties fo:color="#000000" loext:opacity="100%" fo:font-size="14pt" fo:font-style="normal" officeooo:paragraph-rsid="031f5ff4" style:font-size-asian="14pt" style:font-style-asian="normal" style:font-size-complex="14pt" style:font-style-complex="normal"/>
    </style:style>
    <style:style style:name="P733" style:family="paragraph" style:parent-style-name="Standard">
      <style:paragraph-properties fo:text-align="center" style:justify-single-word="false" style:snap-to-layout-grid="false"/>
      <style:text-properties fo:color="#000000" loext:opacity="100%" fo:font-size="14pt" fo:font-style="normal" officeooo:rsid="018c27f3" officeooo:paragraph-rsid="032a51d1" style:font-size-asian="14pt" style:font-style-asian="normal" style:font-size-complex="14pt" style:font-style-complex="normal"/>
    </style:style>
    <style:style style:name="P734" style:family="paragraph" style:parent-style-name="Standard">
      <style:paragraph-properties fo:text-align="start" style:justify-single-word="false" style:snap-to-layout-grid="false"/>
      <style:text-properties fo:color="#000000" loext:opacity="100%" fo:font-size="14pt" fo:language="en" fo:country="US" fo:font-style="normal" officeooo:rsid="018c27f3" officeooo:paragraph-rsid="02c830b2" style:font-size-asian="14pt" style:font-style-asian="normal" style:font-size-complex="14pt" style:font-style-complex="normal"/>
    </style:style>
    <style:style style:name="P735" style:family="paragraph" style:parent-style-name="Standard">
      <style:paragraph-properties fo:line-height="150%" fo:text-align="start" style:justify-single-word="false">
        <style:tab-stops/>
      </style:paragraph-properties>
      <style:text-properties fo:color="#000000" loext:opacity="100%" officeooo:rsid="02996e14" officeooo:paragraph-rsid="03132b5d" style:font-size-complex="14pt"/>
    </style:style>
    <style:style style:name="P736" style:family="paragraph" style:parent-style-name="Standard">
      <style:paragraph-properties fo:line-height="150%" fo:text-align="start" style:justify-single-word="false"/>
      <style:text-properties fo:color="#000000" loext:opacity="100%" officeooo:rsid="02996e14" officeooo:paragraph-rsid="02996e14" style:font-size-complex="14pt"/>
    </style:style>
    <style:style style:name="P737" style:family="paragraph" style:parent-style-name="Standard">
      <style:paragraph-properties fo:line-height="150%" fo:text-align="start" style:justify-single-word="false"/>
      <style:text-properties fo:color="#000000" loext:opacity="100%" officeooo:paragraph-rsid="0019ffcd" style:font-size-complex="14pt"/>
    </style:style>
    <style:style style:name="P738" style:family="paragraph" style:parent-style-name="Standard">
      <style:paragraph-properties fo:line-height="150%" fo:text-align="start" style:justify-single-word="false"/>
      <style:text-properties fo:color="#000000" loext:opacity="100%" officeooo:paragraph-rsid="03132b5d" style:font-size-complex="14pt"/>
    </style:style>
    <style:style style:name="P739" style:family="paragraph" style:parent-style-name="Standard">
      <style:paragraph-properties fo:line-height="150%"/>
      <style:text-properties fo:color="#000000" loext:opacity="100%" officeooo:paragraph-rsid="0019ffcd" style:font-size-complex="14pt"/>
    </style:style>
    <style:style style:name="P740" style:family="paragraph" style:parent-style-name="Standard">
      <style:paragraph-properties fo:line-height="150%"/>
      <style:text-properties fo:color="#000000" loext:opacity="100%" officeooo:paragraph-rsid="002103d8" style:font-size-complex="14pt"/>
    </style:style>
    <style:style style:name="P741" style:family="paragraph" style:parent-style-name="Standard">
      <style:paragraph-properties fo:line-height="150%" fo:text-align="start" style:justify-single-word="false"/>
      <style:text-properties fo:color="#000000" loext:opacity="100%" officeooo:rsid="02318dc2" officeooo:paragraph-rsid="02318dc2" style:font-size-complex="14pt"/>
    </style:style>
    <style:style style:name="P742" style:family="paragraph" style:parent-style-name="Standard">
      <style:paragraph-properties fo:line-height="150%" fo:text-align="start" style:justify-single-word="false"/>
      <style:text-properties fo:color="#000000" loext:opacity="100%" officeooo:rsid="002103d8" officeooo:paragraph-rsid="0019ffcd" style:font-size-complex="14pt"/>
    </style:style>
    <style:style style:name="P743" style:family="paragraph" style:parent-style-name="Standard">
      <style:paragraph-properties fo:line-height="150%"/>
      <style:text-properties fo:color="#000000" loext:opacity="100%"/>
    </style:style>
    <style:style style:name="P744" style:family="paragraph" style:parent-style-name="Standard">
      <style:paragraph-properties fo:line-height="150%"/>
      <style:text-properties fo:color="#000000" loext:opacity="100%" officeooo:paragraph-rsid="0019ffcd"/>
    </style:style>
    <style:style style:name="P745" style:family="paragraph" style:parent-style-name="Standard">
      <style:text-properties fo:color="#c9211e" loext:opacity="100%" fo:font-style="normal" officeooo:paragraph-rsid="0268a1b3" style:font-style-asian="normal" style:font-style-complex="normal"/>
    </style:style>
    <style:style style:name="P746" style:family="paragraph" style:parent-style-name="Standard">
      <style:paragraph-properties fo:text-align="center" style:justify-single-word="false" style:snap-to-layout-grid="false"/>
      <style:text-properties officeooo:paragraph-rsid="03009fed"/>
    </style:style>
    <style:style style:name="P747" style:family="paragraph" style:parent-style-name="Standard">
      <style:paragraph-properties fo:text-align="center" style:justify-single-word="false" style:snap-to-layout-grid="false"/>
      <style:text-properties officeooo:paragraph-rsid="030548ff"/>
    </style:style>
    <style:style style:name="P748" style:family="paragraph" style:parent-style-name="Standard">
      <style:paragraph-properties fo:text-align="center" style:justify-single-word="false" style:snap-to-layout-grid="false"/>
      <style:text-properties officeooo:paragraph-rsid="030b9971"/>
    </style:style>
    <style:style style:name="P749" style:family="paragraph" style:parent-style-name="Standard">
      <style:paragraph-properties fo:text-align="center" style:justify-single-word="false" style:snap-to-layout-grid="false"/>
      <style:text-properties officeooo:paragraph-rsid="032a51d1"/>
    </style:style>
    <style:style style:name="P750" style:family="paragraph" style:parent-style-name="Standard">
      <style:paragraph-properties fo:text-align="start" style:justify-single-word="false" style:snap-to-layout-grid="false"/>
      <style:text-properties officeooo:paragraph-rsid="02c830b2"/>
    </style:style>
    <style:style style:name="P751" style:family="paragraph" style:parent-style-name="Обычный">
      <style:paragraph-properties fo:orphans="2" fo:widows="2"/>
    </style:style>
    <style:style style:name="P752" style:family="paragraph" style:parent-style-name="Обычный">
      <style:paragraph-properties fo:orphans="2" fo:widows="2"/>
      <style:text-properties officeooo:paragraph-rsid="02ea9fe4"/>
    </style:style>
    <style:style style:name="P753" style:family="paragraph" style:parent-style-name="Обычный">
      <style:paragraph-properties fo:orphans="2" fo:widows="2"/>
      <style:text-properties officeooo:paragraph-rsid="02fc6095"/>
    </style:style>
    <style:style style:name="P754" style:family="paragraph" style:parent-style-name="Обычный">
      <style:paragraph-properties fo:orphans="2" fo:widows="2"/>
      <style:text-properties officeooo:paragraph-rsid="0304631c"/>
    </style:style>
    <style:style style:name="P755" style:family="paragraph" style:parent-style-name="Обычный">
      <style:paragraph-properties fo:orphans="2" fo:widows="2"/>
      <style:text-properties officeooo:paragraph-rsid="031dcb8b"/>
    </style:style>
    <style:style style:name="P756" style:family="paragraph" style:parent-style-name="Обычный">
      <style:paragraph-properties fo:orphans="2" fo:widows="2"/>
      <style:text-properties fo:font-size="12pt" fo:font-style="normal" style:font-size-asian="12pt" style:font-style-asian="normal" style:font-size-complex="12pt" style:font-style-complex="normal"/>
    </style:style>
    <style:style style:name="P757" style:family="paragraph" style:parent-style-name="Обычный">
      <style:paragraph-properties fo:orphans="2" fo:widows="2"/>
      <style:text-properties fo:font-size="12pt" fo:font-style="normal" officeooo:paragraph-rsid="02fc6095" style:font-size-asian="12pt" style:font-style-asian="normal" style:font-size-complex="12pt" style:font-style-complex="normal"/>
    </style:style>
    <style:style style:name="P758" style:family="paragraph" style:parent-style-name="Обычный">
      <style:paragraph-properties fo:orphans="2" fo:widows="2"/>
      <style:text-properties fo:font-size="12pt" fo:font-style="normal" officeooo:paragraph-rsid="030fa5fb" style:font-size-asian="12pt" style:font-style-asian="normal" style:font-size-complex="12pt" style:font-style-complex="normal"/>
    </style:style>
    <style:style style:name="P759" style:family="paragraph" style:parent-style-name="Обычный">
      <style:paragraph-properties fo:orphans="2" fo:widows="2"/>
      <style:text-properties fo:color="#000000" loext:opacity="100%" fo:font-size="12pt" fo:font-style="normal" style:font-size-asian="12pt" style:font-style-asian="normal" style:font-size-complex="12pt" style:font-style-complex="normal"/>
    </style:style>
    <style:style style:name="P760" style:family="paragraph" style:parent-style-name="Обычный">
      <style:paragraph-properties fo:orphans="2" fo:widows="2"/>
      <style:text-properties fo:color="#000000" loext:opacity="100%" fo:font-size="12pt" fo:font-style="normal" officeooo:paragraph-rsid="030fa5fb" style:font-size-asian="12pt" style:font-style-asian="normal" style:font-size-complex="12pt" style:font-style-complex="normal"/>
    </style:style>
    <style:style style:name="P761" style:family="paragraph" style:parent-style-name="Обычный">
      <style:paragraph-properties fo:orphans="2" fo:widows="2"/>
      <style:text-properties fo:color="#000000" loext:opacity="100%" fo:font-size="12pt" fo:font-style="normal" officeooo:paragraph-rsid="02ea9fe4" style:font-size-asian="12pt" style:font-style-asian="normal" style:font-size-complex="12pt" style:font-style-complex="normal"/>
    </style:style>
    <style:style style:name="P762" style:family="paragraph" style:parent-style-name="Обычный">
      <style:paragraph-properties fo:orphans="2" fo:widows="2"/>
      <style:text-properties fo:color="#000000" loext:opacity="100%" fo:font-size="12pt" fo:font-style="normal" fo:background-color="transparent" style:font-size-asian="12pt" style:font-style-asian="normal" style:font-size-complex="12pt" style:font-style-complex="normal"/>
    </style:style>
    <style:style style:name="P763" style:family="paragraph" style:parent-style-name="Обычный">
      <style:paragraph-properties fo:orphans="2" fo:widows="2"/>
      <style:text-properties style:use-window-font-color="true" loext:opacity="0%" fo:font-size="12pt" fo:font-style="normal" fo:background-color="transparent" style:font-size-asian="12pt" style:font-style-asian="normal" style:font-size-complex="12pt" style:font-style-complex="normal"/>
    </style:style>
    <style:style style:name="P764" style:family="paragraph" style:parent-style-name="Standard_20__28_user_29_">
      <style:paragraph-properties style:snap-to-layout-grid="false"/>
      <style:text-properties fo:color="#000000" loext:opacity="100%" fo:font-size="10pt" officeooo:paragraph-rsid="0019ffcd" style:font-size-asian="10pt"/>
    </style:style>
    <style:style style:name="P765" style:family="paragraph" style:parent-style-name="Standard_20__28_user_29_">
      <style:text-properties fo:color="#000000" loext:opacity="100%" fo:font-size="10pt" officeooo:paragraph-rsid="0019ffcd" style:font-size-asian="10pt"/>
    </style:style>
    <style:style style:name="P766" style:family="paragraph" style:parent-style-name="Standard_20__28_user_29_">
      <style:paragraph-properties style:snap-to-layout-grid="false"/>
      <style:text-properties fo:color="#000000" loext:opacity="100%" fo:font-size="12pt" officeooo:paragraph-rsid="0019ffcd" style:font-size-asian="12pt"/>
    </style:style>
    <style:style style:name="P767" style:family="paragraph" style:parent-style-name="Standard_20__28_user_29_">
      <style:paragraph-properties style:snap-to-layout-grid="false"/>
      <style:text-properties fo:color="#000000" loext:opacity="100%" fo:font-size="8pt" officeooo:paragraph-rsid="0019ffcd" style:font-size-asian="8pt"/>
    </style:style>
    <style:style style:name="P768" style:family="paragraph" style:parent-style-name="Standard_20__28_user_29_">
      <style:paragraph-properties fo:text-align="center" style:justify-single-word="false" style:snap-to-layout-grid="false"/>
      <style:text-properties fo:color="#000000" loext:opacity="100%" fo:font-size="14pt" officeooo:paragraph-rsid="0019ffcd" style:font-size-asian="14pt" style:font-size-complex="14pt"/>
    </style:style>
    <style:style style:name="P769" style:family="paragraph" style:parent-style-name="Standard_20__28_user_29_">
      <style:paragraph-properties fo:text-align="center" style:justify-single-word="false" style:snap-to-layout-grid="false"/>
      <style:text-properties fo:color="#000000" loext:opacity="100%" style:text-position="0% 100%" fo:font-size="14pt" officeooo:rsid="0231013f" officeooo:paragraph-rsid="0231013f" style:font-size-asian="14pt" style:font-size-complex="14pt"/>
    </style:style>
    <style:style style:name="P770" style:family="paragraph" style:parent-style-name="Standard_20__28_user_29_">
      <style:paragraph-properties fo:text-align="center" style:justify-single-word="false" style:snap-to-layout-grid="false"/>
      <style:text-properties fo:color="#000000" loext:opacity="100%" fo:font-size="18pt" officeooo:paragraph-rsid="0019ffcd" style:font-size-asian="18pt"/>
    </style:style>
    <style:style style:name="P771" style:family="paragraph" style:parent-style-name="Standard_20__28_user_29_">
      <style:paragraph-properties fo:line-height="150%"/>
      <style:text-properties fo:color="#000000" loext:opacity="100%" fo:font-size="18pt" officeooo:paragraph-rsid="0019ffcd" style:font-size-asian="18pt"/>
    </style:style>
    <style:style style:name="P772" style:family="paragraph" style:parent-style-name="Standard_20__28_user_29_">
      <style:paragraph-properties fo:text-align="center" style:justify-single-word="false" style:snap-to-layout-grid="false"/>
      <style:text-properties fo:color="#000000" loext:opacity="100%" officeooo:paragraph-rsid="0019ffcd"/>
    </style:style>
    <style:style style:name="P773" style:family="paragraph" style:parent-style-name="Standard_20__28_user_29_">
      <style:paragraph-properties fo:text-align="center" style:justify-single-word="false"/>
      <style:text-properties fo:color="#000000" loext:opacity="100%" officeooo:paragraph-rsid="0019ffcd"/>
    </style:style>
    <style:style style:name="P774" style:family="paragraph" style:parent-style-name="Standard_20__28_user_29_">
      <style:text-properties fo:color="#000000" loext:opacity="100%" officeooo:paragraph-rsid="0019ffcd"/>
    </style:style>
    <style:style style:name="P775" style:family="paragraph" style:parent-style-name="Standard_20__28_user_29_">
      <style:paragraph-properties fo:line-height="115%"/>
      <style:text-properties fo:color="#000000" loext:opacity="100%" officeooo:paragraph-rsid="0019ffcd"/>
    </style:style>
    <style:style style:name="P776" style:family="paragraph" style:parent-style-name="Standard_20__28_user_29_">
      <style:paragraph-properties style:snap-to-layout-grid="false"/>
      <style:text-properties fo:color="#000000" loext:opacity="100%" officeooo:paragraph-rsid="0019ffcd"/>
    </style:style>
    <style:style style:name="P777" style:family="paragraph" style:parent-style-name="Standard_20__28_user_29_">
      <style:paragraph-properties fo:line-height="150%" fo:text-align="start" style:justify-single-word="false">
        <style:tab-stops>
          <style:tab-stop style:position="7.502cm"/>
          <style:tab-stop style:position="28.504cm"/>
        </style:tab-stops>
      </style:paragraph-properties>
      <style:text-properties fo:color="#000000" loext:opacity="100%" officeooo:paragraph-rsid="001d2c5d"/>
    </style:style>
    <style:style style:name="P778" style:family="paragraph" style:parent-style-name="Standard_20__28_user_29_">
      <style:paragraph-properties fo:line-height="150%"/>
      <style:text-properties fo:color="#000000" loext:opacity="100%" officeooo:paragraph-rsid="002103d8"/>
    </style:style>
    <style:style style:name="P779" style:family="paragraph" style:parent-style-name="Standard_20__28_user_29_">
      <style:paragraph-properties fo:line-height="150%"/>
      <style:text-properties fo:color="#000000" loext:opacity="100%" officeooo:paragraph-rsid="03132b5d"/>
    </style:style>
    <style:style style:name="P780" style:family="paragraph" style:parent-style-name="Standard_20__28_user_29_">
      <style:paragraph-properties fo:line-height="150%"/>
      <style:text-properties fo:color="#000000" loext:opacity="100%" officeooo:paragraph-rsid="0019ffcd"/>
    </style:style>
    <style:style style:name="P781" style:family="paragraph" style:parent-style-name="Standard_20__28_user_29_">
      <style:paragraph-properties style:snap-to-layout-grid="false"/>
      <style:text-properties fo:color="#000000" loext:opacity="100%" officeooo:rsid="0231013f" officeooo:paragraph-rsid="02c863d4"/>
    </style:style>
    <style:style style:name="P782" style:family="paragraph" style:parent-style-name="Standard_20__28_user_29_">
      <style:paragraph-properties fo:text-align="center" style:justify-single-word="false" style:snap-to-layout-grid="false"/>
      <style:text-properties fo:color="#000000" loext:opacity="100%" style:font-name="Times New Roman" fo:font-size="14pt" fo:font-style="normal" style:text-underline-style="none" officeooo:rsid="0231013f" officeooo:paragraph-rsid="02de16b6" style:font-size-asian="14pt" style:font-style-asian="normal" style:font-size-complex="14pt" style:font-style-complex="normal"/>
    </style:style>
    <style:style style:name="P783" style:family="paragraph" style:parent-style-name="Standard_20__28_user_29_">
      <style:paragraph-properties fo:text-align="center" style:justify-single-word="false" style:snap-to-layout-grid="false"/>
      <style:text-properties fo:color="#000000" loext:opacity="100%" style:font-name="Times New Roman" fo:font-size="14pt" fo:font-style="normal" officeooo:rsid="0307c110" officeooo:paragraph-rsid="01657708" style:letter-kerning="true" style:font-name-asian="Times New Roman3" style:font-size-asian="14pt" style:language-asian="ru" style:country-asian="RU" style:font-style-asian="normal" style:font-name-complex="Times New Roman3" style:font-size-complex="10pt" style:font-style-complex="normal"/>
    </style:style>
    <style:style style:name="P784" style:family="paragraph" style:parent-style-name="Standard_20__28_user_29_">
      <style:paragraph-properties fo:text-align="center" style:justify-single-word="false" style:snap-to-layout-grid="false"/>
      <style:text-properties fo:color="#000000" loext:opacity="100%" style:font-name="Times New Roman" fo:font-size="14pt" officeooo:rsid="0307c110" officeooo:paragraph-rsid="01657708" style:letter-kerning="true" style:font-name-asian="Times New Roman3" style:font-size-asian="14pt" style:language-asian="ru" style:country-asian="RU" style:font-name-complex="Times New Roman3" style:font-size-complex="10pt"/>
    </style:style>
    <style:style style:name="P785" style:family="paragraph" style:parent-style-name="Standard_20__28_user_29_">
      <style:paragraph-properties fo:text-align="center" style:justify-single-word="false" style:snap-to-layout-grid="false"/>
      <style:text-properties fo:color="#000000" loext:opacity="100%" officeooo:rsid="02feafc5" officeooo:paragraph-rsid="02feafc5"/>
    </style:style>
    <style:style style:name="P786" style:family="paragraph" style:parent-style-name="Standard_20__28_user_29_">
      <style:paragraph-properties fo:line-height="150%"/>
      <style:text-properties fo:color="#000000" loext:opacity="100%" officeooo:rsid="02de16b6" officeooo:paragraph-rsid="002103d8" style:font-weight-complex="bold"/>
    </style:style>
    <style:style style:name="P787" style:family="paragraph" style:parent-style-name="Standard_20__28_user_29_">
      <style:paragraph-properties fo:text-align="center" style:justify-single-word="false" style:snap-to-layout-grid="false"/>
      <style:text-properties fo:color="#000000" loext:opacity="100%" officeooo:rsid="031d8255" officeooo:paragraph-rsid="031d8255"/>
    </style:style>
    <style:style style:name="P788" style:family="paragraph" style:parent-style-name="Standard_20__28_user_29_">
      <style:paragraph-properties fo:text-align="center" style:justify-single-word="false" style:snap-to-layout-grid="false"/>
      <style:text-properties fo:color="#000000" loext:opacity="100%" fo:font-size="13pt" fo:font-style="normal" officeooo:rsid="01676fa9" officeooo:paragraph-rsid="031d8cf3" style:font-size-asian="13pt" style:font-style-asian="normal" style:font-size-complex="13pt" style:font-style-complex="normal"/>
    </style:style>
    <style:style style:name="P789" style:family="paragraph" style:parent-style-name="Normal">
      <style:paragraph-properties fo:margin-left="0cm" fo:margin-right="0.353cm" fo:text-align="end" style:justify-single-word="false" fo:orphans="2" fo:widows="2" fo:text-indent="0cm" style:auto-text-indent="false"/>
      <style:text-properties fo:color="#c9211e" loext:opacity="100%" fo:font-size="12pt" fo:font-style="normal" officeooo:paragraph-rsid="02fc6095" style:font-size-asian="10pt" style:font-style-asian="normal" style:font-size-complex="10pt" style:font-style-complex="normal"/>
    </style:style>
    <style:style style:name="P790" style:family="paragraph" style:parent-style-name="Normal">
      <style:paragraph-properties fo:margin-left="0cm" fo:margin-right="0.353cm" fo:text-align="end" style:justify-single-word="false" fo:orphans="2" fo:widows="2" fo:text-indent="0cm" style:auto-text-indent="false">
        <style:tab-stops>
          <style:tab-stop style:position="23.703cm"/>
        </style:tab-stops>
      </style:paragraph-properties>
      <style:text-properties fo:color="#c9211e" loext:opacity="100%" fo:font-size="12pt" fo:font-style="normal" officeooo:rsid="01de7e56" officeooo:paragraph-rsid="030b9971" style:font-size-asian="10pt" style:font-style-asian="normal" style:font-size-complex="10pt" style:font-style-complex="normal"/>
    </style:style>
    <style:style style:name="P791" style:family="paragraph" style:parent-style-name="Normal">
      <style:paragraph-properties fo:margin-left="0cm" fo:margin-right="0.353cm" fo:text-align="end" style:justify-single-word="false" fo:orphans="2" fo:widows="2" fo:text-indent="0cm" style:auto-text-indent="false">
        <style:tab-stops>
          <style:tab-stop style:position="23.703cm"/>
        </style:tab-stops>
      </style:paragraph-properties>
      <style:text-properties fo:color="#c9211e" loext:opacity="100%" fo:font-size="12pt" fo:font-style="normal" officeooo:rsid="01de7e56" officeooo:paragraph-rsid="0321e853" style:font-size-asian="10pt" style:font-style-asian="normal" style:font-size-complex="10pt" style:font-style-complex="normal"/>
    </style:style>
    <style:style style:name="P792" style:family="paragraph" style:parent-style-name="Normal">
      <style:paragraph-properties fo:margin-left="0cm" fo:margin-right="0.353cm" fo:text-align="end" style:justify-single-word="false" fo:orphans="2" fo:widows="2" fo:text-indent="0cm" style:auto-text-indent="false"/>
      <style:text-properties fo:color="#c9211e" loext:opacity="100%" fo:font-size="12pt" fo:font-style="normal" officeooo:paragraph-rsid="030b9971" style:font-style-asian="normal" style:font-style-complex="normal"/>
    </style:style>
    <style:style style:name="P793" style:family="paragraph" style:parent-style-name="Normal">
      <style:paragraph-properties fo:margin-left="0cm" fo:margin-right="0.353cm" fo:text-align="end" style:justify-single-word="false" fo:orphans="2" fo:widows="2" fo:text-indent="0cm" style:auto-text-indent="false">
        <style:tab-stops>
          <style:tab-stop style:position="23.703cm"/>
        </style:tab-stops>
      </style:paragraph-properties>
      <style:text-properties fo:color="#c9211e" loext:opacity="100%" fo:font-style="normal" officeooo:paragraph-rsid="03151934" style:font-style-asian="normal" style:font-style-complex="normal"/>
    </style:style>
    <style:style style:name="P794" style:family="paragraph" style:parent-style-name="Normal">
      <style:paragraph-properties fo:margin-left="0cm" fo:margin-right="0.353cm" fo:text-align="end" style:justify-single-word="false" fo:orphans="2" fo:widows="2" fo:text-indent="0cm" style:auto-text-indent="false"/>
      <style:text-properties fo:color="#000000" loext:opacity="100%" fo:font-size="12pt" fo:font-style="normal" officeooo:paragraph-rsid="02ea9fe4" style:font-size-asian="10pt" style:font-style-asian="normal" style:font-size-complex="10pt" style:font-style-complex="normal"/>
    </style:style>
    <style:style style:name="P795" style:family="paragraph" style:parent-style-name="Normal">
      <style:paragraph-properties fo:margin-left="0cm" fo:margin-right="0.353cm" fo:text-align="end" style:justify-single-word="false" fo:orphans="2" fo:widows="2" fo:text-indent="0cm" style:auto-text-indent="false"/>
      <style:text-properties fo:color="#000000" loext:opacity="100%" fo:font-size="12pt" fo:font-style="normal" officeooo:paragraph-rsid="01e021ac" style:font-size-asian="10pt" style:font-style-asian="normal" style:font-size-complex="10pt" style:font-style-complex="normal"/>
    </style:style>
    <style:style style:name="P796" style:family="paragraph" style:parent-style-name="Normal">
      <style:paragraph-properties fo:margin-left="0cm" fo:margin-right="0.353cm" fo:text-align="end" style:justify-single-word="false" fo:orphans="2" fo:widows="2" fo:text-indent="0cm" style:auto-text-indent="false"/>
      <style:text-properties fo:color="#000000" loext:opacity="100%" fo:font-size="12pt" fo:font-style="normal" officeooo:paragraph-rsid="00fdcdf2" style:font-size-asian="10pt" style:font-style-asian="normal" style:font-size-complex="10pt" style:font-style-complex="normal"/>
    </style:style>
    <style:style style:name="P797" style:family="paragraph" style:parent-style-name="Normal">
      <style:paragraph-properties fo:margin-left="0cm" fo:margin-right="0.353cm" fo:text-align="end" style:justify-single-word="false" fo:orphans="2" fo:widows="2" fo:text-indent="0cm" style:auto-text-indent="false"/>
      <style:text-properties fo:color="#000000" loext:opacity="100%" fo:font-size="12pt" fo:font-style="normal" officeooo:paragraph-rsid="01287eab" style:font-size-asian="10pt" style:font-style-asian="normal" style:font-size-complex="10pt" style:font-style-complex="normal"/>
    </style:style>
    <style:style style:name="P798" style:family="paragraph" style:parent-style-name="Normal">
      <style:paragraph-properties fo:margin-left="0cm" fo:margin-right="0.353cm" fo:text-align="end" style:justify-single-word="false" fo:orphans="2" fo:widows="2" fo:text-indent="0cm" style:auto-text-indent="false"/>
      <style:text-properties fo:color="#000000" loext:opacity="100%" fo:font-size="12pt" fo:font-style="normal" officeooo:paragraph-rsid="031dcb8b" style:font-size-asian="10pt" style:font-style-asian="normal" style:font-size-complex="10pt" style:font-style-complex="normal"/>
    </style:style>
    <style:style style:name="P799" style:family="paragraph" style:parent-style-name="Normal">
      <style:paragraph-properties fo:margin-left="0cm" fo:margin-right="0.353cm" fo:text-align="end" style:justify-single-word="false" fo:orphans="2" fo:widows="2" fo:text-indent="0cm" style:auto-text-indent="false"/>
      <style:text-properties fo:color="#000000" loext:opacity="100%" fo:font-size="12pt" fo:font-style="normal" officeooo:paragraph-rsid="030b9971" style:font-size-asian="10pt" style:font-style-asian="normal" style:font-size-complex="10pt" style:font-style-complex="normal"/>
    </style:style>
    <style:style style:name="P800" style:family="paragraph" style:parent-style-name="Normal">
      <style:paragraph-properties fo:margin-left="0cm" fo:margin-right="0.353cm" fo:text-align="end" style:justify-single-word="false" fo:orphans="2" fo:widows="2" fo:text-indent="0cm" style:auto-text-indent="false">
        <style:tab-stops>
          <style:tab-stop style:position="23.703cm"/>
        </style:tab-stops>
      </style:paragraph-properties>
      <style:text-properties fo:color="#000000" loext:opacity="100%" fo:font-size="12pt" fo:font-style="normal" officeooo:rsid="01de7e56" officeooo:paragraph-rsid="02fea5f0" style:font-size-asian="10pt" style:font-style-asian="normal" style:font-size-complex="10pt" style:font-style-complex="normal"/>
    </style:style>
    <style:style style:name="P801" style:family="paragraph" style:parent-style-name="Normal">
      <style:paragraph-properties fo:margin-left="0cm" fo:margin-right="0.353cm" fo:text-align="end" style:justify-single-word="false" fo:orphans="2" fo:widows="2" fo:text-indent="0cm" style:auto-text-indent="false">
        <style:tab-stops>
          <style:tab-stop style:position="23.703cm"/>
        </style:tab-stops>
      </style:paragraph-properties>
      <style:text-properties fo:color="#000000" loext:opacity="100%" fo:font-size="12pt" fo:font-style="normal" officeooo:rsid="01de7e56" officeooo:paragraph-rsid="0304631c" style:font-size-asian="10pt" style:font-style-asian="normal" style:font-size-complex="10pt" style:font-style-complex="normal"/>
    </style:style>
    <style:style style:name="P802" style:family="paragraph" style:parent-style-name="Normal">
      <loext:graphic-properties draw:fill="none"/>
      <style:paragraph-properties fo:margin-left="0cm" fo:margin-right="0.353cm" fo:text-align="end" style:justify-single-word="false" fo:orphans="2" fo:widows="2" fo:text-indent="0cm" style:auto-text-indent="false" fo:background-color="transparent">
        <style:tab-stops>
          <style:tab-stop style:position="23.703cm"/>
        </style:tab-stops>
      </style:paragraph-properties>
      <style:text-properties fo:color="#000000" loext:opacity="100%" fo:font-size="12pt" fo:font-style="normal" officeooo:rsid="01de7e56" officeooo:paragraph-rsid="032ac986" style:font-size-asian="10pt" style:font-style-asian="normal" style:font-size-complex="10pt" style:font-style-complex="normal"/>
    </style:style>
    <style:style style:name="P803" style:family="paragraph" style:parent-style-name="Normal">
      <style:paragraph-properties fo:margin-left="0cm" fo:margin-right="0.353cm" fo:text-align="end" style:justify-single-word="false" fo:orphans="2" fo:widows="2" fo:text-indent="0cm" style:auto-text-indent="false"/>
      <style:text-properties fo:color="#000000" loext:opacity="100%" fo:font-size="12pt" fo:font-style="normal" officeooo:paragraph-rsid="03151934" style:font-style-asian="normal" style:font-style-complex="normal"/>
    </style:style>
    <style:style style:name="P804" style:family="paragraph" style:parent-style-name="Normal">
      <style:paragraph-properties fo:margin-left="0cm" fo:margin-right="0.353cm" fo:text-align="end" style:justify-single-word="false" fo:orphans="2" fo:widows="2" fo:text-indent="0cm" style:auto-text-indent="false"/>
      <style:text-properties fo:color="#000000" loext:opacity="100%" fo:font-style="normal" officeooo:paragraph-rsid="03151934" style:font-style-asian="normal" style:font-style-complex="normal"/>
    </style:style>
    <style:style style:name="P805" style:family="paragraph" style:parent-style-name="Standard">
      <style:paragraph-properties fo:margin-left="0cm" fo:margin-right="0.353cm" fo:text-align="start" style:justify-single-word="false" fo:orphans="2" fo:widows="2" fo:text-indent="0cm" style:auto-text-indent="false"/>
      <style:text-properties fo:color="#c9211e" loext:opacity="100%" fo:font-size="12pt" fo:font-style="normal" officeooo:paragraph-rsid="00289bd7" style:font-style-asian="normal" style:font-style-complex="normal"/>
    </style:style>
    <style:style style:name="P806" style:family="paragraph" style:parent-style-name="Standard">
      <style:paragraph-properties fo:margin-left="0cm" fo:margin-right="0.353cm" fo:text-align="end" style:justify-single-word="false" fo:orphans="2" fo:widows="2" fo:text-indent="0cm" style:auto-text-indent="false">
        <style:tab-stops>
          <style:tab-stop style:position="23.703cm"/>
        </style:tab-stops>
      </style:paragraph-properties>
      <style:text-properties fo:color="#000000" loext:opacity="100%" fo:font-style="normal" officeooo:paragraph-rsid="03151934" style:font-style-asian="normal" style:font-style-complex="normal"/>
    </style:style>
    <style:style style:name="P807" style:family="paragraph" style:parent-style-name="Standard">
      <style:paragraph-properties fo:margin-left="0cm" fo:margin-right="0.353cm" fo:text-align="end" style:justify-single-word="false" fo:orphans="2" fo:widows="2" fo:text-indent="0cm" style:auto-text-indent="false">
        <style:tab-stops>
          <style:tab-stop style:position="23.703cm"/>
        </style:tab-stops>
      </style:paragraph-properties>
      <style:text-properties fo:color="#000000" loext:opacity="100%" fo:font-style="normal" officeooo:paragraph-rsid="0316e786" style:font-style-asian="normal" style:font-style-complex="normal"/>
    </style:style>
    <style:style style:name="P808" style:family="paragraph" style:parent-style-name="Standard">
      <style:paragraph-properties fo:margin-left="0cm" fo:margin-right="0.353cm" fo:text-align="end" style:justify-single-word="false" fo:orphans="2" fo:widows="2" fo:text-indent="0cm" style:auto-text-indent="false">
        <style:tab-stops>
          <style:tab-stop style:position="23.703cm"/>
        </style:tab-stops>
      </style:paragraph-properties>
      <style:text-properties fo:color="#000000" loext:opacity="100%" fo:font-size="12pt" fo:font-style="normal" officeooo:rsid="01de7e56" officeooo:paragraph-rsid="03151934" style:font-style-asian="normal" style:font-style-complex="normal"/>
    </style:style>
    <style:style style:name="P809" style:family="paragraph" style:parent-style-name="Standard">
      <style:paragraph-properties fo:margin-left="0cm" fo:margin-right="0.353cm" fo:text-align="end" style:justify-single-word="false" fo:orphans="2" fo:widows="2" fo:text-indent="0cm" style:auto-text-indent="false">
        <style:tab-stops>
          <style:tab-stop style:position="23.703cm"/>
        </style:tab-stops>
      </style:paragraph-properties>
      <style:text-properties fo:color="#000000" loext:opacity="100%" fo:font-size="12pt" fo:font-style="normal" officeooo:rsid="01de7e56" officeooo:paragraph-rsid="02e0637e" style:font-style-asian="normal" style:font-style-complex="normal"/>
    </style:style>
    <style:style style:name="P810" style:family="paragraph" style:parent-style-name="Standard">
      <style:paragraph-properties fo:margin-left="0cm" fo:margin-right="0.353cm" fo:text-align="end" style:justify-single-word="false" fo:orphans="2" fo:widows="2" fo:text-indent="0cm" style:auto-text-indent="false">
        <style:tab-stops>
          <style:tab-stop style:position="23.703cm"/>
        </style:tab-stops>
      </style:paragraph-properties>
      <style:text-properties fo:color="#000000" loext:opacity="100%" fo:font-size="12pt" fo:font-style="normal" officeooo:rsid="01de7e56" officeooo:paragraph-rsid="029c9a8c" style:font-style-asian="normal" style:font-style-complex="normal"/>
    </style:style>
    <style:style style:name="P811" style:family="paragraph" style:parent-style-name="Standard">
      <style:paragraph-properties fo:margin-left="0cm" fo:margin-right="0.353cm" fo:text-align="end" style:justify-single-word="false" fo:orphans="2" fo:widows="2" fo:text-indent="0cm" style:auto-text-indent="false">
        <style:tab-stops>
          <style:tab-stop style:position="23.703cm"/>
        </style:tab-stops>
      </style:paragraph-properties>
      <style:text-properties fo:color="#000000" loext:opacity="100%" fo:font-size="12pt" fo:font-style="normal" officeooo:rsid="01de7e56" officeooo:paragraph-rsid="02e34c1e" style:font-style-asian="normal" style:font-style-complex="normal"/>
    </style:style>
    <style:style style:name="P812" style:family="paragraph" style:parent-style-name="Normal">
      <style:paragraph-properties fo:margin-left="0.106cm" fo:margin-right="0cm" fo:text-align="start" style:justify-single-word="false" fo:orphans="2" fo:widows="2" fo:text-indent="0cm" style:auto-text-indent="false"/>
      <style:text-properties fo:color="#000000" loext:opacity="100%" fo:font-size="11pt" fo:language="ru" fo:country="RU" fo:font-style="normal" officeooo:paragraph-rsid="00d95e3a" style:font-size-asian="11pt" style:font-style-asian="normal" style:font-size-complex="11pt" style:font-style-complex="normal"/>
    </style:style>
    <style:style style:name="P813" style:family="paragraph" style:parent-style-name="Normal">
      <style:paragraph-properties fo:margin-left="0.106cm" fo:margin-right="0cm" fo:text-align="start" style:justify-single-word="false" fo:orphans="2" fo:widows="2" fo:text-indent="0cm" style:auto-text-indent="false"/>
      <style:text-properties fo:color="#000000" loext:opacity="100%" fo:font-size="11pt" fo:language="ru" fo:country="RU" fo:font-style="normal" officeooo:paragraph-rsid="00dc866c" style:font-size-asian="11pt" style:font-style-asian="normal" style:font-size-complex="11pt" style:font-style-complex="normal"/>
    </style:style>
    <style:style style:name="P814" style:family="paragraph" style:parent-style-name="Normal">
      <style:paragraph-properties fo:margin-left="0.106cm" fo:margin-right="0cm" fo:text-align="start" style:justify-single-word="false" fo:orphans="2" fo:widows="2" fo:text-indent="0cm" style:auto-text-indent="false"/>
      <style:text-properties fo:color="#000000" loext:opacity="100%" fo:font-size="11pt" fo:language="ru" fo:country="RU" fo:font-style="normal" officeooo:rsid="00dcef12" officeooo:paragraph-rsid="00dcef12" style:font-size-asian="11pt" style:font-style-asian="normal" style:font-size-complex="11pt" style:font-style-complex="normal"/>
    </style:style>
    <style:style style:name="P815" style:family="paragraph" style:parent-style-name="Normal">
      <style:paragraph-properties fo:margin-left="0.106cm" fo:margin-right="0cm" fo:text-align="start" style:justify-single-word="false" fo:orphans="2" fo:widows="2" fo:text-indent="0cm" style:auto-text-indent="false"/>
      <style:text-properties fo:color="#000000" loext:opacity="100%" fo:font-size="12pt" fo:language="ru" fo:country="RU" fo:font-style="normal" officeooo:paragraph-rsid="00d95e3a" style:font-size-asian="12pt" style:font-style-asian="normal" style:font-size-complex="12pt" style:font-style-complex="normal"/>
    </style:style>
    <style:style style:name="P816" style:family="paragraph" style:parent-style-name="Normal">
      <style:paragraph-properties fo:margin-left="0.106cm" fo:margin-right="0cm" fo:text-align="start" style:justify-single-word="false" fo:orphans="2" fo:widows="2" fo:text-indent="0cm" style:auto-text-indent="false"/>
      <style:text-properties fo:color="#000000" loext:opacity="100%" fo:font-size="12pt" fo:language="ru" fo:country="RU" fo:font-style="normal" officeooo:paragraph-rsid="02e34c1e" style:font-size-asian="12pt" style:font-style-asian="normal" style:font-size-complex="12pt" style:font-style-complex="normal"/>
    </style:style>
    <style:style style:name="P817" style:family="paragraph" style:parent-style-name="Normal">
      <style:paragraph-properties fo:margin-left="0.106cm" fo:margin-right="0cm" fo:text-align="start" style:justify-single-word="false" fo:orphans="2" fo:widows="2" fo:text-indent="0cm" style:auto-text-indent="false"/>
      <style:text-properties fo:color="#000000" loext:opacity="100%" fo:font-size="12pt" fo:language="ru" fo:country="RU" fo:font-style="normal" officeooo:rsid="00dcef12" officeooo:paragraph-rsid="02e34c1e" style:font-size-asian="12pt" style:font-style-asian="normal" style:font-size-complex="12pt" style:font-style-complex="normal"/>
    </style:style>
    <style:style style:name="P818" style:family="paragraph" style:parent-style-name="Normal">
      <style:paragraph-properties fo:margin-left="0.106cm" fo:margin-right="0cm" fo:text-align="start" style:justify-single-word="false" fo:orphans="2" fo:widows="2" fo:text-indent="0cm" style:auto-text-indent="false"/>
      <style:text-properties fo:color="#000000" loext:opacity="100%" fo:font-size="12pt" fo:language="ru" fo:country="RU" officeooo:paragraph-rsid="00ef92d5" style:font-size-asian="12pt" style:font-size-complex="12pt"/>
    </style:style>
    <style:style style:name="P819" style:family="paragraph" style:parent-style-name="Normal">
      <style:paragraph-properties fo:margin-left="0.106cm" fo:margin-right="0cm" fo:text-align="start" style:justify-single-word="false" fo:orphans="2" fo:widows="2" fo:text-indent="0cm" style:auto-text-indent="false"/>
      <style:text-properties fo:color="#000000" loext:opacity="100%" fo:font-size="12pt" fo:language="ru" fo:country="RU" officeooo:paragraph-rsid="02fea5f0" style:font-size-asian="12pt" style:font-size-complex="12pt"/>
    </style:style>
    <style:style style:name="P820" style:family="paragraph" style:parent-style-name="Normal">
      <style:paragraph-properties fo:margin-left="0.106cm" fo:margin-right="0cm" fo:text-align="start" style:justify-single-word="false" fo:orphans="2" fo:widows="2" fo:text-indent="0cm" style:auto-text-indent="false"/>
      <style:text-properties fo:color="#000000" loext:opacity="100%" fo:font-size="12pt" fo:language="ru" fo:country="RU" officeooo:paragraph-rsid="0304631c" style:font-size-asian="12pt" style:font-size-complex="12pt"/>
    </style:style>
    <style:style style:name="P821" style:family="paragraph" style:parent-style-name="Normal">
      <style:paragraph-properties fo:margin-left="0.106cm" fo:margin-right="0cm" fo:text-align="center" style:justify-single-word="false" fo:orphans="2" fo:widows="2" fo:text-indent="0cm" style:auto-text-indent="false"/>
      <style:text-properties fo:color="#000000" loext:opacity="100%" fo:font-size="13pt" fo:language="ru" fo:country="RU" officeooo:rsid="003b067f" officeooo:paragraph-rsid="00ef92d5" style:font-size-asian="11.3500003814697pt" style:font-size-complex="13pt"/>
    </style:style>
    <style:style style:name="P822" style:family="paragraph" style:parent-style-name="Normal">
      <style:paragraph-properties fo:margin-left="0.106cm" fo:margin-right="0cm" fo:text-align="start" style:justify-single-word="false" fo:orphans="2" fo:widows="2" fo:text-indent="0cm" style:auto-text-indent="false"/>
      <style:text-properties fo:color="#000000" loext:opacity="100%" fo:font-size="13pt" fo:language="ru" fo:country="RU" officeooo:rsid="003b067f" officeooo:paragraph-rsid="00ef92d5" style:font-size-asian="11.3500003814697pt" style:font-size-complex="13pt"/>
    </style:style>
    <style:style style:name="P823" style:family="paragraph" style:parent-style-name="Normal">
      <style:paragraph-properties fo:margin-left="0.106cm" fo:margin-right="0cm" fo:text-align="start" style:justify-single-word="false" fo:orphans="2" fo:widows="2" fo:text-indent="0cm" style:auto-text-indent="false"/>
      <style:text-properties fo:color="#000000" loext:opacity="100%" fo:font-size="13pt" fo:language="ru" fo:country="RU" officeooo:paragraph-rsid="00ef92d5" style:font-size-asian="13pt" style:font-size-complex="13pt"/>
    </style:style>
    <style:style style:name="P824" style:family="paragraph" style:parent-style-name="Normal">
      <style:paragraph-properties fo:margin-left="0.106cm" fo:margin-right="0cm" fo:text-align="center" style:justify-single-word="false" fo:orphans="2" fo:widows="2" fo:text-indent="0cm" style:auto-text-indent="false"/>
      <style:text-properties fo:color="#000000" loext:opacity="100%" fo:font-size="13pt" fo:language="ru" fo:country="RU" officeooo:rsid="003b067f" officeooo:paragraph-rsid="00ef92d5" style:font-size-asian="13pt" style:font-size-complex="13pt"/>
    </style:style>
    <style:style style:name="P825" style:family="paragraph" style:parent-style-name="Normal">
      <style:paragraph-properties fo:margin-left="0.106cm" fo:margin-right="0cm" fo:text-align="start" style:justify-single-word="false" fo:orphans="2" fo:widows="2" fo:text-indent="0cm" style:auto-text-indent="false"/>
      <style:text-properties fo:color="#000000" loext:opacity="100%" fo:font-size="13pt" fo:language="ru" fo:country="RU" officeooo:rsid="003b067f" officeooo:paragraph-rsid="00ef92d5" style:font-size-asian="13pt" style:font-size-complex="13pt"/>
    </style:style>
    <style:style style:name="P826" style:family="paragraph" style:parent-style-name="Normal">
      <style:paragraph-properties fo:margin-left="0.106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2pt" fo:language="ru" fo:country="RU" fo:font-style="normal" officeooo:paragraph-rsid="02e2873f" style:font-size-asian="12pt" style:font-style-asian="normal" style:font-size-complex="12pt" style:font-style-complex="normal"/>
    </style:style>
    <style:style style:name="P827" style:family="paragraph" style:parent-style-name="Normal">
      <style:paragraph-properties fo:margin-left="0.106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2pt" fo:language="ru" fo:country="RU" fo:font-style="normal" officeooo:rsid="00dcef12" officeooo:paragraph-rsid="02e2873f" style:font-size-asian="12pt" style:font-style-asian="normal" style:font-size-complex="12pt" style:font-style-complex="normal"/>
    </style:style>
    <style:style style:name="P828" style:family="paragraph" style:parent-style-name="Normal">
      <style:paragraph-properties fo:margin-left="0.122cm" fo:margin-right="0cm" fo:text-align="start" style:justify-single-word="false" fo:orphans="2" fo:widows="2" fo:text-indent="0cm" style:auto-text-indent="false"/>
      <style:text-properties fo:color="#000000" loext:opacity="100%" fo:font-size="12pt" fo:language="en" fo:country="US" fo:font-style="normal" officeooo:paragraph-rsid="00d95e3a" style:font-size-asian="12pt" style:font-style-asian="normal" style:font-size-complex="12pt" style:font-style-complex="normal"/>
    </style:style>
    <style:style style:name="P829" style:family="paragraph" style:parent-style-name="Normal">
      <style:paragraph-properties fo:margin-left="0.122cm" fo:margin-right="0cm" fo:text-align="start" style:justify-single-word="false" fo:orphans="2" fo:widows="2" fo:text-indent="0cm" style:auto-text-indent="false"/>
      <style:text-properties fo:color="#000000" loext:opacity="100%" fo:font-size="12pt" fo:language="en" fo:country="US" fo:font-style="normal" officeooo:paragraph-rsid="02e34c1e" style:font-size-asian="12pt" style:font-style-asian="normal" style:font-size-complex="12pt" style:font-style-complex="normal"/>
    </style:style>
    <style:style style:name="P830" style:family="paragraph" style:parent-style-name="Normal">
      <style:paragraph-properties fo:margin-left="0.122cm" fo:margin-right="0cm" fo:text-align="center" style:justify-single-word="false" fo:orphans="2" fo:widows="2" fo:text-indent="0cm" style:auto-text-indent="false"/>
      <style:text-properties fo:color="#000000" loext:opacity="100%" fo:font-size="12pt" fo:language="en" fo:country="US" fo:font-style="normal" officeooo:paragraph-rsid="02e34c1e" style:font-size-asian="12pt" style:font-style-asian="normal" style:font-size-complex="12pt" style:font-style-complex="normal"/>
    </style:style>
    <style:style style:name="P831" style:family="paragraph" style:parent-style-name="Normal">
      <style:paragraph-properties fo:margin-left="0.122cm" fo:margin-right="0cm" fo:text-align="start" style:justify-single-word="false" fo:orphans="2" fo:widows="2" fo:text-indent="0cm" style:auto-text-indent="false"/>
      <style:text-properties fo:color="#000000" loext:opacity="100%" fo:font-size="12pt" fo:language="ru" fo:country="RU" fo:font-style="normal" officeooo:paragraph-rsid="02e34c1e" style:font-size-asian="12pt" style:font-style-asian="normal" style:font-size-complex="12pt" style:font-style-complex="normal"/>
    </style:style>
    <style:style style:name="P832" style:family="paragraph" style:parent-style-name="Normal">
      <style:paragraph-properties fo:margin-left="0.122cm" fo:margin-right="0cm" fo:text-align="center" style:justify-single-word="false" fo:orphans="2" fo:widows="2" fo:text-indent="0cm" style:auto-text-indent="false"/>
      <style:text-properties fo:color="#000000" loext:opacity="100%" fo:font-size="12pt" fo:language="ru" fo:country="RU" fo:font-style="normal" officeooo:paragraph-rsid="02e34c1e" style:font-size-asian="12pt" style:font-style-asian="normal" style:font-size-complex="12pt" style:font-style-complex="normal"/>
    </style:style>
    <style:style style:name="P833" style:family="paragraph" style:parent-style-name="Normal">
      <style:paragraph-properties fo:margin-left="0.122cm" fo:margin-right="0cm" fo:text-align="start" style:justify-single-word="false" fo:orphans="2" fo:widows="2" fo:text-indent="0cm" style:auto-text-indent="false"/>
      <style:text-properties fo:color="#000000" loext:opacity="100%" fo:font-size="11pt" fo:language="en" fo:country="US" fo:font-style="normal" officeooo:paragraph-rsid="00d95e3a" style:font-size-asian="11pt" style:font-style-asian="normal" style:font-size-complex="11pt" style:font-style-complex="normal"/>
    </style:style>
    <style:style style:name="P834" style:family="paragraph" style:parent-style-name="Normal">
      <style:paragraph-properties fo:margin-left="0.122cm" fo:margin-right="0cm" fo:text-align="start" style:justify-single-word="false" fo:orphans="2" fo:widows="2" fo:text-indent="0cm" style:auto-text-indent="false"/>
      <style:text-properties fo:color="#000000" loext:opacity="100%" fo:font-size="11pt" fo:language="ru" fo:country="RU" fo:font-style="normal" officeooo:paragraph-rsid="00d95e3a" style:font-size-asian="11pt" style:font-style-asian="normal" style:font-size-complex="11pt" style:font-style-complex="normal"/>
    </style:style>
    <style:style style:name="P835" style:family="paragraph" style:parent-style-name="Normal">
      <style:paragraph-properties fo:margin-left="0.122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1pt" fo:language="ru" fo:country="RU" fo:font-style="normal" officeooo:paragraph-rsid="00d95e3a" style:font-size-asian="11pt" style:font-style-asian="normal" style:font-size-complex="11pt" style:font-style-complex="normal"/>
    </style:style>
    <style:style style:name="P836" style:family="paragraph" style:parent-style-name="Normal">
      <style:paragraph-properties fo:margin-left="0.122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2pt" fo:language="ru" fo:country="RU" fo:font-style="normal" officeooo:paragraph-rsid="02e34c1e" style:font-size-asian="12pt" style:font-style-asian="normal" style:font-size-complex="12pt" style:font-style-complex="normal"/>
    </style:style>
    <style:style style:name="P837" style:family="paragraph" style:parent-style-name="Normal">
      <style:paragraph-properties fo:margin-left="0.122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2pt" fo:language="ru" fo:country="RU" fo:font-style="normal" officeooo:paragraph-rsid="02e2873f" style:font-size-asian="12pt" style:font-style-asian="normal" style:font-size-complex="12pt" style:font-style-complex="normal"/>
    </style:style>
    <style:style style:name="P838" style:family="paragraph" style:parent-style-name="Normal">
      <style:paragraph-properties fo:margin-left="0.122cm" fo:margin-right="0cm" fo:text-align="center" style:justify-single-word="false" fo:orphans="2" fo:widows="2" fo:text-indent="0cm" style:auto-text-indent="false"/>
      <style:text-properties fo:color="#000000" loext:opacity="100%" style:font-name="Times New Roman" fo:font-size="12pt" fo:language="ru" fo:country="RU" fo:font-style="normal" officeooo:rsid="02ef2a19" officeooo:paragraph-rsid="02ef2a19" style:font-size-asian="12pt" style:font-style-asian="normal" style:font-size-complex="12pt" style:font-style-complex="normal"/>
    </style:style>
    <style:style style:name="P839" style:family="paragraph" style:parent-style-name="Normal">
      <style:paragraph-properties fo:margin-left="0.122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2pt" fo:language="ru" fo:country="RU" officeooo:rsid="00362a56" officeooo:paragraph-rsid="02fea5f0" style:font-size-asian="12pt" style:font-size-complex="12pt"/>
    </style:style>
    <style:style style:name="P840" style:family="paragraph" style:parent-style-name="Normal">
      <style:paragraph-properties fo:margin-left="0.122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2pt" fo:language="en" fo:country="US" fo:font-style="normal" officeooo:paragraph-rsid="02e2873f" style:font-size-asian="12pt" style:font-style-asian="normal" style:font-size-complex="12pt" style:font-style-complex="normal"/>
    </style:style>
    <style:style style:name="P841" style:family="paragraph" style:parent-style-name="Normal">
      <style:paragraph-properties fo:margin-left="0.122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3pt" fo:language="ru" fo:country="RU" officeooo:rsid="00362a56" officeooo:paragraph-rsid="00ef92d5" style:font-size-asian="11.3500003814697pt" style:font-size-complex="13pt"/>
    </style:style>
    <style:style style:name="P842" style:family="paragraph" style:parent-style-name="Normal">
      <style:paragraph-properties fo:margin-left="0.122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3pt" fo:language="ru" fo:country="RU" officeooo:rsid="00362a56" officeooo:paragraph-rsid="0304631c" style:font-size-asian="11.3500003814697pt" style:font-size-complex="13pt"/>
    </style:style>
    <style:style style:name="P843" style:family="paragraph" style:parent-style-name="Normal">
      <style:paragraph-properties fo:margin-left="0.122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3pt" fo:language="ru" fo:country="RU" officeooo:paragraph-rsid="00ef92d5" style:font-size-asian="13pt" style:font-size-complex="13pt"/>
    </style:style>
    <style:style style:name="P844" style:family="paragraph" style:parent-style-name="Normal">
      <style:paragraph-properties fo:margin-left="0.122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3pt" fo:language="ru" fo:country="RU" officeooo:rsid="00362a56" officeooo:paragraph-rsid="00ef92d5" style:font-size-asian="13pt" style:font-size-complex="13pt"/>
    </style:style>
    <style:style style:name="P845" style:family="paragraph" style:parent-style-name="Normal">
      <style:paragraph-properties fo:margin-left="0.122cm" fo:margin-right="0cm" fo:text-align="start" style:justify-single-word="false" fo:orphans="2" fo:widows="2" fo:text-indent="0cm" style:auto-text-indent="false"/>
      <style:text-properties fo:color="#000000" loext:opacity="100%" fo:font-size="13pt" fo:language="ru" fo:country="RU" officeooo:rsid="00362a56" officeooo:paragraph-rsid="00ef92d5" style:font-size-asian="11.3500003814697pt" style:font-size-complex="13pt"/>
    </style:style>
    <style:style style:name="P846" style:family="paragraph" style:parent-style-name="Normal">
      <style:paragraph-properties fo:margin-left="0.122cm" fo:margin-right="0cm" fo:text-align="start" style:justify-single-word="false" fo:orphans="2" fo:widows="2" fo:text-indent="0cm" style:auto-text-indent="false"/>
      <style:text-properties fo:color="#000000" loext:opacity="100%" fo:font-size="13pt" fo:language="ru" fo:country="RU" officeooo:rsid="003b067f" officeooo:paragraph-rsid="0304631c" style:font-size-asian="11.3500003814697pt" style:font-size-complex="13pt"/>
    </style:style>
    <style:style style:name="P847" style:family="paragraph" style:parent-style-name="Normal">
      <style:paragraph-properties fo:margin-left="0.122cm" fo:margin-right="0cm" fo:text-align="center" style:justify-single-word="false" fo:orphans="2" fo:widows="2" fo:text-indent="0cm" style:auto-text-indent="false"/>
      <style:text-properties fo:color="#000000" loext:opacity="100%" fo:font-size="13pt" fo:language="ru" fo:country="RU" officeooo:rsid="003b067f" officeooo:paragraph-rsid="00ef92d5" style:font-size-asian="13pt" style:font-size-complex="13pt"/>
    </style:style>
    <style:style style:name="P848" style:family="paragraph" style:parent-style-name="Normal">
      <style:paragraph-properties fo:margin-left="0.122cm" fo:margin-right="0cm" fo:text-align="start" style:justify-single-word="false" fo:orphans="2" fo:widows="2" fo:text-indent="0cm" style:auto-text-indent="false"/>
      <style:text-properties fo:color="#000000" loext:opacity="100%" fo:font-size="13pt" fo:language="ru" fo:country="RU" officeooo:rsid="007d3631" officeooo:paragraph-rsid="00ef92d5" style:font-size-asian="13pt" style:font-size-complex="13pt"/>
    </style:style>
    <style:style style:name="P849" style:family="paragraph" style:parent-style-name="Normal">
      <style:paragraph-properties fo:margin-left="0.122cm" fo:margin-right="0cm" fo:text-align="start" style:justify-single-word="false" fo:orphans="2" fo:widows="2" fo:text-indent="0cm" style:auto-text-indent="false"/>
      <style:text-properties fo:color="#000000" loext:opacity="100%" fo:font-size="13pt" fo:language="ru" fo:country="RU" officeooo:rsid="00362a56" officeooo:paragraph-rsid="00ef92d5" style:font-size-asian="13pt" style:font-size-complex="13pt"/>
    </style:style>
    <style:style style:name="P850" style:family="paragraph" style:parent-style-name="Normal">
      <style:paragraph-properties fo:margin-left="0.122cm" fo:margin-right="0cm" fo:text-align="start" style:justify-single-word="false" fo:orphans="2" fo:widows="2" fo:text-indent="0cm" style:auto-text-indent="false"/>
      <style:text-properties fo:color="#000000" loext:opacity="100%" fo:font-size="13pt" officeooo:paragraph-rsid="00ef92d5" style:font-size-asian="13pt" style:font-size-complex="13pt"/>
    </style:style>
    <style:style style:name="P851" style:family="paragraph" style:parent-style-name="Normal">
      <style:paragraph-properties fo:margin-left="0.071cm" fo:margin-right="0cm" fo:text-align="start" style:justify-single-word="false" fo:orphans="2" fo:widows="2" fo:text-indent="0cm" style:auto-text-indent="false"/>
      <style:text-properties fo:color="#000000" loext:opacity="100%" fo:font-size="12pt" fo:language="ru" fo:country="RU" fo:font-style="normal" officeooo:paragraph-rsid="00d95e3a" style:font-size-asian="12pt" style:font-style-asian="normal" style:font-size-complex="12pt" style:font-style-complex="normal"/>
    </style:style>
    <style:style style:name="P852" style:family="paragraph" style:parent-style-name="Normal">
      <style:paragraph-properties fo:margin-left="0.071cm" fo:margin-right="0cm" fo:text-align="center" style:justify-single-word="false" fo:orphans="2" fo:widows="2" fo:text-indent="0cm" style:auto-text-indent="false"/>
      <style:text-properties fo:color="#000000" loext:opacity="100%" fo:font-size="12pt" fo:language="ru" fo:country="RU" fo:font-style="normal" officeooo:paragraph-rsid="02e34c1e" style:font-size-asian="12pt" style:font-style-asian="normal" style:font-size-complex="12pt" style:font-style-complex="normal"/>
    </style:style>
    <style:style style:name="P853" style:family="paragraph" style:parent-style-name="Normal">
      <style:paragraph-properties fo:margin-left="0.071cm" fo:margin-right="0cm" fo:text-align="start" style:justify-single-word="false" fo:orphans="2" fo:widows="2" fo:text-indent="0cm" style:auto-text-indent="false"/>
      <style:text-properties fo:color="#000000" loext:opacity="100%" fo:font-size="12pt" fo:language="ru" fo:country="RU" officeooo:paragraph-rsid="00ef92d5" style:font-size-asian="12pt" style:font-size-complex="12pt"/>
    </style:style>
    <style:style style:name="P854" style:family="paragraph" style:parent-style-name="Normal">
      <style:paragraph-properties fo:margin-left="0.071cm" fo:margin-right="0cm" fo:text-align="start" style:justify-single-word="false" fo:orphans="2" fo:widows="2" fo:text-indent="0cm" style:auto-text-indent="false"/>
      <style:text-properties fo:color="#000000" loext:opacity="100%" fo:font-size="12pt" fo:language="ru" fo:country="RU" officeooo:paragraph-rsid="02fea5f0" style:font-size-asian="12pt" style:font-size-complex="12pt"/>
    </style:style>
    <style:style style:name="P855" style:family="paragraph" style:parent-style-name="Normal">
      <style:paragraph-properties fo:margin-left="0.071cm" fo:margin-right="0cm" fo:text-align="start" style:justify-single-word="false" fo:orphans="2" fo:widows="2" fo:text-indent="0cm" style:auto-text-indent="false"/>
      <style:text-properties fo:color="#000000" loext:opacity="100%" fo:font-size="12pt" fo:language="ru" fo:country="RU" officeooo:paragraph-rsid="0304631c" style:font-size-asian="12pt" style:font-size-complex="12pt"/>
    </style:style>
    <style:style style:name="P856" style:family="paragraph" style:parent-style-name="Normal">
      <style:paragraph-properties fo:margin-left="0.071cm" fo:margin-right="0cm" fo:text-align="start" style:justify-single-word="false" fo:orphans="2" fo:widows="2" fo:text-indent="0cm" style:auto-text-indent="false"/>
      <style:text-properties fo:color="#000000" loext:opacity="100%" fo:font-size="11pt" fo:language="ru" fo:country="RU" fo:font-style="normal" officeooo:paragraph-rsid="00d95e3a" style:font-size-asian="11pt" style:font-style-asian="normal" style:font-size-complex="11pt" style:font-style-complex="normal"/>
    </style:style>
    <style:style style:name="P857" style:family="paragraph" style:parent-style-name="Normal">
      <style:paragraph-properties fo:margin-left="0.071cm" fo:margin-right="0cm" fo:text-align="start" style:justify-single-word="false" fo:orphans="2" fo:widows="2" fo:text-indent="0cm" style:auto-text-indent="false"/>
      <style:text-properties fo:color="#000000" loext:opacity="100%" fo:font-size="11pt" fo:language="en" fo:country="US" fo:font-style="normal" officeooo:paragraph-rsid="00d95e3a" style:font-size-asian="11pt" style:font-style-asian="normal" style:font-size-complex="11pt" style:font-style-complex="normal"/>
    </style:style>
    <style:style style:name="P858" style:family="paragraph" style:parent-style-name="Normal">
      <style:paragraph-properties fo:margin-left="0.071cm" fo:margin-right="0cm" fo:text-align="start" style:justify-single-word="false" fo:orphans="2" fo:widows="2" fo:text-indent="0cm" style:auto-text-indent="false"/>
      <style:text-properties fo:color="#000000" loext:opacity="100%" fo:font-size="13pt" fo:language="ru" fo:country="RU" officeooo:rsid="007d3631" officeooo:paragraph-rsid="00ef92d5" style:font-size-asian="13pt" style:font-size-complex="13pt"/>
    </style:style>
    <style:style style:name="P859" style:family="paragraph" style:parent-style-name="Normal">
      <style:paragraph-properties fo:margin-left="0.071cm" fo:margin-right="0cm" fo:text-align="center" style:justify-single-word="false" fo:orphans="2" fo:widows="2" fo:text-indent="0cm" style:auto-text-indent="false"/>
      <style:text-properties fo:color="#000000" loext:opacity="100%" fo:font-size="13pt" fo:language="ru" fo:country="RU" officeooo:rsid="007d3631" officeooo:paragraph-rsid="00ef92d5" style:font-size-asian="13pt" style:font-size-complex="13pt"/>
    </style:style>
    <style:style style:name="P860" style:family="paragraph" style:parent-style-name="Normal">
      <style:paragraph-properties fo:margin-left="0.071cm" fo:margin-right="0cm" fo:text-align="start" style:justify-single-word="false" fo:orphans="2" fo:widows="2" fo:text-indent="0cm" style:auto-text-indent="false"/>
      <style:text-properties fo:color="#000000" loext:opacity="100%" fo:font-size="13pt" fo:language="ru" fo:country="RU" officeooo:rsid="0039697a" officeooo:paragraph-rsid="00ef92d5" style:font-size-asian="13pt" style:font-size-complex="13pt"/>
    </style:style>
    <style:style style:name="P861" style:family="paragraph" style:parent-style-name="Normal">
      <style:paragraph-properties fo:margin-left="0.071cm" fo:margin-right="0cm" fo:text-align="center" style:justify-single-word="false" fo:orphans="2" fo:widows="2" fo:text-indent="0cm" style:auto-text-indent="false"/>
      <style:text-properties fo:color="#000000" loext:opacity="100%" fo:font-size="13pt" fo:language="ru" fo:country="RU" officeooo:rsid="0039697a" officeooo:paragraph-rsid="02fc6095" style:font-size-asian="13pt" style:font-size-complex="13pt"/>
    </style:style>
    <style:style style:name="P862" style:family="paragraph" style:parent-style-name="Normal">
      <style:paragraph-properties fo:margin-left="0.071cm" fo:margin-right="0cm" fo:text-align="center" style:justify-single-word="false" fo:orphans="2" fo:widows="2" fo:text-indent="0cm" style:auto-text-indent="false"/>
      <style:text-properties fo:color="#000000" loext:opacity="100%" fo:font-size="13pt" fo:language="ru" fo:country="RU" officeooo:rsid="0039697a" officeooo:paragraph-rsid="00ef92d5" style:font-size-asian="13pt" style:font-size-complex="13pt"/>
    </style:style>
    <style:style style:name="P863" style:family="paragraph" style:parent-style-name="Normal">
      <style:paragraph-properties fo:margin-left="0.071cm" fo:margin-right="0cm" fo:text-align="center" style:justify-single-word="false" fo:orphans="2" fo:widows="2" fo:text-indent="0cm" style:auto-text-indent="false"/>
      <style:text-properties fo:color="#000000" loext:opacity="100%" fo:font-size="13pt" fo:language="ru" fo:country="RU" officeooo:rsid="003b067f" officeooo:paragraph-rsid="02fc6095" style:font-size-asian="13pt" style:font-size-complex="13pt"/>
    </style:style>
    <style:style style:name="P864" style:family="paragraph" style:parent-style-name="Normal">
      <style:paragraph-properties fo:margin-left="0.071cm" fo:margin-right="0cm" fo:text-align="center" style:justify-single-word="false" fo:orphans="2" fo:widows="2" fo:text-indent="0cm" style:auto-text-indent="false"/>
      <style:text-properties fo:color="#000000" loext:opacity="100%" fo:font-size="13pt" fo:language="ru" fo:country="RU" officeooo:rsid="003b067f" officeooo:paragraph-rsid="00ef92d5" style:font-size-asian="13pt" style:font-size-complex="13pt"/>
    </style:style>
    <style:style style:name="P865" style:family="paragraph" style:parent-style-name="Normal">
      <style:paragraph-properties fo:margin-left="0.071cm" fo:margin-right="0cm" fo:text-align="center" style:justify-single-word="false" fo:orphans="2" fo:widows="2" fo:text-indent="0cm" style:auto-text-indent="false"/>
      <style:text-properties fo:color="#000000" loext:opacity="100%" fo:font-size="13pt" fo:language="ru" fo:country="RU" officeooo:paragraph-rsid="00ef92d5" style:font-size-asian="13pt" style:font-size-complex="13pt"/>
    </style:style>
    <style:style style:name="P866" style:family="paragraph" style:parent-style-name="Normal">
      <style:paragraph-properties fo:margin-left="0.071cm" fo:margin-right="0cm" fo:text-align="start" style:justify-single-word="false" fo:orphans="2" fo:widows="2" fo:text-indent="0cm" style:auto-text-indent="false"/>
      <style:text-properties fo:color="#000000" loext:opacity="100%" style:font-name="Times New Roman" fo:font-size="12pt" fo:language="ru" fo:country="RU" fo:font-style="normal" officeooo:paragraph-rsid="02e2873f" style:font-size-asian="12pt" style:font-style-asian="normal" style:font-size-complex="12pt" style:font-style-complex="normal"/>
    </style:style>
    <style:style style:name="P867" style:family="paragraph" style:parent-style-name="Normal">
      <loext:graphic-properties draw:fill="none"/>
      <style:paragraph-properties fo:margin-left="-0.199cm" fo:margin-right="0cm" fo:margin-top="0cm" fo:margin-bottom="0cm" style:contextual-spacing="false" fo:orphans="2" fo:widows="2" fo:text-indent="0cm" style:auto-text-indent="false" fo:background-color="transparent"/>
      <style:text-properties fo:color="#000000" loext:opacity="100%" fo:font-style="normal" officeooo:paragraph-rsid="00ea2393" style:font-style-asian="normal" style:font-style-complex="normal"/>
    </style:style>
    <style:style style:name="P868" style:family="paragraph" style:parent-style-name="Normal">
      <loext:graphic-properties draw:fill="none"/>
      <style:paragraph-properties fo:margin-left="0cm" fo:margin-right="0cm" fo:text-align="start" style:justify-single-word="false" fo:orphans="2" fo:widows="2" fo:text-indent="0.199cm" style:auto-text-indent="false" fo:background-color="transparent" style:writing-mode="lr-tb"/>
      <style:text-properties fo:color="#000000" loext:opacity="100%" style:font-name="Times New Roman" fo:font-size="12pt" fo:language="ru" fo:country="RU" fo:font-style="normal" officeooo:rsid="02e2873f" officeooo:paragraph-rsid="02e34c1e" style:font-size-asian="12pt" style:font-style-asian="normal" style:font-size-complex="12pt" style:font-style-complex="normal"/>
    </style:style>
    <style:style style:name="P869" style:family="paragraph" style:parent-style-name="Normal">
      <loext:graphic-properties draw:fill="none"/>
      <style:paragraph-properties fo:margin-left="0cm" fo:margin-right="0cm" fo:text-align="start" style:justify-single-word="false" fo:orphans="2" fo:widows="2" fo:text-indent="0.199cm" style:auto-text-indent="false" fo:background-color="transparent" style:writing-mode="lr-tb"/>
      <style:text-properties fo:color="#000000" loext:opacity="100%" style:font-name="Times New Roman" fo:font-size="12pt" fo:language="ru" fo:country="RU" fo:font-style="normal" officeooo:rsid="02e2873f" officeooo:paragraph-rsid="02e2873f" style:font-size-asian="12pt" style:font-style-asian="normal" style:font-size-complex="12pt" style:font-style-complex="normal"/>
    </style:style>
    <style:style style:name="P870" style:family="paragraph" style:parent-style-name="Normal">
      <loext:graphic-properties draw:fill="none"/>
      <style:paragraph-properties fo:margin-left="0cm" fo:margin-right="0cm" fo:text-align="center" style:justify-single-word="false" fo:orphans="2" fo:widows="2" fo:text-indent="0.199cm" style:auto-text-indent="false" fo:background-color="transparent" style:writing-mode="lr-tb"/>
      <style:text-properties fo:color="#000000" loext:opacity="100%" style:font-name="Times New Roman" fo:font-size="12pt" fo:language="ru" fo:country="RU" fo:font-style="normal" officeooo:rsid="02e2873f" officeooo:paragraph-rsid="02e34c1e" style:font-size-asian="12pt" style:font-style-asian="normal" style:font-size-complex="12pt" style:font-style-complex="normal"/>
    </style:style>
    <style:style style:name="P871" style:family="paragraph" style:parent-style-name="Normal">
      <loext:graphic-properties draw:fill="none"/>
      <style:paragraph-properties fo:margin-left="0cm" fo:margin-right="0cm" fo:text-align="center" style:justify-single-word="false" fo:orphans="2" fo:widows="2" fo:text-indent="0.199cm" style:auto-text-indent="false" fo:background-color="transparent" style:writing-mode="lr-tb"/>
      <style:text-properties fo:color="#000000" loext:opacity="100%" style:font-name="Times New Roman" fo:font-size="12pt" fo:language="ru" fo:country="RU" fo:font-style="normal" officeooo:rsid="02e2873f" officeooo:paragraph-rsid="02e2ce4c" style:font-size-asian="12pt" style:font-style-asian="normal" style:font-size-complex="12pt" style:font-style-complex="normal"/>
    </style:style>
    <style:style style:name="P872" style:family="paragraph" style:parent-style-name="Normal">
      <loext:graphic-properties draw:fill="none"/>
      <style:paragraph-properties fo:margin-left="0cm" fo:margin-right="0cm" fo:text-align="center" style:justify-single-word="false" fo:orphans="2" fo:widows="2" fo:text-indent="0.199cm" style:auto-text-indent="false" fo:background-color="transparent" style:writing-mode="lr-tb"/>
      <style:text-properties fo:color="#000000" loext:opacity="100%" style:font-name="Times New Roman" fo:font-size="12pt" fo:language="ru" fo:country="RU" fo:font-style="normal" officeooo:rsid="02e2873f" officeooo:paragraph-rsid="02e2873f" style:font-size-asian="12pt" style:font-style-asian="normal" style:font-size-complex="12pt" style:font-style-complex="normal"/>
    </style:style>
    <style:style style:name="P873" style:family="paragraph" style:parent-style-name="Normal">
      <loext:graphic-properties draw:fill="none"/>
      <style:paragraph-properties fo:margin-left="0cm" fo:margin-right="0cm" fo:text-align="start" style:justify-single-word="false" fo:orphans="2" fo:widows="2" fo:text-indent="0.199cm" style:auto-text-indent="false" fo:background-color="transparent" style:writing-mode="lr-tb"/>
      <style:text-properties fo:color="#000000" loext:opacity="100%" style:font-name="Times New Roman" fo:font-size="12pt" fo:language="ru" fo:country="RU" fo:font-style="normal" officeooo:rsid="01f2b8f8" officeooo:paragraph-rsid="030e3017" style:font-size-asian="12pt" style:font-style-asian="normal" style:font-size-complex="12pt" style:font-style-complex="normal"/>
    </style:style>
    <style:style style:name="P874" style:family="paragraph" style:parent-style-name="Normal">
      <loext:graphic-properties draw:fill="none"/>
      <style:paragraph-properties fo:margin-left="0cm" fo:margin-right="0cm" fo:text-align="center" style:justify-single-word="false" fo:orphans="2" fo:widows="2" fo:text-indent="0.199cm" style:auto-text-indent="false" fo:background-color="transparent" style:writing-mode="lr-tb"/>
      <style:text-properties fo:color="#000000" loext:opacity="100%" style:font-name="Times New Roman" fo:font-size="12pt" fo:language="ru" fo:country="RU" fo:font-style="normal" officeooo:rsid="01f67f92" officeooo:paragraph-rsid="02de16b6" style:font-size-asian="12pt" style:font-style-asian="normal" style:font-size-complex="12pt" style:font-style-complex="normal"/>
    </style:style>
    <style:style style:name="P875" style:family="paragraph" style:parent-style-name="Normal">
      <loext:graphic-properties draw:fill="none"/>
      <style:paragraph-properties fo:margin-left="0cm" fo:margin-right="0cm" fo:text-align="start" style:justify-single-word="false" fo:orphans="2" fo:widows="2" fo:text-indent="0.199cm" style:auto-text-indent="false" fo:background-color="transparent" style:writing-mode="lr-tb"/>
      <style:text-properties fo:color="#000000" loext:opacity="100%" style:font-name="Times New Roman" fo:font-size="12pt" fo:language="ru" fo:country="RU" fo:font-style="normal" officeooo:rsid="029cdc65" officeooo:paragraph-rsid="02e0637e" style:font-size-asian="12pt" style:font-style-asian="normal" style:font-size-complex="12pt" style:font-style-complex="normal"/>
    </style:style>
    <style:style style:name="P876" style:family="paragraph" style:parent-style-name="Normal">
      <loext:graphic-properties draw:fill="none"/>
      <style:paragraph-properties fo:margin-left="0cm" fo:margin-right="0cm" fo:text-align="start" style:justify-single-word="false" fo:orphans="2" fo:widows="2" fo:text-indent="0.199cm" style:auto-text-indent="false" fo:background-color="transparent" style:writing-mode="lr-tb"/>
      <style:text-properties fo:color="#000000" loext:opacity="100%" style:font-name="Times New Roman" fo:font-size="12pt" fo:language="ru" fo:country="RU" fo:font-style="normal" officeooo:rsid="029cdc65" officeooo:paragraph-rsid="02e7792b" style:font-size-asian="12pt" style:font-style-asian="normal" style:font-size-complex="12pt" style:font-style-complex="normal"/>
    </style:style>
    <style:style style:name="P877" style:family="paragraph" style:parent-style-name="Normal">
      <loext:graphic-properties draw:fill="none"/>
      <style:paragraph-properties fo:margin-left="0cm" fo:margin-right="0cm" fo:text-align="center" style:justify-single-word="false" fo:orphans="2" fo:widows="2" fo:text-indent="0.199cm" style:auto-text-indent="false" fo:background-color="transparent" style:writing-mode="lr-tb"/>
      <style:text-properties fo:color="#000000" loext:opacity="100%" style:font-name="Times New Roman" fo:font-size="12pt" fo:language="ru" fo:country="RU" fo:font-style="normal" officeooo:rsid="029cdc65" officeooo:paragraph-rsid="02e0637e" style:font-size-asian="12pt" style:font-style-asian="normal" style:font-size-complex="12pt" style:font-style-complex="normal"/>
    </style:style>
    <style:style style:name="P878" style:family="paragraph" style:parent-style-name="Normal">
      <loext:graphic-properties draw:fill="none"/>
      <style:paragraph-properties fo:margin-left="0cm" fo:margin-right="0cm" fo:text-align="center" style:justify-single-word="false" fo:orphans="2" fo:widows="2" fo:text-indent="0.199cm" style:auto-text-indent="false" fo:background-color="transparent" style:writing-mode="lr-tb"/>
      <style:text-properties fo:color="#000000" loext:opacity="100%" style:font-name="Times New Roman" fo:font-size="12pt" fo:language="ru" fo:country="RU" fo:font-style="normal" officeooo:rsid="029cdc65" officeooo:paragraph-rsid="02e7792b" style:font-size-asian="12pt" style:font-style-asian="normal" style:font-size-complex="12pt" style:font-style-complex="normal"/>
    </style:style>
    <style:style style:name="P879" style:family="paragraph" style:parent-style-name="Normal">
      <loext:graphic-properties draw:fill="none"/>
      <style:paragraph-properties fo:margin-left="0cm" fo:margin-right="0cm" fo:text-align="start" style:justify-single-word="false" fo:orphans="2" fo:widows="2" fo:text-indent="0.199cm" style:auto-text-indent="false" fo:background-color="transparent" style:writing-mode="lr-tb"/>
      <style:text-properties fo:color="#000000" loext:opacity="100%" style:font-name="Times New Roman" fo:font-size="12pt" fo:language="en" fo:country="US" fo:font-style="normal" officeooo:rsid="0012a13d" officeooo:paragraph-rsid="02e0637e" style:font-size-asian="12pt" style:font-style-asian="normal" style:font-size-complex="12pt" style:font-style-complex="normal"/>
    </style:style>
    <style:style style:name="P880" style:family="paragraph" style:parent-style-name="Normal">
      <loext:graphic-properties draw:fill="none"/>
      <style:paragraph-properties fo:margin-left="0cm" fo:margin-right="0cm" fo:text-align="start" style:justify-single-word="false" fo:orphans="2" fo:widows="2" fo:text-indent="0.199cm" style:auto-text-indent="false" fo:background-color="transparent" style:writing-mode="lr-tb"/>
      <style:text-properties fo:color="#000000" loext:opacity="100%" style:font-name="Times New Roman" fo:font-size="12pt" fo:language="en" fo:country="US" fo:font-style="normal" officeooo:rsid="0012a13d" officeooo:paragraph-rsid="02e7792b" style:font-size-asian="12pt" style:font-style-asian="normal" style:font-size-complex="12pt" style:font-style-complex="normal"/>
    </style:style>
    <style:style style:name="P881" style:family="paragraph" style:parent-style-name="Normal">
      <loext:graphic-properties draw:fill="none"/>
      <style:paragraph-properties fo:margin-left="0cm" fo:margin-right="0cm" fo:text-align="center" style:justify-single-word="false" fo:orphans="2" fo:widows="2" fo:text-indent="0.199cm" style:auto-text-indent="false" fo:background-color="transparent" style:writing-mode="lr-tb"/>
      <style:text-properties fo:color="#000000" loext:opacity="100%" style:font-name="Times New Roman" fo:font-size="12pt" fo:language="en" fo:country="US" fo:font-style="normal" officeooo:rsid="0012a13d" officeooo:paragraph-rsid="02e0637e" style:font-size-asian="12pt" style:font-style-asian="normal" style:font-size-complex="12pt" style:font-style-complex="normal"/>
    </style:style>
    <style:style style:name="P882" style:family="paragraph" style:parent-style-name="Normal">
      <loext:graphic-properties draw:fill="none"/>
      <style:paragraph-properties fo:margin-left="0cm" fo:margin-right="0cm" fo:text-align="center" style:justify-single-word="false" fo:orphans="2" fo:widows="2" fo:text-indent="0.199cm" style:auto-text-indent="false" fo:background-color="transparent" style:writing-mode="lr-tb"/>
      <style:text-properties fo:color="#000000" loext:opacity="100%" style:font-name="Times New Roman" fo:font-size="12pt" fo:language="en" fo:country="US" fo:font-style="normal" officeooo:rsid="0012a13d" officeooo:paragraph-rsid="02e7792b" style:font-size-asian="12pt" style:font-style-asian="normal" style:font-size-complex="12pt" style:font-style-complex="normal"/>
    </style:style>
    <style:style style:name="P883" style:family="paragraph" style:parent-style-name="Normal">
      <loext:graphic-properties draw:fill="none"/>
      <style:paragraph-properties fo:margin-left="0cm" fo:margin-right="0cm" fo:text-align="start" style:justify-single-word="false" fo:orphans="2" fo:widows="2" fo:text-indent="0.3cm" style:auto-text-indent="false" fo:background-color="transparent" style:writing-mode="lr-tb"/>
      <style:text-properties fo:color="#000000" loext:opacity="100%" style:font-name="Times New Roman" fo:font-size="12pt" fo:language="ru" fo:country="RU" fo:font-style="normal" officeooo:rsid="0015ade8" officeooo:paragraph-rsid="00e64d75" style:font-size-asian="12pt" style:font-style-asian="normal" style:font-size-complex="12pt" style:font-style-complex="normal"/>
    </style:style>
    <style:style style:name="P884" style:family="paragraph" style:parent-style-name="Normal">
      <loext:graphic-properties draw:fill="none"/>
      <style:paragraph-properties fo:margin-left="0cm" fo:margin-right="0cm" fo:text-align="start" style:justify-single-word="false" fo:orphans="2" fo:widows="2" fo:text-indent="0.3cm" style:auto-text-indent="false" fo:background-color="transparent" style:writing-mode="lr-tb"/>
      <style:text-properties fo:color="#000000" loext:opacity="100%" style:font-name="Times New Roman" fo:font-size="12pt" fo:language="ru" fo:country="RU" fo:font-style="normal" officeooo:rsid="0015ade8" officeooo:paragraph-rsid="02e0637e" style:font-size-asian="12pt" style:font-style-asian="normal" style:font-size-complex="12pt" style:font-style-complex="normal"/>
    </style:style>
    <style:style style:name="P885" style:family="paragraph" style:parent-style-name="Normal">
      <loext:graphic-properties draw:fill="none"/>
      <style:paragraph-properties fo:margin-left="0cm" fo:margin-right="0cm" fo:text-align="start" style:justify-single-word="false" fo:orphans="2" fo:widows="2" fo:text-indent="0.3cm" style:auto-text-indent="false" fo:background-color="transparent" style:writing-mode="lr-tb"/>
      <style:text-properties fo:color="#000000" loext:opacity="100%" style:font-name="Times New Roman" fo:font-size="12pt" fo:language="ru" fo:country="RU" fo:font-style="normal" officeooo:rsid="0015ade8" officeooo:paragraph-rsid="02e7792b" style:font-size-asian="12pt" style:font-style-asian="normal" style:font-size-complex="12pt" style:font-style-complex="normal"/>
    </style:style>
    <style:style style:name="P886" style:family="paragraph" style:parent-style-name="Normal">
      <loext:graphic-properties draw:fill="none"/>
      <style:paragraph-properties fo:margin-left="0cm" fo:margin-right="0cm" fo:text-align="start" style:justify-single-word="false" fo:orphans="2" fo:widows="2" fo:text-indent="0.3cm" style:auto-text-indent="false" fo:background-color="transparent" style:writing-mode="lr-tb"/>
      <style:text-properties fo:color="#000000" loext:opacity="100%" style:font-name="Times New Roman" fo:font-size="12pt" fo:language="ru" fo:country="RU" fo:font-style="normal" officeooo:rsid="0015ade8" officeooo:paragraph-rsid="02fc6095" style:font-size-asian="12pt" style:font-style-asian="normal" style:font-size-complex="12pt" style:font-style-complex="normal"/>
    </style:style>
    <style:style style:name="P887" style:family="paragraph" style:parent-style-name="Normal">
      <loext:graphic-properties draw:fill="none"/>
      <style:paragraph-properties fo:margin-left="0cm" fo:margin-right="0cm" fo:text-align="start" style:justify-single-word="false" fo:orphans="2" fo:widows="2" fo:text-indent="0.3cm" style:auto-text-indent="false" fo:background-color="transparent" style:writing-mode="lr-tb"/>
      <style:text-properties fo:color="#000000" loext:opacity="100%" style:font-name="Times New Roman" fo:font-size="12pt" fo:language="ru" fo:country="RU" fo:font-style="normal" officeooo:rsid="0015ade8" officeooo:paragraph-rsid="030b9971" style:font-size-asian="12pt" style:font-style-asian="normal" style:font-size-complex="12pt" style:font-style-complex="normal"/>
    </style:style>
    <style:style style:name="P888" style:family="paragraph" style:parent-style-name="Normal">
      <loext:graphic-properties draw:fill="none"/>
      <style:paragraph-properties fo:margin-left="0cm" fo:margin-right="0cm" fo:text-align="start" style:justify-single-word="false" fo:orphans="2" fo:widows="2" fo:text-indent="0.3cm" style:auto-text-indent="false" fo:background-color="transparent" style:writing-mode="lr-tb"/>
      <style:text-properties fo:color="#000000" loext:opacity="100%" style:font-name="Times New Roman" fo:font-size="12pt" fo:language="ru" fo:country="RU" fo:font-style="normal" officeooo:rsid="0015ade8" officeooo:paragraph-rsid="00fdcdf2" style:font-size-asian="12pt" style:font-style-asian="normal" style:font-size-complex="12pt" style:font-style-complex="normal"/>
    </style:style>
    <style:style style:name="P889" style:family="paragraph" style:parent-style-name="Normal">
      <loext:graphic-properties draw:fill="none"/>
      <style:paragraph-properties fo:margin-left="0cm" fo:margin-right="0cm" fo:text-align="start" style:justify-single-word="false" fo:orphans="2" fo:widows="2" fo:text-indent="0.3cm" style:auto-text-indent="false" fo:background-color="transparent" style:writing-mode="lr-tb"/>
      <style:text-properties fo:color="#000000" loext:opacity="100%" style:font-name="Times New Roman" fo:font-size="12pt" fo:language="ru" fo:country="RU" fo:font-style="normal" officeooo:rsid="0015ade8" officeooo:paragraph-rsid="0321e853" style:font-size-asian="12pt" style:font-style-asian="normal" style:font-size-complex="12pt" style:font-style-complex="normal"/>
    </style:style>
    <style:style style:name="P890" style:family="paragraph" style:parent-style-name="Normal">
      <loext:graphic-properties draw:fill="none"/>
      <style:paragraph-properties fo:margin-left="0cm" fo:margin-right="0cm" fo:text-align="start" style:justify-single-word="false" fo:orphans="2" fo:widows="2" fo:text-indent="0.3cm" style:auto-text-indent="false" fo:background-color="transparent" style:writing-mode="lr-tb"/>
      <style:text-properties fo:color="#000000" loext:opacity="100%" style:font-name="Times New Roman" fo:font-size="12pt" fo:language="ru" fo:country="RU" fo:font-style="normal" officeooo:rsid="0015ade8" officeooo:paragraph-rsid="032ac986" style:font-size-asian="12pt" style:font-style-asian="normal" style:font-size-complex="12pt" style:font-style-complex="normal"/>
    </style:style>
    <style:style style:name="P891" style:family="paragraph" style:parent-style-name="Normal">
      <loext:graphic-properties draw:fill="none"/>
      <style:paragraph-properties fo:margin-left="0cm" fo:margin-right="0cm" fo:text-align="start" style:justify-single-word="false" fo:orphans="2" fo:widows="2" fo:text-indent="0.3cm" style:auto-text-indent="false" fo:background-color="transparent" style:writing-mode="lr-tb"/>
      <style:text-properties fo:color="#000000" loext:opacity="100%" style:font-name="Times New Roman" fo:font-size="12pt" fo:language="ru" fo:country="RU" fo:font-style="normal" officeooo:rsid="009b8348" officeooo:paragraph-rsid="00e64d75" style:font-size-asian="12pt" style:font-style-asian="normal" style:font-size-complex="12pt" style:font-style-complex="normal"/>
    </style:style>
    <style:style style:name="P892" style:family="paragraph" style:parent-style-name="Normal">
      <loext:graphic-properties draw:fill="none"/>
      <style:paragraph-properties fo:margin-left="0cm" fo:margin-right="0cm" fo:text-align="start" style:justify-single-word="false" fo:orphans="2" fo:widows="2" fo:text-indent="0.3cm" style:auto-text-indent="false" fo:background-color="transparent" style:writing-mode="lr-tb"/>
      <style:text-properties fo:color="#000000" loext:opacity="100%" style:font-name="Times New Roman" fo:font-size="12pt" fo:language="ru" fo:country="RU" fo:font-style="normal" officeooo:rsid="009b8348" officeooo:paragraph-rsid="02e0637e" style:font-size-asian="12pt" style:font-style-asian="normal" style:font-size-complex="12pt" style:font-style-complex="normal"/>
    </style:style>
    <style:style style:name="P893" style:family="paragraph" style:parent-style-name="Normal">
      <loext:graphic-properties draw:fill="none"/>
      <style:paragraph-properties fo:margin-left="0cm" fo:margin-right="0cm" fo:text-align="start" style:justify-single-word="false" fo:orphans="2" fo:widows="2" fo:text-indent="0.3cm" style:auto-text-indent="false" fo:background-color="transparent" style:writing-mode="lr-tb"/>
      <style:text-properties fo:color="#000000" loext:opacity="100%" style:font-name="Times New Roman" fo:font-size="12pt" fo:language="ru" fo:country="RU" fo:font-style="normal" officeooo:rsid="009b8348" officeooo:paragraph-rsid="02e7792b" style:font-size-asian="12pt" style:font-style-asian="normal" style:font-size-complex="12pt" style:font-style-complex="normal"/>
    </style:style>
    <style:style style:name="P894" style:family="paragraph" style:parent-style-name="Normal">
      <loext:graphic-properties draw:fill="none"/>
      <style:paragraph-properties fo:margin-left="0cm" fo:margin-right="0cm" fo:text-align="start" style:justify-single-word="false" fo:orphans="2" fo:widows="2" fo:text-indent="0.3cm" style:auto-text-indent="false" fo:background-color="transparent" style:writing-mode="lr-tb"/>
      <style:text-properties fo:color="#000000" loext:opacity="100%" style:font-name="Times New Roman" fo:font-size="12pt" fo:language="ru" fo:country="RU" fo:font-style="normal" officeooo:rsid="009b8348" officeooo:paragraph-rsid="030b9971" style:font-size-asian="12pt" style:font-style-asian="normal" style:font-size-complex="12pt" style:font-style-complex="normal"/>
    </style:style>
    <style:style style:name="P895" style:family="paragraph" style:parent-style-name="Normal">
      <loext:graphic-properties draw:fill="none"/>
      <style:paragraph-properties fo:margin-left="0cm" fo:margin-right="0cm" fo:text-align="start" style:justify-single-word="false" fo:orphans="2" fo:widows="2" fo:text-indent="0.3cm" style:auto-text-indent="false" fo:background-color="transparent" style:writing-mode="lr-tb"/>
      <style:text-properties fo:color="#000000" loext:opacity="100%" style:font-name="Times New Roman" fo:font-size="12pt" fo:language="ru" fo:country="RU" fo:font-style="normal" officeooo:rsid="009b8348" officeooo:paragraph-rsid="0321e853" style:font-size-asian="12pt" style:font-style-asian="normal" style:font-size-complex="12pt" style:font-style-complex="normal"/>
    </style:style>
    <style:style style:name="P896" style:family="paragraph" style:parent-style-name="Normal">
      <loext:graphic-properties draw:fill="none"/>
      <style:paragraph-properties fo:margin-left="0cm" fo:margin-right="0cm" fo:text-align="start" style:justify-single-word="false" fo:orphans="2" fo:widows="2" fo:text-indent="0.3cm" style:auto-text-indent="false" fo:background-color="transparent" style:writing-mode="lr-tb"/>
      <style:text-properties fo:color="#000000" loext:opacity="100%" style:font-name="Times New Roman" fo:font-size="12pt" fo:language="ru" fo:country="RU" fo:font-style="normal" officeooo:rsid="009b8348" officeooo:paragraph-rsid="032ac986" style:font-size-asian="12pt" style:font-style-asian="normal" style:font-size-complex="12pt" style:font-style-complex="normal"/>
    </style:style>
    <style:style style:name="P897" style:family="paragraph" style:parent-style-name="Normal">
      <loext:graphic-properties draw:fill="none"/>
      <style:paragraph-properties fo:margin-left="0cm" fo:margin-right="0cm" fo:text-align="start" style:justify-single-word="false" fo:orphans="2" fo:widows="2" fo:text-indent="0.3cm" style:auto-text-indent="false" fo:background-color="transparent" style:writing-mode="lr-tb"/>
      <style:text-properties fo:color="#000000" loext:opacity="100%" style:font-name="Times New Roman" fo:font-size="12pt" fo:language="ru" fo:country="RU" fo:font-style="normal" officeooo:rsid="02f30e36" officeooo:paragraph-rsid="02fc6095" style:font-size-asian="12pt" style:font-style-asian="normal" style:font-size-complex="12pt" style:font-style-complex="normal"/>
    </style:style>
    <style:style style:name="P898" style:family="paragraph" style:parent-style-name="Normal">
      <loext:graphic-properties draw:fill="none"/>
      <style:paragraph-properties fo:margin-left="0cm" fo:margin-right="0cm" fo:text-align="start" style:justify-single-word="false" fo:orphans="2" fo:widows="2" fo:text-indent="0.3cm" style:auto-text-indent="false" fo:background-color="transparent" style:writing-mode="lr-tb"/>
      <style:text-properties fo:color="#000000" loext:opacity="100%" style:font-name="Times New Roman" fo:font-size="12pt" fo:language="ru" fo:country="RU" fo:font-style="normal" officeooo:rsid="00982d94" officeooo:paragraph-rsid="030b9971" style:font-size-asian="12pt" style:font-style-asian="normal" style:font-size-complex="12pt" style:font-style-complex="normal"/>
    </style:style>
    <style:style style:name="P899" style:family="paragraph" style:parent-style-name="Normal">
      <loext:graphic-properties draw:fill="none"/>
      <style:paragraph-properties fo:margin-left="0cm" fo:margin-right="0cm" fo:text-align="start" style:justify-single-word="false" fo:orphans="2" fo:widows="2" fo:text-indent="0.3cm" style:auto-text-indent="false" fo:background-color="transparent" style:writing-mode="lr-tb"/>
      <style:text-properties fo:color="#000000" loext:opacity="100%" style:font-name="Times New Roman" fo:font-size="12pt" fo:language="ru" fo:country="RU" fo:font-style="normal" officeooo:rsid="00982d94" officeooo:paragraph-rsid="0321e853" style:font-size-asian="12pt" style:font-style-asian="normal" style:font-size-complex="12pt" style:font-style-complex="normal"/>
    </style:style>
    <style:style style:name="P900" style:family="paragraph" style:parent-style-name="Normal">
      <loext:graphic-properties draw:fill="none"/>
      <style:paragraph-properties fo:margin-left="0cm" fo:margin-right="0cm" fo:text-align="start" style:justify-single-word="false" fo:orphans="2" fo:widows="2" fo:text-indent="0.3cm" style:auto-text-indent="false" fo:background-color="transparent" style:writing-mode="lr-tb"/>
      <style:text-properties fo:color="#000000" loext:opacity="100%" style:font-name="Times New Roman" fo:font-size="12pt" fo:language="ru" fo:country="RU" fo:font-style="normal" officeooo:rsid="00982d94" officeooo:paragraph-rsid="032ac986" style:font-size-asian="12pt" style:font-style-asian="normal" style:font-size-complex="12pt" style:font-style-complex="normal"/>
    </style:style>
    <style:style style:name="P901" style:family="paragraph" style:parent-style-name="Normal">
      <loext:graphic-properties draw:fill="none"/>
      <style:paragraph-properties fo:margin-left="0cm" fo:margin-right="0cm" fo:text-align="center" style:justify-single-word="false" fo:orphans="2" fo:widows="2" fo:text-indent="0.3cm" style:auto-text-indent="false" fo:background-color="transparent" style:writing-mode="lr-tb"/>
      <style:text-properties fo:color="#000000" loext:opacity="100%" style:font-name="Times New Roman" fo:font-size="12pt" fo:language="ru" fo:country="RU" fo:font-style="normal" officeooo:rsid="029cdc65" officeooo:paragraph-rsid="02e0637e" style:font-size-asian="12pt" style:font-style-asian="normal" style:font-size-complex="12pt" style:font-style-complex="normal"/>
    </style:style>
    <style:style style:name="P902" style:family="paragraph" style:parent-style-name="Normal">
      <loext:graphic-properties draw:fill="none"/>
      <style:paragraph-properties fo:margin-left="0cm" fo:margin-right="0cm" fo:text-align="center" style:justify-single-word="false" fo:orphans="2" fo:widows="2" fo:text-indent="0.3cm" style:auto-text-indent="false" fo:background-color="transparent" style:writing-mode="lr-tb"/>
      <style:text-properties fo:color="#000000" loext:opacity="100%" style:font-name="Times New Roman" fo:font-size="12pt" fo:language="ru" fo:country="RU" fo:font-style="normal" officeooo:rsid="029cdc65" officeooo:paragraph-rsid="02de16b6" style:font-size-asian="12pt" style:font-style-asian="normal" style:font-size-complex="12pt" style:font-style-complex="normal"/>
    </style:style>
    <style:style style:name="P903" style:family="paragraph" style:parent-style-name="Normal">
      <loext:graphic-properties draw:fill="none"/>
      <style:paragraph-properties fo:margin-left="0cm" fo:margin-right="0cm" fo:text-align="center" style:justify-single-word="false" fo:orphans="2" fo:widows="2" fo:text-indent="0.3cm" style:auto-text-indent="false" fo:background-color="transparent" style:writing-mode="lr-tb"/>
      <style:text-properties fo:color="#000000" loext:opacity="100%" style:font-name="Times New Roman" fo:font-size="12pt" fo:language="ru" fo:country="RU" fo:font-style="normal" officeooo:rsid="029cdc65" officeooo:paragraph-rsid="02e34c1e" style:font-size-asian="12pt" style:font-style-asian="normal" style:font-size-complex="12pt" style:font-style-complex="normal"/>
    </style:style>
    <style:style style:name="P904" style:family="paragraph" style:parent-style-name="Normal">
      <loext:graphic-properties draw:fill="none"/>
      <style:paragraph-properties fo:margin-left="0cm" fo:margin-right="0cm" fo:text-align="center" style:justify-single-word="false" fo:orphans="2" fo:widows="2" fo:text-indent="0.3cm" style:auto-text-indent="false" fo:background-color="transparent" style:writing-mode="lr-tb"/>
      <style:text-properties fo:color="#000000" loext:opacity="100%" style:font-name="Times New Roman" fo:font-size="12pt" fo:language="ru" fo:country="RU" fo:font-style="normal" officeooo:rsid="029cdc65" officeooo:paragraph-rsid="030b9971" style:font-size-asian="12pt" style:font-style-asian="normal" style:font-size-complex="12pt" style:font-style-complex="normal"/>
    </style:style>
    <style:style style:name="P905" style:family="paragraph" style:parent-style-name="Normal">
      <loext:graphic-properties draw:fill="none"/>
      <style:paragraph-properties fo:margin-left="0cm" fo:margin-right="0cm" fo:text-align="center" style:justify-single-word="false" fo:orphans="2" fo:widows="2" fo:text-indent="0.3cm" style:auto-text-indent="false" fo:background-color="transparent" style:writing-mode="lr-tb"/>
      <style:text-properties fo:color="#000000" loext:opacity="100%" style:font-name="Times New Roman" fo:font-size="12pt" fo:language="ru" fo:country="RU" fo:font-style="normal" officeooo:rsid="029cdc65" officeooo:paragraph-rsid="02e2873f" style:font-size-asian="12pt" style:font-style-asian="normal" style:font-size-complex="12pt" style:font-style-complex="normal"/>
    </style:style>
    <style:style style:name="P906" style:family="paragraph" style:parent-style-name="Normal">
      <loext:graphic-properties draw:fill="none"/>
      <style:paragraph-properties fo:margin-left="0cm" fo:margin-right="0cm" fo:text-align="center" style:justify-single-word="false" fo:orphans="2" fo:widows="2" fo:text-indent="0.3cm" style:auto-text-indent="false" fo:background-color="transparent" style:writing-mode="lr-tb"/>
      <style:text-properties fo:color="#000000" loext:opacity="100%" style:font-name="Times New Roman" fo:font-size="12pt" fo:language="ru" fo:country="RU" fo:font-style="normal" officeooo:rsid="029cdc65" officeooo:paragraph-rsid="0321e853" style:font-size-asian="12pt" style:font-style-asian="normal" style:font-size-complex="12pt" style:font-style-complex="normal"/>
    </style:style>
    <style:style style:name="P907" style:family="paragraph" style:parent-style-name="Normal">
      <loext:graphic-properties draw:fill="none"/>
      <style:paragraph-properties fo:margin-left="0cm" fo:margin-right="0cm" fo:text-align="center" style:justify-single-word="false" fo:orphans="2" fo:widows="2" fo:text-indent="0.3cm" style:auto-text-indent="false" fo:background-color="transparent" style:writing-mode="lr-tb"/>
      <style:text-properties fo:color="#000000" loext:opacity="100%" style:font-name="Times New Roman" fo:font-size="12pt" fo:language="ru" fo:country="RU" fo:font-style="normal" officeooo:rsid="029cdc65" officeooo:paragraph-rsid="032ac986" style:font-size-asian="12pt" style:font-style-asian="normal" style:font-size-complex="12pt" style:font-style-complex="normal"/>
    </style:style>
    <style:style style:name="P908" style:family="paragraph" style:parent-style-name="Normal">
      <loext:graphic-properties draw:fill="none"/>
      <style:paragraph-properties fo:margin-left="0cm" fo:margin-right="0cm" fo:text-align="start" style:justify-single-word="false" fo:orphans="2" fo:widows="2" fo:text-indent="0.3cm" style:auto-text-indent="false" fo:background-color="transparent" style:writing-mode="lr-tb"/>
      <style:text-properties fo:color="#000000" loext:opacity="100%" style:font-name="Times New Roman" fo:font-size="12pt" fo:language="ru" fo:country="RU" fo:font-style="normal" officeooo:rsid="029cdc65" officeooo:paragraph-rsid="030b9971" style:font-size-asian="12pt" style:font-style-asian="normal" style:font-size-complex="12pt" style:font-style-complex="normal"/>
    </style:style>
    <style:style style:name="P909" style:family="paragraph" style:parent-style-name="Normal">
      <loext:graphic-properties draw:fill="none"/>
      <style:paragraph-properties fo:margin-left="0cm" fo:margin-right="0cm" fo:text-align="start" style:justify-single-word="false" fo:orphans="2" fo:widows="2" fo:text-indent="0.3cm" style:auto-text-indent="false" fo:background-color="transparent" style:writing-mode="lr-tb"/>
      <style:text-properties fo:color="#000000" loext:opacity="100%" style:font-name="Times New Roman" fo:font-size="12pt" fo:language="ru" fo:country="RU" fo:font-style="normal" officeooo:rsid="029cdc65" officeooo:paragraph-rsid="02e2873f" style:font-size-asian="12pt" style:font-style-asian="normal" style:font-size-complex="12pt" style:font-style-complex="normal"/>
    </style:style>
    <style:style style:name="P910" style:family="paragraph" style:parent-style-name="Normal">
      <loext:graphic-properties draw:fill="none"/>
      <style:paragraph-properties fo:margin-left="0cm" fo:margin-right="0cm" fo:text-align="start" style:justify-single-word="false" fo:orphans="2" fo:widows="2" fo:text-indent="0.3cm" style:auto-text-indent="false" fo:background-color="transparent" style:writing-mode="lr-tb"/>
      <style:text-properties fo:color="#000000" loext:opacity="100%" style:font-name="Times New Roman" fo:font-size="12pt" fo:language="ru" fo:country="RU" fo:font-style="normal" officeooo:rsid="029cdc65" officeooo:paragraph-rsid="0321e853" style:font-size-asian="12pt" style:font-style-asian="normal" style:font-size-complex="12pt" style:font-style-complex="normal"/>
    </style:style>
    <style:style style:name="P911" style:family="paragraph" style:parent-style-name="Normal">
      <loext:graphic-properties draw:fill="none"/>
      <style:paragraph-properties fo:margin-left="0cm" fo:margin-right="0cm" fo:text-align="center" style:justify-single-word="false" fo:orphans="2" fo:widows="2" fo:text-indent="0.3cm" style:auto-text-indent="false" fo:background-color="transparent" style:writing-mode="lr-tb"/>
      <style:text-properties fo:color="#000000" loext:opacity="100%" style:font-name="Times New Roman" fo:font-size="12pt" fo:language="ru" fo:country="RU" fo:font-style="normal" officeooo:rsid="02e2ce4c" officeooo:paragraph-rsid="02e34c1e" style:font-size-asian="12pt" style:font-style-asian="normal" style:font-size-complex="12pt" style:font-style-complex="normal"/>
    </style:style>
    <style:style style:name="P912" style:family="paragraph" style:parent-style-name="Normal">
      <loext:graphic-properties draw:fill="none"/>
      <style:paragraph-properties fo:margin-left="0cm" fo:margin-right="0cm" fo:text-align="center" style:justify-single-word="false" fo:orphans="2" fo:widows="2" fo:text-indent="0.3cm" style:auto-text-indent="false" fo:background-color="transparent" style:writing-mode="lr-tb"/>
      <style:text-properties fo:color="#000000" loext:opacity="100%" style:font-name="Times New Roman" fo:font-size="12pt" fo:language="ru" fo:country="RU" fo:font-style="normal" officeooo:rsid="02e2ce4c" officeooo:paragraph-rsid="02e2ce4c" style:font-size-asian="12pt" style:font-style-asian="normal" style:font-size-complex="12pt" style:font-style-complex="normal"/>
    </style:style>
    <style:style style:name="P913" style:family="paragraph" style:parent-style-name="Normal">
      <loext:graphic-properties draw:fill="none"/>
      <style:paragraph-properties fo:margin-left="0cm" fo:margin-right="0cm" fo:text-align="start" style:justify-single-word="false" fo:orphans="2" fo:widows="2" fo:text-indent="0.3cm" style:auto-text-indent="false" fo:background-color="transparent" style:writing-mode="lr-tb"/>
      <style:text-properties fo:color="#000000" loext:opacity="100%" style:font-name="Times New Roman" fo:font-size="12pt" fo:language="ru" fo:country="RU" fo:font-style="normal" officeooo:rsid="02e2ce4c" officeooo:paragraph-rsid="02e2ce4c" style:font-size-asian="12pt" style:font-style-asian="normal" style:font-size-complex="12pt" style:font-style-complex="normal"/>
    </style:style>
    <style:style style:name="P914" style:family="paragraph" style:parent-style-name="Normal">
      <loext:graphic-properties draw:fill="none"/>
      <style:paragraph-properties fo:margin-left="0cm" fo:margin-right="0cm" fo:text-align="start" style:justify-single-word="false" fo:orphans="2" fo:widows="2" fo:text-indent="0.3cm" style:auto-text-indent="false" fo:background-color="transparent" style:writing-mode="lr-tb"/>
      <style:text-properties fo:color="#000000" loext:opacity="100%" style:font-name="Times New Roman" fo:font-size="12pt" fo:language="ru" fo:country="RU" fo:font-style="normal" officeooo:rsid="02231373" officeooo:paragraph-rsid="030b9971" style:font-size-asian="12pt" style:font-style-asian="normal" style:font-size-complex="12pt" style:font-style-complex="normal"/>
    </style:style>
    <style:style style:name="P915" style:family="paragraph" style:parent-style-name="Normal">
      <loext:graphic-properties draw:fill="none"/>
      <style:paragraph-properties fo:margin-left="0cm" fo:margin-right="0cm" fo:text-align="start" style:justify-single-word="false" fo:orphans="2" fo:widows="2" fo:text-indent="0.3cm" style:auto-text-indent="false" fo:background-color="transparent" style:writing-mode="lr-tb"/>
      <style:text-properties fo:color="#000000" loext:opacity="100%" style:font-name="Times New Roman" fo:font-size="12pt" fo:language="ru" fo:country="RU" fo:font-style="normal" officeooo:rsid="02231373" officeooo:paragraph-rsid="0321e853" style:font-size-asian="12pt" style:font-style-asian="normal" style:font-size-complex="12pt" style:font-style-complex="normal"/>
    </style:style>
    <style:style style:name="P916" style:family="paragraph" style:parent-style-name="Normal">
      <loext:graphic-properties draw:fill="none"/>
      <style:paragraph-properties fo:margin-left="0cm" fo:margin-right="0cm" fo:text-align="start" style:justify-single-word="false" fo:orphans="2" fo:widows="2" fo:text-indent="0.3cm" style:auto-text-indent="false" fo:background-color="transparent" style:writing-mode="lr-tb"/>
      <style:text-properties fo:color="#000000" loext:opacity="100%" style:font-name="Times New Roman" fo:font-size="12pt" fo:language="ru" fo:country="RU" fo:font-style="normal" officeooo:rsid="02231373" officeooo:paragraph-rsid="032ac986" style:font-size-asian="12pt" style:font-style-asian="normal" style:font-size-complex="12pt" style:font-style-complex="normal"/>
    </style:style>
    <style:style style:name="P917" style:family="paragraph" style:parent-style-name="Normal">
      <loext:graphic-properties draw:fill="none"/>
      <style:paragraph-properties fo:margin-left="0cm" fo:margin-right="0cm" fo:text-align="center" style:justify-single-word="false" fo:orphans="2" fo:widows="2" fo:text-indent="0.3cm" style:auto-text-indent="false" fo:background-color="transparent" style:writing-mode="lr-tb"/>
      <style:text-properties fo:color="#000000" loext:opacity="100%" style:font-name="Times New Roman" fo:font-size="12pt" fo:language="en" fo:country="US" fo:font-style="normal" officeooo:rsid="0012a13d" officeooo:paragraph-rsid="02e0637e" style:font-size-asian="12pt" style:font-style-asian="normal" style:font-size-complex="12pt" style:font-style-complex="normal"/>
    </style:style>
    <style:style style:name="P918" style:family="paragraph" style:parent-style-name="Normal">
      <loext:graphic-properties draw:fill="none"/>
      <style:paragraph-properties fo:margin-left="0cm" fo:margin-right="0cm" fo:text-align="center" style:justify-single-word="false" fo:orphans="2" fo:widows="2" fo:text-indent="0.3cm" style:auto-text-indent="false" fo:background-color="transparent" style:writing-mode="lr-tb"/>
      <style:text-properties fo:color="#000000" loext:opacity="100%" style:font-name="Times New Roman" fo:font-size="12pt" fo:language="en" fo:country="US" fo:font-style="normal" officeooo:rsid="0012a13d" officeooo:paragraph-rsid="029c9a8c" style:font-size-asian="12pt" style:font-style-asian="normal" style:font-size-complex="12pt" style:font-style-complex="normal"/>
    </style:style>
    <style:style style:name="P919" style:family="paragraph" style:parent-style-name="Normal">
      <loext:graphic-properties draw:fill="none"/>
      <style:paragraph-properties fo:margin-left="0cm" fo:margin-right="0cm" fo:text-align="center" style:justify-single-word="false" fo:orphans="2" fo:widows="2" fo:text-indent="0.3cm" style:auto-text-indent="false" fo:background-color="transparent" style:writing-mode="lr-tb"/>
      <style:text-properties fo:color="#000000" loext:opacity="100%" style:font-name="Times New Roman" fo:font-size="12pt" fo:language="en" fo:country="US" fo:font-style="normal" officeooo:rsid="0012a13d" officeooo:paragraph-rsid="02e34c1e" style:font-size-asian="12pt" style:font-style-asian="normal" style:font-size-complex="12pt" style:font-style-complex="normal"/>
    </style:style>
    <style:style style:name="P920" style:family="paragraph" style:parent-style-name="Normal">
      <loext:graphic-properties draw:fill="none"/>
      <style:paragraph-properties fo:margin-left="0cm" fo:margin-right="0cm" fo:text-align="center" style:justify-single-word="false" fo:orphans="2" fo:widows="2" fo:text-indent="0.3cm" style:auto-text-indent="false" fo:background-color="transparent" style:writing-mode="lr-tb"/>
      <style:text-properties fo:color="#000000" loext:opacity="100%" style:font-name="Times New Roman" fo:font-size="12pt" fo:language="en" fo:country="US" fo:font-style="normal" officeooo:rsid="0012a13d" officeooo:paragraph-rsid="030b9971" style:font-size-asian="12pt" style:font-style-asian="normal" style:font-size-complex="12pt" style:font-style-complex="normal"/>
    </style:style>
    <style:style style:name="P921" style:family="paragraph" style:parent-style-name="Normal">
      <loext:graphic-properties draw:fill="none"/>
      <style:paragraph-properties fo:margin-left="0cm" fo:margin-right="0cm" fo:text-align="center" style:justify-single-word="false" fo:orphans="2" fo:widows="2" fo:text-indent="0.3cm" style:auto-text-indent="false" fo:background-color="transparent" style:writing-mode="lr-tb"/>
      <style:text-properties fo:color="#000000" loext:opacity="100%" style:font-name="Times New Roman" fo:font-size="12pt" fo:language="en" fo:country="US" fo:font-style="normal" officeooo:rsid="0012a13d" officeooo:paragraph-rsid="02e2873f" style:font-size-asian="12pt" style:font-style-asian="normal" style:font-size-complex="12pt" style:font-style-complex="normal"/>
    </style:style>
    <style:style style:name="P922" style:family="paragraph" style:parent-style-name="Normal">
      <loext:graphic-properties draw:fill="none"/>
      <style:paragraph-properties fo:margin-left="0.199cm" fo:margin-right="0cm" fo:text-align="start" style:justify-single-word="false" fo:orphans="2" fo:widows="2" fo:text-indent="0.101cm" style:auto-text-indent="false" fo:background-color="transparent" style:writing-mode="lr-tb"/>
      <style:text-properties fo:color="#000000" loext:opacity="100%" style:font-name="Times New Roman" fo:font-size="12pt" fo:language="ru" fo:country="RU" fo:font-style="normal" officeooo:rsid="0015ade8" officeooo:paragraph-rsid="02e0637e" style:font-size-asian="12pt" style:font-style-asian="normal" style:font-size-complex="12pt" style:font-style-complex="normal"/>
    </style:style>
    <style:style style:name="P923" style:family="paragraph" style:parent-style-name="Normal">
      <loext:graphic-properties draw:fill="none"/>
      <style:paragraph-properties fo:margin-left="0.199cm" fo:margin-right="0cm" fo:text-align="start" style:justify-single-word="false" fo:orphans="2" fo:widows="2" fo:text-indent="0.101cm" style:auto-text-indent="false" fo:background-color="transparent" style:writing-mode="lr-tb"/>
      <style:text-properties fo:color="#000000" loext:opacity="100%" style:font-name="Times New Roman" fo:font-size="12pt" fo:language="ru" fo:country="RU" fo:font-style="normal" officeooo:rsid="0015ade8" officeooo:paragraph-rsid="02e34c1e" style:font-size-asian="12pt" style:font-style-asian="normal" style:font-size-complex="12pt" style:font-style-complex="normal"/>
    </style:style>
    <style:style style:name="P924" style:family="paragraph" style:parent-style-name="Normal">
      <loext:graphic-properties draw:fill="none"/>
      <style:paragraph-properties fo:margin-left="0.199cm" fo:margin-right="0cm" fo:text-align="start" style:justify-single-word="false" fo:orphans="2" fo:widows="2" fo:text-indent="0.101cm" style:auto-text-indent="false" fo:background-color="transparent" style:writing-mode="lr-tb"/>
      <style:text-properties fo:color="#000000" loext:opacity="100%" style:font-name="Times New Roman" fo:font-size="12pt" fo:language="ru" fo:country="RU" fo:font-style="normal" officeooo:rsid="0015ade8" officeooo:paragraph-rsid="02e2873f" style:font-size-asian="12pt" style:font-style-asian="normal" style:font-size-complex="12pt" style:font-style-complex="normal"/>
    </style:style>
    <style:style style:name="P925" style:family="paragraph" style:parent-style-name="Normal">
      <loext:graphic-properties draw:fill="none"/>
      <style:paragraph-properties fo:margin-left="0.199cm" fo:margin-right="0cm" fo:text-align="start" style:justify-single-word="false" fo:orphans="2" fo:widows="2" fo:text-indent="0.101cm" style:auto-text-indent="false" fo:background-color="transparent" style:writing-mode="lr-tb"/>
      <style:text-properties fo:color="#000000" loext:opacity="100%" style:font-name="Times New Roman" fo:font-size="12pt" fo:language="ru" fo:country="RU" fo:font-style="normal" officeooo:rsid="009b8348" officeooo:paragraph-rsid="02e0637e" style:font-size-asian="12pt" style:font-style-asian="normal" style:font-size-complex="12pt" style:font-style-complex="normal"/>
    </style:style>
    <style:style style:name="P926" style:family="paragraph" style:parent-style-name="Normal">
      <loext:graphic-properties draw:fill="none"/>
      <style:paragraph-properties fo:margin-left="0.199cm" fo:margin-right="0cm" fo:text-align="start" style:justify-single-word="false" fo:orphans="2" fo:widows="2" fo:text-indent="0.101cm" style:auto-text-indent="false" fo:background-color="transparent" style:writing-mode="lr-tb"/>
      <style:text-properties fo:color="#000000" loext:opacity="100%" style:font-name="Times New Roman" fo:font-size="12pt" fo:language="ru" fo:country="RU" fo:font-style="normal" officeooo:rsid="009b8348" officeooo:paragraph-rsid="02e34c1e" style:font-size-asian="12pt" style:font-style-asian="normal" style:font-size-complex="12pt" style:font-style-complex="normal"/>
    </style:style>
    <style:style style:name="P927" style:family="paragraph" style:parent-style-name="Normal">
      <loext:graphic-properties draw:fill="none"/>
      <style:paragraph-properties fo:margin-left="0.199cm" fo:margin-right="0cm" fo:text-align="start" style:justify-single-word="false" fo:orphans="2" fo:widows="2" fo:text-indent="0.101cm" style:auto-text-indent="false" fo:background-color="transparent" style:writing-mode="lr-tb"/>
      <style:text-properties fo:color="#000000" loext:opacity="100%" style:font-name="Times New Roman" fo:font-size="12pt" fo:language="ru" fo:country="RU" fo:font-style="normal" officeooo:rsid="009b8348" officeooo:paragraph-rsid="02e2873f" style:font-size-asian="12pt" style:font-style-asian="normal" style:font-size-complex="12pt" style:font-style-complex="normal"/>
    </style:style>
    <style:style style:name="P928" style:family="paragraph" style:parent-style-name="Normal">
      <loext:graphic-properties draw:fill="none"/>
      <style:paragraph-properties fo:margin-left="0.199cm" fo:margin-right="0cm" fo:text-align="start" style:justify-single-word="false" fo:orphans="2" fo:widows="2" fo:text-indent="0.101cm" style:auto-text-indent="false" fo:background-color="transparent" style:writing-mode="lr-tb"/>
      <style:text-properties fo:color="#000000" loext:opacity="100%" style:font-name="Times New Roman" fo:font-size="12pt" fo:language="ru" fo:country="RU" fo:font-style="normal" officeooo:rsid="02e2873f" officeooo:paragraph-rsid="02e34c1e" style:font-size-asian="12pt" style:font-style-asian="normal" style:font-size-complex="12pt" style:font-style-complex="normal"/>
    </style:style>
    <style:style style:name="P929" style:family="paragraph" style:parent-style-name="Normal">
      <loext:graphic-properties draw:fill="none"/>
      <style:paragraph-properties fo:margin-left="0.199cm" fo:margin-right="0cm" fo:text-align="start" style:justify-single-word="false" fo:orphans="2" fo:widows="2" fo:text-indent="0.101cm" style:auto-text-indent="false" fo:background-color="transparent" style:writing-mode="lr-tb"/>
      <style:text-properties fo:color="#000000" loext:opacity="100%" style:font-name="Times New Roman" fo:font-size="12pt" fo:language="ru" fo:country="RU" fo:font-style="normal" officeooo:rsid="02e2873f" officeooo:paragraph-rsid="02e2873f" style:font-size-asian="12pt" style:font-style-asian="normal" style:font-size-complex="12pt" style:font-style-complex="normal"/>
    </style:style>
    <style:style style:name="P930" style:family="paragraph" style:parent-style-name="Normal">
      <loext:graphic-properties draw:fill="none"/>
      <style:paragraph-properties fo:margin-left="0cm" fo:margin-right="0cm" fo:text-align="center" style:justify-single-word="false" fo:orphans="2" fo:widows="2" fo:text-indent="0.101cm" style:auto-text-indent="false" fo:background-color="transparent" style:writing-mode="lr-tb"/>
      <style:text-properties fo:color="#000000" loext:opacity="100%" style:font-name="Times New Roman" fo:font-size="12pt" fo:language="ru" fo:country="RU" fo:font-style="normal" officeooo:rsid="02e2873f" officeooo:paragraph-rsid="02e34c1e" style:font-size-asian="12pt" style:font-style-asian="normal" style:font-size-complex="12pt" style:font-style-complex="normal"/>
    </style:style>
    <style:style style:name="P931" style:family="paragraph" style:parent-style-name="Normal">
      <loext:graphic-properties draw:fill="none"/>
      <style:paragraph-properties fo:margin-left="0cm" fo:margin-right="0cm" fo:text-align="center" style:justify-single-word="false" fo:orphans="2" fo:widows="2" fo:text-indent="0.101cm" style:auto-text-indent="false" fo:background-color="transparent" style:writing-mode="lr-tb"/>
      <style:text-properties fo:color="#000000" loext:opacity="100%" style:font-name="Times New Roman" fo:font-size="12pt" fo:language="ru" fo:country="RU" fo:font-style="normal" officeooo:rsid="02e2873f" officeooo:paragraph-rsid="02e2873f" style:font-size-asian="12pt" style:font-style-asian="normal" style:font-size-complex="12pt" style:font-style-complex="normal"/>
    </style:style>
    <style:style style:name="P932" style:family="paragraph" style:parent-style-name="Normal">
      <loext:graphic-properties draw:fill="none"/>
      <style:paragraph-properties fo:margin-left="0cm" fo:margin-right="0cm" fo:text-align="center" style:justify-single-word="false" fo:orphans="2" fo:widows="2" fo:text-indent="0.101cm" style:auto-text-indent="false" fo:background-color="transparent" style:writing-mode="lr-tb"/>
      <style:text-properties fo:color="#000000" loext:opacity="100%" style:font-name="Times New Roman" fo:font-size="12pt" fo:language="ru" fo:country="RU" fo:font-style="normal" officeooo:rsid="01f67f92" officeooo:paragraph-rsid="02feafc5" style:font-size-asian="12pt" style:font-style-asian="normal" style:font-size-complex="12pt" style:font-style-complex="normal"/>
    </style:style>
    <style:style style:name="P933" style:family="paragraph" style:parent-style-name="Normal">
      <loext:graphic-properties draw:fill="none"/>
      <style:paragraph-properties fo:margin-left="0cm" fo:margin-right="0cm" fo:text-align="center" style:justify-single-word="false" fo:orphans="2" fo:widows="2" fo:text-indent="0.101cm" style:auto-text-indent="false" fo:background-color="transparent" style:writing-mode="lr-tb"/>
      <style:text-properties style:font-name="Times New Roman" fo:font-size="12pt" fo:language="ru" fo:country="RU" fo:font-style="normal" officeooo:paragraph-rsid="02fea5f0" fo:background-color="transparent" style:font-size-asian="12pt" style:font-style-asian="normal" style:font-size-complex="12pt" style:font-style-complex="normal"/>
    </style:style>
    <style:style style:name="P934" style:family="paragraph" style:parent-style-name="Normal">
      <loext:graphic-properties draw:fill="none"/>
      <style:paragraph-properties fo:margin-left="0cm" fo:margin-right="0cm" fo:text-align="center" style:justify-single-word="false" fo:orphans="2" fo:widows="2" fo:text-indent="0.101cm" style:auto-text-indent="false" fo:background-color="transparent" style:writing-mode="lr-tb"/>
      <style:text-properties style:font-name="Times New Roman" fo:font-size="12pt" fo:language="ru" fo:country="RU" fo:font-style="normal" officeooo:paragraph-rsid="02feafc5" fo:background-color="transparent" style:font-size-asian="12pt" style:font-style-asian="normal" style:font-size-complex="12pt" style:font-style-complex="normal"/>
    </style:style>
    <style:style style:name="P935" style:family="paragraph" style:parent-style-name="Normal">
      <loext:graphic-properties draw:fill="none"/>
      <style:paragraph-properties fo:margin-left="0.101cm" fo:margin-right="0cm" fo:text-align="start" style:justify-single-word="false" fo:orphans="2" fo:widows="2" fo:text-indent="0.199cm" style:auto-text-indent="false" fo:background-color="transparent" style:writing-mode="lr-tb"/>
      <style:text-properties fo:color="#000000" loext:opacity="100%" fo:font-size="12pt" fo:language="ru" fo:country="RU" fo:font-style="normal" officeooo:rsid="02e2ce4c" officeooo:paragraph-rsid="02e34c1e" style:font-size-asian="12pt" style:font-style-asian="normal" style:font-size-complex="12pt" style:font-style-complex="normal"/>
    </style:style>
    <style:style style:name="P936" style:family="paragraph" style:parent-style-name="Normal">
      <loext:graphic-properties draw:fill="none"/>
      <style:paragraph-properties fo:margin-left="0.101cm" fo:margin-right="0cm" fo:text-align="start" style:justify-single-word="false" fo:orphans="2" fo:widows="2" fo:text-indent="0.199cm" style:auto-text-indent="false" fo:background-color="transparent" style:writing-mode="lr-tb"/>
      <style:text-properties fo:color="#000000" loext:opacity="100%" style:font-name="Times New Roman" fo:font-size="12pt" fo:language="ru" fo:country="RU" fo:font-style="normal" officeooo:rsid="02e2ce4c" officeooo:paragraph-rsid="02e2ce4c" style:font-size-asian="12pt" style:font-style-asian="normal" style:font-size-complex="12pt" style:font-style-complex="normal"/>
    </style:style>
    <style:style style:name="P937" style:family="paragraph" style:parent-style-name="Normal">
      <loext:graphic-properties draw:fill="none"/>
      <style:paragraph-properties fo:margin-left="0cm" fo:margin-right="-0.199cm" fo:text-align="center" style:justify-single-word="false" fo:orphans="2" fo:widows="2" fo:text-indent="0.101cm" style:auto-text-indent="false" fo:background-color="transparent" style:writing-mode="lr-tb"/>
      <style:text-properties fo:color="#000000" loext:opacity="100%" style:font-name="Times New Roman" fo:font-size="12pt" fo:language="ru" fo:country="RU" fo:font-style="normal" officeooo:rsid="02e2873f" officeooo:paragraph-rsid="02e34c1e" style:font-size-asian="12pt" style:font-style-asian="normal" style:font-size-complex="12pt" style:font-style-complex="normal"/>
    </style:style>
    <style:style style:name="P938" style:family="paragraph" style:parent-style-name="Normal">
      <loext:graphic-properties draw:fill="none"/>
      <style:paragraph-properties fo:margin-left="0.101cm" fo:margin-right="0cm" fo:text-align="start" style:justify-single-word="false" fo:orphans="2" fo:widows="2" fo:text-indent="0cm" style:auto-text-indent="false" fo:background-color="transparent"/>
      <style:text-properties fo:color="#000000" loext:opacity="100%" style:font-name="Times New Roman" fo:font-size="11pt" fo:language="en" fo:country="US" fo:font-style="normal" officeooo:rsid="0012a13d" officeooo:paragraph-rsid="00fdcdf2" style:font-size-asian="11pt" style:font-style-asian="normal" style:font-size-complex="11pt" style:font-style-complex="normal"/>
    </style:style>
    <style:style style:name="P939" style:family="paragraph" style:parent-style-name="Normal">
      <loext:graphic-properties draw:fill="none"/>
      <style:paragraph-properties fo:margin-left="0.101cm" fo:margin-right="0cm" fo:text-align="start" style:justify-single-word="false" fo:orphans="2" fo:widows="2" fo:text-indent="0cm" style:auto-text-indent="false" fo:background-color="transparent"/>
      <style:text-properties fo:color="#000000" loext:opacity="100%" style:font-name="Times New Roman" fo:font-size="11pt" fo:language="en" fo:country="US" fo:font-style="normal" officeooo:rsid="0012a13d" officeooo:paragraph-rsid="02e7792b" style:font-size-asian="11pt" style:font-style-asian="normal" style:font-size-complex="11pt" style:font-style-complex="normal"/>
    </style:style>
    <style:style style:name="P940" style:family="paragraph" style:parent-style-name="Table_20_Contents">
      <style:paragraph-properties fo:margin-left="1.27cm" fo:margin-right="0cm" fo:text-align="center" style:justify-single-word="false" fo:text-indent="0cm" style:auto-text-indent="false"/>
      <style:text-properties fo:color="#000000" loext:opacity="100%" fo:font-size="12pt" fo:font-style="normal" officeooo:paragraph-rsid="02c830b2" style:font-size-asian="12pt" style:font-style-asian="normal" style:font-size-complex="12pt" style:font-style-complex="normal"/>
    </style:style>
    <style:style style:name="P941" style:family="paragraph" style:parent-style-name="Table_20_Contents">
      <style:paragraph-properties fo:margin-left="1.27cm" fo:margin-right="0cm" fo:text-align="start" style:justify-single-word="false" fo:text-indent="0cm" style:auto-text-indent="false"/>
      <style:text-properties fo:color="#000000" loext:opacity="100%" fo:font-size="12pt" fo:font-style="normal" officeooo:paragraph-rsid="02c830b2" style:font-size-asian="12pt" style:font-style-asian="normal" style:font-size-complex="12pt" style:font-style-complex="normal"/>
    </style:style>
    <style:style style:name="P942" style:family="paragraph" style:parent-style-name="Table_20_Heading">
      <style:text-properties fo:color="#000000" loext:opacity="100%" fo:font-style="normal" officeooo:paragraph-rsid="00289bd7" style:font-style-asian="normal" style:font-style-complex="normal"/>
    </style:style>
    <style:style style:name="P943" style:family="paragraph" style:parent-style-name="Table_20_Heading">
      <style:text-properties fo:color="#000000" loext:opacity="100%" fo:font-style="normal" officeooo:paragraph-rsid="02492447" style:font-style-asian="normal" style:font-style-complex="normal"/>
    </style:style>
    <style:style style:name="P944" style:family="paragraph" style:parent-style-name="Table_20_Heading">
      <style:text-properties fo:color="#000000" loext:opacity="100%" fo:font-style="normal" officeooo:paragraph-rsid="0189a6d4" style:font-style-asian="normal" style:font-style-complex="normal"/>
    </style:style>
    <style:style style:name="P945" style:family="paragraph" style:parent-style-name="Table_20_Heading">
      <style:text-properties fo:color="#000000" loext:opacity="100%" fo:font-style="normal" officeooo:paragraph-rsid="02e8ecda" style:font-style-asian="normal" style:font-style-complex="normal"/>
    </style:style>
    <style:style style:name="P946" style:family="paragraph" style:parent-style-name="Table_20_Heading">
      <style:text-properties fo:color="#000000" loext:opacity="100%" fo:font-style="normal" officeooo:paragraph-rsid="032a51d1" style:font-style-asian="normal" style:font-style-complex="normal"/>
    </style:style>
    <style:style style:name="P947" style:family="paragraph" style:parent-style-name="Standard">
      <style:paragraph-properties fo:margin-left="0.053cm" fo:margin-right="0cm" fo:margin-top="0cm" fo:margin-bottom="0cm" style:contextual-spacing="false" fo:text-align="center" style:justify-single-word="false" fo:orphans="2" fo:widows="2" fo:text-indent="0cm" style:auto-text-indent="false"/>
      <style:text-properties fo:font-size="11pt" fo:font-style="normal" officeooo:paragraph-rsid="02e34c1e" style:font-size-asian="11pt" style:font-style-asian="normal" style:font-size-complex="11pt" style:font-style-complex="normal"/>
    </style:style>
    <style:style style:name="P948" style:family="paragraph" style:parent-style-name="Standard">
      <style:paragraph-properties fo:margin-left="0.053cm" fo:margin-right="0cm" fo:margin-top="0cm" fo:margin-bottom="0cm" style:contextual-spacing="false" fo:text-align="center" style:justify-single-word="false" fo:orphans="2" fo:widows="2" fo:text-indent="0cm" style:auto-text-indent="false"/>
      <style:text-properties fo:color="#000000" loext:opacity="100%" style:font-name="Times New Roman" fo:font-size="12pt" fo:language="en" fo:country="US" fo:font-style="normal" officeooo:rsid="00d9a170" officeooo:paragraph-rsid="02e2873f" style:letter-kerning="true" style:font-name-asian="Andale Sans UI" style:font-size-asian="12pt" style:font-style-asian="normal" style:font-size-complex="12pt" style:font-style-complex="normal"/>
    </style:style>
    <style:style style:name="P949" style:family="paragraph" style:parent-style-name="Standard">
      <style:paragraph-properties fo:margin-left="0.053cm" fo:margin-right="0cm" fo:margin-top="0cm" fo:margin-bottom="0cm" style:contextual-spacing="false" fo:text-align="center" style:justify-single-word="false" fo:orphans="2" fo:widows="2" fo:text-indent="0cm" style:auto-text-indent="false"/>
      <style:text-properties fo:color="#000000" loext:opacity="100%" style:font-name="Times New Roman" fo:font-size="12pt" fo:language="en" fo:country="US" fo:font-style="normal" officeooo:rsid="00d9a170" officeooo:paragraph-rsid="030cdf04" style:font-size-asian="12pt" style:font-style-asian="normal" style:font-size-complex="12pt" style:font-style-complex="normal"/>
    </style:style>
    <style:style style:name="P950" style:family="paragraph" style:parent-style-name="Standard">
      <style:paragraph-properties fo:margin-left="0.053cm" fo:margin-right="0cm" fo:margin-top="0cm" fo:margin-bottom="0cm" style:contextual-spacing="false" fo:text-align="center" style:justify-single-word="false" fo:orphans="2" fo:widows="2" fo:text-indent="0cm" style:auto-text-indent="false"/>
      <style:text-properties fo:color="#000000" loext:opacity="100%" style:font-name="Times New Roman" fo:font-size="11pt" fo:language="ru" fo:country="RU" fo:font-style="normal" officeooo:rsid="02e34c1e" officeooo:paragraph-rsid="02e34c1e" style:letter-kerning="true" style:font-name-asian="Andale Sans UI" style:font-size-asian="11pt" style:font-style-asian="normal" style:font-size-complex="11pt" style:font-style-complex="normal"/>
    </style:style>
    <style:style style:name="P951" style:family="paragraph" style:parent-style-name="Standard">
      <style:paragraph-properties fo:margin-left="0.053cm" fo:margin-right="0cm" fo:margin-top="0cm" fo:margin-bottom="0cm" style:contextual-spacing="false" fo:text-align="center" style:justify-single-word="false" fo:orphans="2" fo:widows="2" fo:text-indent="0cm" style:auto-text-indent="false"/>
      <style:text-properties fo:color="#000000" loext:opacity="100%" fo:font-size="13pt" fo:language="en" fo:country="US" fo:font-style="normal" officeooo:rsid="00d9a170" officeooo:paragraph-rsid="02e0637e" style:font-size-asian="13pt" style:font-style-asian="normal" style:font-size-complex="13pt" style:font-style-complex="normal"/>
    </style:style>
    <style:style style:name="P952" style:family="paragraph" style:parent-style-name="Standard">
      <style:paragraph-properties fo:margin-left="0.053cm" fo:margin-right="0cm" fo:margin-top="0cm" fo:margin-bottom="0cm" style:contextual-spacing="false" fo:line-height="115%" fo:text-align="start" style:justify-single-word="false" fo:orphans="2" fo:widows="2" fo:text-indent="0cm" style:auto-text-indent="false"/>
      <style:text-properties fo:color="#000000" loext:opacity="100%" fo:font-size="14pt" fo:language="en" fo:country="US" fo:font-style="normal" officeooo:rsid="00d9a170" officeooo:paragraph-rsid="031d8cf3" style:font-size-asian="14pt" style:font-style-asian="normal" style:font-size-complex="14pt" style:font-style-complex="normal"/>
    </style:style>
    <style:style style:name="P953" style:family="paragraph" style:parent-style-name="Standard">
      <style:paragraph-properties fo:margin-left="0.053cm" fo:margin-right="0cm" fo:margin-top="0cm" fo:margin-bottom="0cm" style:contextual-spacing="false" fo:text-align="center" style:justify-single-word="false" fo:orphans="2" fo:widows="2" fo:text-indent="0cm" style:auto-text-indent="false"/>
      <style:text-properties fo:font-variant="normal" fo:text-transform="none" fo:color="#000000" loext:opacity="100%" style:text-line-through-style="none" style:text-line-through-type="none" style:font-name="Times New Roman" fo:font-size="11pt" fo:letter-spacing="normal" fo:language="ru" fo:country="RU" fo:font-style="normal" style:text-underline-style="none" fo:font-weight="normal" officeooo:paragraph-rsid="02fc6095" style:text-blinking="false" fo:background-color="#ffffff" style:font-size-asian="11pt" style:font-size-complex="11pt"/>
    </style:style>
    <style:style style:name="P954" style:family="paragraph" style:parent-style-name="Standard">
      <style:paragraph-properties fo:margin-left="0.053cm" fo:margin-right="0cm" fo:margin-top="0cm" fo:margin-bottom="0cm" style:contextual-spacing="false" fo:text-align="center" style:justify-single-word="false" fo:orphans="2" fo:widows="2" fo:text-indent="0cm" style:auto-text-indent="false"/>
      <style:text-properties officeooo:paragraph-rsid="02e2873f"/>
    </style:style>
    <style:style style:name="P955" style:family="paragraph" style:parent-style-name="Normal">
      <style:paragraph-properties fo:margin-left="0.053cm" fo:margin-right="0cm" fo:margin-top="0cm" fo:margin-bottom="0cm" style:contextual-spacing="false" fo:text-align="center" style:justify-single-word="false" fo:orphans="2" fo:widows="2" fo:text-indent="0cm" style:auto-text-indent="false" fo:keep-with-next="always"/>
      <style:text-properties fo:font-variant="normal" fo:text-transform="none" fo:color="#000000" loext:opacity="100%" style:text-line-through-style="none" style:text-line-through-type="none" style:font-name="Times New Roman" fo:font-size="11pt" fo:letter-spacing="normal" fo:language="ru" fo:country="RU" fo:font-style="normal" style:text-underline-style="none" fo:font-weight="normal" officeooo:paragraph-rsid="02fc6095" style:text-blinking="false" fo:background-color="#ffffff" style:font-size-asian="11pt" style:font-size-complex="11pt"/>
    </style:style>
    <style:style style:name="P956" style:family="paragraph" style:parent-style-name="Normal">
      <style:paragraph-properties fo:margin-left="0cm" fo:margin-right="0cm" fo:text-align="start" style:justify-single-word="false" fo:orphans="2" fo:widows="2" fo:text-indent="0.088cm" style:auto-text-indent="false"/>
      <style:text-properties fo:color="#000000" loext:opacity="100%" fo:font-size="13pt" fo:language="ru" fo:country="RU" officeooo:rsid="003b067f" officeooo:paragraph-rsid="00ef92d5" style:font-size-asian="13pt" style:font-size-complex="13pt"/>
    </style:style>
    <style:style style:name="P957" style:family="paragraph" style:parent-style-name="Standard">
      <style:paragraph-properties fo:line-height="115%" fo:text-align="start" style:justify-single-word="false" style:snap-to-layout-grid="false" style:writing-mode="lr-tb"/>
      <style:text-properties officeooo:paragraph-rsid="030b9971"/>
    </style:style>
    <style:style style:name="P958" style:family="paragraph" style:parent-style-name="Standard">
      <style:paragraph-properties fo:line-height="115%" fo:text-align="start" style:justify-single-word="false" style:snap-to-layout-grid="false" style:writing-mode="lr-tb"/>
      <style:text-properties fo:color="#000000" loext:opacity="100%" style:font-name="Times New Roman" fo:font-size="14pt" fo:language="ru" fo:country="RU" fo:font-style="normal" officeooo:rsid="030b9971" officeooo:paragraph-rsid="030b9971" fo:background-color="#ffffff" style:font-size-asian="14pt" style:font-style-asian="normal" style:font-size-complex="14pt" style:font-style-complex="normal"/>
    </style:style>
    <style:style style:name="P959" style:family="paragraph" style:parent-style-name="Standard">
      <style:paragraph-properties fo:line-height="115%" fo:text-align="start" style:justify-single-word="false" style:snap-to-layout-grid="false" style:writing-mode="lr-tb"/>
      <style:text-properties fo:color="#000000" loext:opacity="100%" style:font-name="Times New Roman" fo:font-size="14pt" fo:language="ru" fo:country="RU" fo:font-style="normal" officeooo:rsid="0321e853" officeooo:paragraph-rsid="0321e853" fo:background-color="#ffffff" style:font-size-asian="14pt" style:font-style-asian="normal" style:font-size-complex="14pt" style:font-style-complex="normal"/>
    </style:style>
    <style:style style:name="P960" style:family="paragraph" style:parent-style-name="Standard">
      <style:paragraph-properties fo:line-height="115%" fo:text-align="start" style:justify-single-word="false" style:snap-to-layout-grid="false" style:writing-mode="lr-tb"/>
      <style:text-properties fo:color="#000000" loext:opacity="100%" style:font-name="Times New Roman" fo:font-size="14pt" fo:language="ru" fo:country="RU" fo:font-style="normal" officeooo:rsid="031f5ff4" officeooo:paragraph-rsid="031f5ff4" fo:background-color="#ffffff" style:font-size-asian="14pt" style:font-style-asian="normal" style:font-size-complex="14pt" style:font-style-complex="normal"/>
    </style:style>
    <style:style style:name="P961" style:family="paragraph" style:parent-style-name="Standard">
      <style:paragraph-properties fo:line-height="115%" fo:text-align="start" style:justify-single-word="false" style:snap-to-layout-grid="false" style:writing-mode="lr-tb"/>
      <style:text-properties fo:color="#000000" loext:opacity="100%" style:font-name="Times New Roman" fo:font-size="14pt" fo:language="ru" fo:country="RU" fo:font-style="normal" officeooo:rsid="032611cc" officeooo:paragraph-rsid="032611cc" fo:background-color="#ffffff" style:font-size-asian="14pt" style:font-style-asian="normal" style:font-size-complex="14pt" style:font-style-complex="normal"/>
    </style:style>
    <style:style style:name="P962" style:family="paragraph" style:parent-style-name="Standard">
      <style:paragraph-properties fo:line-height="115%" fo:text-align="start" style:justify-single-word="false" style:snap-to-layout-grid="false" style:writing-mode="lr-tb"/>
      <style:text-properties fo:color="#000000" loext:opacity="100%" style:font-name="Times New Roman" fo:font-size="14pt" fo:language="ru" fo:country="RU" fo:font-style="normal" officeooo:rsid="02e88fbf" officeooo:paragraph-rsid="02e8ecda" fo:background-color="#ffffff" style:font-size-asian="14pt" style:font-style-asian="normal" style:font-size-complex="14pt" style:font-style-complex="normal"/>
    </style:style>
    <style:style style:name="P963" style:family="paragraph" style:parent-style-name="Standard">
      <style:paragraph-properties fo:line-height="115%" fo:text-align="start" style:justify-single-word="false" style:snap-to-layout-grid="false" style:writing-mode="lr-tb"/>
      <style:text-properties fo:font-size="14pt" officeooo:paragraph-rsid="030548ff" style:font-size-asian="14pt" style:font-size-complex="14pt"/>
    </style:style>
    <style:style style:name="P964" style:family="paragraph" style:parent-style-name="Standard">
      <style:paragraph-properties fo:line-height="115%" fo:text-align="start" style:justify-single-word="false" style:snap-to-layout-grid="false" style:writing-mode="lr-tb"/>
      <style:text-properties fo:font-size="14pt" officeooo:paragraph-rsid="030b9971" style:font-size-asian="14pt" style:font-size-complex="14pt"/>
    </style:style>
    <style:style style:name="P965" style:family="paragraph" style:parent-style-name="Standard">
      <style:paragraph-properties fo:line-height="115%" fo:text-align="start" style:justify-single-word="false" style:snap-to-layout-grid="false" style:writing-mode="lr-tb"/>
      <style:text-properties officeooo:rsid="032ac986" officeooo:paragraph-rsid="032ac986"/>
    </style:style>
    <style:style style:name="P966" style:family="paragraph" style:parent-style-name="Standard">
      <style:paragraph-properties fo:margin-top="0cm" fo:margin-bottom="0cm" style:contextual-spacing="false" fo:line-height="115%" fo:text-align="start" style:justify-single-word="false" style:snap-to-layout-grid="false" style:writing-mode="lr-tb"/>
      <style:text-properties fo:color="#000000" loext:opacity="100%" style:font-name="Times New Roman" fo:font-size="14pt" fo:language="ru" fo:country="RU" fo:font-style="normal" officeooo:rsid="019b1f15" officeooo:paragraph-rsid="02e7a1b4" fo:background-color="#ffffff" style:font-size-asian="14pt" style:font-style-asian="normal" style:font-size-complex="14pt" style:font-style-complex="normal"/>
    </style:style>
    <style:style style:name="P967" style:family="paragraph" style:parent-style-name="Standard">
      <style:paragraph-properties fo:margin-top="0cm" fo:margin-bottom="0cm" style:contextual-spacing="false" fo:line-height="115%" fo:text-align="center" style:justify-single-word="false" style:snap-to-layout-grid="false" style:writing-mode="lr-tb"/>
      <style:text-properties fo:color="#000000" loext:opacity="100%" style:font-name="Times New Roman" fo:font-size="14pt" fo:language="ru" fo:country="RU" fo:font-style="normal" officeooo:rsid="019b1f15" officeooo:paragraph-rsid="032611cc" fo:background-color="#ffffff" style:font-size-asian="14pt" style:font-style-asian="normal" style:font-size-complex="14pt" style:font-style-complex="normal"/>
    </style:style>
    <style:style style:name="P968" style:family="paragraph" style:parent-style-name="Standard">
      <style:paragraph-properties fo:margin-top="0cm" fo:margin-bottom="0cm" style:contextual-spacing="false" fo:line-height="115%" fo:text-align="start" style:justify-single-word="false" style:snap-to-layout-grid="false" style:writing-mode="lr-tb"/>
      <style:text-properties fo:color="#000000" loext:opacity="100%" style:font-name="Times New Roman" fo:font-size="14pt" fo:language="ru" fo:country="RU" fo:font-style="normal" officeooo:rsid="02336803" officeooo:paragraph-rsid="02e7a1b4" fo:background-color="#ffffff" style:font-size-asian="14pt" style:font-style-asian="normal" style:font-size-complex="14pt" style:font-style-complex="normal"/>
    </style:style>
    <style:style style:name="P969" style:family="paragraph" style:parent-style-name="Standard">
      <style:paragraph-properties fo:margin-top="0cm" fo:margin-bottom="0cm" style:contextual-spacing="false" fo:line-height="115%" fo:text-align="center" style:justify-single-word="false" style:snap-to-layout-grid="false" style:writing-mode="lr-tb"/>
      <style:text-properties fo:color="#000000" loext:opacity="100%" style:font-name="Times New Roman" fo:font-size="14pt" fo:language="ru" fo:country="RU" fo:font-style="normal" officeooo:rsid="02336803" officeooo:paragraph-rsid="032611cc" fo:background-color="#ffffff" style:font-size-asian="14pt" style:font-style-asian="normal" style:font-size-complex="14pt" style:font-style-complex="normal"/>
    </style:style>
    <style:style style:name="P970" style:family="paragraph" style:parent-style-name="Standard">
      <style:paragraph-properties fo:margin-top="0cm" fo:margin-bottom="0cm" style:contextual-spacing="false" fo:line-height="115%" fo:text-align="start" style:justify-single-word="false" style:snap-to-layout-grid="false" style:writing-mode="lr-tb"/>
      <style:text-properties fo:color="#000000" loext:opacity="100%" style:font-name="Times New Roman" fo:font-size="14pt" fo:language="ru" fo:country="RU" fo:font-style="normal" officeooo:rsid="029cdc65" officeooo:paragraph-rsid="02e7a1b4" fo:background-color="#ffffff" style:font-size-asian="14pt" style:font-style-asian="normal" style:font-size-complex="14pt" style:font-style-complex="normal"/>
    </style:style>
    <style:style style:name="P971" style:family="paragraph" style:parent-style-name="Standard">
      <style:paragraph-properties fo:margin-top="0cm" fo:margin-bottom="0cm" style:contextual-spacing="false" fo:line-height="115%" fo:text-align="start" style:justify-single-word="false" style:snap-to-layout-grid="false" style:writing-mode="lr-tb"/>
      <style:text-properties fo:color="#000000" loext:opacity="100%" style:font-name="Times New Roman" fo:font-size="14pt" fo:language="ru" fo:country="RU" fo:font-style="normal" officeooo:rsid="029cdc65" officeooo:paragraph-rsid="02e88fbf" fo:background-color="#ffffff" style:font-size-asian="14pt" style:font-style-asian="normal" style:font-size-complex="14pt" style:font-style-complex="normal"/>
    </style:style>
    <style:style style:name="P972" style:family="paragraph" style:parent-style-name="Standard">
      <style:paragraph-properties fo:margin-top="0cm" fo:margin-bottom="0cm" style:contextual-spacing="false" fo:line-height="115%" fo:text-align="start" style:justify-single-word="false" style:snap-to-layout-grid="false" style:writing-mode="lr-tb"/>
      <style:text-properties fo:color="#000000" loext:opacity="100%" style:font-name="Times New Roman" fo:font-size="14pt" fo:language="ru" fo:country="RU" fo:font-style="normal" officeooo:rsid="02e88fbf" officeooo:paragraph-rsid="02e88fbf" fo:background-color="#ffffff" style:font-size-asian="14pt" style:font-style-asian="normal" style:font-size-complex="14pt" style:font-style-complex="normal"/>
    </style:style>
    <style:style style:name="P973" style:family="paragraph" style:parent-style-name="Standard">
      <style:paragraph-properties fo:margin-top="0cm" fo:margin-bottom="0cm" style:contextual-spacing="false" fo:line-height="115%" fo:text-align="start" style:justify-single-word="false" style:snap-to-layout-grid="false" style:writing-mode="lr-tb"/>
      <style:text-properties fo:color="#000000" loext:opacity="100%" style:font-name="Times New Roman" fo:font-size="14pt" fo:language="ru" fo:country="RU" fo:font-style="normal" officeooo:rsid="03002868" officeooo:paragraph-rsid="03002868" fo:background-color="#ffffff" style:font-size-asian="14pt" style:font-style-asian="normal" style:font-size-complex="14pt" style:font-style-complex="normal"/>
    </style:style>
    <style:style style:name="P974" style:family="paragraph" style:parent-style-name="Standard">
      <style:paragraph-properties fo:margin-top="0cm" fo:margin-bottom="0cm" style:contextual-spacing="false" fo:line-height="115%" fo:text-align="start" style:justify-single-word="false" style:snap-to-layout-grid="false" style:writing-mode="lr-tb"/>
      <style:text-properties fo:color="#000000" loext:opacity="100%" style:font-name="Times New Roman" fo:font-size="14pt" fo:language="ru" fo:country="RU" fo:font-style="normal" officeooo:rsid="03009fed" officeooo:paragraph-rsid="03009fed" fo:background-color="#ffffff" style:font-size-asian="14pt" style:font-style-asian="normal" style:font-size-complex="14pt" style:font-style-complex="normal"/>
    </style:style>
    <style:style style:name="P975" style:family="paragraph" style:parent-style-name="Standard">
      <style:paragraph-properties fo:margin-top="0cm" fo:margin-bottom="0cm" style:contextual-spacing="false" fo:line-height="115%" fo:text-align="start" style:justify-single-word="false" style:snap-to-layout-grid="false" style:writing-mode="lr-tb"/>
      <style:text-properties fo:color="#000000" loext:opacity="100%" style:font-name="Times New Roman" fo:font-size="14pt" fo:language="ru" fo:country="RU" fo:font-style="normal" officeooo:rsid="030548ff" officeooo:paragraph-rsid="030548ff" fo:background-color="#ffffff" style:font-size-asian="14pt" style:font-style-asian="normal" style:font-size-complex="14pt" style:font-style-complex="normal"/>
    </style:style>
    <style:style style:name="P976" style:family="paragraph" style:parent-style-name="Standard">
      <style:paragraph-properties fo:margin-top="0cm" fo:margin-bottom="0cm" style:contextual-spacing="false" fo:line-height="115%" fo:text-align="start" style:justify-single-word="false" style:snap-to-layout-grid="false" style:writing-mode="lr-tb"/>
      <style:text-properties fo:color="#000000" loext:opacity="100%" style:font-name="Times New Roman" fo:font-size="14pt" fo:language="ru" fo:country="RU" fo:font-style="normal" officeooo:rsid="0321e853" officeooo:paragraph-rsid="032611cc" fo:background-color="#ffffff" style:font-size-asian="14pt" style:font-style-asian="normal" style:font-size-complex="14pt" style:font-style-complex="normal"/>
    </style:style>
    <style:style style:name="P977" style:family="paragraph" style:parent-style-name="Standard">
      <style:paragraph-properties fo:margin-top="0cm" fo:margin-bottom="0cm" style:contextual-spacing="false" fo:line-height="115%" fo:text-align="start" style:justify-single-word="false" style:snap-to-layout-grid="false" style:writing-mode="lr-tb"/>
      <style:text-properties fo:color="#000000" loext:opacity="100%" style:font-name="Times New Roman" fo:font-size="14pt" fo:language="ru" fo:country="RU" fo:font-style="normal" officeooo:rsid="0321e853" officeooo:paragraph-rsid="0321e853" fo:background-color="#ffffff" style:font-size-asian="14pt" style:font-style-asian="normal" style:font-size-complex="14pt" style:font-style-complex="normal"/>
    </style:style>
    <style:style style:name="P978" style:family="paragraph" style:parent-style-name="Standard">
      <style:paragraph-properties fo:margin-top="0cm" fo:margin-bottom="0cm" style:contextual-spacing="false" fo:line-height="115%" fo:text-align="start" style:justify-single-word="false" style:snap-to-layout-grid="false" style:writing-mode="lr-tb"/>
      <style:text-properties fo:color="#000000" loext:opacity="100%" style:text-position="0% 100%" style:font-name="Times New Roman" fo:font-size="14pt" fo:language="ru" fo:country="RU" fo:font-style="normal" officeooo:rsid="02336803" officeooo:paragraph-rsid="030ad3df" style:letter-kerning="true" fo:background-color="#ffffff" style:font-name-asian="Andale Sans UI" style:font-size-asian="14pt" style:font-style-asian="normal" style:font-size-complex="14pt" style:font-style-complex="normal"/>
    </style:style>
    <style:style style:name="P979" style:family="paragraph" style:parent-style-name="Standard">
      <style:paragraph-properties fo:margin-top="0cm" fo:margin-bottom="0cm" style:contextual-spacing="false" fo:line-height="115%" fo:text-align="start" style:justify-single-word="false" style:snap-to-layout-grid="false" style:writing-mode="lr-tb"/>
      <style:text-properties fo:font-style="normal" officeooo:rsid="02336803" officeooo:paragraph-rsid="030b9971" style:font-style-asian="normal" style:font-style-complex="normal"/>
    </style:style>
    <style:style style:name="P980" style:family="paragraph" style:parent-style-name="Standard">
      <style:paragraph-properties fo:margin-top="0cm" fo:margin-bottom="0cm" style:contextual-spacing="false" fo:line-height="115%" fo:text-align="start" style:justify-single-word="false" style:snap-to-layout-grid="false" style:writing-mode="lr-tb"/>
      <style:text-properties officeooo:paragraph-rsid="032ac986"/>
    </style:style>
    <style:style style:name="P981" style:family="paragraph" style:parent-style-name="Standard">
      <style:paragraph-properties fo:margin-top="0cm" fo:margin-bottom="0cm" style:contextual-spacing="false" fo:line-height="115%" fo:text-align="start" style:justify-single-word="false" style:snap-to-layout-grid="false" style:writing-mode="lr-tb"/>
      <style:text-properties officeooo:paragraph-rsid="033258a7"/>
    </style:style>
    <style:style style:name="P982" style:family="paragraph" style:parent-style-name="Standard">
      <style:paragraph-properties fo:margin-top="0cm" fo:margin-bottom="0cm" style:contextual-spacing="false" fo:line-height="115%" fo:text-align="start" style:justify-single-word="false" style:snap-to-layout-grid="false" style:writing-mode="lr-tb"/>
      <style:text-properties officeooo:paragraph-rsid="033435f0"/>
    </style:style>
    <style:style style:name="P983" style:family="paragraph" style:parent-style-name="Header">
      <style:paragraph-properties fo:margin-left="0cm" fo:margin-right="0.559cm" fo:line-height="0.755cm" fo:text-align="center" style:justify-single-word="false" fo:text-indent="0cm" style:auto-text-indent="false" style:writing-mode="lr-tb">
        <style:tab-stops>
          <style:tab-stop style:position="7.325cm" style:type="center"/>
          <style:tab-stop style:position="14.651cm" style:type="right"/>
          <style:tab-stop style:position="26.562cm"/>
        </style:tab-stops>
      </style:paragraph-properties>
      <style:text-properties fo:color="#000000" loext:opacity="100%" style:font-name="Times New Roman" fo:font-style="normal" officeooo:paragraph-rsid="032a51d1" style:font-style-asian="normal" style:font-style-complex="normal"/>
    </style:style>
    <style:style style:name="P984" style:family="paragraph" style:parent-style-name="Header">
      <style:paragraph-properties fo:margin-left="0.309cm" fo:margin-right="0.559cm" fo:line-height="0.755cm" fo:text-align="start" style:justify-single-word="false" fo:orphans="0" fo:widows="0" fo:text-indent="0cm" style:auto-text-indent="false" style:writing-mode="lr-tb">
        <style:tab-stops>
          <style:tab-stop style:position="7.325cm" style:type="center"/>
          <style:tab-stop style:position="14.651cm" style:type="right"/>
          <style:tab-stop style:position="26.562cm"/>
        </style:tab-stops>
      </style:paragraph-properties>
      <style:text-properties fo:color="#000000" loext:opacity="100%" style:font-name="Times New Roman" fo:font-style="normal" officeooo:paragraph-rsid="032a51d1" style:font-style-asian="normal" style:font-style-complex="normal"/>
    </style:style>
    <style:style style:name="P985" style:family="paragraph" style:parent-style-name="Header">
      <style:paragraph-properties fo:margin-left="0.309cm" fo:margin-right="0.559cm" fo:line-height="150%" fo:text-align="start" style:justify-single-word="false" fo:orphans="0" fo:widows="0" fo:text-indent="0cm" style:auto-text-indent="false" style:writing-mode="lr-tb">
        <style:tab-stops>
          <style:tab-stop style:position="7.325cm" style:type="center"/>
          <style:tab-stop style:position="14.651cm" style:type="right"/>
          <style:tab-stop style:position="26.562cm"/>
        </style:tab-stops>
      </style:paragraph-properties>
      <style:text-properties fo:color="#000000" loext:opacity="100%" style:font-name="Times New Roman" fo:font-style="normal" officeooo:paragraph-rsid="032a51d1" style:font-style-asian="normal" style:font-style-complex="normal"/>
    </style:style>
    <style:style style:name="P986" style:family="paragraph" style:parent-style-name="Header">
      <style:paragraph-properties fo:margin-left="0.309cm" fo:margin-right="0.559cm" fo:line-height="150%" fo:text-align="start" style:justify-single-word="false" fo:orphans="0" fo:widows="0" fo:text-indent="0cm" style:auto-text-indent="false" style:writing-mode="lr-tb">
        <style:tab-stops>
          <style:tab-stop style:position="7.325cm" style:type="center"/>
          <style:tab-stop style:position="14.651cm" style:type="right"/>
          <style:tab-stop style:position="26.562cm"/>
        </style:tab-stops>
      </style:paragraph-properties>
      <style:text-properties fo:color="#000000" loext:opacity="100%" style:font-name="Times New Roman" fo:font-style="normal" officeooo:rsid="029219eb" officeooo:paragraph-rsid="032a51d1" style:font-style-asian="normal" style:font-style-complex="normal"/>
    </style:style>
    <style:style style:name="P987" style:family="paragraph" style:parent-style-name="Standard_20__28_user_29_">
      <loext:graphic-properties draw:fill="none"/>
      <style:paragraph-properties fo:margin-left="1cm" fo:margin-right="0cm" fo:margin-top="0cm" fo:margin-bottom="0cm" style:contextual-spacing="false" fo:line-height="150%" fo:text-align="start" style:justify-single-word="false" fo:orphans="2" fo:widows="2" fo:hyphenation-ladder-count="no-limit" fo:text-indent="-0.9cm" style:auto-text-indent="false" fo:background-color="transparent" style:vertical-align="baseline" style:writing-mode="lr-tb"/>
      <style:text-properties fo:color="#000000" loext:opacity="100%" fo:font-size="14pt" officeooo:paragraph-rsid="001d2c5d" style:font-size-asian="14pt" style:font-size-complex="14pt" fo:hyphenate="false" fo:hyphenation-remain-char-count="2" fo:hyphenation-push-char-count="2" loext:hyphenation-no-caps="false"/>
    </style:style>
    <style:style style:name="P988" style:family="paragraph" style:parent-style-name="Standard_20__28_user_29_">
      <loext:graphic-properties draw:fill="none"/>
      <style:paragraph-properties fo:margin-left="1cm" fo:margin-right="0cm" fo:margin-top="0cm" fo:margin-bottom="0cm" style:contextual-spacing="false" fo:line-height="150%" fo:text-align="start" style:justify-single-word="false" fo:orphans="2" fo:widows="2" fo:hyphenation-ladder-count="no-limit" fo:text-indent="-0.9cm" style:auto-text-indent="false" fo:background-color="transparent" style:vertical-align="baseline" style:writing-mode="lr-tb"/>
      <style:text-properties fo:color="#000000" loext:opacity="100%" fo:font-size="14pt" officeooo:rsid="02996e14" officeooo:paragraph-rsid="001d2c5d" style:font-size-asian="14pt" style:font-size-complex="14pt" fo:hyphenate="false" fo:hyphenation-remain-char-count="2" fo:hyphenation-push-char-count="2" loext:hyphenation-no-caps="false"/>
    </style:style>
    <style:style style:name="P989" style:family="paragraph" style:parent-style-name="Normal" style:master-page-name="">
      <loext:graphic-properties draw:fill="none"/>
      <style:paragraph-properties fo:margin-left="0cm" fo:margin-right="0.499cm" fo:text-align="end" style:justify-single-word="false" fo:orphans="2" fo:widows="2" fo:text-indent="0cm" style:auto-text-indent="false" style:page-number="auto" fo:background-color="transparent" style:writing-mode="lr-tb"/>
      <style:text-properties officeooo:paragraph-rsid="028efcd0"/>
    </style:style>
    <style:style style:name="P990" style:family="paragraph" style:parent-style-name="Normal" style:master-page-name="">
      <loext:graphic-properties draw:fill="none"/>
      <style:paragraph-properties fo:margin-left="0cm" fo:margin-right="0.499cm" fo:text-align="end" style:justify-single-word="false" fo:orphans="2" fo:widows="2" fo:text-indent="0cm" style:auto-text-indent="false" style:page-number="auto" fo:background-color="transparent" style:writing-mode="lr-tb"/>
      <style:text-properties fo:color="#000000" loext:opacity="100%" fo:font-size="12pt" fo:font-style="normal" officeooo:paragraph-rsid="03151934" style:font-style-asian="normal" style:font-style-complex="normal"/>
    </style:style>
    <style:style style:name="P991" style:family="paragraph" style:parent-style-name="Normal" style:master-page-name="">
      <loext:graphic-properties draw:fill="none"/>
      <style:paragraph-properties fo:margin-left="0cm" fo:margin-right="0.499cm" fo:text-align="end" style:justify-single-word="false" fo:orphans="2" fo:widows="2" fo:text-indent="0cm" style:auto-text-indent="false" style:page-number="auto" fo:background-color="transparent" style:writing-mode="lr-tb"/>
      <style:text-properties fo:color="#000000" loext:opacity="100%" fo:font-size="12pt" fo:font-style="normal" officeooo:paragraph-rsid="030b9971" style:font-style-asian="normal" style:font-style-complex="normal"/>
    </style:style>
    <style:style style:name="P992" style:family="paragraph" style:parent-style-name="Normal" style:master-page-name="">
      <loext:graphic-properties draw:fill="none"/>
      <style:paragraph-properties fo:margin-left="0cm" fo:margin-right="0.499cm" fo:text-align="end" style:justify-single-word="false" fo:orphans="2" fo:widows="2" fo:text-indent="0cm" style:auto-text-indent="false" style:page-number="auto" fo:background-color="transparent" style:writing-mode="lr-tb">
        <style:tab-stops>
          <style:tab-stop style:position="28.513cm"/>
        </style:tab-stops>
      </style:paragraph-properties>
      <style:text-properties fo:color="#000000" loext:opacity="100%" fo:font-size="12pt" fo:font-style="normal" officeooo:paragraph-rsid="03151934" style:font-style-asian="normal" style:font-style-complex="normal"/>
    </style:style>
    <style:style style:name="P993" style:family="paragraph" style:parent-style-name="Normal" style:master-page-name="">
      <loext:graphic-properties draw:fill="none"/>
      <style:paragraph-properties fo:margin-left="0cm" fo:margin-right="0.499cm" fo:text-align="end" style:justify-single-word="false" fo:orphans="2" fo:widows="2" fo:text-indent="0cm" style:auto-text-indent="false" style:page-number="auto" fo:background-color="transparent" style:writing-mode="lr-tb"/>
      <style:text-properties fo:color="#000000" loext:opacity="100%" fo:font-size="12pt" fo:font-style="normal" officeooo:paragraph-rsid="03151934" style:font-size-asian="10pt" style:font-style-asian="normal" style:font-size-complex="10pt" style:font-style-complex="normal"/>
    </style:style>
    <style:style style:name="P994" style:family="paragraph" style:parent-style-name="Normal" style:master-page-name="">
      <loext:graphic-properties draw:fill="none"/>
      <style:paragraph-properties fo:margin-left="0cm" fo:margin-right="0.499cm" fo:text-align="end" style:justify-single-word="false" fo:orphans="2" fo:widows="2" fo:text-indent="0cm" style:auto-text-indent="false" style:page-number="auto" fo:background-color="transparent" style:writing-mode="lr-tb">
        <style:tab-stops>
          <style:tab-stop style:position="28.513cm"/>
        </style:tab-stops>
      </style:paragraph-properties>
      <style:text-properties fo:color="#000000" loext:opacity="100%" fo:font-size="12pt" fo:font-style="normal" officeooo:paragraph-rsid="03151934" style:font-size-asian="10pt" style:font-style-asian="normal" style:font-size-complex="10pt" style:font-style-complex="normal"/>
    </style:style>
    <style:style style:name="P995" style:family="paragraph" style:parent-style-name="Normal" style:master-page-name="">
      <loext:graphic-properties draw:fill="none"/>
      <style:paragraph-properties fo:margin-left="0cm" fo:margin-right="0.499cm" fo:text-align="end" style:justify-single-word="false" fo:orphans="2" fo:widows="2" fo:text-indent="0cm" style:auto-text-indent="false" style:page-number="auto" fo:background-color="transparent" style:writing-mode="lr-tb"/>
      <style:text-properties fo:color="#000000" loext:opacity="100%" fo:font-size="12pt" fo:font-style="normal" officeooo:paragraph-rsid="03139432" style:font-size-asian="10pt" style:font-style-asian="normal" style:font-size-complex="10pt" style:font-style-complex="normal"/>
    </style:style>
    <style:style style:name="P996" style:family="paragraph" style:parent-style-name="Normal" style:master-page-name="">
      <loext:graphic-properties draw:fill="none"/>
      <style:paragraph-properties fo:margin-left="0cm" fo:margin-right="0.499cm" fo:text-align="end" style:justify-single-word="false" fo:orphans="2" fo:widows="2" fo:text-indent="0cm" style:auto-text-indent="false" style:page-number="auto" fo:break-before="page" fo:background-color="transparent" style:writing-mode="lr-tb"/>
      <style:text-properties fo:color="#000000" loext:opacity="100%" fo:font-size="12pt" fo:font-style="normal" officeooo:paragraph-rsid="03151934" style:font-size-asian="10pt" style:font-style-asian="normal" style:font-size-complex="10pt" style:font-style-complex="normal"/>
    </style:style>
    <style:style style:name="P997" style:family="paragraph" style:parent-style-name="Normal" style:master-page-name="">
      <loext:graphic-properties draw:fill="none"/>
      <style:paragraph-properties fo:margin-left="0cm" fo:margin-right="0.499cm" fo:text-align="end" style:justify-single-word="false" fo:orphans="2" fo:widows="2" fo:text-indent="0cm" style:auto-text-indent="false" style:page-number="auto" fo:break-before="page" fo:background-color="transparent" style:writing-mode="lr-tb"/>
      <style:text-properties officeooo:paragraph-rsid="032a51d1"/>
    </style:style>
    <style:style style:name="P998" style:family="paragraph" style:parent-style-name="Standard" style:master-page-name="">
      <loext:graphic-properties draw:fill="none"/>
      <style:paragraph-properties fo:margin-left="0cm" fo:margin-right="0.499cm" fo:text-align="end" style:justify-single-word="false" fo:orphans="2" fo:widows="2" fo:text-indent="0cm" style:auto-text-indent="false" style:page-number="auto" fo:background-color="transparent">
        <style:tab-stops>
          <style:tab-stop style:position="23.703cm"/>
        </style:tab-stops>
      </style:paragraph-properties>
      <style:text-properties fo:color="#000000" loext:opacity="100%" fo:font-style="normal" officeooo:paragraph-rsid="03151934" style:font-style-asian="normal" style:font-style-complex="normal"/>
    </style:style>
    <style:style style:name="P999" style:family="paragraph" style:parent-style-name="Normal">
      <loext:graphic-properties draw:fill="none"/>
      <style:paragraph-properties fo:margin-left="0cm" fo:margin-right="0.499cm" fo:text-align="end" style:justify-single-word="false" fo:orphans="2" fo:widows="2" fo:text-indent="0cm" style:auto-text-indent="false" fo:background-color="transparent" style:writing-mode="lr-tb"/>
      <style:text-properties officeooo:paragraph-rsid="030b9971"/>
    </style:style>
    <style:style style:name="P1000" style:family="paragraph" style:parent-style-name="Normal">
      <loext:graphic-properties draw:fill="none"/>
      <style:paragraph-properties fo:margin-left="0cm" fo:margin-right="0.499cm" fo:text-align="end" style:justify-single-word="false" fo:orphans="2" fo:widows="2" fo:text-indent="0cm" style:auto-text-indent="false" fo:background-color="transparent" style:writing-mode="lr-tb"/>
      <style:text-properties fo:color="#000000" loext:opacity="100%" fo:font-size="12pt" fo:font-style="normal" officeooo:paragraph-rsid="03151934" style:font-style-asian="normal" style:font-style-complex="normal"/>
    </style:style>
    <style:style style:name="P1001" style:family="paragraph" style:parent-style-name="Normal">
      <loext:graphic-properties draw:fill="none"/>
      <style:paragraph-properties fo:margin-left="0cm" fo:margin-right="0.499cm" fo:text-align="end" style:justify-single-word="false" fo:orphans="2" fo:widows="2" fo:text-indent="0cm" style:auto-text-indent="false" fo:background-color="transparent" style:writing-mode="lr-tb"/>
      <style:text-properties fo:color="#000000" loext:opacity="100%" fo:font-size="12pt" fo:font-style="normal" officeooo:paragraph-rsid="03139432" style:font-size-asian="10pt" style:font-style-asian="normal" style:font-size-complex="10pt" style:font-style-complex="normal"/>
    </style:style>
    <style:style style:name="P1002" style:family="paragraph" style:parent-style-name="Normal">
      <loext:graphic-properties draw:fill="none"/>
      <style:paragraph-properties fo:margin-left="0cm" fo:margin-right="0.499cm" fo:text-align="end" style:justify-single-word="false" fo:orphans="2" fo:widows="2" fo:text-indent="0cm" style:auto-text-indent="false" fo:background-color="transparent" style:writing-mode="lr-tb">
        <style:tab-stops>
          <style:tab-stop style:position="28.513cm"/>
        </style:tab-stops>
      </style:paragraph-properties>
      <style:text-properties fo:color="#000000" loext:opacity="100%" fo:font-style="normal" officeooo:paragraph-rsid="03151934" style:font-style-asian="normal" style:font-style-complex="normal"/>
    </style:style>
    <style:style style:name="P1003" style:family="paragraph" style:parent-style-name="Standard">
      <loext:graphic-properties draw:fill="none"/>
      <style:paragraph-properties fo:margin-left="0cm" fo:margin-right="0.499cm" fo:text-align="end" style:justify-single-word="false" fo:orphans="2" fo:widows="2" fo:text-indent="0cm" style:auto-text-indent="false" fo:background-color="transparent">
        <style:tab-stops>
          <style:tab-stop style:position="23.703cm"/>
        </style:tab-stops>
      </style:paragraph-properties>
      <style:text-properties fo:color="#000000" loext:opacity="100%" fo:font-style="normal" officeooo:paragraph-rsid="03151934" style:font-style-asian="normal" style:font-style-complex="normal"/>
    </style:style>
    <style:style style:name="P1004" style:family="paragraph" style:parent-style-name="Normal">
      <style:paragraph-properties fo:line-height="150%" fo:text-align="start" style:justify-single-word="false"/>
      <style:text-properties fo:color="#000000" loext:opacity="100%" fo:font-weight="normal" officeooo:paragraph-rsid="0019ffcd" style:font-weight-asian="normal" style:font-weight-complex="bold"/>
    </style:style>
    <style:style style:name="P1005" style:family="paragraph" style:parent-style-name="Standard">
      <style:paragraph-properties fo:margin-left="0cm" fo:margin-right="0cm" fo:text-align="start" style:justify-single-word="false" fo:orphans="0" fo:widows="0" fo:text-indent="0.309cm" style:auto-text-indent="false" style:writing-mode="lr-tb">
        <style:tab-stops/>
      </style:paragraph-properties>
      <style:text-properties fo:color="#000000" loext:opacity="100%" fo:font-style="normal" officeooo:paragraph-rsid="032a51d1" style:font-style-asian="normal" style:font-style-complex="normal"/>
    </style:style>
    <style:style style:name="P1006" style:family="paragraph" style:parent-style-name="Standard">
      <style:paragraph-properties fo:margin-left="0cm" fo:margin-right="0cm" fo:line-height="150%" fo:text-align="start" style:justify-single-word="false" fo:orphans="0" fo:widows="0" fo:text-indent="0.309cm" style:auto-text-indent="false" style:writing-mode="lr-tb">
        <style:tab-stops/>
      </style:paragraph-properties>
      <style:text-properties fo:color="#000000" loext:opacity="100%" fo:font-style="normal" officeooo:paragraph-rsid="032a51d1" style:font-style-asian="normal" style:font-style-complex="normal"/>
    </style:style>
    <style:style style:name="P1007" style:family="paragraph" style:parent-style-name="Standard">
      <loext:graphic-properties draw:fill="none"/>
      <style:paragraph-properties fo:margin-left="0cm" fo:margin-right="0cm" fo:line-height="150%" fo:orphans="2" fo:widows="2" fo:text-indent="0.4cm" style:auto-text-indent="false" fo:background-color="transparent"/>
      <style:text-properties fo:color="#000000" loext:opacity="100%" officeooo:paragraph-rsid="0019ffcd" style:font-size-complex="14pt"/>
    </style:style>
    <style:style style:name="P1008" style:family="paragraph" style:parent-style-name="Standard">
      <loext:graphic-properties draw:fill="none"/>
      <style:paragraph-properties fo:margin-left="0cm" fo:margin-right="0cm" fo:line-height="150%" fo:orphans="2" fo:widows="2" fo:text-indent="0.4cm" style:auto-text-indent="false" fo:background-color="transparent"/>
      <style:text-properties fo:color="#000000" loext:opacity="100%" officeooo:paragraph-rsid="03132b5d" style:font-size-complex="14pt"/>
    </style:style>
    <style:style style:name="P1009" style:family="paragraph" style:parent-style-name="Standard">
      <loext:graphic-properties draw:fill="none"/>
      <style:paragraph-properties fo:margin-left="0cm" fo:margin-right="0cm" fo:line-height="150%" fo:orphans="2" fo:widows="2" fo:text-indent="0.4cm" style:auto-text-indent="false" fo:background-color="transparent"/>
      <style:text-properties fo:color="#000000" loext:opacity="100%" officeooo:rsid="0041a3cf" officeooo:paragraph-rsid="0019ffcd" style:font-size-complex="14pt"/>
    </style:style>
    <style:style style:name="P1010" style:family="paragraph" style:parent-style-name="Standard">
      <loext:graphic-properties draw:fill="none"/>
      <style:paragraph-properties fo:margin-left="0cm" fo:margin-right="0cm" fo:line-height="150%" fo:orphans="2" fo:widows="2" fo:text-indent="0.4cm" style:auto-text-indent="false" fo:background-color="transparent"/>
      <style:text-properties fo:color="#000000" loext:opacity="100%" officeooo:rsid="002103d8" officeooo:paragraph-rsid="03132b5d" style:font-size-complex="14pt"/>
    </style:style>
    <style:style style:name="P1011" style:family="paragraph" style:parent-style-name="Standard">
      <style:paragraph-properties fo:margin-top="0cm" fo:margin-bottom="0.282cm" style:contextual-spacing="false" fo:line-height="150%" fo:orphans="2" fo:widows="2" fo:hyphenation-ladder-count="no-limit" style:vertical-align="auto"/>
      <style:text-properties fo:color="#000000" loext:opacity="100%" fo:font-size="18pt" officeooo:paragraph-rsid="0019ffcd" style:font-name-asian="Times New Roman3" style:font-size-asian="18pt" style:font-name-complex="Times New Roman3" style:font-size-complex="10pt" fo:hyphenate="true" fo:hyphenation-remain-char-count="2" fo:hyphenation-push-char-count="2" loext:hyphenation-no-caps="false"/>
    </style:style>
    <style:style style:name="P1012" style:family="paragraph" style:parent-style-name="Standard">
      <style:paragraph-properties fo:margin-top="0cm" fo:margin-bottom="0.282cm" style:contextual-spacing="false" fo:line-height="150%" fo:orphans="2" fo:widows="2" fo:hyphenation-ladder-count="no-limit" style:vertical-align="auto"/>
      <style:text-properties fo:color="#000000" loext:opacity="100%" officeooo:paragraph-rsid="0019ffcd" fo:hyphenate="true" fo:hyphenation-remain-char-count="2" fo:hyphenation-push-char-count="2" loext:hyphenation-no-caps="false"/>
    </style:style>
    <style:style style:name="P1013" style:family="paragraph" style:parent-style-name="Normal" style:master-page-name="">
      <loext:graphic-properties draw:fill="none"/>
      <style:paragraph-properties fo:margin-left="0cm" fo:margin-right="0.4cm" fo:text-align="end" style:justify-single-word="false" fo:orphans="2" fo:widows="2" fo:text-indent="0cm" style:auto-text-indent="false" style:page-number="auto" fo:break-before="page" fo:background-color="transparent" style:writing-mode="lr-tb"/>
      <style:text-properties fo:color="#000000" loext:opacity="100%" fo:font-size="12pt" fo:font-style="normal" officeooo:paragraph-rsid="03151934" style:font-size-asian="10pt" style:font-style-asian="normal" style:font-size-complex="10pt" style:font-style-complex="normal"/>
    </style:style>
    <style:style style:name="P1014" style:family="paragraph" style:parent-style-name="Normal" style:master-page-name="">
      <loext:graphic-properties draw:fill="none"/>
      <style:paragraph-properties fo:margin-left="0cm" fo:margin-right="0.4cm" fo:text-align="end" style:justify-single-word="false" fo:orphans="2" fo:widows="2" fo:text-indent="0cm" style:auto-text-indent="false" style:page-number="auto" fo:break-before="page" fo:background-color="transparent" style:writing-mode="lr-tb"/>
      <style:text-properties fo:color="#000000" loext:opacity="100%" fo:font-size="12pt" fo:font-style="normal" officeooo:rsid="01de7e56" officeooo:paragraph-rsid="0322dc45" style:font-size-asian="10pt" style:font-style-asian="normal" style:font-size-complex="10pt" style:font-style-complex="normal"/>
    </style:style>
    <style:style style:name="P1015" style:family="paragraph" style:parent-style-name="Normal" style:master-page-name="">
      <loext:graphic-properties draw:fill="none"/>
      <style:paragraph-properties fo:margin-left="0cm" fo:margin-right="0.4cm" fo:text-align="end" style:justify-single-word="false" fo:orphans="2" fo:widows="2" fo:text-indent="0cm" style:auto-text-indent="false" style:page-number="auto" fo:break-before="page" fo:background-color="transparent" style:writing-mode="lr-tb"/>
      <style:text-properties fo:font-size="12pt" officeooo:rsid="024947bb" officeooo:paragraph-rsid="032ac986" style:font-size-asian="10pt" style:font-size-complex="10pt"/>
    </style:style>
    <style:style style:name="P1016" style:family="paragraph" style:parent-style-name="Normal" style:master-page-name="">
      <loext:graphic-properties draw:fill="none"/>
      <style:paragraph-properties fo:margin-left="0cm" fo:margin-right="0.4cm" fo:text-align="end" style:justify-single-word="false" fo:orphans="2" fo:widows="2" fo:text-indent="0cm" style:auto-text-indent="false" style:page-number="auto" fo:background-color="transparent" style:writing-mode="lr-tb"/>
      <style:text-properties fo:color="#000000" loext:opacity="100%" fo:font-size="12pt" fo:font-style="normal" officeooo:paragraph-rsid="03151934" style:font-size-asian="10pt" style:font-style-asian="normal" style:font-size-complex="10pt" style:font-style-complex="normal"/>
    </style:style>
    <style:style style:name="P1017" style:family="paragraph" style:parent-style-name="Normal" style:master-page-name="">
      <loext:graphic-properties draw:fill="none"/>
      <style:paragraph-properties fo:margin-left="0cm" fo:margin-right="0.4cm" fo:text-align="end" style:justify-single-word="false" fo:orphans="2" fo:widows="2" fo:text-indent="0cm" style:auto-text-indent="false" style:page-number="auto" fo:background-color="transparent" style:writing-mode="lr-tb"/>
      <style:text-properties fo:color="#000000" loext:opacity="100%" fo:font-size="12pt" fo:font-style="normal" officeooo:paragraph-rsid="03139432" style:font-style-asian="normal" style:font-style-complex="normal"/>
    </style:style>
    <style:style style:name="P1018" style:family="paragraph" style:parent-style-name="Normal" style:master-page-name="">
      <loext:graphic-properties draw:fill="none"/>
      <style:paragraph-properties fo:margin-left="0cm" fo:margin-right="0.4cm" fo:text-align="end" style:justify-single-word="false" fo:orphans="2" fo:widows="2" fo:text-indent="0cm" style:auto-text-indent="false" style:page-number="auto" fo:background-color="transparent" style:writing-mode="lr-tb"/>
      <style:text-properties fo:color="#000000" loext:opacity="100%" fo:font-size="12pt" fo:font-style="normal" officeooo:paragraph-rsid="031dcb8b" style:font-style-asian="normal" style:font-style-complex="normal"/>
    </style:style>
    <style:style style:name="P1019" style:family="paragraph" style:parent-style-name="Normal" style:master-page-name="">
      <loext:graphic-properties draw:fill="none"/>
      <style:paragraph-properties fo:margin-left="0cm" fo:margin-right="0.4cm" fo:text-align="end" style:justify-single-word="false" fo:orphans="2" fo:widows="2" fo:text-indent="0cm" style:auto-text-indent="false" style:page-number="auto" fo:background-color="transparent" style:writing-mode="lr-tb"/>
      <style:text-properties fo:color="#000000" loext:opacity="100%" fo:font-style="normal" officeooo:paragraph-rsid="0321e853" style:font-style-asian="normal" style:font-style-complex="normal"/>
    </style:style>
    <style:style style:name="P1020" style:family="paragraph" style:parent-style-name="Standard" style:master-page-name="">
      <loext:graphic-properties draw:fill="none"/>
      <style:paragraph-properties fo:margin-left="0cm" fo:margin-right="0.4cm" fo:text-align="end" style:justify-single-word="false" fo:orphans="2" fo:widows="2" fo:text-indent="0cm" style:auto-text-indent="false" style:page-number="auto" fo:background-color="transparent">
        <style:tab-stops>
          <style:tab-stop style:position="23.703cm"/>
        </style:tab-stops>
      </style:paragraph-properties>
      <style:text-properties fo:color="#000000" loext:opacity="100%" fo:font-style="normal" officeooo:paragraph-rsid="03151934" style:font-style-asian="normal" style:font-style-complex="normal"/>
    </style:style>
    <style:style style:name="P1021" style:family="paragraph" style:parent-style-name="Normal">
      <loext:graphic-properties draw:fill="none"/>
      <style:paragraph-properties fo:margin-left="0cm" fo:margin-right="0.6cm" fo:text-align="end" style:justify-single-word="false" fo:orphans="2" fo:widows="2" fo:text-indent="0cm" style:auto-text-indent="false" fo:background-color="transparent" style:writing-mode="lr-tb">
        <style:tab-stops>
          <style:tab-stop style:position="28.287cm"/>
        </style:tab-stops>
      </style:paragraph-properties>
      <style:text-properties fo:color="#000000" loext:opacity="100%" fo:font-size="12pt" fo:font-style="normal" officeooo:paragraph-rsid="03139432" style:font-size-asian="10pt" style:font-style-asian="normal" style:font-size-complex="10pt" style:font-style-complex="normal"/>
    </style:style>
    <style:style style:name="P1022" style:family="paragraph" style:parent-style-name="Normal" style:master-page-name="H_5f_ID0EXZCI">
      <loext:graphic-properties draw:fill="none"/>
      <style:paragraph-properties fo:margin-left="0cm" fo:margin-right="0.9cm" fo:text-align="end" style:justify-single-word="false" fo:orphans="2" fo:widows="2" fo:text-indent="0cm" style:auto-text-indent="false" style:page-number="auto" fo:background-color="transparent" style:writing-mode="lr-tb"/>
      <style:text-properties fo:color="#000000" loext:opacity="100%" officeooo:paragraph-rsid="03002868"/>
    </style:style>
    <style:style style:name="P1023" style:family="paragraph" style:parent-style-name="Normal" style:master-page-name="H_5f_ID0EXZCI">
      <loext:graphic-properties draw:fill="none"/>
      <style:paragraph-properties fo:margin-left="0cm" fo:margin-right="0.499cm" fo:text-align="end" style:justify-single-word="false" fo:orphans="2" fo:widows="2" fo:text-indent="0cm" style:auto-text-indent="false" style:page-number="auto" fo:break-before="page" fo:background-color="transparent" style:writing-mode="lr-tb"/>
      <style:text-properties fo:color="#000000" loext:opacity="100%" fo:font-size="12pt" fo:font-style="normal" officeooo:rsid="01e23d8c" officeooo:paragraph-rsid="02e8ecda" style:font-size-asian="10pt" style:font-style-asian="normal" style:font-size-complex="10pt" style:font-style-complex="normal"/>
    </style:style>
    <style:style style:name="P1024" style:family="paragraph" style:parent-style-name="Heading_20_1">
      <style:paragraph-properties fo:line-height="150%" fo:text-align="start" style:justify-single-word="false"/>
      <style:text-properties fo:color="#000000" loext:opacity="100%" fo:font-weight="normal" officeooo:paragraph-rsid="0019ffcd" style:font-weight-asian="normal" style:font-weight-complex="bold"/>
    </style:style>
    <style:style style:name="P1025" style:family="paragraph" style:parent-style-name="Heading_20_2">
      <style:paragraph-properties fo:line-height="115%" fo:text-align="start" style:justify-single-word="false"/>
      <style:text-properties fo:color="#000000" loext:opacity="100%" fo:font-weight="normal" style:font-weight-asian="normal" style:font-weight-complex="normal"/>
    </style:style>
    <style:style style:name="P1026" style:family="paragraph" style:parent-style-name="Heading_20_2">
      <style:paragraph-properties fo:margin-left="1.016cm" fo:margin-right="0.011cm" fo:line-height="115%" fo:text-align="start" style:justify-single-word="false" fo:text-indent="-0.034cm" style:auto-text-indent="false"/>
      <style:text-properties fo:color="#000000" loext:opacity="100%" fo:font-size="14.5pt" fo:font-weight="normal" officeooo:paragraph-rsid="0019ffcd" style:font-size-asian="14.5pt" style:font-weight-asian="normal" style:font-size-complex="16.5pt"/>
    </style:style>
    <style:style style:name="P1027" style:family="paragraph" style:parent-style-name="Heading_20_2">
      <loext:graphic-properties draw:fill="none"/>
      <style:paragraph-properties fo:margin-left="1cm" fo:margin-right="0cm" fo:margin-top="0cm" fo:margin-bottom="0cm" style:contextual-spacing="false" fo:line-height="150%" fo:text-align="start" style:justify-single-word="false" fo:orphans="2" fo:widows="2" fo:text-indent="-0.9cm" style:auto-text-indent="false" fo:background-color="transparent" fo:keep-with-next="always" style:writing-mode="lr-tb"/>
      <style:text-properties fo:color="#000000" loext:opacity="100%" fo:font-size="14pt" fo:font-weight="normal" officeooo:paragraph-rsid="001d2c5d" style:font-size-asian="14pt" style:font-weight-asian="normal" style:font-size-complex="14pt"/>
    </style:style>
    <style:style style:name="P1028" style:family="paragraph" style:parent-style-name="Heading_20_2">
      <loext:graphic-properties draw:fill="none"/>
      <style:paragraph-properties fo:margin-left="1cm" fo:margin-right="0cm" fo:margin-top="0cm" fo:margin-bottom="0cm" style:contextual-spacing="false" fo:line-height="150%" fo:text-align="start" style:justify-single-word="false" fo:orphans="2" fo:widows="2" fo:text-indent="-0.9cm" style:auto-text-indent="false" fo:background-color="transparent" style:writing-mode="lr-tb"/>
      <style:text-properties fo:color="#000000" loext:opacity="100%" fo:font-size="14pt" fo:font-weight="normal" officeooo:paragraph-rsid="001d2c5d" style:font-size-asian="14pt" style:font-weight-asian="normal" style:font-size-complex="14pt"/>
    </style:style>
    <style:style style:name="P1029" style:family="paragraph" style:parent-style-name="Heading_20_3">
      <style:paragraph-properties style:snap-to-layout-grid="false"/>
      <style:text-properties fo:color="#000000" loext:opacity="100%" fo:font-size="8pt" fo:font-weight="bold" officeooo:paragraph-rsid="0019ffcd" style:font-size-asian="8pt" style:font-weight-asian="bold"/>
    </style:style>
    <style:style style:name="P1030" style:family="paragraph" style:parent-style-name="Heading_20_3">
      <style:text-properties officeooo:paragraph-rsid="001d2c5d"/>
    </style:style>
    <style:style style:name="P1031" style:family="paragraph" style:parent-style-name="Heading_20_7">
      <style:paragraph-properties fo:margin-left="0cm" fo:margin-right="0cm" fo:orphans="2" fo:widows="2" fo:text-indent="0cm" style:auto-text-indent="false"/>
      <style:text-properties fo:color="#000000" loext:opacity="100%" fo:font-size="11pt" fo:font-style="normal" officeooo:paragraph-rsid="00e83a55" style:font-size-asian="11pt" style:font-style-asian="normal" style:font-size-complex="11pt" style:font-style-complex="normal"/>
    </style:style>
    <style:style style:name="P1032" style:family="paragraph" style:parent-style-name="Heading_20_7">
      <style:paragraph-properties fo:margin-left="0cm" fo:margin-right="0cm" fo:orphans="2" fo:widows="2" fo:text-indent="0cm" style:auto-text-indent="false"/>
      <style:text-properties fo:color="#000000" loext:opacity="100%" fo:font-size="11pt" fo:font-style="normal" officeooo:paragraph-rsid="029c9a8c" style:font-size-asian="11pt" style:font-style-asian="normal" style:font-size-complex="11pt" style:font-style-complex="normal"/>
    </style:style>
    <style:style style:name="P1033" style:family="paragraph" style:parent-style-name="Heading_20_7">
      <style:paragraph-properties fo:margin-left="0cm" fo:margin-right="0cm" fo:orphans="2" fo:widows="2" fo:text-indent="0cm" style:auto-text-indent="false"/>
      <style:text-properties fo:color="#000000" loext:opacity="100%" fo:font-size="11pt" fo:font-style="normal" officeooo:paragraph-rsid="02e0637e" style:font-size-asian="11pt" style:font-style-asian="normal" style:font-size-complex="11pt" style:font-style-complex="normal"/>
    </style:style>
    <style:style style:name="P1034" style:family="paragraph" style:parent-style-name="Heading_20_7">
      <style:paragraph-properties fo:margin-left="0cm" fo:margin-right="0cm" fo:orphans="2" fo:widows="2" fo:text-indent="0cm" style:auto-text-indent="false"/>
      <style:text-properties fo:color="#000000" loext:opacity="100%" fo:font-size="11pt" fo:font-style="normal" officeooo:paragraph-rsid="02e2873f" style:font-size-asian="11pt" style:font-style-asian="normal" style:font-size-complex="11pt" style:font-style-complex="normal"/>
    </style:style>
    <style:style style:name="P1035" style:family="paragraph" style:parent-style-name="Heading_20_7">
      <style:paragraph-properties fo:margin-left="0cm" fo:margin-right="0cm" fo:orphans="2" fo:widows="2" fo:text-indent="0cm" style:auto-text-indent="false"/>
      <style:text-properties fo:color="#000000" loext:opacity="100%" fo:font-size="11pt" fo:font-style="normal" officeooo:paragraph-rsid="02e34c1e" style:font-size-asian="11pt" style:font-style-asian="normal" style:font-size-complex="11pt" style:font-style-complex="normal"/>
    </style:style>
    <style:style style:name="P1036" style:family="paragraph" style:parent-style-name="Heading_20_7">
      <style:paragraph-properties fo:margin-left="0cm" fo:margin-right="0cm" fo:orphans="2" fo:widows="2" fo:text-indent="0cm" style:auto-text-indent="false"/>
      <style:text-properties fo:color="#000000" loext:opacity="100%" fo:font-size="11pt" fo:font-style="normal" officeooo:paragraph-rsid="00ea2393" style:font-size-asian="11pt" style:font-style-asian="normal" style:font-size-complex="11pt" style:font-style-complex="normal"/>
    </style:style>
    <style:style style:name="P1037" style:family="paragraph" style:parent-style-name="Heading_20_7">
      <style:paragraph-properties fo:margin-left="0cm" fo:margin-right="0cm" fo:orphans="2" fo:widows="2" fo:text-indent="0cm" style:auto-text-indent="false"/>
      <style:text-properties fo:color="#000000" loext:opacity="100%" fo:font-size="11pt" fo:font-style="normal" officeooo:paragraph-rsid="02fc6095" style:font-size-asian="11pt" style:font-style-asian="normal" style:font-size-complex="11pt" style:font-style-complex="normal"/>
    </style:style>
    <style:style style:name="P1038" style:family="paragraph" style:parent-style-name="Heading_20_7">
      <style:paragraph-properties fo:margin-left="0cm" fo:margin-right="0cm" fo:orphans="2" fo:widows="2" fo:text-indent="0cm" style:auto-text-indent="false"/>
      <style:text-properties fo:color="#000000" loext:opacity="100%" fo:font-size="11pt" fo:font-style="normal" officeooo:paragraph-rsid="01287eab" style:font-size-asian="11pt" style:font-style-asian="normal" style:font-size-complex="11pt" style:font-style-complex="normal"/>
    </style:style>
    <style:style style:name="P1039" style:family="paragraph" style:parent-style-name="Heading_20_7">
      <style:paragraph-properties fo:margin-left="0cm" fo:margin-right="0cm" fo:orphans="2" fo:widows="2" fo:text-indent="0cm" style:auto-text-indent="false"/>
      <style:text-properties fo:color="#000000" loext:opacity="100%" fo:font-size="11pt" fo:font-style="normal" officeooo:paragraph-rsid="02fea5f0" style:font-size-asian="11pt" style:font-style-asian="normal" style:font-size-complex="11pt" style:font-style-complex="normal"/>
    </style:style>
    <style:style style:name="P1040" style:family="paragraph" style:parent-style-name="Heading_20_7">
      <style:paragraph-properties fo:margin-left="0cm" fo:margin-right="0cm" fo:orphans="2" fo:widows="2" fo:text-indent="0cm" style:auto-text-indent="false"/>
      <style:text-properties fo:color="#000000" loext:opacity="100%" fo:font-size="11pt" fo:font-style="normal" officeooo:paragraph-rsid="0304631c" style:font-size-asian="11pt" style:font-style-asian="normal" style:font-size-complex="11pt" style:font-style-complex="normal"/>
    </style:style>
    <style:style style:name="P1041" style:family="paragraph" style:parent-style-name="Heading_20_7">
      <style:paragraph-properties fo:margin-left="0cm" fo:margin-right="0cm" fo:orphans="2" fo:widows="2" fo:text-indent="0cm" style:auto-text-indent="false"/>
      <style:text-properties fo:color="#000000" loext:opacity="100%" fo:font-size="11pt" fo:font-style="normal" officeooo:paragraph-rsid="030b9971" style:font-size-asian="11pt" style:font-style-asian="normal" style:font-size-complex="11pt" style:font-style-complex="normal"/>
    </style:style>
    <style:style style:name="P1042" style:family="paragraph" style:parent-style-name="Heading_20_7">
      <style:paragraph-properties fo:margin-left="0cm" fo:margin-right="0cm" fo:orphans="2" fo:widows="2" fo:text-indent="0cm" style:auto-text-indent="false"/>
      <style:text-properties fo:color="#000000" loext:opacity="100%" fo:font-size="11pt" fo:font-style="normal" officeooo:paragraph-rsid="0321e853" style:font-size-asian="11pt" style:font-style-asian="normal" style:font-size-complex="11pt" style:font-style-complex="normal"/>
    </style:style>
    <style:style style:name="P1043" style:family="paragraph" style:parent-style-name="Heading_20_7">
      <style:paragraph-properties fo:margin-left="0cm" fo:margin-right="0cm" fo:orphans="2" fo:widows="2" fo:text-indent="0cm" style:auto-text-indent="false"/>
      <style:text-properties fo:color="#000000" loext:opacity="100%" fo:font-size="11pt" fo:font-style="normal" officeooo:paragraph-rsid="00e64d75" style:font-size-asian="11pt" style:font-style-asian="normal" style:font-size-complex="11pt" style:font-style-complex="normal"/>
    </style:style>
    <style:style style:name="P1044" style:family="paragraph" style:parent-style-name="Heading_20_7">
      <style:paragraph-properties fo:margin-left="0cm" fo:margin-right="0cm" fo:orphans="2" fo:widows="2" fo:text-indent="0cm" style:auto-text-indent="false"/>
      <style:text-properties fo:color="#000000" loext:opacity="100%" fo:font-size="11pt" fo:font-style="normal" officeooo:paragraph-rsid="02ea9fe4" style:font-size-asian="11pt" style:font-style-asian="normal" style:font-size-complex="11pt" style:font-style-complex="normal"/>
    </style:style>
    <style:style style:name="P1045" style:family="paragraph" style:parent-style-name="Heading_20_7">
      <style:paragraph-properties fo:margin-left="0cm" fo:margin-right="0cm" fo:orphans="2" fo:widows="2" fo:text-indent="0cm" style:auto-text-indent="false"/>
      <style:text-properties fo:color="#000000" loext:opacity="100%" fo:font-size="11pt" fo:font-style="normal" officeooo:paragraph-rsid="00fdcdf2" style:font-size-asian="11pt" style:font-style-asian="normal" style:font-size-complex="11pt" style:font-style-complex="normal"/>
    </style:style>
    <style:style style:name="P1046" style:family="paragraph" style:parent-style-name="Heading_20_7">
      <style:paragraph-properties fo:margin-left="0cm" fo:margin-right="0cm" fo:orphans="2" fo:widows="2" fo:text-indent="0cm" style:auto-text-indent="false"/>
      <style:text-properties fo:color="#000000" loext:opacity="100%" fo:font-size="11pt" fo:font-style="normal" officeooo:paragraph-rsid="02e7792b" style:font-size-asian="11pt" style:font-style-asian="normal" style:font-size-complex="11pt" style:font-style-complex="normal"/>
    </style:style>
    <style:style style:name="P1047" style:family="paragraph" style:parent-style-name="Heading_20_7">
      <style:paragraph-properties fo:margin-left="0cm" fo:margin-right="0cm" fo:orphans="2" fo:widows="2" fo:text-indent="0cm" style:auto-text-indent="false"/>
      <style:text-properties fo:color="#000000" loext:opacity="100%" fo:font-size="11pt" fo:font-style="normal" officeooo:paragraph-rsid="02f30e36" style:font-size-asian="11pt" style:font-style-asian="normal" style:font-size-complex="11pt" style:font-style-complex="normal"/>
    </style:style>
    <style:style style:name="P1048" style:family="paragraph" style:parent-style-name="Heading_20_7">
      <style:paragraph-properties fo:margin-left="0cm" fo:margin-right="0cm" fo:orphans="2" fo:widows="2" fo:text-indent="0cm" style:auto-text-indent="false"/>
      <style:text-properties fo:color="#000000" loext:opacity="100%" fo:font-size="11pt" fo:font-style="normal" officeooo:paragraph-rsid="031dcb8b" style:font-size-asian="11pt" style:font-style-asian="normal" style:font-size-complex="11pt" style:font-style-complex="normal"/>
    </style:style>
    <style:style style:name="P1049" style:family="paragraph" style:parent-style-name="Heading_20_7">
      <style:paragraph-properties fo:margin-left="0cm" fo:margin-right="0cm" fo:orphans="2" fo:widows="2" fo:text-indent="0cm" style:auto-text-indent="false"/>
      <style:text-properties fo:color="#000000" loext:opacity="100%" fo:font-size="11pt" fo:font-style="normal" officeooo:paragraph-rsid="030a0b4f" style:font-size-asian="11pt" style:font-style-asian="normal" style:font-size-complex="11pt" style:font-style-complex="normal"/>
    </style:style>
    <style:style style:name="P1050" style:family="paragraph" style:parent-style-name="Heading_20_7">
      <style:paragraph-properties fo:margin-left="0cm" fo:margin-right="0cm" fo:orphans="2" fo:widows="2" fo:text-indent="0cm" style:auto-text-indent="false"/>
      <style:text-properties fo:color="#000000" loext:opacity="100%" fo:font-size="14pt" fo:font-style="normal" officeooo:paragraph-rsid="02e0637e" style:font-size-asian="14pt" style:font-style-asian="normal" style:font-size-complex="14pt" style:font-style-complex="normal"/>
    </style:style>
    <style:style style:name="P1051" style:family="paragraph" style:parent-style-name="Heading_20_7">
      <style:paragraph-properties fo:margin-left="0cm" fo:margin-right="0cm" fo:orphans="2" fo:widows="2" fo:text-indent="0cm" style:auto-text-indent="false"/>
      <style:text-properties fo:font-size="11pt" fo:font-style="normal" officeooo:paragraph-rsid="032ac986" style:font-size-asian="11pt" style:font-style-asian="normal" style:font-size-complex="11pt" style:font-style-complex="normal"/>
    </style:style>
    <style:style style:name="P1052" style:family="paragraph" style:parent-style-name="Heading_20_8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fo:font-size="11pt" fo:language="ru" fo:country="RU" fo:font-style="normal" officeooo:rsid="01f78b52" officeooo:paragraph-rsid="01f78b52" style:font-size-asian="11pt" style:font-style-asian="normal" style:font-size-complex="11pt" style:font-style-complex="normal"/>
    </style:style>
    <style:style style:name="P1053" style:family="paragraph" style:parent-style-name="Heading_20_8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fo:font-size="11pt" fo:language="ru" fo:country="RU" fo:font-style="normal" officeooo:rsid="0321e853" officeooo:paragraph-rsid="0321e853" fo:background-color="#ffffff" style:font-size-asian="11pt" style:font-style-asian="normal" style:font-size-complex="11pt" style:font-style-complex="normal"/>
    </style:style>
    <style:style style:name="P1054" style:family="paragraph" style:parent-style-name="Heading_20_8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fo:font-size="11pt" fo:language="ru" fo:country="RU" fo:font-style="normal" officeooo:rsid="02f71892" officeooo:paragraph-rsid="030a0b4f" fo:background-color="#ffffff" style:font-size-asian="11pt" style:font-style-asian="normal" style:font-size-complex="11pt" style:font-style-complex="normal"/>
    </style:style>
    <style:style style:name="P1055" style:family="paragraph" style:parent-style-name="Heading_20_8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fo:font-size="11pt" fo:font-style="normal" officeooo:rsid="02b71e04" officeooo:paragraph-rsid="02e7a1b4" style:font-size-asian="11pt" style:font-style-asian="normal" style:font-size-complex="11pt" style:font-style-complex="normal"/>
    </style:style>
    <style:style style:name="P1056" style:family="paragraph" style:parent-style-name="Heading_20_8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fo:font-size="14pt" fo:language="ru" fo:country="RU" fo:font-style="normal" officeooo:rsid="029cdc65" officeooo:paragraph-rsid="029cdc65" style:font-size-asian="14pt" style:font-style-asian="normal" style:font-size-complex="14pt" style:font-style-complex="normal"/>
    </style:style>
    <style:style style:name="P1057" style:family="paragraph" style:parent-style-name="Heading_20_8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fo:font-size="14pt" fo:language="ru" fo:country="RU" fo:font-style="normal" officeooo:rsid="029cdc65" officeooo:paragraph-rsid="02eb7993" style:font-size-asian="14pt" style:font-style-asian="normal" style:font-size-complex="14pt" style:font-style-complex="normal"/>
    </style:style>
    <style:style style:name="P1058" style:family="paragraph" style:parent-style-name="Heading_20_8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fo:font-size="14pt" fo:language="ru" fo:country="RU" fo:font-style="normal" officeooo:rsid="029cdc65" officeooo:paragraph-rsid="02e0637e" style:font-size-asian="14pt" style:font-style-asian="normal" style:font-size-complex="14pt" style:font-style-complex="normal"/>
    </style:style>
    <style:style style:name="P1059" style:family="paragraph" style:parent-style-name="Heading_20_8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fo:font-size="14pt" fo:language="ru" fo:country="RU" fo:font-style="normal" officeooo:rsid="02f71892" officeooo:paragraph-rsid="030b9971" fo:background-color="#ffffff" style:font-size-asian="14pt" style:font-style-asian="normal" style:font-size-complex="14pt" style:font-style-complex="normal"/>
    </style:style>
    <style:style style:name="P1060" style:family="paragraph" style:parent-style-name="Heading_20_8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fo:font-size="10pt" fo:language="en" fo:country="US" fo:font-style="normal" officeooo:rsid="01f1092d" officeooo:paragraph-rsid="02e0637e" style:font-size-asian="10pt" style:font-style-asian="normal" style:font-size-complex="10pt" style:font-style-complex="normal"/>
    </style:style>
    <style:style style:name="P1061" style:family="paragraph" style:parent-style-name="Heading_20_8">
      <style:paragraph-properties fo:margin-left="0cm" fo:margin-right="0cm" fo:line-height="100%" fo:text-align="center" style:justify-single-word="false" fo:orphans="2" fo:widows="2" fo:text-indent="0cm" style:auto-text-indent="false"/>
      <style:text-properties fo:font-size="12pt" fo:font-style="normal" officeooo:rsid="01f170ce" officeooo:paragraph-rsid="032ac986" style:font-size-asian="12pt" style:font-style-asian="normal" style:font-size-complex="12pt" style:font-style-complex="normal"/>
    </style:style>
    <style:style style:name="P1062" style:family="paragraph" style:parent-style-name="Heading_20_8">
      <style:paragraph-properties fo:margin-left="0cm" fo:margin-right="0cm" fo:text-align="center" style:justify-single-word="false" fo:orphans="2" fo:widows="2" fo:text-indent="0cm" style:auto-text-indent="false"/>
      <style:text-properties fo:font-size="12pt" fo:font-style="normal" officeooo:rsid="02f71892" officeooo:paragraph-rsid="030b9971" style:font-size-asian="12pt" style:font-style-asian="normal" style:font-size-complex="12pt" style:font-style-complex="normal"/>
    </style:style>
    <style:style style:name="P1063" style:family="paragraph" style:parent-style-name="Heading_20_8">
      <style:paragraph-properties fo:margin-left="0cm" fo:margin-right="0cm" fo:text-align="center" style:justify-single-word="false" fo:orphans="2" fo:widows="2" fo:text-indent="0cm" style:auto-text-indent="false"/>
      <style:text-properties fo:font-size="12pt" fo:font-style="normal" officeooo:rsid="0304631c" officeooo:paragraph-rsid="0304631c" fo:background-color="#ffffff" style:font-size-asian="12pt" style:font-style-asian="normal" style:font-size-complex="12pt" style:font-style-complex="normal"/>
    </style:style>
    <style:style style:name="P1064" style:family="paragraph" style:parent-style-name="Heading_20_8">
      <style:paragraph-properties fo:margin-left="0cm" fo:margin-right="0cm" fo:line-height="115%" fo:text-align="start" style:justify-single-word="false" fo:orphans="2" fo:widows="2" fo:text-indent="0cm" style:auto-text-indent="false"/>
      <style:text-properties fo:font-size="12pt" fo:font-style="normal" officeooo:rsid="0304631c" officeooo:paragraph-rsid="030548ff" fo:background-color="#ffffff" style:font-size-asian="12pt" style:font-style-asian="normal" style:font-size-complex="12pt" style:font-style-complex="normal"/>
    </style:style>
    <style:style style:name="P1065" style:family="paragraph" style:parent-style-name="Heading_20_8">
      <style:paragraph-properties fo:margin-left="0cm" fo:margin-right="0cm" fo:text-align="center" style:justify-single-word="false" fo:orphans="2" fo:widows="2" fo:text-indent="0cm" style:auto-text-indent="false"/>
      <style:text-properties officeooo:paragraph-rsid="02fc6095"/>
    </style:style>
    <style:style style:name="P1066" style:family="paragraph" style:parent-style-name="Heading_20_8">
      <style:paragraph-properties fo:margin-left="0cm" fo:margin-right="0cm" fo:text-align="center" style:justify-single-word="false" fo:orphans="2" fo:widows="2" fo:text-indent="0cm" style:auto-text-indent="false"/>
      <style:text-properties officeooo:paragraph-rsid="03341bac"/>
    </style:style>
    <style:style style:name="P1067" style:family="paragraph" style:parent-style-name="Heading_20_8">
      <style:paragraph-properties fo:margin-left="0cm" fo:margin-right="0cm" fo:text-align="center" style:justify-single-word="false" fo:orphans="2" fo:widows="2" fo:text-indent="0cm" style:auto-text-indent="false"/>
      <style:text-properties officeooo:paragraph-rsid="033111a9"/>
    </style:style>
    <style:style style:name="P1068" style:family="paragraph" style:parent-style-name="Heading_20_8">
      <style:paragraph-properties fo:margin-left="0cm" fo:margin-right="0cm" fo:text-align="center" style:justify-single-word="false" fo:orphans="2" fo:widows="2" fo:text-indent="0cm" style:auto-text-indent="false"/>
      <style:text-properties officeooo:paragraph-rsid="03369309"/>
    </style:style>
    <style:style style:name="P1069" style:family="paragraph" style:parent-style-name="Heading_20_8">
      <style:paragraph-properties fo:margin-left="0cm" fo:margin-right="0cm" fo:text-align="center" style:justify-single-word="false" fo:orphans="2" fo:widows="2" fo:text-indent="0cm" style:auto-text-indent="false"/>
      <style:text-properties fo:font-style="normal" officeooo:paragraph-rsid="02fc6095" style:font-style-asian="normal" style:font-style-complex="normal"/>
    </style:style>
    <style:style style:name="P1070" style:family="paragraph" style:parent-style-name="Heading_20_8">
      <style:paragraph-properties fo:margin-left="0cm" fo:margin-right="0cm" fo:text-align="center" style:justify-single-word="false" fo:orphans="2" fo:widows="2" fo:text-indent="0cm" style:auto-text-indent="false"/>
      <style:text-properties fo:font-size="13pt" fo:font-style="normal" officeooo:paragraph-rsid="02fea5f0" style:font-size-asian="13pt" style:font-style-asian="normal" style:font-size-complex="13pt" style:font-style-complex="normal"/>
    </style:style>
    <style:style style:name="P1071" style:family="paragraph" style:parent-style-name="Heading_20_8">
      <style:paragraph-properties fo:margin-left="0cm" fo:margin-right="0cm" fo:line-height="115%" fo:text-align="start" style:justify-single-word="false" fo:orphans="2" fo:widows="2" fo:text-indent="0cm" style:auto-text-indent="false"/>
      <style:text-properties fo:font-size="14pt" fo:font-style="normal" officeooo:paragraph-rsid="03009fed" style:font-size-asian="14pt" style:font-style-asian="normal" style:font-size-complex="14pt" style:font-style-complex="normal"/>
    </style:style>
    <style:style style:name="P1072" style:family="paragraph" style:parent-style-name="Heading_20_8">
      <style:paragraph-properties fo:margin-left="0cm" fo:margin-right="0cm" fo:line-height="115%" fo:text-align="start" style:justify-single-word="false" fo:orphans="2" fo:widows="2" fo:text-indent="0cm" style:auto-text-indent="false"/>
      <style:text-properties fo:font-size="14pt" fo:font-style="normal" officeooo:rsid="01f170ce" officeooo:paragraph-rsid="032611cc" style:font-size-asian="14pt" style:font-style-asian="normal" style:font-size-complex="14pt" style:font-style-complex="normal"/>
    </style:style>
    <style:style style:name="P1073" style:family="paragraph" style:parent-style-name="Heading_20_8">
      <style:paragraph-properties fo:margin-left="0cm" fo:margin-right="0cm" fo:line-height="115%" fo:text-align="start" style:justify-single-word="false" fo:orphans="2" fo:widows="2" fo:text-indent="0cm" style:auto-text-indent="false"/>
      <style:text-properties fo:font-size="14pt" fo:font-style="normal" officeooo:rsid="031f5ff4" officeooo:paragraph-rsid="031f5ff4" style:font-size-asian="14pt" style:font-style-asian="normal" style:font-size-complex="14pt" style:font-style-complex="normal"/>
    </style:style>
    <style:style style:name="P1074" style:family="paragraph" style:parent-style-name="Heading_20_8">
      <style:paragraph-properties fo:margin-left="0cm" fo:margin-right="0cm" fo:line-height="115%" fo:text-align="start" style:justify-single-word="false" fo:orphans="2" fo:widows="2" fo:text-indent="0cm" style:auto-text-indent="false"/>
      <style:text-properties fo:font-size="14pt" fo:font-style="normal" officeooo:rsid="02f71892" officeooo:paragraph-rsid="030199a4" style:font-size-asian="14pt" style:font-style-asian="normal" style:font-size-complex="14pt" style:font-style-complex="normal"/>
    </style:style>
    <style:style style:name="P1075" style:family="paragraph" style:parent-style-name="Heading_20_8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snap-to-layout-grid="false" style:writing-mode="lr-tb"/>
      <style:text-properties fo:color="#000000" loext:opacity="100%" style:font-name="Times New Roman" fo:font-size="14pt" fo:language="ru" fo:country="RU" fo:font-style="normal" officeooo:rsid="01f78b52" officeooo:paragraph-rsid="02e7a1b4" fo:background-color="#ffffff" style:font-size-asian="14pt" style:font-style-asian="normal" style:font-size-complex="14pt" style:font-style-complex="normal"/>
    </style:style>
    <style:style style:name="P1076" style:family="paragraph" style:parent-style-name="Heading_20_8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snap-to-layout-grid="false" style:writing-mode="lr-tb"/>
      <style:text-properties fo:color="#000000" loext:opacity="100%" style:font-name="Times New Roman" fo:font-size="14pt" fo:language="ru" fo:country="RU" fo:font-style="normal" officeooo:rsid="029cdc65" officeooo:paragraph-rsid="02e7a1b4" fo:background-color="#ffffff" style:font-size-asian="14pt" style:font-style-asian="normal" style:font-size-complex="14pt" style:font-style-complex="normal"/>
    </style:style>
    <style:style style:name="P1077" style:family="paragraph" style:parent-style-name="Heading_20_8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snap-to-layout-grid="false" style:writing-mode="lr-tb"/>
      <style:text-properties fo:color="#000000" loext:opacity="100%" style:font-name="Times New Roman" fo:font-size="14pt" fo:language="ru" fo:country="RU" fo:font-style="normal" officeooo:rsid="02b71e04" officeooo:paragraph-rsid="03009fed" style:letter-kerning="true" fo:background-color="#ffffff" style:font-name-asian="Andale Sans UI" style:font-size-asian="14pt" style:font-style-asian="normal" style:font-size-complex="14pt" style:font-style-complex="normal"/>
    </style:style>
    <style:style style:name="P1078" style:family="paragraph" style:parent-style-name="Heading_20_8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snap-to-layout-grid="false" style:writing-mode="lr-tb"/>
      <style:text-properties fo:color="#000000" loext:opacity="100%" fo:font-size="14pt" fo:language="ru" fo:country="RU" fo:font-style="normal" officeooo:rsid="029cdc65" officeooo:paragraph-rsid="02e7a1b4" style:font-size-asian="14pt" style:font-style-asian="normal" style:font-size-complex="14pt" style:font-style-complex="normal"/>
    </style:style>
    <style:style style:name="P1079" style:family="paragraph" style:parent-style-name="Heading_20_8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snap-to-layout-grid="false" style:writing-mode="lr-tb"/>
      <style:text-properties fo:color="#000000" loext:opacity="100%" fo:font-size="11pt" fo:language="ru" fo:country="RU" fo:font-style="normal" officeooo:rsid="0321e853" officeooo:paragraph-rsid="032611cc" fo:background-color="#ffffff" style:font-size-asian="11pt" style:font-style-asian="normal" style:font-size-complex="11pt" style:font-style-complex="normal"/>
    </style:style>
    <style:style style:name="P1080" style:family="paragraph" style:parent-style-name="Heading_20_8">
      <style:paragraph-properties fo:margin-left="0cm" fo:margin-right="0cm" fo:margin-top="0cm" fo:margin-bottom="0cm" style:contextual-spacing="false" fo:line-height="115%" fo:text-align="center" style:justify-single-word="false" fo:orphans="2" fo:widows="2" fo:text-indent="0cm" style:auto-text-indent="false" style:snap-to-layout-grid="false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officeooo:rsid="02336803" officeooo:paragraph-rsid="033435f0" style:letter-kerning="true" style:text-blinking="false" fo:background-color="#ffffff" style:font-name-asian="Andale Sans UI" style:font-size-asian="14pt" style:font-style-asian="normal" style:font-size-complex="14pt" style:font-style-complex="normal"/>
    </style:style>
    <style:style style:name="P1081" style:family="paragraph" style:parent-style-name="Heading_20_8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/>
      <style:text-properties fo:color="#000000" loext:opacity="100%" fo:font-size="14pt" fo:language="en" fo:country="US" fo:font-style="normal" officeooo:rsid="01f170ce" officeooo:paragraph-rsid="032ac986" style:font-size-asian="14pt" style:font-style-asian="normal" style:font-size-complex="14pt" style:font-style-complex="normal"/>
    </style:style>
    <style:style style:name="P1082" style:family="paragraph" style:parent-style-name="Heading_20_8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/>
      <style:text-properties fo:color="#000000" loext:opacity="100%" style:font-name="Times New Roman" fo:font-size="14pt" fo:language="ru" fo:country="RU" fo:font-style="normal" officeooo:paragraph-rsid="03002868" fo:background-color="#ffffff" style:font-size-asian="14pt" style:font-size-complex="14pt"/>
    </style:style>
    <style:style style:name="P1083" style:family="paragraph" style:parent-style-name="Heading_20_8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/>
      <style:text-properties fo:color="#000000" loext:opacity="100%" style:font-name="Times New Roman" fo:font-size="14pt" fo:language="ru" fo:country="RU" fo:font-style="normal" officeooo:rsid="01fc53d4" officeooo:paragraph-rsid="03009fed" style:letter-kerning="true" fo:background-color="#ffffff" style:font-name-asian="Andale Sans UI" style:font-size-asian="14pt" style:font-style-asian="normal" style:font-size-complex="14pt" style:font-style-complex="normal"/>
    </style:style>
    <style:style style:name="P1084" style:family="paragraph" style:parent-style-name="Heading_20_8">
      <style:paragraph-properties fo:margin-left="0.053cm" fo:margin-right="0cm" fo:margin-top="0cm" fo:margin-bottom="0cm" style:contextual-spacing="false" fo:text-align="center" style:justify-single-word="false" fo:orphans="2" fo:widows="2" fo:text-indent="0cm" style:auto-text-indent="false"/>
      <style:text-properties fo:color="#000000" loext:opacity="100%" fo:font-size="14pt" fo:font-style="normal" officeooo:paragraph-rsid="02eb7993" style:font-size-asian="14pt" style:font-style-asian="normal" style:font-size-complex="14pt" style:font-style-complex="normal"/>
    </style:style>
    <style:style style:name="T1" style:family="text">
      <style:text-properties fo:font-size="12pt"/>
    </style:style>
    <style:style style:name="T2" style:family="text">
      <style:text-properties fo:font-size="12pt" style:font-size-asian="10pt" style:font-size-complex="10pt"/>
    </style:style>
    <style:style style:name="T3" style:family="text">
      <style:text-properties fo:font-size="12pt" officeooo:rsid="03139432" style:font-size-asian="10pt" style:font-size-complex="10pt"/>
    </style:style>
    <style:style style:name="T4" style:family="text">
      <style:text-properties fo:font-size="12pt" officeooo:rsid="01de7e56"/>
    </style:style>
    <style:style style:name="T5" style:family="text">
      <style:text-properties fo:font-size="12pt" style:font-size-asian="12pt"/>
    </style:style>
    <style:style style:name="T6" style:family="text">
      <style:text-properties fo:font-size="12pt" officeooo:rsid="00ef92d5" style:font-size-asian="12pt" style:font-size-complex="12pt"/>
    </style:style>
    <style:style style:name="T7" style:family="text">
      <style:text-properties fo:font-size="12pt" officeooo:rsid="003b067f" style:font-size-asian="12pt" style:font-size-complex="12pt"/>
    </style:style>
    <style:style style:name="T8" style:family="text">
      <style:text-properties fo:font-size="12pt" fo:font-style="normal" officeooo:rsid="01de7e56" style:font-style-asian="normal" style:font-style-complex="normal"/>
    </style:style>
    <style:style style:name="T9" style:family="text">
      <style:text-properties fo:font-size="12pt" fo:font-style="normal" officeooo:rsid="03132b5d" style:font-style-asian="normal" style:font-style-complex="normal"/>
    </style:style>
    <style:style style:name="T10" style:family="text">
      <style:text-properties fo:font-size="12pt" fo:font-style="normal" style:font-size-asian="12pt" style:font-style-asian="normal" style:font-size-complex="12pt" style:font-style-complex="normal"/>
    </style:style>
    <style:style style:name="T11" style:family="text">
      <style:text-properties fo:font-size="12pt" fo:font-style="normal" fo:background-color="transparent" loext:char-shading-value="0" style:font-size-asian="12pt" style:font-style-asian="normal" style:font-size-complex="12pt" style:font-style-complex="normal"/>
    </style:style>
    <style:style style:name="T12" style:family="text">
      <style:text-properties fo:font-size="12pt" fo:font-style="normal" fo:background-color="#00ffff" loext:char-shading-value="0" style:font-size-asian="12pt" style:font-style-asian="normal" style:font-size-complex="12pt" style:font-style-complex="normal"/>
    </style:style>
    <style:style style:name="T13" style:family="text">
      <style:text-properties fo:font-size="12pt" fo:font-style="normal" fo:background-color="#ffffff" loext:char-shading-value="0" style:font-size-asian="12pt" style:font-style-asian="normal" style:font-size-complex="12pt" style:font-style-complex="normal"/>
    </style:style>
    <style:style style:name="T14" style:family="text">
      <style:text-properties fo:font-size="12pt" fo:language="en" fo:country="US" fo:font-style="normal" style:font-size-asian="12pt" style:font-style-asian="normal" style:font-size-complex="12pt" style:font-style-complex="normal"/>
    </style:style>
    <style:style style:name="T15" style:family="text">
      <style:text-properties fo:font-size="12pt" fo:language="ru" fo:country="RU" fo:font-style="normal" style:font-size-asian="12pt" style:font-style-asian="normal" style:font-size-complex="12pt" style:font-style-complex="normal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officeooo:rsid="00170017"/>
    </style:style>
    <style:style style:name="T18" style:family="text">
      <style:text-properties fo:font-size="14pt" style:font-size-asian="14pt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size="14pt" officeooo:rsid="02996e14" style:font-size-asian="14pt" style:font-size-complex="14pt"/>
    </style:style>
    <style:style style:name="T21" style:family="text">
      <style:text-properties fo:font-size="14pt" officeooo:rsid="018c27f3" style:font-size-asian="14pt" style:font-size-complex="14pt"/>
    </style:style>
    <style:style style:name="T22" style:family="text">
      <style:text-properties fo:font-size="14pt" officeooo:rsid="018c27f3" style:font-size-asian="14pt"/>
    </style:style>
    <style:style style:name="T23" style:family="text">
      <style:text-properties fo:font-size="14pt" fo:language="en" fo:country="US" officeooo:rsid="001d2c5d" style:font-size-asian="14pt" style:font-size-complex="14pt"/>
    </style:style>
    <style:style style:name="T24" style:family="text">
      <style:text-properties fo:font-size="14pt" fo:language="ru" fo:country="RU" officeooo:rsid="001dc11f" style:font-size-asian="14pt" style:font-size-complex="14pt"/>
    </style:style>
    <style:style style:name="T25" style:family="text">
      <style:text-properties fo:font-size="14pt" fo:language="ru" fo:country="RU" officeooo:rsid="02c830b2" style:font-size-asian="14pt" style:font-size-complex="14pt"/>
    </style:style>
    <style:style style:name="T26" style:family="text">
      <style:text-properties fo:language="en" fo:country="US"/>
    </style:style>
    <style:style style:name="T27" style:family="text">
      <style:text-properties fo:language="en" fo:country="US" officeooo:rsid="01f78b52"/>
    </style:style>
    <style:style style:name="T28" style:family="text">
      <style:text-properties fo:language="en" fo:country="US" officeooo:rsid="02e7a1b4"/>
    </style:style>
    <style:style style:name="T29" style:family="text">
      <style:text-properties fo:language="en" fo:country="US" officeooo:rsid="003cb262"/>
    </style:style>
    <style:style style:name="T30" style:family="text">
      <style:text-properties fo:language="en" fo:country="US" officeooo:rsid="02f5ac33" style:letter-kerning="true" style:font-name-asian="Andale Sans UI" style:font-style-asian="normal" style:font-style-complex="normal"/>
    </style:style>
    <style:style style:name="T31" style:family="text">
      <style:text-properties fo:language="en" fo:country="US" officeooo:rsid="0304631c"/>
    </style:style>
    <style:style style:name="T32" style:family="text">
      <style:text-properties fo:language="en" fo:country="US" officeooo:rsid="02487117"/>
    </style:style>
    <style:style style:name="T33" style:family="text">
      <style:text-properties fo:language="en" fo:country="US" officeooo:rsid="0248d78a"/>
    </style:style>
    <style:style style:name="T34" style:family="text">
      <style:text-properties fo:language="ru" fo:country="RU"/>
    </style:style>
    <style:style style:name="T35" style:family="text">
      <style:text-properties fo:language="ru" fo:country="RU" officeooo:rsid="00982d94"/>
    </style:style>
    <style:style style:name="T36" style:family="text">
      <style:text-properties fo:language="ru" fo:country="RU" officeooo:rsid="01f67f92"/>
    </style:style>
    <style:style style:name="T37" style:family="text">
      <style:text-properties fo:language="ru" fo:country="RU" officeooo:rsid="029cdc65"/>
    </style:style>
    <style:style style:name="T38" style:family="text">
      <style:text-properties fo:language="ru" fo:country="RU" fo:font-weight="bold" style:font-weight-asian="bold" style:font-weight-complex="bold"/>
    </style:style>
    <style:style style:name="T39" style:family="text">
      <style:text-properties fo:language="ru" fo:country="RU" officeooo:rsid="01fc53d4" style:letter-kerning="true" fo:background-color="#ffffff" loext:char-shading-value="0" style:font-name-asian="Andale Sans UI"/>
    </style:style>
    <style:style style:name="T40" style:family="text">
      <style:text-properties fo:language="ru" fo:country="RU" officeooo:rsid="0304631c"/>
    </style:style>
    <style:style style:name="T41" style:family="text">
      <style:text-properties fo:language="ru" fo:country="RU" officeooo:rsid="030cdf04"/>
    </style:style>
    <style:style style:name="T42" style:family="text">
      <style:text-properties fo:language="ru" fo:country="RU" officeooo:rsid="02ef2a19" fo:background-color="#ffffff" loext:char-shading-value="0"/>
    </style:style>
    <style:style style:name="T43" style:family="text">
      <style:text-properties fo:language="ru" fo:country="RU" officeooo:rsid="02fc6095" fo:background-color="#ffffff" loext:char-shading-value="0"/>
    </style:style>
    <style:style style:name="T44" style:family="text">
      <style:text-properties fo:language="ru" fo:country="RU" officeooo:rsid="003ea120"/>
    </style:style>
    <style:style style:name="T45" style:family="text">
      <style:text-properties fo:language="ru" fo:country="RU" officeooo:rsid="02c830b2"/>
    </style:style>
    <style:style style:name="T46" style:family="text">
      <style:text-properties fo:language="ru" fo:country="RU" officeooo:rsid="02487117"/>
    </style:style>
    <style:style style:name="T47" style:family="text">
      <style:text-properties officeooo:rsid="004bab44"/>
    </style:style>
    <style:style style:name="T48" style:family="text">
      <style:text-properties officeooo:rsid="0055cef3"/>
    </style:style>
    <style:style style:name="T49" style:family="text">
      <style:text-properties officeooo:rsid="005f0660"/>
    </style:style>
    <style:style style:name="T50" style:family="text">
      <style:text-properties officeooo:rsid="006ae365"/>
    </style:style>
    <style:style style:name="T51" style:family="text">
      <style:text-properties style:font-name="Times New Roman1"/>
    </style:style>
    <style:style style:name="T52" style:family="text">
      <style:text-properties style:font-name="Times New Roman1" officeooo:rsid="02cb4d4c"/>
    </style:style>
    <style:style style:name="T53" style:family="text">
      <style:text-properties style:text-position="super 58%"/>
    </style:style>
    <style:style style:name="T54" style:family="text">
      <style:text-properties style:text-position="super 58%" officeooo:rsid="02c4d16a"/>
    </style:style>
    <style:style style:name="T55" style:family="text">
      <style:text-properties style:text-position="0% 100%"/>
    </style:style>
    <style:style style:name="T56" style:family="text">
      <style:text-properties style:text-position="0% 100%" style:font-name="Times New Roman" fo:language="ru" fo:country="RU" officeooo:rsid="01fc53d4" style:letter-kerning="true" fo:background-color="#ffffff" loext:char-shading-value="0" style:font-name-asian="Andale Sans UI"/>
    </style:style>
    <style:style style:name="T57" style:family="text">
      <style:text-properties style:text-position="0% 100%" style:font-name="Times New Roman" fo:language="ru" fo:country="RU" officeooo:rsid="018c27f3" style:letter-kerning="true" fo:background-color="#ffffff" loext:char-shading-value="0" style:font-name-asian="Andale Sans UI"/>
    </style:style>
    <style:style style:name="T58" style:family="text">
      <style:text-properties style:text-position="0% 100%" style:font-name="Times New Roman" fo:language="ru" fo:country="RU" officeooo:rsid="02c830b2" style:letter-kerning="true" fo:background-color="#ffffff" loext:char-shading-value="0" style:font-name-asian="Andale Sans UI"/>
    </style:style>
    <style:style style:name="T59" style:family="text">
      <style:text-properties style:text-position="0% 100%" officeooo:rsid="0033afc7" style:font-name-asian="Liberation Serif" style:font-name-complex="Liberation Serif"/>
    </style:style>
    <style:style style:name="T60" style:family="text">
      <style:text-properties style:text-position="0% 100%" officeooo:rsid="01fc53d4"/>
    </style:style>
    <style:style style:name="T61" style:family="text">
      <style:text-properties officeooo:rsid="00982d94"/>
    </style:style>
    <style:style style:name="T62" style:family="text">
      <style:text-properties officeooo:rsid="009b8348"/>
    </style:style>
    <style:style style:name="T63" style:family="text">
      <style:text-properties fo:font-size="11pt" style:font-size-asian="11pt" style:font-size-complex="11pt"/>
    </style:style>
    <style:style style:name="T64" style:family="text">
      <style:text-properties fo:font-size="11pt" officeooo:rsid="0033afc7" style:font-size-asian="11pt" style:font-size-complex="11pt"/>
    </style:style>
    <style:style style:name="T65" style:family="text">
      <style:text-properties fo:font-size="11pt" fo:language="en" fo:country="US" fo:font-style="normal" style:font-size-asian="11pt" style:font-style-asian="normal" style:font-size-complex="11pt" style:font-style-complex="normal"/>
    </style:style>
    <style:style style:name="T66" style:family="text">
      <style:text-properties fo:font-size="11pt" fo:language="ru" fo:country="RU" fo:font-style="normal" style:font-size-asian="11pt" style:font-style-asian="normal" style:font-size-complex="11pt" style:font-style-complex="normal"/>
    </style:style>
    <style:style style:name="T67" style:family="text">
      <style:text-properties fo:font-size="11pt" fo:font-style="normal" style:font-size-asian="11pt" style:font-style-asian="normal" style:font-size-complex="11pt" style:font-style-complex="normal"/>
    </style:style>
    <style:style style:name="T68" style:family="text">
      <style:text-properties officeooo:rsid="02e34c1e" fo:background-color="#ffffff" loext:char-shading-value="0"/>
    </style:style>
    <style:style style:name="T69" style:family="text">
      <style:text-properties style:font-name="Times New Roman"/>
    </style:style>
    <style:style style:name="T70" style:family="text">
      <style:text-properties style:font-name="Times New Roman" fo:language="ru" fo:country="RU"/>
    </style:style>
    <style:style style:name="T71" style:family="text">
      <style:text-properties style:font-name="Times New Roman" fo:language="ru" fo:country="RU" officeooo:rsid="0015ade8" fo:background-color="#ffffff" loext:char-shading-value="0"/>
    </style:style>
    <style:style style:name="T72" style:family="text">
      <style:text-properties style:font-name="Times New Roman" fo:language="ru" fo:country="RU" officeooo:rsid="02a7ffa6" fo:background-color="#ffffff" loext:char-shading-value="0"/>
    </style:style>
    <style:style style:name="T73" style:family="text">
      <style:text-properties style:font-name="Times New Roman" fo:language="ru" fo:country="RU" officeooo:rsid="01fc53d4" fo:background-color="#ffffff" loext:char-shading-value="0"/>
    </style:style>
    <style:style style:name="T74" style:family="text">
      <style:text-properties style:font-name="Times New Roman" fo:language="ru" fo:country="RU" officeooo:rsid="02ef2a19" fo:background-color="#ffffff" loext:char-shading-value="0"/>
    </style:style>
    <style:style style:name="T75" style:family="text">
      <style:text-properties style:font-name="Times New Roman" fo:language="ru" fo:country="RU" officeooo:rsid="031a12ad" fo:background-color="#ffffff" loext:char-shading-value="0"/>
    </style:style>
    <style:style style:name="T76" style:family="text">
      <style:text-properties style:font-name="Times New Roman" fo:language="ru" fo:country="RU" officeooo:rsid="02e34c1e" style:letter-kerning="true" style:font-name-asian="Andale Sans UI"/>
    </style:style>
    <style:style style:name="T77" style:family="text">
      <style:text-properties style:font-name="Times New Roman" fo:language="ru" fo:country="RU" style:letter-kerning="true" fo:background-color="#ffffff" loext:char-shading-value="0" style:font-name-asian="Andale Sans UI"/>
    </style:style>
    <style:style style:name="T78" style:family="text">
      <style:text-properties style:font-name="Times New Roman" fo:language="ru" fo:country="RU" officeooo:rsid="02e34c1e" style:letter-kerning="true" fo:background-color="#ffffff" loext:char-shading-value="0" style:font-name-asian="Andale Sans UI"/>
    </style:style>
    <style:style style:name="T79" style:family="text">
      <style:text-properties style:font-name="Times New Roman" fo:language="ru" fo:country="RU" officeooo:rsid="02a7ffa6" style:letter-kerning="true" fo:background-color="#ffffff" loext:char-shading-value="0" style:font-name-asian="Andale Sans UI"/>
    </style:style>
    <style:style style:name="T80" style:family="text">
      <style:text-properties style:font-name="Times New Roman" fo:language="ru" fo:country="RU" officeooo:rsid="01fc53d4" style:letter-kerning="true" fo:background-color="#ffffff" loext:char-shading-value="0" style:font-name-asian="Andale Sans UI"/>
    </style:style>
    <style:style style:name="T81" style:family="text">
      <style:text-properties style:font-name="Times New Roman" fo:language="ru" fo:country="RU" officeooo:rsid="02487117" style:letter-kerning="true" fo:background-color="#ffffff" loext:char-shading-value="0" style:font-name-asian="Andale Sans UI"/>
    </style:style>
    <style:style style:name="T82" style:family="text">
      <style:text-properties style:font-name="Times New Roman" fo:language="ru" fo:country="RU" fo:font-style="normal" style:font-style-asian="normal" style:font-style-complex="normal"/>
    </style:style>
    <style:style style:name="T83" style:family="text">
      <style:text-properties style:font-name="Times New Roman" fo:language="ru" fo:country="RU" fo:font-style="normal" officeooo:rsid="02fea5f0" fo:background-color="#ffffff" loext:char-shading-value="0" style:font-style-asian="normal" style:font-style-complex="normal"/>
    </style:style>
    <style:style style:name="T84" style:family="text">
      <style:text-properties style:font-name="Times New Roman" fo:font-size="14pt" style:text-underline-style="none" style:font-size-asian="14pt" style:font-size-complex="14pt"/>
    </style:style>
    <style:style style:name="T85" style:family="text">
      <style:text-properties style:font-name="Times New Roman" fo:font-size="14pt" officeooo:rsid="02de16b6" style:letter-kerning="true" style:font-name-asian="Times New Roman3" style:font-size-asian="14pt" style:language-asian="ru" style:country-asian="RU" style:font-name-complex="Times New Roman3" style:font-size-complex="10pt" style:font-weight-complex="bold"/>
    </style:style>
    <style:style style:name="T86" style:family="text">
      <style:text-properties style:font-name="Times New Roman" fo:font-size="14pt" officeooo:rsid="02de16b6" style:letter-kerning="true" style:font-name-asian="Times New Roman3" style:font-size-asian="14pt" style:language-asian="ru" style:country-asian="RU" style:font-name-complex="Times New Roman3" style:font-size-complex="14pt"/>
    </style:style>
    <style:style style:name="T87" style:family="text">
      <style:text-properties style:font-name="Times New Roman" fo:font-size="11pt" fo:language="ru" fo:country="RU" officeooo:rsid="02f5ac33" style:font-size-asian="11pt" style:font-size-complex="11pt"/>
    </style:style>
    <style:style style:name="T88" style:family="text">
      <style:text-properties style:font-name="Times New Roman" fo:font-size="11pt" fo:language="ru" fo:country="RU" officeooo:rsid="0015ade8" style:font-size-asian="11pt" style:font-size-complex="11pt"/>
    </style:style>
    <style:style style:name="T89" style:family="text">
      <style:text-properties style:font-name="Times New Roman" fo:font-size="11pt" fo:language="ru" fo:country="RU" officeooo:rsid="02487117" style:font-size-asian="11pt" style:font-size-complex="11pt"/>
    </style:style>
    <style:style style:name="T90" style:family="text">
      <style:text-properties style:font-name="Times New Roman" fo:font-size="11pt" fo:language="ru" fo:country="RU" officeooo:rsid="0248d78a" style:font-size-asian="11pt" style:font-size-complex="11pt"/>
    </style:style>
    <style:style style:name="T91" style:family="text">
      <style:text-properties style:font-name="Times New Roman" fo:font-size="11pt" fo:language="ru" fo:country="RU" fo:background-color="transparent" loext:char-shading-value="0" style:font-size-asian="11pt" style:font-size-complex="11pt"/>
    </style:style>
    <style:style style:name="T92" style:family="text">
      <style:text-properties style:font-name="Times New Roman" fo:font-size="11pt" fo:language="ru" fo:country="RU" officeooo:rsid="0033f2a9" fo:background-color="transparent" loext:char-shading-value="0" style:font-size-asian="11pt" style:font-size-complex="11pt"/>
    </style:style>
    <style:style style:name="T93" style:family="text">
      <style:text-properties style:font-name="Times New Roman" fo:font-size="11pt" fo:language="ru" fo:country="RU" officeooo:rsid="0033afc7" fo:background-color="transparent" loext:char-shading-value="0" style:font-size-asian="11pt" style:font-size-complex="11pt"/>
    </style:style>
    <style:style style:name="T94" style:family="text">
      <style:text-properties style:font-name="Times New Roman" fo:font-size="11pt" officeooo:rsid="000f6a76" style:font-size-asian="11pt" style:font-size-complex="11pt"/>
    </style:style>
    <style:style style:name="T95" style:family="text">
      <style:text-properties style:font-name="Times New Roman" fo:font-size="11pt" officeooo:rsid="02f30e36" style:font-size-asian="11pt" style:font-size-complex="11pt"/>
    </style:style>
    <style:style style:name="T96" style:family="text">
      <style:text-properties style:font-name="Times New Roman" fo:font-size="11pt" officeooo:rsid="02a7ffa6" style:font-size-asian="11pt" style:font-size-complex="11pt"/>
    </style:style>
    <style:style style:name="T97" style:family="text">
      <style:text-properties style:font-name="Times New Roman" fo:font-size="11pt" officeooo:rsid="02e7a1b4" style:font-size-asian="11pt" style:font-size-complex="11pt"/>
    </style:style>
    <style:style style:name="T98" style:family="text">
      <style:text-properties style:font-name="Times New Roman" fo:font-size="11pt" fo:language="en" fo:country="US" officeooo:rsid="02f5ac33" style:font-size-asian="11pt" style:font-size-complex="11pt"/>
    </style:style>
    <style:style style:name="T99" style:family="text">
      <style:text-properties style:font-name="Times New Roman" fo:font-size="11pt" fo:language="en" fo:country="US" officeooo:rsid="0248d78a" style:font-size-asian="11pt" style:font-size-complex="11pt"/>
    </style:style>
    <style:style style:name="T100" style:family="text">
      <style:text-properties style:font-name="Times New Roman" fo:font-size="11pt" fo:language="en" fo:country="US" officeooo:rsid="0248d78a" fo:background-color="#ffffff" loext:char-shading-value="0" style:font-size-asian="11pt" style:font-size-complex="11pt"/>
    </style:style>
    <style:style style:name="T101" style:family="text">
      <style:text-properties style:font-name="Times New Roman" fo:font-size="11pt" officeooo:rsid="02e1c149" fo:background-color="#ffffff" loext:char-shading-value="0" style:font-size-asian="11pt" style:font-size-complex="11pt"/>
    </style:style>
    <style:style style:name="T102" style:family="text">
      <style:text-properties style:font-name="Times New Roman" fo:font-size="11pt" officeooo:rsid="02e47c20" fo:background-color="#ffffff" loext:char-shading-value="0" style:font-size-asian="11pt" style:font-size-complex="11pt"/>
    </style:style>
    <style:style style:name="T103" style:family="text">
      <style:text-properties style:font-name="Times New Roman" fo:font-size="11pt" officeooo:rsid="029cdc65" fo:background-color="#ffffff" loext:char-shading-value="0" style:font-size-asian="11pt" style:font-size-complex="11pt"/>
    </style:style>
    <style:style style:name="T104" style:family="text">
      <style:text-properties style:font-name="Times New Roman" fo:font-size="11pt" officeooo:rsid="000f6a76" fo:background-color="transparent" loext:char-shading-value="0" style:font-size-asian="11pt" style:font-size-complex="11pt"/>
    </style:style>
    <style:style style:name="T105" style:family="text">
      <style:text-properties style:font-name="Times New Roman" fo:font-size="11pt" officeooo:rsid="029cdc65" fo:background-color="transparent" loext:char-shading-value="0" style:font-size-asian="11pt" style:font-size-complex="11pt"/>
    </style:style>
    <style:style style:name="T106" style:family="text">
      <style:text-properties style:font-name="Times New Roman" fo:language="en" fo:country="US"/>
    </style:style>
    <style:style style:name="T107" style:family="text">
      <style:text-properties style:font-name="Times New Roman" fo:language="en" fo:country="US" fo:background-color="#ffffff" loext:char-shading-value="0"/>
    </style:style>
    <style:style style:name="T108" style:family="text">
      <style:text-properties style:font-name="Times New Roman" fo:language="en" fo:country="US" officeooo:rsid="00d9a170"/>
    </style:style>
    <style:style style:name="T109" style:family="text">
      <style:text-properties style:font-name="Times New Roman" fo:language="en" fo:country="US" officeooo:rsid="02e34c1e" style:letter-kerning="true" fo:background-color="#ffffff" loext:char-shading-value="0" style:font-name-asian="Andale Sans UI"/>
    </style:style>
    <style:style style:name="T110" style:family="text">
      <style:text-properties style:font-name="Times New Roman" officeooo:rsid="02cb4d4c"/>
    </style:style>
    <style:style style:name="T111" style:family="text">
      <style:text-properties style:font-name="Times New Roman" style:font-name-asian="Calibri" style:language-asian="en" style:country-asian="US"/>
    </style:style>
    <style:style style:name="T112" style:family="text">
      <style:text-properties style:font-name="Times New Roman" officeooo:rsid="02e0637e" style:font-name-asian="Calibri" style:language-asian="en" style:country-asian="US"/>
    </style:style>
    <style:style style:name="T113" style:family="text">
      <style:text-properties style:font-name="Times New Roman" style:letter-kerning="true" style:font-name-asian="Andale Sans UI"/>
    </style:style>
    <style:style style:name="T114" style:family="text">
      <style:text-properties style:font-name="Times New Roman" style:letter-kerning="true" fo:background-color="#ffffff" loext:char-shading-value="0" style:font-name-asian="Andale Sans UI"/>
    </style:style>
    <style:style style:name="T115" style:family="text">
      <style:text-properties style:font-name="Times New Roman" fo:background-color="#ffffff" loext:char-shading-value="0"/>
    </style:style>
    <style:style style:name="T116" style:family="text">
      <style:text-properties style:font-name="Times New Roman" officeooo:rsid="02e0637e" fo:background-color="#ffffff" loext:char-shading-value="0" style:font-name-asian="Calibri" style:language-asian="en" style:country-asian="US"/>
    </style:style>
    <style:style style:name="T117" style:family="text">
      <style:text-properties style:font-name="Times New Roman" fo:font-size="12pt" fo:language="ru" fo:country="RU" fo:font-style="normal" fo:background-color="transparent" loext:char-shading-value="0" style:font-size-asian="12pt" style:font-style-asian="normal" style:font-size-complex="12pt" style:font-style-complex="normal"/>
    </style:style>
    <style:style style:name="T118" style:family="text">
      <style:text-properties style:font-name="Times New Roman" fo:font-size="12pt" style:letter-kerning="true" style:font-name-asian="Andale Sans UI" style:font-size-asian="12pt" style:font-size-complex="12pt"/>
    </style:style>
    <style:style style:name="T119" style:family="text">
      <style:text-properties style:font-name="Times New Roman" fo:font-size="12pt" officeooo:rsid="031d8cf3" style:letter-kerning="true" style:font-name-asian="Andale Sans UI" style:font-size-asian="12pt" style:font-size-complex="12pt"/>
    </style:style>
    <style:style style:name="T120" style:family="text">
      <style:text-properties officeooo:rsid="0167d2d0"/>
    </style:style>
    <style:style style:name="T121" style:family="text">
      <style:text-properties officeooo:rsid="01ecd1e7"/>
    </style:style>
    <style:style style:name="T122" style:family="text">
      <style:text-properties officeooo:rsid="01f2b8f8"/>
    </style:style>
    <style:style style:name="T123" style:family="text">
      <style:text-properties officeooo:rsid="01f91f54"/>
    </style:style>
    <style:style style:name="T124" style:family="text">
      <style:text-properties officeooo:rsid="0201acfa"/>
    </style:style>
    <style:style style:name="T125" style:family="text">
      <style:text-properties officeooo:rsid="020f22a1"/>
    </style:style>
    <style:style style:name="T126" style:family="text">
      <style:text-properties officeooo:rsid="0221735a"/>
    </style:style>
    <style:style style:name="T127" style:family="text">
      <style:text-properties officeooo:rsid="0222f932"/>
    </style:style>
    <style:style style:name="T128" style:family="text">
      <style:text-properties officeooo:rsid="025161c3"/>
    </style:style>
    <style:style style:name="T129" style:family="text">
      <style:text-properties officeooo:rsid="028efcd0"/>
    </style:style>
    <style:style style:name="T130" style:family="text">
      <style:text-properties style:font-size-complex="14pt"/>
    </style:style>
    <style:style style:name="T131" style:family="text">
      <style:text-properties officeooo:rsid="002103d8" style:font-size-complex="14pt"/>
    </style:style>
    <style:style style:name="T132" style:family="text">
      <style:text-properties officeooo:rsid="029081c1"/>
    </style:style>
    <style:style style:name="T133" style:family="text">
      <style:text-properties officeooo:rsid="029219eb"/>
    </style:style>
    <style:style style:name="T134" style:family="text">
      <style:text-properties officeooo:rsid="029cdc65"/>
    </style:style>
    <style:style style:name="T135" style:family="text">
      <style:text-properties fo:color="#000000" loext:opacity="100%"/>
    </style:style>
    <style:style style:name="T136" style:family="text">
      <style:text-properties fo:color="#000000" loext:opacity="100%" officeooo:rsid="01de7e56"/>
    </style:style>
    <style:style style:name="T137" style:family="text">
      <style:text-properties fo:color="#000000" loext:opacity="100%" fo:font-size="12pt" officeooo:rsid="01de7e56"/>
    </style:style>
    <style:style style:name="T138" style:family="text">
      <style:text-properties fo:color="#000000" loext:opacity="100%" fo:font-size="12pt" fo:language="en" fo:country="US" fo:font-style="normal" style:font-size-asian="12pt" style:font-style-asian="normal" style:font-size-complex="12pt" style:font-style-complex="normal"/>
    </style:style>
    <style:style style:name="T139" style:family="text">
      <style:text-properties fo:color="#000000" loext:opacity="100%" fo:font-size="12pt" fo:language="ru" fo:country="RU" fo:font-style="normal" style:font-size-asian="12pt" style:font-style-asian="normal" style:font-size-complex="12pt" style:font-style-complex="normal"/>
    </style:style>
    <style:style style:name="T140" style:family="text">
      <style:text-properties fo:color="#000000" loext:opacity="100%" fo:font-size="12pt" fo:language="ru" fo:country="RU" fo:font-style="normal" officeooo:rsid="02f30e36" style:font-size-asian="12pt" style:font-style-asian="normal" style:font-size-complex="12pt" style:font-style-complex="normal"/>
    </style:style>
    <style:style style:name="T141" style:family="text">
      <style:text-properties fo:color="#000000" loext:opacity="100%" fo:font-size="12pt" fo:language="ru" fo:country="RU" fo:font-style="normal" officeooo:rsid="031d8cf3" fo:background-color="#ffffff" loext:char-shading-value="0" style:font-size-asian="12pt" style:font-style-asian="normal" style:font-size-complex="12pt" style:font-style-complex="normal"/>
    </style:style>
    <style:style style:name="T142" style:family="text">
      <style:text-properties fo:color="#000000" loext:opacity="100%" fo:font-size="12pt" fo:language="ru" fo:country="RU" fo:font-style="normal" fo:background-color="transparent" loext:char-shading-value="0" style:font-size-asian="12pt" style:font-style-asian="normal" style:font-size-complex="12pt" style:font-style-complex="normal"/>
    </style:style>
    <style:style style:name="T143" style:family="text">
      <style:text-properties fo:color="#000000" loext:opacity="100%" fo:font-size="12pt" fo:language="ru" fo:country="RU" fo:font-style="normal" officeooo:rsid="033258a7" fo:background-color="transparent" loext:char-shading-value="0" style:font-size-asian="12pt" style:font-style-asian="normal" style:font-size-complex="12pt" style:font-style-complex="normal"/>
    </style:style>
    <style:style style:name="T144" style:family="text">
      <style:text-properties fo:color="#000000" loext:opacity="100%" fo:font-size="12pt" style:font-size-asian="12pt" style:font-size-complex="12pt"/>
    </style:style>
    <style:style style:name="T145" style:family="text">
      <style:text-properties fo:color="#000000" loext:opacity="100%" fo:font-size="12pt" fo:font-style="normal" style:font-size-asian="12pt" style:font-style-asian="normal" style:font-size-complex="12pt" style:font-style-complex="normal"/>
    </style:style>
    <style:style style:name="T146" style:family="text">
      <style:text-properties fo:color="#000000" loext:opacity="100%" fo:font-size="12pt" fo:font-style="normal" officeooo:rsid="01e23d8c" style:font-size-asian="10pt" style:font-style-asian="normal" style:font-size-complex="10pt" style:font-style-complex="normal"/>
    </style:style>
    <style:style style:name="T147" style:family="text">
      <style:text-properties fo:color="#000000" loext:opacity="100%" fo:font-size="12pt" fo:font-style="normal" officeooo:rsid="03139432" fo:background-color="#ffffff" loext:char-shading-value="0" style:font-size-asian="10pt" style:font-style-asian="normal" style:font-size-complex="10pt" style:font-style-complex="normal"/>
    </style:style>
    <style:style style:name="T148" style:family="text">
      <style:text-properties fo:color="#000000" loext:opacity="100%" fo:font-size="12pt" officeooo:rsid="03139432" style:font-size-asian="10pt" style:font-size-complex="10pt"/>
    </style:style>
    <style:style style:name="T149" style:family="text">
      <style:text-properties fo:color="#000000" loext:opacity="100%" style:font-name="Times New Roman"/>
    </style:style>
    <style:style style:name="T150" style:family="text">
      <style:text-properties fo:color="#000000" loext:opacity="100%" style:font-name="Times New Roman" fo:font-size="11pt" fo:language="ru" fo:country="RU" fo:font-style="normal" style:font-name-asian="Times New Roman1" style:font-size-asian="11pt" style:font-style-asian="normal" style:font-name-complex="Times New Roman1" style:font-size-complex="11pt" style:font-style-complex="normal"/>
    </style:style>
    <style:style style:name="T151" style:family="text">
      <style:text-properties fo:color="#000000" loext:opacity="100%" style:font-name="Times New Roman" fo:font-size="11pt" officeooo:rsid="000f6a76" style:font-size-asian="11pt" style:font-size-complex="11pt"/>
    </style:style>
    <style:style style:name="T152" style:family="text">
      <style:text-properties fo:color="#000000" loext:opacity="100%" style:font-name="Times New Roman" fo:font-size="11pt" officeooo:rsid="029cdc65" fo:background-color="#ffffff" loext:char-shading-value="0" style:font-size-asian="11pt" style:font-size-complex="11pt"/>
    </style:style>
    <style:style style:name="T153" style:family="text">
      <style:text-properties fo:color="#000000" loext:opacity="100%" style:font-name="Times New Roman" fo:font-size="11pt" fo:font-style="normal" officeooo:rsid="000f6a76" style:font-size-asian="11pt" style:font-style-asian="normal" style:font-size-complex="11pt" style:font-style-complex="normal"/>
    </style:style>
    <style:style style:name="T154" style:family="text">
      <style:text-properties fo:color="#000000" loext:opacity="100%" style:font-name="Times New Roman" fo:font-size="11pt" fo:font-style="normal" officeooo:rsid="029cdc65" fo:background-color="#ffffff" loext:char-shading-value="0" style:font-size-asian="11pt" style:font-style-asian="normal" style:font-size-complex="11pt" style:font-style-complex="normal"/>
    </style:style>
    <style:style style:name="T155" style:family="text">
      <style:text-properties fo:color="#000000" loext:opacity="100%" style:font-name="Times New Roman" fo:font-size="11pt" fo:font-style="normal" officeooo:rsid="031b12b3" fo:background-color="#ffffff" loext:char-shading-value="0" style:font-size-asian="11pt" style:font-style-asian="normal" style:font-size-complex="11pt" style:font-style-complex="normal"/>
    </style:style>
    <style:style style:name="T156" style:family="text">
      <style:text-properties fo:color="#000000" loext:opacity="100%" style:font-name="Times New Roman" fo:language="en" fo:country="US"/>
    </style:style>
    <style:style style:name="T157" style:family="text">
      <style:text-properties fo:color="#000000" loext:opacity="100%" style:font-name="Times New Roman" fo:language="en" fo:country="US" officeooo:rsid="00d9a170"/>
    </style:style>
    <style:style style:name="T158" style:family="text">
      <style:text-properties fo:color="#000000" loext:opacity="100%" style:font-name="Times New Roman" fo:language="en" fo:country="US" fo:font-style="normal" officeooo:rsid="02b71e04" style:font-style-asian="normal" style:font-style-complex="normal"/>
    </style:style>
    <style:style style:name="T159" style:family="text">
      <style:text-properties fo:color="#000000" loext:opacity="100%" style:font-name="Times New Roman" fo:language="ru" fo:country="RU" officeooo:rsid="02e34c1e" style:letter-kerning="true" style:font-name-asian="Andale Sans UI"/>
    </style:style>
    <style:style style:name="T160" style:family="text">
      <style:text-properties fo:color="#000000" loext:opacity="100%" style:font-name="Times New Roman" fo:language="ru" fo:country="RU" fo:font-style="normal" officeooo:rsid="030e3017" fo:background-color="#ffffff" loext:char-shading-value="0" style:font-style-asian="normal" style:font-style-complex="normal"/>
    </style:style>
    <style:style style:name="T161" style:family="text">
      <style:text-properties fo:color="#000000" loext:opacity="100%" style:font-name="Times New Roman" fo:language="ru" fo:country="RU" fo:font-style="normal" officeooo:rsid="03009fed" fo:background-color="#ffffff" loext:char-shading-value="0" style:font-style-asian="normal" style:font-style-complex="normal"/>
    </style:style>
    <style:style style:name="T162" style:family="text">
      <style:text-properties fo:color="#000000" loext:opacity="100%" style:font-name="Times New Roman" fo:language="ru" fo:country="RU" fo:font-style="normal" officeooo:rsid="030b9971" fo:background-color="#ffffff" loext:char-shading-value="0" style:font-style-asian="normal" style:font-style-complex="normal"/>
    </style:style>
    <style:style style:name="T163" style:family="text">
      <style:text-properties fo:color="#000000" loext:opacity="100%" style:font-name="Times New Roman" fo:language="ru" fo:country="RU" fo:font-style="normal" officeooo:rsid="031f5ff4" fo:background-color="#ffffff" loext:char-shading-value="0" style:font-style-asian="normal" style:font-style-complex="normal"/>
    </style:style>
    <style:style style:name="T164" style:family="text">
      <style:text-properties fo:color="#000000" loext:opacity="100%" style:font-name="Times New Roman" fo:language="ru" fo:country="RU" fo:font-style="normal" officeooo:rsid="02e2873f" style:font-style-asian="normal" style:font-style-complex="normal"/>
    </style:style>
    <style:style style:name="T165" style:family="text">
      <style:text-properties fo:color="#000000" loext:opacity="100%" style:font-name="Times New Roman" fo:language="ru" fo:country="RU" fo:font-style="normal" officeooo:rsid="030b9971" fo:background-color="transparent" loext:char-shading-value="0" style:font-style-asian="normal" style:font-style-complex="normal"/>
    </style:style>
    <style:style style:name="T166" style:family="text">
      <style:text-properties fo:color="#000000" loext:opacity="100%" style:font-name="Times New Roman" fo:language="ru" fo:country="RU" fo:font-style="normal" officeooo:rsid="031f5ff4" fo:background-color="transparent" loext:char-shading-value="0" style:font-style-asian="normal" style:font-style-complex="normal"/>
    </style:style>
    <style:style style:name="T167" style:family="text">
      <style:text-properties fo:color="#000000" loext:opacity="100%" style:font-name="Times New Roman" fo:language="ru" fo:country="RU" officeooo:rsid="02e2873f"/>
    </style:style>
    <style:style style:name="T168" style:family="text">
      <style:text-properties fo:color="#000000" loext:opacity="100%" style:font-name="Times New Roman" fo:language="ru" fo:country="RU" officeooo:rsid="02e34c1e" fo:background-color="#ffffff" loext:char-shading-value="0"/>
    </style:style>
    <style:style style:name="T169" style:family="text">
      <style:text-properties fo:color="#000000" loext:opacity="100%" style:font-name="Times New Roman" fo:font-size="12pt" fo:language="ru" fo:country="RU" fo:font-style="normal" style:font-size-asian="12pt" style:font-style-asian="normal" style:font-size-complex="12pt" style:font-style-complex="normal"/>
    </style:style>
    <style:style style:name="T170" style:family="text">
      <style:text-properties fo:color="#000000" loext:opacity="100%" style:font-name="Times New Roman" fo:font-size="12pt" fo:language="ru" fo:country="RU" fo:font-style="normal" style:font-name-asian="Times New Roman1" style:font-size-asian="12pt" style:font-style-asian="normal" style:font-name-complex="Times New Roman1" style:font-size-complex="12pt" style:font-style-complex="normal"/>
    </style:style>
    <style:style style:name="T171" style:family="text">
      <style:text-properties fo:color="#000000" loext:opacity="100%" style:font-name="Times New Roman" fo:font-size="12pt" style:font-size-asian="12pt" style:font-size-complex="12pt"/>
    </style:style>
    <style:style style:name="T172" style:family="text">
      <style:text-properties fo:color="#000000" loext:opacity="100%" style:font-name="Times New Roman" fo:font-size="12pt" fo:language="en" fo:country="US" fo:font-style="normal" style:font-size-asian="12pt" style:font-style-asian="normal" style:font-size-complex="12pt" style:font-style-complex="normal"/>
    </style:style>
    <style:style style:name="T173" style:family="text">
      <style:text-properties fo:color="#000000" loext:opacity="100%" style:font-name="Times New Roman" fo:font-size="12pt" fo:language="en" fo:country="US" fo:font-style="normal" officeooo:rsid="00d9a170" style:font-size-asian="12pt" style:font-style-asian="normal" style:font-size-complex="12pt" style:font-style-complex="normal"/>
    </style:style>
    <style:style style:name="T174" style:family="text">
      <style:text-properties fo:color="#000000" loext:opacity="100%" style:font-name="Times New Roman" fo:font-size="12pt" fo:language="en" fo:country="US" fo:font-style="normal" officeooo:rsid="00d9a170" style:letter-kerning="true" style:font-name-asian="Andale Sans UI" style:font-size-asian="12pt" style:font-style-asian="normal" style:font-size-complex="12pt" style:font-style-complex="normal"/>
    </style:style>
    <style:style style:name="T175" style:family="text">
      <style:text-properties fo:color="#000000" loext:opacity="100%" style:font-name="Times New Roman" fo:font-size="12pt" fo:language="en" fo:country="US" fo:font-style="normal" officeooo:rsid="031d8cf3" style:letter-kerning="true" style:font-name-asian="Andale Sans UI" style:font-size-asian="12pt" style:font-style-asian="normal" style:font-size-complex="12pt" style:font-style-complex="normal"/>
    </style:style>
    <style:style style:name="T176" style:family="text">
      <style:text-properties fo:color="#000000" loext:opacity="100%" style:font-name="Times New Roman" fo:font-size="14pt" fo:language="ru" fo:country="RU" fo:font-style="normal" fo:background-color="#ffffff" loext:char-shading-value="0" style:font-size-asian="14pt" style:font-style-asian="normal" style:font-size-complex="14pt" style:font-style-complex="normal"/>
    </style:style>
    <style:style style:name="T177" style:family="text">
      <style:text-properties fo:color="#000000" loext:opacity="100%" style:font-name="Times New Roman" fo:font-size="14pt" fo:language="ru" fo:country="RU" fo:font-style="normal" officeooo:rsid="030b9971" fo:background-color="#ffffff" loext:char-shading-value="0" style:font-size-asian="14pt" style:font-style-asian="normal" style:font-size-complex="14pt" style:font-style-complex="normal"/>
    </style:style>
    <style:style style:name="T178" style:family="text">
      <style:text-properties fo:color="#000000" loext:opacity="100%" style:font-name="Times New Roman" fo:font-size="14pt" fo:language="ru" fo:country="RU" fo:font-style="normal" officeooo:rsid="030ad3df" fo:background-color="#ffffff" loext:char-shading-value="0" style:font-size-asian="14pt" style:font-style-asian="normal" style:font-size-complex="14pt" style:font-style-complex="normal"/>
    </style:style>
    <style:style style:name="T179" style:family="text">
      <style:text-properties fo:color="#000000" loext:opacity="100%" style:font-name="Times New Roman" fo:font-size="14pt" fo:language="ru" fo:country="RU" fo:font-style="normal" officeooo:rsid="02f30e36" style:letter-kerning="true" fo:background-color="#ffffff" loext:char-shading-value="0" style:font-name-asian="Andale Sans UI" style:font-size-asian="14pt" style:font-style-asian="normal" style:font-size-complex="14pt" style:font-style-complex="normal"/>
    </style:style>
    <style:style style:name="T180" style:family="text">
      <style:text-properties fo:color="#000000" loext:opacity="100%" style:font-name="Times New Roman" fo:font-style="normal" style:font-style-asian="normal" style:font-style-complex="normal"/>
    </style:style>
    <style:style style:name="T181" style:family="text">
      <style:text-properties fo:color="#000000" loext:opacity="100%" style:font-name="Times New Roman" fo:font-style="normal" officeooo:rsid="031d8cf3" style:font-style-asian="normal" style:font-style-complex="normal"/>
    </style:style>
    <style:style style:name="T182" style:family="text">
      <style:text-properties fo:color="#000000" loext:opacity="100%" style:font-name="Times New Roman" fo:font-size="13pt" fo:language="ru" fo:country="RU" fo:font-style="normal" style:font-name-asian="Times New Roman1" style:font-size-asian="13pt" style:font-style-asian="normal" style:font-name-complex="Times New Roman1" style:font-size-complex="13pt" style:font-style-complex="normal"/>
    </style:style>
    <style:style style:name="T183" style:family="text">
      <style:text-properties fo:color="#000000" loext:opacity="100%" style:font-name="Times New Roman" fo:font-size="13pt" fo:language="ru" fo:country="RU" fo:font-style="normal" fo:background-color="transparent" loext:char-shading-value="0" style:font-name-asian="Times New Roman1" style:font-size-asian="13pt" style:font-style-asian="normal" style:font-name-complex="Times New Roman1" style:font-size-complex="13pt" style:font-style-complex="normal"/>
    </style:style>
    <style:style style:name="T184" style:family="text">
      <style:text-properties fo:color="#000000" loext:opacity="100%" style:font-name="Times New Roman" fo:font-size="13pt" style:font-size-asian="13pt" style:font-size-complex="13pt"/>
    </style:style>
    <style:style style:name="T185" style:family="text">
      <style:text-properties fo:color="#000000" loext:opacity="100%" fo:font-size="11pt" fo:language="ru" fo:country="RU" fo:font-style="normal" officeooo:rsid="02f71892" fo:background-color="#ffffff" loext:char-shading-value="0" style:font-size-asian="11pt" style:font-style-asian="normal" style:font-size-complex="11pt" style:font-style-complex="normal"/>
    </style:style>
    <style:style style:name="T186" style:family="text">
      <style:text-properties fo:color="#000000" loext:opacity="100%" fo:font-size="11pt" fo:language="ru" fo:country="RU" fo:font-style="normal" officeooo:rsid="030a0b4f" fo:background-color="#ffffff" loext:char-shading-value="0" style:font-size-asian="11pt" style:font-style-asian="normal" style:font-size-complex="11pt" style:font-style-complex="normal"/>
    </style:style>
    <style:style style:name="T187" style:family="text">
      <style:text-properties fo:color="#000000" loext:opacity="100%" fo:font-size="11pt" fo:language="ru" fo:country="RU" fo:font-style="normal" officeooo:rsid="030a371a" fo:background-color="#ffffff" loext:char-shading-value="0" style:font-size-asian="11pt" style:font-style-asian="normal" style:font-size-complex="11pt" style:font-style-complex="normal"/>
    </style:style>
    <style:style style:name="T188" style:family="text">
      <style:text-properties fo:color="#000000" loext:opacity="100%" fo:font-size="11pt" fo:language="ru" fo:country="RU" fo:font-style="normal" officeooo:rsid="033111a9" fo:background-color="#ffffff" loext:char-shading-value="0" style:font-size-asian="11pt" style:font-style-asian="normal" style:font-size-complex="11pt" style:font-style-complex="normal"/>
    </style:style>
    <style:style style:name="T189" style:family="text">
      <style:text-properties fo:color="#000000" loext:opacity="100%" fo:font-size="11pt" fo:language="ru" fo:country="RU" officeooo:rsid="02f30e36" style:font-size-asian="11pt" style:font-size-complex="11pt"/>
    </style:style>
    <style:style style:name="T190" style:family="text">
      <style:text-properties fo:color="#000000" loext:opacity="100%" fo:font-size="11pt" fo:language="ru" fo:country="RU" officeooo:rsid="02f69db0" fo:background-color="#ffffff" loext:char-shading-value="0" style:font-size-asian="11pt" style:font-size-complex="11pt"/>
    </style:style>
    <style:style style:name="T191" style:family="text">
      <style:text-properties fo:color="#000000" loext:opacity="100%" fo:font-size="11pt" fo:language="en" fo:country="US" fo:font-style="normal" officeooo:rsid="030a0b4f" fo:background-color="#ffffff" loext:char-shading-value="0" style:font-size-asian="11pt" style:font-style-asian="normal" style:font-size-complex="11pt" style:font-style-complex="normal"/>
    </style:style>
    <style:style style:name="T192" style:family="text">
      <style:text-properties fo:color="#000000" loext:opacity="100%" fo:font-size="11pt" fo:language="en" fo:country="US" fo:font-style="normal" officeooo:rsid="030a371a" fo:background-color="#ffffff" loext:char-shading-value="0" style:font-size-asian="11pt" style:font-style-asian="normal" style:font-size-complex="11pt" style:font-style-complex="normal"/>
    </style:style>
    <style:style style:name="T193" style:family="text">
      <style:text-properties fo:color="#000000" loext:opacity="100%" fo:font-size="11pt" fo:language="en" fo:country="US" fo:font-style="normal" officeooo:rsid="02f71892" fo:background-color="#ffffff" loext:char-shading-value="0" style:font-size-asian="11pt" style:font-style-asian="normal" style:font-size-complex="11pt" style:font-style-complex="normal"/>
    </style:style>
    <style:style style:name="T194" style:family="text">
      <style:text-properties fo:color="#000000" loext:opacity="100%" fo:font-size="11pt" fo:language="en" fo:country="US" fo:font-style="normal" officeooo:rsid="033111a9" fo:background-color="#ffffff" loext:char-shading-value="0" style:font-size-asian="11pt" style:font-style-asian="normal" style:font-size-complex="11pt" style:font-style-complex="normal"/>
    </style:style>
    <style:style style:name="T195" style:family="text">
      <style:text-properties fo:color="#000000" loext:opacity="100%" fo:font-size="11pt" fo:language="en" fo:country="US" officeooo:rsid="02f5ac33" style:font-size-asian="11pt" style:font-size-complex="11pt"/>
    </style:style>
    <style:style style:name="T196" style:family="text">
      <style:text-properties fo:color="#000000" loext:opacity="100%" style:text-position="0% 100%" style:font-name="Times New Roman" fo:language="ru" fo:country="RU" officeooo:rsid="01fc53d4" style:letter-kerning="true" fo:background-color="#ffffff" loext:char-shading-value="0" style:font-name-asian="Andale Sans UI"/>
    </style:style>
    <style:style style:name="T197" style:family="text">
      <style:text-properties fo:color="#000000" loext:opacity="100%" style:text-position="0% 100%" style:font-name="Times New Roman" fo:language="ru" fo:country="RU" fo:background-color="transparent" loext:char-shading-value="0"/>
    </style:style>
    <style:style style:name="T198" style:family="text">
      <style:text-properties fo:color="#000000" loext:opacity="100%" style:text-position="0% 100%" style:font-name="Times New Roman" fo:language="ru" fo:country="RU" officeooo:rsid="02e5bafa" fo:background-color="transparent" loext:char-shading-value="0"/>
    </style:style>
    <style:style style:name="T199" style:family="text">
      <style:text-properties fo:color="#000000" loext:opacity="100%" style:text-position="0% 100%" style:font-name="Times New Roman" fo:language="ru" fo:country="RU" officeooo:rsid="02c4d16a" fo:background-color="transparent" loext:char-shading-value="0"/>
    </style:style>
    <style:style style:name="T200" style:family="text">
      <style:text-properties fo:color="#000000" loext:opacity="100%" style:text-position="0% 100%" style:font-name="Times New Roman" fo:language="ru" fo:country="RU" fo:font-style="normal" officeooo:rsid="01fc53d4" style:letter-kerning="true" fo:background-color="#ffffff" loext:char-shading-value="0" style:font-name-asian="Andale Sans UI" style:font-style-asian="normal" style:font-style-complex="normal"/>
    </style:style>
    <style:style style:name="T201" style:family="text">
      <style:text-properties fo:color="#000000" loext:opacity="100%" style:text-position="0% 100%" style:font-name="Times New Roman" fo:language="ru" fo:country="RU" fo:background-color="#ffffff" loext:char-shading-value="0"/>
    </style:style>
    <style:style style:name="T202" style:family="text">
      <style:text-properties fo:color="#000000" loext:opacity="100%" style:text-position="0% 100%" style:font-name="Times New Roman" fo:font-size="14pt" fo:language="ru" fo:country="RU" style:letter-kerning="true" fo:background-color="#ffffff" loext:char-shading-value="0" style:font-name-asian="Andale Sans UI" style:font-size-asian="14pt" style:font-size-complex="14pt"/>
    </style:style>
    <style:style style:name="T203" style:family="text">
      <style:text-properties fo:color="#000000" loext:opacity="100%" style:text-position="0% 100%" style:font-name="Times New Roman" fo:font-size="14pt" fo:language="ru" fo:country="RU" officeooo:rsid="030a0b4f" style:letter-kerning="true" fo:background-color="#ffffff" loext:char-shading-value="0" style:font-name-asian="Andale Sans UI" style:font-size-asian="14pt" style:font-size-complex="14pt"/>
    </style:style>
    <style:style style:name="T204" style:family="text">
      <style:text-properties fo:color="#000000" loext:opacity="100%" style:text-position="0% 100%" style:font-name="Times New Roman" fo:font-size="14pt" fo:language="ru" fo:country="RU" fo:font-style="normal" officeooo:rsid="030a0b4f" style:letter-kerning="true" fo:background-color="#ffffff" loext:char-shading-value="0" style:font-name-asian="Andale Sans UI" style:font-size-asian="14pt" style:font-style-asian="normal" style:font-size-complex="14pt" style:font-style-complex="normal"/>
    </style:style>
    <style:style style:name="T205" style:family="text">
      <style:text-properties fo:color="#000000" loext:opacity="100%" style:text-position="0% 100%" style:font-name="Times New Roman" fo:font-size="14pt" fo:language="ru" fo:country="RU" fo:font-style="normal" officeooo:rsid="030a371a" style:letter-kerning="true" fo:background-color="#ffffff" loext:char-shading-value="0" style:font-name-asian="Andale Sans UI" style:font-size-asian="14pt" style:font-style-asian="normal" style:font-size-complex="14pt" style:font-style-complex="normal"/>
    </style:style>
    <style:style style:name="T206" style:family="text">
      <style:text-properties fo:color="#000000" loext:opacity="100%" style:text-position="0% 100%" style:font-name="Times New Roman" fo:font-size="14pt" fo:language="ru" fo:country="RU" fo:font-style="normal" officeooo:rsid="02336803" style:letter-kerning="true" fo:background-color="#ffffff" loext:char-shading-value="0" style:font-name-asian="Andale Sans UI" style:font-size-asian="14pt" style:font-style-asian="normal" style:font-size-complex="14pt" style:font-style-complex="normal"/>
    </style:style>
    <style:style style:name="T207" style:family="text">
      <style:text-properties fo:color="#000000" loext:opacity="100%" style:text-position="0% 100%" style:font-name="Times New Roman" fo:font-size="14pt" fo:language="ru" fo:country="RU" fo:font-style="normal" officeooo:rsid="033111a9" style:letter-kerning="true" fo:background-color="#ffffff" loext:char-shading-value="0" style:font-name-asian="Andale Sans UI" style:font-size-asian="14pt" style:font-style-asian="normal" style:font-size-complex="14pt" style:font-style-complex="normal"/>
    </style:style>
    <style:style style:name="T208" style:family="text">
      <style:text-properties fo:color="#000000" loext:opacity="100%" style:text-position="0% 100%" style:font-name="Times New Roman" fo:font-size="14pt" fo:language="en" fo:country="US" officeooo:rsid="030a0b4f" style:letter-kerning="true" fo:background-color="#ffffff" loext:char-shading-value="0" style:font-name-asian="Andale Sans UI" style:font-size-asian="14pt" style:font-size-complex="14pt"/>
    </style:style>
    <style:style style:name="T209" style:family="text">
      <style:text-properties fo:color="#000000" loext:opacity="100%" style:text-position="0% 100%" style:font-name="Times New Roman" fo:font-size="14pt" fo:language="en" fo:country="US" fo:font-style="normal" officeooo:rsid="030a0b4f" style:letter-kerning="true" fo:background-color="#ffffff" loext:char-shading-value="0" style:font-name-asian="Andale Sans UI" style:font-size-asian="14pt" style:font-style-asian="normal" style:font-size-complex="14pt" style:font-style-complex="normal"/>
    </style:style>
    <style:style style:name="T210" style:family="text">
      <style:text-properties fo:color="#000000" loext:opacity="100%" style:text-position="0% 100%" style:font-name="Times New Roman" fo:font-size="14pt" fo:language="en" fo:country="US" fo:font-style="normal" officeooo:rsid="030a371a" style:letter-kerning="true" fo:background-color="#ffffff" loext:char-shading-value="0" style:font-name-asian="Andale Sans UI" style:font-size-asian="14pt" style:font-style-asian="normal" style:font-size-complex="14pt" style:font-style-complex="normal"/>
    </style:style>
    <style:style style:name="T211" style:family="text">
      <style:text-properties fo:color="#000000" loext:opacity="100%" style:text-position="0% 100%" style:font-name="Times New Roman" fo:font-size="14pt" fo:language="en" fo:country="US" fo:font-style="normal" officeooo:rsid="033258a7" style:letter-kerning="true" fo:background-color="#ffffff" loext:char-shading-value="0" style:font-name-asian="Andale Sans UI" style:font-size-asian="14pt" style:font-style-asian="normal" style:font-size-complex="14pt" style:font-style-complex="normal"/>
    </style:style>
    <style:style style:name="T212" style:family="text">
      <style:text-properties fo:color="#000000" loext:opacity="100%" style:text-position="0% 100%" style:font-name="Times New Roman" fo:font-size="14pt" fo:language="en" fo:country="US" fo:font-style="normal" officeooo:rsid="02f71892" style:letter-kerning="true" fo:background-color="#ffffff" loext:char-shading-value="0" style:font-name-asian="Andale Sans UI" style:font-size-asian="14pt" style:font-style-asian="normal" style:font-size-complex="14pt" style:font-style-complex="normal"/>
    </style:style>
    <style:style style:name="T213" style:family="text">
      <style:text-properties fo:color="#000000" loext:opacity="100%" style:text-position="0% 100%" style:font-name="Times New Roman" fo:language="en" fo:country="US" officeooo:rsid="01fc53d4" style:letter-kerning="true" fo:background-color="#ffffff" loext:char-shading-value="0" style:font-name-asian="Andale Sans UI"/>
    </style:style>
    <style:style style:name="T214" style:family="text">
      <style:text-properties fo:color="#000000" loext:opacity="100%" style:text-position="0% 100%" fo:font-size="12pt" fo:font-style="normal" style:font-size-asian="12pt" style:font-style-asian="normal" style:font-size-complex="12pt" style:font-style-complex="normal"/>
    </style:style>
    <style:style style:name="T215" style:family="text">
      <style:text-properties fo:color="#000000" loext:opacity="100%" fo:font-size="14pt" fo:font-style="normal" officeooo:rsid="02e5bafa" style:font-size-asian="14pt" style:font-style-asian="normal" style:font-size-complex="14pt" style:font-style-complex="normal"/>
    </style:style>
    <style:style style:name="T216" style:family="text">
      <style:text-properties fo:color="#000000" loext:opacity="100%" fo:font-size="14pt" fo:font-style="normal" officeooo:rsid="02feafc5" style:font-size-asian="14pt" style:font-style-asian="normal" style:font-size-complex="14pt" style:font-style-complex="normal"/>
    </style:style>
    <style:style style:name="T217" style:family="text">
      <style:text-properties fo:color="#000000" loext:opacity="100%" fo:font-size="14pt" fo:font-style="normal" officeooo:rsid="031dcb8b" style:font-size-asian="14pt" style:font-style-asian="normal" style:font-size-complex="14pt" style:font-style-complex="normal"/>
    </style:style>
    <style:style style:name="T218" style:family="text">
      <style:text-properties fo:color="#000000" loext:opacity="100%" fo:font-size="14pt" fo:font-style="normal" fo:background-color="#ffffff" loext:char-shading-value="0" style:font-size-asian="14pt" style:font-style-asian="normal" style:font-size-complex="14pt" style:font-style-complex="normal"/>
    </style:style>
    <style:style style:name="T219" style:family="text">
      <style:text-properties fo:color="#000000" loext:opacity="100%" fo:font-size="14pt" fo:font-style="normal" officeooo:rsid="02fea5f0" fo:background-color="#ffffff" loext:char-shading-value="0" style:font-size-asian="14pt" style:font-style-asian="normal" style:font-size-complex="14pt" style:font-style-complex="normal"/>
    </style:style>
    <style:style style:name="T220" style:family="text">
      <style:text-properties fo:color="#000000" loext:opacity="100%" fo:font-size="14pt" fo:font-style="normal" officeooo:rsid="030548ff" fo:background-color="#ffffff" loext:char-shading-value="0" style:font-size-asian="14pt" style:font-style-asian="normal" style:font-size-complex="14pt" style:font-style-complex="normal"/>
    </style:style>
    <style:style style:name="T221" style:family="text">
      <style:text-properties fo:color="#000000" loext:opacity="100%" fo:font-size="14pt" fo:font-style="normal" officeooo:rsid="02e7792b" fo:background-color="#ffffff" loext:char-shading-value="0" style:font-size-asian="14pt" style:font-style-asian="normal" style:font-size-complex="14pt" style:font-style-complex="normal"/>
    </style:style>
    <style:style style:name="T222" style:family="text">
      <style:text-properties fo:color="#000000" loext:opacity="100%" fo:font-size="14pt" fo:font-style="normal" officeooo:rsid="030cdf04" fo:background-color="#ffffff" loext:char-shading-value="0" style:font-size-asian="14pt" style:font-style-asian="normal" style:font-size-complex="14pt" style:font-style-complex="normal"/>
    </style:style>
    <style:style style:name="T223" style:family="text">
      <style:text-properties fo:color="#000000" loext:opacity="100%" fo:font-size="14pt" fo:font-style="normal" officeooo:rsid="0304631c" fo:background-color="#ffffff" loext:char-shading-value="0" style:font-size-asian="14pt" style:font-style-asian="normal" style:font-size-complex="14pt" style:font-style-complex="normal"/>
    </style:style>
    <style:style style:name="T224" style:family="text">
      <style:text-properties fo:color="#000000" loext:opacity="100%" fo:font-size="14pt" fo:font-style="normal" officeooo:rsid="0321e853" fo:background-color="#ffffff" loext:char-shading-value="0" style:font-size-asian="14pt" style:font-style-asian="normal" style:font-size-complex="14pt" style:font-style-complex="normal"/>
    </style:style>
    <style:style style:name="T225" style:family="text">
      <style:text-properties fo:color="#000000" loext:opacity="100%" fo:font-size="14pt" fo:language="en" fo:country="US" fo:font-style="normal" officeooo:rsid="02e7792b" fo:background-color="#ffffff" loext:char-shading-value="0" style:font-size-asian="14pt" style:font-style-asian="normal" style:font-size-complex="14pt" style:font-style-complex="normal"/>
    </style:style>
    <style:style style:name="T226" style:family="text">
      <style:text-properties fo:color="#000000" loext:opacity="100%" fo:font-size="14pt" fo:language="en" fo:country="US" fo:font-style="normal" officeooo:rsid="02e7a1b4" fo:background-color="#ffffff" loext:char-shading-value="0" style:font-size-asian="14pt" style:font-style-asian="normal" style:font-size-complex="14pt" style:font-style-complex="normal"/>
    </style:style>
    <style:style style:name="T227" style:family="text">
      <style:text-properties fo:color="#000000" loext:opacity="100%" fo:font-size="14pt" fo:language="en" fo:country="US" officeooo:rsid="030a0b4f" fo:background-color="#ffffff" loext:char-shading-value="0" style:font-size-asian="14pt" style:font-size-complex="14pt"/>
    </style:style>
    <style:style style:name="T228" style:family="text">
      <style:text-properties fo:color="#000000" loext:opacity="100%" fo:font-size="14pt" fo:language="en" fo:country="US" officeooo:rsid="030b9971" fo:background-color="#ffffff" loext:char-shading-value="0" style:font-size-asian="14pt" style:font-size-complex="14pt"/>
    </style:style>
    <style:style style:name="T229" style:family="text">
      <style:text-properties fo:color="#000000" loext:opacity="100%" fo:font-size="14pt" fo:language="ru" fo:country="RU" fo:font-style="normal" officeooo:rsid="030a0b4f" fo:background-color="#ffffff" loext:char-shading-value="0" style:font-size-asian="14pt" style:font-style-asian="normal" style:font-size-complex="14pt" style:font-style-complex="normal"/>
    </style:style>
    <style:style style:name="T230" style:family="text">
      <style:text-properties fo:color="#000000" loext:opacity="100%" fo:font-size="14pt" fo:language="ru" fo:country="RU" fo:font-style="normal" officeooo:rsid="030b9971" fo:background-color="#ffffff" loext:char-shading-value="0" style:font-size-asian="14pt" style:font-style-asian="normal" style:font-size-complex="14pt" style:font-style-complex="normal"/>
    </style:style>
    <style:style style:name="T231" style:family="text">
      <style:text-properties fo:color="#000000" loext:opacity="100%" fo:font-size="14pt" fo:language="ru" fo:country="RU" fo:font-style="normal" officeooo:rsid="030cdf04" fo:background-color="#ffffff" loext:char-shading-value="0" style:font-size-asian="14pt" style:font-style-asian="normal" style:font-size-complex="14pt" style:font-style-complex="normal"/>
    </style:style>
    <style:style style:name="T232" style:family="text">
      <style:text-properties fo:color="#000000" loext:opacity="100%" fo:font-size="14pt" fo:language="ru" fo:country="RU" fo:font-style="normal" officeooo:rsid="030548ff" fo:background-color="#ffffff" loext:char-shading-value="0" style:font-size-asian="14pt" style:font-style-asian="normal" style:font-size-complex="14pt" style:font-style-complex="normal"/>
    </style:style>
    <style:style style:name="T233" style:family="text">
      <style:text-properties fo:color="#000000" loext:opacity="100%" fo:font-size="14pt" fo:language="ru" fo:country="RU" fo:font-style="normal" officeooo:rsid="031d7ba4" fo:background-color="#ffffff" loext:char-shading-value="0" style:font-size-asian="14pt" style:font-style-asian="normal" style:font-size-complex="14pt" style:font-style-complex="normal"/>
    </style:style>
    <style:style style:name="T234" style:family="text">
      <style:text-properties fo:color="#000000" loext:opacity="100%" fo:font-size="14pt" fo:language="ru" fo:country="RU" fo:font-style="normal" officeooo:rsid="031dcb8b" fo:background-color="#ffffff" loext:char-shading-value="0" style:font-size-asian="14pt" style:font-style-asian="normal" style:font-size-complex="14pt" style:font-style-complex="normal"/>
    </style:style>
    <style:style style:name="T235" style:family="text">
      <style:text-properties fo:color="#000000" loext:opacity="100%" fo:font-size="14pt" fo:language="ru" fo:country="RU" fo:font-style="normal" officeooo:rsid="0321e853" fo:background-color="#ffffff" loext:char-shading-value="0" style:font-size-asian="14pt" style:font-style-asian="normal" style:font-size-complex="14pt" style:font-style-complex="normal"/>
    </style:style>
    <style:style style:name="T236" style:family="text">
      <style:text-properties fo:color="#000000" loext:opacity="100%" fo:font-size="14pt" fo:language="ru" fo:country="RU" fo:font-style="normal" style:font-size-asian="14pt" style:font-style-asian="normal" style:font-size-complex="14pt" style:font-style-complex="normal"/>
    </style:style>
    <style:style style:name="T237" style:family="text">
      <style:text-properties fo:color="#000000" loext:opacity="100%" fo:font-size="14pt" fo:language="ru" fo:country="RU" fo:font-style="normal" officeooo:rsid="02f30e36" style:font-size-asian="14pt" style:font-style-asian="normal" style:font-size-complex="14pt" style:font-style-complex="normal"/>
    </style:style>
    <style:style style:name="T238" style:family="text">
      <style:text-properties fo:color="#000000" loext:opacity="100%" fo:font-size="14pt" fo:language="ru" fo:country="RU" fo:font-style="normal" officeooo:rsid="031d8cf3" style:font-size-asian="14pt" style:font-style-asian="normal" style:font-size-complex="14pt" style:font-style-complex="normal"/>
    </style:style>
    <style:style style:name="T239" style:family="text">
      <style:text-properties fo:color="#000000" loext:opacity="100%" fo:font-size="14pt" fo:language="ru" fo:country="RU" fo:font-style="normal" officeooo:rsid="022cbe89" style:font-size-asian="14pt" style:font-style-asian="normal" style:font-size-complex="14pt" style:font-style-complex="normal"/>
    </style:style>
    <style:style style:name="T240" style:family="text">
      <style:text-properties fo:color="#000000" loext:opacity="100%" fo:font-size="14pt" fo:language="ru" fo:country="RU" fo:font-style="normal" officeooo:rsid="02c863d4" style:font-size-asian="14pt" style:font-style-asian="normal" style:font-size-complex="14pt" style:font-style-complex="normal"/>
    </style:style>
    <style:style style:name="T241" style:family="text">
      <style:text-properties fo:color="#000000" loext:opacity="100%" fo:font-size="14pt" fo:language="ru" fo:country="RU" fo:font-style="normal" officeooo:rsid="031f5ff4" style:font-size-asian="14pt" style:font-style-asian="normal" style:font-size-complex="14pt" style:font-style-complex="normal"/>
    </style:style>
    <style:style style:name="T242" style:family="text">
      <style:text-properties fo:color="#000000" loext:opacity="100%" fo:font-size="14pt" fo:language="ru" fo:country="RU" fo:font-style="normal" fo:background-color="transparent" loext:char-shading-value="0" style:font-size-asian="14pt" style:font-style-asian="normal" style:font-size-complex="14pt" style:font-style-complex="normal"/>
    </style:style>
    <style:style style:name="T243" style:family="text">
      <style:text-properties fo:color="#000000" loext:opacity="100%" fo:font-size="14pt" fo:language="ru" fo:country="RU" fo:font-style="normal" officeooo:rsid="033258a7" fo:background-color="transparent" loext:char-shading-value="0" style:font-size-asian="14pt" style:font-style-asian="normal" style:font-size-complex="14pt" style:font-style-complex="normal"/>
    </style:style>
    <style:style style:name="T244" style:family="text">
      <style:text-properties fo:color="#000000" loext:opacity="100%" fo:font-size="14pt" fo:language="ru" fo:country="RU" officeooo:rsid="030a0b4f" fo:background-color="#ffffff" loext:char-shading-value="0" style:font-size-asian="14pt" style:font-size-complex="14pt"/>
    </style:style>
    <style:style style:name="T245" style:family="text">
      <style:text-properties fo:color="#000000" loext:opacity="100%" fo:language="ru" fo:country="RU" fo:background-color="#ffffff" loext:char-shading-value="0"/>
    </style:style>
    <style:style style:name="T246" style:family="text">
      <style:text-properties fo:color="#000000" loext:opacity="100%" fo:language="ru" fo:country="RU" officeooo:rsid="02f30e36" fo:background-color="#ffffff" loext:char-shading-value="0"/>
    </style:style>
    <style:style style:name="T247" style:family="text">
      <style:text-properties fo:color="#000000" loext:opacity="100%" fo:language="ru" fo:country="RU" officeooo:rsid="030a0b4f" fo:background-color="#ffffff" loext:char-shading-value="0"/>
    </style:style>
    <style:style style:name="T248" style:family="text">
      <style:text-properties fo:color="#000000" loext:opacity="100%" fo:language="ru" fo:country="RU" officeooo:rsid="01fc53d4" style:letter-kerning="true" fo:background-color="#ffffff" loext:char-shading-value="0" style:font-name-asian="Andale Sans UI"/>
    </style:style>
    <style:style style:name="T249" style:family="text">
      <style:text-properties fo:color="#000000" loext:opacity="100%" fo:language="ru" fo:country="RU" fo:font-style="normal" officeooo:rsid="030a0b4f" fo:background-color="#ffffff" loext:char-shading-value="0" style:font-style-asian="normal" style:font-style-complex="normal"/>
    </style:style>
    <style:style style:name="T250" style:family="text">
      <style:text-properties fo:color="#000000" loext:opacity="100%" style:font-name="Times New Roman1" fo:font-size="12pt" fo:language="ru" fo:country="RU" fo:font-style="normal" style:font-name-asian="Times New Roman1" style:font-size-asian="12pt" style:font-style-asian="normal" style:font-name-complex="Times New Roman1" style:font-size-complex="12pt" style:font-style-complex="normal"/>
    </style:style>
    <style:style style:name="T251" style:family="text">
      <style:text-properties fo:color="#000000" loext:opacity="100%" style:font-name="Times New Roman1" fo:font-size="13pt" fo:language="ru" fo:country="RU" fo:font-style="normal" style:font-name-asian="Times New Roman1" style:font-size-asian="13pt" style:font-style-asian="normal" style:font-name-complex="Times New Roman1" style:font-size-complex="13pt" style:font-style-complex="normal"/>
    </style:style>
    <style:style style:name="T252" style:family="text">
      <style:text-properties fo:color="#000000" loext:opacity="100%" fo:font-style="normal" officeooo:rsid="03009fed" style:font-style-asian="normal" style:font-size-complex="14pt" style:font-style-complex="normal"/>
    </style:style>
    <style:style style:name="T253" style:family="text">
      <style:text-properties fo:color="#000000" loext:opacity="100%" fo:font-style="normal" officeooo:rsid="030548ff" style:font-style-asian="normal" style:font-size-complex="14pt" style:font-style-complex="normal"/>
    </style:style>
    <style:style style:name="T254" style:family="text">
      <style:text-properties fo:color="#000000" loext:opacity="100%" fo:font-style="normal" officeooo:rsid="031dcb8b" style:font-style-asian="normal" style:font-size-complex="14pt" style:font-style-complex="normal"/>
    </style:style>
    <style:style style:name="T255" style:family="text">
      <style:text-properties fo:color="#000000" loext:opacity="100%" fo:font-style="normal" officeooo:rsid="032a51d1" style:font-style-asian="normal" style:font-size-complex="14pt" style:font-style-complex="normal"/>
    </style:style>
    <style:style style:name="T256" style:family="text">
      <style:text-properties fo:color="#000000" loext:opacity="100%" fo:font-style="normal" officeooo:rsid="030b9971" fo:background-color="transparent" loext:char-shading-value="0" style:font-style-asian="normal" style:font-style-complex="normal"/>
    </style:style>
    <style:style style:name="T257" style:family="text">
      <style:text-properties fo:color="#000000" loext:opacity="100%" fo:font-style="normal" officeooo:rsid="03243372" fo:background-color="transparent" loext:char-shading-value="0" style:font-style-asian="normal" style:font-style-complex="normal"/>
    </style:style>
    <style:style style:name="T258" style:family="text">
      <style:text-properties fo:color="#000000" loext:opacity="100%" fo:language="en" fo:country="US" fo:font-style="normal" officeooo:rsid="030b9971" fo:background-color="#ffffff" loext:char-shading-value="0" style:font-style-asian="normal" style:font-style-complex="normal"/>
    </style:style>
    <style:style style:name="T259" style:family="text">
      <style:text-properties fo:color="#000000" loext:opacity="100%" fo:language="en" fo:country="US" fo:font-style="normal" officeooo:rsid="030a0b4f" fo:background-color="#ffffff" loext:char-shading-value="0" style:font-style-asian="normal" style:font-style-complex="normal"/>
    </style:style>
    <style:style style:name="T260" style:family="text">
      <style:text-properties fo:color="#000000" loext:opacity="100%" fo:language="en" fo:country="US" officeooo:rsid="030a0b4f" fo:background-color="#ffffff" loext:char-shading-value="0"/>
    </style:style>
    <style:style style:name="T261" style:family="text">
      <style:text-properties fo:color="#000000" loext:opacity="100%" officeooo:rsid="03132b5d"/>
    </style:style>
    <style:style style:name="T262" style:family="text">
      <style:text-properties fo:color="#000000" loext:opacity="100%" fo:font-size="20pt" fo:font-weight="bold" officeooo:rsid="001d2c5d" style:font-size-asian="20pt" style:font-weight-asian="bold" style:font-size-complex="20pt"/>
    </style:style>
    <style:style style:name="T263" style:family="text">
      <style:text-properties fo:color="#000000" loext:opacity="100%" fo:font-size="20pt" fo:font-weight="bold" officeooo:rsid="031d8255" fo:background-color="#ffffff" loext:char-shading-value="0" style:font-size-asian="20pt" style:font-weight-asian="bold" style:font-size-complex="20pt"/>
    </style:style>
    <style:style style:name="T264" style:family="text">
      <style:text-properties fo:color="#000000" loext:opacity="100%" fo:font-size="13pt" fo:language="en" fo:country="US" fo:font-style="normal" style:font-size-asian="13pt" style:font-style-asian="normal" style:font-size-complex="13pt" style:font-style-complex="normal"/>
    </style:style>
    <style:style style:name="T265" style:family="text">
      <style:text-properties fo:color="#000000" loext:opacity="100%" fo:font-size="13pt" fo:language="ru" fo:country="RU" fo:font-style="normal" style:font-size-asian="13pt" style:font-style-asian="normal" style:font-size-complex="13pt" style:font-style-complex="normal"/>
    </style:style>
    <style:style style:name="T266" style:family="text">
      <style:text-properties fo:color="#000000" loext:opacity="100%" fo:font-size="13pt" style:font-size-asian="13pt" style:font-size-complex="13pt"/>
    </style:style>
    <style:style style:name="T267" style:family="text">
      <style:text-properties officeooo:rsid="02231373"/>
    </style:style>
    <style:style style:name="T268" style:family="text">
      <style:text-properties officeooo:rsid="0202523c"/>
    </style:style>
    <style:style style:name="T269" style:family="text">
      <style:text-properties officeooo:rsid="02b19857"/>
    </style:style>
    <style:style style:name="T270" style:family="text">
      <style:text-properties officeooo:rsid="02b270ed"/>
    </style:style>
    <style:style style:name="T271" style:family="text">
      <style:text-properties officeooo:rsid="02b71e04"/>
    </style:style>
    <style:style style:name="T272" style:family="text">
      <style:text-properties officeooo:rsid="02bd2e35"/>
    </style:style>
    <style:style style:name="T273" style:family="text">
      <style:text-properties officeooo:rsid="02c4d16a"/>
    </style:style>
    <style:style style:name="T274" style:family="text">
      <style:text-properties style:font-name="Times New Roman2"/>
    </style:style>
    <style:style style:name="T275" style:family="text">
      <style:text-properties officeooo:rsid="02c863d4"/>
    </style:style>
    <style:style style:name="T276" style:family="text">
      <style:text-properties officeooo:rsid="02de16b6"/>
    </style:style>
    <style:style style:name="T277" style:family="text">
      <style:text-properties style:text-underline-style="none"/>
    </style:style>
    <style:style style:name="T278" style:family="text">
      <style:text-properties style:font-weight-complex="bold"/>
    </style:style>
    <style:style style:name="T279" style:family="text">
      <style:text-properties officeooo:rsid="02de16b6" style:font-weight-complex="bold"/>
    </style:style>
    <style:style style:name="T280" style:family="text">
      <style:text-properties style:font-name-asian="Calibri" style:language-asian="en" style:country-asian="US"/>
    </style:style>
    <style:style style:name="T281" style:family="text">
      <style:text-properties officeooo:rsid="02e0637e" style:font-name-asian="Calibri" style:language-asian="en" style:country-asian="US"/>
    </style:style>
    <style:style style:name="T282" style:family="text">
      <style:text-properties officeooo:rsid="02e5bafa"/>
    </style:style>
    <style:style style:name="T283" style:family="text">
      <style:text-properties officeooo:rsid="01f78b52"/>
    </style:style>
    <style:style style:name="T284" style:family="text">
      <style:text-properties officeooo:rsid="02ea9fe4"/>
    </style:style>
    <style:style style:name="T285" style:family="text">
      <style:text-properties officeooo:rsid="02ef2a19"/>
    </style:style>
    <style:style style:name="T286" style:family="text">
      <style:text-properties officeooo:rsid="02f0725a"/>
    </style:style>
    <style:style style:name="T287" style:family="text">
      <style:text-properties officeooo:rsid="02f30e36"/>
    </style:style>
    <style:style style:name="T288" style:family="text">
      <style:text-properties officeooo:rsid="0033afc7"/>
    </style:style>
    <style:style style:name="T289" style:family="text">
      <style:text-properties officeooo:rsid="0033f2a9"/>
    </style:style>
    <style:style style:name="T290" style:family="text">
      <style:text-properties style:use-window-font-color="true" loext:opacity="0%" style:text-position="0% 100%" style:font-name="Times New Roman" fo:font-size="11pt" fo:language="ru" fo:country="RU" fo:background-color="transparent" loext:char-shading-value="0" style:font-size-asian="11pt" style:font-size-complex="11pt"/>
    </style:style>
    <style:style style:name="T291" style:family="text">
      <style:text-properties style:use-window-font-color="true" loext:opacity="0%" style:text-position="0% 100%" style:font-name="Times New Roman" fo:font-size="11pt" fo:language="ru" fo:country="RU" officeooo:rsid="0033afc7" fo:background-color="transparent" loext:char-shading-value="0" style:font-size-asian="11pt" style:font-size-complex="11pt"/>
    </style:style>
    <style:style style:name="T292" style:family="text">
      <style:text-properties style:use-window-font-color="true" loext:opacity="0%" style:text-position="0% 100%" style:font-name="Times New Roman" fo:font-size="11pt" fo:language="ru" fo:country="RU" officeooo:rsid="0033afc7" fo:background-color="transparent" loext:char-shading-value="0" style:font-name-asian="Liberation Serif" style:font-size-asian="11pt" style:font-name-complex="Liberation Serif" style:font-size-complex="11pt"/>
    </style:style>
    <style:style style:name="T293" style:family="text">
      <style:text-properties style:use-window-font-color="true" loext:opacity="0%" style:text-position="0% 100%" style:font-name="Liberation Serif" fo:font-size="11pt" fo:language="ru" fo:country="RU" officeooo:rsid="0033afc7" fo:background-color="transparent" loext:char-shading-value="0" style:font-name-asian="Liberation Serif" style:font-size-asian="11pt" style:font-name-complex="Liberation Serif" style:font-size-complex="11pt"/>
    </style:style>
    <style:style style:name="T294" style:family="text">
      <style:text-properties style:use-window-font-color="true" loext:opacity="0%" style:font-name="Times New Roman" fo:font-size="11pt" fo:language="ru" fo:country="RU" fo:background-color="transparent" loext:char-shading-value="0" style:font-size-asian="11pt" style:font-size-complex="11pt"/>
    </style:style>
    <style:style style:name="T295" style:family="text">
      <style:text-properties style:font-name="Liberation Serif" officeooo:rsid="0033afc7" style:font-name-asian="Liberation Serif" style:font-name-complex="Liberation Serif"/>
    </style:style>
    <style:style style:name="T296" style:family="text">
      <style:text-properties officeooo:rsid="0033afc7" style:font-name-asian="Liberation Serif" style:font-name-complex="Liberation Serif"/>
    </style:style>
    <style:style style:name="T297" style:family="text">
      <style:text-properties officeooo:rsid="02fc6095"/>
    </style:style>
    <style:style style:name="T298" style:family="text">
      <style:text-properties officeooo:rsid="003aa2ff"/>
    </style:style>
    <style:style style:name="T299" style:family="text">
      <style:text-properties officeooo:rsid="00ef92d5"/>
    </style:style>
    <style:style style:name="T300" style:family="text">
      <style:text-properties fo:font-variant="normal" fo:text-transform="none" style:text-line-through-style="none" style:text-line-through-type="none" style:font-name="Times New Roman" fo:font-size="11pt" fo:letter-spacing="normal" fo:language="ru" fo:country="RU" fo:font-style="normal" style:text-underline-style="none" fo:font-weight="normal" officeooo:rsid="01fd6d5b" style:text-blinking="false" fo:background-color="#ffffff" loext:char-shading-value="0" style:font-size-asian="11pt" style:font-style-asian="normal" style:font-size-complex="11pt" style:font-style-complex="normal"/>
    </style:style>
    <style:style style:name="T301" style:family="text">
      <style:text-properties fo:font-variant="normal" fo:text-transform="none" style:text-line-through-style="none" style:text-line-through-type="none" style:font-name="Times New Roman" fo:font-size="11pt" fo:letter-spacing="normal" fo:language="ru" fo:country="RU" fo:font-style="normal" style:text-underline-style="none" fo:font-weight="normal" officeooo:rsid="003aa2ff" style:text-blinking="false" fo:background-color="#ffffff" loext:char-shading-value="0" style:font-size-asian="11pt" style:font-style-asian="normal" style:font-size-complex="11pt" style:font-style-complex="normal"/>
    </style:style>
    <style:style style:name="T302" style:family="text">
      <style:text-properties fo:font-variant="normal" fo:text-transform="none" style:text-line-through-style="none" style:text-line-through-type="none" style:font-name="Times New Roman" fo:font-size="11pt" fo:letter-spacing="normal" fo:language="ru" fo:country="RU" fo:font-style="normal" style:text-underline-style="none" fo:font-weight="normal" officeooo:rsid="00ef92d5" style:text-blinking="false" fo:background-color="#ffffff" loext:char-shading-value="0" style:font-size-asian="11pt" style:font-style-asian="normal" style:font-size-complex="11pt" style:font-style-complex="normal"/>
    </style:style>
    <style:style style:name="T303" style:family="text">
      <style:text-properties fo:font-variant="normal" fo:text-transform="none" style:text-line-through-style="none" style:text-line-through-type="none" fo:letter-spacing="normal" style:text-underline-style="none" fo:font-weight="normal" officeooo:rsid="01fd6d5b" style:letter-kerning="true" style:text-blinking="false" style:font-name-asian="Andale Sans UI" style:font-style-asian="normal" style:font-style-complex="normal"/>
    </style:style>
    <style:style style:name="T304" style:family="text">
      <style:text-properties fo:font-variant="normal" fo:text-transform="none" style:text-line-through-style="none" style:text-line-through-type="none" fo:letter-spacing="normal" style:text-underline-style="none" fo:font-weight="normal" officeooo:rsid="003aa2ff" style:letter-kerning="true" style:text-blinking="false" style:font-name-asian="Andale Sans UI" style:font-style-asian="normal" style:font-style-complex="normal"/>
    </style:style>
    <style:style style:name="T305" style:family="text">
      <style:text-properties fo:font-variant="normal" fo:text-transform="none" style:text-line-through-style="none" style:text-line-through-type="none" fo:letter-spacing="normal" style:text-underline-style="none" fo:font-weight="normal" officeooo:rsid="02fc6095" style:letter-kerning="true" style:text-blinking="false" style:font-name-asian="Andale Sans UI" style:font-style-asian="normal" style:font-style-complex="normal"/>
    </style:style>
    <style:style style:name="T306" style:family="text">
      <style:text-properties fo:font-variant="normal" fo:text-transform="none" style:text-line-through-style="none" style:text-line-through-type="none" fo:letter-spacing="normal" style:text-underline-style="none" fo:font-weight="normal" style:text-blinking="false"/>
    </style:style>
    <style:style style:name="T307" style:family="text">
      <style:text-properties fo:font-variant="normal" fo:text-transform="none" style:text-line-through-style="none" style:text-line-through-type="none" fo:letter-spacing="normal" style:text-underline-style="none" fo:font-weight="normal" officeooo:rsid="02fc6095" style:text-blinking="false"/>
    </style:style>
    <style:style style:name="T308" style:family="text">
      <style:text-properties fo:font-variant="normal" fo:text-transform="none" style:text-line-through-style="none" style:text-line-through-type="none" fo:letter-spacing="normal" style:text-underline-style="none" fo:font-weight="normal" officeooo:rsid="003aa2ff" style:text-blinking="false"/>
    </style:style>
    <style:style style:name="T309" style:family="text">
      <style:text-properties fo:font-variant="normal" fo:text-transform="none" style:text-line-through-style="none" style:text-line-through-type="none" fo:letter-spacing="normal" style:text-underline-style="none" fo:font-weight="normal" officeooo:rsid="00ef92d5" style:text-blinking="false"/>
    </style:style>
    <style:style style:name="T310" style:family="text">
      <style:text-properties fo:font-variant="normal" fo:text-transform="none" style:text-line-through-style="none" style:text-line-through-type="none" style:text-position="0% 100%" style:font-name="Times New Roman" fo:font-size="14pt" fo:letter-spacing="normal" style:text-underline-style="none" fo:font-weight="normal" officeooo:rsid="02f71892" style:letter-kerning="true" style:text-blinking="false" style:font-name-asian="Andale Sans UI" style:font-size-asian="14pt" style:font-size-complex="14pt"/>
    </style:style>
    <style:style style:name="T311" style:family="text">
      <style:text-properties fo:font-variant="normal" fo:text-transform="none" style:text-line-through-style="none" style:text-line-through-type="none" style:text-position="0% 100%" style:font-name="Times New Roman" fo:font-size="14pt" fo:letter-spacing="normal" style:text-underline-style="none" fo:font-weight="normal" officeooo:rsid="02336803" style:letter-kerning="true" style:text-blinking="false" style:font-name-asian="Andale Sans UI" style:font-size-asian="14pt" style:font-size-complex="14pt"/>
    </style:style>
    <style:style style:name="T312" style:family="text">
      <style:text-properties fo:font-variant="normal" fo:text-transform="none" fo:color="#000000" loext:opacity="100%" style:text-line-through-style="none" style:text-line-through-type="none" style:font-name="Times New Roman" fo:letter-spacing="normal" fo:language="ru" fo:country="RU" style:text-underline-style="none" fo:font-weight="normal" officeooo:rsid="02fc6095" style:letter-kerning="true" style:text-blinking="false" fo:background-color="#ffffff" loext:char-shading-value="0" style:font-name-asian="Andale Sans UI"/>
    </style:style>
    <style:style style:name="T313" style:family="text">
      <style:text-properties fo:font-variant="normal" fo:text-transform="none" fo:color="#000000" loext:opacity="100%" style:text-line-through-style="none" style:text-line-through-type="none" style:font-name="Times New Roman" fo:font-size="14pt" fo:letter-spacing="normal" fo:language="ru" fo:country="RU" style:text-underline-style="none" fo:font-weight="normal" officeooo:rsid="02fc6095" style:letter-kerning="true" style:text-blinking="false" style:font-name-asian="Andale Sans UI" style:font-size-asian="14pt" style:font-size-complex="14pt"/>
    </style:style>
    <style:style style:name="T314" style:family="text">
      <style:text-properties fo:font-variant="normal" fo:text-transform="none" fo:color="#000000" loext:opacity="100%" style:text-line-through-style="none" style:text-line-through-type="none" style:font-name="Times New Roman" fo:font-size="14pt" fo:letter-spacing="normal" fo:language="en" fo:country="US" style:text-underline-style="none" fo:font-weight="normal" officeooo:rsid="02fc6095" style:letter-kerning="true" style:text-blinking="false" style:font-name-asian="Andale Sans UI" style:font-size-asian="14pt" style:font-size-complex="14pt"/>
    </style:style>
    <style:style style:name="T31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officeooo:rsid="030a371a" style:letter-kerning="true" style:text-blinking="false" fo:background-color="#ffffff" loext:char-shading-value="0" style:font-name-asian="Andale Sans UI" style:font-size-asian="14pt" style:font-style-asian="normal" style:font-size-complex="14pt" style:font-style-complex="normal"/>
    </style:style>
    <style:style style:name="T31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officeooo:rsid="033111a9" style:letter-kerning="true" style:text-blinking="false" fo:background-color="#ffffff" loext:char-shading-value="0" style:font-name-asian="Andale Sans UI" style:font-size-asian="14pt" style:font-style-asian="normal" style:font-size-complex="14pt" style:font-style-complex="normal"/>
    </style:style>
    <style:style style:name="T31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officeooo:rsid="02f71892" style:letter-kerning="true" style:text-blinking="false" fo:background-color="#ffffff" loext:char-shading-value="0" style:font-name-asian="Andale Sans UI" style:font-size-asian="14pt" style:font-style-asian="normal" style:font-size-complex="14pt" style:font-style-complex="normal"/>
    </style:style>
    <style:style style:name="T31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officeooo:rsid="030a371a" style:letter-kerning="true" style:text-blinking="false" fo:background-color="#ffffff" loext:char-shading-value="0" style:font-name-asian="Andale Sans UI" style:font-size-asian="14pt" style:font-style-asian="normal" style:font-size-complex="14pt" style:font-style-complex="normal"/>
    </style:style>
    <style:style style:name="T31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officeooo:rsid="02f71892" style:letter-kerning="true" style:text-blinking="false" fo:background-color="#ffffff" loext:char-shading-value="0" style:font-name-asian="Andale Sans UI" style:font-size-asian="14pt" style:font-style-asian="normal" style:font-size-complex="14pt" style:font-style-complex="normal"/>
    </style:style>
    <style:style style:name="T320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officeooo:rsid="033258a7" style:letter-kerning="true" style:text-blinking="false" fo:background-color="#ffffff" loext:char-shading-value="0" style:font-name-asian="Andale Sans UI" style:font-size-asian="14pt" style:font-style-asian="normal" style:font-size-complex="14pt" style:font-style-complex="normal"/>
    </style:style>
    <style:style style:name="T321" style:family="text">
      <style:text-properties officeooo:rsid="003cb262"/>
    </style:style>
    <style:style style:name="T322" style:family="text">
      <style:text-properties officeooo:rsid="02fc6095" style:font-style-asian="normal" style:font-style-complex="normal"/>
    </style:style>
    <style:style style:name="T323" style:family="text">
      <style:text-properties officeooo:rsid="03002868"/>
    </style:style>
    <style:style style:name="T324" style:family="text">
      <style:text-properties officeooo:rsid="02f30e36" style:letter-kerning="true" style:font-name-asian="Andale Sans UI" style:font-style-asian="normal" style:font-style-complex="normal"/>
    </style:style>
    <style:style style:name="T325" style:family="text">
      <style:text-properties officeooo:rsid="02f69db0" style:letter-kerning="true" style:font-name-asian="Andale Sans UI" style:font-style-asian="normal" style:font-style-complex="normal"/>
    </style:style>
    <style:style style:name="T326" style:family="text">
      <style:text-properties officeooo:rsid="02fea5f0"/>
    </style:style>
    <style:style style:name="T327" style:family="text">
      <style:text-properties officeooo:rsid="030548ff"/>
    </style:style>
    <style:style style:name="T328" style:family="text">
      <style:text-properties officeooo:rsid="030e3017"/>
    </style:style>
    <style:style style:name="T329" style:family="text">
      <style:text-properties officeooo:rsid="030fa5fb"/>
    </style:style>
    <style:style style:name="T330" style:family="text">
      <style:text-properties style:font-size-asian="10pt" style:font-size-complex="10pt"/>
    </style:style>
    <style:style style:name="T331" style:family="text">
      <style:text-properties officeooo:rsid="03139432" style:font-size-asian="10pt" style:font-size-complex="10pt"/>
    </style:style>
    <style:style style:name="T332" style:family="text">
      <style:text-properties officeooo:rsid="03139432"/>
    </style:style>
    <style:style style:name="T333" style:family="text">
      <style:text-properties officeooo:rsid="031d8255"/>
    </style:style>
    <style:style style:name="T334" style:family="text">
      <style:text-properties officeooo:rsid="031f84d0"/>
    </style:style>
    <style:style style:name="T335" style:family="text">
      <style:text-properties officeooo:rsid="018c27f3"/>
    </style:style>
    <style:style style:name="T336" style:family="text">
      <style:text-properties officeooo:rsid="02f71892"/>
    </style:style>
    <style:style style:name="T337" style:family="text">
      <style:text-properties officeooo:rsid="02487117"/>
    </style:style>
    <style:style style:name="T338" style:family="text">
      <style:text-properties officeooo:rsid="01f170ce"/>
    </style:style>
    <style:style style:name="T339" style:family="text">
      <style:text-properties officeooo:rsid="0248d78a"/>
    </style:style>
    <style:style style:name="T340" style:family="text">
      <style:text-properties officeooo:rsid="030ad3df"/>
    </style:style>
    <style:style style:name="T341" style:family="text">
      <style:text-properties officeooo:rsid="0327989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22"><text:span text:style-name="T8">СТО 07521831-55-2017 </text:span><text:span text:style-name="T9">Приложение М</text:span>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column table:style-name="Таблица7.F"/>
        <table:table-column table:style-name="Таблица7.G"/>
        <table:table-column table:style-name="Таблица7.H"/>
        <table:table-column table:style-name="Таблица7.I"/>
        <table:table-column table:style-name="Таблица7.J"/>
        <table:table-column table:style-name="Таблица7.K"/>
        <table:table-column table:style-name="Таблица7.L"/>
        <table:table-column table:style-name="Таблица7.M"/>
        <table:table-column table:style-name="Таблица7.N"/>
        <table:table-column table:style-name="Таблица7.O"/>
        <table:table-column table:style-name="Таблица7.P"/>
        <table:table-column table:style-name="Таблица7.Q"/>
        <table:table-column table:style-name="Таблица7.R"/>
        <table:table-column table:style-name="Таблица7.S"/>
        <table:table-column table:style-name="Таблица7.T"/>
        <table:table-column table:style-name="Таблица7.U"/>
        <table:table-column table:style-name="Таблица7.V"/>
        <table:table-column table:style-name="Таблица7.W"/>
        <table:table-column table:style-name="Таблица7.X"/>
        <table:table-column table:style-name="Таблица7.Y"/>
        <table:table-column table:style-name="Таблица7.Z"/>
        <table:table-column table:style-name="Таблица7.a"/>
        <table:table-column table:style-name="Таблица7.b"/>
        <table:table-row table:style-name="Таблица7.1">
          <table:table-cell table:style-name="Таблица7.A1" table:number-columns-spanned="13" office:value-type="string">
            <text:p text:style-name="P6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.N1" table:number-columns-spanned="2" office:value-type="string">
            <text:p text:style-name="P631"/>
          </table:table-cell>
          <table:covered-table-cell/>
          <table:table-cell table:style-name="Таблица7.N1" table:number-columns-spanned="2" office:value-type="string">
            <text:p text:style-name="P631"/>
          </table:table-cell>
          <table:covered-table-cell/>
          <table:table-cell table:style-name="Таблица7.N1" table:number-columns-spanned="4" office:value-type="string">
            <text:p text:style-name="P631"/>
          </table:table-cell>
          <table:covered-table-cell/>
          <table:covered-table-cell/>
          <table:covered-table-cell/>
          <table:table-cell table:style-name="Таблица7.N1" table:number-columns-spanned="4" office:value-type="string">
            <text:p text:style-name="P631"/>
          </table:table-cell>
          <table:covered-table-cell/>
          <table:covered-table-cell/>
          <table:covered-table-cell/>
          <table:table-cell table:style-name="Таблица7.Z1" table:number-columns-spanned="3" office:value-type="string">
            <text:p text:style-name="P631"/>
          </table:table-cell>
          <table:covered-table-cell/>
          <table:covered-table-cell/>
        </table:table-row>
        <table:table-row table:style-name="Таблица7.1">
          <table:table-cell table:style-name="Таблица7.N1" office:value-type="string">
            <text:p text:style-name="P764"><text:s text:c="2"/>Дубл.</text:p>
            <text:p text:style-name="P765"/>
          </table:table-cell>
          <table:table-cell table:style-name="Таблица7.N1" table:number-columns-spanned="2" office:value-type="string">
            <text:p text:style-name="P776"/>
            <text:p text:style-name="P774"/>
          </table:table-cell>
          <table:covered-table-cell/>
          <table:table-cell table:style-name="Таблица7.N1" office:value-type="string">
            <text:p text:style-name="P776"/>
          </table:table-cell>
          <table:table-cell table:style-name="Таблица7.Z1" office:value-type="string">
            <text:p text:style-name="P776"/>
            <text:p text:style-name="P774"/>
          </table:table-cell>
          <table:table-cell table:style-name="Таблица7.F2" table:number-columns-spanned="8" office:value-type="string">
            <text:p text:style-name="P77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.N2" table:number-columns-spanned="2" office:value-type="string">
            <text:p text:style-name="P776"/>
            <text:p text:style-name="P774"/>
          </table:table-cell>
          <table:covered-table-cell/>
          <table:table-cell table:style-name="Таблица7.N2" table:number-columns-spanned="2" office:value-type="string">
            <text:p text:style-name="P776"/>
          </table:table-cell>
          <table:covered-table-cell/>
          <table:table-cell table:style-name="Таблица7.N2" table:number-columns-spanned="4" office:value-type="string">
            <text:p text:style-name="P776"/>
          </table:table-cell>
          <table:covered-table-cell/>
          <table:covered-table-cell/>
          <table:covered-table-cell/>
          <table:table-cell table:style-name="Таблица7.N2" table:number-columns-spanned="4" office:value-type="string">
            <text:p text:style-name="P776"/>
          </table:table-cell>
          <table:covered-table-cell/>
          <table:covered-table-cell/>
          <table:covered-table-cell/>
          <table:table-cell table:style-name="Таблица7.Z2" table:number-columns-spanned="3" office:value-type="string">
            <text:p text:style-name="P776"/>
          </table:table-cell>
          <table:covered-table-cell/>
          <table:covered-table-cell/>
        </table:table-row>
        <table:table-row table:style-name="Таблица7.1">
          <table:table-cell table:style-name="Таблица7.N2" office:value-type="string">
            <text:p text:style-name="P764"><text:s text:c="2"/>Взам.</text:p>
          </table:table-cell>
          <table:table-cell table:style-name="Таблица7.N2" table:number-columns-spanned="2" office:value-type="string">
            <text:p text:style-name="P776"/>
          </table:table-cell>
          <table:covered-table-cell/>
          <table:table-cell table:style-name="Таблица7.N2" office:value-type="string">
            <text:p text:style-name="P776"/>
          </table:table-cell>
          <table:table-cell table:style-name="Таблица7.Z2" office:value-type="string">
            <text:p text:style-name="P776"/>
          </table:table-cell>
          <table:table-cell table:style-name="Таблица7.F2" table:number-columns-spanned="8" office:value-type="string">
            <text:p text:style-name="P77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.N2" table:number-columns-spanned="2" office:value-type="string">
            <text:p text:style-name="P776"/>
          </table:table-cell>
          <table:covered-table-cell/>
          <table:table-cell table:style-name="Таблица7.N2" table:number-columns-spanned="2" office:value-type="string">
            <text:p text:style-name="P776"/>
          </table:table-cell>
          <table:covered-table-cell/>
          <table:table-cell table:style-name="Таблица7.N2" table:number-columns-spanned="4" office:value-type="string">
            <text:p text:style-name="P776"/>
          </table:table-cell>
          <table:covered-table-cell/>
          <table:covered-table-cell/>
          <table:covered-table-cell/>
          <table:table-cell table:style-name="Таблица7.N2" table:number-columns-spanned="4" office:value-type="string">
            <text:p text:style-name="P776"/>
          </table:table-cell>
          <table:covered-table-cell/>
          <table:covered-table-cell/>
          <table:covered-table-cell/>
          <table:table-cell table:style-name="Таблица7.Z2" table:number-columns-spanned="3" office:value-type="string">
            <text:p text:style-name="P776"/>
          </table:table-cell>
          <table:covered-table-cell/>
          <table:covered-table-cell/>
        </table:table-row>
        <table:table-row table:style-name="Таблица7.1">
          <table:table-cell table:style-name="Таблица7.N2" office:value-type="string">
            <text:p text:style-name="P764"><text:s text:c="2"/>Подл.</text:p>
          </table:table-cell>
          <table:table-cell table:style-name="Таблица7.N2" table:number-columns-spanned="2" office:value-type="string">
            <text:p text:style-name="P632"/>
          </table:table-cell>
          <table:covered-table-cell/>
          <table:table-cell table:style-name="Таблица7.N2" office:value-type="string">
            <text:p text:style-name="P766"/>
          </table:table-cell>
          <table:table-cell table:style-name="Таблица7.Z2" office:value-type="string">
            <text:p text:style-name="P767"/>
          </table:table-cell>
          <table:table-cell table:style-name="Таблица7.F4" table:number-columns-spanned="8" office:value-type="string">
            <text:p text:style-name="P77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.N2" table:number-columns-spanned="2" office:value-type="string">
            <text:p text:style-name="P764"/>
          </table:table-cell>
          <table:covered-table-cell/>
          <table:table-cell table:style-name="Таблица7.N2" table:number-columns-spanned="2" office:value-type="string">
            <text:p text:style-name="P764"/>
          </table:table-cell>
          <table:covered-table-cell/>
          <table:table-cell table:style-name="Таблица7.N2" table:number-columns-spanned="4" office:value-type="string">
            <text:p text:style-name="P764"/>
          </table:table-cell>
          <table:covered-table-cell/>
          <table:covered-table-cell/>
          <table:covered-table-cell/>
          <table:table-cell table:style-name="Таблица7.N2" table:number-columns-spanned="4" office:value-type="string">
            <text:p text:style-name="P764"/>
          </table:table-cell>
          <table:covered-table-cell/>
          <table:covered-table-cell/>
          <table:covered-table-cell/>
          <table:table-cell table:style-name="Таблица7.Z2" table:number-columns-spanned="3" office:value-type="string">
            <text:p text:style-name="P764"/>
          </table:table-cell>
          <table:covered-table-cell/>
          <table:covered-table-cell/>
        </table:table-row>
        <table:table-row table:style-name="Таблица7.5">
          <table:table-cell table:style-name="Таблица7.N1" table:number-columns-spanned="14" office:value-type="string">
            <text:p text:style-name="P77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.O5" table:number-columns-spanned="8" office:value-type="string">
            <text:p text:style-name="P77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.O5" table:number-columns-spanned="4" office:value-type="string">
            <text:p text:style-name="P772"/>
          </table:table-cell>
          <table:covered-table-cell/>
          <table:covered-table-cell/>
          <table:covered-table-cell/>
          <table:table-cell table:style-name="Таблица7.a5" table:number-columns-spanned="2" office:value-type="string">
            <text:p text:style-name="P785">1</text:p>
          </table:table-cell>
          <table:covered-table-cell/>
        </table:table-row>
        <table:table-row table:style-name="Таблица7.6">
          <table:table-cell table:style-name="Таблица7.A8" table:number-rows-spanned="3" table:number-columns-spanned="7" office:value-type="string">
            <text:p text:style-name="P768"/>
            <text:p text:style-name="P768"/>
            <text:p text:style-name="P768"/>
            <text:h text:style-name="P1025" text:outline-level="2"/>
            <text:h text:style-name="P1025" text:outline-level="2"><text:s text:c="6"/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.O5" table:number-columns-spanned="2" office:value-type="string">
            <text:p text:style-name="P772"><text:span text:style-name="T5">АО </text:span>«Авангард»</text:p>
          </table:table-cell>
          <table:covered-table-cell/>
          <table:table-cell table:style-name="Таблица7.J6" table:number-columns-spanned="2" office:value-type="string">
            <text:p text:style-name="P781"><text:s text:c="4"/><text:span text:style-name="T277"><text:s/></text:span><text:span text:style-name="T84">ЮЕЛИ.333349.001</text:span></text:p>
          </table:table-cell>
          <table:covered-table-cell/>
          <table:table-cell table:style-name="Таблица7.J6" table:number-columns-spanned="8" office:value-type="string">
            <text:p text:style-name="P772"/>
            <text:p text:style-name="P77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.T6" table:number-columns-spanned="9" office:value-type="string">
            <text:p text:style-name="P784">К.02 - 202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.H7" office:value-type="string">
            <text:p text:style-name="P776"><text:s text:c="45"/></text:p>
            <text:p text:style-name="P774"/>
          </table:table-cell>
          <table:table-cell table:style-name="Таблица7.I7" table:number-columns-spanned="12" office:value-type="string">
            <text:p text:style-name="P787">Гидроцик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.I7" table:number-columns-spanned="3" office:value-type="string">
            <text:p text:style-name="P769"/>
          </table:table-cell>
          <table:covered-table-cell/>
          <table:covered-table-cell/>
          <table:table-cell table:style-name="Таблица7.I7" table:number-columns-spanned="4" office:value-type="string">
            <text:p text:style-name="P772"/>
          </table:table-cell>
          <table:covered-table-cell/>
          <table:covered-table-cell/>
          <table:covered-table-cell/>
          <table:table-cell table:style-name="Таблица7.b7" office:value-type="string">
            <text:p text:style-name="P770"/>
          </table:table-cell>
        </table:table-row>
        <table:table-row table:style-name="Таблица7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.H8" table:number-columns-spanned="3" office:value-type="string">
            <text:h text:style-name="P1026" text:outline-level="2"/>
            <text:p text:style-name="P775"><text:s text:c="19"/></text:p>
          </table:table-cell>
          <table:covered-table-cell/>
          <table:covered-table-cell/>
          <table:table-cell table:style-name="Таблица7.K8" table:number-columns-spanned="18" office:value-type="string">
            <text:h text:style-name="P1027" text:outline-level="2"/>
            <text:h text:style-name="P1028" text:outline-level="2">УТВЕРЖДАЮ</text:h>
            <text:p text:style-name="P987">Главный конструктор</text:p>
            <text:p text:style-name="P988">__________________М.В. Пронин</text:p>
            <text:p text:style-name="P777"><text:span text:style-name="T19">«____»____________20</text:span><text:span text:style-name="T20">2</text:span><text:span text:style-name="T86">4</text:span><text:span text:style-name="T23"> </text:span><text:span text:style-name="T24">г.</text:span><text:span text:style-name="T19"> </text:span><text:s text:c="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9">
          <table:table-cell table:style-name="Таблица7.A9" table:number-columns-spanned="28" office:value-type="string">
            <text:p text:style-name="P776"/>
            <text:h text:style-name="P1029" text:outline-level="3"/>
            <text:h text:style-name="P1030" text:outline-level="3"><text:span text:style-name="T262">ПЕРЕЧЕНЬ ВХОДНО</text:span><text:span text:style-name="T263">ГО</text:span><text:span text:style-name="T262"> КОНТРОЛ</text:span><text:span text:style-name="T263">Я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10">
          <table:table-cell table:style-name="Таблица7.N2" table:number-columns-spanned="4" office:value-type="string">
            <text:p text:style-name="P1007"/>
            <text:p text:style-name="P1009">Главный метролог</text:p>
            <text:p text:style-name="P1008">Начальник ОТК</text:p>
            <text:p text:style-name="P1010">Начальник ЦЗЛ</text:p>
            <text:p text:style-name="P740"/>
            <text:p text:style-name="P739"><text:s/></text:p>
            <text:p text:style-name="P744"/>
            <text:p text:style-name="P744"/>
          </table:table-cell>
          <table:covered-table-cell/>
          <table:covered-table-cell/>
          <table:covered-table-cell/>
          <table:table-cell table:style-name="Таблица7.E10" table:number-columns-spanned="2" office:value-type="string">
            <text:p text:style-name="P1012"/>
            <text:p text:style-name="P744"/>
          </table:table-cell>
          <table:covered-table-cell/>
          <table:table-cell table:style-name="Таблица7.G10" table:number-columns-spanned="3" office:value-type="string">
            <text:p text:style-name="P737"/>
            <text:p text:style-name="P742">В.Н. Солдатенков</text:p>
            <text:p text:style-name="P738">Л.Ф. Ильина</text:p>
            <text:p text:style-name="P741">О.В. Гарзанова</text:p>
            <text:p text:style-name="P737"/>
            <text:p text:style-name="P736"/>
            <text:p text:style-name="P739"><text:s text:c="7"/></text:p>
            <text:p text:style-name="P739"/>
            <text:p text:style-name="P739"/>
            <text:p text:style-name="P739"/>
          </table:table-cell>
          <table:covered-table-cell/>
          <table:covered-table-cell/>
          <table:table-cell table:style-name="Таблица7.J10" table:number-columns-spanned="3" office:value-type="string">
            <text:p text:style-name="P786"/>
            <text:p text:style-name="P778"><text:span text:style-name="T279">И.о. г</text:span><text:span text:style-name="T278">лавн</text:span><text:span text:style-name="T85">ого</text:span><text:span text:style-name="T278"> технолог</text:span><text:span text:style-name="T279">а</text:span><text:span text:style-name="T278"> <text:s/></text:span></text:p>
            <text:p text:style-name="P779"><text:span text:style-name="T131">Начальник цеха 23</text:span> </text:p>
            <text:p text:style-name="P629">Начальник ОСТДиС <text:s/></text:p>
            <text:p text:style-name="P780"><text:s text:c="26"/></text:p>
            <text:p text:style-name="P780"/>
            <text:p text:style-name="P780"/>
            <text:p text:style-name="P771"/>
            <text:h text:style-name="P1024" text:outline-level="1"/>
            <text:p text:style-name="P1004"/>
            <text:p text:style-name="P1004"/>
            <text:p text:style-name="P771"/>
            <text:p text:style-name="P771"/>
            <text:p text:style-name="P771"/>
            <text:p text:style-name="P771"/>
            <text:p text:style-name="P771"/>
            <text:p text:style-name="P771"/>
          </table:table-cell>
          <table:covered-table-cell/>
          <table:covered-table-cell/>
          <table:table-cell table:style-name="Таблица7.M10" table:number-columns-spanned="6" office:value-type="string">
            <text:p text:style-name="P1011"/>
            <text:p text:style-name="P77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S10" table:number-columns-spanned="10" office:value-type="string">
            <text:p text:style-name="P627"/>
            <text:p text:style-name="P628">Е.О. Мишутин</text:p>
            <text:p text:style-name="P735">Л.П. Тюренкова</text:p>
            <text:p text:style-name="P743">Т.Б. Мамичева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11">
          <table:table-cell table:style-name="Таблица7.A11" table:number-columns-spanned="2" office:value-type="string">
            <text:p text:style-name="P770">ТЛ</text:p>
          </table:table-cell>
          <table:covered-table-cell/>
          <table:table-cell table:style-name="Таблица7.C11" table:number-columns-spanned="14" office:value-type="string">
            <text:p text:style-name="P772"/>
            <text:p text:style-name="P774"/>
            <text:p text:style-name="P77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.Q11" table:number-columns-spanned="8" office:value-type="string">
            <text:p text:style-name="P77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.Y11" table:number-columns-spanned="4" office:value-type="string">
            <text:p text:style-name="P772"/>
          </table:table-cell>
          <table:covered-table-cell/>
          <table:covered-table-cell/>
          <table:covered-table-cell/>
        </table:table-row>
      </table:table>
      <text:p text:style-name="P805"><text:soft-page-break/></text:p>
      <text:p text:style-name="P805"><text:s text:c="219"/><text:span text:style-name="T135"><text:s text:c="2"/></text:span><text:span text:style-name="T261">ГОСТ </text:span><text:span text:style-name="T136">3.1118-82 Форма 2</text:span>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/>
        <table:table-column table:style-name="Таблица11.E"/>
        <table:table-column table:style-name="Таблица11.F"/>
        <table:table-column table:style-name="Таблица11.G"/>
        <table:table-column table:style-name="Таблица11.H"/>
        <table:table-column table:style-name="Таблица11.I"/>
        <table:table-column table:style-name="Таблица11.J"/>
        <table:table-column table:style-name="Таблица11.K"/>
        <table:table-column table:style-name="Таблица11.L"/>
        <table:table-column table:style-name="Таблица11.M"/>
        <table:table-column table:style-name="Таблица11.N"/>
        <table:table-column table:style-name="Таблица11.O"/>
        <table:table-column table:style-name="Таблица11.P"/>
        <table:table-column table:style-name="Таблица11.Q"/>
        <table:table-column table:style-name="Таблица11.R"/>
        <table:table-column table:style-name="Таблица11.S"/>
        <table:table-column table:style-name="Таблица11.L"/>
        <table:table-column table:style-name="Таблица11.U"/>
        <table:table-column table:style-name="Таблица11.V"/>
        <table:table-column table:style-name="Таблица11.W"/>
        <table:table-column table:style-name="Таблица11.X"/>
        <table:table-column table:style-name="Таблица11.Y"/>
        <table:table-column table:style-name="Таблица11.Z"/>
        <table:table-column table:style-name="Таблица11.a"/>
        <table:table-column table:style-name="Таблица11.b"/>
        <table:table-column table:style-name="Таблица11.c"/>
        <table:table-column table:style-name="Таблица11.d"/>
        <table:table-column table:style-name="Таблица11.e"/>
        <table:table-header-rows>
          <table:table-row table:style-name="Таблица11.1">
            <table:table-cell table:style-name="Таблица11.A1" table:number-columns-spanned="18" office:value-type="string">
              <text:p text:style-name="P942"/>
              <text:p text:style-name="P94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Таблица11.S1" table:number-columns-spanned="2" office:value-type="string">
              <text:p text:style-name="P654"/>
            </table:table-cell>
            <table:covered-table-cell/>
            <table:table-cell table:style-name="Таблица11.S1" office:value-type="string">
              <text:p text:style-name="P659"/>
            </table:table-cell>
            <table:table-cell table:style-name="Таблица11.S1" table:number-columns-spanned="3" office:value-type="string">
              <text:p text:style-name="P659"/>
            </table:table-cell>
            <table:covered-table-cell/>
            <table:covered-table-cell/>
            <table:table-cell table:style-name="Таблица11.S1" table:number-columns-spanned="4" office:value-type="string">
              <text:p text:style-name="P659"/>
            </table:table-cell>
            <table:covered-table-cell/>
            <table:covered-table-cell/>
            <table:covered-table-cell/>
            <table:table-cell table:style-name="Таблица11.c1" table:number-columns-spanned="3" office:value-type="string">
              <text:p text:style-name="P659"/>
            </table:table-cell>
            <table:covered-table-cell/>
            <table:covered-table-cell/>
          </table:table-row>
        </table:table-header-rows>
        <table:table-row table:style-name="Таблица11.1">
          <table:table-cell table:style-name="Таблица11.S1" office:value-type="string">
            <text:p text:style-name="P659"><text:s/>Дубл.</text:p>
          </table:table-cell>
          <table:table-cell table:style-name="Таблица11.S1" table:number-columns-spanned="2" office:value-type="string">
            <text:p text:style-name="P696"/>
          </table:table-cell>
          <table:covered-table-cell/>
          <table:table-cell table:style-name="Таблица11.S1" office:value-type="string">
            <text:p text:style-name="P696"/>
          </table:table-cell>
          <table:table-cell table:style-name="Таблица11.S1" table:number-columns-spanned="2" office:value-type="string">
            <text:p text:style-name="P696"/>
          </table:table-cell>
          <table:covered-table-cell/>
          <table:table-cell table:style-name="Таблица11.G2" table:number-columns-spanned="5" office:value-type="string">
            <text:p text:style-name="P696"><text:s text:c="15"/></text:p>
          </table:table-cell>
          <table:covered-table-cell/>
          <table:covered-table-cell/>
          <table:covered-table-cell/>
          <table:covered-table-cell/>
          <table:table-cell table:style-name="Таблица11.L2" table:number-columns-spanned="7" office:value-type="string">
            <text:p text:style-name="P69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1.S1" table:number-columns-spanned="2" office:value-type="string">
            <text:p text:style-name="P610"/>
          </table:table-cell>
          <table:covered-table-cell/>
          <table:table-cell table:style-name="Таблица11.S1" office:value-type="string">
            <text:p text:style-name="P696"/>
          </table:table-cell>
          <table:table-cell table:style-name="Таблица11.S1" table:number-columns-spanned="3" office:value-type="string">
            <text:p text:style-name="P696"/>
          </table:table-cell>
          <table:covered-table-cell/>
          <table:covered-table-cell/>
          <table:table-cell table:style-name="Таблица11.S1" table:number-columns-spanned="4" office:value-type="string">
            <text:p text:style-name="P696"/>
          </table:table-cell>
          <table:covered-table-cell/>
          <table:covered-table-cell/>
          <table:covered-table-cell/>
          <table:table-cell table:style-name="Таблица11.c1" table:number-columns-spanned="3" office:value-type="string">
            <text:p text:style-name="P696"/>
          </table:table-cell>
          <table:covered-table-cell/>
          <table:covered-table-cell/>
        </table:table-row>
        <table:table-row table:style-name="Таблица11.1">
          <table:table-cell table:style-name="Таблица11.S1" office:value-type="string">
            <text:p text:style-name="P659"><text:s/>Взам.</text:p>
          </table:table-cell>
          <table:table-cell table:style-name="Таблица11.S1" table:number-columns-spanned="2" office:value-type="string">
            <text:p text:style-name="P696"/>
          </table:table-cell>
          <table:covered-table-cell/>
          <table:table-cell table:style-name="Таблица11.S1" office:value-type="string">
            <text:p text:style-name="P696"/>
          </table:table-cell>
          <table:table-cell table:style-name="Таблица11.S1" table:number-columns-spanned="2" office:value-type="string">
            <text:p text:style-name="P696"/>
          </table:table-cell>
          <table:covered-table-cell/>
          <table:table-cell table:style-name="Таблица11.G3" table:number-rows-spanned="2" table:number-columns-spanned="4" office:value-type="string">
            <text:p text:style-name="P696"/>
          </table:table-cell>
          <table:covered-table-cell/>
          <table:covered-table-cell/>
          <table:covered-table-cell/>
          <table:table-cell table:style-name="Таблица11.S1" table:number-columns-spanned="2" office:value-type="string">
            <text:p text:style-name="P696"/>
          </table:table-cell>
          <table:covered-table-cell/>
          <table:table-cell table:style-name="Таблица11.S1" office:value-type="string">
            <text:p text:style-name="P696"/>
          </table:table-cell>
          <table:table-cell table:style-name="Таблица11.S1" table:number-columns-spanned="2" office:value-type="string">
            <text:p text:style-name="P696"/>
          </table:table-cell>
          <table:covered-table-cell/>
          <table:table-cell table:style-name="Таблица11.S1" office:value-type="string">
            <text:p text:style-name="P696"/>
          </table:table-cell>
          <table:table-cell table:style-name="Таблица11.S1" table:number-columns-spanned="2" office:value-type="string">
            <text:p text:style-name="P696"/>
          </table:table-cell>
          <table:covered-table-cell/>
          <table:table-cell table:style-name="Таблица11.S1" table:number-columns-spanned="2" office:value-type="string">
            <text:p text:style-name="P696"/>
          </table:table-cell>
          <table:covered-table-cell/>
          <table:table-cell table:style-name="Таблица11.S1" office:value-type="string">
            <text:p text:style-name="P696"/>
          </table:table-cell>
          <table:table-cell table:style-name="Таблица11.S1" table:number-columns-spanned="3" office:value-type="string">
            <text:p text:style-name="P696"/>
          </table:table-cell>
          <table:covered-table-cell/>
          <table:covered-table-cell/>
          <table:table-cell table:style-name="Таблица11.S1" table:number-columns-spanned="4" office:value-type="string">
            <text:p text:style-name="P696"/>
          </table:table-cell>
          <table:covered-table-cell/>
          <table:covered-table-cell/>
          <table:covered-table-cell/>
          <table:table-cell table:style-name="Таблица11.c1" table:number-columns-spanned="3" office:value-type="string">
            <text:p text:style-name="P696"/>
          </table:table-cell>
          <table:covered-table-cell/>
          <table:covered-table-cell/>
        </table:table-row>
        <table:table-row table:style-name="Таблица11.1">
          <table:table-cell table:style-name="Таблица11.S1" office:value-type="string">
            <text:p text:style-name="P659"><text:s/>Подл.</text:p>
          </table:table-cell>
          <table:table-cell table:style-name="Таблица11.S1" table:number-columns-spanned="2" office:value-type="string">
            <text:p text:style-name="P633"/>
          </table:table-cell>
          <table:covered-table-cell/>
          <table:table-cell table:style-name="Таблица11.S1" office:value-type="string">
            <text:p text:style-name="P636"/>
          </table:table-cell>
          <table:table-cell table:style-name="Таблица11.S1" table:number-columns-spanned="2" office:value-type="string">
            <text:p text:style-name="P673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1.S1" table:number-columns-spanned="2" office:value-type="string">
            <text:p text:style-name="P696"/>
          </table:table-cell>
          <table:covered-table-cell/>
          <table:table-cell table:style-name="Таблица11.S1" office:value-type="string">
            <text:p text:style-name="P696"/>
          </table:table-cell>
          <table:table-cell table:style-name="Таблица11.S1" table:number-columns-spanned="2" office:value-type="string">
            <text:p text:style-name="P696"/>
          </table:table-cell>
          <table:covered-table-cell/>
          <table:table-cell table:style-name="Таблица11.S1" office:value-type="string">
            <text:p text:style-name="P696"/>
          </table:table-cell>
          <table:table-cell table:style-name="Таблица11.S1" table:number-columns-spanned="2" office:value-type="string">
            <text:p text:style-name="P696"/>
          </table:table-cell>
          <table:covered-table-cell/>
          <table:table-cell table:style-name="Таблица11.S1" table:number-columns-spanned="2" office:value-type="string">
            <text:p text:style-name="P696"/>
          </table:table-cell>
          <table:covered-table-cell/>
          <table:table-cell table:style-name="Таблица11.S1" office:value-type="string">
            <text:p text:style-name="P696"/>
          </table:table-cell>
          <table:table-cell table:style-name="Таблица11.S1" table:number-columns-spanned="3" office:value-type="string">
            <text:p text:style-name="P696"/>
          </table:table-cell>
          <table:covered-table-cell/>
          <table:covered-table-cell/>
          <table:table-cell table:style-name="Таблица11.S1" table:number-columns-spanned="4" office:value-type="string">
            <text:p text:style-name="P696"/>
          </table:table-cell>
          <table:covered-table-cell/>
          <table:covered-table-cell/>
          <table:covered-table-cell/>
          <table:table-cell table:style-name="Таблица11.c1" table:number-columns-spanned="3" office:value-type="string">
            <text:p text:style-name="P696"/>
          </table:table-cell>
          <table:covered-table-cell/>
          <table:covered-table-cell/>
        </table:table-row>
        <table:table-row table:style-name="Таблица11.5">
          <table:table-cell table:style-name="Таблица11.S1" table:number-columns-spanned="19" office:value-type="string">
            <text:p text:style-name="P60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1.T5" table:number-columns-spanned="7" office:value-type="string">
            <text:p text:style-name="P6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1.T5" table:number-columns-spanned="3" office:value-type="string">
            <text:p text:style-name="P630"><text:span text:style-name="T256">3</text:span><text:span text:style-name="T257">9</text:span></text:p>
          </table:table-cell>
          <table:covered-table-cell/>
          <table:covered-table-cell/>
          <table:table-cell table:style-name="Таблица11.d5" table:number-columns-spanned="2" office:value-type="string">
            <text:p text:style-name="P620">2</text:p>
          </table:table-cell>
          <table:covered-table-cell/>
        </table:table-row>
        <table:table-row table:style-name="Таблица11.6">
          <table:table-cell table:style-name="Таблица11.S1" table:number-columns-spanned="2" office:value-type="string">
            <text:p text:style-name="P683"><text:s/>Разработал</text:p>
          </table:table-cell>
          <table:covered-table-cell/>
          <table:table-cell table:style-name="Таблица11.S1" table:number-columns-spanned="3" office:value-type="string">
            <text:p text:style-name="P688">Крекова</text:p>
          </table:table-cell>
          <table:covered-table-cell/>
          <table:covered-table-cell/>
          <table:table-cell table:style-name="Таблица11.S1" table:number-columns-spanned="2" office:value-type="string">
            <text:p text:style-name="P636"/>
          </table:table-cell>
          <table:covered-table-cell/>
          <table:table-cell table:style-name="Таблица11.S1" office:value-type="string">
            <text:p text:style-name="P636"/>
          </table:table-cell>
          <table:table-cell table:style-name="Таблица11.T5" table:number-rows-spanned="3" table:number-columns-spanned="6" office:value-type="string">
            <text:p text:style-name="P702">АО «Авангард»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1.O6" table:number-rows-spanned="3" table:number-columns-spanned="3" office:value-type="string">
            <text:p text:style-name="P782">ЮЕЛИ.333349.001</text:p>
          </table:table-cell>
          <table:covered-table-cell/>
          <table:covered-table-cell/>
          <table:table-cell table:style-name="Таблица11.R6" table:number-rows-spanned="3" table:number-columns-spanned="6" office:value-type="string">
            <text:p text:style-name="P70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1.X6" table:number-rows-spanned="3" table:number-columns-spanned="8" office:value-type="string">
            <text:p text:style-name="P783">К.02 - 202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6">
          <table:table-cell table:style-name="Таблица11.S1" table:number-columns-spanned="2" office:value-type="string">
            <text:p text:style-name="P683">Проверил</text:p>
          </table:table-cell>
          <table:covered-table-cell/>
          <table:table-cell table:style-name="Таблица11.S1" table:number-columns-spanned="3" office:value-type="string">
            <text:p text:style-name="P692">Шанин</text:p>
          </table:table-cell>
          <table:covered-table-cell/>
          <table:covered-table-cell/>
          <table:table-cell table:style-name="Таблица11.S1" table:number-columns-spanned="2" office:value-type="string">
            <text:p text:style-name="P636"/>
          </table:table-cell>
          <table:covered-table-cell/>
          <table:table-cell table:style-name="Таблица11.S1" office:value-type="string">
            <text:p text:style-name="P60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6">
          <table:table-cell table:style-name="Таблица11.S1" table:number-columns-spanned="2" office:value-type="string">
            <text:p text:style-name="P683"/>
          </table:table-cell>
          <table:covered-table-cell/>
          <table:table-cell table:style-name="Таблица11.S1" table:number-columns-spanned="3" office:value-type="string">
            <text:p text:style-name="P636"/>
          </table:table-cell>
          <table:covered-table-cell/>
          <table:covered-table-cell/>
          <table:table-cell table:style-name="Таблица11.S1" table:number-columns-spanned="2" office:value-type="string">
            <text:p text:style-name="P636"/>
          </table:table-cell>
          <table:covered-table-cell/>
          <table:table-cell table:style-name="Таблица11.S1" office:value-type="string">
            <text:p text:style-name="P63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9">
          <table:table-cell table:style-name="Таблица11.S1" table:number-columns-spanned="2" office:value-type="string">
            <text:p text:style-name="P683"/>
          </table:table-cell>
          <table:covered-table-cell/>
          <table:table-cell table:style-name="Таблица11.S1" table:number-columns-spanned="3" office:value-type="string">
            <text:p text:style-name="P636"/>
          </table:table-cell>
          <table:covered-table-cell/>
          <table:covered-table-cell/>
          <table:table-cell table:style-name="Таблица11.S1" table:number-columns-spanned="2" office:value-type="string">
            <text:p text:style-name="P636"/>
          </table:table-cell>
          <table:covered-table-cell/>
          <table:table-cell table:style-name="Таблица11.S1" office:value-type="string">
            <text:p text:style-name="P636"/>
          </table:table-cell>
          <table:table-cell table:style-name="Таблица11.I9" table:number-rows-spanned="2" office:value-type="string">
            <text:p text:style-name="P696"><text:s text:c="8"/></text:p>
          </table:table-cell>
          <table:table-cell table:style-name="Таблица11.J9" table:number-rows-spanned="2" table:number-columns-spanned="16" office:value-type="string">
            <text:p text:style-name="P788"><text:s/><text:span text:style-name="T333">Гидроцик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1.T5" table:number-rows-spanned="2" table:number-columns-spanned="2" office:value-type="string">
            <text:p text:style-name="P703"/>
          </table:table-cell>
          <table:covered-table-cell/>
          <table:table-cell table:style-name="Таблица11.T5" table:number-rows-spanned="2" table:number-columns-spanned="3" office:value-type="string">
            <text:p text:style-name="P702"/>
          </table:table-cell>
          <table:covered-table-cell/>
          <table:covered-table-cell/>
          <table:table-cell table:style-name="Таблица11.d5" table:number-rows-spanned="2" office:value-type="string">
            <text:p text:style-name="P702"/>
          </table:table-cell>
        </table:table-row>
        <table:table-row table:style-name="Таблица11.6">
          <table:table-cell table:style-name="Таблица11.S1" table:number-columns-spanned="2" office:value-type="string">
            <text:p text:style-name="P683"><text:s/>Н. контр.</text:p>
          </table:table-cell>
          <table:covered-table-cell/>
          <table:table-cell table:style-name="Таблица11.S1" table:number-columns-spanned="3" office:value-type="string">
            <text:p text:style-name="P641">Новикова</text:p>
          </table:table-cell>
          <table:covered-table-cell/>
          <table:covered-table-cell/>
          <table:table-cell table:style-name="Таблица11.S1" table:number-columns-spanned="2" office:value-type="string">
            <text:p text:style-name="P636"/>
          </table:table-cell>
          <table:covered-table-cell/>
          <table:table-cell table:style-name="Таблица11.S1" office:value-type="string">
            <text:p text:style-name="P63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1">
          <table:table-cell table:style-name="Таблица11.A11" table:number-columns-spanned="31" office:value-type="string">
            <text:p text:style-name="P69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2">
          <table:table-cell table:style-name="Таблица11.A12" table:number-columns-spanned="31" office:value-type="string">
            <text:p text:style-name="P714">ОБЩИЕ ТРЕБОВ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2">
          <table:table-cell table:style-name="Таблица11.A12" table:number-columns-spanned="31" office:value-type="string">
            <text:p text:style-name="P715"><text:s text:c="11"/><text:span text:style-name="T120">1 </text:span><text:span text:style-name="T129">Хранение, п</text:span><text:span text:style-name="T120">роведение входного контроля, оформление результатов о входном контроле следует проводить в соответствии с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2">
          <table:table-cell table:style-name="Таблица11.A12" table:number-columns-spanned="31" office:value-type="string">
            <text:p text:style-name="P715"><text:s text:c="2"/><text:span text:style-name="T120">СТО 07521831-55-2017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2">
          <table:table-cell table:style-name="Таблица11.A12" table:number-columns-spanned="31" office:value-type="string">
            <text:p text:style-name="P715"><text:s text:c="11"/><text:span text:style-name="T121">2 Отбор проб должен проводиться в соответствии с </text:span><text:span text:style-name="T129">требованиями документа по стандартизации</text:span><text:span text:style-name="T121"> (далее по тексту </text:span><text:span text:style-name="T129">ДС</text:span><text:span text:style-name="T121">) на сырье, 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2">
          <table:table-cell table:style-name="Таблица11.A12" table:number-columns-spanned="31" office:value-type="string">
            <text:p text:style-name="P715"><text:s text:c="2"/><text:span text:style-name="T121">материалы и полуфабрикаты, а при</text:span> <text:span text:style-name="T121">отсутствии указаний</text:span> <text:span text:style-name="T47">согласно СТО 07521831-61-2017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2">
          <table:table-cell table:style-name="Таблица11.A12" table:number-columns-spanned="31" office:value-type="string">
            <text:p text:style-name="P716"><text:s text:c="11"/><text:span text:style-name="T272">3</text:span><text:span text:style-name="T127"> <text:s/>Перед отбором проб <text:s/>все показатели физико-механических и химических характеристик, указанные в сопроводительных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2">
          <table:table-cell table:style-name="Таблица11.A12" table:number-columns-spanned="31" office:value-type="string">
            <text:p text:style-name="P715"><text:s text:c="2"/><text:span text:style-name="T127">документах на материалы (кроме импортных), должны быть сверены с аналогичными показателями <text:s/></text:span><text:span text:style-name="T132">ДС</text:span><text:span text:style-name="T127">.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2">
          <table:table-cell table:style-name="Таблица11.A12" table:number-columns-spanned="31" office:value-type="string">
            <text:p text:style-name="P715"><text:span text:style-name="T120"><text:s text:c="11"/></text:span><text:span text:style-name="T129">4 </text:span><text:span text:style-name="T120"><text:s/>Допустимый расход ресурса при входном контроле - минимальный, исходя из объема поступившей партии продукции.</text:span> <text:s text:c="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2">
          <table:table-cell table:style-name="Таблица11.A12" table:number-columns-spanned="31" office:value-type="string">
            <text:p text:style-name="P715"><text:s text:c="11"/><text:span text:style-name="T272">5</text:span><text:span text:style-name="T129"> Каждая партия сырья, прошедшая входной контроль, должна иметь маркировку в виде этикетки (ярлыка) см. приложение </text:span><text:span text:style-name="T275">А</text:span><text:span text:style-name="T129">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2">
          <table:table-cell table:style-name="Таблица11.A12" table:number-columns-spanned="31" office:value-type="string">
            <text:p text:style-name="P716"><text:s text:c="2"/><text:span text:style-name="T129">Этикетка крепится к таре или информационной таблице перед сырьем приклеиванием, вкладыванием, привязыванием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2">
          <table:table-cell table:style-name="Таблица11.A12" table:number-columns-spanned="31" office:value-type="string">
            <text:p text:style-name="P715"><text:s text:c="11"/><text:span text:style-name="T272">6</text:span><text:span text:style-name="T125"> <text:s/>Все импортные материалы должны иметь сопроводительные документы на русском языке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2">
          <table:table-cell table:style-name="Таблица11.A12" table:number-columns-spanned="31" office:value-type="string">
            <text:p text:style-name="P7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2">
          <table:table-cell table:style-name="Таблица11.A12" table:number-columns-spanned="31" office:value-type="string">
            <text:p text:style-name="P7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2">
          <table:table-cell table:style-name="Таблица11.A12" table:number-columns-spanned="31" office:value-type="string">
            <text:p text:style-name="P717"><text:s text:c="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2">
          <table:table-cell table:style-name="Таблица11.A12" table:number-columns-spanned="31" office:value-type="string">
            <text:p text:style-name="P715"><text:s text:c="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2">
          <table:table-cell table:style-name="Таблица11.A12" table:number-columns-spanned="31" office:value-type="string">
            <text:p text:style-name="P69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28">
          <table:table-cell table:style-name="Таблица11.A28" office:value-type="string">
            <text:p text:style-name="P718">ПВК</text:p>
          </table:table-cell>
          <table:table-cell table:style-name="Таблица11.A28" table:number-columns-spanned="21" office:value-type="string">
            <text:p text:style-name="P719">Перечень входного контрол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1.A28" table:number-columns-spanned="6" office:value-type="string">
            <text:p text:style-name="P694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1.c28" table:number-columns-spanned="3" office:value-type="string">
            <text:p text:style-name="P694"/>
          </table:table-cell>
          <table:covered-table-cell/>
          <table:covered-table-cell/>
        </table:table-row>
      </table:table>
      <text:p text:style-name="P793"><text:soft-page-break/><text:span text:style-name="T137">СТО 07521831-55-2017 </text:span><text:span text:style-name="T148">Приложение А</text:span><text:span text:style-name="T1"> <text:s text:c="55"/></text:span><text:span text:style-name="T16"><text:s text:c="2"/></text:span></text:p>
      <table:table table:name="Таблица51" table:style-name="Таблица51">
        <table:table-column table:style-name="Таблица51.A"/>
        <table:table-column table:style-name="Таблица51.B"/>
        <table:table-column table:style-name="Таблица51.C"/>
        <table:table-column table:style-name="Таблица51.D"/>
        <table:table-column table:style-name="Таблица51.E"/>
        <table:table-column table:style-name="Таблица51.F"/>
        <table:table-column table:style-name="Таблица51.G"/>
        <table:table-column table:style-name="Таблица51.H"/>
        <table:table-row table:style-name="Таблица51.1">
          <table:table-cell table:style-name="Таблица51.A1" office:value-type="string">
            <text:p text:style-name="P659"><text:s/>Дубл.</text:p>
          </table:table-cell>
          <table:table-cell table:style-name="Таблица51.A1" office:value-type="string">
            <text:p text:style-name="P513"/>
          </table:table-cell>
          <table:table-cell table:style-name="Таблица51.A1" office:value-type="string">
            <text:p text:style-name="P513"/>
          </table:table-cell>
          <table:table-cell table:style-name="Таблица51.D2" office:value-type="string">
            <text:p text:style-name="P513"/>
          </table:table-cell>
          <table:table-cell table:style-name="Таблица51.E1" office:value-type="string">
            <text:p text:style-name="P513"><text:s text:c="15"/></text:p>
          </table:table-cell>
          <table:table-cell table:style-name="Таблица51.F1" table:number-columns-spanned="2" office:value-type="string">
            <text:p text:style-name="P513"/>
          </table:table-cell>
          <table:covered-table-cell/>
          <table:table-cell table:style-name="Таблица51.H1" office:value-type="string">
            <text:p text:style-name="P513"/>
          </table:table-cell>
        </table:table-row>
        <table:table-row table:style-name="Таблица51.1">
          <table:table-cell table:style-name="Таблица51.A1" office:value-type="string">
            <text:p text:style-name="P659"><text:s/>Взам.</text:p>
          </table:table-cell>
          <table:table-cell table:style-name="Таблица51.A1" office:value-type="string">
            <text:p text:style-name="P513"/>
          </table:table-cell>
          <table:table-cell table:style-name="Таблица51.A1" office:value-type="string">
            <text:p text:style-name="P513"/>
          </table:table-cell>
          <table:table-cell table:style-name="Таблица51.D2" office:value-type="string">
            <text:p text:style-name="P513"/>
          </table:table-cell>
          <table:table-cell table:style-name="Таблица51.E3" table:number-columns-spanned="2" office:value-type="string">
            <text:p text:style-name="P513"/>
          </table:table-cell>
          <table:covered-table-cell/>
          <table:table-cell table:style-name="Таблица51.G3" table:number-rows-spanned="2" table:number-columns-spanned="2" office:value-type="string">
            <text:p text:style-name="P513"/>
          </table:table-cell>
          <table:covered-table-cell/>
        </table:table-row>
        <table:table-row table:style-name="Таблица51.1">
          <table:table-cell table:style-name="Таблица51.A1" office:value-type="string">
            <text:p text:style-name="P659"><text:s/>Подл.</text:p>
          </table:table-cell>
          <table:table-cell table:style-name="Таблица51.A1" office:value-type="string">
            <text:p text:style-name="P542"/>
          </table:table-cell>
          <table:table-cell table:style-name="Таблица51.A1" office:value-type="string">
            <text:p text:style-name="P513"/>
          </table:table-cell>
          <table:table-cell table:style-name="Таблица51.A1" office:value-type="string">
            <text:p text:style-name="P513"/>
          </table:table-cell>
          <table:table-cell table:style-name="Таблица51.E3" table:number-columns-spanned="2" office:value-type="string">
            <text:p text:style-name="P513"/>
          </table:table-cell>
          <table:covered-table-cell/>
          <table:covered-table-cell/>
          <table:covered-table-cell/>
        </table:table-row>
      </table:table>
      <table:table table:name="Таблица52" table:style-name="Таблица52">
        <table:table-column table:style-name="Таблица52.A"/>
        <table:table-column table:style-name="Таблица52.B"/>
        <table:table-column table:style-name="Таблица52.C"/>
        <table:table-column table:style-name="Таблица52.D"/>
        <table:table-column table:style-name="Таблица52.E"/>
        <table:table-column table:style-name="Таблица52.F"/>
        <table:table-column table:style-name="Таблица52.G"/>
        <table:table-column table:style-name="Таблица52.H"/>
        <table:table-column table:style-name="Таблица52.I"/>
        <table:table-column table:style-name="Таблица52.J"/>
        <table:table-column table:style-name="Таблица52.K"/>
        <table:table-column table:style-name="Таблица52.L"/>
        <table:table-column table:style-name="Таблица52.M"/>
        <table:table-column table:style-name="Таблица52.N"/>
        <table:table-column table:style-name="Таблица52.O"/>
        <table:table-column table:style-name="Таблица52.P"/>
        <table:table-row table:style-name="Таблица52.1">
          <table:table-cell table:style-name="Таблица52.A1" table:number-columns-spanned="11" office:value-type="string">
            <text:p text:style-name="P137">Гарантийный срок хранения: <text:span text:style-name="T276">2 года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2.L1" table:number-columns-spanned="2" office:value-type="string">
            <text:p text:style-name="P26"/>
          </table:table-cell>
          <table:covered-table-cell/>
          <table:table-cell table:style-name="Таблица52.N1" table:number-columns-spanned="2" office:value-type="string">
            <text:h text:style-name="P1031" text:outline-level="7"/>
          </table:table-cell>
          <table:covered-table-cell/>
          <table:table-cell table:style-name="Таблица52.P1" office:value-type="string">
            <text:p text:style-name="P392">3</text:p>
          </table:table-cell>
        </table:table-row>
        <table:table-row table:style-name="Таблица52.1">
          <table:table-cell table:style-name="Таблица52.A2" table:number-columns-spanned="16" office:value-type="string">
            <text:p text:style-name="P46">Срок хранени<text:span text:style-name="T48">я</text:span> до перепроверки продукции (для изделий <text:span text:style-name="T71">ВТ)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2.3">
          <table:table-cell table:style-name="Таблица52.A1" table:number-rows-spanned="3" office:value-type="string">
            <text:p text:style-name="P26"/>
          </table:table-cell>
          <table:table-cell table:style-name="Таблица52.L1" office:value-type="string">
            <text:p text:style-name="P26"/>
          </table:table-cell>
          <table:table-cell table:style-name="Таблица52.L1" office:value-type="string">
            <text:p text:style-name="P26"/>
          </table:table-cell>
          <table:table-cell table:style-name="Таблица52.L1" office:value-type="string">
            <text:p text:style-name="P26"/>
          </table:table-cell>
          <table:table-cell table:style-name="Таблица52.L1" office:value-type="string">
            <text:p text:style-name="P26"/>
          </table:table-cell>
          <table:table-cell table:style-name="Таблица52.L1" office:value-type="string">
            <text:p text:style-name="P26"/>
          </table:table-cell>
          <table:table-cell table:style-name="Таблица52.L1" office:value-type="string">
            <text:p text:style-name="P26"/>
          </table:table-cell>
          <table:table-cell table:style-name="Таблица52.L1" office:value-type="string">
            <text:p text:style-name="P26"/>
          </table:table-cell>
          <table:table-cell table:style-name="Таблица52.L1" office:value-type="string">
            <text:p text:style-name="P26"/>
          </table:table-cell>
          <table:table-cell table:style-name="Таблица52.J3" office:value-type="string">
            <text:p text:style-name="P26"/>
          </table:table-cell>
          <table:table-cell table:style-name="Таблица52.K3" table:number-columns-spanned="2" office:value-type="string">
            <text:p text:style-name="P26"/>
          </table:table-cell>
          <table:covered-table-cell/>
          <table:table-cell table:style-name="Таблица52.M3" table:number-rows-spanned="3" table:number-columns-spanned="2" office:value-type="string">
            <text:h text:style-name="P1052" text:outline-level="8">Стеклоткань <text:span text:style-name="T26">ORTEX </text:span></text:h>
            <text:p text:style-name="P66">ТУ 13.20.46.000-006-52788109-2019</text:p>
          </table:table-cell>
          <table:covered-table-cell/>
          <table:table-cell table:style-name="Таблица52.O3" table:number-rows-spanned="3" table:number-columns-spanned="2" office:value-type="string">
            <text:p text:style-name="P582">К.02 - 2024</text:p>
          </table:table-cell>
          <table:covered-table-cell/>
        </table:table-row>
        <table:table-row table:style-name="Таблица52.3">
          <table:covered-table-cell/>
          <table:table-cell table:style-name="Таблица52.B4" office:value-type="string">
            <text:p text:style-name="P513"/>
          </table:table-cell>
          <table:table-cell table:style-name="Таблица52.C4" office:value-type="string">
            <text:p text:style-name="P513"/>
          </table:table-cell>
          <table:table-cell table:style-name="Таблица52.D4" office:value-type="string">
            <text:p text:style-name="P513"/>
          </table:table-cell>
          <table:table-cell table:style-name="Таблица52.E4" office:value-type="string">
            <text:p text:style-name="P513"/>
          </table:table-cell>
          <table:table-cell table:style-name="Таблица52.F4" office:value-type="string">
            <text:p text:style-name="P513"/>
          </table:table-cell>
          <table:table-cell table:style-name="Таблица52.G4" office:value-type="string">
            <text:p text:style-name="P513"/>
          </table:table-cell>
          <table:table-cell table:style-name="Таблица52.H4" office:value-type="string">
            <text:p text:style-name="P513"/>
          </table:table-cell>
          <table:table-cell table:style-name="Таблица52.I4" office:value-type="string">
            <text:p text:style-name="P513"/>
          </table:table-cell>
          <table:table-cell table:style-name="Таблица52.J4" office:value-type="string">
            <text:p text:style-name="P513"/>
          </table:table-cell>
          <table:table-cell table:style-name="Таблица52.K4" table:number-columns-spanned="2" office:value-type="string">
            <text:p text:style-name="P51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52.3">
          <table:covered-table-cell/>
          <table:table-cell table:style-name="Таблица52.B5" office:value-type="string">
            <text:p text:style-name="P513"/>
          </table:table-cell>
          <table:table-cell table:style-name="Таблица52.C5" office:value-type="string">
            <text:p text:style-name="P513"/>
          </table:table-cell>
          <table:table-cell table:style-name="Таблица52.D5" office:value-type="string">
            <text:p text:style-name="P513"/>
          </table:table-cell>
          <table:table-cell table:style-name="Таблица52.E5" office:value-type="string">
            <text:p text:style-name="P513"/>
          </table:table-cell>
          <table:table-cell table:style-name="Таблица52.F5" office:value-type="string">
            <text:p text:style-name="P513"/>
          </table:table-cell>
          <table:table-cell table:style-name="Таблица52.G5" office:value-type="string">
            <text:p text:style-name="P513"/>
          </table:table-cell>
          <table:table-cell table:style-name="Таблица52.H5" office:value-type="string">
            <text:p text:style-name="P513"/>
          </table:table-cell>
          <table:table-cell table:style-name="Таблица52.I5" office:value-type="string">
            <text:p text:style-name="P513"/>
          </table:table-cell>
          <table:table-cell table:style-name="Таблица52.J5" office:value-type="string">
            <text:p text:style-name="P513"/>
          </table:table-cell>
          <table:table-cell table:style-name="Таблица52.K5" table:number-columns-spanned="2" office:value-type="string">
            <text:p text:style-name="P513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Таблица53" table:style-name="Таблица53">
        <table:table-column table:style-name="Таблица53.A"/>
        <table:table-column table:style-name="Таблица53.B"/>
        <table:table-column table:style-name="Таблица53.C"/>
        <table:table-column table:style-name="Таблица53.D"/>
        <table:table-column table:style-name="Таблица53.E"/>
        <table:table-column table:style-name="Таблица53.F"/>
        <table:table-column table:style-name="Таблица53.G"/>
        <table:table-column table:style-name="Таблица53.H"/>
        <table:table-column table:style-name="Таблица53.I"/>
        <table:table-row table:style-name="Таблица53.1">
          <table:table-cell table:style-name="Таблица53.A1" table:number-columns-spanned="3" office:value-type="string">
            <text:p text:style-name="P234">Состав контролируемых па<text:span text:style-name="T17">р</text:span>аметров продукции,<text:line-break/>методы ее контроля</text:p>
          </table:table-cell>
          <table:covered-table-cell/>
          <table:covered-table-cell/>
          <table:table-cell table:style-name="Таблица53.A1" table:number-rows-spanned="2" office:value-type="string">
            <text:p text:style-name="P304">Средства измерений<text:line-break/>или требуемые метрологические<text:line-break/>характеристики средств измерений</text:p>
          </table:table-cell>
          <table:table-cell table:style-name="Таблица53.A1" table:number-rows-spanned="2" table:number-columns-spanned="2" office:value-type="string">
            <text:p text:style-name="P310">Вид </text:p>
            <text:p text:style-name="P310">контроля.</text:p>
            <text:p text:style-name="P304">Объем<text:line-break/>выборки<text:line-break/>или<text:line-break/>пробы</text:p>
          </table:table-cell>
          <table:covered-table-cell/>
          <table:table-cell table:style-name="Таблица53.A1" table:number-rows-spanned="2" office:value-type="string">
            <text:p text:style-name="P305">Допусти<text:span text:style-name="T50">-</text:span>мый<text:line-break/>расход<text:line-break/>ресурса<text:line-break/></text:p>
          </table:table-cell>
          <table:table-cell table:style-name="Таблица53.H1" table:number-rows-spanned="2" table:number-columns-spanned="2" office:value-type="string">
            <text:p text:style-name="P304">Подразделения,<text:line-break/>участвующие<text:line-break/>во входном<text:line-break/>контроле</text:p>
          </table:table-cell>
          <table:covered-table-cell/>
        </table:table-row>
        <table:table-row table:style-name="Таблица53.1">
          <table:table-cell table:style-name="Таблица53.A2" table:number-columns-spanned="2" office:value-type="string">
            <text:p text:style-name="P234">Контролируемые параметры<text:line-break/>(показатели)</text:p>
          </table:table-cell>
          <table:covered-table-cell/>
          <table:table-cell table:style-name="Таблица53.A2" office:value-type="string">
            <text:p text:style-name="P234">Номера<text:line-break/>пунктов<text:line-break/>докумен<text:span text:style-name="T49">-</text:span><text:line-break/>т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3.3">
          <table:table-cell table:style-name="Таблица53.A3" table:number-columns-spanned="2" office:value-type="string">
            <text:p text:style-name="P180"/>
          </table:table-cell>
          <table:covered-table-cell/>
          <table:table-cell table:style-name="Таблица53.A3" office:value-type="string">
            <text:p text:style-name="P115"/>
          </table:table-cell>
          <table:table-cell table:style-name="Таблица53.A3" office:value-type="string">
            <text:p text:style-name="P116"/>
          </table:table-cell>
          <table:table-cell table:style-name="Таблица53.A3" table:number-columns-spanned="2" office:value-type="string">
            <text:p text:style-name="P117"/>
          </table:table-cell>
          <table:covered-table-cell/>
          <table:table-cell table:style-name="Таблица53.A3" office:value-type="string">
            <text:p text:style-name="P117"/>
          </table:table-cell>
          <table:table-cell table:style-name="Таблица53.H3" table:number-columns-spanned="2" office:value-type="string">
            <text:p text:style-name="P116"/>
          </table:table-cell>
          <table:covered-table-cell/>
        </table:table-row>
        <table:table-row table:style-name="Таблица53.3">
          <table:table-cell table:style-name="Таблица53.A3" table:number-columns-spanned="2" office:value-type="string">
            <text:p text:style-name="P181"><text:s text:c="2"/>1 <text:s/>Масса на единицу площади, г/м<text:span text:style-name="T53">2</text:span></text:p>
          </table:table-cell>
          <table:covered-table-cell/>
          <table:table-cell table:style-name="Таблица53.A3" office:value-type="string">
            <text:p text:style-name="P118">Таблицы 1,2</text:p>
          </table:table-cell>
          <table:table-cell table:style-name="Таблица53.A3" office:value-type="string">
            <text:p text:style-name="P190"><text:s text:c="2"/>Линейка-1000 ГОСТ 427-75</text:p>
          </table:table-cell>
          <table:table-cell table:style-name="Таблица53.A3" table:number-columns-spanned="2" office:value-type="string">
            <text:p text:style-name="P264"><text:s/>Выборочный.</text:p>
          </table:table-cell>
          <table:covered-table-cell/>
          <table:table-cell table:style-name="Таблица53.A3" office:value-type="string">
            <text:p text:style-name="P267">1 м</text:p>
          </table:table-cell>
          <table:table-cell table:style-name="Таблица53.H3" table:number-columns-spanned="2" office:value-type="string">
            <text:p text:style-name="P341"><text:s text:c="2"/><text:span text:style-name="T35">Цех 23, </text:span></text:p>
          </table:table-cell>
          <table:covered-table-cell/>
        </table:table-row>
        <table:table-row table:style-name="Таблица53.3">
          <table:table-cell table:style-name="Таблица53.A3" table:number-columns-spanned="2" office:value-type="string">
            <text:p text:style-name="P182"/>
          </table:table-cell>
          <table:covered-table-cell/>
          <table:table-cell table:style-name="Таблица53.A3" office:value-type="string">
            <text:p text:style-name="P93"/>
          </table:table-cell>
          <table:table-cell table:style-name="Таблица53.A3" office:value-type="string">
            <text:p text:style-name="P241"><text:s text:c="2"/>Весы неавтоматического действия </text:p>
          </table:table-cell>
          <table:table-cell table:style-name="Таблица53.A3" table:number-columns-spanned="2" office:value-type="string">
            <text:p text:style-name="P264"><text:s/>10 % рулонов</text:p>
          </table:table-cell>
          <table:covered-table-cell/>
          <table:table-cell table:style-name="Таблица53.A3" office:value-type="string">
            <text:p text:style-name="P329"/>
          </table:table-cell>
          <table:table-cell table:style-name="Таблица53.H3" table:number-columns-spanned="2" office:value-type="string">
            <text:p text:style-name="P342"><text:s text:c="2"/><text:span text:style-name="T36">ОТК,</text:span></text:p>
          </table:table-cell>
          <table:covered-table-cell/>
        </table:table-row>
        <table:table-row table:style-name="Таблица53.3">
          <table:table-cell table:style-name="Таблица53.A3" table:number-columns-spanned="2" office:value-type="string">
            <text:p text:style-name="P182"/>
          </table:table-cell>
          <table:covered-table-cell/>
          <table:table-cell table:style-name="Таблица53.A3" office:value-type="string">
            <text:p text:style-name="P93"/>
          </table:table-cell>
          <table:table-cell table:style-name="Таблица53.A3" office:value-type="string">
            <text:p text:style-name="P346"><text:s text:c="2"/>II <text:span text:style-name="T34">класса точности </text:span></text:p>
          </table:table-cell>
          <table:table-cell table:style-name="Таблица53.A3" table:number-columns-spanned="2" office:value-type="string">
            <text:p text:style-name="P264"><text:s/>ткани от пар-</text:p>
          </table:table-cell>
          <table:covered-table-cell/>
          <table:table-cell table:style-name="Таблица53.A3" office:value-type="string">
            <text:p text:style-name="P329"/>
          </table:table-cell>
          <table:table-cell table:style-name="Таблица53.H3" table:number-columns-spanned="2" office:value-type="string">
            <text:p text:style-name="P874">ЦЗЛ</text:p>
          </table:table-cell>
          <table:covered-table-cell/>
        </table:table-row>
        <table:table-row table:style-name="Таблица53.3">
          <table:table-cell table:style-name="Таблица53.A3" table:number-columns-spanned="2" office:value-type="string">
            <text:p text:style-name="P182"/>
          </table:table-cell>
          <table:covered-table-cell/>
          <table:table-cell table:style-name="Таблица53.A3" office:value-type="string">
            <text:p text:style-name="P93"/>
          </table:table-cell>
          <table:table-cell table:style-name="Таблица53.A3" office:value-type="string">
            <text:p text:style-name="P241"><text:s text:c="2"/>ГОСТ Р 53228-2008 <text:span text:style-name="T126">или других </text:span><text:span text:style-name="T272">ДС</text:span></text:p>
          </table:table-cell>
          <table:table-cell table:style-name="Таблица53.A3" table:number-columns-spanned="2" office:value-type="string">
            <text:p text:style-name="P264"><text:s/>тии, но не</text:p>
          </table:table-cell>
          <table:covered-table-cell/>
          <table:table-cell table:style-name="Таблица53.A3" office:value-type="string">
            <text:p text:style-name="P329"/>
          </table:table-cell>
          <table:table-cell table:style-name="Таблица53.H3" table:number-columns-spanned="2" office:value-type="string">
            <text:p text:style-name="P341"/>
          </table:table-cell>
          <table:covered-table-cell/>
        </table:table-row>
        <table:table-row table:style-name="Таблица53.3">
          <table:table-cell table:style-name="Таблица53.A3" table:number-columns-spanned="2" office:value-type="string">
            <text:p text:style-name="P182"/>
          </table:table-cell>
          <table:covered-table-cell/>
          <table:table-cell table:style-name="Таблица53.A3" office:value-type="string">
            <text:p text:style-name="P93"/>
          </table:table-cell>
          <table:table-cell table:style-name="Таблица53.A3" office:value-type="string">
            <text:p text:style-name="P329"/>
          </table:table-cell>
          <table:table-cell table:style-name="Таблица53.A3" table:number-columns-spanned="2" office:value-type="string">
            <text:p text:style-name="P264"><text:s/>менее трех</text:p>
          </table:table-cell>
          <table:covered-table-cell/>
          <table:table-cell table:style-name="Таблица53.A3" office:value-type="string">
            <text:p text:style-name="P329"/>
          </table:table-cell>
          <table:table-cell table:style-name="Таблица53.H3" table:number-columns-spanned="2" office:value-type="string">
            <text:p text:style-name="P341"/>
          </table:table-cell>
          <table:covered-table-cell/>
        </table:table-row>
        <table:table-row table:style-name="Таблица53.3">
          <table:table-cell table:style-name="Таблица53.A3" table:number-columns-spanned="2" office:value-type="string">
            <text:p text:style-name="P181"/>
          </table:table-cell>
          <table:covered-table-cell/>
          <table:table-cell table:style-name="Таблица53.A3" office:value-type="string">
            <text:p text:style-name="P118"/>
          </table:table-cell>
          <table:table-cell table:style-name="Таблица53.A3" office:value-type="string">
            <text:p text:style-name="P186"/>
          </table:table-cell>
          <table:table-cell table:style-name="Таблица53.A3" table:number-columns-spanned="2" office:value-type="string">
            <text:p text:style-name="P265">рулонов</text:p>
          </table:table-cell>
          <table:covered-table-cell/>
          <table:table-cell table:style-name="Таблица53.A3" office:value-type="string">
            <text:p text:style-name="P329"/>
          </table:table-cell>
          <table:table-cell table:style-name="Таблица53.H3" table:number-columns-spanned="2" office:value-type="string">
            <text:p text:style-name="P266"/>
          </table:table-cell>
          <table:covered-table-cell/>
        </table:table-row>
        <table:table-row table:style-name="Таблица53.3">
          <table:table-cell table:style-name="Таблица53.A3" table:number-columns-spanned="2" office:value-type="string">
            <text:p text:style-name="P181"><text:s text:c="2"/><text:span text:style-name="T124">2</text:span> <text:s/>Ширина, мм</text:p>
          </table:table-cell>
          <table:covered-table-cell/>
          <table:table-cell table:style-name="Таблица53.A3" office:value-type="string">
            <text:p text:style-name="P118">Таблицы 1,2</text:p>
          </table:table-cell>
          <table:table-cell table:style-name="Таблица53.A3" office:value-type="string">
            <text:p text:style-name="P186"><text:s text:c="2"/>Линейка-1000 ГОСТ 427-75 <text:span text:style-name="T122">или</text:span></text:p>
          </table:table-cell>
          <table:table-cell table:style-name="Таблица53.A3" table:number-columns-spanned="2" office:value-type="string">
            <text:p text:style-name="P263"><text:s/></text:p>
          </table:table-cell>
          <table:covered-table-cell/>
          <table:table-cell table:style-name="Таблица53.A3" office:value-type="string">
            <text:p text:style-name="P329"/>
          </table:table-cell>
          <table:table-cell table:style-name="Таблица53.H3" table:number-columns-spanned="2" office:value-type="string">
            <text:p text:style-name="P341"><text:s text:c="2"/><text:span text:style-name="T35">Цех 23, </text:span></text:p>
          </table:table-cell>
          <table:covered-table-cell/>
        </table:table-row>
        <table:table-row table:style-name="Таблица53.3">
          <table:table-cell table:style-name="Таблица53.A3" table:number-columns-spanned="2" office:value-type="string">
            <text:p text:style-name="P182"/>
          </table:table-cell>
          <table:covered-table-cell/>
          <table:table-cell table:style-name="Таблица53.A3" office:value-type="string">
            <text:p text:style-name="P119"/>
          </table:table-cell>
          <table:table-cell table:style-name="Таблица53.A3" office:value-type="string">
            <text:p text:style-name="P197"><text:s text:c="2"/>рулетка Р2У3П ГОСТ 7502-98</text:p>
          </table:table-cell>
          <table:table-cell table:style-name="Таблица53.A3" table:number-columns-spanned="2" office:value-type="string">
            <text:p text:style-name="P329"/>
          </table:table-cell>
          <table:covered-table-cell/>
          <table:table-cell table:style-name="Таблица53.A3" office:value-type="string">
            <text:p text:style-name="P329"/>
          </table:table-cell>
          <table:table-cell table:style-name="Таблица53.H3" table:number-columns-spanned="2" office:value-type="string">
            <text:p text:style-name="P874">ОТК,</text:p>
          </table:table-cell>
          <table:covered-table-cell/>
        </table:table-row>
        <table:table-row table:style-name="Таблица53.3">
          <table:table-cell table:style-name="Таблица53.A3" table:number-columns-spanned="2" office:value-type="string">
            <text:p text:style-name="P182"/>
          </table:table-cell>
          <table:covered-table-cell/>
          <table:table-cell table:style-name="Таблица53.A3" office:value-type="string">
            <text:p text:style-name="P93"/>
          </table:table-cell>
          <table:table-cell table:style-name="Таблица53.A3" office:value-type="string">
            <text:p text:style-name="P329"/>
          </table:table-cell>
          <table:table-cell table:style-name="Таблица53.A3" table:number-columns-spanned="2" office:value-type="string">
            <text:p text:style-name="P329"/>
          </table:table-cell>
          <table:covered-table-cell/>
          <table:table-cell table:style-name="Таблица53.A3" office:value-type="string">
            <text:p text:style-name="P329"/>
          </table:table-cell>
          <table:table-cell table:style-name="Таблица53.H3" table:number-columns-spanned="2" office:value-type="string">
            <text:p text:style-name="P341"><text:s text:c="2"/><text:span text:style-name="T36">ЦЗЛ</text:span></text:p>
          </table:table-cell>
          <table:covered-table-cell/>
        </table:table-row>
        <table:table-row table:style-name="Таблица53.3">
          <table:table-cell table:style-name="Таблица53.A3" table:number-columns-spanned="2" office:value-type="string">
            <text:p text:style-name="P182"/>
          </table:table-cell>
          <table:covered-table-cell/>
          <table:table-cell table:style-name="Таблица53.A3" office:value-type="string">
            <text:p text:style-name="P93"/>
          </table:table-cell>
          <table:table-cell table:style-name="Таблица53.A3" office:value-type="string">
            <text:p text:style-name="P197"/>
          </table:table-cell>
          <table:table-cell table:style-name="Таблица53.A3" table:number-columns-spanned="2" office:value-type="string">
            <text:p text:style-name="P329"/>
          </table:table-cell>
          <table:covered-table-cell/>
          <table:table-cell table:style-name="Таблица53.A3" office:value-type="string">
            <text:p text:style-name="P329"/>
          </table:table-cell>
          <table:table-cell table:style-name="Таблица53.H3" table:number-columns-spanned="2" office:value-type="string">
            <text:p text:style-name="P260"/>
          </table:table-cell>
          <table:covered-table-cell/>
        </table:table-row>
        <table:table-row table:style-name="Таблица53.3">
          <table:table-cell table:style-name="Таблица53.A3" table:number-columns-spanned="2" office:value-type="string">
            <text:p text:style-name="P182"><text:s text:c="3"/><text:span text:style-name="T123">3 <text:s/>Разрывная нагрузка <text:s/>Н (кгс) /50 мм, <text:s/>не менее</text:span></text:p>
          </table:table-cell>
          <table:covered-table-cell/>
          <table:table-cell table:style-name="Таблица53.A3" office:value-type="string">
            <text:p text:style-name="P118">Таблицы 1,2</text:p>
          </table:table-cell>
          <table:table-cell table:style-name="Таблица53.A3" office:value-type="string">
            <text:p text:style-name="P190"><text:s text:c="2"/>Линейка-1000 ГОСТ 427-75</text:p>
          </table:table-cell>
          <table:table-cell table:style-name="Таблица53.A3" table:number-columns-spanned="2" office:value-type="string">
            <text:p text:style-name="P329"/>
          </table:table-cell>
          <table:covered-table-cell/>
          <table:table-cell table:style-name="Таблица53.A3" office:value-type="string">
            <text:p text:style-name="P329"/>
          </table:table-cell>
          <table:table-cell table:style-name="Таблица53.H3" table:number-columns-spanned="2" office:value-type="string">
            <text:p text:style-name="P341"><text:s text:c="2"/><text:span text:style-name="T35">Цех 23, </text:span></text:p>
          </table:table-cell>
          <table:covered-table-cell/>
        </table:table-row>
        <table:table-row table:style-name="Таблица53.3">
          <table:table-cell table:style-name="Таблица53.A3" table:number-columns-spanned="2" office:value-type="string">
            <text:p text:style-name="P182"><text:s text:c="3"/><text:span text:style-name="T123">основа</text:span></text:p>
          </table:table-cell>
          <table:covered-table-cell/>
          <table:table-cell table:style-name="Таблица53.A3" office:value-type="string">
            <text:p text:style-name="P93"/>
          </table:table-cell>
          <table:table-cell table:style-name="Таблица53.A3" office:value-type="string">
            <text:p text:style-name="P197"><text:s text:c="2"/>Машина разрывная с </text:p>
          </table:table-cell>
          <table:table-cell table:style-name="Таблица53.A3" table:number-columns-spanned="2" office:value-type="string">
            <text:p text:style-name="P329"/>
          </table:table-cell>
          <table:covered-table-cell/>
          <table:table-cell table:style-name="Таблица53.A3" office:value-type="string">
            <text:p text:style-name="P329"/>
          </table:table-cell>
          <table:table-cell table:style-name="Таблица53.H3" table:number-columns-spanned="2" office:value-type="string">
            <text:p text:style-name="P340"><text:s text:c="2"/><text:span text:style-name="T36">ОТК,</text:span></text:p>
          </table:table-cell>
          <table:covered-table-cell/>
        </table:table-row>
        <table:table-row table:style-name="Таблица53.3">
          <table:table-cell table:style-name="Таблица53.A3" table:number-columns-spanned="2" office:value-type="string">
            <text:p text:style-name="P182"><text:s text:c="3"/><text:span text:style-name="T123">уток</text:span></text:p>
          </table:table-cell>
          <table:covered-table-cell/>
          <table:table-cell table:style-name="Таблица53.A3" office:value-type="string">
            <text:p text:style-name="P93"/>
          </table:table-cell>
          <table:table-cell table:style-name="Таблица53.A3" office:value-type="string">
            <text:p text:style-name="P873"><text:span text:style-name="T328">п</text:span>огрешностью <text:s/>измерения <text:span text:style-name="T51">±</text:span> 1 % </text:p>
          </table:table-cell>
          <table:table-cell table:style-name="Таблица53.A3" table:number-columns-spanned="2" office:value-type="string">
            <text:p text:style-name="P329"/>
          </table:table-cell>
          <table:covered-table-cell/>
          <table:table-cell table:style-name="Таблица53.A3" office:value-type="string">
            <text:p text:style-name="P329"/>
          </table:table-cell>
          <table:table-cell table:style-name="Таблица53.H3" table:number-columns-spanned="2" office:value-type="string">
            <text:p text:style-name="P932">ЦЗЛ</text:p>
          </table:table-cell>
          <table:covered-table-cell/>
        </table:table-row>
        <table:table-row table:style-name="Таблица53.3">
          <table:table-cell table:style-name="Таблица53.A3" table:number-columns-spanned="2" office:value-type="string">
            <text:p text:style-name="P103"/>
          </table:table-cell>
          <table:covered-table-cell/>
          <table:table-cell table:style-name="Таблица53.A3" office:value-type="string">
            <text:p text:style-name="P93"/>
          </table:table-cell>
          <table:table-cell table:style-name="Таблица53.A3" office:value-type="string">
            <text:p text:style-name="P200"><text:s/>от измеряемой нагрузки</text:p>
          </table:table-cell>
          <table:table-cell table:style-name="Таблица53.A3" table:number-columns-spanned="2" office:value-type="string">
            <text:p text:style-name="P329"/>
          </table:table-cell>
          <table:covered-table-cell/>
          <table:table-cell table:style-name="Таблица53.A3" office:value-type="string">
            <text:p text:style-name="P329"/>
          </table:table-cell>
          <table:table-cell table:style-name="Таблица53.H3" table:number-columns-spanned="2" office:value-type="string">
            <text:p text:style-name="P329"/>
          </table:table-cell>
          <table:covered-table-cell/>
        </table:table-row>
        <table:table-row table:style-name="Таблица53.18">
          <table:table-cell table:style-name="Таблица53.A18" office:value-type="string">
            <text:p text:style-name="P352">ПВК</text:p>
          </table:table-cell>
          <table:table-cell table:style-name="Таблица53.B18" table:number-columns-spanned="4" office:value-type="string">
            <text:p text:style-name="P372">Перечень входного контроля</text:p>
          </table:table-cell>
          <table:covered-table-cell/>
          <table:covered-table-cell/>
          <table:covered-table-cell/>
          <table:table-cell table:style-name="Таблица53.B18" table:number-columns-spanned="3" office:value-type="string">
            <text:p text:style-name="P149"/>
          </table:table-cell>
          <table:covered-table-cell/>
          <table:covered-table-cell/>
          <table:table-cell table:style-name="Таблица53.I18" office:value-type="string">
            <text:p text:style-name="P149"/>
            <text:p text:style-name="P149"/>
          </table:table-cell>
        </table:table-row>
      </table:table>
      <text:p text:style-name="P808"/>
      <text:p text:style-name="P806"><text:soft-page-break/><text:span text:style-name="T4">СТО 07521831-55-2017 </text:span><text:span text:style-name="T3">Приложение А</text:span><text:span text:style-name="T1"> <text:s text:c="55"/></text:span><text:span text:style-name="T16"><text:s text:c="2"/></text:span></text:p>
      <table:table table:name="Таблица97" table:style-name="Таблица97">
        <table:table-column table:style-name="Таблица97.A"/>
        <table:table-column table:style-name="Таблица97.B"/>
        <table:table-column table:style-name="Таблица97.C"/>
        <table:table-column table:style-name="Таблица97.D"/>
        <table:table-column table:style-name="Таблица97.E"/>
        <table:table-column table:style-name="Таблица97.F"/>
        <table:table-column table:style-name="Таблица97.G"/>
        <table:table-column table:style-name="Таблица97.H"/>
        <table:table-row table:style-name="Таблица97.1">
          <table:table-cell table:style-name="Таблица97.A1" office:value-type="string">
            <text:p text:style-name="P69">Дубл.</text:p>
          </table:table-cell>
          <table:table-cell table:style-name="Таблица97.A1" office:value-type="string">
            <text:p text:style-name="P514"/>
          </table:table-cell>
          <table:table-cell table:style-name="Таблица97.A1" office:value-type="string">
            <text:p text:style-name="P514"/>
          </table:table-cell>
          <table:table-cell table:style-name="Таблица97.D2" office:value-type="string">
            <text:p text:style-name="P514"/>
          </table:table-cell>
          <table:table-cell table:style-name="Таблица97.E1" office:value-type="string">
            <text:p text:style-name="P514"><text:s text:c="15"/></text:p>
          </table:table-cell>
          <table:table-cell table:style-name="Таблица97.F1" table:number-columns-spanned="2" office:value-type="string">
            <text:p text:style-name="P514"/>
          </table:table-cell>
          <table:covered-table-cell/>
          <table:table-cell table:style-name="Таблица97.H1" office:value-type="string">
            <text:p text:style-name="P514"/>
          </table:table-cell>
        </table:table-row>
        <table:table-row table:style-name="Таблица97.1">
          <table:table-cell table:style-name="Таблица97.A1" office:value-type="string">
            <text:p text:style-name="P69">Взам.</text:p>
          </table:table-cell>
          <table:table-cell table:style-name="Таблица97.A1" office:value-type="string">
            <text:p text:style-name="P514"/>
          </table:table-cell>
          <table:table-cell table:style-name="Таблица97.A1" office:value-type="string">
            <text:p text:style-name="P514"/>
          </table:table-cell>
          <table:table-cell table:style-name="Таблица97.D2" office:value-type="string">
            <text:p text:style-name="P514"/>
          </table:table-cell>
          <table:table-cell table:style-name="Таблица97.E3" table:number-columns-spanned="2" office:value-type="string">
            <text:p text:style-name="P514"/>
          </table:table-cell>
          <table:covered-table-cell/>
          <table:table-cell table:style-name="Таблица97.G3" table:number-rows-spanned="2" table:number-columns-spanned="2" office:value-type="string">
            <text:p text:style-name="P514"/>
          </table:table-cell>
          <table:covered-table-cell/>
        </table:table-row>
        <table:table-row table:style-name="Таблица97.1">
          <table:table-cell table:style-name="Таблица97.A1" office:value-type="string">
            <text:p text:style-name="P69">Подл.</text:p>
          </table:table-cell>
          <table:table-cell table:style-name="Таблица97.A1" office:value-type="string">
            <text:p text:style-name="P543"/>
          </table:table-cell>
          <table:table-cell table:style-name="Таблица97.A1" office:value-type="string">
            <text:p text:style-name="P514"/>
          </table:table-cell>
          <table:table-cell table:style-name="Таблица97.A1" office:value-type="string">
            <text:p text:style-name="P514"/>
          </table:table-cell>
          <table:table-cell table:style-name="Таблица97.E3" table:number-columns-spanned="2" office:value-type="string">
            <text:p text:style-name="P514"/>
          </table:table-cell>
          <table:covered-table-cell/>
          <table:covered-table-cell/>
          <table:covered-table-cell/>
        </table:table-row>
      </table:table>
      <table:table table:name="Таблица98" table:style-name="Таблица98">
        <table:table-column table:style-name="Таблица98.A"/>
        <table:table-column table:style-name="Таблица98.B"/>
        <table:table-column table:style-name="Таблица98.C"/>
        <table:table-column table:style-name="Таблица98.D"/>
        <table:table-column table:style-name="Таблица98.E"/>
        <table:table-column table:style-name="Таблица98.F"/>
        <table:table-column table:style-name="Таблица98.G"/>
        <table:table-column table:style-name="Таблица98.H"/>
        <table:table-column table:style-name="Таблица98.I"/>
        <table:table-column table:style-name="Таблица98.J"/>
        <table:table-column table:style-name="Таблица98.K"/>
        <table:table-column table:style-name="Таблица98.L"/>
        <table:table-column table:style-name="Таблица98.M"/>
        <table:table-column table:style-name="Таблица98.N"/>
        <table:table-column table:style-name="Таблица98.O"/>
        <table:table-column table:style-name="Таблица98.P"/>
        <table:table-row table:style-name="Таблица98.1">
          <table:table-cell table:style-name="Таблица98.A1" table:number-columns-spanned="11" office:value-type="string">
            <text:p text:style-name="P138">Гарантийный срок хранения: <text:s/><text:span text:style-name="T134">по сопроводительному документу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98.L1" table:number-columns-spanned="2" office:value-type="string">
            <text:p text:style-name="P27"/>
          </table:table-cell>
          <table:covered-table-cell/>
          <table:table-cell table:style-name="Таблица98.N1" table:number-columns-spanned="2" office:value-type="string">
            <text:h text:style-name="P1032" text:outline-level="7"/>
          </table:table-cell>
          <table:covered-table-cell/>
          <table:table-cell table:style-name="Таблица98.P1" office:value-type="string">
            <text:p text:style-name="P393">4</text:p>
          </table:table-cell>
        </table:table-row>
        <table:table-row table:style-name="Таблица98.1">
          <table:table-cell table:style-name="Таблица98.A2" table:number-columns-spanned="16" office:value-type="string">
            <text:p text:style-name="P47">Срок хранени<text:span text:style-name="T48">я</text:span> до перепроверки продукции (для изделий <text:span text:style-name="T71">ВТ)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98.3">
          <table:table-cell table:style-name="Таблица98.A1" table:number-rows-spanned="3" office:value-type="string">
            <text:p text:style-name="P27"/>
          </table:table-cell>
          <table:table-cell table:style-name="Таблица98.L1" office:value-type="string">
            <text:p text:style-name="P27"/>
          </table:table-cell>
          <table:table-cell table:style-name="Таблица98.L1" office:value-type="string">
            <text:p text:style-name="P27"/>
          </table:table-cell>
          <table:table-cell table:style-name="Таблица98.L1" office:value-type="string">
            <text:p text:style-name="P27"/>
          </table:table-cell>
          <table:table-cell table:style-name="Таблица98.L1" office:value-type="string">
            <text:p text:style-name="P27"/>
          </table:table-cell>
          <table:table-cell table:style-name="Таблица98.L1" office:value-type="string">
            <text:p text:style-name="P27"/>
          </table:table-cell>
          <table:table-cell table:style-name="Таблица98.L1" office:value-type="string">
            <text:p text:style-name="P27"/>
          </table:table-cell>
          <table:table-cell table:style-name="Таблица98.L1" office:value-type="string">
            <text:p text:style-name="P27"/>
          </table:table-cell>
          <table:table-cell table:style-name="Таблица98.L1" office:value-type="string">
            <text:p text:style-name="P27"/>
          </table:table-cell>
          <table:table-cell table:style-name="Таблица98.J3" office:value-type="string">
            <text:p text:style-name="P27"/>
          </table:table-cell>
          <table:table-cell table:style-name="Таблица98.K3" table:number-columns-spanned="2" office:value-type="string">
            <text:p text:style-name="P27"/>
          </table:table-cell>
          <table:covered-table-cell/>
          <table:table-cell table:style-name="Таблица98.M3" table:number-rows-spanned="3" table:number-columns-spanned="2" office:value-type="string">
            <text:h text:style-name="P1056" text:outline-level="8">Стекломаты импортные</text:h>
          </table:table-cell>
          <table:covered-table-cell/>
          <table:table-cell table:style-name="Таблица98.O3" table:number-rows-spanned="3" table:number-columns-spanned="2" office:value-type="string">
            <text:p text:style-name="P582">К.02 - 2024</text:p>
          </table:table-cell>
          <table:covered-table-cell/>
        </table:table-row>
        <table:table-row table:style-name="Таблица98.3">
          <table:covered-table-cell/>
          <table:table-cell table:style-name="Таблица98.B4" office:value-type="string">
            <text:p text:style-name="P514"/>
          </table:table-cell>
          <table:table-cell table:style-name="Таблица98.C4" office:value-type="string">
            <text:p text:style-name="P514"/>
          </table:table-cell>
          <table:table-cell table:style-name="Таблица98.D4" office:value-type="string">
            <text:p text:style-name="P514"/>
          </table:table-cell>
          <table:table-cell table:style-name="Таблица98.E4" office:value-type="string">
            <text:p text:style-name="P514"/>
          </table:table-cell>
          <table:table-cell table:style-name="Таблица98.F4" office:value-type="string">
            <text:p text:style-name="P514"/>
          </table:table-cell>
          <table:table-cell table:style-name="Таблица98.G4" office:value-type="string">
            <text:p text:style-name="P514"/>
          </table:table-cell>
          <table:table-cell table:style-name="Таблица98.H4" office:value-type="string">
            <text:p text:style-name="P514"/>
          </table:table-cell>
          <table:table-cell table:style-name="Таблица98.I4" office:value-type="string">
            <text:p text:style-name="P514"/>
          </table:table-cell>
          <table:table-cell table:style-name="Таблица98.J4" office:value-type="string">
            <text:p text:style-name="P514"/>
          </table:table-cell>
          <table:table-cell table:style-name="Таблица98.K4" table:number-columns-spanned="2" office:value-type="string">
            <text:p text:style-name="P5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98.3">
          <table:covered-table-cell/>
          <table:table-cell table:style-name="Таблица98.B5" office:value-type="string">
            <text:p text:style-name="P514"/>
          </table:table-cell>
          <table:table-cell table:style-name="Таблица98.C5" office:value-type="string">
            <text:p text:style-name="P514"/>
          </table:table-cell>
          <table:table-cell table:style-name="Таблица98.D5" office:value-type="string">
            <text:p text:style-name="P514"/>
          </table:table-cell>
          <table:table-cell table:style-name="Таблица98.E5" office:value-type="string">
            <text:p text:style-name="P514"/>
          </table:table-cell>
          <table:table-cell table:style-name="Таблица98.F5" office:value-type="string">
            <text:p text:style-name="P514"/>
          </table:table-cell>
          <table:table-cell table:style-name="Таблица98.G5" office:value-type="string">
            <text:p text:style-name="P514"/>
          </table:table-cell>
          <table:table-cell table:style-name="Таблица98.H5" office:value-type="string">
            <text:p text:style-name="P514"/>
          </table:table-cell>
          <table:table-cell table:style-name="Таблица98.I5" office:value-type="string">
            <text:p text:style-name="P514"/>
          </table:table-cell>
          <table:table-cell table:style-name="Таблица98.J5" office:value-type="string">
            <text:p text:style-name="P514"/>
          </table:table-cell>
          <table:table-cell table:style-name="Таблица98.K5" table:number-columns-spanned="2" office:value-type="string">
            <text:p text:style-name="P514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Таблица102" table:style-name="Таблица102">
        <table:table-column table:style-name="Таблица102.A"/>
        <table:table-column table:style-name="Таблица102.B"/>
        <table:table-column table:style-name="Таблица102.C"/>
        <table:table-column table:style-name="Таблица102.D"/>
        <table:table-column table:style-name="Таблица102.E"/>
        <table:table-column table:style-name="Таблица102.F"/>
        <table:table-column table:style-name="Таблица102.G"/>
        <table:table-column table:style-name="Таблица102.H"/>
        <table:table-column table:style-name="Таблица102.I"/>
        <table:table-row table:style-name="Таблица102.1">
          <table:table-cell table:style-name="Таблица102.A1" table:number-columns-spanned="3" office:value-type="string">
            <text:p text:style-name="P234">Состав контролируемых па<text:span text:style-name="T17">р</text:span>аметров продукции,<text:line-break/>методы ее контроля</text:p>
          </table:table-cell>
          <table:covered-table-cell/>
          <table:covered-table-cell/>
          <table:table-cell table:style-name="Таблица102.A1" table:number-rows-spanned="2" office:value-type="string">
            <text:p text:style-name="P304">Средства измерений<text:line-break/>или требуемые метрологические<text:line-break/>характеристики средств измерений</text:p>
          </table:table-cell>
          <table:table-cell table:style-name="Таблица102.A1" table:number-rows-spanned="2" table:number-columns-spanned="2" office:value-type="string">
            <text:p text:style-name="P310">Вид </text:p>
            <text:p text:style-name="P310">контроля.</text:p>
            <text:p text:style-name="P304">Объем<text:line-break/>выборки<text:line-break/>или<text:line-break/>пробы</text:p>
          </table:table-cell>
          <table:covered-table-cell/>
          <table:table-cell table:style-name="Таблица102.A1" table:number-rows-spanned="2" office:value-type="string">
            <text:p text:style-name="P305">Допусти<text:span text:style-name="T50">-</text:span>мый<text:line-break/>расход<text:line-break/>ресурса<text:line-break/></text:p>
          </table:table-cell>
          <table:table-cell table:style-name="Таблица102.H1" table:number-rows-spanned="2" table:number-columns-spanned="2" office:value-type="string">
            <text:p text:style-name="P304">Подразделения,<text:line-break/>участвующие<text:line-break/>во входном<text:line-break/>контроле</text:p>
          </table:table-cell>
          <table:covered-table-cell/>
        </table:table-row>
        <table:table-row table:style-name="Таблица102.1">
          <table:table-cell table:style-name="Таблица102.A2" table:number-columns-spanned="2" office:value-type="string">
            <text:p text:style-name="P234">Контролируемые параметры<text:line-break/>(показатели)</text:p>
          </table:table-cell>
          <table:covered-table-cell/>
          <table:table-cell table:style-name="Таблица102.A2" office:value-type="string">
            <text:p text:style-name="P234">Номера<text:line-break/>пунктов<text:line-break/>докумен<text:span text:style-name="T49">-</text:span><text:line-break/>т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02.3">
          <table:table-cell table:style-name="Таблица102.A3" table:number-columns-spanned="2" office:value-type="string">
            <text:p text:style-name="P883"><text:s/><text:span text:style-name="T61">Наличие сопроводительного сертификата или</text:span></text:p>
          </table:table-cell>
          <table:covered-table-cell/>
          <table:table-cell table:style-name="Таблица102.A3" office:value-type="string">
            <text:p text:style-name="P195">-</text:p>
          </table:table-cell>
          <table:table-cell table:style-name="Таблица102.A3" office:value-type="string">
            <text:p text:style-name="P195">-</text:p>
          </table:table-cell>
          <table:table-cell table:style-name="Таблица102.A3" table:number-columns-spanned="2" office:value-type="string">
            <text:p text:style-name="P255">Сплошной</text:p>
          </table:table-cell>
          <table:covered-table-cell/>
          <table:table-cell table:style-name="Таблица102.A3" office:value-type="string">
            <text:p text:style-name="P255">0</text:p>
          </table:table-cell>
          <table:table-cell table:style-name="Таблица102.H3" table:number-columns-spanned="2" office:value-type="string">
            <text:p text:style-name="P918"><text:span text:style-name="T36"><text:s/></text:span><text:span text:style-name="T37">Цех 23, </text:span></text:p>
          </table:table-cell>
          <table:covered-table-cell/>
        </table:table-row>
        <table:table-row table:style-name="Таблица102.3">
          <table:table-cell table:style-name="Таблица102.A3" table:number-columns-spanned="2" office:value-type="string">
            <text:p text:style-name="P883"><text:s/><text:span text:style-name="T128">другого </text:span><text:s/><text:span text:style-name="T128">документа <text:s/>подтверждающего</text:span></text:p>
          </table:table-cell>
          <table:covered-table-cell/>
          <table:table-cell table:style-name="Таблица102.A3" office:value-type="string">
            <text:p text:style-name="P251"/>
          </table:table-cell>
          <table:table-cell table:style-name="Таблица102.A3" office:value-type="string">
            <text:p text:style-name="P187"/>
          </table:table-cell>
          <table:table-cell table:style-name="Таблица102.A3" table:number-columns-spanned="2" office:value-type="string">
            <text:p text:style-name="P198"/>
          </table:table-cell>
          <table:covered-table-cell/>
          <table:table-cell table:style-name="Таблица102.A3" office:value-type="string">
            <text:p text:style-name="P330"/>
          </table:table-cell>
          <table:table-cell table:style-name="Таблица102.H3" table:number-columns-spanned="2" office:value-type="string">
            <text:p text:style-name="P902">ОТК</text:p>
          </table:table-cell>
          <table:covered-table-cell/>
        </table:table-row>
        <table:table-row table:style-name="Таблица102.3">
          <table:table-cell table:style-name="Таблица102.A3" table:number-columns-spanned="2" office:value-type="string">
            <text:p text:style-name="P883"><text:s/><text:span text:style-name="T62">качество материала с указанием гарантийного</text:span></text:p>
          </table:table-cell>
          <table:covered-table-cell/>
          <table:table-cell table:style-name="Таблица102.A3" office:value-type="string">
            <text:p text:style-name="P224"/>
          </table:table-cell>
          <table:table-cell table:style-name="Таблица102.A3" office:value-type="string">
            <text:p text:style-name="P242"/>
          </table:table-cell>
          <table:table-cell table:style-name="Таблица102.A3" table:number-columns-spanned="2" office:value-type="string">
            <text:p text:style-name="P198"/>
          </table:table-cell>
          <table:covered-table-cell/>
          <table:table-cell table:style-name="Таблица102.A3" office:value-type="string">
            <text:p text:style-name="P330"/>
          </table:table-cell>
          <table:table-cell table:style-name="Таблица102.H3" table:number-columns-spanned="2" office:value-type="string">
            <text:p text:style-name="P270"/>
          </table:table-cell>
          <table:covered-table-cell/>
        </table:table-row>
        <table:table-row table:style-name="Таблица102.3">
          <table:table-cell table:style-name="Таблица102.A3" table:number-columns-spanned="2" office:value-type="string">
            <text:p text:style-name="P891"><text:s/>срока и <text:s/>даты изготовления</text:p>
          </table:table-cell>
          <table:covered-table-cell/>
          <table:table-cell table:style-name="Таблица102.A3" office:value-type="string">
            <text:p text:style-name="P224"/>
          </table:table-cell>
          <table:table-cell table:style-name="Таблица102.A3" office:value-type="string">
            <text:p text:style-name="P242"/>
          </table:table-cell>
          <table:table-cell table:style-name="Таблица102.A3" table:number-columns-spanned="2" office:value-type="string">
            <text:p text:style-name="P198"/>
          </table:table-cell>
          <table:covered-table-cell/>
          <table:table-cell table:style-name="Таблица102.A3" office:value-type="string">
            <text:p text:style-name="P330"/>
          </table:table-cell>
          <table:table-cell table:style-name="Таблица102.H3" table:number-columns-spanned="2" office:value-type="string">
            <text:p text:style-name="P330"/>
          </table:table-cell>
          <table:covered-table-cell/>
        </table:table-row>
        <table:table-row table:style-name="Таблица102.3">
          <table:table-cell table:style-name="Таблица102.A3" table:number-columns-spanned="2" office:value-type="string">
            <text:p text:style-name="P888"><text:s/><text:span text:style-name="T268">В случае отсутствия даты </text:span><text:span text:style-name="T267">изготовления</text:span><text:span text:style-name="T268"> гарантийный</text:span></text:p>
          </table:table-cell>
          <table:covered-table-cell/>
          <table:table-cell table:style-name="Таблица102.A3" office:value-type="string">
            <text:p text:style-name="P224"/>
          </table:table-cell>
          <table:table-cell table:style-name="Таблица102.A3" office:value-type="string">
            <text:p text:style-name="P242"/>
          </table:table-cell>
          <table:table-cell table:style-name="Таблица102.A3" table:number-columns-spanned="2" office:value-type="string">
            <text:p text:style-name="P198"/>
          </table:table-cell>
          <table:covered-table-cell/>
          <table:table-cell table:style-name="Таблица102.A3" office:value-type="string">
            <text:p text:style-name="P330"/>
          </table:table-cell>
          <table:table-cell table:style-name="Таблица102.H3" table:number-columns-spanned="2" office:value-type="string">
            <text:p text:style-name="P330"/>
          </table:table-cell>
          <table:covered-table-cell/>
        </table:table-row>
        <table:table-row table:style-name="Таблица102.3">
          <table:table-cell table:style-name="Таблица102.A3" table:number-columns-spanned="2" office:value-type="string">
            <text:p text:style-name="P888"><text:s/><text:span text:style-name="T268">срок <text:s/>исчислять <text:s/>с даты <text:s/></text:span><text:span text:style-name="T267">печати сертификата или другого </text:span></text:p>
          </table:table-cell>
          <table:covered-table-cell/>
          <table:table-cell table:style-name="Таблица102.A3" office:value-type="string">
            <text:p text:style-name="P224"/>
          </table:table-cell>
          <table:table-cell table:style-name="Таблица102.A3" office:value-type="string">
            <text:p text:style-name="P330"/>
          </table:table-cell>
          <table:table-cell table:style-name="Таблица102.A3" table:number-columns-spanned="2" office:value-type="string">
            <text:p text:style-name="P198"/>
          </table:table-cell>
          <table:covered-table-cell/>
          <table:table-cell table:style-name="Таблица102.A3" office:value-type="string">
            <text:p text:style-name="P330"/>
          </table:table-cell>
          <table:table-cell table:style-name="Таблица102.H3" table:number-columns-spanned="2" office:value-type="string">
            <text:p text:style-name="P330"/>
          </table:table-cell>
          <table:covered-table-cell/>
        </table:table-row>
        <table:table-row table:style-name="Таблица102.3">
          <table:table-cell table:style-name="Таблица102.A3" table:number-columns-spanned="2" office:value-type="string">
            <text:p text:style-name="P888"><text:s/><text:span text:style-name="T267">сопровождающего документа</text:span></text:p>
          </table:table-cell>
          <table:covered-table-cell/>
          <table:table-cell table:style-name="Таблица102.A3" office:value-type="string">
            <text:p text:style-name="P251"/>
          </table:table-cell>
          <table:table-cell table:style-name="Таблица102.A3" office:value-type="string">
            <text:p text:style-name="P187"/>
          </table:table-cell>
          <table:table-cell table:style-name="Таблица102.A3" table:number-columns-spanned="2" office:value-type="string">
            <text:p text:style-name="P198"/>
          </table:table-cell>
          <table:covered-table-cell/>
          <table:table-cell table:style-name="Таблица102.A3" office:value-type="string">
            <text:p text:style-name="P330"/>
          </table:table-cell>
          <table:table-cell table:style-name="Таблица102.H3" table:number-columns-spanned="2" office:value-type="string">
            <text:p text:style-name="P261"/>
          </table:table-cell>
          <table:covered-table-cell/>
        </table:table-row>
        <table:table-row table:style-name="Таблица102.3">
          <table:table-cell table:style-name="Таблица102.A3" table:number-columns-spanned="2" office:value-type="string">
            <text:p text:style-name="P208"/>
          </table:table-cell>
          <table:covered-table-cell/>
          <table:table-cell table:style-name="Таблица102.A3" office:value-type="string">
            <text:p text:style-name="P268"/>
          </table:table-cell>
          <table:table-cell table:style-name="Таблица102.A3" office:value-type="string">
            <text:p text:style-name="P198"/>
          </table:table-cell>
          <table:table-cell table:style-name="Таблица102.A3" table:number-columns-spanned="2" office:value-type="string">
            <text:p text:style-name="P330"/>
          </table:table-cell>
          <table:covered-table-cell/>
          <table:table-cell table:style-name="Таблица102.A3" office:value-type="string">
            <text:p text:style-name="P330"/>
          </table:table-cell>
          <table:table-cell table:style-name="Таблица102.H3" table:number-columns-spanned="2" office:value-type="string">
            <text:p text:style-name="P261"/>
          </table:table-cell>
          <table:covered-table-cell/>
        </table:table-row>
        <table:table-row table:style-name="Таблица102.3">
          <table:table-cell table:style-name="Таблица102.A3" table:number-columns-spanned="2" office:value-type="string">
            <text:p text:style-name="P212"/>
          </table:table-cell>
          <table:covered-table-cell/>
          <table:table-cell table:style-name="Таблица102.A3" office:value-type="string">
            <text:p text:style-name="P224"/>
          </table:table-cell>
          <table:table-cell table:style-name="Таблица102.A3" office:value-type="string">
            <text:p text:style-name="P330"/>
          </table:table-cell>
          <table:table-cell table:style-name="Таблица102.A3" table:number-columns-spanned="2" office:value-type="string">
            <text:p text:style-name="P330"/>
          </table:table-cell>
          <table:covered-table-cell/>
          <table:table-cell table:style-name="Таблица102.A3" office:value-type="string">
            <text:p text:style-name="P330"/>
          </table:table-cell>
          <table:table-cell table:style-name="Таблица102.H3" table:number-columns-spanned="2" office:value-type="string">
            <text:p text:style-name="P330"/>
          </table:table-cell>
          <table:covered-table-cell/>
        </table:table-row>
        <table:table-row table:style-name="Таблица102.3">
          <table:table-cell table:style-name="Таблица102.A3" table:number-columns-spanned="2" office:value-type="string">
            <text:p text:style-name="P212"/>
          </table:table-cell>
          <table:covered-table-cell/>
          <table:table-cell table:style-name="Таблица102.A3" office:value-type="string">
            <text:p text:style-name="P251"/>
          </table:table-cell>
          <table:table-cell table:style-name="Таблица102.A3" office:value-type="string">
            <text:p text:style-name="P187"/>
          </table:table-cell>
          <table:table-cell table:style-name="Таблица102.A3" table:number-columns-spanned="2" office:value-type="string">
            <text:p text:style-name="P330"/>
          </table:table-cell>
          <table:covered-table-cell/>
          <table:table-cell table:style-name="Таблица102.A3" office:value-type="string">
            <text:p text:style-name="P330"/>
          </table:table-cell>
          <table:table-cell table:style-name="Таблица102.H3" table:number-columns-spanned="2" office:value-type="string">
            <text:p text:style-name="P261"/>
          </table:table-cell>
          <table:covered-table-cell/>
        </table:table-row>
        <table:table-row table:style-name="Таблица102.3">
          <table:table-cell table:style-name="Таблица102.A3" table:number-columns-spanned="2" office:value-type="string">
            <text:p text:style-name="P212"/>
          </table:table-cell>
          <table:covered-table-cell/>
          <table:table-cell table:style-name="Таблица102.A3" office:value-type="string">
            <text:p text:style-name="P224"/>
          </table:table-cell>
          <table:table-cell table:style-name="Таблица102.A3" office:value-type="string">
            <text:p text:style-name="P198"/>
          </table:table-cell>
          <table:table-cell table:style-name="Таблица102.A3" table:number-columns-spanned="2" office:value-type="string">
            <text:p text:style-name="P330"/>
          </table:table-cell>
          <table:covered-table-cell/>
          <table:table-cell table:style-name="Таблица102.A3" office:value-type="string">
            <text:p text:style-name="P330"/>
          </table:table-cell>
          <table:table-cell table:style-name="Таблица102.H3" table:number-columns-spanned="2" office:value-type="string">
            <text:p text:style-name="P261"/>
          </table:table-cell>
          <table:covered-table-cell/>
        </table:table-row>
        <table:table-row table:style-name="Таблица102.3">
          <table:table-cell table:style-name="Таблица102.A3" table:number-columns-spanned="2" office:value-type="string">
            <text:p text:style-name="P212"/>
          </table:table-cell>
          <table:covered-table-cell/>
          <table:table-cell table:style-name="Таблица102.A3" office:value-type="string">
            <text:p text:style-name="P224"/>
          </table:table-cell>
          <table:table-cell table:style-name="Таблица102.A3" office:value-type="string">
            <text:p text:style-name="P198"/>
          </table:table-cell>
          <table:table-cell table:style-name="Таблица102.A3" table:number-columns-spanned="2" office:value-type="string">
            <text:p text:style-name="P330"/>
          </table:table-cell>
          <table:covered-table-cell/>
          <table:table-cell table:style-name="Таблица102.A3" office:value-type="string">
            <text:p text:style-name="P330"/>
          </table:table-cell>
          <table:table-cell table:style-name="Таблица102.H3" table:number-columns-spanned="2" office:value-type="string">
            <text:p text:style-name="P330"/>
          </table:table-cell>
          <table:covered-table-cell/>
        </table:table-row>
        <table:table-row table:style-name="Таблица102.3">
          <table:table-cell table:style-name="Таблица102.A3" table:number-columns-spanned="2" office:value-type="string">
            <text:p text:style-name="P212"/>
          </table:table-cell>
          <table:covered-table-cell/>
          <table:table-cell table:style-name="Таблица102.A3" office:value-type="string">
            <text:p text:style-name="P224"/>
          </table:table-cell>
          <table:table-cell table:style-name="Таблица102.A3" office:value-type="string">
            <text:p text:style-name="P198"/>
          </table:table-cell>
          <table:table-cell table:style-name="Таблица102.A3" table:number-columns-spanned="2" office:value-type="string">
            <text:p text:style-name="P330"/>
          </table:table-cell>
          <table:covered-table-cell/>
          <table:table-cell table:style-name="Таблица102.A3" office:value-type="string">
            <text:p text:style-name="P330"/>
          </table:table-cell>
          <table:table-cell table:style-name="Таблица102.H3" table:number-columns-spanned="2" office:value-type="string">
            <text:p text:style-name="P330"/>
          </table:table-cell>
          <table:covered-table-cell/>
        </table:table-row>
        <table:table-row table:style-name="Таблица102.3">
          <table:table-cell table:style-name="Таблица102.A3" table:number-columns-spanned="2" office:value-type="string">
            <text:p text:style-name="P212"/>
          </table:table-cell>
          <table:covered-table-cell/>
          <table:table-cell table:style-name="Таблица102.A3" office:value-type="string">
            <text:p text:style-name="P224"/>
          </table:table-cell>
          <table:table-cell table:style-name="Таблица102.A3" office:value-type="string">
            <text:p text:style-name="P330"/>
          </table:table-cell>
          <table:table-cell table:style-name="Таблица102.A3" table:number-columns-spanned="2" office:value-type="string">
            <text:p text:style-name="P330"/>
          </table:table-cell>
          <table:covered-table-cell/>
          <table:table-cell table:style-name="Таблица102.A3" office:value-type="string">
            <text:p text:style-name="P330"/>
          </table:table-cell>
          <table:table-cell table:style-name="Таблица102.H3" table:number-columns-spanned="2" office:value-type="string">
            <text:p text:style-name="P330"/>
          </table:table-cell>
          <table:covered-table-cell/>
        </table:table-row>
        <table:table-row table:style-name="Таблица102.3">
          <table:table-cell table:style-name="Таблица102.A3" table:number-columns-spanned="2" office:value-type="string">
            <text:p text:style-name="P212"/>
          </table:table-cell>
          <table:covered-table-cell/>
          <table:table-cell table:style-name="Таблица102.A3" office:value-type="string">
            <text:p text:style-name="P224"/>
          </table:table-cell>
          <table:table-cell table:style-name="Таблица102.A3" office:value-type="string">
            <text:p text:style-name="P330"/>
          </table:table-cell>
          <table:table-cell table:style-name="Таблица102.A3" table:number-columns-spanned="2" office:value-type="string">
            <text:p text:style-name="P330"/>
          </table:table-cell>
          <table:covered-table-cell/>
          <table:table-cell table:style-name="Таблица102.A3" office:value-type="string">
            <text:p text:style-name="P330"/>
          </table:table-cell>
          <table:table-cell table:style-name="Таблица102.H3" table:number-columns-spanned="2" office:value-type="string">
            <text:p text:style-name="P330"/>
          </table:table-cell>
          <table:covered-table-cell/>
        </table:table-row>
        <table:table-row table:style-name="Таблица102.18">
          <table:table-cell table:style-name="Таблица102.A18" office:value-type="string">
            <text:p text:style-name="P353">ПВК</text:p>
          </table:table-cell>
          <table:table-cell table:style-name="Таблица102.B18" table:number-columns-spanned="4" office:value-type="string">
            <text:p text:style-name="P373">Перечень входного контроля</text:p>
          </table:table-cell>
          <table:covered-table-cell/>
          <table:covered-table-cell/>
          <table:covered-table-cell/>
          <table:table-cell table:style-name="Таблица102.B18" table:number-columns-spanned="3" office:value-type="string">
            <text:p text:style-name="P150"/>
          </table:table-cell>
          <table:covered-table-cell/>
          <table:covered-table-cell/>
          <table:table-cell table:style-name="Таблица102.I18" office:value-type="string">
            <text:p text:style-name="P150"/>
            <text:p text:style-name="P150"/>
          </table:table-cell>
        </table:table-row>
      </table:table>
      <text:p text:style-name="P809"/>
      <text:p text:style-name="P806"><text:soft-page-break/><text:span text:style-name="T4">СТО 07521831-55-2017 </text:span><text:span text:style-name="T3">Приложение А</text:span><text:span text:style-name="T1"> <text:s text:c="55"/></text:span><text:span text:style-name="T16"><text:s text:c="2"/></text:span></text:p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D"/>
        <table:table-column table:style-name="Таблица15.E"/>
        <table:table-column table:style-name="Таблица15.F"/>
        <table:table-column table:style-name="Таблица15.G"/>
        <table:table-column table:style-name="Таблица15.H"/>
        <table:table-row table:style-name="Таблица15.1">
          <table:table-cell table:style-name="Таблица15.A1" office:value-type="string">
            <text:p text:style-name="P70">Дубл.</text:p>
          </table:table-cell>
          <table:table-cell table:style-name="Таблица15.A1" office:value-type="string">
            <text:p text:style-name="P515"/>
          </table:table-cell>
          <table:table-cell table:style-name="Таблица15.A1" office:value-type="string">
            <text:p text:style-name="P515"/>
          </table:table-cell>
          <table:table-cell table:style-name="Таблица15.D2" office:value-type="string">
            <text:p text:style-name="P515"/>
          </table:table-cell>
          <table:table-cell table:style-name="Таблица15.E1" office:value-type="string">
            <text:p text:style-name="P515"><text:s text:c="15"/></text:p>
          </table:table-cell>
          <table:table-cell table:style-name="Таблица15.F1" table:number-columns-spanned="2" office:value-type="string">
            <text:p text:style-name="P515"/>
          </table:table-cell>
          <table:covered-table-cell/>
          <table:table-cell table:style-name="Таблица15.H1" office:value-type="string">
            <text:p text:style-name="P515"/>
          </table:table-cell>
        </table:table-row>
        <table:table-row table:style-name="Таблица15.1">
          <table:table-cell table:style-name="Таблица15.A1" office:value-type="string">
            <text:p text:style-name="P70">Взам.</text:p>
          </table:table-cell>
          <table:table-cell table:style-name="Таблица15.A1" office:value-type="string">
            <text:p text:style-name="P515"/>
          </table:table-cell>
          <table:table-cell table:style-name="Таблица15.A1" office:value-type="string">
            <text:p text:style-name="P515"/>
          </table:table-cell>
          <table:table-cell table:style-name="Таблица15.D2" office:value-type="string">
            <text:p text:style-name="P515"/>
          </table:table-cell>
          <table:table-cell table:style-name="Таблица15.E3" table:number-columns-spanned="2" office:value-type="string">
            <text:p text:style-name="P515"/>
          </table:table-cell>
          <table:covered-table-cell/>
          <table:table-cell table:style-name="Таблица15.G3" table:number-rows-spanned="2" table:number-columns-spanned="2" office:value-type="string">
            <text:p text:style-name="P515"/>
          </table:table-cell>
          <table:covered-table-cell/>
        </table:table-row>
        <table:table-row table:style-name="Таблица15.1">
          <table:table-cell table:style-name="Таблица15.A1" office:value-type="string">
            <text:p text:style-name="P70">Подл.</text:p>
          </table:table-cell>
          <table:table-cell table:style-name="Таблица15.A1" office:value-type="string">
            <text:p text:style-name="P544"/>
          </table:table-cell>
          <table:table-cell table:style-name="Таблица15.A1" office:value-type="string">
            <text:p text:style-name="P515"/>
          </table:table-cell>
          <table:table-cell table:style-name="Таблица15.A1" office:value-type="string">
            <text:p text:style-name="P515"/>
          </table:table-cell>
          <table:table-cell table:style-name="Таблица15.E3" table:number-columns-spanned="2" office:value-type="string">
            <text:p text:style-name="P515"/>
          </table:table-cell>
          <table:covered-table-cell/>
          <table:covered-table-cell/>
          <table:covered-table-cell/>
        </table:table-row>
      </table:table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D"/>
        <table:table-column table:style-name="Таблица16.E"/>
        <table:table-column table:style-name="Таблица16.F"/>
        <table:table-column table:style-name="Таблица16.G"/>
        <table:table-column table:style-name="Таблица16.H"/>
        <table:table-column table:style-name="Таблица16.I"/>
        <table:table-column table:style-name="Таблица16.J"/>
        <table:table-column table:style-name="Таблица16.K"/>
        <table:table-column table:style-name="Таблица16.L"/>
        <table:table-column table:style-name="Таблица16.M"/>
        <table:table-column table:style-name="Таблица16.N"/>
        <table:table-column table:style-name="Таблица16.O"/>
        <table:table-column table:style-name="Таблица16.P"/>
        <table:table-row table:style-name="Таблица16.1">
          <table:table-cell table:style-name="Таблица16.A1" table:number-columns-spanned="11" office:value-type="string">
            <text:p text:style-name="P139">Гарантийный срок хранения: <text:s/><text:span text:style-name="T134">по сопроводительному документу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6.L1" table:number-columns-spanned="2" office:value-type="string">
            <text:p text:style-name="P28"/>
          </table:table-cell>
          <table:covered-table-cell/>
          <table:table-cell table:style-name="Таблица16.N1" table:number-columns-spanned="2" office:value-type="string">
            <text:h text:style-name="P1033" text:outline-level="7"/>
          </table:table-cell>
          <table:covered-table-cell/>
          <table:table-cell table:style-name="Таблица16.P1" office:value-type="string">
            <text:p text:style-name="P397">5</text:p>
          </table:table-cell>
        </table:table-row>
        <table:table-row table:style-name="Таблица16.1">
          <table:table-cell table:style-name="Таблица16.A2" table:number-columns-spanned="16" office:value-type="string">
            <text:p text:style-name="P48">Срок хранени<text:span text:style-name="T48">я</text:span> до перепроверки продукции (для изделий <text:span text:style-name="T71">ВТ)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6.3">
          <table:table-cell table:style-name="Таблица16.A1" table:number-rows-spanned="3" office:value-type="string">
            <text:p text:style-name="P28"/>
          </table:table-cell>
          <table:table-cell table:style-name="Таблица16.L1" office:value-type="string">
            <text:p text:style-name="P28"/>
          </table:table-cell>
          <table:table-cell table:style-name="Таблица16.L1" office:value-type="string">
            <text:p text:style-name="P28"/>
          </table:table-cell>
          <table:table-cell table:style-name="Таблица16.L1" office:value-type="string">
            <text:p text:style-name="P28"/>
          </table:table-cell>
          <table:table-cell table:style-name="Таблица16.L1" office:value-type="string">
            <text:p text:style-name="P28"/>
          </table:table-cell>
          <table:table-cell table:style-name="Таблица16.L1" office:value-type="string">
            <text:p text:style-name="P28"/>
          </table:table-cell>
          <table:table-cell table:style-name="Таблица16.L1" office:value-type="string">
            <text:p text:style-name="P28"/>
          </table:table-cell>
          <table:table-cell table:style-name="Таблица16.L1" office:value-type="string">
            <text:p text:style-name="P28"/>
          </table:table-cell>
          <table:table-cell table:style-name="Таблица16.L1" office:value-type="string">
            <text:p text:style-name="P28"/>
          </table:table-cell>
          <table:table-cell table:style-name="Таблица16.J3" office:value-type="string">
            <text:p text:style-name="P28"/>
          </table:table-cell>
          <table:table-cell table:style-name="Таблица16.K3" table:number-columns-spanned="2" office:value-type="string">
            <text:p text:style-name="P28"/>
          </table:table-cell>
          <table:covered-table-cell/>
          <table:table-cell table:style-name="Таблица16.M3" table:number-rows-spanned="3" table:number-columns-spanned="2" office:value-type="string">
            <text:h text:style-name="P1057" text:outline-level="8"><text:span text:style-name="T111">Стеклоровинг</text:span><text:span text:style-name="T112">и</text:span> </text:h>
            <text:h text:style-name="P1057" text:outline-level="8">импортные</text:h>
          </table:table-cell>
          <table:covered-table-cell/>
          <table:table-cell table:style-name="Таблица16.O3" table:number-rows-spanned="3" table:number-columns-spanned="2" office:value-type="string">
            <text:p text:style-name="P583">К.02 - 2024</text:p>
          </table:table-cell>
          <table:covered-table-cell/>
        </table:table-row>
        <table:table-row table:style-name="Таблица16.3">
          <table:covered-table-cell/>
          <table:table-cell table:style-name="Таблица16.B4" office:value-type="string">
            <text:p text:style-name="P515"/>
          </table:table-cell>
          <table:table-cell table:style-name="Таблица16.C4" office:value-type="string">
            <text:p text:style-name="P515"/>
          </table:table-cell>
          <table:table-cell table:style-name="Таблица16.D4" office:value-type="string">
            <text:p text:style-name="P515"/>
          </table:table-cell>
          <table:table-cell table:style-name="Таблица16.E4" office:value-type="string">
            <text:p text:style-name="P515"/>
          </table:table-cell>
          <table:table-cell table:style-name="Таблица16.F4" office:value-type="string">
            <text:p text:style-name="P515"/>
          </table:table-cell>
          <table:table-cell table:style-name="Таблица16.G4" office:value-type="string">
            <text:p text:style-name="P515"/>
          </table:table-cell>
          <table:table-cell table:style-name="Таблица16.H4" office:value-type="string">
            <text:p text:style-name="P515"/>
          </table:table-cell>
          <table:table-cell table:style-name="Таблица16.I4" office:value-type="string">
            <text:p text:style-name="P515"/>
          </table:table-cell>
          <table:table-cell table:style-name="Таблица16.J4" office:value-type="string">
            <text:p text:style-name="P515"/>
          </table:table-cell>
          <table:table-cell table:style-name="Таблица16.K4" table:number-columns-spanned="2" office:value-type="string">
            <text:p text:style-name="P5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6.3">
          <table:covered-table-cell/>
          <table:table-cell table:style-name="Таблица16.B5" office:value-type="string">
            <text:p text:style-name="P515"/>
          </table:table-cell>
          <table:table-cell table:style-name="Таблица16.C5" office:value-type="string">
            <text:p text:style-name="P515"/>
          </table:table-cell>
          <table:table-cell table:style-name="Таблица16.D5" office:value-type="string">
            <text:p text:style-name="P515"/>
          </table:table-cell>
          <table:table-cell table:style-name="Таблица16.E5" office:value-type="string">
            <text:p text:style-name="P515"/>
          </table:table-cell>
          <table:table-cell table:style-name="Таблица16.F5" office:value-type="string">
            <text:p text:style-name="P515"/>
          </table:table-cell>
          <table:table-cell table:style-name="Таблица16.G5" office:value-type="string">
            <text:p text:style-name="P515"/>
          </table:table-cell>
          <table:table-cell table:style-name="Таблица16.H5" office:value-type="string">
            <text:p text:style-name="P515"/>
          </table:table-cell>
          <table:table-cell table:style-name="Таблица16.I5" office:value-type="string">
            <text:p text:style-name="P515"/>
          </table:table-cell>
          <table:table-cell table:style-name="Таблица16.J5" office:value-type="string">
            <text:p text:style-name="P515"/>
          </table:table-cell>
          <table:table-cell table:style-name="Таблица16.K5" table:number-columns-spanned="2" office:value-type="string">
            <text:p text:style-name="P515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column table:style-name="Таблица18.D"/>
        <table:table-column table:style-name="Таблица18.E"/>
        <table:table-column table:style-name="Таблица18.F"/>
        <table:table-column table:style-name="Таблица18.G"/>
        <table:table-column table:style-name="Таблица18.H"/>
        <table:table-column table:style-name="Таблица18.I"/>
        <table:table-row table:style-name="Таблица18.1">
          <table:table-cell table:style-name="Таблица18.A1" table:number-columns-spanned="3" office:value-type="string">
            <text:p text:style-name="P234">Состав контролируемых па<text:span text:style-name="T17">р</text:span>аметров продукции,<text:line-break/>методы ее контроля</text:p>
          </table:table-cell>
          <table:covered-table-cell/>
          <table:covered-table-cell/>
          <table:table-cell table:style-name="Таблица18.A1" table:number-rows-spanned="2" office:value-type="string">
            <text:p text:style-name="P304">Средства измерений<text:line-break/>или требуемые метрологические<text:line-break/>характеристики средств измерений</text:p>
          </table:table-cell>
          <table:table-cell table:style-name="Таблица18.A1" table:number-rows-spanned="2" table:number-columns-spanned="2" office:value-type="string">
            <text:p text:style-name="P310">Вид </text:p>
            <text:p text:style-name="P310">контроля.</text:p>
            <text:p text:style-name="P304">Объем<text:line-break/>выборки<text:line-break/>или<text:line-break/>пробы</text:p>
          </table:table-cell>
          <table:covered-table-cell/>
          <table:table-cell table:style-name="Таблица18.A1" table:number-rows-spanned="2" office:value-type="string">
            <text:p text:style-name="P305">Допусти<text:span text:style-name="T50">-</text:span>мый<text:line-break/>расход<text:line-break/>ресурса<text:line-break/></text:p>
          </table:table-cell>
          <table:table-cell table:style-name="Таблица18.H1" table:number-rows-spanned="2" table:number-columns-spanned="2" office:value-type="string">
            <text:p text:style-name="P304">Подразделения,<text:line-break/>участвующие<text:line-break/>во входном<text:line-break/>контроле</text:p>
          </table:table-cell>
          <table:covered-table-cell/>
        </table:table-row>
        <table:table-row table:style-name="Таблица18.1">
          <table:table-cell table:style-name="Таблица18.A2" table:number-columns-spanned="2" office:value-type="string">
            <text:p text:style-name="P234">Контролируемые параметры<text:line-break/>(показатели)</text:p>
          </table:table-cell>
          <table:covered-table-cell/>
          <table:table-cell table:style-name="Таблица18.A2" office:value-type="string">
            <text:p text:style-name="P234">Номера<text:line-break/>пунктов<text:line-break/>докумен<text:span text:style-name="T49">-</text:span><text:line-break/>т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8.3">
          <table:table-cell table:style-name="Таблица18.A3" table:number-columns-spanned="2" office:value-type="string">
            <text:p text:style-name="P922"><text:s/><text:span text:style-name="T61">Наличие сопроводительного сертификата или</text:span></text:p>
          </table:table-cell>
          <table:covered-table-cell/>
          <table:table-cell table:style-name="Таблица18.A3" office:value-type="string">
            <text:p text:style-name="P194">-</text:p>
          </table:table-cell>
          <table:table-cell table:style-name="Таблица18.A3" office:value-type="string">
            <text:p text:style-name="P194">-</text:p>
          </table:table-cell>
          <table:table-cell table:style-name="Таблица18.A3" table:number-columns-spanned="2" office:value-type="string">
            <text:p text:style-name="P254">Сплошной</text:p>
          </table:table-cell>
          <table:covered-table-cell/>
          <table:table-cell table:style-name="Таблица18.A3" office:value-type="string">
            <text:p text:style-name="P254">0</text:p>
          </table:table-cell>
          <table:table-cell table:style-name="Таблица18.H3" table:number-columns-spanned="2" office:value-type="string">
            <text:p text:style-name="P917"><text:span text:style-name="T36"><text:s/></text:span><text:span text:style-name="T37">Цех 23, </text:span></text:p>
          </table:table-cell>
          <table:covered-table-cell/>
        </table:table-row>
        <table:table-row table:style-name="Таблица18.3">
          <table:table-cell table:style-name="Таблица18.A3" table:number-columns-spanned="2" office:value-type="string">
            <text:p text:style-name="P922"><text:s/><text:span text:style-name="T128">другого </text:span><text:s/><text:span text:style-name="T128">документа <text:s/>подтверждающего</text:span></text:p>
          </table:table-cell>
          <table:covered-table-cell/>
          <table:table-cell table:style-name="Таблица18.A3" office:value-type="string">
            <text:p text:style-name="P250"/>
          </table:table-cell>
          <table:table-cell table:style-name="Таблица18.A3" office:value-type="string">
            <text:p text:style-name="P188"/>
          </table:table-cell>
          <table:table-cell table:style-name="Таблица18.A3" table:number-columns-spanned="2" office:value-type="string">
            <text:p text:style-name="P199"/>
          </table:table-cell>
          <table:covered-table-cell/>
          <table:table-cell table:style-name="Таблица18.A3" office:value-type="string">
            <text:p text:style-name="P328"/>
          </table:table-cell>
          <table:table-cell table:style-name="Таблица18.H3" table:number-columns-spanned="2" office:value-type="string">
            <text:p text:style-name="P901">ОТК</text:p>
          </table:table-cell>
          <table:covered-table-cell/>
        </table:table-row>
        <table:table-row table:style-name="Таблица18.3">
          <table:table-cell table:style-name="Таблица18.A3" table:number-columns-spanned="2" office:value-type="string">
            <text:p text:style-name="P922"><text:s/><text:span text:style-name="T62">качество материала с указанием гарантийного</text:span></text:p>
          </table:table-cell>
          <table:covered-table-cell/>
          <table:table-cell table:style-name="Таблица18.A3" office:value-type="string">
            <text:p text:style-name="P225"/>
          </table:table-cell>
          <table:table-cell table:style-name="Таблица18.A3" office:value-type="string">
            <text:p text:style-name="P243"/>
          </table:table-cell>
          <table:table-cell table:style-name="Таблица18.A3" table:number-columns-spanned="2" office:value-type="string">
            <text:p text:style-name="P199"/>
          </table:table-cell>
          <table:covered-table-cell/>
          <table:table-cell table:style-name="Таблица18.A3" office:value-type="string">
            <text:p text:style-name="P328"/>
          </table:table-cell>
          <table:table-cell table:style-name="Таблица18.H3" table:number-columns-spanned="2" office:value-type="string">
            <text:p text:style-name="P271"/>
          </table:table-cell>
          <table:covered-table-cell/>
        </table:table-row>
        <table:table-row table:style-name="Таблица18.3">
          <table:table-cell table:style-name="Таблица18.A3" table:number-columns-spanned="2" office:value-type="string">
            <text:p text:style-name="P925"><text:s/>срока и <text:s/>даты изготовления</text:p>
          </table:table-cell>
          <table:covered-table-cell/>
          <table:table-cell table:style-name="Таблица18.A3" office:value-type="string">
            <text:p text:style-name="P225"/>
          </table:table-cell>
          <table:table-cell table:style-name="Таблица18.A3" office:value-type="string">
            <text:p text:style-name="P243"/>
          </table:table-cell>
          <table:table-cell table:style-name="Таблица18.A3" table:number-columns-spanned="2" office:value-type="string">
            <text:p text:style-name="P199"/>
          </table:table-cell>
          <table:covered-table-cell/>
          <table:table-cell table:style-name="Таблица18.A3" office:value-type="string">
            <text:p text:style-name="P328"/>
          </table:table-cell>
          <table:table-cell table:style-name="Таблица18.H3" table:number-columns-spanned="2" office:value-type="string">
            <text:p text:style-name="P328"/>
          </table:table-cell>
          <table:covered-table-cell/>
        </table:table-row>
        <table:table-row table:style-name="Таблица18.3">
          <table:table-cell table:style-name="Таблица18.A3" table:number-columns-spanned="2" office:value-type="string">
            <text:p text:style-name="P922"><text:s/><text:span text:style-name="T268">В случае отсутствия даты </text:span><text:span text:style-name="T267">изготовления</text:span><text:span text:style-name="T268"> гарантийный</text:span></text:p>
          </table:table-cell>
          <table:covered-table-cell/>
          <table:table-cell table:style-name="Таблица18.A3" office:value-type="string">
            <text:p text:style-name="P225"/>
          </table:table-cell>
          <table:table-cell table:style-name="Таблица18.A3" office:value-type="string">
            <text:p text:style-name="P243"/>
          </table:table-cell>
          <table:table-cell table:style-name="Таблица18.A3" table:number-columns-spanned="2" office:value-type="string">
            <text:p text:style-name="P199"/>
          </table:table-cell>
          <table:covered-table-cell/>
          <table:table-cell table:style-name="Таблица18.A3" office:value-type="string">
            <text:p text:style-name="P328"/>
          </table:table-cell>
          <table:table-cell table:style-name="Таблица18.H3" table:number-columns-spanned="2" office:value-type="string">
            <text:p text:style-name="P328"/>
          </table:table-cell>
          <table:covered-table-cell/>
        </table:table-row>
        <table:table-row table:style-name="Таблица18.3">
          <table:table-cell table:style-name="Таблица18.A3" table:number-columns-spanned="2" office:value-type="string">
            <text:p text:style-name="P922"><text:s/><text:span text:style-name="T268">срок <text:s/>исчислять <text:s/>с даты <text:s/></text:span><text:span text:style-name="T267">печати сертификата или другого </text:span></text:p>
          </table:table-cell>
          <table:covered-table-cell/>
          <table:table-cell table:style-name="Таблица18.A3" office:value-type="string">
            <text:p text:style-name="P225"/>
          </table:table-cell>
          <table:table-cell table:style-name="Таблица18.A3" office:value-type="string">
            <text:p text:style-name="P328"/>
          </table:table-cell>
          <table:table-cell table:style-name="Таблица18.A3" table:number-columns-spanned="2" office:value-type="string">
            <text:p text:style-name="P199"/>
          </table:table-cell>
          <table:covered-table-cell/>
          <table:table-cell table:style-name="Таблица18.A3" office:value-type="string">
            <text:p text:style-name="P328"/>
          </table:table-cell>
          <table:table-cell table:style-name="Таблица18.H3" table:number-columns-spanned="2" office:value-type="string">
            <text:p text:style-name="P328"/>
          </table:table-cell>
          <table:covered-table-cell/>
        </table:table-row>
        <table:table-row table:style-name="Таблица18.3">
          <table:table-cell table:style-name="Таблица18.A3" table:number-columns-spanned="2" office:value-type="string">
            <text:p text:style-name="P922"><text:s/><text:span text:style-name="T267">сопровождающего документа</text:span></text:p>
          </table:table-cell>
          <table:covered-table-cell/>
          <table:table-cell table:style-name="Таблица18.A3" office:value-type="string">
            <text:p text:style-name="P250"/>
          </table:table-cell>
          <table:table-cell table:style-name="Таблица18.A3" office:value-type="string">
            <text:p text:style-name="P188"/>
          </table:table-cell>
          <table:table-cell table:style-name="Таблица18.A3" table:number-columns-spanned="2" office:value-type="string">
            <text:p text:style-name="P199"/>
          </table:table-cell>
          <table:covered-table-cell/>
          <table:table-cell table:style-name="Таблица18.A3" office:value-type="string">
            <text:p text:style-name="P328"/>
          </table:table-cell>
          <table:table-cell table:style-name="Таблица18.H3" table:number-columns-spanned="2" office:value-type="string">
            <text:p text:style-name="P262"/>
          </table:table-cell>
          <table:covered-table-cell/>
        </table:table-row>
        <table:table-row table:style-name="Таблица18.3">
          <table:table-cell table:style-name="Таблица18.A3" table:number-columns-spanned="2" office:value-type="string">
            <text:p text:style-name="P209"/>
          </table:table-cell>
          <table:covered-table-cell/>
          <table:table-cell table:style-name="Таблица18.A3" office:value-type="string">
            <text:p text:style-name="P269"/>
          </table:table-cell>
          <table:table-cell table:style-name="Таблица18.A3" office:value-type="string">
            <text:p text:style-name="P199"/>
          </table:table-cell>
          <table:table-cell table:style-name="Таблица18.A3" table:number-columns-spanned="2" office:value-type="string">
            <text:p text:style-name="P328"/>
          </table:table-cell>
          <table:covered-table-cell/>
          <table:table-cell table:style-name="Таблица18.A3" office:value-type="string">
            <text:p text:style-name="P328"/>
          </table:table-cell>
          <table:table-cell table:style-name="Таблица18.H3" table:number-columns-spanned="2" office:value-type="string">
            <text:p text:style-name="P262"/>
          </table:table-cell>
          <table:covered-table-cell/>
        </table:table-row>
        <table:table-row table:style-name="Таблица18.3">
          <table:table-cell table:style-name="Таблица18.A3" table:number-columns-spanned="2" office:value-type="string">
            <text:p text:style-name="P209"/>
          </table:table-cell>
          <table:covered-table-cell/>
          <table:table-cell table:style-name="Таблица18.A3" office:value-type="string">
            <text:p text:style-name="P225"/>
          </table:table-cell>
          <table:table-cell table:style-name="Таблица18.A3" office:value-type="string">
            <text:p text:style-name="P328"/>
          </table:table-cell>
          <table:table-cell table:style-name="Таблица18.A3" table:number-columns-spanned="2" office:value-type="string">
            <text:p text:style-name="P328"/>
          </table:table-cell>
          <table:covered-table-cell/>
          <table:table-cell table:style-name="Таблица18.A3" office:value-type="string">
            <text:p text:style-name="P328"/>
          </table:table-cell>
          <table:table-cell table:style-name="Таблица18.H3" table:number-columns-spanned="2" office:value-type="string">
            <text:p text:style-name="P328"/>
          </table:table-cell>
          <table:covered-table-cell/>
        </table:table-row>
        <table:table-row table:style-name="Таблица18.3">
          <table:table-cell table:style-name="Таблица18.A3" table:number-columns-spanned="2" office:value-type="string">
            <text:p text:style-name="P209"/>
          </table:table-cell>
          <table:covered-table-cell/>
          <table:table-cell table:style-name="Таблица18.A3" office:value-type="string">
            <text:p text:style-name="P250"/>
          </table:table-cell>
          <table:table-cell table:style-name="Таблица18.A3" office:value-type="string">
            <text:p text:style-name="P188"/>
          </table:table-cell>
          <table:table-cell table:style-name="Таблица18.A3" table:number-columns-spanned="2" office:value-type="string">
            <text:p text:style-name="P328"/>
          </table:table-cell>
          <table:covered-table-cell/>
          <table:table-cell table:style-name="Таблица18.A3" office:value-type="string">
            <text:p text:style-name="P328"/>
          </table:table-cell>
          <table:table-cell table:style-name="Таблица18.H3" table:number-columns-spanned="2" office:value-type="string">
            <text:p text:style-name="P262"/>
          </table:table-cell>
          <table:covered-table-cell/>
        </table:table-row>
        <table:table-row table:style-name="Таблица18.3">
          <table:table-cell table:style-name="Таблица18.A3" table:number-columns-spanned="2" office:value-type="string">
            <text:p text:style-name="P183"/>
          </table:table-cell>
          <table:covered-table-cell/>
          <table:table-cell table:style-name="Таблица18.A3" office:value-type="string">
            <text:p text:style-name="P95"/>
          </table:table-cell>
          <table:table-cell table:style-name="Таблица18.A3" office:value-type="string">
            <text:p text:style-name="P121"/>
          </table:table-cell>
          <table:table-cell table:style-name="Таблица18.A3" table:number-columns-spanned="2" office:value-type="string">
            <text:p text:style-name="P170"/>
          </table:table-cell>
          <table:covered-table-cell/>
          <table:table-cell table:style-name="Таблица18.A3" office:value-type="string">
            <text:p text:style-name="P170"/>
          </table:table-cell>
          <table:table-cell table:style-name="Таблица18.H3" table:number-columns-spanned="2" office:value-type="string">
            <text:p text:style-name="P126"/>
          </table:table-cell>
          <table:covered-table-cell/>
        </table:table-row>
        <table:table-row table:style-name="Таблица18.3">
          <table:table-cell table:style-name="Таблица18.A3" table:number-columns-spanned="2" office:value-type="string">
            <text:p text:style-name="P183"/>
          </table:table-cell>
          <table:covered-table-cell/>
          <table:table-cell table:style-name="Таблица18.A3" office:value-type="string">
            <text:p text:style-name="P95"/>
          </table:table-cell>
          <table:table-cell table:style-name="Таблица18.A3" office:value-type="string">
            <text:p text:style-name="P121"/>
          </table:table-cell>
          <table:table-cell table:style-name="Таблица18.A3" table:number-columns-spanned="2" office:value-type="string">
            <text:p text:style-name="P170"/>
          </table:table-cell>
          <table:covered-table-cell/>
          <table:table-cell table:style-name="Таблица18.A3" office:value-type="string">
            <text:p text:style-name="P170"/>
          </table:table-cell>
          <table:table-cell table:style-name="Таблица18.H3" table:number-columns-spanned="2" office:value-type="string">
            <text:p text:style-name="P170"/>
          </table:table-cell>
          <table:covered-table-cell/>
        </table:table-row>
        <table:table-row table:style-name="Таблица18.3">
          <table:table-cell table:style-name="Таблица18.A3" table:number-columns-spanned="2" office:value-type="string">
            <text:p text:style-name="P105"/>
          </table:table-cell>
          <table:covered-table-cell/>
          <table:table-cell table:style-name="Таблица18.A3" office:value-type="string">
            <text:p text:style-name="P95"/>
          </table:table-cell>
          <table:table-cell table:style-name="Таблица18.A3" office:value-type="string">
            <text:p text:style-name="P121"/>
          </table:table-cell>
          <table:table-cell table:style-name="Таблица18.A3" table:number-columns-spanned="2" office:value-type="string">
            <text:p text:style-name="P170"/>
          </table:table-cell>
          <table:covered-table-cell/>
          <table:table-cell table:style-name="Таблица18.A3" office:value-type="string">
            <text:p text:style-name="P170"/>
          </table:table-cell>
          <table:table-cell table:style-name="Таблица18.H3" table:number-columns-spanned="2" office:value-type="string">
            <text:p text:style-name="P170"/>
          </table:table-cell>
          <table:covered-table-cell/>
        </table:table-row>
        <table:table-row table:style-name="Таблица18.3">
          <table:table-cell table:style-name="Таблица18.A3" table:number-columns-spanned="2" office:value-type="string">
            <text:p text:style-name="P105"/>
          </table:table-cell>
          <table:covered-table-cell/>
          <table:table-cell table:style-name="Таблица18.A3" office:value-type="string">
            <text:p text:style-name="P95"/>
          </table:table-cell>
          <table:table-cell table:style-name="Таблица18.A3" office:value-type="string">
            <text:p text:style-name="P170"/>
          </table:table-cell>
          <table:table-cell table:style-name="Таблица18.A3" table:number-columns-spanned="2" office:value-type="string">
            <text:p text:style-name="P170"/>
          </table:table-cell>
          <table:covered-table-cell/>
          <table:table-cell table:style-name="Таблица18.A3" office:value-type="string">
            <text:p text:style-name="P170"/>
          </table:table-cell>
          <table:table-cell table:style-name="Таблица18.H3" table:number-columns-spanned="2" office:value-type="string">
            <text:p text:style-name="P170"/>
          </table:table-cell>
          <table:covered-table-cell/>
        </table:table-row>
        <table:table-row table:style-name="Таблица18.3">
          <table:table-cell table:style-name="Таблица18.A3" table:number-columns-spanned="2" office:value-type="string">
            <text:p text:style-name="P105"/>
          </table:table-cell>
          <table:covered-table-cell/>
          <table:table-cell table:style-name="Таблица18.A3" office:value-type="string">
            <text:p text:style-name="P95"/>
          </table:table-cell>
          <table:table-cell table:style-name="Таблица18.A3" office:value-type="string">
            <text:p text:style-name="P170"/>
          </table:table-cell>
          <table:table-cell table:style-name="Таблица18.A3" table:number-columns-spanned="2" office:value-type="string">
            <text:p text:style-name="P170"/>
          </table:table-cell>
          <table:covered-table-cell/>
          <table:table-cell table:style-name="Таблица18.A3" office:value-type="string">
            <text:p text:style-name="P170"/>
          </table:table-cell>
          <table:table-cell table:style-name="Таблица18.H3" table:number-columns-spanned="2" office:value-type="string">
            <text:p text:style-name="P170"/>
          </table:table-cell>
          <table:covered-table-cell/>
        </table:table-row>
        <table:table-row table:style-name="Таблица18.18">
          <table:table-cell table:style-name="Таблица18.A18" office:value-type="string">
            <text:p text:style-name="P354">ПВК</text:p>
          </table:table-cell>
          <table:table-cell table:style-name="Таблица18.B18" table:number-columns-spanned="4" office:value-type="string">
            <text:p text:style-name="P374">Перечень входного контроля</text:p>
          </table:table-cell>
          <table:covered-table-cell/>
          <table:covered-table-cell/>
          <table:covered-table-cell/>
          <table:table-cell table:style-name="Таблица18.B18" table:number-columns-spanned="3" office:value-type="string">
            <text:p text:style-name="P151"/>
          </table:table-cell>
          <table:covered-table-cell/>
          <table:covered-table-cell/>
          <table:table-cell table:style-name="Таблица18.I18" office:value-type="string">
            <text:p text:style-name="P151"/>
            <text:p text:style-name="P151"/>
          </table:table-cell>
        </table:table-row>
      </table:table>
      <text:p text:style-name="P809"/>
      <text:p text:style-name="P806"><text:soft-page-break/><text:span text:style-name="T4">СТО 07521831-55-2017 </text:span><text:span text:style-name="T3">Приложение А</text:span><text:span text:style-name="T1"> <text:s text:c="55"/></text:span><text:span text:style-name="T16"><text:s text:c="2"/></text:span></text:p>
      <table:table table:name="Таблица19" table:style-name="Таблица19">
        <table:table-column table:style-name="Таблица19.A"/>
        <table:table-column table:style-name="Таблица19.B"/>
        <table:table-column table:style-name="Таблица19.C"/>
        <table:table-column table:style-name="Таблица19.D"/>
        <table:table-column table:style-name="Таблица19.E"/>
        <table:table-column table:style-name="Таблица19.F"/>
        <table:table-column table:style-name="Таблица19.G"/>
        <table:table-column table:style-name="Таблица19.H"/>
        <table:table-row table:style-name="Таблица19.1">
          <table:table-cell table:style-name="Таблица19.A1" office:value-type="string">
            <text:p text:style-name="P70">Дубл.</text:p>
          </table:table-cell>
          <table:table-cell table:style-name="Таблица19.A1" office:value-type="string">
            <text:p text:style-name="P515"/>
          </table:table-cell>
          <table:table-cell table:style-name="Таблица19.A1" office:value-type="string">
            <text:p text:style-name="P515"/>
          </table:table-cell>
          <table:table-cell table:style-name="Таблица19.D2" office:value-type="string">
            <text:p text:style-name="P515"/>
          </table:table-cell>
          <table:table-cell table:style-name="Таблица19.E1" office:value-type="string">
            <text:p text:style-name="P515"><text:s text:c="15"/></text:p>
          </table:table-cell>
          <table:table-cell table:style-name="Таблица19.F1" table:number-columns-spanned="2" office:value-type="string">
            <text:p text:style-name="P515"/>
          </table:table-cell>
          <table:covered-table-cell/>
          <table:table-cell table:style-name="Таблица19.H1" office:value-type="string">
            <text:p text:style-name="P515"/>
          </table:table-cell>
        </table:table-row>
        <table:table-row table:style-name="Таблица19.1">
          <table:table-cell table:style-name="Таблица19.A1" office:value-type="string">
            <text:p text:style-name="P70">Взам.</text:p>
          </table:table-cell>
          <table:table-cell table:style-name="Таблица19.A1" office:value-type="string">
            <text:p text:style-name="P515"/>
          </table:table-cell>
          <table:table-cell table:style-name="Таблица19.A1" office:value-type="string">
            <text:p text:style-name="P515"/>
          </table:table-cell>
          <table:table-cell table:style-name="Таблица19.D2" office:value-type="string">
            <text:p text:style-name="P515"/>
          </table:table-cell>
          <table:table-cell table:style-name="Таблица19.E3" table:number-columns-spanned="2" office:value-type="string">
            <text:p text:style-name="P515"/>
          </table:table-cell>
          <table:covered-table-cell/>
          <table:table-cell table:style-name="Таблица19.G3" table:number-rows-spanned="2" table:number-columns-spanned="2" office:value-type="string">
            <text:p text:style-name="P515"/>
          </table:table-cell>
          <table:covered-table-cell/>
        </table:table-row>
        <table:table-row table:style-name="Таблица19.1">
          <table:table-cell table:style-name="Таблица19.A1" office:value-type="string">
            <text:p text:style-name="P70">Подл.</text:p>
          </table:table-cell>
          <table:table-cell table:style-name="Таблица19.A1" office:value-type="string">
            <text:p text:style-name="P544"/>
          </table:table-cell>
          <table:table-cell table:style-name="Таблица19.A1" office:value-type="string">
            <text:p text:style-name="P515"/>
          </table:table-cell>
          <table:table-cell table:style-name="Таблица19.A1" office:value-type="string">
            <text:p text:style-name="P515"/>
          </table:table-cell>
          <table:table-cell table:style-name="Таблица19.E3" table:number-columns-spanned="2" office:value-type="string">
            <text:p text:style-name="P515"/>
          </table:table-cell>
          <table:covered-table-cell/>
          <table:covered-table-cell/>
          <table:covered-table-cell/>
        </table:table-row>
      </table:table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column table:style-name="Таблица20.D"/>
        <table:table-column table:style-name="Таблица20.E"/>
        <table:table-column table:style-name="Таблица20.F"/>
        <table:table-column table:style-name="Таблица20.G"/>
        <table:table-column table:style-name="Таблица20.H"/>
        <table:table-column table:style-name="Таблица20.I"/>
        <table:table-column table:style-name="Таблица20.J"/>
        <table:table-column table:style-name="Таблица20.K"/>
        <table:table-column table:style-name="Таблица20.L"/>
        <table:table-column table:style-name="Таблица20.M"/>
        <table:table-column table:style-name="Таблица20.N"/>
        <table:table-column table:style-name="Таблица20.O"/>
        <table:table-column table:style-name="Таблица20.C"/>
        <table:table-row table:style-name="Таблица20.1">
          <table:table-cell table:style-name="Таблица20.A1" table:number-columns-spanned="11" office:value-type="string">
            <text:p text:style-name="P139">Гарантийный срок хранения: <text:s/><text:span text:style-name="T134">по сопроводительному документу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0.L1" table:number-columns-spanned="2" office:value-type="string">
            <text:p text:style-name="P28"/>
          </table:table-cell>
          <table:covered-table-cell/>
          <table:table-cell table:style-name="Таблица20.N1" table:number-columns-spanned="2" office:value-type="string">
            <text:h text:style-name="P1033" text:outline-level="7"/>
          </table:table-cell>
          <table:covered-table-cell/>
          <table:table-cell table:style-name="Таблица20.P1" office:value-type="string">
            <text:p text:style-name="P397">6</text:p>
          </table:table-cell>
        </table:table-row>
        <table:table-row table:style-name="Таблица20.1">
          <table:table-cell table:style-name="Таблица20.A2" table:number-columns-spanned="16" office:value-type="string">
            <text:p text:style-name="P48">Срок хранени<text:span text:style-name="T48">я</text:span> до перепроверки продукции (для изделий <text:span text:style-name="T71">ВТ)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0.3">
          <table:table-cell table:style-name="Таблица20.A1" table:number-rows-spanned="3" office:value-type="string">
            <text:p text:style-name="P28"/>
          </table:table-cell>
          <table:table-cell table:style-name="Таблица20.L1" office:value-type="string">
            <text:p text:style-name="P28"/>
          </table:table-cell>
          <table:table-cell table:style-name="Таблица20.L1" office:value-type="string">
            <text:p text:style-name="P28"/>
          </table:table-cell>
          <table:table-cell table:style-name="Таблица20.L1" office:value-type="string">
            <text:p text:style-name="P28"/>
          </table:table-cell>
          <table:table-cell table:style-name="Таблица20.L1" office:value-type="string">
            <text:p text:style-name="P28"/>
          </table:table-cell>
          <table:table-cell table:style-name="Таблица20.L1" office:value-type="string">
            <text:p text:style-name="P28"/>
          </table:table-cell>
          <table:table-cell table:style-name="Таблица20.L1" office:value-type="string">
            <text:p text:style-name="P28"/>
          </table:table-cell>
          <table:table-cell table:style-name="Таблица20.L1" office:value-type="string">
            <text:p text:style-name="P28"/>
          </table:table-cell>
          <table:table-cell table:style-name="Таблица20.L1" office:value-type="string">
            <text:p text:style-name="P28"/>
          </table:table-cell>
          <table:table-cell table:style-name="Таблица20.J3" office:value-type="string">
            <text:p text:style-name="P28"/>
          </table:table-cell>
          <table:table-cell table:style-name="Таблица20.K3" table:number-columns-spanned="2" office:value-type="string">
            <text:p text:style-name="P28"/>
          </table:table-cell>
          <table:covered-table-cell/>
          <table:table-cell table:style-name="Таблица20.M3" table:number-rows-spanned="3" table:number-columns-spanned="2" office:value-type="string">
            <text:h text:style-name="P1058" text:outline-level="8"><text:span text:style-name="T112">Углеткань </text:span><text:span text:style-name="T106">GG 200 T</text:span></text:h>
          </table:table-cell>
          <table:covered-table-cell/>
          <table:table-cell table:style-name="Таблица20.O3" table:number-rows-spanned="3" table:number-columns-spanned="2" office:value-type="string">
            <text:p text:style-name="P583">К.02 - 2024</text:p>
          </table:table-cell>
          <table:covered-table-cell/>
        </table:table-row>
        <table:table-row table:style-name="Таблица20.3">
          <table:covered-table-cell/>
          <table:table-cell table:style-name="Таблица20.B4" office:value-type="string">
            <text:p text:style-name="P515"/>
          </table:table-cell>
          <table:table-cell table:style-name="Таблица20.C4" office:value-type="string">
            <text:p text:style-name="P515"/>
          </table:table-cell>
          <table:table-cell table:style-name="Таблица20.D4" office:value-type="string">
            <text:p text:style-name="P515"/>
          </table:table-cell>
          <table:table-cell table:style-name="Таблица20.E4" office:value-type="string">
            <text:p text:style-name="P515"/>
          </table:table-cell>
          <table:table-cell table:style-name="Таблица20.F4" office:value-type="string">
            <text:p text:style-name="P515"/>
          </table:table-cell>
          <table:table-cell table:style-name="Таблица20.G4" office:value-type="string">
            <text:p text:style-name="P515"/>
          </table:table-cell>
          <table:table-cell table:style-name="Таблица20.H4" office:value-type="string">
            <text:p text:style-name="P515"/>
          </table:table-cell>
          <table:table-cell table:style-name="Таблица20.I4" office:value-type="string">
            <text:p text:style-name="P515"/>
          </table:table-cell>
          <table:table-cell table:style-name="Таблица20.J4" office:value-type="string">
            <text:p text:style-name="P515"/>
          </table:table-cell>
          <table:table-cell table:style-name="Таблица20.K4" table:number-columns-spanned="2" office:value-type="string">
            <text:p text:style-name="P5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20.3">
          <table:covered-table-cell/>
          <table:table-cell table:style-name="Таблица20.B5" office:value-type="string">
            <text:p text:style-name="P515"/>
          </table:table-cell>
          <table:table-cell table:style-name="Таблица20.C5" office:value-type="string">
            <text:p text:style-name="P515"/>
          </table:table-cell>
          <table:table-cell table:style-name="Таблица20.D5" office:value-type="string">
            <text:p text:style-name="P515"/>
          </table:table-cell>
          <table:table-cell table:style-name="Таблица20.E5" office:value-type="string">
            <text:p text:style-name="P515"/>
          </table:table-cell>
          <table:table-cell table:style-name="Таблица20.F5" office:value-type="string">
            <text:p text:style-name="P515"/>
          </table:table-cell>
          <table:table-cell table:style-name="Таблица20.G5" office:value-type="string">
            <text:p text:style-name="P515"/>
          </table:table-cell>
          <table:table-cell table:style-name="Таблица20.H5" office:value-type="string">
            <text:p text:style-name="P515"/>
          </table:table-cell>
          <table:table-cell table:style-name="Таблица20.I5" office:value-type="string">
            <text:p text:style-name="P515"/>
          </table:table-cell>
          <table:table-cell table:style-name="Таблица20.J5" office:value-type="string">
            <text:p text:style-name="P515"/>
          </table:table-cell>
          <table:table-cell table:style-name="Таблица20.K5" table:number-columns-spanned="2" office:value-type="string">
            <text:p text:style-name="P515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Таблица21" table:style-name="Таблица21">
        <table:table-column table:style-name="Таблица21.A"/>
        <table:table-column table:style-name="Таблица21.B"/>
        <table:table-column table:style-name="Таблица21.C"/>
        <table:table-column table:style-name="Таблица21.D"/>
        <table:table-column table:style-name="Таблица21.E"/>
        <table:table-column table:style-name="Таблица21.F"/>
        <table:table-column table:style-name="Таблица21.G"/>
        <table:table-column table:style-name="Таблица21.H"/>
        <table:table-column table:style-name="Таблица21.I"/>
        <table:table-row table:style-name="Таблица21.1">
          <table:table-cell table:style-name="Таблица21.A1" table:number-columns-spanned="3" office:value-type="string">
            <text:p text:style-name="P234">Состав контролируемых па<text:span text:style-name="T17">р</text:span>аметров продукции,<text:line-break/>методы ее контроля</text:p>
          </table:table-cell>
          <table:covered-table-cell/>
          <table:covered-table-cell/>
          <table:table-cell table:style-name="Таблица21.A1" table:number-rows-spanned="2" office:value-type="string">
            <text:p text:style-name="P304">Средства измерений<text:line-break/>или требуемые метрологические<text:line-break/>характеристики средств измерений</text:p>
          </table:table-cell>
          <table:table-cell table:style-name="Таблица21.A1" table:number-rows-spanned="2" table:number-columns-spanned="2" office:value-type="string">
            <text:p text:style-name="P310">Вид </text:p>
            <text:p text:style-name="P310">контроля.</text:p>
            <text:p text:style-name="P304">Объем<text:line-break/>выборки<text:line-break/>или<text:line-break/>пробы</text:p>
          </table:table-cell>
          <table:covered-table-cell/>
          <table:table-cell table:style-name="Таблица21.A1" table:number-rows-spanned="2" office:value-type="string">
            <text:p text:style-name="P305">Допусти<text:span text:style-name="T50">-</text:span>мый<text:line-break/>расход<text:line-break/>ресурса<text:line-break/></text:p>
          </table:table-cell>
          <table:table-cell table:style-name="Таблица21.H1" table:number-rows-spanned="2" table:number-columns-spanned="2" office:value-type="string">
            <text:p text:style-name="P304">Подразделения,<text:line-break/>участвующие<text:line-break/>во входном<text:line-break/>контроле</text:p>
          </table:table-cell>
          <table:covered-table-cell/>
        </table:table-row>
        <table:table-row table:style-name="Таблица21.1">
          <table:table-cell table:style-name="Таблица21.A2" table:number-columns-spanned="2" office:value-type="string">
            <text:p text:style-name="P234">Контролируемые параметры<text:line-break/>(показатели)</text:p>
          </table:table-cell>
          <table:covered-table-cell/>
          <table:table-cell table:style-name="Таблица21.A2" office:value-type="string">
            <text:p text:style-name="P234">Номера<text:line-break/>пунктов<text:line-break/>докумен<text:span text:style-name="T49">-</text:span><text:line-break/>т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1.3">
          <table:table-cell table:style-name="Таблица21.A3" table:number-columns-spanned="2" office:value-type="string">
            <text:p text:style-name="P922"><text:s/><text:span text:style-name="T61">Наличие сопроводительного сертификата или</text:span></text:p>
          </table:table-cell>
          <table:covered-table-cell/>
          <table:table-cell table:style-name="Таблица21.A3" office:value-type="string">
            <text:p text:style-name="P194">-</text:p>
          </table:table-cell>
          <table:table-cell table:style-name="Таблица21.A3" office:value-type="string">
            <text:p text:style-name="P194">-</text:p>
          </table:table-cell>
          <table:table-cell table:style-name="Таблица21.A3" table:number-columns-spanned="2" office:value-type="string">
            <text:p text:style-name="P254">Сплошной</text:p>
          </table:table-cell>
          <table:covered-table-cell/>
          <table:table-cell table:style-name="Таблица21.A3" office:value-type="string">
            <text:p text:style-name="P254">0</text:p>
          </table:table-cell>
          <table:table-cell table:style-name="Таблица21.H3" table:number-columns-spanned="2" office:value-type="string">
            <text:p text:style-name="P917"><text:span text:style-name="T36"><text:s/></text:span><text:span text:style-name="T37">Цех 23, </text:span></text:p>
          </table:table-cell>
          <table:covered-table-cell/>
        </table:table-row>
        <table:table-row table:style-name="Таблица21.3">
          <table:table-cell table:style-name="Таблица21.A3" table:number-columns-spanned="2" office:value-type="string">
            <text:p text:style-name="P922"><text:s/><text:span text:style-name="T128">другого </text:span><text:s/><text:span text:style-name="T128">документа <text:s/>подтверждающего</text:span></text:p>
          </table:table-cell>
          <table:covered-table-cell/>
          <table:table-cell table:style-name="Таблица21.A3" office:value-type="string">
            <text:p text:style-name="P250"/>
          </table:table-cell>
          <table:table-cell table:style-name="Таблица21.A3" office:value-type="string">
            <text:p text:style-name="P188"/>
          </table:table-cell>
          <table:table-cell table:style-name="Таблица21.A3" table:number-columns-spanned="2" office:value-type="string">
            <text:p text:style-name="P199"/>
          </table:table-cell>
          <table:covered-table-cell/>
          <table:table-cell table:style-name="Таблица21.A3" office:value-type="string">
            <text:p text:style-name="P328"/>
          </table:table-cell>
          <table:table-cell table:style-name="Таблица21.H3" table:number-columns-spanned="2" office:value-type="string">
            <text:p text:style-name="P901">ОТК</text:p>
          </table:table-cell>
          <table:covered-table-cell/>
        </table:table-row>
        <table:table-row table:style-name="Таблица21.3">
          <table:table-cell table:style-name="Таблица21.A3" table:number-columns-spanned="2" office:value-type="string">
            <text:p text:style-name="P922"><text:s/><text:span text:style-name="T62">качество материала с указанием гарантийного</text:span></text:p>
          </table:table-cell>
          <table:covered-table-cell/>
          <table:table-cell table:style-name="Таблица21.A3" office:value-type="string">
            <text:p text:style-name="P225"/>
          </table:table-cell>
          <table:table-cell table:style-name="Таблица21.A3" office:value-type="string">
            <text:p text:style-name="P243"/>
          </table:table-cell>
          <table:table-cell table:style-name="Таблица21.A3" table:number-columns-spanned="2" office:value-type="string">
            <text:p text:style-name="P199"/>
          </table:table-cell>
          <table:covered-table-cell/>
          <table:table-cell table:style-name="Таблица21.A3" office:value-type="string">
            <text:p text:style-name="P328"/>
          </table:table-cell>
          <table:table-cell table:style-name="Таблица21.H3" table:number-columns-spanned="2" office:value-type="string">
            <text:p text:style-name="P271"/>
          </table:table-cell>
          <table:covered-table-cell/>
        </table:table-row>
        <table:table-row table:style-name="Таблица21.3">
          <table:table-cell table:style-name="Таблица21.A3" table:number-columns-spanned="2" office:value-type="string">
            <text:p text:style-name="P925"><text:s/>срока и <text:s/>даты изготовления</text:p>
          </table:table-cell>
          <table:covered-table-cell/>
          <table:table-cell table:style-name="Таблица21.A3" office:value-type="string">
            <text:p text:style-name="P225"/>
          </table:table-cell>
          <table:table-cell table:style-name="Таблица21.A3" office:value-type="string">
            <text:p text:style-name="P243"/>
          </table:table-cell>
          <table:table-cell table:style-name="Таблица21.A3" table:number-columns-spanned="2" office:value-type="string">
            <text:p text:style-name="P199"/>
          </table:table-cell>
          <table:covered-table-cell/>
          <table:table-cell table:style-name="Таблица21.A3" office:value-type="string">
            <text:p text:style-name="P328"/>
          </table:table-cell>
          <table:table-cell table:style-name="Таблица21.H3" table:number-columns-spanned="2" office:value-type="string">
            <text:p text:style-name="P328"/>
          </table:table-cell>
          <table:covered-table-cell/>
        </table:table-row>
        <table:table-row table:style-name="Таблица21.3">
          <table:table-cell table:style-name="Таблица21.A3" table:number-columns-spanned="2" office:value-type="string">
            <text:p text:style-name="P922"><text:s/><text:span text:style-name="T268">В случае отсутствия даты </text:span><text:span text:style-name="T267">изготовления</text:span><text:span text:style-name="T268"> гарантийный</text:span></text:p>
          </table:table-cell>
          <table:covered-table-cell/>
          <table:table-cell table:style-name="Таблица21.A3" office:value-type="string">
            <text:p text:style-name="P225"/>
          </table:table-cell>
          <table:table-cell table:style-name="Таблица21.A3" office:value-type="string">
            <text:p text:style-name="P243"/>
          </table:table-cell>
          <table:table-cell table:style-name="Таблица21.A3" table:number-columns-spanned="2" office:value-type="string">
            <text:p text:style-name="P199"/>
          </table:table-cell>
          <table:covered-table-cell/>
          <table:table-cell table:style-name="Таблица21.A3" office:value-type="string">
            <text:p text:style-name="P328"/>
          </table:table-cell>
          <table:table-cell table:style-name="Таблица21.H3" table:number-columns-spanned="2" office:value-type="string">
            <text:p text:style-name="P328"/>
          </table:table-cell>
          <table:covered-table-cell/>
        </table:table-row>
        <table:table-row table:style-name="Таблица21.3">
          <table:table-cell table:style-name="Таблица21.A3" table:number-columns-spanned="2" office:value-type="string">
            <text:p text:style-name="P922"><text:s/><text:span text:style-name="T268">срок <text:s/>исчислять <text:s/>с даты <text:s/></text:span><text:span text:style-name="T267">печати сертификата или другого </text:span></text:p>
          </table:table-cell>
          <table:covered-table-cell/>
          <table:table-cell table:style-name="Таблица21.A3" office:value-type="string">
            <text:p text:style-name="P225"/>
          </table:table-cell>
          <table:table-cell table:style-name="Таблица21.A3" office:value-type="string">
            <text:p text:style-name="P328"/>
          </table:table-cell>
          <table:table-cell table:style-name="Таблица21.A3" table:number-columns-spanned="2" office:value-type="string">
            <text:p text:style-name="P199"/>
          </table:table-cell>
          <table:covered-table-cell/>
          <table:table-cell table:style-name="Таблица21.A3" office:value-type="string">
            <text:p text:style-name="P328"/>
          </table:table-cell>
          <table:table-cell table:style-name="Таблица21.H3" table:number-columns-spanned="2" office:value-type="string">
            <text:p text:style-name="P328"/>
          </table:table-cell>
          <table:covered-table-cell/>
        </table:table-row>
        <table:table-row table:style-name="Таблица21.3">
          <table:table-cell table:style-name="Таблица21.A3" table:number-columns-spanned="2" office:value-type="string">
            <text:p text:style-name="P922"><text:s/><text:span text:style-name="T267">сопровождающего документа</text:span></text:p>
          </table:table-cell>
          <table:covered-table-cell/>
          <table:table-cell table:style-name="Таблица21.A3" office:value-type="string">
            <text:p text:style-name="P250"/>
          </table:table-cell>
          <table:table-cell table:style-name="Таблица21.A3" office:value-type="string">
            <text:p text:style-name="P188"/>
          </table:table-cell>
          <table:table-cell table:style-name="Таблица21.A3" table:number-columns-spanned="2" office:value-type="string">
            <text:p text:style-name="P199"/>
          </table:table-cell>
          <table:covered-table-cell/>
          <table:table-cell table:style-name="Таблица21.A3" office:value-type="string">
            <text:p text:style-name="P328"/>
          </table:table-cell>
          <table:table-cell table:style-name="Таблица21.H3" table:number-columns-spanned="2" office:value-type="string">
            <text:p text:style-name="P262"/>
          </table:table-cell>
          <table:covered-table-cell/>
        </table:table-row>
        <table:table-row table:style-name="Таблица21.3">
          <table:table-cell table:style-name="Таблица21.A3" table:number-columns-spanned="2" office:value-type="string">
            <text:p text:style-name="P209"/>
          </table:table-cell>
          <table:covered-table-cell/>
          <table:table-cell table:style-name="Таблица21.A3" office:value-type="string">
            <text:p text:style-name="P269"/>
          </table:table-cell>
          <table:table-cell table:style-name="Таблица21.A3" office:value-type="string">
            <text:p text:style-name="P199"/>
          </table:table-cell>
          <table:table-cell table:style-name="Таблица21.A3" table:number-columns-spanned="2" office:value-type="string">
            <text:p text:style-name="P328"/>
          </table:table-cell>
          <table:covered-table-cell/>
          <table:table-cell table:style-name="Таблица21.A3" office:value-type="string">
            <text:p text:style-name="P328"/>
          </table:table-cell>
          <table:table-cell table:style-name="Таблица21.H3" table:number-columns-spanned="2" office:value-type="string">
            <text:p text:style-name="P262"/>
          </table:table-cell>
          <table:covered-table-cell/>
        </table:table-row>
        <table:table-row table:style-name="Таблица21.3">
          <table:table-cell table:style-name="Таблица21.A3" table:number-columns-spanned="2" office:value-type="string">
            <text:p text:style-name="P209"/>
          </table:table-cell>
          <table:covered-table-cell/>
          <table:table-cell table:style-name="Таблица21.A3" office:value-type="string">
            <text:p text:style-name="P225"/>
          </table:table-cell>
          <table:table-cell table:style-name="Таблица21.A3" office:value-type="string">
            <text:p text:style-name="P328"/>
          </table:table-cell>
          <table:table-cell table:style-name="Таблица21.A3" table:number-columns-spanned="2" office:value-type="string">
            <text:p text:style-name="P328"/>
          </table:table-cell>
          <table:covered-table-cell/>
          <table:table-cell table:style-name="Таблица21.A3" office:value-type="string">
            <text:p text:style-name="P328"/>
          </table:table-cell>
          <table:table-cell table:style-name="Таблица21.H3" table:number-columns-spanned="2" office:value-type="string">
            <text:p text:style-name="P328"/>
          </table:table-cell>
          <table:covered-table-cell/>
        </table:table-row>
        <table:table-row table:style-name="Таблица21.3">
          <table:table-cell table:style-name="Таблица21.A3" table:number-columns-spanned="2" office:value-type="string">
            <text:p text:style-name="P209"/>
          </table:table-cell>
          <table:covered-table-cell/>
          <table:table-cell table:style-name="Таблица21.A3" office:value-type="string">
            <text:p text:style-name="P250"/>
          </table:table-cell>
          <table:table-cell table:style-name="Таблица21.A3" office:value-type="string">
            <text:p text:style-name="P188"/>
          </table:table-cell>
          <table:table-cell table:style-name="Таблица21.A3" table:number-columns-spanned="2" office:value-type="string">
            <text:p text:style-name="P328"/>
          </table:table-cell>
          <table:covered-table-cell/>
          <table:table-cell table:style-name="Таблица21.A3" office:value-type="string">
            <text:p text:style-name="P328"/>
          </table:table-cell>
          <table:table-cell table:style-name="Таблица21.H3" table:number-columns-spanned="2" office:value-type="string">
            <text:p text:style-name="P262"/>
          </table:table-cell>
          <table:covered-table-cell/>
        </table:table-row>
        <table:table-row table:style-name="Таблица21.3">
          <table:table-cell table:style-name="Таблица21.A3" table:number-columns-spanned="2" office:value-type="string">
            <text:p text:style-name="P209"/>
          </table:table-cell>
          <table:covered-table-cell/>
          <table:table-cell table:style-name="Таблица21.A3" office:value-type="string">
            <text:p text:style-name="P225"/>
          </table:table-cell>
          <table:table-cell table:style-name="Таблица21.A3" office:value-type="string">
            <text:p text:style-name="P199"/>
          </table:table-cell>
          <table:table-cell table:style-name="Таблица21.A3" table:number-columns-spanned="2" office:value-type="string">
            <text:p text:style-name="P328"/>
          </table:table-cell>
          <table:covered-table-cell/>
          <table:table-cell table:style-name="Таблица21.A3" office:value-type="string">
            <text:p text:style-name="P328"/>
          </table:table-cell>
          <table:table-cell table:style-name="Таблица21.H3" table:number-columns-spanned="2" office:value-type="string">
            <text:p text:style-name="P262"/>
          </table:table-cell>
          <table:covered-table-cell/>
        </table:table-row>
        <table:table-row table:style-name="Таблица21.3">
          <table:table-cell table:style-name="Таблица21.A3" table:number-columns-spanned="2" office:value-type="string">
            <text:p text:style-name="P183"/>
          </table:table-cell>
          <table:covered-table-cell/>
          <table:table-cell table:style-name="Таблица21.A3" office:value-type="string">
            <text:p text:style-name="P95"/>
          </table:table-cell>
          <table:table-cell table:style-name="Таблица21.A3" office:value-type="string">
            <text:p text:style-name="P121"/>
          </table:table-cell>
          <table:table-cell table:style-name="Таблица21.A3" table:number-columns-spanned="2" office:value-type="string">
            <text:p text:style-name="P170"/>
          </table:table-cell>
          <table:covered-table-cell/>
          <table:table-cell table:style-name="Таблица21.A3" office:value-type="string">
            <text:p text:style-name="P170"/>
          </table:table-cell>
          <table:table-cell table:style-name="Таблица21.H3" table:number-columns-spanned="2" office:value-type="string">
            <text:p text:style-name="P170"/>
          </table:table-cell>
          <table:covered-table-cell/>
        </table:table-row>
        <table:table-row table:style-name="Таблица21.3">
          <table:table-cell table:style-name="Таблица21.A3" table:number-columns-spanned="2" office:value-type="string">
            <text:p text:style-name="P105"/>
          </table:table-cell>
          <table:covered-table-cell/>
          <table:table-cell table:style-name="Таблица21.A3" office:value-type="string">
            <text:p text:style-name="P95"/>
          </table:table-cell>
          <table:table-cell table:style-name="Таблица21.A3" office:value-type="string">
            <text:p text:style-name="P121"/>
          </table:table-cell>
          <table:table-cell table:style-name="Таблица21.A3" table:number-columns-spanned="2" office:value-type="string">
            <text:p text:style-name="P170"/>
          </table:table-cell>
          <table:covered-table-cell/>
          <table:table-cell table:style-name="Таблица21.A3" office:value-type="string">
            <text:p text:style-name="P170"/>
          </table:table-cell>
          <table:table-cell table:style-name="Таблица21.H3" table:number-columns-spanned="2" office:value-type="string">
            <text:p text:style-name="P170"/>
          </table:table-cell>
          <table:covered-table-cell/>
        </table:table-row>
        <table:table-row table:style-name="Таблица21.3">
          <table:table-cell table:style-name="Таблица21.A3" table:number-columns-spanned="2" office:value-type="string">
            <text:p text:style-name="P105"/>
          </table:table-cell>
          <table:covered-table-cell/>
          <table:table-cell table:style-name="Таблица21.A3" office:value-type="string">
            <text:p text:style-name="P95"/>
          </table:table-cell>
          <table:table-cell table:style-name="Таблица21.A3" office:value-type="string">
            <text:p text:style-name="P170"/>
          </table:table-cell>
          <table:table-cell table:style-name="Таблица21.A3" table:number-columns-spanned="2" office:value-type="string">
            <text:p text:style-name="P170"/>
          </table:table-cell>
          <table:covered-table-cell/>
          <table:table-cell table:style-name="Таблица21.A3" office:value-type="string">
            <text:p text:style-name="P170"/>
          </table:table-cell>
          <table:table-cell table:style-name="Таблица21.H3" table:number-columns-spanned="2" office:value-type="string">
            <text:p text:style-name="P170"/>
          </table:table-cell>
          <table:covered-table-cell/>
        </table:table-row>
        <table:table-row table:style-name="Таблица21.3">
          <table:table-cell table:style-name="Таблица21.A3" table:number-columns-spanned="2" office:value-type="string">
            <text:p text:style-name="P105"/>
          </table:table-cell>
          <table:covered-table-cell/>
          <table:table-cell table:style-name="Таблица21.A3" office:value-type="string">
            <text:p text:style-name="P95"/>
          </table:table-cell>
          <table:table-cell table:style-name="Таблица21.A3" office:value-type="string">
            <text:p text:style-name="P170"/>
          </table:table-cell>
          <table:table-cell table:style-name="Таблица21.A3" table:number-columns-spanned="2" office:value-type="string">
            <text:p text:style-name="P170"/>
          </table:table-cell>
          <table:covered-table-cell/>
          <table:table-cell table:style-name="Таблица21.A3" office:value-type="string">
            <text:p text:style-name="P170"/>
          </table:table-cell>
          <table:table-cell table:style-name="Таблица21.H3" table:number-columns-spanned="2" office:value-type="string">
            <text:p text:style-name="P170"/>
          </table:table-cell>
          <table:covered-table-cell/>
        </table:table-row>
        <table:table-row table:style-name="Таблица21.18">
          <table:table-cell table:style-name="Таблица21.A18" office:value-type="string">
            <text:p text:style-name="P354">ПВК</text:p>
          </table:table-cell>
          <table:table-cell table:style-name="Таблица21.B18" table:number-columns-spanned="4" office:value-type="string">
            <text:p text:style-name="P374">Перечень входного контроля</text:p>
          </table:table-cell>
          <table:covered-table-cell/>
          <table:covered-table-cell/>
          <table:covered-table-cell/>
          <table:table-cell table:style-name="Таблица21.B18" table:number-columns-spanned="3" office:value-type="string">
            <text:p text:style-name="P151"/>
          </table:table-cell>
          <table:covered-table-cell/>
          <table:covered-table-cell/>
          <table:table-cell table:style-name="Таблица21.I18" office:value-type="string">
            <text:p text:style-name="P151"/>
            <text:p text:style-name="P151"/>
          </table:table-cell>
        </table:table-row>
      </table:table>
      <text:p text:style-name="P809"/>
      <text:p text:style-name="P806"><text:soft-page-break/><text:span text:style-name="T4">СТО 07521831-55-2017 </text:span><text:span text:style-name="T3">Приложение А</text:span><text:span text:style-name="T1"> <text:s text:c="55"/></text:span><text:span text:style-name="T16"><text:s text:c="2"/></text:span></text:p>
      <table:table table:name="Таблица23" table:style-name="Таблица23">
        <table:table-column table:style-name="Таблица23.A"/>
        <table:table-column table:style-name="Таблица23.B"/>
        <table:table-column table:style-name="Таблица23.C"/>
        <table:table-column table:style-name="Таблица23.D"/>
        <table:table-column table:style-name="Таблица23.E"/>
        <table:table-column table:style-name="Таблица23.F"/>
        <table:table-column table:style-name="Таблица23.G"/>
        <table:table-column table:style-name="Таблица23.H"/>
        <table:table-row table:style-name="Таблица23.1">
          <table:table-cell table:style-name="Таблица23.A1" office:value-type="string">
            <text:p text:style-name="P70">Дубл.</text:p>
          </table:table-cell>
          <table:table-cell table:style-name="Таблица23.A1" office:value-type="string">
            <text:p text:style-name="P515"/>
          </table:table-cell>
          <table:table-cell table:style-name="Таблица23.A1" office:value-type="string">
            <text:p text:style-name="P515"/>
          </table:table-cell>
          <table:table-cell table:style-name="Таблица23.D2" office:value-type="string">
            <text:p text:style-name="P515"/>
          </table:table-cell>
          <table:table-cell table:style-name="Таблица23.E1" office:value-type="string">
            <text:p text:style-name="P515"><text:s text:c="15"/></text:p>
          </table:table-cell>
          <table:table-cell table:style-name="Таблица23.F1" table:number-columns-spanned="2" office:value-type="string">
            <text:p text:style-name="P515"/>
          </table:table-cell>
          <table:covered-table-cell/>
          <table:table-cell table:style-name="Таблица23.H1" office:value-type="string">
            <text:p text:style-name="P515"/>
          </table:table-cell>
        </table:table-row>
        <table:table-row table:style-name="Таблица23.1">
          <table:table-cell table:style-name="Таблица23.A1" office:value-type="string">
            <text:p text:style-name="P70">Взам.</text:p>
          </table:table-cell>
          <table:table-cell table:style-name="Таблица23.A1" office:value-type="string">
            <text:p text:style-name="P515"/>
          </table:table-cell>
          <table:table-cell table:style-name="Таблица23.A1" office:value-type="string">
            <text:p text:style-name="P515"/>
          </table:table-cell>
          <table:table-cell table:style-name="Таблица23.D2" office:value-type="string">
            <text:p text:style-name="P515"/>
          </table:table-cell>
          <table:table-cell table:style-name="Таблица23.E3" table:number-columns-spanned="2" office:value-type="string">
            <text:p text:style-name="P515"/>
          </table:table-cell>
          <table:covered-table-cell/>
          <table:table-cell table:style-name="Таблица23.G3" table:number-rows-spanned="2" table:number-columns-spanned="2" office:value-type="string">
            <text:p text:style-name="P515"/>
          </table:table-cell>
          <table:covered-table-cell/>
        </table:table-row>
        <table:table-row table:style-name="Таблица23.1">
          <table:table-cell table:style-name="Таблица23.A1" office:value-type="string">
            <text:p text:style-name="P70">Подл.</text:p>
          </table:table-cell>
          <table:table-cell table:style-name="Таблица23.A1" office:value-type="string">
            <text:p text:style-name="P544"/>
          </table:table-cell>
          <table:table-cell table:style-name="Таблица23.A1" office:value-type="string">
            <text:p text:style-name="P515"/>
          </table:table-cell>
          <table:table-cell table:style-name="Таблица23.A1" office:value-type="string">
            <text:p text:style-name="P515"/>
          </table:table-cell>
          <table:table-cell table:style-name="Таблица23.E3" table:number-columns-spanned="2" office:value-type="string">
            <text:p text:style-name="P515"/>
          </table:table-cell>
          <table:covered-table-cell/>
          <table:covered-table-cell/>
          <table:covered-table-cell/>
        </table:table-row>
      </table:table>
      <table:table table:name="Таблица24" table:style-name="Таблица24">
        <table:table-column table:style-name="Таблица24.A"/>
        <table:table-column table:style-name="Таблица24.B"/>
        <table:table-column table:style-name="Таблица24.C"/>
        <table:table-column table:style-name="Таблица24.D"/>
        <table:table-column table:style-name="Таблица24.E"/>
        <table:table-column table:style-name="Таблица24.F"/>
        <table:table-column table:style-name="Таблица24.G"/>
        <table:table-column table:style-name="Таблица24.H"/>
        <table:table-column table:style-name="Таблица24.I"/>
        <table:table-column table:style-name="Таблица24.J"/>
        <table:table-column table:style-name="Таблица24.K"/>
        <table:table-column table:style-name="Таблица24.L"/>
        <table:table-column table:style-name="Таблица24.M"/>
        <table:table-column table:style-name="Таблица24.N"/>
        <table:table-column table:style-name="Таблица24.O"/>
        <table:table-column table:style-name="Таблица24.P"/>
        <table:table-row table:style-name="Таблица24.1">
          <table:table-cell table:style-name="Таблица24.A1" table:number-columns-spanned="11" office:value-type="string">
            <text:p text:style-name="P139">Гарантийный срок хранения: <text:s/><text:span text:style-name="T134">по сопроводительному документу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4.L1" table:number-columns-spanned="2" office:value-type="string">
            <text:p text:style-name="P28"/>
          </table:table-cell>
          <table:covered-table-cell/>
          <table:table-cell table:style-name="Таблица24.N1" table:number-columns-spanned="2" office:value-type="string">
            <text:h text:style-name="P1033" text:outline-level="7"/>
          </table:table-cell>
          <table:covered-table-cell/>
          <table:table-cell table:style-name="Таблица24.P1" office:value-type="string">
            <text:p text:style-name="P397">7</text:p>
          </table:table-cell>
        </table:table-row>
        <table:table-row table:style-name="Таблица24.1">
          <table:table-cell table:style-name="Таблица24.A2" table:number-columns-spanned="16" office:value-type="string">
            <text:p text:style-name="P48">Срок хранени<text:span text:style-name="T48">я</text:span> до перепроверки продукции (для изделий <text:span text:style-name="T71">ВТ)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4.3">
          <table:table-cell table:style-name="Таблица24.A1" table:number-rows-spanned="3" office:value-type="string">
            <text:p text:style-name="P28"/>
          </table:table-cell>
          <table:table-cell table:style-name="Таблица24.L1" office:value-type="string">
            <text:p text:style-name="P28"/>
          </table:table-cell>
          <table:table-cell table:style-name="Таблица24.L1" office:value-type="string">
            <text:p text:style-name="P28"/>
          </table:table-cell>
          <table:table-cell table:style-name="Таблица24.L1" office:value-type="string">
            <text:p text:style-name="P28"/>
          </table:table-cell>
          <table:table-cell table:style-name="Таблица24.L1" office:value-type="string">
            <text:p text:style-name="P28"/>
          </table:table-cell>
          <table:table-cell table:style-name="Таблица24.L1" office:value-type="string">
            <text:p text:style-name="P28"/>
          </table:table-cell>
          <table:table-cell table:style-name="Таблица24.L1" office:value-type="string">
            <text:p text:style-name="P28"/>
          </table:table-cell>
          <table:table-cell table:style-name="Таблица24.L1" office:value-type="string">
            <text:p text:style-name="P28"/>
          </table:table-cell>
          <table:table-cell table:style-name="Таблица24.L1" office:value-type="string">
            <text:p text:style-name="P28"/>
          </table:table-cell>
          <table:table-cell table:style-name="Таблица24.J3" office:value-type="string">
            <text:p text:style-name="P28"/>
          </table:table-cell>
          <table:table-cell table:style-name="Таблица24.K3" table:number-columns-spanned="2" office:value-type="string">
            <text:p text:style-name="P28"/>
          </table:table-cell>
          <table:covered-table-cell/>
          <table:table-cell table:style-name="Таблица24.M3" table:number-rows-spanned="3" table:number-columns-spanned="2" office:value-type="string">
            <text:p text:style-name="P570"><text:span text:style-name="T106">К</text:span><text:span text:style-name="T69">онструкционный пенопласт AIREX C 70 75 2350201130</text:span></text:p>
          </table:table-cell>
          <table:covered-table-cell/>
          <table:table-cell table:style-name="Таблица24.O3" table:number-rows-spanned="3" table:number-columns-spanned="2" office:value-type="string">
            <text:p text:style-name="P583">К.02 - 2024</text:p>
          </table:table-cell>
          <table:covered-table-cell/>
        </table:table-row>
        <table:table-row table:style-name="Таблица24.3">
          <table:covered-table-cell/>
          <table:table-cell table:style-name="Таблица24.B4" office:value-type="string">
            <text:p text:style-name="P515"/>
          </table:table-cell>
          <table:table-cell table:style-name="Таблица24.C4" office:value-type="string">
            <text:p text:style-name="P515"/>
          </table:table-cell>
          <table:table-cell table:style-name="Таблица24.D4" office:value-type="string">
            <text:p text:style-name="P515"/>
          </table:table-cell>
          <table:table-cell table:style-name="Таблица24.E4" office:value-type="string">
            <text:p text:style-name="P515"/>
          </table:table-cell>
          <table:table-cell table:style-name="Таблица24.F4" office:value-type="string">
            <text:p text:style-name="P515"/>
          </table:table-cell>
          <table:table-cell table:style-name="Таблица24.G4" office:value-type="string">
            <text:p text:style-name="P515"/>
          </table:table-cell>
          <table:table-cell table:style-name="Таблица24.H4" office:value-type="string">
            <text:p text:style-name="P515"/>
          </table:table-cell>
          <table:table-cell table:style-name="Таблица24.I4" office:value-type="string">
            <text:p text:style-name="P515"/>
          </table:table-cell>
          <table:table-cell table:style-name="Таблица24.J4" office:value-type="string">
            <text:p text:style-name="P515"/>
          </table:table-cell>
          <table:table-cell table:style-name="Таблица24.K4" table:number-columns-spanned="2" office:value-type="string">
            <text:p text:style-name="P5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24.3">
          <table:covered-table-cell/>
          <table:table-cell table:style-name="Таблица24.B5" office:value-type="string">
            <text:p text:style-name="P515"/>
          </table:table-cell>
          <table:table-cell table:style-name="Таблица24.C5" office:value-type="string">
            <text:p text:style-name="P515"/>
          </table:table-cell>
          <table:table-cell table:style-name="Таблица24.D5" office:value-type="string">
            <text:p text:style-name="P515"/>
          </table:table-cell>
          <table:table-cell table:style-name="Таблица24.E5" office:value-type="string">
            <text:p text:style-name="P515"/>
          </table:table-cell>
          <table:table-cell table:style-name="Таблица24.F5" office:value-type="string">
            <text:p text:style-name="P515"/>
          </table:table-cell>
          <table:table-cell table:style-name="Таблица24.G5" office:value-type="string">
            <text:p text:style-name="P515"/>
          </table:table-cell>
          <table:table-cell table:style-name="Таблица24.H5" office:value-type="string">
            <text:p text:style-name="P515"/>
          </table:table-cell>
          <table:table-cell table:style-name="Таблица24.I5" office:value-type="string">
            <text:p text:style-name="P515"/>
          </table:table-cell>
          <table:table-cell table:style-name="Таблица24.J5" office:value-type="string">
            <text:p text:style-name="P515"/>
          </table:table-cell>
          <table:table-cell table:style-name="Таблица24.K5" table:number-columns-spanned="2" office:value-type="string">
            <text:p text:style-name="P515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Таблица25" table:style-name="Таблица25">
        <table:table-column table:style-name="Таблица25.A"/>
        <table:table-column table:style-name="Таблица25.B"/>
        <table:table-column table:style-name="Таблица25.C"/>
        <table:table-column table:style-name="Таблица25.D"/>
        <table:table-column table:style-name="Таблица25.E"/>
        <table:table-column table:style-name="Таблица25.F"/>
        <table:table-column table:style-name="Таблица25.G"/>
        <table:table-column table:style-name="Таблица25.H"/>
        <table:table-column table:style-name="Таблица25.I"/>
        <table:table-row table:style-name="Таблица25.1">
          <table:table-cell table:style-name="Таблица25.A1" table:number-columns-spanned="3" office:value-type="string">
            <text:p text:style-name="P234">Состав контролируемых па<text:span text:style-name="T17">р</text:span>аметров продукции,<text:line-break/>методы ее контроля</text:p>
          </table:table-cell>
          <table:covered-table-cell/>
          <table:covered-table-cell/>
          <table:table-cell table:style-name="Таблица25.A1" table:number-rows-spanned="2" office:value-type="string">
            <text:p text:style-name="P304">Средства измерений<text:line-break/>или требуемые метрологические<text:line-break/>характеристики средств измерений</text:p>
          </table:table-cell>
          <table:table-cell table:style-name="Таблица25.A1" table:number-rows-spanned="2" table:number-columns-spanned="2" office:value-type="string">
            <text:p text:style-name="P310">Вид </text:p>
            <text:p text:style-name="P310">контроля.</text:p>
            <text:p text:style-name="P304">Объем<text:line-break/>выборки<text:line-break/>или<text:line-break/>пробы</text:p>
          </table:table-cell>
          <table:covered-table-cell/>
          <table:table-cell table:style-name="Таблица25.A1" table:number-rows-spanned="2" office:value-type="string">
            <text:p text:style-name="P305">Допусти<text:span text:style-name="T50">-</text:span>мый<text:line-break/>расход<text:line-break/>ресурса<text:line-break/></text:p>
          </table:table-cell>
          <table:table-cell table:style-name="Таблица25.H1" table:number-rows-spanned="2" table:number-columns-spanned="2" office:value-type="string">
            <text:p text:style-name="P304">Подразделения,<text:line-break/>участвующие<text:line-break/>во входном<text:line-break/>контроле</text:p>
          </table:table-cell>
          <table:covered-table-cell/>
        </table:table-row>
        <table:table-row table:style-name="Таблица25.1">
          <table:table-cell table:style-name="Таблица25.A2" table:number-columns-spanned="2" office:value-type="string">
            <text:p text:style-name="P234">Контролируемые параметры<text:line-break/>(показатели)</text:p>
          </table:table-cell>
          <table:covered-table-cell/>
          <table:table-cell table:style-name="Таблица25.A2" office:value-type="string">
            <text:p text:style-name="P234">Номера<text:line-break/>пунктов<text:line-break/>докумен<text:span text:style-name="T49">-</text:span><text:line-break/>т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5.3">
          <table:table-cell table:style-name="Таблица25.A3" table:number-columns-spanned="2" office:value-type="string">
            <text:p text:style-name="P922"><text:s/><text:span text:style-name="T61">Наличие сопроводительного сертификата или</text:span></text:p>
          </table:table-cell>
          <table:covered-table-cell/>
          <table:table-cell table:style-name="Таблица25.A3" office:value-type="string">
            <text:p text:style-name="P194">-</text:p>
          </table:table-cell>
          <table:table-cell table:style-name="Таблица25.A3" office:value-type="string">
            <text:p text:style-name="P194">-</text:p>
          </table:table-cell>
          <table:table-cell table:style-name="Таблица25.A3" table:number-columns-spanned="2" office:value-type="string">
            <text:p text:style-name="P254">Сплошной</text:p>
          </table:table-cell>
          <table:covered-table-cell/>
          <table:table-cell table:style-name="Таблица25.A3" office:value-type="string">
            <text:p text:style-name="P254">0</text:p>
          </table:table-cell>
          <table:table-cell table:style-name="Таблица25.H3" table:number-columns-spanned="2" office:value-type="string">
            <text:p text:style-name="P917"><text:span text:style-name="T36"><text:s/></text:span><text:span text:style-name="T37">Цех 23, </text:span></text:p>
          </table:table-cell>
          <table:covered-table-cell/>
        </table:table-row>
        <table:table-row table:style-name="Таблица25.3">
          <table:table-cell table:style-name="Таблица25.A3" table:number-columns-spanned="2" office:value-type="string">
            <text:p text:style-name="P922"><text:s/><text:span text:style-name="T128">другого </text:span><text:s/><text:span text:style-name="T128">документа <text:s/>подтверждающего</text:span></text:p>
          </table:table-cell>
          <table:covered-table-cell/>
          <table:table-cell table:style-name="Таблица25.A3" office:value-type="string">
            <text:p text:style-name="P250"/>
          </table:table-cell>
          <table:table-cell table:style-name="Таблица25.A3" office:value-type="string">
            <text:p text:style-name="P188"/>
          </table:table-cell>
          <table:table-cell table:style-name="Таблица25.A3" table:number-columns-spanned="2" office:value-type="string">
            <text:p text:style-name="P199"/>
          </table:table-cell>
          <table:covered-table-cell/>
          <table:table-cell table:style-name="Таблица25.A3" office:value-type="string">
            <text:p text:style-name="P328"/>
          </table:table-cell>
          <table:table-cell table:style-name="Таблица25.H3" table:number-columns-spanned="2" office:value-type="string">
            <text:p text:style-name="P901">ОТК</text:p>
          </table:table-cell>
          <table:covered-table-cell/>
        </table:table-row>
        <table:table-row table:style-name="Таблица25.3">
          <table:table-cell table:style-name="Таблица25.A3" table:number-columns-spanned="2" office:value-type="string">
            <text:p text:style-name="P922"><text:s/><text:span text:style-name="T62">качество материала с указанием гарантийного</text:span></text:p>
          </table:table-cell>
          <table:covered-table-cell/>
          <table:table-cell table:style-name="Таблица25.A3" office:value-type="string">
            <text:p text:style-name="P225"/>
          </table:table-cell>
          <table:table-cell table:style-name="Таблица25.A3" office:value-type="string">
            <text:p text:style-name="P243"/>
          </table:table-cell>
          <table:table-cell table:style-name="Таблица25.A3" table:number-columns-spanned="2" office:value-type="string">
            <text:p text:style-name="P199"/>
          </table:table-cell>
          <table:covered-table-cell/>
          <table:table-cell table:style-name="Таблица25.A3" office:value-type="string">
            <text:p text:style-name="P328"/>
          </table:table-cell>
          <table:table-cell table:style-name="Таблица25.H3" table:number-columns-spanned="2" office:value-type="string">
            <text:p text:style-name="P271"/>
          </table:table-cell>
          <table:covered-table-cell/>
        </table:table-row>
        <table:table-row table:style-name="Таблица25.3">
          <table:table-cell table:style-name="Таблица25.A3" table:number-columns-spanned="2" office:value-type="string">
            <text:p text:style-name="P925"><text:s/>срока и <text:s/>даты изготовления</text:p>
          </table:table-cell>
          <table:covered-table-cell/>
          <table:table-cell table:style-name="Таблица25.A3" office:value-type="string">
            <text:p text:style-name="P225"/>
          </table:table-cell>
          <table:table-cell table:style-name="Таблица25.A3" office:value-type="string">
            <text:p text:style-name="P243"/>
          </table:table-cell>
          <table:table-cell table:style-name="Таблица25.A3" table:number-columns-spanned="2" office:value-type="string">
            <text:p text:style-name="P199"/>
          </table:table-cell>
          <table:covered-table-cell/>
          <table:table-cell table:style-name="Таблица25.A3" office:value-type="string">
            <text:p text:style-name="P328"/>
          </table:table-cell>
          <table:table-cell table:style-name="Таблица25.H3" table:number-columns-spanned="2" office:value-type="string">
            <text:p text:style-name="P328"/>
          </table:table-cell>
          <table:covered-table-cell/>
        </table:table-row>
        <table:table-row table:style-name="Таблица25.3">
          <table:table-cell table:style-name="Таблица25.A3" table:number-columns-spanned="2" office:value-type="string">
            <text:p text:style-name="P922"><text:s/><text:span text:style-name="T268">В случае отсутствия даты </text:span><text:span text:style-name="T267">изготовления</text:span><text:span text:style-name="T268"> гарантийный</text:span></text:p>
          </table:table-cell>
          <table:covered-table-cell/>
          <table:table-cell table:style-name="Таблица25.A3" office:value-type="string">
            <text:p text:style-name="P225"/>
          </table:table-cell>
          <table:table-cell table:style-name="Таблица25.A3" office:value-type="string">
            <text:p text:style-name="P243"/>
          </table:table-cell>
          <table:table-cell table:style-name="Таблица25.A3" table:number-columns-spanned="2" office:value-type="string">
            <text:p text:style-name="P199"/>
          </table:table-cell>
          <table:covered-table-cell/>
          <table:table-cell table:style-name="Таблица25.A3" office:value-type="string">
            <text:p text:style-name="P328"/>
          </table:table-cell>
          <table:table-cell table:style-name="Таблица25.H3" table:number-columns-spanned="2" office:value-type="string">
            <text:p text:style-name="P328"/>
          </table:table-cell>
          <table:covered-table-cell/>
        </table:table-row>
        <table:table-row table:style-name="Таблица25.3">
          <table:table-cell table:style-name="Таблица25.A3" table:number-columns-spanned="2" office:value-type="string">
            <text:p text:style-name="P922"><text:s/><text:span text:style-name="T268">срок <text:s/>исчислять <text:s/>с даты <text:s/></text:span><text:span text:style-name="T267">печати сертификата или другого </text:span></text:p>
          </table:table-cell>
          <table:covered-table-cell/>
          <table:table-cell table:style-name="Таблица25.A3" office:value-type="string">
            <text:p text:style-name="P225"/>
          </table:table-cell>
          <table:table-cell table:style-name="Таблица25.A3" office:value-type="string">
            <text:p text:style-name="P328"/>
          </table:table-cell>
          <table:table-cell table:style-name="Таблица25.A3" table:number-columns-spanned="2" office:value-type="string">
            <text:p text:style-name="P199"/>
          </table:table-cell>
          <table:covered-table-cell/>
          <table:table-cell table:style-name="Таблица25.A3" office:value-type="string">
            <text:p text:style-name="P328"/>
          </table:table-cell>
          <table:table-cell table:style-name="Таблица25.H3" table:number-columns-spanned="2" office:value-type="string">
            <text:p text:style-name="P328"/>
          </table:table-cell>
          <table:covered-table-cell/>
        </table:table-row>
        <table:table-row table:style-name="Таблица25.3">
          <table:table-cell table:style-name="Таблица25.A3" table:number-columns-spanned="2" office:value-type="string">
            <text:p text:style-name="P922"><text:s/><text:span text:style-name="T267">сопровождающего документа</text:span></text:p>
          </table:table-cell>
          <table:covered-table-cell/>
          <table:table-cell table:style-name="Таблица25.A3" office:value-type="string">
            <text:p text:style-name="P250"/>
          </table:table-cell>
          <table:table-cell table:style-name="Таблица25.A3" office:value-type="string">
            <text:p text:style-name="P188"/>
          </table:table-cell>
          <table:table-cell table:style-name="Таблица25.A3" table:number-columns-spanned="2" office:value-type="string">
            <text:p text:style-name="P199"/>
          </table:table-cell>
          <table:covered-table-cell/>
          <table:table-cell table:style-name="Таблица25.A3" office:value-type="string">
            <text:p text:style-name="P328"/>
          </table:table-cell>
          <table:table-cell table:style-name="Таблица25.H3" table:number-columns-spanned="2" office:value-type="string">
            <text:p text:style-name="P262"/>
          </table:table-cell>
          <table:covered-table-cell/>
        </table:table-row>
        <table:table-row table:style-name="Таблица25.3">
          <table:table-cell table:style-name="Таблица25.A3" table:number-columns-spanned="2" office:value-type="string">
            <text:p text:style-name="P209"/>
          </table:table-cell>
          <table:covered-table-cell/>
          <table:table-cell table:style-name="Таблица25.A3" office:value-type="string">
            <text:p text:style-name="P269"/>
          </table:table-cell>
          <table:table-cell table:style-name="Таблица25.A3" office:value-type="string">
            <text:p text:style-name="P199"/>
          </table:table-cell>
          <table:table-cell table:style-name="Таблица25.A3" table:number-columns-spanned="2" office:value-type="string">
            <text:p text:style-name="P328"/>
          </table:table-cell>
          <table:covered-table-cell/>
          <table:table-cell table:style-name="Таблица25.A3" office:value-type="string">
            <text:p text:style-name="P328"/>
          </table:table-cell>
          <table:table-cell table:style-name="Таблица25.H3" table:number-columns-spanned="2" office:value-type="string">
            <text:p text:style-name="P262"/>
          </table:table-cell>
          <table:covered-table-cell/>
        </table:table-row>
        <table:table-row table:style-name="Таблица25.3">
          <table:table-cell table:style-name="Таблица25.A3" table:number-columns-spanned="2" office:value-type="string">
            <text:p text:style-name="P209"/>
          </table:table-cell>
          <table:covered-table-cell/>
          <table:table-cell table:style-name="Таблица25.A3" office:value-type="string">
            <text:p text:style-name="P225"/>
          </table:table-cell>
          <table:table-cell table:style-name="Таблица25.A3" office:value-type="string">
            <text:p text:style-name="P328"/>
          </table:table-cell>
          <table:table-cell table:style-name="Таблица25.A3" table:number-columns-spanned="2" office:value-type="string">
            <text:p text:style-name="P328"/>
          </table:table-cell>
          <table:covered-table-cell/>
          <table:table-cell table:style-name="Таблица25.A3" office:value-type="string">
            <text:p text:style-name="P328"/>
          </table:table-cell>
          <table:table-cell table:style-name="Таблица25.H3" table:number-columns-spanned="2" office:value-type="string">
            <text:p text:style-name="P328"/>
          </table:table-cell>
          <table:covered-table-cell/>
        </table:table-row>
        <table:table-row table:style-name="Таблица25.3">
          <table:table-cell table:style-name="Таблица25.A3" table:number-columns-spanned="2" office:value-type="string">
            <text:p text:style-name="P209"/>
          </table:table-cell>
          <table:covered-table-cell/>
          <table:table-cell table:style-name="Таблица25.A3" office:value-type="string">
            <text:p text:style-name="P250"/>
          </table:table-cell>
          <table:table-cell table:style-name="Таблица25.A3" office:value-type="string">
            <text:p text:style-name="P188"/>
          </table:table-cell>
          <table:table-cell table:style-name="Таблица25.A3" table:number-columns-spanned="2" office:value-type="string">
            <text:p text:style-name="P328"/>
          </table:table-cell>
          <table:covered-table-cell/>
          <table:table-cell table:style-name="Таблица25.A3" office:value-type="string">
            <text:p text:style-name="P328"/>
          </table:table-cell>
          <table:table-cell table:style-name="Таблица25.H3" table:number-columns-spanned="2" office:value-type="string">
            <text:p text:style-name="P262"/>
          </table:table-cell>
          <table:covered-table-cell/>
        </table:table-row>
        <table:table-row table:style-name="Таблица25.3">
          <table:table-cell table:style-name="Таблица25.A3" table:number-columns-spanned="2" office:value-type="string">
            <text:p text:style-name="P183"/>
          </table:table-cell>
          <table:covered-table-cell/>
          <table:table-cell table:style-name="Таблица25.A3" office:value-type="string">
            <text:p text:style-name="P95"/>
          </table:table-cell>
          <table:table-cell table:style-name="Таблица25.A3" office:value-type="string">
            <text:p text:style-name="P121"/>
          </table:table-cell>
          <table:table-cell table:style-name="Таблица25.A3" table:number-columns-spanned="2" office:value-type="string">
            <text:p text:style-name="P170"/>
          </table:table-cell>
          <table:covered-table-cell/>
          <table:table-cell table:style-name="Таблица25.A3" office:value-type="string">
            <text:p text:style-name="P170"/>
          </table:table-cell>
          <table:table-cell table:style-name="Таблица25.H3" table:number-columns-spanned="2" office:value-type="string">
            <text:p text:style-name="P126"/>
          </table:table-cell>
          <table:covered-table-cell/>
        </table:table-row>
        <table:table-row table:style-name="Таблица25.3">
          <table:table-cell table:style-name="Таблица25.A3" table:number-columns-spanned="2" office:value-type="string">
            <text:p text:style-name="P183"/>
          </table:table-cell>
          <table:covered-table-cell/>
          <table:table-cell table:style-name="Таблица25.A3" office:value-type="string">
            <text:p text:style-name="P95"/>
          </table:table-cell>
          <table:table-cell table:style-name="Таблица25.A3" office:value-type="string">
            <text:p text:style-name="P121"/>
          </table:table-cell>
          <table:table-cell table:style-name="Таблица25.A3" table:number-columns-spanned="2" office:value-type="string">
            <text:p text:style-name="P170"/>
          </table:table-cell>
          <table:covered-table-cell/>
          <table:table-cell table:style-name="Таблица25.A3" office:value-type="string">
            <text:p text:style-name="P170"/>
          </table:table-cell>
          <table:table-cell table:style-name="Таблица25.H3" table:number-columns-spanned="2" office:value-type="string">
            <text:p text:style-name="P170"/>
          </table:table-cell>
          <table:covered-table-cell/>
        </table:table-row>
        <table:table-row table:style-name="Таблица25.3">
          <table:table-cell table:style-name="Таблица25.A3" table:number-columns-spanned="2" office:value-type="string">
            <text:p text:style-name="P105"/>
          </table:table-cell>
          <table:covered-table-cell/>
          <table:table-cell table:style-name="Таблица25.A3" office:value-type="string">
            <text:p text:style-name="P95"/>
          </table:table-cell>
          <table:table-cell table:style-name="Таблица25.A3" office:value-type="string">
            <text:p text:style-name="P121"/>
          </table:table-cell>
          <table:table-cell table:style-name="Таблица25.A3" table:number-columns-spanned="2" office:value-type="string">
            <text:p text:style-name="P170"/>
          </table:table-cell>
          <table:covered-table-cell/>
          <table:table-cell table:style-name="Таблица25.A3" office:value-type="string">
            <text:p text:style-name="P170"/>
          </table:table-cell>
          <table:table-cell table:style-name="Таблица25.H3" table:number-columns-spanned="2" office:value-type="string">
            <text:p text:style-name="P170"/>
          </table:table-cell>
          <table:covered-table-cell/>
        </table:table-row>
        <table:table-row table:style-name="Таблица25.3">
          <table:table-cell table:style-name="Таблица25.A3" table:number-columns-spanned="2" office:value-type="string">
            <text:p text:style-name="P105"/>
          </table:table-cell>
          <table:covered-table-cell/>
          <table:table-cell table:style-name="Таблица25.A3" office:value-type="string">
            <text:p text:style-name="P95"/>
          </table:table-cell>
          <table:table-cell table:style-name="Таблица25.A3" office:value-type="string">
            <text:p text:style-name="P170"/>
          </table:table-cell>
          <table:table-cell table:style-name="Таблица25.A3" table:number-columns-spanned="2" office:value-type="string">
            <text:p text:style-name="P170"/>
          </table:table-cell>
          <table:covered-table-cell/>
          <table:table-cell table:style-name="Таблица25.A3" office:value-type="string">
            <text:p text:style-name="P170"/>
          </table:table-cell>
          <table:table-cell table:style-name="Таблица25.H3" table:number-columns-spanned="2" office:value-type="string">
            <text:p text:style-name="P170"/>
          </table:table-cell>
          <table:covered-table-cell/>
        </table:table-row>
        <table:table-row table:style-name="Таблица25.3">
          <table:table-cell table:style-name="Таблица25.A3" table:number-columns-spanned="2" office:value-type="string">
            <text:p text:style-name="P105"/>
          </table:table-cell>
          <table:covered-table-cell/>
          <table:table-cell table:style-name="Таблица25.A3" office:value-type="string">
            <text:p text:style-name="P95"/>
          </table:table-cell>
          <table:table-cell table:style-name="Таблица25.A3" office:value-type="string">
            <text:p text:style-name="P170"/>
          </table:table-cell>
          <table:table-cell table:style-name="Таблица25.A3" table:number-columns-spanned="2" office:value-type="string">
            <text:p text:style-name="P170"/>
          </table:table-cell>
          <table:covered-table-cell/>
          <table:table-cell table:style-name="Таблица25.A3" office:value-type="string">
            <text:p text:style-name="P170"/>
          </table:table-cell>
          <table:table-cell table:style-name="Таблица25.H3" table:number-columns-spanned="2" office:value-type="string">
            <text:p text:style-name="P170"/>
          </table:table-cell>
          <table:covered-table-cell/>
        </table:table-row>
        <table:table-row table:style-name="Таблица25.18">
          <table:table-cell table:style-name="Таблица25.A18" office:value-type="string">
            <text:p text:style-name="P354">ПВК</text:p>
          </table:table-cell>
          <table:table-cell table:style-name="Таблица25.B18" table:number-columns-spanned="4" office:value-type="string">
            <text:p text:style-name="P374">Перечень входного контроля</text:p>
          </table:table-cell>
          <table:covered-table-cell/>
          <table:covered-table-cell/>
          <table:covered-table-cell/>
          <table:table-cell table:style-name="Таблица25.B18" table:number-columns-spanned="3" office:value-type="string">
            <text:p text:style-name="P151"/>
          </table:table-cell>
          <table:covered-table-cell/>
          <table:covered-table-cell/>
          <table:table-cell table:style-name="Таблица25.I18" office:value-type="string">
            <text:p text:style-name="P151"/>
            <text:p text:style-name="P151"/>
          </table:table-cell>
        </table:table-row>
      </table:table>
      <text:p text:style-name="P810"/>
      <text:p text:style-name="P807"><text:soft-page-break/><text:span text:style-name="T4">СТО 07521831-55-2017 </text:span><text:span text:style-name="T3">Приложение А</text:span><text:span text:style-name="T1"> <text:s text:c="55"/></text:span><text:span text:style-name="T16"><text:s text:c="2"/></text:span></text:p>
      <table:table table:name="Таблица118" table:style-name="Таблица118">
        <table:table-column table:style-name="Таблица118.A"/>
        <table:table-column table:style-name="Таблица118.B"/>
        <table:table-column table:style-name="Таблица118.C"/>
        <table:table-column table:style-name="Таблица118.D"/>
        <table:table-column table:style-name="Таблица118.E"/>
        <table:table-column table:style-name="Таблица118.F"/>
        <table:table-column table:style-name="Таблица118.G"/>
        <table:table-column table:style-name="Таблица118.H"/>
        <table:table-row table:style-name="Таблица118.1">
          <table:table-cell table:style-name="Таблица118.A1" office:value-type="string">
            <text:p text:style-name="P69">Дубл.</text:p>
          </table:table-cell>
          <table:table-cell table:style-name="Таблица118.A1" office:value-type="string">
            <text:p text:style-name="P514"/>
          </table:table-cell>
          <table:table-cell table:style-name="Таблица118.A1" office:value-type="string">
            <text:p text:style-name="P514"/>
          </table:table-cell>
          <table:table-cell table:style-name="Таблица118.D2" office:value-type="string">
            <text:p text:style-name="P514"/>
          </table:table-cell>
          <table:table-cell table:style-name="Таблица118.E1" office:value-type="string">
            <text:p text:style-name="P514"><text:s text:c="15"/></text:p>
          </table:table-cell>
          <table:table-cell table:style-name="Таблица118.F1" table:number-columns-spanned="2" office:value-type="string">
            <text:p text:style-name="P514"/>
          </table:table-cell>
          <table:covered-table-cell/>
          <table:table-cell table:style-name="Таблица118.H1" office:value-type="string">
            <text:p text:style-name="P514"/>
          </table:table-cell>
        </table:table-row>
        <table:table-row table:style-name="Таблица118.1">
          <table:table-cell table:style-name="Таблица118.A1" office:value-type="string">
            <text:p text:style-name="P69">Взам.</text:p>
          </table:table-cell>
          <table:table-cell table:style-name="Таблица118.A1" office:value-type="string">
            <text:p text:style-name="P514"/>
          </table:table-cell>
          <table:table-cell table:style-name="Таблица118.A1" office:value-type="string">
            <text:p text:style-name="P514"/>
          </table:table-cell>
          <table:table-cell table:style-name="Таблица118.D2" office:value-type="string">
            <text:p text:style-name="P514"/>
          </table:table-cell>
          <table:table-cell table:style-name="Таблица118.E3" table:number-columns-spanned="2" office:value-type="string">
            <text:p text:style-name="P514"/>
          </table:table-cell>
          <table:covered-table-cell/>
          <table:table-cell table:style-name="Таблица118.G3" table:number-rows-spanned="2" table:number-columns-spanned="2" office:value-type="string">
            <text:p text:style-name="P514"/>
          </table:table-cell>
          <table:covered-table-cell/>
        </table:table-row>
        <table:table-row table:style-name="Таблица118.1">
          <table:table-cell table:style-name="Таблица118.A1" office:value-type="string">
            <text:p text:style-name="P69">Подл.</text:p>
          </table:table-cell>
          <table:table-cell table:style-name="Таблица118.A1" office:value-type="string">
            <text:p text:style-name="P543"/>
          </table:table-cell>
          <table:table-cell table:style-name="Таблица118.A1" office:value-type="string">
            <text:p text:style-name="P514"/>
          </table:table-cell>
          <table:table-cell table:style-name="Таблица118.A1" office:value-type="string">
            <text:p text:style-name="P514"/>
          </table:table-cell>
          <table:table-cell table:style-name="Таблица118.E3" table:number-columns-spanned="2" office:value-type="string">
            <text:p text:style-name="P514"/>
          </table:table-cell>
          <table:covered-table-cell/>
          <table:covered-table-cell/>
          <table:covered-table-cell/>
        </table:table-row>
      </table:table>
      <table:table table:name="Таблица119" table:style-name="Таблица119">
        <table:table-column table:style-name="Таблица119.A"/>
        <table:table-column table:style-name="Таблица119.B"/>
        <table:table-column table:style-name="Таблица119.C"/>
        <table:table-column table:style-name="Таблица119.D"/>
        <table:table-column table:style-name="Таблица119.E"/>
        <table:table-column table:style-name="Таблица119.F"/>
        <table:table-column table:style-name="Таблица119.G"/>
        <table:table-column table:style-name="Таблица119.H"/>
        <table:table-column table:style-name="Таблица119.I"/>
        <table:table-column table:style-name="Таблица119.J"/>
        <table:table-column table:style-name="Таблица119.K"/>
        <table:table-column table:style-name="Таблица119.L"/>
        <table:table-column table:style-name="Таблица119.M"/>
        <table:table-column table:style-name="Таблица119.N"/>
        <table:table-column table:style-name="Таблица119.O"/>
        <table:table-column table:style-name="Таблица119.P"/>
        <table:table-row table:style-name="Таблица119.1">
          <table:table-cell table:style-name="Таблица119.A1" table:number-columns-spanned="11" office:value-type="string">
            <text:p text:style-name="P404"><text:span text:style-name="T94">Гарантийный срок хранения: </text:span><text:span text:style-name="T101">3 месяца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19.L1" table:number-columns-spanned="2" office:value-type="string">
            <text:p text:style-name="P27"/>
          </table:table-cell>
          <table:covered-table-cell/>
          <table:table-cell table:style-name="Таблица119.N1" table:number-columns-spanned="2" office:value-type="string">
            <text:h text:style-name="P1032" text:outline-level="7"/>
          </table:table-cell>
          <table:covered-table-cell/>
          <table:table-cell table:style-name="Таблица119.P1" office:value-type="string">
            <text:p text:style-name="P394">8</text:p>
          </table:table-cell>
        </table:table-row>
        <table:table-row table:style-name="Таблица119.1">
          <table:table-cell table:style-name="Таблица119.A2" table:number-columns-spanned="16" office:value-type="string">
            <text:p text:style-name="P47">Срок хранени<text:span text:style-name="T48">я</text:span> до перепроверки продукции (для изделий <text:span text:style-name="T71">ВТ)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9.3">
          <table:table-cell table:style-name="Таблица119.A1" table:number-rows-spanned="3" office:value-type="string">
            <text:p text:style-name="P27"/>
          </table:table-cell>
          <table:table-cell table:style-name="Таблица119.L1" office:value-type="string">
            <text:p text:style-name="P27"/>
          </table:table-cell>
          <table:table-cell table:style-name="Таблица119.L1" office:value-type="string">
            <text:p text:style-name="P27"/>
          </table:table-cell>
          <table:table-cell table:style-name="Таблица119.L1" office:value-type="string">
            <text:p text:style-name="P27"/>
          </table:table-cell>
          <table:table-cell table:style-name="Таблица119.L1" office:value-type="string">
            <text:p text:style-name="P27"/>
          </table:table-cell>
          <table:table-cell table:style-name="Таблица119.L1" office:value-type="string">
            <text:p text:style-name="P27"/>
          </table:table-cell>
          <table:table-cell table:style-name="Таблица119.L1" office:value-type="string">
            <text:p text:style-name="P27"/>
          </table:table-cell>
          <table:table-cell table:style-name="Таблица119.L1" office:value-type="string">
            <text:p text:style-name="P27"/>
          </table:table-cell>
          <table:table-cell table:style-name="Таблица119.L1" office:value-type="string">
            <text:p text:style-name="P27"/>
          </table:table-cell>
          <table:table-cell table:style-name="Таблица119.J3" office:value-type="string">
            <text:p text:style-name="P27"/>
          </table:table-cell>
          <table:table-cell table:style-name="Таблица119.K3" table:number-columns-spanned="2" office:value-type="string">
            <text:p text:style-name="P27"/>
          </table:table-cell>
          <table:covered-table-cell/>
          <table:table-cell table:style-name="Таблица119.M3" table:number-rows-spanned="3" table:number-columns-spanned="2" office:value-type="string">
            <text:p text:style-name="P951"><text:span text:style-name="T70">Гелькоут</text:span><text:span text:style-name="T69"> </text:span></text:p>
            <text:p text:style-name="P949">ATTGUARD ST S <text:span text:style-name="T41">любого </text:span>RAL</text:p>
          </table:table-cell>
          <table:covered-table-cell/>
          <table:table-cell table:style-name="Таблица119.O3" table:number-rows-spanned="3" table:number-columns-spanned="2" office:value-type="string">
            <text:p text:style-name="P583">К.02 - 2024</text:p>
          </table:table-cell>
          <table:covered-table-cell/>
        </table:table-row>
        <table:table-row table:style-name="Таблица119.3">
          <table:covered-table-cell/>
          <table:table-cell table:style-name="Таблица119.B4" office:value-type="string">
            <text:p text:style-name="P514"/>
          </table:table-cell>
          <table:table-cell table:style-name="Таблица119.C4" office:value-type="string">
            <text:p text:style-name="P514"/>
          </table:table-cell>
          <table:table-cell table:style-name="Таблица119.D4" office:value-type="string">
            <text:p text:style-name="P514"/>
          </table:table-cell>
          <table:table-cell table:style-name="Таблица119.E4" office:value-type="string">
            <text:p text:style-name="P514"/>
          </table:table-cell>
          <table:table-cell table:style-name="Таблица119.F4" office:value-type="string">
            <text:p text:style-name="P514"/>
          </table:table-cell>
          <table:table-cell table:style-name="Таблица119.G4" office:value-type="string">
            <text:p text:style-name="P514"/>
          </table:table-cell>
          <table:table-cell table:style-name="Таблица119.H4" office:value-type="string">
            <text:p text:style-name="P514"/>
          </table:table-cell>
          <table:table-cell table:style-name="Таблица119.I4" office:value-type="string">
            <text:p text:style-name="P514"/>
          </table:table-cell>
          <table:table-cell table:style-name="Таблица119.J4" office:value-type="string">
            <text:p text:style-name="P514"/>
          </table:table-cell>
          <table:table-cell table:style-name="Таблица119.K4" table:number-columns-spanned="2" office:value-type="string">
            <text:p text:style-name="P5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19.3">
          <table:covered-table-cell/>
          <table:table-cell table:style-name="Таблица119.B5" office:value-type="string">
            <text:p text:style-name="P514"/>
          </table:table-cell>
          <table:table-cell table:style-name="Таблица119.C5" office:value-type="string">
            <text:p text:style-name="P514"/>
          </table:table-cell>
          <table:table-cell table:style-name="Таблица119.D5" office:value-type="string">
            <text:p text:style-name="P514"/>
          </table:table-cell>
          <table:table-cell table:style-name="Таблица119.E5" office:value-type="string">
            <text:p text:style-name="P514"/>
          </table:table-cell>
          <table:table-cell table:style-name="Таблица119.F5" office:value-type="string">
            <text:p text:style-name="P514"/>
          </table:table-cell>
          <table:table-cell table:style-name="Таблица119.G5" office:value-type="string">
            <text:p text:style-name="P514"/>
          </table:table-cell>
          <table:table-cell table:style-name="Таблица119.H5" office:value-type="string">
            <text:p text:style-name="P514"/>
          </table:table-cell>
          <table:table-cell table:style-name="Таблица119.I5" office:value-type="string">
            <text:p text:style-name="P514"/>
          </table:table-cell>
          <table:table-cell table:style-name="Таблица119.J5" office:value-type="string">
            <text:p text:style-name="P514"/>
          </table:table-cell>
          <table:table-cell table:style-name="Таблица119.K5" table:number-columns-spanned="2" office:value-type="string">
            <text:p text:style-name="P514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Таблица120" table:style-name="Таблица120">
        <table:table-column table:style-name="Таблица120.A"/>
        <table:table-column table:style-name="Таблица120.B"/>
        <table:table-column table:style-name="Таблица120.C"/>
        <table:table-column table:style-name="Таблица120.D"/>
        <table:table-column table:style-name="Таблица120.E"/>
        <table:table-column table:style-name="Таблица120.F"/>
        <table:table-column table:style-name="Таблица120.G"/>
        <table:table-column table:style-name="Таблица120.H"/>
        <table:table-column table:style-name="Таблица120.I"/>
        <table:table-row table:style-name="Таблица120.1">
          <table:table-cell table:style-name="Таблица120.A1" table:number-columns-spanned="3" office:value-type="string">
            <text:p text:style-name="P234">Состав контролируемых па<text:span text:style-name="T17">р</text:span>аметров продукции,<text:line-break/>методы ее контроля</text:p>
          </table:table-cell>
          <table:covered-table-cell/>
          <table:covered-table-cell/>
          <table:table-cell table:style-name="Таблица120.A1" table:number-rows-spanned="2" office:value-type="string">
            <text:p text:style-name="P304">Средства измерений<text:line-break/>или требуемые метрологические<text:line-break/>характеристики средств измерений</text:p>
          </table:table-cell>
          <table:table-cell table:style-name="Таблица120.A1" table:number-rows-spanned="2" table:number-columns-spanned="2" office:value-type="string">
            <text:p text:style-name="P310">Вид </text:p>
            <text:p text:style-name="P310">контроля.</text:p>
            <text:p text:style-name="P304">Объем<text:line-break/>выборки<text:line-break/>или<text:line-break/>пробы</text:p>
          </table:table-cell>
          <table:covered-table-cell/>
          <table:table-cell table:style-name="Таблица120.A1" table:number-rows-spanned="2" office:value-type="string">
            <text:p text:style-name="P305">Допусти<text:span text:style-name="T50">-</text:span>мый<text:line-break/>расход<text:line-break/>ресурса<text:line-break/></text:p>
          </table:table-cell>
          <table:table-cell table:style-name="Таблица120.H1" table:number-rows-spanned="2" table:number-columns-spanned="2" office:value-type="string">
            <text:p text:style-name="P304">Подразделения,<text:line-break/>участвующие<text:line-break/>во входном<text:line-break/>контроле</text:p>
          </table:table-cell>
          <table:covered-table-cell/>
        </table:table-row>
        <table:table-row table:style-name="Таблица120.1">
          <table:table-cell table:style-name="Таблица120.A2" table:number-columns-spanned="2" office:value-type="string">
            <text:p text:style-name="P234">Контролируемые параметры<text:line-break/>(показатели)</text:p>
          </table:table-cell>
          <table:covered-table-cell/>
          <table:table-cell table:style-name="Таблица120.A2" office:value-type="string">
            <text:p text:style-name="P234">Номера<text:line-break/>пунктов<text:line-break/>докумен<text:span text:style-name="T49">-</text:span><text:line-break/>т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20.3">
          <table:table-cell table:style-name="Таблица120.A3" table:number-columns-spanned="2" office:value-type="string">
            <text:p text:style-name="P922"><text:s/><text:span text:style-name="T61">Наличие сопроводительного сертификата или</text:span></text:p>
          </table:table-cell>
          <table:covered-table-cell/>
          <table:table-cell table:style-name="Таблица120.A3" office:value-type="string">
            <text:p text:style-name="P194">-</text:p>
          </table:table-cell>
          <table:table-cell table:style-name="Таблица120.A3" office:value-type="string">
            <text:p text:style-name="P194">-</text:p>
          </table:table-cell>
          <table:table-cell table:style-name="Таблица120.A3" table:number-columns-spanned="2" office:value-type="string">
            <text:p text:style-name="P254">Сплошной</text:p>
          </table:table-cell>
          <table:covered-table-cell/>
          <table:table-cell table:style-name="Таблица120.A3" office:value-type="string">
            <text:p text:style-name="P254">0</text:p>
          </table:table-cell>
          <table:table-cell table:style-name="Таблица120.H3" table:number-columns-spanned="2" office:value-type="string">
            <text:p text:style-name="P917"><text:span text:style-name="T36"><text:s/></text:span><text:span text:style-name="T37">Цех 23, </text:span></text:p>
          </table:table-cell>
          <table:covered-table-cell/>
        </table:table-row>
        <table:table-row table:style-name="Таблица120.3">
          <table:table-cell table:style-name="Таблица120.A3" table:number-columns-spanned="2" office:value-type="string">
            <text:p text:style-name="P922"><text:s/><text:span text:style-name="T128">другого </text:span><text:s/><text:span text:style-name="T128">документа <text:s/>подтверждающего</text:span></text:p>
          </table:table-cell>
          <table:covered-table-cell/>
          <table:table-cell table:style-name="Таблица120.A3" office:value-type="string">
            <text:p text:style-name="P250"/>
          </table:table-cell>
          <table:table-cell table:style-name="Таблица120.A3" office:value-type="string">
            <text:p text:style-name="P188"/>
          </table:table-cell>
          <table:table-cell table:style-name="Таблица120.A3" table:number-columns-spanned="2" office:value-type="string">
            <text:p text:style-name="P199"/>
          </table:table-cell>
          <table:covered-table-cell/>
          <table:table-cell table:style-name="Таблица120.A3" office:value-type="string">
            <text:p text:style-name="P328"/>
          </table:table-cell>
          <table:table-cell table:style-name="Таблица120.H3" table:number-columns-spanned="2" office:value-type="string">
            <text:p text:style-name="P901">ОТК</text:p>
          </table:table-cell>
          <table:covered-table-cell/>
        </table:table-row>
        <table:table-row table:style-name="Таблица120.3">
          <table:table-cell table:style-name="Таблица120.A3" table:number-columns-spanned="2" office:value-type="string">
            <text:p text:style-name="P922"><text:s/><text:span text:style-name="T62">качество материала с указанием гарантийного</text:span></text:p>
          </table:table-cell>
          <table:covered-table-cell/>
          <table:table-cell table:style-name="Таблица120.A3" office:value-type="string">
            <text:p text:style-name="P225"/>
          </table:table-cell>
          <table:table-cell table:style-name="Таблица120.A3" office:value-type="string">
            <text:p text:style-name="P243"/>
          </table:table-cell>
          <table:table-cell table:style-name="Таблица120.A3" table:number-columns-spanned="2" office:value-type="string">
            <text:p text:style-name="P199"/>
          </table:table-cell>
          <table:covered-table-cell/>
          <table:table-cell table:style-name="Таблица120.A3" office:value-type="string">
            <text:p text:style-name="P328"/>
          </table:table-cell>
          <table:table-cell table:style-name="Таблица120.H3" table:number-columns-spanned="2" office:value-type="string">
            <text:p text:style-name="P271"/>
          </table:table-cell>
          <table:covered-table-cell/>
        </table:table-row>
        <table:table-row table:style-name="Таблица120.3">
          <table:table-cell table:style-name="Таблица120.A3" table:number-columns-spanned="2" office:value-type="string">
            <text:p text:style-name="P925"><text:s/>срока и <text:s/>даты изготовления</text:p>
          </table:table-cell>
          <table:covered-table-cell/>
          <table:table-cell table:style-name="Таблица120.A3" office:value-type="string">
            <text:p text:style-name="P225"/>
          </table:table-cell>
          <table:table-cell table:style-name="Таблица120.A3" office:value-type="string">
            <text:p text:style-name="P243"/>
          </table:table-cell>
          <table:table-cell table:style-name="Таблица120.A3" table:number-columns-spanned="2" office:value-type="string">
            <text:p text:style-name="P199"/>
          </table:table-cell>
          <table:covered-table-cell/>
          <table:table-cell table:style-name="Таблица120.A3" office:value-type="string">
            <text:p text:style-name="P328"/>
          </table:table-cell>
          <table:table-cell table:style-name="Таблица120.H3" table:number-columns-spanned="2" office:value-type="string">
            <text:p text:style-name="P328"/>
          </table:table-cell>
          <table:covered-table-cell/>
        </table:table-row>
        <table:table-row table:style-name="Таблица120.3">
          <table:table-cell table:style-name="Таблица120.A3" table:number-columns-spanned="2" office:value-type="string">
            <text:p text:style-name="P922"><text:s/><text:span text:style-name="T268">В случае отсутствия даты </text:span><text:span text:style-name="T267">изготовления</text:span><text:span text:style-name="T268"> гарантийный</text:span></text:p>
          </table:table-cell>
          <table:covered-table-cell/>
          <table:table-cell table:style-name="Таблица120.A3" office:value-type="string">
            <text:p text:style-name="P225"/>
          </table:table-cell>
          <table:table-cell table:style-name="Таблица120.A3" office:value-type="string">
            <text:p text:style-name="P243"/>
          </table:table-cell>
          <table:table-cell table:style-name="Таблица120.A3" table:number-columns-spanned="2" office:value-type="string">
            <text:p text:style-name="P199"/>
          </table:table-cell>
          <table:covered-table-cell/>
          <table:table-cell table:style-name="Таблица120.A3" office:value-type="string">
            <text:p text:style-name="P328"/>
          </table:table-cell>
          <table:table-cell table:style-name="Таблица120.H3" table:number-columns-spanned="2" office:value-type="string">
            <text:p text:style-name="P328"/>
          </table:table-cell>
          <table:covered-table-cell/>
        </table:table-row>
        <table:table-row table:style-name="Таблица120.3">
          <table:table-cell table:style-name="Таблица120.A3" table:number-columns-spanned="2" office:value-type="string">
            <text:p text:style-name="P922"><text:s/><text:span text:style-name="T268">срок <text:s/>исчислять <text:s/>с даты <text:s/></text:span><text:span text:style-name="T267">печати сертификата или другого </text:span></text:p>
          </table:table-cell>
          <table:covered-table-cell/>
          <table:table-cell table:style-name="Таблица120.A3" office:value-type="string">
            <text:p text:style-name="P225"/>
          </table:table-cell>
          <table:table-cell table:style-name="Таблица120.A3" office:value-type="string">
            <text:p text:style-name="P328"/>
          </table:table-cell>
          <table:table-cell table:style-name="Таблица120.A3" table:number-columns-spanned="2" office:value-type="string">
            <text:p text:style-name="P199"/>
          </table:table-cell>
          <table:covered-table-cell/>
          <table:table-cell table:style-name="Таблица120.A3" office:value-type="string">
            <text:p text:style-name="P328"/>
          </table:table-cell>
          <table:table-cell table:style-name="Таблица120.H3" table:number-columns-spanned="2" office:value-type="string">
            <text:p text:style-name="P328"/>
          </table:table-cell>
          <table:covered-table-cell/>
        </table:table-row>
        <table:table-row table:style-name="Таблица120.3">
          <table:table-cell table:style-name="Таблица120.A3" table:number-columns-spanned="2" office:value-type="string">
            <text:p text:style-name="P922"><text:s/><text:span text:style-name="T267">сопровождающего документа</text:span></text:p>
          </table:table-cell>
          <table:covered-table-cell/>
          <table:table-cell table:style-name="Таблица120.A3" office:value-type="string">
            <text:p text:style-name="P250"/>
          </table:table-cell>
          <table:table-cell table:style-name="Таблица120.A3" office:value-type="string">
            <text:p text:style-name="P188"/>
          </table:table-cell>
          <table:table-cell table:style-name="Таблица120.A3" table:number-columns-spanned="2" office:value-type="string">
            <text:p text:style-name="P199"/>
          </table:table-cell>
          <table:covered-table-cell/>
          <table:table-cell table:style-name="Таблица120.A3" office:value-type="string">
            <text:p text:style-name="P328"/>
          </table:table-cell>
          <table:table-cell table:style-name="Таблица120.H3" table:number-columns-spanned="2" office:value-type="string">
            <text:p text:style-name="P262"/>
          </table:table-cell>
          <table:covered-table-cell/>
        </table:table-row>
        <table:table-row table:style-name="Таблица120.3">
          <table:table-cell table:style-name="Таблица120.A3" table:number-columns-spanned="2" office:value-type="string">
            <text:p text:style-name="P815"/>
          </table:table-cell>
          <table:covered-table-cell/>
          <table:table-cell table:style-name="Таблица120.A3" office:value-type="string">
            <text:p text:style-name="P815"/>
          </table:table-cell>
          <table:table-cell table:style-name="Таблица120.A3" office:value-type="string">
            <text:p text:style-name="P828"/>
          </table:table-cell>
          <table:table-cell table:style-name="Таблица120.A3" table:number-columns-spanned="2" office:value-type="string">
            <text:p text:style-name="P828"/>
          </table:table-cell>
          <table:covered-table-cell/>
          <table:table-cell table:style-name="Таблица120.A3" office:value-type="string">
            <text:p text:style-name="P89"/>
          </table:table-cell>
          <table:table-cell table:style-name="Таблица120.H3" table:number-columns-spanned="2" office:value-type="string">
            <text:p text:style-name="P851"/>
          </table:table-cell>
          <table:covered-table-cell/>
        </table:table-row>
        <table:table-row table:style-name="Таблица120.3">
          <table:table-cell table:style-name="Таблица120.A3" table:number-columns-spanned="2" office:value-type="string">
            <text:p text:style-name="P815"/>
          </table:table-cell>
          <table:covered-table-cell/>
          <table:table-cell table:style-name="Таблица120.A3" office:value-type="string">
            <text:p text:style-name="P815"/>
          </table:table-cell>
          <table:table-cell table:style-name="Таблица120.A3" office:value-type="string">
            <text:p text:style-name="P828"/>
          </table:table-cell>
          <table:table-cell table:style-name="Таблица120.A3" table:number-columns-spanned="2" office:value-type="string">
            <text:p text:style-name="P828"/>
          </table:table-cell>
          <table:covered-table-cell/>
          <table:table-cell table:style-name="Таблица120.A3" office:value-type="string">
            <text:p text:style-name="P89"/>
          </table:table-cell>
          <table:table-cell table:style-name="Таблица120.H3" table:number-columns-spanned="2" office:value-type="string">
            <text:p text:style-name="P851"/>
          </table:table-cell>
          <table:covered-table-cell/>
        </table:table-row>
        <table:table-row table:style-name="Таблица120.3">
          <table:table-cell table:style-name="Таблица120.A3" table:number-columns-spanned="2" office:value-type="string">
            <text:p text:style-name="P815"/>
          </table:table-cell>
          <table:covered-table-cell/>
          <table:table-cell table:style-name="Таблица120.A3" office:value-type="string">
            <text:p text:style-name="P815"/>
          </table:table-cell>
          <table:table-cell table:style-name="Таблица120.A3" office:value-type="string">
            <text:p text:style-name="P828"/>
          </table:table-cell>
          <table:table-cell table:style-name="Таблица120.A3" table:number-columns-spanned="2" office:value-type="string">
            <text:p text:style-name="P828"/>
          </table:table-cell>
          <table:covered-table-cell/>
          <table:table-cell table:style-name="Таблица120.A3" office:value-type="string">
            <text:p text:style-name="P89"/>
          </table:table-cell>
          <table:table-cell table:style-name="Таблица120.H3" table:number-columns-spanned="2" office:value-type="string">
            <text:p text:style-name="P851"/>
          </table:table-cell>
          <table:covered-table-cell/>
        </table:table-row>
        <table:table-row table:style-name="Таблица120.3">
          <table:table-cell table:style-name="Таблица120.A3" table:number-columns-spanned="2" office:value-type="string">
            <text:p text:style-name="P812"/>
          </table:table-cell>
          <table:covered-table-cell/>
          <table:table-cell table:style-name="Таблица120.A3" office:value-type="string">
            <text:p text:style-name="P812"/>
          </table:table-cell>
          <table:table-cell table:style-name="Таблица120.A3" office:value-type="string">
            <text:p text:style-name="P833"/>
          </table:table-cell>
          <table:table-cell table:style-name="Таблица120.A3" table:number-columns-spanned="2" office:value-type="string">
            <text:p text:style-name="P833"/>
          </table:table-cell>
          <table:covered-table-cell/>
          <table:table-cell table:style-name="Таблица120.A3" office:value-type="string">
            <text:p text:style-name="P25"/>
          </table:table-cell>
          <table:table-cell table:style-name="Таблица120.H3" table:number-columns-spanned="2" office:value-type="string">
            <text:p text:style-name="P857"/>
          </table:table-cell>
          <table:covered-table-cell/>
        </table:table-row>
        <table:table-row table:style-name="Таблица120.3">
          <table:table-cell table:style-name="Таблица120.A3" table:number-columns-spanned="2" office:value-type="string">
            <text:p text:style-name="P813"/>
          </table:table-cell>
          <table:covered-table-cell/>
          <table:table-cell table:style-name="Таблица120.A3" office:value-type="string">
            <text:p text:style-name="P812"/>
          </table:table-cell>
          <table:table-cell table:style-name="Таблица120.A3" office:value-type="string">
            <text:p text:style-name="P834"/>
          </table:table-cell>
          <table:table-cell table:style-name="Таблица120.A3" table:number-columns-spanned="2" office:value-type="string">
            <text:p text:style-name="P834"/>
          </table:table-cell>
          <table:covered-table-cell/>
          <table:table-cell table:style-name="Таблица120.A3" office:value-type="string">
            <text:p text:style-name="P25"/>
          </table:table-cell>
          <table:table-cell table:style-name="Таблица120.H3" table:number-columns-spanned="2" office:value-type="string">
            <text:p text:style-name="P856"/>
          </table:table-cell>
          <table:covered-table-cell/>
        </table:table-row>
        <table:table-row table:style-name="Таблица120.3">
          <table:table-cell table:style-name="Таблица120.A3" table:number-columns-spanned="2" office:value-type="string">
            <text:p text:style-name="P814"/>
          </table:table-cell>
          <table:covered-table-cell/>
          <table:table-cell table:style-name="Таблица120.A3" office:value-type="string">
            <text:p text:style-name="P812"/>
          </table:table-cell>
          <table:table-cell table:style-name="Таблица120.A3" office:value-type="string">
            <text:p text:style-name="P835"/>
          </table:table-cell>
          <table:table-cell table:style-name="Таблица120.A3" table:number-columns-spanned="2" office:value-type="string">
            <text:p text:style-name="P834"/>
          </table:table-cell>
          <table:covered-table-cell/>
          <table:table-cell table:style-name="Таблица120.A3" office:value-type="string">
            <text:p text:style-name="P25"/>
          </table:table-cell>
          <table:table-cell table:style-name="Таблица120.H3" table:number-columns-spanned="2" office:value-type="string">
            <text:p text:style-name="P856"/>
          </table:table-cell>
          <table:covered-table-cell/>
        </table:table-row>
        <table:table-row table:style-name="Таблица120.3">
          <table:table-cell table:style-name="Таблица120.A3" table:number-columns-spanned="2" office:value-type="string">
            <text:p text:style-name="P814"/>
          </table:table-cell>
          <table:covered-table-cell/>
          <table:table-cell table:style-name="Таблица120.A3" office:value-type="string">
            <text:p text:style-name="P812"/>
          </table:table-cell>
          <table:table-cell table:style-name="Таблица120.A3" office:value-type="string">
            <text:p text:style-name="P835"/>
          </table:table-cell>
          <table:table-cell table:style-name="Таблица120.A3" table:number-columns-spanned="2" office:value-type="string">
            <text:p text:style-name="P834"/>
          </table:table-cell>
          <table:covered-table-cell/>
          <table:table-cell table:style-name="Таблица120.A3" office:value-type="string">
            <text:p text:style-name="P25"/>
          </table:table-cell>
          <table:table-cell table:style-name="Таблица120.H3" table:number-columns-spanned="2" office:value-type="string">
            <text:p text:style-name="P856"/>
          </table:table-cell>
          <table:covered-table-cell/>
        </table:table-row>
        <table:table-row table:style-name="Таблица120.3">
          <table:table-cell table:style-name="Таблица120.A3" table:number-columns-spanned="2" office:value-type="string">
            <text:p text:style-name="P104"/>
          </table:table-cell>
          <table:covered-table-cell/>
          <table:table-cell table:style-name="Таблица120.A3" office:value-type="string">
            <text:p text:style-name="P94"/>
          </table:table-cell>
          <table:table-cell table:style-name="Таблица120.A3" office:value-type="string">
            <text:p text:style-name="P169"/>
          </table:table-cell>
          <table:table-cell table:style-name="Таблица120.A3" table:number-columns-spanned="2" office:value-type="string">
            <text:p text:style-name="P169"/>
          </table:table-cell>
          <table:covered-table-cell/>
          <table:table-cell table:style-name="Таблица120.A3" office:value-type="string">
            <text:p text:style-name="P169"/>
          </table:table-cell>
          <table:table-cell table:style-name="Таблица120.H3" table:number-columns-spanned="2" office:value-type="string">
            <text:p text:style-name="P169"/>
          </table:table-cell>
          <table:covered-table-cell/>
        </table:table-row>
        <table:table-row table:style-name="Таблица120.18">
          <table:table-cell table:style-name="Таблица120.A18" office:value-type="string">
            <text:p text:style-name="P353">ПВК</text:p>
          </table:table-cell>
          <table:table-cell table:style-name="Таблица120.B18" table:number-columns-spanned="4" office:value-type="string">
            <text:p text:style-name="P373">Перечень входного контроля</text:p>
          </table:table-cell>
          <table:covered-table-cell/>
          <table:covered-table-cell/>
          <table:covered-table-cell/>
          <table:table-cell table:style-name="Таблица120.B18" table:number-columns-spanned="3" office:value-type="string">
            <text:p text:style-name="P150"/>
          </table:table-cell>
          <table:covered-table-cell/>
          <table:covered-table-cell/>
          <table:table-cell table:style-name="Таблица120.I18" office:value-type="string">
            <text:p text:style-name="P150"/>
            <text:p text:style-name="P150"/>
          </table:table-cell>
        </table:table-row>
      </table:table>
      <text:p text:style-name="P808"/>
      <text:p text:style-name="P1015">СТО 07521831-55-2017 Приложение А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/>
        <table:table-column table:style-name="Таблица12.E"/>
        <table:table-column table:style-name="Таблица12.F"/>
        <table:table-column table:style-name="Таблица12.G"/>
        <table:table-column table:style-name="Таблица12.H"/>
        <table:table-column table:style-name="Таблица12.I"/>
        <table:table-column table:style-name="Таблица12.J"/>
        <table:table-column table:style-name="Таблица12.K"/>
        <table:table-column table:style-name="Таблица12.L"/>
        <table:table-column table:style-name="Таблица12.M"/>
        <table:table-column table:style-name="Таблица12.N"/>
        <table:table-column table:style-name="Таблица12.O"/>
        <table:table-column table:style-name="Таблица12.P"/>
        <table:table-column table:style-name="Таблица12.Q"/>
        <table:table-column table:style-name="Таблица12.R"/>
        <table:table-column table:style-name="Таблица12.S"/>
        <table:table-column table:style-name="Таблица12.T"/>
        <table:table-column table:style-name="Таблица12.U"/>
        <table:table-column table:style-name="Таблица12.V"/>
        <table:table-column table:style-name="Таблица12.W"/>
        <table:table-column table:style-name="Таблица12.X"/>
        <table:table-column table:style-name="Таблица12.Y"/>
        <table:table-column table:style-name="Таблица12.Z"/>
        <table:table-column table:style-name="Таблица12.a"/>
        <table:table-column table:style-name="Таблица12.b"/>
        <table:table-column table:style-name="Таблица12.c"/>
        <table:table-column table:style-name="Таблица12.d"/>
        <table:table-row table:style-name="Таблица12.1">
          <table:table-cell table:style-name="Таблица12.A1" table:number-columns-spanned="3" office:value-type="string">
            <text:p text:style-name="P509">Дубл.</text:p>
          </table:table-cell>
          <table:covered-table-cell/>
          <table:covered-table-cell/>
          <table:table-cell table:style-name="Таблица12.A1" table:number-columns-spanned="3" office:value-type="string">
            <text:p text:style-name="P541"/>
          </table:table-cell>
          <table:covered-table-cell/>
          <table:covered-table-cell/>
          <table:table-cell table:style-name="Таблица12.A1" office:value-type="string">
            <text:p text:style-name="P541"/>
          </table:table-cell>
          <table:table-cell table:style-name="Таблица12.H1" table:number-columns-spanned="2" office:value-type="string">
            <text:p text:style-name="P541"/>
          </table:table-cell>
          <table:covered-table-cell/>
          <table:table-cell table:style-name="Таблица12.J1" table:number-columns-spanned="4" office:value-type="string">
            <text:p text:style-name="P541"><text:s text:c="15"/></text:p>
          </table:table-cell>
          <table:covered-table-cell/>
          <table:covered-table-cell/>
          <table:covered-table-cell/>
          <table:table-cell table:style-name="Таблица12.N1" table:number-columns-spanned="9" office:value-type="string">
            <text:p text:style-name="P54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2.W1" table:number-columns-spanned="8" office:value-type="string">
            <text:p text:style-name="P54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2.1">
          <table:table-cell table:style-name="Таблица12.A1" table:number-columns-spanned="3" office:value-type="string">
            <text:p text:style-name="P509">Взам.</text:p>
          </table:table-cell>
          <table:covered-table-cell/>
          <table:covered-table-cell/>
          <table:table-cell table:style-name="Таблица12.A1" table:number-columns-spanned="3" office:value-type="string">
            <text:p text:style-name="P541"/>
          </table:table-cell>
          <table:covered-table-cell/>
          <table:covered-table-cell/>
          <table:table-cell table:style-name="Таблица12.A1" office:value-type="string">
            <text:p text:style-name="P541"/>
          </table:table-cell>
          <table:table-cell table:style-name="Таблица12.H2" table:number-columns-spanned="2" office:value-type="string">
            <text:p text:style-name="P541"/>
          </table:table-cell>
          <table:covered-table-cell/>
          <table:table-cell table:style-name="Таблица12.J3" table:number-columns-spanned="6" office:value-type="string">
            <text:p text:style-name="P54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2.P3" table:number-rows-spanned="2" table:number-columns-spanned="15" office:value-type="string">
            <text:p text:style-name="P54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2.1">
          <table:table-cell table:style-name="Таблица12.A3" table:number-columns-spanned="3" office:value-type="string">
            <text:p text:style-name="P509">Подл.</text:p>
          </table:table-cell>
          <table:covered-table-cell/>
          <table:covered-table-cell/>
          <table:table-cell table:style-name="Таблица12.A3" table:number-columns-spanned="3" office:value-type="string">
            <text:p text:style-name="P564"/>
          </table:table-cell>
          <table:covered-table-cell/>
          <table:covered-table-cell/>
          <table:table-cell table:style-name="Таблица12.A3" office:value-type="string">
            <text:p text:style-name="P541"/>
          </table:table-cell>
          <table:table-cell table:style-name="Таблица12.A3" table:number-columns-spanned="2" office:value-type="string">
            <text:p text:style-name="P541"/>
          </table:table-cell>
          <table:covered-table-cell/>
          <table:table-cell table:style-name="Таблица12.J3" table:number-columns-spanned="6" office:value-type="string">
            <text:p text:style-name="P54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2.4">
          <table:table-cell table:style-name="Таблица12.A4" table:number-columns-spanned="19" office:value-type="string">
            <text:p text:style-name="P446">Гарантийный срок хранения: <text:span text:style-name="T337">паст Полимер А,Д,Е,К,</text:span><text:span text:style-name="T32">L,R,U,P – </text:span><text:span text:style-name="T46">3 года, паст Полимер О </text:span><text:span text:style-name="T32">–</text:span><text:span text:style-name="T46"> </text:span><text:span text:style-name="T338">5 лет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2.T4" table:number-columns-spanned="4" office:value-type="string">
            <text:p text:style-name="P511"/>
          </table:table-cell>
          <table:covered-table-cell/>
          <table:covered-table-cell/>
          <table:covered-table-cell/>
          <table:table-cell table:style-name="Таблица12.X4" table:number-columns-spanned="6" office:value-type="string">
            <text:h text:style-name="P1051" text:outline-level="7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2.d4" office:value-type="string">
            <text:p text:style-name="P512">9</text:p>
          </table:table-cell>
        </table:table-row>
        <table:table-row table:style-name="Таблица12.4">
          <table:table-cell table:style-name="Таблица12.A5" table:number-columns-spanned="30" office:value-type="string">
            <text:p text:style-name="P510">Срок хранени<text:span text:style-name="T48">я</text:span> до перепроверки продукции (для изделий ГОЗ)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2.1">
          <table:table-cell table:style-name="Таблица12.A4" table:number-rows-spanned="3" office:value-type="string">
            <text:p text:style-name="P511"/>
          </table:table-cell>
          <table:table-cell table:style-name="Таблица12.T4" table:number-columns-spanned="3" office:value-type="string">
            <text:p text:style-name="P511"/>
          </table:table-cell>
          <table:covered-table-cell/>
          <table:covered-table-cell/>
          <table:table-cell table:style-name="Таблица12.T4" office:value-type="string">
            <text:p text:style-name="P511"/>
          </table:table-cell>
          <table:table-cell table:style-name="Таблица12.T4" table:number-columns-spanned="3" office:value-type="string">
            <text:p text:style-name="P511"/>
          </table:table-cell>
          <table:covered-table-cell/>
          <table:covered-table-cell/>
          <table:table-cell table:style-name="Таблица12.T4" table:number-columns-spanned="2" office:value-type="string">
            <text:p text:style-name="P511"/>
          </table:table-cell>
          <table:covered-table-cell/>
          <table:table-cell table:style-name="Таблица12.T4" office:value-type="string">
            <text:p text:style-name="P511"/>
          </table:table-cell>
          <table:table-cell table:style-name="Таблица12.T4" office:value-type="string">
            <text:p text:style-name="P511"/>
          </table:table-cell>
          <table:table-cell table:style-name="Таблица12.T4" table:number-columns-spanned="2" office:value-type="string">
            <text:p text:style-name="P511"/>
          </table:table-cell>
          <table:covered-table-cell/>
          <table:table-cell table:style-name="Таблица12.T4" table:number-columns-spanned="3" office:value-type="string">
            <text:p text:style-name="P511"/>
          </table:table-cell>
          <table:covered-table-cell/>
          <table:covered-table-cell/>
          <table:table-cell table:style-name="Таблица12.R6" office:value-type="string">
            <text:p text:style-name="P511"/>
          </table:table-cell>
          <table:table-cell table:style-name="Таблица12.S6" table:number-columns-spanned="2" office:value-type="string">
            <text:p text:style-name="P511"/>
          </table:table-cell>
          <table:covered-table-cell/>
          <table:table-cell table:style-name="Таблица12.U6" table:number-rows-spanned="3" table:number-columns-spanned="6" office:value-type="string">
            <text:h text:style-name="P1061" text:outline-level="8">Колеровочные пасты «Полимер»*</text:h>
            <text:p text:style-name="P502">ТУ 2463-010-49630959-<text:span text:style-name="T337">05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2.a6" table:number-rows-spanned="3" table:number-columns-spanned="4" office:value-type="string">
            <text:p text:style-name="P601">К.02 - 2024</text:p>
          </table:table-cell>
          <table:covered-table-cell/>
          <table:covered-table-cell/>
          <table:covered-table-cell/>
        </table:table-row>
        <table:table-row table:style-name="Таблица12.1">
          <table:covered-table-cell/>
          <table:table-cell table:style-name="Таблица12.B7" table:number-columns-spanned="3" office:value-type="string">
            <text:p text:style-name="P541"/>
          </table:table-cell>
          <table:covered-table-cell/>
          <table:covered-table-cell/>
          <table:table-cell table:style-name="Таблица12.E7" office:value-type="string">
            <text:p text:style-name="P541"/>
          </table:table-cell>
          <table:table-cell table:style-name="Таблица12.F7" table:number-columns-spanned="3" office:value-type="string">
            <text:p text:style-name="P541"/>
          </table:table-cell>
          <table:covered-table-cell/>
          <table:covered-table-cell/>
          <table:table-cell table:style-name="Таблица12.I7" table:number-columns-spanned="2" office:value-type="string">
            <text:p text:style-name="P541"/>
          </table:table-cell>
          <table:covered-table-cell/>
          <table:table-cell table:style-name="Таблица12.K7" office:value-type="string">
            <text:p text:style-name="P541"/>
          </table:table-cell>
          <table:table-cell table:style-name="Таблица12.L7" office:value-type="string">
            <text:p text:style-name="P541"/>
          </table:table-cell>
          <table:table-cell table:style-name="Таблица12.M7" table:number-columns-spanned="2" office:value-type="string">
            <text:p text:style-name="P541"/>
          </table:table-cell>
          <table:covered-table-cell/>
          <table:table-cell table:style-name="Таблица12.O7" table:number-columns-spanned="3" office:value-type="string">
            <text:p text:style-name="P541"/>
          </table:table-cell>
          <table:covered-table-cell/>
          <table:covered-table-cell/>
          <table:table-cell table:style-name="Таблица12.R7" office:value-type="string">
            <text:p text:style-name="P541"/>
          </table:table-cell>
          <table:table-cell table:style-name="Таблица12.S7" table:number-columns-spanned="2" office:value-type="string">
            <text:p text:style-name="P54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2.1">
          <table:covered-table-cell/>
          <table:table-cell table:style-name="Таблица12.B8" table:number-columns-spanned="3" office:value-type="string">
            <text:p text:style-name="P540"/>
          </table:table-cell>
          <table:covered-table-cell/>
          <table:covered-table-cell/>
          <table:table-cell table:style-name="Таблица12.E8" office:value-type="string">
            <text:p text:style-name="P540"/>
          </table:table-cell>
          <table:table-cell table:style-name="Таблица12.F8" table:number-columns-spanned="3" office:value-type="string">
            <text:p text:style-name="P540"/>
          </table:table-cell>
          <table:covered-table-cell/>
          <table:covered-table-cell/>
          <table:table-cell table:style-name="Таблица12.I8" table:number-columns-spanned="2" office:value-type="string">
            <text:p text:style-name="P539"><text:s/></text:p>
          </table:table-cell>
          <table:covered-table-cell/>
          <table:table-cell table:style-name="Таблица12.K8" office:value-type="string">
            <text:p text:style-name="P539"/>
          </table:table-cell>
          <table:table-cell table:style-name="Таблица12.L8" office:value-type="string">
            <text:p text:style-name="P541"/>
          </table:table-cell>
          <table:table-cell table:style-name="Таблица12.M8" table:number-columns-spanned="2" office:value-type="string">
            <text:p text:style-name="P541"/>
          </table:table-cell>
          <table:covered-table-cell/>
          <table:table-cell table:style-name="Таблица12.O8" table:number-columns-spanned="3" office:value-type="string">
            <text:p text:style-name="P541"/>
          </table:table-cell>
          <table:covered-table-cell/>
          <table:covered-table-cell/>
          <table:table-cell table:style-name="Таблица12.R8" office:value-type="string">
            <text:p text:style-name="P541"/>
          </table:table-cell>
          <table:table-cell table:style-name="Таблица12.S8" table:number-columns-spanned="2" office:value-type="string">
            <text:p text:style-name="P54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2.9">
          <table:table-cell table:style-name="Таблица12.A9" table:number-columns-spanned="16" office:value-type="string">
            <text:p text:style-name="P434">Состав контролируемых па<text:span text:style-name="T17">р</text:span>аметров продукции,<text:line-break/>методы ее контрол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2.Q10" table:number-rows-spanned="2" table:number-columns-spanned="5" office:value-type="string">
            <text:p text:style-name="P436">Средства измерений<text:line-break/>или требуемые метрологические<text:line-break/>характеристики средств измерений</text:p>
          </table:table-cell>
          <table:covered-table-cell/>
          <table:covered-table-cell/>
          <table:covered-table-cell/>
          <table:covered-table-cell/>
          <table:table-cell table:style-name="Таблица12.V10" table:number-rows-spanned="2" table:number-columns-spanned="4" office:value-type="string">
            <text:p text:style-name="P436">Вид<text:line-break/>контроля<text:line-break/>Объем<text:line-break/>выборки<text:line-break/>или<text:line-break/>пробы</text:p>
          </table:table-cell>
          <table:covered-table-cell/>
          <table:covered-table-cell/>
          <table:covered-table-cell/>
          <table:table-cell table:style-name="Таблица12.Z10" table:number-rows-spanned="2" table:number-columns-spanned="2" office:value-type="string">
            <text:p text:style-name="P436">Допусти<text:span text:style-name="T50">-</text:span>мый<text:line-break/>расход<text:line-break/>ресурса<text:line-break/></text:p>
          </table:table-cell>
          <table:covered-table-cell/>
          <table:table-cell table:style-name="Таблица12.b10" table:number-rows-spanned="2" table:number-columns-spanned="3" office:value-type="string">
            <text:p text:style-name="P436">Подразделения,<text:line-break/>участвующие<text:line-break/>во входном<text:line-break/>контроле</text:p>
          </table:table-cell>
          <table:covered-table-cell/>
          <table:covered-table-cell/>
        </table:table-row>
        <table:table-row table:style-name="Таблица12.9">
          <table:table-cell table:style-name="Таблица12.A10" table:number-columns-spanned="13" office:value-type="string">
            <text:p text:style-name="P434">Контролируемые параметры<text:line-break/>(показатели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2.N10" table:number-columns-spanned="3" office:value-type="string">
            <text:p text:style-name="P434">Номера<text:line-break/>пунктов<text:line-break/>докумен<text:span text:style-name="T49">-</text:span><text:line-break/>т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2.11">
          <table:table-cell table:style-name="Таблица12.A25" table:number-columns-spanned="13" office:value-type="string">
            <text:p text:style-name="P900">Наличие сопроводительного сертификата ил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2.N25" table:number-columns-spanned="3" office:value-type="string">
            <text:p text:style-name="P459">-</text:p>
          </table:table-cell>
          <table:covered-table-cell/>
          <table:covered-table-cell/>
          <table:table-cell table:style-name="Таблица12.Q25" table:number-columns-spanned="5" office:value-type="string">
            <text:p text:style-name="P453"><text:s text:c="34"/>- <text:s text:c="4"/></text:p>
          </table:table-cell>
          <table:covered-table-cell/>
          <table:covered-table-cell/>
          <table:covered-table-cell/>
          <table:covered-table-cell/>
          <table:table-cell table:style-name="Таблица12.V25" table:number-columns-spanned="4" office:value-type="string">
            <text:p text:style-name="P259">Сплошной</text:p>
          </table:table-cell>
          <table:covered-table-cell/>
          <table:covered-table-cell/>
          <table:covered-table-cell/>
          <table:table-cell table:style-name="Таблица12.Z25" table:number-columns-spanned="2" office:value-type="string">
            <text:p text:style-name="P259">0</text:p>
          </table:table-cell>
          <table:covered-table-cell/>
          <table:table-cell table:style-name="Таблица12.b25" table:number-columns-spanned="3" office:value-type="string">
            <text:p text:style-name="P907">Цех 23, </text:p>
          </table:table-cell>
          <table:covered-table-cell/>
          <table:covered-table-cell/>
        </table:table-row>
        <table:table-row table:style-name="Таблица12.11">
          <table:table-cell table:style-name="Таблица12.A25" table:number-columns-spanned="13" office:value-type="string">
            <text:p text:style-name="P890"><text:span text:style-name="T128">другого </text:span><text:s/><text:span text:style-name="T128">документа <text:s/>подтверждающего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2.N25" table:number-columns-spanned="3" office:value-type="string">
            <text:p text:style-name="P459"/>
          </table:table-cell>
          <table:covered-table-cell/>
          <table:covered-table-cell/>
          <table:table-cell table:style-name="Таблица12.Q25" table:number-columns-spanned="5" office:value-type="string">
            <text:p text:style-name="P453"/>
          </table:table-cell>
          <table:covered-table-cell/>
          <table:covered-table-cell/>
          <table:covered-table-cell/>
          <table:covered-table-cell/>
          <table:table-cell table:style-name="Таблица12.V25" table:number-columns-spanned="4" office:value-type="string">
            <text:p text:style-name="P206"/>
          </table:table-cell>
          <table:covered-table-cell/>
          <table:covered-table-cell/>
          <table:covered-table-cell/>
          <table:table-cell table:style-name="Таблица12.Z25" table:number-columns-spanned="2" office:value-type="string">
            <text:p text:style-name="P339"/>
          </table:table-cell>
          <table:covered-table-cell/>
          <table:table-cell table:style-name="Таблица12.b25" table:number-columns-spanned="3" office:value-type="string">
            <text:p text:style-name="P907">ОТК</text:p>
          </table:table-cell>
          <table:covered-table-cell/>
          <table:covered-table-cell/>
        </table:table-row>
        <table:table-row table:style-name="Таблица12.11">
          <table:table-cell table:style-name="Таблица12.A25" table:number-columns-spanned="13" office:value-type="string">
            <text:p text:style-name="P896">качество материала с указанием гарантийного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2.N25" table:number-columns-spanned="3" office:value-type="string">
            <text:p text:style-name="P462"/>
          </table:table-cell>
          <table:covered-table-cell/>
          <table:covered-table-cell/>
          <table:table-cell table:style-name="Таблица12.Q25" table:number-columns-spanned="5" office:value-type="string">
            <text:p text:style-name="P453"/>
          </table:table-cell>
          <table:covered-table-cell/>
          <table:covered-table-cell/>
          <table:covered-table-cell/>
          <table:covered-table-cell/>
          <table:table-cell table:style-name="Таблица12.V25" table:number-columns-spanned="4" office:value-type="string">
            <text:p text:style-name="P453"/>
          </table:table-cell>
          <table:covered-table-cell/>
          <table:covered-table-cell/>
          <table:covered-table-cell/>
          <table:table-cell table:style-name="Таблица12.Z25" table:number-columns-spanned="2" office:value-type="string">
            <text:p text:style-name="P475"/>
          </table:table-cell>
          <table:covered-table-cell/>
          <table:table-cell table:style-name="Таблица12.b25" table:number-columns-spanned="3" office:value-type="string">
            <text:p text:style-name="P467"/>
          </table:table-cell>
          <table:covered-table-cell/>
          <table:covered-table-cell/>
        </table:table-row>
        <table:table-row table:style-name="Таблица12.11">
          <table:table-cell table:style-name="Таблица12.A25" table:number-columns-spanned="13" office:value-type="string">
            <text:p text:style-name="P896">срока и <text:s/>даты изготовле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2.N25" table:number-columns-spanned="3" office:value-type="string">
            <text:p text:style-name="P459"/>
          </table:table-cell>
          <table:covered-table-cell/>
          <table:covered-table-cell/>
          <table:table-cell table:style-name="Таблица12.Q25" table:number-columns-spanned="5" office:value-type="string">
            <text:p text:style-name="P453"/>
          </table:table-cell>
          <table:covered-table-cell/>
          <table:covered-table-cell/>
          <table:covered-table-cell/>
          <table:covered-table-cell/>
          <table:table-cell table:style-name="Таблица12.V25" table:number-columns-spanned="4" office:value-type="string">
            <text:p text:style-name="P453"><text:s/></text:p>
          </table:table-cell>
          <table:covered-table-cell/>
          <table:covered-table-cell/>
          <table:covered-table-cell/>
          <table:table-cell table:style-name="Таблица12.Z25" table:number-columns-spanned="2" office:value-type="string">
            <text:p text:style-name="P475"/>
          </table:table-cell>
          <table:covered-table-cell/>
          <table:table-cell table:style-name="Таблица12.b25" table:number-columns-spanned="3" office:value-type="string">
            <text:p text:style-name="P475"/>
          </table:table-cell>
          <table:covered-table-cell/>
          <table:covered-table-cell/>
        </table:table-row>
        <table:table-row table:style-name="Таблица12.11">
          <table:table-cell table:style-name="Таблица12.A25" table:number-columns-spanned="13" office:value-type="string">
            <text:p text:style-name="P890"><text:span text:style-name="T268">В случае отсутствия даты </text:span><text:span text:style-name="T267">изготовления</text:span><text:span text:style-name="T268"> гарантийный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2.N25" table:number-columns-spanned="3" office:value-type="string">
            <text:p text:style-name="P237"/>
          </table:table-cell>
          <table:covered-table-cell/>
          <table:covered-table-cell/>
          <table:table-cell table:style-name="Таблица12.Q25" table:number-columns-spanned="5" office:value-type="string">
            <text:p text:style-name="P248"/>
          </table:table-cell>
          <table:covered-table-cell/>
          <table:covered-table-cell/>
          <table:covered-table-cell/>
          <table:covered-table-cell/>
          <table:table-cell table:style-name="Таблица12.V25" table:number-columns-spanned="4" office:value-type="string">
            <text:p text:style-name="P206"/>
          </table:table-cell>
          <table:covered-table-cell/>
          <table:covered-table-cell/>
          <table:covered-table-cell/>
          <table:table-cell table:style-name="Таблица12.Z25" table:number-columns-spanned="2" office:value-type="string">
            <text:p text:style-name="P339"/>
          </table:table-cell>
          <table:covered-table-cell/>
          <table:table-cell table:style-name="Таблица12.b25" table:number-columns-spanned="3" office:value-type="string">
            <text:p text:style-name="P339"/>
          </table:table-cell>
          <table:covered-table-cell/>
          <table:covered-table-cell/>
        </table:table-row>
        <table:table-row table:style-name="Таблица12.11">
          <table:table-cell table:style-name="Таблица12.A25" table:number-columns-spanned="13" office:value-type="string">
            <text:p text:style-name="P890"><text:span text:style-name="T268">срок <text:s/>исчислять <text:s/>с даты <text:s/></text:span><text:span text:style-name="T267">печати сертификата или другого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2.N25" table:number-columns-spanned="3" office:value-type="string">
            <text:p text:style-name="P237"/>
          </table:table-cell>
          <table:covered-table-cell/>
          <table:covered-table-cell/>
          <table:table-cell table:style-name="Таблица12.Q25" table:number-columns-spanned="5" office:value-type="string">
            <text:p text:style-name="P339"/>
          </table:table-cell>
          <table:covered-table-cell/>
          <table:covered-table-cell/>
          <table:covered-table-cell/>
          <table:covered-table-cell/>
          <table:table-cell table:style-name="Таблица12.V25" table:number-columns-spanned="4" office:value-type="string">
            <text:p text:style-name="P206"/>
          </table:table-cell>
          <table:covered-table-cell/>
          <table:covered-table-cell/>
          <table:covered-table-cell/>
          <table:table-cell table:style-name="Таблица12.Z25" table:number-columns-spanned="2" office:value-type="string">
            <text:p text:style-name="P339"/>
          </table:table-cell>
          <table:covered-table-cell/>
          <table:table-cell table:style-name="Таблица12.b25" table:number-columns-spanned="3" office:value-type="string">
            <text:p text:style-name="P339"/>
          </table:table-cell>
          <table:covered-table-cell/>
          <table:covered-table-cell/>
        </table:table-row>
        <table:table-row table:style-name="Таблица12.11">
          <table:table-cell table:style-name="Таблица12.A25" table:number-columns-spanned="13" office:value-type="string">
            <text:p text:style-name="P916">сопровождающего докумен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2.N25" table:number-columns-spanned="3" office:value-type="string">
            <text:p text:style-name="P237"/>
          </table:table-cell>
          <table:covered-table-cell/>
          <table:covered-table-cell/>
          <table:table-cell table:style-name="Таблица12.Q25" table:number-columns-spanned="5" office:value-type="string">
            <text:p text:style-name="P206"/>
          </table:table-cell>
          <table:covered-table-cell/>
          <table:covered-table-cell/>
          <table:covered-table-cell/>
          <table:covered-table-cell/>
          <table:table-cell table:style-name="Таблица12.V25" table:number-columns-spanned="4" office:value-type="string">
            <text:p text:style-name="P278"/>
          </table:table-cell>
          <table:covered-table-cell/>
          <table:covered-table-cell/>
          <table:covered-table-cell/>
          <table:table-cell table:style-name="Таблица12.Z25" table:number-columns-spanned="2" office:value-type="string">
            <text:p text:style-name="P339"/>
          </table:table-cell>
          <table:covered-table-cell/>
          <table:table-cell table:style-name="Таблица12.b25" table:number-columns-spanned="3" office:value-type="string">
            <text:p text:style-name="P282"/>
          </table:table-cell>
          <table:covered-table-cell/>
          <table:covered-table-cell/>
        </table:table-row>
        <table:table-row table:style-name="Таблица12.11">
          <table:table-cell table:style-name="Таблица12.A25" table:number-columns-spanned="13" office:value-type="string">
            <text:p text:style-name="P90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2.N25" table:number-columns-spanned="3" office:value-type="string">
            <text:p text:style-name="P459"/>
          </table:table-cell>
          <table:covered-table-cell/>
          <table:covered-table-cell/>
          <table:table-cell table:style-name="Таблица12.Q25" table:number-columns-spanned="5" office:value-type="string">
            <text:p text:style-name="P453"/>
          </table:table-cell>
          <table:covered-table-cell/>
          <table:covered-table-cell/>
          <table:covered-table-cell/>
          <table:covered-table-cell/>
          <table:table-cell table:style-name="Таблица12.V25" table:number-columns-spanned="4" office:value-type="string">
            <text:p text:style-name="P259"/>
          </table:table-cell>
          <table:covered-table-cell/>
          <table:covered-table-cell/>
          <table:covered-table-cell/>
          <table:table-cell table:style-name="Таблица12.Z25" table:number-columns-spanned="2" office:value-type="string">
            <text:p text:style-name="P259"/>
          </table:table-cell>
          <table:covered-table-cell/>
          <table:table-cell table:style-name="Таблица12.b25" table:number-columns-spanned="3" office:value-type="string">
            <text:p text:style-name="P907"/>
          </table:table-cell>
          <table:covered-table-cell/>
          <table:covered-table-cell/>
        </table:table-row>
        <table:table-row table:style-name="Таблица12.11">
          <table:table-cell table:style-name="Таблица12.A25" table:number-columns-spanned="13" office:value-type="string">
            <text:p text:style-name="P89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2.N25" table:number-columns-spanned="3" office:value-type="string">
            <text:p text:style-name="P459"/>
          </table:table-cell>
          <table:covered-table-cell/>
          <table:covered-table-cell/>
          <table:table-cell table:style-name="Таблица12.Q25" table:number-columns-spanned="5" office:value-type="string">
            <text:p text:style-name="P453"/>
          </table:table-cell>
          <table:covered-table-cell/>
          <table:covered-table-cell/>
          <table:covered-table-cell/>
          <table:covered-table-cell/>
          <table:table-cell table:style-name="Таблица12.V25" table:number-columns-spanned="4" office:value-type="string">
            <text:p text:style-name="P206"/>
          </table:table-cell>
          <table:covered-table-cell/>
          <table:covered-table-cell/>
          <table:covered-table-cell/>
          <table:table-cell table:style-name="Таблица12.Z25" table:number-columns-spanned="2" office:value-type="string">
            <text:p text:style-name="P339"/>
          </table:table-cell>
          <table:covered-table-cell/>
          <table:table-cell table:style-name="Таблица12.b25" table:number-columns-spanned="3" office:value-type="string">
            <text:p text:style-name="P907"/>
          </table:table-cell>
          <table:covered-table-cell/>
          <table:covered-table-cell/>
        </table:table-row>
        <table:table-row table:style-name="Таблица12.11">
          <table:table-cell table:style-name="Таблица12.A25" table:number-columns-spanned="13" office:value-type="string">
            <text:p text:style-name="P89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2.N25" table:number-columns-spanned="3" office:value-type="string">
            <text:p text:style-name="P462"/>
          </table:table-cell>
          <table:covered-table-cell/>
          <table:covered-table-cell/>
          <table:table-cell table:style-name="Таблица12.Q25" table:number-columns-spanned="5" office:value-type="string">
            <text:p text:style-name="P453"/>
          </table:table-cell>
          <table:covered-table-cell/>
          <table:covered-table-cell/>
          <table:covered-table-cell/>
          <table:covered-table-cell/>
          <table:table-cell table:style-name="Таблица12.V25" table:number-columns-spanned="4" office:value-type="string">
            <text:p text:style-name="P453"/>
          </table:table-cell>
          <table:covered-table-cell/>
          <table:covered-table-cell/>
          <table:covered-table-cell/>
          <table:table-cell table:style-name="Таблица12.Z25" table:number-columns-spanned="2" office:value-type="string">
            <text:p text:style-name="P475"/>
          </table:table-cell>
          <table:covered-table-cell/>
          <table:table-cell table:style-name="Таблица12.b25" table:number-columns-spanned="3" office:value-type="string">
            <text:p text:style-name="P467"/>
          </table:table-cell>
          <table:covered-table-cell/>
          <table:covered-table-cell/>
        </table:table-row>
        <table:table-row table:style-name="Таблица12.11">
          <table:table-cell table:style-name="Таблица12.A25" table:number-columns-spanned="13" office:value-type="string">
            <text:p text:style-name="P43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2.N25" table:number-columns-spanned="3" office:value-type="string">
            <text:p text:style-name="P434"/>
          </table:table-cell>
          <table:covered-table-cell/>
          <table:covered-table-cell/>
          <table:table-cell table:style-name="Таблица12.Q25" table:number-columns-spanned="5" office:value-type="string">
            <text:p text:style-name="P444"/>
          </table:table-cell>
          <table:covered-table-cell/>
          <table:covered-table-cell/>
          <table:covered-table-cell/>
          <table:covered-table-cell/>
          <table:table-cell table:style-name="Таблица12.V25" table:number-columns-spanned="4" office:value-type="string">
            <text:p text:style-name="P444"/>
          </table:table-cell>
          <table:covered-table-cell/>
          <table:covered-table-cell/>
          <table:covered-table-cell/>
          <table:table-cell table:style-name="Таблица12.Z25" table:number-columns-spanned="2" office:value-type="string">
            <text:p text:style-name="P444"/>
          </table:table-cell>
          <table:covered-table-cell/>
          <table:table-cell table:style-name="Таблица12.b25" table:number-columns-spanned="3" office:value-type="string">
            <text:p text:style-name="P444"/>
          </table:table-cell>
          <table:covered-table-cell/>
          <table:covered-table-cell/>
        </table:table-row>
        <table:table-row table:style-name="Таблица12.11">
          <table:table-cell table:style-name="Таблица12.A25" table:number-columns-spanned="13" office:value-type="string">
            <text:p text:style-name="P43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2.N25" table:number-columns-spanned="3" office:value-type="string">
            <text:p text:style-name="P434"/>
          </table:table-cell>
          <table:covered-table-cell/>
          <table:covered-table-cell/>
          <table:table-cell table:style-name="Таблица12.Q25" table:number-columns-spanned="5" office:value-type="string">
            <text:p text:style-name="P444"/>
          </table:table-cell>
          <table:covered-table-cell/>
          <table:covered-table-cell/>
          <table:covered-table-cell/>
          <table:covered-table-cell/>
          <table:table-cell table:style-name="Таблица12.V25" table:number-columns-spanned="4" office:value-type="string">
            <text:p text:style-name="P444"/>
          </table:table-cell>
          <table:covered-table-cell/>
          <table:covered-table-cell/>
          <table:covered-table-cell/>
          <table:table-cell table:style-name="Таблица12.Z25" table:number-columns-spanned="2" office:value-type="string">
            <text:p text:style-name="P444"/>
          </table:table-cell>
          <table:covered-table-cell/>
          <table:table-cell table:style-name="Таблица12.b25" table:number-columns-spanned="3" office:value-type="string">
            <text:p text:style-name="P444"/>
          </table:table-cell>
          <table:covered-table-cell/>
          <table:covered-table-cell/>
        </table:table-row>
        <table:table-row table:style-name="Таблица12.11">
          <table:table-cell table:style-name="Таблица12.A25" table:number-columns-spanned="13" office:value-type="string">
            <text:p text:style-name="P484"><text:span text:style-name="T88"><text:s/>* - </text:span><text:span text:style-name="T89">в том числе </text:span><text:span text:style-name="T90">ПОЛИМЕР </text:span><text:span text:style-name="T99">“A”,“D”,“</text:span><text:span text:style-name="T100">E</text:span><text:span text:style-name="T99">”,“</text:span><text:span text:style-name="T100">K</text:span><text:span text:style-name="T99">”,“</text:span><text:span text:style-name="T100">L</text:span><text:span text:style-name="T99">”,“</text:span><text:span text:style-name="T100">O</text:span><text:span text:style-name="T99">”, “</text:span><text:span text:style-name="T100">R</text:span><text:span text:style-name="T99">”,“</text:span><text:span text:style-name="T100">U</text:span><text:span text:style-name="T99">”,“</text:span><text:span text:style-name="T100">P</text:span><text:span text:style-name="T99">”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2.N25" table:number-columns-spanned="3" office:value-type="string">
            <text:p text:style-name="P434"/>
          </table:table-cell>
          <table:covered-table-cell/>
          <table:covered-table-cell/>
          <table:table-cell table:style-name="Таблица12.Q25" table:number-columns-spanned="5" office:value-type="string">
            <text:p text:style-name="P444"/>
          </table:table-cell>
          <table:covered-table-cell/>
          <table:covered-table-cell/>
          <table:covered-table-cell/>
          <table:covered-table-cell/>
          <table:table-cell table:style-name="Таблица12.V25" table:number-columns-spanned="4" office:value-type="string">
            <text:p text:style-name="P444"/>
          </table:table-cell>
          <table:covered-table-cell/>
          <table:covered-table-cell/>
          <table:covered-table-cell/>
          <table:table-cell table:style-name="Таблица12.Z25" table:number-columns-spanned="2" office:value-type="string">
            <text:p text:style-name="P444"/>
          </table:table-cell>
          <table:covered-table-cell/>
          <table:table-cell table:style-name="Таблица12.b25" table:number-columns-spanned="3" office:value-type="string">
            <text:p text:style-name="P444"/>
          </table:table-cell>
          <table:covered-table-cell/>
          <table:covered-table-cell/>
        </table:table-row>
        <table:table-row table:style-name="Таблица12.11">
          <table:table-cell table:style-name="Таблица12.A25" table:number-columns-spanned="13" office:value-type="string">
            <text:p text:style-name="P437"><text:s/><text:span text:style-name="T339">различных </text:span><text:span text:style-name="T33">RAL </text:span><text:span text:style-name="T339">(цветов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2.N25" table:number-columns-spanned="3" office:value-type="string">
            <text:p text:style-name="P434"/>
          </table:table-cell>
          <table:covered-table-cell/>
          <table:covered-table-cell/>
          <table:table-cell table:style-name="Таблица12.Q25" table:number-columns-spanned="5" office:value-type="string">
            <text:p text:style-name="P444"/>
          </table:table-cell>
          <table:covered-table-cell/>
          <table:covered-table-cell/>
          <table:covered-table-cell/>
          <table:covered-table-cell/>
          <table:table-cell table:style-name="Таблица12.V25" table:number-columns-spanned="4" office:value-type="string">
            <text:p text:style-name="P444"/>
          </table:table-cell>
          <table:covered-table-cell/>
          <table:covered-table-cell/>
          <table:covered-table-cell/>
          <table:table-cell table:style-name="Таблица12.Z25" table:number-columns-spanned="2" office:value-type="string">
            <text:p text:style-name="P444"/>
          </table:table-cell>
          <table:covered-table-cell/>
          <table:table-cell table:style-name="Таблица12.b25" table:number-columns-spanned="3" office:value-type="string">
            <text:p text:style-name="P444"/>
          </table:table-cell>
          <table:covered-table-cell/>
          <table:covered-table-cell/>
        </table:table-row>
        <table:table-row table:style-name="Таблица12.11">
          <table:table-cell table:style-name="Таблица12.A25" table:number-columns-spanned="13" office:value-type="string">
            <text:p text:style-name="P43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2.N25" table:number-columns-spanned="3" office:value-type="string">
            <text:p text:style-name="P434"/>
          </table:table-cell>
          <table:covered-table-cell/>
          <table:covered-table-cell/>
          <table:table-cell table:style-name="Таблица12.Q25" table:number-columns-spanned="5" office:value-type="string">
            <text:p text:style-name="P444"/>
          </table:table-cell>
          <table:covered-table-cell/>
          <table:covered-table-cell/>
          <table:covered-table-cell/>
          <table:covered-table-cell/>
          <table:table-cell table:style-name="Таблица12.V25" table:number-columns-spanned="4" office:value-type="string">
            <text:p text:style-name="P444"/>
          </table:table-cell>
          <table:covered-table-cell/>
          <table:covered-table-cell/>
          <table:covered-table-cell/>
          <table:table-cell table:style-name="Таблица12.Z25" table:number-columns-spanned="2" office:value-type="string">
            <text:p text:style-name="P444"/>
          </table:table-cell>
          <table:covered-table-cell/>
          <table:table-cell table:style-name="Таблица12.b25" table:number-columns-spanned="3" office:value-type="string">
            <text:p text:style-name="P444"/>
          </table:table-cell>
          <table:covered-table-cell/>
          <table:covered-table-cell/>
        </table:table-row>
        <table:table-row table:style-name="Таблица12.26">
          <table:table-cell table:style-name="Таблица12.A26" table:number-columns-spanned="2" office:value-type="string">
            <text:p text:style-name="P481">ПВК</text:p>
          </table:table-cell>
          <table:covered-table-cell/>
          <table:table-cell table:style-name="Таблица12.C26" table:number-columns-spanned="22" office:value-type="string">
            <text:p text:style-name="P482">Перечень входного контрол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2.Y26" table:number-columns-spanned="4" office:value-type="string">
            <text:p text:style-name="P447"/>
          </table:table-cell>
          <table:covered-table-cell/>
          <table:covered-table-cell/>
          <table:covered-table-cell/>
          <table:table-cell table:style-name="Таблица12.c26" table:number-columns-spanned="2" office:value-type="string">
            <text:p text:style-name="P447"/>
            <text:p text:style-name="P447"/>
          </table:table-cell>
          <table:covered-table-cell/>
        </table:table-row>
      </table:table>
      <text:p text:style-name="P802"/>
      <text:p text:style-name="P1003"><text:soft-page-break/><text:span text:style-name="T4">СТО 07521831-55-2017 </text:span><text:span text:style-name="T3">Приложение А</text:span><text:span text:style-name="T1"> <text:s text:c="55"/></text:span><text:span text:style-name="T16"><text:s text:c="2"/></text:span></text:p>
      <table:table table:name="Таблица29" table:style-name="Таблица29">
        <table:table-column table:style-name="Таблица29.A"/>
        <table:table-column table:style-name="Таблица29.B"/>
        <table:table-column table:style-name="Таблица29.C"/>
        <table:table-column table:style-name="Таблица29.D"/>
        <table:table-column table:style-name="Таблица29.E"/>
        <table:table-column table:style-name="Таблица29.F"/>
        <table:table-column table:style-name="Таблица29.G"/>
        <table:table-column table:style-name="Таблица29.H"/>
        <table:table-row table:style-name="Таблица29.1">
          <table:table-cell table:style-name="Таблица29.A1" office:value-type="string">
            <text:p text:style-name="P71">Дубл.</text:p>
          </table:table-cell>
          <table:table-cell table:style-name="Таблица29.A1" office:value-type="string">
            <text:p text:style-name="P516"/>
          </table:table-cell>
          <table:table-cell table:style-name="Таблица29.A1" office:value-type="string">
            <text:p text:style-name="P516"/>
          </table:table-cell>
          <table:table-cell table:style-name="Таблица29.D2" office:value-type="string">
            <text:p text:style-name="P516"/>
          </table:table-cell>
          <table:table-cell table:style-name="Таблица29.E1" office:value-type="string">
            <text:p text:style-name="P516"><text:s text:c="15"/></text:p>
          </table:table-cell>
          <table:table-cell table:style-name="Таблица29.F1" table:number-columns-spanned="2" office:value-type="string">
            <text:p text:style-name="P516"/>
          </table:table-cell>
          <table:covered-table-cell/>
          <table:table-cell table:style-name="Таблица29.H1" office:value-type="string">
            <text:p text:style-name="P516"/>
          </table:table-cell>
        </table:table-row>
        <table:table-row table:style-name="Таблица29.1">
          <table:table-cell table:style-name="Таблица29.A1" office:value-type="string">
            <text:p text:style-name="P71">Взам.</text:p>
          </table:table-cell>
          <table:table-cell table:style-name="Таблица29.A1" office:value-type="string">
            <text:p text:style-name="P516"/>
          </table:table-cell>
          <table:table-cell table:style-name="Таблица29.A1" office:value-type="string">
            <text:p text:style-name="P516"/>
          </table:table-cell>
          <table:table-cell table:style-name="Таблица29.D2" office:value-type="string">
            <text:p text:style-name="P516"/>
          </table:table-cell>
          <table:table-cell table:style-name="Таблица29.E3" table:number-columns-spanned="2" office:value-type="string">
            <text:p text:style-name="P516"/>
          </table:table-cell>
          <table:covered-table-cell/>
          <table:table-cell table:style-name="Таблица29.G3" table:number-rows-spanned="2" table:number-columns-spanned="2" office:value-type="string">
            <text:p text:style-name="P516"/>
          </table:table-cell>
          <table:covered-table-cell/>
        </table:table-row>
        <table:table-row table:style-name="Таблица29.1">
          <table:table-cell table:style-name="Таблица29.A1" office:value-type="string">
            <text:p text:style-name="P71">Подл.</text:p>
          </table:table-cell>
          <table:table-cell table:style-name="Таблица29.A1" office:value-type="string">
            <text:p text:style-name="P545"/>
          </table:table-cell>
          <table:table-cell table:style-name="Таблица29.A1" office:value-type="string">
            <text:p text:style-name="P516"/>
          </table:table-cell>
          <table:table-cell table:style-name="Таблица29.A1" office:value-type="string">
            <text:p text:style-name="P516"/>
          </table:table-cell>
          <table:table-cell table:style-name="Таблица29.E3" table:number-columns-spanned="2" office:value-type="string">
            <text:p text:style-name="P516"/>
          </table:table-cell>
          <table:covered-table-cell/>
          <table:covered-table-cell/>
          <table:covered-table-cell/>
        </table:table-row>
      </table:table>
      <table:table table:name="Таблица30" table:style-name="Таблица30">
        <table:table-column table:style-name="Таблица30.A"/>
        <table:table-column table:style-name="Таблица30.B"/>
        <table:table-column table:style-name="Таблица30.C"/>
        <table:table-column table:style-name="Таблица30.D"/>
        <table:table-column table:style-name="Таблица30.E"/>
        <table:table-column table:style-name="Таблица30.F"/>
        <table:table-column table:style-name="Таблица30.G"/>
        <table:table-column table:style-name="Таблица30.H"/>
        <table:table-column table:style-name="Таблица30.I"/>
        <table:table-column table:style-name="Таблица30.J"/>
        <table:table-column table:style-name="Таблица30.K"/>
        <table:table-column table:style-name="Таблица30.L"/>
        <table:table-column table:style-name="Таблица30.M"/>
        <table:table-column table:style-name="Таблица30.N"/>
        <table:table-column table:style-name="Таблица30.O"/>
        <table:table-column table:style-name="Таблица30.P"/>
        <table:table-row table:style-name="Таблица30.1">
          <table:table-cell table:style-name="Таблица30.A1" table:number-columns-spanned="11" office:value-type="string">
            <text:p text:style-name="P405"><text:span text:style-name="T94">Гарантийный срок хранения: </text:span><text:span text:style-name="T101">3 месяца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0.L1" table:number-columns-spanned="2" office:value-type="string">
            <text:p text:style-name="P29"/>
          </table:table-cell>
          <table:covered-table-cell/>
          <table:table-cell table:style-name="Таблица30.N1" table:number-columns-spanned="2" office:value-type="string">
            <text:h text:style-name="P1034" text:outline-level="7"/>
          </table:table-cell>
          <table:covered-table-cell/>
          <table:table-cell table:style-name="Таблица30.P1" office:value-type="string">
            <text:p text:style-name="P395">10</text:p>
          </table:table-cell>
        </table:table-row>
        <table:table-row table:style-name="Таблица30.1">
          <table:table-cell table:style-name="Таблица30.A2" table:number-columns-spanned="16" office:value-type="string">
            <text:p text:style-name="P49">Срок хранени<text:span text:style-name="T48">я</text:span> до перепроверки продукции (для изделий <text:span text:style-name="T71">ВТ)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0.3">
          <table:table-cell table:style-name="Таблица30.A1" table:number-rows-spanned="3" office:value-type="string">
            <text:p text:style-name="P29"/>
          </table:table-cell>
          <table:table-cell table:style-name="Таблица30.L1" office:value-type="string">
            <text:p text:style-name="P29"/>
          </table:table-cell>
          <table:table-cell table:style-name="Таблица30.L1" office:value-type="string">
            <text:p text:style-name="P29"/>
          </table:table-cell>
          <table:table-cell table:style-name="Таблица30.L1" office:value-type="string">
            <text:p text:style-name="P29"/>
          </table:table-cell>
          <table:table-cell table:style-name="Таблица30.L1" office:value-type="string">
            <text:p text:style-name="P29"/>
          </table:table-cell>
          <table:table-cell table:style-name="Таблица30.L1" office:value-type="string">
            <text:p text:style-name="P29"/>
          </table:table-cell>
          <table:table-cell table:style-name="Таблица30.L1" office:value-type="string">
            <text:p text:style-name="P29"/>
          </table:table-cell>
          <table:table-cell table:style-name="Таблица30.L1" office:value-type="string">
            <text:p text:style-name="P29"/>
          </table:table-cell>
          <table:table-cell table:style-name="Таблица30.L1" office:value-type="string">
            <text:p text:style-name="P29"/>
          </table:table-cell>
          <table:table-cell table:style-name="Таблица30.J3" office:value-type="string">
            <text:p text:style-name="P29"/>
          </table:table-cell>
          <table:table-cell table:style-name="Таблица30.K3" table:number-columns-spanned="2" office:value-type="string">
            <text:p text:style-name="P29"/>
          </table:table-cell>
          <table:covered-table-cell/>
          <table:table-cell table:style-name="Таблица30.M3" table:number-rows-spanned="3" table:number-columns-spanned="2" office:value-type="string">
            <text:p text:style-name="P954"><text:span text:style-name="T173">Смола </text:span><text:span text:style-name="T174">A</text:span><text:span text:style-name="T175">TTSHIELD</text:span><text:span text:style-name="T174"> OP 745</text:span></text:p>
            <text:p text:style-name="P948">ТУ 20.16.40-024-35501431-2021</text:p>
          </table:table-cell>
          <table:covered-table-cell/>
          <table:table-cell table:style-name="Таблица30.O3" table:number-rows-spanned="3" table:number-columns-spanned="2" office:value-type="string">
            <text:p text:style-name="P584">К.02 - 2024</text:p>
          </table:table-cell>
          <table:covered-table-cell/>
        </table:table-row>
        <table:table-row table:style-name="Таблица30.3">
          <table:covered-table-cell/>
          <table:table-cell table:style-name="Таблица30.B4" office:value-type="string">
            <text:p text:style-name="P516"/>
          </table:table-cell>
          <table:table-cell table:style-name="Таблица30.C4" office:value-type="string">
            <text:p text:style-name="P516"/>
          </table:table-cell>
          <table:table-cell table:style-name="Таблица30.D4" office:value-type="string">
            <text:p text:style-name="P516"/>
          </table:table-cell>
          <table:table-cell table:style-name="Таблица30.E4" office:value-type="string">
            <text:p text:style-name="P516"/>
          </table:table-cell>
          <table:table-cell table:style-name="Таблица30.F4" office:value-type="string">
            <text:p text:style-name="P516"/>
          </table:table-cell>
          <table:table-cell table:style-name="Таблица30.G4" office:value-type="string">
            <text:p text:style-name="P516"/>
          </table:table-cell>
          <table:table-cell table:style-name="Таблица30.H4" office:value-type="string">
            <text:p text:style-name="P516"/>
          </table:table-cell>
          <table:table-cell table:style-name="Таблица30.I4" office:value-type="string">
            <text:p text:style-name="P516"/>
          </table:table-cell>
          <table:table-cell table:style-name="Таблица30.J4" office:value-type="string">
            <text:p text:style-name="P516"/>
          </table:table-cell>
          <table:table-cell table:style-name="Таблица30.K4" table:number-columns-spanned="2" office:value-type="string">
            <text:p text:style-name="P51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30.3">
          <table:covered-table-cell/>
          <table:table-cell table:style-name="Таблица30.B5" office:value-type="string">
            <text:p text:style-name="P516"/>
          </table:table-cell>
          <table:table-cell table:style-name="Таблица30.C5" office:value-type="string">
            <text:p text:style-name="P516"/>
          </table:table-cell>
          <table:table-cell table:style-name="Таблица30.D5" office:value-type="string">
            <text:p text:style-name="P516"/>
          </table:table-cell>
          <table:table-cell table:style-name="Таблица30.E5" office:value-type="string">
            <text:p text:style-name="P516"/>
          </table:table-cell>
          <table:table-cell table:style-name="Таблица30.F5" office:value-type="string">
            <text:p text:style-name="P516"/>
          </table:table-cell>
          <table:table-cell table:style-name="Таблица30.G5" office:value-type="string">
            <text:p text:style-name="P516"/>
          </table:table-cell>
          <table:table-cell table:style-name="Таблица30.H5" office:value-type="string">
            <text:p text:style-name="P516"/>
          </table:table-cell>
          <table:table-cell table:style-name="Таблица30.I5" office:value-type="string">
            <text:p text:style-name="P516"/>
          </table:table-cell>
          <table:table-cell table:style-name="Таблица30.J5" office:value-type="string">
            <text:p text:style-name="P516"/>
          </table:table-cell>
          <table:table-cell table:style-name="Таблица30.K5" table:number-columns-spanned="2" office:value-type="string">
            <text:p text:style-name="P516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Таблица31" table:style-name="Таблица31">
        <table:table-column table:style-name="Таблица31.A"/>
        <table:table-column table:style-name="Таблица31.B"/>
        <table:table-column table:style-name="Таблица31.C"/>
        <table:table-column table:style-name="Таблица31.D"/>
        <table:table-column table:style-name="Таблица31.E"/>
        <table:table-column table:style-name="Таблица31.F"/>
        <table:table-column table:style-name="Таблица31.G"/>
        <table:table-column table:style-name="Таблица31.H"/>
        <table:table-column table:style-name="Таблица31.I"/>
        <table:table-row table:style-name="Таблица31.1">
          <table:table-cell table:style-name="Таблица31.A1" table:number-columns-spanned="3" office:value-type="string">
            <text:p text:style-name="P234">Состав контролируемых па<text:span text:style-name="T17">р</text:span>аметров продукции,<text:line-break/>методы ее контроля</text:p>
          </table:table-cell>
          <table:covered-table-cell/>
          <table:covered-table-cell/>
          <table:table-cell table:style-name="Таблица31.A1" table:number-rows-spanned="2" office:value-type="string">
            <text:p text:style-name="P304">Средства измерений<text:line-break/>или требуемые метрологические<text:line-break/>характеристики средств измерений</text:p>
          </table:table-cell>
          <table:table-cell table:style-name="Таблица31.A1" table:number-rows-spanned="2" office:value-type="string">
            <text:p text:style-name="P310">Вид </text:p>
            <text:p text:style-name="P310">контроля.</text:p>
            <text:p text:style-name="P304">Объем<text:line-break/>выборки<text:line-break/>или<text:line-break/>пробы</text:p>
          </table:table-cell>
          <table:table-cell table:style-name="Таблица31.A1" table:number-rows-spanned="2" table:number-columns-spanned="2" office:value-type="string">
            <text:p text:style-name="P305">Допусти<text:span text:style-name="T50">-</text:span>мый<text:line-break/>расход<text:line-break/>ресурса<text:line-break/></text:p>
          </table:table-cell>
          <table:covered-table-cell/>
          <table:table-cell table:style-name="Таблица31.H1" table:number-rows-spanned="2" table:number-columns-spanned="2" office:value-type="string">
            <text:p text:style-name="P304">Подразделения,<text:line-break/>участвующие<text:line-break/>во входном<text:line-break/>контроле</text:p>
          </table:table-cell>
          <table:covered-table-cell/>
        </table:table-row>
        <table:table-row table:style-name="Таблица31.1">
          <table:table-cell table:style-name="Таблица31.A2" table:number-columns-spanned="2" office:value-type="string">
            <text:p text:style-name="P234">Контролируемые параметры<text:line-break/>(показатели)</text:p>
          </table:table-cell>
          <table:covered-table-cell/>
          <table:table-cell table:style-name="Таблица31.A2" office:value-type="string">
            <text:p text:style-name="P234">Номера<text:line-break/>пунктов<text:line-break/>докумен<text:span text:style-name="T49">-</text:span><text:line-break/>т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1.3">
          <table:table-cell table:style-name="Таблица31.A3" table:number-columns-spanned="2" office:value-type="string">
            <text:p text:style-name="P929">1 Внешний вид</text:p>
          </table:table-cell>
          <table:covered-table-cell/>
          <table:table-cell table:style-name="Таблица31.A3" office:value-type="string">
            <text:p text:style-name="P239">п.2.3, </text:p>
          </table:table-cell>
          <table:table-cell table:style-name="Таблица31.A3" office:value-type="string">
            <text:p text:style-name="P869">Визуально</text:p>
          </table:table-cell>
          <table:table-cell table:style-name="Таблица31.A3" office:value-type="string">
            <text:p text:style-name="P239">10 % </text:p>
          </table:table-cell>
          <table:table-cell table:style-name="Таблица31.A3" table:number-columns-spanned="2" office:value-type="string">
            <text:p text:style-name="P314">300 г</text:p>
          </table:table-cell>
          <table:covered-table-cell/>
          <table:table-cell table:style-name="Таблица31.H3" table:number-columns-spanned="2" office:value-type="string">
            <text:p text:style-name="P921"><text:span text:style-name="T36"><text:s/></text:span><text:span text:style-name="T37">Цех 23, </text:span></text:p>
          </table:table-cell>
          <table:covered-table-cell/>
        </table:table-row>
        <table:table-row table:style-name="Таблица31.3">
          <table:table-cell table:style-name="Таблица31.A3" table:number-columns-spanned="2" office:value-type="string">
            <text:p text:style-name="P924"/>
          </table:table-cell>
          <table:covered-table-cell/>
          <table:table-cell table:style-name="Таблица31.A3" office:value-type="string">
            <text:p text:style-name="P239">табл.1</text:p>
          </table:table-cell>
          <table:table-cell table:style-name="Таблица31.A3" office:value-type="string">
            <text:p text:style-name="P193"/>
          </table:table-cell>
          <table:table-cell table:style-name="Таблица31.A3" office:value-type="string">
            <text:p text:style-name="P872">тарных </text:p>
          </table:table-cell>
          <table:table-cell table:style-name="Таблица31.A3" table:number-columns-spanned="2" office:value-type="string">
            <text:p text:style-name="P326"/>
          </table:table-cell>
          <table:covered-table-cell/>
          <table:table-cell table:style-name="Таблица31.H3" table:number-columns-spanned="2" office:value-type="string">
            <text:p text:style-name="P905">ОТК,</text:p>
          </table:table-cell>
          <table:covered-table-cell/>
        </table:table-row>
        <table:table-row table:style-name="Таблица31.3">
          <table:table-cell table:style-name="Таблица31.A3" table:number-columns-spanned="2" office:value-type="string">
            <text:p text:style-name="P924"/>
          </table:table-cell>
          <table:covered-table-cell/>
          <table:table-cell table:style-name="Таблица31.A3" office:value-type="string">
            <text:p text:style-name="P222"/>
          </table:table-cell>
          <table:table-cell table:style-name="Таблица31.A3" office:value-type="string">
            <text:p text:style-name="P246"/>
          </table:table-cell>
          <table:table-cell table:style-name="Таблица31.A3" office:value-type="string">
            <text:p text:style-name="P871">мест,</text:p>
          </table:table-cell>
          <table:table-cell table:style-name="Таблица31.A3" table:number-columns-spanned="2" office:value-type="string">
            <text:p text:style-name="P326"/>
          </table:table-cell>
          <table:covered-table-cell/>
          <table:table-cell table:style-name="Таблица31.H3" table:number-columns-spanned="2" office:value-type="string">
            <text:p text:style-name="P912">ЦЗЛ</text:p>
          </table:table-cell>
          <table:covered-table-cell/>
        </table:table-row>
        <table:table-row table:style-name="Таблица31.3">
          <table:table-cell table:style-name="Таблица31.A3" table:number-columns-spanned="2" office:value-type="string">
            <text:p text:style-name="P927"/>
          </table:table-cell>
          <table:covered-table-cell/>
          <table:table-cell table:style-name="Таблица31.A3" office:value-type="string">
            <text:p text:style-name="P222"/>
          </table:table-cell>
          <table:table-cell table:style-name="Таблица31.A3" office:value-type="string">
            <text:p text:style-name="P246"/>
          </table:table-cell>
          <table:table-cell table:style-name="Таблица31.A3" office:value-type="string">
            <text:p text:style-name="P931">но не менее</text:p>
          </table:table-cell>
          <table:table-cell table:style-name="Таблица31.A3" table:number-columns-spanned="2" office:value-type="string">
            <text:p text:style-name="P326"/>
          </table:table-cell>
          <table:covered-table-cell/>
          <table:table-cell table:style-name="Таблица31.H3" table:number-columns-spanned="2" office:value-type="string">
            <text:p text:style-name="P345"/>
          </table:table-cell>
          <table:covered-table-cell/>
        </table:table-row>
        <table:table-row table:style-name="Таблица31.3">
          <table:table-cell table:style-name="Таблица31.A3" table:number-columns-spanned="2" office:value-type="string">
            <text:p text:style-name="P936"><text:span text:style-name="T285">2</text:span> Массовая доля нелетучих веществ, %</text:p>
          </table:table-cell>
          <table:covered-table-cell/>
          <table:table-cell table:style-name="Таблица31.A3" office:value-type="string">
            <text:p text:style-name="P239">п.2.3, </text:p>
          </table:table-cell>
          <table:table-cell table:style-name="Таблица31.A3" office:value-type="string">
            <text:p text:style-name="P471"><text:span text:style-name="T34"><text:s/>Весы неавтоматического действия </text:span>II</text:p>
          </table:table-cell>
          <table:table-cell table:style-name="Таблица31.A3" office:value-type="string">
            <text:p text:style-name="P838">трех</text:p>
          </table:table-cell>
          <table:table-cell table:style-name="Таблица31.A3" table:number-columns-spanned="2" office:value-type="string">
            <text:p text:style-name="P347"/>
          </table:table-cell>
          <table:covered-table-cell/>
          <table:table-cell table:style-name="Таблица31.H3" table:number-columns-spanned="2" office:value-type="string">
            <text:p text:style-name="P921"><text:span text:style-name="T36"><text:s/></text:span><text:span text:style-name="T37">Цех 23, </text:span></text:p>
          </table:table-cell>
          <table:covered-table-cell/>
        </table:table-row>
        <table:table-row table:style-name="Таблица31.3">
          <table:table-cell table:style-name="Таблица31.A3" table:number-columns-spanned="2" office:value-type="string">
            <text:p text:style-name="P826"/>
          </table:table-cell>
          <table:covered-table-cell/>
          <table:table-cell table:style-name="Таблица31.A3" office:value-type="string">
            <text:p text:style-name="P239">табл.1</text:p>
          </table:table-cell>
          <table:table-cell table:style-name="Таблица31.A3" office:value-type="string">
            <text:p text:style-name="P471"><text:s/><text:span text:style-name="T34">класса точности </text:span></text:p>
          </table:table-cell>
          <table:table-cell table:style-name="Таблица31.A3" office:value-type="string">
            <text:p text:style-name="P840"/>
          </table:table-cell>
          <table:table-cell table:style-name="Таблица31.A3" table:number-columns-spanned="2" office:value-type="string">
            <text:p text:style-name="P347"/>
          </table:table-cell>
          <table:covered-table-cell/>
          <table:table-cell table:style-name="Таблица31.H3" table:number-columns-spanned="2" office:value-type="string">
            <text:p text:style-name="P905">ОТК,</text:p>
          </table:table-cell>
          <table:covered-table-cell/>
        </table:table-row>
        <table:table-row table:style-name="Таблица31.3">
          <table:table-cell table:style-name="Таблица31.A3" table:number-columns-spanned="2" office:value-type="string">
            <text:p text:style-name="P826"/>
          </table:table-cell>
          <table:covered-table-cell/>
          <table:table-cell table:style-name="Таблица31.A3" office:value-type="string">
            <text:p text:style-name="P826"/>
          </table:table-cell>
          <table:table-cell table:style-name="Таблица31.A3" office:value-type="string">
            <text:p text:style-name="P480"><text:span text:style-name="T34"><text:s/>ГОСТ Р 53228-2008 или друг</text:span><text:span text:style-name="T42">ого ДС</text:span></text:p>
          </table:table-cell>
          <table:table-cell table:style-name="Таблица31.A3" office:value-type="string">
            <text:p text:style-name="P837"/>
          </table:table-cell>
          <table:table-cell table:style-name="Таблица31.A3" table:number-columns-spanned="2" office:value-type="string">
            <text:p text:style-name="P347"/>
          </table:table-cell>
          <table:covered-table-cell/>
          <table:table-cell table:style-name="Таблица31.H3" table:number-columns-spanned="2" office:value-type="string">
            <text:p text:style-name="P912">ЦЗЛ</text:p>
          </table:table-cell>
          <table:covered-table-cell/>
        </table:table-row>
        <table:table-row table:style-name="Таблица31.3">
          <table:table-cell table:style-name="Таблица31.A3" table:number-columns-spanned="2" office:value-type="string">
            <text:p text:style-name="P827"/>
          </table:table-cell>
          <table:covered-table-cell/>
          <table:table-cell table:style-name="Таблица31.A3" office:value-type="string">
            <text:p text:style-name="P826"/>
          </table:table-cell>
          <table:table-cell table:style-name="Таблица31.A3" office:value-type="string">
            <text:p text:style-name="P315"><text:s/>Шкаф сушильный с температурой</text:p>
          </table:table-cell>
          <table:table-cell table:style-name="Таблица31.A3" office:value-type="string">
            <text:p text:style-name="P837"/>
          </table:table-cell>
          <table:table-cell table:style-name="Таблица31.A3" table:number-columns-spanned="2" office:value-type="string">
            <text:p text:style-name="P347"/>
          </table:table-cell>
          <table:covered-table-cell/>
          <table:table-cell table:style-name="Таблица31.H3" table:number-columns-spanned="2" office:value-type="string">
            <text:p text:style-name="P866"/>
          </table:table-cell>
          <table:covered-table-cell/>
        </table:table-row>
        <table:table-row table:style-name="Таблица31.3">
          <table:table-cell table:style-name="Таблица31.A3" table:number-columns-spanned="2" office:value-type="string">
            <text:p text:style-name="P827"/>
          </table:table-cell>
          <table:covered-table-cell/>
          <table:table-cell table:style-name="Таблица31.A3" office:value-type="string">
            <text:p text:style-name="P826"/>
          </table:table-cell>
          <table:table-cell table:style-name="Таблица31.A3" office:value-type="string">
            <text:p text:style-name="P751"><text:span text:style-name="Основной_20_шрифт_20_абзаца"><text:span text:style-name="T172"><text:s/></text:span></text:span><text:span text:style-name="Основной_20_шрифт_20_абзаца"><text:span text:style-name="T169">нагрева до </text:span></text:span><text:span text:style-name="Основной_20_шрифт_20_абзаца"><text:span text:style-name="T170">200 ºС</text:span></text:span></text:p>
          </table:table-cell>
          <table:table-cell table:style-name="Таблица31.A3" office:value-type="string">
            <text:p text:style-name="P837"/>
          </table:table-cell>
          <table:table-cell table:style-name="Таблица31.A3" table:number-columns-spanned="2" office:value-type="string">
            <text:p text:style-name="P347"/>
          </table:table-cell>
          <table:covered-table-cell/>
          <table:table-cell table:style-name="Таблица31.H3" table:number-columns-spanned="2" office:value-type="string">
            <text:p text:style-name="P866"/>
          </table:table-cell>
          <table:covered-table-cell/>
        </table:table-row>
        <table:table-row table:style-name="Таблица31.3">
          <table:table-cell table:style-name="Таблица31.A3" table:number-columns-spanned="2" office:value-type="string">
            <text:p text:style-name="P936"/>
          </table:table-cell>
          <table:covered-table-cell/>
          <table:table-cell table:style-name="Таблица31.A3" office:value-type="string">
            <text:p text:style-name="P239"/>
          </table:table-cell>
          <table:table-cell table:style-name="Таблица31.A3" office:value-type="string">
            <text:p text:style-name="P471"/>
          </table:table-cell>
          <table:table-cell table:style-name="Таблица31.A3" office:value-type="string">
            <text:p text:style-name="P840"/>
          </table:table-cell>
          <table:table-cell table:style-name="Таблица31.A3" table:number-columns-spanned="2" office:value-type="string">
            <text:p text:style-name="P347"/>
          </table:table-cell>
          <table:covered-table-cell/>
          <table:table-cell table:style-name="Таблица31.H3" table:number-columns-spanned="2" office:value-type="string">
            <text:p text:style-name="P909"/>
          </table:table-cell>
          <table:covered-table-cell/>
        </table:table-row>
        <table:table-row table:style-name="Таблица31.3">
          <table:table-cell table:style-name="Таблица31.A3" table:number-columns-spanned="2" office:value-type="string">
            <text:p text:style-name="P826"/>
          </table:table-cell>
          <table:covered-table-cell/>
          <table:table-cell table:style-name="Таблица31.A3" office:value-type="string">
            <text:p text:style-name="P239"/>
          </table:table-cell>
          <table:table-cell table:style-name="Таблица31.A3" office:value-type="string">
            <text:p text:style-name="P449"/>
          </table:table-cell>
          <table:table-cell table:style-name="Таблица31.A3" office:value-type="string">
            <text:p text:style-name="P840"/>
          </table:table-cell>
          <table:table-cell table:style-name="Таблица31.A3" table:number-columns-spanned="2" office:value-type="string">
            <text:p text:style-name="P347"/>
          </table:table-cell>
          <table:covered-table-cell/>
          <table:table-cell table:style-name="Таблица31.H3" table:number-columns-spanned="2" office:value-type="string">
            <text:p text:style-name="P909"/>
          </table:table-cell>
          <table:covered-table-cell/>
        </table:table-row>
        <table:table-row table:style-name="Таблица31.3">
          <table:table-cell table:style-name="Таблица31.A3" table:number-columns-spanned="2" office:value-type="string">
            <text:p text:style-name="P826"/>
          </table:table-cell>
          <table:covered-table-cell/>
          <table:table-cell table:style-name="Таблица31.A3" office:value-type="string">
            <text:p text:style-name="P826"/>
          </table:table-cell>
          <table:table-cell table:style-name="Таблица31.A3" office:value-type="string">
            <text:p text:style-name="P463"/>
          </table:table-cell>
          <table:table-cell table:style-name="Таблица31.A3" office:value-type="string">
            <text:p text:style-name="P837"/>
          </table:table-cell>
          <table:table-cell table:style-name="Таблица31.A3" table:number-columns-spanned="2" office:value-type="string">
            <text:p text:style-name="P347"/>
          </table:table-cell>
          <table:covered-table-cell/>
          <table:table-cell table:style-name="Таблица31.H3" table:number-columns-spanned="2" office:value-type="string">
            <text:p text:style-name="P913"/>
          </table:table-cell>
          <table:covered-table-cell/>
        </table:table-row>
        <table:table-row table:style-name="Таблица31.3">
          <table:table-cell table:style-name="Таблица31.A3" table:number-columns-spanned="2" office:value-type="string">
            <text:p text:style-name="P827"/>
          </table:table-cell>
          <table:covered-table-cell/>
          <table:table-cell table:style-name="Таблица31.A3" office:value-type="string">
            <text:p text:style-name="P826"/>
          </table:table-cell>
          <table:table-cell table:style-name="Таблица31.A3" office:value-type="string">
            <text:p text:style-name="P315"/>
          </table:table-cell>
          <table:table-cell table:style-name="Таблица31.A3" office:value-type="string">
            <text:p text:style-name="P837"/>
          </table:table-cell>
          <table:table-cell table:style-name="Таблица31.A3" table:number-columns-spanned="2" office:value-type="string">
            <text:p text:style-name="P347"/>
          </table:table-cell>
          <table:covered-table-cell/>
          <table:table-cell table:style-name="Таблица31.H3" table:number-columns-spanned="2" office:value-type="string">
            <text:p text:style-name="P866"/>
          </table:table-cell>
          <table:covered-table-cell/>
        </table:table-row>
        <table:table-row table:style-name="Таблица31.3">
          <table:table-cell table:style-name="Таблица31.A3" table:number-columns-spanned="2" office:value-type="string">
            <text:p text:style-name="P827"/>
          </table:table-cell>
          <table:covered-table-cell/>
          <table:table-cell table:style-name="Таблица31.A3" office:value-type="string">
            <text:p text:style-name="P826"/>
          </table:table-cell>
          <table:table-cell table:style-name="Таблица31.A3" office:value-type="string">
            <text:p text:style-name="P751"><text:span text:style-name="Основной_20_шрифт_20_абзаца"><text:span text:style-name="T170"/></text:span></text:p>
          </table:table-cell>
          <table:table-cell table:style-name="Таблица31.A3" office:value-type="string">
            <text:p text:style-name="P837"/>
          </table:table-cell>
          <table:table-cell table:style-name="Таблица31.A3" table:number-columns-spanned="2" office:value-type="string">
            <text:p text:style-name="P347"/>
          </table:table-cell>
          <table:covered-table-cell/>
          <table:table-cell table:style-name="Таблица31.H3" table:number-columns-spanned="2" office:value-type="string">
            <text:p text:style-name="P866"/>
          </table:table-cell>
          <table:covered-table-cell/>
        </table:table-row>
        <table:table-row table:style-name="Таблица31.3">
          <table:table-cell table:style-name="Таблица31.A3" table:number-columns-spanned="2" office:value-type="string">
            <text:p text:style-name="P210"/>
          </table:table-cell>
          <table:covered-table-cell/>
          <table:table-cell table:style-name="Таблица31.A3" office:value-type="string">
            <text:p text:style-name="P222"/>
          </table:table-cell>
          <table:table-cell table:style-name="Таблица31.A3" office:value-type="string">
            <text:p text:style-name="P326"/>
          </table:table-cell>
          <table:table-cell table:style-name="Таблица31.A3" office:value-type="string">
            <text:p text:style-name="P326"/>
          </table:table-cell>
          <table:table-cell table:style-name="Таблица31.A3" table:number-columns-spanned="2" office:value-type="string">
            <text:p text:style-name="P326"/>
          </table:table-cell>
          <table:covered-table-cell/>
          <table:table-cell table:style-name="Таблица31.H3" table:number-columns-spanned="2" office:value-type="string">
            <text:p text:style-name="P326"/>
          </table:table-cell>
          <table:covered-table-cell/>
        </table:table-row>
        <table:table-row table:style-name="Таблица31.18">
          <table:table-cell table:style-name="Таблица31.A18" office:value-type="string">
            <text:p text:style-name="P355">ПВК</text:p>
          </table:table-cell>
          <table:table-cell table:style-name="Таблица31.B18" table:number-columns-spanned="5" office:value-type="string">
            <text:p text:style-name="P375">Перечень входного контроля</text:p>
          </table:table-cell>
          <table:covered-table-cell/>
          <table:covered-table-cell/>
          <table:covered-table-cell/>
          <table:covered-table-cell/>
          <table:table-cell table:style-name="Таблица31.B18" table:number-columns-spanned="2" office:value-type="string">
            <text:p text:style-name="P152"/>
          </table:table-cell>
          <table:covered-table-cell/>
          <table:table-cell table:style-name="Таблица31.I18" office:value-type="string">
            <text:p text:style-name="P152"/>
            <text:p text:style-name="P152"/>
          </table:table-cell>
        </table:table-row>
      </table:table>
      <text:p text:style-name="P811"/>
      <text:p text:style-name="P998"><text:soft-page-break/><text:span text:style-name="T4">СТО 07521831-55-2017 </text:span><text:span text:style-name="T3">Приложение А</text:span><text:span text:style-name="T1"> <text:s text:c="55"/></text:span><text:span text:style-name="T16"><text:s text:c="2"/></text:span></text:p>
      <table:table table:name="Таблица32" table:style-name="Таблица32">
        <table:table-column table:style-name="Таблица32.A"/>
        <table:table-column table:style-name="Таблица32.B"/>
        <table:table-column table:style-name="Таблица32.C"/>
        <table:table-column table:style-name="Таблица32.D"/>
        <table:table-column table:style-name="Таблица32.E"/>
        <table:table-column table:style-name="Таблица32.F"/>
        <table:table-column table:style-name="Таблица32.G"/>
        <table:table-column table:style-name="Таблица32.H"/>
        <table:table-row table:style-name="Таблица32.1">
          <table:table-cell table:style-name="Таблица32.A1" office:value-type="string">
            <text:p text:style-name="P72">Дубл.</text:p>
          </table:table-cell>
          <table:table-cell table:style-name="Таблица32.A1" office:value-type="string">
            <text:p text:style-name="P517"/>
          </table:table-cell>
          <table:table-cell table:style-name="Таблица32.A1" office:value-type="string">
            <text:p text:style-name="P517"/>
          </table:table-cell>
          <table:table-cell table:style-name="Таблица32.D2" office:value-type="string">
            <text:p text:style-name="P517"/>
          </table:table-cell>
          <table:table-cell table:style-name="Таблица32.E1" office:value-type="string">
            <text:p text:style-name="P517"><text:s text:c="15"/></text:p>
          </table:table-cell>
          <table:table-cell table:style-name="Таблица32.F1" table:number-columns-spanned="2" office:value-type="string">
            <text:p text:style-name="P517"/>
          </table:table-cell>
          <table:covered-table-cell/>
          <table:table-cell table:style-name="Таблица32.H1" office:value-type="string">
            <text:p text:style-name="P517"/>
          </table:table-cell>
        </table:table-row>
        <table:table-row table:style-name="Таблица32.1">
          <table:table-cell table:style-name="Таблица32.A1" office:value-type="string">
            <text:p text:style-name="P72">Взам.</text:p>
          </table:table-cell>
          <table:table-cell table:style-name="Таблица32.A1" office:value-type="string">
            <text:p text:style-name="P517"/>
          </table:table-cell>
          <table:table-cell table:style-name="Таблица32.A1" office:value-type="string">
            <text:p text:style-name="P517"/>
          </table:table-cell>
          <table:table-cell table:style-name="Таблица32.D2" office:value-type="string">
            <text:p text:style-name="P517"/>
          </table:table-cell>
          <table:table-cell table:style-name="Таблица32.E3" table:number-columns-spanned="2" office:value-type="string">
            <text:p text:style-name="P517"/>
          </table:table-cell>
          <table:covered-table-cell/>
          <table:table-cell table:style-name="Таблица32.G3" table:number-rows-spanned="2" table:number-columns-spanned="2" office:value-type="string">
            <text:p text:style-name="P517"/>
          </table:table-cell>
          <table:covered-table-cell/>
        </table:table-row>
        <table:table-row table:style-name="Таблица32.1">
          <table:table-cell table:style-name="Таблица32.A1" office:value-type="string">
            <text:p text:style-name="P72">Подл.</text:p>
          </table:table-cell>
          <table:table-cell table:style-name="Таблица32.A1" office:value-type="string">
            <text:p text:style-name="P546"/>
          </table:table-cell>
          <table:table-cell table:style-name="Таблица32.A1" office:value-type="string">
            <text:p text:style-name="P517"/>
          </table:table-cell>
          <table:table-cell table:style-name="Таблица32.A1" office:value-type="string">
            <text:p text:style-name="P517"/>
          </table:table-cell>
          <table:table-cell table:style-name="Таблица32.E3" table:number-columns-spanned="2" office:value-type="string">
            <text:p text:style-name="P517"/>
          </table:table-cell>
          <table:covered-table-cell/>
          <table:covered-table-cell/>
          <table:covered-table-cell/>
        </table:table-row>
      </table:table>
      <table:table table:name="Таблица36" table:style-name="Таблица36">
        <table:table-column table:style-name="Таблица36.A"/>
        <table:table-column table:style-name="Таблица36.B"/>
        <table:table-column table:style-name="Таблица36.C"/>
        <table:table-column table:style-name="Таблица36.D"/>
        <table:table-column table:style-name="Таблица36.E"/>
        <table:table-column table:style-name="Таблица36.F"/>
        <table:table-column table:style-name="Таблица36.G"/>
        <table:table-column table:style-name="Таблица36.H"/>
        <table:table-column table:style-name="Таблица36.I"/>
        <table:table-column table:style-name="Таблица36.J"/>
        <table:table-column table:style-name="Таблица36.K"/>
        <table:table-column table:style-name="Таблица36.L"/>
        <table:table-column table:style-name="Таблица36.M"/>
        <table:table-column table:style-name="Таблица36.N"/>
        <table:table-column table:style-name="Таблица36.O"/>
        <table:table-column table:style-name="Таблица36.P"/>
        <table:table-row table:style-name="Таблица36.1">
          <table:table-cell table:style-name="Таблица36.A1" table:number-columns-spanned="11" office:value-type="string">
            <text:p text:style-name="P406"><text:span text:style-name="T94">Гарантийный срок хранения: </text:span><text:span text:style-name="T101">3 месяца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6.L1" table:number-columns-spanned="2" office:value-type="string">
            <text:p text:style-name="P30"/>
          </table:table-cell>
          <table:covered-table-cell/>
          <table:table-cell table:style-name="Таблица36.N1" table:number-columns-spanned="2" office:value-type="string">
            <text:h text:style-name="P1035" text:outline-level="7"/>
          </table:table-cell>
          <table:covered-table-cell/>
          <table:table-cell table:style-name="Таблица36.P1" office:value-type="string">
            <text:p text:style-name="P398">11</text:p>
          </table:table-cell>
        </table:table-row>
        <table:table-row table:style-name="Таблица36.1">
          <table:table-cell table:style-name="Таблица36.A2" table:number-columns-spanned="16" office:value-type="string">
            <text:p text:style-name="P50">Срок хранени<text:span text:style-name="T48">я</text:span> до перепроверки продукции (для изделий <text:span text:style-name="T71">ВТ)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6.3">
          <table:table-cell table:style-name="Таблица36.A1" table:number-rows-spanned="3" office:value-type="string">
            <text:p text:style-name="P30"/>
          </table:table-cell>
          <table:table-cell table:style-name="Таблица36.L1" office:value-type="string">
            <text:p text:style-name="P30"/>
          </table:table-cell>
          <table:table-cell table:style-name="Таблица36.L1" office:value-type="string">
            <text:p text:style-name="P30"/>
          </table:table-cell>
          <table:table-cell table:style-name="Таблица36.L1" office:value-type="string">
            <text:p text:style-name="P30"/>
          </table:table-cell>
          <table:table-cell table:style-name="Таблица36.L1" office:value-type="string">
            <text:p text:style-name="P30"/>
          </table:table-cell>
          <table:table-cell table:style-name="Таблица36.L1" office:value-type="string">
            <text:p text:style-name="P30"/>
          </table:table-cell>
          <table:table-cell table:style-name="Таблица36.L1" office:value-type="string">
            <text:p text:style-name="P30"/>
          </table:table-cell>
          <table:table-cell table:style-name="Таблица36.L1" office:value-type="string">
            <text:p text:style-name="P30"/>
          </table:table-cell>
          <table:table-cell table:style-name="Таблица36.L1" office:value-type="string">
            <text:p text:style-name="P30"/>
          </table:table-cell>
          <table:table-cell table:style-name="Таблица36.J3" office:value-type="string">
            <text:p text:style-name="P30"/>
          </table:table-cell>
          <table:table-cell table:style-name="Таблица36.K3" table:number-columns-spanned="2" office:value-type="string">
            <text:p text:style-name="P30"/>
          </table:table-cell>
          <table:covered-table-cell/>
          <table:table-cell table:style-name="Таблица36.M3" table:number-rows-spanned="3" table:number-columns-spanned="2" office:value-type="string">
            <text:p text:style-name="P947"><text:span text:style-name="T157">Смола </text:span><text:span text:style-name="T159">Депол марок П-150 ПТ, </text:span></text:p>
            <text:p text:style-name="P950">П-120 ПТ, <text:s/>П-160 ПТ, П-170 ПТ </text:p>
            <text:p text:style-name="P950">ТУ 2226-003-80693804-2014</text:p>
          </table:table-cell>
          <table:covered-table-cell/>
          <table:table-cell table:style-name="Таблица36.O3" table:number-rows-spanned="3" table:number-columns-spanned="2" office:value-type="string">
            <text:p text:style-name="P585">К.02 - 2024</text:p>
          </table:table-cell>
          <table:covered-table-cell/>
        </table:table-row>
        <table:table-row table:style-name="Таблица36.3">
          <table:covered-table-cell/>
          <table:table-cell table:style-name="Таблица36.B4" office:value-type="string">
            <text:p text:style-name="P517"/>
          </table:table-cell>
          <table:table-cell table:style-name="Таблица36.C4" office:value-type="string">
            <text:p text:style-name="P517"/>
          </table:table-cell>
          <table:table-cell table:style-name="Таблица36.D4" office:value-type="string">
            <text:p text:style-name="P517"/>
          </table:table-cell>
          <table:table-cell table:style-name="Таблица36.E4" office:value-type="string">
            <text:p text:style-name="P517"/>
          </table:table-cell>
          <table:table-cell table:style-name="Таблица36.F4" office:value-type="string">
            <text:p text:style-name="P517"/>
          </table:table-cell>
          <table:table-cell table:style-name="Таблица36.G4" office:value-type="string">
            <text:p text:style-name="P517"/>
          </table:table-cell>
          <table:table-cell table:style-name="Таблица36.H4" office:value-type="string">
            <text:p text:style-name="P517"/>
          </table:table-cell>
          <table:table-cell table:style-name="Таблица36.I4" office:value-type="string">
            <text:p text:style-name="P517"/>
          </table:table-cell>
          <table:table-cell table:style-name="Таблица36.J4" office:value-type="string">
            <text:p text:style-name="P517"/>
          </table:table-cell>
          <table:table-cell table:style-name="Таблица36.K4" table:number-columns-spanned="2" office:value-type="string">
            <text:p text:style-name="P5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36.3">
          <table:covered-table-cell/>
          <table:table-cell table:style-name="Таблица36.B5" office:value-type="string">
            <text:p text:style-name="P517"/>
          </table:table-cell>
          <table:table-cell table:style-name="Таблица36.C5" office:value-type="string">
            <text:p text:style-name="P517"/>
          </table:table-cell>
          <table:table-cell table:style-name="Таблица36.D5" office:value-type="string">
            <text:p text:style-name="P517"/>
          </table:table-cell>
          <table:table-cell table:style-name="Таблица36.E5" office:value-type="string">
            <text:p text:style-name="P517"/>
          </table:table-cell>
          <table:table-cell table:style-name="Таблица36.F5" office:value-type="string">
            <text:p text:style-name="P517"/>
          </table:table-cell>
          <table:table-cell table:style-name="Таблица36.G5" office:value-type="string">
            <text:p text:style-name="P517"/>
          </table:table-cell>
          <table:table-cell table:style-name="Таблица36.H5" office:value-type="string">
            <text:p text:style-name="P517"/>
          </table:table-cell>
          <table:table-cell table:style-name="Таблица36.I5" office:value-type="string">
            <text:p text:style-name="P517"/>
          </table:table-cell>
          <table:table-cell table:style-name="Таблица36.J5" office:value-type="string">
            <text:p text:style-name="P517"/>
          </table:table-cell>
          <table:table-cell table:style-name="Таблица36.K5" table:number-columns-spanned="2" office:value-type="string">
            <text:p text:style-name="P517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Таблица37" table:style-name="Таблица37">
        <table:table-column table:style-name="Таблица37.A"/>
        <table:table-column table:style-name="Таблица37.B"/>
        <table:table-column table:style-name="Таблица37.C"/>
        <table:table-column table:style-name="Таблица37.D"/>
        <table:table-column table:style-name="Таблица37.E"/>
        <table:table-column table:style-name="Таблица37.F"/>
        <table:table-column table:style-name="Таблица37.G"/>
        <table:table-column table:style-name="Таблица37.H"/>
        <table:table-column table:style-name="Таблица37.I"/>
        <table:table-row table:style-name="Таблица37.1">
          <table:table-cell table:style-name="Таблица37.A1" table:number-columns-spanned="3" office:value-type="string">
            <text:p text:style-name="P234">Состав контролируемых па<text:span text:style-name="T17">р</text:span>аметров продукции,<text:line-break/>методы ее контроля</text:p>
          </table:table-cell>
          <table:covered-table-cell/>
          <table:covered-table-cell/>
          <table:table-cell table:style-name="Таблица37.A1" table:number-rows-spanned="2" office:value-type="string">
            <text:p text:style-name="P304">Средства измерений<text:line-break/>или требуемые метрологические<text:line-break/>характеристики средств измерений</text:p>
          </table:table-cell>
          <table:table-cell table:style-name="Таблица37.A1" table:number-rows-spanned="2" table:number-columns-spanned="2" office:value-type="string">
            <text:p text:style-name="P310">Вид </text:p>
            <text:p text:style-name="P310">контроля.</text:p>
            <text:p text:style-name="P304">Объем<text:line-break/>выборки<text:line-break/>или<text:line-break/>пробы</text:p>
          </table:table-cell>
          <table:covered-table-cell/>
          <table:table-cell table:style-name="Таблица37.A1" table:number-rows-spanned="2" office:value-type="string">
            <text:p text:style-name="P305">Допусти<text:span text:style-name="T50">-</text:span>мый<text:line-break/>расход<text:line-break/>ресурса<text:line-break/></text:p>
          </table:table-cell>
          <table:table-cell table:style-name="Таблица37.H1" table:number-rows-spanned="2" table:number-columns-spanned="2" office:value-type="string">
            <text:p text:style-name="P304">Подразделения,<text:line-break/>участвующие<text:line-break/>во входном<text:line-break/>контроле</text:p>
          </table:table-cell>
          <table:covered-table-cell/>
        </table:table-row>
        <table:table-row table:style-name="Таблица37.1">
          <table:table-cell table:style-name="Таблица37.A2" table:number-columns-spanned="2" office:value-type="string">
            <text:p text:style-name="P234">Контролируемые параметры<text:line-break/>(показатели)</text:p>
          </table:table-cell>
          <table:covered-table-cell/>
          <table:table-cell table:style-name="Таблица37.A2" office:value-type="string">
            <text:p text:style-name="P234">Номера<text:line-break/>пунктов<text:line-break/>докумен<text:span text:style-name="T49">-</text:span><text:line-break/>т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7.3">
          <table:table-cell table:style-name="Таблица37.A3" table:number-columns-spanned="2" office:value-type="string">
            <text:p text:style-name="P928">1 Внешний вид</text:p>
          </table:table-cell>
          <table:covered-table-cell/>
          <table:table-cell table:style-name="Таблица37.A3" office:value-type="string">
            <text:p text:style-name="P501"><text:span text:style-name="T167">п.</text:span><text:span text:style-name="T168">1.2</text:span><text:span text:style-name="T167">, </text:span></text:p>
          </table:table-cell>
          <table:table-cell table:style-name="Таблица37.A3" office:value-type="string">
            <text:p text:style-name="P868">Визуально</text:p>
          </table:table-cell>
          <table:table-cell table:style-name="Таблица37.A3" table:number-columns-spanned="2" office:value-type="string">
            <text:p text:style-name="P238">10 % </text:p>
          </table:table-cell>
          <table:covered-table-cell/>
          <table:table-cell table:style-name="Таблица37.A3" office:value-type="string">
            <text:p text:style-name="P503"><text:span text:style-name="T160">3</text:span><text:span text:style-name="T164">00 г</text:span></text:p>
          </table:table-cell>
          <table:table-cell table:style-name="Таблица37.H3" table:number-columns-spanned="2" office:value-type="string">
            <text:p text:style-name="P919"><text:span text:style-name="T36"><text:s/></text:span><text:span text:style-name="T37">Цех 23, </text:span></text:p>
          </table:table-cell>
          <table:covered-table-cell/>
        </table:table-row>
        <table:table-row table:style-name="Таблица37.3">
          <table:table-cell table:style-name="Таблица37.A3" table:number-columns-spanned="2" office:value-type="string">
            <text:p text:style-name="P923"/>
          </table:table-cell>
          <table:covered-table-cell/>
          <table:table-cell table:style-name="Таблица37.A3" office:value-type="string">
            <text:p text:style-name="P238">табл.1</text:p>
          </table:table-cell>
          <table:table-cell table:style-name="Таблица37.A3" office:value-type="string">
            <text:p text:style-name="P189"/>
          </table:table-cell>
          <table:table-cell table:style-name="Таблица37.A3" table:number-columns-spanned="2" office:value-type="string">
            <text:p text:style-name="P870">тарных </text:p>
          </table:table-cell>
          <table:covered-table-cell/>
          <table:table-cell table:style-name="Таблица37.A3" office:value-type="string">
            <text:p text:style-name="P343"/>
          </table:table-cell>
          <table:table-cell table:style-name="Таблица37.H3" table:number-columns-spanned="2" office:value-type="string">
            <text:p text:style-name="P903">ОТК,</text:p>
          </table:table-cell>
          <table:covered-table-cell/>
        </table:table-row>
        <table:table-row table:style-name="Таблица37.3">
          <table:table-cell table:style-name="Таблица37.A3" table:number-columns-spanned="2" office:value-type="string">
            <text:p text:style-name="P923"/>
          </table:table-cell>
          <table:covered-table-cell/>
          <table:table-cell table:style-name="Таблица37.A3" office:value-type="string">
            <text:p text:style-name="P223"/>
          </table:table-cell>
          <table:table-cell table:style-name="Таблица37.A3" office:value-type="string">
            <text:p text:style-name="P240"/>
          </table:table-cell>
          <table:table-cell table:style-name="Таблица37.A3" table:number-columns-spanned="2" office:value-type="string">
            <text:p text:style-name="P870">мест,</text:p>
          </table:table-cell>
          <table:covered-table-cell/>
          <table:table-cell table:style-name="Таблица37.A3" office:value-type="string">
            <text:p text:style-name="P343"/>
          </table:table-cell>
          <table:table-cell table:style-name="Таблица37.H3" table:number-columns-spanned="2" office:value-type="string">
            <text:p text:style-name="P911">ЦЗЛ</text:p>
          </table:table-cell>
          <table:covered-table-cell/>
        </table:table-row>
        <table:table-row table:style-name="Таблица37.3">
          <table:table-cell table:style-name="Таблица37.A3" table:number-columns-spanned="2" office:value-type="string">
            <text:p text:style-name="P926"/>
          </table:table-cell>
          <table:covered-table-cell/>
          <table:table-cell table:style-name="Таблица37.A3" office:value-type="string">
            <text:p text:style-name="P223"/>
          </table:table-cell>
          <table:table-cell table:style-name="Таблица37.A3" office:value-type="string">
            <text:p text:style-name="P240"/>
          </table:table-cell>
          <table:table-cell table:style-name="Таблица37.A3" table:number-columns-spanned="2" office:value-type="string">
            <text:p text:style-name="P930">но не менее</text:p>
          </table:table-cell>
          <table:covered-table-cell/>
          <table:table-cell table:style-name="Таблица37.A3" office:value-type="string">
            <text:p text:style-name="P343"/>
          </table:table-cell>
          <table:table-cell table:style-name="Таблица37.H3" table:number-columns-spanned="2" office:value-type="string">
            <text:p text:style-name="P343"/>
          </table:table-cell>
          <table:covered-table-cell/>
        </table:table-row>
        <table:table-row table:style-name="Таблица37.3">
          <table:table-cell table:style-name="Таблица37.A3" table:number-columns-spanned="2" office:value-type="string">
            <text:p text:style-name="P923"/>
          </table:table-cell>
          <table:covered-table-cell/>
          <table:table-cell table:style-name="Таблица37.A3" office:value-type="string">
            <text:p text:style-name="P223"/>
          </table:table-cell>
          <table:table-cell table:style-name="Таблица37.A3" office:value-type="string">
            <text:p text:style-name="P240"/>
          </table:table-cell>
          <table:table-cell table:style-name="Таблица37.A3" table:number-columns-spanned="2" office:value-type="string">
            <text:p text:style-name="P937">трех.</text:p>
          </table:table-cell>
          <table:covered-table-cell/>
          <table:table-cell table:style-name="Таблица37.A3" office:value-type="string">
            <text:p text:style-name="P343"/>
          </table:table-cell>
          <table:table-cell table:style-name="Таблица37.H3" table:number-columns-spanned="2" office:value-type="string">
            <text:p text:style-name="P343"/>
          </table:table-cell>
          <table:covered-table-cell/>
        </table:table-row>
        <table:table-row table:style-name="Таблица37.3">
          <table:table-cell table:style-name="Таблица37.A3" table:number-columns-spanned="2" office:value-type="string">
            <text:p text:style-name="P935"><text:span text:style-name="T286">2</text:span> Массовая доля нелетучих веществ, %</text:p>
          </table:table-cell>
          <table:covered-table-cell/>
          <table:table-cell table:style-name="Таблица37.A3" office:value-type="string">
            <text:p text:style-name="P238">п.<text:span text:style-name="T68">1.2</text:span>, </text:p>
          </table:table-cell>
          <table:table-cell table:style-name="Таблица37.A3" office:value-type="string">
            <text:p text:style-name="P471"><text:span text:style-name="T34"><text:s/>Весы неавтоматического действия </text:span>II</text:p>
          </table:table-cell>
          <table:table-cell table:style-name="Таблица37.A3" table:number-columns-spanned="2" office:value-type="string">
            <text:p text:style-name="P207"/>
          </table:table-cell>
          <table:covered-table-cell/>
          <table:table-cell table:style-name="Таблица37.A3" office:value-type="string">
            <text:p text:style-name="P343"/>
          </table:table-cell>
          <table:table-cell table:style-name="Таблица37.H3" table:number-columns-spanned="2" office:value-type="string">
            <text:p text:style-name="P903">Цех 23, </text:p>
          </table:table-cell>
          <table:covered-table-cell/>
        </table:table-row>
        <table:table-row table:style-name="Таблица37.3">
          <table:table-cell table:style-name="Таблица37.A3" table:number-columns-spanned="2" office:value-type="string">
            <text:p text:style-name="P816"/>
          </table:table-cell>
          <table:covered-table-cell/>
          <table:table-cell table:style-name="Таблица37.A3" office:value-type="string">
            <text:p text:style-name="P238">табл.1</text:p>
          </table:table-cell>
          <table:table-cell table:style-name="Таблица37.A3" office:value-type="string">
            <text:p text:style-name="P471"><text:s/><text:span text:style-name="T34">класса точности ГОСТ Р 53228-2008</text:span></text:p>
          </table:table-cell>
          <table:table-cell table:style-name="Таблица37.A3" table:number-columns-spanned="2" office:value-type="string">
            <text:p text:style-name="P207"/>
          </table:table-cell>
          <table:covered-table-cell/>
          <table:table-cell table:style-name="Таблица37.A3" office:value-type="string">
            <text:p text:style-name="P343"/>
          </table:table-cell>
          <table:table-cell table:style-name="Таблица37.H3" table:number-columns-spanned="2" office:value-type="string">
            <text:p text:style-name="P903">ОТК,</text:p>
          </table:table-cell>
          <table:covered-table-cell/>
        </table:table-row>
        <table:table-row table:style-name="Таблица37.3">
          <table:table-cell table:style-name="Таблица37.A3" table:number-columns-spanned="2" office:value-type="string">
            <text:p text:style-name="P816"/>
          </table:table-cell>
          <table:covered-table-cell/>
          <table:table-cell table:style-name="Таблица37.A3" office:value-type="string">
            <text:p text:style-name="P816"/>
          </table:table-cell>
          <table:table-cell table:style-name="Таблица37.A3" office:value-type="string">
            <text:p text:style-name="P500"><text:span text:style-name="T70"><text:s/>или друг</text:span><text:span text:style-name="T74">ого ДС</text:span></text:p>
          </table:table-cell>
          <table:table-cell table:style-name="Таблица37.A3" table:number-columns-spanned="2" office:value-type="string">
            <text:p text:style-name="P830"/>
          </table:table-cell>
          <table:covered-table-cell/>
          <table:table-cell table:style-name="Таблица37.A3" office:value-type="string">
            <text:p text:style-name="P90"/>
          </table:table-cell>
          <table:table-cell table:style-name="Таблица37.H3" table:number-columns-spanned="2" office:value-type="string">
            <text:p text:style-name="P911">ЦЗЛ</text:p>
          </table:table-cell>
          <table:covered-table-cell/>
        </table:table-row>
        <table:table-row table:style-name="Таблица37.3">
          <table:table-cell table:style-name="Таблица37.A3" table:number-columns-spanned="2" office:value-type="string">
            <text:p text:style-name="P816"/>
          </table:table-cell>
          <table:covered-table-cell/>
          <table:table-cell table:style-name="Таблица37.A3" office:value-type="string">
            <text:p text:style-name="P816"/>
          </table:table-cell>
          <table:table-cell table:style-name="Таблица37.A3" office:value-type="string">
            <text:p text:style-name="P315"><text:s/>Шкаф сушильный с температурой</text:p>
          </table:table-cell>
          <table:table-cell table:style-name="Таблица37.A3" table:number-columns-spanned="2" office:value-type="string">
            <text:p text:style-name="P830"/>
          </table:table-cell>
          <table:covered-table-cell/>
          <table:table-cell table:style-name="Таблица37.A3" office:value-type="string">
            <text:p text:style-name="P90"/>
          </table:table-cell>
          <table:table-cell table:style-name="Таблица37.H3" table:number-columns-spanned="2" office:value-type="string">
            <text:p text:style-name="P852"/>
          </table:table-cell>
          <table:covered-table-cell/>
        </table:table-row>
        <table:table-row table:style-name="Таблица37.3">
          <table:table-cell table:style-name="Таблица37.A3" table:number-columns-spanned="2" office:value-type="string">
            <text:p text:style-name="P935"/>
          </table:table-cell>
          <table:covered-table-cell/>
          <table:table-cell table:style-name="Таблица37.A3" office:value-type="string">
            <text:p text:style-name="P238"/>
          </table:table-cell>
          <table:table-cell table:style-name="Таблица37.A3" office:value-type="string">
            <text:p text:style-name="P751"><text:span text:style-name="Основной_20_шрифт_20_абзаца"><text:span text:style-name="T138"><text:s/></text:span></text:span><text:span text:style-name="Основной_20_шрифт_20_абзаца"><text:span text:style-name="T139">нагрева до </text:span></text:span><text:span text:style-name="Основной_20_шрифт_20_абзаца"><text:span text:style-name="T250">200 º</text:span></text:span><text:span text:style-name="Основной_20_шрифт_20_абзаца"><text:span text:style-name="T170">С</text:span></text:span></text:p>
          </table:table-cell>
          <table:table-cell table:style-name="Таблица37.A3" table:number-columns-spanned="2" office:value-type="string">
            <text:p text:style-name="P830"/>
          </table:table-cell>
          <table:covered-table-cell/>
          <table:table-cell table:style-name="Таблица37.A3" office:value-type="string">
            <text:p text:style-name="P90"/>
          </table:table-cell>
          <table:table-cell table:style-name="Таблица37.H3" table:number-columns-spanned="2" office:value-type="string">
            <text:p text:style-name="P903"/>
          </table:table-cell>
          <table:covered-table-cell/>
        </table:table-row>
        <table:table-row table:style-name="Таблица37.3">
          <table:table-cell table:style-name="Таблица37.A3" table:number-columns-spanned="2" office:value-type="string">
            <text:p text:style-name="P816"/>
          </table:table-cell>
          <table:covered-table-cell/>
          <table:table-cell table:style-name="Таблица37.A3" office:value-type="string">
            <text:p text:style-name="P238"/>
          </table:table-cell>
          <table:table-cell table:style-name="Таблица37.A3" office:value-type="string">
            <text:p text:style-name="P829"/>
          </table:table-cell>
          <table:table-cell table:style-name="Таблица37.A3" table:number-columns-spanned="2" office:value-type="string">
            <text:p text:style-name="P830"/>
          </table:table-cell>
          <table:covered-table-cell/>
          <table:table-cell table:style-name="Таблица37.A3" office:value-type="string">
            <text:p text:style-name="P90"/>
          </table:table-cell>
          <table:table-cell table:style-name="Таблица37.H3" table:number-columns-spanned="2" office:value-type="string">
            <text:p text:style-name="P903"/>
          </table:table-cell>
          <table:covered-table-cell/>
        </table:table-row>
        <table:table-row table:style-name="Таблица37.3">
          <table:table-cell table:style-name="Таблица37.A3" table:number-columns-spanned="2" office:value-type="string">
            <text:p text:style-name="P816"/>
          </table:table-cell>
          <table:covered-table-cell/>
          <table:table-cell table:style-name="Таблица37.A3" office:value-type="string">
            <text:p text:style-name="P816"/>
          </table:table-cell>
          <table:table-cell table:style-name="Таблица37.A3" office:value-type="string">
            <text:p text:style-name="P831"/>
          </table:table-cell>
          <table:table-cell table:style-name="Таблица37.A3" table:number-columns-spanned="2" office:value-type="string">
            <text:p text:style-name="P832"/>
          </table:table-cell>
          <table:covered-table-cell/>
          <table:table-cell table:style-name="Таблица37.A3" office:value-type="string">
            <text:p text:style-name="P90"/>
          </table:table-cell>
          <table:table-cell table:style-name="Таблица37.H3" table:number-columns-spanned="2" office:value-type="string">
            <text:p text:style-name="P911"/>
          </table:table-cell>
          <table:covered-table-cell/>
        </table:table-row>
        <table:table-row table:style-name="Таблица37.3">
          <table:table-cell table:style-name="Таблица37.A3" table:number-columns-spanned="2" office:value-type="string">
            <text:p text:style-name="P817"/>
          </table:table-cell>
          <table:covered-table-cell/>
          <table:table-cell table:style-name="Таблица37.A3" office:value-type="string">
            <text:p text:style-name="P816"/>
          </table:table-cell>
          <table:table-cell table:style-name="Таблица37.A3" office:value-type="string">
            <text:p text:style-name="P836"/>
          </table:table-cell>
          <table:table-cell table:style-name="Таблица37.A3" table:number-columns-spanned="2" office:value-type="string">
            <text:p text:style-name="P832"/>
          </table:table-cell>
          <table:covered-table-cell/>
          <table:table-cell table:style-name="Таблица37.A3" office:value-type="string">
            <text:p text:style-name="P90"/>
          </table:table-cell>
          <table:table-cell table:style-name="Таблица37.H3" table:number-columns-spanned="2" office:value-type="string">
            <text:p text:style-name="P852"/>
          </table:table-cell>
          <table:covered-table-cell/>
        </table:table-row>
        <table:table-row table:style-name="Таблица37.3">
          <table:table-cell table:style-name="Таблица37.A3" table:number-columns-spanned="2" office:value-type="string">
            <text:p text:style-name="P817"/>
          </table:table-cell>
          <table:covered-table-cell/>
          <table:table-cell table:style-name="Таблица37.A3" office:value-type="string">
            <text:p text:style-name="P816"/>
          </table:table-cell>
          <table:table-cell table:style-name="Таблица37.A3" office:value-type="string">
            <text:p text:style-name="P836"/>
          </table:table-cell>
          <table:table-cell table:style-name="Таблица37.A3" table:number-columns-spanned="2" office:value-type="string">
            <text:p text:style-name="P832"/>
          </table:table-cell>
          <table:covered-table-cell/>
          <table:table-cell table:style-name="Таблица37.A3" office:value-type="string">
            <text:p text:style-name="P90"/>
          </table:table-cell>
          <table:table-cell table:style-name="Таблица37.H3" table:number-columns-spanned="2" office:value-type="string">
            <text:p text:style-name="P852"/>
          </table:table-cell>
          <table:covered-table-cell/>
        </table:table-row>
        <table:table-row table:style-name="Таблица37.3">
          <table:table-cell table:style-name="Таблица37.A3" table:number-columns-spanned="2" office:value-type="string">
            <text:p text:style-name="P211"/>
          </table:table-cell>
          <table:covered-table-cell/>
          <table:table-cell table:style-name="Таблица37.A3" office:value-type="string">
            <text:p text:style-name="P223"/>
          </table:table-cell>
          <table:table-cell table:style-name="Таблица37.A3" office:value-type="string">
            <text:p text:style-name="P327"/>
          </table:table-cell>
          <table:table-cell table:style-name="Таблица37.A3" table:number-columns-spanned="2" office:value-type="string">
            <text:p text:style-name="P343"/>
          </table:table-cell>
          <table:covered-table-cell/>
          <table:table-cell table:style-name="Таблица37.A3" office:value-type="string">
            <text:p text:style-name="P343"/>
          </table:table-cell>
          <table:table-cell table:style-name="Таблица37.H3" table:number-columns-spanned="2" office:value-type="string">
            <text:p text:style-name="P343"/>
          </table:table-cell>
          <table:covered-table-cell/>
        </table:table-row>
        <table:table-row table:style-name="Таблица37.18">
          <table:table-cell table:style-name="Таблица37.A18" office:value-type="string">
            <text:p text:style-name="P356">ПВК</text:p>
          </table:table-cell>
          <table:table-cell table:style-name="Таблица37.B18" table:number-columns-spanned="4" office:value-type="string">
            <text:p text:style-name="P376">Перечень входного контроля</text:p>
          </table:table-cell>
          <table:covered-table-cell/>
          <table:covered-table-cell/>
          <table:covered-table-cell/>
          <table:table-cell table:style-name="Таблица37.B18" table:number-columns-spanned="3" office:value-type="string">
            <text:p text:style-name="P153"/>
          </table:table-cell>
          <table:covered-table-cell/>
          <table:covered-table-cell/>
          <table:table-cell table:style-name="Таблица37.I18" office:value-type="string">
            <text:p text:style-name="P153"/>
            <text:p text:style-name="P153"/>
          </table:table-cell>
        </table:table-row>
      </table:table>
      <text:p text:style-name="P803"/>
      <text:p text:style-name="P990"><text:soft-page-break/>СТО 07521831-55-2017 <text:span text:style-name="T331">Приложение А</text:span></text:p>
      <table:table table:name="Таблица87" table:style-name="Таблица87">
        <table:table-column table:style-name="Таблица87.A"/>
        <table:table-column table:style-name="Таблица87.B"/>
        <table:table-column table:style-name="Таблица87.C"/>
        <table:table-column table:style-name="Таблица87.D"/>
        <table:table-column table:style-name="Таблица87.E"/>
        <table:table-column table:style-name="Таблица87.F"/>
        <table:table-column table:style-name="Таблица87.G"/>
        <table:table-column table:style-name="Таблица87.H"/>
        <table:table-row table:style-name="Таблица87.1">
          <table:table-cell table:style-name="Таблица87.A1" office:value-type="string">
            <text:p text:style-name="P74">Дубл.</text:p>
          </table:table-cell>
          <table:table-cell table:style-name="Таблица87.A1" office:value-type="string">
            <text:p text:style-name="P867"/>
          </table:table-cell>
          <table:table-cell table:style-name="Таблица87.A1" office:value-type="string">
            <text:p text:style-name="P867"/>
          </table:table-cell>
          <table:table-cell table:style-name="Таблица87.D2" office:value-type="string">
            <text:p text:style-name="P867"/>
          </table:table-cell>
          <table:table-cell table:style-name="Таблица87.E1" office:value-type="string">
            <text:p text:style-name="P867"><text:s text:c="15"/></text:p>
          </table:table-cell>
          <table:table-cell table:style-name="Таблица87.F1" table:number-columns-spanned="2" office:value-type="string">
            <text:p text:style-name="P867"/>
          </table:table-cell>
          <table:covered-table-cell/>
          <table:table-cell table:style-name="Таблица87.H1" office:value-type="string">
            <text:p text:style-name="P867"/>
          </table:table-cell>
        </table:table-row>
        <table:table-row table:style-name="Таблица87.2">
          <table:table-cell table:style-name="Таблица87.A1" office:value-type="string">
            <text:p text:style-name="P73">Взам.</text:p>
          </table:table-cell>
          <table:table-cell table:style-name="Таблица87.A1" office:value-type="string">
            <text:p text:style-name="P518"/>
          </table:table-cell>
          <table:table-cell table:style-name="Таблица87.A1" office:value-type="string">
            <text:p text:style-name="P518"/>
          </table:table-cell>
          <table:table-cell table:style-name="Таблица87.D2" office:value-type="string">
            <text:p text:style-name="P518"/>
          </table:table-cell>
          <table:table-cell table:style-name="Таблица87.E3" table:number-columns-spanned="2" office:value-type="string">
            <text:p text:style-name="P518"/>
          </table:table-cell>
          <table:covered-table-cell/>
          <table:table-cell table:style-name="Таблица87.G3" table:number-rows-spanned="2" table:number-columns-spanned="2" office:value-type="string">
            <text:p text:style-name="P518"/>
          </table:table-cell>
          <table:covered-table-cell/>
        </table:table-row>
        <table:table-row table:style-name="Таблица87.3">
          <table:table-cell table:style-name="Таблица87.A1" office:value-type="string">
            <text:p text:style-name="P73">Подл.</text:p>
          </table:table-cell>
          <table:table-cell table:style-name="Таблица87.A1" office:value-type="string">
            <text:p text:style-name="P547"/>
          </table:table-cell>
          <table:table-cell table:style-name="Таблица87.A1" office:value-type="string">
            <text:p text:style-name="P518"/>
          </table:table-cell>
          <table:table-cell table:style-name="Таблица87.A1" office:value-type="string">
            <text:p text:style-name="P518"/>
          </table:table-cell>
          <table:table-cell table:style-name="Таблица87.E3" table:number-columns-spanned="2" office:value-type="string">
            <text:p text:style-name="P518"/>
          </table:table-cell>
          <table:covered-table-cell/>
          <table:covered-table-cell/>
          <table:covered-table-cell/>
        </table:table-row>
      </table:table>
      <table:table table:name="Таблица88" table:style-name="Таблица88">
        <table:table-column table:style-name="Таблица88.A"/>
        <table:table-column table:style-name="Таблица88.B"/>
        <table:table-column table:style-name="Таблица88.C"/>
        <table:table-column table:style-name="Таблица88.D"/>
        <table:table-column table:style-name="Таблица88.E"/>
        <table:table-column table:style-name="Таблица88.F"/>
        <table:table-column table:style-name="Таблица88.G"/>
        <table:table-column table:style-name="Таблица88.H"/>
        <table:table-column table:style-name="Таблица88.I"/>
        <table:table-column table:style-name="Таблица88.J"/>
        <table:table-column table:style-name="Таблица88.K"/>
        <table:table-column table:style-name="Таблица88.L"/>
        <table:table-column table:style-name="Таблица88.M"/>
        <table:table-column table:style-name="Таблица88.N"/>
        <table:table-column table:style-name="Таблица88.O"/>
        <table:table-column table:style-name="Таблица88.P"/>
        <table:table-row table:style-name="Таблица88.1">
          <table:table-cell table:style-name="Таблица88.A1" table:number-columns-spanned="11" office:value-type="string">
            <text:p text:style-name="P407"><text:span text:style-name="T94">Гарантийный срок хранения: </text:span><text:span text:style-name="T102">6</text:span><text:span text:style-name="T96"> месяц</text:span><text:span text:style-name="T102">ев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88.L1" table:number-columns-spanned="2" office:value-type="string">
            <text:p text:style-name="P31"/>
          </table:table-cell>
          <table:covered-table-cell/>
          <table:table-cell table:style-name="Таблица88.N1" table:number-columns-spanned="2" office:value-type="string">
            <text:h text:style-name="P1036" text:outline-level="7"/>
          </table:table-cell>
          <table:covered-table-cell/>
          <table:table-cell table:style-name="Таблица88.P1" office:value-type="string">
            <text:p text:style-name="P398">12</text:p>
          </table:table-cell>
        </table:table-row>
        <table:table-row table:style-name="Таблица88.1">
          <table:table-cell table:style-name="Таблица88.A2" table:number-columns-spanned="16" office:value-type="string">
            <text:p text:style-name="P51">Срок хранени<text:span text:style-name="T48">я</text:span> до перепроверки продукции (для изделий ВТ)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8.3">
          <table:table-cell table:style-name="Таблица88.A1" table:number-rows-spanned="3" office:value-type="string">
            <text:p text:style-name="P31"/>
          </table:table-cell>
          <table:table-cell table:style-name="Таблица88.L1" office:value-type="string">
            <text:p text:style-name="P31"/>
          </table:table-cell>
          <table:table-cell table:style-name="Таблица88.L1" office:value-type="string">
            <text:p text:style-name="P31"/>
          </table:table-cell>
          <table:table-cell table:style-name="Таблица88.L1" office:value-type="string">
            <text:p text:style-name="P31"/>
          </table:table-cell>
          <table:table-cell table:style-name="Таблица88.L1" office:value-type="string">
            <text:p text:style-name="P31"/>
          </table:table-cell>
          <table:table-cell table:style-name="Таблица88.L1" office:value-type="string">
            <text:p text:style-name="P31"/>
          </table:table-cell>
          <table:table-cell table:style-name="Таблица88.L1" office:value-type="string">
            <text:p text:style-name="P31"/>
          </table:table-cell>
          <table:table-cell table:style-name="Таблица88.L1" office:value-type="string">
            <text:p text:style-name="P31"/>
          </table:table-cell>
          <table:table-cell table:style-name="Таблица88.L1" office:value-type="string">
            <text:p text:style-name="P31"/>
          </table:table-cell>
          <table:table-cell table:style-name="Таблица88.J3" office:value-type="string">
            <text:p text:style-name="P31"/>
          </table:table-cell>
          <table:table-cell table:style-name="Таблица88.K3" table:number-columns-spanned="2" office:value-type="string">
            <text:p text:style-name="P31"/>
          </table:table-cell>
          <table:covered-table-cell/>
          <table:table-cell table:style-name="Таблица88.M3" table:number-rows-spanned="3" table:number-columns-spanned="2" office:value-type="string">
            <text:h text:style-name="P1084" text:outline-level="8"><text:span text:style-name="T72">Отвердитель</text:span><text:span text:style-name="T73"> </text:span></text:h>
            <text:h text:style-name="P1084" text:outline-level="8"><text:span text:style-name="T106">Akperox</text:span><text:span text:style-name="T69"> </text:span><text:span text:style-name="T106">A</text:span><text:span text:style-name="T69">-50</text:span></text:h>
          </table:table-cell>
          <table:covered-table-cell/>
          <table:table-cell table:style-name="Таблица88.O3" table:number-rows-spanned="3" table:number-columns-spanned="2" office:value-type="string">
            <text:p text:style-name="P585">К.02 - 2024</text:p>
          </table:table-cell>
          <table:covered-table-cell/>
        </table:table-row>
        <table:table-row table:style-name="Таблица88.4">
          <table:covered-table-cell/>
          <table:table-cell table:style-name="Таблица88.B4" office:value-type="string">
            <text:p text:style-name="P518"/>
          </table:table-cell>
          <table:table-cell table:style-name="Таблица88.C4" office:value-type="string">
            <text:p text:style-name="P518"/>
          </table:table-cell>
          <table:table-cell table:style-name="Таблица88.D4" office:value-type="string">
            <text:p text:style-name="P518"/>
          </table:table-cell>
          <table:table-cell table:style-name="Таблица88.E4" office:value-type="string">
            <text:p text:style-name="P518"/>
          </table:table-cell>
          <table:table-cell table:style-name="Таблица88.F4" office:value-type="string">
            <text:p text:style-name="P518"/>
          </table:table-cell>
          <table:table-cell table:style-name="Таблица88.G4" office:value-type="string">
            <text:p text:style-name="P518"/>
          </table:table-cell>
          <table:table-cell table:style-name="Таблица88.H4" office:value-type="string">
            <text:p text:style-name="P518"/>
          </table:table-cell>
          <table:table-cell table:style-name="Таблица88.I4" office:value-type="string">
            <text:p text:style-name="P518"/>
          </table:table-cell>
          <table:table-cell table:style-name="Таблица88.J4" office:value-type="string">
            <text:p text:style-name="P518"/>
          </table:table-cell>
          <table:table-cell table:style-name="Таблица88.K4" table:number-columns-spanned="2" office:value-type="string">
            <text:p text:style-name="P5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88.5">
          <table:covered-table-cell/>
          <table:table-cell table:style-name="Таблица88.B5" office:value-type="string">
            <text:p text:style-name="P518"/>
          </table:table-cell>
          <table:table-cell table:style-name="Таблица88.C5" office:value-type="string">
            <text:p text:style-name="P518"/>
          </table:table-cell>
          <table:table-cell table:style-name="Таблица88.D5" office:value-type="string">
            <text:p text:style-name="P518"/>
          </table:table-cell>
          <table:table-cell table:style-name="Таблица88.E5" office:value-type="string">
            <text:p text:style-name="P518"/>
          </table:table-cell>
          <table:table-cell table:style-name="Таблица88.F5" office:value-type="string">
            <text:p text:style-name="P518"/>
          </table:table-cell>
          <table:table-cell table:style-name="Таблица88.G5" office:value-type="string">
            <text:p text:style-name="P518"/>
          </table:table-cell>
          <table:table-cell table:style-name="Таблица88.H5" office:value-type="string">
            <text:p text:style-name="P518"/>
          </table:table-cell>
          <table:table-cell table:style-name="Таблица88.I5" office:value-type="string">
            <text:p text:style-name="P518"/>
          </table:table-cell>
          <table:table-cell table:style-name="Таблица88.J5" office:value-type="string">
            <text:p text:style-name="P518"/>
          </table:table-cell>
          <table:table-cell table:style-name="Таблица88.K5" table:number-columns-spanned="2" office:value-type="string">
            <text:p text:style-name="P518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Таблица89" table:style-name="Таблица89">
        <table:table-column table:style-name="Таблица89.A"/>
        <table:table-column table:style-name="Таблица89.B"/>
        <table:table-column table:style-name="Таблица89.C"/>
        <table:table-column table:style-name="Таблица89.D"/>
        <table:table-column table:style-name="Таблица89.E"/>
        <table:table-column table:style-name="Таблица89.F"/>
        <table:table-column table:style-name="Таблица89.G"/>
        <table:table-column table:style-name="Таблица89.H"/>
        <table:table-column table:style-name="Таблица89.I"/>
        <table:table-row table:style-name="Таблица89.1">
          <table:table-cell table:style-name="Таблица89.A1" table:number-columns-spanned="3" office:value-type="string">
            <text:p text:style-name="P234">Состав контролируемых па<text:span text:style-name="T17">р</text:span>аметров продукции,<text:line-break/>методы ее контроля</text:p>
          </table:table-cell>
          <table:covered-table-cell/>
          <table:covered-table-cell/>
          <table:table-cell table:style-name="Таблица89.A1" table:number-rows-spanned="2" office:value-type="string">
            <text:p text:style-name="P304">Средства измерений<text:line-break/>или требуемые метрологические<text:line-break/>характеристики средств измерений</text:p>
          </table:table-cell>
          <table:table-cell table:style-name="Таблица89.A1" table:number-rows-spanned="2" table:number-columns-spanned="2" office:value-type="string">
            <text:p text:style-name="P310">Вид </text:p>
            <text:p text:style-name="P310">контроля.</text:p>
            <text:p text:style-name="P304">Объем<text:line-break/>выборки<text:line-break/>или<text:line-break/>пробы</text:p>
          </table:table-cell>
          <table:covered-table-cell/>
          <table:table-cell table:style-name="Таблица89.A1" table:number-rows-spanned="2" office:value-type="string">
            <text:p text:style-name="P305">Допусти<text:span text:style-name="T50">-</text:span>мый<text:line-break/>расход<text:line-break/>ресурса<text:line-break/></text:p>
          </table:table-cell>
          <table:table-cell table:style-name="Таблица89.H1" table:number-rows-spanned="2" table:number-columns-spanned="2" office:value-type="string">
            <text:p text:style-name="P304">Подразделения,<text:line-break/>участвующие<text:line-break/>во входном<text:line-break/>контроле</text:p>
          </table:table-cell>
          <table:covered-table-cell/>
        </table:table-row>
        <table:table-row table:style-name="Таблица89.1">
          <table:table-cell table:style-name="Таблица89.A2" table:number-columns-spanned="2" office:value-type="string">
            <text:p text:style-name="P234">Контролируемые параметры<text:line-break/>(показатели)</text:p>
          </table:table-cell>
          <table:covered-table-cell/>
          <table:table-cell table:style-name="Таблица89.A2" office:value-type="string">
            <text:p text:style-name="P234">Номера<text:line-break/>пунктов<text:line-break/>докумен<text:span text:style-name="T49">-</text:span><text:line-break/>т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9.3">
          <table:table-cell table:style-name="Таблица89.A3" table:number-columns-spanned="2" office:value-type="string">
            <text:p text:style-name="P922"><text:s/><text:span text:style-name="T61">Наличие сопроводительного сертификата или</text:span></text:p>
          </table:table-cell>
          <table:covered-table-cell/>
          <table:table-cell table:style-name="Таблица89.A3" office:value-type="string">
            <text:p text:style-name="P194">-</text:p>
          </table:table-cell>
          <table:table-cell table:style-name="Таблица89.A3" office:value-type="string">
            <text:p text:style-name="P194">-</text:p>
          </table:table-cell>
          <table:table-cell table:style-name="Таблица89.A3" table:number-columns-spanned="2" office:value-type="string">
            <text:p text:style-name="P254">Сплошной</text:p>
          </table:table-cell>
          <table:covered-table-cell/>
          <table:table-cell table:style-name="Таблица89.A3" office:value-type="string">
            <text:p text:style-name="P254">0</text:p>
          </table:table-cell>
          <table:table-cell table:style-name="Таблица89.H3" table:number-columns-spanned="2" office:value-type="string">
            <text:p text:style-name="P917"><text:span text:style-name="T36"><text:s/></text:span><text:span text:style-name="T37">Цех 23, </text:span></text:p>
          </table:table-cell>
          <table:covered-table-cell/>
        </table:table-row>
        <table:table-row table:style-name="Таблица89.3">
          <table:table-cell table:style-name="Таблица89.A3" table:number-columns-spanned="2" office:value-type="string">
            <text:p text:style-name="P922"><text:s/><text:span text:style-name="T128">другого </text:span><text:s/><text:span text:style-name="T128">документа <text:s/>подтверждающего</text:span></text:p>
          </table:table-cell>
          <table:covered-table-cell/>
          <table:table-cell table:style-name="Таблица89.A3" office:value-type="string">
            <text:p text:style-name="P250"/>
          </table:table-cell>
          <table:table-cell table:style-name="Таблица89.A3" office:value-type="string">
            <text:p text:style-name="P188"/>
          </table:table-cell>
          <table:table-cell table:style-name="Таблица89.A3" table:number-columns-spanned="2" office:value-type="string">
            <text:p text:style-name="P199"/>
          </table:table-cell>
          <table:covered-table-cell/>
          <table:table-cell table:style-name="Таблица89.A3" office:value-type="string">
            <text:p text:style-name="P328"/>
          </table:table-cell>
          <table:table-cell table:style-name="Таблица89.H3" table:number-columns-spanned="2" office:value-type="string">
            <text:p text:style-name="P901">ОТК</text:p>
          </table:table-cell>
          <table:covered-table-cell/>
        </table:table-row>
        <table:table-row table:style-name="Таблица89.3">
          <table:table-cell table:style-name="Таблица89.A3" table:number-columns-spanned="2" office:value-type="string">
            <text:p text:style-name="P922"><text:s/><text:span text:style-name="T62">качество материала с указанием гарантийного</text:span></text:p>
          </table:table-cell>
          <table:covered-table-cell/>
          <table:table-cell table:style-name="Таблица89.A3" office:value-type="string">
            <text:p text:style-name="P225"/>
          </table:table-cell>
          <table:table-cell table:style-name="Таблица89.A3" office:value-type="string">
            <text:p text:style-name="P243"/>
          </table:table-cell>
          <table:table-cell table:style-name="Таблица89.A3" table:number-columns-spanned="2" office:value-type="string">
            <text:p text:style-name="P199"/>
          </table:table-cell>
          <table:covered-table-cell/>
          <table:table-cell table:style-name="Таблица89.A3" office:value-type="string">
            <text:p text:style-name="P328"/>
          </table:table-cell>
          <table:table-cell table:style-name="Таблица89.H3" table:number-columns-spanned="2" office:value-type="string">
            <text:p text:style-name="P271"/>
          </table:table-cell>
          <table:covered-table-cell/>
        </table:table-row>
        <table:table-row table:style-name="Таблица89.3">
          <table:table-cell table:style-name="Таблица89.A3" table:number-columns-spanned="2" office:value-type="string">
            <text:p text:style-name="P925"><text:s/>срока и <text:s/>даты изготовления</text:p>
          </table:table-cell>
          <table:covered-table-cell/>
          <table:table-cell table:style-name="Таблица89.A3" office:value-type="string">
            <text:p text:style-name="P225"/>
          </table:table-cell>
          <table:table-cell table:style-name="Таблица89.A3" office:value-type="string">
            <text:p text:style-name="P243"/>
          </table:table-cell>
          <table:table-cell table:style-name="Таблица89.A3" table:number-columns-spanned="2" office:value-type="string">
            <text:p text:style-name="P199"/>
          </table:table-cell>
          <table:covered-table-cell/>
          <table:table-cell table:style-name="Таблица89.A3" office:value-type="string">
            <text:p text:style-name="P328"/>
          </table:table-cell>
          <table:table-cell table:style-name="Таблица89.H3" table:number-columns-spanned="2" office:value-type="string">
            <text:p text:style-name="P328"/>
          </table:table-cell>
          <table:covered-table-cell/>
        </table:table-row>
        <table:table-row table:style-name="Таблица89.3">
          <table:table-cell table:style-name="Таблица89.A3" table:number-columns-spanned="2" office:value-type="string">
            <text:p text:style-name="P922"><text:s/><text:span text:style-name="T268">В случае отсутствия даты </text:span><text:span text:style-name="T267">изготовления</text:span><text:span text:style-name="T268"> гарантийный</text:span></text:p>
          </table:table-cell>
          <table:covered-table-cell/>
          <table:table-cell table:style-name="Таблица89.A3" office:value-type="string">
            <text:p text:style-name="P225"/>
          </table:table-cell>
          <table:table-cell table:style-name="Таблица89.A3" office:value-type="string">
            <text:p text:style-name="P243"/>
          </table:table-cell>
          <table:table-cell table:style-name="Таблица89.A3" table:number-columns-spanned="2" office:value-type="string">
            <text:p text:style-name="P199"/>
          </table:table-cell>
          <table:covered-table-cell/>
          <table:table-cell table:style-name="Таблица89.A3" office:value-type="string">
            <text:p text:style-name="P328"/>
          </table:table-cell>
          <table:table-cell table:style-name="Таблица89.H3" table:number-columns-spanned="2" office:value-type="string">
            <text:p text:style-name="P328"/>
          </table:table-cell>
          <table:covered-table-cell/>
        </table:table-row>
        <table:table-row table:style-name="Таблица89.3">
          <table:table-cell table:style-name="Таблица89.A3" table:number-columns-spanned="2" office:value-type="string">
            <text:p text:style-name="P922"><text:s/><text:span text:style-name="T268">срок <text:s/>исчислять <text:s/>с даты <text:s/></text:span><text:span text:style-name="T267">печати сертификата или другого </text:span></text:p>
          </table:table-cell>
          <table:covered-table-cell/>
          <table:table-cell table:style-name="Таблица89.A3" office:value-type="string">
            <text:p text:style-name="P225"/>
          </table:table-cell>
          <table:table-cell table:style-name="Таблица89.A3" office:value-type="string">
            <text:p text:style-name="P328"/>
          </table:table-cell>
          <table:table-cell table:style-name="Таблица89.A3" table:number-columns-spanned="2" office:value-type="string">
            <text:p text:style-name="P199"/>
          </table:table-cell>
          <table:covered-table-cell/>
          <table:table-cell table:style-name="Таблица89.A3" office:value-type="string">
            <text:p text:style-name="P328"/>
          </table:table-cell>
          <table:table-cell table:style-name="Таблица89.H3" table:number-columns-spanned="2" office:value-type="string">
            <text:p text:style-name="P328"/>
          </table:table-cell>
          <table:covered-table-cell/>
        </table:table-row>
        <table:table-row table:style-name="Таблица89.3">
          <table:table-cell table:style-name="Таблица89.A3" table:number-columns-spanned="2" office:value-type="string">
            <text:p text:style-name="P922"><text:s/><text:span text:style-name="T267">сопровождающего документа</text:span></text:p>
          </table:table-cell>
          <table:covered-table-cell/>
          <table:table-cell table:style-name="Таблица89.A3" office:value-type="string">
            <text:p text:style-name="P250"/>
          </table:table-cell>
          <table:table-cell table:style-name="Таблица89.A3" office:value-type="string">
            <text:p text:style-name="P188"/>
          </table:table-cell>
          <table:table-cell table:style-name="Таблица89.A3" table:number-columns-spanned="2" office:value-type="string">
            <text:p text:style-name="P199"/>
          </table:table-cell>
          <table:covered-table-cell/>
          <table:table-cell table:style-name="Таблица89.A3" office:value-type="string">
            <text:p text:style-name="P328"/>
          </table:table-cell>
          <table:table-cell table:style-name="Таблица89.H3" table:number-columns-spanned="2" office:value-type="string">
            <text:p text:style-name="P262"/>
          </table:table-cell>
          <table:covered-table-cell/>
        </table:table-row>
        <table:table-row table:style-name="Таблица89.3">
          <table:table-cell table:style-name="Таблица89.A3" table:number-columns-spanned="2" office:value-type="string">
            <text:p text:style-name="P213"><text:s/></text:p>
          </table:table-cell>
          <table:covered-table-cell/>
          <table:table-cell table:style-name="Таблица89.A3" office:value-type="string">
            <text:p text:style-name="P226"/>
          </table:table-cell>
          <table:table-cell table:style-name="Таблица89.A3" office:value-type="string">
            <text:p text:style-name="P197"/>
          </table:table-cell>
          <table:table-cell table:style-name="Таблица89.A3" table:number-columns-spanned="2" office:value-type="string">
            <text:p text:style-name="P329"/>
          </table:table-cell>
          <table:covered-table-cell/>
          <table:table-cell table:style-name="Таблица89.A3" office:value-type="string">
            <text:p text:style-name="P329"/>
          </table:table-cell>
          <table:table-cell table:style-name="Таблица89.H3" table:number-columns-spanned="2" office:value-type="string">
            <text:p text:style-name="P329"/>
          </table:table-cell>
          <table:covered-table-cell/>
        </table:table-row>
        <table:table-row table:style-name="Таблица89.3">
          <table:table-cell table:style-name="Таблица89.A3" table:number-columns-spanned="2" office:value-type="string">
            <text:p text:style-name="P214"/>
          </table:table-cell>
          <table:covered-table-cell/>
          <table:table-cell table:style-name="Таблица89.A3" office:value-type="string">
            <text:p text:style-name="P226"/>
          </table:table-cell>
          <table:table-cell table:style-name="Таблица89.A3" office:value-type="string">
            <text:p text:style-name="P197"/>
          </table:table-cell>
          <table:table-cell table:style-name="Таблица89.A3" table:number-columns-spanned="2" office:value-type="string">
            <text:p text:style-name="P329"/>
          </table:table-cell>
          <table:covered-table-cell/>
          <table:table-cell table:style-name="Таблица89.A3" office:value-type="string">
            <text:p text:style-name="P329"/>
          </table:table-cell>
          <table:table-cell table:style-name="Таблица89.H3" table:number-columns-spanned="2" office:value-type="string">
            <text:p text:style-name="P329"/>
          </table:table-cell>
          <table:covered-table-cell/>
        </table:table-row>
        <table:table-row table:style-name="Таблица89.3">
          <table:table-cell table:style-name="Таблица89.A3" table:number-columns-spanned="2" office:value-type="string">
            <text:p text:style-name="P214"/>
          </table:table-cell>
          <table:covered-table-cell/>
          <table:table-cell table:style-name="Таблица89.A3" office:value-type="string">
            <text:p text:style-name="P226"/>
          </table:table-cell>
          <table:table-cell table:style-name="Таблица89.A3" office:value-type="string">
            <text:p text:style-name="P329"/>
          </table:table-cell>
          <table:table-cell table:style-name="Таблица89.A3" table:number-columns-spanned="2" office:value-type="string">
            <text:p text:style-name="P329"/>
          </table:table-cell>
          <table:covered-table-cell/>
          <table:table-cell table:style-name="Таблица89.A3" office:value-type="string">
            <text:p text:style-name="P329"/>
          </table:table-cell>
          <table:table-cell table:style-name="Таблица89.H3" table:number-columns-spanned="2" office:value-type="string">
            <text:p text:style-name="P329"/>
          </table:table-cell>
          <table:covered-table-cell/>
        </table:table-row>
        <table:table-row table:style-name="Таблица89.3">
          <table:table-cell table:style-name="Таблица89.A3" table:number-columns-spanned="2" office:value-type="string">
            <text:p text:style-name="P214"/>
          </table:table-cell>
          <table:covered-table-cell/>
          <table:table-cell table:style-name="Таблица89.A3" office:value-type="string">
            <text:p text:style-name="P226"/>
          </table:table-cell>
          <table:table-cell table:style-name="Таблица89.A3" office:value-type="string">
            <text:p text:style-name="P329"/>
          </table:table-cell>
          <table:table-cell table:style-name="Таблица89.A3" table:number-columns-spanned="2" office:value-type="string">
            <text:p text:style-name="P329"/>
          </table:table-cell>
          <table:covered-table-cell/>
          <table:table-cell table:style-name="Таблица89.A3" office:value-type="string">
            <text:p text:style-name="P329"/>
          </table:table-cell>
          <table:table-cell table:style-name="Таблица89.H3" table:number-columns-spanned="2" office:value-type="string">
            <text:p text:style-name="P329"/>
          </table:table-cell>
          <table:covered-table-cell/>
        </table:table-row>
        <table:table-row table:style-name="Таблица89.3">
          <table:table-cell table:style-name="Таблица89.A3" table:number-columns-spanned="2" office:value-type="string">
            <text:p text:style-name="P214"/>
          </table:table-cell>
          <table:covered-table-cell/>
          <table:table-cell table:style-name="Таблица89.A3" office:value-type="string">
            <text:p text:style-name="P226"/>
          </table:table-cell>
          <table:table-cell table:style-name="Таблица89.A3" office:value-type="string">
            <text:p text:style-name="P329"/>
          </table:table-cell>
          <table:table-cell table:style-name="Таблица89.A3" table:number-columns-spanned="2" office:value-type="string">
            <text:p text:style-name="P329"/>
          </table:table-cell>
          <table:covered-table-cell/>
          <table:table-cell table:style-name="Таблица89.A3" office:value-type="string">
            <text:p text:style-name="P329"/>
          </table:table-cell>
          <table:table-cell table:style-name="Таблица89.H3" table:number-columns-spanned="2" office:value-type="string">
            <text:p text:style-name="P329"/>
          </table:table-cell>
          <table:covered-table-cell/>
        </table:table-row>
        <table:table-row table:style-name="Таблица89.3">
          <table:table-cell table:style-name="Таблица89.A3" table:number-columns-spanned="2" office:value-type="string">
            <text:p text:style-name="P214"/>
          </table:table-cell>
          <table:covered-table-cell/>
          <table:table-cell table:style-name="Таблица89.A3" office:value-type="string">
            <text:p text:style-name="P226"/>
          </table:table-cell>
          <table:table-cell table:style-name="Таблица89.A3" office:value-type="string">
            <text:p text:style-name="P329"/>
          </table:table-cell>
          <table:table-cell table:style-name="Таблица89.A3" table:number-columns-spanned="2" office:value-type="string">
            <text:p text:style-name="P329"/>
          </table:table-cell>
          <table:covered-table-cell/>
          <table:table-cell table:style-name="Таблица89.A3" office:value-type="string">
            <text:p text:style-name="P329"/>
          </table:table-cell>
          <table:table-cell table:style-name="Таблица89.H3" table:number-columns-spanned="2" office:value-type="string">
            <text:p text:style-name="P329"/>
          </table:table-cell>
          <table:covered-table-cell/>
        </table:table-row>
        <table:table-row table:style-name="Таблица89.3">
          <table:table-cell table:style-name="Таблица89.A3" table:number-columns-spanned="2" office:value-type="string">
            <text:p text:style-name="P214"/>
          </table:table-cell>
          <table:covered-table-cell/>
          <table:table-cell table:style-name="Таблица89.A3" office:value-type="string">
            <text:p text:style-name="P226"/>
          </table:table-cell>
          <table:table-cell table:style-name="Таблица89.A3" office:value-type="string">
            <text:p text:style-name="P329"/>
          </table:table-cell>
          <table:table-cell table:style-name="Таблица89.A3" table:number-columns-spanned="2" office:value-type="string">
            <text:p text:style-name="P329"/>
          </table:table-cell>
          <table:covered-table-cell/>
          <table:table-cell table:style-name="Таблица89.A3" office:value-type="string">
            <text:p text:style-name="P329"/>
          </table:table-cell>
          <table:table-cell table:style-name="Таблица89.H3" table:number-columns-spanned="2" office:value-type="string">
            <text:p text:style-name="P329"/>
          </table:table-cell>
          <table:covered-table-cell/>
        </table:table-row>
        <table:table-row table:style-name="Таблица89.3">
          <table:table-cell table:style-name="Таблица89.A3" table:number-columns-spanned="2" office:value-type="string">
            <text:p text:style-name="P214"/>
          </table:table-cell>
          <table:covered-table-cell/>
          <table:table-cell table:style-name="Таблица89.A3" office:value-type="string">
            <text:p text:style-name="P226"/>
          </table:table-cell>
          <table:table-cell table:style-name="Таблица89.A3" office:value-type="string">
            <text:p text:style-name="P329"/>
          </table:table-cell>
          <table:table-cell table:style-name="Таблица89.A3" table:number-columns-spanned="2" office:value-type="string">
            <text:p text:style-name="P329"/>
          </table:table-cell>
          <table:covered-table-cell/>
          <table:table-cell table:style-name="Таблица89.A3" office:value-type="string">
            <text:p text:style-name="P329"/>
          </table:table-cell>
          <table:table-cell table:style-name="Таблица89.H3" table:number-columns-spanned="2" office:value-type="string">
            <text:p text:style-name="P329"/>
          </table:table-cell>
          <table:covered-table-cell/>
        </table:table-row>
        <table:table-row table:style-name="Таблица89.18">
          <table:table-cell table:style-name="Таблица89.A18" office:value-type="string">
            <text:p text:style-name="P357">ПВК</text:p>
          </table:table-cell>
          <table:table-cell table:style-name="Таблица89.B18" table:number-columns-spanned="4" office:value-type="string">
            <text:p text:style-name="P377">Перечень входного контроля</text:p>
          </table:table-cell>
          <table:covered-table-cell/>
          <table:covered-table-cell/>
          <table:covered-table-cell/>
          <table:table-cell table:style-name="Таблица89.B18" table:number-columns-spanned="3" office:value-type="string">
            <text:p text:style-name="P154"/>
          </table:table-cell>
          <table:covered-table-cell/>
          <table:covered-table-cell/>
          <table:table-cell table:style-name="Таблица89.I18" office:value-type="string">
            <text:p text:style-name="P154"/>
            <text:p text:style-name="P154"/>
          </table:table-cell>
        </table:table-row>
      </table:table>
      <text:p text:style-name="P996">СТО 07521831-55-2017 <text:span text:style-name="T332">Приложение А</text:span></text:p>
      <table:table table:name="Таблица44" table:style-name="Таблица44">
        <table:table-column table:style-name="Таблица44.A"/>
        <table:table-column table:style-name="Таблица44.B"/>
        <table:table-column table:style-name="Таблица44.C"/>
        <table:table-column table:style-name="Таблица44.D"/>
        <table:table-column table:style-name="Таблица44.E"/>
        <table:table-column table:style-name="Таблица44.F"/>
        <table:table-column table:style-name="Таблица44.G"/>
        <table:table-column table:style-name="Таблица44.H"/>
        <table:table-row table:style-name="Таблица44.1">
          <table:table-cell table:style-name="Таблица44.A1" office:value-type="string">
            <text:p text:style-name="P81">Дубл.</text:p>
          </table:table-cell>
          <table:table-cell table:style-name="Таблица44.A1" office:value-type="string">
            <text:p text:style-name="P525"/>
          </table:table-cell>
          <table:table-cell table:style-name="Таблица44.A1" office:value-type="string">
            <text:p text:style-name="P525"/>
          </table:table-cell>
          <table:table-cell table:style-name="Таблица44.D2" office:value-type="string">
            <text:p text:style-name="P525"/>
          </table:table-cell>
          <table:table-cell table:style-name="Таблица44.E1" office:value-type="string">
            <text:p text:style-name="P525"><text:s text:c="15"/></text:p>
          </table:table-cell>
          <table:table-cell table:style-name="Таблица44.F1" table:number-columns-spanned="2" office:value-type="string">
            <text:p text:style-name="P525"/>
          </table:table-cell>
          <table:covered-table-cell/>
          <table:table-cell table:style-name="Таблица44.H1" office:value-type="string">
            <text:p text:style-name="P525"/>
          </table:table-cell>
        </table:table-row>
        <table:table-row table:style-name="Таблица44.1">
          <table:table-cell table:style-name="Таблица44.A1" office:value-type="string">
            <text:p text:style-name="P81">Взам.</text:p>
          </table:table-cell>
          <table:table-cell table:style-name="Таблица44.A1" office:value-type="string">
            <text:p text:style-name="P525"/>
          </table:table-cell>
          <table:table-cell table:style-name="Таблица44.A1" office:value-type="string">
            <text:p text:style-name="P525"/>
          </table:table-cell>
          <table:table-cell table:style-name="Таблица44.D2" office:value-type="string">
            <text:p text:style-name="P525"/>
          </table:table-cell>
          <table:table-cell table:style-name="Таблица44.E3" table:number-columns-spanned="2" office:value-type="string">
            <text:p text:style-name="P525"/>
          </table:table-cell>
          <table:covered-table-cell/>
          <table:table-cell table:style-name="Таблица44.G3" table:number-rows-spanned="2" table:number-columns-spanned="2" office:value-type="string">
            <text:p text:style-name="P525"/>
          </table:table-cell>
          <table:covered-table-cell/>
        </table:table-row>
        <table:table-row table:style-name="Таблица44.1">
          <table:table-cell table:style-name="Таблица44.A1" office:value-type="string">
            <text:p text:style-name="P81">Подл.</text:p>
          </table:table-cell>
          <table:table-cell table:style-name="Таблица44.A1" office:value-type="string">
            <text:p text:style-name="P551"/>
          </table:table-cell>
          <table:table-cell table:style-name="Таблица44.A1" office:value-type="string">
            <text:p text:style-name="P525"/>
          </table:table-cell>
          <table:table-cell table:style-name="Таблица44.A1" office:value-type="string">
            <text:p text:style-name="P525"/>
          </table:table-cell>
          <table:table-cell table:style-name="Таблица44.E3" table:number-columns-spanned="2" office:value-type="string">
            <text:p text:style-name="P525"/>
          </table:table-cell>
          <table:covered-table-cell/>
          <table:covered-table-cell/>
          <table:covered-table-cell/>
        </table:table-row>
      </table:table>
      <table:table table:name="Таблица45" table:style-name="Таблица45">
        <table:table-column table:style-name="Таблица45.A"/>
        <table:table-column table:style-name="Таблица45.B"/>
        <table:table-column table:style-name="Таблица45.C"/>
        <table:table-column table:style-name="Таблица45.D"/>
        <table:table-column table:style-name="Таблица45.E"/>
        <table:table-column table:style-name="Таблица45.F"/>
        <table:table-column table:style-name="Таблица45.G"/>
        <table:table-column table:style-name="Таблица45.H"/>
        <table:table-column table:style-name="Таблица45.I"/>
        <table:table-column table:style-name="Таблица45.J"/>
        <table:table-column table:style-name="Таблица45.K"/>
        <table:table-column table:style-name="Таблица45.L"/>
        <table:table-column table:style-name="Таблица45.M"/>
        <table:table-column table:style-name="Таблица45.N"/>
        <table:table-column table:style-name="Таблица45.O"/>
        <table:table-column table:style-name="Таблица45.P"/>
        <table:table-row table:style-name="Таблица45.1">
          <table:table-cell table:style-name="Таблица45.A1" table:number-columns-spanned="11" office:value-type="string">
            <text:p text:style-name="P410"><text:span text:style-name="T94">Гарантийный срок хранения: </text:span><text:span text:style-name="T95">6 месяцев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5.L1" table:number-columns-spanned="2" office:value-type="string">
            <text:p text:style-name="P38"/>
          </table:table-cell>
          <table:covered-table-cell/>
          <table:table-cell table:style-name="Таблица45.N1" table:number-columns-spanned="2" office:value-type="string">
            <text:h text:style-name="P1037" text:outline-level="7"/>
          </table:table-cell>
          <table:covered-table-cell/>
          <table:table-cell table:style-name="Таблица45.P1" office:value-type="string">
            <text:p text:style-name="P401">13</text:p>
          </table:table-cell>
        </table:table-row>
        <table:table-row table:style-name="Таблица45.1">
          <table:table-cell table:style-name="Таблица45.A2" table:number-columns-spanned="16" office:value-type="string">
            <text:p text:style-name="P58">Срок хранени<text:span text:style-name="T48">я</text:span> до перепроверки продукции (для изделий ВТ)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5.3">
          <table:table-cell table:style-name="Таблица45.A1" table:number-rows-spanned="3" office:value-type="string">
            <text:p text:style-name="P38"/>
          </table:table-cell>
          <table:table-cell table:style-name="Таблица45.L1" office:value-type="string">
            <text:p text:style-name="P38"/>
          </table:table-cell>
          <table:table-cell table:style-name="Таблица45.L1" office:value-type="string">
            <text:p text:style-name="P38"/>
          </table:table-cell>
          <table:table-cell table:style-name="Таблица45.L1" office:value-type="string">
            <text:p text:style-name="P38"/>
          </table:table-cell>
          <table:table-cell table:style-name="Таблица45.L1" office:value-type="string">
            <text:p text:style-name="P38"/>
          </table:table-cell>
          <table:table-cell table:style-name="Таблица45.L1" office:value-type="string">
            <text:p text:style-name="P38"/>
          </table:table-cell>
          <table:table-cell table:style-name="Таблица45.L1" office:value-type="string">
            <text:p text:style-name="P38"/>
          </table:table-cell>
          <table:table-cell table:style-name="Таблица45.L1" office:value-type="string">
            <text:p text:style-name="P38"/>
          </table:table-cell>
          <table:table-cell table:style-name="Таблица45.L1" office:value-type="string">
            <text:p text:style-name="P38"/>
          </table:table-cell>
          <table:table-cell table:style-name="Таблица45.J3" office:value-type="string">
            <text:p text:style-name="P38"/>
          </table:table-cell>
          <table:table-cell table:style-name="Таблица45.K3" table:number-columns-spanned="2" office:value-type="string">
            <text:p text:style-name="P38"/>
          </table:table-cell>
          <table:covered-table-cell/>
          <table:table-cell table:style-name="Таблица45.M3" table:number-rows-spanned="3" table:number-columns-spanned="2" office:value-type="string">
            <text:h text:style-name="P1065" text:outline-level="8"><text:span text:style-name="T141">ИЗОЛАН</text:span><text:span text:style-name="T140"> А-242</text:span></text:h>
            <text:p text:style-name="P91">ТУ 20.16.40-570-97445105-20</text:p>
          </table:table-cell>
          <table:covered-table-cell/>
          <table:table-cell table:style-name="Таблица45.O3" table:number-rows-spanned="3" table:number-columns-spanned="2" office:value-type="string">
            <text:p text:style-name="P586">К.02 - 2024</text:p>
          </table:table-cell>
          <table:covered-table-cell/>
        </table:table-row>
        <table:table-row table:style-name="Таблица45.3">
          <table:covered-table-cell/>
          <table:table-cell table:style-name="Таблица45.B4" office:value-type="string">
            <text:p text:style-name="P525"/>
          </table:table-cell>
          <table:table-cell table:style-name="Таблица45.C4" office:value-type="string">
            <text:p text:style-name="P525"/>
          </table:table-cell>
          <table:table-cell table:style-name="Таблица45.D4" office:value-type="string">
            <text:p text:style-name="P525"/>
          </table:table-cell>
          <table:table-cell table:style-name="Таблица45.E4" office:value-type="string">
            <text:p text:style-name="P525"/>
          </table:table-cell>
          <table:table-cell table:style-name="Таблица45.F4" office:value-type="string">
            <text:p text:style-name="P525"/>
          </table:table-cell>
          <table:table-cell table:style-name="Таблица45.G4" office:value-type="string">
            <text:p text:style-name="P525"/>
          </table:table-cell>
          <table:table-cell table:style-name="Таблица45.H4" office:value-type="string">
            <text:p text:style-name="P525"/>
          </table:table-cell>
          <table:table-cell table:style-name="Таблица45.I4" office:value-type="string">
            <text:p text:style-name="P525"/>
          </table:table-cell>
          <table:table-cell table:style-name="Таблица45.J4" office:value-type="string">
            <text:p text:style-name="P525"/>
          </table:table-cell>
          <table:table-cell table:style-name="Таблица45.K4" table:number-columns-spanned="2" office:value-type="string">
            <text:p text:style-name="P52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45.3">
          <table:covered-table-cell/>
          <table:table-cell table:style-name="Таблица45.B5" office:value-type="string">
            <text:p text:style-name="P525"/>
          </table:table-cell>
          <table:table-cell table:style-name="Таблица45.C5" office:value-type="string">
            <text:p text:style-name="P525"/>
          </table:table-cell>
          <table:table-cell table:style-name="Таблица45.D5" office:value-type="string">
            <text:p text:style-name="P525"/>
          </table:table-cell>
          <table:table-cell table:style-name="Таблица45.E5" office:value-type="string">
            <text:p text:style-name="P525"/>
          </table:table-cell>
          <table:table-cell table:style-name="Таблица45.F5" office:value-type="string">
            <text:p text:style-name="P525"/>
          </table:table-cell>
          <table:table-cell table:style-name="Таблица45.G5" office:value-type="string">
            <text:p text:style-name="P525"/>
          </table:table-cell>
          <table:table-cell table:style-name="Таблица45.H5" office:value-type="string">
            <text:p text:style-name="P525"/>
          </table:table-cell>
          <table:table-cell table:style-name="Таблица45.I5" office:value-type="string">
            <text:p text:style-name="P525"/>
          </table:table-cell>
          <table:table-cell table:style-name="Таблица45.J5" office:value-type="string">
            <text:p text:style-name="P525"/>
          </table:table-cell>
          <table:table-cell table:style-name="Таблица45.K5" table:number-columns-spanned="2" office:value-type="string">
            <text:p text:style-name="P525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Таблица46" table:style-name="Таблица46">
        <table:table-column table:style-name="Таблица46.A"/>
        <table:table-column table:style-name="Таблица46.B"/>
        <table:table-column table:style-name="Таблица46.C"/>
        <table:table-column table:style-name="Таблица46.D"/>
        <table:table-column table:style-name="Таблица46.E"/>
        <table:table-column table:style-name="Таблица46.F"/>
        <table:table-column table:style-name="Таблица46.G"/>
        <table:table-column table:style-name="Таблица46.H"/>
        <table:table-column table:style-name="Таблица46.I"/>
        <table:table-row table:style-name="Таблица46.1">
          <table:table-cell table:style-name="Таблица46.A1" table:number-columns-spanned="3" office:value-type="string">
            <text:p text:style-name="P234">Состав контролируемых па<text:span text:style-name="T17">р</text:span>аметров продукции,<text:line-break/>методы ее контроля</text:p>
          </table:table-cell>
          <table:covered-table-cell/>
          <table:covered-table-cell/>
          <table:table-cell table:style-name="Таблица46.A1" table:number-rows-spanned="2" office:value-type="string">
            <text:p text:style-name="P304">Средства измерений<text:line-break/>или требуемые метрологические<text:line-break/>характеристики средств измерений</text:p>
          </table:table-cell>
          <table:table-cell table:style-name="Таблица46.A1" table:number-rows-spanned="2" table:number-columns-spanned="2" office:value-type="string">
            <text:p text:style-name="P310">Вид </text:p>
            <text:p text:style-name="P310">контроля.</text:p>
            <text:p text:style-name="P304">Объем<text:line-break/>выборки<text:line-break/>или<text:line-break/>пробы</text:p>
          </table:table-cell>
          <table:covered-table-cell/>
          <table:table-cell table:style-name="Таблица46.A1" table:number-rows-spanned="2" office:value-type="string">
            <text:p text:style-name="P305">Допусти<text:span text:style-name="T50">-</text:span>мый<text:line-break/>расход<text:line-break/>ресурса<text:line-break/></text:p>
          </table:table-cell>
          <table:table-cell table:style-name="Таблица46.H1" table:number-rows-spanned="2" table:number-columns-spanned="2" office:value-type="string">
            <text:p text:style-name="P304">Подразделения,<text:line-break/>участвующие<text:line-break/>во входном<text:line-break/>контроле</text:p>
          </table:table-cell>
          <table:covered-table-cell/>
        </table:table-row>
        <table:table-row table:style-name="Таблица46.1">
          <table:table-cell table:style-name="Таблица46.A2" table:number-columns-spanned="2" office:value-type="string">
            <text:p text:style-name="P234">Контролируемые параметры<text:line-break/>(показатели)</text:p>
          </table:table-cell>
          <table:covered-table-cell/>
          <table:table-cell table:style-name="Таблица46.A2" office:value-type="string">
            <text:p text:style-name="P234">Номера<text:line-break/>пунктов<text:line-break/>докумен<text:span text:style-name="T49">-</text:span><text:line-break/>т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6.3">
          <table:table-cell table:style-name="Таблица46.A3" table:number-columns-spanned="2" office:value-type="string">
            <text:p text:style-name="P897">1 Внешний вид</text:p>
          </table:table-cell>
          <table:covered-table-cell/>
          <table:table-cell table:style-name="Таблица46.A3" office:value-type="string">
            <text:p text:style-name="P313">п.1.2</text:p>
          </table:table-cell>
          <table:table-cell table:style-name="Таблица46.A3" office:value-type="string">
            <text:p text:style-name="P191"><text:s/>Визуально</text:p>
          </table:table-cell>
          <table:table-cell table:style-name="Таблица46.A3" table:number-columns-spanned="2" office:value-type="string">
            <text:p text:style-name="P3"><text:s/>Выборочный.</text:p>
          </table:table-cell>
          <table:covered-table-cell/>
          <table:table-cell table:style-name="Таблица46.A3" office:value-type="string">
            <text:p text:style-name="P272">1 кг</text:p>
          </table:table-cell>
          <table:table-cell table:style-name="Таблица46.H3" table:number-columns-spanned="2" office:value-type="string">
            <text:p text:style-name="P479"><text:s/><text:span text:style-name="T34">Цех 23, </text:span></text:p>
          </table:table-cell>
          <table:covered-table-cell/>
        </table:table-row>
        <table:table-row table:style-name="Таблица46.3">
          <table:table-cell table:style-name="Таблица46.A3" table:number-columns-spanned="2" office:value-type="string">
            <text:p text:style-name="P886"/>
          </table:table-cell>
          <table:covered-table-cell/>
          <table:table-cell table:style-name="Таблица46.A3" office:value-type="string">
            <text:p text:style-name="P252"/>
          </table:table-cell>
          <table:table-cell table:style-name="Таблица46.A3" office:value-type="string">
            <text:p text:style-name="P191"/>
          </table:table-cell>
          <table:table-cell table:style-name="Таблица46.A3" table:number-columns-spanned="2" office:value-type="string">
            <text:p text:style-name="P3"><text:s/>Объем выборки </text:p>
          </table:table-cell>
          <table:covered-table-cell/>
          <table:table-cell table:style-name="Таблица46.A3" office:value-type="string">
            <text:p text:style-name="P344"/>
          </table:table-cell>
          <table:table-cell table:style-name="Таблица46.H3" table:number-columns-spanned="2" office:value-type="string">
            <text:p text:style-name="P469"><text:s/>ЦЗЛ,</text:p>
          </table:table-cell>
          <table:covered-table-cell/>
        </table:table-row>
        <table:table-row table:style-name="Таблица46.3">
          <table:table-cell table:style-name="Таблица46.A3" table:number-columns-spanned="2" office:value-type="string">
            <text:p text:style-name="P897"/>
          </table:table-cell>
          <table:covered-table-cell/>
          <table:table-cell table:style-name="Таблица46.A3" office:value-type="string">
            <text:p text:style-name="P313"/>
          </table:table-cell>
          <table:table-cell table:style-name="Таблица46.A3" office:value-type="string">
            <text:p text:style-name="P753"><text:span text:style-name="Основной_20_шрифт_20_абзаца"><text:span text:style-name="T15"/></text:span></text:p>
          </table:table-cell>
          <table:table-cell table:style-name="Таблица46.A3" table:number-columns-spanned="2" office:value-type="string">
            <text:p text:style-name="P3"><text:s/>при количестве </text:p>
          </table:table-cell>
          <table:covered-table-cell/>
          <table:table-cell table:style-name="Таблица46.A3" office:value-type="string">
            <text:p text:style-name="P344"/>
          </table:table-cell>
          <table:table-cell table:style-name="Таблица46.H3" table:number-columns-spanned="2" office:value-type="string">
            <text:p text:style-name="P934">ОТК</text:p>
          </table:table-cell>
          <table:covered-table-cell/>
        </table:table-row>
        <table:table-row table:style-name="Таблица46.3">
          <table:table-cell table:style-name="Таблица46.A3" table:number-columns-spanned="2" office:value-type="string">
            <text:p text:style-name="P897"/>
          </table:table-cell>
          <table:covered-table-cell/>
          <table:table-cell table:style-name="Таблица46.A3" office:value-type="string">
            <text:p text:style-name="P313"/>
          </table:table-cell>
          <table:table-cell table:style-name="Таблица46.A3" office:value-type="string">
            <text:p text:style-name="P753"><text:span text:style-name="Основной_20_шрифт_20_абзаца"><text:span text:style-name="T15"/></text:span></text:p>
          </table:table-cell>
          <table:table-cell table:style-name="Таблица46.A3" table:number-columns-spanned="2" office:value-type="string">
            <text:p text:style-name="P485"><text:s/><text:span text:style-name="T63">упаковок </text:span><text:span text:style-name="T64">в пар-</text:span></text:p>
          </table:table-cell>
          <table:covered-table-cell/>
          <table:table-cell table:style-name="Таблица46.A3" office:value-type="string">
            <text:p text:style-name="P344"/>
          </table:table-cell>
          <table:table-cell table:style-name="Таблица46.H3" table:number-columns-spanned="2" office:value-type="string">
            <text:p text:style-name="P470"/>
          </table:table-cell>
          <table:covered-table-cell/>
        </table:table-row>
        <table:table-row table:style-name="Таблица46.3">
          <table:table-cell table:style-name="Таблица46.A3" table:number-columns-spanned="2" office:value-type="string">
            <text:p text:style-name="P897">2 Плотность при плюс 20 <text:span text:style-name="T51">º</text:span>С</text:p>
          </table:table-cell>
          <table:covered-table-cell/>
          <table:table-cell table:style-name="Таблица46.A3" office:value-type="string">
            <text:p text:style-name="P313">п.1.2</text:p>
          </table:table-cell>
          <table:table-cell table:style-name="Таблица46.A3" office:value-type="string">
            <text:p text:style-name="P753"><text:span text:style-name="Основной_20_шрифт_20_абзаца"><text:span text:style-name="T14"><text:s/></text:span></text:span><text:span text:style-name="Основной_20_шрифт_20_абзаца"><text:span text:style-name="T15">Ареометр АОН-1 ГОСТ 18481-81</text:span></text:span></text:p>
          </table:table-cell>
          <table:table-cell table:style-name="Таблица46.A3" table:number-columns-spanned="2" office:value-type="string">
            <text:p text:style-name="P3"><text:span text:style-name="T288"><text:s/>тии, </text:span>шт: от 1 <text:span text:style-name="T288">до </text:span><text:span text:style-name="T289">3</text:span></text:p>
          </table:table-cell>
          <table:covered-table-cell/>
          <table:table-cell table:style-name="Таблица46.A3" office:value-type="string">
            <text:p text:style-name="P344"/>
          </table:table-cell>
          <table:table-cell table:style-name="Таблица46.H3" table:number-columns-spanned="2" office:value-type="string">
            <text:p text:style-name="P479"><text:s/><text:span text:style-name="T34">Цех 23, </text:span></text:p>
          </table:table-cell>
          <table:covered-table-cell/>
        </table:table-row>
        <table:table-row table:style-name="Таблица46.3">
          <table:table-cell table:style-name="Таблица46.A3" table:number-columns-spanned="2" office:value-type="string">
            <text:p text:style-name="P886"/>
          </table:table-cell>
          <table:covered-table-cell/>
          <table:table-cell table:style-name="Таблица46.A3" office:value-type="string">
            <text:p text:style-name="P227"/>
          </table:table-cell>
          <table:table-cell table:style-name="Таблица46.A3" office:value-type="string">
            <text:p text:style-name="P757"><text:s/>Термометр с пределом измерения от</text:p>
          </table:table-cell>
          <table:table-cell table:style-name="Таблица46.A3" table:number-columns-spanned="2" office:value-type="string">
            <text:p text:style-name="P485"><text:span text:style-name="T290"><text:s/></text:span><text:span text:style-name="T293">−</text:span><text:span text:style-name="T290"> все, </text:span><text:span text:style-name="T291">3</text:span><text:span text:style-name="T290">-1</text:span><text:span text:style-name="T291">5</text:span><text:span text:style-name="T290"> </text:span><text:span text:style-name="T293">− </text:span><text:span text:style-name="T292">3 шт,</text:span></text:p>
          </table:table-cell>
          <table:covered-table-cell/>
          <table:table-cell table:style-name="Таблица46.A3" office:value-type="string">
            <text:p text:style-name="P344"/>
          </table:table-cell>
          <table:table-cell table:style-name="Таблица46.H3" table:number-columns-spanned="2" office:value-type="string">
            <text:p text:style-name="P469"><text:s/>ЦЗЛ,</text:p>
          </table:table-cell>
          <table:covered-table-cell/>
        </table:table-row>
        <table:table-row table:style-name="Таблица46.3">
          <table:table-cell table:style-name="Таблица46.A3" table:number-columns-spanned="2" office:value-type="string">
            <text:p text:style-name="P886"/>
          </table:table-cell>
          <table:covered-table-cell/>
          <table:table-cell table:style-name="Таблица46.A3" office:value-type="string">
            <text:p text:style-name="P227"/>
          </table:table-cell>
          <table:table-cell table:style-name="Таблица46.A3" office:value-type="string">
            <text:p text:style-name="P758"><text:s/>0 ºС до 55 ºС и ценой деления <text:s/>0,1 ºС</text:p>
          </table:table-cell>
          <table:table-cell table:style-name="Таблица46.A3" table:number-columns-spanned="2" office:value-type="string">
            <text:p text:style-name="P3"><text:s/>1<text:span text:style-name="T288">6-40 </text:span><text:span text:style-name="T295">− </text:span><text:span text:style-name="T296">5</text:span><text:span text:style-name="T59"> шт,</text:span></text:p>
          </table:table-cell>
          <table:covered-table-cell/>
          <table:table-cell table:style-name="Таблица46.A3" office:value-type="string">
            <text:p text:style-name="P344"/>
          </table:table-cell>
          <table:table-cell table:style-name="Таблица46.H3" table:number-columns-spanned="2" office:value-type="string">
            <text:p text:style-name="P316">ОТК</text:p>
          </table:table-cell>
          <table:covered-table-cell/>
        </table:table-row>
        <table:table-row table:style-name="Таблица46.3">
          <table:table-cell table:style-name="Таблица46.A3" table:number-columns-spanned="2" office:value-type="string">
            <text:p text:style-name="P215"/>
          </table:table-cell>
          <table:covered-table-cell/>
          <table:table-cell table:style-name="Таблица46.A3" office:value-type="string">
            <text:p text:style-name="P227"/>
          </table:table-cell>
          <table:table-cell table:style-name="Таблица46.A3" office:value-type="string">
            <text:p text:style-name="P757"><text:s/><text:span text:style-name="T70">ГОСТ 28498-90</text:span> <text:s text:c="2"/></text:p>
          </table:table-cell>
          <table:table-cell table:style-name="Таблица46.A3" table:number-columns-spanned="2" office:value-type="string">
            <text:p text:style-name="P485"><text:span text:style-name="T294"><text:s/></text:span><text:span text:style-name="T290"><text:s/></text:span><text:span text:style-name="T291">41-110 </text:span><text:span text:style-name="T293">−</text:span><text:span text:style-name="T291"> 10 шт,</text:span></text:p>
          </table:table-cell>
          <table:covered-table-cell/>
          <table:table-cell table:style-name="Таблица46.A3" office:value-type="string">
            <text:p text:style-name="P174"/>
          </table:table-cell>
          <table:table-cell table:style-name="Таблица46.H3" table:number-columns-spanned="2" office:value-type="string">
            <text:p text:style-name="P174"/>
          </table:table-cell>
          <table:covered-table-cell/>
        </table:table-row>
        <table:table-row table:style-name="Таблица46.3">
          <table:table-cell table:style-name="Таблица46.A3" table:number-columns-spanned="2" office:value-type="string">
            <text:p text:style-name="P109"/>
          </table:table-cell>
          <table:covered-table-cell/>
          <table:table-cell table:style-name="Таблица46.A3" office:value-type="string">
            <text:p text:style-name="P99"/>
          </table:table-cell>
          <table:table-cell table:style-name="Таблица46.A3" office:value-type="string">
            <text:p text:style-name="P123"/>
          </table:table-cell>
          <table:table-cell table:style-name="Таблица46.A3" table:number-columns-spanned="2" office:value-type="string">
            <text:p text:style-name="P485"><text:span text:style-name="T290"><text:s/></text:span><text:span text:style-name="T291">111-300 </text:span><text:span text:style-name="T293">− </text:span><text:span text:style-name="T292">20 шт, </text:span></text:p>
          </table:table-cell>
          <table:covered-table-cell/>
          <table:table-cell table:style-name="Таблица46.A3" office:value-type="string">
            <text:p text:style-name="P174"/>
          </table:table-cell>
          <table:table-cell table:style-name="Таблица46.H3" table:number-columns-spanned="2" office:value-type="string">
            <text:p text:style-name="P174"/>
          </table:table-cell>
          <table:covered-table-cell/>
        </table:table-row>
        <table:table-row table:style-name="Таблица46.3">
          <table:table-cell table:style-name="Таблица46.A3" table:number-columns-spanned="2" office:value-type="string">
            <text:p text:style-name="P109"/>
          </table:table-cell>
          <table:covered-table-cell/>
          <table:table-cell table:style-name="Таблица46.A3" office:value-type="string">
            <text:p text:style-name="P99"/>
          </table:table-cell>
          <table:table-cell table:style-name="Таблица46.A3" office:value-type="string">
            <text:p text:style-name="P174"/>
          </table:table-cell>
          <table:table-cell table:style-name="Таблица46.A3" table:number-columns-spanned="2" office:value-type="string">
            <text:p text:style-name="P485"><text:span text:style-name="T291"><text:s/>301-800 </text:span><text:span text:style-name="T293">− </text:span><text:span text:style-name="T292">30 шт,</text:span></text:p>
          </table:table-cell>
          <table:covered-table-cell/>
          <table:table-cell table:style-name="Таблица46.A3" office:value-type="string">
            <text:p text:style-name="P174"/>
          </table:table-cell>
          <table:table-cell table:style-name="Таблица46.H3" table:number-columns-spanned="2" office:value-type="string">
            <text:p text:style-name="P174"/>
          </table:table-cell>
          <table:covered-table-cell/>
        </table:table-row>
        <table:table-row table:style-name="Таблица46.3">
          <table:table-cell table:style-name="Таблица46.A3" table:number-columns-spanned="2" office:value-type="string">
            <text:p text:style-name="P109"/>
          </table:table-cell>
          <table:covered-table-cell/>
          <table:table-cell table:style-name="Таблица46.A3" office:value-type="string">
            <text:p text:style-name="P99"/>
          </table:table-cell>
          <table:table-cell table:style-name="Таблица46.A3" office:value-type="string">
            <text:p text:style-name="P174"/>
          </table:table-cell>
          <table:table-cell table:style-name="Таблица46.A3" table:number-columns-spanned="2" office:value-type="string">
            <text:p text:style-name="P485"><text:span text:style-name="T291"><text:s/>801-1300 </text:span><text:span text:style-name="T293">−</text:span><text:span text:style-name="T291"> 35 шт, </text:span></text:p>
          </table:table-cell>
          <table:covered-table-cell/>
          <table:table-cell table:style-name="Таблица46.A3" office:value-type="string">
            <text:p text:style-name="P174"/>
          </table:table-cell>
          <table:table-cell table:style-name="Таблица46.H3" table:number-columns-spanned="2" office:value-type="string">
            <text:p text:style-name="P174"/>
          </table:table-cell>
          <table:covered-table-cell/>
        </table:table-row>
        <table:table-row table:style-name="Таблица46.3">
          <table:table-cell table:style-name="Таблица46.A3" table:number-columns-spanned="2" office:value-type="string">
            <text:p text:style-name="P109"/>
          </table:table-cell>
          <table:covered-table-cell/>
          <table:table-cell table:style-name="Таблица46.A3" office:value-type="string">
            <text:p text:style-name="P99"/>
          </table:table-cell>
          <table:table-cell table:style-name="Таблица46.A3" office:value-type="string">
            <text:p text:style-name="P174"/>
          </table:table-cell>
          <table:table-cell table:style-name="Таблица46.A3" table:number-columns-spanned="2" office:value-type="string">
            <text:p text:style-name="P485"><text:span text:style-name="T291">1301-3200 </text:span><text:span text:style-name="T293">−</text:span><text:span text:style-name="T291"> 40 шт.</text:span></text:p>
          </table:table-cell>
          <table:covered-table-cell/>
          <table:table-cell table:style-name="Таблица46.A3" office:value-type="string">
            <text:p text:style-name="P174"/>
          </table:table-cell>
          <table:table-cell table:style-name="Таблица46.H3" table:number-columns-spanned="2" office:value-type="string">
            <text:p text:style-name="P174"/>
          </table:table-cell>
          <table:covered-table-cell/>
        </table:table-row>
        <table:table-row table:style-name="Таблица46.3">
          <table:table-cell table:style-name="Таблица46.A3" table:number-columns-spanned="2" office:value-type="string">
            <text:p text:style-name="P109"/>
          </table:table-cell>
          <table:covered-table-cell/>
          <table:table-cell table:style-name="Таблица46.A3" office:value-type="string">
            <text:p text:style-name="P99"/>
          </table:table-cell>
          <table:table-cell table:style-name="Таблица46.A3" office:value-type="string">
            <text:p text:style-name="P174"/>
          </table:table-cell>
          <table:table-cell table:style-name="Таблица46.A3" table:number-columns-spanned="2" office:value-type="string">
            <text:p text:style-name="P485"><text:span text:style-name="T91"><text:s/></text:span><text:span text:style-name="T92">Масса средней</text:span></text:p>
          </table:table-cell>
          <table:covered-table-cell/>
          <table:table-cell table:style-name="Таблица46.A3" office:value-type="string">
            <text:p text:style-name="P174"/>
          </table:table-cell>
          <table:table-cell table:style-name="Таблица46.H3" table:number-columns-spanned="2" office:value-type="string">
            <text:p text:style-name="P174"/>
          </table:table-cell>
          <table:covered-table-cell/>
        </table:table-row>
        <table:table-row table:style-name="Таблица46.3">
          <table:table-cell table:style-name="Таблица46.A3" table:number-columns-spanned="2" office:value-type="string">
            <text:p text:style-name="P109"/>
          </table:table-cell>
          <table:covered-table-cell/>
          <table:table-cell table:style-name="Таблица46.A3" office:value-type="string">
            <text:p text:style-name="P99"/>
          </table:table-cell>
          <table:table-cell table:style-name="Таблица46.A3" office:value-type="string">
            <text:p text:style-name="P174"/>
          </table:table-cell>
          <table:table-cell table:style-name="Таблица46.A3" table:number-columns-spanned="2" office:value-type="string">
            <text:p text:style-name="P485"><text:span text:style-name="T91"><text:s/></text:span><text:span text:style-name="T92">пробы </text:span><text:span text:style-name="T93">не менее </text:span></text:p>
          </table:table-cell>
          <table:covered-table-cell/>
          <table:table-cell table:style-name="Таблица46.A3" office:value-type="string">
            <text:p text:style-name="P174"/>
          </table:table-cell>
          <table:table-cell table:style-name="Таблица46.H3" table:number-columns-spanned="2" office:value-type="string">
            <text:p text:style-name="P174"/>
          </table:table-cell>
          <table:covered-table-cell/>
        </table:table-row>
        <table:table-row table:style-name="Таблица46.3">
          <table:table-cell table:style-name="Таблица46.A3" table:number-columns-spanned="2" office:value-type="string">
            <text:p text:style-name="P109"/>
          </table:table-cell>
          <table:covered-table-cell/>
          <table:table-cell table:style-name="Таблица46.A3" office:value-type="string">
            <text:p text:style-name="P99"/>
          </table:table-cell>
          <table:table-cell table:style-name="Таблица46.A3" office:value-type="string">
            <text:p text:style-name="P174"/>
          </table:table-cell>
          <table:table-cell table:style-name="Таблица46.A3" table:number-columns-spanned="2" office:value-type="string">
            <text:p text:style-name="P485"><text:span text:style-name="T93"><text:s/></text:span><text:span text:style-name="T92">1 кг</text:span></text:p>
          </table:table-cell>
          <table:covered-table-cell/>
          <table:table-cell table:style-name="Таблица46.A3" office:value-type="string">
            <text:p text:style-name="P174"/>
          </table:table-cell>
          <table:table-cell table:style-name="Таблица46.H3" table:number-columns-spanned="2" office:value-type="string">
            <text:p text:style-name="P174"/>
          </table:table-cell>
          <table:covered-table-cell/>
        </table:table-row>
        <table:table-row table:style-name="Таблица46.18">
          <table:table-cell table:style-name="Таблица46.A18" office:value-type="string">
            <text:p text:style-name="P364">ПВК</text:p>
          </table:table-cell>
          <table:table-cell table:style-name="Таблица46.B18" table:number-columns-spanned="4" office:value-type="string">
            <text:p text:style-name="P384">Перечень входного контроля</text:p>
          </table:table-cell>
          <table:covered-table-cell/>
          <table:covered-table-cell/>
          <table:covered-table-cell/>
          <table:table-cell table:style-name="Таблица46.B18" table:number-columns-spanned="3" office:value-type="string">
            <text:p text:style-name="P161"/>
          </table:table-cell>
          <table:covered-table-cell/>
          <table:covered-table-cell/>
          <table:table-cell table:style-name="Таблица46.I18" office:value-type="string">
            <text:p text:style-name="P161"/>
          </table:table-cell>
        </table:table-row>
      </table:table>
      <text:p text:style-name="P789"/>
      <text:p text:style-name="P1013">СТО 07521831-55-2017 <text:span text:style-name="T332">Приложение А</text:span>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column table:style-name="Таблица9.E"/>
        <table:table-column table:style-name="Таблица9.F"/>
        <table:table-column table:style-name="Таблица9.G"/>
        <table:table-column table:style-name="Таблица9.H"/>
        <table:table-row table:style-name="Таблица9.1">
          <table:table-cell table:style-name="Таблица9.A1" office:value-type="string">
            <text:p text:style-name="P81">Дубл.</text:p>
          </table:table-cell>
          <table:table-cell table:style-name="Таблица9.A1" office:value-type="string">
            <text:p text:style-name="P525"/>
          </table:table-cell>
          <table:table-cell table:style-name="Таблица9.A1" office:value-type="string">
            <text:p text:style-name="P525"/>
          </table:table-cell>
          <table:table-cell table:style-name="Таблица9.D2" office:value-type="string">
            <text:p text:style-name="P525"/>
          </table:table-cell>
          <table:table-cell table:style-name="Таблица9.E1" office:value-type="string">
            <text:p text:style-name="P525"><text:s text:c="15"/></text:p>
          </table:table-cell>
          <table:table-cell table:style-name="Таблица9.F1" table:number-columns-spanned="2" office:value-type="string">
            <text:p text:style-name="P525"/>
          </table:table-cell>
          <table:covered-table-cell/>
          <table:table-cell table:style-name="Таблица9.H1" office:value-type="string">
            <text:p text:style-name="P525"/>
          </table:table-cell>
        </table:table-row>
        <table:table-row table:style-name="Таблица9.1">
          <table:table-cell table:style-name="Таблица9.A1" office:value-type="string">
            <text:p text:style-name="P81">Взам.</text:p>
          </table:table-cell>
          <table:table-cell table:style-name="Таблица9.A1" office:value-type="string">
            <text:p text:style-name="P525"/>
          </table:table-cell>
          <table:table-cell table:style-name="Таблица9.A1" office:value-type="string">
            <text:p text:style-name="P525"/>
          </table:table-cell>
          <table:table-cell table:style-name="Таблица9.D2" office:value-type="string">
            <text:p text:style-name="P525"/>
          </table:table-cell>
          <table:table-cell table:style-name="Таблица9.E3" table:number-columns-spanned="2" office:value-type="string">
            <text:p text:style-name="P525"/>
          </table:table-cell>
          <table:covered-table-cell/>
          <table:table-cell table:style-name="Таблица9.G3" table:number-rows-spanned="2" table:number-columns-spanned="2" office:value-type="string">
            <text:p text:style-name="P525"/>
          </table:table-cell>
          <table:covered-table-cell/>
        </table:table-row>
        <table:table-row table:style-name="Таблица9.1">
          <table:table-cell table:style-name="Таблица9.A1" office:value-type="string">
            <text:p text:style-name="P81">Подл.</text:p>
          </table:table-cell>
          <table:table-cell table:style-name="Таблица9.A1" office:value-type="string">
            <text:p text:style-name="P551"/>
          </table:table-cell>
          <table:table-cell table:style-name="Таблица9.A1" office:value-type="string">
            <text:p text:style-name="P525"/>
          </table:table-cell>
          <table:table-cell table:style-name="Таблица9.A1" office:value-type="string">
            <text:p text:style-name="P525"/>
          </table:table-cell>
          <table:table-cell table:style-name="Таблица9.E3" table:number-columns-spanned="2" office:value-type="string">
            <text:p text:style-name="P525"/>
          </table:table-cell>
          <table:covered-table-cell/>
          <table:covered-table-cell/>
          <table:covered-table-cell/>
        </table:table-row>
      </table:table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column table:style-name="Таблица10.E"/>
        <table:table-column table:style-name="Таблица10.F"/>
        <table:table-column table:style-name="Таблица10.G"/>
        <table:table-column table:style-name="Таблица10.H"/>
        <table:table-column table:style-name="Таблица10.I"/>
        <table:table-column table:style-name="Таблица10.J"/>
        <table:table-column table:style-name="Таблица10.K"/>
        <table:table-column table:style-name="Таблица10.L"/>
        <table:table-column table:style-name="Таблица10.M"/>
        <table:table-column table:style-name="Таблица10.N"/>
        <table:table-column table:style-name="Таблица10.O"/>
        <table:table-column table:style-name="Таблица10.P"/>
        <table:table-row table:style-name="Таблица10.1">
          <table:table-cell table:style-name="Таблица10.A1" table:number-columns-spanned="11" office:value-type="string">
            <text:p text:style-name="P410"><text:span text:style-name="T94">Гарантийный срок хранения: </text:span><text:span text:style-name="T98">6 </text:span><text:span text:style-name="T87">месяцев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0.L1" table:number-columns-spanned="2" office:value-type="string">
            <text:p text:style-name="P38"/>
          </table:table-cell>
          <table:covered-table-cell/>
          <table:table-cell table:style-name="Таблица10.N1" table:number-columns-spanned="2" office:value-type="string">
            <text:h text:style-name="P1037" text:outline-level="7"/>
          </table:table-cell>
          <table:covered-table-cell/>
          <table:table-cell table:style-name="Таблица10.P1" office:value-type="string">
            <text:p text:style-name="P401">14</text:p>
          </table:table-cell>
        </table:table-row>
        <table:table-row table:style-name="Таблица10.1">
          <table:table-cell table:style-name="Таблица10.A2" table:number-columns-spanned="16" office:value-type="string">
            <text:p text:style-name="P58">Срок хранени<text:span text:style-name="T48">я</text:span> до перепроверки продукции (для изделий ВТ)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0.3">
          <table:table-cell table:style-name="Таблица10.A1" table:number-rows-spanned="3" office:value-type="string">
            <text:p text:style-name="P38"/>
          </table:table-cell>
          <table:table-cell table:style-name="Таблица10.L1" office:value-type="string">
            <text:p text:style-name="P38"/>
          </table:table-cell>
          <table:table-cell table:style-name="Таблица10.L1" office:value-type="string">
            <text:p text:style-name="P38"/>
          </table:table-cell>
          <table:table-cell table:style-name="Таблица10.L1" office:value-type="string">
            <text:p text:style-name="P38"/>
          </table:table-cell>
          <table:table-cell table:style-name="Таблица10.L1" office:value-type="string">
            <text:p text:style-name="P38"/>
          </table:table-cell>
          <table:table-cell table:style-name="Таблица10.L1" office:value-type="string">
            <text:p text:style-name="P38"/>
          </table:table-cell>
          <table:table-cell table:style-name="Таблица10.L1" office:value-type="string">
            <text:p text:style-name="P38"/>
          </table:table-cell>
          <table:table-cell table:style-name="Таблица10.L1" office:value-type="string">
            <text:p text:style-name="P38"/>
          </table:table-cell>
          <table:table-cell table:style-name="Таблица10.L1" office:value-type="string">
            <text:p text:style-name="P38"/>
          </table:table-cell>
          <table:table-cell table:style-name="Таблица10.J3" office:value-type="string">
            <text:p text:style-name="P38"/>
          </table:table-cell>
          <table:table-cell table:style-name="Таблица10.K3" table:number-columns-spanned="2" office:value-type="string">
            <text:p text:style-name="P38"/>
          </table:table-cell>
          <table:covered-table-cell/>
          <table:table-cell table:style-name="Таблица10.M3" table:number-rows-spanned="3" table:number-columns-spanned="2" office:value-type="string">
            <text:h text:style-name="P1069" text:outline-level="8"><text:span text:style-name="T189">Изоци</text:span><text:span text:style-name="T190">а</text:span><text:span text:style-name="T189">нат </text:span><text:span text:style-name="T195">VORANATE </text:span><text:span text:style-name="T189">М 229</text:span></text:h>
          </table:table-cell>
          <table:covered-table-cell/>
          <table:table-cell table:style-name="Таблица10.O3" table:number-rows-spanned="3" table:number-columns-spanned="2" office:value-type="string">
            <text:p text:style-name="P586">К.02 - 2024</text:p>
          </table:table-cell>
          <table:covered-table-cell/>
        </table:table-row>
        <table:table-row table:style-name="Таблица10.3">
          <table:covered-table-cell/>
          <table:table-cell table:style-name="Таблица10.B4" office:value-type="string">
            <text:p text:style-name="P525"/>
          </table:table-cell>
          <table:table-cell table:style-name="Таблица10.C4" office:value-type="string">
            <text:p text:style-name="P525"/>
          </table:table-cell>
          <table:table-cell table:style-name="Таблица10.D4" office:value-type="string">
            <text:p text:style-name="P525"/>
          </table:table-cell>
          <table:table-cell table:style-name="Таблица10.E4" office:value-type="string">
            <text:p text:style-name="P525"/>
          </table:table-cell>
          <table:table-cell table:style-name="Таблица10.F4" office:value-type="string">
            <text:p text:style-name="P525"/>
          </table:table-cell>
          <table:table-cell table:style-name="Таблица10.G4" office:value-type="string">
            <text:p text:style-name="P525"/>
          </table:table-cell>
          <table:table-cell table:style-name="Таблица10.H4" office:value-type="string">
            <text:p text:style-name="P525"/>
          </table:table-cell>
          <table:table-cell table:style-name="Таблица10.I4" office:value-type="string">
            <text:p text:style-name="P525"/>
          </table:table-cell>
          <table:table-cell table:style-name="Таблица10.J4" office:value-type="string">
            <text:p text:style-name="P525"/>
          </table:table-cell>
          <table:table-cell table:style-name="Таблица10.K4" table:number-columns-spanned="2" office:value-type="string">
            <text:p text:style-name="P52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0.3">
          <table:covered-table-cell/>
          <table:table-cell table:style-name="Таблица10.B5" office:value-type="string">
            <text:p text:style-name="P525"/>
          </table:table-cell>
          <table:table-cell table:style-name="Таблица10.C5" office:value-type="string">
            <text:p text:style-name="P525"/>
          </table:table-cell>
          <table:table-cell table:style-name="Таблица10.D5" office:value-type="string">
            <text:p text:style-name="P525"/>
          </table:table-cell>
          <table:table-cell table:style-name="Таблица10.E5" office:value-type="string">
            <text:p text:style-name="P525"/>
          </table:table-cell>
          <table:table-cell table:style-name="Таблица10.F5" office:value-type="string">
            <text:p text:style-name="P525"/>
          </table:table-cell>
          <table:table-cell table:style-name="Таблица10.G5" office:value-type="string">
            <text:p text:style-name="P525"/>
          </table:table-cell>
          <table:table-cell table:style-name="Таблица10.H5" office:value-type="string">
            <text:p text:style-name="P525"/>
          </table:table-cell>
          <table:table-cell table:style-name="Таблица10.I5" office:value-type="string">
            <text:p text:style-name="P525"/>
          </table:table-cell>
          <table:table-cell table:style-name="Таблица10.J5" office:value-type="string">
            <text:p text:style-name="P525"/>
          </table:table-cell>
          <table:table-cell table:style-name="Таблица10.K5" table:number-columns-spanned="2" office:value-type="string">
            <text:p text:style-name="P525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/>
        <table:table-column table:style-name="Таблица14.E"/>
        <table:table-column table:style-name="Таблица14.F"/>
        <table:table-column table:style-name="Таблица14.G"/>
        <table:table-column table:style-name="Таблица14.H"/>
        <table:table-column table:style-name="Таблица14.I"/>
        <table:table-row table:style-name="Таблица14.1">
          <table:table-cell table:style-name="Таблица14.A1" table:number-columns-spanned="3" office:value-type="string">
            <text:p text:style-name="P234">Состав контролируемых па<text:span text:style-name="T17">р</text:span>аметров продукции,<text:line-break/>методы ее контроля</text:p>
          </table:table-cell>
          <table:covered-table-cell/>
          <table:covered-table-cell/>
          <table:table-cell table:style-name="Таблица14.A1" table:number-rows-spanned="2" office:value-type="string">
            <text:p text:style-name="P304">Средства измерений<text:line-break/>или требуемые метрологические<text:line-break/>характеристики средств измерений</text:p>
          </table:table-cell>
          <table:table-cell table:style-name="Таблица14.A1" table:number-rows-spanned="2" table:number-columns-spanned="2" office:value-type="string">
            <text:p text:style-name="P310">Вид </text:p>
            <text:p text:style-name="P310">контроля.</text:p>
            <text:p text:style-name="P304">Объем<text:line-break/>выборки<text:line-break/>или<text:line-break/>пробы</text:p>
          </table:table-cell>
          <table:covered-table-cell/>
          <table:table-cell table:style-name="Таблица14.A1" table:number-rows-spanned="2" office:value-type="string">
            <text:p text:style-name="P305">Допусти<text:span text:style-name="T50">-</text:span>мый<text:line-break/>расход<text:line-break/>ресурса<text:line-break/></text:p>
          </table:table-cell>
          <table:table-cell table:style-name="Таблица14.H1" table:number-rows-spanned="2" table:number-columns-spanned="2" office:value-type="string">
            <text:p text:style-name="P304">Подразделения,<text:line-break/>участвующие<text:line-break/>во входном<text:line-break/>контроле</text:p>
          </table:table-cell>
          <table:covered-table-cell/>
        </table:table-row>
        <table:table-row table:style-name="Таблица14.1">
          <table:table-cell table:style-name="Таблица14.A2" table:number-columns-spanned="2" office:value-type="string">
            <text:p text:style-name="P234">Контролируемые параметры<text:line-break/>(показатели)</text:p>
          </table:table-cell>
          <table:covered-table-cell/>
          <table:table-cell table:style-name="Таблица14.A2" office:value-type="string">
            <text:p text:style-name="P234">Номера<text:line-break/>пунктов<text:line-break/>докумен<text:span text:style-name="T49">-</text:span><text:line-break/>т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4.3">
          <table:table-cell table:style-name="Таблица14.A3" table:number-columns-spanned="2" office:value-type="string">
            <text:p text:style-name="P922"><text:s/><text:span text:style-name="T61">Наличие сопроводительного сертификата или</text:span></text:p>
          </table:table-cell>
          <table:covered-table-cell/>
          <table:table-cell table:style-name="Таблица14.A3" office:value-type="string">
            <text:p text:style-name="P194">-</text:p>
          </table:table-cell>
          <table:table-cell table:style-name="Таблица14.A3" office:value-type="string">
            <text:p text:style-name="P194">-</text:p>
          </table:table-cell>
          <table:table-cell table:style-name="Таблица14.A3" table:number-columns-spanned="2" office:value-type="string">
            <text:p text:style-name="P254">Сплошной</text:p>
          </table:table-cell>
          <table:covered-table-cell/>
          <table:table-cell table:style-name="Таблица14.A3" office:value-type="string">
            <text:p text:style-name="P254">0</text:p>
          </table:table-cell>
          <table:table-cell table:style-name="Таблица14.H3" table:number-columns-spanned="2" office:value-type="string">
            <text:p text:style-name="P917"><text:span text:style-name="T36"><text:s/></text:span><text:span text:style-name="T37">Цех 23, </text:span></text:p>
          </table:table-cell>
          <table:covered-table-cell/>
        </table:table-row>
        <table:table-row table:style-name="Таблица14.3">
          <table:table-cell table:style-name="Таблица14.A3" table:number-columns-spanned="2" office:value-type="string">
            <text:p text:style-name="P922"><text:s/><text:span text:style-name="T128">другого </text:span><text:s/><text:span text:style-name="T128">документа <text:s/>подтверждающего</text:span></text:p>
          </table:table-cell>
          <table:covered-table-cell/>
          <table:table-cell table:style-name="Таблица14.A3" office:value-type="string">
            <text:p text:style-name="P250"/>
          </table:table-cell>
          <table:table-cell table:style-name="Таблица14.A3" office:value-type="string">
            <text:p text:style-name="P188"/>
          </table:table-cell>
          <table:table-cell table:style-name="Таблица14.A3" table:number-columns-spanned="2" office:value-type="string">
            <text:p text:style-name="P199"/>
          </table:table-cell>
          <table:covered-table-cell/>
          <table:table-cell table:style-name="Таблица14.A3" office:value-type="string">
            <text:p text:style-name="P328"/>
          </table:table-cell>
          <table:table-cell table:style-name="Таблица14.H3" table:number-columns-spanned="2" office:value-type="string">
            <text:p text:style-name="P901">ОТК</text:p>
          </table:table-cell>
          <table:covered-table-cell/>
        </table:table-row>
        <table:table-row table:style-name="Таблица14.3">
          <table:table-cell table:style-name="Таблица14.A3" table:number-columns-spanned="2" office:value-type="string">
            <text:p text:style-name="P922"><text:s/><text:span text:style-name="T62">качество материала с указанием гарантийного</text:span></text:p>
          </table:table-cell>
          <table:covered-table-cell/>
          <table:table-cell table:style-name="Таблица14.A3" office:value-type="string">
            <text:p text:style-name="P225"/>
          </table:table-cell>
          <table:table-cell table:style-name="Таблица14.A3" office:value-type="string">
            <text:p text:style-name="P243"/>
          </table:table-cell>
          <table:table-cell table:style-name="Таблица14.A3" table:number-columns-spanned="2" office:value-type="string">
            <text:p text:style-name="P199"/>
          </table:table-cell>
          <table:covered-table-cell/>
          <table:table-cell table:style-name="Таблица14.A3" office:value-type="string">
            <text:p text:style-name="P328"/>
          </table:table-cell>
          <table:table-cell table:style-name="Таблица14.H3" table:number-columns-spanned="2" office:value-type="string">
            <text:p text:style-name="P271"/>
          </table:table-cell>
          <table:covered-table-cell/>
        </table:table-row>
        <table:table-row table:style-name="Таблица14.3">
          <table:table-cell table:style-name="Таблица14.A3" table:number-columns-spanned="2" office:value-type="string">
            <text:p text:style-name="P925"><text:s/>срока и <text:s/>даты изготовления</text:p>
          </table:table-cell>
          <table:covered-table-cell/>
          <table:table-cell table:style-name="Таблица14.A3" office:value-type="string">
            <text:p text:style-name="P225"/>
          </table:table-cell>
          <table:table-cell table:style-name="Таблица14.A3" office:value-type="string">
            <text:p text:style-name="P243"/>
          </table:table-cell>
          <table:table-cell table:style-name="Таблица14.A3" table:number-columns-spanned="2" office:value-type="string">
            <text:p text:style-name="P199"/>
          </table:table-cell>
          <table:covered-table-cell/>
          <table:table-cell table:style-name="Таблица14.A3" office:value-type="string">
            <text:p text:style-name="P328"/>
          </table:table-cell>
          <table:table-cell table:style-name="Таблица14.H3" table:number-columns-spanned="2" office:value-type="string">
            <text:p text:style-name="P328"/>
          </table:table-cell>
          <table:covered-table-cell/>
        </table:table-row>
        <table:table-row table:style-name="Таблица14.3">
          <table:table-cell table:style-name="Таблица14.A3" table:number-columns-spanned="2" office:value-type="string">
            <text:p text:style-name="P922"><text:s/><text:span text:style-name="T268">В случае отсутствия даты </text:span><text:span text:style-name="T267">изготовления</text:span><text:span text:style-name="T268"> гарантийный</text:span></text:p>
          </table:table-cell>
          <table:covered-table-cell/>
          <table:table-cell table:style-name="Таблица14.A3" office:value-type="string">
            <text:p text:style-name="P225"/>
          </table:table-cell>
          <table:table-cell table:style-name="Таблица14.A3" office:value-type="string">
            <text:p text:style-name="P243"/>
          </table:table-cell>
          <table:table-cell table:style-name="Таблица14.A3" table:number-columns-spanned="2" office:value-type="string">
            <text:p text:style-name="P199"/>
          </table:table-cell>
          <table:covered-table-cell/>
          <table:table-cell table:style-name="Таблица14.A3" office:value-type="string">
            <text:p text:style-name="P328"/>
          </table:table-cell>
          <table:table-cell table:style-name="Таблица14.H3" table:number-columns-spanned="2" office:value-type="string">
            <text:p text:style-name="P328"/>
          </table:table-cell>
          <table:covered-table-cell/>
        </table:table-row>
        <table:table-row table:style-name="Таблица14.3">
          <table:table-cell table:style-name="Таблица14.A3" table:number-columns-spanned="2" office:value-type="string">
            <text:p text:style-name="P922"><text:s/><text:span text:style-name="T268">срок <text:s/>исчислять <text:s/>с даты <text:s/></text:span><text:span text:style-name="T267">печати сертификата или другого </text:span></text:p>
          </table:table-cell>
          <table:covered-table-cell/>
          <table:table-cell table:style-name="Таблица14.A3" office:value-type="string">
            <text:p text:style-name="P225"/>
          </table:table-cell>
          <table:table-cell table:style-name="Таблица14.A3" office:value-type="string">
            <text:p text:style-name="P328"/>
          </table:table-cell>
          <table:table-cell table:style-name="Таблица14.A3" table:number-columns-spanned="2" office:value-type="string">
            <text:p text:style-name="P199"/>
          </table:table-cell>
          <table:covered-table-cell/>
          <table:table-cell table:style-name="Таблица14.A3" office:value-type="string">
            <text:p text:style-name="P328"/>
          </table:table-cell>
          <table:table-cell table:style-name="Таблица14.H3" table:number-columns-spanned="2" office:value-type="string">
            <text:p text:style-name="P328"/>
          </table:table-cell>
          <table:covered-table-cell/>
        </table:table-row>
        <table:table-row table:style-name="Таблица14.3">
          <table:table-cell table:style-name="Таблица14.A3" table:number-columns-spanned="2" office:value-type="string">
            <text:p text:style-name="P922"><text:s/><text:span text:style-name="T267">сопровождающего документа</text:span></text:p>
          </table:table-cell>
          <table:covered-table-cell/>
          <table:table-cell table:style-name="Таблица14.A3" office:value-type="string">
            <text:p text:style-name="P250"/>
          </table:table-cell>
          <table:table-cell table:style-name="Таблица14.A3" office:value-type="string">
            <text:p text:style-name="P188"/>
          </table:table-cell>
          <table:table-cell table:style-name="Таблица14.A3" table:number-columns-spanned="2" office:value-type="string">
            <text:p text:style-name="P199"/>
          </table:table-cell>
          <table:covered-table-cell/>
          <table:table-cell table:style-name="Таблица14.A3" office:value-type="string">
            <text:p text:style-name="P328"/>
          </table:table-cell>
          <table:table-cell table:style-name="Таблица14.H3" table:number-columns-spanned="2" office:value-type="string">
            <text:p text:style-name="P262"/>
          </table:table-cell>
          <table:covered-table-cell/>
        </table:table-row>
        <table:table-row table:style-name="Таблица14.3">
          <table:table-cell table:style-name="Таблица14.A3" table:number-columns-spanned="2" office:value-type="string">
            <text:p text:style-name="P109"/>
          </table:table-cell>
          <table:covered-table-cell/>
          <table:table-cell table:style-name="Таблица14.A3" office:value-type="string">
            <text:p text:style-name="P99"/>
          </table:table-cell>
          <table:table-cell table:style-name="Таблица14.A3" office:value-type="string">
            <text:p text:style-name="P123"/>
          </table:table-cell>
          <table:table-cell table:style-name="Таблица14.A3" table:number-columns-spanned="2" office:value-type="string">
            <text:p text:style-name="P174"/>
          </table:table-cell>
          <table:covered-table-cell/>
          <table:table-cell table:style-name="Таблица14.A3" office:value-type="string">
            <text:p text:style-name="P174"/>
          </table:table-cell>
          <table:table-cell table:style-name="Таблица14.H3" table:number-columns-spanned="2" office:value-type="string">
            <text:p text:style-name="P174"/>
          </table:table-cell>
          <table:covered-table-cell/>
        </table:table-row>
        <table:table-row table:style-name="Таблица14.3">
          <table:table-cell table:style-name="Таблица14.A3" table:number-columns-spanned="2" office:value-type="string">
            <text:p text:style-name="P109"/>
          </table:table-cell>
          <table:covered-table-cell/>
          <table:table-cell table:style-name="Таблица14.A3" office:value-type="string">
            <text:p text:style-name="P99"/>
          </table:table-cell>
          <table:table-cell table:style-name="Таблица14.A3" office:value-type="string">
            <text:p text:style-name="P123"/>
          </table:table-cell>
          <table:table-cell table:style-name="Таблица14.A3" table:number-columns-spanned="2" office:value-type="string">
            <text:p text:style-name="P174"/>
          </table:table-cell>
          <table:covered-table-cell/>
          <table:table-cell table:style-name="Таблица14.A3" office:value-type="string">
            <text:p text:style-name="P174"/>
          </table:table-cell>
          <table:table-cell table:style-name="Таблица14.H3" table:number-columns-spanned="2" office:value-type="string">
            <text:p text:style-name="P174"/>
          </table:table-cell>
          <table:covered-table-cell/>
        </table:table-row>
        <table:table-row table:style-name="Таблица14.3">
          <table:table-cell table:style-name="Таблица14.A3" table:number-columns-spanned="2" office:value-type="string">
            <text:p text:style-name="P109"/>
          </table:table-cell>
          <table:covered-table-cell/>
          <table:table-cell table:style-name="Таблица14.A3" office:value-type="string">
            <text:p text:style-name="P99"/>
          </table:table-cell>
          <table:table-cell table:style-name="Таблица14.A3" office:value-type="string">
            <text:p text:style-name="P174"/>
          </table:table-cell>
          <table:table-cell table:style-name="Таблица14.A3" table:number-columns-spanned="2" office:value-type="string">
            <text:p text:style-name="P174"/>
          </table:table-cell>
          <table:covered-table-cell/>
          <table:table-cell table:style-name="Таблица14.A3" office:value-type="string">
            <text:p text:style-name="P174"/>
          </table:table-cell>
          <table:table-cell table:style-name="Таблица14.H3" table:number-columns-spanned="2" office:value-type="string">
            <text:p text:style-name="P174"/>
          </table:table-cell>
          <table:covered-table-cell/>
        </table:table-row>
        <table:table-row table:style-name="Таблица14.3">
          <table:table-cell table:style-name="Таблица14.A3" table:number-columns-spanned="2" office:value-type="string">
            <text:p text:style-name="P109"/>
          </table:table-cell>
          <table:covered-table-cell/>
          <table:table-cell table:style-name="Таблица14.A3" office:value-type="string">
            <text:p text:style-name="P99"/>
          </table:table-cell>
          <table:table-cell table:style-name="Таблица14.A3" office:value-type="string">
            <text:p text:style-name="P174"/>
          </table:table-cell>
          <table:table-cell table:style-name="Таблица14.A3" table:number-columns-spanned="2" office:value-type="string">
            <text:p text:style-name="P174"/>
          </table:table-cell>
          <table:covered-table-cell/>
          <table:table-cell table:style-name="Таблица14.A3" office:value-type="string">
            <text:p text:style-name="P174"/>
          </table:table-cell>
          <table:table-cell table:style-name="Таблица14.H3" table:number-columns-spanned="2" office:value-type="string">
            <text:p text:style-name="P174"/>
          </table:table-cell>
          <table:covered-table-cell/>
        </table:table-row>
        <table:table-row table:style-name="Таблица14.3">
          <table:table-cell table:style-name="Таблица14.A3" table:number-columns-spanned="2" office:value-type="string">
            <text:p text:style-name="P109"/>
          </table:table-cell>
          <table:covered-table-cell/>
          <table:table-cell table:style-name="Таблица14.A3" office:value-type="string">
            <text:p text:style-name="P99"/>
          </table:table-cell>
          <table:table-cell table:style-name="Таблица14.A3" office:value-type="string">
            <text:p text:style-name="P174"/>
          </table:table-cell>
          <table:table-cell table:style-name="Таблица14.A3" table:number-columns-spanned="2" office:value-type="string">
            <text:p text:style-name="P174"/>
          </table:table-cell>
          <table:covered-table-cell/>
          <table:table-cell table:style-name="Таблица14.A3" office:value-type="string">
            <text:p text:style-name="P174"/>
          </table:table-cell>
          <table:table-cell table:style-name="Таблица14.H3" table:number-columns-spanned="2" office:value-type="string">
            <text:p text:style-name="P174"/>
          </table:table-cell>
          <table:covered-table-cell/>
        </table:table-row>
        <table:table-row table:style-name="Таблица14.3">
          <table:table-cell table:style-name="Таблица14.A3" table:number-columns-spanned="2" office:value-type="string">
            <text:p text:style-name="P109"/>
          </table:table-cell>
          <table:covered-table-cell/>
          <table:table-cell table:style-name="Таблица14.A3" office:value-type="string">
            <text:p text:style-name="P99"/>
          </table:table-cell>
          <table:table-cell table:style-name="Таблица14.A3" office:value-type="string">
            <text:p text:style-name="P174"/>
          </table:table-cell>
          <table:table-cell table:style-name="Таблица14.A3" table:number-columns-spanned="2" office:value-type="string">
            <text:p text:style-name="P174"/>
          </table:table-cell>
          <table:covered-table-cell/>
          <table:table-cell table:style-name="Таблица14.A3" office:value-type="string">
            <text:p text:style-name="P174"/>
          </table:table-cell>
          <table:table-cell table:style-name="Таблица14.H3" table:number-columns-spanned="2" office:value-type="string">
            <text:p text:style-name="P174"/>
          </table:table-cell>
          <table:covered-table-cell/>
        </table:table-row>
        <table:table-row table:style-name="Таблица14.3">
          <table:table-cell table:style-name="Таблица14.A3" table:number-columns-spanned="2" office:value-type="string">
            <text:p text:style-name="P109"/>
          </table:table-cell>
          <table:covered-table-cell/>
          <table:table-cell table:style-name="Таблица14.A3" office:value-type="string">
            <text:p text:style-name="P99"/>
          </table:table-cell>
          <table:table-cell table:style-name="Таблица14.A3" office:value-type="string">
            <text:p text:style-name="P174"/>
          </table:table-cell>
          <table:table-cell table:style-name="Таблица14.A3" table:number-columns-spanned="2" office:value-type="string">
            <text:p text:style-name="P174"/>
          </table:table-cell>
          <table:covered-table-cell/>
          <table:table-cell table:style-name="Таблица14.A3" office:value-type="string">
            <text:p text:style-name="P174"/>
          </table:table-cell>
          <table:table-cell table:style-name="Таблица14.H3" table:number-columns-spanned="2" office:value-type="string">
            <text:p text:style-name="P174"/>
          </table:table-cell>
          <table:covered-table-cell/>
        </table:table-row>
        <table:table-row table:style-name="Таблица14.3">
          <table:table-cell table:style-name="Таблица14.A3" table:number-columns-spanned="2" office:value-type="string">
            <text:p text:style-name="P109"/>
          </table:table-cell>
          <table:covered-table-cell/>
          <table:table-cell table:style-name="Таблица14.A3" office:value-type="string">
            <text:p text:style-name="P99"/>
          </table:table-cell>
          <table:table-cell table:style-name="Таблица14.A3" office:value-type="string">
            <text:p text:style-name="P174"/>
          </table:table-cell>
          <table:table-cell table:style-name="Таблица14.A3" table:number-columns-spanned="2" office:value-type="string">
            <text:p text:style-name="P174"/>
          </table:table-cell>
          <table:covered-table-cell/>
          <table:table-cell table:style-name="Таблица14.A3" office:value-type="string">
            <text:p text:style-name="P174"/>
          </table:table-cell>
          <table:table-cell table:style-name="Таблица14.H3" table:number-columns-spanned="2" office:value-type="string">
            <text:p text:style-name="P174"/>
          </table:table-cell>
          <table:covered-table-cell/>
        </table:table-row>
        <table:table-row table:style-name="Таблица14.18">
          <table:table-cell table:style-name="Таблица14.A18" office:value-type="string">
            <text:p text:style-name="P364">ПВК</text:p>
          </table:table-cell>
          <table:table-cell table:style-name="Таблица14.B18" table:number-columns-spanned="4" office:value-type="string">
            <text:p text:style-name="P384">Перечень входного контроля</text:p>
          </table:table-cell>
          <table:covered-table-cell/>
          <table:covered-table-cell/>
          <table:covered-table-cell/>
          <table:table-cell table:style-name="Таблица14.B18" table:number-columns-spanned="3" office:value-type="string">
            <text:p text:style-name="P161"/>
          </table:table-cell>
          <table:covered-table-cell/>
          <table:covered-table-cell/>
          <table:table-cell table:style-name="Таблица14.I18" office:value-type="string">
            <text:p text:style-name="P161"/>
          </table:table-cell>
        </table:table-row>
      </table:table>
      <text:p text:style-name="P789"/>
      <text:p text:style-name="P993"><text:soft-page-break/>СТО 07521831-55-2017 <text:span text:style-name="T332">Приложение А</text:span></text:p>
      <table:table table:name="Таблица78" table:style-name="Таблица78">
        <table:table-column table:style-name="Таблица78.A"/>
        <table:table-column table:style-name="Таблица78.B"/>
        <table:table-column table:style-name="Таблица78.C"/>
        <table:table-column table:style-name="Таблица78.D"/>
        <table:table-column table:style-name="Таблица78.E"/>
        <table:table-column table:style-name="Таблица78.F"/>
        <table:table-column table:style-name="Таблица78.G"/>
        <table:table-column table:style-name="Таблица78.H"/>
        <table:table-row table:style-name="Таблица78.1">
          <table:table-cell table:style-name="Таблица78.A1" office:value-type="string">
            <text:p text:style-name="P82">Дубл.</text:p>
          </table:table-cell>
          <table:table-cell table:style-name="Таблица78.A1" office:value-type="string">
            <text:p text:style-name="P526"/>
          </table:table-cell>
          <table:table-cell table:style-name="Таблица78.A1" office:value-type="string">
            <text:p text:style-name="P526"/>
          </table:table-cell>
          <table:table-cell table:style-name="Таблица78.D2" office:value-type="string">
            <text:p text:style-name="P526"/>
          </table:table-cell>
          <table:table-cell table:style-name="Таблица78.E1" office:value-type="string">
            <text:p text:style-name="P526"><text:s text:c="15"/></text:p>
          </table:table-cell>
          <table:table-cell table:style-name="Таблица78.F1" table:number-columns-spanned="2" office:value-type="string">
            <text:p text:style-name="P526"/>
          </table:table-cell>
          <table:covered-table-cell/>
          <table:table-cell table:style-name="Таблица78.H1" office:value-type="string">
            <text:p text:style-name="P526"/>
          </table:table-cell>
        </table:table-row>
        <table:table-row table:style-name="Таблица78.1">
          <table:table-cell table:style-name="Таблица78.A1" office:value-type="string">
            <text:p text:style-name="P82">Взам.</text:p>
          </table:table-cell>
          <table:table-cell table:style-name="Таблица78.A1" office:value-type="string">
            <text:p text:style-name="P526"/>
          </table:table-cell>
          <table:table-cell table:style-name="Таблица78.A1" office:value-type="string">
            <text:p text:style-name="P526"/>
          </table:table-cell>
          <table:table-cell table:style-name="Таблица78.D2" office:value-type="string">
            <text:p text:style-name="P526"/>
          </table:table-cell>
          <table:table-cell table:style-name="Таблица78.E3" table:number-columns-spanned="2" office:value-type="string">
            <text:p text:style-name="P526"/>
          </table:table-cell>
          <table:covered-table-cell/>
          <table:table-cell table:style-name="Таблица78.G3" table:number-rows-spanned="2" table:number-columns-spanned="2" office:value-type="string">
            <text:p text:style-name="P526"/>
          </table:table-cell>
          <table:covered-table-cell/>
        </table:table-row>
        <table:table-row table:style-name="Таблица78.1">
          <table:table-cell table:style-name="Таблица78.A1" office:value-type="string">
            <text:p text:style-name="P82">Подл.</text:p>
          </table:table-cell>
          <table:table-cell table:style-name="Таблица78.A1" office:value-type="string">
            <text:p text:style-name="P547"/>
          </table:table-cell>
          <table:table-cell table:style-name="Таблица78.A1" office:value-type="string">
            <text:p text:style-name="P526"/>
          </table:table-cell>
          <table:table-cell table:style-name="Таблица78.A1" office:value-type="string">
            <text:p text:style-name="P526"/>
          </table:table-cell>
          <table:table-cell table:style-name="Таблица78.E3" table:number-columns-spanned="2" office:value-type="string">
            <text:p text:style-name="P526"/>
          </table:table-cell>
          <table:covered-table-cell/>
          <table:covered-table-cell/>
          <table:covered-table-cell/>
        </table:table-row>
      </table:table>
      <table:table table:name="Таблица79" table:style-name="Таблица79">
        <table:table-column table:style-name="Таблица79.A"/>
        <table:table-column table:style-name="Таблица79.B"/>
        <table:table-column table:style-name="Таблица79.C"/>
        <table:table-column table:style-name="Таблица79.D"/>
        <table:table-column table:style-name="Таблица79.E"/>
        <table:table-column table:style-name="Таблица79.F"/>
        <table:table-column table:style-name="Таблица79.G"/>
        <table:table-column table:style-name="Таблица79.H"/>
        <table:table-column table:style-name="Таблица79.I"/>
        <table:table-column table:style-name="Таблица79.J"/>
        <table:table-column table:style-name="Таблица79.K"/>
        <table:table-column table:style-name="Таблица79.L"/>
        <table:table-column table:style-name="Таблица79.M"/>
        <table:table-column table:style-name="Таблица79.N"/>
        <table:table-column table:style-name="Таблица79.O"/>
        <table:table-column table:style-name="Таблица79.P"/>
        <table:table-row table:style-name="Таблица79.1">
          <table:table-cell table:style-name="Таблица79.A1" table:number-columns-spanned="11" office:value-type="string">
            <text:p text:style-name="P145">Гарантийный срок хранения: <text:span text:style-name="T6">24</text:span><text:span text:style-name="T7"> месяц</text:span><text:span text:style-name="T6">а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9.L1" table:number-columns-spanned="2" office:value-type="string">
            <text:p text:style-name="P39"/>
          </table:table-cell>
          <table:covered-table-cell/>
          <table:table-cell table:style-name="Таблица79.N1" table:number-columns-spanned="2" office:value-type="string">
            <text:h text:style-name="P1038" text:outline-level="7"/>
          </table:table-cell>
          <table:covered-table-cell/>
          <table:table-cell table:style-name="Таблица79.P1" office:value-type="string">
            <text:p text:style-name="P396">1<text:span text:style-name="T297">5</text:span></text:p>
          </table:table-cell>
        </table:table-row>
        <table:table-row table:style-name="Таблица79.2">
          <table:table-cell table:style-name="Таблица79.A2" table:number-columns-spanned="16" office:value-type="string">
            <text:p text:style-name="P59">Срок хранени<text:span text:style-name="T48">я</text:span> до перепроверки продукции (для изделий ВТ)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9.3">
          <table:table-cell table:style-name="Таблица79.A1" table:number-rows-spanned="3" office:value-type="string">
            <text:p text:style-name="P39"/>
          </table:table-cell>
          <table:table-cell table:style-name="Таблица79.L1" office:value-type="string">
            <text:p text:style-name="P39"/>
          </table:table-cell>
          <table:table-cell table:style-name="Таблица79.L1" office:value-type="string">
            <text:p text:style-name="P39"/>
          </table:table-cell>
          <table:table-cell table:style-name="Таблица79.L1" office:value-type="string">
            <text:p text:style-name="P39"/>
          </table:table-cell>
          <table:table-cell table:style-name="Таблица79.L1" office:value-type="string">
            <text:p text:style-name="P39"/>
          </table:table-cell>
          <table:table-cell table:style-name="Таблица79.L1" office:value-type="string">
            <text:p text:style-name="P39"/>
          </table:table-cell>
          <table:table-cell table:style-name="Таблица79.L1" office:value-type="string">
            <text:p text:style-name="P39"/>
          </table:table-cell>
          <table:table-cell table:style-name="Таблица79.L1" office:value-type="string">
            <text:p text:style-name="P39"/>
          </table:table-cell>
          <table:table-cell table:style-name="Таблица79.L1" office:value-type="string">
            <text:p text:style-name="P39"/>
          </table:table-cell>
          <table:table-cell table:style-name="Таблица79.J3" office:value-type="string">
            <text:p text:style-name="P39"/>
          </table:table-cell>
          <table:table-cell table:style-name="Таблица79.K3" table:number-columns-spanned="2" office:value-type="string">
            <text:p text:style-name="P39"/>
          </table:table-cell>
          <table:covered-table-cell/>
          <table:table-cell table:style-name="Таблица79.M3" table:number-rows-spanned="3" table:number-columns-spanned="2" office:value-type="string">
            <text:p text:style-name="P953"><text:span text:style-name="T297">К</text:span><text:span text:style-name="T298">овелос</text:span> <text:span text:style-name="T298">35</text:span><text:span text:style-name="T299">0</text:span><text:span text:style-name="T298">/05 </text:span></text:p>
            <text:p text:style-name="P955"><text:span text:style-name="T300">(диоксид кремния осажденный) <text:s text:c="53"/></text:span><text:span text:style-name="T301">ТУ 2168-00</text:span><text:span text:style-name="T302">2</text:span><text:span text:style-name="T301">-14344269-0</text:span><text:span text:style-name="T322">9</text:span></text:p>
          </table:table-cell>
          <table:covered-table-cell/>
          <table:table-cell table:style-name="Таблица79.O3" table:number-rows-spanned="3" table:number-columns-spanned="2" office:value-type="string">
            <text:p text:style-name="P587">К.02 - 2024</text:p>
          </table:table-cell>
          <table:covered-table-cell/>
        </table:table-row>
        <table:table-row table:style-name="Таблица79.3">
          <table:covered-table-cell/>
          <table:table-cell table:style-name="Таблица79.B4" office:value-type="string">
            <text:p text:style-name="P526"/>
          </table:table-cell>
          <table:table-cell table:style-name="Таблица79.C4" office:value-type="string">
            <text:p text:style-name="P526"/>
          </table:table-cell>
          <table:table-cell table:style-name="Таблица79.D4" office:value-type="string">
            <text:p text:style-name="P526"/>
          </table:table-cell>
          <table:table-cell table:style-name="Таблица79.E4" office:value-type="string">
            <text:p text:style-name="P526"/>
          </table:table-cell>
          <table:table-cell table:style-name="Таблица79.F4" office:value-type="string">
            <text:p text:style-name="P526"/>
          </table:table-cell>
          <table:table-cell table:style-name="Таблица79.G4" office:value-type="string">
            <text:p text:style-name="P526"/>
          </table:table-cell>
          <table:table-cell table:style-name="Таблица79.H4" office:value-type="string">
            <text:p text:style-name="P526"/>
          </table:table-cell>
          <table:table-cell table:style-name="Таблица79.I4" office:value-type="string">
            <text:p text:style-name="P526"/>
          </table:table-cell>
          <table:table-cell table:style-name="Таблица79.J4" office:value-type="string">
            <text:p text:style-name="P526"/>
          </table:table-cell>
          <table:table-cell table:style-name="Таблица79.K4" table:number-columns-spanned="2" office:value-type="string">
            <text:p text:style-name="P52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79.5">
          <table:covered-table-cell/>
          <table:table-cell table:style-name="Таблица79.B5" office:value-type="string">
            <text:p text:style-name="P526"/>
          </table:table-cell>
          <table:table-cell table:style-name="Таблица79.C5" office:value-type="string">
            <text:p text:style-name="P526"/>
          </table:table-cell>
          <table:table-cell table:style-name="Таблица79.D5" office:value-type="string">
            <text:p text:style-name="P526"/>
          </table:table-cell>
          <table:table-cell table:style-name="Таблица79.E5" office:value-type="string">
            <text:p text:style-name="P526"/>
          </table:table-cell>
          <table:table-cell table:style-name="Таблица79.F5" office:value-type="string">
            <text:p text:style-name="P526"/>
          </table:table-cell>
          <table:table-cell table:style-name="Таблица79.G5" office:value-type="string">
            <text:p text:style-name="P526"/>
          </table:table-cell>
          <table:table-cell table:style-name="Таблица79.H5" office:value-type="string">
            <text:p text:style-name="P526"/>
          </table:table-cell>
          <table:table-cell table:style-name="Таблица79.I5" office:value-type="string">
            <text:p text:style-name="P526"/>
          </table:table-cell>
          <table:table-cell table:style-name="Таблица79.J5" office:value-type="string">
            <text:p text:style-name="P526"/>
          </table:table-cell>
          <table:table-cell table:style-name="Таблица79.K5" table:number-columns-spanned="2" office:value-type="string">
            <text:p text:style-name="P526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Таблица80" table:style-name="Таблица80">
        <table:table-column table:style-name="Таблица80.A"/>
        <table:table-column table:style-name="Таблица80.B"/>
        <table:table-column table:style-name="Таблица80.C"/>
        <table:table-column table:style-name="Таблица80.D"/>
        <table:table-column table:style-name="Таблица80.E"/>
        <table:table-column table:style-name="Таблица80.F"/>
        <table:table-column table:style-name="Таблица80.G"/>
        <table:table-column table:style-name="Таблица80.H"/>
        <table:table-column table:style-name="Таблица80.I"/>
        <table:table-row table:style-name="Таблица80.1">
          <table:table-cell table:style-name="Таблица80.A1" table:number-columns-spanned="3" office:value-type="string">
            <text:p text:style-name="P234">Состав контролируемых па<text:span text:style-name="T17">р</text:span>аметров продукции,<text:line-break/>методы ее контроля</text:p>
          </table:table-cell>
          <table:covered-table-cell/>
          <table:covered-table-cell/>
          <table:table-cell table:style-name="Таблица80.A1" table:number-rows-spanned="2" office:value-type="string">
            <text:p text:style-name="P304">Средства измерений<text:line-break/>или требуемые метрологические<text:line-break/>характеристики средств измерений</text:p>
          </table:table-cell>
          <table:table-cell table:style-name="Таблица80.A1" table:number-rows-spanned="2" table:number-columns-spanned="2" office:value-type="string">
            <text:p text:style-name="P310">Вид </text:p>
            <text:p text:style-name="P310">контроля.</text:p>
            <text:p text:style-name="P304">Объем<text:line-break/>выборки<text:line-break/>или<text:line-break/>пробы</text:p>
          </table:table-cell>
          <table:covered-table-cell/>
          <table:table-cell table:style-name="Таблица80.A1" table:number-rows-spanned="2" office:value-type="string">
            <text:p text:style-name="P305">Допусти<text:span text:style-name="T50">-</text:span>мый<text:line-break/>расход<text:line-break/>ресурса<text:line-break/></text:p>
          </table:table-cell>
          <table:table-cell table:style-name="Таблица80.H1" table:number-rows-spanned="2" table:number-columns-spanned="2" office:value-type="string">
            <text:p text:style-name="P304">Подразделения,<text:line-break/>участвующие<text:line-break/>во входном<text:line-break/>контроле</text:p>
          </table:table-cell>
          <table:covered-table-cell/>
        </table:table-row>
        <table:table-row table:style-name="Таблица80.1">
          <table:table-cell table:style-name="Таблица80.A2" table:number-columns-spanned="2" office:value-type="string">
            <text:p text:style-name="P234">Контролируемые параметры<text:line-break/>(показатели)</text:p>
          </table:table-cell>
          <table:covered-table-cell/>
          <table:table-cell table:style-name="Таблица80.A2" office:value-type="string">
            <text:p text:style-name="P234">Номера<text:line-break/>пунктов<text:line-break/>докумен<text:span text:style-name="T49">-</text:span><text:line-break/>т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0.3">
          <table:table-cell table:style-name="Таблица80.A3" table:number-columns-spanned="2" office:value-type="string">
            <text:p text:style-name="P956">1 Внешний вид</text:p>
          </table:table-cell>
          <table:covered-table-cell/>
          <table:table-cell table:style-name="Таблица80.A3" office:value-type="string">
            <text:p text:style-name="P824">п. <text:s/><text:span text:style-name="T299">4.1</text:span></text:p>
          </table:table-cell>
          <table:table-cell table:style-name="Таблица80.A3" office:value-type="string">
            <text:p text:style-name="P848">Визуально</text:p>
          </table:table-cell>
          <table:table-cell table:style-name="Таблица80.A3" table:number-columns-spanned="2" office:value-type="string">
            <text:p text:style-name="P413">Выборочный</text:p>
          </table:table-cell>
          <table:covered-table-cell/>
          <table:table-cell table:style-name="Таблица80.A3" office:value-type="string">
            <text:p text:style-name="P418">150 г</text:p>
          </table:table-cell>
          <table:table-cell table:style-name="Таблица80.H3" table:number-columns-spanned="2" office:value-type="string">
            <text:p text:style-name="P859">Цех 23,</text:p>
          </table:table-cell>
          <table:covered-table-cell/>
        </table:table-row>
        <table:table-row table:style-name="Таблица80.3">
          <table:table-cell table:style-name="Таблица80.A3" table:number-columns-spanned="2" office:value-type="string">
            <text:p text:style-name="P823"/>
          </table:table-cell>
          <table:covered-table-cell/>
          <table:table-cell table:style-name="Таблица80.A3" office:value-type="string">
            <text:p text:style-name="P823"/>
          </table:table-cell>
          <table:table-cell table:style-name="Таблица80.A3" office:value-type="string">
            <text:p text:style-name="P843"/>
          </table:table-cell>
          <table:table-cell table:style-name="Таблица80.A3" table:number-columns-spanned="2" office:value-type="string">
            <text:p text:style-name="P413">5 % мешков</text:p>
          </table:table-cell>
          <table:covered-table-cell/>
          <table:table-cell table:style-name="Таблица80.A3" office:value-type="string">
            <text:p text:style-name="P413"/>
          </table:table-cell>
          <table:table-cell table:style-name="Таблица80.H3" table:number-columns-spanned="2" office:value-type="string">
            <text:p text:style-name="P864">ЦЗЛ, </text:p>
          </table:table-cell>
          <table:covered-table-cell/>
        </table:table-row>
        <table:table-row table:style-name="Таблица80.3">
          <table:table-cell table:style-name="Таблица80.A3" table:number-columns-spanned="2" office:value-type="string">
            <text:p text:style-name="P825"/>
          </table:table-cell>
          <table:covered-table-cell/>
          <table:table-cell table:style-name="Таблица80.A3" office:value-type="string">
            <text:p text:style-name="P824"/>
          </table:table-cell>
          <table:table-cell table:style-name="Таблица80.A3" office:value-type="string">
            <text:p text:style-name="P849"/>
          </table:table-cell>
          <table:table-cell table:style-name="Таблица80.A3" table:number-columns-spanned="2" office:value-type="string">
            <text:p text:style-name="P847">от партии,</text:p>
          </table:table-cell>
          <table:covered-table-cell/>
          <table:table-cell table:style-name="Таблица80.A3" office:value-type="string">
            <text:p text:style-name="P413"/>
          </table:table-cell>
          <table:table-cell table:style-name="Таблица80.H3" table:number-columns-spanned="2" office:value-type="string">
            <text:p text:style-name="P861">ОТК</text:p>
          </table:table-cell>
          <table:covered-table-cell/>
        </table:table-row>
        <table:table-row table:style-name="Таблица80.3">
          <table:table-cell table:style-name="Таблица80.A3" table:number-columns-spanned="2" office:value-type="string">
            <text:p text:style-name="P825"/>
          </table:table-cell>
          <table:covered-table-cell/>
          <table:table-cell table:style-name="Таблица80.A3" office:value-type="string">
            <text:p text:style-name="P824"/>
          </table:table-cell>
          <table:table-cell table:style-name="Таблица80.A3" office:value-type="string">
            <text:p text:style-name="P849"/>
          </table:table-cell>
          <table:table-cell table:style-name="Таблица80.A3" table:number-columns-spanned="2" office:value-type="string">
            <text:p text:style-name="P847">но не менее</text:p>
          </table:table-cell>
          <table:covered-table-cell/>
          <table:table-cell table:style-name="Таблица80.A3" office:value-type="string">
            <text:p text:style-name="P413"/>
          </table:table-cell>
          <table:table-cell table:style-name="Таблица80.H3" table:number-columns-spanned="2" office:value-type="string">
            <text:p text:style-name="P862"/>
          </table:table-cell>
          <table:covered-table-cell/>
        </table:table-row>
        <table:table-row table:style-name="Таблица80.3">
          <table:table-cell table:style-name="Таблица80.A3" table:number-columns-spanned="2" office:value-type="string">
            <text:p text:style-name="P823"/>
          </table:table-cell>
          <table:covered-table-cell/>
          <table:table-cell table:style-name="Таблица80.A3" office:value-type="string">
            <text:p text:style-name="P823"/>
          </table:table-cell>
          <table:table-cell table:style-name="Таблица80.A3" office:value-type="string">
            <text:p text:style-name="P844"/>
          </table:table-cell>
          <table:table-cell table:style-name="Таблица80.A3" table:number-columns-spanned="2" office:value-type="string">
            <text:p text:style-name="P847">5 мешков</text:p>
          </table:table-cell>
          <table:covered-table-cell/>
          <table:table-cell table:style-name="Таблица80.A3" office:value-type="string">
            <text:p text:style-name="P413"/>
          </table:table-cell>
          <table:table-cell table:style-name="Таблица80.H3" table:number-columns-spanned="2" office:value-type="string">
            <text:p text:style-name="P865"/>
          </table:table-cell>
          <table:covered-table-cell/>
        </table:table-row>
        <table:table-row table:style-name="Таблица80.3">
          <table:table-cell table:style-name="Таблица80.A3" table:number-columns-spanned="2" office:value-type="string">
            <text:p text:style-name="P825">2 Массовая доля влаги %, не более</text:p>
          </table:table-cell>
          <table:covered-table-cell/>
          <table:table-cell table:style-name="Таблица80.A3" office:value-type="string">
            <text:p text:style-name="P824">п. <text:s/><text:span text:style-name="T299">5.5</text:span></text:p>
          </table:table-cell>
          <table:table-cell table:style-name="Таблица80.A3" office:value-type="string">
            <text:p text:style-name="P849">Весы лабораторные <text:span text:style-name="T29">II </text:span><text:span text:style-name="T321">класса</text:span></text:p>
          </table:table-cell>
          <table:table-cell table:style-name="Таблица80.A3" table:number-columns-spanned="2" office:value-type="string">
            <text:p text:style-name="P413"><text:s/>от партии,</text:p>
          </table:table-cell>
          <table:covered-table-cell/>
          <table:table-cell table:style-name="Таблица80.A3" office:value-type="string">
            <text:p text:style-name="P413"/>
          </table:table-cell>
          <table:table-cell table:style-name="Таблица80.H3" table:number-columns-spanned="2" office:value-type="string">
            <text:p text:style-name="P863">ЦЗЛ, </text:p>
          </table:table-cell>
          <table:covered-table-cell/>
        </table:table-row>
        <table:table-row table:style-name="Таблица80.3">
          <table:table-cell table:style-name="Таблица80.A3" table:number-columns-spanned="2" office:value-type="string">
            <text:p text:style-name="P823"/>
          </table:table-cell>
          <table:covered-table-cell/>
          <table:table-cell table:style-name="Таблица80.A3" office:value-type="string">
            <text:p text:style-name="P823"/>
          </table:table-cell>
          <table:table-cell table:style-name="Таблица80.A3" office:value-type="string">
            <text:p text:style-name="P844"><text:span text:style-name="T321">точности </text:span>ГОСТ <text:span text:style-name="T321">Р 53228-2008</text:span> </text:p>
          </table:table-cell>
          <table:table-cell table:style-name="Таблица80.A3" table:number-columns-spanned="2" office:value-type="string">
            <text:p text:style-name="P413">состоящей</text:p>
          </table:table-cell>
          <table:covered-table-cell/>
          <table:table-cell table:style-name="Таблица80.A3" office:value-type="string">
            <text:p text:style-name="P419"/>
          </table:table-cell>
          <table:table-cell table:style-name="Таблица80.H3" table:number-columns-spanned="2" office:value-type="string">
            <text:p text:style-name="P861">ОТК</text:p>
          </table:table-cell>
          <table:covered-table-cell/>
        </table:table-row>
        <table:table-row table:style-name="Таблица80.3">
          <table:table-cell table:style-name="Таблица80.A3" table:number-columns-spanned="2" office:value-type="string">
            <text:p text:style-name="P823"/>
          </table:table-cell>
          <table:covered-table-cell/>
          <table:table-cell table:style-name="Таблица80.A3" office:value-type="string">
            <text:p text:style-name="P823"/>
          </table:table-cell>
          <table:table-cell table:style-name="Таблица80.A3" office:value-type="string">
            <text:p text:style-name="P850"><text:span text:style-name="T44">или других </text:span><text:span text:style-name="T43">ДС</text:span></text:p>
          </table:table-cell>
          <table:table-cell table:style-name="Таблица80.A3" table:number-columns-spanned="2" office:value-type="string">
            <text:p text:style-name="P413">менее чем из</text:p>
          </table:table-cell>
          <table:covered-table-cell/>
          <table:table-cell table:style-name="Таблица80.A3" office:value-type="string">
            <text:p text:style-name="P414"/>
          </table:table-cell>
          <table:table-cell table:style-name="Таблица80.H3" table:number-columns-spanned="2" office:value-type="string">
            <text:p text:style-name="P865"/>
          </table:table-cell>
          <table:covered-table-cell/>
        </table:table-row>
        <table:table-row table:style-name="Таблица80.3">
          <table:table-cell table:style-name="Таблица80.A3" table:number-columns-spanned="2" office:value-type="string">
            <text:p text:style-name="P823"/>
          </table:table-cell>
          <table:covered-table-cell/>
          <table:table-cell table:style-name="Таблица80.A3" office:value-type="string">
            <text:p text:style-name="P823"/>
          </table:table-cell>
          <table:table-cell table:style-name="Таблица80.A3" office:value-type="string">
            <text:p text:style-name="P184"><text:s/>Шкаф сушильный, </text:p>
          </table:table-cell>
          <table:table-cell table:style-name="Таблица80.A3" table:number-columns-spanned="2" office:value-type="string">
            <text:p text:style-name="P847">30 мешков</text:p>
          </table:table-cell>
          <table:covered-table-cell/>
          <table:table-cell table:style-name="Таблица80.A3" office:value-type="string">
            <text:p text:style-name="P420"/>
          </table:table-cell>
          <table:table-cell table:style-name="Таблица80.H3" table:number-columns-spanned="2" office:value-type="string">
            <text:p text:style-name="P865"/>
          </table:table-cell>
          <table:covered-table-cell/>
        </table:table-row>
        <table:table-row table:style-name="Таблица80.3">
          <table:table-cell table:style-name="Таблица80.A3" table:number-columns-spanned="2" office:value-type="string">
            <text:p text:style-name="P956"/>
          </table:table-cell>
          <table:covered-table-cell/>
          <table:table-cell table:style-name="Таблица80.A3" office:value-type="string">
            <text:p text:style-name="P824"/>
          </table:table-cell>
          <table:table-cell table:style-name="Таблица80.A3" office:value-type="string">
            <text:p text:style-name="P185"><text:span text:style-name="Основной_20_шрифт_20_абзаца"><text:span text:style-name="T183"><text:s/>обеспечивающий</text:span></text:span></text:p>
          </table:table-cell>
          <table:table-cell table:style-name="Таблица80.A3" table:number-columns-spanned="2" office:value-type="string">
            <text:p text:style-name="P413">Масса</text:p>
          </table:table-cell>
          <table:covered-table-cell/>
          <table:table-cell table:style-name="Таблица80.A3" office:value-type="string">
            <text:p text:style-name="P416"/>
          </table:table-cell>
          <table:table-cell table:style-name="Таблица80.H3" table:number-columns-spanned="2" office:value-type="string">
            <text:p text:style-name="P858"/>
          </table:table-cell>
          <table:covered-table-cell/>
        </table:table-row>
        <table:table-row table:style-name="Таблица80.3">
          <table:table-cell table:style-name="Таблица80.A3" table:number-columns-spanned="2" office:value-type="string">
            <text:p text:style-name="P823"/>
          </table:table-cell>
          <table:covered-table-cell/>
          <table:table-cell table:style-name="Таблица80.A3" office:value-type="string">
            <text:p text:style-name="P823"/>
          </table:table-cell>
          <table:table-cell table:style-name="Таблица80.A3" office:value-type="string">
            <text:p text:style-name="P751"><text:span text:style-name="Основной_20_шрифт_20_абзаца"><text:span text:style-name="T264"><text:s/>нагрев </text:span></text:span><text:span text:style-name="Основной_20_шрифт_20_абзаца"><text:span text:style-name="T265">до температуры </text:span></text:span><text:span text:style-name="Основной_20_шрифт_20_абзаца"><text:span text:style-name="T251">200 º</text:span></text:span><text:span text:style-name="Основной_20_шрифт_20_абзаца"><text:span text:style-name="T182">С, с</text:span></text:span></text:p>
          </table:table-cell>
          <table:table-cell table:style-name="Таблица80.A3" table:number-columns-spanned="2" office:value-type="string">
            <text:p text:style-name="P413">точечной</text:p>
          </table:table-cell>
          <table:covered-table-cell/>
          <table:table-cell table:style-name="Таблица80.A3" office:value-type="string">
            <text:p text:style-name="P416"/>
          </table:table-cell>
          <table:table-cell table:style-name="Таблица80.H3" table:number-columns-spanned="2" office:value-type="string">
            <text:p text:style-name="P860"/>
          </table:table-cell>
          <table:covered-table-cell/>
        </table:table-row>
        <table:table-row table:style-name="Таблица80.3">
          <table:table-cell table:style-name="Таблица80.A3" table:number-columns-spanned="2" office:value-type="string">
            <text:p text:style-name="P822"/>
          </table:table-cell>
          <table:covered-table-cell/>
          <table:table-cell table:style-name="Таблица80.A3" office:value-type="string">
            <text:p text:style-name="P821"/>
          </table:table-cell>
          <table:table-cell table:style-name="Таблица80.A3" office:value-type="string">
            <text:p text:style-name="P580"><text:span text:style-name="Основной_20_шрифт_20_абзаца"><text:span text:style-name="T266"><text:s/>погрешностью не более 2 º</text:span></text:span><text:span text:style-name="Основной_20_шрифт_20_абзаца"><text:span text:style-name="T184">С</text:span></text:span></text:p>
          </table:table-cell>
          <table:table-cell table:style-name="Таблица80.A3" table:number-columns-spanned="2" office:value-type="string">
            <text:p text:style-name="P413">пробы не</text:p>
          </table:table-cell>
          <table:covered-table-cell/>
          <table:table-cell table:style-name="Таблица80.A3" office:value-type="string">
            <text:p text:style-name="P416"/>
          </table:table-cell>
          <table:table-cell table:style-name="Таблица80.H3" table:number-columns-spanned="2" office:value-type="string">
            <text:p text:style-name="P860"/>
          </table:table-cell>
          <table:covered-table-cell/>
        </table:table-row>
        <table:table-row table:style-name="Таблица80.3">
          <table:table-cell table:style-name="Таблица80.A3" table:number-columns-spanned="2" office:value-type="string">
            <text:p text:style-name="P822"/>
          </table:table-cell>
          <table:covered-table-cell/>
          <table:table-cell table:style-name="Таблица80.A3" office:value-type="string">
            <text:p text:style-name="P821"/>
          </table:table-cell>
          <table:table-cell table:style-name="Таблица80.A3" office:value-type="string">
            <text:p text:style-name="P845"/>
          </table:table-cell>
          <table:table-cell table:style-name="Таблица80.A3" table:number-columns-spanned="2" office:value-type="string">
            <text:p text:style-name="P413">менее 30г,</text:p>
          </table:table-cell>
          <table:covered-table-cell/>
          <table:table-cell table:style-name="Таблица80.A3" office:value-type="string">
            <text:p text:style-name="P416"/>
          </table:table-cell>
          <table:table-cell table:style-name="Таблица80.H3" table:number-columns-spanned="2" office:value-type="string">
            <text:p text:style-name="P860"/>
          </table:table-cell>
          <table:covered-table-cell/>
        </table:table-row>
        <table:table-row table:style-name="Таблица80.3">
          <table:table-cell table:style-name="Таблица80.A3" table:number-columns-spanned="2" office:value-type="string">
            <text:p text:style-name="P818"/>
          </table:table-cell>
          <table:covered-table-cell/>
          <table:table-cell table:style-name="Таблица80.A3" office:value-type="string">
            <text:p text:style-name="P818"/>
          </table:table-cell>
          <table:table-cell table:style-name="Таблица80.A3" office:value-type="string">
            <text:p text:style-name="P841"/>
          </table:table-cell>
          <table:table-cell table:style-name="Таблица80.A3" table:number-columns-spanned="2" office:value-type="string">
            <text:p text:style-name="P415"><text:span text:style-name="T341">с</text:span>редней <text:span text:style-name="T341">не </text:span></text:p>
          </table:table-cell>
          <table:covered-table-cell/>
          <table:table-cell table:style-name="Таблица80.A3" office:value-type="string">
            <text:p text:style-name="P416"/>
          </table:table-cell>
          <table:table-cell table:style-name="Таблица80.H3" table:number-columns-spanned="2" office:value-type="string">
            <text:p text:style-name="P853"/>
          </table:table-cell>
          <table:covered-table-cell/>
        </table:table-row>
        <table:table-row table:style-name="Таблица80.3">
          <table:table-cell table:style-name="Таблица80.A3" table:number-columns-spanned="2" office:value-type="string">
            <text:p text:style-name="P110"/>
          </table:table-cell>
          <table:covered-table-cell/>
          <table:table-cell table:style-name="Таблица80.A3" office:value-type="string">
            <text:p text:style-name="P133"/>
          </table:table-cell>
          <table:table-cell table:style-name="Таблица80.A3" office:value-type="string">
            <text:p text:style-name="P120"/>
          </table:table-cell>
          <table:table-cell table:style-name="Таблица80.A3" table:number-columns-spanned="2" office:value-type="string">
            <text:p text:style-name="P135">менее 150 г</text:p>
          </table:table-cell>
          <table:covered-table-cell/>
          <table:table-cell table:style-name="Таблица80.A3" office:value-type="string">
            <text:p text:style-name="P175"/>
          </table:table-cell>
          <table:table-cell table:style-name="Таблица80.H3" table:number-columns-spanned="2" office:value-type="string">
            <text:p text:style-name="P175"/>
          </table:table-cell>
          <table:covered-table-cell/>
        </table:table-row>
        <table:table-row table:style-name="Таблица80.18">
          <table:table-cell table:style-name="Таблица80.A18" office:value-type="string">
            <text:p text:style-name="P365">ПВК</text:p>
          </table:table-cell>
          <table:table-cell table:style-name="Таблица80.B18" table:number-columns-spanned="4" office:value-type="string">
            <text:p text:style-name="P389">Перечень входного контроля</text:p>
          </table:table-cell>
          <table:covered-table-cell/>
          <table:covered-table-cell/>
          <table:covered-table-cell/>
          <table:table-cell table:style-name="Таблица80.B18" table:number-columns-spanned="3" office:value-type="string">
            <text:p text:style-name="P162"/>
          </table:table-cell>
          <table:covered-table-cell/>
          <table:covered-table-cell/>
          <table:table-cell table:style-name="Таблица80.I18" office:value-type="string">
            <text:p text:style-name="P162"/>
            <text:p text:style-name="P162"/>
          </table:table-cell>
        </table:table-row>
      </table:table>
      <text:p text:style-name="P797"/>
      <text:p text:style-name="P1016"><text:soft-page-break/>СТО 07521831-55-2017 <text:span text:style-name="T332">Приложение А</text:span></text:p>
      <table:table table:name="Таблица38" table:style-name="Таблица38">
        <table:table-column table:style-name="Таблица38.A"/>
        <table:table-column table:style-name="Таблица38.B"/>
        <table:table-column table:style-name="Таблица38.C"/>
        <table:table-column table:style-name="Таблица38.D"/>
        <table:table-column table:style-name="Таблица38.E"/>
        <table:table-column table:style-name="Таблица38.F"/>
        <table:table-column table:style-name="Таблица38.G"/>
        <table:table-column table:style-name="Таблица38.H"/>
        <table:table-row table:style-name="Таблица38.1">
          <table:table-cell table:style-name="Таблица38.A1" office:value-type="string">
            <text:p text:style-name="P83">Дубл.</text:p>
          </table:table-cell>
          <table:table-cell table:style-name="Таблица38.A1" office:value-type="string">
            <text:p text:style-name="P527"/>
          </table:table-cell>
          <table:table-cell table:style-name="Таблица38.A1" office:value-type="string">
            <text:p text:style-name="P527"/>
          </table:table-cell>
          <table:table-cell table:style-name="Таблица38.D2" office:value-type="string">
            <text:p text:style-name="P527"/>
          </table:table-cell>
          <table:table-cell table:style-name="Таблица38.E1" office:value-type="string">
            <text:p text:style-name="P527"><text:s text:c="15"/></text:p>
          </table:table-cell>
          <table:table-cell table:style-name="Таблица38.F1" table:number-columns-spanned="2" office:value-type="string">
            <text:p text:style-name="P527"/>
          </table:table-cell>
          <table:covered-table-cell/>
          <table:table-cell table:style-name="Таблица38.H1" office:value-type="string">
            <text:p text:style-name="P527"/>
          </table:table-cell>
        </table:table-row>
        <table:table-row table:style-name="Таблица38.1">
          <table:table-cell table:style-name="Таблица38.A1" office:value-type="string">
            <text:p text:style-name="P83">Взам.</text:p>
          </table:table-cell>
          <table:table-cell table:style-name="Таблица38.A1" office:value-type="string">
            <text:p text:style-name="P527"/>
          </table:table-cell>
          <table:table-cell table:style-name="Таблица38.A1" office:value-type="string">
            <text:p text:style-name="P527"/>
          </table:table-cell>
          <table:table-cell table:style-name="Таблица38.D2" office:value-type="string">
            <text:p text:style-name="P527"/>
          </table:table-cell>
          <table:table-cell table:style-name="Таблица38.E3" table:number-columns-spanned="2" office:value-type="string">
            <text:p text:style-name="P527"/>
          </table:table-cell>
          <table:covered-table-cell/>
          <table:table-cell table:style-name="Таблица38.G3" table:number-rows-spanned="2" table:number-columns-spanned="2" office:value-type="string">
            <text:p text:style-name="P527"/>
          </table:table-cell>
          <table:covered-table-cell/>
        </table:table-row>
        <table:table-row table:style-name="Таблица38.1">
          <table:table-cell table:style-name="Таблица38.A1" office:value-type="string">
            <text:p text:style-name="P83">Подл.</text:p>
          </table:table-cell>
          <table:table-cell table:style-name="Таблица38.A1" office:value-type="string">
            <text:p text:style-name="P552"/>
          </table:table-cell>
          <table:table-cell table:style-name="Таблица38.A1" office:value-type="string">
            <text:p text:style-name="P527"/>
          </table:table-cell>
          <table:table-cell table:style-name="Таблица38.A1" office:value-type="string">
            <text:p text:style-name="P527"/>
          </table:table-cell>
          <table:table-cell table:style-name="Таблица38.E3" table:number-columns-spanned="2" office:value-type="string">
            <text:p text:style-name="P527"/>
          </table:table-cell>
          <table:covered-table-cell/>
          <table:covered-table-cell/>
          <table:covered-table-cell/>
        </table:table-row>
      </table:table>
      <table:table table:name="Таблица39" table:style-name="Таблица39">
        <table:table-column table:style-name="Таблица39.A"/>
        <table:table-column table:style-name="Таблица39.B"/>
        <table:table-column table:style-name="Таблица39.C"/>
        <table:table-column table:style-name="Таблица39.D"/>
        <table:table-column table:style-name="Таблица39.E"/>
        <table:table-column table:style-name="Таблица39.F"/>
        <table:table-column table:style-name="Таблица39.G"/>
        <table:table-column table:style-name="Таблица39.H"/>
        <table:table-column table:style-name="Таблица39.I"/>
        <table:table-column table:style-name="Таблица39.J"/>
        <table:table-column table:style-name="Таблица39.K"/>
        <table:table-column table:style-name="Таблица39.L"/>
        <table:table-column table:style-name="Таблица39.M"/>
        <table:table-column table:style-name="Таблица39.N"/>
        <table:table-column table:style-name="Таблица39.O"/>
        <table:table-column table:style-name="Таблица39.P"/>
        <table:table-row table:style-name="Таблица39.1">
          <table:table-cell table:style-name="Таблица39.A1" table:number-columns-spanned="11" office:value-type="string">
            <text:p text:style-name="P146">Гарантийный срок хранения: 6 месяцев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9.L1" table:number-columns-spanned="2" office:value-type="string">
            <text:p text:style-name="P40"/>
          </table:table-cell>
          <table:covered-table-cell/>
          <table:table-cell table:style-name="Таблица39.N1" table:number-columns-spanned="2" office:value-type="string">
            <text:h text:style-name="P1039" text:outline-level="7"/>
          </table:table-cell>
          <table:covered-table-cell/>
          <table:table-cell table:style-name="Таблица39.P1" office:value-type="string">
            <text:p text:style-name="P490"><text:span text:style-name="T215">1</text:span><text:span text:style-name="T219">6</text:span></text:p>
          </table:table-cell>
        </table:table-row>
        <table:table-row table:style-name="Таблица39.2">
          <table:table-cell table:style-name="Таблица39.A2" table:number-columns-spanned="16" office:value-type="string">
            <text:p text:style-name="P60">Срок хранени<text:span text:style-name="T48">я</text:span> до перепроверки продукции (для изделий ВТ)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9.3">
          <table:table-cell table:style-name="Таблица39.A1" table:number-rows-spanned="3" office:value-type="string">
            <text:p text:style-name="P40"/>
          </table:table-cell>
          <table:table-cell table:style-name="Таблица39.L1" office:value-type="string">
            <text:p text:style-name="P40"/>
          </table:table-cell>
          <table:table-cell table:style-name="Таблица39.L1" office:value-type="string">
            <text:p text:style-name="P40"/>
          </table:table-cell>
          <table:table-cell table:style-name="Таблица39.L1" office:value-type="string">
            <text:p text:style-name="P40"/>
          </table:table-cell>
          <table:table-cell table:style-name="Таблица39.L1" office:value-type="string">
            <text:p text:style-name="P40"/>
          </table:table-cell>
          <table:table-cell table:style-name="Таблица39.L1" office:value-type="string">
            <text:p text:style-name="P40"/>
          </table:table-cell>
          <table:table-cell table:style-name="Таблица39.L1" office:value-type="string">
            <text:p text:style-name="P40"/>
          </table:table-cell>
          <table:table-cell table:style-name="Таблица39.L1" office:value-type="string">
            <text:p text:style-name="P40"/>
          </table:table-cell>
          <table:table-cell table:style-name="Таблица39.L1" office:value-type="string">
            <text:p text:style-name="P40"/>
          </table:table-cell>
          <table:table-cell table:style-name="Таблица39.J3" office:value-type="string">
            <text:p text:style-name="P40"/>
          </table:table-cell>
          <table:table-cell table:style-name="Таблица39.K3" table:number-columns-spanned="2" office:value-type="string">
            <text:p text:style-name="P40"/>
          </table:table-cell>
          <table:covered-table-cell/>
          <table:table-cell table:style-name="Таблица39.M3" table:number-rows-spanned="3" table:number-columns-spanned="2" office:value-type="string">
            <text:h text:style-name="P1070" text:outline-level="8">Аэросил </text:h>
            <text:p text:style-name="P538">ГОСТ 14922-77</text:p>
          </table:table-cell>
          <table:covered-table-cell/>
          <table:table-cell table:style-name="Таблица39.O3" table:number-rows-spanned="3" table:number-columns-spanned="2" office:value-type="string">
            <text:p text:style-name="P588">К.02 - 2024</text:p>
          </table:table-cell>
          <table:covered-table-cell/>
        </table:table-row>
        <table:table-row table:style-name="Таблица39.3">
          <table:covered-table-cell/>
          <table:table-cell table:style-name="Таблица39.B4" office:value-type="string">
            <text:p text:style-name="P527"/>
          </table:table-cell>
          <table:table-cell table:style-name="Таблица39.C4" office:value-type="string">
            <text:p text:style-name="P527"/>
          </table:table-cell>
          <table:table-cell table:style-name="Таблица39.D4" office:value-type="string">
            <text:p text:style-name="P527"/>
          </table:table-cell>
          <table:table-cell table:style-name="Таблица39.E4" office:value-type="string">
            <text:p text:style-name="P527"/>
          </table:table-cell>
          <table:table-cell table:style-name="Таблица39.F4" office:value-type="string">
            <text:p text:style-name="P527"/>
          </table:table-cell>
          <table:table-cell table:style-name="Таблица39.G4" office:value-type="string">
            <text:p text:style-name="P527"/>
          </table:table-cell>
          <table:table-cell table:style-name="Таблица39.H4" office:value-type="string">
            <text:p text:style-name="P527"/>
          </table:table-cell>
          <table:table-cell table:style-name="Таблица39.I4" office:value-type="string">
            <text:p text:style-name="P527"/>
          </table:table-cell>
          <table:table-cell table:style-name="Таблица39.J4" office:value-type="string">
            <text:p text:style-name="P527"/>
          </table:table-cell>
          <table:table-cell table:style-name="Таблица39.K4" table:number-columns-spanned="2" office:value-type="string">
            <text:p text:style-name="P52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39.5">
          <table:covered-table-cell/>
          <table:table-cell table:style-name="Таблица39.B5" office:value-type="string">
            <text:p text:style-name="P527"/>
          </table:table-cell>
          <table:table-cell table:style-name="Таблица39.C5" office:value-type="string">
            <text:p text:style-name="P527"/>
          </table:table-cell>
          <table:table-cell table:style-name="Таблица39.D5" office:value-type="string">
            <text:p text:style-name="P527"/>
          </table:table-cell>
          <table:table-cell table:style-name="Таблица39.E5" office:value-type="string">
            <text:p text:style-name="P527"/>
          </table:table-cell>
          <table:table-cell table:style-name="Таблица39.F5" office:value-type="string">
            <text:p text:style-name="P527"/>
          </table:table-cell>
          <table:table-cell table:style-name="Таблица39.G5" office:value-type="string">
            <text:p text:style-name="P527"/>
          </table:table-cell>
          <table:table-cell table:style-name="Таблица39.H5" office:value-type="string">
            <text:p text:style-name="P527"/>
          </table:table-cell>
          <table:table-cell table:style-name="Таблица39.I5" office:value-type="string">
            <text:p text:style-name="P527"/>
          </table:table-cell>
          <table:table-cell table:style-name="Таблица39.J5" office:value-type="string">
            <text:p text:style-name="P527"/>
          </table:table-cell>
          <table:table-cell table:style-name="Таблица39.K5" table:number-columns-spanned="2" office:value-type="string">
            <text:p text:style-name="P527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Таблица40" table:style-name="Таблица40">
        <table:table-column table:style-name="Таблица40.A"/>
        <table:table-column table:style-name="Таблица40.B"/>
        <table:table-column table:style-name="Таблица40.C"/>
        <table:table-column table:style-name="Таблица40.D"/>
        <table:table-column table:style-name="Таблица40.E"/>
        <table:table-column table:style-name="Таблица40.F"/>
        <table:table-column table:style-name="Таблица40.G"/>
        <table:table-column table:style-name="Таблица40.H"/>
        <table:table-column table:style-name="Таблица40.I"/>
        <table:table-row table:style-name="Таблица40.1">
          <table:table-cell table:style-name="Таблица40.A1" table:number-columns-spanned="3" office:value-type="string">
            <text:p text:style-name="P234">Состав контролируемых па<text:span text:style-name="T17">р</text:span>аметров продукции,<text:line-break/>методы ее контроля</text:p>
          </table:table-cell>
          <table:covered-table-cell/>
          <table:covered-table-cell/>
          <table:table-cell table:style-name="Таблица40.A1" table:number-rows-spanned="2" office:value-type="string">
            <text:p text:style-name="P304">Средства измерений<text:line-break/>или требуемые метрологические<text:line-break/>характеристики средств измерений</text:p>
          </table:table-cell>
          <table:table-cell table:style-name="Таблица40.A1" table:number-rows-spanned="2" table:number-columns-spanned="2" office:value-type="string">
            <text:p text:style-name="P310">Вид </text:p>
            <text:p text:style-name="P310">контроля.</text:p>
            <text:p text:style-name="P304">Объем<text:line-break/>выборки<text:line-break/>или<text:line-break/>пробы</text:p>
          </table:table-cell>
          <table:covered-table-cell/>
          <table:table-cell table:style-name="Таблица40.A1" table:number-rows-spanned="2" office:value-type="string">
            <text:p text:style-name="P305">Допусти<text:span text:style-name="T50">-</text:span>мый<text:line-break/>расход<text:line-break/>ресурса<text:line-break/></text:p>
          </table:table-cell>
          <table:table-cell table:style-name="Таблица40.H1" table:number-rows-spanned="2" table:number-columns-spanned="2" office:value-type="string">
            <text:p text:style-name="P304">Подразделения,<text:line-break/>участвующие<text:line-break/>во входном<text:line-break/>контроле</text:p>
          </table:table-cell>
          <table:covered-table-cell/>
        </table:table-row>
        <table:table-row table:style-name="Таблица40.1">
          <table:table-cell table:style-name="Таблица40.A2" table:number-columns-spanned="2" office:value-type="string">
            <text:p text:style-name="P234">Контролируемые параметры<text:line-break/>(показатели)</text:p>
          </table:table-cell>
          <table:covered-table-cell/>
          <table:table-cell table:style-name="Таблица40.A2" office:value-type="string">
            <text:p text:style-name="P234">Номера<text:line-break/>пунктов<text:line-break/>докумен<text:span text:style-name="T49">-</text:span><text:line-break/>т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0.3">
          <table:table-cell table:style-name="Таблица40.A3" table:number-columns-spanned="2" office:value-type="string">
            <text:p text:style-name="P449"><text:s/>1 Внешний вид</text:p>
          </table:table-cell>
          <table:covered-table-cell/>
          <table:table-cell table:style-name="Таблица40.A3" office:value-type="string">
            <text:p text:style-name="P454">п.1.3</text:p>
          </table:table-cell>
          <table:table-cell table:style-name="Таблица40.A3" office:value-type="string">
            <text:p text:style-name="P471"><text:s/><text:span text:style-name="T34">Визуально</text:span></text:p>
          </table:table-cell>
          <table:table-cell table:style-name="Таблица40.A3" table:number-columns-spanned="2" office:value-type="string">
            <text:p text:style-name="P454"><text:s/>Выборочный.</text:p>
          </table:table-cell>
          <table:covered-table-cell/>
          <table:table-cell table:style-name="Таблица40.A3" office:value-type="string">
            <text:p text:style-name="P476"><text:s/><text:span text:style-name="T34">150 г</text:span></text:p>
          </table:table-cell>
          <table:table-cell table:style-name="Таблица40.H3" table:number-columns-spanned="2" office:value-type="string">
            <text:p text:style-name="P477"><text:s/><text:span text:style-name="T34">Цех 23, </text:span></text:p>
          </table:table-cell>
          <table:covered-table-cell/>
        </table:table-row>
        <table:table-row table:style-name="Таблица40.3">
          <table:table-cell table:style-name="Таблица40.A3" table:number-columns-spanned="2" office:value-type="string">
            <text:p text:style-name="P449"/>
          </table:table-cell>
          <table:covered-table-cell/>
          <table:table-cell table:style-name="Таблица40.A3" office:value-type="string">
            <text:p text:style-name="P454"/>
          </table:table-cell>
          <table:table-cell table:style-name="Таблица40.A3" office:value-type="string">
            <text:p text:style-name="P449"/>
          </table:table-cell>
          <table:table-cell table:style-name="Таблица40.A3" table:number-columns-spanned="2" office:value-type="string">
            <text:p text:style-name="P454"><text:s/>5% мешков </text:p>
          </table:table-cell>
          <table:covered-table-cell/>
          <table:table-cell table:style-name="Таблица40.A3" office:value-type="string">
            <text:p text:style-name="P476"/>
          </table:table-cell>
          <table:table-cell table:style-name="Таблица40.H3" table:number-columns-spanned="2" office:value-type="string">
            <text:p text:style-name="P478"><text:s/><text:span text:style-name="T34">ЦЗЛ,</text:span></text:p>
          </table:table-cell>
          <table:covered-table-cell/>
        </table:table-row>
        <table:table-row table:style-name="Таблица40.3">
          <table:table-cell table:style-name="Таблица40.A3" table:number-columns-spanned="2" office:value-type="string">
            <text:p text:style-name="P449"/>
          </table:table-cell>
          <table:covered-table-cell/>
          <table:table-cell table:style-name="Таблица40.A3" office:value-type="string">
            <text:p text:style-name="P454"/>
          </table:table-cell>
          <table:table-cell table:style-name="Таблица40.A3" office:value-type="string">
            <text:p text:style-name="P471"/>
          </table:table-cell>
          <table:table-cell table:style-name="Таблица40.A3" table:number-columns-spanned="2" office:value-type="string">
            <text:p text:style-name="P456"><text:s text:c="2"/><text:span text:style-name="T329">о</text:span>т партии, но </text:p>
          </table:table-cell>
          <table:covered-table-cell/>
          <table:table-cell table:style-name="Таблица40.A3" office:value-type="string">
            <text:p text:style-name="P454"/>
          </table:table-cell>
          <table:table-cell table:style-name="Таблица40.H3" table:number-columns-spanned="2" office:value-type="string">
            <text:p text:style-name="P933">ОТК</text:p>
          </table:table-cell>
          <table:covered-table-cell/>
        </table:table-row>
        <table:table-row table:style-name="Таблица40.3">
          <table:table-cell table:style-name="Таблица40.A3" table:number-columns-spanned="2" office:value-type="string">
            <text:p text:style-name="P449"/>
          </table:table-cell>
          <table:covered-table-cell/>
          <table:table-cell table:style-name="Таблица40.A3" office:value-type="string">
            <text:p text:style-name="P454"/>
          </table:table-cell>
          <table:table-cell table:style-name="Таблица40.A3" office:value-type="string">
            <text:p text:style-name="P449"/>
          </table:table-cell>
          <table:table-cell table:style-name="Таблица40.A3" table:number-columns-spanned="2" office:value-type="string">
            <text:p text:style-name="P456"><text:s text:c="2"/><text:span text:style-name="T329">н</text:span>е менее пяти </text:p>
          </table:table-cell>
          <table:covered-table-cell/>
          <table:table-cell table:style-name="Таблица40.A3" office:value-type="string">
            <text:p text:style-name="P476"/>
          </table:table-cell>
          <table:table-cell table:style-name="Таблица40.H3" table:number-columns-spanned="2" office:value-type="string">
            <text:p text:style-name="P454"/>
          </table:table-cell>
          <table:covered-table-cell/>
        </table:table-row>
        <table:table-row table:style-name="Таблица40.3">
          <table:table-cell table:style-name="Таблица40.A3" table:number-columns-spanned="2" office:value-type="string">
            <text:p text:style-name="P449"><text:s/>2 Массовая доля влаги </text:p>
          </table:table-cell>
          <table:covered-table-cell/>
          <table:table-cell table:style-name="Таблица40.A3" office:value-type="string">
            <text:p text:style-name="P454">п.1.3</text:p>
          </table:table-cell>
          <table:table-cell table:style-name="Таблица40.A3" office:value-type="string">
            <text:p text:style-name="P471"><text:span text:style-name="T34"><text:s/>Весы неавтоматического действия </text:span>II</text:p>
          </table:table-cell>
          <table:table-cell table:style-name="Таблица40.A3" table:number-columns-spanned="2" office:value-type="string">
            <text:p text:style-name="P456">от партии, </text:p>
          </table:table-cell>
          <table:covered-table-cell/>
          <table:table-cell table:style-name="Таблица40.A3" office:value-type="string">
            <text:p text:style-name="P476"/>
          </table:table-cell>
          <table:table-cell table:style-name="Таблица40.H3" table:number-columns-spanned="2" office:value-type="string">
            <text:p text:style-name="P454"><text:s/>Цех 23, </text:p>
          </table:table-cell>
          <table:covered-table-cell/>
        </table:table-row>
        <table:table-row table:style-name="Таблица40.3">
          <table:table-cell table:style-name="Таблица40.A3" table:number-columns-spanned="2" office:value-type="string">
            <text:p text:style-name="P449"/>
          </table:table-cell>
          <table:covered-table-cell/>
          <table:table-cell table:style-name="Таблица40.A3" office:value-type="string">
            <text:p text:style-name="P454"/>
          </table:table-cell>
          <table:table-cell table:style-name="Таблица40.A3" office:value-type="string">
            <text:p text:style-name="P471"><text:s/><text:span text:style-name="T34">класса точности ГОСТ Р 53228-2008</text:span></text:p>
          </table:table-cell>
          <table:table-cell table:style-name="Таблица40.A3" table:number-columns-spanned="2" office:value-type="string">
            <text:p text:style-name="P456"><text:s/>состоящей </text:p>
          </table:table-cell>
          <table:covered-table-cell/>
          <table:table-cell table:style-name="Таблица40.A3" office:value-type="string">
            <text:p text:style-name="P476"/>
          </table:table-cell>
          <table:table-cell table:style-name="Таблица40.H3" table:number-columns-spanned="2" office:value-type="string">
            <text:p text:style-name="P568"><text:span text:style-name="T34"><text:s/>ЦЗЛ,</text:span> </text:p>
          </table:table-cell>
          <table:covered-table-cell/>
        </table:table-row>
        <table:table-row table:style-name="Таблица40.3">
          <table:table-cell table:style-name="Таблица40.A3" table:number-columns-spanned="2" office:value-type="string">
            <text:p text:style-name="P449"/>
          </table:table-cell>
          <table:covered-table-cell/>
          <table:table-cell table:style-name="Таблица40.A3" office:value-type="string">
            <text:p text:style-name="P454"/>
          </table:table-cell>
          <table:table-cell table:style-name="Таблица40.A3" office:value-type="string">
            <text:p text:style-name="P505"><text:span text:style-name="T82"><text:s/>или других </text:span><text:span text:style-name="T83">ДС</text:span></text:p>
          </table:table-cell>
          <table:table-cell table:style-name="Таблица40.A3" table:number-columns-spanned="2" office:value-type="string">
            <text:p text:style-name="P456"><text:s/>менее чем </text:p>
          </table:table-cell>
          <table:covered-table-cell/>
          <table:table-cell table:style-name="Таблица40.A3" office:value-type="string">
            <text:p text:style-name="P476"/>
          </table:table-cell>
          <table:table-cell table:style-name="Таблица40.H3" table:number-columns-spanned="2" office:value-type="string">
            <text:p text:style-name="P455"><text:s/>ОТК</text:p>
          </table:table-cell>
          <table:covered-table-cell/>
        </table:table-row>
        <table:table-row table:style-name="Таблица40.3">
          <table:table-cell table:style-name="Таблица40.A3" table:number-columns-spanned="2" office:value-type="string">
            <text:p text:style-name="P449"/>
          </table:table-cell>
          <table:covered-table-cell/>
          <table:table-cell table:style-name="Таблица40.A3" office:value-type="string">
            <text:p text:style-name="P454"/>
          </table:table-cell>
          <table:table-cell table:style-name="Таблица40.A3" office:value-type="string">
            <text:p text:style-name="P315"><text:s/>Шкаф сушильный, обеспечивающий</text:p>
          </table:table-cell>
          <table:table-cell table:style-name="Таблица40.A3" table:number-columns-spanned="2" office:value-type="string">
            <text:p text:style-name="P456">из 30 мешков.</text:p>
          </table:table-cell>
          <table:covered-table-cell/>
          <table:table-cell table:style-name="Таблица40.A3" office:value-type="string">
            <text:p text:style-name="P476"/>
          </table:table-cell>
          <table:table-cell table:style-name="Таблица40.H3" table:number-columns-spanned="2" office:value-type="string">
            <text:p text:style-name="P449"/>
          </table:table-cell>
          <table:covered-table-cell/>
        </table:table-row>
        <table:table-row table:style-name="Таблица40.3">
          <table:table-cell table:style-name="Таблица40.A3" table:number-columns-spanned="2" office:value-type="string">
            <text:p text:style-name="P449"/>
          </table:table-cell>
          <table:covered-table-cell/>
          <table:table-cell table:style-name="Таблица40.A3" office:value-type="string">
            <text:p text:style-name="P454"/>
          </table:table-cell>
          <table:table-cell table:style-name="Таблица40.A3" office:value-type="string">
            <text:p text:style-name="P751"><text:span text:style-name="Основной_20_шрифт_20_абзаца"><text:span text:style-name="T138"><text:s/>нагрев </text:span></text:span><text:span text:style-name="Основной_20_шрифт_20_абзаца"><text:span text:style-name="T139">до температуры </text:span></text:span><text:span text:style-name="Основной_20_шрифт_20_абзаца"><text:span text:style-name="T250">200 º</text:span></text:span><text:span text:style-name="Основной_20_шрифт_20_абзаца"><text:span text:style-name="T170">С, с</text:span></text:span></text:p>
          </table:table-cell>
          <table:table-cell table:style-name="Таблица40.A3" table:number-columns-spanned="2" office:value-type="string">
            <text:p text:style-name="P456"><text:s/>Масса </text:p>
          </table:table-cell>
          <table:covered-table-cell/>
          <table:table-cell table:style-name="Таблица40.A3" office:value-type="string">
            <text:p text:style-name="P476"/>
          </table:table-cell>
          <table:table-cell table:style-name="Таблица40.H3" table:number-columns-spanned="2" office:value-type="string">
            <text:p text:style-name="P471"><text:s/></text:p>
          </table:table-cell>
          <table:covered-table-cell/>
        </table:table-row>
        <table:table-row table:style-name="Таблица40.3">
          <table:table-cell table:style-name="Таблица40.A3" table:number-columns-spanned="2" office:value-type="string">
            <text:p text:style-name="P449"/>
          </table:table-cell>
          <table:covered-table-cell/>
          <table:table-cell table:style-name="Таблица40.A3" office:value-type="string">
            <text:p text:style-name="P454"/>
          </table:table-cell>
          <table:table-cell table:style-name="Таблица40.A3" office:value-type="string">
            <text:p text:style-name="P580"><text:span text:style-name="Основной_20_шрифт_20_абзаца"><text:span text:style-name="T144"><text:s text:c="2"/>погрешностью не более 2 º</text:span></text:span><text:span text:style-name="Основной_20_шрифт_20_абзаца"><text:span text:style-name="T171">С</text:span></text:span></text:p>
          </table:table-cell>
          <table:table-cell table:style-name="Таблица40.A3" table:number-columns-spanned="2" office:value-type="string">
            <text:p text:style-name="P456">точечно<text:span text:style-name="T329">й</text:span></text:p>
          </table:table-cell>
          <table:covered-table-cell/>
          <table:table-cell table:style-name="Таблица40.A3" office:value-type="string">
            <text:p text:style-name="P476"/>
          </table:table-cell>
          <table:table-cell table:style-name="Таблица40.H3" table:number-columns-spanned="2" office:value-type="string">
            <text:p text:style-name="P449"/>
          </table:table-cell>
          <table:covered-table-cell/>
        </table:table-row>
        <table:table-row table:style-name="Таблица40.3">
          <table:table-cell table:style-name="Таблица40.A3" table:number-columns-spanned="2" office:value-type="string">
            <text:p text:style-name="P449"/>
          </table:table-cell>
          <table:covered-table-cell/>
          <table:table-cell table:style-name="Таблица40.A3" office:value-type="string">
            <text:p text:style-name="P454"/>
          </table:table-cell>
          <table:table-cell table:style-name="Таблица40.A3" office:value-type="string">
            <text:p text:style-name="P499"/>
          </table:table-cell>
          <table:table-cell table:style-name="Таблица40.A3" table:number-columns-spanned="2" office:value-type="string">
            <text:p text:style-name="P454"><text:s/>пробы не</text:p>
          </table:table-cell>
          <table:covered-table-cell/>
          <table:table-cell table:style-name="Таблица40.A3" office:value-type="string">
            <text:p text:style-name="P476"/>
          </table:table-cell>
          <table:table-cell table:style-name="Таблица40.H3" table:number-columns-spanned="2" office:value-type="string">
            <text:p text:style-name="P471"><text:s/></text:p>
          </table:table-cell>
          <table:covered-table-cell/>
        </table:table-row>
        <table:table-row table:style-name="Таблица40.3">
          <table:table-cell table:style-name="Таблица40.A3" table:number-columns-spanned="2" office:value-type="string">
            <text:p text:style-name="P449"/>
          </table:table-cell>
          <table:covered-table-cell/>
          <table:table-cell table:style-name="Таблица40.A3" office:value-type="string">
            <text:p text:style-name="P454"/>
          </table:table-cell>
          <table:table-cell table:style-name="Таблица40.A3" office:value-type="string">
            <text:p text:style-name="P449"/>
          </table:table-cell>
          <table:table-cell table:style-name="Таблица40.A3" table:number-columns-spanned="2" office:value-type="string">
            <text:p text:style-name="P454"><text:s/>менее 30 г,</text:p>
          </table:table-cell>
          <table:covered-table-cell/>
          <table:table-cell table:style-name="Таблица40.A3" office:value-type="string">
            <text:p text:style-name="P476"/>
          </table:table-cell>
          <table:table-cell table:style-name="Таблица40.H3" table:number-columns-spanned="2" office:value-type="string">
            <text:p text:style-name="P471"/>
          </table:table-cell>
          <table:covered-table-cell/>
        </table:table-row>
        <table:table-row table:style-name="Таблица40.3">
          <table:table-cell table:style-name="Таблица40.A3" table:number-columns-spanned="2" office:value-type="string">
            <text:p text:style-name="P449"/>
          </table:table-cell>
          <table:covered-table-cell/>
          <table:table-cell table:style-name="Таблица40.A3" office:value-type="string">
            <text:p text:style-name="P454"/>
          </table:table-cell>
          <table:table-cell table:style-name="Таблица40.A3" office:value-type="string">
            <text:p text:style-name="P449"/>
          </table:table-cell>
          <table:table-cell table:style-name="Таблица40.A3" table:number-columns-spanned="2" office:value-type="string">
            <text:p text:style-name="P454"><text:s/><text:span text:style-name="T329">с</text:span>редней <text:s/>- </text:p>
          </table:table-cell>
          <table:covered-table-cell/>
          <table:table-cell table:style-name="Таблица40.A3" office:value-type="string">
            <text:p text:style-name="P454"/>
          </table:table-cell>
          <table:table-cell table:style-name="Таблица40.H3" table:number-columns-spanned="2" office:value-type="string">
            <text:p text:style-name="P464"/>
          </table:table-cell>
          <table:covered-table-cell/>
        </table:table-row>
        <table:table-row table:style-name="Таблица40.3">
          <table:table-cell table:style-name="Таблица40.A3" table:number-columns-spanned="2" office:value-type="string">
            <text:p text:style-name="P819"/>
          </table:table-cell>
          <table:covered-table-cell/>
          <table:table-cell table:style-name="Таблица40.A3" office:value-type="string">
            <text:p text:style-name="P819"/>
          </table:table-cell>
          <table:table-cell table:style-name="Таблица40.A3" office:value-type="string">
            <text:p text:style-name="P839"/>
          </table:table-cell>
          <table:table-cell table:style-name="Таблица40.A3" table:number-columns-spanned="2" office:value-type="string">
            <text:p text:style-name="P273">не менее <text:s/><text:span text:style-name="T329">150 г</text:span></text:p>
          </table:table-cell>
          <table:covered-table-cell/>
          <table:table-cell table:style-name="Таблица40.A3" office:value-type="string">
            <text:p text:style-name="P92"/>
          </table:table-cell>
          <table:table-cell table:style-name="Таблица40.H3" table:number-columns-spanned="2" office:value-type="string">
            <text:p text:style-name="P854"/>
          </table:table-cell>
          <table:covered-table-cell/>
        </table:table-row>
        <table:table-row table:style-name="Таблица40.3">
          <table:table-cell table:style-name="Таблица40.A3" table:number-columns-spanned="2" office:value-type="string">
            <text:p text:style-name="P216"/>
          </table:table-cell>
          <table:covered-table-cell/>
          <table:table-cell table:style-name="Таблица40.A3" office:value-type="string">
            <text:p text:style-name="P274"/>
          </table:table-cell>
          <table:table-cell table:style-name="Таблица40.A3" office:value-type="string">
            <text:p text:style-name="P201"/>
          </table:table-cell>
          <table:table-cell table:style-name="Таблица40.A3" table:number-columns-spanned="2" office:value-type="string">
            <text:p text:style-name="P273"/>
          </table:table-cell>
          <table:covered-table-cell/>
          <table:table-cell table:style-name="Таблица40.A3" office:value-type="string">
            <text:p text:style-name="P331"/>
          </table:table-cell>
          <table:table-cell table:style-name="Таблица40.H3" table:number-columns-spanned="2" office:value-type="string">
            <text:p text:style-name="P331"/>
          </table:table-cell>
          <table:covered-table-cell/>
        </table:table-row>
        <table:table-row table:style-name="Таблица40.18">
          <table:table-cell table:style-name="Таблица40.A18" office:value-type="string">
            <text:p text:style-name="P366">ПВК</text:p>
          </table:table-cell>
          <table:table-cell table:style-name="Таблица40.B18" table:number-columns-spanned="4" office:value-type="string">
            <text:p text:style-name="P390">Перечень входного контроля</text:p>
          </table:table-cell>
          <table:covered-table-cell/>
          <table:covered-table-cell/>
          <table:covered-table-cell/>
          <table:table-cell table:style-name="Таблица40.B18" table:number-columns-spanned="3" office:value-type="string">
            <text:p text:style-name="P163"/>
          </table:table-cell>
          <table:covered-table-cell/>
          <table:covered-table-cell/>
          <table:table-cell table:style-name="Таблица40.I18" office:value-type="string">
            <text:p text:style-name="P163"/>
            <text:p text:style-name="P163"/>
          </table:table-cell>
        </table:table-row>
      </table:table>
      <text:p text:style-name="P800"/>
      <text:p text:style-name="P993"><text:soft-page-break/>СТО 07521831-55-2017 <text:span text:style-name="T332">Приложение А</text:span></text:p>
      <table:table table:name="Таблица47" table:style-name="Таблица47">
        <table:table-column table:style-name="Таблица47.A"/>
        <table:table-column table:style-name="Таблица47.B"/>
        <table:table-column table:style-name="Таблица47.C"/>
        <table:table-column table:style-name="Таблица47.D"/>
        <table:table-column table:style-name="Таблица47.E"/>
        <table:table-column table:style-name="Таблица47.F"/>
        <table:table-column table:style-name="Таблица47.G"/>
        <table:table-column table:style-name="Таблица47.H"/>
        <table:table-row table:style-name="Таблица47.1">
          <table:table-cell table:style-name="Таблица47.A1" office:value-type="string">
            <text:p text:style-name="P84">Дубл.</text:p>
          </table:table-cell>
          <table:table-cell table:style-name="Таблица47.A1" office:value-type="string">
            <text:p text:style-name="P528"/>
          </table:table-cell>
          <table:table-cell table:style-name="Таблица47.A1" office:value-type="string">
            <text:p text:style-name="P528"/>
          </table:table-cell>
          <table:table-cell table:style-name="Таблица47.D2" office:value-type="string">
            <text:p text:style-name="P528"/>
          </table:table-cell>
          <table:table-cell table:style-name="Таблица47.E1" office:value-type="string">
            <text:p text:style-name="P528"><text:s text:c="15"/></text:p>
          </table:table-cell>
          <table:table-cell table:style-name="Таблица47.F1" table:number-columns-spanned="2" office:value-type="string">
            <text:p text:style-name="P528"/>
          </table:table-cell>
          <table:covered-table-cell/>
          <table:table-cell table:style-name="Таблица47.H1" office:value-type="string">
            <text:p text:style-name="P528"/>
          </table:table-cell>
        </table:table-row>
        <table:table-row table:style-name="Таблица47.1">
          <table:table-cell table:style-name="Таблица47.A1" office:value-type="string">
            <text:p text:style-name="P84">Взам.</text:p>
          </table:table-cell>
          <table:table-cell table:style-name="Таблица47.A1" office:value-type="string">
            <text:p text:style-name="P528"/>
          </table:table-cell>
          <table:table-cell table:style-name="Таблица47.A1" office:value-type="string">
            <text:p text:style-name="P528"/>
          </table:table-cell>
          <table:table-cell table:style-name="Таблица47.D2" office:value-type="string">
            <text:p text:style-name="P528"/>
          </table:table-cell>
          <table:table-cell table:style-name="Таблица47.E3" table:number-columns-spanned="2" office:value-type="string">
            <text:p text:style-name="P528"/>
          </table:table-cell>
          <table:covered-table-cell/>
          <table:table-cell table:style-name="Таблица47.G3" table:number-rows-spanned="2" table:number-columns-spanned="2" office:value-type="string">
            <text:p text:style-name="P528"/>
          </table:table-cell>
          <table:covered-table-cell/>
        </table:table-row>
        <table:table-row table:style-name="Таблица47.1">
          <table:table-cell table:style-name="Таблица47.A1" office:value-type="string">
            <text:p text:style-name="P84">Подл.</text:p>
          </table:table-cell>
          <table:table-cell table:style-name="Таблица47.A1" office:value-type="string">
            <text:p text:style-name="P553"/>
          </table:table-cell>
          <table:table-cell table:style-name="Таблица47.A1" office:value-type="string">
            <text:p text:style-name="P528"/>
          </table:table-cell>
          <table:table-cell table:style-name="Таблица47.A1" office:value-type="string">
            <text:p text:style-name="P528"/>
          </table:table-cell>
          <table:table-cell table:style-name="Таблица47.E3" table:number-columns-spanned="2" office:value-type="string">
            <text:p text:style-name="P528"/>
          </table:table-cell>
          <table:covered-table-cell/>
          <table:covered-table-cell/>
          <table:covered-table-cell/>
        </table:table-row>
      </table:table>
      <table:table table:name="Таблица48" table:style-name="Таблица48">
        <table:table-column table:style-name="Таблица48.A"/>
        <table:table-column table:style-name="Таблица48.B"/>
        <table:table-column table:style-name="Таблица48.C"/>
        <table:table-column table:style-name="Таблица48.D"/>
        <table:table-column table:style-name="Таблица48.E"/>
        <table:table-column table:style-name="Таблица48.F"/>
        <table:table-column table:style-name="Таблица48.G"/>
        <table:table-column table:style-name="Таблица48.H"/>
        <table:table-column table:style-name="Таблица48.I"/>
        <table:table-column table:style-name="Таблица48.J"/>
        <table:table-column table:style-name="Таблица48.K"/>
        <table:table-column table:style-name="Таблица48.L"/>
        <table:table-column table:style-name="Таблица48.M"/>
        <table:table-column table:style-name="Таблица48.N"/>
        <table:table-column table:style-name="Таблица48.O"/>
        <table:table-column table:style-name="Таблица48.P"/>
        <table:table-row table:style-name="Таблица48.1">
          <table:table-cell table:style-name="Таблица48.A1" table:number-columns-spanned="11" office:value-type="string">
            <text:p text:style-name="P147">Гарантийный срок хранения: <text:span text:style-name="T31">6 </text:span><text:span text:style-name="T40">месяцев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8.L1" table:number-columns-spanned="2" office:value-type="string">
            <text:p text:style-name="P41"/>
          </table:table-cell>
          <table:covered-table-cell/>
          <table:table-cell table:style-name="Таблица48.N1" table:number-columns-spanned="2" office:value-type="string">
            <text:h text:style-name="P1040" text:outline-level="7"/>
          </table:table-cell>
          <table:covered-table-cell/>
          <table:table-cell table:style-name="Таблица48.P1" office:value-type="string">
            <text:p text:style-name="P399"><text:span text:style-name="T326">1</text:span>7</text:p>
          </table:table-cell>
        </table:table-row>
        <table:table-row table:style-name="Таблица48.2">
          <table:table-cell table:style-name="Таблица48.A2" table:number-columns-spanned="16" office:value-type="string">
            <text:p text:style-name="P61">Срок хранени<text:span text:style-name="T48">я</text:span> до перепроверки продукции (для изделий ВТ)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8.3">
          <table:table-cell table:style-name="Таблица48.A1" table:number-rows-spanned="3" office:value-type="string">
            <text:p text:style-name="P41"/>
          </table:table-cell>
          <table:table-cell table:style-name="Таблица48.L1" office:value-type="string">
            <text:p text:style-name="P41"/>
          </table:table-cell>
          <table:table-cell table:style-name="Таблица48.L1" office:value-type="string">
            <text:p text:style-name="P41"/>
          </table:table-cell>
          <table:table-cell table:style-name="Таблица48.L1" office:value-type="string">
            <text:p text:style-name="P41"/>
          </table:table-cell>
          <table:table-cell table:style-name="Таблица48.L1" office:value-type="string">
            <text:p text:style-name="P41"/>
          </table:table-cell>
          <table:table-cell table:style-name="Таблица48.L1" office:value-type="string">
            <text:p text:style-name="P41"/>
          </table:table-cell>
          <table:table-cell table:style-name="Таблица48.L1" office:value-type="string">
            <text:p text:style-name="P41"/>
          </table:table-cell>
          <table:table-cell table:style-name="Таблица48.L1" office:value-type="string">
            <text:p text:style-name="P41"/>
          </table:table-cell>
          <table:table-cell table:style-name="Таблица48.L1" office:value-type="string">
            <text:p text:style-name="P41"/>
          </table:table-cell>
          <table:table-cell table:style-name="Таблица48.J3" office:value-type="string">
            <text:p text:style-name="P41"/>
          </table:table-cell>
          <table:table-cell table:style-name="Таблица48.K3" table:number-columns-spanned="2" office:value-type="string">
            <text:p text:style-name="P41"/>
          </table:table-cell>
          <table:covered-table-cell/>
          <table:table-cell table:style-name="Таблица48.M3" table:number-rows-spanned="3" table:number-columns-spanned="2" office:value-type="string">
            <text:h text:style-name="P1063" text:outline-level="8">Герметик полиуретановый <text:span text:style-name="T26">Tytan Professional PU 40</text:span></text:h>
          </table:table-cell>
          <table:covered-table-cell/>
          <table:table-cell table:style-name="Таблица48.O3" table:number-rows-spanned="3" table:number-columns-spanned="2" office:value-type="string">
            <text:p text:style-name="P589">К.02 - 2024</text:p>
          </table:table-cell>
          <table:covered-table-cell/>
        </table:table-row>
        <table:table-row table:style-name="Таблица48.3">
          <table:covered-table-cell/>
          <table:table-cell table:style-name="Таблица48.B4" office:value-type="string">
            <text:p text:style-name="P528"/>
          </table:table-cell>
          <table:table-cell table:style-name="Таблица48.C4" office:value-type="string">
            <text:p text:style-name="P528"/>
          </table:table-cell>
          <table:table-cell table:style-name="Таблица48.D4" office:value-type="string">
            <text:p text:style-name="P528"/>
          </table:table-cell>
          <table:table-cell table:style-name="Таблица48.E4" office:value-type="string">
            <text:p text:style-name="P528"/>
          </table:table-cell>
          <table:table-cell table:style-name="Таблица48.F4" office:value-type="string">
            <text:p text:style-name="P528"/>
          </table:table-cell>
          <table:table-cell table:style-name="Таблица48.G4" office:value-type="string">
            <text:p text:style-name="P528"/>
          </table:table-cell>
          <table:table-cell table:style-name="Таблица48.H4" office:value-type="string">
            <text:p text:style-name="P528"/>
          </table:table-cell>
          <table:table-cell table:style-name="Таблица48.I4" office:value-type="string">
            <text:p text:style-name="P528"/>
          </table:table-cell>
          <table:table-cell table:style-name="Таблица48.J4" office:value-type="string">
            <text:p text:style-name="P528"/>
          </table:table-cell>
          <table:table-cell table:style-name="Таблица48.K4" table:number-columns-spanned="2" office:value-type="string">
            <text:p text:style-name="P52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48.5">
          <table:covered-table-cell/>
          <table:table-cell table:style-name="Таблица48.B5" office:value-type="string">
            <text:p text:style-name="P528"/>
          </table:table-cell>
          <table:table-cell table:style-name="Таблица48.C5" office:value-type="string">
            <text:p text:style-name="P528"/>
          </table:table-cell>
          <table:table-cell table:style-name="Таблица48.D5" office:value-type="string">
            <text:p text:style-name="P528"/>
          </table:table-cell>
          <table:table-cell table:style-name="Таблица48.E5" office:value-type="string">
            <text:p text:style-name="P528"/>
          </table:table-cell>
          <table:table-cell table:style-name="Таблица48.F5" office:value-type="string">
            <text:p text:style-name="P528"/>
          </table:table-cell>
          <table:table-cell table:style-name="Таблица48.G5" office:value-type="string">
            <text:p text:style-name="P528"/>
          </table:table-cell>
          <table:table-cell table:style-name="Таблица48.H5" office:value-type="string">
            <text:p text:style-name="P528"/>
          </table:table-cell>
          <table:table-cell table:style-name="Таблица48.I5" office:value-type="string">
            <text:p text:style-name="P528"/>
          </table:table-cell>
          <table:table-cell table:style-name="Таблица48.J5" office:value-type="string">
            <text:p text:style-name="P528"/>
          </table:table-cell>
          <table:table-cell table:style-name="Таблица48.K5" table:number-columns-spanned="2" office:value-type="string">
            <text:p text:style-name="P528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Таблица49" table:style-name="Таблица49">
        <table:table-column table:style-name="Таблица49.A"/>
        <table:table-column table:style-name="Таблица49.B"/>
        <table:table-column table:style-name="Таблица49.C"/>
        <table:table-column table:style-name="Таблица49.D"/>
        <table:table-column table:style-name="Таблица49.E"/>
        <table:table-column table:style-name="Таблица49.F"/>
        <table:table-column table:style-name="Таблица49.G"/>
        <table:table-column table:style-name="Таблица49.H"/>
        <table:table-column table:style-name="Таблица49.I"/>
        <table:table-row table:style-name="Таблица49.1">
          <table:table-cell table:style-name="Таблица49.A1" table:number-columns-spanned="3" office:value-type="string">
            <text:p text:style-name="P234">Состав контролируемых па<text:span text:style-name="T17">р</text:span>аметров продукции,<text:line-break/>методы ее контроля</text:p>
          </table:table-cell>
          <table:covered-table-cell/>
          <table:covered-table-cell/>
          <table:table-cell table:style-name="Таблица49.A1" table:number-rows-spanned="2" office:value-type="string">
            <text:p text:style-name="P304">Средства измерений<text:line-break/>или требуемые метрологические<text:line-break/>характеристики средств измерений</text:p>
          </table:table-cell>
          <table:table-cell table:style-name="Таблица49.A1" table:number-rows-spanned="2" table:number-columns-spanned="2" office:value-type="string">
            <text:p text:style-name="P310">Вид </text:p>
            <text:p text:style-name="P310">контроля.</text:p>
            <text:p text:style-name="P304">Объем<text:line-break/>выборки<text:line-break/>или<text:line-break/>пробы</text:p>
          </table:table-cell>
          <table:covered-table-cell/>
          <table:table-cell table:style-name="Таблица49.A1" table:number-rows-spanned="2" office:value-type="string">
            <text:p text:style-name="P305">Допусти<text:span text:style-name="T50">-</text:span>мый<text:line-break/>расход<text:line-break/>ресурса<text:line-break/></text:p>
          </table:table-cell>
          <table:table-cell table:style-name="Таблица49.H1" table:number-rows-spanned="2" table:number-columns-spanned="2" office:value-type="string">
            <text:p text:style-name="P304">Подразделения,<text:line-break/>участвующие<text:line-break/>во входном<text:line-break/>контроле</text:p>
          </table:table-cell>
          <table:covered-table-cell/>
        </table:table-row>
        <table:table-row table:style-name="Таблица49.1">
          <table:table-cell table:style-name="Таблица49.A2" table:number-columns-spanned="2" office:value-type="string">
            <text:p text:style-name="P234">Контролируемые параметры<text:line-break/>(показатели)</text:p>
          </table:table-cell>
          <table:covered-table-cell/>
          <table:table-cell table:style-name="Таблица49.A2" office:value-type="string">
            <text:p text:style-name="P234">Номера<text:line-break/>пунктов<text:line-break/>докумен<text:span text:style-name="T49">-</text:span><text:line-break/>т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9.3">
          <table:table-cell table:style-name="Таблица49.A3" table:number-columns-spanned="2" office:value-type="string">
            <text:p text:style-name="P922"><text:s/><text:span text:style-name="T61">Наличие сопроводительного сертификата или</text:span></text:p>
          </table:table-cell>
          <table:covered-table-cell/>
          <table:table-cell table:style-name="Таблица49.A3" office:value-type="string">
            <text:p text:style-name="P194">-</text:p>
          </table:table-cell>
          <table:table-cell table:style-name="Таблица49.A3" office:value-type="string">
            <text:p text:style-name="P194">-</text:p>
          </table:table-cell>
          <table:table-cell table:style-name="Таблица49.A3" table:number-columns-spanned="2" office:value-type="string">
            <text:p text:style-name="P254">Сплошной</text:p>
          </table:table-cell>
          <table:covered-table-cell/>
          <table:table-cell table:style-name="Таблица49.A3" office:value-type="string">
            <text:p text:style-name="P254">0</text:p>
          </table:table-cell>
          <table:table-cell table:style-name="Таблица49.H3" table:number-columns-spanned="2" office:value-type="string">
            <text:p text:style-name="P917"><text:span text:style-name="T36"><text:s/></text:span><text:span text:style-name="T37">Цех 23, </text:span></text:p>
          </table:table-cell>
          <table:covered-table-cell/>
        </table:table-row>
        <table:table-row table:style-name="Таблица49.3">
          <table:table-cell table:style-name="Таблица49.A3" table:number-columns-spanned="2" office:value-type="string">
            <text:p text:style-name="P922"><text:s/><text:span text:style-name="T128">другого </text:span><text:s/><text:span text:style-name="T128">документа <text:s/>подтверждающего</text:span></text:p>
          </table:table-cell>
          <table:covered-table-cell/>
          <table:table-cell table:style-name="Таблица49.A3" office:value-type="string">
            <text:p text:style-name="P250"/>
          </table:table-cell>
          <table:table-cell table:style-name="Таблица49.A3" office:value-type="string">
            <text:p text:style-name="P188"/>
          </table:table-cell>
          <table:table-cell table:style-name="Таблица49.A3" table:number-columns-spanned="2" office:value-type="string">
            <text:p text:style-name="P199"/>
          </table:table-cell>
          <table:covered-table-cell/>
          <table:table-cell table:style-name="Таблица49.A3" office:value-type="string">
            <text:p text:style-name="P328"/>
          </table:table-cell>
          <table:table-cell table:style-name="Таблица49.H3" table:number-columns-spanned="2" office:value-type="string">
            <text:p text:style-name="P901">ОТК</text:p>
          </table:table-cell>
          <table:covered-table-cell/>
        </table:table-row>
        <table:table-row table:style-name="Таблица49.3">
          <table:table-cell table:style-name="Таблица49.A3" table:number-columns-spanned="2" office:value-type="string">
            <text:p text:style-name="P922"><text:s/><text:span text:style-name="T62">качество материала с указанием гарантийного</text:span></text:p>
          </table:table-cell>
          <table:covered-table-cell/>
          <table:table-cell table:style-name="Таблица49.A3" office:value-type="string">
            <text:p text:style-name="P225"/>
          </table:table-cell>
          <table:table-cell table:style-name="Таблица49.A3" office:value-type="string">
            <text:p text:style-name="P243"/>
          </table:table-cell>
          <table:table-cell table:style-name="Таблица49.A3" table:number-columns-spanned="2" office:value-type="string">
            <text:p text:style-name="P199"/>
          </table:table-cell>
          <table:covered-table-cell/>
          <table:table-cell table:style-name="Таблица49.A3" office:value-type="string">
            <text:p text:style-name="P328"/>
          </table:table-cell>
          <table:table-cell table:style-name="Таблица49.H3" table:number-columns-spanned="2" office:value-type="string">
            <text:p text:style-name="P271"/>
          </table:table-cell>
          <table:covered-table-cell/>
        </table:table-row>
        <table:table-row table:style-name="Таблица49.3">
          <table:table-cell table:style-name="Таблица49.A3" table:number-columns-spanned="2" office:value-type="string">
            <text:p text:style-name="P925"><text:s/>срока и <text:s/>даты изготовления</text:p>
          </table:table-cell>
          <table:covered-table-cell/>
          <table:table-cell table:style-name="Таблица49.A3" office:value-type="string">
            <text:p text:style-name="P225"/>
          </table:table-cell>
          <table:table-cell table:style-name="Таблица49.A3" office:value-type="string">
            <text:p text:style-name="P243"/>
          </table:table-cell>
          <table:table-cell table:style-name="Таблица49.A3" table:number-columns-spanned="2" office:value-type="string">
            <text:p text:style-name="P199"/>
          </table:table-cell>
          <table:covered-table-cell/>
          <table:table-cell table:style-name="Таблица49.A3" office:value-type="string">
            <text:p text:style-name="P328"/>
          </table:table-cell>
          <table:table-cell table:style-name="Таблица49.H3" table:number-columns-spanned="2" office:value-type="string">
            <text:p text:style-name="P328"/>
          </table:table-cell>
          <table:covered-table-cell/>
        </table:table-row>
        <table:table-row table:style-name="Таблица49.3">
          <table:table-cell table:style-name="Таблица49.A3" table:number-columns-spanned="2" office:value-type="string">
            <text:p text:style-name="P922"><text:s/><text:span text:style-name="T268">В случае отсутствия даты </text:span><text:span text:style-name="T267">изготовления</text:span><text:span text:style-name="T268"> гарантийный</text:span></text:p>
          </table:table-cell>
          <table:covered-table-cell/>
          <table:table-cell table:style-name="Таблица49.A3" office:value-type="string">
            <text:p text:style-name="P225"/>
          </table:table-cell>
          <table:table-cell table:style-name="Таблица49.A3" office:value-type="string">
            <text:p text:style-name="P243"/>
          </table:table-cell>
          <table:table-cell table:style-name="Таблица49.A3" table:number-columns-spanned="2" office:value-type="string">
            <text:p text:style-name="P199"/>
          </table:table-cell>
          <table:covered-table-cell/>
          <table:table-cell table:style-name="Таблица49.A3" office:value-type="string">
            <text:p text:style-name="P328"/>
          </table:table-cell>
          <table:table-cell table:style-name="Таблица49.H3" table:number-columns-spanned="2" office:value-type="string">
            <text:p text:style-name="P328"/>
          </table:table-cell>
          <table:covered-table-cell/>
        </table:table-row>
        <table:table-row table:style-name="Таблица49.3">
          <table:table-cell table:style-name="Таблица49.A3" table:number-columns-spanned="2" office:value-type="string">
            <text:p text:style-name="P922"><text:s/><text:span text:style-name="T268">срок <text:s/>исчислять <text:s/>с даты <text:s/></text:span><text:span text:style-name="T267">печати сертификата или другого </text:span></text:p>
          </table:table-cell>
          <table:covered-table-cell/>
          <table:table-cell table:style-name="Таблица49.A3" office:value-type="string">
            <text:p text:style-name="P225"/>
          </table:table-cell>
          <table:table-cell table:style-name="Таблица49.A3" office:value-type="string">
            <text:p text:style-name="P328"/>
          </table:table-cell>
          <table:table-cell table:style-name="Таблица49.A3" table:number-columns-spanned="2" office:value-type="string">
            <text:p text:style-name="P199"/>
          </table:table-cell>
          <table:covered-table-cell/>
          <table:table-cell table:style-name="Таблица49.A3" office:value-type="string">
            <text:p text:style-name="P328"/>
          </table:table-cell>
          <table:table-cell table:style-name="Таблица49.H3" table:number-columns-spanned="2" office:value-type="string">
            <text:p text:style-name="P328"/>
          </table:table-cell>
          <table:covered-table-cell/>
        </table:table-row>
        <table:table-row table:style-name="Таблица49.3">
          <table:table-cell table:style-name="Таблица49.A3" table:number-columns-spanned="2" office:value-type="string">
            <text:p text:style-name="P922"><text:s/><text:span text:style-name="T267">сопровождающего документа</text:span></text:p>
          </table:table-cell>
          <table:covered-table-cell/>
          <table:table-cell table:style-name="Таблица49.A3" office:value-type="string">
            <text:p text:style-name="P250"/>
          </table:table-cell>
          <table:table-cell table:style-name="Таблица49.A3" office:value-type="string">
            <text:p text:style-name="P188"/>
          </table:table-cell>
          <table:table-cell table:style-name="Таблица49.A3" table:number-columns-spanned="2" office:value-type="string">
            <text:p text:style-name="P199"/>
          </table:table-cell>
          <table:covered-table-cell/>
          <table:table-cell table:style-name="Таблица49.A3" office:value-type="string">
            <text:p text:style-name="P328"/>
          </table:table-cell>
          <table:table-cell table:style-name="Таблица49.H3" table:number-columns-spanned="2" office:value-type="string">
            <text:p text:style-name="P262"/>
          </table:table-cell>
          <table:covered-table-cell/>
        </table:table-row>
        <table:table-row table:style-name="Таблица49.3">
          <table:table-cell table:style-name="Таблица49.A3" table:number-columns-spanned="2" office:value-type="string">
            <text:p text:style-name="P429"/>
          </table:table-cell>
          <table:covered-table-cell/>
          <table:table-cell table:style-name="Таблица49.A3" office:value-type="string">
            <text:p text:style-name="P431"/>
          </table:table-cell>
          <table:table-cell table:style-name="Таблица49.A3" office:value-type="string">
            <text:p text:style-name="P136"/>
          </table:table-cell>
          <table:table-cell table:style-name="Таблица49.A3" table:number-columns-spanned="2" office:value-type="string">
            <text:p text:style-name="P431"/>
          </table:table-cell>
          <table:covered-table-cell/>
          <table:table-cell table:style-name="Таблица49.A3" office:value-type="string">
            <text:p text:style-name="P443"/>
          </table:table-cell>
          <table:table-cell table:style-name="Таблица49.H3" table:number-columns-spanned="2" office:value-type="string">
            <text:p text:style-name="P450"/>
          </table:table-cell>
          <table:covered-table-cell/>
        </table:table-row>
        <table:table-row table:style-name="Таблица49.3">
          <table:table-cell table:style-name="Таблица49.A3" table:number-columns-spanned="2" office:value-type="string">
            <text:p text:style-name="P429"/>
          </table:table-cell>
          <table:covered-table-cell/>
          <table:table-cell table:style-name="Таблица49.A3" office:value-type="string">
            <text:p text:style-name="P431"/>
          </table:table-cell>
          <table:table-cell table:style-name="Таблица49.A3" office:value-type="string">
            <text:p text:style-name="P754"><text:span text:style-name="Основной_20_шрифт_20_абзаца"><text:span text:style-name="T150"/></text:span></text:p>
          </table:table-cell>
          <table:table-cell table:style-name="Таблица49.A3" table:number-columns-spanned="2" office:value-type="string">
            <text:p text:style-name="P431"/>
          </table:table-cell>
          <table:covered-table-cell/>
          <table:table-cell table:style-name="Таблица49.A3" office:value-type="string">
            <text:p text:style-name="P443"/>
          </table:table-cell>
          <table:table-cell table:style-name="Таблица49.H3" table:number-columns-spanned="2" office:value-type="string">
            <text:p text:style-name="P472"/>
          </table:table-cell>
          <table:covered-table-cell/>
        </table:table-row>
        <table:table-row table:style-name="Таблица49.3">
          <table:table-cell table:style-name="Таблица49.A3" table:number-columns-spanned="2" office:value-type="string">
            <text:p text:style-name="P429"/>
          </table:table-cell>
          <table:covered-table-cell/>
          <table:table-cell table:style-name="Таблица49.A3" office:value-type="string">
            <text:p text:style-name="P431"/>
          </table:table-cell>
          <table:table-cell table:style-name="Таблица49.A3" office:value-type="string">
            <text:p text:style-name="P581"><text:span text:style-name="Основной_20_шрифт_20_абзаца"><text:span text:style-name="T149"/></text:span></text:p>
          </table:table-cell>
          <table:table-cell table:style-name="Таблица49.A3" table:number-columns-spanned="2" office:value-type="string">
            <text:p text:style-name="P431"/>
          </table:table-cell>
          <table:covered-table-cell/>
          <table:table-cell table:style-name="Таблица49.A3" office:value-type="string">
            <text:p text:style-name="P443"/>
          </table:table-cell>
          <table:table-cell table:style-name="Таблица49.H3" table:number-columns-spanned="2" office:value-type="string">
            <text:p text:style-name="P450"/>
          </table:table-cell>
          <table:covered-table-cell/>
        </table:table-row>
        <table:table-row table:style-name="Таблица49.3">
          <table:table-cell table:style-name="Таблица49.A3" table:number-columns-spanned="2" office:value-type="string">
            <text:p text:style-name="P429"/>
          </table:table-cell>
          <table:covered-table-cell/>
          <table:table-cell table:style-name="Таблица49.A3" office:value-type="string">
            <text:p text:style-name="P431"/>
          </table:table-cell>
          <table:table-cell table:style-name="Таблица49.A3" office:value-type="string">
            <text:p text:style-name="P498"/>
          </table:table-cell>
          <table:table-cell table:style-name="Таблица49.A3" table:number-columns-spanned="2" office:value-type="string">
            <text:p text:style-name="P431"/>
          </table:table-cell>
          <table:covered-table-cell/>
          <table:table-cell table:style-name="Таблица49.A3" office:value-type="string">
            <text:p text:style-name="P443"/>
          </table:table-cell>
          <table:table-cell table:style-name="Таблица49.H3" table:number-columns-spanned="2" office:value-type="string">
            <text:p text:style-name="P472"/>
          </table:table-cell>
          <table:covered-table-cell/>
        </table:table-row>
        <table:table-row table:style-name="Таблица49.3">
          <table:table-cell table:style-name="Таблица49.A3" table:number-columns-spanned="2" office:value-type="string">
            <text:p text:style-name="P429"/>
          </table:table-cell>
          <table:covered-table-cell/>
          <table:table-cell table:style-name="Таблица49.A3" office:value-type="string">
            <text:p text:style-name="P431"/>
          </table:table-cell>
          <table:table-cell table:style-name="Таблица49.A3" office:value-type="string">
            <text:p text:style-name="P429"/>
          </table:table-cell>
          <table:table-cell table:style-name="Таблица49.A3" table:number-columns-spanned="2" office:value-type="string">
            <text:p text:style-name="P431"/>
          </table:table-cell>
          <table:covered-table-cell/>
          <table:table-cell table:style-name="Таблица49.A3" office:value-type="string">
            <text:p text:style-name="P443"/>
          </table:table-cell>
          <table:table-cell table:style-name="Таблица49.H3" table:number-columns-spanned="2" office:value-type="string">
            <text:p text:style-name="P441"/>
          </table:table-cell>
          <table:covered-table-cell/>
        </table:table-row>
        <table:table-row table:style-name="Таблица49.3">
          <table:table-cell table:style-name="Таблица49.A3" table:number-columns-spanned="2" office:value-type="string">
            <text:p text:style-name="P429"/>
          </table:table-cell>
          <table:covered-table-cell/>
          <table:table-cell table:style-name="Таблица49.A3" office:value-type="string">
            <text:p text:style-name="P431"/>
          </table:table-cell>
          <table:table-cell table:style-name="Таблица49.A3" office:value-type="string">
            <text:p text:style-name="P429"/>
          </table:table-cell>
          <table:table-cell table:style-name="Таблица49.A3" table:number-columns-spanned="2" office:value-type="string">
            <text:p text:style-name="P431"/>
          </table:table-cell>
          <table:covered-table-cell/>
          <table:table-cell table:style-name="Таблица49.A3" office:value-type="string">
            <text:p text:style-name="P431"/>
          </table:table-cell>
          <table:table-cell table:style-name="Таблица49.H3" table:number-columns-spanned="2" office:value-type="string">
            <text:p text:style-name="P426"/>
          </table:table-cell>
          <table:covered-table-cell/>
        </table:table-row>
        <table:table-row table:style-name="Таблица49.3">
          <table:table-cell table:style-name="Таблица49.A3" table:number-columns-spanned="2" office:value-type="string">
            <text:p text:style-name="P820"/>
          </table:table-cell>
          <table:covered-table-cell/>
          <table:table-cell table:style-name="Таблица49.A3" office:value-type="string">
            <text:p text:style-name="P820"/>
          </table:table-cell>
          <table:table-cell table:style-name="Таблица49.A3" office:value-type="string">
            <text:p text:style-name="P842"/>
          </table:table-cell>
          <table:table-cell table:style-name="Таблица49.A3" table:number-columns-spanned="2" office:value-type="string">
            <text:p text:style-name="P846"/>
          </table:table-cell>
          <table:covered-table-cell/>
          <table:table-cell table:style-name="Таблица49.A3" office:value-type="string">
            <text:p text:style-name="P417"/>
          </table:table-cell>
          <table:table-cell table:style-name="Таблица49.H3" table:number-columns-spanned="2" office:value-type="string">
            <text:p text:style-name="P855"/>
          </table:table-cell>
          <table:covered-table-cell/>
        </table:table-row>
        <table:table-row table:style-name="Таблица49.3">
          <table:table-cell table:style-name="Таблица49.A3" table:number-columns-spanned="2" office:value-type="string">
            <text:p text:style-name="P111"/>
          </table:table-cell>
          <table:covered-table-cell/>
          <table:table-cell table:style-name="Таблица49.A3" office:value-type="string">
            <text:p text:style-name="P134"/>
          </table:table-cell>
          <table:table-cell table:style-name="Таблица49.A3" office:value-type="string">
            <text:p text:style-name="P124"/>
          </table:table-cell>
          <table:table-cell table:style-name="Таблица49.A3" table:number-columns-spanned="2" office:value-type="string">
            <text:p text:style-name="P176"/>
          </table:table-cell>
          <table:covered-table-cell/>
          <table:table-cell table:style-name="Таблица49.A3" office:value-type="string">
            <text:p text:style-name="P176"/>
          </table:table-cell>
          <table:table-cell table:style-name="Таблица49.H3" table:number-columns-spanned="2" office:value-type="string">
            <text:p text:style-name="P176"/>
          </table:table-cell>
          <table:covered-table-cell/>
        </table:table-row>
        <table:table-row table:style-name="Таблица49.18">
          <table:table-cell table:style-name="Таблица49.A18" office:value-type="string">
            <text:p text:style-name="P367">ПВК</text:p>
          </table:table-cell>
          <table:table-cell table:style-name="Таблица49.B18" table:number-columns-spanned="4" office:value-type="string">
            <text:p text:style-name="P391">Перечень входного контроля</text:p>
          </table:table-cell>
          <table:covered-table-cell/>
          <table:covered-table-cell/>
          <table:covered-table-cell/>
          <table:table-cell table:style-name="Таблица49.B18" table:number-columns-spanned="3" office:value-type="string">
            <text:p text:style-name="P164"/>
          </table:table-cell>
          <table:covered-table-cell/>
          <table:covered-table-cell/>
          <table:table-cell table:style-name="Таблица49.I18" office:value-type="string">
            <text:p text:style-name="P164"/>
            <text:p text:style-name="P164"/>
          </table:table-cell>
        </table:table-row>
      </table:table>
      <text:p text:style-name="P801"/>
      <text:p text:style-name="P994"><text:soft-page-break/>СТО 07521831-55-2017 <text:span text:style-name="T332">Приложение А</text:span></text:p>
      <table:table table:name="Таблица41" table:style-name="Таблица41">
        <table:table-column table:style-name="Таблица41.A"/>
        <table:table-column table:style-name="Таблица41.B"/>
        <table:table-column table:style-name="Таблица41.C"/>
        <table:table-column table:style-name="Таблица41.D"/>
        <table:table-column table:style-name="Таблица41.E"/>
        <table:table-column table:style-name="Таблица41.F"/>
        <table:table-column table:style-name="Таблица41.G"/>
        <table:table-column table:style-name="Таблица41.H"/>
        <table:table-row table:style-name="Таблица41.1">
          <table:table-cell table:style-name="Таблица41.A1" office:value-type="string">
            <text:p text:style-name="P86">Дубл.</text:p>
          </table:table-cell>
          <table:table-cell table:style-name="Таблица41.A1" office:value-type="string">
            <text:p text:style-name="P530"/>
          </table:table-cell>
          <table:table-cell table:style-name="Таблица41.A1" office:value-type="string">
            <text:p text:style-name="P530"/>
          </table:table-cell>
          <table:table-cell table:style-name="Таблица41.D2" office:value-type="string">
            <text:p text:style-name="P530"/>
          </table:table-cell>
          <table:table-cell table:style-name="Таблица41.E1" office:value-type="string">
            <text:p text:style-name="P530"><text:s text:c="15"/></text:p>
          </table:table-cell>
          <table:table-cell table:style-name="Таблица41.F1" table:number-columns-spanned="2" office:value-type="string">
            <text:p text:style-name="P530"/>
          </table:table-cell>
          <table:covered-table-cell/>
          <table:table-cell table:style-name="Таблица41.H1" office:value-type="string">
            <text:p text:style-name="P530"/>
          </table:table-cell>
        </table:table-row>
        <table:table-row table:style-name="Таблица41.1">
          <table:table-cell table:style-name="Таблица41.A1" office:value-type="string">
            <text:p text:style-name="P86">Взам.</text:p>
          </table:table-cell>
          <table:table-cell table:style-name="Таблица41.A1" office:value-type="string">
            <text:p text:style-name="P530"/>
          </table:table-cell>
          <table:table-cell table:style-name="Таблица41.A1" office:value-type="string">
            <text:p text:style-name="P530"/>
          </table:table-cell>
          <table:table-cell table:style-name="Таблица41.D2" office:value-type="string">
            <text:p text:style-name="P530"/>
          </table:table-cell>
          <table:table-cell table:style-name="Таблица41.E3" table:number-columns-spanned="2" office:value-type="string">
            <text:p text:style-name="P530"/>
          </table:table-cell>
          <table:covered-table-cell/>
          <table:table-cell table:style-name="Таблица41.G3" table:number-rows-spanned="2" table:number-columns-spanned="2" office:value-type="string">
            <text:p text:style-name="P530"/>
          </table:table-cell>
          <table:covered-table-cell/>
        </table:table-row>
        <table:table-row table:style-name="Таблица41.1">
          <table:table-cell table:style-name="Таблица41.A1" office:value-type="string">
            <text:p text:style-name="P86">Подл.</text:p>
          </table:table-cell>
          <table:table-cell table:style-name="Таблица41.A1" office:value-type="string">
            <text:p text:style-name="P555"/>
          </table:table-cell>
          <table:table-cell table:style-name="Таблица41.A1" office:value-type="string">
            <text:p text:style-name="P530"/>
          </table:table-cell>
          <table:table-cell table:style-name="Таблица41.A1" office:value-type="string">
            <text:p text:style-name="P530"/>
          </table:table-cell>
          <table:table-cell table:style-name="Таблица41.E3" table:number-columns-spanned="2" office:value-type="string">
            <text:p text:style-name="P530"/>
          </table:table-cell>
          <table:covered-table-cell/>
          <table:covered-table-cell/>
          <table:covered-table-cell/>
        </table:table-row>
      </table:table>
      <table:table table:name="Таблица42" table:style-name="Таблица42">
        <table:table-column table:style-name="Таблица42.A"/>
        <table:table-column table:style-name="Таблица42.B"/>
        <table:table-column table:style-name="Таблица42.C"/>
        <table:table-column table:style-name="Таблица42.D"/>
        <table:table-column table:style-name="Таблица42.E"/>
        <table:table-column table:style-name="Таблица42.F"/>
        <table:table-column table:style-name="Таблица42.G"/>
        <table:table-column table:style-name="Таблица42.H"/>
        <table:table-column table:style-name="Таблица42.I"/>
        <table:table-column table:style-name="Таблица42.J"/>
        <table:table-column table:style-name="Таблица42.K"/>
        <table:table-column table:style-name="Таблица42.L"/>
        <table:table-column table:style-name="Таблица42.M"/>
        <table:table-column table:style-name="Таблица42.N"/>
        <table:table-column table:style-name="Таблица42.O"/>
        <table:table-column table:style-name="Таблица42.P"/>
        <table:table-row table:style-name="Таблица42.1">
          <table:table-cell table:style-name="Таблица42.A1" table:number-columns-spanned="11" office:value-type="string">
            <text:p text:style-name="P506"><text:span text:style-name="T153"><text:s/>Гарантийный срок хранения: </text:span><text:span text:style-name="T154">по сопроводительному документу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2.L1" table:number-columns-spanned="2" office:value-type="string">
            <text:p text:style-name="P43"/>
          </table:table-cell>
          <table:covered-table-cell/>
          <table:table-cell table:style-name="Таблица42.N1" table:number-columns-spanned="2" office:value-type="string">
            <text:h text:style-name="P1041" text:outline-level="7"/>
          </table:table-cell>
          <table:covered-table-cell/>
          <table:table-cell table:style-name="Таблица42.P1" office:value-type="string">
            <text:p text:style-name="P493"><text:span text:style-name="T230">1</text:span><text:span text:style-name="T229">8</text:span></text:p>
          </table:table-cell>
        </table:table-row>
        <table:table-row table:style-name="Таблица42.1">
          <table:table-cell table:style-name="Таблица42.A2" table:number-columns-spanned="16" office:value-type="string">
            <text:p text:style-name="P63"><text:s/>Срок хранени<text:span text:style-name="T48">я</text:span> до перепроверки продукции (для изделий ВТ)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2.3">
          <table:table-cell table:style-name="Таблица42.A1" table:number-rows-spanned="3" office:value-type="string">
            <text:p text:style-name="P43"/>
          </table:table-cell>
          <table:table-cell table:style-name="Таблица42.L1" office:value-type="string">
            <text:p text:style-name="P43"/>
          </table:table-cell>
          <table:table-cell table:style-name="Таблица42.L1" office:value-type="string">
            <text:p text:style-name="P43"/>
          </table:table-cell>
          <table:table-cell table:style-name="Таблица42.L1" office:value-type="string">
            <text:p text:style-name="P43"/>
          </table:table-cell>
          <table:table-cell table:style-name="Таблица42.L1" office:value-type="string">
            <text:p text:style-name="P43"/>
          </table:table-cell>
          <table:table-cell table:style-name="Таблица42.L1" office:value-type="string">
            <text:p text:style-name="P43"/>
          </table:table-cell>
          <table:table-cell table:style-name="Таблица42.L1" office:value-type="string">
            <text:p text:style-name="P43"/>
          </table:table-cell>
          <table:table-cell table:style-name="Таблица42.L1" office:value-type="string">
            <text:p text:style-name="P43"/>
          </table:table-cell>
          <table:table-cell table:style-name="Таблица42.L1" office:value-type="string">
            <text:p text:style-name="P43"/>
          </table:table-cell>
          <table:table-cell table:style-name="Таблица42.J3" office:value-type="string">
            <text:p text:style-name="P43"/>
          </table:table-cell>
          <table:table-cell table:style-name="Таблица42.K3" table:number-columns-spanned="2" office:value-type="string">
            <text:p text:style-name="P43"/>
          </table:table-cell>
          <table:covered-table-cell/>
          <table:table-cell table:style-name="Таблица42.M3" table:number-rows-spanned="3" table:number-columns-spanned="2" office:value-type="string">
            <text:h text:style-name="P1062" text:outline-level="8"><text:span text:style-name="T245"><text:s/></text:span><text:span text:style-name="T247">Поролон марки ППУ </text:span><text:span text:style-name="T260">HL4065</text:span></text:h>
            <text:p text:style-name="P504"><text:span text:style-name="T258">s </text:span><text:span text:style-name="T259">= 40 </text:span><text:span text:style-name="T249">мм</text:span></text:p>
          </table:table-cell>
          <table:covered-table-cell/>
          <table:table-cell table:style-name="Таблица42.O3" table:number-rows-spanned="3" table:number-columns-spanned="2" office:value-type="string">
            <text:p text:style-name="P590">К.02 - 2024</text:p>
          </table:table-cell>
          <table:covered-table-cell/>
        </table:table-row>
        <table:table-row table:style-name="Таблица42.3">
          <table:covered-table-cell/>
          <table:table-cell table:style-name="Таблица42.B4" office:value-type="string">
            <text:p text:style-name="P530"/>
          </table:table-cell>
          <table:table-cell table:style-name="Таблица42.C4" office:value-type="string">
            <text:p text:style-name="P530"/>
          </table:table-cell>
          <table:table-cell table:style-name="Таблица42.D4" office:value-type="string">
            <text:p text:style-name="P530"/>
          </table:table-cell>
          <table:table-cell table:style-name="Таблица42.E4" office:value-type="string">
            <text:p text:style-name="P530"/>
          </table:table-cell>
          <table:table-cell table:style-name="Таблица42.F4" office:value-type="string">
            <text:p text:style-name="P530"/>
          </table:table-cell>
          <table:table-cell table:style-name="Таблица42.G4" office:value-type="string">
            <text:p text:style-name="P530"/>
          </table:table-cell>
          <table:table-cell table:style-name="Таблица42.H4" office:value-type="string">
            <text:p text:style-name="P530"/>
          </table:table-cell>
          <table:table-cell table:style-name="Таблица42.I4" office:value-type="string">
            <text:p text:style-name="P530"/>
          </table:table-cell>
          <table:table-cell table:style-name="Таблица42.J4" office:value-type="string">
            <text:p text:style-name="P530"/>
          </table:table-cell>
          <table:table-cell table:style-name="Таблица42.K4" table:number-columns-spanned="2" office:value-type="string">
            <text:p text:style-name="P53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42.3">
          <table:covered-table-cell/>
          <table:table-cell table:style-name="Таблица42.B5" office:value-type="string">
            <text:p text:style-name="P530"/>
          </table:table-cell>
          <table:table-cell table:style-name="Таблица42.C5" office:value-type="string">
            <text:p text:style-name="P530"/>
          </table:table-cell>
          <table:table-cell table:style-name="Таблица42.D5" office:value-type="string">
            <text:p text:style-name="P530"/>
          </table:table-cell>
          <table:table-cell table:style-name="Таблица42.E5" office:value-type="string">
            <text:p text:style-name="P530"/>
          </table:table-cell>
          <table:table-cell table:style-name="Таблица42.F5" office:value-type="string">
            <text:p text:style-name="P530"/>
          </table:table-cell>
          <table:table-cell table:style-name="Таблица42.G5" office:value-type="string">
            <text:p text:style-name="P530"/>
          </table:table-cell>
          <table:table-cell table:style-name="Таблица42.H5" office:value-type="string">
            <text:p text:style-name="P530"/>
          </table:table-cell>
          <table:table-cell table:style-name="Таблица42.I5" office:value-type="string">
            <text:p text:style-name="P530"/>
          </table:table-cell>
          <table:table-cell table:style-name="Таблица42.J5" office:value-type="string">
            <text:p text:style-name="P530"/>
          </table:table-cell>
          <table:table-cell table:style-name="Таблица42.K5" table:number-columns-spanned="2" office:value-type="string">
            <text:p text:style-name="P530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Таблица43" table:style-name="Таблица43">
        <table:table-column table:style-name="Таблица43.A"/>
        <table:table-column table:style-name="Таблица43.B"/>
        <table:table-column table:style-name="Таблица43.C"/>
        <table:table-column table:style-name="Таблица43.D"/>
        <table:table-column table:style-name="Таблица43.E"/>
        <table:table-column table:style-name="Таблица43.F"/>
        <table:table-column table:style-name="Таблица43.G"/>
        <table:table-column table:style-name="Таблица43.H"/>
        <table:table-column table:style-name="Таблица43.I"/>
        <table:table-row table:style-name="Таблица43.1">
          <table:table-cell table:style-name="Таблица43.A1" table:number-columns-spanned="3" office:value-type="string">
            <text:p text:style-name="P234">Состав контролируемых па<text:span text:style-name="T17">р</text:span>аметров продукции,<text:line-break/>методы ее контроля</text:p>
          </table:table-cell>
          <table:covered-table-cell/>
          <table:covered-table-cell/>
          <table:table-cell table:style-name="Таблица43.A1" table:number-rows-spanned="2" office:value-type="string">
            <text:p text:style-name="P304">Средства измерений<text:line-break/>или требуемые метрологические<text:line-break/>характеристики средств измерений</text:p>
          </table:table-cell>
          <table:table-cell table:style-name="Таблица43.E1" table:number-rows-spanned="2" table:number-columns-spanned="2" office:value-type="string">
            <text:p text:style-name="P310">Вид </text:p>
            <text:p text:style-name="P310">контроля.</text:p>
            <text:p text:style-name="P304">Объем<text:line-break/>выборки<text:line-break/>или<text:line-break/>пробы</text:p>
          </table:table-cell>
          <table:covered-table-cell/>
          <table:table-cell table:style-name="Таблица43.E1" table:number-rows-spanned="2" office:value-type="string">
            <text:p text:style-name="P305">Допусти<text:span text:style-name="T50">-</text:span>мый<text:line-break/>расход<text:line-break/>ресурса<text:line-break/></text:p>
          </table:table-cell>
          <table:table-cell table:style-name="Таблица43.H1" table:number-rows-spanned="2" table:number-columns-spanned="2" office:value-type="string">
            <text:p text:style-name="P304">Подразделения,<text:line-break/>участвующие<text:line-break/>во входном<text:line-break/>контроле</text:p>
          </table:table-cell>
          <table:covered-table-cell/>
        </table:table-row>
        <table:table-row table:style-name="Таблица43.1">
          <table:table-cell table:style-name="Таблица43.A2" table:number-columns-spanned="2" office:value-type="string">
            <text:p text:style-name="P234">Контролируемые параметры<text:line-break/>(показатели)</text:p>
          </table:table-cell>
          <table:covered-table-cell/>
          <table:table-cell table:style-name="Таблица43.C2" office:value-type="string">
            <text:p text:style-name="P234">Номера<text:line-break/>пунктов<text:line-break/>докумен<text:span text:style-name="T49">-</text:span><text:line-break/>т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3.3">
          <table:table-cell table:style-name="Таблица43.A2" table:number-columns-spanned="2" office:value-type="string">
            <text:p text:style-name="P898">Наличие сопроводительного сертификата или</text:p>
          </table:table-cell>
          <table:covered-table-cell/>
          <table:table-cell table:style-name="Таблица43.A2" office:value-type="string">
            <text:p text:style-name="P457">-</text:p>
          </table:table-cell>
          <table:table-cell table:style-name="Таблица43.A2" office:value-type="string">
            <text:p text:style-name="P451"><text:s text:c="34"/>- <text:s text:c="4"/></text:p>
          </table:table-cell>
          <table:table-cell table:style-name="Таблица43.A2" table:number-columns-spanned="2" office:value-type="string">
            <text:p text:style-name="P256">Сплошной</text:p>
          </table:table-cell>
          <table:covered-table-cell/>
          <table:table-cell table:style-name="Таблица43.A2" office:value-type="string">
            <text:p text:style-name="P256">0</text:p>
          </table:table-cell>
          <table:table-cell table:style-name="Таблица43.H3" table:number-columns-spanned="2" office:value-type="string">
            <text:p text:style-name="P920"><text:span text:style-name="T36"><text:s/></text:span><text:span text:style-name="T37">Цех 23, </text:span></text:p>
          </table:table-cell>
          <table:covered-table-cell/>
        </table:table-row>
        <table:table-row table:style-name="Таблица43.3">
          <table:table-cell table:style-name="Таблица43.A2" table:number-columns-spanned="2" office:value-type="string">
            <text:p text:style-name="P887"><text:span text:style-name="T128">другого </text:span><text:s/><text:span text:style-name="T128">документа <text:s/>подтверждающего</text:span></text:p>
          </table:table-cell>
          <table:covered-table-cell/>
          <table:table-cell table:style-name="Таблица43.A2" office:value-type="string">
            <text:p text:style-name="P457"/>
          </table:table-cell>
          <table:table-cell table:style-name="Таблица43.A2" office:value-type="string">
            <text:p text:style-name="P451"/>
          </table:table-cell>
          <table:table-cell table:style-name="Таблица43.A2" table:number-columns-spanned="2" office:value-type="string">
            <text:p text:style-name="P202"/>
          </table:table-cell>
          <table:covered-table-cell/>
          <table:table-cell table:style-name="Таблица43.A2" office:value-type="string">
            <text:p text:style-name="P332"/>
          </table:table-cell>
          <table:table-cell table:style-name="Таблица43.H3" table:number-columns-spanned="2" office:value-type="string">
            <text:p text:style-name="P904">ОТК</text:p>
          </table:table-cell>
          <table:covered-table-cell/>
        </table:table-row>
        <table:table-row table:style-name="Таблица43.3">
          <table:table-cell table:style-name="Таблица43.A2" table:number-columns-spanned="2" office:value-type="string">
            <text:p text:style-name="P894">качество материала с указанием гарантийного</text:p>
          </table:table-cell>
          <table:covered-table-cell/>
          <table:table-cell table:style-name="Таблица43.A2" office:value-type="string">
            <text:p text:style-name="P460"/>
          </table:table-cell>
          <table:table-cell table:style-name="Таблица43.A2" office:value-type="string">
            <text:p text:style-name="P451"/>
          </table:table-cell>
          <table:table-cell table:style-name="Таблица43.A2" table:number-columns-spanned="2" office:value-type="string">
            <text:p text:style-name="P451"/>
          </table:table-cell>
          <table:covered-table-cell/>
          <table:table-cell table:style-name="Таблица43.A2" office:value-type="string">
            <text:p text:style-name="P473"/>
          </table:table-cell>
          <table:table-cell table:style-name="Таблица43.H3" table:number-columns-spanned="2" office:value-type="string">
            <text:p text:style-name="P465"/>
          </table:table-cell>
          <table:covered-table-cell/>
        </table:table-row>
        <table:table-row table:style-name="Таблица43.3">
          <table:table-cell table:style-name="Таблица43.A2" table:number-columns-spanned="2" office:value-type="string">
            <text:p text:style-name="P894">срока и <text:s/>даты изготовления</text:p>
          </table:table-cell>
          <table:covered-table-cell/>
          <table:table-cell table:style-name="Таблица43.A2" office:value-type="string">
            <text:p text:style-name="P457"/>
          </table:table-cell>
          <table:table-cell table:style-name="Таблица43.A2" office:value-type="string">
            <text:p text:style-name="P451"/>
          </table:table-cell>
          <table:table-cell table:style-name="Таблица43.A2" table:number-columns-spanned="2" office:value-type="string">
            <text:p text:style-name="P451"><text:s/></text:p>
          </table:table-cell>
          <table:covered-table-cell/>
          <table:table-cell table:style-name="Таблица43.A2" office:value-type="string">
            <text:p text:style-name="P473"/>
          </table:table-cell>
          <table:table-cell table:style-name="Таблица43.H3" table:number-columns-spanned="2" office:value-type="string">
            <text:p text:style-name="P473"/>
          </table:table-cell>
          <table:covered-table-cell/>
        </table:table-row>
        <table:table-row table:style-name="Таблица43.3">
          <table:table-cell table:style-name="Таблица43.A2" table:number-columns-spanned="2" office:value-type="string">
            <text:p text:style-name="P887"><text:span text:style-name="T268">В случае отсутствия даты </text:span><text:span text:style-name="T267">изготовления</text:span><text:span text:style-name="T268"> гарантийный</text:span></text:p>
          </table:table-cell>
          <table:covered-table-cell/>
          <table:table-cell table:style-name="Таблица43.A2" office:value-type="string">
            <text:p text:style-name="P228"/>
          </table:table-cell>
          <table:table-cell table:style-name="Таблица43.A2" office:value-type="string">
            <text:p text:style-name="P244"/>
          </table:table-cell>
          <table:table-cell table:style-name="Таблица43.A2" table:number-columns-spanned="2" office:value-type="string">
            <text:p text:style-name="P202"/>
          </table:table-cell>
          <table:covered-table-cell/>
          <table:table-cell table:style-name="Таблица43.A2" office:value-type="string">
            <text:p text:style-name="P332"/>
          </table:table-cell>
          <table:table-cell table:style-name="Таблица43.H3" table:number-columns-spanned="2" office:value-type="string">
            <text:p text:style-name="P332"/>
          </table:table-cell>
          <table:covered-table-cell/>
        </table:table-row>
        <table:table-row table:style-name="Таблица43.3">
          <table:table-cell table:style-name="Таблица43.A2" table:number-columns-spanned="2" office:value-type="string">
            <text:p text:style-name="P887"><text:span text:style-name="T268">срок <text:s/>исчислять <text:s/>с даты <text:s/></text:span><text:span text:style-name="T267">печати сертификата или другого </text:span></text:p>
          </table:table-cell>
          <table:covered-table-cell/>
          <table:table-cell table:style-name="Таблица43.A2" office:value-type="string">
            <text:p text:style-name="P228"/>
          </table:table-cell>
          <table:table-cell table:style-name="Таблица43.A2" office:value-type="string">
            <text:p text:style-name="P332"/>
          </table:table-cell>
          <table:table-cell table:style-name="Таблица43.A2" table:number-columns-spanned="2" office:value-type="string">
            <text:p text:style-name="P202"/>
          </table:table-cell>
          <table:covered-table-cell/>
          <table:table-cell table:style-name="Таблица43.A2" office:value-type="string">
            <text:p text:style-name="P332"/>
          </table:table-cell>
          <table:table-cell table:style-name="Таблица43.H3" table:number-columns-spanned="2" office:value-type="string">
            <text:p text:style-name="P332"/>
          </table:table-cell>
          <table:covered-table-cell/>
        </table:table-row>
        <table:table-row table:style-name="Таблица43.3">
          <table:table-cell table:style-name="Таблица43.A2" table:number-columns-spanned="2" office:value-type="string">
            <text:p text:style-name="P914">сопровождающего документа</text:p>
          </table:table-cell>
          <table:covered-table-cell/>
          <table:table-cell table:style-name="Таблица43.A2" office:value-type="string">
            <text:p text:style-name="P228"/>
          </table:table-cell>
          <table:table-cell table:style-name="Таблица43.A2" office:value-type="string">
            <text:p text:style-name="P202"/>
          </table:table-cell>
          <table:table-cell table:style-name="Таблица43.A2" table:number-columns-spanned="2" office:value-type="string">
            <text:p text:style-name="P275"/>
          </table:table-cell>
          <table:covered-table-cell/>
          <table:table-cell table:style-name="Таблица43.A2" office:value-type="string">
            <text:p text:style-name="P332"/>
          </table:table-cell>
          <table:table-cell table:style-name="Таблица43.H3" table:number-columns-spanned="2" office:value-type="string">
            <text:p text:style-name="P279"/>
          </table:table-cell>
          <table:covered-table-cell/>
        </table:table-row>
        <table:table-row table:style-name="Таблица43.3">
          <table:table-cell table:style-name="Таблица43.A2" table:number-columns-spanned="2" office:value-type="string">
            <text:p text:style-name="P887"/>
          </table:table-cell>
          <table:covered-table-cell/>
          <table:table-cell table:style-name="Таблица43.A2" office:value-type="string">
            <text:p text:style-name="P228"/>
          </table:table-cell>
          <table:table-cell table:style-name="Таблица43.A2" office:value-type="string">
            <text:p text:style-name="P202"/>
          </table:table-cell>
          <table:table-cell table:style-name="Таблица43.A2" table:number-columns-spanned="2" office:value-type="string">
            <text:p text:style-name="P332"/>
          </table:table-cell>
          <table:covered-table-cell/>
          <table:table-cell table:style-name="Таблица43.A2" office:value-type="string">
            <text:p text:style-name="P332"/>
          </table:table-cell>
          <table:table-cell table:style-name="Таблица43.H3" table:number-columns-spanned="2" office:value-type="string">
            <text:p text:style-name="P332"/>
          </table:table-cell>
          <table:covered-table-cell/>
        </table:table-row>
        <table:table-row table:style-name="Таблица43.3">
          <table:table-cell table:style-name="Таблица43.A2" table:number-columns-spanned="2" office:value-type="string">
            <text:p text:style-name="P887"/>
          </table:table-cell>
          <table:covered-table-cell/>
          <table:table-cell table:style-name="Таблица43.A2" office:value-type="string">
            <text:p text:style-name="P228"/>
          </table:table-cell>
          <table:table-cell table:style-name="Таблица43.A2" office:value-type="string">
            <text:p text:style-name="P202"/>
          </table:table-cell>
          <table:table-cell table:style-name="Таблица43.A2" table:number-columns-spanned="2" office:value-type="string">
            <text:p text:style-name="P332"/>
          </table:table-cell>
          <table:covered-table-cell/>
          <table:table-cell table:style-name="Таблица43.A2" office:value-type="string">
            <text:p text:style-name="P332"/>
          </table:table-cell>
          <table:table-cell table:style-name="Таблица43.H3" table:number-columns-spanned="2" office:value-type="string">
            <text:p text:style-name="P332"/>
          </table:table-cell>
          <table:covered-table-cell/>
        </table:table-row>
        <table:table-row table:style-name="Таблица43.3">
          <table:table-cell table:style-name="Таблица43.A2" table:number-columns-spanned="2" office:value-type="string">
            <text:p text:style-name="P887"/>
          </table:table-cell>
          <table:covered-table-cell/>
          <table:table-cell table:style-name="Таблица43.A2" office:value-type="string">
            <text:p text:style-name="P228"/>
          </table:table-cell>
          <table:table-cell table:style-name="Таблица43.A2" office:value-type="string">
            <text:p text:style-name="P332"/>
          </table:table-cell>
          <table:table-cell table:style-name="Таблица43.A2" table:number-columns-spanned="2" office:value-type="string">
            <text:p text:style-name="P332"/>
          </table:table-cell>
          <table:covered-table-cell/>
          <table:table-cell table:style-name="Таблица43.A2" office:value-type="string">
            <text:p text:style-name="P332"/>
          </table:table-cell>
          <table:table-cell table:style-name="Таблица43.H3" table:number-columns-spanned="2" office:value-type="string">
            <text:p text:style-name="P332"/>
          </table:table-cell>
          <table:covered-table-cell/>
        </table:table-row>
        <table:table-row table:style-name="Таблица43.3">
          <table:table-cell table:style-name="Таблица43.A2" table:number-columns-spanned="2" office:value-type="string">
            <text:p text:style-name="P894"><text:s/></text:p>
          </table:table-cell>
          <table:covered-table-cell/>
          <table:table-cell table:style-name="Таблица43.A2" office:value-type="string">
            <text:p text:style-name="P101"/>
          </table:table-cell>
          <table:table-cell table:style-name="Таблица43.A2" office:value-type="string">
            <text:p text:style-name="P178"/>
          </table:table-cell>
          <table:table-cell table:style-name="Таблица43.A2" table:number-columns-spanned="2" office:value-type="string">
            <text:p text:style-name="P178"/>
          </table:table-cell>
          <table:covered-table-cell/>
          <table:table-cell table:style-name="Таблица43.A2" office:value-type="string">
            <text:p text:style-name="P178"/>
          </table:table-cell>
          <table:table-cell table:style-name="Таблица43.H3" table:number-columns-spanned="2" office:value-type="string">
            <text:p text:style-name="P178"/>
          </table:table-cell>
          <table:covered-table-cell/>
        </table:table-row>
        <table:table-row table:style-name="Таблица43.3">
          <table:table-cell table:style-name="Таблица43.A2" table:number-columns-spanned="2" office:value-type="string">
            <text:p text:style-name="P113"/>
          </table:table-cell>
          <table:covered-table-cell/>
          <table:table-cell table:style-name="Таблица43.A2" office:value-type="string">
            <text:p text:style-name="P101"/>
          </table:table-cell>
          <table:table-cell table:style-name="Таблица43.A2" office:value-type="string">
            <text:p text:style-name="P178"/>
          </table:table-cell>
          <table:table-cell table:style-name="Таблица43.A2" table:number-columns-spanned="2" office:value-type="string">
            <text:p text:style-name="P178"/>
          </table:table-cell>
          <table:covered-table-cell/>
          <table:table-cell table:style-name="Таблица43.A2" office:value-type="string">
            <text:p text:style-name="P178"/>
          </table:table-cell>
          <table:table-cell table:style-name="Таблица43.H3" table:number-columns-spanned="2" office:value-type="string">
            <text:p text:style-name="P178"/>
          </table:table-cell>
          <table:covered-table-cell/>
        </table:table-row>
        <table:table-row table:style-name="Таблица43.3">
          <table:table-cell table:style-name="Таблица43.A2" table:number-columns-spanned="2" office:value-type="string">
            <text:p text:style-name="P113"/>
          </table:table-cell>
          <table:covered-table-cell/>
          <table:table-cell table:style-name="Таблица43.A2" office:value-type="string">
            <text:p text:style-name="P101"/>
          </table:table-cell>
          <table:table-cell table:style-name="Таблица43.A2" office:value-type="string">
            <text:p text:style-name="P178"/>
          </table:table-cell>
          <table:table-cell table:style-name="Таблица43.A2" table:number-columns-spanned="2" office:value-type="string">
            <text:p text:style-name="P178"/>
          </table:table-cell>
          <table:covered-table-cell/>
          <table:table-cell table:style-name="Таблица43.A2" office:value-type="string">
            <text:p text:style-name="P178"/>
          </table:table-cell>
          <table:table-cell table:style-name="Таблица43.H3" table:number-columns-spanned="2" office:value-type="string">
            <text:p text:style-name="P178"/>
          </table:table-cell>
          <table:covered-table-cell/>
        </table:table-row>
        <table:table-row table:style-name="Таблица43.3">
          <table:table-cell table:style-name="Таблица43.A2" table:number-columns-spanned="2" office:value-type="string">
            <text:p text:style-name="P113"/>
          </table:table-cell>
          <table:covered-table-cell/>
          <table:table-cell table:style-name="Таблица43.A2" office:value-type="string">
            <text:p text:style-name="P101"/>
          </table:table-cell>
          <table:table-cell table:style-name="Таблица43.A2" office:value-type="string">
            <text:p text:style-name="P178"/>
          </table:table-cell>
          <table:table-cell table:style-name="Таблица43.A2" table:number-columns-spanned="2" office:value-type="string">
            <text:p text:style-name="P178"/>
          </table:table-cell>
          <table:covered-table-cell/>
          <table:table-cell table:style-name="Таблица43.A2" office:value-type="string">
            <text:p text:style-name="P178"/>
          </table:table-cell>
          <table:table-cell table:style-name="Таблица43.H3" table:number-columns-spanned="2" office:value-type="string">
            <text:p text:style-name="P178"/>
          </table:table-cell>
          <table:covered-table-cell/>
        </table:table-row>
        <table:table-row table:style-name="Таблица43.3">
          <table:table-cell table:style-name="Таблица43.A2" table:number-columns-spanned="2" office:value-type="string">
            <text:p text:style-name="P113"/>
          </table:table-cell>
          <table:covered-table-cell/>
          <table:table-cell table:style-name="Таблица43.A2" office:value-type="string">
            <text:p text:style-name="P101"/>
          </table:table-cell>
          <table:table-cell table:style-name="Таблица43.A2" office:value-type="string">
            <text:p text:style-name="P178"/>
          </table:table-cell>
          <table:table-cell table:style-name="Таблица43.A2" table:number-columns-spanned="2" office:value-type="string">
            <text:p text:style-name="P178"/>
          </table:table-cell>
          <table:covered-table-cell/>
          <table:table-cell table:style-name="Таблица43.A2" office:value-type="string">
            <text:p text:style-name="P178"/>
          </table:table-cell>
          <table:table-cell table:style-name="Таблица43.H3" table:number-columns-spanned="2" office:value-type="string">
            <text:p text:style-name="P178"/>
          </table:table-cell>
          <table:covered-table-cell/>
        </table:table-row>
        <table:table-row table:style-name="Таблица43.18">
          <table:table-cell table:style-name="Таблица43.A18" office:value-type="string">
            <text:p text:style-name="P369">ПВК</text:p>
          </table:table-cell>
          <table:table-cell table:style-name="Таблица43.B18" table:number-columns-spanned="4" office:value-type="string">
            <text:p text:style-name="P386">Перечень входного контроля</text:p>
          </table:table-cell>
          <table:covered-table-cell/>
          <table:covered-table-cell/>
          <table:covered-table-cell/>
          <table:table-cell table:style-name="Таблица43.B18" table:number-columns-spanned="3" office:value-type="string">
            <text:p text:style-name="P166"/>
          </table:table-cell>
          <table:covered-table-cell/>
          <table:covered-table-cell/>
          <table:table-cell table:style-name="Таблица43.I18" office:value-type="string">
            <text:p text:style-name="P166"/>
          </table:table-cell>
        </table:table-row>
      </table:table>
      <text:p text:style-name="P996">СТО 07521831-55-2017 <text:span text:style-name="T332">Приложение А</text:span></text:p>
      <table:table table:name="Таблица56" table:style-name="Таблица56">
        <table:table-column table:style-name="Таблица56.A"/>
        <table:table-column table:style-name="Таблица56.B"/>
        <table:table-column table:style-name="Таблица56.C"/>
        <table:table-column table:style-name="Таблица56.D"/>
        <table:table-column table:style-name="Таблица56.E"/>
        <table:table-column table:style-name="Таблица56.F"/>
        <table:table-column table:style-name="Таблица56.G"/>
        <table:table-column table:style-name="Таблица56.H"/>
        <table:table-row table:style-name="Таблица56.1">
          <table:table-cell table:style-name="Таблица56.A1" office:value-type="string">
            <text:p text:style-name="P86">Дубл.</text:p>
          </table:table-cell>
          <table:table-cell table:style-name="Таблица56.A1" office:value-type="string">
            <text:p text:style-name="P530"/>
          </table:table-cell>
          <table:table-cell table:style-name="Таблица56.A1" office:value-type="string">
            <text:p text:style-name="P530"/>
          </table:table-cell>
          <table:table-cell table:style-name="Таблица56.D2" office:value-type="string">
            <text:p text:style-name="P530"/>
          </table:table-cell>
          <table:table-cell table:style-name="Таблица56.E1" office:value-type="string">
            <text:p text:style-name="P530"><text:s text:c="15"/></text:p>
          </table:table-cell>
          <table:table-cell table:style-name="Таблица56.F1" table:number-columns-spanned="2" office:value-type="string">
            <text:p text:style-name="P530"/>
          </table:table-cell>
          <table:covered-table-cell/>
          <table:table-cell table:style-name="Таблица56.H1" office:value-type="string">
            <text:p text:style-name="P530"/>
          </table:table-cell>
        </table:table-row>
        <table:table-row table:style-name="Таблица56.1">
          <table:table-cell table:style-name="Таблица56.A1" office:value-type="string">
            <text:p text:style-name="P86">Взам.</text:p>
          </table:table-cell>
          <table:table-cell table:style-name="Таблица56.A1" office:value-type="string">
            <text:p text:style-name="P530"/>
          </table:table-cell>
          <table:table-cell table:style-name="Таблица56.A1" office:value-type="string">
            <text:p text:style-name="P530"/>
          </table:table-cell>
          <table:table-cell table:style-name="Таблица56.D2" office:value-type="string">
            <text:p text:style-name="P530"/>
          </table:table-cell>
          <table:table-cell table:style-name="Таблица56.E3" table:number-columns-spanned="2" office:value-type="string">
            <text:p text:style-name="P530"/>
          </table:table-cell>
          <table:covered-table-cell/>
          <table:table-cell table:style-name="Таблица56.G3" table:number-rows-spanned="2" table:number-columns-spanned="2" office:value-type="string">
            <text:p text:style-name="P530"/>
          </table:table-cell>
          <table:covered-table-cell/>
        </table:table-row>
        <table:table-row table:style-name="Таблица56.1">
          <table:table-cell table:style-name="Таблица56.A1" office:value-type="string">
            <text:p text:style-name="P86">Подл.</text:p>
          </table:table-cell>
          <table:table-cell table:style-name="Таблица56.A1" office:value-type="string">
            <text:p text:style-name="P555"/>
          </table:table-cell>
          <table:table-cell table:style-name="Таблица56.A1" office:value-type="string">
            <text:p text:style-name="P530"/>
          </table:table-cell>
          <table:table-cell table:style-name="Таблица56.A1" office:value-type="string">
            <text:p text:style-name="P530"/>
          </table:table-cell>
          <table:table-cell table:style-name="Таблица56.E3" table:number-columns-spanned="2" office:value-type="string">
            <text:p text:style-name="P530"/>
          </table:table-cell>
          <table:covered-table-cell/>
          <table:covered-table-cell/>
          <table:covered-table-cell/>
        </table:table-row>
      </table:table>
      <table:table table:name="Таблица57" table:style-name="Таблица57">
        <table:table-column table:style-name="Таблица57.A"/>
        <table:table-column table:style-name="Таблица57.B"/>
        <table:table-column table:style-name="Таблица57.C"/>
        <table:table-column table:style-name="Таблица57.D"/>
        <table:table-column table:style-name="Таблица57.E"/>
        <table:table-column table:style-name="Таблица57.F"/>
        <table:table-column table:style-name="Таблица57.G"/>
        <table:table-column table:style-name="Таблица57.H"/>
        <table:table-column table:style-name="Таблица57.I"/>
        <table:table-column table:style-name="Таблица57.J"/>
        <table:table-column table:style-name="Таблица57.K"/>
        <table:table-column table:style-name="Таблица57.L"/>
        <table:table-column table:style-name="Таблица57.M"/>
        <table:table-column table:style-name="Таблица57.N"/>
        <table:table-column table:style-name="Таблица57.O"/>
        <table:table-column table:style-name="Таблица57.P"/>
        <table:table-row table:style-name="Таблица57.1">
          <table:table-cell table:style-name="Таблица57.A1" table:number-columns-spanned="11" office:value-type="string">
            <text:p text:style-name="P411"><text:span text:style-name="T94">Гарантийный срок хранения</text:span><text:span text:style-name="T104">: </text:span><text:span text:style-name="T103">по сопроводительному документу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7.L1" table:number-columns-spanned="2" office:value-type="string">
            <text:p text:style-name="P43"/>
          </table:table-cell>
          <table:covered-table-cell/>
          <table:table-cell table:style-name="Таблица57.N1" table:number-columns-spanned="2" office:value-type="string">
            <text:h text:style-name="P1041" text:outline-level="7"/>
          </table:table-cell>
          <table:covered-table-cell/>
          <table:table-cell table:style-name="Таблица57.P1" office:value-type="string">
            <text:p text:style-name="P493"><text:span text:style-name="T230">1</text:span><text:span text:style-name="T229">9</text:span></text:p>
          </table:table-cell>
        </table:table-row>
        <table:table-row table:style-name="Таблица57.1">
          <table:table-cell table:style-name="Таблица57.A2" table:number-columns-spanned="16" office:value-type="string">
            <text:p text:style-name="P63">Срок хранени<text:span text:style-name="T48">я</text:span> до перепроверки продукции (для изделий ВТ)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7.3">
          <table:table-cell table:style-name="Таблица57.A1" table:number-rows-spanned="3" office:value-type="string">
            <text:p text:style-name="P43"/>
          </table:table-cell>
          <table:table-cell table:style-name="Таблица57.L1" office:value-type="string">
            <text:p text:style-name="P43"/>
          </table:table-cell>
          <table:table-cell table:style-name="Таблица57.L1" office:value-type="string">
            <text:p text:style-name="P43"/>
          </table:table-cell>
          <table:table-cell table:style-name="Таблица57.L1" office:value-type="string">
            <text:p text:style-name="P43"/>
          </table:table-cell>
          <table:table-cell table:style-name="Таблица57.L1" office:value-type="string">
            <text:p text:style-name="P43"/>
          </table:table-cell>
          <table:table-cell table:style-name="Таблица57.L1" office:value-type="string">
            <text:p text:style-name="P43"/>
          </table:table-cell>
          <table:table-cell table:style-name="Таблица57.L1" office:value-type="string">
            <text:p text:style-name="P43"/>
          </table:table-cell>
          <table:table-cell table:style-name="Таблица57.L1" office:value-type="string">
            <text:p text:style-name="P43"/>
          </table:table-cell>
          <table:table-cell table:style-name="Таблица57.L1" office:value-type="string">
            <text:p text:style-name="P43"/>
          </table:table-cell>
          <table:table-cell table:style-name="Таблица57.J3" office:value-type="string">
            <text:p text:style-name="P43"/>
          </table:table-cell>
          <table:table-cell table:style-name="Таблица57.K3" table:number-columns-spanned="2" office:value-type="string">
            <text:p text:style-name="P43"/>
          </table:table-cell>
          <table:covered-table-cell/>
          <table:table-cell table:style-name="Таблица57.M3" table:number-rows-spanned="3" table:number-columns-spanned="2" office:value-type="string">
            <text:h text:style-name="P1066" text:outline-level="8"><text:span text:style-name="T185"><text:s/></text:span><text:span text:style-name="T186">Морской винил <text:s/>(кожезаменитель) </text:span><text:span text:style-name="T191">ESM RAL7004 (</text:span><text:span text:style-name="T186">серый</text:span><text:span text:style-name="T191">), RAL</text:span><text:span text:style-name="T187">3003</text:span><text:span text:style-name="T191"> (</text:span><text:span text:style-name="T187">красный</text:span><text:span text:style-name="T191">)</text:span></text:h>
          </table:table-cell>
          <table:covered-table-cell/>
          <table:table-cell table:style-name="Таблица57.O3" table:number-rows-spanned="3" table:number-columns-spanned="2" office:value-type="string">
            <text:p text:style-name="P590">К.02 - 2024</text:p>
          </table:table-cell>
          <table:covered-table-cell/>
        </table:table-row>
        <table:table-row table:style-name="Таблица57.4">
          <table:covered-table-cell/>
          <table:table-cell table:style-name="Таблица57.B4" office:value-type="string">
            <text:p text:style-name="P530"/>
          </table:table-cell>
          <table:table-cell table:style-name="Таблица57.C4" office:value-type="string">
            <text:p text:style-name="P530"/>
          </table:table-cell>
          <table:table-cell table:style-name="Таблица57.D4" office:value-type="string">
            <text:p text:style-name="P530"/>
          </table:table-cell>
          <table:table-cell table:style-name="Таблица57.E4" office:value-type="string">
            <text:p text:style-name="P530"/>
          </table:table-cell>
          <table:table-cell table:style-name="Таблица57.F4" office:value-type="string">
            <text:p text:style-name="P530"/>
          </table:table-cell>
          <table:table-cell table:style-name="Таблица57.G4" office:value-type="string">
            <text:p text:style-name="P530"/>
          </table:table-cell>
          <table:table-cell table:style-name="Таблица57.H4" office:value-type="string">
            <text:p text:style-name="P530"/>
          </table:table-cell>
          <table:table-cell table:style-name="Таблица57.I4" office:value-type="string">
            <text:p text:style-name="P530"/>
          </table:table-cell>
          <table:table-cell table:style-name="Таблица57.J4" office:value-type="string">
            <text:p text:style-name="P530"/>
          </table:table-cell>
          <table:table-cell table:style-name="Таблица57.K4" table:number-columns-spanned="2" office:value-type="string">
            <text:p text:style-name="P53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57.3">
          <table:covered-table-cell/>
          <table:table-cell table:style-name="Таблица57.B5" office:value-type="string">
            <text:p text:style-name="P530"/>
          </table:table-cell>
          <table:table-cell table:style-name="Таблица57.C5" office:value-type="string">
            <text:p text:style-name="P530"/>
          </table:table-cell>
          <table:table-cell table:style-name="Таблица57.D5" office:value-type="string">
            <text:p text:style-name="P530"/>
          </table:table-cell>
          <table:table-cell table:style-name="Таблица57.E5" office:value-type="string">
            <text:p text:style-name="P530"/>
          </table:table-cell>
          <table:table-cell table:style-name="Таблица57.F5" office:value-type="string">
            <text:p text:style-name="P530"/>
          </table:table-cell>
          <table:table-cell table:style-name="Таблица57.G5" office:value-type="string">
            <text:p text:style-name="P530"/>
          </table:table-cell>
          <table:table-cell table:style-name="Таблица57.H5" office:value-type="string">
            <text:p text:style-name="P530"/>
          </table:table-cell>
          <table:table-cell table:style-name="Таблица57.I5" office:value-type="string">
            <text:p text:style-name="P530"/>
          </table:table-cell>
          <table:table-cell table:style-name="Таблица57.J5" office:value-type="string">
            <text:p text:style-name="P530"/>
          </table:table-cell>
          <table:table-cell table:style-name="Таблица57.K5" table:number-columns-spanned="2" office:value-type="string">
            <text:p text:style-name="P530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Таблица58" table:style-name="Таблица58">
        <table:table-column table:style-name="Таблица58.A"/>
        <table:table-column table:style-name="Таблица58.B"/>
        <table:table-column table:style-name="Таблица58.C"/>
        <table:table-column table:style-name="Таблица58.D"/>
        <table:table-column table:style-name="Таблица58.E"/>
        <table:table-column table:style-name="Таблица58.F"/>
        <table:table-column table:style-name="Таблица58.G"/>
        <table:table-column table:style-name="Таблица58.H"/>
        <table:table-column table:style-name="Таблица58.I"/>
        <table:table-row table:style-name="Таблица58.1">
          <table:table-cell table:style-name="Таблица58.A1" table:number-columns-spanned="3" office:value-type="string">
            <text:p text:style-name="P234">Состав контролируемых па<text:span text:style-name="T17">р</text:span>аметров продукции,<text:line-break/>методы ее контроля</text:p>
          </table:table-cell>
          <table:covered-table-cell/>
          <table:covered-table-cell/>
          <table:table-cell table:style-name="Таблица58.A1" table:number-rows-spanned="2" office:value-type="string">
            <text:p text:style-name="P304">Средства измерений<text:line-break/>или требуемые метрологические<text:line-break/>характеристики средств измерений</text:p>
          </table:table-cell>
          <table:table-cell table:style-name="Таблица58.E1" table:number-rows-spanned="2" table:number-columns-spanned="2" office:value-type="string">
            <text:p text:style-name="P310">Вид </text:p>
            <text:p text:style-name="P310">контроля.</text:p>
            <text:p text:style-name="P304">Объем<text:line-break/>выборки<text:line-break/>или<text:line-break/>пробы</text:p>
          </table:table-cell>
          <table:covered-table-cell/>
          <table:table-cell table:style-name="Таблица58.E1" table:number-rows-spanned="2" office:value-type="string">
            <text:p text:style-name="P305">Допусти<text:span text:style-name="T50">-</text:span>мый<text:line-break/>расход<text:line-break/>ресурса<text:line-break/></text:p>
          </table:table-cell>
          <table:table-cell table:style-name="Таблица58.H1" table:number-rows-spanned="2" table:number-columns-spanned="2" office:value-type="string">
            <text:p text:style-name="P304">Подразделения,<text:line-break/>участвующие<text:line-break/>во входном<text:line-break/>контроле</text:p>
          </table:table-cell>
          <table:covered-table-cell/>
        </table:table-row>
        <table:table-row table:style-name="Таблица58.1">
          <table:table-cell table:style-name="Таблица58.A2" table:number-columns-spanned="2" office:value-type="string">
            <text:p text:style-name="P234">Контролируемые параметры<text:line-break/>(показатели)</text:p>
          </table:table-cell>
          <table:covered-table-cell/>
          <table:table-cell table:style-name="Таблица58.A2" office:value-type="string">
            <text:p text:style-name="P234">Номера<text:line-break/>пунктов<text:line-break/>докумен<text:span text:style-name="T49">-</text:span><text:line-break/>т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8.3">
          <table:table-cell table:style-name="Таблица58.A2" table:number-columns-spanned="2" office:value-type="string">
            <text:p text:style-name="P898">Наличие сопроводительного сертификата или</text:p>
          </table:table-cell>
          <table:covered-table-cell/>
          <table:table-cell table:style-name="Таблица58.A2" office:value-type="string">
            <text:p text:style-name="P457">-</text:p>
          </table:table-cell>
          <table:table-cell table:style-name="Таблица58.A2" office:value-type="string">
            <text:p text:style-name="P451"><text:s text:c="34"/>- <text:s text:c="4"/></text:p>
          </table:table-cell>
          <table:table-cell table:style-name="Таблица58.A2" table:number-columns-spanned="2" office:value-type="string">
            <text:p text:style-name="P256">Сплошной</text:p>
          </table:table-cell>
          <table:covered-table-cell/>
          <table:table-cell table:style-name="Таблица58.A2" office:value-type="string">
            <text:p text:style-name="P256">0</text:p>
          </table:table-cell>
          <table:table-cell table:style-name="Таблица58.H3" table:number-columns-spanned="2" office:value-type="string">
            <text:p text:style-name="P920"><text:span text:style-name="T36"><text:s/></text:span><text:span text:style-name="T37">Цех 23, </text:span></text:p>
          </table:table-cell>
          <table:covered-table-cell/>
        </table:table-row>
        <table:table-row table:style-name="Таблица58.3">
          <table:table-cell table:style-name="Таблица58.A2" table:number-columns-spanned="2" office:value-type="string">
            <text:p text:style-name="P887"><text:span text:style-name="T128">другого </text:span><text:s/><text:span text:style-name="T128">документа <text:s/>подтверждающего</text:span></text:p>
          </table:table-cell>
          <table:covered-table-cell/>
          <table:table-cell table:style-name="Таблица58.A2" office:value-type="string">
            <text:p text:style-name="P457"/>
          </table:table-cell>
          <table:table-cell table:style-name="Таблица58.A2" office:value-type="string">
            <text:p text:style-name="P451"/>
          </table:table-cell>
          <table:table-cell table:style-name="Таблица58.A2" table:number-columns-spanned="2" office:value-type="string">
            <text:p text:style-name="P202"/>
          </table:table-cell>
          <table:covered-table-cell/>
          <table:table-cell table:style-name="Таблица58.A2" office:value-type="string">
            <text:p text:style-name="P332"/>
          </table:table-cell>
          <table:table-cell table:style-name="Таблица58.H3" table:number-columns-spanned="2" office:value-type="string">
            <text:p text:style-name="P904">ОТК</text:p>
          </table:table-cell>
          <table:covered-table-cell/>
        </table:table-row>
        <table:table-row table:style-name="Таблица58.3">
          <table:table-cell table:style-name="Таблица58.A2" table:number-columns-spanned="2" office:value-type="string">
            <text:p text:style-name="P894">качество материала с указанием гарантийного</text:p>
          </table:table-cell>
          <table:covered-table-cell/>
          <table:table-cell table:style-name="Таблица58.A2" office:value-type="string">
            <text:p text:style-name="P460"/>
          </table:table-cell>
          <table:table-cell table:style-name="Таблица58.A2" office:value-type="string">
            <text:p text:style-name="P451"/>
          </table:table-cell>
          <table:table-cell table:style-name="Таблица58.A2" table:number-columns-spanned="2" office:value-type="string">
            <text:p text:style-name="P451"/>
          </table:table-cell>
          <table:covered-table-cell/>
          <table:table-cell table:style-name="Таблица58.A2" office:value-type="string">
            <text:p text:style-name="P473"/>
          </table:table-cell>
          <table:table-cell table:style-name="Таблица58.H3" table:number-columns-spanned="2" office:value-type="string">
            <text:p text:style-name="P465"/>
          </table:table-cell>
          <table:covered-table-cell/>
        </table:table-row>
        <table:table-row table:style-name="Таблица58.3">
          <table:table-cell table:style-name="Таблица58.A2" table:number-columns-spanned="2" office:value-type="string">
            <text:p text:style-name="P894">срока и <text:s/>даты изготовления</text:p>
          </table:table-cell>
          <table:covered-table-cell/>
          <table:table-cell table:style-name="Таблица58.A2" office:value-type="string">
            <text:p text:style-name="P457"/>
          </table:table-cell>
          <table:table-cell table:style-name="Таблица58.A2" office:value-type="string">
            <text:p text:style-name="P451"/>
          </table:table-cell>
          <table:table-cell table:style-name="Таблица58.A2" table:number-columns-spanned="2" office:value-type="string">
            <text:p text:style-name="P451"><text:s/></text:p>
          </table:table-cell>
          <table:covered-table-cell/>
          <table:table-cell table:style-name="Таблица58.A2" office:value-type="string">
            <text:p text:style-name="P473"/>
          </table:table-cell>
          <table:table-cell table:style-name="Таблица58.H3" table:number-columns-spanned="2" office:value-type="string">
            <text:p text:style-name="P473"/>
          </table:table-cell>
          <table:covered-table-cell/>
        </table:table-row>
        <table:table-row table:style-name="Таблица58.3">
          <table:table-cell table:style-name="Таблица58.A2" table:number-columns-spanned="2" office:value-type="string">
            <text:p text:style-name="P887"><text:span text:style-name="T268">В случае отсутствия даты </text:span><text:span text:style-name="T267">изготовления</text:span><text:span text:style-name="T268"> гарантийный</text:span></text:p>
          </table:table-cell>
          <table:covered-table-cell/>
          <table:table-cell table:style-name="Таблица58.A2" office:value-type="string">
            <text:p text:style-name="P228"/>
          </table:table-cell>
          <table:table-cell table:style-name="Таблица58.A2" office:value-type="string">
            <text:p text:style-name="P244"/>
          </table:table-cell>
          <table:table-cell table:style-name="Таблица58.A2" table:number-columns-spanned="2" office:value-type="string">
            <text:p text:style-name="P202"/>
          </table:table-cell>
          <table:covered-table-cell/>
          <table:table-cell table:style-name="Таблица58.A2" office:value-type="string">
            <text:p text:style-name="P332"/>
          </table:table-cell>
          <table:table-cell table:style-name="Таблица58.H3" table:number-columns-spanned="2" office:value-type="string">
            <text:p text:style-name="P332"/>
          </table:table-cell>
          <table:covered-table-cell/>
        </table:table-row>
        <table:table-row table:style-name="Таблица58.3">
          <table:table-cell table:style-name="Таблица58.A2" table:number-columns-spanned="2" office:value-type="string">
            <text:p text:style-name="P887"><text:span text:style-name="T268">срок <text:s/>исчислять <text:s/>с даты <text:s/></text:span><text:span text:style-name="T267">печати сертификата или другого </text:span></text:p>
          </table:table-cell>
          <table:covered-table-cell/>
          <table:table-cell table:style-name="Таблица58.A2" office:value-type="string">
            <text:p text:style-name="P228"/>
          </table:table-cell>
          <table:table-cell table:style-name="Таблица58.A2" office:value-type="string">
            <text:p text:style-name="P332"/>
          </table:table-cell>
          <table:table-cell table:style-name="Таблица58.A2" table:number-columns-spanned="2" office:value-type="string">
            <text:p text:style-name="P202"/>
          </table:table-cell>
          <table:covered-table-cell/>
          <table:table-cell table:style-name="Таблица58.A2" office:value-type="string">
            <text:p text:style-name="P332"/>
          </table:table-cell>
          <table:table-cell table:style-name="Таблица58.H3" table:number-columns-spanned="2" office:value-type="string">
            <text:p text:style-name="P332"/>
          </table:table-cell>
          <table:covered-table-cell/>
        </table:table-row>
        <table:table-row table:style-name="Таблица58.3">
          <table:table-cell table:style-name="Таблица58.A2" table:number-columns-spanned="2" office:value-type="string">
            <text:p text:style-name="P914">сопровождающего документа</text:p>
          </table:table-cell>
          <table:covered-table-cell/>
          <table:table-cell table:style-name="Таблица58.A2" office:value-type="string">
            <text:p text:style-name="P228"/>
          </table:table-cell>
          <table:table-cell table:style-name="Таблица58.A2" office:value-type="string">
            <text:p text:style-name="P202"/>
          </table:table-cell>
          <table:table-cell table:style-name="Таблица58.A2" table:number-columns-spanned="2" office:value-type="string">
            <text:p text:style-name="P275"/>
          </table:table-cell>
          <table:covered-table-cell/>
          <table:table-cell table:style-name="Таблица58.A2" office:value-type="string">
            <text:p text:style-name="P332"/>
          </table:table-cell>
          <table:table-cell table:style-name="Таблица58.H3" table:number-columns-spanned="2" office:value-type="string">
            <text:p text:style-name="P279"/>
          </table:table-cell>
          <table:covered-table-cell/>
        </table:table-row>
        <table:table-row table:style-name="Таблица58.3">
          <table:table-cell table:style-name="Таблица58.A2" table:number-columns-spanned="2" office:value-type="string">
            <text:p text:style-name="P887"/>
          </table:table-cell>
          <table:covered-table-cell/>
          <table:table-cell table:style-name="Таблица58.A2" office:value-type="string">
            <text:p text:style-name="P457"/>
          </table:table-cell>
          <table:table-cell table:style-name="Таблица58.A2" office:value-type="string">
            <text:p text:style-name="P451"/>
          </table:table-cell>
          <table:table-cell table:style-name="Таблица58.A2" table:number-columns-spanned="2" office:value-type="string">
            <text:p text:style-name="P256"/>
          </table:table-cell>
          <table:covered-table-cell/>
          <table:table-cell table:style-name="Таблица58.A2" office:value-type="string">
            <text:p text:style-name="P256"/>
          </table:table-cell>
          <table:table-cell table:style-name="Таблица58.H3" table:number-columns-spanned="2" office:value-type="string">
            <text:p text:style-name="P908"><text:s/></text:p>
          </table:table-cell>
          <table:covered-table-cell/>
        </table:table-row>
        <table:table-row table:style-name="Таблица58.3">
          <table:table-cell table:style-name="Таблица58.A2" table:number-columns-spanned="2" office:value-type="string">
            <text:p text:style-name="P217"><text:s/></text:p>
          </table:table-cell>
          <table:covered-table-cell/>
          <table:table-cell table:style-name="Таблица58.A2" office:value-type="string">
            <text:p text:style-name="P228"/>
          </table:table-cell>
          <table:table-cell table:style-name="Таблица58.A2" office:value-type="string">
            <text:p text:style-name="P202"/>
          </table:table-cell>
          <table:table-cell table:style-name="Таблица58.A2" table:number-columns-spanned="2" office:value-type="string">
            <text:p text:style-name="P332"/>
          </table:table-cell>
          <table:covered-table-cell/>
          <table:table-cell table:style-name="Таблица58.A2" office:value-type="string">
            <text:p text:style-name="P332"/>
          </table:table-cell>
          <table:table-cell table:style-name="Таблица58.H3" table:number-columns-spanned="2" office:value-type="string">
            <text:p text:style-name="P332"/>
          </table:table-cell>
          <table:covered-table-cell/>
        </table:table-row>
        <table:table-row table:style-name="Таблица58.3">
          <table:table-cell table:style-name="Таблица58.A2" table:number-columns-spanned="2" office:value-type="string">
            <text:p text:style-name="P113"/>
          </table:table-cell>
          <table:covered-table-cell/>
          <table:table-cell table:style-name="Таблица58.A2" office:value-type="string">
            <text:p text:style-name="P101"/>
          </table:table-cell>
          <table:table-cell table:style-name="Таблица58.A2" office:value-type="string">
            <text:p text:style-name="P178"/>
          </table:table-cell>
          <table:table-cell table:style-name="Таблица58.A2" table:number-columns-spanned="2" office:value-type="string">
            <text:p text:style-name="P178"/>
          </table:table-cell>
          <table:covered-table-cell/>
          <table:table-cell table:style-name="Таблица58.A2" office:value-type="string">
            <text:p text:style-name="P178"/>
          </table:table-cell>
          <table:table-cell table:style-name="Таблица58.H3" table:number-columns-spanned="2" office:value-type="string">
            <text:p text:style-name="P178"/>
          </table:table-cell>
          <table:covered-table-cell/>
        </table:table-row>
        <table:table-row table:style-name="Таблица58.3">
          <table:table-cell table:style-name="Таблица58.A2" table:number-columns-spanned="2" office:value-type="string">
            <text:p text:style-name="P113"/>
          </table:table-cell>
          <table:covered-table-cell/>
          <table:table-cell table:style-name="Таблица58.A2" office:value-type="string">
            <text:p text:style-name="P101"/>
          </table:table-cell>
          <table:table-cell table:style-name="Таблица58.A2" office:value-type="string">
            <text:p text:style-name="P178"/>
          </table:table-cell>
          <table:table-cell table:style-name="Таблица58.A2" table:number-columns-spanned="2" office:value-type="string">
            <text:p text:style-name="P178"/>
          </table:table-cell>
          <table:covered-table-cell/>
          <table:table-cell table:style-name="Таблица58.A2" office:value-type="string">
            <text:p text:style-name="P178"/>
          </table:table-cell>
          <table:table-cell table:style-name="Таблица58.H3" table:number-columns-spanned="2" office:value-type="string">
            <text:p text:style-name="P178"/>
          </table:table-cell>
          <table:covered-table-cell/>
        </table:table-row>
        <table:table-row table:style-name="Таблица58.3">
          <table:table-cell table:style-name="Таблица58.A2" table:number-columns-spanned="2" office:value-type="string">
            <text:p text:style-name="P113"/>
          </table:table-cell>
          <table:covered-table-cell/>
          <table:table-cell table:style-name="Таблица58.A2" office:value-type="string">
            <text:p text:style-name="P101"/>
          </table:table-cell>
          <table:table-cell table:style-name="Таблица58.A2" office:value-type="string">
            <text:p text:style-name="P178"/>
          </table:table-cell>
          <table:table-cell table:style-name="Таблица58.A2" table:number-columns-spanned="2" office:value-type="string">
            <text:p text:style-name="P178"/>
          </table:table-cell>
          <table:covered-table-cell/>
          <table:table-cell table:style-name="Таблица58.A2" office:value-type="string">
            <text:p text:style-name="P178"/>
          </table:table-cell>
          <table:table-cell table:style-name="Таблица58.H3" table:number-columns-spanned="2" office:value-type="string">
            <text:p text:style-name="P178"/>
          </table:table-cell>
          <table:covered-table-cell/>
        </table:table-row>
        <table:table-row table:style-name="Таблица58.3">
          <table:table-cell table:style-name="Таблица58.A2" table:number-columns-spanned="2" office:value-type="string">
            <text:p text:style-name="P113"/>
          </table:table-cell>
          <table:covered-table-cell/>
          <table:table-cell table:style-name="Таблица58.A2" office:value-type="string">
            <text:p text:style-name="P101"/>
          </table:table-cell>
          <table:table-cell table:style-name="Таблица58.A2" office:value-type="string">
            <text:p text:style-name="P178"/>
          </table:table-cell>
          <table:table-cell table:style-name="Таблица58.A2" table:number-columns-spanned="2" office:value-type="string">
            <text:p text:style-name="P178"/>
          </table:table-cell>
          <table:covered-table-cell/>
          <table:table-cell table:style-name="Таблица58.A2" office:value-type="string">
            <text:p text:style-name="P178"/>
          </table:table-cell>
          <table:table-cell table:style-name="Таблица58.H3" table:number-columns-spanned="2" office:value-type="string">
            <text:p text:style-name="P178"/>
          </table:table-cell>
          <table:covered-table-cell/>
        </table:table-row>
        <table:table-row table:style-name="Таблица58.3">
          <table:table-cell table:style-name="Таблица58.A2" table:number-columns-spanned="2" office:value-type="string">
            <text:p text:style-name="P113"/>
          </table:table-cell>
          <table:covered-table-cell/>
          <table:table-cell table:style-name="Таблица58.A2" office:value-type="string">
            <text:p text:style-name="P101"/>
          </table:table-cell>
          <table:table-cell table:style-name="Таблица58.A2" office:value-type="string">
            <text:p text:style-name="P178"/>
          </table:table-cell>
          <table:table-cell table:style-name="Таблица58.A2" table:number-columns-spanned="2" office:value-type="string">
            <text:p text:style-name="P178"/>
          </table:table-cell>
          <table:covered-table-cell/>
          <table:table-cell table:style-name="Таблица58.A2" office:value-type="string">
            <text:p text:style-name="P178"/>
          </table:table-cell>
          <table:table-cell table:style-name="Таблица58.H3" table:number-columns-spanned="2" office:value-type="string">
            <text:p text:style-name="P178"/>
          </table:table-cell>
          <table:covered-table-cell/>
        </table:table-row>
        <table:table-row table:style-name="Таблица58.3">
          <table:table-cell table:style-name="Таблица58.A2" table:number-columns-spanned="2" office:value-type="string">
            <text:p text:style-name="P113"/>
          </table:table-cell>
          <table:covered-table-cell/>
          <table:table-cell table:style-name="Таблица58.A2" office:value-type="string">
            <text:p text:style-name="P101"/>
          </table:table-cell>
          <table:table-cell table:style-name="Таблица58.A2" office:value-type="string">
            <text:p text:style-name="P178"/>
          </table:table-cell>
          <table:table-cell table:style-name="Таблица58.A2" table:number-columns-spanned="2" office:value-type="string">
            <text:p text:style-name="P178"/>
          </table:table-cell>
          <table:covered-table-cell/>
          <table:table-cell table:style-name="Таблица58.A2" office:value-type="string">
            <text:p text:style-name="P178"/>
          </table:table-cell>
          <table:table-cell table:style-name="Таблица58.H3" table:number-columns-spanned="2" office:value-type="string">
            <text:p text:style-name="P178"/>
          </table:table-cell>
          <table:covered-table-cell/>
        </table:table-row>
        <table:table-row table:style-name="Таблица58.18">
          <table:table-cell table:style-name="Таблица58.A18" office:value-type="string">
            <text:p text:style-name="P369">ПВК</text:p>
          </table:table-cell>
          <table:table-cell table:style-name="Таблица58.B18" table:number-columns-spanned="4" office:value-type="string">
            <text:p text:style-name="P386">Перечень входного контроля</text:p>
          </table:table-cell>
          <table:covered-table-cell/>
          <table:covered-table-cell/>
          <table:covered-table-cell/>
          <table:table-cell table:style-name="Таблица58.B18" table:number-columns-spanned="3" office:value-type="string">
            <text:p text:style-name="P166"/>
          </table:table-cell>
          <table:covered-table-cell/>
          <table:covered-table-cell/>
          <table:table-cell table:style-name="Таблица58.I18" office:value-type="string">
            <text:p text:style-name="P166"/>
          </table:table-cell>
        </table:table-row>
      </table:table>
      <text:p text:style-name="P996">СТО 07521831-55-2017 <text:span text:style-name="T332">Приложение А</text:span></text:p>
      <table:table table:name="Таблица59" table:style-name="Таблица59">
        <table:table-column table:style-name="Таблица59.A"/>
        <table:table-column table:style-name="Таблица59.B"/>
        <table:table-column table:style-name="Таблица59.C"/>
        <table:table-column table:style-name="Таблица59.D"/>
        <table:table-column table:style-name="Таблица59.E"/>
        <table:table-column table:style-name="Таблица59.F"/>
        <table:table-column table:style-name="Таблица59.G"/>
        <table:table-column table:style-name="Таблица59.H"/>
        <table:table-row table:style-name="Таблица59.1">
          <table:table-cell table:style-name="Таблица59.A1" office:value-type="string">
            <text:p text:style-name="P86">Дубл.</text:p>
          </table:table-cell>
          <table:table-cell table:style-name="Таблица59.A1" office:value-type="string">
            <text:p text:style-name="P530"/>
          </table:table-cell>
          <table:table-cell table:style-name="Таблица59.A1" office:value-type="string">
            <text:p text:style-name="P530"/>
          </table:table-cell>
          <table:table-cell table:style-name="Таблица59.D2" office:value-type="string">
            <text:p text:style-name="P530"/>
          </table:table-cell>
          <table:table-cell table:style-name="Таблица59.E1" office:value-type="string">
            <text:p text:style-name="P530"><text:s text:c="15"/></text:p>
          </table:table-cell>
          <table:table-cell table:style-name="Таблица59.F1" table:number-columns-spanned="2" office:value-type="string">
            <text:p text:style-name="P530"/>
          </table:table-cell>
          <table:covered-table-cell/>
          <table:table-cell table:style-name="Таблица59.H1" office:value-type="string">
            <text:p text:style-name="P530"/>
          </table:table-cell>
        </table:table-row>
        <table:table-row table:style-name="Таблица59.1">
          <table:table-cell table:style-name="Таблица59.A1" office:value-type="string">
            <text:p text:style-name="P86">Взам.</text:p>
          </table:table-cell>
          <table:table-cell table:style-name="Таблица59.A1" office:value-type="string">
            <text:p text:style-name="P530"/>
          </table:table-cell>
          <table:table-cell table:style-name="Таблица59.A1" office:value-type="string">
            <text:p text:style-name="P530"/>
          </table:table-cell>
          <table:table-cell table:style-name="Таблица59.D2" office:value-type="string">
            <text:p text:style-name="P530"/>
          </table:table-cell>
          <table:table-cell table:style-name="Таблица59.E3" table:number-columns-spanned="2" office:value-type="string">
            <text:p text:style-name="P530"/>
          </table:table-cell>
          <table:covered-table-cell/>
          <table:table-cell table:style-name="Таблица59.G3" table:number-rows-spanned="2" table:number-columns-spanned="2" office:value-type="string">
            <text:p text:style-name="P530"/>
          </table:table-cell>
          <table:covered-table-cell/>
        </table:table-row>
        <table:table-row table:style-name="Таблица59.1">
          <table:table-cell table:style-name="Таблица59.A1" office:value-type="string">
            <text:p text:style-name="P86">Подл.</text:p>
          </table:table-cell>
          <table:table-cell table:style-name="Таблица59.A1" office:value-type="string">
            <text:p text:style-name="P555"/>
          </table:table-cell>
          <table:table-cell table:style-name="Таблица59.A1" office:value-type="string">
            <text:p text:style-name="P530"/>
          </table:table-cell>
          <table:table-cell table:style-name="Таблица59.A1" office:value-type="string">
            <text:p text:style-name="P530"/>
          </table:table-cell>
          <table:table-cell table:style-name="Таблица59.E3" table:number-columns-spanned="2" office:value-type="string">
            <text:p text:style-name="P530"/>
          </table:table-cell>
          <table:covered-table-cell/>
          <table:covered-table-cell/>
          <table:covered-table-cell/>
        </table:table-row>
      </table:table>
      <table:table table:name="Таблица61" table:style-name="Таблица61">
        <table:table-column table:style-name="Таблица61.A"/>
        <table:table-column table:style-name="Таблица61.B"/>
        <table:table-column table:style-name="Таблица61.C"/>
        <table:table-column table:style-name="Таблица61.D"/>
        <table:table-column table:style-name="Таблица61.E"/>
        <table:table-column table:style-name="Таблица61.F"/>
        <table:table-column table:style-name="Таблица61.G"/>
        <table:table-column table:style-name="Таблица61.H"/>
        <table:table-column table:style-name="Таблица61.I"/>
        <table:table-column table:style-name="Таблица61.J"/>
        <table:table-column table:style-name="Таблица61.K"/>
        <table:table-column table:style-name="Таблица61.L"/>
        <table:table-column table:style-name="Таблица61.M"/>
        <table:table-column table:style-name="Таблица61.N"/>
        <table:table-column table:style-name="Таблица61.O"/>
        <table:table-column table:style-name="Таблица61.P"/>
        <table:table-row table:style-name="Таблица61.1">
          <table:table-cell table:style-name="Таблица61.A1" table:number-columns-spanned="11" office:value-type="string">
            <text:p text:style-name="P411"><text:span text:style-name="T94"><text:s/>Гарантийный срок хранения:</text:span><text:span text:style-name="T104"> <text:s/></text:span><text:span text:style-name="T103">по сопроводительному документу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1.L1" table:number-columns-spanned="2" office:value-type="string">
            <text:p text:style-name="P43"/>
          </table:table-cell>
          <table:covered-table-cell/>
          <table:table-cell table:style-name="Таблица61.N1" table:number-columns-spanned="2" office:value-type="string">
            <text:h text:style-name="P1041" text:outline-level="7"/>
          </table:table-cell>
          <table:covered-table-cell/>
          <table:table-cell table:style-name="Таблица61.P1" office:value-type="string">
            <text:p text:style-name="P402"><text:span text:style-name="T327">2</text:span>0</text:p>
          </table:table-cell>
        </table:table-row>
        <table:table-row table:style-name="Таблица61.1">
          <table:table-cell table:style-name="Таблица61.A2" table:number-columns-spanned="16" office:value-type="string">
            <text:p text:style-name="P63"><text:s/>Срок хранени<text:span text:style-name="T48">я</text:span> до перепроверки продукции (для изделий ВТ)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1.3">
          <table:table-cell table:style-name="Таблица61.A1" table:number-rows-spanned="3" office:value-type="string">
            <text:p text:style-name="P43"/>
          </table:table-cell>
          <table:table-cell table:style-name="Таблица61.L1" office:value-type="string">
            <text:p text:style-name="P43"/>
          </table:table-cell>
          <table:table-cell table:style-name="Таблица61.L1" office:value-type="string">
            <text:p text:style-name="P43"/>
          </table:table-cell>
          <table:table-cell table:style-name="Таблица61.L1" office:value-type="string">
            <text:p text:style-name="P43"/>
          </table:table-cell>
          <table:table-cell table:style-name="Таблица61.L1" office:value-type="string">
            <text:p text:style-name="P43"/>
          </table:table-cell>
          <table:table-cell table:style-name="Таблица61.L1" office:value-type="string">
            <text:p text:style-name="P43"/>
          </table:table-cell>
          <table:table-cell table:style-name="Таблица61.L1" office:value-type="string">
            <text:p text:style-name="P43"/>
          </table:table-cell>
          <table:table-cell table:style-name="Таблица61.L1" office:value-type="string">
            <text:p text:style-name="P43"/>
          </table:table-cell>
          <table:table-cell table:style-name="Таблица61.L1" office:value-type="string">
            <text:p text:style-name="P43"/>
          </table:table-cell>
          <table:table-cell table:style-name="Таблица61.J3" office:value-type="string">
            <text:p text:style-name="P43"/>
          </table:table-cell>
          <table:table-cell table:style-name="Таблица61.K3" table:number-columns-spanned="2" office:value-type="string">
            <text:p text:style-name="P43"/>
          </table:table-cell>
          <table:covered-table-cell/>
          <table:table-cell table:style-name="Таблица61.M3" table:number-rows-spanned="3" table:number-columns-spanned="2" office:value-type="string">
            <text:h text:style-name="P1059" text:outline-level="8">Пластик PETG </text:h>
          </table:table-cell>
          <table:covered-table-cell/>
          <table:table-cell table:style-name="Таблица61.O3" table:number-rows-spanned="3" table:number-columns-spanned="2" office:value-type="string">
            <text:p text:style-name="P590">К.02 - 2024</text:p>
          </table:table-cell>
          <table:covered-table-cell/>
        </table:table-row>
        <table:table-row table:style-name="Таблица61.3">
          <table:covered-table-cell/>
          <table:table-cell table:style-name="Таблица61.B4" office:value-type="string">
            <text:p text:style-name="P530"/>
          </table:table-cell>
          <table:table-cell table:style-name="Таблица61.C4" office:value-type="string">
            <text:p text:style-name="P530"/>
          </table:table-cell>
          <table:table-cell table:style-name="Таблица61.D4" office:value-type="string">
            <text:p text:style-name="P530"/>
          </table:table-cell>
          <table:table-cell table:style-name="Таблица61.E4" office:value-type="string">
            <text:p text:style-name="P530"/>
          </table:table-cell>
          <table:table-cell table:style-name="Таблица61.F4" office:value-type="string">
            <text:p text:style-name="P530"/>
          </table:table-cell>
          <table:table-cell table:style-name="Таблица61.G4" office:value-type="string">
            <text:p text:style-name="P530"/>
          </table:table-cell>
          <table:table-cell table:style-name="Таблица61.H4" office:value-type="string">
            <text:p text:style-name="P530"/>
          </table:table-cell>
          <table:table-cell table:style-name="Таблица61.I4" office:value-type="string">
            <text:p text:style-name="P530"/>
          </table:table-cell>
          <table:table-cell table:style-name="Таблица61.J4" office:value-type="string">
            <text:p text:style-name="P530"/>
          </table:table-cell>
          <table:table-cell table:style-name="Таблица61.K4" table:number-columns-spanned="2" office:value-type="string">
            <text:p text:style-name="P53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61.3">
          <table:covered-table-cell/>
          <table:table-cell table:style-name="Таблица61.B5" office:value-type="string">
            <text:p text:style-name="P530"/>
          </table:table-cell>
          <table:table-cell table:style-name="Таблица61.C5" office:value-type="string">
            <text:p text:style-name="P530"/>
          </table:table-cell>
          <table:table-cell table:style-name="Таблица61.D5" office:value-type="string">
            <text:p text:style-name="P530"/>
          </table:table-cell>
          <table:table-cell table:style-name="Таблица61.E5" office:value-type="string">
            <text:p text:style-name="P530"/>
          </table:table-cell>
          <table:table-cell table:style-name="Таблица61.F5" office:value-type="string">
            <text:p text:style-name="P530"/>
          </table:table-cell>
          <table:table-cell table:style-name="Таблица61.G5" office:value-type="string">
            <text:p text:style-name="P530"/>
          </table:table-cell>
          <table:table-cell table:style-name="Таблица61.H5" office:value-type="string">
            <text:p text:style-name="P530"/>
          </table:table-cell>
          <table:table-cell table:style-name="Таблица61.I5" office:value-type="string">
            <text:p text:style-name="P530"/>
          </table:table-cell>
          <table:table-cell table:style-name="Таблица61.J5" office:value-type="string">
            <text:p text:style-name="P530"/>
          </table:table-cell>
          <table:table-cell table:style-name="Таблица61.K5" table:number-columns-spanned="2" office:value-type="string">
            <text:p text:style-name="P530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Таблица62" table:style-name="Таблица62">
        <table:table-column table:style-name="Таблица62.A"/>
        <table:table-column table:style-name="Таблица62.B"/>
        <table:table-column table:style-name="Таблица62.C"/>
        <table:table-column table:style-name="Таблица62.D"/>
        <table:table-column table:style-name="Таблица62.E"/>
        <table:table-column table:style-name="Таблица62.F"/>
        <table:table-column table:style-name="Таблица62.G"/>
        <table:table-column table:style-name="Таблица62.H"/>
        <table:table-column table:style-name="Таблица62.I"/>
        <table:table-row table:style-name="Таблица62.1">
          <table:table-cell table:style-name="Таблица62.A1" table:number-columns-spanned="3" office:value-type="string">
            <text:p text:style-name="P234">Состав контролируемых па<text:span text:style-name="T17">р</text:span>аметров продукции,<text:line-break/>методы ее контроля</text:p>
          </table:table-cell>
          <table:covered-table-cell/>
          <table:covered-table-cell/>
          <table:table-cell table:style-name="Таблица62.A1" table:number-rows-spanned="2" office:value-type="string">
            <text:p text:style-name="P304">Средства измерений<text:line-break/>или требуемые метрологические<text:line-break/>характеристики средств измерений</text:p>
          </table:table-cell>
          <table:table-cell table:style-name="Таблица62.E1" table:number-rows-spanned="2" table:number-columns-spanned="2" office:value-type="string">
            <text:p text:style-name="P310">Вид </text:p>
            <text:p text:style-name="P310">контроля.</text:p>
            <text:p text:style-name="P304">Объем<text:line-break/>выборки<text:line-break/>или<text:line-break/>пробы</text:p>
          </table:table-cell>
          <table:covered-table-cell/>
          <table:table-cell table:style-name="Таблица62.E1" table:number-rows-spanned="2" office:value-type="string">
            <text:p text:style-name="P305">Допусти<text:span text:style-name="T50">-</text:span>мый<text:line-break/>расход<text:line-break/>ресурса<text:line-break/></text:p>
          </table:table-cell>
          <table:table-cell table:style-name="Таблица62.H1" table:number-rows-spanned="2" table:number-columns-spanned="2" office:value-type="string">
            <text:p text:style-name="P304">Подразделения,<text:line-break/>участвующие<text:line-break/>во входном<text:line-break/>контроле</text:p>
          </table:table-cell>
          <table:covered-table-cell/>
        </table:table-row>
        <table:table-row table:style-name="Таблица62.1">
          <table:table-cell table:style-name="Таблица62.A2" table:number-columns-spanned="2" office:value-type="string">
            <text:p text:style-name="P234">Контролируемые параметры<text:line-break/>(показатели)</text:p>
          </table:table-cell>
          <table:covered-table-cell/>
          <table:table-cell table:style-name="Таблица62.A2" office:value-type="string">
            <text:p text:style-name="P234">Номера<text:line-break/>пунктов<text:line-break/>докумен<text:span text:style-name="T49">-</text:span><text:line-break/>т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2.3">
          <table:table-cell table:style-name="Таблица62.A2" table:number-columns-spanned="2" office:value-type="string">
            <text:p text:style-name="P898">Наличие сопроводительного сертификата или</text:p>
          </table:table-cell>
          <table:covered-table-cell/>
          <table:table-cell table:style-name="Таблица62.A2" office:value-type="string">
            <text:p text:style-name="P457">-</text:p>
          </table:table-cell>
          <table:table-cell table:style-name="Таблица62.A2" office:value-type="string">
            <text:p text:style-name="P451"><text:s text:c="34"/>- <text:s text:c="4"/></text:p>
          </table:table-cell>
          <table:table-cell table:style-name="Таблица62.A2" table:number-columns-spanned="2" office:value-type="string">
            <text:p text:style-name="P256">Сплошной</text:p>
          </table:table-cell>
          <table:covered-table-cell/>
          <table:table-cell table:style-name="Таблица62.A2" office:value-type="string">
            <text:p text:style-name="P256">0</text:p>
          </table:table-cell>
          <table:table-cell table:style-name="Таблица62.H3" table:number-columns-spanned="2" office:value-type="string">
            <text:p text:style-name="P920"><text:span text:style-name="T36"><text:s/></text:span><text:span text:style-name="T37">Цех 23, </text:span></text:p>
          </table:table-cell>
          <table:covered-table-cell/>
        </table:table-row>
        <table:table-row table:style-name="Таблица62.3">
          <table:table-cell table:style-name="Таблица62.A2" table:number-columns-spanned="2" office:value-type="string">
            <text:p text:style-name="P887"><text:span text:style-name="T128">другого </text:span><text:s/><text:span text:style-name="T128">документа <text:s/>подтверждающего</text:span></text:p>
          </table:table-cell>
          <table:covered-table-cell/>
          <table:table-cell table:style-name="Таблица62.A2" office:value-type="string">
            <text:p text:style-name="P457"/>
          </table:table-cell>
          <table:table-cell table:style-name="Таблица62.A2" office:value-type="string">
            <text:p text:style-name="P451"/>
          </table:table-cell>
          <table:table-cell table:style-name="Таблица62.A2" table:number-columns-spanned="2" office:value-type="string">
            <text:p text:style-name="P202"/>
          </table:table-cell>
          <table:covered-table-cell/>
          <table:table-cell table:style-name="Таблица62.A2" office:value-type="string">
            <text:p text:style-name="P332"/>
          </table:table-cell>
          <table:table-cell table:style-name="Таблица62.H3" table:number-columns-spanned="2" office:value-type="string">
            <text:p text:style-name="P904">ОТК</text:p>
          </table:table-cell>
          <table:covered-table-cell/>
        </table:table-row>
        <table:table-row table:style-name="Таблица62.3">
          <table:table-cell table:style-name="Таблица62.A2" table:number-columns-spanned="2" office:value-type="string">
            <text:p text:style-name="P894">качество материала с указанием гарантийного</text:p>
          </table:table-cell>
          <table:covered-table-cell/>
          <table:table-cell table:style-name="Таблица62.A2" office:value-type="string">
            <text:p text:style-name="P460"/>
          </table:table-cell>
          <table:table-cell table:style-name="Таблица62.A2" office:value-type="string">
            <text:p text:style-name="P451"/>
          </table:table-cell>
          <table:table-cell table:style-name="Таблица62.A2" table:number-columns-spanned="2" office:value-type="string">
            <text:p text:style-name="P451"/>
          </table:table-cell>
          <table:covered-table-cell/>
          <table:table-cell table:style-name="Таблица62.A2" office:value-type="string">
            <text:p text:style-name="P473"/>
          </table:table-cell>
          <table:table-cell table:style-name="Таблица62.H3" table:number-columns-spanned="2" office:value-type="string">
            <text:p text:style-name="P465"/>
          </table:table-cell>
          <table:covered-table-cell/>
        </table:table-row>
        <table:table-row table:style-name="Таблица62.3">
          <table:table-cell table:style-name="Таблица62.A2" table:number-columns-spanned="2" office:value-type="string">
            <text:p text:style-name="P894">срока и <text:s/>даты изготовления</text:p>
          </table:table-cell>
          <table:covered-table-cell/>
          <table:table-cell table:style-name="Таблица62.A2" office:value-type="string">
            <text:p text:style-name="P457"/>
          </table:table-cell>
          <table:table-cell table:style-name="Таблица62.A2" office:value-type="string">
            <text:p text:style-name="P451"/>
          </table:table-cell>
          <table:table-cell table:style-name="Таблица62.A2" table:number-columns-spanned="2" office:value-type="string">
            <text:p text:style-name="P451"><text:s/></text:p>
          </table:table-cell>
          <table:covered-table-cell/>
          <table:table-cell table:style-name="Таблица62.A2" office:value-type="string">
            <text:p text:style-name="P473"/>
          </table:table-cell>
          <table:table-cell table:style-name="Таблица62.H3" table:number-columns-spanned="2" office:value-type="string">
            <text:p text:style-name="P473"/>
          </table:table-cell>
          <table:covered-table-cell/>
        </table:table-row>
        <table:table-row table:style-name="Таблица62.3">
          <table:table-cell table:style-name="Таблица62.A2" table:number-columns-spanned="2" office:value-type="string">
            <text:p text:style-name="P887"><text:span text:style-name="T268">В случае отсутствия даты </text:span><text:span text:style-name="T267">изготовления</text:span><text:span text:style-name="T268"> гарантийный</text:span></text:p>
          </table:table-cell>
          <table:covered-table-cell/>
          <table:table-cell table:style-name="Таблица62.A2" office:value-type="string">
            <text:p text:style-name="P228"/>
          </table:table-cell>
          <table:table-cell table:style-name="Таблица62.A2" office:value-type="string">
            <text:p text:style-name="P244"/>
          </table:table-cell>
          <table:table-cell table:style-name="Таблица62.A2" table:number-columns-spanned="2" office:value-type="string">
            <text:p text:style-name="P202"/>
          </table:table-cell>
          <table:covered-table-cell/>
          <table:table-cell table:style-name="Таблица62.A2" office:value-type="string">
            <text:p text:style-name="P332"/>
          </table:table-cell>
          <table:table-cell table:style-name="Таблица62.H3" table:number-columns-spanned="2" office:value-type="string">
            <text:p text:style-name="P332"/>
          </table:table-cell>
          <table:covered-table-cell/>
        </table:table-row>
        <table:table-row table:style-name="Таблица62.3">
          <table:table-cell table:style-name="Таблица62.A2" table:number-columns-spanned="2" office:value-type="string">
            <text:p text:style-name="P887"><text:span text:style-name="T268">срок <text:s/>исчислять <text:s/>с даты <text:s/></text:span><text:span text:style-name="T267">печати сертификата или другого </text:span></text:p>
          </table:table-cell>
          <table:covered-table-cell/>
          <table:table-cell table:style-name="Таблица62.A2" office:value-type="string">
            <text:p text:style-name="P228"/>
          </table:table-cell>
          <table:table-cell table:style-name="Таблица62.A2" office:value-type="string">
            <text:p text:style-name="P332"/>
          </table:table-cell>
          <table:table-cell table:style-name="Таблица62.A2" table:number-columns-spanned="2" office:value-type="string">
            <text:p text:style-name="P202"/>
          </table:table-cell>
          <table:covered-table-cell/>
          <table:table-cell table:style-name="Таблица62.A2" office:value-type="string">
            <text:p text:style-name="P332"/>
          </table:table-cell>
          <table:table-cell table:style-name="Таблица62.H3" table:number-columns-spanned="2" office:value-type="string">
            <text:p text:style-name="P332"/>
          </table:table-cell>
          <table:covered-table-cell/>
        </table:table-row>
        <table:table-row table:style-name="Таблица62.3">
          <table:table-cell table:style-name="Таблица62.A2" table:number-columns-spanned="2" office:value-type="string">
            <text:p text:style-name="P914">сопровождающего документа</text:p>
          </table:table-cell>
          <table:covered-table-cell/>
          <table:table-cell table:style-name="Таблица62.A2" office:value-type="string">
            <text:p text:style-name="P228"/>
          </table:table-cell>
          <table:table-cell table:style-name="Таблица62.A2" office:value-type="string">
            <text:p text:style-name="P202"/>
          </table:table-cell>
          <table:table-cell table:style-name="Таблица62.A2" table:number-columns-spanned="2" office:value-type="string">
            <text:p text:style-name="P275"/>
          </table:table-cell>
          <table:covered-table-cell/>
          <table:table-cell table:style-name="Таблица62.A2" office:value-type="string">
            <text:p text:style-name="P332"/>
          </table:table-cell>
          <table:table-cell table:style-name="Таблица62.H3" table:number-columns-spanned="2" office:value-type="string">
            <text:p text:style-name="P279"/>
          </table:table-cell>
          <table:covered-table-cell/>
        </table:table-row>
        <table:table-row table:style-name="Таблица62.3">
          <table:table-cell table:style-name="Таблица62.A2" table:number-columns-spanned="2" office:value-type="string">
            <text:p text:style-name="P887"/>
          </table:table-cell>
          <table:covered-table-cell/>
          <table:table-cell table:style-name="Таблица62.A2" office:value-type="string">
            <text:p text:style-name="P457"/>
          </table:table-cell>
          <table:table-cell table:style-name="Таблица62.A2" office:value-type="string">
            <text:p text:style-name="P451"/>
          </table:table-cell>
          <table:table-cell table:style-name="Таблица62.A2" table:number-columns-spanned="2" office:value-type="string">
            <text:p text:style-name="P256"/>
          </table:table-cell>
          <table:covered-table-cell/>
          <table:table-cell table:style-name="Таблица62.A2" office:value-type="string">
            <text:p text:style-name="P256"/>
          </table:table-cell>
          <table:table-cell table:style-name="Таблица62.H3" table:number-columns-spanned="2" office:value-type="string">
            <text:p text:style-name="P908"/>
          </table:table-cell>
          <table:covered-table-cell/>
        </table:table-row>
        <table:table-row table:style-name="Таблица62.3">
          <table:table-cell table:style-name="Таблица62.A2" table:number-columns-spanned="2" office:value-type="string">
            <text:p text:style-name="P217"/>
          </table:table-cell>
          <table:covered-table-cell/>
          <table:table-cell table:style-name="Таблица62.A2" office:value-type="string">
            <text:p text:style-name="P228"/>
          </table:table-cell>
          <table:table-cell table:style-name="Таблица62.A2" office:value-type="string">
            <text:p text:style-name="P202"/>
          </table:table-cell>
          <table:table-cell table:style-name="Таблица62.A2" table:number-columns-spanned="2" office:value-type="string">
            <text:p text:style-name="P332"/>
          </table:table-cell>
          <table:covered-table-cell/>
          <table:table-cell table:style-name="Таблица62.A2" office:value-type="string">
            <text:p text:style-name="P332"/>
          </table:table-cell>
          <table:table-cell table:style-name="Таблица62.H3" table:number-columns-spanned="2" office:value-type="string">
            <text:p text:style-name="P332"><text:s/></text:p>
          </table:table-cell>
          <table:covered-table-cell/>
        </table:table-row>
        <table:table-row table:style-name="Таблица62.3">
          <table:table-cell table:style-name="Таблица62.A2" table:number-columns-spanned="2" office:value-type="string">
            <text:p text:style-name="P217"/>
          </table:table-cell>
          <table:covered-table-cell/>
          <table:table-cell table:style-name="Таблица62.A2" office:value-type="string">
            <text:p text:style-name="P228"/>
          </table:table-cell>
          <table:table-cell table:style-name="Таблица62.A2" office:value-type="string">
            <text:p text:style-name="P332"/>
          </table:table-cell>
          <table:table-cell table:style-name="Таблица62.A2" table:number-columns-spanned="2" office:value-type="string">
            <text:p text:style-name="P332"/>
          </table:table-cell>
          <table:covered-table-cell/>
          <table:table-cell table:style-name="Таблица62.A2" office:value-type="string">
            <text:p text:style-name="P332"/>
          </table:table-cell>
          <table:table-cell table:style-name="Таблица62.H3" table:number-columns-spanned="2" office:value-type="string">
            <text:p text:style-name="P332"/>
          </table:table-cell>
          <table:covered-table-cell/>
        </table:table-row>
        <table:table-row table:style-name="Таблица62.3">
          <table:table-cell table:style-name="Таблица62.A2" table:number-columns-spanned="2" office:value-type="string">
            <text:p text:style-name="P113"/>
          </table:table-cell>
          <table:covered-table-cell/>
          <table:table-cell table:style-name="Таблица62.A2" office:value-type="string">
            <text:p text:style-name="P101"/>
          </table:table-cell>
          <table:table-cell table:style-name="Таблица62.A2" office:value-type="string">
            <text:p text:style-name="P178"/>
          </table:table-cell>
          <table:table-cell table:style-name="Таблица62.A2" table:number-columns-spanned="2" office:value-type="string">
            <text:p text:style-name="P178"/>
          </table:table-cell>
          <table:covered-table-cell/>
          <table:table-cell table:style-name="Таблица62.A2" office:value-type="string">
            <text:p text:style-name="P178"/>
          </table:table-cell>
          <table:table-cell table:style-name="Таблица62.H3" table:number-columns-spanned="2" office:value-type="string">
            <text:p text:style-name="P178"/>
          </table:table-cell>
          <table:covered-table-cell/>
        </table:table-row>
        <table:table-row table:style-name="Таблица62.3">
          <table:table-cell table:style-name="Таблица62.A2" table:number-columns-spanned="2" office:value-type="string">
            <text:p text:style-name="P113"/>
          </table:table-cell>
          <table:covered-table-cell/>
          <table:table-cell table:style-name="Таблица62.A2" office:value-type="string">
            <text:p text:style-name="P101"/>
          </table:table-cell>
          <table:table-cell table:style-name="Таблица62.A2" office:value-type="string">
            <text:p text:style-name="P178"/>
          </table:table-cell>
          <table:table-cell table:style-name="Таблица62.A2" table:number-columns-spanned="2" office:value-type="string">
            <text:p text:style-name="P178"/>
          </table:table-cell>
          <table:covered-table-cell/>
          <table:table-cell table:style-name="Таблица62.A2" office:value-type="string">
            <text:p text:style-name="P178"/>
          </table:table-cell>
          <table:table-cell table:style-name="Таблица62.H3" table:number-columns-spanned="2" office:value-type="string">
            <text:p text:style-name="P178"/>
          </table:table-cell>
          <table:covered-table-cell/>
        </table:table-row>
        <table:table-row table:style-name="Таблица62.3">
          <table:table-cell table:style-name="Таблица62.A2" table:number-columns-spanned="2" office:value-type="string">
            <text:p text:style-name="P113"/>
          </table:table-cell>
          <table:covered-table-cell/>
          <table:table-cell table:style-name="Таблица62.A2" office:value-type="string">
            <text:p text:style-name="P101"/>
          </table:table-cell>
          <table:table-cell table:style-name="Таблица62.A2" office:value-type="string">
            <text:p text:style-name="P178"/>
          </table:table-cell>
          <table:table-cell table:style-name="Таблица62.A2" table:number-columns-spanned="2" office:value-type="string">
            <text:p text:style-name="P178"/>
          </table:table-cell>
          <table:covered-table-cell/>
          <table:table-cell table:style-name="Таблица62.A2" office:value-type="string">
            <text:p text:style-name="P178"/>
          </table:table-cell>
          <table:table-cell table:style-name="Таблица62.H3" table:number-columns-spanned="2" office:value-type="string">
            <text:p text:style-name="P178"/>
          </table:table-cell>
          <table:covered-table-cell/>
        </table:table-row>
        <table:table-row table:style-name="Таблица62.3">
          <table:table-cell table:style-name="Таблица62.A2" table:number-columns-spanned="2" office:value-type="string">
            <text:p text:style-name="P113"/>
          </table:table-cell>
          <table:covered-table-cell/>
          <table:table-cell table:style-name="Таблица62.A2" office:value-type="string">
            <text:p text:style-name="P101"/>
          </table:table-cell>
          <table:table-cell table:style-name="Таблица62.A2" office:value-type="string">
            <text:p text:style-name="P178"/>
          </table:table-cell>
          <table:table-cell table:style-name="Таблица62.A2" table:number-columns-spanned="2" office:value-type="string">
            <text:p text:style-name="P178"/>
          </table:table-cell>
          <table:covered-table-cell/>
          <table:table-cell table:style-name="Таблица62.A2" office:value-type="string">
            <text:p text:style-name="P178"/>
          </table:table-cell>
          <table:table-cell table:style-name="Таблица62.H3" table:number-columns-spanned="2" office:value-type="string">
            <text:p text:style-name="P178"/>
          </table:table-cell>
          <table:covered-table-cell/>
        </table:table-row>
        <table:table-row table:style-name="Таблица62.3">
          <table:table-cell table:style-name="Таблица62.A2" table:number-columns-spanned="2" office:value-type="string">
            <text:p text:style-name="P113"/>
          </table:table-cell>
          <table:covered-table-cell/>
          <table:table-cell table:style-name="Таблица62.A2" office:value-type="string">
            <text:p text:style-name="P101"/>
          </table:table-cell>
          <table:table-cell table:style-name="Таблица62.A2" office:value-type="string">
            <text:p text:style-name="P178"/>
          </table:table-cell>
          <table:table-cell table:style-name="Таблица62.A2" table:number-columns-spanned="2" office:value-type="string">
            <text:p text:style-name="P178"/>
          </table:table-cell>
          <table:covered-table-cell/>
          <table:table-cell table:style-name="Таблица62.A2" office:value-type="string">
            <text:p text:style-name="P178"/>
          </table:table-cell>
          <table:table-cell table:style-name="Таблица62.H3" table:number-columns-spanned="2" office:value-type="string">
            <text:p text:style-name="P178"/>
          </table:table-cell>
          <table:covered-table-cell/>
        </table:table-row>
        <table:table-row table:style-name="Таблица62.18">
          <table:table-cell table:style-name="Таблица62.A18" office:value-type="string">
            <text:p text:style-name="P369">ПВК</text:p>
          </table:table-cell>
          <table:table-cell table:style-name="Таблица62.B18" table:number-columns-spanned="4" office:value-type="string">
            <text:p text:style-name="P386">Перечень входного контроля</text:p>
          </table:table-cell>
          <table:covered-table-cell/>
          <table:covered-table-cell/>
          <table:covered-table-cell/>
          <table:table-cell table:style-name="Таблица62.B18" table:number-columns-spanned="3" office:value-type="string">
            <text:p text:style-name="P166"/>
          </table:table-cell>
          <table:covered-table-cell/>
          <table:covered-table-cell/>
          <table:table-cell table:style-name="Таблица62.I18" office:value-type="string">
            <text:p text:style-name="P166"/>
          </table:table-cell>
        </table:table-row>
      </table:table>
      <text:p text:style-name="P996">СТО 07521831-55-2017 <text:span text:style-name="T332">Приложение А</text:span></text:p>
      <table:table table:name="Таблица63" table:style-name="Таблица63">
        <table:table-column table:style-name="Таблица63.A"/>
        <table:table-column table:style-name="Таблица63.B"/>
        <table:table-column table:style-name="Таблица63.C"/>
        <table:table-column table:style-name="Таблица63.D"/>
        <table:table-column table:style-name="Таблица63.E"/>
        <table:table-column table:style-name="Таблица63.F"/>
        <table:table-column table:style-name="Таблица63.G"/>
        <table:table-column table:style-name="Таблица63.H"/>
        <table:table-row table:style-name="Таблица63.1">
          <table:table-cell table:style-name="Таблица63.A1" office:value-type="string">
            <text:p text:style-name="P86">Дубл.</text:p>
          </table:table-cell>
          <table:table-cell table:style-name="Таблица63.A1" office:value-type="string">
            <text:p text:style-name="P530"/>
          </table:table-cell>
          <table:table-cell table:style-name="Таблица63.A1" office:value-type="string">
            <text:p text:style-name="P530"/>
          </table:table-cell>
          <table:table-cell table:style-name="Таблица63.D2" office:value-type="string">
            <text:p text:style-name="P530"/>
          </table:table-cell>
          <table:table-cell table:style-name="Таблица63.E1" office:value-type="string">
            <text:p text:style-name="P530"><text:s text:c="15"/></text:p>
          </table:table-cell>
          <table:table-cell table:style-name="Таблица63.F1" table:number-columns-spanned="2" office:value-type="string">
            <text:p text:style-name="P530"/>
          </table:table-cell>
          <table:covered-table-cell/>
          <table:table-cell table:style-name="Таблица63.H1" office:value-type="string">
            <text:p text:style-name="P530"/>
          </table:table-cell>
        </table:table-row>
        <table:table-row table:style-name="Таблица63.1">
          <table:table-cell table:style-name="Таблица63.A1" office:value-type="string">
            <text:p text:style-name="P86">Взам.</text:p>
          </table:table-cell>
          <table:table-cell table:style-name="Таблица63.A1" office:value-type="string">
            <text:p text:style-name="P530"/>
          </table:table-cell>
          <table:table-cell table:style-name="Таблица63.A1" office:value-type="string">
            <text:p text:style-name="P530"/>
          </table:table-cell>
          <table:table-cell table:style-name="Таблица63.D2" office:value-type="string">
            <text:p text:style-name="P530"/>
          </table:table-cell>
          <table:table-cell table:style-name="Таблица63.E3" table:number-columns-spanned="2" office:value-type="string">
            <text:p text:style-name="P530"/>
          </table:table-cell>
          <table:covered-table-cell/>
          <table:table-cell table:style-name="Таблица63.G3" table:number-rows-spanned="2" table:number-columns-spanned="2" office:value-type="string">
            <text:p text:style-name="P530"/>
          </table:table-cell>
          <table:covered-table-cell/>
        </table:table-row>
        <table:table-row table:style-name="Таблица63.1">
          <table:table-cell table:style-name="Таблица63.A1" office:value-type="string">
            <text:p text:style-name="P86">Подл.</text:p>
          </table:table-cell>
          <table:table-cell table:style-name="Таблица63.A1" office:value-type="string">
            <text:p text:style-name="P555"/>
          </table:table-cell>
          <table:table-cell table:style-name="Таблица63.A1" office:value-type="string">
            <text:p text:style-name="P530"/>
          </table:table-cell>
          <table:table-cell table:style-name="Таблица63.A1" office:value-type="string">
            <text:p text:style-name="P530"/>
          </table:table-cell>
          <table:table-cell table:style-name="Таблица63.E3" table:number-columns-spanned="2" office:value-type="string">
            <text:p text:style-name="P530"/>
          </table:table-cell>
          <table:covered-table-cell/>
          <table:covered-table-cell/>
          <table:covered-table-cell/>
        </table:table-row>
      </table:table>
      <table:table table:name="Таблица64" table:style-name="Таблица64">
        <table:table-column table:style-name="Таблица64.A"/>
        <table:table-column table:style-name="Таблица64.B"/>
        <table:table-column table:style-name="Таблица64.C"/>
        <table:table-column table:style-name="Таблица64.D"/>
        <table:table-column table:style-name="Таблица64.E"/>
        <table:table-column table:style-name="Таблица64.F"/>
        <table:table-column table:style-name="Таблица64.G"/>
        <table:table-column table:style-name="Таблица64.H"/>
        <table:table-column table:style-name="Таблица64.I"/>
        <table:table-column table:style-name="Таблица64.J"/>
        <table:table-column table:style-name="Таблица64.K"/>
        <table:table-column table:style-name="Таблица64.L"/>
        <table:table-column table:style-name="Таблица64.M"/>
        <table:table-column table:style-name="Таблица64.N"/>
        <table:table-column table:style-name="Таблица64.O"/>
        <table:table-column table:style-name="Таблица64.P"/>
        <table:table-row table:style-name="Таблица64.1">
          <table:table-cell table:style-name="Таблица64.A1" table:number-columns-spanned="11" office:value-type="string">
            <text:p text:style-name="P411"><text:span text:style-name="T94"><text:s/>Гарантийный срок хранения:</text:span><text:span text:style-name="T104"> <text:s/></text:span><text:span text:style-name="T103">по сопроводительному документу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4.L1" table:number-columns-spanned="2" office:value-type="string">
            <text:p text:style-name="P43"/>
          </table:table-cell>
          <table:covered-table-cell/>
          <table:table-cell table:style-name="Таблица64.N1" table:number-columns-spanned="2" office:value-type="string">
            <text:h text:style-name="P1041" text:outline-level="7"/>
          </table:table-cell>
          <table:covered-table-cell/>
          <table:table-cell table:style-name="Таблица64.P1" office:value-type="string">
            <text:p text:style-name="P403">21</text:p>
          </table:table-cell>
        </table:table-row>
        <table:table-row table:style-name="Таблица64.1">
          <table:table-cell table:style-name="Таблица64.A2" table:number-columns-spanned="16" office:value-type="string">
            <text:p text:style-name="P63"><text:s/>Срок хранени<text:span text:style-name="T48">я</text:span> до перепроверки продукции (для изделий ВТ)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4.3">
          <table:table-cell table:style-name="Таблица64.A1" table:number-rows-spanned="3" office:value-type="string">
            <text:p text:style-name="P43"/>
          </table:table-cell>
          <table:table-cell table:style-name="Таблица64.L1" office:value-type="string">
            <text:p text:style-name="P43"/>
          </table:table-cell>
          <table:table-cell table:style-name="Таблица64.L1" office:value-type="string">
            <text:p text:style-name="P43"/>
          </table:table-cell>
          <table:table-cell table:style-name="Таблица64.L1" office:value-type="string">
            <text:p text:style-name="P43"/>
          </table:table-cell>
          <table:table-cell table:style-name="Таблица64.L1" office:value-type="string">
            <text:p text:style-name="P43"/>
          </table:table-cell>
          <table:table-cell table:style-name="Таблица64.L1" office:value-type="string">
            <text:p text:style-name="P43"/>
          </table:table-cell>
          <table:table-cell table:style-name="Таблица64.L1" office:value-type="string">
            <text:p text:style-name="P43"/>
          </table:table-cell>
          <table:table-cell table:style-name="Таблица64.L1" office:value-type="string">
            <text:p text:style-name="P43"/>
          </table:table-cell>
          <table:table-cell table:style-name="Таблица64.L1" office:value-type="string">
            <text:p text:style-name="P43"/>
          </table:table-cell>
          <table:table-cell table:style-name="Таблица64.J3" office:value-type="string">
            <text:p text:style-name="P43"/>
          </table:table-cell>
          <table:table-cell table:style-name="Таблица64.K3" table:number-columns-spanned="2" office:value-type="string">
            <text:p text:style-name="P43"/>
          </table:table-cell>
          <table:covered-table-cell/>
          <table:table-cell table:style-name="Таблица64.M3" table:number-rows-spanned="3" table:number-columns-spanned="2" office:value-type="string">
            <text:h text:style-name="P1067" text:outline-level="8"><text:span text:style-name="T187">Нитки</text:span><text:span text:style-name="T192"> </text:span><text:span text:style-name="T194">P</text:span><text:span text:style-name="T192">OLYART</text:span><text:span text:style-name="T193"> <text:s/></text:span><text:span text:style-name="T192">10, </text:span><text:span text:style-name="T187">цвет серый </text:span></text:h>
          </table:table-cell>
          <table:covered-table-cell/>
          <table:table-cell table:style-name="Таблица64.O3" table:number-rows-spanned="3" table:number-columns-spanned="2" office:value-type="string">
            <text:p text:style-name="P590">К.02 - 2024</text:p>
          </table:table-cell>
          <table:covered-table-cell/>
        </table:table-row>
        <table:table-row table:style-name="Таблица64.3">
          <table:covered-table-cell/>
          <table:table-cell table:style-name="Таблица64.B4" office:value-type="string">
            <text:p text:style-name="P530"/>
          </table:table-cell>
          <table:table-cell table:style-name="Таблица64.C4" office:value-type="string">
            <text:p text:style-name="P530"/>
          </table:table-cell>
          <table:table-cell table:style-name="Таблица64.D4" office:value-type="string">
            <text:p text:style-name="P530"/>
          </table:table-cell>
          <table:table-cell table:style-name="Таблица64.E4" office:value-type="string">
            <text:p text:style-name="P530"/>
          </table:table-cell>
          <table:table-cell table:style-name="Таблица64.F4" office:value-type="string">
            <text:p text:style-name="P530"/>
          </table:table-cell>
          <table:table-cell table:style-name="Таблица64.G4" office:value-type="string">
            <text:p text:style-name="P530"/>
          </table:table-cell>
          <table:table-cell table:style-name="Таблица64.H4" office:value-type="string">
            <text:p text:style-name="P530"/>
          </table:table-cell>
          <table:table-cell table:style-name="Таблица64.I4" office:value-type="string">
            <text:p text:style-name="P530"/>
          </table:table-cell>
          <table:table-cell table:style-name="Таблица64.J4" office:value-type="string">
            <text:p text:style-name="P530"/>
          </table:table-cell>
          <table:table-cell table:style-name="Таблица64.K4" table:number-columns-spanned="2" office:value-type="string">
            <text:p text:style-name="P53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64.3">
          <table:covered-table-cell/>
          <table:table-cell table:style-name="Таблица64.B5" office:value-type="string">
            <text:p text:style-name="P530"/>
          </table:table-cell>
          <table:table-cell table:style-name="Таблица64.C5" office:value-type="string">
            <text:p text:style-name="P530"/>
          </table:table-cell>
          <table:table-cell table:style-name="Таблица64.D5" office:value-type="string">
            <text:p text:style-name="P530"/>
          </table:table-cell>
          <table:table-cell table:style-name="Таблица64.E5" office:value-type="string">
            <text:p text:style-name="P530"/>
          </table:table-cell>
          <table:table-cell table:style-name="Таблица64.F5" office:value-type="string">
            <text:p text:style-name="P530"/>
          </table:table-cell>
          <table:table-cell table:style-name="Таблица64.G5" office:value-type="string">
            <text:p text:style-name="P530"/>
          </table:table-cell>
          <table:table-cell table:style-name="Таблица64.H5" office:value-type="string">
            <text:p text:style-name="P530"/>
          </table:table-cell>
          <table:table-cell table:style-name="Таблица64.I5" office:value-type="string">
            <text:p text:style-name="P530"/>
          </table:table-cell>
          <table:table-cell table:style-name="Таблица64.J5" office:value-type="string">
            <text:p text:style-name="P530"/>
          </table:table-cell>
          <table:table-cell table:style-name="Таблица64.K5" table:number-columns-spanned="2" office:value-type="string">
            <text:p text:style-name="P530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Таблица65" table:style-name="Таблица65">
        <table:table-column table:style-name="Таблица65.A"/>
        <table:table-column table:style-name="Таблица65.B"/>
        <table:table-column table:style-name="Таблица65.C"/>
        <table:table-column table:style-name="Таблица65.D"/>
        <table:table-column table:style-name="Таблица65.E"/>
        <table:table-column table:style-name="Таблица65.F"/>
        <table:table-column table:style-name="Таблица65.G"/>
        <table:table-column table:style-name="Таблица65.H"/>
        <table:table-column table:style-name="Таблица65.I"/>
        <table:table-row table:style-name="Таблица65.1">
          <table:table-cell table:style-name="Таблица65.A1" table:number-columns-spanned="3" office:value-type="string">
            <text:p text:style-name="P234">Состав контролируемых па<text:span text:style-name="T17">р</text:span>аметров продукции,<text:line-break/>методы ее контроля</text:p>
          </table:table-cell>
          <table:covered-table-cell/>
          <table:covered-table-cell/>
          <table:table-cell table:style-name="Таблица65.A1" table:number-rows-spanned="2" office:value-type="string">
            <text:p text:style-name="P304">Средства измерений<text:line-break/>или требуемые метрологические<text:line-break/>характеристики средств измерений</text:p>
          </table:table-cell>
          <table:table-cell table:style-name="Таблица65.E1" table:number-rows-spanned="2" table:number-columns-spanned="2" office:value-type="string">
            <text:p text:style-name="P310">Вид </text:p>
            <text:p text:style-name="P310">контроля.</text:p>
            <text:p text:style-name="P304">Объем<text:line-break/>выборки<text:line-break/>или<text:line-break/>пробы</text:p>
          </table:table-cell>
          <table:covered-table-cell/>
          <table:table-cell table:style-name="Таблица65.E1" table:number-rows-spanned="2" office:value-type="string">
            <text:p text:style-name="P305">Допусти<text:span text:style-name="T50">-</text:span>мый<text:line-break/>расход<text:line-break/>ресурса<text:line-break/></text:p>
          </table:table-cell>
          <table:table-cell table:style-name="Таблица65.H1" table:number-rows-spanned="2" table:number-columns-spanned="2" office:value-type="string">
            <text:p text:style-name="P304">Подразделения,<text:line-break/>участвующие<text:line-break/>во входном<text:line-break/>контроле</text:p>
          </table:table-cell>
          <table:covered-table-cell/>
        </table:table-row>
        <table:table-row table:style-name="Таблица65.1">
          <table:table-cell table:style-name="Таблица65.A2" table:number-columns-spanned="2" office:value-type="string">
            <text:p text:style-name="P234">Контролируемые параметры<text:line-break/>(показатели)</text:p>
          </table:table-cell>
          <table:covered-table-cell/>
          <table:table-cell table:style-name="Таблица65.A2" office:value-type="string">
            <text:p text:style-name="P234">Номера<text:line-break/>пунктов<text:line-break/>докумен<text:span text:style-name="T49">-</text:span><text:line-break/>т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5.3">
          <table:table-cell table:style-name="Таблица65.A2" table:number-columns-spanned="2" office:value-type="string">
            <text:p text:style-name="P898">Наличие сопроводительного сертификата или</text:p>
          </table:table-cell>
          <table:covered-table-cell/>
          <table:table-cell table:style-name="Таблица65.A2" office:value-type="string">
            <text:p text:style-name="P457">-</text:p>
          </table:table-cell>
          <table:table-cell table:style-name="Таблица65.A2" office:value-type="string">
            <text:p text:style-name="P451"><text:s text:c="34"/>- <text:s text:c="4"/></text:p>
          </table:table-cell>
          <table:table-cell table:style-name="Таблица65.A2" table:number-columns-spanned="2" office:value-type="string">
            <text:p text:style-name="P256">Сплошной</text:p>
          </table:table-cell>
          <table:covered-table-cell/>
          <table:table-cell table:style-name="Таблица65.A2" office:value-type="string">
            <text:p text:style-name="P256">0</text:p>
          </table:table-cell>
          <table:table-cell table:style-name="Таблица65.H3" table:number-columns-spanned="2" office:value-type="string">
            <text:p text:style-name="P904">Цех 23, </text:p>
          </table:table-cell>
          <table:covered-table-cell/>
        </table:table-row>
        <table:table-row table:style-name="Таблица65.3">
          <table:table-cell table:style-name="Таблица65.A2" table:number-columns-spanned="2" office:value-type="string">
            <text:p text:style-name="P887"><text:span text:style-name="T128">другого </text:span><text:s/><text:span text:style-name="T128">документа <text:s/>подтверждающего</text:span></text:p>
          </table:table-cell>
          <table:covered-table-cell/>
          <table:table-cell table:style-name="Таблица65.A2" office:value-type="string">
            <text:p text:style-name="P457"/>
          </table:table-cell>
          <table:table-cell table:style-name="Таблица65.A2" office:value-type="string">
            <text:p text:style-name="P451"/>
          </table:table-cell>
          <table:table-cell table:style-name="Таблица65.A2" table:number-columns-spanned="2" office:value-type="string">
            <text:p text:style-name="P202"/>
          </table:table-cell>
          <table:covered-table-cell/>
          <table:table-cell table:style-name="Таблица65.A2" office:value-type="string">
            <text:p text:style-name="P332"/>
          </table:table-cell>
          <table:table-cell table:style-name="Таблица65.H3" table:number-columns-spanned="2" office:value-type="string">
            <text:p text:style-name="P904">ОТК</text:p>
          </table:table-cell>
          <table:covered-table-cell/>
        </table:table-row>
        <table:table-row table:style-name="Таблица65.3">
          <table:table-cell table:style-name="Таблица65.A2" table:number-columns-spanned="2" office:value-type="string">
            <text:p text:style-name="P894">качество материала с указанием гарантийного</text:p>
          </table:table-cell>
          <table:covered-table-cell/>
          <table:table-cell table:style-name="Таблица65.A2" office:value-type="string">
            <text:p text:style-name="P460"/>
          </table:table-cell>
          <table:table-cell table:style-name="Таблица65.A2" office:value-type="string">
            <text:p text:style-name="P451"/>
          </table:table-cell>
          <table:table-cell table:style-name="Таблица65.A2" table:number-columns-spanned="2" office:value-type="string">
            <text:p text:style-name="P451"/>
          </table:table-cell>
          <table:covered-table-cell/>
          <table:table-cell table:style-name="Таблица65.A2" office:value-type="string">
            <text:p text:style-name="P473"/>
          </table:table-cell>
          <table:table-cell table:style-name="Таблица65.H3" table:number-columns-spanned="2" office:value-type="string">
            <text:p text:style-name="P465"/>
          </table:table-cell>
          <table:covered-table-cell/>
        </table:table-row>
        <table:table-row table:style-name="Таблица65.3">
          <table:table-cell table:style-name="Таблица65.A2" table:number-columns-spanned="2" office:value-type="string">
            <text:p text:style-name="P894">срока и <text:s/>даты изготовления</text:p>
          </table:table-cell>
          <table:covered-table-cell/>
          <table:table-cell table:style-name="Таблица65.A2" office:value-type="string">
            <text:p text:style-name="P457"/>
          </table:table-cell>
          <table:table-cell table:style-name="Таблица65.A2" office:value-type="string">
            <text:p text:style-name="P451"/>
          </table:table-cell>
          <table:table-cell table:style-name="Таблица65.A2" table:number-columns-spanned="2" office:value-type="string">
            <text:p text:style-name="P451"><text:s/></text:p>
          </table:table-cell>
          <table:covered-table-cell/>
          <table:table-cell table:style-name="Таблица65.A2" office:value-type="string">
            <text:p text:style-name="P473"/>
          </table:table-cell>
          <table:table-cell table:style-name="Таблица65.H3" table:number-columns-spanned="2" office:value-type="string">
            <text:p text:style-name="P473"/>
          </table:table-cell>
          <table:covered-table-cell/>
        </table:table-row>
        <table:table-row table:style-name="Таблица65.3">
          <table:table-cell table:style-name="Таблица65.A2" table:number-columns-spanned="2" office:value-type="string">
            <text:p text:style-name="P887"><text:span text:style-name="T268">В случае отсутствия даты </text:span><text:span text:style-name="T267">изготовления</text:span><text:span text:style-name="T268"> гарантийный</text:span></text:p>
          </table:table-cell>
          <table:covered-table-cell/>
          <table:table-cell table:style-name="Таблица65.A2" office:value-type="string">
            <text:p text:style-name="P228"/>
          </table:table-cell>
          <table:table-cell table:style-name="Таблица65.A2" office:value-type="string">
            <text:p text:style-name="P244"/>
          </table:table-cell>
          <table:table-cell table:style-name="Таблица65.A2" table:number-columns-spanned="2" office:value-type="string">
            <text:p text:style-name="P202"/>
          </table:table-cell>
          <table:covered-table-cell/>
          <table:table-cell table:style-name="Таблица65.A2" office:value-type="string">
            <text:p text:style-name="P332"/>
          </table:table-cell>
          <table:table-cell table:style-name="Таблица65.H3" table:number-columns-spanned="2" office:value-type="string">
            <text:p text:style-name="P332"/>
          </table:table-cell>
          <table:covered-table-cell/>
        </table:table-row>
        <table:table-row table:style-name="Таблица65.3">
          <table:table-cell table:style-name="Таблица65.A2" table:number-columns-spanned="2" office:value-type="string">
            <text:p text:style-name="P887"><text:span text:style-name="T268">срок <text:s/>исчислять <text:s/>с даты <text:s/></text:span><text:span text:style-name="T267">печати сертификата или другого </text:span></text:p>
          </table:table-cell>
          <table:covered-table-cell/>
          <table:table-cell table:style-name="Таблица65.A2" office:value-type="string">
            <text:p text:style-name="P228"/>
          </table:table-cell>
          <table:table-cell table:style-name="Таблица65.A2" office:value-type="string">
            <text:p text:style-name="P332"/>
          </table:table-cell>
          <table:table-cell table:style-name="Таблица65.A2" table:number-columns-spanned="2" office:value-type="string">
            <text:p text:style-name="P202"/>
          </table:table-cell>
          <table:covered-table-cell/>
          <table:table-cell table:style-name="Таблица65.A2" office:value-type="string">
            <text:p text:style-name="P332"/>
          </table:table-cell>
          <table:table-cell table:style-name="Таблица65.H3" table:number-columns-spanned="2" office:value-type="string">
            <text:p text:style-name="P332"/>
          </table:table-cell>
          <table:covered-table-cell/>
        </table:table-row>
        <table:table-row table:style-name="Таблица65.3">
          <table:table-cell table:style-name="Таблица65.A2" table:number-columns-spanned="2" office:value-type="string">
            <text:p text:style-name="P914">сопровождающего документа</text:p>
          </table:table-cell>
          <table:covered-table-cell/>
          <table:table-cell table:style-name="Таблица65.A2" office:value-type="string">
            <text:p text:style-name="P228"/>
          </table:table-cell>
          <table:table-cell table:style-name="Таблица65.A2" office:value-type="string">
            <text:p text:style-name="P202"/>
          </table:table-cell>
          <table:table-cell table:style-name="Таблица65.A2" table:number-columns-spanned="2" office:value-type="string">
            <text:p text:style-name="P275"/>
          </table:table-cell>
          <table:covered-table-cell/>
          <table:table-cell table:style-name="Таблица65.A2" office:value-type="string">
            <text:p text:style-name="P332"/>
          </table:table-cell>
          <table:table-cell table:style-name="Таблица65.H3" table:number-columns-spanned="2" office:value-type="string">
            <text:p text:style-name="P279"/>
          </table:table-cell>
          <table:covered-table-cell/>
        </table:table-row>
        <table:table-row table:style-name="Таблица65.3">
          <table:table-cell table:style-name="Таблица65.A2" table:number-columns-spanned="2" office:value-type="string">
            <text:p text:style-name="P887"/>
          </table:table-cell>
          <table:covered-table-cell/>
          <table:table-cell table:style-name="Таблица65.A2" office:value-type="string">
            <text:p text:style-name="P457"/>
          </table:table-cell>
          <table:table-cell table:style-name="Таблица65.A2" office:value-type="string">
            <text:p text:style-name="P451"/>
          </table:table-cell>
          <table:table-cell table:style-name="Таблица65.A2" table:number-columns-spanned="2" office:value-type="string">
            <text:p text:style-name="P256"/>
          </table:table-cell>
          <table:covered-table-cell/>
          <table:table-cell table:style-name="Таблица65.A2" office:value-type="string">
            <text:p text:style-name="P256"/>
          </table:table-cell>
          <table:table-cell table:style-name="Таблица65.H3" table:number-columns-spanned="2" office:value-type="string">
            <text:p text:style-name="P908"/>
          </table:table-cell>
          <table:covered-table-cell/>
        </table:table-row>
        <table:table-row table:style-name="Таблица65.3">
          <table:table-cell table:style-name="Таблица65.A2" table:number-columns-spanned="2" office:value-type="string">
            <text:p text:style-name="P217"/>
          </table:table-cell>
          <table:covered-table-cell/>
          <table:table-cell table:style-name="Таблица65.A2" office:value-type="string">
            <text:p text:style-name="P228"/>
          </table:table-cell>
          <table:table-cell table:style-name="Таблица65.A2" office:value-type="string">
            <text:p text:style-name="P202"/>
          </table:table-cell>
          <table:table-cell table:style-name="Таблица65.A2" table:number-columns-spanned="2" office:value-type="string">
            <text:p text:style-name="P332"/>
          </table:table-cell>
          <table:covered-table-cell/>
          <table:table-cell table:style-name="Таблица65.A2" office:value-type="string">
            <text:p text:style-name="P332"/>
          </table:table-cell>
          <table:table-cell table:style-name="Таблица65.H3" table:number-columns-spanned="2" office:value-type="string">
            <text:p text:style-name="P332"><text:s/></text:p>
          </table:table-cell>
          <table:covered-table-cell/>
        </table:table-row>
        <table:table-row table:style-name="Таблица65.3">
          <table:table-cell table:style-name="Таблица65.A2" table:number-columns-spanned="2" office:value-type="string">
            <text:p text:style-name="P113"/>
          </table:table-cell>
          <table:covered-table-cell/>
          <table:table-cell table:style-name="Таблица65.A2" office:value-type="string">
            <text:p text:style-name="P101"/>
          </table:table-cell>
          <table:table-cell table:style-name="Таблица65.A2" office:value-type="string">
            <text:p text:style-name="P178"/>
          </table:table-cell>
          <table:table-cell table:style-name="Таблица65.A2" table:number-columns-spanned="2" office:value-type="string">
            <text:p text:style-name="P178"/>
          </table:table-cell>
          <table:covered-table-cell/>
          <table:table-cell table:style-name="Таблица65.A2" office:value-type="string">
            <text:p text:style-name="P178"/>
          </table:table-cell>
          <table:table-cell table:style-name="Таблица65.H3" table:number-columns-spanned="2" office:value-type="string">
            <text:p text:style-name="P178"/>
          </table:table-cell>
          <table:covered-table-cell/>
        </table:table-row>
        <table:table-row table:style-name="Таблица65.3">
          <table:table-cell table:style-name="Таблица65.A2" table:number-columns-spanned="2" office:value-type="string">
            <text:p text:style-name="P113"/>
          </table:table-cell>
          <table:covered-table-cell/>
          <table:table-cell table:style-name="Таблица65.A2" office:value-type="string">
            <text:p text:style-name="P101"/>
          </table:table-cell>
          <table:table-cell table:style-name="Таблица65.A2" office:value-type="string">
            <text:p text:style-name="P178"/>
          </table:table-cell>
          <table:table-cell table:style-name="Таблица65.A2" table:number-columns-spanned="2" office:value-type="string">
            <text:p text:style-name="P178"/>
          </table:table-cell>
          <table:covered-table-cell/>
          <table:table-cell table:style-name="Таблица65.A2" office:value-type="string">
            <text:p text:style-name="P178"/>
          </table:table-cell>
          <table:table-cell table:style-name="Таблица65.H3" table:number-columns-spanned="2" office:value-type="string">
            <text:p text:style-name="P178"/>
          </table:table-cell>
          <table:covered-table-cell/>
        </table:table-row>
        <table:table-row table:style-name="Таблица65.3">
          <table:table-cell table:style-name="Таблица65.A2" table:number-columns-spanned="2" office:value-type="string">
            <text:p text:style-name="P113"/>
          </table:table-cell>
          <table:covered-table-cell/>
          <table:table-cell table:style-name="Таблица65.A2" office:value-type="string">
            <text:p text:style-name="P101"/>
          </table:table-cell>
          <table:table-cell table:style-name="Таблица65.A2" office:value-type="string">
            <text:p text:style-name="P178"/>
          </table:table-cell>
          <table:table-cell table:style-name="Таблица65.A2" table:number-columns-spanned="2" office:value-type="string">
            <text:p text:style-name="P178"/>
          </table:table-cell>
          <table:covered-table-cell/>
          <table:table-cell table:style-name="Таблица65.A2" office:value-type="string">
            <text:p text:style-name="P178"/>
          </table:table-cell>
          <table:table-cell table:style-name="Таблица65.H3" table:number-columns-spanned="2" office:value-type="string">
            <text:p text:style-name="P178"/>
          </table:table-cell>
          <table:covered-table-cell/>
        </table:table-row>
        <table:table-row table:style-name="Таблица65.3">
          <table:table-cell table:style-name="Таблица65.A2" table:number-columns-spanned="2" office:value-type="string">
            <text:p text:style-name="P113"/>
          </table:table-cell>
          <table:covered-table-cell/>
          <table:table-cell table:style-name="Таблица65.A2" office:value-type="string">
            <text:p text:style-name="P101"/>
          </table:table-cell>
          <table:table-cell table:style-name="Таблица65.A2" office:value-type="string">
            <text:p text:style-name="P178"/>
          </table:table-cell>
          <table:table-cell table:style-name="Таблица65.A2" table:number-columns-spanned="2" office:value-type="string">
            <text:p text:style-name="P178"/>
          </table:table-cell>
          <table:covered-table-cell/>
          <table:table-cell table:style-name="Таблица65.A2" office:value-type="string">
            <text:p text:style-name="P178"/>
          </table:table-cell>
          <table:table-cell table:style-name="Таблица65.H3" table:number-columns-spanned="2" office:value-type="string">
            <text:p text:style-name="P178"/>
          </table:table-cell>
          <table:covered-table-cell/>
        </table:table-row>
        <table:table-row table:style-name="Таблица65.3">
          <table:table-cell table:style-name="Таблица65.A2" table:number-columns-spanned="2" office:value-type="string">
            <text:p text:style-name="P113"/>
          </table:table-cell>
          <table:covered-table-cell/>
          <table:table-cell table:style-name="Таблица65.A2" office:value-type="string">
            <text:p text:style-name="P101"/>
          </table:table-cell>
          <table:table-cell table:style-name="Таблица65.A2" office:value-type="string">
            <text:p text:style-name="P178"/>
          </table:table-cell>
          <table:table-cell table:style-name="Таблица65.A2" table:number-columns-spanned="2" office:value-type="string">
            <text:p text:style-name="P178"/>
          </table:table-cell>
          <table:covered-table-cell/>
          <table:table-cell table:style-name="Таблица65.A2" office:value-type="string">
            <text:p text:style-name="P178"/>
          </table:table-cell>
          <table:table-cell table:style-name="Таблица65.H3" table:number-columns-spanned="2" office:value-type="string">
            <text:p text:style-name="P178"/>
          </table:table-cell>
          <table:covered-table-cell/>
        </table:table-row>
        <table:table-row table:style-name="Таблица65.3">
          <table:table-cell table:style-name="Таблица65.A2" table:number-columns-spanned="2" office:value-type="string">
            <text:p text:style-name="P113"/>
          </table:table-cell>
          <table:covered-table-cell/>
          <table:table-cell table:style-name="Таблица65.A2" office:value-type="string">
            <text:p text:style-name="P101"/>
          </table:table-cell>
          <table:table-cell table:style-name="Таблица65.A2" office:value-type="string">
            <text:p text:style-name="P178"/>
          </table:table-cell>
          <table:table-cell table:style-name="Таблица65.A2" table:number-columns-spanned="2" office:value-type="string">
            <text:p text:style-name="P178"/>
          </table:table-cell>
          <table:covered-table-cell/>
          <table:table-cell table:style-name="Таблица65.A2" office:value-type="string">
            <text:p text:style-name="P178"/>
          </table:table-cell>
          <table:table-cell table:style-name="Таблица65.H3" table:number-columns-spanned="2" office:value-type="string">
            <text:p text:style-name="P178"/>
          </table:table-cell>
          <table:covered-table-cell/>
        </table:table-row>
        <table:table-row table:style-name="Таблица65.18">
          <table:table-cell table:style-name="Таблица65.A18" office:value-type="string">
            <text:p text:style-name="P369">ПВК</text:p>
          </table:table-cell>
          <table:table-cell table:style-name="Таблица65.B18" table:number-columns-spanned="4" office:value-type="string">
            <text:p text:style-name="P386">Перечень входного контроля</text:p>
          </table:table-cell>
          <table:covered-table-cell/>
          <table:covered-table-cell/>
          <table:covered-table-cell/>
          <table:table-cell table:style-name="Таблица65.B18" table:number-columns-spanned="3" office:value-type="string">
            <text:p text:style-name="P166"/>
          </table:table-cell>
          <table:covered-table-cell/>
          <table:covered-table-cell/>
          <table:table-cell table:style-name="Таблица65.I18" office:value-type="string">
            <text:p text:style-name="P166"/>
          </table:table-cell>
        </table:table-row>
      </table:table>
      <text:p text:style-name="P792"/>
      <text:p text:style-name="P1013">СТО 07521831-55-2017 <text:span text:style-name="T332">Приложение А</text:span></text:p>
      <table:table table:name="Таблица66" table:style-name="Таблица66">
        <table:table-column table:style-name="Таблица66.A"/>
        <table:table-column table:style-name="Таблица66.B"/>
        <table:table-column table:style-name="Таблица66.C"/>
        <table:table-column table:style-name="Таблица66.D"/>
        <table:table-column table:style-name="Таблица66.E"/>
        <table:table-column table:style-name="Таблица66.F"/>
        <table:table-column table:style-name="Таблица66.G"/>
        <table:table-column table:style-name="Таблица66.H"/>
        <table:table-row table:style-name="Таблица66.1">
          <table:table-cell table:style-name="Таблица66.A1" office:value-type="string">
            <text:p text:style-name="P86">Дубл.</text:p>
          </table:table-cell>
          <table:table-cell table:style-name="Таблица66.A1" office:value-type="string">
            <text:p text:style-name="P530"/>
          </table:table-cell>
          <table:table-cell table:style-name="Таблица66.A1" office:value-type="string">
            <text:p text:style-name="P530"/>
          </table:table-cell>
          <table:table-cell table:style-name="Таблица66.D2" office:value-type="string">
            <text:p text:style-name="P530"/>
          </table:table-cell>
          <table:table-cell table:style-name="Таблица66.E1" office:value-type="string">
            <text:p text:style-name="P530"><text:s text:c="15"/></text:p>
          </table:table-cell>
          <table:table-cell table:style-name="Таблица66.F1" table:number-columns-spanned="2" office:value-type="string">
            <text:p text:style-name="P530"/>
          </table:table-cell>
          <table:covered-table-cell/>
          <table:table-cell table:style-name="Таблица66.H1" office:value-type="string">
            <text:p text:style-name="P530"/>
          </table:table-cell>
        </table:table-row>
        <table:table-row table:style-name="Таблица66.1">
          <table:table-cell table:style-name="Таблица66.A1" office:value-type="string">
            <text:p text:style-name="P86">Взам.</text:p>
          </table:table-cell>
          <table:table-cell table:style-name="Таблица66.A1" office:value-type="string">
            <text:p text:style-name="P530"/>
          </table:table-cell>
          <table:table-cell table:style-name="Таблица66.A1" office:value-type="string">
            <text:p text:style-name="P530"/>
          </table:table-cell>
          <table:table-cell table:style-name="Таблица66.D2" office:value-type="string">
            <text:p text:style-name="P530"/>
          </table:table-cell>
          <table:table-cell table:style-name="Таблица66.E3" table:number-columns-spanned="2" office:value-type="string">
            <text:p text:style-name="P530"/>
          </table:table-cell>
          <table:covered-table-cell/>
          <table:table-cell table:style-name="Таблица66.G3" table:number-rows-spanned="2" table:number-columns-spanned="2" office:value-type="string">
            <text:p text:style-name="P530"/>
          </table:table-cell>
          <table:covered-table-cell/>
        </table:table-row>
        <table:table-row table:style-name="Таблица66.1">
          <table:table-cell table:style-name="Таблица66.A1" office:value-type="string">
            <text:p text:style-name="P86">Подл.</text:p>
          </table:table-cell>
          <table:table-cell table:style-name="Таблица66.A1" office:value-type="string">
            <text:p text:style-name="P555"/>
          </table:table-cell>
          <table:table-cell table:style-name="Таблица66.A1" office:value-type="string">
            <text:p text:style-name="P530"/>
          </table:table-cell>
          <table:table-cell table:style-name="Таблица66.A1" office:value-type="string">
            <text:p text:style-name="P530"/>
          </table:table-cell>
          <table:table-cell table:style-name="Таблица66.E3" table:number-columns-spanned="2" office:value-type="string">
            <text:p text:style-name="P530"/>
          </table:table-cell>
          <table:covered-table-cell/>
          <table:covered-table-cell/>
          <table:covered-table-cell/>
        </table:table-row>
      </table:table>
      <table:table table:name="Таблица67" table:style-name="Таблица67">
        <table:table-column table:style-name="Таблица67.A"/>
        <table:table-column table:style-name="Таблица67.B"/>
        <table:table-column table:style-name="Таблица67.C"/>
        <table:table-column table:style-name="Таблица67.D"/>
        <table:table-column table:style-name="Таблица67.E"/>
        <table:table-column table:style-name="Таблица67.F"/>
        <table:table-column table:style-name="Таблица67.G"/>
        <table:table-column table:style-name="Таблица67.H"/>
        <table:table-column table:style-name="Таблица67.I"/>
        <table:table-column table:style-name="Таблица67.J"/>
        <table:table-column table:style-name="Таблица67.K"/>
        <table:table-column table:style-name="Таблица67.L"/>
        <table:table-column table:style-name="Таблица67.M"/>
        <table:table-column table:style-name="Таблица67.N"/>
        <table:table-column table:style-name="Таблица67.O"/>
        <table:table-column table:style-name="Таблица67.P"/>
        <table:table-row table:style-name="Таблица67.1">
          <table:table-cell table:style-name="Таблица67.A1" table:number-columns-spanned="11" office:value-type="string">
            <text:p text:style-name="P411"><text:span text:style-name="T94"><text:s/>Гарантийный срок хранения</text:span><text:span text:style-name="T104">: <text:s/></text:span><text:span text:style-name="T105">п</text:span><text:span text:style-name="T103">о сопроводительному документу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7.L1" table:number-columns-spanned="2" office:value-type="string">
            <text:p text:style-name="P43"/>
          </table:table-cell>
          <table:covered-table-cell/>
          <table:table-cell table:style-name="Таблица67.N1" table:number-columns-spanned="2" office:value-type="string">
            <text:h text:style-name="P1041" text:outline-level="7"/>
          </table:table-cell>
          <table:covered-table-cell/>
          <table:table-cell table:style-name="Таблица67.P1" office:value-type="string">
            <text:p text:style-name="P493"><text:span text:style-name="T231">2</text:span><text:span text:style-name="T229">2</text:span></text:p>
          </table:table-cell>
        </table:table-row>
        <table:table-row table:style-name="Таблица67.1">
          <table:table-cell table:style-name="Таблица67.A2" table:number-columns-spanned="16" office:value-type="string">
            <text:p text:style-name="P63"><text:s/>Срок хранени<text:span text:style-name="T48">я</text:span> до перепроверки продукции (для изделий ВТ)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7.3">
          <table:table-cell table:style-name="Таблица67.A1" table:number-rows-spanned="3" office:value-type="string">
            <text:p text:style-name="P43"/>
          </table:table-cell>
          <table:table-cell table:style-name="Таблица67.L1" office:value-type="string">
            <text:p text:style-name="P43"/>
          </table:table-cell>
          <table:table-cell table:style-name="Таблица67.L1" office:value-type="string">
            <text:p text:style-name="P43"/>
          </table:table-cell>
          <table:table-cell table:style-name="Таблица67.L1" office:value-type="string">
            <text:p text:style-name="P43"/>
          </table:table-cell>
          <table:table-cell table:style-name="Таблица67.L1" office:value-type="string">
            <text:p text:style-name="P43"/>
          </table:table-cell>
          <table:table-cell table:style-name="Таблица67.L1" office:value-type="string">
            <text:p text:style-name="P43"/>
          </table:table-cell>
          <table:table-cell table:style-name="Таблица67.L1" office:value-type="string">
            <text:p text:style-name="P43"/>
          </table:table-cell>
          <table:table-cell table:style-name="Таблица67.L1" office:value-type="string">
            <text:p text:style-name="P43"/>
          </table:table-cell>
          <table:table-cell table:style-name="Таблица67.L1" office:value-type="string">
            <text:p text:style-name="P43"/>
          </table:table-cell>
          <table:table-cell table:style-name="Таблица67.J3" office:value-type="string">
            <text:p text:style-name="P43"/>
          </table:table-cell>
          <table:table-cell table:style-name="Таблица67.K3" table:number-columns-spanned="2" office:value-type="string">
            <text:p text:style-name="P43"/>
          </table:table-cell>
          <table:covered-table-cell/>
          <table:table-cell table:style-name="Таблица67.M3" table:number-rows-spanned="3" table:number-columns-spanned="2" office:value-type="string">
            <text:h text:style-name="P1068" text:outline-level="8"><text:span text:style-name="T187">Нитки</text:span><text:span text:style-name="T192"> </text:span><text:span text:style-name="T194">P</text:span><text:span text:style-name="T192">OLYART</text:span><text:span text:style-name="T193"> <text:s/></text:span><text:span text:style-name="T192">10, </text:span></text:h>
            <text:h text:style-name="P1068" text:outline-level="8"><text:span text:style-name="T187">цвет красный </text:span></text:h>
          </table:table-cell>
          <table:covered-table-cell/>
          <table:table-cell table:style-name="Таблица67.O3" table:number-rows-spanned="3" table:number-columns-spanned="2" office:value-type="string">
            <text:p text:style-name="P590">К.02 - 2024</text:p>
          </table:table-cell>
          <table:covered-table-cell/>
        </table:table-row>
        <table:table-row table:style-name="Таблица67.3">
          <table:covered-table-cell/>
          <table:table-cell table:style-name="Таблица67.B4" office:value-type="string">
            <text:p text:style-name="P530"/>
          </table:table-cell>
          <table:table-cell table:style-name="Таблица67.C4" office:value-type="string">
            <text:p text:style-name="P530"/>
          </table:table-cell>
          <table:table-cell table:style-name="Таблица67.D4" office:value-type="string">
            <text:p text:style-name="P530"/>
          </table:table-cell>
          <table:table-cell table:style-name="Таблица67.E4" office:value-type="string">
            <text:p text:style-name="P530"/>
          </table:table-cell>
          <table:table-cell table:style-name="Таблица67.F4" office:value-type="string">
            <text:p text:style-name="P530"/>
          </table:table-cell>
          <table:table-cell table:style-name="Таблица67.G4" office:value-type="string">
            <text:p text:style-name="P530"/>
          </table:table-cell>
          <table:table-cell table:style-name="Таблица67.H4" office:value-type="string">
            <text:p text:style-name="P530"/>
          </table:table-cell>
          <table:table-cell table:style-name="Таблица67.I4" office:value-type="string">
            <text:p text:style-name="P530"/>
          </table:table-cell>
          <table:table-cell table:style-name="Таблица67.J4" office:value-type="string">
            <text:p text:style-name="P530"/>
          </table:table-cell>
          <table:table-cell table:style-name="Таблица67.K4" table:number-columns-spanned="2" office:value-type="string">
            <text:p text:style-name="P53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67.3">
          <table:covered-table-cell/>
          <table:table-cell table:style-name="Таблица67.B5" office:value-type="string">
            <text:p text:style-name="P530"/>
          </table:table-cell>
          <table:table-cell table:style-name="Таблица67.C5" office:value-type="string">
            <text:p text:style-name="P530"/>
          </table:table-cell>
          <table:table-cell table:style-name="Таблица67.D5" office:value-type="string">
            <text:p text:style-name="P530"/>
          </table:table-cell>
          <table:table-cell table:style-name="Таблица67.E5" office:value-type="string">
            <text:p text:style-name="P530"/>
          </table:table-cell>
          <table:table-cell table:style-name="Таблица67.F5" office:value-type="string">
            <text:p text:style-name="P530"/>
          </table:table-cell>
          <table:table-cell table:style-name="Таблица67.G5" office:value-type="string">
            <text:p text:style-name="P530"/>
          </table:table-cell>
          <table:table-cell table:style-name="Таблица67.H5" office:value-type="string">
            <text:p text:style-name="P530"/>
          </table:table-cell>
          <table:table-cell table:style-name="Таблица67.I5" office:value-type="string">
            <text:p text:style-name="P530"/>
          </table:table-cell>
          <table:table-cell table:style-name="Таблица67.J5" office:value-type="string">
            <text:p text:style-name="P530"/>
          </table:table-cell>
          <table:table-cell table:style-name="Таблица67.K5" table:number-columns-spanned="2" office:value-type="string">
            <text:p text:style-name="P530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Таблица68" table:style-name="Таблица68">
        <table:table-column table:style-name="Таблица68.A"/>
        <table:table-column table:style-name="Таблица68.B"/>
        <table:table-column table:style-name="Таблица68.C"/>
        <table:table-column table:style-name="Таблица68.D"/>
        <table:table-column table:style-name="Таблица68.E"/>
        <table:table-column table:style-name="Таблица68.F"/>
        <table:table-column table:style-name="Таблица68.G"/>
        <table:table-column table:style-name="Таблица68.H"/>
        <table:table-column table:style-name="Таблица68.I"/>
        <table:table-row table:style-name="Таблица68.1">
          <table:table-cell table:style-name="Таблица68.A1" table:number-columns-spanned="3" office:value-type="string">
            <text:p text:style-name="P234">Состав контролируемых па<text:span text:style-name="T17">р</text:span>аметров продукции,<text:line-break/>методы ее контроля</text:p>
          </table:table-cell>
          <table:covered-table-cell/>
          <table:covered-table-cell/>
          <table:table-cell table:style-name="Таблица68.A1" table:number-rows-spanned="2" office:value-type="string">
            <text:p text:style-name="P304">Средства измерений<text:line-break/>или требуемые метрологические<text:line-break/>характеристики средств измерений</text:p>
          </table:table-cell>
          <table:table-cell table:style-name="Таблица68.E1" table:number-rows-spanned="2" table:number-columns-spanned="2" office:value-type="string">
            <text:p text:style-name="P310">Вид </text:p>
            <text:p text:style-name="P310">контроля.</text:p>
            <text:p text:style-name="P304">Объем<text:line-break/>выборки<text:line-break/>или<text:line-break/>пробы</text:p>
          </table:table-cell>
          <table:covered-table-cell/>
          <table:table-cell table:style-name="Таблица68.E1" table:number-rows-spanned="2" office:value-type="string">
            <text:p text:style-name="P305">Допусти<text:span text:style-name="T50">-</text:span>мый<text:line-break/>расход<text:line-break/>ресурса<text:line-break/></text:p>
          </table:table-cell>
          <table:table-cell table:style-name="Таблица68.H1" table:number-rows-spanned="2" table:number-columns-spanned="2" office:value-type="string">
            <text:p text:style-name="P304">Подразделения,<text:line-break/>участвующие<text:line-break/>во входном<text:line-break/>контроле</text:p>
          </table:table-cell>
          <table:covered-table-cell/>
        </table:table-row>
        <table:table-row table:style-name="Таблица68.1">
          <table:table-cell table:style-name="Таблица68.A2" table:number-columns-spanned="2" office:value-type="string">
            <text:p text:style-name="P234">Контролируемые параметры<text:line-break/>(показатели)</text:p>
          </table:table-cell>
          <table:covered-table-cell/>
          <table:table-cell table:style-name="Таблица68.C2" office:value-type="string">
            <text:p text:style-name="P234">Номера<text:line-break/>пунктов<text:line-break/>докумен<text:span text:style-name="T49">-</text:span><text:line-break/>т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8.3">
          <table:table-cell table:style-name="Таблица68.A2" table:number-columns-spanned="2" office:value-type="string">
            <text:p text:style-name="P898">Наличие сопроводительного сертификата или</text:p>
          </table:table-cell>
          <table:covered-table-cell/>
          <table:table-cell table:style-name="Таблица68.A2" office:value-type="string">
            <text:p text:style-name="P457">-</text:p>
          </table:table-cell>
          <table:table-cell table:style-name="Таблица68.A2" office:value-type="string">
            <text:p text:style-name="P451"><text:s text:c="34"/>- <text:s text:c="4"/></text:p>
          </table:table-cell>
          <table:table-cell table:style-name="Таблица68.A2" table:number-columns-spanned="2" office:value-type="string">
            <text:p text:style-name="P256">Сплошной</text:p>
          </table:table-cell>
          <table:covered-table-cell/>
          <table:table-cell table:style-name="Таблица68.A2" office:value-type="string">
            <text:p text:style-name="P256">0</text:p>
          </table:table-cell>
          <table:table-cell table:style-name="Таблица68.H3" table:number-columns-spanned="2" office:value-type="string">
            <text:p text:style-name="P904">Цех 23, </text:p>
          </table:table-cell>
          <table:covered-table-cell/>
        </table:table-row>
        <table:table-row table:style-name="Таблица68.3">
          <table:table-cell table:style-name="Таблица68.A2" table:number-columns-spanned="2" office:value-type="string">
            <text:p text:style-name="P887"><text:span text:style-name="T128">другого </text:span><text:s/><text:span text:style-name="T128">документа <text:s/>подтверждающего</text:span></text:p>
          </table:table-cell>
          <table:covered-table-cell/>
          <table:table-cell table:style-name="Таблица68.A2" office:value-type="string">
            <text:p text:style-name="P457"/>
          </table:table-cell>
          <table:table-cell table:style-name="Таблица68.A2" office:value-type="string">
            <text:p text:style-name="P451"/>
          </table:table-cell>
          <table:table-cell table:style-name="Таблица68.A2" table:number-columns-spanned="2" office:value-type="string">
            <text:p text:style-name="P202"/>
          </table:table-cell>
          <table:covered-table-cell/>
          <table:table-cell table:style-name="Таблица68.A2" office:value-type="string">
            <text:p text:style-name="P332"/>
          </table:table-cell>
          <table:table-cell table:style-name="Таблица68.H3" table:number-columns-spanned="2" office:value-type="string">
            <text:p text:style-name="P904">ОТК</text:p>
          </table:table-cell>
          <table:covered-table-cell/>
        </table:table-row>
        <table:table-row table:style-name="Таблица68.3">
          <table:table-cell table:style-name="Таблица68.A2" table:number-columns-spanned="2" office:value-type="string">
            <text:p text:style-name="P894">качество материала с указанием гарантийного</text:p>
          </table:table-cell>
          <table:covered-table-cell/>
          <table:table-cell table:style-name="Таблица68.A2" office:value-type="string">
            <text:p text:style-name="P460"/>
          </table:table-cell>
          <table:table-cell table:style-name="Таблица68.A2" office:value-type="string">
            <text:p text:style-name="P451"/>
          </table:table-cell>
          <table:table-cell table:style-name="Таблица68.A2" table:number-columns-spanned="2" office:value-type="string">
            <text:p text:style-name="P451"/>
          </table:table-cell>
          <table:covered-table-cell/>
          <table:table-cell table:style-name="Таблица68.A2" office:value-type="string">
            <text:p text:style-name="P473"/>
          </table:table-cell>
          <table:table-cell table:style-name="Таблица68.H3" table:number-columns-spanned="2" office:value-type="string">
            <text:p text:style-name="P465"/>
          </table:table-cell>
          <table:covered-table-cell/>
        </table:table-row>
        <table:table-row table:style-name="Таблица68.3">
          <table:table-cell table:style-name="Таблица68.A2" table:number-columns-spanned="2" office:value-type="string">
            <text:p text:style-name="P894">срока и <text:s/>даты изготовления</text:p>
          </table:table-cell>
          <table:covered-table-cell/>
          <table:table-cell table:style-name="Таблица68.A2" office:value-type="string">
            <text:p text:style-name="P457"/>
          </table:table-cell>
          <table:table-cell table:style-name="Таблица68.A2" office:value-type="string">
            <text:p text:style-name="P451"/>
          </table:table-cell>
          <table:table-cell table:style-name="Таблица68.A2" table:number-columns-spanned="2" office:value-type="string">
            <text:p text:style-name="P451"><text:s/></text:p>
          </table:table-cell>
          <table:covered-table-cell/>
          <table:table-cell table:style-name="Таблица68.A2" office:value-type="string">
            <text:p text:style-name="P473"/>
          </table:table-cell>
          <table:table-cell table:style-name="Таблица68.H3" table:number-columns-spanned="2" office:value-type="string">
            <text:p text:style-name="P473"/>
          </table:table-cell>
          <table:covered-table-cell/>
        </table:table-row>
        <table:table-row table:style-name="Таблица68.3">
          <table:table-cell table:style-name="Таблица68.A2" table:number-columns-spanned="2" office:value-type="string">
            <text:p text:style-name="P887"><text:span text:style-name="T268">В случае отсутствия даты </text:span><text:span text:style-name="T267">изготовления</text:span><text:span text:style-name="T268"> гарантийный</text:span></text:p>
          </table:table-cell>
          <table:covered-table-cell/>
          <table:table-cell table:style-name="Таблица68.A2" office:value-type="string">
            <text:p text:style-name="P228"/>
          </table:table-cell>
          <table:table-cell table:style-name="Таблица68.A2" office:value-type="string">
            <text:p text:style-name="P244"/>
          </table:table-cell>
          <table:table-cell table:style-name="Таблица68.A2" table:number-columns-spanned="2" office:value-type="string">
            <text:p text:style-name="P202"/>
          </table:table-cell>
          <table:covered-table-cell/>
          <table:table-cell table:style-name="Таблица68.A2" office:value-type="string">
            <text:p text:style-name="P332"/>
          </table:table-cell>
          <table:table-cell table:style-name="Таблица68.H3" table:number-columns-spanned="2" office:value-type="string">
            <text:p text:style-name="P332"/>
          </table:table-cell>
          <table:covered-table-cell/>
        </table:table-row>
        <table:table-row table:style-name="Таблица68.3">
          <table:table-cell table:style-name="Таблица68.A2" table:number-columns-spanned="2" office:value-type="string">
            <text:p text:style-name="P887"><text:span text:style-name="T268">срок <text:s/>исчислять <text:s/>с даты <text:s/></text:span><text:span text:style-name="T267">печати сертификата или другого </text:span></text:p>
          </table:table-cell>
          <table:covered-table-cell/>
          <table:table-cell table:style-name="Таблица68.A2" office:value-type="string">
            <text:p text:style-name="P228"/>
          </table:table-cell>
          <table:table-cell table:style-name="Таблица68.A2" office:value-type="string">
            <text:p text:style-name="P332"/>
          </table:table-cell>
          <table:table-cell table:style-name="Таблица68.A2" table:number-columns-spanned="2" office:value-type="string">
            <text:p text:style-name="P202"/>
          </table:table-cell>
          <table:covered-table-cell/>
          <table:table-cell table:style-name="Таблица68.A2" office:value-type="string">
            <text:p text:style-name="P332"/>
          </table:table-cell>
          <table:table-cell table:style-name="Таблица68.H3" table:number-columns-spanned="2" office:value-type="string">
            <text:p text:style-name="P332"/>
          </table:table-cell>
          <table:covered-table-cell/>
        </table:table-row>
        <table:table-row table:style-name="Таблица68.3">
          <table:table-cell table:style-name="Таблица68.A2" table:number-columns-spanned="2" office:value-type="string">
            <text:p text:style-name="P914">сопровождающего документа</text:p>
          </table:table-cell>
          <table:covered-table-cell/>
          <table:table-cell table:style-name="Таблица68.A2" office:value-type="string">
            <text:p text:style-name="P228"/>
          </table:table-cell>
          <table:table-cell table:style-name="Таблица68.A2" office:value-type="string">
            <text:p text:style-name="P202"/>
          </table:table-cell>
          <table:table-cell table:style-name="Таблица68.A2" table:number-columns-spanned="2" office:value-type="string">
            <text:p text:style-name="P275"/>
          </table:table-cell>
          <table:covered-table-cell/>
          <table:table-cell table:style-name="Таблица68.A2" office:value-type="string">
            <text:p text:style-name="P332"/>
          </table:table-cell>
          <table:table-cell table:style-name="Таблица68.H3" table:number-columns-spanned="2" office:value-type="string">
            <text:p text:style-name="P279"/>
          </table:table-cell>
          <table:covered-table-cell/>
        </table:table-row>
        <table:table-row table:style-name="Таблица68.3">
          <table:table-cell table:style-name="Таблица68.A2" table:number-columns-spanned="2" office:value-type="string">
            <text:p text:style-name="P887"/>
          </table:table-cell>
          <table:covered-table-cell/>
          <table:table-cell table:style-name="Таблица68.A2" office:value-type="string">
            <text:p text:style-name="P457"/>
          </table:table-cell>
          <table:table-cell table:style-name="Таблица68.A2" office:value-type="string">
            <text:p text:style-name="P451"/>
          </table:table-cell>
          <table:table-cell table:style-name="Таблица68.A2" table:number-columns-spanned="2" office:value-type="string">
            <text:p text:style-name="P256"/>
          </table:table-cell>
          <table:covered-table-cell/>
          <table:table-cell table:style-name="Таблица68.A2" office:value-type="string">
            <text:p text:style-name="P256"/>
          </table:table-cell>
          <table:table-cell table:style-name="Таблица68.H3" table:number-columns-spanned="2" office:value-type="string">
            <text:p text:style-name="P908"/>
          </table:table-cell>
          <table:covered-table-cell/>
        </table:table-row>
        <table:table-row table:style-name="Таблица68.3">
          <table:table-cell table:style-name="Таблица68.A2" table:number-columns-spanned="2" office:value-type="string">
            <text:p text:style-name="P217"/>
          </table:table-cell>
          <table:covered-table-cell/>
          <table:table-cell table:style-name="Таблица68.A2" office:value-type="string">
            <text:p text:style-name="P228"/>
          </table:table-cell>
          <table:table-cell table:style-name="Таблица68.A2" office:value-type="string">
            <text:p text:style-name="P202"/>
          </table:table-cell>
          <table:table-cell table:style-name="Таблица68.A2" table:number-columns-spanned="2" office:value-type="string">
            <text:p text:style-name="P332"/>
          </table:table-cell>
          <table:covered-table-cell/>
          <table:table-cell table:style-name="Таблица68.A2" office:value-type="string">
            <text:p text:style-name="P332"/>
          </table:table-cell>
          <table:table-cell table:style-name="Таблица68.H3" table:number-columns-spanned="2" office:value-type="string">
            <text:p text:style-name="P332"><text:s/></text:p>
          </table:table-cell>
          <table:covered-table-cell/>
        </table:table-row>
        <table:table-row table:style-name="Таблица68.3">
          <table:table-cell table:style-name="Таблица68.A2" table:number-columns-spanned="2" office:value-type="string">
            <text:p text:style-name="P217"/>
          </table:table-cell>
          <table:covered-table-cell/>
          <table:table-cell table:style-name="Таблица68.A2" office:value-type="string">
            <text:p text:style-name="P228"/>
          </table:table-cell>
          <table:table-cell table:style-name="Таблица68.A2" office:value-type="string">
            <text:p text:style-name="P332"/>
          </table:table-cell>
          <table:table-cell table:style-name="Таблица68.A2" table:number-columns-spanned="2" office:value-type="string">
            <text:p text:style-name="P332"/>
          </table:table-cell>
          <table:covered-table-cell/>
          <table:table-cell table:style-name="Таблица68.A2" office:value-type="string">
            <text:p text:style-name="P332"/>
          </table:table-cell>
          <table:table-cell table:style-name="Таблица68.H3" table:number-columns-spanned="2" office:value-type="string">
            <text:p text:style-name="P332"/>
          </table:table-cell>
          <table:covered-table-cell/>
        </table:table-row>
        <table:table-row table:style-name="Таблица68.3">
          <table:table-cell table:style-name="Таблица68.A2" table:number-columns-spanned="2" office:value-type="string">
            <text:p text:style-name="P113"/>
          </table:table-cell>
          <table:covered-table-cell/>
          <table:table-cell table:style-name="Таблица68.A2" office:value-type="string">
            <text:p text:style-name="P101"/>
          </table:table-cell>
          <table:table-cell table:style-name="Таблица68.A2" office:value-type="string">
            <text:p text:style-name="P178"/>
          </table:table-cell>
          <table:table-cell table:style-name="Таблица68.A2" table:number-columns-spanned="2" office:value-type="string">
            <text:p text:style-name="P178"/>
          </table:table-cell>
          <table:covered-table-cell/>
          <table:table-cell table:style-name="Таблица68.A2" office:value-type="string">
            <text:p text:style-name="P178"/>
          </table:table-cell>
          <table:table-cell table:style-name="Таблица68.H3" table:number-columns-spanned="2" office:value-type="string">
            <text:p text:style-name="P178"/>
          </table:table-cell>
          <table:covered-table-cell/>
        </table:table-row>
        <table:table-row table:style-name="Таблица68.3">
          <table:table-cell table:style-name="Таблица68.A2" table:number-columns-spanned="2" office:value-type="string">
            <text:p text:style-name="P113"/>
          </table:table-cell>
          <table:covered-table-cell/>
          <table:table-cell table:style-name="Таблица68.A2" office:value-type="string">
            <text:p text:style-name="P101"/>
          </table:table-cell>
          <table:table-cell table:style-name="Таблица68.A2" office:value-type="string">
            <text:p text:style-name="P178"/>
          </table:table-cell>
          <table:table-cell table:style-name="Таблица68.A2" table:number-columns-spanned="2" office:value-type="string">
            <text:p text:style-name="P178"/>
          </table:table-cell>
          <table:covered-table-cell/>
          <table:table-cell table:style-name="Таблица68.A2" office:value-type="string">
            <text:p text:style-name="P178"/>
          </table:table-cell>
          <table:table-cell table:style-name="Таблица68.H3" table:number-columns-spanned="2" office:value-type="string">
            <text:p text:style-name="P178"/>
          </table:table-cell>
          <table:covered-table-cell/>
        </table:table-row>
        <table:table-row table:style-name="Таблица68.3">
          <table:table-cell table:style-name="Таблица68.A2" table:number-columns-spanned="2" office:value-type="string">
            <text:p text:style-name="P113"/>
          </table:table-cell>
          <table:covered-table-cell/>
          <table:table-cell table:style-name="Таблица68.A2" office:value-type="string">
            <text:p text:style-name="P101"/>
          </table:table-cell>
          <table:table-cell table:style-name="Таблица68.A2" office:value-type="string">
            <text:p text:style-name="P178"/>
          </table:table-cell>
          <table:table-cell table:style-name="Таблица68.A2" table:number-columns-spanned="2" office:value-type="string">
            <text:p text:style-name="P178"/>
          </table:table-cell>
          <table:covered-table-cell/>
          <table:table-cell table:style-name="Таблица68.A2" office:value-type="string">
            <text:p text:style-name="P178"/>
          </table:table-cell>
          <table:table-cell table:style-name="Таблица68.H3" table:number-columns-spanned="2" office:value-type="string">
            <text:p text:style-name="P178"/>
          </table:table-cell>
          <table:covered-table-cell/>
        </table:table-row>
        <table:table-row table:style-name="Таблица68.3">
          <table:table-cell table:style-name="Таблица68.A2" table:number-columns-spanned="2" office:value-type="string">
            <text:p text:style-name="P113"/>
          </table:table-cell>
          <table:covered-table-cell/>
          <table:table-cell table:style-name="Таблица68.A2" office:value-type="string">
            <text:p text:style-name="P101"/>
          </table:table-cell>
          <table:table-cell table:style-name="Таблица68.A2" office:value-type="string">
            <text:p text:style-name="P178"/>
          </table:table-cell>
          <table:table-cell table:style-name="Таблица68.A2" table:number-columns-spanned="2" office:value-type="string">
            <text:p text:style-name="P178"/>
          </table:table-cell>
          <table:covered-table-cell/>
          <table:table-cell table:style-name="Таблица68.A2" office:value-type="string">
            <text:p text:style-name="P178"/>
          </table:table-cell>
          <table:table-cell table:style-name="Таблица68.H3" table:number-columns-spanned="2" office:value-type="string">
            <text:p text:style-name="P178"/>
          </table:table-cell>
          <table:covered-table-cell/>
        </table:table-row>
        <table:table-row table:style-name="Таблица68.3">
          <table:table-cell table:style-name="Таблица68.A2" table:number-columns-spanned="2" office:value-type="string">
            <text:p text:style-name="P113"/>
          </table:table-cell>
          <table:covered-table-cell/>
          <table:table-cell table:style-name="Таблица68.A2" office:value-type="string">
            <text:p text:style-name="P101"/>
          </table:table-cell>
          <table:table-cell table:style-name="Таблица68.A2" office:value-type="string">
            <text:p text:style-name="P178"/>
          </table:table-cell>
          <table:table-cell table:style-name="Таблица68.A2" table:number-columns-spanned="2" office:value-type="string">
            <text:p text:style-name="P178"/>
          </table:table-cell>
          <table:covered-table-cell/>
          <table:table-cell table:style-name="Таблица68.A2" office:value-type="string">
            <text:p text:style-name="P178"/>
          </table:table-cell>
          <table:table-cell table:style-name="Таблица68.H3" table:number-columns-spanned="2" office:value-type="string">
            <text:p text:style-name="P178"/>
          </table:table-cell>
          <table:covered-table-cell/>
        </table:table-row>
        <table:table-row table:style-name="Таблица68.18">
          <table:table-cell table:style-name="Таблица68.A18" office:value-type="string">
            <text:p text:style-name="P369">ПВК</text:p>
          </table:table-cell>
          <table:table-cell table:style-name="Таблица68.B18" table:number-columns-spanned="4" office:value-type="string">
            <text:p text:style-name="P386">Перечень входного контроля</text:p>
          </table:table-cell>
          <table:covered-table-cell/>
          <table:covered-table-cell/>
          <table:covered-table-cell/>
          <table:table-cell table:style-name="Таблица68.B18" table:number-columns-spanned="3" office:value-type="string">
            <text:p text:style-name="P166"/>
          </table:table-cell>
          <table:covered-table-cell/>
          <table:covered-table-cell/>
          <table:table-cell table:style-name="Таблица68.I18" office:value-type="string">
            <text:p text:style-name="P166"/>
          </table:table-cell>
        </table:table-row>
      </table:table>
      <text:p text:style-name="P790"/>
      <text:p text:style-name="P1019"><text:soft-page-break/><text:span text:style-name="T2">СТО 07521831-55-2017 </text:span><text:span text:style-name="T3">Приложение А</text:span></text:p>
      <table:table table:name="Таблица72" table:style-name="Таблица72">
        <table:table-column table:style-name="Таблица72.A"/>
        <table:table-column table:style-name="Таблица72.B"/>
        <table:table-column table:style-name="Таблица72.C"/>
        <table:table-column table:style-name="Таблица72.D"/>
        <table:table-column table:style-name="Таблица72.E"/>
        <table:table-column table:style-name="Таблица72.F"/>
        <table:table-column table:style-name="Таблица72.G"/>
        <table:table-column table:style-name="Таблица72.H"/>
        <table:table-row table:style-name="Таблица72.1">
          <table:table-cell table:style-name="Таблица72.A1" office:value-type="string">
            <text:p text:style-name="P88">Дубл.</text:p>
          </table:table-cell>
          <table:table-cell table:style-name="Таблица72.A1" office:value-type="string">
            <text:p text:style-name="P532"/>
          </table:table-cell>
          <table:table-cell table:style-name="Таблица72.A1" office:value-type="string">
            <text:p text:style-name="P532"/>
          </table:table-cell>
          <table:table-cell table:style-name="Таблица72.D2" office:value-type="string">
            <text:p text:style-name="P532"/>
          </table:table-cell>
          <table:table-cell table:style-name="Таблица72.E1" office:value-type="string">
            <text:p text:style-name="P532"><text:s text:c="15"/></text:p>
          </table:table-cell>
          <table:table-cell table:style-name="Таблица72.F1" table:number-columns-spanned="2" office:value-type="string">
            <text:p text:style-name="P532"/>
          </table:table-cell>
          <table:covered-table-cell/>
          <table:table-cell table:style-name="Таблица72.H1" office:value-type="string">
            <text:p text:style-name="P532"/>
          </table:table-cell>
        </table:table-row>
        <table:table-row table:style-name="Таблица72.1">
          <table:table-cell table:style-name="Таблица72.A1" office:value-type="string">
            <text:p text:style-name="P88">Взам.</text:p>
          </table:table-cell>
          <table:table-cell table:style-name="Таблица72.A1" office:value-type="string">
            <text:p text:style-name="P532"/>
          </table:table-cell>
          <table:table-cell table:style-name="Таблица72.A1" office:value-type="string">
            <text:p text:style-name="P532"/>
          </table:table-cell>
          <table:table-cell table:style-name="Таблица72.D2" office:value-type="string">
            <text:p text:style-name="P532"/>
          </table:table-cell>
          <table:table-cell table:style-name="Таблица72.E3" table:number-columns-spanned="2" office:value-type="string">
            <text:p text:style-name="P532"/>
          </table:table-cell>
          <table:covered-table-cell/>
          <table:table-cell table:style-name="Таблица72.G3" table:number-rows-spanned="2" table:number-columns-spanned="2" office:value-type="string">
            <text:p text:style-name="P532"/>
          </table:table-cell>
          <table:covered-table-cell/>
        </table:table-row>
        <table:table-row table:style-name="Таблица72.1">
          <table:table-cell table:style-name="Таблица72.A1" office:value-type="string">
            <text:p text:style-name="P88">Подл.</text:p>
          </table:table-cell>
          <table:table-cell table:style-name="Таблица72.A1" office:value-type="string">
            <text:p text:style-name="P557"/>
          </table:table-cell>
          <table:table-cell table:style-name="Таблица72.A1" office:value-type="string">
            <text:p text:style-name="P532"/>
          </table:table-cell>
          <table:table-cell table:style-name="Таблица72.A1" office:value-type="string">
            <text:p text:style-name="P532"/>
          </table:table-cell>
          <table:table-cell table:style-name="Таблица72.E3" table:number-columns-spanned="2" office:value-type="string">
            <text:p text:style-name="P532"/>
          </table:table-cell>
          <table:covered-table-cell/>
          <table:covered-table-cell/>
          <table:covered-table-cell/>
        </table:table-row>
      </table:table>
      <table:table table:name="Таблица73" table:style-name="Таблица73">
        <table:table-column table:style-name="Таблица73.A"/>
        <table:table-column table:style-name="Таблица73.B"/>
        <table:table-column table:style-name="Таблица73.C"/>
        <table:table-column table:style-name="Таблица73.D"/>
        <table:table-column table:style-name="Таблица73.E"/>
        <table:table-column table:style-name="Таблица73.F"/>
        <table:table-column table:style-name="Таблица73.G"/>
        <table:table-column table:style-name="Таблица73.H"/>
        <table:table-column table:style-name="Таблица73.I"/>
        <table:table-column table:style-name="Таблица73.J"/>
        <table:table-column table:style-name="Таблица73.K"/>
        <table:table-column table:style-name="Таблица73.L"/>
        <table:table-column table:style-name="Таблица73.M"/>
        <table:table-column table:style-name="Таблица73.N"/>
        <table:table-column table:style-name="Таблица73.O"/>
        <table:table-column table:style-name="Таблица73.P"/>
        <table:table-row table:style-name="Таблица73.1">
          <table:table-cell table:style-name="Таблица73.A1" table:number-columns-spanned="11" office:value-type="string">
            <text:p text:style-name="P412"><text:span text:style-name="T94"><text:s/>Гарантийный срок хранения</text:span><text:span text:style-name="T104">: <text:s/></text:span><text:span text:style-name="T105">п</text:span><text:span text:style-name="T103">о сопроводительному документу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3.L1" table:number-columns-spanned="2" office:value-type="string">
            <text:p text:style-name="P45"/>
          </table:table-cell>
          <table:covered-table-cell/>
          <table:table-cell table:style-name="Таблица73.N1" table:number-columns-spanned="2" office:value-type="string">
            <text:h text:style-name="P1042" text:outline-level="7"/>
          </table:table-cell>
          <table:covered-table-cell/>
          <table:table-cell table:style-name="Таблица73.P1" office:value-type="string">
            <text:p text:style-name="P497"><text:span text:style-name="T231">2</text:span><text:span text:style-name="T235">3</text:span></text:p>
          </table:table-cell>
        </table:table-row>
        <table:table-row table:style-name="Таблица73.1">
          <table:table-cell table:style-name="Таблица73.A2" table:number-columns-spanned="16" office:value-type="string">
            <text:p text:style-name="P65"><text:s/>Срок хранени<text:span text:style-name="T48">я</text:span> до перепроверки продукции (для изделий ВТ)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3.3">
          <table:table-cell table:style-name="Таблица73.A1" table:number-rows-spanned="3" office:value-type="string">
            <text:p text:style-name="P45"/>
          </table:table-cell>
          <table:table-cell table:style-name="Таблица73.L1" office:value-type="string">
            <text:p text:style-name="P45"/>
          </table:table-cell>
          <table:table-cell table:style-name="Таблица73.L1" office:value-type="string">
            <text:p text:style-name="P45"/>
          </table:table-cell>
          <table:table-cell table:style-name="Таблица73.L1" office:value-type="string">
            <text:p text:style-name="P45"/>
          </table:table-cell>
          <table:table-cell table:style-name="Таблица73.L1" office:value-type="string">
            <text:p text:style-name="P45"/>
          </table:table-cell>
          <table:table-cell table:style-name="Таблица73.L1" office:value-type="string">
            <text:p text:style-name="P45"/>
          </table:table-cell>
          <table:table-cell table:style-name="Таблица73.L1" office:value-type="string">
            <text:p text:style-name="P45"/>
          </table:table-cell>
          <table:table-cell table:style-name="Таблица73.L1" office:value-type="string">
            <text:p text:style-name="P45"/>
          </table:table-cell>
          <table:table-cell table:style-name="Таблица73.L1" office:value-type="string">
            <text:p text:style-name="P45"/>
          </table:table-cell>
          <table:table-cell table:style-name="Таблица73.J3" office:value-type="string">
            <text:p text:style-name="P45"/>
          </table:table-cell>
          <table:table-cell table:style-name="Таблица73.K3" table:number-columns-spanned="2" office:value-type="string">
            <text:p text:style-name="P45"/>
          </table:table-cell>
          <table:covered-table-cell/>
          <table:table-cell table:style-name="Таблица73.M3" table:number-rows-spanned="3" table:number-columns-spanned="2" office:value-type="string">
            <text:h text:style-name="P1053" text:outline-level="8"><text:span text:style-name="T336">И</text:span>золента ХБ, ширина 19 мм, двустороняя</text:h>
          </table:table-cell>
          <table:covered-table-cell/>
          <table:table-cell table:style-name="Таблица73.O3" table:number-rows-spanned="3" table:number-columns-spanned="2" office:value-type="string">
            <text:p text:style-name="P599">К.02 - 2024</text:p>
          </table:table-cell>
          <table:covered-table-cell/>
        </table:table-row>
        <table:table-row table:style-name="Таблица73.3">
          <table:covered-table-cell/>
          <table:table-cell table:style-name="Таблица73.B4" office:value-type="string">
            <text:p text:style-name="P532"/>
          </table:table-cell>
          <table:table-cell table:style-name="Таблица73.C4" office:value-type="string">
            <text:p text:style-name="P532"/>
          </table:table-cell>
          <table:table-cell table:style-name="Таблица73.D4" office:value-type="string">
            <text:p text:style-name="P532"/>
          </table:table-cell>
          <table:table-cell table:style-name="Таблица73.E4" office:value-type="string">
            <text:p text:style-name="P532"/>
          </table:table-cell>
          <table:table-cell table:style-name="Таблица73.F4" office:value-type="string">
            <text:p text:style-name="P532"/>
          </table:table-cell>
          <table:table-cell table:style-name="Таблица73.G4" office:value-type="string">
            <text:p text:style-name="P532"/>
          </table:table-cell>
          <table:table-cell table:style-name="Таблица73.H4" office:value-type="string">
            <text:p text:style-name="P532"/>
          </table:table-cell>
          <table:table-cell table:style-name="Таблица73.I4" office:value-type="string">
            <text:p text:style-name="P532"/>
          </table:table-cell>
          <table:table-cell table:style-name="Таблица73.J4" office:value-type="string">
            <text:p text:style-name="P532"/>
          </table:table-cell>
          <table:table-cell table:style-name="Таблица73.K4" table:number-columns-spanned="2" office:value-type="string">
            <text:p text:style-name="P53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73.3">
          <table:covered-table-cell/>
          <table:table-cell table:style-name="Таблица73.B5" office:value-type="string">
            <text:p text:style-name="P532"/>
          </table:table-cell>
          <table:table-cell table:style-name="Таблица73.C5" office:value-type="string">
            <text:p text:style-name="P532"/>
          </table:table-cell>
          <table:table-cell table:style-name="Таблица73.D5" office:value-type="string">
            <text:p text:style-name="P532"/>
          </table:table-cell>
          <table:table-cell table:style-name="Таблица73.E5" office:value-type="string">
            <text:p text:style-name="P532"/>
          </table:table-cell>
          <table:table-cell table:style-name="Таблица73.F5" office:value-type="string">
            <text:p text:style-name="P532"/>
          </table:table-cell>
          <table:table-cell table:style-name="Таблица73.G5" office:value-type="string">
            <text:p text:style-name="P532"/>
          </table:table-cell>
          <table:table-cell table:style-name="Таблица73.H5" office:value-type="string">
            <text:p text:style-name="P532"/>
          </table:table-cell>
          <table:table-cell table:style-name="Таблица73.I5" office:value-type="string">
            <text:p text:style-name="P532"/>
          </table:table-cell>
          <table:table-cell table:style-name="Таблица73.J5" office:value-type="string">
            <text:p text:style-name="P532"/>
          </table:table-cell>
          <table:table-cell table:style-name="Таблица73.K5" table:number-columns-spanned="2" office:value-type="string">
            <text:p text:style-name="P532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Таблица74" table:style-name="Таблица74">
        <table:table-column table:style-name="Таблица74.A"/>
        <table:table-column table:style-name="Таблица74.B"/>
        <table:table-column table:style-name="Таблица74.C"/>
        <table:table-column table:style-name="Таблица74.D"/>
        <table:table-column table:style-name="Таблица74.E"/>
        <table:table-column table:style-name="Таблица74.F"/>
        <table:table-column table:style-name="Таблица74.G"/>
        <table:table-column table:style-name="Таблица74.H"/>
        <table:table-column table:style-name="Таблица74.I"/>
        <table:table-row table:style-name="Таблица74.1">
          <table:table-cell table:style-name="Таблица74.A1" table:number-columns-spanned="3" office:value-type="string">
            <text:p text:style-name="P236">Состав контролируемых па<text:span text:style-name="T17">р</text:span>аметров продукции,<text:line-break/>методы ее контроля</text:p>
          </table:table-cell>
          <table:covered-table-cell/>
          <table:covered-table-cell/>
          <table:table-cell table:style-name="Таблица74.A1" table:number-rows-spanned="2" office:value-type="string">
            <text:p text:style-name="P308">Средства измерений<text:line-break/>или требуемые метрологические<text:line-break/>характеристики средств измерений</text:p>
          </table:table-cell>
          <table:table-cell table:style-name="Таблица74.E1" table:number-rows-spanned="2" table:number-columns-spanned="2" office:value-type="string">
            <text:p text:style-name="P312">Вид </text:p>
            <text:p text:style-name="P312">контроля.</text:p>
            <text:p text:style-name="P308">Объем<text:line-break/>выборки<text:line-break/>или<text:line-break/>пробы</text:p>
          </table:table-cell>
          <table:covered-table-cell/>
          <table:table-cell table:style-name="Таблица74.E1" table:number-rows-spanned="2" office:value-type="string">
            <text:p text:style-name="P309">Допусти<text:span text:style-name="T50">-</text:span>мый<text:line-break/>расход<text:line-break/>ресурса<text:line-break/></text:p>
          </table:table-cell>
          <table:table-cell table:style-name="Таблица74.H1" table:number-rows-spanned="2" table:number-columns-spanned="2" office:value-type="string">
            <text:p text:style-name="P308">Подразделения,<text:line-break/>участвующие<text:line-break/>во входном<text:line-break/>контроле</text:p>
          </table:table-cell>
          <table:covered-table-cell/>
        </table:table-row>
        <table:table-row table:style-name="Таблица74.1">
          <table:table-cell table:style-name="Таблица74.A2" table:number-columns-spanned="2" office:value-type="string">
            <text:p text:style-name="P236">Контролируемые параметры<text:line-break/>(показатели)</text:p>
          </table:table-cell>
          <table:covered-table-cell/>
          <table:table-cell table:style-name="Таблица74.C2" office:value-type="string">
            <text:p text:style-name="P236">Номера<text:line-break/>пунктов<text:line-break/>докумен<text:span text:style-name="T49">-</text:span><text:line-break/>т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4.3">
          <table:table-cell table:style-name="Таблица74.A2" table:number-columns-spanned="2" office:value-type="string">
            <text:p text:style-name="P899">Наличие сопроводительного сертификата или</text:p>
          </table:table-cell>
          <table:covered-table-cell/>
          <table:table-cell table:style-name="Таблица74.A2" office:value-type="string">
            <text:p text:style-name="P458">-</text:p>
          </table:table-cell>
          <table:table-cell table:style-name="Таблица74.A2" office:value-type="string">
            <text:p text:style-name="P452"><text:s text:c="34"/>- <text:s text:c="4"/></text:p>
          </table:table-cell>
          <table:table-cell table:style-name="Таблица74.A2" table:number-columns-spanned="2" office:value-type="string">
            <text:p text:style-name="P258">Сплошной</text:p>
          </table:table-cell>
          <table:covered-table-cell/>
          <table:table-cell table:style-name="Таблица74.A2" office:value-type="string">
            <text:p text:style-name="P258">0</text:p>
          </table:table-cell>
          <table:table-cell table:style-name="Таблица74.H3" table:number-columns-spanned="2" office:value-type="string">
            <text:p text:style-name="P906">Цех 23, </text:p>
          </table:table-cell>
          <table:covered-table-cell/>
        </table:table-row>
        <table:table-row table:style-name="Таблица74.3">
          <table:table-cell table:style-name="Таблица74.A2" table:number-columns-spanned="2" office:value-type="string">
            <text:p text:style-name="P889"><text:span text:style-name="T128">другого </text:span><text:s/><text:span text:style-name="T128">документа <text:s/>подтверждающего</text:span></text:p>
          </table:table-cell>
          <table:covered-table-cell/>
          <table:table-cell table:style-name="Таблица74.A2" office:value-type="string">
            <text:p text:style-name="P458"/>
          </table:table-cell>
          <table:table-cell table:style-name="Таблица74.A2" office:value-type="string">
            <text:p text:style-name="P452"/>
          </table:table-cell>
          <table:table-cell table:style-name="Таблица74.A2" table:number-columns-spanned="2" office:value-type="string">
            <text:p text:style-name="P205"/>
          </table:table-cell>
          <table:covered-table-cell/>
          <table:table-cell table:style-name="Таблица74.A2" office:value-type="string">
            <text:p text:style-name="P338"/>
          </table:table-cell>
          <table:table-cell table:style-name="Таблица74.H3" table:number-columns-spanned="2" office:value-type="string">
            <text:p text:style-name="P906">ОТК</text:p>
          </table:table-cell>
          <table:covered-table-cell/>
        </table:table-row>
        <table:table-row table:style-name="Таблица74.3">
          <table:table-cell table:style-name="Таблица74.A2" table:number-columns-spanned="2" office:value-type="string">
            <text:p text:style-name="P895">качество материала с указанием гарантийного</text:p>
          </table:table-cell>
          <table:covered-table-cell/>
          <table:table-cell table:style-name="Таблица74.A2" office:value-type="string">
            <text:p text:style-name="P461"/>
          </table:table-cell>
          <table:table-cell table:style-name="Таблица74.A2" office:value-type="string">
            <text:p text:style-name="P452"/>
          </table:table-cell>
          <table:table-cell table:style-name="Таблица74.A2" table:number-columns-spanned="2" office:value-type="string">
            <text:p text:style-name="P452"/>
          </table:table-cell>
          <table:covered-table-cell/>
          <table:table-cell table:style-name="Таблица74.A2" office:value-type="string">
            <text:p text:style-name="P474"/>
          </table:table-cell>
          <table:table-cell table:style-name="Таблица74.H3" table:number-columns-spanned="2" office:value-type="string">
            <text:p text:style-name="P466"/>
          </table:table-cell>
          <table:covered-table-cell/>
        </table:table-row>
        <table:table-row table:style-name="Таблица74.3">
          <table:table-cell table:style-name="Таблица74.A2" table:number-columns-spanned="2" office:value-type="string">
            <text:p text:style-name="P895">срока и <text:s/>даты изготовления</text:p>
          </table:table-cell>
          <table:covered-table-cell/>
          <table:table-cell table:style-name="Таблица74.A2" office:value-type="string">
            <text:p text:style-name="P458"/>
          </table:table-cell>
          <table:table-cell table:style-name="Таблица74.A2" office:value-type="string">
            <text:p text:style-name="P452"/>
          </table:table-cell>
          <table:table-cell table:style-name="Таблица74.A2" table:number-columns-spanned="2" office:value-type="string">
            <text:p text:style-name="P452"><text:s/></text:p>
          </table:table-cell>
          <table:covered-table-cell/>
          <table:table-cell table:style-name="Таблица74.A2" office:value-type="string">
            <text:p text:style-name="P474"/>
          </table:table-cell>
          <table:table-cell table:style-name="Таблица74.H3" table:number-columns-spanned="2" office:value-type="string">
            <text:p text:style-name="P474"/>
          </table:table-cell>
          <table:covered-table-cell/>
        </table:table-row>
        <table:table-row table:style-name="Таблица74.3">
          <table:table-cell table:style-name="Таблица74.A2" table:number-columns-spanned="2" office:value-type="string">
            <text:p text:style-name="P889"><text:span text:style-name="T268">В случае отсутствия даты </text:span><text:span text:style-name="T267">изготовления</text:span><text:span text:style-name="T268"> гарантийный</text:span></text:p>
          </table:table-cell>
          <table:covered-table-cell/>
          <table:table-cell table:style-name="Таблица74.A2" office:value-type="string">
            <text:p text:style-name="P236"/>
          </table:table-cell>
          <table:table-cell table:style-name="Таблица74.A2" office:value-type="string">
            <text:p text:style-name="P247"/>
          </table:table-cell>
          <table:table-cell table:style-name="Таблица74.A2" table:number-columns-spanned="2" office:value-type="string">
            <text:p text:style-name="P205"/>
          </table:table-cell>
          <table:covered-table-cell/>
          <table:table-cell table:style-name="Таблица74.A2" office:value-type="string">
            <text:p text:style-name="P338"/>
          </table:table-cell>
          <table:table-cell table:style-name="Таблица74.H3" table:number-columns-spanned="2" office:value-type="string">
            <text:p text:style-name="P338"/>
          </table:table-cell>
          <table:covered-table-cell/>
        </table:table-row>
        <table:table-row table:style-name="Таблица74.3">
          <table:table-cell table:style-name="Таблица74.A2" table:number-columns-spanned="2" office:value-type="string">
            <text:p text:style-name="P889"><text:span text:style-name="T268">срок <text:s/>исчислять <text:s/>с даты <text:s/></text:span><text:span text:style-name="T267">печати сертификата или другого </text:span></text:p>
          </table:table-cell>
          <table:covered-table-cell/>
          <table:table-cell table:style-name="Таблица74.A2" office:value-type="string">
            <text:p text:style-name="P236"/>
          </table:table-cell>
          <table:table-cell table:style-name="Таблица74.A2" office:value-type="string">
            <text:p text:style-name="P338"/>
          </table:table-cell>
          <table:table-cell table:style-name="Таблица74.A2" table:number-columns-spanned="2" office:value-type="string">
            <text:p text:style-name="P205"/>
          </table:table-cell>
          <table:covered-table-cell/>
          <table:table-cell table:style-name="Таблица74.A2" office:value-type="string">
            <text:p text:style-name="P338"/>
          </table:table-cell>
          <table:table-cell table:style-name="Таблица74.H3" table:number-columns-spanned="2" office:value-type="string">
            <text:p text:style-name="P338"/>
          </table:table-cell>
          <table:covered-table-cell/>
        </table:table-row>
        <table:table-row table:style-name="Таблица74.3">
          <table:table-cell table:style-name="Таблица74.A2" table:number-columns-spanned="2" office:value-type="string">
            <text:p text:style-name="P915">сопровождающего документа</text:p>
          </table:table-cell>
          <table:covered-table-cell/>
          <table:table-cell table:style-name="Таблица74.A2" office:value-type="string">
            <text:p text:style-name="P236"/>
          </table:table-cell>
          <table:table-cell table:style-name="Таблица74.A2" office:value-type="string">
            <text:p text:style-name="P205"/>
          </table:table-cell>
          <table:table-cell table:style-name="Таблица74.A2" table:number-columns-spanned="2" office:value-type="string">
            <text:p text:style-name="P277"/>
          </table:table-cell>
          <table:covered-table-cell/>
          <table:table-cell table:style-name="Таблица74.A2" office:value-type="string">
            <text:p text:style-name="P338"/>
          </table:table-cell>
          <table:table-cell table:style-name="Таблица74.H3" table:number-columns-spanned="2" office:value-type="string">
            <text:p text:style-name="P281"/>
          </table:table-cell>
          <table:covered-table-cell/>
        </table:table-row>
        <table:table-row table:style-name="Таблица74.3">
          <table:table-cell table:style-name="Таблица74.A2" table:number-columns-spanned="2" office:value-type="string">
            <text:p text:style-name="P889"/>
          </table:table-cell>
          <table:covered-table-cell/>
          <table:table-cell table:style-name="Таблица74.A2" office:value-type="string">
            <text:p text:style-name="P458"/>
          </table:table-cell>
          <table:table-cell table:style-name="Таблица74.A2" office:value-type="string">
            <text:p text:style-name="P452"/>
          </table:table-cell>
          <table:table-cell table:style-name="Таблица74.A2" table:number-columns-spanned="2" office:value-type="string">
            <text:p text:style-name="P258"/>
          </table:table-cell>
          <table:covered-table-cell/>
          <table:table-cell table:style-name="Таблица74.A2" office:value-type="string">
            <text:p text:style-name="P258"/>
          </table:table-cell>
          <table:table-cell table:style-name="Таблица74.H3" table:number-columns-spanned="2" office:value-type="string">
            <text:p text:style-name="P910"/>
          </table:table-cell>
          <table:covered-table-cell/>
        </table:table-row>
        <table:table-row table:style-name="Таблица74.3">
          <table:table-cell table:style-name="Таблица74.A2" table:number-columns-spanned="2" office:value-type="string">
            <text:p text:style-name="P221"/>
          </table:table-cell>
          <table:covered-table-cell/>
          <table:table-cell table:style-name="Таблица74.A2" office:value-type="string">
            <text:p text:style-name="P236"/>
          </table:table-cell>
          <table:table-cell table:style-name="Таблица74.A2" office:value-type="string">
            <text:p text:style-name="P205"/>
          </table:table-cell>
          <table:table-cell table:style-name="Таблица74.A2" table:number-columns-spanned="2" office:value-type="string">
            <text:p text:style-name="P338"/>
          </table:table-cell>
          <table:covered-table-cell/>
          <table:table-cell table:style-name="Таблица74.A2" office:value-type="string">
            <text:p text:style-name="P338"/>
          </table:table-cell>
          <table:table-cell table:style-name="Таблица74.H3" table:number-columns-spanned="2" office:value-type="string">
            <text:p text:style-name="P338"><text:s/></text:p>
          </table:table-cell>
          <table:covered-table-cell/>
        </table:table-row>
        <table:table-row table:style-name="Таблица74.3">
          <table:table-cell table:style-name="Таблица74.A2" table:number-columns-spanned="2" office:value-type="string">
            <text:p text:style-name="P221"/>
          </table:table-cell>
          <table:covered-table-cell/>
          <table:table-cell table:style-name="Таблица74.A2" office:value-type="string">
            <text:p text:style-name="P236"/>
          </table:table-cell>
          <table:table-cell table:style-name="Таблица74.A2" office:value-type="string">
            <text:p text:style-name="P338"/>
          </table:table-cell>
          <table:table-cell table:style-name="Таблица74.A2" table:number-columns-spanned="2" office:value-type="string">
            <text:p text:style-name="P338"/>
          </table:table-cell>
          <table:covered-table-cell/>
          <table:table-cell table:style-name="Таблица74.A2" office:value-type="string">
            <text:p text:style-name="P338"/>
          </table:table-cell>
          <table:table-cell table:style-name="Таблица74.H3" table:number-columns-spanned="2" office:value-type="string">
            <text:p text:style-name="P338"/>
          </table:table-cell>
          <table:covered-table-cell/>
        </table:table-row>
        <table:table-row table:style-name="Таблица74.3">
          <table:table-cell table:style-name="Таблица74.A2" table:number-columns-spanned="2" office:value-type="string">
            <text:p text:style-name="P114"/>
          </table:table-cell>
          <table:covered-table-cell/>
          <table:table-cell table:style-name="Таблица74.A2" office:value-type="string">
            <text:p text:style-name="P102"/>
          </table:table-cell>
          <table:table-cell table:style-name="Таблица74.A2" office:value-type="string">
            <text:p text:style-name="P179"/>
          </table:table-cell>
          <table:table-cell table:style-name="Таблица74.A2" table:number-columns-spanned="2" office:value-type="string">
            <text:p text:style-name="P179"/>
          </table:table-cell>
          <table:covered-table-cell/>
          <table:table-cell table:style-name="Таблица74.A2" office:value-type="string">
            <text:p text:style-name="P179"/>
          </table:table-cell>
          <table:table-cell table:style-name="Таблица74.H3" table:number-columns-spanned="2" office:value-type="string">
            <text:p text:style-name="P179"/>
          </table:table-cell>
          <table:covered-table-cell/>
        </table:table-row>
        <table:table-row table:style-name="Таблица74.3">
          <table:table-cell table:style-name="Таблица74.A2" table:number-columns-spanned="2" office:value-type="string">
            <text:p text:style-name="P114"/>
          </table:table-cell>
          <table:covered-table-cell/>
          <table:table-cell table:style-name="Таблица74.A2" office:value-type="string">
            <text:p text:style-name="P102"/>
          </table:table-cell>
          <table:table-cell table:style-name="Таблица74.A2" office:value-type="string">
            <text:p text:style-name="P179"/>
          </table:table-cell>
          <table:table-cell table:style-name="Таблица74.A2" table:number-columns-spanned="2" office:value-type="string">
            <text:p text:style-name="P179"/>
          </table:table-cell>
          <table:covered-table-cell/>
          <table:table-cell table:style-name="Таблица74.A2" office:value-type="string">
            <text:p text:style-name="P179"/>
          </table:table-cell>
          <table:table-cell table:style-name="Таблица74.H3" table:number-columns-spanned="2" office:value-type="string">
            <text:p text:style-name="P179"/>
          </table:table-cell>
          <table:covered-table-cell/>
        </table:table-row>
        <table:table-row table:style-name="Таблица74.3">
          <table:table-cell table:style-name="Таблица74.A2" table:number-columns-spanned="2" office:value-type="string">
            <text:p text:style-name="P114"/>
          </table:table-cell>
          <table:covered-table-cell/>
          <table:table-cell table:style-name="Таблица74.A2" office:value-type="string">
            <text:p text:style-name="P102"/>
          </table:table-cell>
          <table:table-cell table:style-name="Таблица74.A2" office:value-type="string">
            <text:p text:style-name="P179"/>
          </table:table-cell>
          <table:table-cell table:style-name="Таблица74.A2" table:number-columns-spanned="2" office:value-type="string">
            <text:p text:style-name="P179"/>
          </table:table-cell>
          <table:covered-table-cell/>
          <table:table-cell table:style-name="Таблица74.A2" office:value-type="string">
            <text:p text:style-name="P179"/>
          </table:table-cell>
          <table:table-cell table:style-name="Таблица74.H3" table:number-columns-spanned="2" office:value-type="string">
            <text:p text:style-name="P179"/>
          </table:table-cell>
          <table:covered-table-cell/>
        </table:table-row>
        <table:table-row table:style-name="Таблица74.3">
          <table:table-cell table:style-name="Таблица74.A2" table:number-columns-spanned="2" office:value-type="string">
            <text:p text:style-name="P114"/>
          </table:table-cell>
          <table:covered-table-cell/>
          <table:table-cell table:style-name="Таблица74.A2" office:value-type="string">
            <text:p text:style-name="P102"/>
          </table:table-cell>
          <table:table-cell table:style-name="Таблица74.A2" office:value-type="string">
            <text:p text:style-name="P179"/>
          </table:table-cell>
          <table:table-cell table:style-name="Таблица74.A2" table:number-columns-spanned="2" office:value-type="string">
            <text:p text:style-name="P179"/>
          </table:table-cell>
          <table:covered-table-cell/>
          <table:table-cell table:style-name="Таблица74.A2" office:value-type="string">
            <text:p text:style-name="P179"/>
          </table:table-cell>
          <table:table-cell table:style-name="Таблица74.H3" table:number-columns-spanned="2" office:value-type="string">
            <text:p text:style-name="P179"/>
          </table:table-cell>
          <table:covered-table-cell/>
        </table:table-row>
        <table:table-row table:style-name="Таблица74.3">
          <table:table-cell table:style-name="Таблица74.A2" table:number-columns-spanned="2" office:value-type="string">
            <text:p text:style-name="P114"/>
          </table:table-cell>
          <table:covered-table-cell/>
          <table:table-cell table:style-name="Таблица74.A2" office:value-type="string">
            <text:p text:style-name="P102"/>
          </table:table-cell>
          <table:table-cell table:style-name="Таблица74.A2" office:value-type="string">
            <text:p text:style-name="P179"/>
          </table:table-cell>
          <table:table-cell table:style-name="Таблица74.A2" table:number-columns-spanned="2" office:value-type="string">
            <text:p text:style-name="P179"/>
          </table:table-cell>
          <table:covered-table-cell/>
          <table:table-cell table:style-name="Таблица74.A2" office:value-type="string">
            <text:p text:style-name="P179"/>
          </table:table-cell>
          <table:table-cell table:style-name="Таблица74.H3" table:number-columns-spanned="2" office:value-type="string">
            <text:p text:style-name="P179"/>
          </table:table-cell>
          <table:covered-table-cell/>
        </table:table-row>
        <table:table-row table:style-name="Таблица74.18">
          <table:table-cell table:style-name="Таблица74.A18" office:value-type="string">
            <text:p text:style-name="P371">ПВК</text:p>
          </table:table-cell>
          <table:table-cell table:style-name="Таблица74.B18" table:number-columns-spanned="4" office:value-type="string">
            <text:p text:style-name="P388">Перечень входного контроля</text:p>
          </table:table-cell>
          <table:covered-table-cell/>
          <table:covered-table-cell/>
          <table:covered-table-cell/>
          <table:table-cell table:style-name="Таблица74.B18" table:number-columns-spanned="3" office:value-type="string">
            <text:p text:style-name="P168"/>
          </table:table-cell>
          <table:covered-table-cell/>
          <table:covered-table-cell/>
          <table:table-cell table:style-name="Таблица74.I18" office:value-type="string">
            <text:p text:style-name="P168"/>
          </table:table-cell>
        </table:table-row>
      </table:table>
      <text:p text:style-name="P791"/>
      <text:p text:style-name="P1014"/>
      <text:p text:style-name="P1020"><text:span text:style-name="T4">СТО 07521831-55-2017 </text:span><text:span text:style-name="T3">Приложение А</text:span><text:span text:style-name="T1"> <text:s text:c="55"/></text:span><text:span text:style-name="T16"><text:s text:c="2"/></text:span></text:p>
      <table:table table:name="Таблица26" table:style-name="Таблица26">
        <table:table-column table:style-name="Таблица26.A"/>
        <table:table-column table:style-name="Таблица26.B"/>
        <table:table-column table:style-name="Таблица26.C"/>
        <table:table-column table:style-name="Таблица26.D"/>
        <table:table-column table:style-name="Таблица26.E"/>
        <table:table-column table:style-name="Таблица26.F"/>
        <table:table-column table:style-name="Таблица26.G"/>
        <table:table-column table:style-name="Таблица26.H"/>
        <table:table-row table:style-name="Таблица26.1">
          <table:table-cell table:style-name="Таблица26.A1" office:value-type="string">
            <text:p text:style-name="P70">Дубл.</text:p>
          </table:table-cell>
          <table:table-cell table:style-name="Таблица26.A1" office:value-type="string">
            <text:p text:style-name="P515"/>
          </table:table-cell>
          <table:table-cell table:style-name="Таблица26.A1" office:value-type="string">
            <text:p text:style-name="P515"/>
          </table:table-cell>
          <table:table-cell table:style-name="Таблица26.D2" office:value-type="string">
            <text:p text:style-name="P515"/>
          </table:table-cell>
          <table:table-cell table:style-name="Таблица26.E1" office:value-type="string">
            <text:p text:style-name="P515"><text:s text:c="15"/></text:p>
          </table:table-cell>
          <table:table-cell table:style-name="Таблица26.F1" table:number-columns-spanned="2" office:value-type="string">
            <text:p text:style-name="P515"/>
          </table:table-cell>
          <table:covered-table-cell/>
          <table:table-cell table:style-name="Таблица26.H1" office:value-type="string">
            <text:p text:style-name="P515"/>
          </table:table-cell>
        </table:table-row>
        <table:table-row table:style-name="Таблица26.1">
          <table:table-cell table:style-name="Таблица26.A1" office:value-type="string">
            <text:p text:style-name="P70">Взам.</text:p>
          </table:table-cell>
          <table:table-cell table:style-name="Таблица26.A1" office:value-type="string">
            <text:p text:style-name="P515"/>
          </table:table-cell>
          <table:table-cell table:style-name="Таблица26.A1" office:value-type="string">
            <text:p text:style-name="P515"/>
          </table:table-cell>
          <table:table-cell table:style-name="Таблица26.D2" office:value-type="string">
            <text:p text:style-name="P515"/>
          </table:table-cell>
          <table:table-cell table:style-name="Таблица26.E3" table:number-columns-spanned="2" office:value-type="string">
            <text:p text:style-name="P515"/>
          </table:table-cell>
          <table:covered-table-cell/>
          <table:table-cell table:style-name="Таблица26.G3" table:number-rows-spanned="2" table:number-columns-spanned="2" office:value-type="string">
            <text:p text:style-name="P515"/>
          </table:table-cell>
          <table:covered-table-cell/>
        </table:table-row>
        <table:table-row table:style-name="Таблица26.1">
          <table:table-cell table:style-name="Таблица26.A1" office:value-type="string">
            <text:p text:style-name="P70">Подл.</text:p>
          </table:table-cell>
          <table:table-cell table:style-name="Таблица26.A1" office:value-type="string">
            <text:p text:style-name="P544"/>
          </table:table-cell>
          <table:table-cell table:style-name="Таблица26.A1" office:value-type="string">
            <text:p text:style-name="P515"/>
          </table:table-cell>
          <table:table-cell table:style-name="Таблица26.A1" office:value-type="string">
            <text:p text:style-name="P515"/>
          </table:table-cell>
          <table:table-cell table:style-name="Таблица26.E3" table:number-columns-spanned="2" office:value-type="string">
            <text:p text:style-name="P515"/>
          </table:table-cell>
          <table:covered-table-cell/>
          <table:covered-table-cell/>
          <table:covered-table-cell/>
        </table:table-row>
      </table:table>
      <table:table table:name="Таблица27" table:style-name="Таблица27">
        <table:table-column table:style-name="Таблица27.A"/>
        <table:table-column table:style-name="Таблица27.B"/>
        <table:table-column table:style-name="Таблица27.C"/>
        <table:table-column table:style-name="Таблица27.D"/>
        <table:table-column table:style-name="Таблица27.E"/>
        <table:table-column table:style-name="Таблица27.F"/>
        <table:table-column table:style-name="Таблица27.G"/>
        <table:table-column table:style-name="Таблица27.H"/>
        <table:table-column table:style-name="Таблица27.I"/>
        <table:table-column table:style-name="Таблица27.J"/>
        <table:table-column table:style-name="Таблица27.K"/>
        <table:table-column table:style-name="Таблица27.L"/>
        <table:table-column table:style-name="Таблица27.M"/>
        <table:table-column table:style-name="Таблица27.N"/>
        <table:table-column table:style-name="Таблица27.O"/>
        <table:table-column table:style-name="Таблица27.P"/>
        <table:table-row table:style-name="Таблица27.1">
          <table:table-cell table:style-name="Таблица27.A1" table:number-columns-spanned="11" office:value-type="string">
            <text:p text:style-name="P483"><text:span text:style-name="T151">Гарантийный срок хранения: </text:span><text:span text:style-name="T152">по сопроводительному документу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7.L1" table:number-columns-spanned="2" office:value-type="string">
            <text:p text:style-name="P28"/>
          </table:table-cell>
          <table:covered-table-cell/>
          <table:table-cell table:style-name="Таблица27.N1" table:number-columns-spanned="2" office:value-type="string">
            <text:h text:style-name="P1050" text:outline-level="7"/>
          </table:table-cell>
          <table:covered-table-cell/>
          <table:table-cell table:style-name="Таблица27.P1" office:value-type="string">
            <text:p text:style-name="P496"><text:span text:style-name="T223">2</text:span><text:span text:style-name="T224">4</text:span></text:p>
          </table:table-cell>
        </table:table-row>
        <table:table-row table:style-name="Таблица27.1">
          <table:table-cell table:style-name="Таблица27.A2" table:number-columns-spanned="16" office:value-type="string">
            <text:p text:style-name="P48">Срок хранени<text:span text:style-name="T48">я</text:span> до перепроверки продукции (для изделий <text:span text:style-name="T71">ВТ)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7.3">
          <table:table-cell table:style-name="Таблица27.A1" table:number-rows-spanned="3" office:value-type="string">
            <text:p text:style-name="P28"/>
          </table:table-cell>
          <table:table-cell table:style-name="Таблица27.L1" office:value-type="string">
            <text:p text:style-name="P28"/>
          </table:table-cell>
          <table:table-cell table:style-name="Таблица27.L1" office:value-type="string">
            <text:p text:style-name="P28"/>
          </table:table-cell>
          <table:table-cell table:style-name="Таблица27.L1" office:value-type="string">
            <text:p text:style-name="P28"/>
          </table:table-cell>
          <table:table-cell table:style-name="Таблица27.L1" office:value-type="string">
            <text:p text:style-name="P28"/>
          </table:table-cell>
          <table:table-cell table:style-name="Таблица27.L1" office:value-type="string">
            <text:p text:style-name="P28"/>
          </table:table-cell>
          <table:table-cell table:style-name="Таблица27.L1" office:value-type="string">
            <text:p text:style-name="P28"/>
          </table:table-cell>
          <table:table-cell table:style-name="Таблица27.L1" office:value-type="string">
            <text:p text:style-name="P28"/>
          </table:table-cell>
          <table:table-cell table:style-name="Таблица27.L1" office:value-type="string">
            <text:p text:style-name="P28"/>
          </table:table-cell>
          <table:table-cell table:style-name="Таблица27.J3" office:value-type="string">
            <text:p text:style-name="P28"/>
          </table:table-cell>
          <table:table-cell table:style-name="Таблица27.K3" table:number-columns-spanned="2" office:value-type="string">
            <text:p text:style-name="P28"/>
          </table:table-cell>
          <table:covered-table-cell/>
          <table:table-cell table:style-name="Таблица27.M3" table:number-rows-spanned="3" table:number-columns-spanned="2" office:value-type="string">
            <text:h text:style-name="P1060" text:outline-level="8">Ткани хлопчатобумажные и смешанные бытовые ТО 17-1145-7-92 к ГОСТ 29298-2005</text:h>
          </table:table-cell>
          <table:covered-table-cell/>
          <table:table-cell table:style-name="Таблица27.O3" table:number-rows-spanned="3" table:number-columns-spanned="2" office:value-type="string">
            <text:p text:style-name="P583">К.02 - 2024</text:p>
          </table:table-cell>
          <table:covered-table-cell/>
        </table:table-row>
        <table:table-row table:style-name="Таблица27.3">
          <table:covered-table-cell/>
          <table:table-cell table:style-name="Таблица27.B4" office:value-type="string">
            <text:p text:style-name="P515"/>
          </table:table-cell>
          <table:table-cell table:style-name="Таблица27.C4" office:value-type="string">
            <text:p text:style-name="P515"/>
          </table:table-cell>
          <table:table-cell table:style-name="Таблица27.D4" office:value-type="string">
            <text:p text:style-name="P515"/>
          </table:table-cell>
          <table:table-cell table:style-name="Таблица27.E4" office:value-type="string">
            <text:p text:style-name="P515"/>
          </table:table-cell>
          <table:table-cell table:style-name="Таблица27.F4" office:value-type="string">
            <text:p text:style-name="P515"/>
          </table:table-cell>
          <table:table-cell table:style-name="Таблица27.G4" office:value-type="string">
            <text:p text:style-name="P515"/>
          </table:table-cell>
          <table:table-cell table:style-name="Таблица27.H4" office:value-type="string">
            <text:p text:style-name="P515"/>
          </table:table-cell>
          <table:table-cell table:style-name="Таблица27.I4" office:value-type="string">
            <text:p text:style-name="P515"/>
          </table:table-cell>
          <table:table-cell table:style-name="Таблица27.J4" office:value-type="string">
            <text:p text:style-name="P515"/>
          </table:table-cell>
          <table:table-cell table:style-name="Таблица27.K4" table:number-columns-spanned="2" office:value-type="string">
            <text:p text:style-name="P5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27.3">
          <table:covered-table-cell/>
          <table:table-cell table:style-name="Таблица27.B5" office:value-type="string">
            <text:p text:style-name="P515"/>
          </table:table-cell>
          <table:table-cell table:style-name="Таблица27.C5" office:value-type="string">
            <text:p text:style-name="P515"/>
          </table:table-cell>
          <table:table-cell table:style-name="Таблица27.D5" office:value-type="string">
            <text:p text:style-name="P515"/>
          </table:table-cell>
          <table:table-cell table:style-name="Таблица27.E5" office:value-type="string">
            <text:p text:style-name="P515"/>
          </table:table-cell>
          <table:table-cell table:style-name="Таблица27.F5" office:value-type="string">
            <text:p text:style-name="P515"/>
          </table:table-cell>
          <table:table-cell table:style-name="Таблица27.G5" office:value-type="string">
            <text:p text:style-name="P515"/>
          </table:table-cell>
          <table:table-cell table:style-name="Таблица27.H5" office:value-type="string">
            <text:p text:style-name="P515"/>
          </table:table-cell>
          <table:table-cell table:style-name="Таблица27.I5" office:value-type="string">
            <text:p text:style-name="P515"/>
          </table:table-cell>
          <table:table-cell table:style-name="Таблица27.J5" office:value-type="string">
            <text:p text:style-name="P515"/>
          </table:table-cell>
          <table:table-cell table:style-name="Таблица27.K5" table:number-columns-spanned="2" office:value-type="string">
            <text:p text:style-name="P515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Таблица28" table:style-name="Таблица28">
        <table:table-column table:style-name="Таблица28.A"/>
        <table:table-column table:style-name="Таблица28.B"/>
        <table:table-column table:style-name="Таблица28.C"/>
        <table:table-column table:style-name="Таблица28.D"/>
        <table:table-column table:style-name="Таблица28.E"/>
        <table:table-column table:style-name="Таблица28.F"/>
        <table:table-column table:style-name="Таблица28.G"/>
        <table:table-column table:style-name="Таблица28.H"/>
        <table:table-column table:style-name="Таблица28.I"/>
        <table:table-row table:style-name="Таблица28.1">
          <table:table-cell table:style-name="Таблица28.A1" table:number-columns-spanned="3" office:value-type="string">
            <text:p text:style-name="P234">Состав контролируемых па<text:span text:style-name="T17">р</text:span>аметров продукции,<text:line-break/>методы ее контроля</text:p>
          </table:table-cell>
          <table:covered-table-cell/>
          <table:covered-table-cell/>
          <table:table-cell table:style-name="Таблица28.A1" table:number-rows-spanned="2" office:value-type="string">
            <text:p text:style-name="P304">Средства измерений<text:line-break/>или требуемые метрологические<text:line-break/>характеристики средств измерений</text:p>
          </table:table-cell>
          <table:table-cell table:style-name="Таблица28.A1" table:number-rows-spanned="2" table:number-columns-spanned="2" office:value-type="string">
            <text:p text:style-name="P310">Вид </text:p>
            <text:p text:style-name="P310">контроля.</text:p>
            <text:p text:style-name="P304">Объем<text:line-break/>выборки<text:line-break/>или<text:line-break/>пробы</text:p>
          </table:table-cell>
          <table:covered-table-cell/>
          <table:table-cell table:style-name="Таблица28.A1" table:number-rows-spanned="2" office:value-type="string">
            <text:p text:style-name="P305">Допусти<text:span text:style-name="T50">-</text:span>мый<text:line-break/>расход<text:line-break/>ресурса<text:line-break/></text:p>
          </table:table-cell>
          <table:table-cell table:style-name="Таблица28.H1" table:number-rows-spanned="2" table:number-columns-spanned="2" office:value-type="string">
            <text:p text:style-name="P304">Подразделения,<text:line-break/>участвующие<text:line-break/>во входном<text:line-break/>контроле</text:p>
          </table:table-cell>
          <table:covered-table-cell/>
        </table:table-row>
        <table:table-row table:style-name="Таблица28.1">
          <table:table-cell table:style-name="Таблица28.A2" table:number-columns-spanned="2" office:value-type="string">
            <text:p text:style-name="P234">Контролируемые параметры<text:line-break/>(показатели)</text:p>
          </table:table-cell>
          <table:covered-table-cell/>
          <table:table-cell table:style-name="Таблица28.A2" office:value-type="string">
            <text:p text:style-name="P234">Номера<text:line-break/>пунктов<text:line-break/>докумен<text:span text:style-name="T49">-</text:span><text:line-break/>т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8.3">
          <table:table-cell table:style-name="Таблица28.A3" table:number-columns-spanned="2" office:value-type="string">
            <text:p text:style-name="P884"><text:s/><text:span text:style-name="T61">Наличие сопроводительного сертификата или</text:span></text:p>
          </table:table-cell>
          <table:covered-table-cell/>
          <table:table-cell table:style-name="Таблица28.A3" office:value-type="string">
            <text:p text:style-name="P194">-</text:p>
          </table:table-cell>
          <table:table-cell table:style-name="Таблица28.A3" office:value-type="string">
            <text:p text:style-name="P194">-</text:p>
          </table:table-cell>
          <table:table-cell table:style-name="Таблица28.A3" table:number-columns-spanned="2" office:value-type="string">
            <text:p text:style-name="P254">Сплошной</text:p>
          </table:table-cell>
          <table:covered-table-cell/>
          <table:table-cell table:style-name="Таблица28.A3" office:value-type="string">
            <text:p text:style-name="P254">0</text:p>
          </table:table-cell>
          <table:table-cell table:style-name="Таблица28.H3" table:number-columns-spanned="2" office:value-type="string">
            <text:p text:style-name="P881"><text:span text:style-name="T36"><text:s/></text:span><text:span text:style-name="T37">Цех 23, </text:span></text:p>
          </table:table-cell>
          <table:covered-table-cell/>
        </table:table-row>
        <table:table-row table:style-name="Таблица28.3">
          <table:table-cell table:style-name="Таблица28.A3" table:number-columns-spanned="2" office:value-type="string">
            <text:p text:style-name="P884"><text:s/><text:span text:style-name="T128">другого </text:span><text:s/><text:span text:style-name="T128">документа <text:s/>подтверждающего</text:span></text:p>
          </table:table-cell>
          <table:covered-table-cell/>
          <table:table-cell table:style-name="Таблица28.A3" office:value-type="string">
            <text:p text:style-name="P250"/>
          </table:table-cell>
          <table:table-cell table:style-name="Таблица28.A3" office:value-type="string">
            <text:p text:style-name="P188"/>
          </table:table-cell>
          <table:table-cell table:style-name="Таблица28.A3" table:number-columns-spanned="2" office:value-type="string">
            <text:p text:style-name="P199"/>
          </table:table-cell>
          <table:covered-table-cell/>
          <table:table-cell table:style-name="Таблица28.A3" office:value-type="string">
            <text:p text:style-name="P328"/>
          </table:table-cell>
          <table:table-cell table:style-name="Таблица28.H3" table:number-columns-spanned="2" office:value-type="string">
            <text:p text:style-name="P877">ОТК</text:p>
          </table:table-cell>
          <table:covered-table-cell/>
        </table:table-row>
        <table:table-row table:style-name="Таблица28.3">
          <table:table-cell table:style-name="Таблица28.A3" table:number-columns-spanned="2" office:value-type="string">
            <text:p text:style-name="P884"><text:s/><text:span text:style-name="T62">качество материала с указанием гарантийного</text:span></text:p>
          </table:table-cell>
          <table:covered-table-cell/>
          <table:table-cell table:style-name="Таблица28.A3" office:value-type="string">
            <text:p text:style-name="P225"/>
          </table:table-cell>
          <table:table-cell table:style-name="Таблица28.A3" office:value-type="string">
            <text:p text:style-name="P243"/>
          </table:table-cell>
          <table:table-cell table:style-name="Таблица28.A3" table:number-columns-spanned="2" office:value-type="string">
            <text:p text:style-name="P199"/>
          </table:table-cell>
          <table:covered-table-cell/>
          <table:table-cell table:style-name="Таблица28.A3" office:value-type="string">
            <text:p text:style-name="P328"/>
          </table:table-cell>
          <table:table-cell table:style-name="Таблица28.H3" table:number-columns-spanned="2" office:value-type="string">
            <text:p text:style-name="P875"/>
          </table:table-cell>
          <table:covered-table-cell/>
        </table:table-row>
        <table:table-row table:style-name="Таблица28.3">
          <table:table-cell table:style-name="Таблица28.A3" table:number-columns-spanned="2" office:value-type="string">
            <text:p text:style-name="P892"><text:s/>срока и <text:s/>даты изготовления</text:p>
          </table:table-cell>
          <table:covered-table-cell/>
          <table:table-cell table:style-name="Таблица28.A3" office:value-type="string">
            <text:p text:style-name="P225"/>
          </table:table-cell>
          <table:table-cell table:style-name="Таблица28.A3" office:value-type="string">
            <text:p text:style-name="P243"/>
          </table:table-cell>
          <table:table-cell table:style-name="Таблица28.A3" table:number-columns-spanned="2" office:value-type="string">
            <text:p text:style-name="P199"/>
          </table:table-cell>
          <table:covered-table-cell/>
          <table:table-cell table:style-name="Таблица28.A3" office:value-type="string">
            <text:p text:style-name="P328"/>
          </table:table-cell>
          <table:table-cell table:style-name="Таблица28.H3" table:number-columns-spanned="2" office:value-type="string">
            <text:p text:style-name="P328"/>
          </table:table-cell>
          <table:covered-table-cell/>
        </table:table-row>
        <table:table-row table:style-name="Таблица28.3">
          <table:table-cell table:style-name="Таблица28.A3" table:number-columns-spanned="2" office:value-type="string">
            <text:p text:style-name="P884"><text:s/><text:span text:style-name="T268">В случае отсутствия даты </text:span><text:span text:style-name="T267">изготовления</text:span><text:span text:style-name="T268"> гарантийный</text:span></text:p>
          </table:table-cell>
          <table:covered-table-cell/>
          <table:table-cell table:style-name="Таблица28.A3" office:value-type="string">
            <text:p text:style-name="P225"/>
          </table:table-cell>
          <table:table-cell table:style-name="Таблица28.A3" office:value-type="string">
            <text:p text:style-name="P243"/>
          </table:table-cell>
          <table:table-cell table:style-name="Таблица28.A3" table:number-columns-spanned="2" office:value-type="string">
            <text:p text:style-name="P199"/>
          </table:table-cell>
          <table:covered-table-cell/>
          <table:table-cell table:style-name="Таблица28.A3" office:value-type="string">
            <text:p text:style-name="P328"/>
          </table:table-cell>
          <table:table-cell table:style-name="Таблица28.H3" table:number-columns-spanned="2" office:value-type="string">
            <text:p text:style-name="P328"/>
          </table:table-cell>
          <table:covered-table-cell/>
        </table:table-row>
        <table:table-row table:style-name="Таблица28.3">
          <table:table-cell table:style-name="Таблица28.A3" table:number-columns-spanned="2" office:value-type="string">
            <text:p text:style-name="P884"><text:s/><text:span text:style-name="T268">срок <text:s/>исчислять <text:s/>с даты <text:s/></text:span><text:span text:style-name="T267">печати сертификата или другого </text:span></text:p>
          </table:table-cell>
          <table:covered-table-cell/>
          <table:table-cell table:style-name="Таблица28.A3" office:value-type="string">
            <text:p text:style-name="P225"/>
          </table:table-cell>
          <table:table-cell table:style-name="Таблица28.A3" office:value-type="string">
            <text:p text:style-name="P328"/>
          </table:table-cell>
          <table:table-cell table:style-name="Таблица28.A3" table:number-columns-spanned="2" office:value-type="string">
            <text:p text:style-name="P199"/>
          </table:table-cell>
          <table:covered-table-cell/>
          <table:table-cell table:style-name="Таблица28.A3" office:value-type="string">
            <text:p text:style-name="P328"/>
          </table:table-cell>
          <table:table-cell table:style-name="Таблица28.H3" table:number-columns-spanned="2" office:value-type="string">
            <text:p text:style-name="P328"/>
          </table:table-cell>
          <table:covered-table-cell/>
        </table:table-row>
        <table:table-row table:style-name="Таблица28.3">
          <table:table-cell table:style-name="Таблица28.A3" table:number-columns-spanned="2" office:value-type="string">
            <text:p text:style-name="P884"><text:s/><text:span text:style-name="T267">сопровождающего документа</text:span></text:p>
          </table:table-cell>
          <table:covered-table-cell/>
          <table:table-cell table:style-name="Таблица28.A3" office:value-type="string">
            <text:p text:style-name="P250"/>
          </table:table-cell>
          <table:table-cell table:style-name="Таблица28.A3" office:value-type="string">
            <text:p text:style-name="P188"/>
          </table:table-cell>
          <table:table-cell table:style-name="Таблица28.A3" table:number-columns-spanned="2" office:value-type="string">
            <text:p text:style-name="P199"/>
          </table:table-cell>
          <table:covered-table-cell/>
          <table:table-cell table:style-name="Таблица28.A3" office:value-type="string">
            <text:p text:style-name="P328"/>
          </table:table-cell>
          <table:table-cell table:style-name="Таблица28.H3" table:number-columns-spanned="2" office:value-type="string">
            <text:p text:style-name="P262"/>
          </table:table-cell>
          <table:covered-table-cell/>
        </table:table-row>
        <table:table-row table:style-name="Таблица28.3">
          <table:table-cell table:style-name="Таблица28.A3" table:number-columns-spanned="2" office:value-type="string">
            <text:p text:style-name="P209"/>
          </table:table-cell>
          <table:covered-table-cell/>
          <table:table-cell table:style-name="Таблица28.A3" office:value-type="string">
            <text:p text:style-name="P269"/>
          </table:table-cell>
          <table:table-cell table:style-name="Таблица28.A3" office:value-type="string">
            <text:p text:style-name="P199"/>
          </table:table-cell>
          <table:table-cell table:style-name="Таблица28.A3" table:number-columns-spanned="2" office:value-type="string">
            <text:p text:style-name="P328"/>
          </table:table-cell>
          <table:covered-table-cell/>
          <table:table-cell table:style-name="Таблица28.A3" office:value-type="string">
            <text:p text:style-name="P328"/>
          </table:table-cell>
          <table:table-cell table:style-name="Таблица28.H3" table:number-columns-spanned="2" office:value-type="string">
            <text:p text:style-name="P262"/>
          </table:table-cell>
          <table:covered-table-cell/>
        </table:table-row>
        <table:table-row table:style-name="Таблица28.3">
          <table:table-cell table:style-name="Таблица28.A3" table:number-columns-spanned="2" office:value-type="string">
            <text:p text:style-name="P209"/>
          </table:table-cell>
          <table:covered-table-cell/>
          <table:table-cell table:style-name="Таблица28.A3" office:value-type="string">
            <text:p text:style-name="P225"/>
          </table:table-cell>
          <table:table-cell table:style-name="Таблица28.A3" office:value-type="string">
            <text:p text:style-name="P328"/>
          </table:table-cell>
          <table:table-cell table:style-name="Таблица28.A3" table:number-columns-spanned="2" office:value-type="string">
            <text:p text:style-name="P328"/>
          </table:table-cell>
          <table:covered-table-cell/>
          <table:table-cell table:style-name="Таблица28.A3" office:value-type="string">
            <text:p text:style-name="P328"/>
          </table:table-cell>
          <table:table-cell table:style-name="Таблица28.H3" table:number-columns-spanned="2" office:value-type="string">
            <text:p text:style-name="P328"/>
          </table:table-cell>
          <table:covered-table-cell/>
        </table:table-row>
        <table:table-row table:style-name="Таблица28.3">
          <table:table-cell table:style-name="Таблица28.A3" table:number-columns-spanned="2" office:value-type="string">
            <text:p text:style-name="P209"/>
          </table:table-cell>
          <table:covered-table-cell/>
          <table:table-cell table:style-name="Таблица28.A3" office:value-type="string">
            <text:p text:style-name="P250"/>
          </table:table-cell>
          <table:table-cell table:style-name="Таблица28.A3" office:value-type="string">
            <text:p text:style-name="P188"/>
          </table:table-cell>
          <table:table-cell table:style-name="Таблица28.A3" table:number-columns-spanned="2" office:value-type="string">
            <text:p text:style-name="P328"/>
          </table:table-cell>
          <table:covered-table-cell/>
          <table:table-cell table:style-name="Таблица28.A3" office:value-type="string">
            <text:p text:style-name="P328"/>
          </table:table-cell>
          <table:table-cell table:style-name="Таблица28.H3" table:number-columns-spanned="2" office:value-type="string">
            <text:p text:style-name="P262"/>
          </table:table-cell>
          <table:covered-table-cell/>
        </table:table-row>
        <table:table-row table:style-name="Таблица28.3">
          <table:table-cell table:style-name="Таблица28.A3" table:number-columns-spanned="2" office:value-type="string">
            <text:p text:style-name="P249"/>
          </table:table-cell>
          <table:covered-table-cell/>
          <table:table-cell table:style-name="Таблица28.A3" office:value-type="string">
            <text:p text:style-name="P95"/>
          </table:table-cell>
          <table:table-cell table:style-name="Таблица28.A3" office:value-type="string">
            <text:p text:style-name="P121"/>
          </table:table-cell>
          <table:table-cell table:style-name="Таблица28.A3" table:number-columns-spanned="2" office:value-type="string">
            <text:p text:style-name="P170"/>
          </table:table-cell>
          <table:covered-table-cell/>
          <table:table-cell table:style-name="Таблица28.A3" office:value-type="string">
            <text:p text:style-name="P170"/>
          </table:table-cell>
          <table:table-cell table:style-name="Таблица28.H3" table:number-columns-spanned="2" office:value-type="string">
            <text:p text:style-name="P126"/>
          </table:table-cell>
          <table:covered-table-cell/>
        </table:table-row>
        <table:table-row table:style-name="Таблица28.3">
          <table:table-cell table:style-name="Таблица28.A3" table:number-columns-spanned="2" office:value-type="string">
            <text:p text:style-name="P105"/>
          </table:table-cell>
          <table:covered-table-cell/>
          <table:table-cell table:style-name="Таблица28.A3" office:value-type="string">
            <text:p text:style-name="P95"/>
          </table:table-cell>
          <table:table-cell table:style-name="Таблица28.A3" office:value-type="string">
            <text:p text:style-name="P121"/>
          </table:table-cell>
          <table:table-cell table:style-name="Таблица28.A3" table:number-columns-spanned="2" office:value-type="string">
            <text:p text:style-name="P170"/>
          </table:table-cell>
          <table:covered-table-cell/>
          <table:table-cell table:style-name="Таблица28.A3" office:value-type="string">
            <text:p text:style-name="P170"/>
          </table:table-cell>
          <table:table-cell table:style-name="Таблица28.H3" table:number-columns-spanned="2" office:value-type="string">
            <text:p text:style-name="P170"/>
          </table:table-cell>
          <table:covered-table-cell/>
        </table:table-row>
        <table:table-row table:style-name="Таблица28.3">
          <table:table-cell table:style-name="Таблица28.A3" table:number-columns-spanned="2" office:value-type="string">
            <text:p text:style-name="P105"/>
          </table:table-cell>
          <table:covered-table-cell/>
          <table:table-cell table:style-name="Таблица28.A3" office:value-type="string">
            <text:p text:style-name="P95"/>
          </table:table-cell>
          <table:table-cell table:style-name="Таблица28.A3" office:value-type="string">
            <text:p text:style-name="P121"/>
          </table:table-cell>
          <table:table-cell table:style-name="Таблица28.A3" table:number-columns-spanned="2" office:value-type="string">
            <text:p text:style-name="P170"/>
          </table:table-cell>
          <table:covered-table-cell/>
          <table:table-cell table:style-name="Таблица28.A3" office:value-type="string">
            <text:p text:style-name="P170"/>
          </table:table-cell>
          <table:table-cell table:style-name="Таблица28.H3" table:number-columns-spanned="2" office:value-type="string">
            <text:p text:style-name="P170"/>
          </table:table-cell>
          <table:covered-table-cell/>
        </table:table-row>
        <table:table-row table:style-name="Таблица28.3">
          <table:table-cell table:style-name="Таблица28.A3" table:number-columns-spanned="2" office:value-type="string">
            <text:p text:style-name="P105"/>
          </table:table-cell>
          <table:covered-table-cell/>
          <table:table-cell table:style-name="Таблица28.A3" office:value-type="string">
            <text:p text:style-name="P95"/>
          </table:table-cell>
          <table:table-cell table:style-name="Таблица28.A3" office:value-type="string">
            <text:p text:style-name="P170"/>
          </table:table-cell>
          <table:table-cell table:style-name="Таблица28.A3" table:number-columns-spanned="2" office:value-type="string">
            <text:p text:style-name="P170"/>
          </table:table-cell>
          <table:covered-table-cell/>
          <table:table-cell table:style-name="Таблица28.A3" office:value-type="string">
            <text:p text:style-name="P170"/>
          </table:table-cell>
          <table:table-cell table:style-name="Таблица28.H3" table:number-columns-spanned="2" office:value-type="string">
            <text:p text:style-name="P170"/>
          </table:table-cell>
          <table:covered-table-cell/>
        </table:table-row>
        <table:table-row table:style-name="Таблица28.3">
          <table:table-cell table:style-name="Таблица28.A3" table:number-columns-spanned="2" office:value-type="string">
            <text:p text:style-name="P105"/>
          </table:table-cell>
          <table:covered-table-cell/>
          <table:table-cell table:style-name="Таблица28.A3" office:value-type="string">
            <text:p text:style-name="P95"/>
          </table:table-cell>
          <table:table-cell table:style-name="Таблица28.A3" office:value-type="string">
            <text:p text:style-name="P170"/>
          </table:table-cell>
          <table:table-cell table:style-name="Таблица28.A3" table:number-columns-spanned="2" office:value-type="string">
            <text:p text:style-name="P170"/>
          </table:table-cell>
          <table:covered-table-cell/>
          <table:table-cell table:style-name="Таблица28.A3" office:value-type="string">
            <text:p text:style-name="P170"/>
          </table:table-cell>
          <table:table-cell table:style-name="Таблица28.H3" table:number-columns-spanned="2" office:value-type="string">
            <text:p text:style-name="P170"/>
          </table:table-cell>
          <table:covered-table-cell/>
        </table:table-row>
        <table:table-row table:style-name="Таблица28.18">
          <table:table-cell table:style-name="Таблица28.A18" office:value-type="string">
            <text:p text:style-name="P354">ПВК</text:p>
          </table:table-cell>
          <table:table-cell table:style-name="Таблица28.B18" table:number-columns-spanned="4" office:value-type="string">
            <text:p text:style-name="P374">Перечень входного контроля</text:p>
          </table:table-cell>
          <table:covered-table-cell/>
          <table:covered-table-cell/>
          <table:covered-table-cell/>
          <table:table-cell table:style-name="Таблица28.B18" table:number-columns-spanned="3" office:value-type="string">
            <text:p text:style-name="P151"/>
          </table:table-cell>
          <table:covered-table-cell/>
          <table:covered-table-cell/>
          <table:table-cell table:style-name="Таблица28.I18" office:value-type="string">
            <text:p text:style-name="P151"/>
            <text:p text:style-name="P151"/>
          </table:table-cell>
        </table:table-row>
      </table:table>
      <text:p text:style-name="P1000"><text:soft-page-break/>СТО 07521831-55-2017 <text:span text:style-name="T331">Приложение А</text:span> </text:p>
      <table:table table:name="Таблица105" table:style-name="Таблица105">
        <table:table-column table:style-name="Таблица105.A"/>
        <table:table-column table:style-name="Таблица105.B"/>
        <table:table-column table:style-name="Таблица105.C"/>
        <table:table-column table:style-name="Таблица105.D"/>
        <table:table-column table:style-name="Таблица105.E"/>
        <table:table-column table:style-name="Таблица105.F"/>
        <table:table-column table:style-name="Таблица105.G"/>
        <table:table-column table:style-name="Таблица105.H"/>
        <table:table-row table:style-name="Таблица105.1">
          <table:table-cell table:style-name="Таблица105.A1" office:value-type="string">
            <text:p text:style-name="P75">Дубл.</text:p>
          </table:table-cell>
          <table:table-cell table:style-name="Таблица105.A1" office:value-type="string">
            <text:p text:style-name="P519"/>
          </table:table-cell>
          <table:table-cell table:style-name="Таблица105.A1" office:value-type="string">
            <text:p text:style-name="P519"/>
          </table:table-cell>
          <table:table-cell table:style-name="Таблица105.D2" office:value-type="string">
            <text:p text:style-name="P519"/>
          </table:table-cell>
          <table:table-cell table:style-name="Таблица105.E1" office:value-type="string">
            <text:p text:style-name="P519"><text:s text:c="15"/></text:p>
          </table:table-cell>
          <table:table-cell table:style-name="Таблица105.F1" table:number-columns-spanned="2" office:value-type="string">
            <text:p text:style-name="P519"/>
          </table:table-cell>
          <table:covered-table-cell/>
          <table:table-cell table:style-name="Таблица105.H1" office:value-type="string">
            <text:p text:style-name="P519"/>
          </table:table-cell>
        </table:table-row>
        <table:table-row table:style-name="Таблица105.1">
          <table:table-cell table:style-name="Таблица105.A1" office:value-type="string">
            <text:p text:style-name="P75">Взам.</text:p>
          </table:table-cell>
          <table:table-cell table:style-name="Таблица105.A1" office:value-type="string">
            <text:p text:style-name="P519"/>
          </table:table-cell>
          <table:table-cell table:style-name="Таблица105.A1" office:value-type="string">
            <text:p text:style-name="P519"/>
          </table:table-cell>
          <table:table-cell table:style-name="Таблица105.D2" office:value-type="string">
            <text:p text:style-name="P519"/>
          </table:table-cell>
          <table:table-cell table:style-name="Таблица105.E3" table:number-columns-spanned="2" office:value-type="string">
            <text:p text:style-name="P519"/>
          </table:table-cell>
          <table:covered-table-cell/>
          <table:table-cell table:style-name="Таблица105.G3" table:number-rows-spanned="2" table:number-columns-spanned="2" office:value-type="string">
            <text:p text:style-name="P519"/>
          </table:table-cell>
          <table:covered-table-cell/>
        </table:table-row>
        <table:table-row table:style-name="Таблица105.1">
          <table:table-cell table:style-name="Таблица105.A1" office:value-type="string">
            <text:p text:style-name="P75">Подл.</text:p>
          </table:table-cell>
          <table:table-cell table:style-name="Таблица105.A1" office:value-type="string">
            <text:p text:style-name="P547"/>
          </table:table-cell>
          <table:table-cell table:style-name="Таблица105.A1" office:value-type="string">
            <text:p text:style-name="P519"/>
          </table:table-cell>
          <table:table-cell table:style-name="Таблица105.A1" office:value-type="string">
            <text:p text:style-name="P519"/>
          </table:table-cell>
          <table:table-cell table:style-name="Таблица105.E3" table:number-columns-spanned="2" office:value-type="string">
            <text:p text:style-name="P519"/>
          </table:table-cell>
          <table:covered-table-cell/>
          <table:covered-table-cell/>
          <table:covered-table-cell/>
        </table:table-row>
      </table:table>
      <table:table table:name="Таблица106" table:style-name="Таблица106">
        <table:table-column table:style-name="Таблица106.A"/>
        <table:table-column table:style-name="Таблица106.B"/>
        <table:table-column table:style-name="Таблица106.C"/>
        <table:table-column table:style-name="Таблица106.D"/>
        <table:table-column table:style-name="Таблица106.E"/>
        <table:table-column table:style-name="Таблица106.F"/>
        <table:table-column table:style-name="Таблица106.G"/>
        <table:table-column table:style-name="Таблица106.H"/>
        <table:table-column table:style-name="Таблица106.I"/>
        <table:table-column table:style-name="Таблица106.J"/>
        <table:table-column table:style-name="Таблица106.K"/>
        <table:table-column table:style-name="Таблица106.L"/>
        <table:table-column table:style-name="Таблица106.M"/>
        <table:table-column table:style-name="Таблица106.N"/>
        <table:table-row table:style-name="Таблица106.1">
          <table:table-cell table:style-name="Таблица106.A1" table:number-columns-spanned="13" office:value-type="string">
            <text:p text:style-name="P140">Гарантийный срок хранения:в стальной, алюминиевой, оцинкованной таре - 3 мес., <text:span text:style-name="T269">в стеклянной -1 год, в неоцинкованных емкостях из углерод. стали -1 мес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06.N1" office:value-type="string">
            <text:p text:style-name="P507"><text:span text:style-name="T220">2</text:span><text:span text:style-name="T218">5</text:span></text:p>
          </table:table-cell>
        </table:table-row>
        <table:table-row table:style-name="Таблица106.1">
          <table:table-cell table:style-name="Таблица106.A2" table:number-columns-spanned="14" office:value-type="string">
            <text:p text:style-name="P52">Срок хранени<text:span text:style-name="T48">я</text:span> до перепроверки продукции (для изделий ВТ)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06.3">
          <table:table-cell table:style-name="Таблица106.A3" table:number-rows-spanned="3" office:value-type="string">
            <text:p text:style-name="P32"/>
          </table:table-cell>
          <table:table-cell table:style-name="Таблица106.B3" office:value-type="string">
            <text:p text:style-name="P32"/>
          </table:table-cell>
          <table:table-cell table:style-name="Таблица106.B3" office:value-type="string">
            <text:p text:style-name="P32"/>
          </table:table-cell>
          <table:table-cell table:style-name="Таблица106.B3" office:value-type="string">
            <text:p text:style-name="P32"/>
          </table:table-cell>
          <table:table-cell table:style-name="Таблица106.B3" office:value-type="string">
            <text:p text:style-name="P32"/>
          </table:table-cell>
          <table:table-cell table:style-name="Таблица106.B3" office:value-type="string">
            <text:p text:style-name="P32"/>
          </table:table-cell>
          <table:table-cell table:style-name="Таблица106.B3" office:value-type="string">
            <text:p text:style-name="P32"/>
          </table:table-cell>
          <table:table-cell table:style-name="Таблица106.B3" office:value-type="string">
            <text:p text:style-name="P32"/>
          </table:table-cell>
          <table:table-cell table:style-name="Таблица106.B3" office:value-type="string">
            <text:p text:style-name="P32"/>
          </table:table-cell>
          <table:table-cell table:style-name="Таблица106.J3" office:value-type="string">
            <text:p text:style-name="P32"/>
          </table:table-cell>
          <table:table-cell table:style-name="Таблица106.K3" office:value-type="string">
            <text:p text:style-name="P32"/>
          </table:table-cell>
          <table:table-cell table:style-name="Таблица106.L3" table:number-rows-spanned="3" office:value-type="string">
            <text:p text:style-name="P17">Ацетон технический</text:p>
            <text:p text:style-name="P18">ГОСТ 2768-84</text:p>
          </table:table-cell>
          <table:table-cell table:style-name="Таблица106.M3" table:number-rows-spanned="3" table:number-columns-spanned="2" office:value-type="string">
            <text:p text:style-name="P591">К.02 - 2024</text:p>
          </table:table-cell>
          <table:covered-table-cell/>
        </table:table-row>
        <table:table-row table:style-name="Таблица106.4">
          <table:covered-table-cell/>
          <table:table-cell table:style-name="Таблица106.B4" office:value-type="string">
            <text:p text:style-name="P519"/>
          </table:table-cell>
          <table:table-cell table:style-name="Таблица106.C4" office:value-type="string">
            <text:p text:style-name="P519"/>
          </table:table-cell>
          <table:table-cell table:style-name="Таблица106.D4" office:value-type="string">
            <text:p text:style-name="P519"/>
          </table:table-cell>
          <table:table-cell table:style-name="Таблица106.E4" office:value-type="string">
            <text:p text:style-name="P519"/>
          </table:table-cell>
          <table:table-cell table:style-name="Таблица106.F4" office:value-type="string">
            <text:p text:style-name="P519"/>
          </table:table-cell>
          <table:table-cell table:style-name="Таблица106.G4" office:value-type="string">
            <text:p text:style-name="P519"/>
          </table:table-cell>
          <table:table-cell table:style-name="Таблица106.H4" office:value-type="string">
            <text:p text:style-name="P519"/>
          </table:table-cell>
          <table:table-cell table:style-name="Таблица106.I4" office:value-type="string">
            <text:p text:style-name="P519"/>
          </table:table-cell>
          <table:table-cell table:style-name="Таблица106.J4" office:value-type="string">
            <text:p text:style-name="P519"/>
          </table:table-cell>
          <table:table-cell table:style-name="Таблица106.K4" office:value-type="string">
            <text:p text:style-name="P519"/>
          </table:table-cell>
          <table:covered-table-cell/>
          <table:covered-table-cell/>
          <table:covered-table-cell/>
        </table:table-row>
        <table:table-row table:style-name="Таблица106.3">
          <table:covered-table-cell/>
          <table:table-cell table:style-name="Таблица106.B5" office:value-type="string">
            <text:p text:style-name="P519"/>
          </table:table-cell>
          <table:table-cell table:style-name="Таблица106.C5" office:value-type="string">
            <text:p text:style-name="P519"/>
          </table:table-cell>
          <table:table-cell table:style-name="Таблица106.D5" office:value-type="string">
            <text:p text:style-name="P519"/>
          </table:table-cell>
          <table:table-cell table:style-name="Таблица106.E5" office:value-type="string">
            <text:p text:style-name="P519"/>
          </table:table-cell>
          <table:table-cell table:style-name="Таблица106.F5" office:value-type="string">
            <text:p text:style-name="P519"/>
          </table:table-cell>
          <table:table-cell table:style-name="Таблица106.G5" office:value-type="string">
            <text:p text:style-name="P519"/>
          </table:table-cell>
          <table:table-cell table:style-name="Таблица106.H5" office:value-type="string">
            <text:p text:style-name="P519"/>
          </table:table-cell>
          <table:table-cell table:style-name="Таблица106.I5" office:value-type="string">
            <text:p text:style-name="P519"/>
          </table:table-cell>
          <table:table-cell table:style-name="Таблица106.J5" office:value-type="string">
            <text:p text:style-name="P519"/>
          </table:table-cell>
          <table:table-cell table:style-name="Таблица106.K5" office:value-type="string">
            <text:p text:style-name="P519"/>
          </table:table-cell>
          <table:covered-table-cell/>
          <table:covered-table-cell/>
          <table:covered-table-cell/>
        </table:table-row>
      </table:table>
      <table:table table:name="Таблица107" table:style-name="Таблица107">
        <table:table-column table:style-name="Таблица107.A"/>
        <table:table-column table:style-name="Таблица107.B"/>
        <table:table-column table:style-name="Таблица107.C"/>
        <table:table-column table:style-name="Таблица107.D"/>
        <table:table-column table:style-name="Таблица107.E"/>
        <table:table-column table:style-name="Таблица107.F"/>
        <table:table-column table:style-name="Таблица107.G"/>
        <table:table-column table:style-name="Таблица107.H"/>
        <table:table-column table:style-name="Таблица107.I"/>
        <table:table-row table:style-name="Таблица107.1">
          <table:table-cell table:style-name="Таблица107.A1" table:number-columns-spanned="3" office:value-type="string">
            <text:p text:style-name="P234">Состав контролируемых па<text:span text:style-name="T17">р</text:span>аметров продукции,<text:line-break/>методы ее контроля</text:p>
          </table:table-cell>
          <table:covered-table-cell/>
          <table:covered-table-cell/>
          <table:table-cell table:style-name="Таблица107.A1" table:number-rows-spanned="2" office:value-type="string">
            <text:p text:style-name="P304">Средства измерений<text:line-break/>или требуемые метрологические<text:line-break/>характеристики средств измерений</text:p>
          </table:table-cell>
          <table:table-cell table:style-name="Таблица107.A1" table:number-rows-spanned="2" table:number-columns-spanned="2" office:value-type="string">
            <text:p text:style-name="P310">Вид </text:p>
            <text:p text:style-name="P310">контроля.</text:p>
            <text:p text:style-name="P304">Объем<text:line-break/>выборки<text:line-break/>или<text:line-break/>пробы</text:p>
          </table:table-cell>
          <table:covered-table-cell/>
          <table:table-cell table:style-name="Таблица107.A1" table:number-rows-spanned="2" office:value-type="string">
            <text:p text:style-name="P305">Допусти<text:span text:style-name="T50">-</text:span>мый<text:line-break/>расход<text:line-break/>ресурса<text:line-break/></text:p>
          </table:table-cell>
          <table:table-cell table:style-name="Таблица107.H1" table:number-rows-spanned="2" table:number-columns-spanned="2" office:value-type="string">
            <text:p text:style-name="P304">Подразделения,<text:line-break/>участвующие<text:line-break/>во входном<text:line-break/>контроле</text:p>
          </table:table-cell>
          <table:covered-table-cell/>
        </table:table-row>
        <table:table-row table:style-name="Таблица107.1">
          <table:table-cell table:style-name="Таблица107.A2" table:number-columns-spanned="2" office:value-type="string">
            <text:p text:style-name="P234">Контролируемые параметры<text:line-break/>(показатели)</text:p>
          </table:table-cell>
          <table:covered-table-cell/>
          <table:table-cell table:style-name="Таблица107.A2" office:value-type="string">
            <text:p text:style-name="P234">Номера<text:line-break/>пунктов<text:line-break/>докумен<text:span text:style-name="T49">-</text:span><text:line-break/>т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07.3">
          <table:table-cell table:style-name="Таблица107.A3" table:number-columns-spanned="2" office:value-type="string">
            <text:p text:style-name="P218"/>
          </table:table-cell>
          <table:covered-table-cell/>
          <table:table-cell table:style-name="Таблица107.A3" office:value-type="string">
            <text:p text:style-name="P285"/>
          </table:table-cell>
          <table:table-cell table:style-name="Таблица107.A3" office:value-type="string">
            <text:p text:style-name="P286"/>
          </table:table-cell>
          <table:table-cell table:style-name="Таблица107.A3" table:number-columns-spanned="2" office:value-type="string">
            <text:p text:style-name="P287"/>
          </table:table-cell>
          <table:covered-table-cell/>
          <table:table-cell table:style-name="Таблица107.A3" office:value-type="string">
            <text:p text:style-name="P333"/>
          </table:table-cell>
          <table:table-cell table:style-name="Таблица107.H3" table:number-columns-spanned="2" office:value-type="string">
            <text:p text:style-name="P286"/>
          </table:table-cell>
          <table:covered-table-cell/>
        </table:table-row>
        <table:table-row table:style-name="Таблица107.3">
          <table:table-cell table:style-name="Таблица107.A3" table:number-columns-spanned="2" office:value-type="string">
            <text:p text:style-name="P762"><text:s/>1 Внешний вид</text:p>
          </table:table-cell>
          <table:covered-table-cell/>
          <table:table-cell table:style-name="Таблица107.A3" office:value-type="string">
            <text:p text:style-name="P319">1.2</text:p>
          </table:table-cell>
          <table:table-cell table:style-name="Таблица107.A3" office:value-type="string">
            <text:p text:style-name="P317"><text:s/>Визуально</text:p>
          </table:table-cell>
          <table:table-cell table:style-name="Таблица107.A3" table:number-columns-spanned="2" office:value-type="string">
            <text:p text:style-name="P319"><text:s/>Выборочный.</text:p>
          </table:table-cell>
          <table:covered-table-cell/>
          <table:table-cell table:style-name="Таблица107.A3" office:value-type="string">
            <text:p text:style-name="P24">500 см<text:span text:style-name="T53">3</text:span></text:p>
          </table:table-cell>
          <table:table-cell table:style-name="Таблица107.H3" table:number-columns-spanned="2" office:value-type="string">
            <text:p text:style-name="P319"><text:s/>Цех 23, ЦЗЛ,</text:p>
          </table:table-cell>
          <table:covered-table-cell/>
        </table:table-row>
        <table:table-row table:style-name="Таблица107.3">
          <table:table-cell table:style-name="Таблица107.A3" table:number-columns-spanned="2" office:value-type="string">
            <text:p text:style-name="P762"/>
          </table:table-cell>
          <table:covered-table-cell/>
          <table:table-cell table:style-name="Таблица107.A3" office:value-type="string">
            <text:p text:style-name="P319"/>
          </table:table-cell>
          <table:table-cell table:style-name="Таблица107.A3" office:value-type="string">
            <text:p text:style-name="P21"/>
          </table:table-cell>
          <table:table-cell table:style-name="Таблица107.A3" table:number-columns-spanned="2" office:value-type="string">
            <text:p text:style-name="P319"><text:s/><text:span text:style-name="T282">(с</text:span>м<text:span text:style-name="T282">отри</text:span> </text:p>
          </table:table-cell>
          <table:covered-table-cell/>
          <table:table-cell table:style-name="Таблица107.A3" office:value-type="string">
            <text:p text:style-name="P319"/>
          </table:table-cell>
          <table:table-cell table:style-name="Таблица107.H3" table:number-columns-spanned="2" office:value-type="string">
            <text:p text:style-name="P319"><text:s/>ОТК</text:p>
          </table:table-cell>
          <table:covered-table-cell/>
        </table:table-row>
        <table:table-row table:style-name="Таблица107.3">
          <table:table-cell table:style-name="Таблица107.A3" table:number-columns-spanned="2" office:value-type="string">
            <text:p text:style-name="P762"><text:s/>2 Массовая доля ацетона, %</text:p>
          </table:table-cell>
          <table:covered-table-cell/>
          <table:table-cell table:style-name="Таблица107.A3" office:value-type="string">
            <text:p text:style-name="P319">1.2</text:p>
          </table:table-cell>
          <table:table-cell table:style-name="Таблица107.A3" office:value-type="string">
            <text:p text:style-name="P751"><text:span text:style-name="Основной_20_шрифт_20_абзаца"><text:span text:style-name="T139"><text:s/>Хроматограф с детектором по </text:span></text:span></text:p>
          </table:table-cell>
          <table:table-cell table:style-name="Таблица107.A3" table:number-columns-spanned="2" office:value-type="string">
            <text:p text:style-name="P320">прилож<text:span text:style-name="T282">ение</text:span> <text:span text:style-name="T275">Б</text:span><text:span text:style-name="T282">)</text:span></text:p>
          </table:table-cell>
          <table:covered-table-cell/>
          <table:table-cell table:style-name="Таблица107.A3" office:value-type="string">
            <text:p text:style-name="P350"/>
          </table:table-cell>
          <table:table-cell table:style-name="Таблица107.H3" table:number-columns-spanned="2" office:value-type="string">
            <text:p text:style-name="P319"><text:s/>Цех 23, ЦЗЛ</text:p>
          </table:table-cell>
          <table:covered-table-cell/>
        </table:table-row>
        <table:table-row table:style-name="Таблица107.3">
          <table:table-cell table:style-name="Таблица107.A3" table:number-columns-spanned="2" office:value-type="string">
            <text:p text:style-name="P317"/>
          </table:table-cell>
          <table:covered-table-cell/>
          <table:table-cell table:style-name="Таблица107.A3" office:value-type="string">
            <text:p text:style-name="P319"/>
          </table:table-cell>
          <table:table-cell table:style-name="Таблица107.A3" office:value-type="string">
            <text:p text:style-name="P751"><text:span text:style-name="Основной_20_шрифт_20_абзаца"><text:span text:style-name="T145"><text:s/>теплопроводности</text:span></text:span></text:p>
          </table:table-cell>
          <table:table-cell table:style-name="Таблица107.A3" table:number-columns-spanned="2" office:value-type="string">
            <text:p text:style-name="P319"/>
          </table:table-cell>
          <table:covered-table-cell/>
          <table:table-cell table:style-name="Таблица107.A3" office:value-type="string">
            <text:p text:style-name="P350"/>
          </table:table-cell>
          <table:table-cell table:style-name="Таблица107.H3" table:number-columns-spanned="2" office:value-type="string">
            <text:p text:style-name="P319"><text:s/>ОТК</text:p>
          </table:table-cell>
          <table:covered-table-cell/>
        </table:table-row>
        <table:table-row table:style-name="Таблица107.3">
          <table:table-cell table:style-name="Таблица107.A3" table:number-columns-spanned="2" office:value-type="string">
            <text:p text:style-name="P317"><text:s/>3 Плотность, <text:span text:style-name="T273">г/см</text:span><text:span text:style-name="T54">3</text:span></text:p>
          </table:table-cell>
          <table:covered-table-cell/>
          <table:table-cell table:style-name="Таблица107.A3" office:value-type="string">
            <text:p text:style-name="P319">1.2</text:p>
          </table:table-cell>
          <table:table-cell table:style-name="Таблица107.A3" office:value-type="string">
            <text:p text:style-name="P751"><text:span text:style-name="Основной_20_шрифт_20_абзаца"><text:span text:style-name="T145"><text:s/>Ареометр ГОСТ 18481-81</text:span></text:span></text:p>
          </table:table-cell>
          <table:table-cell table:style-name="Таблица107.A3" table:number-columns-spanned="2" office:value-type="string">
            <text:p text:style-name="P319"/>
          </table:table-cell>
          <table:covered-table-cell/>
          <table:table-cell table:style-name="Таблица107.A3" office:value-type="string">
            <text:p text:style-name="P350"/>
          </table:table-cell>
          <table:table-cell table:style-name="Таблица107.H3" table:number-columns-spanned="2" office:value-type="string">
            <text:p text:style-name="P319"><text:s/>Цех 23, ЦЗЛ,</text:p>
          </table:table-cell>
          <table:covered-table-cell/>
        </table:table-row>
        <table:table-row table:style-name="Таблица107.3">
          <table:table-cell table:style-name="Таблица107.A3" table:number-columns-spanned="2" office:value-type="string">
            <text:p text:style-name="P317"/>
          </table:table-cell>
          <table:covered-table-cell/>
          <table:table-cell table:style-name="Таблица107.A3" office:value-type="string">
            <text:p text:style-name="P319"/>
          </table:table-cell>
          <table:table-cell table:style-name="Таблица107.A3" office:value-type="string">
            <text:p text:style-name="P759"><text:s/>Термометр с пределом измерения от</text:p>
          </table:table-cell>
          <table:table-cell table:style-name="Таблица107.A3" table:number-columns-spanned="2" office:value-type="string">
            <text:p text:style-name="P319"/>
          </table:table-cell>
          <table:covered-table-cell/>
          <table:table-cell table:style-name="Таблица107.A3" office:value-type="string">
            <text:p text:style-name="P350"/>
          </table:table-cell>
          <table:table-cell table:style-name="Таблица107.H3" table:number-columns-spanned="2" office:value-type="string">
            <text:p text:style-name="P319"><text:s/>ОТК</text:p>
          </table:table-cell>
          <table:covered-table-cell/>
        </table:table-row>
        <table:table-row table:style-name="Таблица107.3">
          <table:table-cell table:style-name="Таблица107.A3" table:number-columns-spanned="2" office:value-type="string">
            <text:p text:style-name="P317"/>
          </table:table-cell>
          <table:covered-table-cell/>
          <table:table-cell table:style-name="Таблица107.A3" office:value-type="string">
            <text:p text:style-name="P319"/>
          </table:table-cell>
          <table:table-cell table:style-name="Таблица107.A3" office:value-type="string">
            <text:p text:style-name="P759"><text:s/>0 <text:span text:style-name="T52">°</text:span><text:span text:style-name="T110">С </text:span>до 50 ºС и ценой деления не </text:p>
          </table:table-cell>
          <table:table-cell table:style-name="Таблица107.A3" table:number-columns-spanned="2" office:value-type="string">
            <text:p text:style-name="P23"/>
          </table:table-cell>
          <table:covered-table-cell/>
          <table:table-cell table:style-name="Таблица107.A3" office:value-type="string">
            <text:p text:style-name="P350"/>
          </table:table-cell>
          <table:table-cell table:style-name="Таблица107.H3" table:number-columns-spanned="2" office:value-type="string">
            <text:p text:style-name="P319"/>
          </table:table-cell>
          <table:covered-table-cell/>
        </table:table-row>
        <table:table-row table:style-name="Таблица107.3">
          <table:table-cell table:style-name="Таблица107.A3" table:number-columns-spanned="2" office:value-type="string">
            <text:p text:style-name="P317"/>
          </table:table-cell>
          <table:covered-table-cell/>
          <table:table-cell table:style-name="Таблица107.A3" office:value-type="string">
            <text:p text:style-name="P319"/>
          </table:table-cell>
          <table:table-cell table:style-name="Таблица107.A3" office:value-type="string">
            <text:p text:style-name="P760">более 0,1 ºС <text:span text:style-name="T70">ГОСТ 28498-90</text:span> <text:s text:c="2"/></text:p>
          </table:table-cell>
          <table:table-cell table:style-name="Таблица107.A3" table:number-columns-spanned="2" office:value-type="string">
            <text:p text:style-name="P424"/>
          </table:table-cell>
          <table:covered-table-cell/>
          <table:table-cell table:style-name="Таблица107.A3" office:value-type="string">
            <text:p text:style-name="P350"/>
          </table:table-cell>
          <table:table-cell table:style-name="Таблица107.H3" table:number-columns-spanned="2" office:value-type="string">
            <text:p text:style-name="P319"/>
          </table:table-cell>
          <table:covered-table-cell/>
        </table:table-row>
        <table:table-row table:style-name="Таблица107.3">
          <table:table-cell table:style-name="Таблица107.A3" table:number-columns-spanned="2" office:value-type="string">
            <text:p text:style-name="P317"><text:s/>4 Массовая доля воды, %</text:p>
          </table:table-cell>
          <table:covered-table-cell/>
          <table:table-cell table:style-name="Таблица107.A3" office:value-type="string">
            <text:p text:style-name="P319">1.2</text:p>
          </table:table-cell>
          <table:table-cell table:style-name="Таблица107.A3" office:value-type="string">
            <text:p text:style-name="P751"><text:span text:style-name="Основной_20_шрифт_20_абзаца"><text:span text:style-name="T139"><text:s/>Хроматограф с детектором по </text:span></text:span></text:p>
          </table:table-cell>
          <table:table-cell table:style-name="Таблица107.A3" table:number-columns-spanned="2" office:value-type="string">
            <text:p text:style-name="P23"/>
          </table:table-cell>
          <table:covered-table-cell/>
          <table:table-cell table:style-name="Таблица107.A3" office:value-type="string">
            <text:p text:style-name="P350"/>
          </table:table-cell>
          <table:table-cell table:style-name="Таблица107.H3" table:number-columns-spanned="2" office:value-type="string">
            <text:p text:style-name="P319"><text:s/>Цех 23, ЦЗЛ,</text:p>
          </table:table-cell>
          <table:covered-table-cell/>
        </table:table-row>
        <table:table-row table:style-name="Таблица107.3">
          <table:table-cell table:style-name="Таблица107.A3" table:number-columns-spanned="2" office:value-type="string">
            <text:p text:style-name="P324"/>
          </table:table-cell>
          <table:covered-table-cell/>
          <table:table-cell table:style-name="Таблица107.A3" office:value-type="string">
            <text:p text:style-name="P325"/>
          </table:table-cell>
          <table:table-cell table:style-name="Таблица107.A3" office:value-type="string">
            <text:p text:style-name="P751"><text:span text:style-name="Основной_20_шрифт_20_абзаца"><text:span text:style-name="T145"><text:s/>теплопроводности</text:span></text:span></text:p>
          </table:table-cell>
          <table:table-cell table:style-name="Таблица107.A3" table:number-columns-spanned="2" office:value-type="string">
            <text:p text:style-name="P325"/>
          </table:table-cell>
          <table:covered-table-cell/>
          <table:table-cell table:style-name="Таблица107.A3" office:value-type="string">
            <text:p text:style-name="P351"/>
          </table:table-cell>
          <table:table-cell table:style-name="Таблица107.H3" table:number-columns-spanned="2" office:value-type="string">
            <text:p text:style-name="P319"><text:s/>ОТК</text:p>
          </table:table-cell>
          <table:covered-table-cell/>
        </table:table-row>
        <table:table-row table:style-name="Таблица107.3">
          <table:table-cell table:style-name="Таблица107.A3" table:number-columns-spanned="2" office:value-type="string">
            <text:p text:style-name="P317"><text:s/>5 Массовая доля метилового спирта, %</text:p>
          </table:table-cell>
          <table:covered-table-cell/>
          <table:table-cell table:style-name="Таблица107.A3" office:value-type="string">
            <text:p text:style-name="P319">1.2</text:p>
          </table:table-cell>
          <table:table-cell table:style-name="Таблица107.A3" office:value-type="string">
            <text:p text:style-name="P751"><text:span text:style-name="Основной_20_шрифт_20_абзаца"><text:span text:style-name="T139"><text:s/>Хроматограф с детектором по </text:span></text:span></text:p>
          </table:table-cell>
          <table:table-cell table:style-name="Таблица107.A3" table:number-columns-spanned="2" office:value-type="string">
            <text:p text:style-name="P319"/>
          </table:table-cell>
          <table:covered-table-cell/>
          <table:table-cell table:style-name="Таблица107.A3" office:value-type="string">
            <text:p text:style-name="P350"/>
          </table:table-cell>
          <table:table-cell table:style-name="Таблица107.H3" table:number-columns-spanned="2" office:value-type="string">
            <text:p text:style-name="P319"><text:s/>Цех 23, ЦЗЛ,</text:p>
          </table:table-cell>
          <table:covered-table-cell/>
        </table:table-row>
        <table:table-row table:style-name="Таблица107.3">
          <table:table-cell table:style-name="Таблица107.A3" table:number-columns-spanned="2" office:value-type="string">
            <text:p text:style-name="P317"/>
          </table:table-cell>
          <table:covered-table-cell/>
          <table:table-cell table:style-name="Таблица107.A3" office:value-type="string">
            <text:p text:style-name="P319"/>
          </table:table-cell>
          <table:table-cell table:style-name="Таблица107.A3" office:value-type="string">
            <text:p text:style-name="P751"><text:span text:style-name="Основной_20_шрифт_20_абзаца"><text:span text:style-name="T145"><text:s/>теплопроводности</text:span></text:span></text:p>
          </table:table-cell>
          <table:table-cell table:style-name="Таблица107.A3" table:number-columns-spanned="2" office:value-type="string">
            <text:p text:style-name="P319"/>
          </table:table-cell>
          <table:covered-table-cell/>
          <table:table-cell table:style-name="Таблица107.A3" office:value-type="string">
            <text:p text:style-name="P350"/>
          </table:table-cell>
          <table:table-cell table:style-name="Таблица107.H3" table:number-columns-spanned="2" office:value-type="string">
            <text:p text:style-name="P319"><text:s/>ОТК</text:p>
          </table:table-cell>
          <table:covered-table-cell/>
        </table:table-row>
        <table:table-row table:style-name="Таблица107.3">
          <table:table-cell table:style-name="Таблица107.A3" table:number-columns-spanned="2" office:value-type="string">
            <text:p text:style-name="P218"/>
          </table:table-cell>
          <table:covered-table-cell/>
          <table:table-cell table:style-name="Таблица107.A3" office:value-type="string">
            <text:p text:style-name="P229"/>
          </table:table-cell>
          <table:table-cell table:style-name="Таблица107.A3" office:value-type="string">
            <text:p text:style-name="P283"/>
          </table:table-cell>
          <table:table-cell table:style-name="Таблица107.A3" table:number-columns-spanned="2" office:value-type="string">
            <text:p text:style-name="P333"/>
          </table:table-cell>
          <table:covered-table-cell/>
          <table:table-cell table:style-name="Таблица107.A3" office:value-type="string">
            <text:p text:style-name="P333"/>
          </table:table-cell>
          <table:table-cell table:style-name="Таблица107.H3" table:number-columns-spanned="2" office:value-type="string">
            <text:p text:style-name="P283"/>
          </table:table-cell>
          <table:covered-table-cell/>
        </table:table-row>
        <table:table-row table:style-name="Таблица107.3">
          <table:table-cell table:style-name="Таблица107.A3" table:number-columns-spanned="2" office:value-type="string">
            <text:p text:style-name="P218"/>
          </table:table-cell>
          <table:covered-table-cell/>
          <table:table-cell table:style-name="Таблица107.A3" office:value-type="string">
            <text:p text:style-name="P229"/>
          </table:table-cell>
          <table:table-cell table:style-name="Таблица107.A3" office:value-type="string">
            <text:p text:style-name="P333"/>
          </table:table-cell>
          <table:table-cell table:style-name="Таблица107.A3" table:number-columns-spanned="2" office:value-type="string">
            <text:p text:style-name="P333"/>
          </table:table-cell>
          <table:covered-table-cell/>
          <table:table-cell table:style-name="Таблица107.A3" office:value-type="string">
            <text:p text:style-name="P333"/>
          </table:table-cell>
          <table:table-cell table:style-name="Таблица107.H3" table:number-columns-spanned="2" office:value-type="string">
            <text:p text:style-name="P333"/>
          </table:table-cell>
          <table:covered-table-cell/>
        </table:table-row>
        <table:table-row table:style-name="Таблица107.18">
          <table:table-cell table:style-name="Таблица107.A18" office:value-type="string">
            <text:p text:style-name="P358">ПВК</text:p>
          </table:table-cell>
          <table:table-cell table:style-name="Таблица107.B18" table:number-columns-spanned="4" office:value-type="string">
            <text:p text:style-name="P378">Перечень входного контроля</text:p>
          </table:table-cell>
          <table:covered-table-cell/>
          <table:covered-table-cell/>
          <table:covered-table-cell/>
          <table:table-cell table:style-name="Таблица107.B18" table:number-columns-spanned="3" office:value-type="string">
            <text:p text:style-name="P155"/>
          </table:table-cell>
          <table:covered-table-cell/>
          <table:covered-table-cell/>
          <table:table-cell table:style-name="Таблица107.I18" office:value-type="string">
            <text:p text:style-name="P155"/>
            <text:p text:style-name="P155"/>
          </table:table-cell>
        </table:table-row>
      </table:table>
      <text:p text:style-name="P803"/>
      <text:p text:style-name="P804"><text:soft-page-break/><text:span text:style-name="T1">СТО 07521831-55-2017 </text:span><text:span text:style-name="T3">Приложение А</text:span><text:span text:style-name="T1"> <text:s text:c="155"/></text:span><text:span text:style-name="T16"><text:s text:c="2"/></text:span><text:span text:style-name="T2"><text:s text:c="156"/></text:span><text:span text:style-name="T16"><text:s text:c="2"/></text:span></text:p>
      <table:table table:name="Таблица162" table:style-name="Таблица162">
        <table:table-column table:style-name="Таблица162.A"/>
        <table:table-column table:style-name="Таблица162.B"/>
        <table:table-column table:style-name="Таблица162.C"/>
        <table:table-column table:style-name="Таблица162.D"/>
        <table:table-column table:style-name="Таблица162.E"/>
        <table:table-column table:style-name="Таблица162.F"/>
        <table:table-column table:style-name="Таблица162.G"/>
        <table:table-column table:style-name="Таблица162.H"/>
        <table:table-row table:style-name="Таблица162.1">
          <table:table-cell table:style-name="Таблица162.A1" office:value-type="string">
            <text:p text:style-name="P76">Дубл.</text:p>
          </table:table-cell>
          <table:table-cell table:style-name="Таблица162.A1" office:value-type="string">
            <text:p text:style-name="P520"/>
          </table:table-cell>
          <table:table-cell table:style-name="Таблица162.A1" office:value-type="string">
            <text:p text:style-name="P520"/>
          </table:table-cell>
          <table:table-cell table:style-name="Таблица162.D2" office:value-type="string">
            <text:p text:style-name="P520"/>
          </table:table-cell>
          <table:table-cell table:style-name="Таблица162.E1" office:value-type="string">
            <text:p text:style-name="P520"><text:s text:c="15"/></text:p>
          </table:table-cell>
          <table:table-cell table:style-name="Таблица162.F1" table:number-columns-spanned="2" office:value-type="string">
            <text:p text:style-name="P520"/>
          </table:table-cell>
          <table:covered-table-cell/>
          <table:table-cell table:style-name="Таблица162.H1" office:value-type="string">
            <text:p text:style-name="P520"/>
          </table:table-cell>
        </table:table-row>
        <table:table-row table:style-name="Таблица162.1">
          <table:table-cell table:style-name="Таблица162.A1" office:value-type="string">
            <text:p text:style-name="P76">Взам.</text:p>
          </table:table-cell>
          <table:table-cell table:style-name="Таблица162.A1" office:value-type="string">
            <text:p text:style-name="P520"/>
          </table:table-cell>
          <table:table-cell table:style-name="Таблица162.A1" office:value-type="string">
            <text:p text:style-name="P520"/>
          </table:table-cell>
          <table:table-cell table:style-name="Таблица162.D2" office:value-type="string">
            <text:p text:style-name="P520"/>
          </table:table-cell>
          <table:table-cell table:style-name="Таблица162.E3" table:number-columns-spanned="2" office:value-type="string">
            <text:p text:style-name="P520"/>
          </table:table-cell>
          <table:covered-table-cell/>
          <table:table-cell table:style-name="Таблица162.G3" table:number-rows-spanned="2" table:number-columns-spanned="2" office:value-type="string">
            <text:p text:style-name="P520"/>
          </table:table-cell>
          <table:covered-table-cell/>
        </table:table-row>
        <table:table-row table:style-name="Таблица162.1">
          <table:table-cell table:style-name="Таблица162.A1" office:value-type="string">
            <text:p text:style-name="P76">Подл.</text:p>
          </table:table-cell>
          <table:table-cell table:style-name="Таблица162.A1" office:value-type="string">
            <text:p text:style-name="P547"/>
          </table:table-cell>
          <table:table-cell table:style-name="Таблица162.A1" office:value-type="string">
            <text:p text:style-name="P520"/>
          </table:table-cell>
          <table:table-cell table:style-name="Таблица162.A1" office:value-type="string">
            <text:p text:style-name="P520"/>
          </table:table-cell>
          <table:table-cell table:style-name="Таблица162.E3" table:number-columns-spanned="2" office:value-type="string">
            <text:p text:style-name="P520"/>
          </table:table-cell>
          <table:covered-table-cell/>
          <table:covered-table-cell/>
          <table:covered-table-cell/>
        </table:table-row>
      </table:table>
      <table:table table:name="Таблица163" table:style-name="Таблица163">
        <table:table-column table:style-name="Таблица163.A"/>
        <table:table-column table:style-name="Таблица163.B"/>
        <table:table-column table:style-name="Таблица163.C"/>
        <table:table-column table:style-name="Таблица163.D"/>
        <table:table-column table:style-name="Таблица163.E"/>
        <table:table-column table:style-name="Таблица163.F"/>
        <table:table-column table:style-name="Таблица163.G"/>
        <table:table-column table:style-name="Таблица163.H"/>
        <table:table-column table:style-name="Таблица163.I"/>
        <table:table-column table:style-name="Таблица163.J"/>
        <table:table-column table:style-name="Таблица163.K"/>
        <table:table-column table:style-name="Таблица163.L"/>
        <table:table-column table:style-name="Таблица163.M"/>
        <table:table-column table:style-name="Таблица163.N"/>
        <table:table-column table:style-name="Таблица163.O"/>
        <table:table-column table:style-name="Таблица163.B"/>
        <table:table-row table:style-name="Таблица163.1">
          <table:table-cell table:style-name="Таблица163.A1" table:number-columns-spanned="11" office:value-type="string">
            <text:p text:style-name="P141">Гарантийный срок хранения: <text:span text:style-name="T270">5 лет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63.L1" table:number-columns-spanned="2" office:value-type="string">
            <text:p text:style-name="P33"/>
          </table:table-cell>
          <table:covered-table-cell/>
          <table:table-cell table:style-name="Таблица163.N1" table:number-columns-spanned="2" office:value-type="string">
            <text:h text:style-name="P1043" text:outline-level="7"/>
          </table:table-cell>
          <table:covered-table-cell/>
          <table:table-cell table:style-name="Таблица163.P1" office:value-type="string">
            <text:p text:style-name="P400"><text:span text:style-name="T327">2</text:span>6</text:p>
          </table:table-cell>
        </table:table-row>
        <table:table-row table:style-name="Таблица163.1">
          <table:table-cell table:style-name="Таблица163.A2" table:number-columns-spanned="16" office:value-type="string">
            <text:p text:style-name="P53">Срок хранени<text:span text:style-name="T48">я</text:span> до перепроверки продукции (для изделий ВТ)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63.3">
          <table:table-cell table:style-name="Таблица163.A1" table:number-rows-spanned="3" office:value-type="string">
            <text:p text:style-name="P33"/>
          </table:table-cell>
          <table:table-cell table:style-name="Таблица163.L1" office:value-type="string">
            <text:p text:style-name="P33"/>
          </table:table-cell>
          <table:table-cell table:style-name="Таблица163.L1" office:value-type="string">
            <text:p text:style-name="P33"/>
          </table:table-cell>
          <table:table-cell table:style-name="Таблица163.L1" office:value-type="string">
            <text:p text:style-name="P33"/>
          </table:table-cell>
          <table:table-cell table:style-name="Таблица163.L1" office:value-type="string">
            <text:p text:style-name="P33"/>
          </table:table-cell>
          <table:table-cell table:style-name="Таблица163.L1" office:value-type="string">
            <text:p text:style-name="P33"/>
          </table:table-cell>
          <table:table-cell table:style-name="Таблица163.L1" office:value-type="string">
            <text:p text:style-name="P33"/>
          </table:table-cell>
          <table:table-cell table:style-name="Таблица163.L1" office:value-type="string">
            <text:p text:style-name="P33"/>
          </table:table-cell>
          <table:table-cell table:style-name="Таблица163.L1" office:value-type="string">
            <text:p text:style-name="P33"/>
          </table:table-cell>
          <table:table-cell table:style-name="Таблица163.J3" office:value-type="string">
            <text:p text:style-name="P33"/>
          </table:table-cell>
          <table:table-cell table:style-name="Таблица163.K3" table:number-columns-spanned="2" office:value-type="string">
            <text:p text:style-name="P33"/>
          </table:table-cell>
          <table:covered-table-cell/>
          <table:table-cell table:style-name="Таблица163.M3" table:number-rows-spanned="3" table:number-columns-spanned="2" office:value-type="string">
            <text:p text:style-name="P19">Бензин-растворитель (нефрас)</text:p>
            <text:p text:style-name="P20">ТУ 38.401-67-108-92</text:p>
          </table:table-cell>
          <table:covered-table-cell/>
          <table:table-cell table:style-name="Таблица163.O3" table:number-rows-spanned="3" table:number-columns-spanned="2" office:value-type="string">
            <text:p text:style-name="P591">К.02 - 2024</text:p>
          </table:table-cell>
          <table:covered-table-cell/>
        </table:table-row>
        <table:table-row table:style-name="Таблица163.3">
          <table:covered-table-cell/>
          <table:table-cell table:style-name="Таблица163.B4" office:value-type="string">
            <text:p text:style-name="P520"/>
          </table:table-cell>
          <table:table-cell table:style-name="Таблица163.C4" office:value-type="string">
            <text:p text:style-name="P520"/>
          </table:table-cell>
          <table:table-cell table:style-name="Таблица163.D4" office:value-type="string">
            <text:p text:style-name="P520"/>
          </table:table-cell>
          <table:table-cell table:style-name="Таблица163.E4" office:value-type="string">
            <text:p text:style-name="P520"/>
          </table:table-cell>
          <table:table-cell table:style-name="Таблица163.F4" office:value-type="string">
            <text:p text:style-name="P520"/>
          </table:table-cell>
          <table:table-cell table:style-name="Таблица163.G4" office:value-type="string">
            <text:p text:style-name="P520"/>
          </table:table-cell>
          <table:table-cell table:style-name="Таблица163.H4" office:value-type="string">
            <text:p text:style-name="P520"/>
          </table:table-cell>
          <table:table-cell table:style-name="Таблица163.I4" office:value-type="string">
            <text:p text:style-name="P520"/>
          </table:table-cell>
          <table:table-cell table:style-name="Таблица163.J4" office:value-type="string">
            <text:p text:style-name="P520"/>
          </table:table-cell>
          <table:table-cell table:style-name="Таблица163.K4" table:number-columns-spanned="2" office:value-type="string">
            <text:p text:style-name="P5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63.3">
          <table:covered-table-cell/>
          <table:table-cell table:style-name="Таблица163.B5" office:value-type="string">
            <text:p text:style-name="P520"/>
          </table:table-cell>
          <table:table-cell table:style-name="Таблица163.C5" office:value-type="string">
            <text:p text:style-name="P520"/>
          </table:table-cell>
          <table:table-cell table:style-name="Таблица163.D5" office:value-type="string">
            <text:p text:style-name="P520"/>
          </table:table-cell>
          <table:table-cell table:style-name="Таблица163.E5" office:value-type="string">
            <text:p text:style-name="P520"/>
          </table:table-cell>
          <table:table-cell table:style-name="Таблица163.F5" office:value-type="string">
            <text:p text:style-name="P520"/>
          </table:table-cell>
          <table:table-cell table:style-name="Таблица163.G5" office:value-type="string">
            <text:p text:style-name="P520"/>
          </table:table-cell>
          <table:table-cell table:style-name="Таблица163.H5" office:value-type="string">
            <text:p text:style-name="P520"/>
          </table:table-cell>
          <table:table-cell table:style-name="Таблица163.I5" office:value-type="string">
            <text:p text:style-name="P520"/>
          </table:table-cell>
          <table:table-cell table:style-name="Таблица163.J5" office:value-type="string">
            <text:p text:style-name="P520"/>
          </table:table-cell>
          <table:table-cell table:style-name="Таблица163.K5" table:number-columns-spanned="2" office:value-type="string">
            <text:p text:style-name="P520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Таблица164" table:style-name="Таблица164">
        <table:table-column table:style-name="Таблица164.A"/>
        <table:table-column table:style-name="Таблица164.B"/>
        <table:table-column table:style-name="Таблица164.C"/>
        <table:table-column table:style-name="Таблица164.D"/>
        <table:table-column table:style-name="Таблица164.E"/>
        <table:table-column table:style-name="Таблица164.F"/>
        <table:table-column table:style-name="Таблица164.G"/>
        <table:table-column table:style-name="Таблица164.H"/>
        <table:table-column table:style-name="Таблица164.I"/>
        <table:table-row table:style-name="Таблица164.1">
          <table:table-cell table:style-name="Таблица164.A1" table:number-columns-spanned="3" office:value-type="string">
            <text:p text:style-name="P234">Состав контролируемых па<text:span text:style-name="T17">р</text:span>аметров продукции,<text:line-break/>методы ее контроля</text:p>
          </table:table-cell>
          <table:covered-table-cell/>
          <table:covered-table-cell/>
          <table:table-cell table:style-name="Таблица164.A1" table:number-rows-spanned="2" office:value-type="string">
            <text:p text:style-name="P304">Средства измерений<text:line-break/>или требуемые метрологические<text:line-break/>характеристики средств измерений</text:p>
          </table:table-cell>
          <table:table-cell table:style-name="Таблица164.A1" table:number-rows-spanned="2" table:number-columns-spanned="2" office:value-type="string">
            <text:p text:style-name="P310">Вид </text:p>
            <text:p text:style-name="P310">контроля.</text:p>
            <text:p text:style-name="P304">Объем<text:line-break/>выборки<text:line-break/>или<text:line-break/>пробы</text:p>
          </table:table-cell>
          <table:covered-table-cell/>
          <table:table-cell table:style-name="Таблица164.A1" table:number-rows-spanned="2" office:value-type="string">
            <text:p text:style-name="P305">Допусти<text:span text:style-name="T50">-</text:span>мый<text:line-break/>расход<text:line-break/>ресурса<text:line-break/></text:p>
          </table:table-cell>
          <table:table-cell table:style-name="Таблица164.H1" table:number-rows-spanned="2" table:number-columns-spanned="2" office:value-type="string">
            <text:p text:style-name="P304">Подразделения,<text:line-break/>участвующие<text:line-break/>во входном<text:line-break/>контроле</text:p>
          </table:table-cell>
          <table:covered-table-cell/>
        </table:table-row>
        <table:table-row table:style-name="Таблица164.1">
          <table:table-cell table:style-name="Таблица164.A2" table:number-columns-spanned="2" office:value-type="string">
            <text:p text:style-name="P234">Контролируемые параметры<text:line-break/>(показатели)</text:p>
          </table:table-cell>
          <table:covered-table-cell/>
          <table:table-cell table:style-name="Таблица164.A2" office:value-type="string">
            <text:p text:style-name="P234">Номера<text:line-break/>пунктов<text:line-break/>докумен<text:span text:style-name="T49">-</text:span><text:line-break/>т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64.3">
          <table:table-cell table:style-name="Таблица164.A3" table:number-columns-spanned="2" office:value-type="string">
            <text:p text:style-name="P208"/>
          </table:table-cell>
          <table:covered-table-cell/>
          <table:table-cell table:style-name="Таблица164.A3" office:value-type="string">
            <text:p text:style-name="P290"/>
          </table:table-cell>
          <table:table-cell table:style-name="Таблица164.A3" office:value-type="string">
            <text:p text:style-name="P286"/>
          </table:table-cell>
          <table:table-cell table:style-name="Таблица164.A3" table:number-columns-spanned="2" office:value-type="string">
            <text:p text:style-name="P287"/>
          </table:table-cell>
          <table:covered-table-cell/>
          <table:table-cell table:style-name="Таблица164.A3" office:value-type="string">
            <text:p text:style-name="P334"/>
          </table:table-cell>
          <table:table-cell table:style-name="Таблица164.H3" table:number-columns-spanned="2" office:value-type="string">
            <text:p text:style-name="P294"/>
          </table:table-cell>
          <table:covered-table-cell/>
        </table:table-row>
        <table:table-row table:style-name="Таблица164.3">
          <table:table-cell table:style-name="Таблица164.A3" table:number-columns-spanned="2" office:value-type="string">
            <text:p text:style-name="P762"><text:s/>1 Плотность, <text:span text:style-name="T273">г/см</text:span><text:span text:style-name="T54">3</text:span></text:p>
          </table:table-cell>
          <table:covered-table-cell/>
          <table:table-cell table:style-name="Таблица164.A3" office:value-type="string">
            <text:p text:style-name="P319">1.2</text:p>
          </table:table-cell>
          <table:table-cell table:style-name="Таблица164.A3" office:value-type="string">
            <text:p text:style-name="P2"><text:span text:style-name="T145"><text:s/></text:span><text:span text:style-name="Основной_20_шрифт_20_абзаца"><text:span text:style-name="T145">Ареометр (денсиметр) ГОСТ 18481-81</text:span></text:span></text:p>
          </table:table-cell>
          <table:table-cell table:style-name="Таблица164.A3" table:number-columns-spanned="2" office:value-type="string">
            <text:p text:style-name="P317"><text:s/>Выборочный.</text:p>
          </table:table-cell>
          <table:covered-table-cell/>
          <table:table-cell table:style-name="Таблица164.A3" office:value-type="string">
            <text:p text:style-name="P425"><text:span text:style-name="T55">2 дм</text:span>3</text:p>
          </table:table-cell>
          <table:table-cell table:style-name="Таблица164.H3" table:number-columns-spanned="2" office:value-type="string">
            <text:p text:style-name="P319"><text:s/>Цех 23, </text:p>
          </table:table-cell>
          <table:covered-table-cell/>
        </table:table-row>
        <table:table-row table:style-name="Таблица164.3">
          <table:table-cell table:style-name="Таблица164.A3" table:number-columns-spanned="2" office:value-type="string">
            <text:p text:style-name="P762"/>
          </table:table-cell>
          <table:covered-table-cell/>
          <table:table-cell table:style-name="Таблица164.A3" office:value-type="string">
            <text:p text:style-name="P319"/>
          </table:table-cell>
          <table:table-cell table:style-name="Таблица164.A3" office:value-type="string">
            <text:p text:style-name="P500"><text:span text:style-name="T197"><text:s/>или по друго</text:span><text:span text:style-name="T198">му</text:span><text:span text:style-name="T197"> </text:span><text:span text:style-name="T199">ДС</text:span></text:p>
          </table:table-cell>
          <table:table-cell table:style-name="Таблица164.A3" table:number-columns-spanned="2" office:value-type="string">
            <text:p text:style-name="P319"><text:s/><text:span text:style-name="T282">(с</text:span>м<text:span text:style-name="T282">отри</text:span> </text:p>
          </table:table-cell>
          <table:covered-table-cell/>
          <table:table-cell table:style-name="Таблица164.A3" office:value-type="string">
            <text:p text:style-name="P317"/>
          </table:table-cell>
          <table:table-cell table:style-name="Таблица164.H3" table:number-columns-spanned="2" office:value-type="string">
            <text:p text:style-name="P322"><text:s/>ЦЗЛ,</text:p>
          </table:table-cell>
          <table:covered-table-cell/>
        </table:table-row>
        <table:table-row table:style-name="Таблица164.3">
          <table:table-cell table:style-name="Таблица164.A3" table:number-columns-spanned="2" office:value-type="string">
            <text:p text:style-name="P762"/>
          </table:table-cell>
          <table:covered-table-cell/>
          <table:table-cell table:style-name="Таблица164.A3" office:value-type="string">
            <text:p text:style-name="P319"/>
          </table:table-cell>
          <table:table-cell table:style-name="Таблица164.A3" office:value-type="string">
            <text:p text:style-name="P751"><text:span text:style-name="Основной_20_шрифт_20_абзаца"><text:span text:style-name="T145"><text:s/>Термометр с ценой деления 0,1 ºС </text:span></text:span></text:p>
          </table:table-cell>
          <table:table-cell table:style-name="Таблица164.A3" table:number-columns-spanned="2" office:value-type="string">
            <text:p text:style-name="P320">прилож<text:span text:style-name="T282">ение</text:span> <text:span text:style-name="T275">Б</text:span><text:span text:style-name="T282">)</text:span></text:p>
          </table:table-cell>
          <table:covered-table-cell/>
          <table:table-cell table:style-name="Таблица164.A3" office:value-type="string">
            <text:p text:style-name="P348"/>
          </table:table-cell>
          <table:table-cell table:style-name="Таблица164.H3" table:number-columns-spanned="2" office:value-type="string">
            <text:p text:style-name="P322">ОТК</text:p>
          </table:table-cell>
          <table:covered-table-cell/>
        </table:table-row>
        <table:table-row table:style-name="Таблица164.3">
          <table:table-cell table:style-name="Таблица164.A3" table:number-columns-spanned="2" office:value-type="string">
            <text:p text:style-name="P317"/>
          </table:table-cell>
          <table:covered-table-cell/>
          <table:table-cell table:style-name="Таблица164.A3" office:value-type="string">
            <text:p text:style-name="P319"/>
          </table:table-cell>
          <table:table-cell table:style-name="Таблица164.A3" office:value-type="string">
            <text:p text:style-name="P751"><text:span text:style-name="Основной_20_шрифт_20_абзаца"><text:span text:style-name="T145"><text:s/></text:span></text:span><text:span text:style-name="Основной_20_шрифт_20_абзаца"><text:span text:style-name="T169">ГОСТ 28498-90</text:span></text:span></text:p>
          </table:table-cell>
          <table:table-cell table:style-name="Таблица164.A3" table:number-columns-spanned="2" office:value-type="string">
            <text:p text:style-name="P21"/>
          </table:table-cell>
          <table:covered-table-cell/>
          <table:table-cell table:style-name="Таблица164.A3" office:value-type="string">
            <text:p text:style-name="P348"/>
          </table:table-cell>
          <table:table-cell table:style-name="Таблица164.H3" table:number-columns-spanned="2" office:value-type="string">
            <text:p text:style-name="P319"/>
          </table:table-cell>
          <table:covered-table-cell/>
        </table:table-row>
        <table:table-row table:style-name="Таблица164.3">
          <table:table-cell table:style-name="Таблица164.A3" table:number-columns-spanned="2" office:value-type="string">
            <text:p text:style-name="P317"><text:s/>2 Содержание механических примесей и воды, %</text:p>
          </table:table-cell>
          <table:covered-table-cell/>
          <table:table-cell table:style-name="Таблица164.A3" office:value-type="string">
            <text:p text:style-name="P319">1.2</text:p>
          </table:table-cell>
          <table:table-cell table:style-name="Таблица164.A3" office:value-type="string">
            <text:p text:style-name="P751"><text:span text:style-name="Основной_20_шрифт_20_абзаца"><text:span text:style-name="T169"><text:s/>Визуально</text:span></text:span></text:p>
          </table:table-cell>
          <table:table-cell table:style-name="Таблица164.A3" table:number-columns-spanned="2" office:value-type="string">
            <text:p text:style-name="P317"><text:s/></text:p>
          </table:table-cell>
          <table:covered-table-cell/>
          <table:table-cell table:style-name="Таблица164.A3" office:value-type="string">
            <text:p text:style-name="P348"/>
          </table:table-cell>
          <table:table-cell table:style-name="Таблица164.H3" table:number-columns-spanned="2" office:value-type="string">
            <text:p text:style-name="P319"><text:s/>Цех 23, </text:p>
          </table:table-cell>
          <table:covered-table-cell/>
        </table:table-row>
        <table:table-row table:style-name="Таблица164.3">
          <table:table-cell table:style-name="Таблица164.A3" table:number-columns-spanned="2" office:value-type="string">
            <text:p text:style-name="P317"/>
          </table:table-cell>
          <table:covered-table-cell/>
          <table:table-cell table:style-name="Таблица164.A3" office:value-type="string">
            <text:p text:style-name="P319"/>
          </table:table-cell>
          <table:table-cell table:style-name="Таблица164.A3" office:value-type="string">
            <text:p text:style-name="P751"><text:span text:style-name="Основной_20_шрифт_20_абзаца"><text:span text:style-name="T214"/></text:span></text:p>
          </table:table-cell>
          <table:table-cell table:style-name="Таблица164.A3" table:number-columns-spanned="2" office:value-type="string">
            <text:p text:style-name="P21"/>
          </table:table-cell>
          <table:covered-table-cell/>
          <table:table-cell table:style-name="Таблица164.A3" office:value-type="string">
            <text:p text:style-name="P348"/>
          </table:table-cell>
          <table:table-cell table:style-name="Таблица164.H3" table:number-columns-spanned="2" office:value-type="string">
            <text:p text:style-name="P322"><text:s/>ЦЗЛ,</text:p>
          </table:table-cell>
          <table:covered-table-cell/>
        </table:table-row>
        <table:table-row table:style-name="Таблица164.3">
          <table:table-cell table:style-name="Таблица164.A3" table:number-columns-spanned="2" office:value-type="string">
            <text:p text:style-name="P317"/>
          </table:table-cell>
          <table:covered-table-cell/>
          <table:table-cell table:style-name="Таблица164.A3" office:value-type="string">
            <text:p text:style-name="P319"/>
          </table:table-cell>
          <table:table-cell table:style-name="Таблица164.A3" office:value-type="string">
            <text:p text:style-name="P751"><text:span text:style-name="Основной_20_шрифт_20_абзаца"><text:span text:style-name="T169"/></text:span></text:p>
          </table:table-cell>
          <table:table-cell table:style-name="Таблица164.A3" table:number-columns-spanned="2" office:value-type="string">
            <text:p text:style-name="P422"/>
          </table:table-cell>
          <table:covered-table-cell/>
          <table:table-cell table:style-name="Таблица164.A3" office:value-type="string">
            <text:p text:style-name="P348"/>
          </table:table-cell>
          <table:table-cell table:style-name="Таблица164.H3" table:number-columns-spanned="2" office:value-type="string">
            <text:p text:style-name="P322">ОТК</text:p>
          </table:table-cell>
          <table:covered-table-cell/>
        </table:table-row>
        <table:table-row table:style-name="Таблица164.3">
          <table:table-cell table:style-name="Таблица164.A3" table:number-columns-spanned="2" office:value-type="string">
            <text:p text:style-name="P317"/>
          </table:table-cell>
          <table:covered-table-cell/>
          <table:table-cell table:style-name="Таблица164.A3" office:value-type="string">
            <text:p text:style-name="P319"/>
          </table:table-cell>
          <table:table-cell table:style-name="Таблица164.A3" office:value-type="string">
            <text:p text:style-name="P751"><text:span text:style-name="Основной_20_шрифт_20_абзаца"><text:span text:style-name="T169"/></text:span></text:p>
          </table:table-cell>
          <table:table-cell table:style-name="Таблица164.A3" table:number-columns-spanned="2" office:value-type="string">
            <text:p text:style-name="P422"/>
          </table:table-cell>
          <table:covered-table-cell/>
          <table:table-cell table:style-name="Таблица164.A3" office:value-type="string">
            <text:p text:style-name="P348"/>
          </table:table-cell>
          <table:table-cell table:style-name="Таблица164.H3" table:number-columns-spanned="2" office:value-type="string">
            <text:p text:style-name="P319"/>
          </table:table-cell>
          <table:covered-table-cell/>
        </table:table-row>
        <table:table-row table:style-name="Таблица164.3">
          <table:table-cell table:style-name="Таблица164.A3" table:number-columns-spanned="2" office:value-type="string">
            <text:p text:style-name="P317"><text:s/>3 Испытание на образование масляного пятна</text:p>
          </table:table-cell>
          <table:covered-table-cell/>
          <table:table-cell table:style-name="Таблица164.A3" office:value-type="string">
            <text:p text:style-name="P319">1.2</text:p>
          </table:table-cell>
          <table:table-cell table:style-name="Таблица164.A3" office:value-type="string">
            <text:p text:style-name="P751"><text:span text:style-name="Основной_20_шрифт_20_абзаца"><text:span text:style-name="T169"><text:s/>Визуально</text:span></text:span></text:p>
          </table:table-cell>
          <table:table-cell table:style-name="Таблица164.A3" table:number-columns-spanned="2" office:value-type="string">
            <text:p text:style-name="P21"/>
          </table:table-cell>
          <table:covered-table-cell/>
          <table:table-cell table:style-name="Таблица164.A3" office:value-type="string">
            <text:p text:style-name="P348"/>
          </table:table-cell>
          <table:table-cell table:style-name="Таблица164.H3" table:number-columns-spanned="2" office:value-type="string">
            <text:p text:style-name="P319"><text:s/>Цех 23, </text:p>
          </table:table-cell>
          <table:covered-table-cell/>
        </table:table-row>
        <table:table-row table:style-name="Таблица164.3">
          <table:table-cell table:style-name="Таблица164.A3" table:number-columns-spanned="2" office:value-type="string">
            <text:p text:style-name="P208"/>
          </table:table-cell>
          <table:covered-table-cell/>
          <table:table-cell table:style-name="Таблица164.A3" office:value-type="string">
            <text:p text:style-name="P230"/>
          </table:table-cell>
          <table:table-cell table:style-name="Таблица164.A3" office:value-type="string">
            <text:p text:style-name="P334"/>
          </table:table-cell>
          <table:table-cell table:style-name="Таблица164.A3" table:number-columns-spanned="2" office:value-type="string">
            <text:p text:style-name="P334"/>
          </table:table-cell>
          <table:covered-table-cell/>
          <table:table-cell table:style-name="Таблица164.A3" office:value-type="string">
            <text:p text:style-name="P334"/>
          </table:table-cell>
          <table:table-cell table:style-name="Таблица164.H3" table:number-columns-spanned="2" office:value-type="string">
            <text:p text:style-name="P322"><text:s/>ЦЗЛ,</text:p>
          </table:table-cell>
          <table:covered-table-cell/>
        </table:table-row>
        <table:table-row table:style-name="Таблица164.3">
          <table:table-cell table:style-name="Таблица164.A3" table:number-columns-spanned="2" office:value-type="string">
            <text:p text:style-name="P208"/>
          </table:table-cell>
          <table:covered-table-cell/>
          <table:table-cell table:style-name="Таблица164.A3" office:value-type="string">
            <text:p text:style-name="P290"/>
          </table:table-cell>
          <table:table-cell table:style-name="Таблица164.A3" office:value-type="string">
            <text:p text:style-name="P292"/>
          </table:table-cell>
          <table:table-cell table:style-name="Таблица164.A3" table:number-columns-spanned="2" office:value-type="string">
            <text:p text:style-name="P334"/>
          </table:table-cell>
          <table:covered-table-cell/>
          <table:table-cell table:style-name="Таблица164.A3" office:value-type="string">
            <text:p text:style-name="P334"/>
          </table:table-cell>
          <table:table-cell table:style-name="Таблица164.H3" table:number-columns-spanned="2" office:value-type="string">
            <text:p text:style-name="P323">ОТК</text:p>
          </table:table-cell>
          <table:covered-table-cell/>
        </table:table-row>
        <table:table-row table:style-name="Таблица164.3">
          <table:table-cell table:style-name="Таблица164.A3" table:number-columns-spanned="2" office:value-type="string">
            <text:p text:style-name="P208"/>
          </table:table-cell>
          <table:covered-table-cell/>
          <table:table-cell table:style-name="Таблица164.A3" office:value-type="string">
            <text:p text:style-name="P230"/>
          </table:table-cell>
          <table:table-cell table:style-name="Таблица164.A3" office:value-type="string">
            <text:p text:style-name="P197"/>
          </table:table-cell>
          <table:table-cell table:style-name="Таблица164.A3" table:number-columns-spanned="2" office:value-type="string">
            <text:p text:style-name="P334"/>
          </table:table-cell>
          <table:covered-table-cell/>
          <table:table-cell table:style-name="Таблица164.A3" office:value-type="string">
            <text:p text:style-name="P334"/>
          </table:table-cell>
          <table:table-cell table:style-name="Таблица164.H3" table:number-columns-spanned="2" office:value-type="string">
            <text:p text:style-name="P288"/>
          </table:table-cell>
          <table:covered-table-cell/>
        </table:table-row>
        <table:table-row table:style-name="Таблица164.3">
          <table:table-cell table:style-name="Таблица164.A3" table:number-columns-spanned="2" office:value-type="string">
            <text:p text:style-name="P208"/>
          </table:table-cell>
          <table:covered-table-cell/>
          <table:table-cell table:style-name="Таблица164.A3" office:value-type="string">
            <text:p text:style-name="P230"/>
          </table:table-cell>
          <table:table-cell table:style-name="Таблица164.A3" office:value-type="string">
            <text:p text:style-name="P197"/>
          </table:table-cell>
          <table:table-cell table:style-name="Таблица164.A3" table:number-columns-spanned="2" office:value-type="string">
            <text:p text:style-name="P334"/>
          </table:table-cell>
          <table:covered-table-cell/>
          <table:table-cell table:style-name="Таблица164.A3" office:value-type="string">
            <text:p text:style-name="P334"/>
          </table:table-cell>
          <table:table-cell table:style-name="Таблица164.H3" table:number-columns-spanned="2" office:value-type="string">
            <text:p text:style-name="P334"/>
          </table:table-cell>
          <table:covered-table-cell/>
        </table:table-row>
        <table:table-row table:style-name="Таблица164.3">
          <table:table-cell table:style-name="Таблица164.A3" table:number-columns-spanned="2" office:value-type="string">
            <text:p text:style-name="P208"/>
          </table:table-cell>
          <table:covered-table-cell/>
          <table:table-cell table:style-name="Таблица164.A3" office:value-type="string">
            <text:p text:style-name="P230"/>
          </table:table-cell>
          <table:table-cell table:style-name="Таблица164.A3" office:value-type="string">
            <text:p text:style-name="P197"/>
          </table:table-cell>
          <table:table-cell table:style-name="Таблица164.A3" table:number-columns-spanned="2" office:value-type="string">
            <text:p text:style-name="P334"/>
          </table:table-cell>
          <table:covered-table-cell/>
          <table:table-cell table:style-name="Таблица164.A3" office:value-type="string">
            <text:p text:style-name="P334"/>
          </table:table-cell>
          <table:table-cell table:style-name="Таблица164.H3" table:number-columns-spanned="2" office:value-type="string">
            <text:p text:style-name="P334"/>
          </table:table-cell>
          <table:covered-table-cell/>
        </table:table-row>
        <table:table-row table:style-name="Таблица164.18">
          <table:table-cell table:style-name="Таблица164.A18" office:value-type="string">
            <text:p text:style-name="P359">ПВК</text:p>
          </table:table-cell>
          <table:table-cell table:style-name="Таблица164.B18" table:number-columns-spanned="4" office:value-type="string">
            <text:p text:style-name="P379">Перечень входного контроля</text:p>
          </table:table-cell>
          <table:covered-table-cell/>
          <table:covered-table-cell/>
          <table:covered-table-cell/>
          <table:table-cell table:style-name="Таблица164.B18" table:number-columns-spanned="3" office:value-type="string">
            <text:p text:style-name="P156"/>
          </table:table-cell>
          <table:covered-table-cell/>
          <table:covered-table-cell/>
          <table:table-cell table:style-name="Таблица164.I18" office:value-type="string">
            <text:p text:style-name="P156"/>
          </table:table-cell>
        </table:table-row>
      </table:table>
      <text:p text:style-name="P992"/>
      <text:p text:style-name="P1002"><text:soft-page-break/><text:span text:style-name="T1">СТО 07521831-55-2017 </text:span><text:span text:style-name="T3">Приложение А</text:span><text:span text:style-name="T1"> <text:s text:c="155"/></text:span><text:span text:style-name="T16"><text:s text:c="2"/></text:span><text:span text:style-name="T2"><text:s text:c="156"/></text:span><text:span text:style-name="T16"><text:s text:c="2"/>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column table:style-name="Таблица2.H"/>
        <table:table-row table:style-name="Таблица2.1">
          <table:table-cell table:style-name="Таблица2.A1" office:value-type="string">
            <text:p text:style-name="P77">Дубл.</text:p>
          </table:table-cell>
          <table:table-cell table:style-name="Таблица2.A1" office:value-type="string">
            <text:p text:style-name="P521"/>
          </table:table-cell>
          <table:table-cell table:style-name="Таблица2.A1" office:value-type="string">
            <text:p text:style-name="P521"/>
          </table:table-cell>
          <table:table-cell table:style-name="Таблица2.D2" office:value-type="string">
            <text:p text:style-name="P521"/>
          </table:table-cell>
          <table:table-cell table:style-name="Таблица2.E1" office:value-type="string">
            <text:p text:style-name="P521"><text:s text:c="15"/></text:p>
          </table:table-cell>
          <table:table-cell table:style-name="Таблица2.F1" table:number-columns-spanned="2" office:value-type="string">
            <text:p text:style-name="P521"/>
          </table:table-cell>
          <table:covered-table-cell/>
          <table:table-cell table:style-name="Таблица2.H1" office:value-type="string">
            <text:p text:style-name="P521"/>
          </table:table-cell>
        </table:table-row>
        <table:table-row table:style-name="Таблица2.1">
          <table:table-cell table:style-name="Таблица2.A1" office:value-type="string">
            <text:p text:style-name="P77">Взам.</text:p>
          </table:table-cell>
          <table:table-cell table:style-name="Таблица2.A1" office:value-type="string">
            <text:p text:style-name="P521"/>
          </table:table-cell>
          <table:table-cell table:style-name="Таблица2.A1" office:value-type="string">
            <text:p text:style-name="P521"/>
          </table:table-cell>
          <table:table-cell table:style-name="Таблица2.D2" office:value-type="string">
            <text:p text:style-name="P521"/>
          </table:table-cell>
          <table:table-cell table:style-name="Таблица2.E3" table:number-columns-spanned="2" office:value-type="string">
            <text:p text:style-name="P521"/>
          </table:table-cell>
          <table:covered-table-cell/>
          <table:table-cell table:style-name="Таблица2.G3" table:number-rows-spanned="2" table:number-columns-spanned="2" office:value-type="string">
            <text:p text:style-name="P521"/>
          </table:table-cell>
          <table:covered-table-cell/>
        </table:table-row>
        <table:table-row table:style-name="Таблица2.1">
          <table:table-cell table:style-name="Таблица2.A1" office:value-type="string">
            <text:p text:style-name="P77">Подл.</text:p>
          </table:table-cell>
          <table:table-cell table:style-name="Таблица2.A1" office:value-type="string">
            <text:p text:style-name="P548"/>
          </table:table-cell>
          <table:table-cell table:style-name="Таблица2.A1" office:value-type="string">
            <text:p text:style-name="P521"/>
          </table:table-cell>
          <table:table-cell table:style-name="Таблица2.A1" office:value-type="string">
            <text:p text:style-name="P521"/>
          </table:table-cell>
          <table:table-cell table:style-name="Таблица2.E3" table:number-columns-spanned="2" office:value-type="string">
            <text:p text:style-name="P521"/>
          </table:table-cell>
          <table:covered-table-cell/>
          <table:covered-table-cell/>
          <table:covered-table-cell/>
        </table:table-row>
      </table:table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column table:style-name="Таблица3.H"/>
        <table:table-column table:style-name="Таблица3.I"/>
        <table:table-column table:style-name="Таблица3.J"/>
        <table:table-column table:style-name="Таблица3.K"/>
        <table:table-column table:style-name="Таблица3.L"/>
        <table:table-column table:style-name="Таблица3.M"/>
        <table:table-column table:style-name="Таблица3.N"/>
        <table:table-column table:style-name="Таблица3.O"/>
        <table:table-column table:style-name="Таблица3.P"/>
        <table:table-row table:style-name="Таблица3.1">
          <table:table-cell table:style-name="Таблица3.A1" table:number-columns-spanned="11" office:value-type="string">
            <text:p text:style-name="P142">Гарантийный срок хранения: <text:span text:style-name="T284">5 лет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L1" table:number-columns-spanned="2" office:value-type="string">
            <text:p text:style-name="P34"/>
          </table:table-cell>
          <table:covered-table-cell/>
          <table:table-cell table:style-name="Таблица3.N1" table:number-columns-spanned="2" office:value-type="string">
            <text:h text:style-name="P1044" text:outline-level="7"/>
          </table:table-cell>
          <table:covered-table-cell/>
          <table:table-cell table:style-name="Таблица3.P1" office:value-type="string">
            <text:p text:style-name="P494"><text:span text:style-name="T220">2</text:span><text:span text:style-name="T222">7</text:span></text:p>
          </table:table-cell>
        </table:table-row>
        <table:table-row table:style-name="Таблица3.1">
          <table:table-cell table:style-name="Таблица3.A2" table:number-columns-spanned="16" office:value-type="string">
            <text:p text:style-name="P54">Срок хранени<text:span text:style-name="T48">я</text:span> до перепроверки продукции (для изделий ВТ)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3">
          <table:table-cell table:style-name="Таблица3.A1" table:number-rows-spanned="3" office:value-type="string">
            <text:p text:style-name="P34"/>
          </table:table-cell>
          <table:table-cell table:style-name="Таблица3.L1" office:value-type="string">
            <text:p text:style-name="P34"/>
          </table:table-cell>
          <table:table-cell table:style-name="Таблица3.L1" office:value-type="string">
            <text:p text:style-name="P34"/>
          </table:table-cell>
          <table:table-cell table:style-name="Таблица3.L1" office:value-type="string">
            <text:p text:style-name="P34"/>
          </table:table-cell>
          <table:table-cell table:style-name="Таблица3.L1" office:value-type="string">
            <text:p text:style-name="P34"/>
          </table:table-cell>
          <table:table-cell table:style-name="Таблица3.L1" office:value-type="string">
            <text:p text:style-name="P34"/>
          </table:table-cell>
          <table:table-cell table:style-name="Таблица3.L1" office:value-type="string">
            <text:p text:style-name="P34"/>
          </table:table-cell>
          <table:table-cell table:style-name="Таблица3.L1" office:value-type="string">
            <text:p text:style-name="P34"/>
          </table:table-cell>
          <table:table-cell table:style-name="Таблица3.L1" office:value-type="string">
            <text:p text:style-name="P34"/>
          </table:table-cell>
          <table:table-cell table:style-name="Таблица3.J3" office:value-type="string">
            <text:p text:style-name="P34"/>
          </table:table-cell>
          <table:table-cell table:style-name="Таблица3.K3" table:number-columns-spanned="2" office:value-type="string">
            <text:p text:style-name="P34"/>
          </table:table-cell>
          <table:covered-table-cell/>
          <table:table-cell table:style-name="Таблица3.M3" table:number-rows-spanned="3" table:number-columns-spanned="2" office:value-type="string">
            <text:p text:style-name="P571">Антистатическая присадка «Сигбол» ТУ 38 101741-78</text:p>
          </table:table-cell>
          <table:covered-table-cell/>
          <table:table-cell table:style-name="Таблица3.O3" table:number-rows-spanned="3" table:number-columns-spanned="2" office:value-type="string">
            <text:p text:style-name="P592">К.02 - 2024</text:p>
          </table:table-cell>
          <table:covered-table-cell/>
        </table:table-row>
        <table:table-row table:style-name="Таблица3.3">
          <table:covered-table-cell/>
          <table:table-cell table:style-name="Таблица3.B4" office:value-type="string">
            <text:p text:style-name="P521"/>
          </table:table-cell>
          <table:table-cell table:style-name="Таблица3.C4" office:value-type="string">
            <text:p text:style-name="P521"/>
          </table:table-cell>
          <table:table-cell table:style-name="Таблица3.D4" office:value-type="string">
            <text:p text:style-name="P521"/>
          </table:table-cell>
          <table:table-cell table:style-name="Таблица3.E4" office:value-type="string">
            <text:p text:style-name="P521"/>
          </table:table-cell>
          <table:table-cell table:style-name="Таблица3.F4" office:value-type="string">
            <text:p text:style-name="P521"/>
          </table:table-cell>
          <table:table-cell table:style-name="Таблица3.G4" office:value-type="string">
            <text:p text:style-name="P521"/>
          </table:table-cell>
          <table:table-cell table:style-name="Таблица3.H4" office:value-type="string">
            <text:p text:style-name="P521"/>
          </table:table-cell>
          <table:table-cell table:style-name="Таблица3.I4" office:value-type="string">
            <text:p text:style-name="P521"/>
          </table:table-cell>
          <table:table-cell table:style-name="Таблица3.J4" office:value-type="string">
            <text:p text:style-name="P521"/>
          </table:table-cell>
          <table:table-cell table:style-name="Таблица3.K4" table:number-columns-spanned="2" office:value-type="string">
            <text:p text:style-name="P52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3.3">
          <table:covered-table-cell/>
          <table:table-cell table:style-name="Таблица3.B5" office:value-type="string">
            <text:p text:style-name="P521"/>
          </table:table-cell>
          <table:table-cell table:style-name="Таблица3.C5" office:value-type="string">
            <text:p text:style-name="P521"/>
          </table:table-cell>
          <table:table-cell table:style-name="Таблица3.D5" office:value-type="string">
            <text:p text:style-name="P521"/>
          </table:table-cell>
          <table:table-cell table:style-name="Таблица3.E5" office:value-type="string">
            <text:p text:style-name="P521"/>
          </table:table-cell>
          <table:table-cell table:style-name="Таблица3.F5" office:value-type="string">
            <text:p text:style-name="P521"/>
          </table:table-cell>
          <table:table-cell table:style-name="Таблица3.G5" office:value-type="string">
            <text:p text:style-name="P521"/>
          </table:table-cell>
          <table:table-cell table:style-name="Таблица3.H5" office:value-type="string">
            <text:p text:style-name="P521"/>
          </table:table-cell>
          <table:table-cell table:style-name="Таблица3.I5" office:value-type="string">
            <text:p text:style-name="P521"/>
          </table:table-cell>
          <table:table-cell table:style-name="Таблица3.J5" office:value-type="string">
            <text:p text:style-name="P521"/>
          </table:table-cell>
          <table:table-cell table:style-name="Таблица3.K5" table:number-columns-spanned="2" office:value-type="string">
            <text:p text:style-name="P521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C"/>
        <table:table-column table:style-name="Таблица4.G"/>
        <table:table-column table:style-name="Таблица4.H"/>
        <table:table-row table:style-name="Таблица4.1">
          <table:table-cell table:style-name="Таблица4.A1" table:number-columns-spanned="3" office:value-type="string">
            <text:p text:style-name="P234">Состав контролируемых па<text:span text:style-name="T17">р</text:span>аметров продукции,<text:line-break/>методы ее контроля</text:p>
          </table:table-cell>
          <table:covered-table-cell/>
          <table:covered-table-cell/>
          <table:table-cell table:style-name="Таблица4.A1" table:number-rows-spanned="2" office:value-type="string">
            <text:p text:style-name="P304">Средства измерений<text:line-break/>или требуемые метрологические<text:line-break/>характеристики средств измерений</text:p>
          </table:table-cell>
          <table:table-cell table:style-name="Таблица4.A1" table:number-rows-spanned="2" office:value-type="string">
            <text:p text:style-name="P310">Вид </text:p>
            <text:p text:style-name="P310">контроля.</text:p>
            <text:p text:style-name="P304">Объем<text:line-break/>выборки<text:line-break/>или<text:line-break/>пробы</text:p>
          </table:table-cell>
          <table:table-cell table:style-name="Таблица4.A1" table:number-rows-spanned="2" office:value-type="string">
            <text:p text:style-name="P305">Допусти<text:span text:style-name="T50">-</text:span>мый<text:line-break/>расход<text:line-break/>ресурса<text:line-break/></text:p>
          </table:table-cell>
          <table:table-cell table:style-name="Таблица4.G1" table:number-rows-spanned="2" table:number-columns-spanned="2" office:value-type="string">
            <text:p text:style-name="P304">Подразделения,<text:line-break/>участвующие<text:line-break/>во входном<text:line-break/>контроле</text:p>
          </table:table-cell>
          <table:covered-table-cell/>
        </table:table-row>
        <table:table-row table:style-name="Таблица4.1">
          <table:table-cell table:style-name="Таблица4.A2" table:number-columns-spanned="2" office:value-type="string">
            <text:p text:style-name="P234">Контролируемые параметры<text:line-break/>(показатели)</text:p>
          </table:table-cell>
          <table:covered-table-cell/>
          <table:table-cell table:style-name="Таблица4.A2" office:value-type="string">
            <text:p text:style-name="P234">Номера<text:line-break/>пунктов<text:line-break/>докумен<text:span text:style-name="T49">-</text:span><text:line-break/>тации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4.3">
          <table:table-cell table:style-name="Таблица4.A3" table:number-columns-spanned="2" office:value-type="string">
            <text:p text:style-name="P884"><text:s/><text:span text:style-name="T61">Наличие сопроводительного сертификата или</text:span></text:p>
          </table:table-cell>
          <table:covered-table-cell/>
          <table:table-cell table:style-name="Таблица4.A3" office:value-type="string">
            <text:p text:style-name="P194">-</text:p>
          </table:table-cell>
          <table:table-cell table:style-name="Таблица4.A3" office:value-type="string">
            <text:p text:style-name="P194">-</text:p>
          </table:table-cell>
          <table:table-cell table:style-name="Таблица4.A3" office:value-type="string">
            <text:p text:style-name="P254">Сплошной</text:p>
          </table:table-cell>
          <table:table-cell table:style-name="Таблица4.A3" office:value-type="string">
            <text:p text:style-name="P254">0</text:p>
          </table:table-cell>
          <table:table-cell table:style-name="Таблица4.G3" table:number-columns-spanned="2" office:value-type="string">
            <text:p text:style-name="P879"><text:span text:style-name="T36"><text:s/></text:span><text:span text:style-name="T37">Цех 23, </text:span></text:p>
          </table:table-cell>
          <table:covered-table-cell/>
        </table:table-row>
        <table:table-row table:style-name="Таблица4.3">
          <table:table-cell table:style-name="Таблица4.A3" table:number-columns-spanned="2" office:value-type="string">
            <text:p text:style-name="P884"><text:s/><text:span text:style-name="T128">другого </text:span><text:s/><text:span text:style-name="T128">документа <text:s/>подтверждающего</text:span></text:p>
          </table:table-cell>
          <table:covered-table-cell/>
          <table:table-cell table:style-name="Таблица4.A3" office:value-type="string">
            <text:p text:style-name="P250"/>
          </table:table-cell>
          <table:table-cell table:style-name="Таблица4.A3" office:value-type="string">
            <text:p text:style-name="P188"/>
          </table:table-cell>
          <table:table-cell table:style-name="Таблица4.A3" office:value-type="string">
            <text:p text:style-name="P199"/>
          </table:table-cell>
          <table:table-cell table:style-name="Таблица4.A3" office:value-type="string">
            <text:p text:style-name="P328"/>
          </table:table-cell>
          <table:table-cell table:style-name="Таблица4.G3" table:number-columns-spanned="2" office:value-type="string">
            <text:p text:style-name="P875">ОТК</text:p>
          </table:table-cell>
          <table:covered-table-cell/>
        </table:table-row>
        <table:table-row table:style-name="Таблица4.3">
          <table:table-cell table:style-name="Таблица4.A3" table:number-columns-spanned="2" office:value-type="string">
            <text:p text:style-name="P884"><text:s/><text:span text:style-name="T62">качество материала с указанием гарантийного</text:span></text:p>
          </table:table-cell>
          <table:covered-table-cell/>
          <table:table-cell table:style-name="Таблица4.A3" office:value-type="string">
            <text:p text:style-name="P225"/>
          </table:table-cell>
          <table:table-cell table:style-name="Таблица4.A3" office:value-type="string">
            <text:p text:style-name="P243"/>
          </table:table-cell>
          <table:table-cell table:style-name="Таблица4.A3" office:value-type="string">
            <text:p text:style-name="P199"/>
          </table:table-cell>
          <table:table-cell table:style-name="Таблица4.A3" office:value-type="string">
            <text:p text:style-name="P328"/>
          </table:table-cell>
          <table:table-cell table:style-name="Таблица4.G3" table:number-columns-spanned="2" office:value-type="string">
            <text:p text:style-name="P875"/>
          </table:table-cell>
          <table:covered-table-cell/>
        </table:table-row>
        <table:table-row table:style-name="Таблица4.3">
          <table:table-cell table:style-name="Таблица4.A3" table:number-columns-spanned="2" office:value-type="string">
            <text:p text:style-name="P892"><text:s/>срока и <text:s/>даты изготовления</text:p>
          </table:table-cell>
          <table:covered-table-cell/>
          <table:table-cell table:style-name="Таблица4.A3" office:value-type="string">
            <text:p text:style-name="P225"/>
          </table:table-cell>
          <table:table-cell table:style-name="Таблица4.A3" office:value-type="string">
            <text:p text:style-name="P243"/>
          </table:table-cell>
          <table:table-cell table:style-name="Таблица4.A3" office:value-type="string">
            <text:p text:style-name="P199"/>
          </table:table-cell>
          <table:table-cell table:style-name="Таблица4.A3" office:value-type="string">
            <text:p text:style-name="P328"/>
          </table:table-cell>
          <table:table-cell table:style-name="Таблица4.G3" table:number-columns-spanned="2" office:value-type="string">
            <text:p text:style-name="P328"/>
          </table:table-cell>
          <table:covered-table-cell/>
        </table:table-row>
        <table:table-row table:style-name="Таблица4.3">
          <table:table-cell table:style-name="Таблица4.A3" table:number-columns-spanned="2" office:value-type="string">
            <text:p text:style-name="P884"><text:s/><text:span text:style-name="T268">В случае отсутствия даты </text:span><text:span text:style-name="T267">изготовления</text:span><text:span text:style-name="T268"> гарантийный</text:span></text:p>
          </table:table-cell>
          <table:covered-table-cell/>
          <table:table-cell table:style-name="Таблица4.A3" office:value-type="string">
            <text:p text:style-name="P225"/>
          </table:table-cell>
          <table:table-cell table:style-name="Таблица4.A3" office:value-type="string">
            <text:p text:style-name="P243"/>
          </table:table-cell>
          <table:table-cell table:style-name="Таблица4.A3" office:value-type="string">
            <text:p text:style-name="P199"/>
          </table:table-cell>
          <table:table-cell table:style-name="Таблица4.A3" office:value-type="string">
            <text:p text:style-name="P328"/>
          </table:table-cell>
          <table:table-cell table:style-name="Таблица4.G3" table:number-columns-spanned="2" office:value-type="string">
            <text:p text:style-name="P328"/>
          </table:table-cell>
          <table:covered-table-cell/>
        </table:table-row>
        <table:table-row table:style-name="Таблица4.3">
          <table:table-cell table:style-name="Таблица4.A3" table:number-columns-spanned="2" office:value-type="string">
            <text:p text:style-name="P884"><text:s/><text:span text:style-name="T268">срок <text:s/>исчислять <text:s/>с даты <text:s/></text:span><text:span text:style-name="T267">печати сертификата или другого </text:span></text:p>
          </table:table-cell>
          <table:covered-table-cell/>
          <table:table-cell table:style-name="Таблица4.A3" office:value-type="string">
            <text:p text:style-name="P225"/>
          </table:table-cell>
          <table:table-cell table:style-name="Таблица4.A3" office:value-type="string">
            <text:p text:style-name="P328"/>
          </table:table-cell>
          <table:table-cell table:style-name="Таблица4.A3" office:value-type="string">
            <text:p text:style-name="P199"/>
          </table:table-cell>
          <table:table-cell table:style-name="Таблица4.A3" office:value-type="string">
            <text:p text:style-name="P328"/>
          </table:table-cell>
          <table:table-cell table:style-name="Таблица4.G3" table:number-columns-spanned="2" office:value-type="string">
            <text:p text:style-name="P328"/>
          </table:table-cell>
          <table:covered-table-cell/>
        </table:table-row>
        <table:table-row table:style-name="Таблица4.3">
          <table:table-cell table:style-name="Таблица4.A3" table:number-columns-spanned="2" office:value-type="string">
            <text:p text:style-name="P884"/>
          </table:table-cell>
          <table:covered-table-cell/>
          <table:table-cell table:style-name="Таблица4.A3" office:value-type="string">
            <text:p text:style-name="P194"/>
          </table:table-cell>
          <table:table-cell table:style-name="Таблица4.A3" office:value-type="string">
            <text:p text:style-name="P194"/>
          </table:table-cell>
          <table:table-cell table:style-name="Таблица4.A3" office:value-type="string">
            <text:p text:style-name="P254"/>
          </table:table-cell>
          <table:table-cell table:style-name="Таблица4.A3" office:value-type="string">
            <text:p text:style-name="P254"/>
          </table:table-cell>
          <table:table-cell table:style-name="Таблица4.G3" table:number-columns-spanned="2" office:value-type="string">
            <text:p text:style-name="P875"/>
          </table:table-cell>
          <table:covered-table-cell/>
        </table:table-row>
        <table:table-row table:style-name="Таблица4.3">
          <table:table-cell table:style-name="Таблица4.A3" table:number-columns-spanned="2" office:value-type="string">
            <text:p text:style-name="P318"/>
          </table:table-cell>
          <table:covered-table-cell/>
          <table:table-cell table:style-name="Таблица4.A3" office:value-type="string">
            <text:p text:style-name="P321"/>
          </table:table-cell>
          <table:table-cell table:style-name="Таблица4.A3" office:value-type="string">
            <text:p text:style-name="P752"><text:span text:style-name="Основной_20_шрифт_20_абзаца"><text:span text:style-name="T169"/></text:span></text:p>
          </table:table-cell>
          <table:table-cell table:style-name="Таблица4.A3" office:value-type="string">
            <text:p text:style-name="P423"/>
          </table:table-cell>
          <table:table-cell table:style-name="Таблица4.A3" office:value-type="string">
            <text:p text:style-name="P349"/>
          </table:table-cell>
          <table:table-cell table:style-name="Таблица4.G3" table:number-columns-spanned="2" office:value-type="string">
            <text:p text:style-name="P318"/>
          </table:table-cell>
          <table:covered-table-cell/>
        </table:table-row>
        <table:table-row table:style-name="Таблица4.3">
          <table:table-cell table:style-name="Таблица4.A3" table:number-columns-spanned="2" office:value-type="string">
            <text:p text:style-name="P318"/>
          </table:table-cell>
          <table:covered-table-cell/>
          <table:table-cell table:style-name="Таблица4.A3" office:value-type="string">
            <text:p text:style-name="P321"/>
          </table:table-cell>
          <table:table-cell table:style-name="Таблица4.A3" office:value-type="string">
            <text:p text:style-name="P761"/>
          </table:table-cell>
          <table:table-cell table:style-name="Таблица4.A3" office:value-type="string">
            <text:p text:style-name="P423"/>
          </table:table-cell>
          <table:table-cell table:style-name="Таблица4.A3" office:value-type="string">
            <text:p text:style-name="P349"/>
          </table:table-cell>
          <table:table-cell table:style-name="Таблица4.G3" table:number-columns-spanned="2" office:value-type="string">
            <text:p text:style-name="P318"/>
          </table:table-cell>
          <table:covered-table-cell/>
        </table:table-row>
        <table:table-row table:style-name="Таблица4.3">
          <table:table-cell table:style-name="Таблица4.A3" table:number-columns-spanned="2" office:value-type="string">
            <text:p text:style-name="P318"/>
          </table:table-cell>
          <table:covered-table-cell/>
          <table:table-cell table:style-name="Таблица4.A3" office:value-type="string">
            <text:p text:style-name="P321"/>
          </table:table-cell>
          <table:table-cell table:style-name="Таблица4.A3" office:value-type="string">
            <text:p text:style-name="P752"><text:span text:style-name="Основной_20_шрифт_20_абзаца"><text:span text:style-name="T145"/></text:span></text:p>
          </table:table-cell>
          <table:table-cell table:style-name="Таблица4.A3" office:value-type="string">
            <text:p text:style-name="P22"/>
          </table:table-cell>
          <table:table-cell table:style-name="Таблица4.A3" office:value-type="string">
            <text:p text:style-name="P349"/>
          </table:table-cell>
          <table:table-cell table:style-name="Таблица4.G3" table:number-columns-spanned="2" office:value-type="string">
            <text:p text:style-name="P318"/>
          </table:table-cell>
          <table:covered-table-cell/>
        </table:table-row>
        <table:table-row table:style-name="Таблица4.3">
          <table:table-cell table:style-name="Таблица4.A3" table:number-columns-spanned="2" office:value-type="string">
            <text:p text:style-name="P219"/>
          </table:table-cell>
          <table:covered-table-cell/>
          <table:table-cell table:style-name="Таблица4.A3" office:value-type="string">
            <text:p text:style-name="P231"/>
          </table:table-cell>
          <table:table-cell table:style-name="Таблица4.A3" office:value-type="string">
            <text:p text:style-name="P335"/>
          </table:table-cell>
          <table:table-cell table:style-name="Таблица4.A3" office:value-type="string">
            <text:p text:style-name="P335"/>
          </table:table-cell>
          <table:table-cell table:style-name="Таблица4.A3" office:value-type="string">
            <text:p text:style-name="P335"/>
          </table:table-cell>
          <table:table-cell table:style-name="Таблица4.G3" table:number-columns-spanned="2" office:value-type="string">
            <text:p text:style-name="P335"/>
          </table:table-cell>
          <table:covered-table-cell/>
        </table:table-row>
        <table:table-row table:style-name="Таблица4.3">
          <table:table-cell table:style-name="Таблица4.A3" table:number-columns-spanned="2" office:value-type="string">
            <text:p text:style-name="P219"/>
          </table:table-cell>
          <table:covered-table-cell/>
          <table:table-cell table:style-name="Таблица4.A3" office:value-type="string">
            <text:p text:style-name="P291"/>
          </table:table-cell>
          <table:table-cell table:style-name="Таблица4.A3" office:value-type="string">
            <text:p text:style-name="P293"/>
          </table:table-cell>
          <table:table-cell table:style-name="Таблица4.A3" office:value-type="string">
            <text:p text:style-name="P335"/>
          </table:table-cell>
          <table:table-cell table:style-name="Таблица4.A3" office:value-type="string">
            <text:p text:style-name="P335"/>
          </table:table-cell>
          <table:table-cell table:style-name="Таблица4.G3" table:number-columns-spanned="2" office:value-type="string">
            <text:p text:style-name="P289"/>
          </table:table-cell>
          <table:covered-table-cell/>
        </table:table-row>
        <table:table-row table:style-name="Таблица4.3">
          <table:table-cell table:style-name="Таблица4.A3" table:number-columns-spanned="2" office:value-type="string">
            <text:p text:style-name="P219"/>
          </table:table-cell>
          <table:covered-table-cell/>
          <table:table-cell table:style-name="Таблица4.A3" office:value-type="string">
            <text:p text:style-name="P231"/>
          </table:table-cell>
          <table:table-cell table:style-name="Таблица4.A3" office:value-type="string">
            <text:p text:style-name="P203"/>
          </table:table-cell>
          <table:table-cell table:style-name="Таблица4.A3" office:value-type="string">
            <text:p text:style-name="P335"/>
          </table:table-cell>
          <table:table-cell table:style-name="Таблица4.A3" office:value-type="string">
            <text:p text:style-name="P335"/>
          </table:table-cell>
          <table:table-cell table:style-name="Таблица4.G3" table:number-columns-spanned="2" office:value-type="string">
            <text:p text:style-name="P289"/>
          </table:table-cell>
          <table:covered-table-cell/>
        </table:table-row>
        <table:table-row table:style-name="Таблица4.3">
          <table:table-cell table:style-name="Таблица4.A3" table:number-columns-spanned="2" office:value-type="string">
            <text:p text:style-name="P219"/>
          </table:table-cell>
          <table:covered-table-cell/>
          <table:table-cell table:style-name="Таблица4.A3" office:value-type="string">
            <text:p text:style-name="P231"/>
          </table:table-cell>
          <table:table-cell table:style-name="Таблица4.A3" office:value-type="string">
            <text:p text:style-name="P203"/>
          </table:table-cell>
          <table:table-cell table:style-name="Таблица4.A3" office:value-type="string">
            <text:p text:style-name="P335"/>
          </table:table-cell>
          <table:table-cell table:style-name="Таблица4.A3" office:value-type="string">
            <text:p text:style-name="P335"/>
          </table:table-cell>
          <table:table-cell table:style-name="Таблица4.G3" table:number-columns-spanned="2" office:value-type="string">
            <text:p text:style-name="P335"/>
          </table:table-cell>
          <table:covered-table-cell/>
        </table:table-row>
        <table:table-row table:style-name="Таблица4.3">
          <table:table-cell table:style-name="Таблица4.A3" table:number-columns-spanned="2" office:value-type="string">
            <text:p text:style-name="P107"/>
          </table:table-cell>
          <table:covered-table-cell/>
          <table:table-cell table:style-name="Таблица4.A3" office:value-type="string">
            <text:p text:style-name="P96"/>
          </table:table-cell>
          <table:table-cell table:style-name="Таблица4.A3" office:value-type="string">
            <text:p text:style-name="P122"/>
          </table:table-cell>
          <table:table-cell table:style-name="Таблица4.A3" office:value-type="string">
            <text:p text:style-name="P171"/>
          </table:table-cell>
          <table:table-cell table:style-name="Таблица4.A3" office:value-type="string">
            <text:p text:style-name="P171"/>
          </table:table-cell>
          <table:table-cell table:style-name="Таблица4.G3" table:number-columns-spanned="2" office:value-type="string">
            <text:p text:style-name="P171"/>
          </table:table-cell>
          <table:covered-table-cell/>
        </table:table-row>
        <table:table-row table:style-name="Таблица4.18">
          <table:table-cell table:style-name="Таблица4.A18" office:value-type="string">
            <text:p text:style-name="P360">ПВК</text:p>
          </table:table-cell>
          <table:table-cell table:style-name="Таблица4.B18" table:number-columns-spanned="4" office:value-type="string">
            <text:p text:style-name="P380">Перечень входного контроля</text:p>
          </table:table-cell>
          <table:covered-table-cell/>
          <table:covered-table-cell/>
          <table:covered-table-cell/>
          <table:table-cell table:style-name="Таблица4.B18" table:number-columns-spanned="2" office:value-type="string">
            <text:p text:style-name="P157"/>
          </table:table-cell>
          <table:covered-table-cell/>
          <table:table-cell table:style-name="Таблица4.H18" office:value-type="string">
            <text:p text:style-name="P157"/>
          </table:table-cell>
        </table:table-row>
      </table:table>
      <text:p text:style-name="P794"/>
      <text:p text:style-name="P995"><text:soft-page-break/>СТО 07521831-55-2017 <text:span text:style-name="T332">Приложение А</text:span></text:p>
      <table:table table:name="Таблица228" table:style-name="Таблица228">
        <table:table-column table:style-name="Таблица228.A"/>
        <table:table-column table:style-name="Таблица228.B"/>
        <table:table-column table:style-name="Таблица228.C"/>
        <table:table-column table:style-name="Таблица228.D"/>
        <table:table-column table:style-name="Таблица228.E"/>
        <table:table-column table:style-name="Таблица228.F"/>
        <table:table-column table:style-name="Таблица228.G"/>
        <table:table-column table:style-name="Таблица228.H"/>
        <table:table-row table:style-name="Таблица228.1">
          <table:table-cell table:style-name="Таблица228.A1" office:value-type="string">
            <text:p text:style-name="P78">Дубл.</text:p>
          </table:table-cell>
          <table:table-cell table:style-name="Таблица228.A1" office:value-type="string">
            <text:p text:style-name="P522"/>
          </table:table-cell>
          <table:table-cell table:style-name="Таблица228.A1" office:value-type="string">
            <text:p text:style-name="P522"/>
          </table:table-cell>
          <table:table-cell table:style-name="Таблица228.D2" office:value-type="string">
            <text:p text:style-name="P522"/>
          </table:table-cell>
          <table:table-cell table:style-name="Таблица228.E1" office:value-type="string">
            <text:p text:style-name="P522"><text:s text:c="15"/></text:p>
          </table:table-cell>
          <table:table-cell table:style-name="Таблица228.F1" table:number-columns-spanned="2" office:value-type="string">
            <text:p text:style-name="P522"/>
          </table:table-cell>
          <table:covered-table-cell/>
          <table:table-cell table:style-name="Таблица228.H1" office:value-type="string">
            <text:p text:style-name="P522"/>
          </table:table-cell>
        </table:table-row>
        <table:table-row table:style-name="Таблица228.1">
          <table:table-cell table:style-name="Таблица228.A1" office:value-type="string">
            <text:p text:style-name="P78">Взам.</text:p>
          </table:table-cell>
          <table:table-cell table:style-name="Таблица228.A1" office:value-type="string">
            <text:p text:style-name="P522"/>
          </table:table-cell>
          <table:table-cell table:style-name="Таблица228.A1" office:value-type="string">
            <text:p text:style-name="P522"/>
          </table:table-cell>
          <table:table-cell table:style-name="Таблица228.D2" office:value-type="string">
            <text:p text:style-name="P522"/>
          </table:table-cell>
          <table:table-cell table:style-name="Таблица228.E3" table:number-columns-spanned="2" office:value-type="string">
            <text:p text:style-name="P522"/>
          </table:table-cell>
          <table:covered-table-cell/>
          <table:table-cell table:style-name="Таблица228.G3" table:number-rows-spanned="2" table:number-columns-spanned="2" office:value-type="string">
            <text:p text:style-name="P522"/>
          </table:table-cell>
          <table:covered-table-cell/>
        </table:table-row>
        <table:table-row table:style-name="Таблица228.1">
          <table:table-cell table:style-name="Таблица228.A1" office:value-type="string">
            <text:p text:style-name="P78">Подл.</text:p>
          </table:table-cell>
          <table:table-cell table:style-name="Таблица228.A1" office:value-type="string">
            <text:p text:style-name="P547"/>
          </table:table-cell>
          <table:table-cell table:style-name="Таблица228.A1" office:value-type="string">
            <text:p text:style-name="P522"/>
          </table:table-cell>
          <table:table-cell table:style-name="Таблица228.A1" office:value-type="string">
            <text:p text:style-name="P522"/>
          </table:table-cell>
          <table:table-cell table:style-name="Таблица228.E3" table:number-columns-spanned="2" office:value-type="string">
            <text:p text:style-name="P522"/>
          </table:table-cell>
          <table:covered-table-cell/>
          <table:covered-table-cell/>
          <table:covered-table-cell/>
        </table:table-row>
      </table:table>
      <table:table table:name="Таблица229" table:style-name="Таблица229">
        <table:table-column table:style-name="Таблица229.A"/>
        <table:table-column table:style-name="Таблица229.B"/>
        <table:table-column table:style-name="Таблица229.C"/>
        <table:table-column table:style-name="Таблица229.D"/>
        <table:table-column table:style-name="Таблица229.E"/>
        <table:table-column table:style-name="Таблица229.F"/>
        <table:table-column table:style-name="Таблица229.G"/>
        <table:table-column table:style-name="Таблица229.H"/>
        <table:table-column table:style-name="Таблица229.I"/>
        <table:table-column table:style-name="Таблица229.J"/>
        <table:table-column table:style-name="Таблица229.K"/>
        <table:table-column table:style-name="Таблица229.L"/>
        <table:table-column table:style-name="Таблица229.M"/>
        <table:table-column table:style-name="Таблица229.N"/>
        <table:table-column table:style-name="Таблица229.O"/>
        <table:table-column table:style-name="Таблица229.P"/>
        <table:table-row table:style-name="Таблица229.1">
          <table:table-cell table:style-name="Таблица229.A1" table:number-columns-spanned="11" office:value-type="string">
            <text:p text:style-name="P143">Гарантийный срок хранения: <text:span text:style-name="T271">2 года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29.L1" table:number-columns-spanned="2" office:value-type="string">
            <text:p text:style-name="P35"/>
          </table:table-cell>
          <table:covered-table-cell/>
          <table:table-cell table:style-name="Таблица229.N1" table:number-columns-spanned="2" office:value-type="string">
            <text:h text:style-name="P1045" text:outline-level="7"/>
          </table:table-cell>
          <table:covered-table-cell/>
          <table:table-cell table:style-name="Таблица229.P1" office:value-type="string">
            <text:p text:style-name="P491"><text:span text:style-name="T225">2</text:span><text:span text:style-name="T231">8</text:span></text:p>
          </table:table-cell>
        </table:table-row>
        <table:table-row table:style-name="Таблица229.2">
          <table:table-cell table:style-name="Таблица229.A2" table:number-columns-spanned="16" office:value-type="string">
            <text:p text:style-name="P55">Срок хранени<text:span text:style-name="T48">я</text:span> до перепроверки продукции (для изделий ВТ)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29.3">
          <table:table-cell table:style-name="Таблица229.A1" table:number-rows-spanned="3" office:value-type="string">
            <text:p text:style-name="P35"/>
          </table:table-cell>
          <table:table-cell table:style-name="Таблица229.L1" office:value-type="string">
            <text:p text:style-name="P35"/>
          </table:table-cell>
          <table:table-cell table:style-name="Таблица229.L1" office:value-type="string">
            <text:p text:style-name="P35"/>
          </table:table-cell>
          <table:table-cell table:style-name="Таблица229.L1" office:value-type="string">
            <text:p text:style-name="P35"/>
          </table:table-cell>
          <table:table-cell table:style-name="Таблица229.L1" office:value-type="string">
            <text:p text:style-name="P35"/>
          </table:table-cell>
          <table:table-cell table:style-name="Таблица229.L1" office:value-type="string">
            <text:p text:style-name="P35"/>
          </table:table-cell>
          <table:table-cell table:style-name="Таблица229.L1" office:value-type="string">
            <text:p text:style-name="P35"/>
          </table:table-cell>
          <table:table-cell table:style-name="Таблица229.L1" office:value-type="string">
            <text:p text:style-name="P35"/>
          </table:table-cell>
          <table:table-cell table:style-name="Таблица229.L1" office:value-type="string">
            <text:p text:style-name="P35"/>
          </table:table-cell>
          <table:table-cell table:style-name="Таблица229.J3" office:value-type="string">
            <text:p text:style-name="P35"/>
          </table:table-cell>
          <table:table-cell table:style-name="Таблица229.K3" table:number-columns-spanned="2" office:value-type="string">
            <text:p text:style-name="P421"/>
          </table:table-cell>
          <table:covered-table-cell/>
          <table:table-cell table:style-name="Таблица229.M3" table:number-rows-spanned="3" table:number-columns-spanned="2" office:value-type="string">
            <text:p text:style-name="P575"><text:span text:style-name="T70">Разделительный </text:span><text:span text:style-name="T69">воск </text:span></text:p>
            <text:p text:style-name="P574">IZHWAX Грунтовочный <text:s text:c="2"/></text:p>
            <text:p text:style-name="P576">ТУ 204142-003-0161831702-2019</text:p>
          </table:table-cell>
          <table:covered-table-cell/>
          <table:table-cell table:style-name="Таблица229.O3" table:number-rows-spanned="3" table:number-columns-spanned="2" office:value-type="string">
            <text:p text:style-name="P593">К.02 - 2024</text:p>
          </table:table-cell>
          <table:covered-table-cell/>
        </table:table-row>
        <table:table-row table:style-name="Таблица229.4">
          <table:covered-table-cell/>
          <table:table-cell table:style-name="Таблица229.B4" office:value-type="string">
            <text:p text:style-name="P522"/>
          </table:table-cell>
          <table:table-cell table:style-name="Таблица229.C4" office:value-type="string">
            <text:p text:style-name="P522"/>
          </table:table-cell>
          <table:table-cell table:style-name="Таблица229.D4" office:value-type="string">
            <text:p text:style-name="P522"/>
          </table:table-cell>
          <table:table-cell table:style-name="Таблица229.E4" office:value-type="string">
            <text:p text:style-name="P522"/>
          </table:table-cell>
          <table:table-cell table:style-name="Таблица229.F4" office:value-type="string">
            <text:p text:style-name="P522"/>
          </table:table-cell>
          <table:table-cell table:style-name="Таблица229.G4" office:value-type="string">
            <text:p text:style-name="P522"/>
          </table:table-cell>
          <table:table-cell table:style-name="Таблица229.H4" office:value-type="string">
            <text:p text:style-name="P522"/>
          </table:table-cell>
          <table:table-cell table:style-name="Таблица229.I4" office:value-type="string">
            <text:p text:style-name="P522"/>
          </table:table-cell>
          <table:table-cell table:style-name="Таблица229.J4" office:value-type="string">
            <text:p text:style-name="P522"/>
          </table:table-cell>
          <table:table-cell table:style-name="Таблица229.K4" table:number-columns-spanned="2" office:value-type="string">
            <text:p text:style-name="P5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229.5">
          <table:covered-table-cell/>
          <table:table-cell table:style-name="Таблица229.B5" office:value-type="string">
            <text:p text:style-name="P522"/>
          </table:table-cell>
          <table:table-cell table:style-name="Таблица229.C5" office:value-type="string">
            <text:p text:style-name="P522"/>
          </table:table-cell>
          <table:table-cell table:style-name="Таблица229.D5" office:value-type="string">
            <text:p text:style-name="P522"/>
          </table:table-cell>
          <table:table-cell table:style-name="Таблица229.E5" office:value-type="string">
            <text:p text:style-name="P522"/>
          </table:table-cell>
          <table:table-cell table:style-name="Таблица229.F5" office:value-type="string">
            <text:p text:style-name="P522"/>
          </table:table-cell>
          <table:table-cell table:style-name="Таблица229.G5" office:value-type="string">
            <text:p text:style-name="P522"/>
          </table:table-cell>
          <table:table-cell table:style-name="Таблица229.H5" office:value-type="string">
            <text:p text:style-name="P522"/>
          </table:table-cell>
          <table:table-cell table:style-name="Таблица229.I5" office:value-type="string">
            <text:p text:style-name="P522"/>
          </table:table-cell>
          <table:table-cell table:style-name="Таблица229.J5" office:value-type="string">
            <text:p text:style-name="P522"/>
          </table:table-cell>
          <table:table-cell table:style-name="Таблица229.K5" table:number-columns-spanned="2" office:value-type="string">
            <text:p text:style-name="P522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Таблица230" table:style-name="Таблица230">
        <table:table-column table:style-name="Таблица230.A"/>
        <table:table-column table:style-name="Таблица230.B"/>
        <table:table-column table:style-name="Таблица230.C"/>
        <table:table-column table:style-name="Таблица230.D"/>
        <table:table-column table:style-name="Таблица230.E"/>
        <table:table-column table:style-name="Таблица230.C"/>
        <table:table-column table:style-name="Таблица230.G"/>
        <table:table-column table:style-name="Таблица230.H"/>
        <table:table-row table:style-name="Таблица230.1">
          <table:table-cell table:style-name="Таблица230.A1" table:number-columns-spanned="3" office:value-type="string">
            <text:p text:style-name="P234">Состав контролируемых па<text:span text:style-name="T17">р</text:span>аметров продукции,<text:line-break/>методы ее контроля</text:p>
          </table:table-cell>
          <table:covered-table-cell/>
          <table:covered-table-cell/>
          <table:table-cell table:style-name="Таблица230.A1" table:number-rows-spanned="2" office:value-type="string">
            <text:p text:style-name="P304">Средства измерений<text:line-break/>или требуемые метрологические<text:line-break/>характеристики средств измерений</text:p>
          </table:table-cell>
          <table:table-cell table:style-name="Таблица230.A1" table:number-rows-spanned="2" office:value-type="string">
            <text:p text:style-name="P310">Вид </text:p>
            <text:p text:style-name="P310">контроля.</text:p>
            <text:p text:style-name="P304">Объем<text:line-break/>выборки<text:line-break/>или<text:line-break/>пробы</text:p>
          </table:table-cell>
          <table:table-cell table:style-name="Таблица230.A1" table:number-rows-spanned="2" office:value-type="string">
            <text:p text:style-name="P305">Допусти<text:span text:style-name="T50">-</text:span>мый<text:line-break/>расход<text:line-break/>ресурса<text:line-break/></text:p>
          </table:table-cell>
          <table:table-cell table:style-name="Таблица230.G1" table:number-rows-spanned="2" table:number-columns-spanned="2" office:value-type="string">
            <text:p text:style-name="P304">Подразделения,<text:line-break/>участвующие<text:line-break/>во входном<text:line-break/>контроле</text:p>
          </table:table-cell>
          <table:covered-table-cell/>
        </table:table-row>
        <table:table-row table:style-name="Таблица230.1">
          <table:table-cell table:style-name="Таблица230.A2" table:number-columns-spanned="2" office:value-type="string">
            <text:p text:style-name="P234">Контролируемые параметры<text:line-break/>(показатели)</text:p>
          </table:table-cell>
          <table:covered-table-cell/>
          <table:table-cell table:style-name="Таблица230.A2" office:value-type="string">
            <text:p text:style-name="P234">Номера<text:line-break/>пунктов<text:line-break/>докумен<text:span text:style-name="T49">-</text:span><text:line-break/>тации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230.3">
          <table:table-cell table:style-name="Таблица230.A3" table:number-columns-spanned="2" office:value-type="string">
            <text:p text:style-name="P884"><text:s/><text:span text:style-name="T61">Наличие сопроводительного сертификата или</text:span></text:p>
          </table:table-cell>
          <table:covered-table-cell/>
          <table:table-cell table:style-name="Таблица230.A3" office:value-type="string">
            <text:p text:style-name="P194">-</text:p>
          </table:table-cell>
          <table:table-cell table:style-name="Таблица230.A3" office:value-type="string">
            <text:p text:style-name="P194">-</text:p>
          </table:table-cell>
          <table:table-cell table:style-name="Таблица230.A3" office:value-type="string">
            <text:p text:style-name="P254">Сплошной</text:p>
          </table:table-cell>
          <table:table-cell table:style-name="Таблица230.A3" office:value-type="string">
            <text:p text:style-name="P254">0</text:p>
          </table:table-cell>
          <table:table-cell table:style-name="Таблица230.G3" table:number-columns-spanned="2" office:value-type="string">
            <text:p text:style-name="P881"><text:span text:style-name="T36"><text:s/></text:span><text:span text:style-name="T37">Цех 23, </text:span></text:p>
          </table:table-cell>
          <table:covered-table-cell/>
        </table:table-row>
        <table:table-row table:style-name="Таблица230.3">
          <table:table-cell table:style-name="Таблица230.A3" table:number-columns-spanned="2" office:value-type="string">
            <text:p text:style-name="P884"><text:s/><text:span text:style-name="T128">другого </text:span><text:s/><text:span text:style-name="T128">документа <text:s/>подтверждающего</text:span></text:p>
          </table:table-cell>
          <table:covered-table-cell/>
          <table:table-cell table:style-name="Таблица230.A3" office:value-type="string">
            <text:p text:style-name="P250"/>
          </table:table-cell>
          <table:table-cell table:style-name="Таблица230.A3" office:value-type="string">
            <text:p text:style-name="P188"/>
          </table:table-cell>
          <table:table-cell table:style-name="Таблица230.A3" office:value-type="string">
            <text:p text:style-name="P199"/>
          </table:table-cell>
          <table:table-cell table:style-name="Таблица230.A3" office:value-type="string">
            <text:p text:style-name="P328"/>
          </table:table-cell>
          <table:table-cell table:style-name="Таблица230.G3" table:number-columns-spanned="2" office:value-type="string">
            <text:p text:style-name="P877">ОТК</text:p>
          </table:table-cell>
          <table:covered-table-cell/>
        </table:table-row>
        <table:table-row table:style-name="Таблица230.3">
          <table:table-cell table:style-name="Таблица230.A3" table:number-columns-spanned="2" office:value-type="string">
            <text:p text:style-name="P884"><text:s/><text:span text:style-name="T62">качество материала с указанием гарантийного</text:span></text:p>
          </table:table-cell>
          <table:covered-table-cell/>
          <table:table-cell table:style-name="Таблица230.A3" office:value-type="string">
            <text:p text:style-name="P225"/>
          </table:table-cell>
          <table:table-cell table:style-name="Таблица230.A3" office:value-type="string">
            <text:p text:style-name="P243"/>
          </table:table-cell>
          <table:table-cell table:style-name="Таблица230.A3" office:value-type="string">
            <text:p text:style-name="P199"/>
          </table:table-cell>
          <table:table-cell table:style-name="Таблица230.A3" office:value-type="string">
            <text:p text:style-name="P328"/>
          </table:table-cell>
          <table:table-cell table:style-name="Таблица230.G3" table:number-columns-spanned="2" office:value-type="string">
            <text:p text:style-name="P875"/>
          </table:table-cell>
          <table:covered-table-cell/>
        </table:table-row>
        <table:table-row table:style-name="Таблица230.3">
          <table:table-cell table:style-name="Таблица230.A3" table:number-columns-spanned="2" office:value-type="string">
            <text:p text:style-name="P892"><text:s/>срока и <text:s/>даты изготовления</text:p>
          </table:table-cell>
          <table:covered-table-cell/>
          <table:table-cell table:style-name="Таблица230.A3" office:value-type="string">
            <text:p text:style-name="P225"/>
          </table:table-cell>
          <table:table-cell table:style-name="Таблица230.A3" office:value-type="string">
            <text:p text:style-name="P243"/>
          </table:table-cell>
          <table:table-cell table:style-name="Таблица230.A3" office:value-type="string">
            <text:p text:style-name="P199"/>
          </table:table-cell>
          <table:table-cell table:style-name="Таблица230.A3" office:value-type="string">
            <text:p text:style-name="P328"/>
          </table:table-cell>
          <table:table-cell table:style-name="Таблица230.G3" table:number-columns-spanned="2" office:value-type="string">
            <text:p text:style-name="P328"/>
          </table:table-cell>
          <table:covered-table-cell/>
        </table:table-row>
        <table:table-row table:style-name="Таблица230.3">
          <table:table-cell table:style-name="Таблица230.A3" table:number-columns-spanned="2" office:value-type="string">
            <text:p text:style-name="P884"><text:s/><text:span text:style-name="T268">В случае отсутствия даты </text:span><text:span text:style-name="T267">изготовления</text:span><text:span text:style-name="T268"> гарантийный</text:span></text:p>
          </table:table-cell>
          <table:covered-table-cell/>
          <table:table-cell table:style-name="Таблица230.A3" office:value-type="string">
            <text:p text:style-name="P225"/>
          </table:table-cell>
          <table:table-cell table:style-name="Таблица230.A3" office:value-type="string">
            <text:p text:style-name="P243"/>
          </table:table-cell>
          <table:table-cell table:style-name="Таблица230.A3" office:value-type="string">
            <text:p text:style-name="P199"/>
          </table:table-cell>
          <table:table-cell table:style-name="Таблица230.A3" office:value-type="string">
            <text:p text:style-name="P328"/>
          </table:table-cell>
          <table:table-cell table:style-name="Таблица230.G3" table:number-columns-spanned="2" office:value-type="string">
            <text:p text:style-name="P328"/>
          </table:table-cell>
          <table:covered-table-cell/>
        </table:table-row>
        <table:table-row table:style-name="Таблица230.3">
          <table:table-cell table:style-name="Таблица230.A3" table:number-columns-spanned="2" office:value-type="string">
            <text:p text:style-name="P884"><text:s/><text:span text:style-name="T268">срок <text:s/>исчислять <text:s/>с даты <text:s/></text:span><text:span text:style-name="T267">печати сертификата или другого </text:span></text:p>
          </table:table-cell>
          <table:covered-table-cell/>
          <table:table-cell table:style-name="Таблица230.A3" office:value-type="string">
            <text:p text:style-name="P225"/>
          </table:table-cell>
          <table:table-cell table:style-name="Таблица230.A3" office:value-type="string">
            <text:p text:style-name="P328"/>
          </table:table-cell>
          <table:table-cell table:style-name="Таблица230.A3" office:value-type="string">
            <text:p text:style-name="P199"/>
          </table:table-cell>
          <table:table-cell table:style-name="Таблица230.A3" office:value-type="string">
            <text:p text:style-name="P328"/>
          </table:table-cell>
          <table:table-cell table:style-name="Таблица230.G3" table:number-columns-spanned="2" office:value-type="string">
            <text:p text:style-name="P328"/>
          </table:table-cell>
          <table:covered-table-cell/>
        </table:table-row>
        <table:table-row table:style-name="Таблица230.3">
          <table:table-cell table:style-name="Таблица230.A3" table:number-columns-spanned="2" office:value-type="string">
            <text:p text:style-name="P213"/>
          </table:table-cell>
          <table:covered-table-cell/>
          <table:table-cell table:style-name="Таблица230.A3" office:value-type="string">
            <text:p text:style-name="P232"/>
          </table:table-cell>
          <table:table-cell table:style-name="Таблица230.A3" office:value-type="string">
            <text:p text:style-name="P336"/>
          </table:table-cell>
          <table:table-cell table:style-name="Таблица230.A3" office:value-type="string">
            <text:p text:style-name="P295"/>
          </table:table-cell>
          <table:table-cell table:style-name="Таблица230.A3" office:value-type="string">
            <text:p text:style-name="P336"/>
          </table:table-cell>
          <table:table-cell table:style-name="Таблица230.G3" table:number-columns-spanned="2" office:value-type="string">
            <text:p text:style-name="P336"/>
          </table:table-cell>
          <table:covered-table-cell/>
        </table:table-row>
        <table:table-row table:style-name="Таблица230.3">
          <table:table-cell table:style-name="Таблица230.A3" table:number-columns-spanned="2" office:value-type="string">
            <text:p text:style-name="P213"/>
          </table:table-cell>
          <table:covered-table-cell/>
          <table:table-cell table:style-name="Таблица230.A3" office:value-type="string">
            <text:p text:style-name="P232"/>
          </table:table-cell>
          <table:table-cell table:style-name="Таблица230.A3" office:value-type="string">
            <text:p text:style-name="P336"/>
          </table:table-cell>
          <table:table-cell table:style-name="Таблица230.A3" office:value-type="string">
            <text:p text:style-name="P336"/>
          </table:table-cell>
          <table:table-cell table:style-name="Таблица230.A3" office:value-type="string">
            <text:p text:style-name="P336"/>
          </table:table-cell>
          <table:table-cell table:style-name="Таблица230.G3" table:number-columns-spanned="2" office:value-type="string">
            <text:p text:style-name="P336"/>
          </table:table-cell>
          <table:covered-table-cell/>
        </table:table-row>
        <table:table-row table:style-name="Таблица230.3">
          <table:table-cell table:style-name="Таблица230.A3" table:number-columns-spanned="2" office:value-type="string">
            <text:p text:style-name="P213"/>
          </table:table-cell>
          <table:covered-table-cell/>
          <table:table-cell table:style-name="Таблица230.A3" office:value-type="string">
            <text:p text:style-name="P232"/>
          </table:table-cell>
          <table:table-cell table:style-name="Таблица230.A3" office:value-type="string">
            <text:p text:style-name="P336"/>
          </table:table-cell>
          <table:table-cell table:style-name="Таблица230.A3" office:value-type="string">
            <text:p text:style-name="P336"/>
          </table:table-cell>
          <table:table-cell table:style-name="Таблица230.A3" office:value-type="string">
            <text:p text:style-name="P336"/>
          </table:table-cell>
          <table:table-cell table:style-name="Таблица230.G3" table:number-columns-spanned="2" office:value-type="string">
            <text:p text:style-name="P336"/>
          </table:table-cell>
          <table:covered-table-cell/>
        </table:table-row>
        <table:table-row table:style-name="Таблица230.3">
          <table:table-cell table:style-name="Таблица230.A3" table:number-columns-spanned="2" office:value-type="string">
            <text:p text:style-name="P213"/>
          </table:table-cell>
          <table:covered-table-cell/>
          <table:table-cell table:style-name="Таблица230.A3" office:value-type="string">
            <text:p text:style-name="P232"/>
          </table:table-cell>
          <table:table-cell table:style-name="Таблица230.A3" office:value-type="string">
            <text:p text:style-name="P336"/>
          </table:table-cell>
          <table:table-cell table:style-name="Таблица230.A3" office:value-type="string">
            <text:p text:style-name="P336"/>
          </table:table-cell>
          <table:table-cell table:style-name="Таблица230.A3" office:value-type="string">
            <text:p text:style-name="P336"/>
          </table:table-cell>
          <table:table-cell table:style-name="Таблица230.G3" table:number-columns-spanned="2" office:value-type="string">
            <text:p text:style-name="P336"/>
          </table:table-cell>
          <table:covered-table-cell/>
        </table:table-row>
        <table:table-row table:style-name="Таблица230.3">
          <table:table-cell table:style-name="Таблица230.A3" table:number-columns-spanned="2" office:value-type="string">
            <text:p text:style-name="P106"/>
          </table:table-cell>
          <table:covered-table-cell/>
          <table:table-cell table:style-name="Таблица230.A3" office:value-type="string">
            <text:p text:style-name="P97"/>
          </table:table-cell>
          <table:table-cell table:style-name="Таблица230.A3" office:value-type="string">
            <text:p text:style-name="P172"/>
          </table:table-cell>
          <table:table-cell table:style-name="Таблица230.A3" office:value-type="string">
            <text:p text:style-name="P172"/>
          </table:table-cell>
          <table:table-cell table:style-name="Таблица230.A3" office:value-type="string">
            <text:p text:style-name="P172"/>
          </table:table-cell>
          <table:table-cell table:style-name="Таблица230.G3" table:number-columns-spanned="2" office:value-type="string">
            <text:p text:style-name="P172"/>
          </table:table-cell>
          <table:covered-table-cell/>
        </table:table-row>
        <table:table-row table:style-name="Таблица230.3">
          <table:table-cell table:style-name="Таблица230.A3" table:number-columns-spanned="2" office:value-type="string">
            <text:p text:style-name="P106"/>
          </table:table-cell>
          <table:covered-table-cell/>
          <table:table-cell table:style-name="Таблица230.A3" office:value-type="string">
            <text:p text:style-name="P97"/>
          </table:table-cell>
          <table:table-cell table:style-name="Таблица230.A3" office:value-type="string">
            <text:p text:style-name="P172"/>
          </table:table-cell>
          <table:table-cell table:style-name="Таблица230.A3" office:value-type="string">
            <text:p text:style-name="P172"/>
          </table:table-cell>
          <table:table-cell table:style-name="Таблица230.A3" office:value-type="string">
            <text:p text:style-name="P172"/>
          </table:table-cell>
          <table:table-cell table:style-name="Таблица230.G3" table:number-columns-spanned="2" office:value-type="string">
            <text:p text:style-name="P172"/>
          </table:table-cell>
          <table:covered-table-cell/>
        </table:table-row>
        <table:table-row table:style-name="Таблица230.3">
          <table:table-cell table:style-name="Таблица230.A3" table:number-columns-spanned="2" office:value-type="string">
            <text:p text:style-name="P106"/>
          </table:table-cell>
          <table:covered-table-cell/>
          <table:table-cell table:style-name="Таблица230.A3" office:value-type="string">
            <text:p text:style-name="P97"/>
          </table:table-cell>
          <table:table-cell table:style-name="Таблица230.A3" office:value-type="string">
            <text:p text:style-name="P172"/>
          </table:table-cell>
          <table:table-cell table:style-name="Таблица230.A3" office:value-type="string">
            <text:p text:style-name="P172"/>
          </table:table-cell>
          <table:table-cell table:style-name="Таблица230.A3" office:value-type="string">
            <text:p text:style-name="P172"/>
          </table:table-cell>
          <table:table-cell table:style-name="Таблица230.G3" table:number-columns-spanned="2" office:value-type="string">
            <text:p text:style-name="P172"/>
          </table:table-cell>
          <table:covered-table-cell/>
        </table:table-row>
        <table:table-row table:style-name="Таблица230.3">
          <table:table-cell table:style-name="Таблица230.A3" table:number-columns-spanned="2" office:value-type="string">
            <text:p text:style-name="P106"/>
          </table:table-cell>
          <table:covered-table-cell/>
          <table:table-cell table:style-name="Таблица230.A3" office:value-type="string">
            <text:p text:style-name="P97"/>
          </table:table-cell>
          <table:table-cell table:style-name="Таблица230.A3" office:value-type="string">
            <text:p text:style-name="P172"/>
          </table:table-cell>
          <table:table-cell table:style-name="Таблица230.A3" office:value-type="string">
            <text:p text:style-name="P172"/>
          </table:table-cell>
          <table:table-cell table:style-name="Таблица230.A3" office:value-type="string">
            <text:p text:style-name="P172"/>
          </table:table-cell>
          <table:table-cell table:style-name="Таблица230.G3" table:number-columns-spanned="2" office:value-type="string">
            <text:p text:style-name="P172"/>
          </table:table-cell>
          <table:covered-table-cell/>
        </table:table-row>
        <table:table-row table:style-name="Таблица230.3">
          <table:table-cell table:style-name="Таблица230.A3" table:number-columns-spanned="2" office:value-type="string">
            <text:p text:style-name="P106"/>
          </table:table-cell>
          <table:covered-table-cell/>
          <table:table-cell table:style-name="Таблица230.A3" office:value-type="string">
            <text:p text:style-name="P97"/>
          </table:table-cell>
          <table:table-cell table:style-name="Таблица230.A3" office:value-type="string">
            <text:p text:style-name="P172"/>
          </table:table-cell>
          <table:table-cell table:style-name="Таблица230.A3" office:value-type="string">
            <text:p text:style-name="P172"/>
          </table:table-cell>
          <table:table-cell table:style-name="Таблица230.A3" office:value-type="string">
            <text:p text:style-name="P172"/>
          </table:table-cell>
          <table:table-cell table:style-name="Таблица230.G3" table:number-columns-spanned="2" office:value-type="string">
            <text:p text:style-name="P172"/>
          </table:table-cell>
          <table:covered-table-cell/>
        </table:table-row>
        <table:table-row table:style-name="Таблица230.18">
          <table:table-cell table:style-name="Таблица230.A18" office:value-type="string">
            <text:p text:style-name="P361">ПВК</text:p>
          </table:table-cell>
          <table:table-cell table:style-name="Таблица230.B18" table:number-columns-spanned="4" office:value-type="string">
            <text:p text:style-name="P381">Перечень входного контроля</text:p>
          </table:table-cell>
          <table:covered-table-cell/>
          <table:covered-table-cell/>
          <table:covered-table-cell/>
          <table:table-cell table:style-name="Таблица230.B18" table:number-columns-spanned="2" office:value-type="string">
            <text:p text:style-name="P158"/>
          </table:table-cell>
          <table:covered-table-cell/>
          <table:table-cell table:style-name="Таблица230.H18" office:value-type="string">
            <text:p text:style-name="P158"/>
          </table:table-cell>
        </table:table-row>
      </table:table>
      <text:p text:style-name="P795"><text:soft-page-break/></text:p>
      <text:p text:style-name="P995">СТО 07521831-55-2017 <text:span text:style-name="T332">Приложение А</text:span></text:p>
      <table:table table:name="Таблица207" table:style-name="Таблица207">
        <table:table-column table:style-name="Таблица207.A"/>
        <table:table-column table:style-name="Таблица207.B"/>
        <table:table-column table:style-name="Таблица207.C"/>
        <table:table-column table:style-name="Таблица207.D"/>
        <table:table-column table:style-name="Таблица207.E"/>
        <table:table-column table:style-name="Таблица207.F"/>
        <table:table-column table:style-name="Таблица207.G"/>
        <table:table-column table:style-name="Таблица207.H"/>
        <table:table-row table:style-name="Таблица207.1">
          <table:table-cell table:style-name="Таблица207.A1" office:value-type="string">
            <text:p text:style-name="P78">Дубл.</text:p>
          </table:table-cell>
          <table:table-cell table:style-name="Таблица207.A1" office:value-type="string">
            <text:p text:style-name="P522"/>
          </table:table-cell>
          <table:table-cell table:style-name="Таблица207.A1" office:value-type="string">
            <text:p text:style-name="P522"/>
          </table:table-cell>
          <table:table-cell table:style-name="Таблица207.D2" office:value-type="string">
            <text:p text:style-name="P522"/>
          </table:table-cell>
          <table:table-cell table:style-name="Таблица207.E1" office:value-type="string">
            <text:p text:style-name="P522"><text:s text:c="15"/></text:p>
          </table:table-cell>
          <table:table-cell table:style-name="Таблица207.F1" table:number-columns-spanned="2" office:value-type="string">
            <text:p text:style-name="P522"/>
          </table:table-cell>
          <table:covered-table-cell/>
          <table:table-cell table:style-name="Таблица207.H1" office:value-type="string">
            <text:p text:style-name="P522"/>
          </table:table-cell>
        </table:table-row>
        <table:table-row table:style-name="Таблица207.1">
          <table:table-cell table:style-name="Таблица207.A1" office:value-type="string">
            <text:p text:style-name="P78">Взам.</text:p>
          </table:table-cell>
          <table:table-cell table:style-name="Таблица207.A1" office:value-type="string">
            <text:p text:style-name="P522"/>
          </table:table-cell>
          <table:table-cell table:style-name="Таблица207.A1" office:value-type="string">
            <text:p text:style-name="P522"/>
          </table:table-cell>
          <table:table-cell table:style-name="Таблица207.D2" office:value-type="string">
            <text:p text:style-name="P522"/>
          </table:table-cell>
          <table:table-cell table:style-name="Таблица207.E3" table:number-columns-spanned="2" office:value-type="string">
            <text:p text:style-name="P522"/>
          </table:table-cell>
          <table:covered-table-cell/>
          <table:table-cell table:style-name="Таблица207.G3" table:number-rows-spanned="2" table:number-columns-spanned="2" office:value-type="string">
            <text:p text:style-name="P522"/>
          </table:table-cell>
          <table:covered-table-cell/>
        </table:table-row>
        <table:table-row table:style-name="Таблица207.1">
          <table:table-cell table:style-name="Таблица207.A1" office:value-type="string">
            <text:p text:style-name="P78">Подл.</text:p>
          </table:table-cell>
          <table:table-cell table:style-name="Таблица207.A1" office:value-type="string">
            <text:p text:style-name="P547"/>
          </table:table-cell>
          <table:table-cell table:style-name="Таблица207.A1" office:value-type="string">
            <text:p text:style-name="P522"/>
          </table:table-cell>
          <table:table-cell table:style-name="Таблица207.A1" office:value-type="string">
            <text:p text:style-name="P522"/>
          </table:table-cell>
          <table:table-cell table:style-name="Таблица207.E3" table:number-columns-spanned="2" office:value-type="string">
            <text:p text:style-name="P522"/>
          </table:table-cell>
          <table:covered-table-cell/>
          <table:covered-table-cell/>
          <table:covered-table-cell/>
        </table:table-row>
      </table:table>
      <table:table table:name="Таблица208" table:style-name="Таблица208">
        <table:table-column table:style-name="Таблица208.A"/>
        <table:table-column table:style-name="Таблица208.B"/>
        <table:table-column table:style-name="Таблица208.C"/>
        <table:table-column table:style-name="Таблица208.D"/>
        <table:table-column table:style-name="Таблица208.E"/>
        <table:table-column table:style-name="Таблица208.F"/>
        <table:table-column table:style-name="Таблица208.G"/>
        <table:table-column table:style-name="Таблица208.H"/>
        <table:table-column table:style-name="Таблица208.I"/>
        <table:table-column table:style-name="Таблица208.J"/>
        <table:table-column table:style-name="Таблица208.K"/>
        <table:table-column table:style-name="Таблица208.L"/>
        <table:table-column table:style-name="Таблица208.M"/>
        <table:table-column table:style-name="Таблица208.N"/>
        <table:table-column table:style-name="Таблица208.O"/>
        <table:table-column table:style-name="Таблица208.P"/>
        <table:table-row table:style-name="Таблица208.1">
          <table:table-cell table:style-name="Таблица208.A1" table:number-columns-spanned="11" office:value-type="string">
            <text:p text:style-name="P144">Гарантийный срок хранения: <text:span text:style-name="T271">2 года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08.L1" table:number-columns-spanned="2" office:value-type="string">
            <text:p text:style-name="P35"/>
          </table:table-cell>
          <table:covered-table-cell/>
          <table:table-cell table:style-name="Таблица208.N1" table:number-columns-spanned="2" office:value-type="string">
            <text:h text:style-name="P1045" text:outline-level="7"/>
          </table:table-cell>
          <table:covered-table-cell/>
          <table:table-cell table:style-name="Таблица208.P1" office:value-type="string">
            <text:p text:style-name="P491"><text:span text:style-name="T221">2</text:span><text:span text:style-name="T222">9</text:span></text:p>
          </table:table-cell>
        </table:table-row>
        <table:table-row table:style-name="Таблица208.1">
          <table:table-cell table:style-name="Таблица208.A2" table:number-columns-spanned="16" office:value-type="string">
            <text:p text:style-name="P55">Срок хранени<text:span text:style-name="T48">я</text:span> до перепроверки продукции (для изделий ВТ)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08.3">
          <table:table-cell table:style-name="Таблица208.A1" table:number-rows-spanned="3" office:value-type="string">
            <text:p text:style-name="P35"/>
          </table:table-cell>
          <table:table-cell table:style-name="Таблица208.L1" office:value-type="string">
            <text:p text:style-name="P35"/>
          </table:table-cell>
          <table:table-cell table:style-name="Таблица208.L1" office:value-type="string">
            <text:p text:style-name="P35"/>
          </table:table-cell>
          <table:table-cell table:style-name="Таблица208.L1" office:value-type="string">
            <text:p text:style-name="P35"/>
          </table:table-cell>
          <table:table-cell table:style-name="Таблица208.L1" office:value-type="string">
            <text:p text:style-name="P35"/>
          </table:table-cell>
          <table:table-cell table:style-name="Таблица208.L1" office:value-type="string">
            <text:p text:style-name="P35"/>
          </table:table-cell>
          <table:table-cell table:style-name="Таблица208.L1" office:value-type="string">
            <text:p text:style-name="P35"/>
          </table:table-cell>
          <table:table-cell table:style-name="Таблица208.L1" office:value-type="string">
            <text:p text:style-name="P35"/>
          </table:table-cell>
          <table:table-cell table:style-name="Таблица208.L1" office:value-type="string">
            <text:p text:style-name="P35"/>
          </table:table-cell>
          <table:table-cell table:style-name="Таблица208.J3" office:value-type="string">
            <text:p text:style-name="P35"/>
          </table:table-cell>
          <table:table-cell table:style-name="Таблица208.K3" table:number-columns-spanned="2" office:value-type="string">
            <text:p text:style-name="P35"/>
          </table:table-cell>
          <table:covered-table-cell/>
          <table:table-cell table:style-name="Таблица208.M3" table:number-rows-spanned="3" table:number-columns-spanned="2" office:value-type="string">
            <text:p text:style-name="P572">Разделительный спирт</text:p>
            <text:p text:style-name="P572"><text:s/>IZHWAX PVA </text:p>
            <text:p text:style-name="P577">ТУ 205941-008-0161831702-2019</text:p>
          </table:table-cell>
          <table:covered-table-cell/>
          <table:table-cell table:style-name="Таблица208.O3" table:number-rows-spanned="3" table:number-columns-spanned="2" office:value-type="string">
            <text:p text:style-name="P593">К.02 - 2024</text:p>
          </table:table-cell>
          <table:covered-table-cell/>
        </table:table-row>
        <table:table-row table:style-name="Таблица208.3">
          <table:covered-table-cell/>
          <table:table-cell table:style-name="Таблица208.B4" office:value-type="string">
            <text:p text:style-name="P522"/>
          </table:table-cell>
          <table:table-cell table:style-name="Таблица208.C4" office:value-type="string">
            <text:p text:style-name="P522"/>
          </table:table-cell>
          <table:table-cell table:style-name="Таблица208.D4" office:value-type="string">
            <text:p text:style-name="P522"/>
          </table:table-cell>
          <table:table-cell table:style-name="Таблица208.E4" office:value-type="string">
            <text:p text:style-name="P522"/>
          </table:table-cell>
          <table:table-cell table:style-name="Таблица208.F4" office:value-type="string">
            <text:p text:style-name="P522"/>
          </table:table-cell>
          <table:table-cell table:style-name="Таблица208.G4" office:value-type="string">
            <text:p text:style-name="P522"/>
          </table:table-cell>
          <table:table-cell table:style-name="Таблица208.H4" office:value-type="string">
            <text:p text:style-name="P522"/>
          </table:table-cell>
          <table:table-cell table:style-name="Таблица208.I4" office:value-type="string">
            <text:p text:style-name="P522"/>
          </table:table-cell>
          <table:table-cell table:style-name="Таблица208.J4" office:value-type="string">
            <text:p text:style-name="P522"/>
          </table:table-cell>
          <table:table-cell table:style-name="Таблица208.K4" table:number-columns-spanned="2" office:value-type="string">
            <text:p text:style-name="P5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208.5">
          <table:covered-table-cell/>
          <table:table-cell table:style-name="Таблица208.B5" office:value-type="string">
            <text:p text:style-name="P522"/>
          </table:table-cell>
          <table:table-cell table:style-name="Таблица208.C5" office:value-type="string">
            <text:p text:style-name="P522"/>
          </table:table-cell>
          <table:table-cell table:style-name="Таблица208.D5" office:value-type="string">
            <text:p text:style-name="P522"/>
          </table:table-cell>
          <table:table-cell table:style-name="Таблица208.E5" office:value-type="string">
            <text:p text:style-name="P522"/>
          </table:table-cell>
          <table:table-cell table:style-name="Таблица208.F5" office:value-type="string">
            <text:p text:style-name="P522"/>
          </table:table-cell>
          <table:table-cell table:style-name="Таблица208.G5" office:value-type="string">
            <text:p text:style-name="P522"/>
          </table:table-cell>
          <table:table-cell table:style-name="Таблица208.H5" office:value-type="string">
            <text:p text:style-name="P522"/>
          </table:table-cell>
          <table:table-cell table:style-name="Таблица208.I5" office:value-type="string">
            <text:p text:style-name="P522"/>
          </table:table-cell>
          <table:table-cell table:style-name="Таблица208.J5" office:value-type="string">
            <text:p text:style-name="P522"/>
          </table:table-cell>
          <table:table-cell table:style-name="Таблица208.K5" table:number-columns-spanned="2" office:value-type="string">
            <text:p text:style-name="P522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Таблица209" table:style-name="Таблица209">
        <table:table-column table:style-name="Таблица209.A"/>
        <table:table-column table:style-name="Таблица209.B"/>
        <table:table-column table:style-name="Таблица209.C"/>
        <table:table-column table:style-name="Таблица209.D"/>
        <table:table-column table:style-name="Таблица209.E"/>
        <table:table-column table:style-name="Таблица209.F"/>
        <table:table-column table:style-name="Таблица209.G"/>
        <table:table-column table:style-name="Таблица209.H"/>
        <table:table-row table:style-name="Таблица209.1">
          <table:table-cell table:style-name="Таблица209.A1" table:number-columns-spanned="3" office:value-type="string">
            <text:p text:style-name="P234">Состав контролируемых па<text:span text:style-name="T17">р</text:span>аметров продукции,<text:line-break/>методы ее контроля</text:p>
          </table:table-cell>
          <table:covered-table-cell/>
          <table:covered-table-cell/>
          <table:table-cell table:style-name="Таблица209.A1" table:number-rows-spanned="2" office:value-type="string">
            <text:p text:style-name="P304">Средства измерений<text:line-break/>или требуемые метрологические<text:line-break/>характеристики средств измерений</text:p>
          </table:table-cell>
          <table:table-cell table:style-name="Таблица209.A1" table:number-rows-spanned="2" office:value-type="string">
            <text:p text:style-name="P310">Вид </text:p>
            <text:p text:style-name="P310">контроля.</text:p>
            <text:p text:style-name="P304">Объем<text:line-break/>выборки<text:line-break/>или<text:line-break/>пробы</text:p>
          </table:table-cell>
          <table:table-cell table:style-name="Таблица209.A1" table:number-rows-spanned="2" office:value-type="string">
            <text:p text:style-name="P305">Допусти<text:span text:style-name="T50">-</text:span>мый<text:line-break/>расход<text:line-break/>ресурса<text:line-break/></text:p>
          </table:table-cell>
          <table:table-cell table:style-name="Таблица209.G1" table:number-rows-spanned="2" table:number-columns-spanned="2" office:value-type="string">
            <text:p text:style-name="P304">Подразделения,<text:line-break/>участвующие<text:line-break/>во входном<text:line-break/>контроле</text:p>
          </table:table-cell>
          <table:covered-table-cell/>
        </table:table-row>
        <table:table-row table:style-name="Таблица209.1">
          <table:table-cell table:style-name="Таблица209.A2" table:number-columns-spanned="2" office:value-type="string">
            <text:p text:style-name="P234">Контролируемые параметры<text:line-break/>(показатели)</text:p>
          </table:table-cell>
          <table:covered-table-cell/>
          <table:table-cell table:style-name="Таблица209.A2" office:value-type="string">
            <text:p text:style-name="P234">Номера<text:line-break/>пунктов<text:line-break/>докумен<text:span text:style-name="T49">-</text:span><text:line-break/>тации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209.3">
          <table:table-cell table:style-name="Таблица209.A3" table:number-columns-spanned="2" office:value-type="string">
            <text:p text:style-name="P884"><text:s/><text:span text:style-name="T61">Наличие сопроводительного сертификата или</text:span></text:p>
          </table:table-cell>
          <table:covered-table-cell/>
          <table:table-cell table:style-name="Таблица209.A3" office:value-type="string">
            <text:p text:style-name="P194">-</text:p>
          </table:table-cell>
          <table:table-cell table:style-name="Таблица209.A3" office:value-type="string">
            <text:p text:style-name="P194">-</text:p>
          </table:table-cell>
          <table:table-cell table:style-name="Таблица209.A3" office:value-type="string">
            <text:p text:style-name="P254">Сплошной</text:p>
          </table:table-cell>
          <table:table-cell table:style-name="Таблица209.A3" office:value-type="string">
            <text:p text:style-name="P254">0</text:p>
          </table:table-cell>
          <table:table-cell table:style-name="Таблица209.G3" table:number-columns-spanned="2" office:value-type="string">
            <text:p text:style-name="P881"><text:span text:style-name="T36"><text:s/></text:span><text:span text:style-name="T37">Цех 23, </text:span></text:p>
          </table:table-cell>
          <table:covered-table-cell/>
        </table:table-row>
        <table:table-row table:style-name="Таблица209.3">
          <table:table-cell table:style-name="Таблица209.A3" table:number-columns-spanned="2" office:value-type="string">
            <text:p text:style-name="P884"><text:s/><text:span text:style-name="T128">другого </text:span><text:s/><text:span text:style-name="T128">документа <text:s/>подтверждающего</text:span></text:p>
          </table:table-cell>
          <table:covered-table-cell/>
          <table:table-cell table:style-name="Таблица209.A3" office:value-type="string">
            <text:p text:style-name="P250"/>
          </table:table-cell>
          <table:table-cell table:style-name="Таблица209.A3" office:value-type="string">
            <text:p text:style-name="P188"/>
          </table:table-cell>
          <table:table-cell table:style-name="Таблица209.A3" office:value-type="string">
            <text:p text:style-name="P199"/>
          </table:table-cell>
          <table:table-cell table:style-name="Таблица209.A3" office:value-type="string">
            <text:p text:style-name="P328"/>
          </table:table-cell>
          <table:table-cell table:style-name="Таблица209.G3" table:number-columns-spanned="2" office:value-type="string">
            <text:p text:style-name="P877">ОТК</text:p>
          </table:table-cell>
          <table:covered-table-cell/>
        </table:table-row>
        <table:table-row table:style-name="Таблица209.3">
          <table:table-cell table:style-name="Таблица209.A3" table:number-columns-spanned="2" office:value-type="string">
            <text:p text:style-name="P884"><text:s/><text:span text:style-name="T62">качество материала с указанием гарантийного</text:span></text:p>
          </table:table-cell>
          <table:covered-table-cell/>
          <table:table-cell table:style-name="Таблица209.A3" office:value-type="string">
            <text:p text:style-name="P225"/>
          </table:table-cell>
          <table:table-cell table:style-name="Таблица209.A3" office:value-type="string">
            <text:p text:style-name="P243"/>
          </table:table-cell>
          <table:table-cell table:style-name="Таблица209.A3" office:value-type="string">
            <text:p text:style-name="P199"/>
          </table:table-cell>
          <table:table-cell table:style-name="Таблица209.A3" office:value-type="string">
            <text:p text:style-name="P328"/>
          </table:table-cell>
          <table:table-cell table:style-name="Таблица209.G3" table:number-columns-spanned="2" office:value-type="string">
            <text:p text:style-name="P875"/>
          </table:table-cell>
          <table:covered-table-cell/>
        </table:table-row>
        <table:table-row table:style-name="Таблица209.3">
          <table:table-cell table:style-name="Таблица209.A3" table:number-columns-spanned="2" office:value-type="string">
            <text:p text:style-name="P892"><text:s/>срока и <text:s/>даты изготовления</text:p>
          </table:table-cell>
          <table:covered-table-cell/>
          <table:table-cell table:style-name="Таблица209.A3" office:value-type="string">
            <text:p text:style-name="P225"/>
          </table:table-cell>
          <table:table-cell table:style-name="Таблица209.A3" office:value-type="string">
            <text:p text:style-name="P243"/>
          </table:table-cell>
          <table:table-cell table:style-name="Таблица209.A3" office:value-type="string">
            <text:p text:style-name="P199"/>
          </table:table-cell>
          <table:table-cell table:style-name="Таблица209.A3" office:value-type="string">
            <text:p text:style-name="P328"/>
          </table:table-cell>
          <table:table-cell table:style-name="Таблица209.G3" table:number-columns-spanned="2" office:value-type="string">
            <text:p text:style-name="P328"/>
          </table:table-cell>
          <table:covered-table-cell/>
        </table:table-row>
        <table:table-row table:style-name="Таблица209.3">
          <table:table-cell table:style-name="Таблица209.A3" table:number-columns-spanned="2" office:value-type="string">
            <text:p text:style-name="P884"><text:s/><text:span text:style-name="T268">В случае отсутствия даты </text:span><text:span text:style-name="T267">изготовления</text:span><text:span text:style-name="T268"> гарантийный</text:span></text:p>
          </table:table-cell>
          <table:covered-table-cell/>
          <table:table-cell table:style-name="Таблица209.A3" office:value-type="string">
            <text:p text:style-name="P225"/>
          </table:table-cell>
          <table:table-cell table:style-name="Таблица209.A3" office:value-type="string">
            <text:p text:style-name="P243"/>
          </table:table-cell>
          <table:table-cell table:style-name="Таблица209.A3" office:value-type="string">
            <text:p text:style-name="P199"/>
          </table:table-cell>
          <table:table-cell table:style-name="Таблица209.A3" office:value-type="string">
            <text:p text:style-name="P328"/>
          </table:table-cell>
          <table:table-cell table:style-name="Таблица209.G3" table:number-columns-spanned="2" office:value-type="string">
            <text:p text:style-name="P328"/>
          </table:table-cell>
          <table:covered-table-cell/>
        </table:table-row>
        <table:table-row table:style-name="Таблица209.3">
          <table:table-cell table:style-name="Таблица209.A3" table:number-columns-spanned="2" office:value-type="string">
            <text:p text:style-name="P884"><text:s/><text:span text:style-name="T268">срок <text:s/>исчислять <text:s/>с даты <text:s/></text:span><text:span text:style-name="T267">печати сертификата или другого </text:span></text:p>
          </table:table-cell>
          <table:covered-table-cell/>
          <table:table-cell table:style-name="Таблица209.A3" office:value-type="string">
            <text:p text:style-name="P225"/>
          </table:table-cell>
          <table:table-cell table:style-name="Таблица209.A3" office:value-type="string">
            <text:p text:style-name="P328"/>
          </table:table-cell>
          <table:table-cell table:style-name="Таблица209.A3" office:value-type="string">
            <text:p text:style-name="P199"/>
          </table:table-cell>
          <table:table-cell table:style-name="Таблица209.A3" office:value-type="string">
            <text:p text:style-name="P328"/>
          </table:table-cell>
          <table:table-cell table:style-name="Таблица209.G3" table:number-columns-spanned="2" office:value-type="string">
            <text:p text:style-name="P328"/>
          </table:table-cell>
          <table:covered-table-cell/>
        </table:table-row>
        <table:table-row table:style-name="Таблица209.3">
          <table:table-cell table:style-name="Таблица209.A3" table:number-columns-spanned="2" office:value-type="string">
            <text:p text:style-name="P213"><text:s/></text:p>
          </table:table-cell>
          <table:covered-table-cell/>
          <table:table-cell table:style-name="Таблица209.A3" office:value-type="string">
            <text:p text:style-name="P302"/>
          </table:table-cell>
          <table:table-cell table:style-name="Таблица209.A3" office:value-type="string">
            <text:p text:style-name="P283"/>
          </table:table-cell>
          <table:table-cell table:style-name="Таблица209.A3" office:value-type="string">
            <text:p text:style-name="P296"/>
          </table:table-cell>
          <table:table-cell table:style-name="Таблица209.A3" office:value-type="string">
            <text:p text:style-name="P336"/>
          </table:table-cell>
          <table:table-cell table:style-name="Таблица209.G3" table:number-columns-spanned="2" office:value-type="string">
            <text:p text:style-name="P298"/>
          </table:table-cell>
          <table:covered-table-cell/>
        </table:table-row>
        <table:table-row table:style-name="Таблица209.3">
          <table:table-cell table:style-name="Таблица209.A3" table:number-columns-spanned="2" office:value-type="string">
            <text:p text:style-name="P213"/>
          </table:table-cell>
          <table:covered-table-cell/>
          <table:table-cell table:style-name="Таблица209.A3" office:value-type="string">
            <text:p text:style-name="P232"/>
          </table:table-cell>
          <table:table-cell table:style-name="Таблица209.A3" office:value-type="string">
            <text:p text:style-name="P283"/>
          </table:table-cell>
          <table:table-cell table:style-name="Таблица209.A3" office:value-type="string">
            <text:p text:style-name="P296"/>
          </table:table-cell>
          <table:table-cell table:style-name="Таблица209.A3" office:value-type="string">
            <text:p text:style-name="P336"/>
          </table:table-cell>
          <table:table-cell table:style-name="Таблица209.G3" table:number-columns-spanned="2" office:value-type="string">
            <text:p text:style-name="P298"/>
          </table:table-cell>
          <table:covered-table-cell/>
        </table:table-row>
        <table:table-row table:style-name="Таблица209.3">
          <table:table-cell table:style-name="Таблица209.A3" table:number-columns-spanned="2" office:value-type="string">
            <text:p text:style-name="P213"/>
          </table:table-cell>
          <table:covered-table-cell/>
          <table:table-cell table:style-name="Таблица209.A3" office:value-type="string">
            <text:p text:style-name="P232"/>
          </table:table-cell>
          <table:table-cell table:style-name="Таблица209.A3" office:value-type="string">
            <text:p text:style-name="P300"/>
          </table:table-cell>
          <table:table-cell table:style-name="Таблица209.A3" office:value-type="string">
            <text:p text:style-name="P296"/>
          </table:table-cell>
          <table:table-cell table:style-name="Таблица209.A3" office:value-type="string">
            <text:p text:style-name="P336"/>
          </table:table-cell>
          <table:table-cell table:style-name="Таблица209.G3" table:number-columns-spanned="2" office:value-type="string">
            <text:p text:style-name="P336"/>
          </table:table-cell>
          <table:covered-table-cell/>
        </table:table-row>
        <table:table-row table:style-name="Таблица209.3">
          <table:table-cell table:style-name="Таблица209.A3" table:number-columns-spanned="2" office:value-type="string">
            <text:p text:style-name="P213"/>
          </table:table-cell>
          <table:covered-table-cell/>
          <table:table-cell table:style-name="Таблица209.A3" office:value-type="string">
            <text:p text:style-name="P232"/>
          </table:table-cell>
          <table:table-cell table:style-name="Таблица209.A3" office:value-type="string">
            <text:p text:style-name="P301"/>
          </table:table-cell>
          <table:table-cell table:style-name="Таблица209.A3" office:value-type="string">
            <text:p text:style-name="P296"/>
          </table:table-cell>
          <table:table-cell table:style-name="Таблица209.A3" office:value-type="string">
            <text:p text:style-name="P336"/>
          </table:table-cell>
          <table:table-cell table:style-name="Таблица209.G3" table:number-columns-spanned="2" office:value-type="string">
            <text:p text:style-name="P336"/>
          </table:table-cell>
          <table:covered-table-cell/>
        </table:table-row>
        <table:table-row table:style-name="Таблица209.3">
          <table:table-cell table:style-name="Таблица209.A3" table:number-columns-spanned="2" office:value-type="string">
            <text:p text:style-name="P106"/>
          </table:table-cell>
          <table:covered-table-cell/>
          <table:table-cell table:style-name="Таблица209.A3" office:value-type="string">
            <text:p text:style-name="P97"/>
          </table:table-cell>
          <table:table-cell table:style-name="Таблица209.A3" office:value-type="string">
            <text:p text:style-name="P172"/>
          </table:table-cell>
          <table:table-cell table:style-name="Таблица209.A3" office:value-type="string">
            <text:p text:style-name="P128"/>
          </table:table-cell>
          <table:table-cell table:style-name="Таблица209.A3" office:value-type="string">
            <text:p text:style-name="P172"/>
          </table:table-cell>
          <table:table-cell table:style-name="Таблица209.G3" table:number-columns-spanned="2" office:value-type="string">
            <text:p text:style-name="P172"/>
          </table:table-cell>
          <table:covered-table-cell/>
        </table:table-row>
        <table:table-row table:style-name="Таблица209.3">
          <table:table-cell table:style-name="Таблица209.A3" table:number-columns-spanned="2" office:value-type="string">
            <text:p text:style-name="P106"/>
          </table:table-cell>
          <table:covered-table-cell/>
          <table:table-cell table:style-name="Таблица209.A3" office:value-type="string">
            <text:p text:style-name="P97"/>
          </table:table-cell>
          <table:table-cell table:style-name="Таблица209.A3" office:value-type="string">
            <text:p text:style-name="P172"/>
          </table:table-cell>
          <table:table-cell table:style-name="Таблица209.A3" office:value-type="string">
            <text:p text:style-name="P938"/>
          </table:table-cell>
          <table:table-cell table:style-name="Таблица209.A3" office:value-type="string">
            <text:p text:style-name="P172"/>
          </table:table-cell>
          <table:table-cell table:style-name="Таблица209.G3" table:number-columns-spanned="2" office:value-type="string">
            <text:p text:style-name="P172"/>
          </table:table-cell>
          <table:covered-table-cell/>
        </table:table-row>
        <table:table-row table:style-name="Таблица209.3">
          <table:table-cell table:style-name="Таблица209.A3" table:number-columns-spanned="2" office:value-type="string">
            <text:p text:style-name="P106"/>
          </table:table-cell>
          <table:covered-table-cell/>
          <table:table-cell table:style-name="Таблица209.A3" office:value-type="string">
            <text:p text:style-name="P97"/>
          </table:table-cell>
          <table:table-cell table:style-name="Таблица209.A3" office:value-type="string">
            <text:p text:style-name="P172"/>
          </table:table-cell>
          <table:table-cell table:style-name="Таблица209.A3" office:value-type="string">
            <text:p text:style-name="P172"/>
          </table:table-cell>
          <table:table-cell table:style-name="Таблица209.A3" office:value-type="string">
            <text:p text:style-name="P172"/>
          </table:table-cell>
          <table:table-cell table:style-name="Таблица209.G3" table:number-columns-spanned="2" office:value-type="string">
            <text:p text:style-name="P172"/>
          </table:table-cell>
          <table:covered-table-cell/>
        </table:table-row>
        <table:table-row table:style-name="Таблица209.3">
          <table:table-cell table:style-name="Таблица209.A3" table:number-columns-spanned="2" office:value-type="string">
            <text:p text:style-name="P106"/>
          </table:table-cell>
          <table:covered-table-cell/>
          <table:table-cell table:style-name="Таблица209.A3" office:value-type="string">
            <text:p text:style-name="P97"/>
          </table:table-cell>
          <table:table-cell table:style-name="Таблица209.A3" office:value-type="string">
            <text:p text:style-name="P172"/>
          </table:table-cell>
          <table:table-cell table:style-name="Таблица209.A3" office:value-type="string">
            <text:p text:style-name="P172"/>
          </table:table-cell>
          <table:table-cell table:style-name="Таблица209.A3" office:value-type="string">
            <text:p text:style-name="P172"/>
          </table:table-cell>
          <table:table-cell table:style-name="Таблица209.G3" table:number-columns-spanned="2" office:value-type="string">
            <text:p text:style-name="P172"/>
          </table:table-cell>
          <table:covered-table-cell/>
        </table:table-row>
        <table:table-row table:style-name="Таблица209.17">
          <table:table-cell table:style-name="Таблица209.A17" office:value-type="string">
            <text:p text:style-name="P361">ПВК</text:p>
          </table:table-cell>
          <table:table-cell table:style-name="Таблица209.B17" table:number-columns-spanned="4" office:value-type="string">
            <text:p text:style-name="P381">Перечень входного контроля</text:p>
          </table:table-cell>
          <table:covered-table-cell/>
          <table:covered-table-cell/>
          <table:covered-table-cell/>
          <table:table-cell table:style-name="Таблица209.B17" table:number-columns-spanned="2" office:value-type="string">
            <text:p text:style-name="P158"/>
          </table:table-cell>
          <table:covered-table-cell/>
          <table:table-cell table:style-name="Таблица209.H17" office:value-type="string">
            <text:p text:style-name="P158"/>
          </table:table-cell>
        </table:table-row>
      </table:table>
      <text:p text:style-name="P796"/>
      <text:p text:style-name="P1021"><text:soft-page-break/>СТО 07521831-55-2017 <text:span text:style-name="T332">Приложение А</text:span></text:p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column table:style-name="Таблица17.D"/>
        <table:table-column table:style-name="Таблица17.E"/>
        <table:table-column table:style-name="Таблица17.F"/>
        <table:table-column table:style-name="Таблица17.G"/>
        <table:table-column table:style-name="Таблица17.H"/>
        <table:table-row table:style-name="Таблица17.1">
          <table:table-cell table:style-name="Таблица17.A1" office:value-type="string">
            <text:p text:style-name="P79">Дубл.</text:p>
          </table:table-cell>
          <table:table-cell table:style-name="Таблица17.A1" office:value-type="string">
            <text:p text:style-name="P523"/>
          </table:table-cell>
          <table:table-cell table:style-name="Таблица17.A1" office:value-type="string">
            <text:p text:style-name="P523"/>
          </table:table-cell>
          <table:table-cell table:style-name="Таблица17.D2" office:value-type="string">
            <text:p text:style-name="P523"/>
          </table:table-cell>
          <table:table-cell table:style-name="Таблица17.E1" office:value-type="string">
            <text:p text:style-name="P523"><text:s text:c="15"/></text:p>
          </table:table-cell>
          <table:table-cell table:style-name="Таблица17.F1" table:number-columns-spanned="2" office:value-type="string">
            <text:p text:style-name="P523"/>
          </table:table-cell>
          <table:covered-table-cell/>
          <table:table-cell table:style-name="Таблица17.H1" office:value-type="string">
            <text:p text:style-name="P523"/>
          </table:table-cell>
        </table:table-row>
        <table:table-row table:style-name="Таблица17.1">
          <table:table-cell table:style-name="Таблица17.A1" office:value-type="string">
            <text:p text:style-name="P79">Взам.</text:p>
          </table:table-cell>
          <table:table-cell table:style-name="Таблица17.A1" office:value-type="string">
            <text:p text:style-name="P523"/>
          </table:table-cell>
          <table:table-cell table:style-name="Таблица17.A1" office:value-type="string">
            <text:p text:style-name="P523"/>
          </table:table-cell>
          <table:table-cell table:style-name="Таблица17.D2" office:value-type="string">
            <text:p text:style-name="P523"/>
          </table:table-cell>
          <table:table-cell table:style-name="Таблица17.E3" table:number-columns-spanned="2" office:value-type="string">
            <text:p text:style-name="P523"/>
          </table:table-cell>
          <table:covered-table-cell/>
          <table:table-cell table:style-name="Таблица17.G3" table:number-rows-spanned="2" table:number-columns-spanned="2" office:value-type="string">
            <text:p text:style-name="P523"/>
          </table:table-cell>
          <table:covered-table-cell/>
        </table:table-row>
        <table:table-row table:style-name="Таблица17.1">
          <table:table-cell table:style-name="Таблица17.A1" office:value-type="string">
            <text:p text:style-name="P79">Подл.</text:p>
          </table:table-cell>
          <table:table-cell table:style-name="Таблица17.A1" office:value-type="string">
            <text:p text:style-name="P549"/>
          </table:table-cell>
          <table:table-cell table:style-name="Таблица17.A1" office:value-type="string">
            <text:p text:style-name="P523"/>
          </table:table-cell>
          <table:table-cell table:style-name="Таблица17.A1" office:value-type="string">
            <text:p text:style-name="P523"/>
          </table:table-cell>
          <table:table-cell table:style-name="Таблица17.E3" table:number-columns-spanned="2" office:value-type="string">
            <text:p text:style-name="P523"/>
          </table:table-cell>
          <table:covered-table-cell/>
          <table:covered-table-cell/>
          <table:covered-table-cell/>
        </table:table-row>
      </table:table>
      <table:table table:name="Таблица34" table:style-name="Таблица34">
        <table:table-column table:style-name="Таблица34.A"/>
        <table:table-column table:style-name="Таблица34.B"/>
        <table:table-column table:style-name="Таблица34.C"/>
        <table:table-column table:style-name="Таблица34.D"/>
        <table:table-column table:style-name="Таблица34.E"/>
        <table:table-column table:style-name="Таблица34.F"/>
        <table:table-column table:style-name="Таблица34.G"/>
        <table:table-column table:style-name="Таблица34.H"/>
        <table:table-column table:style-name="Таблица34.I"/>
        <table:table-column table:style-name="Таблица34.J"/>
        <table:table-column table:style-name="Таблица34.K"/>
        <table:table-column table:style-name="Таблица34.L"/>
        <table:table-column table:style-name="Таблица34.M"/>
        <table:table-column table:style-name="Таблица34.N"/>
        <table:table-column table:style-name="Таблица34.O"/>
        <table:table-column table:style-name="Таблица34.P"/>
        <table:table-row table:style-name="Таблица34.1">
          <table:table-cell table:style-name="Таблица34.A1" table:number-columns-spanned="11" office:value-type="string">
            <text:p text:style-name="P144">Гарантийный срок хранения: <text:span text:style-name="T271">2 года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4.L1" table:number-columns-spanned="2" office:value-type="string">
            <text:p text:style-name="P36"/>
          </table:table-cell>
          <table:covered-table-cell/>
          <table:table-cell table:style-name="Таблица34.N1" table:number-columns-spanned="2" office:value-type="string">
            <text:h text:style-name="P1046" text:outline-level="7"/>
          </table:table-cell>
          <table:covered-table-cell/>
          <table:table-cell table:style-name="Таблица34.P1" office:value-type="string">
            <text:p text:style-name="P491"><text:span text:style-name="T221">3</text:span><text:span text:style-name="T222">0</text:span></text:p>
          </table:table-cell>
        </table:table-row>
        <table:table-row table:style-name="Таблица34.1">
          <table:table-cell table:style-name="Таблица34.A2" table:number-columns-spanned="16" office:value-type="string">
            <text:p text:style-name="P56">Срок хранени<text:span text:style-name="T48">я</text:span> до перепроверки продукции (для изделий ВТ)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4.3">
          <table:table-cell table:style-name="Таблица34.A1" table:number-rows-spanned="3" office:value-type="string">
            <text:p text:style-name="P36"/>
          </table:table-cell>
          <table:table-cell table:style-name="Таблица34.L1" office:value-type="string">
            <text:p text:style-name="P36"/>
          </table:table-cell>
          <table:table-cell table:style-name="Таблица34.L1" office:value-type="string">
            <text:p text:style-name="P36"/>
          </table:table-cell>
          <table:table-cell table:style-name="Таблица34.L1" office:value-type="string">
            <text:p text:style-name="P36"/>
          </table:table-cell>
          <table:table-cell table:style-name="Таблица34.L1" office:value-type="string">
            <text:p text:style-name="P36"/>
          </table:table-cell>
          <table:table-cell table:style-name="Таблица34.L1" office:value-type="string">
            <text:p text:style-name="P36"/>
          </table:table-cell>
          <table:table-cell table:style-name="Таблица34.L1" office:value-type="string">
            <text:p text:style-name="P36"/>
          </table:table-cell>
          <table:table-cell table:style-name="Таблица34.L1" office:value-type="string">
            <text:p text:style-name="P36"/>
          </table:table-cell>
          <table:table-cell table:style-name="Таблица34.L1" office:value-type="string">
            <text:p text:style-name="P36"/>
          </table:table-cell>
          <table:table-cell table:style-name="Таблица34.J3" office:value-type="string">
            <text:p text:style-name="P36"/>
          </table:table-cell>
          <table:table-cell table:style-name="Таблица34.K3" table:number-columns-spanned="2" office:value-type="string">
            <text:p text:style-name="P36"/>
          </table:table-cell>
          <table:covered-table-cell/>
          <table:table-cell table:style-name="Таблица34.M3" table:number-rows-spanned="3" table:number-columns-spanned="2" office:value-type="string">
            <text:p text:style-name="P573">Разделительный воск </text:p>
            <text:p text:style-name="P573">IZHWAX Базовый 2020 </text:p>
            <text:p text:style-name="P578">ТУ 204142-001-0161831702-2019</text:p>
          </table:table-cell>
          <table:covered-table-cell/>
          <table:table-cell table:style-name="Таблица34.O3" table:number-rows-spanned="3" table:number-columns-spanned="2" office:value-type="string">
            <text:p text:style-name="P593">К.02 - 2024</text:p>
          </table:table-cell>
          <table:covered-table-cell/>
        </table:table-row>
        <table:table-row table:style-name="Таблица34.3">
          <table:covered-table-cell/>
          <table:table-cell table:style-name="Таблица34.B4" office:value-type="string">
            <text:p text:style-name="P523"/>
          </table:table-cell>
          <table:table-cell table:style-name="Таблица34.C4" office:value-type="string">
            <text:p text:style-name="P523"/>
          </table:table-cell>
          <table:table-cell table:style-name="Таблица34.D4" office:value-type="string">
            <text:p text:style-name="P523"/>
          </table:table-cell>
          <table:table-cell table:style-name="Таблица34.E4" office:value-type="string">
            <text:p text:style-name="P523"/>
          </table:table-cell>
          <table:table-cell table:style-name="Таблица34.F4" office:value-type="string">
            <text:p text:style-name="P523"/>
          </table:table-cell>
          <table:table-cell table:style-name="Таблица34.G4" office:value-type="string">
            <text:p text:style-name="P523"/>
          </table:table-cell>
          <table:table-cell table:style-name="Таблица34.H4" office:value-type="string">
            <text:p text:style-name="P523"/>
          </table:table-cell>
          <table:table-cell table:style-name="Таблица34.I4" office:value-type="string">
            <text:p text:style-name="P523"/>
          </table:table-cell>
          <table:table-cell table:style-name="Таблица34.J4" office:value-type="string">
            <text:p text:style-name="P523"/>
          </table:table-cell>
          <table:table-cell table:style-name="Таблица34.K4" table:number-columns-spanned="2" office:value-type="string">
            <text:p text:style-name="P52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34.5">
          <table:covered-table-cell/>
          <table:table-cell table:style-name="Таблица34.B5" office:value-type="string">
            <text:p text:style-name="P523"/>
          </table:table-cell>
          <table:table-cell table:style-name="Таблица34.C5" office:value-type="string">
            <text:p text:style-name="P523"/>
          </table:table-cell>
          <table:table-cell table:style-name="Таблица34.D5" office:value-type="string">
            <text:p text:style-name="P523"/>
          </table:table-cell>
          <table:table-cell table:style-name="Таблица34.E5" office:value-type="string">
            <text:p text:style-name="P523"/>
          </table:table-cell>
          <table:table-cell table:style-name="Таблица34.F5" office:value-type="string">
            <text:p text:style-name="P523"/>
          </table:table-cell>
          <table:table-cell table:style-name="Таблица34.G5" office:value-type="string">
            <text:p text:style-name="P523"/>
          </table:table-cell>
          <table:table-cell table:style-name="Таблица34.H5" office:value-type="string">
            <text:p text:style-name="P523"/>
          </table:table-cell>
          <table:table-cell table:style-name="Таблица34.I5" office:value-type="string">
            <text:p text:style-name="P523"/>
          </table:table-cell>
          <table:table-cell table:style-name="Таблица34.J5" office:value-type="string">
            <text:p text:style-name="P523"/>
          </table:table-cell>
          <table:table-cell table:style-name="Таблица34.K5" table:number-columns-spanned="2" office:value-type="string">
            <text:p text:style-name="P523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Таблица35" table:style-name="Таблица35">
        <table:table-column table:style-name="Таблица35.A"/>
        <table:table-column table:style-name="Таблица35.B"/>
        <table:table-column table:style-name="Таблица35.C"/>
        <table:table-column table:style-name="Таблица35.D"/>
        <table:table-column table:style-name="Таблица35.E"/>
        <table:table-column table:style-name="Таблица35.F"/>
        <table:table-column table:style-name="Таблица35.G"/>
        <table:table-column table:style-name="Таблица35.H"/>
        <table:table-column table:style-name="Таблица35.I"/>
        <table:table-row table:style-name="Таблица35.1">
          <table:table-cell table:style-name="Таблица35.A1" table:number-columns-spanned="3" office:value-type="string">
            <text:p text:style-name="P234">Состав контролируемых па<text:span text:style-name="T17">р</text:span>аметров продукции,<text:line-break/>методы ее контроля</text:p>
          </table:table-cell>
          <table:covered-table-cell/>
          <table:covered-table-cell/>
          <table:table-cell table:style-name="Таблица35.A1" table:number-rows-spanned="2" office:value-type="string">
            <text:p text:style-name="P304">Средства измерений<text:line-break/>или требуемые метрологические<text:line-break/>характеристики средств измерений</text:p>
          </table:table-cell>
          <table:table-cell table:style-name="Таблица35.A1" table:number-rows-spanned="2" office:value-type="string">
            <text:p text:style-name="P310">Вид </text:p>
            <text:p text:style-name="P310">контроля.</text:p>
            <text:p text:style-name="P304">Объем<text:line-break/>выборки<text:line-break/>или<text:line-break/>пробы</text:p>
          </table:table-cell>
          <table:table-cell table:style-name="Таблица35.A1" table:number-rows-spanned="2" table:number-columns-spanned="2" office:value-type="string">
            <text:p text:style-name="P305">Допусти<text:span text:style-name="T50">-</text:span>мый<text:line-break/>расход<text:line-break/>ресурса<text:line-break/></text:p>
          </table:table-cell>
          <table:covered-table-cell/>
          <table:table-cell table:style-name="Таблица35.H1" table:number-rows-spanned="2" table:number-columns-spanned="2" office:value-type="string">
            <text:p text:style-name="P304">Подразделения,<text:line-break/>участвующие<text:line-break/>во входном<text:line-break/>контроле</text:p>
          </table:table-cell>
          <table:covered-table-cell/>
        </table:table-row>
        <table:table-row table:style-name="Таблица35.1">
          <table:table-cell table:style-name="Таблица35.A2" table:number-columns-spanned="2" office:value-type="string">
            <text:p text:style-name="P234">Контролируемые параметры<text:line-break/>(показатели)</text:p>
          </table:table-cell>
          <table:covered-table-cell/>
          <table:table-cell table:style-name="Таблица35.A2" office:value-type="string">
            <text:p text:style-name="P234">Номера<text:line-break/>пунктов<text:line-break/>докумен<text:span text:style-name="T49">-</text:span><text:line-break/>т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5.3">
          <table:table-cell table:style-name="Таблица35.A3" table:number-columns-spanned="2" office:value-type="string">
            <text:p text:style-name="P885"><text:s/><text:span text:style-name="T61">Наличие сопроводительного сертификата или</text:span></text:p>
          </table:table-cell>
          <table:covered-table-cell/>
          <table:table-cell table:style-name="Таблица35.A3" office:value-type="string">
            <text:p text:style-name="P196">-</text:p>
          </table:table-cell>
          <table:table-cell table:style-name="Таблица35.A3" office:value-type="string">
            <text:p text:style-name="P196">-</text:p>
          </table:table-cell>
          <table:table-cell table:style-name="Таблица35.A3" office:value-type="string">
            <text:p text:style-name="P257">Сплошной</text:p>
          </table:table-cell>
          <table:table-cell table:style-name="Таблица35.A3" table:number-columns-spanned="2" office:value-type="string">
            <text:p text:style-name="P257">0</text:p>
          </table:table-cell>
          <table:covered-table-cell/>
          <table:table-cell table:style-name="Таблица35.H3" table:number-columns-spanned="2" office:value-type="string">
            <text:p text:style-name="P880"><text:span text:style-name="T36"><text:s/></text:span><text:span text:style-name="T37">Цех 23, </text:span></text:p>
          </table:table-cell>
          <table:covered-table-cell/>
        </table:table-row>
        <table:table-row table:style-name="Таблица35.3">
          <table:table-cell table:style-name="Таблица35.A3" table:number-columns-spanned="2" office:value-type="string">
            <text:p text:style-name="P885"><text:s/><text:span text:style-name="T128">другого </text:span><text:s/><text:span text:style-name="T128">документа <text:s/>подтверждающего</text:span></text:p>
          </table:table-cell>
          <table:covered-table-cell/>
          <table:table-cell table:style-name="Таблица35.A3" office:value-type="string">
            <text:p text:style-name="P253"/>
          </table:table-cell>
          <table:table-cell table:style-name="Таблица35.A3" office:value-type="string">
            <text:p text:style-name="P192"/>
          </table:table-cell>
          <table:table-cell table:style-name="Таблица35.A3" office:value-type="string">
            <text:p text:style-name="P204"/>
          </table:table-cell>
          <table:table-cell table:style-name="Таблица35.A3" table:number-columns-spanned="2" office:value-type="string">
            <text:p text:style-name="P337"/>
          </table:table-cell>
          <table:covered-table-cell/>
          <table:table-cell table:style-name="Таблица35.H3" table:number-columns-spanned="2" office:value-type="string">
            <text:p text:style-name="P876">ОТК</text:p>
          </table:table-cell>
          <table:covered-table-cell/>
        </table:table-row>
        <table:table-row table:style-name="Таблица35.3">
          <table:table-cell table:style-name="Таблица35.A3" table:number-columns-spanned="2" office:value-type="string">
            <text:p text:style-name="P885"><text:s/><text:span text:style-name="T62">качество материала с указанием гарантийного</text:span></text:p>
          </table:table-cell>
          <table:covered-table-cell/>
          <table:table-cell table:style-name="Таблица35.A3" office:value-type="string">
            <text:p text:style-name="P233"/>
          </table:table-cell>
          <table:table-cell table:style-name="Таблица35.A3" office:value-type="string">
            <text:p text:style-name="P245"/>
          </table:table-cell>
          <table:table-cell table:style-name="Таблица35.A3" office:value-type="string">
            <text:p text:style-name="P204"/>
          </table:table-cell>
          <table:table-cell table:style-name="Таблица35.A3" table:number-columns-spanned="2" office:value-type="string">
            <text:p text:style-name="P337"/>
          </table:table-cell>
          <table:covered-table-cell/>
          <table:table-cell table:style-name="Таблица35.H3" table:number-columns-spanned="2" office:value-type="string">
            <text:p text:style-name="P876"/>
          </table:table-cell>
          <table:covered-table-cell/>
        </table:table-row>
        <table:table-row table:style-name="Таблица35.3">
          <table:table-cell table:style-name="Таблица35.A3" table:number-columns-spanned="2" office:value-type="string">
            <text:p text:style-name="P893"><text:s/>срока и <text:s/>даты изготовления</text:p>
          </table:table-cell>
          <table:covered-table-cell/>
          <table:table-cell table:style-name="Таблица35.A3" office:value-type="string">
            <text:p text:style-name="P233"/>
          </table:table-cell>
          <table:table-cell table:style-name="Таблица35.A3" office:value-type="string">
            <text:p text:style-name="P245"/>
          </table:table-cell>
          <table:table-cell table:style-name="Таблица35.A3" office:value-type="string">
            <text:p text:style-name="P204"/>
          </table:table-cell>
          <table:table-cell table:style-name="Таблица35.A3" table:number-columns-spanned="2" office:value-type="string">
            <text:p text:style-name="P337"/>
          </table:table-cell>
          <table:covered-table-cell/>
          <table:table-cell table:style-name="Таблица35.H3" table:number-columns-spanned="2" office:value-type="string">
            <text:p text:style-name="P337"/>
          </table:table-cell>
          <table:covered-table-cell/>
        </table:table-row>
        <table:table-row table:style-name="Таблица35.3">
          <table:table-cell table:style-name="Таблица35.A3" table:number-columns-spanned="2" office:value-type="string">
            <text:p text:style-name="P885"><text:s/><text:span text:style-name="T268">В случае отсутствия даты </text:span><text:span text:style-name="T267">изготовления</text:span><text:span text:style-name="T268"> гарантийный</text:span></text:p>
          </table:table-cell>
          <table:covered-table-cell/>
          <table:table-cell table:style-name="Таблица35.A3" office:value-type="string">
            <text:p text:style-name="P233"/>
          </table:table-cell>
          <table:table-cell table:style-name="Таблица35.A3" office:value-type="string">
            <text:p text:style-name="P245"/>
          </table:table-cell>
          <table:table-cell table:style-name="Таблица35.A3" office:value-type="string">
            <text:p text:style-name="P204"/>
          </table:table-cell>
          <table:table-cell table:style-name="Таблица35.A3" table:number-columns-spanned="2" office:value-type="string">
            <text:p text:style-name="P337"/>
          </table:table-cell>
          <table:covered-table-cell/>
          <table:table-cell table:style-name="Таблица35.H3" table:number-columns-spanned="2" office:value-type="string">
            <text:p text:style-name="P337"/>
          </table:table-cell>
          <table:covered-table-cell/>
        </table:table-row>
        <table:table-row table:style-name="Таблица35.3">
          <table:table-cell table:style-name="Таблица35.A3" table:number-columns-spanned="2" office:value-type="string">
            <text:p text:style-name="P885"><text:s/><text:span text:style-name="T268">срок <text:s/>исчислять <text:s/>с даты <text:s/></text:span><text:span text:style-name="T267">печати сертификата или другого </text:span></text:p>
          </table:table-cell>
          <table:covered-table-cell/>
          <table:table-cell table:style-name="Таблица35.A3" office:value-type="string">
            <text:p text:style-name="P233"/>
          </table:table-cell>
          <table:table-cell table:style-name="Таблица35.A3" office:value-type="string">
            <text:p text:style-name="P337"/>
          </table:table-cell>
          <table:table-cell table:style-name="Таблица35.A3" office:value-type="string">
            <text:p text:style-name="P204"/>
          </table:table-cell>
          <table:table-cell table:style-name="Таблица35.A3" table:number-columns-spanned="2" office:value-type="string">
            <text:p text:style-name="P337"/>
          </table:table-cell>
          <table:covered-table-cell/>
          <table:table-cell table:style-name="Таблица35.H3" table:number-columns-spanned="2" office:value-type="string">
            <text:p text:style-name="P337"/>
          </table:table-cell>
          <table:covered-table-cell/>
        </table:table-row>
        <table:table-row table:style-name="Таблица35.3">
          <table:table-cell table:style-name="Таблица35.A3" table:number-columns-spanned="2" office:value-type="string">
            <text:p text:style-name="P220"><text:s/></text:p>
          </table:table-cell>
          <table:covered-table-cell/>
          <table:table-cell table:style-name="Таблица35.A3" office:value-type="string">
            <text:p text:style-name="P303"/>
          </table:table-cell>
          <table:table-cell table:style-name="Таблица35.A3" office:value-type="string">
            <text:p text:style-name="P284"/>
          </table:table-cell>
          <table:table-cell table:style-name="Таблица35.A3" office:value-type="string">
            <text:p text:style-name="P297"/>
          </table:table-cell>
          <table:table-cell table:style-name="Таблица35.A3" table:number-columns-spanned="2" office:value-type="string">
            <text:p text:style-name="P337"/>
          </table:table-cell>
          <table:covered-table-cell/>
          <table:table-cell table:style-name="Таблица35.H3" table:number-columns-spanned="2" office:value-type="string">
            <text:p text:style-name="P299"/>
          </table:table-cell>
          <table:covered-table-cell/>
        </table:table-row>
        <table:table-row table:style-name="Таблица35.3">
          <table:table-cell table:style-name="Таблица35.A3" table:number-columns-spanned="2" office:value-type="string">
            <text:p text:style-name="P108"/>
          </table:table-cell>
          <table:covered-table-cell/>
          <table:table-cell table:style-name="Таблица35.A3" office:value-type="string">
            <text:p text:style-name="P98"/>
          </table:table-cell>
          <table:table-cell table:style-name="Таблица35.A3" office:value-type="string">
            <text:p text:style-name="P127"/>
          </table:table-cell>
          <table:table-cell table:style-name="Таблица35.A3" office:value-type="string">
            <text:p text:style-name="P129"/>
          </table:table-cell>
          <table:table-cell table:style-name="Таблица35.A3" table:number-columns-spanned="2" office:value-type="string">
            <text:p text:style-name="P173"/>
          </table:table-cell>
          <table:covered-table-cell/>
          <table:table-cell table:style-name="Таблица35.H3" table:number-columns-spanned="2" office:value-type="string">
            <text:p text:style-name="P130"/>
          </table:table-cell>
          <table:covered-table-cell/>
        </table:table-row>
        <table:table-row table:style-name="Таблица35.3">
          <table:table-cell table:style-name="Таблица35.A3" table:number-columns-spanned="2" office:value-type="string">
            <text:p text:style-name="P108"/>
          </table:table-cell>
          <table:covered-table-cell/>
          <table:table-cell table:style-name="Таблица35.A3" office:value-type="string">
            <text:p text:style-name="P98"/>
          </table:table-cell>
          <table:table-cell table:style-name="Таблица35.A3" office:value-type="string">
            <text:p text:style-name="P131"/>
          </table:table-cell>
          <table:table-cell table:style-name="Таблица35.A3" office:value-type="string">
            <text:p text:style-name="P129"/>
          </table:table-cell>
          <table:table-cell table:style-name="Таблица35.A3" table:number-columns-spanned="2" office:value-type="string">
            <text:p text:style-name="P173"/>
          </table:table-cell>
          <table:covered-table-cell/>
          <table:table-cell table:style-name="Таблица35.H3" table:number-columns-spanned="2" office:value-type="string">
            <text:p text:style-name="P173"/>
          </table:table-cell>
          <table:covered-table-cell/>
        </table:table-row>
        <table:table-row table:style-name="Таблица35.3">
          <table:table-cell table:style-name="Таблица35.A3" table:number-columns-spanned="2" office:value-type="string">
            <text:p text:style-name="P108"/>
          </table:table-cell>
          <table:covered-table-cell/>
          <table:table-cell table:style-name="Таблица35.A3" office:value-type="string">
            <text:p text:style-name="P98"/>
          </table:table-cell>
          <table:table-cell table:style-name="Таблица35.A3" office:value-type="string">
            <text:p text:style-name="P132"/>
          </table:table-cell>
          <table:table-cell table:style-name="Таблица35.A3" office:value-type="string">
            <text:p text:style-name="P129"/>
          </table:table-cell>
          <table:table-cell table:style-name="Таблица35.A3" table:number-columns-spanned="2" office:value-type="string">
            <text:p text:style-name="P173"/>
          </table:table-cell>
          <table:covered-table-cell/>
          <table:table-cell table:style-name="Таблица35.H3" table:number-columns-spanned="2" office:value-type="string">
            <text:p text:style-name="P173"/>
          </table:table-cell>
          <table:covered-table-cell/>
        </table:table-row>
        <table:table-row table:style-name="Таблица35.3">
          <table:table-cell table:style-name="Таблица35.A3" table:number-columns-spanned="2" office:value-type="string">
            <text:p text:style-name="P108"/>
          </table:table-cell>
          <table:covered-table-cell/>
          <table:table-cell table:style-name="Таблица35.A3" office:value-type="string">
            <text:p text:style-name="P98"/>
          </table:table-cell>
          <table:table-cell table:style-name="Таблица35.A3" office:value-type="string">
            <text:p text:style-name="P173"/>
          </table:table-cell>
          <table:table-cell table:style-name="Таблица35.A3" office:value-type="string">
            <text:p text:style-name="P129"/>
          </table:table-cell>
          <table:table-cell table:style-name="Таблица35.A3" table:number-columns-spanned="2" office:value-type="string">
            <text:p text:style-name="P173"/>
          </table:table-cell>
          <table:covered-table-cell/>
          <table:table-cell table:style-name="Таблица35.H3" table:number-columns-spanned="2" office:value-type="string">
            <text:p text:style-name="P173"/>
          </table:table-cell>
          <table:covered-table-cell/>
        </table:table-row>
        <table:table-row table:style-name="Таблица35.3">
          <table:table-cell table:style-name="Таблица35.A3" table:number-columns-spanned="2" office:value-type="string">
            <text:p text:style-name="P108"/>
          </table:table-cell>
          <table:covered-table-cell/>
          <table:table-cell table:style-name="Таблица35.A3" office:value-type="string">
            <text:p text:style-name="P98"/>
          </table:table-cell>
          <table:table-cell table:style-name="Таблица35.A3" office:value-type="string">
            <text:p text:style-name="P173"/>
          </table:table-cell>
          <table:table-cell table:style-name="Таблица35.A3" office:value-type="string">
            <text:p text:style-name="P939"/>
          </table:table-cell>
          <table:table-cell table:style-name="Таблица35.A3" table:number-columns-spanned="2" office:value-type="string">
            <text:p text:style-name="P173"/>
          </table:table-cell>
          <table:covered-table-cell/>
          <table:table-cell table:style-name="Таблица35.H3" table:number-columns-spanned="2" office:value-type="string">
            <text:p text:style-name="P173"/>
          </table:table-cell>
          <table:covered-table-cell/>
        </table:table-row>
        <table:table-row table:style-name="Таблица35.3">
          <table:table-cell table:style-name="Таблица35.A3" table:number-columns-spanned="2" office:value-type="string">
            <text:p text:style-name="P108"/>
          </table:table-cell>
          <table:covered-table-cell/>
          <table:table-cell table:style-name="Таблица35.A3" office:value-type="string">
            <text:p text:style-name="P98"/>
          </table:table-cell>
          <table:table-cell table:style-name="Таблица35.A3" office:value-type="string">
            <text:p text:style-name="P173"/>
          </table:table-cell>
          <table:table-cell table:style-name="Таблица35.A3" office:value-type="string">
            <text:p text:style-name="P173"/>
          </table:table-cell>
          <table:table-cell table:style-name="Таблица35.A3" table:number-columns-spanned="2" office:value-type="string">
            <text:p text:style-name="P173"/>
          </table:table-cell>
          <table:covered-table-cell/>
          <table:table-cell table:style-name="Таблица35.H3" table:number-columns-spanned="2" office:value-type="string">
            <text:p text:style-name="P173"/>
          </table:table-cell>
          <table:covered-table-cell/>
        </table:table-row>
        <table:table-row table:style-name="Таблица35.3">
          <table:table-cell table:style-name="Таблица35.A3" table:number-columns-spanned="2" office:value-type="string">
            <text:p text:style-name="P108"/>
          </table:table-cell>
          <table:covered-table-cell/>
          <table:table-cell table:style-name="Таблица35.A3" office:value-type="string">
            <text:p text:style-name="P98"/>
          </table:table-cell>
          <table:table-cell table:style-name="Таблица35.A3" office:value-type="string">
            <text:p text:style-name="P173"/>
          </table:table-cell>
          <table:table-cell table:style-name="Таблица35.A3" office:value-type="string">
            <text:p text:style-name="P173"/>
          </table:table-cell>
          <table:table-cell table:style-name="Таблица35.A3" table:number-columns-spanned="2" office:value-type="string">
            <text:p text:style-name="P173"/>
          </table:table-cell>
          <table:covered-table-cell/>
          <table:table-cell table:style-name="Таблица35.H3" table:number-columns-spanned="2" office:value-type="string">
            <text:p text:style-name="P173"/>
          </table:table-cell>
          <table:covered-table-cell/>
        </table:table-row>
        <table:table-row table:style-name="Таблица35.3">
          <table:table-cell table:style-name="Таблица35.A3" table:number-columns-spanned="2" office:value-type="string">
            <text:p text:style-name="P108"/>
          </table:table-cell>
          <table:covered-table-cell/>
          <table:table-cell table:style-name="Таблица35.A3" office:value-type="string">
            <text:p text:style-name="P98"/>
          </table:table-cell>
          <table:table-cell table:style-name="Таблица35.A3" office:value-type="string">
            <text:p text:style-name="P173"/>
          </table:table-cell>
          <table:table-cell table:style-name="Таблица35.A3" office:value-type="string">
            <text:p text:style-name="P173"/>
          </table:table-cell>
          <table:table-cell table:style-name="Таблица35.A3" table:number-columns-spanned="2" office:value-type="string">
            <text:p text:style-name="P173"/>
          </table:table-cell>
          <table:covered-table-cell/>
          <table:table-cell table:style-name="Таблица35.H3" table:number-columns-spanned="2" office:value-type="string">
            <text:p text:style-name="P173"/>
          </table:table-cell>
          <table:covered-table-cell/>
        </table:table-row>
        <table:table-row table:style-name="Таблица35.18">
          <table:table-cell table:style-name="Таблица35.A18" office:value-type="string">
            <text:p text:style-name="P362">ПВК</text:p>
          </table:table-cell>
          <table:table-cell table:style-name="Таблица35.B18" table:number-columns-spanned="5" office:value-type="string">
            <text:p text:style-name="P382">Перечень входного контроля</text:p>
          </table:table-cell>
          <table:covered-table-cell/>
          <table:covered-table-cell/>
          <table:covered-table-cell/>
          <table:covered-table-cell/>
          <table:table-cell table:style-name="Таблица35.B18" table:number-columns-spanned="2" office:value-type="string">
            <text:p text:style-name="P159"/>
          </table:table-cell>
          <table:covered-table-cell/>
          <table:table-cell table:style-name="Таблица35.I18" office:value-type="string">
            <text:p text:style-name="P159"/>
          </table:table-cell>
        </table:table-row>
      </table:table>
      <text:p text:style-name="P1001"><text:soft-page-break/></text:p>
      <text:p text:style-name="P1001">СТО 07521831-55-2017 <text:span text:style-name="T332">Приложение А</text:span></text:p>
      <table:table table:name="Таблица198" table:style-name="Таблица198">
        <table:table-column table:style-name="Таблица198.A"/>
        <table:table-column table:style-name="Таблица198.B"/>
        <table:table-column table:style-name="Таблица198.C"/>
        <table:table-column table:style-name="Таблица198.D"/>
        <table:table-column table:style-name="Таблица198.E"/>
        <table:table-column table:style-name="Таблица198.F"/>
        <table:table-column table:style-name="Таблица198.G"/>
        <table:table-column table:style-name="Таблица198.H"/>
        <table:table-row table:style-name="Таблица198.1">
          <table:table-cell table:style-name="Таблица198.A1" office:value-type="string">
            <text:p text:style-name="P78">Дубл.</text:p>
          </table:table-cell>
          <table:table-cell table:style-name="Таблица198.A1" office:value-type="string">
            <text:p text:style-name="P522"/>
          </table:table-cell>
          <table:table-cell table:style-name="Таблица198.A1" office:value-type="string">
            <text:p text:style-name="P522"/>
          </table:table-cell>
          <table:table-cell table:style-name="Таблица198.D2" office:value-type="string">
            <text:p text:style-name="P522"/>
          </table:table-cell>
          <table:table-cell table:style-name="Таблица198.E1" office:value-type="string">
            <text:p text:style-name="P522"><text:s text:c="15"/></text:p>
          </table:table-cell>
          <table:table-cell table:style-name="Таблица198.F1" table:number-columns-spanned="2" office:value-type="string">
            <text:p text:style-name="P522"/>
          </table:table-cell>
          <table:covered-table-cell/>
          <table:table-cell table:style-name="Таблица198.H1" office:value-type="string">
            <text:p text:style-name="P522"/>
          </table:table-cell>
        </table:table-row>
        <table:table-row table:style-name="Таблица198.1">
          <table:table-cell table:style-name="Таблица198.A1" office:value-type="string">
            <text:p text:style-name="P78">Взам.</text:p>
          </table:table-cell>
          <table:table-cell table:style-name="Таблица198.A1" office:value-type="string">
            <text:p text:style-name="P522"/>
          </table:table-cell>
          <table:table-cell table:style-name="Таблица198.A1" office:value-type="string">
            <text:p text:style-name="P522"/>
          </table:table-cell>
          <table:table-cell table:style-name="Таблица198.D2" office:value-type="string">
            <text:p text:style-name="P522"/>
          </table:table-cell>
          <table:table-cell table:style-name="Таблица198.E3" table:number-columns-spanned="2" office:value-type="string">
            <text:p text:style-name="P522"/>
          </table:table-cell>
          <table:covered-table-cell/>
          <table:table-cell table:style-name="Таблица198.G3" table:number-rows-spanned="2" table:number-columns-spanned="2" office:value-type="string">
            <text:p text:style-name="P522"/>
          </table:table-cell>
          <table:covered-table-cell/>
        </table:table-row>
        <table:table-row table:style-name="Таблица198.1">
          <table:table-cell table:style-name="Таблица198.A1" office:value-type="string">
            <text:p text:style-name="P78">Подл.</text:p>
          </table:table-cell>
          <table:table-cell table:style-name="Таблица198.A1" office:value-type="string">
            <text:p text:style-name="P547"/>
          </table:table-cell>
          <table:table-cell table:style-name="Таблица198.A1" office:value-type="string">
            <text:p text:style-name="P522"/>
          </table:table-cell>
          <table:table-cell table:style-name="Таблица198.A1" office:value-type="string">
            <text:p text:style-name="P522"/>
          </table:table-cell>
          <table:table-cell table:style-name="Таблица198.E3" table:number-columns-spanned="2" office:value-type="string">
            <text:p text:style-name="P522"/>
          </table:table-cell>
          <table:covered-table-cell/>
          <table:covered-table-cell/>
          <table:covered-table-cell/>
        </table:table-row>
      </table:table>
      <table:table table:name="Таблица199" table:style-name="Таблица199">
        <table:table-column table:style-name="Таблица199.A"/>
        <table:table-column table:style-name="Таблица199.B"/>
        <table:table-column table:style-name="Таблица199.C"/>
        <table:table-column table:style-name="Таблица199.D"/>
        <table:table-column table:style-name="Таблица199.E"/>
        <table:table-column table:style-name="Таблица199.F"/>
        <table:table-column table:style-name="Таблица199.G"/>
        <table:table-column table:style-name="Таблица199.H"/>
        <table:table-column table:style-name="Таблица199.I"/>
        <table:table-column table:style-name="Таблица199.J"/>
        <table:table-column table:style-name="Таблица199.K"/>
        <table:table-column table:style-name="Таблица199.L"/>
        <table:table-column table:style-name="Таблица199.M"/>
        <table:table-column table:style-name="Таблица199.N"/>
        <table:table-column table:style-name="Таблица199.O"/>
        <table:table-column table:style-name="Таблица199.P"/>
        <table:table-row table:style-name="Таблица199.1">
          <table:table-cell table:style-name="Таблица199.A1" table:number-columns-spanned="11" office:value-type="string">
            <text:p text:style-name="P408"><text:span text:style-name="T94">Гарантийный срок хранения: </text:span><text:span text:style-name="T97">2 года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99.L1" table:number-columns-spanned="2" office:value-type="string">
            <text:p text:style-name="P35"/>
          </table:table-cell>
          <table:covered-table-cell/>
          <table:table-cell table:style-name="Таблица199.N1" table:number-columns-spanned="2" office:value-type="string">
            <text:h text:style-name="P1045" text:outline-level="7"/>
          </table:table-cell>
          <table:covered-table-cell/>
          <table:table-cell table:style-name="Таблица199.P1" office:value-type="string">
            <text:p text:style-name="P492"><text:span text:style-name="T226">3</text:span><text:span text:style-name="T231">1</text:span></text:p>
          </table:table-cell>
        </table:table-row>
        <table:table-row table:style-name="Таблица199.1">
          <table:table-cell table:style-name="Таблица199.A2" table:number-columns-spanned="16" office:value-type="string">
            <text:p text:style-name="P55">Срок хранени<text:span text:style-name="T48">я</text:span> до перепроверки продукции (для изделий ВТ)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99.3">
          <table:table-cell table:style-name="Таблица199.A1" table:number-rows-spanned="3" office:value-type="string">
            <text:p text:style-name="P35"/>
          </table:table-cell>
          <table:table-cell table:style-name="Таблица199.L1" office:value-type="string">
            <text:p text:style-name="P35"/>
          </table:table-cell>
          <table:table-cell table:style-name="Таблица199.L1" office:value-type="string">
            <text:p text:style-name="P35"/>
          </table:table-cell>
          <table:table-cell table:style-name="Таблица199.L1" office:value-type="string">
            <text:p text:style-name="P35"/>
          </table:table-cell>
          <table:table-cell table:style-name="Таблица199.L1" office:value-type="string">
            <text:p text:style-name="P35"/>
          </table:table-cell>
          <table:table-cell table:style-name="Таблица199.L1" office:value-type="string">
            <text:p text:style-name="P35"/>
          </table:table-cell>
          <table:table-cell table:style-name="Таблица199.L1" office:value-type="string">
            <text:p text:style-name="P35"/>
          </table:table-cell>
          <table:table-cell table:style-name="Таблица199.L1" office:value-type="string">
            <text:p text:style-name="P35"/>
          </table:table-cell>
          <table:table-cell table:style-name="Таблица199.L1" office:value-type="string">
            <text:p text:style-name="P35"/>
          </table:table-cell>
          <table:table-cell table:style-name="Таблица199.J3" office:value-type="string">
            <text:p text:style-name="P35"/>
          </table:table-cell>
          <table:table-cell table:style-name="Таблица199.K3" table:number-columns-spanned="2" office:value-type="string">
            <text:p text:style-name="P35"/>
          </table:table-cell>
          <table:covered-table-cell/>
          <table:table-cell table:style-name="Таблица199.M3" table:number-rows-spanned="3" table:number-columns-spanned="2" office:value-type="string">
            <text:h text:style-name="P1055" text:outline-level="8">Мастика для пола <text:span text:style-name="T26">VICI <text:s/>LUX</text:span></text:h>
            <text:p text:style-name="P67">LV TN 000326366-12-97</text:p>
          </table:table-cell>
          <table:covered-table-cell/>
          <table:table-cell table:style-name="Таблица199.O3" table:number-rows-spanned="3" table:number-columns-spanned="2" office:value-type="string">
            <text:p text:style-name="P594">К.02 - 2024</text:p>
          </table:table-cell>
          <table:covered-table-cell/>
        </table:table-row>
        <table:table-row table:style-name="Таблица199.3">
          <table:covered-table-cell/>
          <table:table-cell table:style-name="Таблица199.B4" office:value-type="string">
            <text:p text:style-name="P522"/>
          </table:table-cell>
          <table:table-cell table:style-name="Таблица199.C4" office:value-type="string">
            <text:p text:style-name="P522"/>
          </table:table-cell>
          <table:table-cell table:style-name="Таблица199.D4" office:value-type="string">
            <text:p text:style-name="P522"/>
          </table:table-cell>
          <table:table-cell table:style-name="Таблица199.E4" office:value-type="string">
            <text:p text:style-name="P522"/>
          </table:table-cell>
          <table:table-cell table:style-name="Таблица199.F4" office:value-type="string">
            <text:p text:style-name="P522"/>
          </table:table-cell>
          <table:table-cell table:style-name="Таблица199.G4" office:value-type="string">
            <text:p text:style-name="P522"/>
          </table:table-cell>
          <table:table-cell table:style-name="Таблица199.H4" office:value-type="string">
            <text:p text:style-name="P522"/>
          </table:table-cell>
          <table:table-cell table:style-name="Таблица199.I4" office:value-type="string">
            <text:p text:style-name="P522"/>
          </table:table-cell>
          <table:table-cell table:style-name="Таблица199.J4" office:value-type="string">
            <text:p text:style-name="P522"/>
          </table:table-cell>
          <table:table-cell table:style-name="Таблица199.K4" table:number-columns-spanned="2" office:value-type="string">
            <text:p text:style-name="P5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99.3">
          <table:covered-table-cell/>
          <table:table-cell table:style-name="Таблица199.B5" office:value-type="string">
            <text:p text:style-name="P522"/>
          </table:table-cell>
          <table:table-cell table:style-name="Таблица199.C5" office:value-type="string">
            <text:p text:style-name="P522"/>
          </table:table-cell>
          <table:table-cell table:style-name="Таблица199.D5" office:value-type="string">
            <text:p text:style-name="P522"/>
          </table:table-cell>
          <table:table-cell table:style-name="Таблица199.E5" office:value-type="string">
            <text:p text:style-name="P522"/>
          </table:table-cell>
          <table:table-cell table:style-name="Таблица199.F5" office:value-type="string">
            <text:p text:style-name="P522"/>
          </table:table-cell>
          <table:table-cell table:style-name="Таблица199.G5" office:value-type="string">
            <text:p text:style-name="P522"/>
          </table:table-cell>
          <table:table-cell table:style-name="Таблица199.H5" office:value-type="string">
            <text:p text:style-name="P522"/>
          </table:table-cell>
          <table:table-cell table:style-name="Таблица199.I5" office:value-type="string">
            <text:p text:style-name="P522"/>
          </table:table-cell>
          <table:table-cell table:style-name="Таблица199.J5" office:value-type="string">
            <text:p text:style-name="P522"/>
          </table:table-cell>
          <table:table-cell table:style-name="Таблица199.K5" table:number-columns-spanned="2" office:value-type="string">
            <text:p text:style-name="P522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Таблица200" table:style-name="Таблица200">
        <table:table-column table:style-name="Таблица200.A"/>
        <table:table-column table:style-name="Таблица200.B"/>
        <table:table-column table:style-name="Таблица200.C"/>
        <table:table-column table:style-name="Таблица200.D"/>
        <table:table-column table:style-name="Таблица200.E"/>
        <table:table-column table:style-name="Таблица200.F"/>
        <table:table-column table:style-name="Таблица200.G"/>
        <table:table-column table:style-name="Таблица200.H"/>
        <table:table-column table:style-name="Таблица200.I"/>
        <table:table-row table:style-name="Таблица200.1">
          <table:table-cell table:style-name="Таблица200.A1" table:number-columns-spanned="3" office:value-type="string">
            <text:p text:style-name="P234">Состав контролируемых па<text:span text:style-name="T17">р</text:span>аметров продукции,<text:line-break/>методы ее контроля</text:p>
          </table:table-cell>
          <table:covered-table-cell/>
          <table:covered-table-cell/>
          <table:table-cell table:style-name="Таблица200.A1" table:number-rows-spanned="2" office:value-type="string">
            <text:p text:style-name="P304">Средства измерений<text:line-break/>или требуемые метрологические<text:line-break/>характеристики средств измерений</text:p>
          </table:table-cell>
          <table:table-cell table:style-name="Таблица200.A1" table:number-rows-spanned="2" office:value-type="string">
            <text:p text:style-name="P310">Вид </text:p>
            <text:p text:style-name="P310">контроля.</text:p>
            <text:p text:style-name="P304">Объем<text:line-break/>выборки<text:line-break/>или<text:line-break/>пробы</text:p>
          </table:table-cell>
          <table:table-cell table:style-name="Таблица200.A1" table:number-rows-spanned="2" table:number-columns-spanned="2" office:value-type="string">
            <text:p text:style-name="P305">Допусти<text:span text:style-name="T50">-</text:span>мый<text:line-break/>расход<text:line-break/>ресурса<text:line-break/></text:p>
          </table:table-cell>
          <table:covered-table-cell/>
          <table:table-cell table:style-name="Таблица200.H1" table:number-rows-spanned="2" table:number-columns-spanned="2" office:value-type="string">
            <text:p text:style-name="P304">Подразделения,<text:line-break/>участвующие<text:line-break/>во входном<text:line-break/>контроле</text:p>
          </table:table-cell>
          <table:covered-table-cell/>
        </table:table-row>
        <table:table-row table:style-name="Таблица200.1">
          <table:table-cell table:style-name="Таблица200.A2" table:number-columns-spanned="2" office:value-type="string">
            <text:p text:style-name="P234">Контролируемые параметры<text:line-break/>(показатели)</text:p>
          </table:table-cell>
          <table:covered-table-cell/>
          <table:table-cell table:style-name="Таблица200.A2" office:value-type="string">
            <text:p text:style-name="P234">Номера<text:line-break/>пунктов<text:line-break/>докумен<text:span text:style-name="T49">-</text:span><text:line-break/>т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00.3">
          <table:table-cell table:style-name="Таблица200.A3" table:number-columns-spanned="2" office:value-type="string">
            <text:p text:style-name="P885"><text:s/><text:span text:style-name="T61">Наличие сопроводительного сертификата или</text:span></text:p>
          </table:table-cell>
          <table:covered-table-cell/>
          <table:table-cell table:style-name="Таблица200.A3" office:value-type="string">
            <text:p text:style-name="P196">-</text:p>
          </table:table-cell>
          <table:table-cell table:style-name="Таблица200.A3" office:value-type="string">
            <text:p text:style-name="P196">-</text:p>
          </table:table-cell>
          <table:table-cell table:style-name="Таблица200.A3" office:value-type="string">
            <text:p text:style-name="P257">Сплошной</text:p>
          </table:table-cell>
          <table:table-cell table:style-name="Таблица200.A3" table:number-columns-spanned="2" office:value-type="string">
            <text:p text:style-name="P257">0</text:p>
          </table:table-cell>
          <table:covered-table-cell/>
          <table:table-cell table:style-name="Таблица200.H3" table:number-columns-spanned="2" office:value-type="string">
            <text:p text:style-name="P882"><text:span text:style-name="T36"><text:s/></text:span><text:span text:style-name="T37">Цех 23, </text:span></text:p>
          </table:table-cell>
          <table:covered-table-cell/>
        </table:table-row>
        <table:table-row table:style-name="Таблица200.3">
          <table:table-cell table:style-name="Таблица200.A3" table:number-columns-spanned="2" office:value-type="string">
            <text:p text:style-name="P885"><text:s/><text:span text:style-name="T128">другого </text:span><text:s/><text:span text:style-name="T128">документа <text:s/>подтверждающего</text:span></text:p>
          </table:table-cell>
          <table:covered-table-cell/>
          <table:table-cell table:style-name="Таблица200.A3" office:value-type="string">
            <text:p text:style-name="P253"/>
          </table:table-cell>
          <table:table-cell table:style-name="Таблица200.A3" office:value-type="string">
            <text:p text:style-name="P192"/>
          </table:table-cell>
          <table:table-cell table:style-name="Таблица200.A3" office:value-type="string">
            <text:p text:style-name="P204"/>
          </table:table-cell>
          <table:table-cell table:style-name="Таблица200.A3" table:number-columns-spanned="2" office:value-type="string">
            <text:p text:style-name="P337"/>
          </table:table-cell>
          <table:covered-table-cell/>
          <table:table-cell table:style-name="Таблица200.H3" table:number-columns-spanned="2" office:value-type="string">
            <text:p text:style-name="P878">ОТК</text:p>
          </table:table-cell>
          <table:covered-table-cell/>
        </table:table-row>
        <table:table-row table:style-name="Таблица200.3">
          <table:table-cell table:style-name="Таблица200.A3" table:number-columns-spanned="2" office:value-type="string">
            <text:p text:style-name="P885"><text:s/><text:span text:style-name="T62">качество материала с указанием гарантийного</text:span></text:p>
          </table:table-cell>
          <table:covered-table-cell/>
          <table:table-cell table:style-name="Таблица200.A3" office:value-type="string">
            <text:p text:style-name="P233"/>
          </table:table-cell>
          <table:table-cell table:style-name="Таблица200.A3" office:value-type="string">
            <text:p text:style-name="P245"/>
          </table:table-cell>
          <table:table-cell table:style-name="Таблица200.A3" office:value-type="string">
            <text:p text:style-name="P204"/>
          </table:table-cell>
          <table:table-cell table:style-name="Таблица200.A3" table:number-columns-spanned="2" office:value-type="string">
            <text:p text:style-name="P337"/>
          </table:table-cell>
          <table:covered-table-cell/>
          <table:table-cell table:style-name="Таблица200.H3" table:number-columns-spanned="2" office:value-type="string">
            <text:p text:style-name="P876"/>
          </table:table-cell>
          <table:covered-table-cell/>
        </table:table-row>
        <table:table-row table:style-name="Таблица200.3">
          <table:table-cell table:style-name="Таблица200.A3" table:number-columns-spanned="2" office:value-type="string">
            <text:p text:style-name="P893"><text:s/>срока и <text:s/>даты изготовления</text:p>
          </table:table-cell>
          <table:covered-table-cell/>
          <table:table-cell table:style-name="Таблица200.A3" office:value-type="string">
            <text:p text:style-name="P233"/>
          </table:table-cell>
          <table:table-cell table:style-name="Таблица200.A3" office:value-type="string">
            <text:p text:style-name="P245"/>
          </table:table-cell>
          <table:table-cell table:style-name="Таблица200.A3" office:value-type="string">
            <text:p text:style-name="P204"/>
          </table:table-cell>
          <table:table-cell table:style-name="Таблица200.A3" table:number-columns-spanned="2" office:value-type="string">
            <text:p text:style-name="P337"/>
          </table:table-cell>
          <table:covered-table-cell/>
          <table:table-cell table:style-name="Таблица200.H3" table:number-columns-spanned="2" office:value-type="string">
            <text:p text:style-name="P337"/>
          </table:table-cell>
          <table:covered-table-cell/>
        </table:table-row>
        <table:table-row table:style-name="Таблица200.3">
          <table:table-cell table:style-name="Таблица200.A3" table:number-columns-spanned="2" office:value-type="string">
            <text:p text:style-name="P885"><text:s/><text:span text:style-name="T268">В случае отсутствия даты </text:span><text:span text:style-name="T267">изготовления</text:span><text:span text:style-name="T268"> гарантийный</text:span></text:p>
          </table:table-cell>
          <table:covered-table-cell/>
          <table:table-cell table:style-name="Таблица200.A3" office:value-type="string">
            <text:p text:style-name="P233"/>
          </table:table-cell>
          <table:table-cell table:style-name="Таблица200.A3" office:value-type="string">
            <text:p text:style-name="P245"/>
          </table:table-cell>
          <table:table-cell table:style-name="Таблица200.A3" office:value-type="string">
            <text:p text:style-name="P204"/>
          </table:table-cell>
          <table:table-cell table:style-name="Таблица200.A3" table:number-columns-spanned="2" office:value-type="string">
            <text:p text:style-name="P337"/>
          </table:table-cell>
          <table:covered-table-cell/>
          <table:table-cell table:style-name="Таблица200.H3" table:number-columns-spanned="2" office:value-type="string">
            <text:p text:style-name="P337"/>
          </table:table-cell>
          <table:covered-table-cell/>
        </table:table-row>
        <table:table-row table:style-name="Таблица200.3">
          <table:table-cell table:style-name="Таблица200.A3" table:number-columns-spanned="2" office:value-type="string">
            <text:p text:style-name="P885"><text:s/><text:span text:style-name="T268">срок <text:s/>исчислять <text:s/>с даты <text:s/></text:span><text:span text:style-name="T267">печати сертификата или другого </text:span></text:p>
          </table:table-cell>
          <table:covered-table-cell/>
          <table:table-cell table:style-name="Таблица200.A3" office:value-type="string">
            <text:p text:style-name="P233"/>
          </table:table-cell>
          <table:table-cell table:style-name="Таблица200.A3" office:value-type="string">
            <text:p text:style-name="P337"/>
          </table:table-cell>
          <table:table-cell table:style-name="Таблица200.A3" office:value-type="string">
            <text:p text:style-name="P204"/>
          </table:table-cell>
          <table:table-cell table:style-name="Таблица200.A3" table:number-columns-spanned="2" office:value-type="string">
            <text:p text:style-name="P337"/>
          </table:table-cell>
          <table:covered-table-cell/>
          <table:table-cell table:style-name="Таблица200.H3" table:number-columns-spanned="2" office:value-type="string">
            <text:p text:style-name="P337"/>
          </table:table-cell>
          <table:covered-table-cell/>
        </table:table-row>
        <table:table-row table:style-name="Таблица200.3">
          <table:table-cell table:style-name="Таблица200.A3" table:number-columns-spanned="2" office:value-type="string">
            <text:p text:style-name="P213"/>
          </table:table-cell>
          <table:covered-table-cell/>
          <table:table-cell table:style-name="Таблица200.A3" office:value-type="string">
            <text:p text:style-name="P232"/>
          </table:table-cell>
          <table:table-cell table:style-name="Таблица200.A3" office:value-type="string">
            <text:p text:style-name="P197"/>
          </table:table-cell>
          <table:table-cell table:style-name="Таблица200.A3" office:value-type="string">
            <text:p text:style-name="P276"/>
          </table:table-cell>
          <table:table-cell table:style-name="Таблица200.A3" table:number-columns-spanned="2" office:value-type="string">
            <text:p text:style-name="P336"/>
          </table:table-cell>
          <table:covered-table-cell/>
          <table:table-cell table:style-name="Таблица200.H3" table:number-columns-spanned="2" office:value-type="string">
            <text:p text:style-name="P280"/>
          </table:table-cell>
          <table:covered-table-cell/>
        </table:table-row>
        <table:table-row table:style-name="Таблица200.3">
          <table:table-cell table:style-name="Таблица200.A3" table:number-columns-spanned="2" office:value-type="string">
            <text:p text:style-name="P213"/>
          </table:table-cell>
          <table:covered-table-cell/>
          <table:table-cell table:style-name="Таблица200.A3" office:value-type="string">
            <text:p text:style-name="P232"/>
          </table:table-cell>
          <table:table-cell table:style-name="Таблица200.A3" office:value-type="string">
            <text:p text:style-name="P197"/>
          </table:table-cell>
          <table:table-cell table:style-name="Таблица200.A3" office:value-type="string">
            <text:p text:style-name="P336"/>
          </table:table-cell>
          <table:table-cell table:style-name="Таблица200.A3" table:number-columns-spanned="2" office:value-type="string">
            <text:p text:style-name="P336"/>
          </table:table-cell>
          <table:covered-table-cell/>
          <table:table-cell table:style-name="Таблица200.H3" table:number-columns-spanned="2" office:value-type="string">
            <text:p text:style-name="P336"/>
          </table:table-cell>
          <table:covered-table-cell/>
        </table:table-row>
        <table:table-row table:style-name="Таблица200.3">
          <table:table-cell table:style-name="Таблица200.A3" table:number-columns-spanned="2" office:value-type="string">
            <text:p text:style-name="P106"/>
          </table:table-cell>
          <table:covered-table-cell/>
          <table:table-cell table:style-name="Таблица200.A3" office:value-type="string">
            <text:p text:style-name="P97"/>
          </table:table-cell>
          <table:table-cell table:style-name="Таблица200.A3" office:value-type="string">
            <text:p text:style-name="P120"/>
          </table:table-cell>
          <table:table-cell table:style-name="Таблица200.A3" office:value-type="string">
            <text:p text:style-name="P172"/>
          </table:table-cell>
          <table:table-cell table:style-name="Таблица200.A3" table:number-columns-spanned="2" office:value-type="string">
            <text:p text:style-name="P172"/>
          </table:table-cell>
          <table:covered-table-cell/>
          <table:table-cell table:style-name="Таблица200.H3" table:number-columns-spanned="2" office:value-type="string">
            <text:p text:style-name="P172"/>
          </table:table-cell>
          <table:covered-table-cell/>
        </table:table-row>
        <table:table-row table:style-name="Таблица200.3">
          <table:table-cell table:style-name="Таблица200.A3" table:number-columns-spanned="2" office:value-type="string">
            <text:p text:style-name="P106"/>
          </table:table-cell>
          <table:covered-table-cell/>
          <table:table-cell table:style-name="Таблица200.A3" office:value-type="string">
            <text:p text:style-name="P97"/>
          </table:table-cell>
          <table:table-cell table:style-name="Таблица200.A3" office:value-type="string">
            <text:p text:style-name="P172"/>
          </table:table-cell>
          <table:table-cell table:style-name="Таблица200.A3" office:value-type="string">
            <text:p text:style-name="P172"/>
          </table:table-cell>
          <table:table-cell table:style-name="Таблица200.A3" table:number-columns-spanned="2" office:value-type="string">
            <text:p text:style-name="P172"/>
          </table:table-cell>
          <table:covered-table-cell/>
          <table:table-cell table:style-name="Таблица200.H3" table:number-columns-spanned="2" office:value-type="string">
            <text:p text:style-name="P172"/>
          </table:table-cell>
          <table:covered-table-cell/>
        </table:table-row>
        <table:table-row table:style-name="Таблица200.3">
          <table:table-cell table:style-name="Таблица200.A3" table:number-columns-spanned="2" office:value-type="string">
            <text:p text:style-name="P106"/>
          </table:table-cell>
          <table:covered-table-cell/>
          <table:table-cell table:style-name="Таблица200.A3" office:value-type="string">
            <text:p text:style-name="P97"/>
          </table:table-cell>
          <table:table-cell table:style-name="Таблица200.A3" office:value-type="string">
            <text:p text:style-name="P172"/>
          </table:table-cell>
          <table:table-cell table:style-name="Таблица200.A3" office:value-type="string">
            <text:p text:style-name="P172"/>
          </table:table-cell>
          <table:table-cell table:style-name="Таблица200.A3" table:number-columns-spanned="2" office:value-type="string">
            <text:p text:style-name="P172"/>
          </table:table-cell>
          <table:covered-table-cell/>
          <table:table-cell table:style-name="Таблица200.H3" table:number-columns-spanned="2" office:value-type="string">
            <text:p text:style-name="P172"/>
          </table:table-cell>
          <table:covered-table-cell/>
        </table:table-row>
        <table:table-row table:style-name="Таблица200.3">
          <table:table-cell table:style-name="Таблица200.A3" table:number-columns-spanned="2" office:value-type="string">
            <text:p text:style-name="P106"/>
          </table:table-cell>
          <table:covered-table-cell/>
          <table:table-cell table:style-name="Таблица200.A3" office:value-type="string">
            <text:p text:style-name="P97"/>
          </table:table-cell>
          <table:table-cell table:style-name="Таблица200.A3" office:value-type="string">
            <text:p text:style-name="P172"/>
          </table:table-cell>
          <table:table-cell table:style-name="Таблица200.A3" office:value-type="string">
            <text:p text:style-name="P172"/>
          </table:table-cell>
          <table:table-cell table:style-name="Таблица200.A3" table:number-columns-spanned="2" office:value-type="string">
            <text:p text:style-name="P172"/>
          </table:table-cell>
          <table:covered-table-cell/>
          <table:table-cell table:style-name="Таблица200.H3" table:number-columns-spanned="2" office:value-type="string">
            <text:p text:style-name="P172"/>
          </table:table-cell>
          <table:covered-table-cell/>
        </table:table-row>
        <table:table-row table:style-name="Таблица200.3">
          <table:table-cell table:style-name="Таблица200.A3" table:number-columns-spanned="2" office:value-type="string">
            <text:p text:style-name="P106"/>
          </table:table-cell>
          <table:covered-table-cell/>
          <table:table-cell table:style-name="Таблица200.A3" office:value-type="string">
            <text:p text:style-name="P97"/>
          </table:table-cell>
          <table:table-cell table:style-name="Таблица200.A3" office:value-type="string">
            <text:p text:style-name="P172"/>
          </table:table-cell>
          <table:table-cell table:style-name="Таблица200.A3" office:value-type="string">
            <text:p text:style-name="P172"/>
          </table:table-cell>
          <table:table-cell table:style-name="Таблица200.A3" table:number-columns-spanned="2" office:value-type="string">
            <text:p text:style-name="P172"/>
          </table:table-cell>
          <table:covered-table-cell/>
          <table:table-cell table:style-name="Таблица200.H3" table:number-columns-spanned="2" office:value-type="string">
            <text:p text:style-name="P172"/>
          </table:table-cell>
          <table:covered-table-cell/>
        </table:table-row>
        <table:table-row table:style-name="Таблица200.3">
          <table:table-cell table:style-name="Таблица200.A3" table:number-columns-spanned="2" office:value-type="string">
            <text:p text:style-name="P106"/>
          </table:table-cell>
          <table:covered-table-cell/>
          <table:table-cell table:style-name="Таблица200.A3" office:value-type="string">
            <text:p text:style-name="P97"/>
          </table:table-cell>
          <table:table-cell table:style-name="Таблица200.A3" office:value-type="string">
            <text:p text:style-name="P172"/>
          </table:table-cell>
          <table:table-cell table:style-name="Таблица200.A3" office:value-type="string">
            <text:p text:style-name="P172"/>
          </table:table-cell>
          <table:table-cell table:style-name="Таблица200.A3" table:number-columns-spanned="2" office:value-type="string">
            <text:p text:style-name="P172"/>
          </table:table-cell>
          <table:covered-table-cell/>
          <table:table-cell table:style-name="Таблица200.H3" table:number-columns-spanned="2" office:value-type="string">
            <text:p text:style-name="P172"/>
          </table:table-cell>
          <table:covered-table-cell/>
        </table:table-row>
        <table:table-row table:style-name="Таблица200.3">
          <table:table-cell table:style-name="Таблица200.A3" table:number-columns-spanned="2" office:value-type="string">
            <text:p text:style-name="P106"/>
          </table:table-cell>
          <table:covered-table-cell/>
          <table:table-cell table:style-name="Таблица200.A3" office:value-type="string">
            <text:p text:style-name="P97"/>
          </table:table-cell>
          <table:table-cell table:style-name="Таблица200.A3" office:value-type="string">
            <text:p text:style-name="P172"/>
          </table:table-cell>
          <table:table-cell table:style-name="Таблица200.A3" office:value-type="string">
            <text:p text:style-name="P172"/>
          </table:table-cell>
          <table:table-cell table:style-name="Таблица200.A3" table:number-columns-spanned="2" office:value-type="string">
            <text:p text:style-name="P172"/>
          </table:table-cell>
          <table:covered-table-cell/>
          <table:table-cell table:style-name="Таблица200.H3" table:number-columns-spanned="2" office:value-type="string">
            <text:p text:style-name="P172"/>
          </table:table-cell>
          <table:covered-table-cell/>
        </table:table-row>
        <table:table-row table:style-name="Таблица200.18">
          <table:table-cell table:style-name="Таблица200.A18" office:value-type="string">
            <text:p text:style-name="P361">ПВК</text:p>
          </table:table-cell>
          <table:table-cell table:style-name="Таблица200.B18" table:number-columns-spanned="5" office:value-type="string">
            <text:p text:style-name="P381">Перечень входного контроля</text:p>
          </table:table-cell>
          <table:covered-table-cell/>
          <table:covered-table-cell/>
          <table:covered-table-cell/>
          <table:covered-table-cell/>
          <table:table-cell table:style-name="Таблица200.B18" table:number-columns-spanned="2" office:value-type="string">
            <text:p text:style-name="P158"/>
          </table:table-cell>
          <table:covered-table-cell/>
          <table:table-cell table:style-name="Таблица200.I18" office:value-type="string">
            <text:p text:style-name="P158"/>
          </table:table-cell>
        </table:table-row>
      </table:table>
      <text:p text:style-name="P1017"><text:soft-page-break/><text:span text:style-name="T330">СТО 07521831-55-2017 </text:span><text:span text:style-name="T331">Приложение А</text:span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column table:style-name="Таблица5.F"/>
        <table:table-column table:style-name="Таблица5.G"/>
        <table:table-column table:style-name="Таблица5.H"/>
        <table:table-row table:style-name="Таблица5.1">
          <table:table-cell table:style-name="Таблица5.A1" office:value-type="string">
            <text:p text:style-name="P80">Дубл.</text:p>
          </table:table-cell>
          <table:table-cell table:style-name="Таблица5.A1" office:value-type="string">
            <text:p text:style-name="P524"/>
          </table:table-cell>
          <table:table-cell table:style-name="Таблица5.A1" office:value-type="string">
            <text:p text:style-name="P524"/>
          </table:table-cell>
          <table:table-cell table:style-name="Таблица5.D2" office:value-type="string">
            <text:p text:style-name="P524"/>
          </table:table-cell>
          <table:table-cell table:style-name="Таблица5.E1" office:value-type="string">
            <text:p text:style-name="P524"><text:s text:c="15"/></text:p>
          </table:table-cell>
          <table:table-cell table:style-name="Таблица5.F1" table:number-columns-spanned="2" office:value-type="string">
            <text:p text:style-name="P524"/>
          </table:table-cell>
          <table:covered-table-cell/>
          <table:table-cell table:style-name="Таблица5.H1" office:value-type="string">
            <text:p text:style-name="P524"/>
          </table:table-cell>
        </table:table-row>
        <table:table-row table:style-name="Таблица5.1">
          <table:table-cell table:style-name="Таблица5.A1" office:value-type="string">
            <text:p text:style-name="P80">Взам.</text:p>
          </table:table-cell>
          <table:table-cell table:style-name="Таблица5.A1" office:value-type="string">
            <text:p text:style-name="P524"/>
          </table:table-cell>
          <table:table-cell table:style-name="Таблица5.A1" office:value-type="string">
            <text:p text:style-name="P524"/>
          </table:table-cell>
          <table:table-cell table:style-name="Таблица5.D2" office:value-type="string">
            <text:p text:style-name="P524"/>
          </table:table-cell>
          <table:table-cell table:style-name="Таблица5.E3" table:number-columns-spanned="2" office:value-type="string">
            <text:p text:style-name="P524"/>
          </table:table-cell>
          <table:covered-table-cell/>
          <table:table-cell table:style-name="Таблица5.G3" table:number-rows-spanned="2" table:number-columns-spanned="2" office:value-type="string">
            <text:p text:style-name="P524"/>
          </table:table-cell>
          <table:covered-table-cell/>
        </table:table-row>
        <table:table-row table:style-name="Таблица5.1">
          <table:table-cell table:style-name="Таблица5.A1" office:value-type="string">
            <text:p text:style-name="P80">Подл.</text:p>
          </table:table-cell>
          <table:table-cell table:style-name="Таблица5.A1" office:value-type="string">
            <text:p text:style-name="P550"/>
          </table:table-cell>
          <table:table-cell table:style-name="Таблица5.A1" office:value-type="string">
            <text:p text:style-name="P524"/>
          </table:table-cell>
          <table:table-cell table:style-name="Таблица5.A1" office:value-type="string">
            <text:p text:style-name="P524"/>
          </table:table-cell>
          <table:table-cell table:style-name="Таблица5.E3" table:number-columns-spanned="2" office:value-type="string">
            <text:p text:style-name="P524"/>
          </table:table-cell>
          <table:covered-table-cell/>
          <table:covered-table-cell/>
          <table:covered-table-cell/>
        </table:table-row>
      </table:table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column table:style-name="Таблица6.F"/>
        <table:table-column table:style-name="Таблица6.G"/>
        <table:table-column table:style-name="Таблица6.H"/>
        <table:table-column table:style-name="Таблица6.I"/>
        <table:table-column table:style-name="Таблица6.J"/>
        <table:table-column table:style-name="Таблица6.K"/>
        <table:table-column table:style-name="Таблица6.L"/>
        <table:table-column table:style-name="Таблица6.M"/>
        <table:table-column table:style-name="Таблица6.N"/>
        <table:table-column table:style-name="Таблица6.O"/>
        <table:table-column table:style-name="Таблица6.P"/>
        <table:table-row table:style-name="Таблица6.1">
          <table:table-cell table:style-name="Таблица6.A1" table:number-columns-spanned="11" office:value-type="string">
            <text:p text:style-name="P409"><text:span text:style-name="T94">Гарантийный срок хранения: </text:span><text:span text:style-name="T95">12 месяцев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L1" table:number-columns-spanned="2" office:value-type="string">
            <text:p text:style-name="P37"/>
          </table:table-cell>
          <table:covered-table-cell/>
          <table:table-cell table:style-name="Таблица6.N1" table:number-columns-spanned="2" office:value-type="string">
            <text:h text:style-name="P1047" text:outline-level="7"/>
          </table:table-cell>
          <table:covered-table-cell/>
          <table:table-cell table:style-name="Таблица6.P1" office:value-type="string">
            <text:p text:style-name="P403"><text:span text:style-name="T327">3</text:span>2</text:p>
          </table:table-cell>
        </table:table-row>
        <table:table-row table:style-name="Таблица6.1">
          <table:table-cell table:style-name="Таблица6.A2" table:number-columns-spanned="16" office:value-type="string">
            <text:p text:style-name="P57">Срок хранени<text:span text:style-name="T48">я</text:span> до перепроверки продукции (для изделий ВТ)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.3">
          <table:table-cell table:style-name="Таблица6.A1" table:number-rows-spanned="3" office:value-type="string">
            <text:p text:style-name="P37"/>
          </table:table-cell>
          <table:table-cell table:style-name="Таблица6.L1" office:value-type="string">
            <text:p text:style-name="P37"/>
          </table:table-cell>
          <table:table-cell table:style-name="Таблица6.L1" office:value-type="string">
            <text:p text:style-name="P37"/>
          </table:table-cell>
          <table:table-cell table:style-name="Таблица6.L1" office:value-type="string">
            <text:p text:style-name="P37"/>
          </table:table-cell>
          <table:table-cell table:style-name="Таблица6.L1" office:value-type="string">
            <text:p text:style-name="P37"/>
          </table:table-cell>
          <table:table-cell table:style-name="Таблица6.L1" office:value-type="string">
            <text:p text:style-name="P37"/>
          </table:table-cell>
          <table:table-cell table:style-name="Таблица6.L1" office:value-type="string">
            <text:p text:style-name="P37"/>
          </table:table-cell>
          <table:table-cell table:style-name="Таблица6.L1" office:value-type="string">
            <text:p text:style-name="P37"/>
          </table:table-cell>
          <table:table-cell table:style-name="Таблица6.L1" office:value-type="string">
            <text:p text:style-name="P37"/>
          </table:table-cell>
          <table:table-cell table:style-name="Таблица6.J3" office:value-type="string">
            <text:p text:style-name="P37"/>
          </table:table-cell>
          <table:table-cell table:style-name="Таблица6.K3" table:number-columns-spanned="2" office:value-type="string">
            <text:p text:style-name="P37"/>
          </table:table-cell>
          <table:covered-table-cell/>
          <table:table-cell table:style-name="Таблица6.M3" table:number-rows-spanned="3" table:number-columns-spanned="2" office:value-type="string">
            <text:p text:style-name="P486">Дихлорметан </text:p>
            <text:p text:style-name="P486">(метилен хлористый)</text:p>
            <text:p text:style-name="P16">ТУ 2631-019-44493179-98</text:p>
          </table:table-cell>
          <table:covered-table-cell/>
          <table:table-cell table:style-name="Таблица6.O3" table:number-rows-spanned="3" table:number-columns-spanned="2" office:value-type="string">
            <text:p text:style-name="P595">К.02 - 2024</text:p>
          </table:table-cell>
          <table:covered-table-cell/>
        </table:table-row>
        <table:table-row table:style-name="Таблица6.3">
          <table:covered-table-cell/>
          <table:table-cell table:style-name="Таблица6.B4" office:value-type="string">
            <text:p text:style-name="P524"/>
          </table:table-cell>
          <table:table-cell table:style-name="Таблица6.C4" office:value-type="string">
            <text:p text:style-name="P524"/>
          </table:table-cell>
          <table:table-cell table:style-name="Таблица6.D4" office:value-type="string">
            <text:p text:style-name="P524"/>
          </table:table-cell>
          <table:table-cell table:style-name="Таблица6.E4" office:value-type="string">
            <text:p text:style-name="P524"/>
          </table:table-cell>
          <table:table-cell table:style-name="Таблица6.F4" office:value-type="string">
            <text:p text:style-name="P524"/>
          </table:table-cell>
          <table:table-cell table:style-name="Таблица6.G4" office:value-type="string">
            <text:p text:style-name="P524"/>
          </table:table-cell>
          <table:table-cell table:style-name="Таблица6.H4" office:value-type="string">
            <text:p text:style-name="P524"/>
          </table:table-cell>
          <table:table-cell table:style-name="Таблица6.I4" office:value-type="string">
            <text:p text:style-name="P524"/>
          </table:table-cell>
          <table:table-cell table:style-name="Таблица6.J4" office:value-type="string">
            <text:p text:style-name="P524"/>
          </table:table-cell>
          <table:table-cell table:style-name="Таблица6.K4" table:number-columns-spanned="2" office:value-type="string">
            <text:p text:style-name="P5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6.3">
          <table:covered-table-cell/>
          <table:table-cell table:style-name="Таблица6.B5" office:value-type="string">
            <text:p text:style-name="P524"/>
          </table:table-cell>
          <table:table-cell table:style-name="Таблица6.C5" office:value-type="string">
            <text:p text:style-name="P524"/>
          </table:table-cell>
          <table:table-cell table:style-name="Таблица6.D5" office:value-type="string">
            <text:p text:style-name="P524"/>
          </table:table-cell>
          <table:table-cell table:style-name="Таблица6.E5" office:value-type="string">
            <text:p text:style-name="P524"/>
          </table:table-cell>
          <table:table-cell table:style-name="Таблица6.F5" office:value-type="string">
            <text:p text:style-name="P524"/>
          </table:table-cell>
          <table:table-cell table:style-name="Таблица6.G5" office:value-type="string">
            <text:p text:style-name="P524"/>
          </table:table-cell>
          <table:table-cell table:style-name="Таблица6.H5" office:value-type="string">
            <text:p text:style-name="P524"/>
          </table:table-cell>
          <table:table-cell table:style-name="Таблица6.I5" office:value-type="string">
            <text:p text:style-name="P524"/>
          </table:table-cell>
          <table:table-cell table:style-name="Таблица6.J5" office:value-type="string">
            <text:p text:style-name="P524"/>
          </table:table-cell>
          <table:table-cell table:style-name="Таблица6.K5" table:number-columns-spanned="2" office:value-type="string">
            <text:p text:style-name="P524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column table:style-name="Таблица8.E"/>
        <table:table-column table:style-name="Таблица8.F"/>
        <table:table-column table:style-name="Таблица8.G"/>
        <table:table-column table:style-name="Таблица8.H"/>
        <table:table-row table:style-name="Таблица8.1">
          <table:table-cell table:style-name="Таблица8.A1" table:number-columns-spanned="3" office:value-type="string">
            <text:p text:style-name="P234">Состав контролируемых па<text:span text:style-name="T17">р</text:span>аметров продукции,<text:line-break/>методы ее контроля</text:p>
          </table:table-cell>
          <table:covered-table-cell/>
          <table:covered-table-cell/>
          <table:table-cell table:style-name="Таблица8.A1" table:number-rows-spanned="2" office:value-type="string">
            <text:p text:style-name="P304">Средства измерений<text:line-break/>или требуемые метрологические<text:line-break/>характеристики средств измерений</text:p>
          </table:table-cell>
          <table:table-cell table:style-name="Таблица8.A1" table:number-rows-spanned="2" office:value-type="string">
            <text:p text:style-name="P310">Вид </text:p>
            <text:p text:style-name="P310">контроля.</text:p>
            <text:p text:style-name="P304">Объем<text:line-break/>выборки<text:line-break/>или<text:line-break/>пробы</text:p>
          </table:table-cell>
          <table:table-cell table:style-name="Таблица8.A1" table:number-rows-spanned="2" office:value-type="string">
            <text:p text:style-name="P305">Допусти<text:span text:style-name="T50">-</text:span>мый<text:line-break/>расход<text:line-break/>ресурса<text:line-break/></text:p>
          </table:table-cell>
          <table:table-cell table:style-name="Таблица8.G1" table:number-rows-spanned="2" table:number-columns-spanned="2" office:value-type="string">
            <text:p text:style-name="P304">Подразделения,<text:line-break/>участвующие<text:line-break/>во входном<text:line-break/>контроле</text:p>
          </table:table-cell>
          <table:covered-table-cell/>
        </table:table-row>
        <table:table-row table:style-name="Таблица8.1">
          <table:table-cell table:style-name="Таблица8.A2" table:number-columns-spanned="2" office:value-type="string">
            <text:p text:style-name="P234">Контролируемые параметры<text:line-break/>(показатели)</text:p>
          </table:table-cell>
          <table:covered-table-cell/>
          <table:table-cell table:style-name="Таблица8.A2" office:value-type="string">
            <text:p text:style-name="P234">Номера<text:line-break/>пунктов<text:line-break/>докумен<text:span text:style-name="T49">-</text:span><text:line-break/>тации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8.3">
          <table:table-cell table:style-name="Таблица8.A3" table:number-columns-spanned="2" office:value-type="string">
            <text:p text:style-name="P763"><text:s/>1 Внешний вид</text:p>
          </table:table-cell>
          <table:covered-table-cell/>
          <table:table-cell table:style-name="Таблица8.A3" office:value-type="string">
            <text:p text:style-name="P8">п.1.2</text:p>
          </table:table-cell>
          <table:table-cell table:style-name="Таблица8.A3" office:value-type="string">
            <text:p text:style-name="P2"><text:span text:style-name="Основной_20_шрифт_20_абзаца"><text:span text:style-name="T13"><text:s/>Визуально</text:span></text:span></text:p>
          </table:table-cell>
          <table:table-cell table:style-name="Таблица8.A3" office:value-type="string">
            <text:p text:style-name="P8"><text:s/>Выборочный.</text:p>
          </table:table-cell>
          <table:table-cell table:style-name="Таблица8.A3" office:value-type="string">
            <text:p text:style-name="P14">300 г</text:p>
          </table:table-cell>
          <table:table-cell table:style-name="Таблица8.G3" table:number-columns-spanned="2" office:value-type="string">
            <text:p text:style-name="P8"><text:s/>Цех 23, </text:p>
          </table:table-cell>
          <table:covered-table-cell/>
        </table:table-row>
        <table:table-row table:style-name="Таблица8.3">
          <table:table-cell table:style-name="Таблица8.A3" table:number-columns-spanned="2" office:value-type="string">
            <text:p text:style-name="P763"/>
          </table:table-cell>
          <table:covered-table-cell/>
          <table:table-cell table:style-name="Таблица8.A3" office:value-type="string">
            <text:p text:style-name="P8"/>
          </table:table-cell>
          <table:table-cell table:style-name="Таблица8.A3" office:value-type="string">
            <text:p text:style-name="P15"/>
          </table:table-cell>
          <table:table-cell table:style-name="Таблица8.A3" office:value-type="string">
            <text:p text:style-name="P8"><text:s/>От 10 % единиц</text:p>
          </table:table-cell>
          <table:table-cell table:style-name="Таблица8.A3" office:value-type="string">
            <text:p text:style-name="P8"/>
          </table:table-cell>
          <table:table-cell table:style-name="Таблица8.G3" table:number-columns-spanned="2" office:value-type="string">
            <text:p text:style-name="P9"><text:s/>ЦЗЛ,</text:p>
          </table:table-cell>
          <table:covered-table-cell/>
        </table:table-row>
        <table:table-row table:style-name="Таблица8.3">
          <table:table-cell table:style-name="Таблица8.A3" table:number-columns-spanned="2" office:value-type="string">
            <text:p text:style-name="P763"/>
          </table:table-cell>
          <table:covered-table-cell/>
          <table:table-cell table:style-name="Таблица8.A3" office:value-type="string">
            <text:p text:style-name="P8"/>
          </table:table-cell>
          <table:table-cell table:style-name="Таблица8.A3" office:value-type="string">
            <text:p text:style-name="P751"><text:span text:style-name="Основной_20_шрифт_20_абзаца"><text:span text:style-name="T11"/></text:span></text:p>
          </table:table-cell>
          <table:table-cell table:style-name="Таблица8.A3" office:value-type="string">
            <text:p text:style-name="P8"><text:s/>упаковок каж-</text:p>
          </table:table-cell>
          <table:table-cell table:style-name="Таблица8.A3" office:value-type="string">
            <text:p text:style-name="P6"/>
          </table:table-cell>
          <table:table-cell table:style-name="Таблица8.G3" table:number-columns-spanned="2" office:value-type="string">
            <text:p text:style-name="P9">ОТК</text:p>
          </table:table-cell>
          <table:covered-table-cell/>
        </table:table-row>
        <table:table-row table:style-name="Таблица8.3">
          <table:table-cell table:style-name="Таблица8.A3" table:number-columns-spanned="2" office:value-type="string">
            <text:p text:style-name="P7"/>
          </table:table-cell>
          <table:covered-table-cell/>
          <table:table-cell table:style-name="Таблица8.A3" office:value-type="string">
            <text:p text:style-name="P8"/>
          </table:table-cell>
          <table:table-cell table:style-name="Таблица8.A3" office:value-type="string">
            <text:p text:style-name="P751"><text:span text:style-name="Основной_20_шрифт_20_абзаца"><text:span text:style-name="T117"/></text:span></text:p>
          </table:table-cell>
          <table:table-cell table:style-name="Таблица8.A3" office:value-type="string">
            <text:p text:style-name="P8"><text:s/>дой партии, но</text:p>
          </table:table-cell>
          <table:table-cell table:style-name="Таблица8.A3" office:value-type="string">
            <text:p text:style-name="P6"/>
          </table:table-cell>
          <table:table-cell table:style-name="Таблица8.G3" table:number-columns-spanned="2" office:value-type="string">
            <text:p text:style-name="P8"/>
          </table:table-cell>
          <table:covered-table-cell/>
        </table:table-row>
        <table:table-row table:style-name="Таблица8.3">
          <table:table-cell table:style-name="Таблица8.A3" table:number-columns-spanned="2" office:value-type="string">
            <text:p text:style-name="P7"><text:s/>2 Плотность при 20 ºС</text:p>
          </table:table-cell>
          <table:covered-table-cell/>
          <table:table-cell table:style-name="Таблица8.A3" office:value-type="string">
            <text:p text:style-name="P8">п.1.2</text:p>
          </table:table-cell>
          <table:table-cell table:style-name="Таблица8.A3" office:value-type="string">
            <text:p text:style-name="P751"><text:span text:style-name="Основной_20_шрифт_20_абзаца"><text:span text:style-name="T117"><text:s/>Ареометр ГОСТ 18481-81</text:span></text:span></text:p>
          </table:table-cell>
          <table:table-cell table:style-name="Таблица8.A3" office:value-type="string">
            <text:p text:style-name="P8"><text:s/>не менее чем</text:p>
          </table:table-cell>
          <table:table-cell table:style-name="Таблица8.A3" office:value-type="string">
            <text:p text:style-name="P6"/>
          </table:table-cell>
          <table:table-cell table:style-name="Таблица8.G3" table:number-columns-spanned="2" office:value-type="string">
            <text:p text:style-name="P8"><text:s/>Цех 23, </text:p>
          </table:table-cell>
          <table:covered-table-cell/>
        </table:table-row>
        <table:table-row table:style-name="Таблица8.3">
          <table:table-cell table:style-name="Таблица8.A3" table:number-columns-spanned="2" office:value-type="string">
            <text:p text:style-name="P7"/>
          </table:table-cell>
          <table:covered-table-cell/>
          <table:table-cell table:style-name="Таблица8.A3" office:value-type="string">
            <text:p text:style-name="P8"/>
          </table:table-cell>
          <table:table-cell table:style-name="Таблица8.A3" office:value-type="string">
            <text:p text:style-name="P756"><text:s/>Термометр с пределом измерения от</text:p>
          </table:table-cell>
          <table:table-cell table:style-name="Таблица8.A3" office:value-type="string">
            <text:p text:style-name="P14"><text:s/>от трех единиц.</text:p>
          </table:table-cell>
          <table:table-cell table:style-name="Таблица8.A3" office:value-type="string">
            <text:p text:style-name="P5"/>
          </table:table-cell>
          <table:table-cell table:style-name="Таблица8.G3" table:number-columns-spanned="2" office:value-type="string">
            <text:p text:style-name="P9"><text:s/>ЦЗЛ,</text:p>
          </table:table-cell>
          <table:covered-table-cell/>
        </table:table-row>
        <table:table-row table:style-name="Таблица8.3">
          <table:table-cell table:style-name="Таблица8.A3" table:number-columns-spanned="2" office:value-type="string">
            <text:p text:style-name="P13"/>
          </table:table-cell>
          <table:covered-table-cell/>
          <table:table-cell table:style-name="Таблица8.A3" office:value-type="string">
            <text:p text:style-name="P12"/>
          </table:table-cell>
          <table:table-cell table:style-name="Таблица8.A3" office:value-type="string">
            <text:p text:style-name="P756"><text:s/>0 до 50 ºС и ценой деления 0,1 ºС</text:p>
          </table:table-cell>
          <table:table-cell table:style-name="Таблица8.A3" office:value-type="string">
            <text:p text:style-name="P14"><text:s/>Если партия</text:p>
          </table:table-cell>
          <table:table-cell table:style-name="Таблица8.A3" office:value-type="string">
            <text:p text:style-name="P5"/>
          </table:table-cell>
          <table:table-cell table:style-name="Таблица8.G3" table:number-columns-spanned="2" office:value-type="string">
            <text:p text:style-name="P9">ОТК</text:p>
          </table:table-cell>
          <table:covered-table-cell/>
        </table:table-row>
        <table:table-row table:style-name="Таблица8.3">
          <table:table-cell table:style-name="Таблица8.A3" table:number-columns-spanned="2" office:value-type="string">
            <text:p text:style-name="P13"/>
          </table:table-cell>
          <table:covered-table-cell/>
          <table:table-cell table:style-name="Таблица8.A3" office:value-type="string">
            <text:p text:style-name="P12"/>
          </table:table-cell>
          <table:table-cell table:style-name="Таблица8.A3" office:value-type="string">
            <text:p text:style-name="P756"><text:s/><text:span text:style-name="T70">ГОСТ 28498-90</text:span> <text:s text:c="2"/></text:p>
          </table:table-cell>
          <table:table-cell table:style-name="Таблица8.A3" office:value-type="string">
            <text:p text:style-name="P14"><text:s/>состоит из од-</text:p>
          </table:table-cell>
          <table:table-cell table:style-name="Таблица8.A3" office:value-type="string">
            <text:p text:style-name="P5"/>
          </table:table-cell>
          <table:table-cell table:style-name="Таблица8.G3" table:number-columns-spanned="2" office:value-type="string">
            <text:p text:style-name="P7"/>
          </table:table-cell>
          <table:covered-table-cell/>
        </table:table-row>
        <table:table-row table:style-name="Таблица8.3">
          <table:table-cell table:style-name="Таблица8.A3" table:number-columns-spanned="2" office:value-type="string">
            <text:p text:style-name="P13"/>
          </table:table-cell>
          <table:covered-table-cell/>
          <table:table-cell table:style-name="Таблица8.A3" office:value-type="string">
            <text:p text:style-name="P12"/>
          </table:table-cell>
          <table:table-cell table:style-name="Таблица8.A3" office:value-type="string">
            <text:p text:style-name="P751"><text:span text:style-name="Основной_20_шрифт_20_абзаца"><text:span text:style-name="T12"/></text:span></text:p>
          </table:table-cell>
          <table:table-cell table:style-name="Таблица8.A3" office:value-type="string">
            <text:p text:style-name="P14"><text:s/>ной единицы</text:p>
          </table:table-cell>
          <table:table-cell table:style-name="Таблица8.A3" office:value-type="string">
            <text:p text:style-name="P5"/>
          </table:table-cell>
          <table:table-cell table:style-name="Таблица8.G3" table:number-columns-spanned="2" office:value-type="string">
            <text:p text:style-name="P7"/>
          </table:table-cell>
          <table:covered-table-cell/>
        </table:table-row>
        <table:table-row table:style-name="Таблица8.3">
          <table:table-cell table:style-name="Таблица8.A3" table:number-columns-spanned="2" office:value-type="string">
            <text:p text:style-name="P11"/>
          </table:table-cell>
          <table:covered-table-cell/>
          <table:table-cell table:style-name="Таблица8.A3" office:value-type="string">
            <text:p text:style-name="P10"/>
          </table:table-cell>
          <table:table-cell table:style-name="Таблица8.A3" office:value-type="string">
            <text:p text:style-name="P756"/>
          </table:table-cell>
          <table:table-cell table:style-name="Таблица8.A3" office:value-type="string">
            <text:p text:style-name="P14"><text:s/>продукции, про-</text:p>
          </table:table-cell>
          <table:table-cell table:style-name="Таблица8.A3" office:value-type="string">
            <text:p text:style-name="P4"/>
          </table:table-cell>
          <table:table-cell table:style-name="Таблица8.G3" table:number-columns-spanned="2" office:value-type="string">
            <text:p text:style-name="P7"/>
          </table:table-cell>
          <table:covered-table-cell/>
        </table:table-row>
        <table:table-row table:style-name="Таблица8.3">
          <table:table-cell table:style-name="Таблица8.A3" table:number-columns-spanned="2" office:value-type="string">
            <text:p text:style-name="P464"/>
          </table:table-cell>
          <table:covered-table-cell/>
          <table:table-cell table:style-name="Таблица8.A3" office:value-type="string">
            <text:p text:style-name="P468"/>
          </table:table-cell>
          <table:table-cell table:style-name="Таблица8.A3" office:value-type="string">
            <text:p text:style-name="P464"/>
          </table:table-cell>
          <table:table-cell table:style-name="Таблица8.A3" office:value-type="string">
            <text:p text:style-name="P489"><text:s/>бу отбирают не-</text:p>
          </table:table-cell>
          <table:table-cell table:style-name="Таблица8.A3" office:value-type="string">
            <text:p text:style-name="P477"/>
          </table:table-cell>
          <table:table-cell table:style-name="Таблица8.G3" table:number-columns-spanned="2" office:value-type="string">
            <text:p text:style-name="P464"/>
          </table:table-cell>
          <table:covered-table-cell/>
        </table:table-row>
        <table:table-row table:style-name="Таблица8.3">
          <table:table-cell table:style-name="Таблица8.A3" table:number-columns-spanned="2" office:value-type="string">
            <text:p text:style-name="P464"/>
          </table:table-cell>
          <table:covered-table-cell/>
          <table:table-cell table:style-name="Таблица8.A3" office:value-type="string">
            <text:p text:style-name="P468"/>
          </table:table-cell>
          <table:table-cell table:style-name="Таблица8.A3" office:value-type="string">
            <text:p text:style-name="P751"><text:span text:style-name="Основной_20_шрифт_20_абзаца"><text:span text:style-name="T14"/></text:span></text:p>
          </table:table-cell>
          <table:table-cell table:style-name="Таблица8.A3" office:value-type="string">
            <text:p text:style-name="P489"><text:s/>посредственно</text:p>
          </table:table-cell>
          <table:table-cell table:style-name="Таблица8.A3" office:value-type="string">
            <text:p text:style-name="P477"/>
          </table:table-cell>
          <table:table-cell table:style-name="Таблица8.G3" table:number-columns-spanned="2" office:value-type="string">
            <text:p text:style-name="P449"/>
          </table:table-cell>
          <table:covered-table-cell/>
        </table:table-row>
        <table:table-row table:style-name="Таблица8.3">
          <table:table-cell table:style-name="Таблица8.A3" table:number-columns-spanned="2" office:value-type="string">
            <text:p text:style-name="P464"/>
          </table:table-cell>
          <table:covered-table-cell/>
          <table:table-cell table:style-name="Таблица8.A3" office:value-type="string">
            <text:p text:style-name="P468"/>
          </table:table-cell>
          <table:table-cell table:style-name="Таблица8.A3" office:value-type="string">
            <text:p text:style-name="P751"><text:span text:style-name="Основной_20_шрифт_20_абзаца"><text:span text:style-name="T10"/></text:span></text:p>
          </table:table-cell>
          <table:table-cell table:style-name="Таблица8.A3" office:value-type="string">
            <text:p text:style-name="P489"><text:s/>из нее. Общая</text:p>
          </table:table-cell>
          <table:table-cell table:style-name="Таблица8.A3" office:value-type="string">
            <text:p text:style-name="P477"/>
          </table:table-cell>
          <table:table-cell table:style-name="Таблица8.G3" table:number-columns-spanned="2" office:value-type="string">
            <text:p text:style-name="P449"/>
          </table:table-cell>
          <table:covered-table-cell/>
        </table:table-row>
        <table:table-row table:style-name="Таблица8.3">
          <table:table-cell table:style-name="Таблица8.A3" table:number-columns-spanned="2" office:value-type="string">
            <text:p text:style-name="P464"/>
          </table:table-cell>
          <table:covered-table-cell/>
          <table:table-cell table:style-name="Таблица8.A3" office:value-type="string">
            <text:p text:style-name="P468"/>
          </table:table-cell>
          <table:table-cell table:style-name="Таблица8.A3" office:value-type="string">
            <text:p text:style-name="P751"><text:span text:style-name="Основной_20_шрифт_20_абзаца"><text:span text:style-name="T10"/></text:span></text:p>
          </table:table-cell>
          <table:table-cell table:style-name="Таблица8.A3" office:value-type="string">
            <text:p text:style-name="P489"><text:s/>проба <text:s/>массой не</text:p>
          </table:table-cell>
          <table:table-cell table:style-name="Таблица8.A3" office:value-type="string">
            <text:p text:style-name="P477"/>
          </table:table-cell>
          <table:table-cell table:style-name="Таблица8.G3" table:number-columns-spanned="2" office:value-type="string">
            <text:p text:style-name="P464"/>
          </table:table-cell>
          <table:covered-table-cell/>
        </table:table-row>
        <table:table-row table:style-name="Таблица8.3">
          <table:table-cell table:style-name="Таблица8.A3" table:number-columns-spanned="2" office:value-type="string">
            <text:p text:style-name="P449"/>
          </table:table-cell>
          <table:covered-table-cell/>
          <table:table-cell table:style-name="Таблица8.A3" office:value-type="string">
            <text:p text:style-name="P454"/>
          </table:table-cell>
          <table:table-cell table:style-name="Таблица8.A3" office:value-type="string">
            <text:p text:style-name="P751"><text:span text:style-name="Основной_20_шрифт_20_абзаца"><text:span text:style-name="T11"/></text:span></text:p>
          </table:table-cell>
          <table:table-cell table:style-name="Таблица8.A3" office:value-type="string">
            <text:p text:style-name="P489"><text:s/>менее 300 г</text:p>
          </table:table-cell>
          <table:table-cell table:style-name="Таблица8.A3" office:value-type="string">
            <text:p text:style-name="P476"/>
          </table:table-cell>
          <table:table-cell table:style-name="Таблица8.G3" table:number-columns-spanned="2" office:value-type="string">
            <text:p text:style-name="P471"/>
          </table:table-cell>
          <table:covered-table-cell/>
        </table:table-row>
        <table:table-row table:style-name="Таблица8.18">
          <table:table-cell table:style-name="Таблица8.A18" office:value-type="string">
            <text:p text:style-name="P363">ПВК</text:p>
          </table:table-cell>
          <table:table-cell table:style-name="Таблица8.B18" table:number-columns-spanned="4" office:value-type="string">
            <text:p text:style-name="P383">Перечень входного контроля</text:p>
          </table:table-cell>
          <table:covered-table-cell/>
          <table:covered-table-cell/>
          <table:covered-table-cell/>
          <table:table-cell table:style-name="Таблица8.B18" table:number-columns-spanned="2" office:value-type="string">
            <text:p text:style-name="P160"/>
          </table:table-cell>
          <table:covered-table-cell/>
          <table:table-cell table:style-name="Таблица8.H18" office:value-type="string">
            <text:p text:style-name="P160"/>
          </table:table-cell>
        </table:table-row>
      </table:table>
      <text:p text:style-name="P798"/>
      <text:p text:style-name="P1018"><text:soft-page-break/><text:span text:style-name="T330">СТО 07521831-55-2017 </text:span><text:span text:style-name="T331">Приложение А</text:span></text:p>
      <table:table table:name="Таблица69" table:style-name="Таблица69">
        <table:table-column table:style-name="Таблица69.A"/>
        <table:table-column table:style-name="Таблица69.B"/>
        <table:table-column table:style-name="Таблица69.C"/>
        <table:table-column table:style-name="Таблица69.D"/>
        <table:table-column table:style-name="Таблица69.E"/>
        <table:table-column table:style-name="Таблица69.F"/>
        <table:table-column table:style-name="Таблица69.G"/>
        <table:table-column table:style-name="Таблица69.H"/>
        <table:table-row table:style-name="Таблица69.1">
          <table:table-cell table:style-name="Таблица69.A1" office:value-type="string">
            <text:p text:style-name="P87">Дубл.</text:p>
          </table:table-cell>
          <table:table-cell table:style-name="Таблица69.A1" office:value-type="string">
            <text:p text:style-name="P531"/>
          </table:table-cell>
          <table:table-cell table:style-name="Таблица69.A1" office:value-type="string">
            <text:p text:style-name="P531"/>
          </table:table-cell>
          <table:table-cell table:style-name="Таблица69.D2" office:value-type="string">
            <text:p text:style-name="P531"/>
          </table:table-cell>
          <table:table-cell table:style-name="Таблица69.E1" office:value-type="string">
            <text:p text:style-name="P531"><text:s text:c="15"/></text:p>
          </table:table-cell>
          <table:table-cell table:style-name="Таблица69.F1" table:number-columns-spanned="2" office:value-type="string">
            <text:p text:style-name="P531"/>
          </table:table-cell>
          <table:covered-table-cell/>
          <table:table-cell table:style-name="Таблица69.H1" office:value-type="string">
            <text:p text:style-name="P531"/>
          </table:table-cell>
        </table:table-row>
        <table:table-row table:style-name="Таблица69.1">
          <table:table-cell table:style-name="Таблица69.A1" office:value-type="string">
            <text:p text:style-name="P87">Взам.</text:p>
          </table:table-cell>
          <table:table-cell table:style-name="Таблица69.A1" office:value-type="string">
            <text:p text:style-name="P531"/>
          </table:table-cell>
          <table:table-cell table:style-name="Таблица69.A1" office:value-type="string">
            <text:p text:style-name="P531"/>
          </table:table-cell>
          <table:table-cell table:style-name="Таблица69.D2" office:value-type="string">
            <text:p text:style-name="P531"/>
          </table:table-cell>
          <table:table-cell table:style-name="Таблица69.E3" table:number-columns-spanned="2" office:value-type="string">
            <text:p text:style-name="P531"/>
          </table:table-cell>
          <table:covered-table-cell/>
          <table:table-cell table:style-name="Таблица69.G3" table:number-rows-spanned="2" table:number-columns-spanned="2" office:value-type="string">
            <text:p text:style-name="P531"/>
          </table:table-cell>
          <table:covered-table-cell/>
        </table:table-row>
        <table:table-row table:style-name="Таблица69.1">
          <table:table-cell table:style-name="Таблица69.A1" office:value-type="string">
            <text:p text:style-name="P87">Подл.</text:p>
          </table:table-cell>
          <table:table-cell table:style-name="Таблица69.A1" office:value-type="string">
            <text:p text:style-name="P556"/>
          </table:table-cell>
          <table:table-cell table:style-name="Таблица69.A1" office:value-type="string">
            <text:p text:style-name="P531"/>
          </table:table-cell>
          <table:table-cell table:style-name="Таблица69.A1" office:value-type="string">
            <text:p text:style-name="P531"/>
          </table:table-cell>
          <table:table-cell table:style-name="Таблица69.E3" table:number-columns-spanned="2" office:value-type="string">
            <text:p text:style-name="P531"/>
          </table:table-cell>
          <table:covered-table-cell/>
          <table:covered-table-cell/>
          <table:covered-table-cell/>
        </table:table-row>
      </table:table>
      <table:table table:name="Таблица70" table:style-name="Таблица70">
        <table:table-column table:style-name="Таблица70.A"/>
        <table:table-column table:style-name="Таблица70.B"/>
        <table:table-column table:style-name="Таблица70.C"/>
        <table:table-column table:style-name="Таблица70.D"/>
        <table:table-column table:style-name="Таблица70.E"/>
        <table:table-column table:style-name="Таблица70.F"/>
        <table:table-column table:style-name="Таблица70.G"/>
        <table:table-column table:style-name="Таблица70.H"/>
        <table:table-column table:style-name="Таблица70.I"/>
        <table:table-column table:style-name="Таблица70.J"/>
        <table:table-column table:style-name="Таблица70.K"/>
        <table:table-column table:style-name="Таблица70.L"/>
        <table:table-column table:style-name="Таблица70.M"/>
        <table:table-column table:style-name="Таблица70.N"/>
        <table:table-column table:style-name="Таблица70.O"/>
        <table:table-column table:style-name="Таблица70.P"/>
        <table:table-row table:style-name="Таблица70.1">
          <table:table-cell table:style-name="Таблица70.A1" table:number-columns-spanned="11" office:value-type="string">
            <text:p text:style-name="P148">Гарантийный срок хранения: <text:span text:style-name="T334">10 лет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0.L1" table:number-columns-spanned="2" office:value-type="string">
            <text:p text:style-name="P44"/>
          </table:table-cell>
          <table:covered-table-cell/>
          <table:table-cell table:style-name="Таблица70.N1" table:number-columns-spanned="2" office:value-type="string">
            <text:h text:style-name="P1048" text:outline-level="7"/>
          </table:table-cell>
          <table:covered-table-cell/>
          <table:table-cell table:style-name="Таблица70.P1" office:value-type="string">
            <text:p text:style-name="P495"><text:span text:style-name="T232">3</text:span><text:span text:style-name="T233">3</text:span></text:p>
          </table:table-cell>
        </table:table-row>
        <table:table-row table:style-name="Таблица70.1">
          <table:table-cell table:style-name="Таблица70.A2" table:number-columns-spanned="16" office:value-type="string">
            <text:p text:style-name="P64">Срок хранени<text:span text:style-name="T48">я</text:span> до перепроверки продукции (для изделий ВТ)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0.3">
          <table:table-cell table:style-name="Таблица70.A1" table:number-rows-spanned="3" office:value-type="string">
            <text:p text:style-name="P44"/>
          </table:table-cell>
          <table:table-cell table:style-name="Таблица70.L1" office:value-type="string">
            <text:p text:style-name="P44"/>
          </table:table-cell>
          <table:table-cell table:style-name="Таблица70.L1" office:value-type="string">
            <text:p text:style-name="P44"/>
          </table:table-cell>
          <table:table-cell table:style-name="Таблица70.L1" office:value-type="string">
            <text:p text:style-name="P44"/>
          </table:table-cell>
          <table:table-cell table:style-name="Таблица70.L1" office:value-type="string">
            <text:p text:style-name="P44"/>
          </table:table-cell>
          <table:table-cell table:style-name="Таблица70.L1" office:value-type="string">
            <text:p text:style-name="P44"/>
          </table:table-cell>
          <table:table-cell table:style-name="Таблица70.L1" office:value-type="string">
            <text:p text:style-name="P44"/>
          </table:table-cell>
          <table:table-cell table:style-name="Таблица70.L1" office:value-type="string">
            <text:p text:style-name="P44"/>
          </table:table-cell>
          <table:table-cell table:style-name="Таблица70.L1" office:value-type="string">
            <text:p text:style-name="P44"/>
          </table:table-cell>
          <table:table-cell table:style-name="Таблица70.J3" office:value-type="string">
            <text:p text:style-name="P44"/>
          </table:table-cell>
          <table:table-cell table:style-name="Таблица70.K3" table:number-columns-spanned="2" office:value-type="string">
            <text:p text:style-name="P44"/>
          </table:table-cell>
          <table:covered-table-cell/>
          <table:table-cell table:style-name="Таблица70.M3" table:number-rows-spanned="3" table:number-columns-spanned="2" office:value-type="string">
            <text:p text:style-name="P579"><text:span text:style-name="T334">П</text:span>ленка полиэтиленовая, М, 0,100</text:p>
            <text:p text:style-name="P487">ГОСТ 10354-82</text:p>
          </table:table-cell>
          <table:covered-table-cell/>
          <table:table-cell table:style-name="Таблица70.O3" table:number-rows-spanned="3" table:number-columns-spanned="2" office:value-type="string">
            <text:p text:style-name="P596">К.02 - 2024</text:p>
          </table:table-cell>
          <table:covered-table-cell/>
        </table:table-row>
        <table:table-row table:style-name="Таблица70.3">
          <table:covered-table-cell/>
          <table:table-cell table:style-name="Таблица70.B4" office:value-type="string">
            <text:p text:style-name="P531"/>
          </table:table-cell>
          <table:table-cell table:style-name="Таблица70.C4" office:value-type="string">
            <text:p text:style-name="P531"/>
          </table:table-cell>
          <table:table-cell table:style-name="Таблица70.D4" office:value-type="string">
            <text:p text:style-name="P531"/>
          </table:table-cell>
          <table:table-cell table:style-name="Таблица70.E4" office:value-type="string">
            <text:p text:style-name="P531"/>
          </table:table-cell>
          <table:table-cell table:style-name="Таблица70.F4" office:value-type="string">
            <text:p text:style-name="P531"/>
          </table:table-cell>
          <table:table-cell table:style-name="Таблица70.G4" office:value-type="string">
            <text:p text:style-name="P531"/>
          </table:table-cell>
          <table:table-cell table:style-name="Таблица70.H4" office:value-type="string">
            <text:p text:style-name="P531"/>
          </table:table-cell>
          <table:table-cell table:style-name="Таблица70.I4" office:value-type="string">
            <text:p text:style-name="P531"/>
          </table:table-cell>
          <table:table-cell table:style-name="Таблица70.J4" office:value-type="string">
            <text:p text:style-name="P531"/>
          </table:table-cell>
          <table:table-cell table:style-name="Таблица70.K4" table:number-columns-spanned="2" office:value-type="string">
            <text:p text:style-name="P53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70.3">
          <table:covered-table-cell/>
          <table:table-cell table:style-name="Таблица70.B5" office:value-type="string">
            <text:p text:style-name="P531"/>
          </table:table-cell>
          <table:table-cell table:style-name="Таблица70.C5" office:value-type="string">
            <text:p text:style-name="P531"/>
          </table:table-cell>
          <table:table-cell table:style-name="Таблица70.D5" office:value-type="string">
            <text:p text:style-name="P531"/>
          </table:table-cell>
          <table:table-cell table:style-name="Таблица70.E5" office:value-type="string">
            <text:p text:style-name="P531"/>
          </table:table-cell>
          <table:table-cell table:style-name="Таблица70.F5" office:value-type="string">
            <text:p text:style-name="P531"/>
          </table:table-cell>
          <table:table-cell table:style-name="Таблица70.G5" office:value-type="string">
            <text:p text:style-name="P531"/>
          </table:table-cell>
          <table:table-cell table:style-name="Таблица70.H5" office:value-type="string">
            <text:p text:style-name="P531"/>
          </table:table-cell>
          <table:table-cell table:style-name="Таблица70.I5" office:value-type="string">
            <text:p text:style-name="P531"/>
          </table:table-cell>
          <table:table-cell table:style-name="Таблица70.J5" office:value-type="string">
            <text:p text:style-name="P531"/>
          </table:table-cell>
          <table:table-cell table:style-name="Таблица70.K5" table:number-columns-spanned="2" office:value-type="string">
            <text:p text:style-name="P531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Таблица71" table:style-name="Таблица71">
        <table:table-column table:style-name="Таблица71.A"/>
        <table:table-column table:style-name="Таблица71.B"/>
        <table:table-column table:style-name="Таблица71.C"/>
        <table:table-column table:style-name="Таблица71.D"/>
        <table:table-column table:style-name="Таблица71.E"/>
        <table:table-column table:style-name="Таблица71.F"/>
        <table:table-column table:style-name="Таблица71.G"/>
        <table:table-column table:style-name="Таблица71.H"/>
        <table:table-row table:style-name="Таблица71.1">
          <table:table-cell table:style-name="Таблица71.A1" table:number-columns-spanned="3" office:value-type="string">
            <text:p text:style-name="P235">Состав контролируемых па<text:span text:style-name="T17">р</text:span>аметров продукции,<text:line-break/>методы ее контроля</text:p>
          </table:table-cell>
          <table:covered-table-cell/>
          <table:covered-table-cell/>
          <table:table-cell table:style-name="Таблица71.A1" table:number-rows-spanned="2" office:value-type="string">
            <text:p text:style-name="P306">Средства измерений<text:line-break/>или требуемые метрологические<text:line-break/>характеристики средств измерений</text:p>
          </table:table-cell>
          <table:table-cell table:style-name="Таблица71.A1" table:number-rows-spanned="2" office:value-type="string">
            <text:p text:style-name="P311">Вид </text:p>
            <text:p text:style-name="P311">контроля.</text:p>
            <text:p text:style-name="P306">Объем<text:line-break/>выборки<text:line-break/>или<text:line-break/>пробы</text:p>
          </table:table-cell>
          <table:table-cell table:style-name="Таблица71.A1" table:number-rows-spanned="2" office:value-type="string">
            <text:p text:style-name="P307">Допусти<text:span text:style-name="T50">-</text:span>мый<text:line-break/>расход<text:line-break/>ресурса<text:line-break/></text:p>
          </table:table-cell>
          <table:table-cell table:style-name="Таблица71.G1" table:number-rows-spanned="2" table:number-columns-spanned="2" office:value-type="string">
            <text:p text:style-name="P306">Подразделения,<text:line-break/>участвующие<text:line-break/>во входном<text:line-break/>контроле</text:p>
          </table:table-cell>
          <table:covered-table-cell/>
        </table:table-row>
        <table:table-row table:style-name="Таблица71.1">
          <table:table-cell table:style-name="Таблица71.A2" table:number-columns-spanned="2" office:value-type="string">
            <text:p text:style-name="P235">Контролируемые параметры<text:line-break/>(показатели)</text:p>
          </table:table-cell>
          <table:covered-table-cell/>
          <table:table-cell table:style-name="Таблица71.A2" office:value-type="string">
            <text:p text:style-name="P235">Номера<text:line-break/>пунктов<text:line-break/>докумен<text:span text:style-name="T49">-</text:span><text:line-break/>тации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71.3">
          <table:table-cell table:style-name="Таблица71.A3" table:number-columns-spanned="2" office:value-type="string">
            <text:p text:style-name="P430"><text:s/></text:p>
          </table:table-cell>
          <table:covered-table-cell/>
          <table:table-cell table:style-name="Таблица71.A3" office:value-type="string">
            <text:p text:style-name="P432"/>
          </table:table-cell>
          <table:table-cell table:style-name="Таблица71.A3" office:value-type="string">
            <text:p text:style-name="P428"/>
          </table:table-cell>
          <table:table-cell table:style-name="Таблица71.A3" office:value-type="string">
            <text:p text:style-name="P430"/>
          </table:table-cell>
          <table:table-cell table:style-name="Таблица71.A3" office:value-type="string">
            <text:p text:style-name="P430"/>
          </table:table-cell>
          <table:table-cell table:style-name="Таблица71.G3" table:number-columns-spanned="2" office:value-type="string">
            <text:p text:style-name="P445"><text:s/></text:p>
          </table:table-cell>
          <table:covered-table-cell/>
        </table:table-row>
        <table:table-row table:style-name="Таблица71.3">
          <table:table-cell table:style-name="Таблица71.A3" table:number-columns-spanned="2" office:value-type="string">
            <text:p text:style-name="P430"><text:s/>1 Толщина материала</text:p>
          </table:table-cell>
          <table:covered-table-cell/>
          <table:table-cell table:style-name="Таблица71.A3" office:value-type="string">
            <text:p text:style-name="P432">п. 5.2</text:p>
          </table:table-cell>
          <table:table-cell table:style-name="Таблица71.A3" office:value-type="string">
            <text:p text:style-name="P428"><text:s/>Микрометр МК25-2 ГОСТ 6507-90 или</text:p>
          </table:table-cell>
          <table:table-cell table:style-name="Таблица71.A3" office:value-type="string">
            <text:p text:style-name="P432"><text:s text:c="2"/>Выборочный.</text:p>
          </table:table-cell>
          <table:table-cell table:style-name="Таблица71.A3" office:value-type="string">
            <text:p text:style-name="P438">2 м</text:p>
          </table:table-cell>
          <table:table-cell table:style-name="Таблица71.G3" table:number-columns-spanned="2" office:value-type="string">
            <text:p text:style-name="P445"><text:s/><text:span text:style-name="T34">Цех 23, ЦЗЛ,</text:span></text:p>
          </table:table-cell>
          <table:covered-table-cell/>
        </table:table-row>
        <table:table-row table:style-name="Таблица71.3">
          <table:table-cell table:style-name="Таблица71.A3" table:number-columns-spanned="2" office:value-type="string">
            <text:p text:style-name="P430"/>
          </table:table-cell>
          <table:covered-table-cell/>
          <table:table-cell table:style-name="Таблица71.A3" office:value-type="string">
            <text:p text:style-name="P432"/>
          </table:table-cell>
          <table:table-cell table:style-name="Таблица71.A3" office:value-type="string">
            <text:p text:style-name="P755"><text:span text:style-name="Основной_20_шрифт_20_абзаца"><text:span text:style-name="T65"><text:s/></text:span></text:span><text:span text:style-name="Основной_20_шрифт_20_абзаца"><text:span text:style-name="T66">микрометр МТ25-2 ГОСТ 6507-90</text:span></text:span></text:p>
          </table:table-cell>
          <table:table-cell table:style-name="Таблица71.A3" office:value-type="string">
            <text:p text:style-name="P439">1 % <text:s/>рулонов,</text:p>
          </table:table-cell>
          <table:table-cell table:style-name="Таблица71.A3" office:value-type="string">
            <text:p text:style-name="P440"/>
          </table:table-cell>
          <table:table-cell table:style-name="Таблица71.G3" table:number-columns-spanned="2" office:value-type="string">
            <text:p text:style-name="P427"><text:s/>ОТК</text:p>
          </table:table-cell>
          <table:covered-table-cell/>
        </table:table-row>
        <table:table-row table:style-name="Таблица71.3">
          <table:table-cell table:style-name="Таблица71.A3" table:number-columns-spanned="2" office:value-type="string">
            <text:p text:style-name="P430"/>
          </table:table-cell>
          <table:covered-table-cell/>
          <table:table-cell table:style-name="Таблица71.A3" office:value-type="string">
            <text:p text:style-name="P432"/>
          </table:table-cell>
          <table:table-cell table:style-name="Таблица71.A3" office:value-type="string">
            <text:p text:style-name="P755"><text:span text:style-name="Основной_20_шрифт_20_абзаца"><text:span text:style-name="T67"><text:s/>(цена деления 0,01 мм)</text:span></text:span></text:p>
          </table:table-cell>
          <table:table-cell table:style-name="Таблица71.A3" office:value-type="string">
            <text:p text:style-name="P439">но не менее</text:p>
          </table:table-cell>
          <table:table-cell table:style-name="Таблица71.A3" office:value-type="string">
            <text:p text:style-name="P442"/>
          </table:table-cell>
          <table:table-cell table:style-name="Таблица71.G3" table:number-columns-spanned="2" office:value-type="string">
            <text:p text:style-name="P427"/>
          </table:table-cell>
          <table:covered-table-cell/>
        </table:table-row>
        <table:table-row table:style-name="Таблица71.3">
          <table:table-cell table:style-name="Таблица71.A3" table:number-columns-spanned="2" office:value-type="string">
            <text:p text:style-name="P430"/>
          </table:table-cell>
          <table:covered-table-cell/>
          <table:table-cell table:style-name="Таблица71.A3" office:value-type="string">
            <text:p text:style-name="P432"/>
          </table:table-cell>
          <table:table-cell table:style-name="Таблица71.A3" office:value-type="string">
            <text:p text:style-name="P755"><text:span text:style-name="Основной_20_шрифт_20_абзаца"><text:span text:style-name="T67"><text:s/>Допускается использовать другой </text:span></text:span></text:p>
          </table:table-cell>
          <table:table-cell table:style-name="Таблица71.A3" office:value-type="string">
            <text:p text:style-name="P439">двух рулонов </text:p>
          </table:table-cell>
          <table:table-cell table:style-name="Таблица71.A3" office:value-type="string">
            <text:p text:style-name="P442"/>
          </table:table-cell>
          <table:table-cell table:style-name="Таблица71.G3" table:number-columns-spanned="2" office:value-type="string">
            <text:p text:style-name="P427"/>
          </table:table-cell>
          <table:covered-table-cell/>
        </table:table-row>
        <table:table-row table:style-name="Таблица71.3">
          <table:table-cell table:style-name="Таблица71.A3" table:number-columns-spanned="2" office:value-type="string">
            <text:p text:style-name="P430"/>
          </table:table-cell>
          <table:covered-table-cell/>
          <table:table-cell table:style-name="Таблица71.A3" office:value-type="string">
            <text:p text:style-name="P432"/>
          </table:table-cell>
          <table:table-cell table:style-name="Таблица71.A3" office:value-type="string">
            <text:p text:style-name="P755"><text:span text:style-name="Основной_20_шрифт_20_абзаца"><text:span text:style-name="T65"><text:s/></text:span></text:span><text:span text:style-name="Основной_20_шрифт_20_абзаца"><text:span text:style-name="T66">микрометр типа МК или МТ с ценой </text:span></text:span></text:p>
          </table:table-cell>
          <table:table-cell table:style-name="Таблица71.A3" office:value-type="string">
            <text:p text:style-name="P439">от партии.</text:p>
          </table:table-cell>
          <table:table-cell table:style-name="Таблица71.A3" office:value-type="string">
            <text:p text:style-name="P442"/>
          </table:table-cell>
          <table:table-cell table:style-name="Таблица71.G3" table:number-columns-spanned="2" office:value-type="string">
            <text:p text:style-name="P427"/>
          </table:table-cell>
          <table:covered-table-cell/>
        </table:table-row>
        <table:table-row table:style-name="Таблица71.3">
          <table:table-cell table:style-name="Таблица71.A3" table:number-columns-spanned="2" office:value-type="string">
            <text:p text:style-name="P430"/>
          </table:table-cell>
          <table:covered-table-cell/>
          <table:table-cell table:style-name="Таблица71.A3" office:value-type="string">
            <text:p text:style-name="P432"/>
          </table:table-cell>
          <table:table-cell table:style-name="Таблица71.A3" office:value-type="string">
            <text:p text:style-name="P755"><text:span text:style-name="Основной_20_шрифт_20_абзаца"><text:span text:style-name="T67"><text:s/>деления 0,01 мм по ГОСТ 6507-90</text:span></text:span></text:p>
          </table:table-cell>
          <table:table-cell table:style-name="Таблица71.A3" office:value-type="string">
            <text:p text:style-name="P433"><text:s text:c="2"/>Две полосы </text:p>
          </table:table-cell>
          <table:table-cell table:style-name="Таблица71.A3" office:value-type="string">
            <text:p text:style-name="P442"/>
          </table:table-cell>
          <table:table-cell table:style-name="Таблица71.G3" table:number-columns-spanned="2" office:value-type="string">
            <text:p text:style-name="P427"/>
          </table:table-cell>
          <table:covered-table-cell/>
        </table:table-row>
        <table:table-row table:style-name="Таблица71.3">
          <table:table-cell table:style-name="Таблица71.A3" table:number-columns-spanned="2" office:value-type="string">
            <text:p text:style-name="P430"><text:s/>2 Прочность при растяжении</text:p>
          </table:table-cell>
          <table:covered-table-cell/>
          <table:table-cell table:style-name="Таблица71.A3" office:value-type="string">
            <text:p text:style-name="P432">п. 5.6</text:p>
          </table:table-cell>
          <table:table-cell table:style-name="Таблица71.A3" office:value-type="string">
            <text:p text:style-name="P427"><text:s/>Машина разрывная с погрешностью</text:p>
          </table:table-cell>
          <table:table-cell table:style-name="Таблица71.A3" office:value-type="string">
            <text:p text:style-name="P433">не менее 0,2 м <text:s/></text:p>
          </table:table-cell>
          <table:table-cell table:style-name="Таблица71.A3" office:value-type="string">
            <text:p text:style-name="P442"/>
          </table:table-cell>
          <table:table-cell table:style-name="Таблица71.G3" table:number-columns-spanned="2" office:value-type="string">
            <text:p text:style-name="P445"><text:s/><text:span text:style-name="T34">Цех 23, ЦЗЛ,</text:span></text:p>
          </table:table-cell>
          <table:covered-table-cell/>
        </table:table-row>
        <table:table-row table:style-name="Таблица71.3">
          <table:table-cell table:style-name="Таблица71.A3" table:number-columns-spanned="2" office:value-type="string">
            <text:p text:style-name="P430"/>
          </table:table-cell>
          <table:covered-table-cell/>
          <table:table-cell table:style-name="Таблица71.A3" office:value-type="string">
            <text:p text:style-name="P432"/>
          </table:table-cell>
          <table:table-cell table:style-name="Таблица71.A3" office:value-type="string">
            <text:p text:style-name="P430"><text:s/>измерения не более 2% от величины</text:p>
          </table:table-cell>
          <table:table-cell table:style-name="Таблица71.A3" office:value-type="string">
            <text:p text:style-name="P433">на расстоянии <text:s text:c="2"/></text:p>
          </table:table-cell>
          <table:table-cell table:style-name="Таблица71.A3" office:value-type="string">
            <text:p text:style-name="P442"/>
          </table:table-cell>
          <table:table-cell table:style-name="Таблица71.G3" table:number-columns-spanned="2" office:value-type="string">
            <text:p text:style-name="P427"><text:s/>ОТК</text:p>
          </table:table-cell>
          <table:covered-table-cell/>
        </table:table-row>
        <table:table-row table:style-name="Таблица71.3">
          <table:table-cell table:style-name="Таблица71.A3" table:number-columns-spanned="2" office:value-type="string">
            <text:p text:style-name="P430"/>
          </table:table-cell>
          <table:covered-table-cell/>
          <table:table-cell table:style-name="Таблица71.A3" office:value-type="string">
            <text:p text:style-name="P432"/>
          </table:table-cell>
          <table:table-cell table:style-name="Таблица71.A3" office:value-type="string">
            <text:p text:style-name="P427"><text:s/>измеряемой нагрузки </text:p>
          </table:table-cell>
          <table:table-cell table:style-name="Таблица71.A3" office:value-type="string">
            <text:p text:style-name="P433">не менее 1 м <text:s/></text:p>
          </table:table-cell>
          <table:table-cell table:style-name="Таблица71.A3" office:value-type="string">
            <text:p text:style-name="P442"/>
          </table:table-cell>
          <table:table-cell table:style-name="Таблица71.G3" table:number-columns-spanned="2" office:value-type="string">
            <text:p text:style-name="P427"/>
          </table:table-cell>
          <table:covered-table-cell/>
        </table:table-row>
        <table:table-row table:style-name="Таблица71.3">
          <table:table-cell table:style-name="Таблица71.A3" table:number-columns-spanned="2" office:value-type="string">
            <text:p text:style-name="P430"><text:s/>3 Относительное удлинение при разрыве</text:p>
          </table:table-cell>
          <table:covered-table-cell/>
          <table:table-cell table:style-name="Таблица71.A3" office:value-type="string">
            <text:p text:style-name="P432">п. 5.6</text:p>
          </table:table-cell>
          <table:table-cell table:style-name="Таблица71.A3" office:value-type="string">
            <text:p text:style-name="P427"><text:s/>Машина разрывная с погрешностью</text:p>
          </table:table-cell>
          <table:table-cell table:style-name="Таблица71.A3" office:value-type="string">
            <text:p text:style-name="P433">друг от друга <text:s/></text:p>
          </table:table-cell>
          <table:table-cell table:style-name="Таблица71.A3" office:value-type="string">
            <text:p text:style-name="P442"/>
          </table:table-cell>
          <table:table-cell table:style-name="Таблица71.G3" table:number-columns-spanned="2" office:value-type="string">
            <text:p text:style-name="P445"><text:s/><text:span text:style-name="T34">Цех 23, ЦЗЛ,</text:span></text:p>
          </table:table-cell>
          <table:covered-table-cell/>
        </table:table-row>
        <table:table-row table:style-name="Таблица71.3">
          <table:table-cell table:style-name="Таблица71.A3" table:number-columns-spanned="2" office:value-type="string">
            <text:p text:style-name="P430"/>
          </table:table-cell>
          <table:covered-table-cell/>
          <table:table-cell table:style-name="Таблица71.A3" office:value-type="string">
            <text:p text:style-name="P432"/>
          </table:table-cell>
          <table:table-cell table:style-name="Таблица71.A3" office:value-type="string">
            <text:p text:style-name="P430"><text:s/>измерения не более 2% от величины</text:p>
          </table:table-cell>
          <table:table-cell table:style-name="Таблица71.A3" office:value-type="string">
            <text:p text:style-name="P430"/>
          </table:table-cell>
          <table:table-cell table:style-name="Таблица71.A3" office:value-type="string">
            <text:p text:style-name="P442"/>
          </table:table-cell>
          <table:table-cell table:style-name="Таблица71.G3" table:number-columns-spanned="2" office:value-type="string">
            <text:p text:style-name="P427"><text:s/>ОТК</text:p>
          </table:table-cell>
          <table:covered-table-cell/>
        </table:table-row>
        <table:table-row table:style-name="Таблица71.3">
          <table:table-cell table:style-name="Таблица71.A3" table:number-columns-spanned="2" office:value-type="string">
            <text:p text:style-name="P448"/>
          </table:table-cell>
          <table:covered-table-cell/>
          <table:table-cell table:style-name="Таблица71.A3" office:value-type="string">
            <text:p text:style-name="P432"/>
          </table:table-cell>
          <table:table-cell table:style-name="Таблица71.A3" office:value-type="string">
            <text:p text:style-name="P427"><text:s/>измеряемой нагрузки </text:p>
          </table:table-cell>
          <table:table-cell table:style-name="Таблица71.A3" office:value-type="string">
            <text:p text:style-name="P430"/>
          </table:table-cell>
          <table:table-cell table:style-name="Таблица71.A3" office:value-type="string">
            <text:p text:style-name="P442"/>
          </table:table-cell>
          <table:table-cell table:style-name="Таблица71.G3" table:number-columns-spanned="2" office:value-type="string">
            <text:p text:style-name="P427"/>
          </table:table-cell>
          <table:covered-table-cell/>
        </table:table-row>
        <table:table-row table:style-name="Таблица71.3">
          <table:table-cell table:style-name="Таблица71.A3" table:number-columns-spanned="2" office:value-type="string">
            <text:p text:style-name="P430"/>
          </table:table-cell>
          <table:covered-table-cell/>
          <table:table-cell table:style-name="Таблица71.A3" office:value-type="string">
            <text:p text:style-name="P432"/>
          </table:table-cell>
          <table:table-cell table:style-name="Таблица71.A3" office:value-type="string">
            <text:p text:style-name="P430"/>
          </table:table-cell>
          <table:table-cell table:style-name="Таблица71.A3" office:value-type="string">
            <text:p text:style-name="P430"/>
          </table:table-cell>
          <table:table-cell table:style-name="Таблица71.A3" office:value-type="string">
            <text:p text:style-name="P442"/>
          </table:table-cell>
          <table:table-cell table:style-name="Таблица71.G3" table:number-columns-spanned="2" office:value-type="string">
            <text:p text:style-name="P427"/>
          </table:table-cell>
          <table:covered-table-cell/>
        </table:table-row>
        <table:table-row table:style-name="Таблица71.3">
          <table:table-cell table:style-name="Таблица71.A3" table:number-columns-spanned="2" office:value-type="string">
            <text:p text:style-name="P508"/>
          </table:table-cell>
          <table:covered-table-cell/>
          <table:table-cell table:style-name="Таблица71.A3" office:value-type="string">
            <text:p text:style-name="P432"/>
          </table:table-cell>
          <table:table-cell table:style-name="Таблица71.A3" office:value-type="string">
            <text:p text:style-name="P427"/>
          </table:table-cell>
          <table:table-cell table:style-name="Таблица71.A3" office:value-type="string">
            <text:p text:style-name="P430"/>
          </table:table-cell>
          <table:table-cell table:style-name="Таблица71.A3" office:value-type="string">
            <text:p text:style-name="P442"/>
          </table:table-cell>
          <table:table-cell table:style-name="Таблица71.G3" table:number-columns-spanned="2" office:value-type="string">
            <text:p text:style-name="P442"/>
          </table:table-cell>
          <table:covered-table-cell/>
        </table:table-row>
        <table:table-row table:style-name="Таблица71.18">
          <table:table-cell table:style-name="Таблица71.A18" office:value-type="string">
            <text:p text:style-name="P370">ПВК</text:p>
          </table:table-cell>
          <table:table-cell table:style-name="Таблица71.B18" table:number-columns-spanned="4" office:value-type="string">
            <text:p text:style-name="P387">Перечень входного контроля</text:p>
          </table:table-cell>
          <table:covered-table-cell/>
          <table:covered-table-cell/>
          <table:covered-table-cell/>
          <table:table-cell table:style-name="Таблица71.B18" table:number-columns-spanned="2" office:value-type="string">
            <text:p text:style-name="P167"/>
          </table:table-cell>
          <table:covered-table-cell/>
          <table:table-cell table:style-name="Таблица71.H18" office:value-type="string">
            <text:p text:style-name="P167"/>
          </table:table-cell>
        </table:table-row>
      </table:table>
      <text:p text:style-name="P798"/>
      <text:p text:style-name="P799"><text:soft-page-break/></text:p>
      <text:p text:style-name="P991"><text:span text:style-name="T330">СТО 07521831-55-2017 </text:span><text:span text:style-name="T331">Приложение А</text:span></text:p>
      <table:table table:name="Таблица50" table:style-name="Таблица50">
        <table:table-column table:style-name="Таблица50.A"/>
        <table:table-column table:style-name="Таблица50.B"/>
        <table:table-column table:style-name="Таблица50.C"/>
        <table:table-column table:style-name="Таблица50.D"/>
        <table:table-column table:style-name="Таблица50.E"/>
        <table:table-column table:style-name="Таблица50.F"/>
        <table:table-column table:style-name="Таблица50.G"/>
        <table:table-column table:style-name="Таблица50.H"/>
        <table:table-row table:style-name="Таблица50.1">
          <table:table-cell table:style-name="Таблица50.A1" office:value-type="string">
            <text:p text:style-name="P85">Дубл.</text:p>
          </table:table-cell>
          <table:table-cell table:style-name="Таблица50.A1" office:value-type="string">
            <text:p text:style-name="P529"/>
          </table:table-cell>
          <table:table-cell table:style-name="Таблица50.A1" office:value-type="string">
            <text:p text:style-name="P529"/>
          </table:table-cell>
          <table:table-cell table:style-name="Таблица50.D2" office:value-type="string">
            <text:p text:style-name="P529"/>
          </table:table-cell>
          <table:table-cell table:style-name="Таблица50.E1" office:value-type="string">
            <text:p text:style-name="P529"><text:s text:c="15"/></text:p>
          </table:table-cell>
          <table:table-cell table:style-name="Таблица50.F1" table:number-columns-spanned="2" office:value-type="string">
            <text:p text:style-name="P529"/>
          </table:table-cell>
          <table:covered-table-cell/>
          <table:table-cell table:style-name="Таблица50.H1" office:value-type="string">
            <text:p text:style-name="P529"/>
          </table:table-cell>
        </table:table-row>
        <table:table-row table:style-name="Таблица50.1">
          <table:table-cell table:style-name="Таблица50.A1" office:value-type="string">
            <text:p text:style-name="P85">Взам.</text:p>
          </table:table-cell>
          <table:table-cell table:style-name="Таблица50.A1" office:value-type="string">
            <text:p text:style-name="P529"/>
          </table:table-cell>
          <table:table-cell table:style-name="Таблица50.A1" office:value-type="string">
            <text:p text:style-name="P529"/>
          </table:table-cell>
          <table:table-cell table:style-name="Таблица50.D2" office:value-type="string">
            <text:p text:style-name="P529"/>
          </table:table-cell>
          <table:table-cell table:style-name="Таблица50.E3" table:number-columns-spanned="2" office:value-type="string">
            <text:p text:style-name="P529"/>
          </table:table-cell>
          <table:covered-table-cell/>
          <table:table-cell table:style-name="Таблица50.G3" table:number-rows-spanned="2" table:number-columns-spanned="2" office:value-type="string">
            <text:p text:style-name="P529"/>
          </table:table-cell>
          <table:covered-table-cell/>
        </table:table-row>
        <table:table-row table:style-name="Таблица50.1">
          <table:table-cell table:style-name="Таблица50.A1" office:value-type="string">
            <text:p text:style-name="P85">Подл.</text:p>
          </table:table-cell>
          <table:table-cell table:style-name="Таблица50.A1" office:value-type="string">
            <text:p text:style-name="P554"/>
          </table:table-cell>
          <table:table-cell table:style-name="Таблица50.A1" office:value-type="string">
            <text:p text:style-name="P529"/>
          </table:table-cell>
          <table:table-cell table:style-name="Таблица50.A1" office:value-type="string">
            <text:p text:style-name="P529"/>
          </table:table-cell>
          <table:table-cell table:style-name="Таблица50.E3" table:number-columns-spanned="2" office:value-type="string">
            <text:p text:style-name="P529"/>
          </table:table-cell>
          <table:covered-table-cell/>
          <table:covered-table-cell/>
          <table:covered-table-cell/>
        </table:table-row>
      </table:table>
      <table:table table:name="Таблица54" table:style-name="Таблица54">
        <table:table-column table:style-name="Таблица54.A"/>
        <table:table-column table:style-name="Таблица54.B"/>
        <table:table-column table:style-name="Таблица54.C"/>
        <table:table-column table:style-name="Таблица54.D"/>
        <table:table-column table:style-name="Таблица54.E"/>
        <table:table-column table:style-name="Таблица54.F"/>
        <table:table-column table:style-name="Таблица54.G"/>
        <table:table-column table:style-name="Таблица54.H"/>
        <table:table-column table:style-name="Таблица54.I"/>
        <table:table-column table:style-name="Таблица54.J"/>
        <table:table-column table:style-name="Таблица54.K"/>
        <table:table-column table:style-name="Таблица54.L"/>
        <table:table-column table:style-name="Таблица54.M"/>
        <table:table-column table:style-name="Таблица54.N"/>
        <table:table-column table:style-name="Таблица54.O"/>
        <table:table-column table:style-name="Таблица54.P"/>
        <table:table-row table:style-name="Таблица54.1">
          <table:table-cell table:style-name="Таблица54.A1" table:number-columns-spanned="11" office:value-type="string">
            <text:p text:style-name="P506"><text:span text:style-name="T153">Гарантийный срок хранения: </text:span><text:span text:style-name="T155">5 лет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4.L1" table:number-columns-spanned="2" office:value-type="string">
            <text:p text:style-name="P42"/>
          </table:table-cell>
          <table:covered-table-cell/>
          <table:table-cell table:style-name="Таблица54.N1" table:number-columns-spanned="2" office:value-type="string">
            <text:h text:style-name="P1049" text:outline-level="7"/>
          </table:table-cell>
          <table:covered-table-cell/>
          <table:table-cell table:style-name="Таблица54.P1" office:value-type="string">
            <text:p text:style-name="P496"><text:span text:style-name="T232">3</text:span><text:span text:style-name="T234">4</text:span></text:p>
          </table:table-cell>
        </table:table-row>
        <table:table-row table:style-name="Таблица54.1">
          <table:table-cell table:style-name="Таблица54.A2" table:number-columns-spanned="16" office:value-type="string">
            <text:p text:style-name="P62">Срок хранени<text:span text:style-name="T48">я</text:span> до перепроверки продукции (для изделий ВТ)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4.3">
          <table:table-cell table:style-name="Таблица54.A1" table:number-rows-spanned="3" office:value-type="string">
            <text:p text:style-name="P42"/>
          </table:table-cell>
          <table:table-cell table:style-name="Таблица54.L1" office:value-type="string">
            <text:p text:style-name="P42"/>
          </table:table-cell>
          <table:table-cell table:style-name="Таблица54.L1" office:value-type="string">
            <text:p text:style-name="P42"/>
          </table:table-cell>
          <table:table-cell table:style-name="Таблица54.L1" office:value-type="string">
            <text:p text:style-name="P42"/>
          </table:table-cell>
          <table:table-cell table:style-name="Таблица54.L1" office:value-type="string">
            <text:p text:style-name="P42"/>
          </table:table-cell>
          <table:table-cell table:style-name="Таблица54.L1" office:value-type="string">
            <text:p text:style-name="P42"/>
          </table:table-cell>
          <table:table-cell table:style-name="Таблица54.L1" office:value-type="string">
            <text:p text:style-name="P42"/>
          </table:table-cell>
          <table:table-cell table:style-name="Таблица54.L1" office:value-type="string">
            <text:p text:style-name="P42"/>
          </table:table-cell>
          <table:table-cell table:style-name="Таблица54.L1" office:value-type="string">
            <text:p text:style-name="P42"/>
          </table:table-cell>
          <table:table-cell table:style-name="Таблица54.J3" office:value-type="string">
            <text:p text:style-name="P42"/>
          </table:table-cell>
          <table:table-cell table:style-name="Таблица54.K3" table:number-columns-spanned="2" office:value-type="string">
            <text:p text:style-name="P42"/>
          </table:table-cell>
          <table:covered-table-cell/>
          <table:table-cell table:style-name="Таблица54.M3" table:number-rows-spanned="3" table:number-columns-spanned="2" office:value-type="string">
            <text:h text:style-name="P1054" text:outline-level="8"><text:span text:style-name="T287">М</text:span>асло индустриальное И-30А</text:h>
            <text:p text:style-name="P68">ГОСТ 20799-2022</text:p>
          </table:table-cell>
          <table:covered-table-cell/>
          <table:table-cell table:style-name="Таблица54.O3" table:number-rows-spanned="3" table:number-columns-spanned="2" office:value-type="string">
            <text:p text:style-name="P597">К.02 - 2024</text:p>
          </table:table-cell>
          <table:covered-table-cell/>
        </table:table-row>
        <table:table-row table:style-name="Таблица54.3">
          <table:covered-table-cell/>
          <table:table-cell table:style-name="Таблица54.B4" office:value-type="string">
            <text:p text:style-name="P529"/>
          </table:table-cell>
          <table:table-cell table:style-name="Таблица54.C4" office:value-type="string">
            <text:p text:style-name="P529"/>
          </table:table-cell>
          <table:table-cell table:style-name="Таблица54.D4" office:value-type="string">
            <text:p text:style-name="P529"/>
          </table:table-cell>
          <table:table-cell table:style-name="Таблица54.E4" office:value-type="string">
            <text:p text:style-name="P529"/>
          </table:table-cell>
          <table:table-cell table:style-name="Таблица54.F4" office:value-type="string">
            <text:p text:style-name="P529"/>
          </table:table-cell>
          <table:table-cell table:style-name="Таблица54.G4" office:value-type="string">
            <text:p text:style-name="P529"/>
          </table:table-cell>
          <table:table-cell table:style-name="Таблица54.H4" office:value-type="string">
            <text:p text:style-name="P529"/>
          </table:table-cell>
          <table:table-cell table:style-name="Таблица54.I4" office:value-type="string">
            <text:p text:style-name="P529"/>
          </table:table-cell>
          <table:table-cell table:style-name="Таблица54.J4" office:value-type="string">
            <text:p text:style-name="P529"/>
          </table:table-cell>
          <table:table-cell table:style-name="Таблица54.K4" table:number-columns-spanned="2" office:value-type="string">
            <text:p text:style-name="P52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54.3">
          <table:covered-table-cell/>
          <table:table-cell table:style-name="Таблица54.B5" office:value-type="string">
            <text:p text:style-name="P529"/>
          </table:table-cell>
          <table:table-cell table:style-name="Таблица54.C5" office:value-type="string">
            <text:p text:style-name="P529"/>
          </table:table-cell>
          <table:table-cell table:style-name="Таблица54.D5" office:value-type="string">
            <text:p text:style-name="P529"/>
          </table:table-cell>
          <table:table-cell table:style-name="Таблица54.E5" office:value-type="string">
            <text:p text:style-name="P529"/>
          </table:table-cell>
          <table:table-cell table:style-name="Таблица54.F5" office:value-type="string">
            <text:p text:style-name="P529"/>
          </table:table-cell>
          <table:table-cell table:style-name="Таблица54.G5" office:value-type="string">
            <text:p text:style-name="P529"/>
          </table:table-cell>
          <table:table-cell table:style-name="Таблица54.H5" office:value-type="string">
            <text:p text:style-name="P529"/>
          </table:table-cell>
          <table:table-cell table:style-name="Таблица54.I5" office:value-type="string">
            <text:p text:style-name="P529"/>
          </table:table-cell>
          <table:table-cell table:style-name="Таблица54.J5" office:value-type="string">
            <text:p text:style-name="P529"/>
          </table:table-cell>
          <table:table-cell table:style-name="Таблица54.K5" table:number-columns-spanned="2" office:value-type="string">
            <text:p text:style-name="P529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Таблица55" table:style-name="Таблица55">
        <table:table-column table:style-name="Таблица55.A"/>
        <table:table-column table:style-name="Таблица55.B"/>
        <table:table-column table:style-name="Таблица55.C"/>
        <table:table-column table:style-name="Таблица55.D"/>
        <table:table-column table:style-name="Таблица55.E"/>
        <table:table-column table:style-name="Таблица55.F"/>
        <table:table-column table:style-name="Таблица55.G"/>
        <table:table-column table:style-name="Таблица55.H"/>
        <table:table-column table:style-name="Таблица55.I"/>
        <table:table-row table:style-name="Таблица55.1">
          <table:table-cell table:style-name="Таблица55.A1" table:number-columns-spanned="3" office:value-type="string">
            <text:p text:style-name="P234">Состав контролируемых па<text:span text:style-name="T17">р</text:span>аметров продукции,<text:line-break/>методы ее контроля</text:p>
          </table:table-cell>
          <table:covered-table-cell/>
          <table:covered-table-cell/>
          <table:table-cell table:style-name="Таблица55.A1" table:number-rows-spanned="2" office:value-type="string">
            <text:p text:style-name="P304">Средства измерений<text:line-break/>или требуемые метрологические<text:line-break/>характеристики средств измерений</text:p>
          </table:table-cell>
          <table:table-cell table:style-name="Таблица55.A1" table:number-rows-spanned="2" office:value-type="string">
            <text:p text:style-name="P310">Вид </text:p>
            <text:p text:style-name="P310">контроля.</text:p>
            <text:p text:style-name="P304">Объем<text:line-break/>выборки<text:line-break/>или<text:line-break/>пробы</text:p>
          </table:table-cell>
          <table:table-cell table:style-name="Таблица55.A1" table:number-rows-spanned="2" table:number-columns-spanned="2" office:value-type="string">
            <text:p text:style-name="P305">Допусти<text:span text:style-name="T50">-</text:span>мый<text:line-break/>расход<text:line-break/>ресурса<text:line-break/></text:p>
          </table:table-cell>
          <table:covered-table-cell/>
          <table:table-cell table:style-name="Таблица55.H1" table:number-rows-spanned="2" table:number-columns-spanned="2" office:value-type="string">
            <text:p text:style-name="P304">Подразделения,<text:line-break/>участвующие<text:line-break/>во входном<text:line-break/>контроле</text:p>
          </table:table-cell>
          <table:covered-table-cell/>
        </table:table-row>
        <table:table-row table:style-name="Таблица55.1">
          <table:table-cell table:style-name="Таблица55.A2" table:number-columns-spanned="2" office:value-type="string">
            <text:p text:style-name="P234">Контролируемые параметры<text:line-break/>(показатели)</text:p>
          </table:table-cell>
          <table:covered-table-cell/>
          <table:table-cell table:style-name="Таблица55.A2" office:value-type="string">
            <text:p text:style-name="P234">Номера<text:line-break/>пунктов<text:line-break/>докумен<text:span text:style-name="T49">-</text:span><text:line-break/>т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5.3">
          <table:table-cell table:style-name="Таблица55.A3" table:number-columns-spanned="2" office:value-type="string">
            <text:p text:style-name="P885"><text:s/><text:span text:style-name="T61">Наличие сопроводительного сертификата или</text:span></text:p>
          </table:table-cell>
          <table:covered-table-cell/>
          <table:table-cell table:style-name="Таблица55.A3" office:value-type="string">
            <text:p text:style-name="P196">-</text:p>
          </table:table-cell>
          <table:table-cell table:style-name="Таблица55.A3" office:value-type="string">
            <text:p text:style-name="P196">-</text:p>
          </table:table-cell>
          <table:table-cell table:style-name="Таблица55.A3" office:value-type="string">
            <text:p text:style-name="P257">Сплошной</text:p>
          </table:table-cell>
          <table:table-cell table:style-name="Таблица55.A3" table:number-columns-spanned="2" office:value-type="string">
            <text:p text:style-name="P257">0</text:p>
          </table:table-cell>
          <table:covered-table-cell/>
          <table:table-cell table:style-name="Таблица55.H3" table:number-columns-spanned="2" office:value-type="string">
            <text:p text:style-name="P882"><text:span text:style-name="T36"><text:s/></text:span><text:span text:style-name="T37">Цех 23, </text:span></text:p>
          </table:table-cell>
          <table:covered-table-cell/>
        </table:table-row>
        <table:table-row table:style-name="Таблица55.3">
          <table:table-cell table:style-name="Таблица55.A3" table:number-columns-spanned="2" office:value-type="string">
            <text:p text:style-name="P885"><text:s/><text:span text:style-name="T128">другого </text:span><text:s/><text:span text:style-name="T128">документа <text:s/>подтверждающего</text:span></text:p>
          </table:table-cell>
          <table:covered-table-cell/>
          <table:table-cell table:style-name="Таблица55.A3" office:value-type="string">
            <text:p text:style-name="P253"/>
          </table:table-cell>
          <table:table-cell table:style-name="Таблица55.A3" office:value-type="string">
            <text:p text:style-name="P192"/>
          </table:table-cell>
          <table:table-cell table:style-name="Таблица55.A3" office:value-type="string">
            <text:p text:style-name="P204"/>
          </table:table-cell>
          <table:table-cell table:style-name="Таблица55.A3" table:number-columns-spanned="2" office:value-type="string">
            <text:p text:style-name="P337"/>
          </table:table-cell>
          <table:covered-table-cell/>
          <table:table-cell table:style-name="Таблица55.H3" table:number-columns-spanned="2" office:value-type="string">
            <text:p text:style-name="P878">ОТК</text:p>
          </table:table-cell>
          <table:covered-table-cell/>
        </table:table-row>
        <table:table-row table:style-name="Таблица55.3">
          <table:table-cell table:style-name="Таблица55.A3" table:number-columns-spanned="2" office:value-type="string">
            <text:p text:style-name="P885"><text:s/><text:span text:style-name="T62">качество материала с указанием гарантийного</text:span></text:p>
          </table:table-cell>
          <table:covered-table-cell/>
          <table:table-cell table:style-name="Таблица55.A3" office:value-type="string">
            <text:p text:style-name="P233"/>
          </table:table-cell>
          <table:table-cell table:style-name="Таблица55.A3" office:value-type="string">
            <text:p text:style-name="P245"/>
          </table:table-cell>
          <table:table-cell table:style-name="Таблица55.A3" office:value-type="string">
            <text:p text:style-name="P204"/>
          </table:table-cell>
          <table:table-cell table:style-name="Таблица55.A3" table:number-columns-spanned="2" office:value-type="string">
            <text:p text:style-name="P337"/>
          </table:table-cell>
          <table:covered-table-cell/>
          <table:table-cell table:style-name="Таблица55.H3" table:number-columns-spanned="2" office:value-type="string">
            <text:p text:style-name="P876"/>
          </table:table-cell>
          <table:covered-table-cell/>
        </table:table-row>
        <table:table-row table:style-name="Таблица55.3">
          <table:table-cell table:style-name="Таблица55.A3" table:number-columns-spanned="2" office:value-type="string">
            <text:p text:style-name="P893"><text:s/>срока и <text:s/>даты изготовления</text:p>
          </table:table-cell>
          <table:covered-table-cell/>
          <table:table-cell table:style-name="Таблица55.A3" office:value-type="string">
            <text:p text:style-name="P233"/>
          </table:table-cell>
          <table:table-cell table:style-name="Таблица55.A3" office:value-type="string">
            <text:p text:style-name="P245"/>
          </table:table-cell>
          <table:table-cell table:style-name="Таблица55.A3" office:value-type="string">
            <text:p text:style-name="P204"/>
          </table:table-cell>
          <table:table-cell table:style-name="Таблица55.A3" table:number-columns-spanned="2" office:value-type="string">
            <text:p text:style-name="P337"/>
          </table:table-cell>
          <table:covered-table-cell/>
          <table:table-cell table:style-name="Таблица55.H3" table:number-columns-spanned="2" office:value-type="string">
            <text:p text:style-name="P337"/>
          </table:table-cell>
          <table:covered-table-cell/>
        </table:table-row>
        <table:table-row table:style-name="Таблица55.3">
          <table:table-cell table:style-name="Таблица55.A3" table:number-columns-spanned="2" office:value-type="string">
            <text:p text:style-name="P885"><text:s/><text:span text:style-name="T268">В случае отсутствия даты </text:span><text:span text:style-name="T267">изготовления</text:span><text:span text:style-name="T268"> гарантийный</text:span></text:p>
          </table:table-cell>
          <table:covered-table-cell/>
          <table:table-cell table:style-name="Таблица55.A3" office:value-type="string">
            <text:p text:style-name="P233"/>
          </table:table-cell>
          <table:table-cell table:style-name="Таблица55.A3" office:value-type="string">
            <text:p text:style-name="P245"/>
          </table:table-cell>
          <table:table-cell table:style-name="Таблица55.A3" office:value-type="string">
            <text:p text:style-name="P204"/>
          </table:table-cell>
          <table:table-cell table:style-name="Таблица55.A3" table:number-columns-spanned="2" office:value-type="string">
            <text:p text:style-name="P337"/>
          </table:table-cell>
          <table:covered-table-cell/>
          <table:table-cell table:style-name="Таблица55.H3" table:number-columns-spanned="2" office:value-type="string">
            <text:p text:style-name="P337"/>
          </table:table-cell>
          <table:covered-table-cell/>
        </table:table-row>
        <table:table-row table:style-name="Таблица55.3">
          <table:table-cell table:style-name="Таблица55.A3" table:number-columns-spanned="2" office:value-type="string">
            <text:p text:style-name="P885"><text:s/><text:span text:style-name="T268">срок <text:s/>исчислять <text:s/>с даты <text:s/></text:span><text:span text:style-name="T267">печати сертификата или другого </text:span></text:p>
          </table:table-cell>
          <table:covered-table-cell/>
          <table:table-cell table:style-name="Таблица55.A3" office:value-type="string">
            <text:p text:style-name="P233"/>
          </table:table-cell>
          <table:table-cell table:style-name="Таблица55.A3" office:value-type="string">
            <text:p text:style-name="P337"/>
          </table:table-cell>
          <table:table-cell table:style-name="Таблица55.A3" office:value-type="string">
            <text:p text:style-name="P204"/>
          </table:table-cell>
          <table:table-cell table:style-name="Таблица55.A3" table:number-columns-spanned="2" office:value-type="string">
            <text:p text:style-name="P337"/>
          </table:table-cell>
          <table:covered-table-cell/>
          <table:table-cell table:style-name="Таблица55.H3" table:number-columns-spanned="2" office:value-type="string">
            <text:p text:style-name="P337"/>
          </table:table-cell>
          <table:covered-table-cell/>
        </table:table-row>
        <table:table-row table:style-name="Таблица55.3">
          <table:table-cell table:style-name="Таблица55.A3" table:number-columns-spanned="2" office:value-type="string">
            <text:p text:style-name="P885"/>
          </table:table-cell>
          <table:covered-table-cell/>
          <table:table-cell table:style-name="Таблица55.A3" office:value-type="string">
            <text:p text:style-name="P196"/>
          </table:table-cell>
          <table:table-cell table:style-name="Таблица55.A3" office:value-type="string">
            <text:p text:style-name="P196"/>
          </table:table-cell>
          <table:table-cell table:style-name="Таблица55.A3" office:value-type="string">
            <text:p text:style-name="P257"/>
          </table:table-cell>
          <table:table-cell table:style-name="Таблица55.A3" table:number-columns-spanned="2" office:value-type="string">
            <text:p text:style-name="P257"/>
          </table:table-cell>
          <table:covered-table-cell/>
          <table:table-cell table:style-name="Таблица55.H3" table:number-columns-spanned="2" office:value-type="string">
            <text:p text:style-name="P878"/>
          </table:table-cell>
          <table:covered-table-cell/>
        </table:table-row>
        <table:table-row table:style-name="Таблица55.3">
          <table:table-cell table:style-name="Таблица55.A3" table:number-columns-spanned="2" office:value-type="string">
            <text:p text:style-name="P885"/>
          </table:table-cell>
          <table:covered-table-cell/>
          <table:table-cell table:style-name="Таблица55.A3" office:value-type="string">
            <text:p text:style-name="P253"/>
          </table:table-cell>
          <table:table-cell table:style-name="Таблица55.A3" office:value-type="string">
            <text:p text:style-name="P192"/>
          </table:table-cell>
          <table:table-cell table:style-name="Таблица55.A3" office:value-type="string">
            <text:p text:style-name="P204"/>
          </table:table-cell>
          <table:table-cell table:style-name="Таблица55.A3" table:number-columns-spanned="2" office:value-type="string">
            <text:p text:style-name="P337"/>
          </table:table-cell>
          <table:covered-table-cell/>
          <table:table-cell table:style-name="Таблица55.H3" table:number-columns-spanned="2" office:value-type="string">
            <text:p text:style-name="P878"/>
          </table:table-cell>
          <table:covered-table-cell/>
        </table:table-row>
        <table:table-row table:style-name="Таблица55.3">
          <table:table-cell table:style-name="Таблица55.A3" table:number-columns-spanned="2" office:value-type="string">
            <text:p text:style-name="P112"/>
          </table:table-cell>
          <table:covered-table-cell/>
          <table:table-cell table:style-name="Таблица55.A3" office:value-type="string">
            <text:p text:style-name="P100"/>
          </table:table-cell>
          <table:table-cell table:style-name="Таблица55.A3" office:value-type="string">
            <text:p text:style-name="P125"/>
          </table:table-cell>
          <table:table-cell table:style-name="Таблица55.A3" office:value-type="string">
            <text:p text:style-name="P177"/>
          </table:table-cell>
          <table:table-cell table:style-name="Таблица55.A3" table:number-columns-spanned="2" office:value-type="string">
            <text:p text:style-name="P177"/>
          </table:table-cell>
          <table:covered-table-cell/>
          <table:table-cell table:style-name="Таблица55.H3" table:number-columns-spanned="2" office:value-type="string">
            <text:p text:style-name="P177"/>
          </table:table-cell>
          <table:covered-table-cell/>
        </table:table-row>
        <table:table-row table:style-name="Таблица55.3">
          <table:table-cell table:style-name="Таблица55.A3" table:number-columns-spanned="2" office:value-type="string">
            <text:p text:style-name="P112"/>
          </table:table-cell>
          <table:covered-table-cell/>
          <table:table-cell table:style-name="Таблица55.A3" office:value-type="string">
            <text:p text:style-name="P100"/>
          </table:table-cell>
          <table:table-cell table:style-name="Таблица55.A3" office:value-type="string">
            <text:p text:style-name="P177"/>
          </table:table-cell>
          <table:table-cell table:style-name="Таблица55.A3" office:value-type="string">
            <text:p text:style-name="P177"/>
          </table:table-cell>
          <table:table-cell table:style-name="Таблица55.A3" table:number-columns-spanned="2" office:value-type="string">
            <text:p text:style-name="P177"/>
          </table:table-cell>
          <table:covered-table-cell/>
          <table:table-cell table:style-name="Таблица55.H3" table:number-columns-spanned="2" office:value-type="string">
            <text:p text:style-name="P177"/>
          </table:table-cell>
          <table:covered-table-cell/>
        </table:table-row>
        <table:table-row table:style-name="Таблица55.3">
          <table:table-cell table:style-name="Таблица55.A3" table:number-columns-spanned="2" office:value-type="string">
            <text:p text:style-name="P112"/>
          </table:table-cell>
          <table:covered-table-cell/>
          <table:table-cell table:style-name="Таблица55.A3" office:value-type="string">
            <text:p text:style-name="P100"/>
          </table:table-cell>
          <table:table-cell table:style-name="Таблица55.A3" office:value-type="string">
            <text:p text:style-name="P177"/>
          </table:table-cell>
          <table:table-cell table:style-name="Таблица55.A3" office:value-type="string">
            <text:p text:style-name="P177"/>
          </table:table-cell>
          <table:table-cell table:style-name="Таблица55.A3" table:number-columns-spanned="2" office:value-type="string">
            <text:p text:style-name="P177"/>
          </table:table-cell>
          <table:covered-table-cell/>
          <table:table-cell table:style-name="Таблица55.H3" table:number-columns-spanned="2" office:value-type="string">
            <text:p text:style-name="P177"/>
          </table:table-cell>
          <table:covered-table-cell/>
        </table:table-row>
        <table:table-row table:style-name="Таблица55.3">
          <table:table-cell table:style-name="Таблица55.A3" table:number-columns-spanned="2" office:value-type="string">
            <text:p text:style-name="P112"/>
          </table:table-cell>
          <table:covered-table-cell/>
          <table:table-cell table:style-name="Таблица55.A3" office:value-type="string">
            <text:p text:style-name="P100"/>
          </table:table-cell>
          <table:table-cell table:style-name="Таблица55.A3" office:value-type="string">
            <text:p text:style-name="P177"/>
          </table:table-cell>
          <table:table-cell table:style-name="Таблица55.A3" office:value-type="string">
            <text:p text:style-name="P177"/>
          </table:table-cell>
          <table:table-cell table:style-name="Таблица55.A3" table:number-columns-spanned="2" office:value-type="string">
            <text:p text:style-name="P177"/>
          </table:table-cell>
          <table:covered-table-cell/>
          <table:table-cell table:style-name="Таблица55.H3" table:number-columns-spanned="2" office:value-type="string">
            <text:p text:style-name="P177"/>
          </table:table-cell>
          <table:covered-table-cell/>
        </table:table-row>
        <table:table-row table:style-name="Таблица55.3">
          <table:table-cell table:style-name="Таблица55.A3" table:number-columns-spanned="2" office:value-type="string">
            <text:p text:style-name="P112"/>
          </table:table-cell>
          <table:covered-table-cell/>
          <table:table-cell table:style-name="Таблица55.A3" office:value-type="string">
            <text:p text:style-name="P100"/>
          </table:table-cell>
          <table:table-cell table:style-name="Таблица55.A3" office:value-type="string">
            <text:p text:style-name="P177"/>
          </table:table-cell>
          <table:table-cell table:style-name="Таблица55.A3" office:value-type="string">
            <text:p text:style-name="P177"/>
          </table:table-cell>
          <table:table-cell table:style-name="Таблица55.A3" table:number-columns-spanned="2" office:value-type="string">
            <text:p text:style-name="P177"/>
          </table:table-cell>
          <table:covered-table-cell/>
          <table:table-cell table:style-name="Таблица55.H3" table:number-columns-spanned="2" office:value-type="string">
            <text:p text:style-name="P177"/>
          </table:table-cell>
          <table:covered-table-cell/>
        </table:table-row>
        <table:table-row table:style-name="Таблица55.3">
          <table:table-cell table:style-name="Таблица55.A3" table:number-columns-spanned="2" office:value-type="string">
            <text:p text:style-name="P112"/>
          </table:table-cell>
          <table:covered-table-cell/>
          <table:table-cell table:style-name="Таблица55.A3" office:value-type="string">
            <text:p text:style-name="P100"/>
          </table:table-cell>
          <table:table-cell table:style-name="Таблица55.A3" office:value-type="string">
            <text:p text:style-name="P177"/>
          </table:table-cell>
          <table:table-cell table:style-name="Таблица55.A3" office:value-type="string">
            <text:p text:style-name="P177"/>
          </table:table-cell>
          <table:table-cell table:style-name="Таблица55.A3" table:number-columns-spanned="2" office:value-type="string">
            <text:p text:style-name="P177"/>
          </table:table-cell>
          <table:covered-table-cell/>
          <table:table-cell table:style-name="Таблица55.H3" table:number-columns-spanned="2" office:value-type="string">
            <text:p text:style-name="P177"/>
          </table:table-cell>
          <table:covered-table-cell/>
        </table:table-row>
        <table:table-row table:style-name="Таблица55.3">
          <table:table-cell table:style-name="Таблица55.A3" table:number-columns-spanned="2" office:value-type="string">
            <text:p text:style-name="P112"/>
          </table:table-cell>
          <table:covered-table-cell/>
          <table:table-cell table:style-name="Таблица55.A3" office:value-type="string">
            <text:p text:style-name="P100"/>
          </table:table-cell>
          <table:table-cell table:style-name="Таблица55.A3" office:value-type="string">
            <text:p text:style-name="P177"/>
          </table:table-cell>
          <table:table-cell table:style-name="Таблица55.A3" office:value-type="string">
            <text:p text:style-name="P177"/>
          </table:table-cell>
          <table:table-cell table:style-name="Таблица55.A3" table:number-columns-spanned="2" office:value-type="string">
            <text:p text:style-name="P177"/>
          </table:table-cell>
          <table:covered-table-cell/>
          <table:table-cell table:style-name="Таблица55.H3" table:number-columns-spanned="2" office:value-type="string">
            <text:p text:style-name="P177"/>
          </table:table-cell>
          <table:covered-table-cell/>
        </table:table-row>
        <table:table-row table:style-name="Таблица55.18">
          <table:table-cell table:style-name="Таблица55.A18" office:value-type="string">
            <text:p text:style-name="P368">ПВК</text:p>
          </table:table-cell>
          <table:table-cell table:style-name="Таблица55.B18" table:number-columns-spanned="5" office:value-type="string">
            <text:p text:style-name="P385">Перечень входного контроля</text:p>
          </table:table-cell>
          <table:covered-table-cell/>
          <table:covered-table-cell/>
          <table:covered-table-cell/>
          <table:covered-table-cell/>
          <table:table-cell table:style-name="Таблица55.B18" table:number-columns-spanned="2" office:value-type="string">
            <text:p text:style-name="P165"/>
          </table:table-cell>
          <table:covered-table-cell/>
          <table:table-cell table:style-name="Таблица55.I18" office:value-type="string">
            <text:p text:style-name="P165"/>
          </table:table-cell>
        </table:table-row>
      </table:table>
      <text:p text:style-name="P997"><text:span text:style-name="T146">ГОСТ 3.1105-2011 </text:span><text:span text:style-name="T147">Ф</text:span><text:span text:style-name="T146">орма 7а</text:span></text:p>
      <table:table table:name="Таблица75" table:style-name="Таблица75">
        <table:table-column table:style-name="Таблица75.A"/>
        <table:table-column table:style-name="Таблица75.B"/>
        <table:table-column table:style-name="Таблица75.C"/>
        <table:table-column table:style-name="Таблица75.D"/>
        <table:table-column table:style-name="Таблица75.E"/>
        <table:table-column table:style-name="Таблица75.F"/>
        <table:table-column table:style-name="Таблица75.G"/>
        <table:table-column table:style-name="Таблица75.H"/>
        <table:table-column table:style-name="Таблица75.I"/>
        <table:table-column table:style-name="Таблица75.J"/>
        <table:table-column table:style-name="Таблица75.K"/>
        <table:table-column table:style-name="Таблица75.L"/>
        <table:table-column table:style-name="Таблица75.M"/>
        <table:table-column table:style-name="Таблица75.B"/>
        <table:table-column table:style-name="Таблица75.O"/>
        <table:table-column table:style-name="Таблица75.P"/>
        <table:table-column table:style-name="Таблица75.Q"/>
        <table:table-column table:style-name="Таблица75.R"/>
        <table:table-column table:style-name="Таблица75.S"/>
        <table:table-column table:style-name="Таблица75.T"/>
        <table:table-column table:style-name="Таблица75.U"/>
        <table:table-column table:style-name="Таблица75.V"/>
        <table:table-column table:style-name="Таблица75.A"/>
        <table:table-column table:style-name="Таблица75.X"/>
        <table:table-column table:style-name="Таблица75.Y"/>
        <table:table-column table:style-name="Таблица75.M"/>
        <table:table-column table:style-name="Таблица75.a"/>
        <table:table-column table:style-name="Таблица75.b"/>
        <table:table-column table:style-name="Таблица75.c"/>
        <table:table-column table:style-name="Таблица75.d"/>
        <table:table-column table:style-name="Таблица75.e"/>
        <table:table-column table:style-name="Таблица75.f"/>
        <table:table-column table:style-name="Таблица75.g"/>
        <table:table-row table:style-name="Таблица75.1">
          <table:table-cell table:style-name="Таблица75.A1" table:number-columns-spanned="23" office:value-type="string">
            <text:p text:style-name="P94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5.X1" office:value-type="string">
            <text:p text:style-name="P658"/>
          </table:table-cell>
          <table:table-cell table:style-name="Таблица75.X1" table:number-columns-spanned="2" office:value-type="string">
            <text:p text:style-name="P663"/>
          </table:table-cell>
          <table:covered-table-cell/>
          <table:table-cell table:style-name="Таблица75.X1" table:number-columns-spanned="3" office:value-type="string">
            <text:p text:style-name="P663"/>
          </table:table-cell>
          <table:covered-table-cell/>
          <table:covered-table-cell/>
          <table:table-cell table:style-name="Таблица75.X1" office:value-type="string">
            <text:p text:style-name="P663"/>
          </table:table-cell>
          <table:table-cell table:style-name="Таблица75.e1" table:number-columns-spanned="3" office:value-type="string">
            <text:p text:style-name="P663"/>
          </table:table-cell>
          <table:covered-table-cell/>
          <table:covered-table-cell/>
        </table:table-row>
        <table:table-row table:style-name="Таблица75.1">
          <table:table-cell table:style-name="Таблица75.X1" table:number-columns-spanned="2" office:value-type="string">
            <text:p text:style-name="P663">Дубл.</text:p>
          </table:table-cell>
          <table:covered-table-cell/>
          <table:table-cell table:style-name="Таблица75.X1" table:number-columns-spanned="4" office:value-type="string">
            <text:p text:style-name="P701"/>
          </table:table-cell>
          <table:covered-table-cell/>
          <table:covered-table-cell/>
          <table:covered-table-cell/>
          <table:table-cell table:style-name="Таблица75.X1" office:value-type="string">
            <text:p text:style-name="P701"/>
          </table:table-cell>
          <table:table-cell table:style-name="Таблица75.X1" office:value-type="string">
            <text:p text:style-name="P701"/>
          </table:table-cell>
          <table:table-cell table:style-name="Таблица75.I2" table:number-columns-spanned="6" office:value-type="string">
            <text:p text:style-name="P701"><text:s text:c="15"/>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5.O2" table:number-columns-spanned="9" office:value-type="string">
            <text:p text:style-name="P70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5.X1" office:value-type="string">
            <text:p text:style-name="P614"/>
          </table:table-cell>
          <table:table-cell table:style-name="Таблица75.X1" table:number-columns-spanned="2" office:value-type="string">
            <text:p text:style-name="P701"/>
          </table:table-cell>
          <table:covered-table-cell/>
          <table:table-cell table:style-name="Таблица75.X1" table:number-columns-spanned="3" office:value-type="string">
            <text:p text:style-name="P701"/>
          </table:table-cell>
          <table:covered-table-cell/>
          <table:covered-table-cell/>
          <table:table-cell table:style-name="Таблица75.X1" office:value-type="string">
            <text:p text:style-name="P701"/>
          </table:table-cell>
          <table:table-cell table:style-name="Таблица75.e1" table:number-columns-spanned="3" office:value-type="string">
            <text:p text:style-name="P701"/>
          </table:table-cell>
          <table:covered-table-cell/>
          <table:covered-table-cell/>
        </table:table-row>
        <table:table-row table:style-name="Таблица75.1">
          <table:table-cell table:style-name="Таблица75.X1" table:number-columns-spanned="2" office:value-type="string">
            <text:p text:style-name="P663">Взам.</text:p>
          </table:table-cell>
          <table:covered-table-cell/>
          <table:table-cell table:style-name="Таблица75.X1" table:number-columns-spanned="4" office:value-type="string">
            <text:p text:style-name="P701"/>
          </table:table-cell>
          <table:covered-table-cell/>
          <table:covered-table-cell/>
          <table:covered-table-cell/>
          <table:table-cell table:style-name="Таблица75.X1" office:value-type="string">
            <text:p text:style-name="P701"/>
          </table:table-cell>
          <table:table-cell table:style-name="Таблица75.X1" office:value-type="string">
            <text:p text:style-name="P701"/>
          </table:table-cell>
          <table:table-cell table:style-name="Таблица75.I3" table:number-rows-spanned="2" table:number-columns-spanned="4" office:value-type="string">
            <text:p text:style-name="P701"/>
          </table:table-cell>
          <table:covered-table-cell/>
          <table:covered-table-cell/>
          <table:covered-table-cell/>
          <table:table-cell table:style-name="Таблица75.X1" table:number-columns-spanned="3" office:value-type="string">
            <text:p text:style-name="P701"/>
          </table:table-cell>
          <table:covered-table-cell/>
          <table:covered-table-cell/>
          <table:table-cell table:style-name="Таблица75.X1" table:number-columns-spanned="2" office:value-type="string">
            <text:p text:style-name="P701"/>
          </table:table-cell>
          <table:covered-table-cell/>
          <table:table-cell table:style-name="Таблица75.X1" table:number-columns-spanned="3" office:value-type="string">
            <text:p text:style-name="P701"/>
          </table:table-cell>
          <table:covered-table-cell/>
          <table:covered-table-cell/>
          <table:table-cell table:style-name="Таблица75.X1" table:number-columns-spanned="2" office:value-type="string">
            <text:p text:style-name="P701"/>
          </table:table-cell>
          <table:covered-table-cell/>
          <table:table-cell table:style-name="Таблица75.X1" office:value-type="string">
            <text:p text:style-name="P701"/>
          </table:table-cell>
          <table:table-cell table:style-name="Таблица75.X1" office:value-type="string">
            <text:p text:style-name="P701"/>
          </table:table-cell>
          <table:table-cell table:style-name="Таблица75.X1" table:number-columns-spanned="2" office:value-type="string">
            <text:p text:style-name="P701"/>
          </table:table-cell>
          <table:covered-table-cell/>
          <table:table-cell table:style-name="Таблица75.X1" table:number-columns-spanned="3" office:value-type="string">
            <text:p text:style-name="P701"/>
          </table:table-cell>
          <table:covered-table-cell/>
          <table:covered-table-cell/>
          <table:table-cell table:style-name="Таблица75.X1" office:value-type="string">
            <text:p text:style-name="P701"/>
          </table:table-cell>
          <table:table-cell table:style-name="Таблица75.e1" table:number-columns-spanned="3" office:value-type="string">
            <text:p text:style-name="P701"/>
          </table:table-cell>
          <table:covered-table-cell/>
          <table:covered-table-cell/>
        </table:table-row>
        <table:table-row table:style-name="Таблица75.1">
          <table:table-cell table:style-name="Таблица75.X1" table:number-columns-spanned="2" office:value-type="string">
            <text:p text:style-name="P663">Подл.</text:p>
          </table:table-cell>
          <table:covered-table-cell/>
          <table:table-cell table:style-name="Таблица75.X1" table:number-columns-spanned="4" office:value-type="string">
            <text:p text:style-name="P635"/>
          </table:table-cell>
          <table:covered-table-cell/>
          <table:covered-table-cell/>
          <table:covered-table-cell/>
          <table:table-cell table:style-name="Таблица75.X1" office:value-type="string">
            <text:p text:style-name="P640"/>
          </table:table-cell>
          <table:table-cell table:style-name="Таблица75.X1" office:value-type="string">
            <text:p text:style-name="P677"/>
          </table:table-cell>
          <table:covered-table-cell/>
          <table:covered-table-cell/>
          <table:covered-table-cell/>
          <table:covered-table-cell/>
          <table:table-cell table:style-name="Таблица75.X1" table:number-columns-spanned="3" office:value-type="string">
            <text:p text:style-name="P701"/>
          </table:table-cell>
          <table:covered-table-cell/>
          <table:covered-table-cell/>
          <table:table-cell table:style-name="Таблица75.X1" table:number-columns-spanned="2" office:value-type="string">
            <text:p text:style-name="P701"/>
          </table:table-cell>
          <table:covered-table-cell/>
          <table:table-cell table:style-name="Таблица75.X1" table:number-columns-spanned="3" office:value-type="string">
            <text:p text:style-name="P701"/>
          </table:table-cell>
          <table:covered-table-cell/>
          <table:covered-table-cell/>
          <table:table-cell table:style-name="Таблица75.X1" table:number-columns-spanned="2" office:value-type="string">
            <text:p text:style-name="P701"/>
          </table:table-cell>
          <table:covered-table-cell/>
          <table:table-cell table:style-name="Таблица75.X1" office:value-type="string">
            <text:p text:style-name="P701"/>
          </table:table-cell>
          <table:table-cell table:style-name="Таблица75.X1" office:value-type="string">
            <text:p text:style-name="P701"/>
          </table:table-cell>
          <table:table-cell table:style-name="Таблица75.X1" table:number-columns-spanned="2" office:value-type="string">
            <text:p text:style-name="P701"/>
          </table:table-cell>
          <table:covered-table-cell/>
          <table:table-cell table:style-name="Таблица75.X1" table:number-columns-spanned="3" office:value-type="string">
            <text:p text:style-name="P701"/>
          </table:table-cell>
          <table:covered-table-cell/>
          <table:covered-table-cell/>
          <table:table-cell table:style-name="Таблица75.X1" office:value-type="string">
            <text:p text:style-name="P701"/>
          </table:table-cell>
          <table:table-cell table:style-name="Таблица75.e1" table:number-columns-spanned="3" office:value-type="string">
            <text:p text:style-name="P701"/>
          </table:table-cell>
          <table:covered-table-cell/>
          <table:covered-table-cell/>
        </table:table-row>
        <table:table-row table:style-name="Таблица75.5">
          <table:table-cell table:style-name="Таблица75.A5" table:number-columns-spanned="18" office:value-type="string">
            <text:p text:style-name="P6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5.A5" table:number-columns-spanned="7" office:value-type="string">
            <text:p text:style-name="P60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5.Z5" table:number-columns-spanned="6" office:value-type="string">
            <text:p text:style-name="P624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5.f5" table:number-columns-spanned="2" office:value-type="string">
            <text:p text:style-name="P749"><text:span text:style-name="T253">3</text:span><text:span text:style-name="T255">5</text:span></text:p>
          </table:table-cell>
          <table:covered-table-cell/>
        </table:table-row>
        <table:table-row table:style-name="Таблица75.1">
          <table:table-cell table:style-name="Таблица75.X1" table:number-rows-spanned="3" office:value-type="string">
            <text:p text:style-name="P701"/>
          </table:table-cell>
          <table:table-cell table:style-name="Таблица75.X1" table:number-columns-spanned="3" office:value-type="string">
            <text:p text:style-name="P701"/>
          </table:table-cell>
          <table:covered-table-cell/>
          <table:covered-table-cell/>
          <table:table-cell table:style-name="Таблица75.X1" office:value-type="string">
            <text:p text:style-name="P701"/>
          </table:table-cell>
          <table:table-cell table:style-name="Таблица75.X1" table:number-columns-spanned="2" office:value-type="string">
            <text:p text:style-name="P701"/>
          </table:table-cell>
          <table:covered-table-cell/>
          <table:table-cell table:style-name="Таблица75.X1" table:number-columns-spanned="2" office:value-type="string">
            <text:p text:style-name="P701"/>
          </table:table-cell>
          <table:covered-table-cell/>
          <table:table-cell table:style-name="Таблица75.X1" office:value-type="string">
            <text:p text:style-name="P701"/>
          </table:table-cell>
          <table:table-cell table:style-name="Таблица75.X1" office:value-type="string">
            <text:p text:style-name="P701"/>
          </table:table-cell>
          <table:table-cell table:style-name="Таблица75.X1" table:number-columns-spanned="2" office:value-type="string">
            <text:p text:style-name="P701"/>
          </table:table-cell>
          <table:covered-table-cell/>
          <table:table-cell table:style-name="Таблица75.X1" table:number-columns-spanned="3" office:value-type="string">
            <text:p text:style-name="P701"/>
          </table:table-cell>
          <table:covered-table-cell/>
          <table:covered-table-cell/>
          <table:table-cell table:style-name="Таблица75.A5" table:number-columns-spanned="3" office:value-type="string">
            <text:p text:style-name="P724"/>
          </table:table-cell>
          <table:covered-table-cell/>
          <table:covered-table-cell/>
          <table:table-cell table:style-name="Таблица75.A5" table:number-columns-spanned="2" office:value-type="string">
            <text:p text:style-name="P724"/>
          </table:table-cell>
          <table:covered-table-cell/>
          <table:table-cell table:style-name="Таблица75.V6" table:number-rows-spanned="3" table:number-columns-spanned="7" office:value-type="string">
            <text:p text:style-name="P70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5.c6" table:number-rows-spanned="3" table:number-columns-spanned="5" office:value-type="string">
            <text:p text:style-name="P600">К.02 - 2024</text:p>
          </table:table-cell>
          <table:covered-table-cell/>
          <table:covered-table-cell/>
          <table:covered-table-cell/>
          <table:covered-table-cell/>
        </table:table-row>
        <table:table-row table:style-name="Таблица75.1">
          <table:covered-table-cell/>
          <table:table-cell table:style-name="Таблица75.X1" table:number-columns-spanned="3" office:value-type="string">
            <text:p text:style-name="P687"/>
          </table:table-cell>
          <table:covered-table-cell/>
          <table:covered-table-cell/>
          <table:table-cell table:style-name="Таблица75.X1" office:value-type="string">
            <text:p text:style-name="P701"/>
          </table:table-cell>
          <table:table-cell table:style-name="Таблица75.X1" table:number-columns-spanned="2" office:value-type="string">
            <text:p text:style-name="P614"/>
          </table:table-cell>
          <table:covered-table-cell/>
          <table:table-cell table:style-name="Таблица75.X1" table:number-columns-spanned="2" office:value-type="string">
            <text:p text:style-name="P687"/>
          </table:table-cell>
          <table:covered-table-cell/>
          <table:table-cell table:style-name="Таблица75.X1" office:value-type="string">
            <text:p text:style-name="P701"/>
          </table:table-cell>
          <table:table-cell table:style-name="Таблица75.X1" office:value-type="string">
            <text:p text:style-name="P701"/>
          </table:table-cell>
          <table:table-cell table:style-name="Таблица75.X1" table:number-columns-spanned="2" office:value-type="string">
            <text:p text:style-name="P701"/>
          </table:table-cell>
          <table:covered-table-cell/>
          <table:table-cell table:style-name="Таблица75.X1" table:number-columns-spanned="3" office:value-type="string">
            <text:p text:style-name="P701"/>
          </table:table-cell>
          <table:covered-table-cell/>
          <table:covered-table-cell/>
          <table:table-cell table:style-name="Таблица75.X1" table:number-columns-spanned="3" office:value-type="string">
            <text:p text:style-name="P701"/>
          </table:table-cell>
          <table:covered-table-cell/>
          <table:covered-table-cell/>
          <table:table-cell table:style-name="Таблица75.X1" table:number-columns-spanned="2" office:value-type="string">
            <text:p text:style-name="P70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5.1">
          <table:covered-table-cell/>
          <table:table-cell table:style-name="Таблица75.B8" table:number-columns-spanned="3" office:value-type="string">
            <text:p text:style-name="P701"/>
          </table:table-cell>
          <table:covered-table-cell/>
          <table:covered-table-cell/>
          <table:table-cell table:style-name="Таблица75.B8" office:value-type="string">
            <text:p text:style-name="P701"/>
          </table:table-cell>
          <table:table-cell table:style-name="Таблица75.B8" table:number-columns-spanned="2" office:value-type="string">
            <text:p text:style-name="P701"/>
          </table:table-cell>
          <table:covered-table-cell/>
          <table:table-cell table:style-name="Таблица75.B8" table:number-columns-spanned="2" office:value-type="string">
            <text:p text:style-name="P701"/>
          </table:table-cell>
          <table:covered-table-cell/>
          <table:table-cell table:style-name="Таблица75.B8" office:value-type="string">
            <text:p text:style-name="P701"/>
          </table:table-cell>
          <table:table-cell table:style-name="Таблица75.B8" office:value-type="string">
            <text:p text:style-name="P701"/>
          </table:table-cell>
          <table:table-cell table:style-name="Таблица75.B8" table:number-columns-spanned="2" office:value-type="string">
            <text:p text:style-name="P701"/>
          </table:table-cell>
          <table:covered-table-cell/>
          <table:table-cell table:style-name="Таблица75.B8" table:number-columns-spanned="3" office:value-type="string">
            <text:p text:style-name="P701"/>
          </table:table-cell>
          <table:covered-table-cell/>
          <table:covered-table-cell/>
          <table:table-cell table:style-name="Таблица75.B8" table:number-columns-spanned="3" office:value-type="string">
            <text:p text:style-name="P701"/>
          </table:table-cell>
          <table:covered-table-cell/>
          <table:covered-table-cell/>
          <table:table-cell table:style-name="Таблица75.B8" table:number-columns-spanned="2" office:value-type="string">
            <text:p text:style-name="P70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5.9">
          <table:table-cell table:style-name="Таблица75.A9" table:number-columns-spanned="33" office:value-type="string">
            <text:p text:style-name="P733"/>
            <text:p text:style-name="P665"><text:span text:style-name="T21">Приложение </text:span><text:span text:style-name="T25">А</text:span></text:p>
            <text:p text:style-name="P749"><text:span text:style-name="T240">(</text:span><text:span text:style-name="T241">рекомендуемое</text:span><text:span text:style-name="T239">)</text:span></text:p>
            <text:p text:style-name="P720">Форма ярлыка соответствия</text:p>
            <text:p text:style-name="P749"><text:span text:style-name="T180">(</text:span><text:span text:style-name="T181">с учетом справочного</text:span><text:span text:style-name="T180"> приложени</text:span><text:span text:style-name="T181">я</text:span><text:span text:style-name="T180"> В ГОСТ 24297-2013)</text:span></text:p>
            <text:p text:style-name="P983"/>
            <table:table table:name="Таблица76" table:style-name="Таблица76">
              <table:table-column table:style-name="Таблица76.A"/>
              <table:table-row table:style-name="Таблица76.1">
                <table:table-cell table:style-name="Таблица76.A1" office:value-type="string">
                  <text:p text:style-name="P984">Ярлык соответствия</text:p>
                  <text:p text:style-name="P985">1 Наименование продукции __________________________</text:p>
                  <text:p text:style-name="P985">2 Номер партии ____________________________________</text:p>
                  <text:p text:style-name="P986">3 Годен____________________________________________</text:p>
                  <text:p text:style-name="P1005"><text:s text:c="118"/></text:p>
                  <text:p text:style-name="P569"><text:s text:c="40"/><text:span text:style-name="T133">Штамп ОТК</text:span></text:p>
                  <text:p text:style-name="P569"/>
                  <text:p text:style-name="P1006"><text:span text:style-name="T130">Фамилия и подпись лица, ответственного за верификацию</text:span><text:span text:style-name="T63"> _____________________________________________</text:span></text:p>
                  <text:p text:style-name="P1006"><text:span text:style-name="T63">Д</text:span><text:span text:style-name="T130">ата _________________ <text:s text:c="29"/></text:span></text:p>
                </table:table-cell>
              </table:table-row>
            </table:table>
            <text:p text:style-name="P705"/>
            <text:p text:style-name="P672"><text:span text:style-name="T22"><text:s text:c="3"/>Т</text:span><text:span text:style-name="T18">ара, имеющая этикетку, выдается в производство в последнюю очередь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5.5">
          <table:table-cell table:style-name="Таблица75.A10" table:number-columns-spanned="3" office:value-type="string">
            <text:p text:style-name="P713">ПВК</text:p>
          </table:table-cell>
          <table:covered-table-cell/>
          <table:covered-table-cell/>
          <table:table-cell table:style-name="Таблица75.D10" table:number-columns-spanned="24" office:value-type="string">
            <text:p text:style-name="P713">Перечень входного контрол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5.D10" table:number-columns-spanned="5" office:value-type="string">
            <text:p text:style-name="P709"/>
          </table:table-cell>
          <table:covered-table-cell/>
          <table:covered-table-cell/>
          <table:covered-table-cell/>
          <table:covered-table-cell/>
          <table:table-cell table:style-name="Таблица75.g10" office:value-type="string">
            <text:p text:style-name="P709"/>
            <text:p text:style-name="P709"/>
            <text:p text:style-name="P709"/>
          </table:table-cell>
        </table:table-row>
      </table:table>
      <text:p text:style-name="P999"><text:soft-page-break/><text:span text:style-name="T146">ГОСТ 3.1105-2011 </text:span><text:span text:style-name="T147">Ф</text:span><text:span text:style-name="T146">орма 7а</text:span></text:p>
      <table:table table:name="Таблица22" table:style-name="Таблица22">
        <table:table-column table:style-name="Таблица22.A"/>
        <table:table-column table:style-name="Таблица22.B"/>
        <table:table-column table:style-name="Таблица22.C"/>
        <table:table-column table:style-name="Таблица22.D"/>
        <table:table-column table:style-name="Таблица22.E"/>
        <table:table-column table:style-name="Таблица22.F"/>
        <table:table-column table:style-name="Таблица22.G"/>
        <table:table-column table:style-name="Таблица22.H"/>
        <table:table-column table:style-name="Таблица22.I"/>
        <table:table-column table:style-name="Таблица22.J"/>
        <table:table-column table:style-name="Таблица22.K"/>
        <table:table-column table:style-name="Таблица22.L"/>
        <table:table-column table:style-name="Таблица22.M"/>
        <table:table-column table:style-name="Таблица22.B"/>
        <table:table-column table:style-name="Таблица22.O"/>
        <table:table-column table:style-name="Таблица22.P"/>
        <table:table-column table:style-name="Таблица22.Q"/>
        <table:table-column table:style-name="Таблица22.R"/>
        <table:table-column table:style-name="Таблица22.S"/>
        <table:table-column table:style-name="Таблица22.T"/>
        <table:table-column table:style-name="Таблица22.U"/>
        <table:table-column table:style-name="Таблица22.V"/>
        <table:table-column table:style-name="Таблица22.A"/>
        <table:table-column table:style-name="Таблица22.X"/>
        <table:table-column table:style-name="Таблица22.Y"/>
        <table:table-column table:style-name="Таблица22.M"/>
        <table:table-column table:style-name="Таблица22.a"/>
        <table:table-column table:style-name="Таблица22.b"/>
        <table:table-column table:style-name="Таблица22.c"/>
        <table:table-column table:style-name="Таблица22.d"/>
        <table:table-column table:style-name="Таблица22.e"/>
        <table:table-column table:style-name="Таблица22.f"/>
        <table:table-column table:style-name="Таблица22.g"/>
        <table:table-row table:style-name="Таблица22.1">
          <table:table-cell table:style-name="Таблица22.A1" table:number-columns-spanned="23" office:value-type="string">
            <text:p text:style-name="P9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2.X1" office:value-type="string">
            <text:p text:style-name="P655"/>
          </table:table-cell>
          <table:table-cell table:style-name="Таблица22.X1" table:number-columns-spanned="2" office:value-type="string">
            <text:p text:style-name="P660"/>
          </table:table-cell>
          <table:covered-table-cell/>
          <table:table-cell table:style-name="Таблица22.X1" table:number-columns-spanned="3" office:value-type="string">
            <text:p text:style-name="P660"/>
          </table:table-cell>
          <table:covered-table-cell/>
          <table:covered-table-cell/>
          <table:table-cell table:style-name="Таблица22.X1" office:value-type="string">
            <text:p text:style-name="P660"/>
          </table:table-cell>
          <table:table-cell table:style-name="Таблица22.e1" table:number-columns-spanned="3" office:value-type="string">
            <text:p text:style-name="P660"/>
          </table:table-cell>
          <table:covered-table-cell/>
          <table:covered-table-cell/>
        </table:table-row>
        <table:table-row table:style-name="Таблица22.1">
          <table:table-cell table:style-name="Таблица22.X1" table:number-columns-spanned="2" office:value-type="string">
            <text:p text:style-name="P660">Дубл.</text:p>
          </table:table-cell>
          <table:covered-table-cell/>
          <table:table-cell table:style-name="Таблица22.X1" table:number-columns-spanned="4" office:value-type="string">
            <text:p text:style-name="P697"/>
          </table:table-cell>
          <table:covered-table-cell/>
          <table:covered-table-cell/>
          <table:covered-table-cell/>
          <table:table-cell table:style-name="Таблица22.X1" office:value-type="string">
            <text:p text:style-name="P697"/>
          </table:table-cell>
          <table:table-cell table:style-name="Таблица22.X1" office:value-type="string">
            <text:p text:style-name="P697"/>
          </table:table-cell>
          <table:table-cell table:style-name="Таблица22.I2" table:number-columns-spanned="6" office:value-type="string">
            <text:p text:style-name="P697"><text:s text:c="15"/>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22.O2" table:number-columns-spanned="9" office:value-type="string">
            <text:p text:style-name="P69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2.X1" office:value-type="string">
            <text:p text:style-name="P611"/>
          </table:table-cell>
          <table:table-cell table:style-name="Таблица22.X1" table:number-columns-spanned="2" office:value-type="string">
            <text:p text:style-name="P697"/>
          </table:table-cell>
          <table:covered-table-cell/>
          <table:table-cell table:style-name="Таблица22.X1" table:number-columns-spanned="3" office:value-type="string">
            <text:p text:style-name="P697"/>
          </table:table-cell>
          <table:covered-table-cell/>
          <table:covered-table-cell/>
          <table:table-cell table:style-name="Таблица22.X1" office:value-type="string">
            <text:p text:style-name="P697"/>
          </table:table-cell>
          <table:table-cell table:style-name="Таблица22.e1" table:number-columns-spanned="3" office:value-type="string">
            <text:p text:style-name="P697"/>
          </table:table-cell>
          <table:covered-table-cell/>
          <table:covered-table-cell/>
        </table:table-row>
        <table:table-row table:style-name="Таблица22.1">
          <table:table-cell table:style-name="Таблица22.X1" table:number-columns-spanned="2" office:value-type="string">
            <text:p text:style-name="P660">Взам.</text:p>
          </table:table-cell>
          <table:covered-table-cell/>
          <table:table-cell table:style-name="Таблица22.X1" table:number-columns-spanned="4" office:value-type="string">
            <text:p text:style-name="P697"/>
          </table:table-cell>
          <table:covered-table-cell/>
          <table:covered-table-cell/>
          <table:covered-table-cell/>
          <table:table-cell table:style-name="Таблица22.X1" office:value-type="string">
            <text:p text:style-name="P697"/>
          </table:table-cell>
          <table:table-cell table:style-name="Таблица22.X1" office:value-type="string">
            <text:p text:style-name="P697"/>
          </table:table-cell>
          <table:table-cell table:style-name="Таблица22.I3" table:number-rows-spanned="2" table:number-columns-spanned="4" office:value-type="string">
            <text:p text:style-name="P697"/>
          </table:table-cell>
          <table:covered-table-cell/>
          <table:covered-table-cell/>
          <table:covered-table-cell/>
          <table:table-cell table:style-name="Таблица22.X1" table:number-columns-spanned="3" office:value-type="string">
            <text:p text:style-name="P697"/>
          </table:table-cell>
          <table:covered-table-cell/>
          <table:covered-table-cell/>
          <table:table-cell table:style-name="Таблица22.X1" table:number-columns-spanned="2" office:value-type="string">
            <text:p text:style-name="P697"/>
          </table:table-cell>
          <table:covered-table-cell/>
          <table:table-cell table:style-name="Таблица22.X1" table:number-columns-spanned="3" office:value-type="string">
            <text:p text:style-name="P697"/>
          </table:table-cell>
          <table:covered-table-cell/>
          <table:covered-table-cell/>
          <table:table-cell table:style-name="Таблица22.X1" table:number-columns-spanned="2" office:value-type="string">
            <text:p text:style-name="P697"/>
          </table:table-cell>
          <table:covered-table-cell/>
          <table:table-cell table:style-name="Таблица22.X1" office:value-type="string">
            <text:p text:style-name="P697"/>
          </table:table-cell>
          <table:table-cell table:style-name="Таблица22.X1" office:value-type="string">
            <text:p text:style-name="P697"/>
          </table:table-cell>
          <table:table-cell table:style-name="Таблица22.X1" table:number-columns-spanned="2" office:value-type="string">
            <text:p text:style-name="P697"/>
          </table:table-cell>
          <table:covered-table-cell/>
          <table:table-cell table:style-name="Таблица22.X1" table:number-columns-spanned="3" office:value-type="string">
            <text:p text:style-name="P697"/>
          </table:table-cell>
          <table:covered-table-cell/>
          <table:covered-table-cell/>
          <table:table-cell table:style-name="Таблица22.X1" office:value-type="string">
            <text:p text:style-name="P697"/>
          </table:table-cell>
          <table:table-cell table:style-name="Таблица22.e1" table:number-columns-spanned="3" office:value-type="string">
            <text:p text:style-name="P697"/>
          </table:table-cell>
          <table:covered-table-cell/>
          <table:covered-table-cell/>
        </table:table-row>
        <table:table-row table:style-name="Таблица22.1">
          <table:table-cell table:style-name="Таблица22.X1" table:number-columns-spanned="2" office:value-type="string">
            <text:p text:style-name="P660">Подл.</text:p>
          </table:table-cell>
          <table:covered-table-cell/>
          <table:table-cell table:style-name="Таблица22.X1" table:number-columns-spanned="4" office:value-type="string">
            <text:p text:style-name="P633"/>
          </table:table-cell>
          <table:covered-table-cell/>
          <table:covered-table-cell/>
          <table:covered-table-cell/>
          <table:table-cell table:style-name="Таблица22.X1" office:value-type="string">
            <text:p text:style-name="P637"/>
          </table:table-cell>
          <table:table-cell table:style-name="Таблица22.X1" office:value-type="string">
            <text:p text:style-name="P674"/>
          </table:table-cell>
          <table:covered-table-cell/>
          <table:covered-table-cell/>
          <table:covered-table-cell/>
          <table:covered-table-cell/>
          <table:table-cell table:style-name="Таблица22.X1" table:number-columns-spanned="3" office:value-type="string">
            <text:p text:style-name="P697"/>
          </table:table-cell>
          <table:covered-table-cell/>
          <table:covered-table-cell/>
          <table:table-cell table:style-name="Таблица22.X1" table:number-columns-spanned="2" office:value-type="string">
            <text:p text:style-name="P697"/>
          </table:table-cell>
          <table:covered-table-cell/>
          <table:table-cell table:style-name="Таблица22.X1" table:number-columns-spanned="3" office:value-type="string">
            <text:p text:style-name="P697"/>
          </table:table-cell>
          <table:covered-table-cell/>
          <table:covered-table-cell/>
          <table:table-cell table:style-name="Таблица22.X1" table:number-columns-spanned="2" office:value-type="string">
            <text:p text:style-name="P697"/>
          </table:table-cell>
          <table:covered-table-cell/>
          <table:table-cell table:style-name="Таблица22.X1" office:value-type="string">
            <text:p text:style-name="P697"/>
          </table:table-cell>
          <table:table-cell table:style-name="Таблица22.X1" office:value-type="string">
            <text:p text:style-name="P697"/>
          </table:table-cell>
          <table:table-cell table:style-name="Таблица22.X1" table:number-columns-spanned="2" office:value-type="string">
            <text:p text:style-name="P697"/>
          </table:table-cell>
          <table:covered-table-cell/>
          <table:table-cell table:style-name="Таблица22.X1" table:number-columns-spanned="3" office:value-type="string">
            <text:p text:style-name="P697"/>
          </table:table-cell>
          <table:covered-table-cell/>
          <table:covered-table-cell/>
          <table:table-cell table:style-name="Таблица22.X1" office:value-type="string">
            <text:p text:style-name="P697"/>
          </table:table-cell>
          <table:table-cell table:style-name="Таблица22.e1" table:number-columns-spanned="3" office:value-type="string">
            <text:p text:style-name="P697"/>
          </table:table-cell>
          <table:covered-table-cell/>
          <table:covered-table-cell/>
        </table:table-row>
        <table:table-row table:style-name="Таблица22.5">
          <table:table-cell table:style-name="Таблица22.A5" table:number-columns-spanned="18" office:value-type="string">
            <text:p text:style-name="P6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2.A5" table:number-columns-spanned="7" office:value-type="string">
            <text:p text:style-name="P60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2.Z5" table:number-columns-spanned="6" office:value-type="string">
            <text:p text:style-name="P62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22.f5" table:number-columns-spanned="2" office:value-type="string">
            <text:p text:style-name="P748"><text:span text:style-name="T253">3</text:span><text:span text:style-name="T254">6</text:span></text:p>
          </table:table-cell>
          <table:covered-table-cell/>
        </table:table-row>
        <table:table-row table:style-name="Таблица22.1">
          <table:table-cell table:style-name="Таблица22.X1" table:number-rows-spanned="3" office:value-type="string">
            <text:p text:style-name="P697"/>
          </table:table-cell>
          <table:table-cell table:style-name="Таблица22.X1" table:number-columns-spanned="3" office:value-type="string">
            <text:p text:style-name="P697"/>
          </table:table-cell>
          <table:covered-table-cell/>
          <table:covered-table-cell/>
          <table:table-cell table:style-name="Таблица22.X1" office:value-type="string">
            <text:p text:style-name="P697"/>
          </table:table-cell>
          <table:table-cell table:style-name="Таблица22.X1" table:number-columns-spanned="2" office:value-type="string">
            <text:p text:style-name="P697"/>
          </table:table-cell>
          <table:covered-table-cell/>
          <table:table-cell table:style-name="Таблица22.X1" table:number-columns-spanned="2" office:value-type="string">
            <text:p text:style-name="P697"/>
          </table:table-cell>
          <table:covered-table-cell/>
          <table:table-cell table:style-name="Таблица22.X1" office:value-type="string">
            <text:p text:style-name="P697"/>
          </table:table-cell>
          <table:table-cell table:style-name="Таблица22.X1" office:value-type="string">
            <text:p text:style-name="P697"/>
          </table:table-cell>
          <table:table-cell table:style-name="Таблица22.X1" table:number-columns-spanned="2" office:value-type="string">
            <text:p text:style-name="P697"/>
          </table:table-cell>
          <table:covered-table-cell/>
          <table:table-cell table:style-name="Таблица22.X1" table:number-columns-spanned="3" office:value-type="string">
            <text:p text:style-name="P697"/>
          </table:table-cell>
          <table:covered-table-cell/>
          <table:covered-table-cell/>
          <table:table-cell table:style-name="Таблица22.A5" table:number-columns-spanned="3" office:value-type="string">
            <text:p text:style-name="P721"/>
          </table:table-cell>
          <table:covered-table-cell/>
          <table:covered-table-cell/>
          <table:table-cell table:style-name="Таблица22.A5" table:number-columns-spanned="2" office:value-type="string">
            <text:p text:style-name="P721"/>
          </table:table-cell>
          <table:covered-table-cell/>
          <table:table-cell table:style-name="Таблица22.V6" table:number-rows-spanned="3" table:number-columns-spanned="7" office:value-type="string">
            <text:p text:style-name="P70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2.c6" table:number-rows-spanned="3" table:number-columns-spanned="5" office:value-type="string">
            <text:p text:style-name="P594">К.02 - 2024</text:p>
          </table:table-cell>
          <table:covered-table-cell/>
          <table:covered-table-cell/>
          <table:covered-table-cell/>
          <table:covered-table-cell/>
        </table:table-row>
        <table:table-row table:style-name="Таблица22.1">
          <table:covered-table-cell/>
          <table:table-cell table:style-name="Таблица22.X1" table:number-columns-spanned="3" office:value-type="string">
            <text:p text:style-name="P684"/>
          </table:table-cell>
          <table:covered-table-cell/>
          <table:covered-table-cell/>
          <table:table-cell table:style-name="Таблица22.X1" office:value-type="string">
            <text:p text:style-name="P697"/>
          </table:table-cell>
          <table:table-cell table:style-name="Таблица22.X1" table:number-columns-spanned="2" office:value-type="string">
            <text:p text:style-name="P611"/>
          </table:table-cell>
          <table:covered-table-cell/>
          <table:table-cell table:style-name="Таблица22.X1" table:number-columns-spanned="2" office:value-type="string">
            <text:p text:style-name="P684"/>
          </table:table-cell>
          <table:covered-table-cell/>
          <table:table-cell table:style-name="Таблица22.X1" office:value-type="string">
            <text:p text:style-name="P697"/>
          </table:table-cell>
          <table:table-cell table:style-name="Таблица22.X1" office:value-type="string">
            <text:p text:style-name="P697"/>
          </table:table-cell>
          <table:table-cell table:style-name="Таблица22.X1" table:number-columns-spanned="2" office:value-type="string">
            <text:p text:style-name="P697"/>
          </table:table-cell>
          <table:covered-table-cell/>
          <table:table-cell table:style-name="Таблица22.X1" table:number-columns-spanned="3" office:value-type="string">
            <text:p text:style-name="P697"/>
          </table:table-cell>
          <table:covered-table-cell/>
          <table:covered-table-cell/>
          <table:table-cell table:style-name="Таблица22.X1" table:number-columns-spanned="3" office:value-type="string">
            <text:p text:style-name="P697"/>
          </table:table-cell>
          <table:covered-table-cell/>
          <table:covered-table-cell/>
          <table:table-cell table:style-name="Таблица22.X1" table:number-columns-spanned="2" office:value-type="string">
            <text:p text:style-name="P69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2.1">
          <table:covered-table-cell/>
          <table:table-cell table:style-name="Таблица22.B8" table:number-columns-spanned="3" office:value-type="string">
            <text:p text:style-name="P697"/>
          </table:table-cell>
          <table:covered-table-cell/>
          <table:covered-table-cell/>
          <table:table-cell table:style-name="Таблица22.B8" office:value-type="string">
            <text:p text:style-name="P697"/>
          </table:table-cell>
          <table:table-cell table:style-name="Таблица22.B8" table:number-columns-spanned="2" office:value-type="string">
            <text:p text:style-name="P697"/>
          </table:table-cell>
          <table:covered-table-cell/>
          <table:table-cell table:style-name="Таблица22.B8" table:number-columns-spanned="2" office:value-type="string">
            <text:p text:style-name="P697"/>
          </table:table-cell>
          <table:covered-table-cell/>
          <table:table-cell table:style-name="Таблица22.B8" office:value-type="string">
            <text:p text:style-name="P697"/>
          </table:table-cell>
          <table:table-cell table:style-name="Таблица22.B8" office:value-type="string">
            <text:p text:style-name="P697"/>
          </table:table-cell>
          <table:table-cell table:style-name="Таблица22.B8" table:number-columns-spanned="2" office:value-type="string">
            <text:p text:style-name="P697"/>
          </table:table-cell>
          <table:covered-table-cell/>
          <table:table-cell table:style-name="Таблица22.B8" table:number-columns-spanned="3" office:value-type="string">
            <text:p text:style-name="P697"/>
          </table:table-cell>
          <table:covered-table-cell/>
          <table:covered-table-cell/>
          <table:table-cell table:style-name="Таблица22.B8" table:number-columns-spanned="3" office:value-type="string">
            <text:p text:style-name="P697"/>
          </table:table-cell>
          <table:covered-table-cell/>
          <table:covered-table-cell/>
          <table:table-cell table:style-name="Таблица22.B8" table:number-columns-spanned="2" office:value-type="string">
            <text:p text:style-name="P69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2.9">
          <table:table-cell table:style-name="Таблица22.A9" table:number-columns-spanned="33" office:value-type="string">
            <text:p text:style-name="P664"><text:s text:c="2"/></text:p>
            <text:p text:style-name="P664"><text:s text:c="131"/><text:span text:style-name="T21">Приложение </text:span><text:span text:style-name="T25">Б</text:span></text:p>
            <text:p text:style-name="P727"><text:s text:c="94"/>(обязательное)</text:p>
            <text:p text:style-name="P728"/>
            <text:p text:style-name="P730"><text:span text:style-name="T26"><text:s text:c="5"/></text:span><text:span text:style-name="T38">Объем отбора проб для испытаний от нефтепродуктов по ГОСТ 2517-2012</text:span></text:p>
            <text:p text:style-name="P729"/>
            <text:p text:style-name="P729"><text:s text:c="6"/>1 Из бочек, бидонов, канистр и другой транспортной тары отбирают одну точечную пробу нефтепродукта.</text:p>
            <text:p text:style-name="P729"/>
            <text:p text:style-name="P750"><text:span text:style-name="T236"><text:s text:c="6"/>2 Объединенную пробу нефтепродукта составляют смешением точечных проб, отобранных в соответствии с таблицей </text:span><text:span text:style-name="T243">1</text:span><text:span text:style-name="T242">.</text:span></text:p>
            <text:p text:style-name="P729"/>
            <text:p text:style-name="P750"><text:span text:style-name="T139"><text:s text:c="32"/>Т а б л и ц а </text:span><text:span text:style-name="T143">1</text:span><text:span text:style-name="T142"> <text:s/></text:span><text:span text:style-name="T139"><text:s text:c="10"/></text:span></text:p>
            <table:table table:name="Таблица886" table:style-name="Таблица886">
              <table:table-column table:style-name="Таблица886.A"/>
              <table:table-column table:style-name="Таблица886.B"/>
              <table:table-row table:style-name="Таблица886.1">
                <table:table-cell table:style-name="Таблица886.A1" office:value-type="string">
                  <text:p text:style-name="P940"><text:span text:style-name="T274">Количество тары</text:span> </text:p>
                </table:table-cell>
                <table:table-cell table:style-name="Таблица886.B1" office:value-type="string">
                  <text:p text:style-name="P567"><text:span text:style-name="T274">Количество точечных проб</text:span> </text:p>
                </table:table-cell>
              </table:table-row>
              <table:table-row table:style-name="TableLine513456400">
                <table:table-cell table:style-name="Таблица886.A2" office:value-type="string">
                  <text:p text:style-name="P941"><text:span text:style-name="T274">От 1 до 3 включительно</text:span> </text:p>
                </table:table-cell>
                <table:table-cell table:style-name="Таблица886.B2" office:value-type="string">
                  <text:p text:style-name="P567"><text:span text:style-name="T274">Все</text:span> </text:p>
                </table:table-cell>
              </table:table-row>
              <table:table-row table:style-name="TableLine513456832">
                <table:table-cell table:style-name="Таблица886.A2" office:value-type="string">
                  <text:p text:style-name="P941"><text:span text:style-name="T274">От 4 до 64 включительно</text:span> </text:p>
                </table:table-cell>
                <table:table-cell table:style-name="Таблица886.B2" office:value-type="string">
                  <text:p text:style-name="P567">4</text:p>
                </table:table-cell>
              </table:table-row>
              <table:table-row table:style-name="TableLine513456976">
                <table:table-cell table:style-name="Таблица886.A2" office:value-type="string">
                  <text:p text:style-name="P941"><text:span text:style-name="T274">От 65 до 125 включительно</text:span> </text:p>
                </table:table-cell>
                <table:table-cell table:style-name="Таблица886.B2" office:value-type="string">
                  <text:p text:style-name="P567">5</text:p>
                </table:table-cell>
              </table:table-row>
              <table:table-row table:style-name="TableLine513457120">
                <table:table-cell table:style-name="Таблица886.A2" office:value-type="string">
                  <text:p text:style-name="P941"><text:span text:style-name="T274">От 126 до 216 включительно</text:span> </text:p>
                </table:table-cell>
                <table:table-cell table:style-name="Таблица886.B2" office:value-type="string">
                  <text:p text:style-name="P567">6</text:p>
                </table:table-cell>
              </table:table-row>
              <table:table-row table:style-name="TableLine513457264">
                <table:table-cell table:style-name="Таблица886.A2" office:value-type="string">
                  <text:p text:style-name="P941"><text:span text:style-name="T274">От 217 до 343 включительно</text:span> </text:p>
                </table:table-cell>
                <table:table-cell table:style-name="Таблица886.B2" office:value-type="string">
                  <text:p text:style-name="P567">7</text:p>
                </table:table-cell>
              </table:table-row>
              <table:table-row table:style-name="TableLine513457408">
                <table:table-cell table:style-name="Таблица886.A2" office:value-type="string">
                  <text:p text:style-name="P941"><text:span text:style-name="T274">От 344 до 512 включительно</text:span> </text:p>
                </table:table-cell>
                <table:table-cell table:style-name="Таблица886.B2" office:value-type="string">
                  <text:p text:style-name="P567">8</text:p>
                </table:table-cell>
              </table:table-row>
              <table:table-row table:style-name="TableLine513457552">
                <table:table-cell table:style-name="Таблица886.A2" office:value-type="string">
                  <text:p text:style-name="P941"><text:span text:style-name="T274">От 513 до 729 включительно</text:span> </text:p>
                </table:table-cell>
                <table:table-cell table:style-name="Таблица886.B2" office:value-type="string">
                  <text:p text:style-name="P567">9</text:p>
                </table:table-cell>
              </table:table-row>
              <table:table-row table:style-name="TableLine513457696">
                <table:table-cell table:style-name="Таблица886.A2" office:value-type="string">
                  <text:p text:style-name="P941"><text:span text:style-name="T274">От 730 до 1000 включительно</text:span> </text:p>
                </table:table-cell>
                <table:table-cell table:style-name="Таблица886.B2" office:value-type="string">
                  <text:p text:style-name="P567">10</text:p>
                </table:table-cell>
              </table:table-row>
              <table:table-row table:style-name="TableLine513457840">
                <table:table-cell table:style-name="Таблица886.A2" office:value-type="string">
                  <text:p text:style-name="P941"><text:span text:style-name="T274">От </text:span>1001 <text:span text:style-name="T274">до </text:span>1331 <text:s/><text:span text:style-name="T274">включительно</text:span></text:p>
                </table:table-cell>
                <table:table-cell table:style-name="Таблица886.B2" office:value-type="string">
                  <text:p text:style-name="P567">11</text:p>
                </table:table-cell>
              </table:table-row>
            </table:table>
            <text:p text:style-name="P7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2.5">
          <table:table-cell table:style-name="Таблица22.A10" table:number-columns-spanned="3" office:value-type="string">
            <text:p text:style-name="P710">ПВК</text:p>
          </table:table-cell>
          <table:covered-table-cell/>
          <table:covered-table-cell/>
          <table:table-cell table:style-name="Таблица22.D10" table:number-columns-spanned="24" office:value-type="string">
            <text:p text:style-name="P710">Перечень входного контрол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2.D10" table:number-columns-spanned="5" office:value-type="string">
            <text:p text:style-name="P706"/>
          </table:table-cell>
          <table:covered-table-cell/>
          <table:covered-table-cell/>
          <table:covered-table-cell/>
          <table:covered-table-cell/>
          <table:table-cell table:style-name="Таблица22.g10" office:value-type="string">
            <text:p text:style-name="P706"/>
            <text:p text:style-name="P706"/>
            <text:p text:style-name="P706"/>
          </table:table-cell>
        </table:table-row>
      </table:table>
      <text:p text:style-name="P989"><text:soft-page-break/><text:span text:style-name="T146">ГОСТ 3.1105-2011 </text:span><text:span text:style-name="T147">Ф</text:span><text:span text:style-name="T146">орма 7а</text:span></text:p>
      <table:table table:name="Таблица60" table:style-name="Таблица60">
        <table:table-column table:style-name="Таблица60.A"/>
        <table:table-column table:style-name="Таблица60.B"/>
        <table:table-column table:style-name="Таблица60.C"/>
        <table:table-column table:style-name="Таблица60.D"/>
        <table:table-column table:style-name="Таблица60.E"/>
        <table:table-column table:style-name="Таблица60.F"/>
        <table:table-column table:style-name="Таблица60.G"/>
        <table:table-column table:style-name="Таблица60.H"/>
        <table:table-column table:style-name="Таблица60.I"/>
        <table:table-column table:style-name="Таблица60.J"/>
        <table:table-column table:style-name="Таблица60.K"/>
        <table:table-column table:style-name="Таблица60.L"/>
        <table:table-column table:style-name="Таблица60.M"/>
        <table:table-column table:style-name="Таблица60.B"/>
        <table:table-column table:style-name="Таблица60.O"/>
        <table:table-column table:style-name="Таблица60.P"/>
        <table:table-column table:style-name="Таблица60.Q"/>
        <table:table-column table:style-name="Таблица60.R"/>
        <table:table-column table:style-name="Таблица60.S"/>
        <table:table-column table:style-name="Таблица60.T"/>
        <table:table-column table:style-name="Таблица60.U"/>
        <table:table-column table:style-name="Таблица60.V"/>
        <table:table-column table:style-name="Таблица60.A"/>
        <table:table-column table:style-name="Таблица60.X"/>
        <table:table-column table:style-name="Таблица60.Y"/>
        <table:table-column table:style-name="Таблица60.M"/>
        <table:table-column table:style-name="Таблица60.a"/>
        <table:table-column table:style-name="Таблица60.b"/>
        <table:table-column table:style-name="Таблица60.c"/>
        <table:table-column table:style-name="Таблица60.d"/>
        <table:table-column table:style-name="Таблица60.e"/>
        <table:table-column table:style-name="Таблица60.f"/>
        <table:table-column table:style-name="Таблица60.g"/>
        <table:table-column table:style-name="Таблица60.h"/>
        <table:table-row table:style-name="Таблица60.1">
          <table:table-cell table:style-name="Таблица60.A1" table:number-columns-spanned="23" office:value-type="string">
            <text:p text:style-name="P9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0.X1" office:value-type="string">
            <text:p text:style-name="P656"/>
          </table:table-cell>
          <table:table-cell table:style-name="Таблица60.X1" table:number-columns-spanned="2" office:value-type="string">
            <text:p text:style-name="P661"/>
          </table:table-cell>
          <table:covered-table-cell/>
          <table:table-cell table:style-name="Таблица60.X1" table:number-columns-spanned="4" office:value-type="string">
            <text:p text:style-name="P661"/>
          </table:table-cell>
          <table:covered-table-cell/>
          <table:covered-table-cell/>
          <table:covered-table-cell/>
          <table:table-cell table:style-name="Таблица60.X1" office:value-type="string">
            <text:p text:style-name="P661"/>
          </table:table-cell>
          <table:table-cell table:style-name="Таблица60.f1" table:number-columns-spanned="3" office:value-type="string">
            <text:p text:style-name="P661"/>
          </table:table-cell>
          <table:covered-table-cell/>
          <table:covered-table-cell/>
        </table:table-row>
        <table:table-row table:style-name="Таблица60.1">
          <table:table-cell table:style-name="Таблица60.X1" table:number-columns-spanned="2" office:value-type="string">
            <text:p text:style-name="P661">Дубл.</text:p>
          </table:table-cell>
          <table:covered-table-cell/>
          <table:table-cell table:style-name="Таблица60.X1" table:number-columns-spanned="4" office:value-type="string">
            <text:p text:style-name="P698"/>
          </table:table-cell>
          <table:covered-table-cell/>
          <table:covered-table-cell/>
          <table:covered-table-cell/>
          <table:table-cell table:style-name="Таблица60.X1" office:value-type="string">
            <text:p text:style-name="P698"/>
          </table:table-cell>
          <table:table-cell table:style-name="Таблица60.X1" office:value-type="string">
            <text:p text:style-name="P698"/>
          </table:table-cell>
          <table:table-cell table:style-name="Таблица60.I2" table:number-columns-spanned="6" office:value-type="string">
            <text:p text:style-name="P698"><text:s text:c="15"/>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60.O2" table:number-columns-spanned="9" office:value-type="string">
            <text:p text:style-name="P69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0.X1" office:value-type="string">
            <text:p text:style-name="P612"/>
          </table:table-cell>
          <table:table-cell table:style-name="Таблица60.X1" table:number-columns-spanned="2" office:value-type="string">
            <text:p text:style-name="P698"/>
          </table:table-cell>
          <table:covered-table-cell/>
          <table:table-cell table:style-name="Таблица60.X1" table:number-columns-spanned="4" office:value-type="string">
            <text:p text:style-name="P698"/>
          </table:table-cell>
          <table:covered-table-cell/>
          <table:covered-table-cell/>
          <table:covered-table-cell/>
          <table:table-cell table:style-name="Таблица60.X1" office:value-type="string">
            <text:p text:style-name="P698"/>
          </table:table-cell>
          <table:table-cell table:style-name="Таблица60.f1" table:number-columns-spanned="3" office:value-type="string">
            <text:p text:style-name="P698"/>
          </table:table-cell>
          <table:covered-table-cell/>
          <table:covered-table-cell/>
        </table:table-row>
        <table:table-row table:style-name="Таблица60.1">
          <table:table-cell table:style-name="Таблица60.X1" table:number-columns-spanned="2" office:value-type="string">
            <text:p text:style-name="P661">Взам.</text:p>
          </table:table-cell>
          <table:covered-table-cell/>
          <table:table-cell table:style-name="Таблица60.X1" table:number-columns-spanned="4" office:value-type="string">
            <text:p text:style-name="P698"/>
          </table:table-cell>
          <table:covered-table-cell/>
          <table:covered-table-cell/>
          <table:covered-table-cell/>
          <table:table-cell table:style-name="Таблица60.X1" office:value-type="string">
            <text:p text:style-name="P698"/>
          </table:table-cell>
          <table:table-cell table:style-name="Таблица60.X1" office:value-type="string">
            <text:p text:style-name="P698"/>
          </table:table-cell>
          <table:table-cell table:style-name="Таблица60.I3" table:number-rows-spanned="2" table:number-columns-spanned="4" office:value-type="string">
            <text:p text:style-name="P698"/>
          </table:table-cell>
          <table:covered-table-cell/>
          <table:covered-table-cell/>
          <table:covered-table-cell/>
          <table:table-cell table:style-name="Таблица60.X1" table:number-columns-spanned="3" office:value-type="string">
            <text:p text:style-name="P698"/>
          </table:table-cell>
          <table:covered-table-cell/>
          <table:covered-table-cell/>
          <table:table-cell table:style-name="Таблица60.X1" table:number-columns-spanned="2" office:value-type="string">
            <text:p text:style-name="P698"/>
          </table:table-cell>
          <table:covered-table-cell/>
          <table:table-cell table:style-name="Таблица60.X1" table:number-columns-spanned="3" office:value-type="string">
            <text:p text:style-name="P698"/>
          </table:table-cell>
          <table:covered-table-cell/>
          <table:covered-table-cell/>
          <table:table-cell table:style-name="Таблица60.X1" table:number-columns-spanned="2" office:value-type="string">
            <text:p text:style-name="P698"/>
          </table:table-cell>
          <table:covered-table-cell/>
          <table:table-cell table:style-name="Таблица60.X1" office:value-type="string">
            <text:p text:style-name="P698"/>
          </table:table-cell>
          <table:table-cell table:style-name="Таблица60.X1" office:value-type="string">
            <text:p text:style-name="P698"/>
          </table:table-cell>
          <table:table-cell table:style-name="Таблица60.X1" table:number-columns-spanned="2" office:value-type="string">
            <text:p text:style-name="P698"/>
          </table:table-cell>
          <table:covered-table-cell/>
          <table:table-cell table:style-name="Таблица60.X1" table:number-columns-spanned="4" office:value-type="string">
            <text:p text:style-name="P698"/>
          </table:table-cell>
          <table:covered-table-cell/>
          <table:covered-table-cell/>
          <table:covered-table-cell/>
          <table:table-cell table:style-name="Таблица60.X1" office:value-type="string">
            <text:p text:style-name="P698"/>
          </table:table-cell>
          <table:table-cell table:style-name="Таблица60.f1" table:number-columns-spanned="3" office:value-type="string">
            <text:p text:style-name="P698"/>
          </table:table-cell>
          <table:covered-table-cell/>
          <table:covered-table-cell/>
        </table:table-row>
        <table:table-row table:style-name="Таблица60.1">
          <table:table-cell table:style-name="Таблица60.X1" table:number-columns-spanned="2" office:value-type="string">
            <text:p text:style-name="P661">Подл.</text:p>
          </table:table-cell>
          <table:covered-table-cell/>
          <table:table-cell table:style-name="Таблица60.X1" table:number-columns-spanned="4" office:value-type="string">
            <text:p text:style-name="P633"/>
          </table:table-cell>
          <table:covered-table-cell/>
          <table:covered-table-cell/>
          <table:covered-table-cell/>
          <table:table-cell table:style-name="Таблица60.X1" office:value-type="string">
            <text:p text:style-name="P638"/>
          </table:table-cell>
          <table:table-cell table:style-name="Таблица60.X1" office:value-type="string">
            <text:p text:style-name="P675"/>
          </table:table-cell>
          <table:covered-table-cell/>
          <table:covered-table-cell/>
          <table:covered-table-cell/>
          <table:covered-table-cell/>
          <table:table-cell table:style-name="Таблица60.X1" table:number-columns-spanned="3" office:value-type="string">
            <text:p text:style-name="P698"/>
          </table:table-cell>
          <table:covered-table-cell/>
          <table:covered-table-cell/>
          <table:table-cell table:style-name="Таблица60.X1" table:number-columns-spanned="2" office:value-type="string">
            <text:p text:style-name="P698"/>
          </table:table-cell>
          <table:covered-table-cell/>
          <table:table-cell table:style-name="Таблица60.X1" table:number-columns-spanned="3" office:value-type="string">
            <text:p text:style-name="P698"/>
          </table:table-cell>
          <table:covered-table-cell/>
          <table:covered-table-cell/>
          <table:table-cell table:style-name="Таблица60.X1" table:number-columns-spanned="2" office:value-type="string">
            <text:p text:style-name="P698"/>
          </table:table-cell>
          <table:covered-table-cell/>
          <table:table-cell table:style-name="Таблица60.X1" office:value-type="string">
            <text:p text:style-name="P698"/>
          </table:table-cell>
          <table:table-cell table:style-name="Таблица60.X1" office:value-type="string">
            <text:p text:style-name="P698"/>
          </table:table-cell>
          <table:table-cell table:style-name="Таблица60.X1" table:number-columns-spanned="2" office:value-type="string">
            <text:p text:style-name="P698"/>
          </table:table-cell>
          <table:covered-table-cell/>
          <table:table-cell table:style-name="Таблица60.X1" table:number-columns-spanned="4" office:value-type="string">
            <text:p text:style-name="P698"/>
          </table:table-cell>
          <table:covered-table-cell/>
          <table:covered-table-cell/>
          <table:covered-table-cell/>
          <table:table-cell table:style-name="Таблица60.X1" office:value-type="string">
            <text:p text:style-name="P698"/>
          </table:table-cell>
          <table:table-cell table:style-name="Таблица60.f1" table:number-columns-spanned="3" office:value-type="string">
            <text:p text:style-name="P698"/>
          </table:table-cell>
          <table:covered-table-cell/>
          <table:covered-table-cell/>
        </table:table-row>
        <table:table-row table:style-name="Таблица60.5">
          <table:table-cell table:style-name="Таблица60.A5" table:number-columns-spanned="18" office:value-type="string">
            <text:p text:style-name="P6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0.A5" table:number-columns-spanned="7" office:value-type="string">
            <text:p text:style-name="P60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0.Z5" table:number-columns-spanned="7" office:value-type="string">
            <text:p text:style-name="P6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0.g5" table:number-columns-spanned="2" office:value-type="string">
            <text:p text:style-name="P748"><text:span text:style-name="T253">3</text:span><text:span text:style-name="T254">7</text:span></text:p>
          </table:table-cell>
          <table:covered-table-cell/>
        </table:table-row>
        <table:table-row table:style-name="Таблица60.1">
          <table:table-cell table:style-name="Таблица60.X1" table:number-rows-spanned="3" office:value-type="string">
            <text:p text:style-name="P698"/>
          </table:table-cell>
          <table:table-cell table:style-name="Таблица60.X1" table:number-columns-spanned="3" office:value-type="string">
            <text:p text:style-name="P698"/>
          </table:table-cell>
          <table:covered-table-cell/>
          <table:covered-table-cell/>
          <table:table-cell table:style-name="Таблица60.X1" office:value-type="string">
            <text:p text:style-name="P698"/>
          </table:table-cell>
          <table:table-cell table:style-name="Таблица60.X1" table:number-columns-spanned="2" office:value-type="string">
            <text:p text:style-name="P698"/>
          </table:table-cell>
          <table:covered-table-cell/>
          <table:table-cell table:style-name="Таблица60.X1" table:number-columns-spanned="2" office:value-type="string">
            <text:p text:style-name="P698"/>
          </table:table-cell>
          <table:covered-table-cell/>
          <table:table-cell table:style-name="Таблица60.X1" office:value-type="string">
            <text:p text:style-name="P698"/>
          </table:table-cell>
          <table:table-cell table:style-name="Таблица60.X1" office:value-type="string">
            <text:p text:style-name="P698"/>
          </table:table-cell>
          <table:table-cell table:style-name="Таблица60.X1" table:number-columns-spanned="2" office:value-type="string">
            <text:p text:style-name="P698"/>
          </table:table-cell>
          <table:covered-table-cell/>
          <table:table-cell table:style-name="Таблица60.X1" table:number-columns-spanned="3" office:value-type="string">
            <text:p text:style-name="P698"/>
          </table:table-cell>
          <table:covered-table-cell/>
          <table:covered-table-cell/>
          <table:table-cell table:style-name="Таблица60.A5" table:number-columns-spanned="3" office:value-type="string">
            <text:p text:style-name="P722"/>
          </table:table-cell>
          <table:covered-table-cell/>
          <table:covered-table-cell/>
          <table:table-cell table:style-name="Таблица60.A5" table:number-columns-spanned="2" office:value-type="string">
            <text:p text:style-name="P722"/>
          </table:table-cell>
          <table:covered-table-cell/>
          <table:table-cell table:style-name="Таблица60.V6" table:number-rows-spanned="3" table:number-columns-spanned="7" office:value-type="string">
            <text:p text:style-name="P70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0.c6" table:number-rows-spanned="3" table:number-columns-spanned="6" office:value-type="string">
            <text:p text:style-name="P594">К.02 - 202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60.1">
          <table:covered-table-cell/>
          <table:table-cell table:style-name="Таблица60.X1" table:number-columns-spanned="3" office:value-type="string">
            <text:p text:style-name="P685"/>
          </table:table-cell>
          <table:covered-table-cell/>
          <table:covered-table-cell/>
          <table:table-cell table:style-name="Таблица60.X1" office:value-type="string">
            <text:p text:style-name="P698"/>
          </table:table-cell>
          <table:table-cell table:style-name="Таблица60.X1" table:number-columns-spanned="2" office:value-type="string">
            <text:p text:style-name="P612"/>
          </table:table-cell>
          <table:covered-table-cell/>
          <table:table-cell table:style-name="Таблица60.X1" table:number-columns-spanned="2" office:value-type="string">
            <text:p text:style-name="P685"/>
          </table:table-cell>
          <table:covered-table-cell/>
          <table:table-cell table:style-name="Таблица60.X1" office:value-type="string">
            <text:p text:style-name="P698"/>
          </table:table-cell>
          <table:table-cell table:style-name="Таблица60.X1" office:value-type="string">
            <text:p text:style-name="P698"/>
          </table:table-cell>
          <table:table-cell table:style-name="Таблица60.X1" table:number-columns-spanned="2" office:value-type="string">
            <text:p text:style-name="P698"/>
          </table:table-cell>
          <table:covered-table-cell/>
          <table:table-cell table:style-name="Таблица60.X1" table:number-columns-spanned="3" office:value-type="string">
            <text:p text:style-name="P698"/>
          </table:table-cell>
          <table:covered-table-cell/>
          <table:covered-table-cell/>
          <table:table-cell table:style-name="Таблица60.X1" table:number-columns-spanned="3" office:value-type="string">
            <text:p text:style-name="P698"/>
          </table:table-cell>
          <table:covered-table-cell/>
          <table:covered-table-cell/>
          <table:table-cell table:style-name="Таблица60.X1" table:number-columns-spanned="2" office:value-type="string">
            <text:p text:style-name="P69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0.1">
          <table:covered-table-cell/>
          <table:table-cell table:style-name="Таблица60.B8" table:number-columns-spanned="3" office:value-type="string">
            <text:p text:style-name="P533"/>
          </table:table-cell>
          <table:covered-table-cell/>
          <table:covered-table-cell/>
          <table:table-cell table:style-name="Таблица60.B8" office:value-type="string">
            <text:p text:style-name="P533"/>
          </table:table-cell>
          <table:table-cell table:style-name="Таблица60.B8" table:number-columns-spanned="2" office:value-type="string">
            <text:p text:style-name="P535"/>
          </table:table-cell>
          <table:covered-table-cell/>
          <table:table-cell table:style-name="Таблица60.B8" table:number-columns-spanned="2" office:value-type="string">
            <text:p text:style-name="P725"/>
          </table:table-cell>
          <table:covered-table-cell/>
          <table:table-cell table:style-name="Таблица60.B8" office:value-type="string">
            <text:p text:style-name="P678"/>
          </table:table-cell>
          <table:table-cell table:style-name="Таблица60.B8" office:value-type="string">
            <text:p text:style-name="P680"/>
          </table:table-cell>
          <table:table-cell table:style-name="Таблица60.B8" table:number-columns-spanned="2" office:value-type="string">
            <text:p text:style-name="P698"/>
          </table:table-cell>
          <table:covered-table-cell/>
          <table:table-cell table:style-name="Таблица60.B8" table:number-columns-spanned="3" office:value-type="string">
            <text:p text:style-name="P698"/>
          </table:table-cell>
          <table:covered-table-cell/>
          <table:covered-table-cell/>
          <table:table-cell table:style-name="Таблица60.B8" table:number-columns-spanned="3" office:value-type="string">
            <text:p text:style-name="P698"/>
          </table:table-cell>
          <table:covered-table-cell/>
          <table:covered-table-cell/>
          <table:table-cell table:style-name="Таблица60.B8" table:number-columns-spanned="2" office:value-type="string">
            <text:p text:style-name="P69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0.9">
          <table:table-cell table:style-name="Таблица60.A9" table:number-columns-spanned="29" office:value-type="string">
            <text:p text:style-name="P967"><text:s/></text:p>
            <text:p text:style-name="P969">Содержание <text:s text:c="171"/></text:p>
            <text:p text:style-name="P966"><text:span text:style-name="T283">Стеклоткань </text:span><text:span text:style-name="T27">ORTEX</text:span><text:span text:style-name="T28"> </text:span><text:span text:style-name="T283">ТУ 13.20.46.000-006-52788109-2019…………………………………………………….…….. </text:span></text:p>
            <text:h text:style-name="P1075" text:outline-level="8">Стекломаты импортные………………………………………………………………………………………………….</text:h>
            <text:h text:style-name="P1076" text:outline-level="8"><text:span text:style-name="T280">Стеклоровинг</text:span><text:span text:style-name="T281">и</text:span> импортные………………………………………………………………………………………………</text:h>
            <text:h text:style-name="P1078" text:outline-level="8"><text:span text:style-name="T116">Углеткань </text:span><text:span text:style-name="T107">GG 200 T……………………………………………………………………………………………………..</text:span></text:h>
            <text:p text:style-name="P565">Конструкционный пенопласт AIREX C 70 75 2350201130…………………………………………………………....</text:p>
            <text:p text:style-name="P560"><text:span text:style-name="T70">Гелькоут</text:span><text:span text:style-name="T69"> </text:span><text:span text:style-name="T115">ATTGUARD ST S </text:span><text:span text:style-name="T75">любого </text:span><text:span text:style-name="T115">RAL …..………………………………………………………………………….</text:span></text:p>
            <text:h text:style-name="P1081" text:outline-level="8"><text:span text:style-name="T115">Колеровочные пасты «Полимер» </text:span><text:span text:style-name="T77">ТУ 2463-010-49630959-</text:span><text:span text:style-name="T81">05 ………………………………………………………..</text:span></text:h>
            <text:p text:style-name="P952"><text:span text:style-name="T69">Смола </text:span><text:span text:style-name="T118">A</text:span><text:span text:style-name="T119">TTSHIELD</text:span><text:span text:style-name="T113"> OP745 </text:span><text:span text:style-name="T114">ТУ 20.16.40-024-35501431-2021…………………………………………………………...</text:span></text:p>
            <text:p text:style-name="P558"><text:span text:style-name="T108">Смола </text:span><text:span text:style-name="T76">Депол марок П-150 ПТ, П-120 ПТ, <text:s/>П-160 ПТ, П-170 ПТ </text:span><text:span text:style-name="T78">ТУ 2226-003-80693804-2014……………………..</text:span></text:p>
            <text:p text:style-name="P559"><text:span text:style-name="T79">Отвердитель</text:span><text:span text:style-name="T80"> </text:span><text:span text:style-name="T109">Akperox</text:span><text:span text:style-name="T78"> </text:span><text:span text:style-name="T109">A</text:span><text:span text:style-name="T78">-50 </text:span><text:span text:style-name="T80">……………………………………………………………………………………………..</text:span></text:p>
            <text:p text:style-name="P562"><text:span text:style-name="T237">И</text:span><text:span text:style-name="T238">ЗОЛАН</text:span><text:span text:style-name="T237"> А-242 </text:span><text:span text:style-name="T179">ТУ 20.16.40-570-97445105-20………………………………………………………………………..</text:span></text:p>
            <text:h text:style-name="P1082" text:outline-level="8"><text:span text:style-name="T324">Изоци</text:span><text:span text:style-name="T325">а</text:span><text:span text:style-name="T324">нат </text:span><text:span text:style-name="T30">VORANATE </text:span><text:span text:style-name="T324">М 229 …………………………………………………………………………………………</text:span><text:span text:style-name="T307">К</text:span><text:span text:style-name="T308">овелос</text:span><text:span text:style-name="T306"> </text:span><text:span text:style-name="T308">35</text:span><text:span text:style-name="T309">0</text:span><text:span text:style-name="T308">/05 </text:span><text:span text:style-name="T303">(диоксид кремния осажденный) </text:span><text:span text:style-name="T304">ТУ 2168-002-14344269-09………………………………………..</text:span><text:span text:style-name="T305">.</text:span></text:h>
            <text:h text:style-name="P1071" text:outline-level="8">Аэросил <text:span text:style-name="T312">ГОСТ 14922-77 ………………………………………………………………………………………………...</text:span></text:h>
            <text:h text:style-name="P1064" text:outline-level="8"><text:span text:style-name="T313">Герметик полиуретановый </text:span><text:span text:style-name="T314">Tytan Professional PU 40 …………………………………………………………………..</text:span></text:h>
            <text:p text:style-name="P979"><text:span text:style-name="T244">Поролон марки ППУ </text:span><text:span text:style-name="T227">HL4065 </text:span><text:span text:style-name="T228">s</text:span><text:span text:style-name="T208"> = 40 </text:span><text:span text:style-name="T203">мм</text:span><text:span text:style-name="T202"> ………………………………………………………………………………. <text:s/></text:span></text:p>
            <text:p text:style-name="P982"><text:span text:style-name="T204">Морской винил <text:s/>(кожезаменитель) </text:span><text:span text:style-name="T209">ESM RAL7004 (серый), RAL</text:span><text:span text:style-name="T205">3003</text:span><text:span text:style-name="T209"> (красный)…………………………………... </text:span></text:p>
            <text:p text:style-name="P982"><text:span text:style-name="T317">Пластик PETG …………………………………………………..</text:span><text:span text:style-name="T209">……………………………………………………….. </text:span></text:p>
            <text:h text:style-name="P1080" text:outline-level="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0.d9" table:number-columns-spanned="5" office:value-type="string">
            <text:p text:style-name="P968"/>
            <text:p text:style-name="P968">Лист</text:p>
            <text:p text:style-name="P970">3</text:p>
            <text:p text:style-name="P970">4</text:p>
            <text:p text:style-name="P970">5</text:p>
            <text:p text:style-name="P970">6</text:p>
            <text:p text:style-name="P970">7</text:p>
            <text:p text:style-name="P970">8</text:p>
            <text:p text:style-name="P971">9</text:p>
            <text:p text:style-name="P972"><text:span text:style-name="T134">1</text:span>0</text:p>
            <text:p text:style-name="P973">11</text:p>
            <text:p text:style-name="P972">1<text:span text:style-name="T323">2</text:span></text:p>
            <text:p text:style-name="P973">13</text:p>
            <text:p text:style-name="P973">14</text:p>
            <text:p text:style-name="P974">15</text:p>
            <text:p text:style-name="P975">16</text:p>
            <text:p text:style-name="P957"><text:span text:style-name="T177">1</text:span><text:span text:style-name="T178">7</text:span></text:p>
            <text:p text:style-name="P957"><text:span text:style-name="T177">1</text:span><text:span text:style-name="T178">8</text:span></text:p>
            <text:p text:style-name="P957"><text:span text:style-name="T177">1</text:span><text:span text:style-name="T178">9</text:span></text:p>
            <text:p text:style-name="P965"><text:span text:style-name="T178">2</text:span><text:span text:style-name="T176">0</text:span></text:p>
            <text:p text:style-name="P977"/>
          </table:table-cell>
          <table:covered-table-cell/>
          <table:covered-table-cell/>
          <table:covered-table-cell/>
          <table:covered-table-cell/>
        </table:table-row>
        <table:table-row table:style-name="Таблица60.5">
          <table:table-cell table:style-name="Таблица60.A10" table:number-columns-spanned="3" office:value-type="string">
            <text:p text:style-name="P711">ПВК</text:p>
          </table:table-cell>
          <table:covered-table-cell/>
          <table:covered-table-cell/>
          <table:table-cell table:style-name="Таблица60.D10" table:number-columns-spanned="24" office:value-type="string">
            <text:p text:style-name="P711">Перечень входного контрол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0.D10" table:number-columns-spanned="6" office:value-type="string">
            <text:p text:style-name="P707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60.h10" office:value-type="string">
            <text:p text:style-name="P707"/>
            <text:p text:style-name="P707"/>
            <text:p text:style-name="P707"/>
          </table:table-cell>
        </table:table-row>
      </table:table>
      <text:p text:style-name="P1023">ГОСТ 3.1105-2011 форма 7а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column table:style-name="Таблица1.J"/>
        <table:table-column table:style-name="Таблица1.K"/>
        <table:table-column table:style-name="Таблица1.L"/>
        <table:table-column table:style-name="Таблица1.M"/>
        <table:table-column table:style-name="Таблица1.B"/>
        <table:table-column table:style-name="Таблица1.O"/>
        <table:table-column table:style-name="Таблица1.P"/>
        <table:table-column table:style-name="Таблица1.Q"/>
        <table:table-column table:style-name="Таблица1.R"/>
        <table:table-column table:style-name="Таблица1.S"/>
        <table:table-column table:style-name="Таблица1.T"/>
        <table:table-column table:style-name="Таблица1.U"/>
        <table:table-column table:style-name="Таблица1.V"/>
        <table:table-column table:style-name="Таблица1.A"/>
        <table:table-column table:style-name="Таблица1.X"/>
        <table:table-column table:style-name="Таблица1.Y"/>
        <table:table-column table:style-name="Таблица1.M"/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row table:style-name="Таблица1.1">
          <table:table-cell table:style-name="Таблица1.A1" table:number-columns-spanned="23" office:value-type="string">
            <text:p text:style-name="P94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X1" office:value-type="string">
            <text:p text:style-name="P657"/>
          </table:table-cell>
          <table:table-cell table:style-name="Таблица1.X1" table:number-columns-spanned="2" office:value-type="string">
            <text:p text:style-name="P662"/>
          </table:table-cell>
          <table:covered-table-cell/>
          <table:table-cell table:style-name="Таблица1.X1" table:number-columns-spanned="4" office:value-type="string">
            <text:p text:style-name="P662"/>
          </table:table-cell>
          <table:covered-table-cell/>
          <table:covered-table-cell/>
          <table:covered-table-cell/>
          <table:table-cell table:style-name="Таблица1.X1" office:value-type="string">
            <text:p text:style-name="P662"/>
          </table:table-cell>
          <table:table-cell table:style-name="Таблица1.f1" table:number-columns-spanned="3" office:value-type="string">
            <text:p text:style-name="P662"/>
          </table:table-cell>
          <table:covered-table-cell/>
          <table:covered-table-cell/>
        </table:table-row>
        <table:table-row table:style-name="Таблица1.1">
          <table:table-cell table:style-name="Таблица1.X1" table:number-columns-spanned="2" office:value-type="string">
            <text:p text:style-name="P662">Дубл.</text:p>
          </table:table-cell>
          <table:covered-table-cell/>
          <table:table-cell table:style-name="Таблица1.X1" table:number-columns-spanned="4" office:value-type="string">
            <text:p text:style-name="P699"/>
          </table:table-cell>
          <table:covered-table-cell/>
          <table:covered-table-cell/>
          <table:covered-table-cell/>
          <table:table-cell table:style-name="Таблица1.X1" office:value-type="string">
            <text:p text:style-name="P699"/>
          </table:table-cell>
          <table:table-cell table:style-name="Таблица1.X1" office:value-type="string">
            <text:p text:style-name="P699"/>
          </table:table-cell>
          <table:table-cell table:style-name="Таблица1.I2" table:number-columns-spanned="6" office:value-type="string">
            <text:p text:style-name="P699"><text:s text:c="15"/>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O2" table:number-columns-spanned="9" office:value-type="string">
            <text:p text:style-name="P69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X1" office:value-type="string">
            <text:p text:style-name="P613"/>
          </table:table-cell>
          <table:table-cell table:style-name="Таблица1.X1" table:number-columns-spanned="2" office:value-type="string">
            <text:p text:style-name="P699"/>
          </table:table-cell>
          <table:covered-table-cell/>
          <table:table-cell table:style-name="Таблица1.X1" table:number-columns-spanned="4" office:value-type="string">
            <text:p text:style-name="P699"/>
          </table:table-cell>
          <table:covered-table-cell/>
          <table:covered-table-cell/>
          <table:covered-table-cell/>
          <table:table-cell table:style-name="Таблица1.X1" office:value-type="string">
            <text:p text:style-name="P699"/>
          </table:table-cell>
          <table:table-cell table:style-name="Таблица1.f1" table:number-columns-spanned="3" office:value-type="string">
            <text:p text:style-name="P699"/>
          </table:table-cell>
          <table:covered-table-cell/>
          <table:covered-table-cell/>
        </table:table-row>
        <table:table-row table:style-name="Таблица1.1">
          <table:table-cell table:style-name="Таблица1.X1" table:number-columns-spanned="2" office:value-type="string">
            <text:p text:style-name="P662">Взам.</text:p>
          </table:table-cell>
          <table:covered-table-cell/>
          <table:table-cell table:style-name="Таблица1.X1" table:number-columns-spanned="4" office:value-type="string">
            <text:p text:style-name="P699"/>
          </table:table-cell>
          <table:covered-table-cell/>
          <table:covered-table-cell/>
          <table:covered-table-cell/>
          <table:table-cell table:style-name="Таблица1.X1" office:value-type="string">
            <text:p text:style-name="P699"/>
          </table:table-cell>
          <table:table-cell table:style-name="Таблица1.X1" office:value-type="string">
            <text:p text:style-name="P699"/>
          </table:table-cell>
          <table:table-cell table:style-name="Таблица1.I3" table:number-rows-spanned="2" table:number-columns-spanned="4" office:value-type="string">
            <text:p text:style-name="P699"/>
          </table:table-cell>
          <table:covered-table-cell/>
          <table:covered-table-cell/>
          <table:covered-table-cell/>
          <table:table-cell table:style-name="Таблица1.X1" table:number-columns-spanned="3" office:value-type="string">
            <text:p text:style-name="P699"/>
          </table:table-cell>
          <table:covered-table-cell/>
          <table:covered-table-cell/>
          <table:table-cell table:style-name="Таблица1.X1" table:number-columns-spanned="2" office:value-type="string">
            <text:p text:style-name="P699"/>
          </table:table-cell>
          <table:covered-table-cell/>
          <table:table-cell table:style-name="Таблица1.X1" table:number-columns-spanned="3" office:value-type="string">
            <text:p text:style-name="P699"/>
          </table:table-cell>
          <table:covered-table-cell/>
          <table:covered-table-cell/>
          <table:table-cell table:style-name="Таблица1.X1" table:number-columns-spanned="2" office:value-type="string">
            <text:p text:style-name="P699"/>
          </table:table-cell>
          <table:covered-table-cell/>
          <table:table-cell table:style-name="Таблица1.X1" office:value-type="string">
            <text:p text:style-name="P699"/>
          </table:table-cell>
          <table:table-cell table:style-name="Таблица1.X1" office:value-type="string">
            <text:p text:style-name="P699"/>
          </table:table-cell>
          <table:table-cell table:style-name="Таблица1.X1" table:number-columns-spanned="2" office:value-type="string">
            <text:p text:style-name="P699"/>
          </table:table-cell>
          <table:covered-table-cell/>
          <table:table-cell table:style-name="Таблица1.X1" table:number-columns-spanned="4" office:value-type="string">
            <text:p text:style-name="P699"/>
          </table:table-cell>
          <table:covered-table-cell/>
          <table:covered-table-cell/>
          <table:covered-table-cell/>
          <table:table-cell table:style-name="Таблица1.X1" office:value-type="string">
            <text:p text:style-name="P699"/>
          </table:table-cell>
          <table:table-cell table:style-name="Таблица1.f1" table:number-columns-spanned="3" office:value-type="string">
            <text:p text:style-name="P699"/>
          </table:table-cell>
          <table:covered-table-cell/>
          <table:covered-table-cell/>
        </table:table-row>
        <table:table-row table:style-name="Таблица1.1">
          <table:table-cell table:style-name="Таблица1.X1" table:number-columns-spanned="2" office:value-type="string">
            <text:p text:style-name="P662">Подл.</text:p>
          </table:table-cell>
          <table:covered-table-cell/>
          <table:table-cell table:style-name="Таблица1.X1" table:number-columns-spanned="4" office:value-type="string">
            <text:p text:style-name="P634"/>
          </table:table-cell>
          <table:covered-table-cell/>
          <table:covered-table-cell/>
          <table:covered-table-cell/>
          <table:table-cell table:style-name="Таблица1.X1" office:value-type="string">
            <text:p text:style-name="P639"/>
          </table:table-cell>
          <table:table-cell table:style-name="Таблица1.X1" office:value-type="string">
            <text:p text:style-name="P676"/>
          </table:table-cell>
          <table:covered-table-cell/>
          <table:covered-table-cell/>
          <table:covered-table-cell/>
          <table:covered-table-cell/>
          <table:table-cell table:style-name="Таблица1.X1" table:number-columns-spanned="3" office:value-type="string">
            <text:p text:style-name="P699"/>
          </table:table-cell>
          <table:covered-table-cell/>
          <table:covered-table-cell/>
          <table:table-cell table:style-name="Таблица1.X1" table:number-columns-spanned="2" office:value-type="string">
            <text:p text:style-name="P699"/>
          </table:table-cell>
          <table:covered-table-cell/>
          <table:table-cell table:style-name="Таблица1.X1" table:number-columns-spanned="3" office:value-type="string">
            <text:p text:style-name="P699"/>
          </table:table-cell>
          <table:covered-table-cell/>
          <table:covered-table-cell/>
          <table:table-cell table:style-name="Таблица1.X1" table:number-columns-spanned="2" office:value-type="string">
            <text:p text:style-name="P699"/>
          </table:table-cell>
          <table:covered-table-cell/>
          <table:table-cell table:style-name="Таблица1.X1" office:value-type="string">
            <text:p text:style-name="P699"/>
          </table:table-cell>
          <table:table-cell table:style-name="Таблица1.X1" office:value-type="string">
            <text:p text:style-name="P699"/>
          </table:table-cell>
          <table:table-cell table:style-name="Таблица1.X1" table:number-columns-spanned="2" office:value-type="string">
            <text:p text:style-name="P699"/>
          </table:table-cell>
          <table:covered-table-cell/>
          <table:table-cell table:style-name="Таблица1.X1" table:number-columns-spanned="4" office:value-type="string">
            <text:p text:style-name="P699"/>
          </table:table-cell>
          <table:covered-table-cell/>
          <table:covered-table-cell/>
          <table:covered-table-cell/>
          <table:table-cell table:style-name="Таблица1.X1" office:value-type="string">
            <text:p text:style-name="P699"/>
          </table:table-cell>
          <table:table-cell table:style-name="Таблица1.f1" table:number-columns-spanned="3" office:value-type="string">
            <text:p text:style-name="P699"/>
          </table:table-cell>
          <table:covered-table-cell/>
          <table:covered-table-cell/>
        </table:table-row>
        <table:table-row table:style-name="Таблица1.5">
          <table:table-cell table:style-name="Таблица1.A5" table:number-columns-spanned="18" office:value-type="string">
            <text:p text:style-name="P6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5" table:number-columns-spanned="7" office:value-type="string">
            <text:p text:style-name="P60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Z5" table:number-columns-spanned="7" office:value-type="string">
            <text:p text:style-name="P6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g5" table:number-columns-spanned="2" office:value-type="string">
            <text:p text:style-name="P747"><text:span text:style-name="T252">3</text:span><text:span text:style-name="T254">8</text:span></text:p>
          </table:table-cell>
          <table:covered-table-cell/>
        </table:table-row>
        <table:table-row table:style-name="Таблица1.1">
          <table:table-cell table:style-name="Таблица1.X1" table:number-rows-spanned="3" office:value-type="string">
            <text:p text:style-name="P699"/>
          </table:table-cell>
          <table:table-cell table:style-name="Таблица1.X1" table:number-columns-spanned="3" office:value-type="string">
            <text:p text:style-name="P699"/>
          </table:table-cell>
          <table:covered-table-cell/>
          <table:covered-table-cell/>
          <table:table-cell table:style-name="Таблица1.X1" office:value-type="string">
            <text:p text:style-name="P699"/>
          </table:table-cell>
          <table:table-cell table:style-name="Таблица1.X1" table:number-columns-spanned="2" office:value-type="string">
            <text:p text:style-name="P699"/>
          </table:table-cell>
          <table:covered-table-cell/>
          <table:table-cell table:style-name="Таблица1.X1" table:number-columns-spanned="2" office:value-type="string">
            <text:p text:style-name="P699"/>
          </table:table-cell>
          <table:covered-table-cell/>
          <table:table-cell table:style-name="Таблица1.X1" office:value-type="string">
            <text:p text:style-name="P699"/>
          </table:table-cell>
          <table:table-cell table:style-name="Таблица1.X1" office:value-type="string">
            <text:p text:style-name="P699"/>
          </table:table-cell>
          <table:table-cell table:style-name="Таблица1.X1" table:number-columns-spanned="2" office:value-type="string">
            <text:p text:style-name="P699"/>
          </table:table-cell>
          <table:covered-table-cell/>
          <table:table-cell table:style-name="Таблица1.X1" table:number-columns-spanned="3" office:value-type="string">
            <text:p text:style-name="P699"/>
          </table:table-cell>
          <table:covered-table-cell/>
          <table:covered-table-cell/>
          <table:table-cell table:style-name="Таблица1.A5" table:number-columns-spanned="3" office:value-type="string">
            <text:p text:style-name="P723"/>
          </table:table-cell>
          <table:covered-table-cell/>
          <table:covered-table-cell/>
          <table:table-cell table:style-name="Таблица1.A5" table:number-columns-spanned="2" office:value-type="string">
            <text:p text:style-name="P723"/>
          </table:table-cell>
          <table:covered-table-cell/>
          <table:table-cell table:style-name="Таблица1.V6" table:number-rows-spanned="3" table:number-columns-spanned="7" office:value-type="string">
            <text:p text:style-name="P70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c6" table:number-rows-spanned="3" table:number-columns-spanned="6" office:value-type="string">
            <text:p text:style-name="P598">К.02 - 202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covered-table-cell/>
          <table:table-cell table:style-name="Таблица1.X1" table:number-columns-spanned="3" office:value-type="string">
            <text:p text:style-name="P686"/>
          </table:table-cell>
          <table:covered-table-cell/>
          <table:covered-table-cell/>
          <table:table-cell table:style-name="Таблица1.X1" office:value-type="string">
            <text:p text:style-name="P699"/>
          </table:table-cell>
          <table:table-cell table:style-name="Таблица1.X1" table:number-columns-spanned="2" office:value-type="string">
            <text:p text:style-name="P613"/>
          </table:table-cell>
          <table:covered-table-cell/>
          <table:table-cell table:style-name="Таблица1.X1" table:number-columns-spanned="2" office:value-type="string">
            <text:p text:style-name="P686"/>
          </table:table-cell>
          <table:covered-table-cell/>
          <table:table-cell table:style-name="Таблица1.X1" office:value-type="string">
            <text:p text:style-name="P699"/>
          </table:table-cell>
          <table:table-cell table:style-name="Таблица1.X1" office:value-type="string">
            <text:p text:style-name="P699"/>
          </table:table-cell>
          <table:table-cell table:style-name="Таблица1.X1" table:number-columns-spanned="2" office:value-type="string">
            <text:p text:style-name="P699"/>
          </table:table-cell>
          <table:covered-table-cell/>
          <table:table-cell table:style-name="Таблица1.X1" table:number-columns-spanned="3" office:value-type="string">
            <text:p text:style-name="P699"/>
          </table:table-cell>
          <table:covered-table-cell/>
          <table:covered-table-cell/>
          <table:table-cell table:style-name="Таблица1.X1" table:number-columns-spanned="3" office:value-type="string">
            <text:p text:style-name="P699"/>
          </table:table-cell>
          <table:covered-table-cell/>
          <table:covered-table-cell/>
          <table:table-cell table:style-name="Таблица1.X1" table:number-columns-spanned="2" office:value-type="string">
            <text:p text:style-name="P69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covered-table-cell/>
          <table:table-cell table:style-name="Таблица1.B8" table:number-columns-spanned="3" office:value-type="string">
            <text:p text:style-name="P534"/>
          </table:table-cell>
          <table:covered-table-cell/>
          <table:covered-table-cell/>
          <table:table-cell table:style-name="Таблица1.B8" office:value-type="string">
            <text:p text:style-name="P534"/>
          </table:table-cell>
          <table:table-cell table:style-name="Таблица1.B8" table:number-columns-spanned="2" office:value-type="string">
            <text:p text:style-name="P536"/>
          </table:table-cell>
          <table:covered-table-cell/>
          <table:table-cell table:style-name="Таблица1.B8" table:number-columns-spanned="2" office:value-type="string">
            <text:p text:style-name="P726"/>
          </table:table-cell>
          <table:covered-table-cell/>
          <table:table-cell table:style-name="Таблица1.B8" office:value-type="string">
            <text:p text:style-name="P679"/>
          </table:table-cell>
          <table:table-cell table:style-name="Таблица1.B8" office:value-type="string">
            <text:p text:style-name="P681"/>
          </table:table-cell>
          <table:table-cell table:style-name="Таблица1.B8" table:number-columns-spanned="2" office:value-type="string">
            <text:p text:style-name="P699"/>
          </table:table-cell>
          <table:covered-table-cell/>
          <table:table-cell table:style-name="Таблица1.B8" table:number-columns-spanned="3" office:value-type="string">
            <text:p text:style-name="P699"/>
          </table:table-cell>
          <table:covered-table-cell/>
          <table:covered-table-cell/>
          <table:table-cell table:style-name="Таблица1.B8" table:number-columns-spanned="3" office:value-type="string">
            <text:p text:style-name="P699"/>
          </table:table-cell>
          <table:covered-table-cell/>
          <table:covered-table-cell/>
          <table:table-cell table:style-name="Таблица1.B8" table:number-columns-spanned="2" office:value-type="string">
            <text:p text:style-name="P69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9">
          <table:table-cell table:style-name="Таблица1.A9" table:number-columns-spanned="29" office:value-type="string">
            <text:h text:style-name="P1072" text:outline-level="8"/>
            <text:p text:style-name="P981"><text:span text:style-name="T205">Нитки</text:span><text:span text:style-name="T210"> </text:span><text:span text:style-name="T211">P</text:span><text:span text:style-name="T210">OLYART</text:span><text:span text:style-name="T212"> </text:span><text:span text:style-name="T210">10, </text:span><text:span text:style-name="T205">цвет серый ………………………………………………………...</text:span><text:span text:style-name="T206">………………………….….. </text:span></text:p>
            <text:p text:style-name="P566"><text:span text:style-name="T315">Нитки</text:span><text:span text:style-name="T318"> </text:span><text:span text:style-name="T320">P</text:span><text:span text:style-name="T318">OLYART</text:span><text:span text:style-name="T319"> </text:span><text:span text:style-name="T318">10, </text:span><text:span text:style-name="T315">цвет красный ………………………………………………………..</text:span><text:span text:style-name="T316">……………………………</text:span></text:p>
            <text:h text:style-name="P1079" text:outline-level="8"><text:span text:style-name="T310">И</text:span><text:span text:style-name="T311">золента ХБ, ширина 19 мм, двустороняя …………………………………………………………………………….</text:span></text:h>
            <text:h text:style-name="P1083" text:outline-level="8">Ткани хлопчатобумажные и смешанные бытовые ТО 17-1145-7-92 к ГОСТ 29298-2005 ………………………….</text:h>
            <text:p text:style-name="P537">Ацетон технический <text:span text:style-name="T39">ГОСТ 2768-84 .…………………………………………………………………………………..</text:span></text:p>
            <text:p text:style-name="P537">Бензин-растворитель (нефрас) <text:span text:style-name="T39">ТУ 38.401-67-108-92 ..………………………………………………………………..</text:span></text:p>
            <text:p text:style-name="P561">Антистатическая присадка «Сигбол» ТУ 38 101741-78……………………………………………………………….</text:p>
            <text:p text:style-name="P563"><text:span text:style-name="T200">Разделительный воск IZHWAX Грунтовочный </text:span><text:span text:style-name="T156">ТУ 204142-003-0161831702-2019</text:span><text:span text:style-name="T200">………………………………….</text:span></text:p>
            <text:p text:style-name="P563"><text:span text:style-name="T158">Разделительный спирт </text:span><text:span text:style-name="T200">IZHWAX PVA </text:span><text:span text:style-name="T213">ТУ 205941-008-0161831702-2019 ………...</text:span><text:span text:style-name="T200">…………………………………</text:span></text:p>
            <text:p text:style-name="P563"><text:span text:style-name="T200">Разделительный воск IZHWAX Базовый 2020 </text:span><text:span text:style-name="T149">ТУ 204142-001-0161831702-2019 ...</text:span><text:span text:style-name="T200">………………………………..</text:span></text:p>
            <text:h text:style-name="P1077" text:outline-level="8">Мастика для пола <text:span text:style-name="T26">VICI LUX </text:span><text:span text:style-name="T60">LV TN 000326366-12-97 ……………………………………………………………….</text:span></text:h>
            <text:p text:style-name="P488">Дихлорметан (метилен хлористый) <text:span text:style-name="T248">ТУ 2631-019-44493179-98 ……………………………………………………..</text:span></text:p>
            <text:h text:style-name="P1073" text:outline-level="8"><text:span text:style-name="T246">П</text:span><text:span text:style-name="T245">ленка полиэтиленовая, М, 0, 100 </text:span><text:span text:style-name="T201">ГОСТ 10354-82 ………………………………………………………………….</text:span></text:h>
            <text:h text:style-name="P1074" text:outline-level="8"><text:span text:style-name="T246">М</text:span><text:span text:style-name="T245">асло индустриальное И-30А </text:span><text:span text:style-name="T196">ГОСТ 20799-2022 ……………………………………………………………………</text:span></text:h>
            <text:p text:style-name="P732"><text:span text:style-name="T335">Приложение </text:span><text:span text:style-name="T45">А</text:span><text:span text:style-name="T56"> (</text:span><text:span text:style-name="T58">рекомендуемое</text:span><text:span text:style-name="T56">)…………………………………………….………………………………………….</text:span></text:p>
            <text:p text:style-name="P732"><text:span text:style-name="T57">Приложение </text:span><text:span text:style-name="T58">Б (</text:span><text:span text:style-name="T56">обязательное</text:span><text:span text:style-name="T58">) ………………………………………………………………………………………….</text:span></text:p>
            <text:p text:style-name="P978">Содержание …………………………………………………………………………………………………… ………. <text:s text:c="16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d9" table:number-columns-spanned="5" office:value-type="string">
            <text:p text:style-name="P962"/>
            <text:p text:style-name="P980"><text:span text:style-name="T177">2</text:span><text:span text:style-name="T178">1</text:span></text:p>
            <text:p text:style-name="P976"><text:span text:style-name="T340">2</text:span>2</text:p>
            <text:p text:style-name="P958">23</text:p>
            <text:p text:style-name="P958">24</text:p>
            <text:p text:style-name="P963"><text:span text:style-name="T161">2</text:span><text:span text:style-name="T162">5</text:span></text:p>
            <text:p text:style-name="P963"><text:span text:style-name="T161">2</text:span><text:span text:style-name="T162">6</text:span></text:p>
            <text:p text:style-name="P963"><text:span text:style-name="T161">2</text:span><text:span text:style-name="T162">7</text:span></text:p>
            <text:p text:style-name="P963"><text:span text:style-name="T161">2</text:span><text:span text:style-name="T162">8</text:span></text:p>
            <text:p text:style-name="P963"><text:span text:style-name="T161">2</text:span><text:span text:style-name="T162">9</text:span></text:p>
            <text:p text:style-name="P958">30</text:p>
            <text:p text:style-name="P960">31</text:p>
            <text:p text:style-name="P964"><text:span text:style-name="T162">3</text:span><text:span text:style-name="T163">2</text:span></text:p>
            <text:p text:style-name="P964"><text:span text:style-name="T165">3</text:span><text:span text:style-name="T166">3</text:span></text:p>
            <text:p text:style-name="P964"><text:span text:style-name="T165">3</text:span><text:span text:style-name="T166">4</text:span></text:p>
            <text:p text:style-name="P964"><text:span text:style-name="T165">3</text:span><text:span text:style-name="T166">5</text:span></text:p>
            <text:p text:style-name="P959">36</text:p>
            <text:p text:style-name="P961">37</text:p>
          </table:table-cell>
          <table:covered-table-cell/>
          <table:covered-table-cell/>
          <table:covered-table-cell/>
          <table:covered-table-cell/>
        </table:table-row>
        <table:table-row table:style-name="Таблица1.5">
          <table:table-cell table:style-name="Таблица1.A10" table:number-columns-spanned="3" office:value-type="string">
            <text:p text:style-name="P712">ПВК</text:p>
          </table:table-cell>
          <table:covered-table-cell/>
          <table:covered-table-cell/>
          <table:table-cell table:style-name="Таблица1.D10" table:number-columns-spanned="24" office:value-type="string">
            <text:p text:style-name="P712">Перечень входного контрол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D10" table:number-columns-spanned="6" office:value-type="string">
            <text:p text:style-name="P708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h10" office:value-type="string">
            <text:p text:style-name="P708"/>
            <text:p text:style-name="P708"/>
            <text:p text:style-name="P708"/>
          </table:table-cell>
        </table:table-row>
      </table:table>
      <table:table table:name="Таблица33" table:style-name="Таблица33">
        <table:table-column table:style-name="Таблица33.A"/>
        <table:table-column table:style-name="Таблица33.B"/>
        <table:table-column table:style-name="Таблица33.C"/>
        <table:table-column table:style-name="Таблица33.D"/>
        <table:table-column table:style-name="Таблица33.E"/>
        <table:table-column table:style-name="Таблица33.F"/>
        <table:table-column table:style-name="Таблица33.G"/>
        <table:table-column table:style-name="Таблица33.H"/>
        <table:table-column table:style-name="Таблица33.I"/>
        <table:table-column table:style-name="Таблица33.J"/>
        <table:table-column table:style-name="Таблица33.K"/>
        <table:table-column table:style-name="Таблица33.L"/>
        <table:table-column table:style-name="Таблица33.M"/>
        <table:table-column table:style-name="Таблица33.N"/>
        <table:table-column table:style-name="Таблица33.O"/>
        <table:table-row table:style-name="Таблица33.1">
          <table:table-cell table:style-name="Таблица33.A1" table:number-columns-spanned="4" office:value-type="string">
            <text:p text:style-name="P625"/>
          </table:table-cell>
          <table:covered-table-cell/>
          <table:covered-table-cell/>
          <table:covered-table-cell/>
          <table:table-cell table:style-name="Таблица33.A1" table:number-columns-spanned="5" office:value-type="string">
            <text:p text:style-name="P689"/>
          </table:table-cell>
          <table:covered-table-cell/>
          <table:covered-table-cell/>
          <table:covered-table-cell/>
          <table:covered-table-cell/>
          <table:table-cell table:style-name="Таблица33.J1" table:number-columns-spanned="5" office:value-type="string">
            <text:p text:style-name="P626"/>
          </table:table-cell>
          <table:covered-table-cell/>
          <table:covered-table-cell/>
          <table:covered-table-cell/>
          <table:covered-table-cell/>
          <table:table-cell table:style-name="Таблица33.O1" office:value-type="string">
            <text:p text:style-name="P746"><text:span text:style-name="T216">3</text:span><text:span text:style-name="T217">9</text:span></text:p>
          </table:table-cell>
        </table:table-row>
        <table:table-row table:style-name="Таблица33.1">
          <table:table-cell table:style-name="Таблица33.A1" table:number-columns-spanned="5" office:value-type="string">
            <text:p text:style-name="P689"/>
          </table:table-cell>
          <table:covered-table-cell/>
          <table:covered-table-cell/>
          <table:covered-table-cell/>
          <table:covered-table-cell/>
          <table:table-cell table:style-name="Таблица33.F2" table:number-columns-spanned="6" office:value-type="string">
            <text:p text:style-name="P690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3.L2" table:number-columns-spanned="4" office:value-type="string">
            <text:p text:style-name="P602">К.02 - 2024</text:p>
          </table:table-cell>
          <table:covered-table-cell/>
          <table:covered-table-cell/>
          <table:covered-table-cell/>
        </table:table-row>
        <table:table-row table:style-name="Таблица33.1">
          <table:table-cell table:style-name="Таблица33.A1" table:number-rows-spanned="2" table:number-columns-spanned="2" office:value-type="string">
            <text:p text:style-name="P689"/>
            <text:p text:style-name="P691">Изм.</text:p>
          </table:table-cell>
          <table:covered-table-cell/>
          <table:table-cell table:style-name="Таблица33.A1" table:number-columns-spanned="8" office:value-type="string">
            <text:p text:style-name="P690">Номера листов (страниц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3.K3" table:number-rows-spanned="2" table:number-columns-spanned="2" office:value-type="string">
            <text:p text:style-name="P643">Всего листов</text:p>
          </table:table-cell>
          <table:covered-table-cell/>
          <table:table-cell table:style-name="Таблица33.M3" table:number-rows-spanned="2" table:number-columns-spanned="3" office:value-type="string">
            <text:p text:style-name="P643">Номер</text:p>
            <text:p text:style-name="P644">документа</text:p>
          </table:table-cell>
          <table:covered-table-cell/>
          <table:covered-table-cell/>
        </table:table-row>
        <table:table-row table:style-name="Таблица33.1">
          <table:covered-table-cell/>
          <table:covered-table-cell/>
          <table:table-cell table:style-name="Таблица33.A1" office:value-type="string">
            <text:p text:style-name="P690">измененных</text:p>
          </table:table-cell>
          <table:table-cell table:style-name="Таблица33.A1" table:number-columns-spanned="3" office:value-type="string">
            <text:p text:style-name="P690">замененных</text:p>
          </table:table-cell>
          <table:covered-table-cell/>
          <table:covered-table-cell/>
          <table:table-cell table:style-name="Таблица33.A1" office:value-type="string">
            <text:p text:style-name="P690">новых</text:p>
          </table:table-cell>
          <table:table-cell table:style-name="Таблица33.A1" table:number-columns-spanned="3" office:value-type="string">
            <text:p text:style-name="P690">аннулированны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3.5">
          <table:table-cell table:style-name="Таблица33.A1" table:number-columns-spanned="2" office:value-type="string">
            <text:p text:style-name="P645"/>
          </table:table-cell>
          <table:covered-table-cell/>
          <table:table-cell table:style-name="Таблица33.A1" office:value-type="string">
            <text:p text:style-name="P642"/>
          </table:table-cell>
          <table:table-cell table:style-name="Таблица33.A1" table:number-columns-spanned="3" office:value-type="string">
            <text:p text:style-name="P645"/>
          </table:table-cell>
          <table:covered-table-cell/>
          <table:covered-table-cell/>
          <table:table-cell table:style-name="Таблица33.A1" office:value-type="string">
            <text:p text:style-name="P642"/>
          </table:table-cell>
          <table:table-cell table:style-name="Таблица33.A1" table:number-columns-spanned="3" office:value-type="string">
            <text:p text:style-name="P642"/>
          </table:table-cell>
          <table:covered-table-cell/>
          <table:covered-table-cell/>
          <table:table-cell table:style-name="Таблица33.A1" table:number-columns-spanned="2" office:value-type="string">
            <text:p text:style-name="P646"/>
          </table:table-cell>
          <table:covered-table-cell/>
          <table:table-cell table:style-name="Таблица33.M5" table:number-columns-spanned="3" office:value-type="string">
            <text:p text:style-name="P666"/>
          </table:table-cell>
          <table:covered-table-cell/>
          <table:covered-table-cell/>
        </table:table-row>
        <table:table-row table:style-name="Таблица33.5">
          <table:table-cell table:style-name="Таблица33.A1" table:number-columns-spanned="2" office:value-type="string">
            <text:p text:style-name="P646"/>
          </table:table-cell>
          <table:covered-table-cell/>
          <table:table-cell table:style-name="Таблица33.A1" office:value-type="string">
            <text:p text:style-name="P642"/>
          </table:table-cell>
          <table:table-cell table:style-name="Таблица33.A1" table:number-columns-spanned="3" office:value-type="string">
            <text:p text:style-name="P646"/>
          </table:table-cell>
          <table:covered-table-cell/>
          <table:covered-table-cell/>
          <table:table-cell table:style-name="Таблица33.A1" office:value-type="string">
            <text:p text:style-name="P642"/>
          </table:table-cell>
          <table:table-cell table:style-name="Таблица33.A1" table:number-columns-spanned="3" office:value-type="string">
            <text:p text:style-name="P642"/>
          </table:table-cell>
          <table:covered-table-cell/>
          <table:covered-table-cell/>
          <table:table-cell table:style-name="Таблица33.A1" table:number-columns-spanned="2" office:value-type="string">
            <text:p text:style-name="P646"/>
          </table:table-cell>
          <table:covered-table-cell/>
          <table:table-cell table:style-name="Таблица33.M5" table:number-columns-spanned="3" office:value-type="string">
            <text:p text:style-name="P667"/>
          </table:table-cell>
          <table:covered-table-cell/>
          <table:covered-table-cell/>
        </table:table-row>
        <table:table-row table:style-name="Таблица33.5">
          <table:table-cell table:style-name="Таблица33.A1" table:number-columns-spanned="2" office:value-type="string">
            <text:p text:style-name="P647"/>
          </table:table-cell>
          <table:covered-table-cell/>
          <table:table-cell table:style-name="Таблица33.A1" office:value-type="string">
            <text:p text:style-name="P642"/>
          </table:table-cell>
          <table:table-cell table:style-name="Таблица33.A1" table:number-columns-spanned="3" office:value-type="string">
            <text:p text:style-name="P647"/>
          </table:table-cell>
          <table:covered-table-cell/>
          <table:covered-table-cell/>
          <table:table-cell table:style-name="Таблица33.A1" office:value-type="string">
            <text:p text:style-name="P731"/>
          </table:table-cell>
          <table:table-cell table:style-name="Таблица33.A1" table:number-columns-spanned="3" office:value-type="string">
            <text:p text:style-name="P731"/>
          </table:table-cell>
          <table:covered-table-cell/>
          <table:covered-table-cell/>
          <table:table-cell table:style-name="Таблица33.A1" table:number-columns-spanned="2" office:value-type="string">
            <text:p text:style-name="P647"/>
          </table:table-cell>
          <table:covered-table-cell/>
          <table:table-cell table:style-name="Таблица33.M5" table:number-columns-spanned="3" office:value-type="string">
            <text:p text:style-name="P668"/>
          </table:table-cell>
          <table:covered-table-cell/>
          <table:covered-table-cell/>
        </table:table-row>
        <table:table-row table:style-name="Таблица33.5">
          <table:table-cell table:style-name="Таблица33.A1" table:number-columns-spanned="2" office:value-type="string">
            <text:p text:style-name="P648"/>
          </table:table-cell>
          <table:covered-table-cell/>
          <table:table-cell table:style-name="Таблица33.A1" office:value-type="string">
            <text:p text:style-name="P648"/>
          </table:table-cell>
          <table:table-cell table:style-name="Таблица33.A1" table:number-columns-spanned="3" office:value-type="string">
            <text:p text:style-name="P648"/>
          </table:table-cell>
          <table:covered-table-cell/>
          <table:covered-table-cell/>
          <table:table-cell table:style-name="Таблица33.A1" office:value-type="string">
            <text:p text:style-name="P648"/>
          </table:table-cell>
          <table:table-cell table:style-name="Таблица33.A1" table:number-columns-spanned="3" office:value-type="string">
            <text:p text:style-name="P642"/>
          </table:table-cell>
          <table:covered-table-cell/>
          <table:covered-table-cell/>
          <table:table-cell table:style-name="Таблица33.A1" table:number-columns-spanned="2" office:value-type="string">
            <text:p text:style-name="P648"/>
          </table:table-cell>
          <table:covered-table-cell/>
          <table:table-cell table:style-name="Таблица33.M5" table:number-columns-spanned="3" office:value-type="string">
            <text:p text:style-name="P669"/>
          </table:table-cell>
          <table:covered-table-cell/>
          <table:covered-table-cell/>
        </table:table-row>
        <table:table-row table:style-name="Таблица33.5">
          <table:table-cell table:style-name="Таблица33.A1" table:number-columns-spanned="2" office:value-type="string">
            <text:p text:style-name="P649"/>
          </table:table-cell>
          <table:covered-table-cell/>
          <table:table-cell table:style-name="Таблица33.A1" office:value-type="string">
            <text:p text:style-name="P649"/>
          </table:table-cell>
          <table:table-cell table:style-name="Таблица33.A1" table:number-columns-spanned="3" office:value-type="string">
            <text:p text:style-name="P649"/>
          </table:table-cell>
          <table:covered-table-cell/>
          <table:covered-table-cell/>
          <table:table-cell table:style-name="Таблица33.A1" office:value-type="string">
            <text:p text:style-name="P649"/>
          </table:table-cell>
          <table:table-cell table:style-name="Таблица33.A1" table:number-columns-spanned="3" office:value-type="string">
            <text:p text:style-name="P642"/>
          </table:table-cell>
          <table:covered-table-cell/>
          <table:covered-table-cell/>
          <table:table-cell table:style-name="Таблица33.A1" table:number-columns-spanned="2" office:value-type="string">
            <text:p text:style-name="P649"/>
          </table:table-cell>
          <table:covered-table-cell/>
          <table:table-cell table:style-name="Таблица33.M5" table:number-columns-spanned="3" office:value-type="string">
            <text:p text:style-name="P670"/>
          </table:table-cell>
          <table:covered-table-cell/>
          <table:covered-table-cell/>
        </table:table-row>
        <table:table-row table:style-name="Таблица33.5">
          <table:table-cell table:style-name="Таблица33.A1" table:number-columns-spanned="2" office:value-type="string">
            <text:p text:style-name="P650"/>
          </table:table-cell>
          <table:covered-table-cell/>
          <table:table-cell table:style-name="Таблица33.A1" office:value-type="string">
            <text:p text:style-name="P650"/>
          </table:table-cell>
          <table:table-cell table:style-name="Таблица33.A1" table:number-columns-spanned="3" office:value-type="string">
            <text:p text:style-name="P651"/>
          </table:table-cell>
          <table:covered-table-cell/>
          <table:covered-table-cell/>
          <table:table-cell table:style-name="Таблица33.A1" office:value-type="string">
            <text:p text:style-name="P651"/>
          </table:table-cell>
          <table:table-cell table:style-name="Таблица33.A1" table:number-columns-spanned="3" office:value-type="string">
            <text:p text:style-name="P642"/>
          </table:table-cell>
          <table:covered-table-cell/>
          <table:covered-table-cell/>
          <table:table-cell table:style-name="Таблица33.A1" table:number-columns-spanned="2" office:value-type="string">
            <text:p text:style-name="P652"/>
          </table:table-cell>
          <table:covered-table-cell/>
          <table:table-cell table:style-name="Таблица33.M5" table:number-columns-spanned="3" office:value-type="string">
            <text:p text:style-name="P671"/>
          </table:table-cell>
          <table:covered-table-cell/>
          <table:covered-table-cell/>
        </table:table-row>
        <table:table-row table:style-name="Таблица33.5">
          <table:table-cell table:style-name="Таблица33.A1" table:number-columns-spanned="2" office:value-type="string">
            <text:p text:style-name="P653"/>
          </table:table-cell>
          <table:covered-table-cell/>
          <table:table-cell table:style-name="Таблица33.A1" office:value-type="string">
            <text:p text:style-name="P653"/>
          </table:table-cell>
          <table:table-cell table:style-name="Таблица33.A1" table:number-columns-spanned="3" office:value-type="string">
            <text:p text:style-name="P653"/>
          </table:table-cell>
          <table:covered-table-cell/>
          <table:covered-table-cell/>
          <table:table-cell table:style-name="Таблица33.A1" office:value-type="string">
            <text:p text:style-name="P653"/>
          </table:table-cell>
          <table:table-cell table:style-name="Таблица33.A1" table:number-columns-spanned="3" office:value-type="string">
            <text:p text:style-name="P642"/>
          </table:table-cell>
          <table:covered-table-cell/>
          <table:covered-table-cell/>
          <table:table-cell table:style-name="Таблица33.A1" table:number-columns-spanned="2" office:value-type="string">
            <text:p text:style-name="P653"/>
          </table:table-cell>
          <table:covered-table-cell/>
          <table:table-cell table:style-name="Таблица33.M5" table:number-columns-spanned="3" office:value-type="string">
            <text:p text:style-name="P682"/>
          </table:table-cell>
          <table:covered-table-cell/>
          <table:covered-table-cell/>
        </table:table-row>
        <table:table-row table:style-name="Таблица33.5">
          <table:table-cell table:style-name="Таблица33.A1" table:number-columns-spanned="2" office:value-type="string">
            <text:p text:style-name="P653"/>
          </table:table-cell>
          <table:covered-table-cell/>
          <table:table-cell table:style-name="Таблица33.A1" office:value-type="string">
            <text:p text:style-name="P642"/>
          </table:table-cell>
          <table:table-cell table:style-name="Таблица33.A1" table:number-columns-spanned="3" office:value-type="string">
            <text:p text:style-name="P653"/>
          </table:table-cell>
          <table:covered-table-cell/>
          <table:covered-table-cell/>
          <table:table-cell table:style-name="Таблица33.A1" office:value-type="string">
            <text:p text:style-name="P653"/>
          </table:table-cell>
          <table:table-cell table:style-name="Таблица33.A1" table:number-columns-spanned="3" office:value-type="string">
            <text:p text:style-name="P642"/>
          </table:table-cell>
          <table:covered-table-cell/>
          <table:covered-table-cell/>
          <table:table-cell table:style-name="Таблица33.A1" table:number-columns-spanned="2" office:value-type="string">
            <text:p text:style-name="P653"/>
          </table:table-cell>
          <table:covered-table-cell/>
          <table:table-cell table:style-name="Таблица33.M5" table:number-columns-spanned="3" office:value-type="string">
            <text:p text:style-name="P682"/>
          </table:table-cell>
          <table:covered-table-cell/>
          <table:covered-table-cell/>
        </table:table-row>
        <table:table-row table:style-name="Таблица33.5">
          <table:table-cell table:style-name="Таблица33.A1" table:number-columns-spanned="2" office:value-type="string">
            <text:p text:style-name="P653"/>
          </table:table-cell>
          <table:covered-table-cell/>
          <table:table-cell table:style-name="Таблица33.A1" office:value-type="string">
            <text:p text:style-name="P642"/>
          </table:table-cell>
          <table:table-cell table:style-name="Таблица33.A1" table:number-columns-spanned="3" office:value-type="string">
            <text:p text:style-name="P653"/>
          </table:table-cell>
          <table:covered-table-cell/>
          <table:covered-table-cell/>
          <table:table-cell table:style-name="Таблица33.A1" office:value-type="string">
            <text:p text:style-name="P642"/>
          </table:table-cell>
          <table:table-cell table:style-name="Таблица33.A1" table:number-columns-spanned="3" office:value-type="string">
            <text:p text:style-name="P653"/>
          </table:table-cell>
          <table:covered-table-cell/>
          <table:covered-table-cell/>
          <table:table-cell table:style-name="Таблица33.A1" table:number-columns-spanned="2" office:value-type="string">
            <text:p text:style-name="P653"/>
          </table:table-cell>
          <table:covered-table-cell/>
          <table:table-cell table:style-name="Таблица33.M5" table:number-columns-spanned="3" office:value-type="string">
            <text:p text:style-name="P682"/>
          </table:table-cell>
          <table:covered-table-cell/>
          <table:covered-table-cell/>
        </table:table-row>
        <table:table-row table:style-name="Таблица33.5">
          <table:table-cell table:style-name="Таблица33.A1" table:number-columns-spanned="2" office:value-type="string">
            <text:p text:style-name="P700"/>
          </table:table-cell>
          <table:covered-table-cell/>
          <table:table-cell table:style-name="Таблица33.A1" office:value-type="string">
            <text:p text:style-name="P700"/>
          </table:table-cell>
          <table:table-cell table:style-name="Таблица33.A1" table:number-columns-spanned="3" office:value-type="string">
            <text:p text:style-name="P700"/>
          </table:table-cell>
          <table:covered-table-cell/>
          <table:covered-table-cell/>
          <table:table-cell table:style-name="Таблица33.A1" office:value-type="string">
            <text:p text:style-name="P700"/>
          </table:table-cell>
          <table:table-cell table:style-name="Таблица33.A1" table:number-columns-spanned="3" office:value-type="string">
            <text:p text:style-name="P700"/>
          </table:table-cell>
          <table:covered-table-cell/>
          <table:covered-table-cell/>
          <table:table-cell table:style-name="Таблица33.A1" table:number-columns-spanned="2" office:value-type="string">
            <text:p text:style-name="P700"/>
          </table:table-cell>
          <table:covered-table-cell/>
          <table:table-cell table:style-name="Таблица33.M5" table:number-columns-spanned="3" office:value-type="string">
            <text:p text:style-name="P700"/>
          </table:table-cell>
          <table:covered-table-cell/>
          <table:covered-table-cell/>
        </table:table-row>
        <table:table-row table:style-name="Таблица33.5">
          <table:table-cell table:style-name="Таблица33.A1" table:number-columns-spanned="2" office:value-type="string">
            <text:p text:style-name="P700"/>
          </table:table-cell>
          <table:covered-table-cell/>
          <table:table-cell table:style-name="Таблица33.A1" office:value-type="string">
            <text:p text:style-name="P700"/>
          </table:table-cell>
          <table:table-cell table:style-name="Таблица33.A1" table:number-columns-spanned="3" office:value-type="string">
            <text:p text:style-name="P700"/>
          </table:table-cell>
          <table:covered-table-cell/>
          <table:covered-table-cell/>
          <table:table-cell table:style-name="Таблица33.A1" office:value-type="string">
            <text:p text:style-name="P700"/>
          </table:table-cell>
          <table:table-cell table:style-name="Таблица33.A1" table:number-columns-spanned="3" office:value-type="string">
            <text:p text:style-name="P700"/>
          </table:table-cell>
          <table:covered-table-cell/>
          <table:covered-table-cell/>
          <table:table-cell table:style-name="Таблица33.A1" table:number-columns-spanned="2" office:value-type="string">
            <text:p text:style-name="P700"/>
          </table:table-cell>
          <table:covered-table-cell/>
          <table:table-cell table:style-name="Таблица33.M5" table:number-columns-spanned="3" office:value-type="string">
            <text:p text:style-name="P700"/>
          </table:table-cell>
          <table:covered-table-cell/>
          <table:covered-table-cell/>
        </table:table-row>
        <table:table-row table:style-name="Таблица33.5">
          <table:table-cell table:style-name="Таблица33.A1" table:number-columns-spanned="2" office:value-type="string">
            <text:p text:style-name="P700"/>
          </table:table-cell>
          <table:covered-table-cell/>
          <table:table-cell table:style-name="Таблица33.A1" office:value-type="string">
            <text:p text:style-name="P700"/>
          </table:table-cell>
          <table:table-cell table:style-name="Таблица33.A1" table:number-columns-spanned="3" office:value-type="string">
            <text:p text:style-name="P700"/>
          </table:table-cell>
          <table:covered-table-cell/>
          <table:covered-table-cell/>
          <table:table-cell table:style-name="Таблица33.A1" office:value-type="string">
            <text:p text:style-name="P700"/>
          </table:table-cell>
          <table:table-cell table:style-name="Таблица33.A1" table:number-columns-spanned="3" office:value-type="string">
            <text:p text:style-name="P700"/>
          </table:table-cell>
          <table:covered-table-cell/>
          <table:covered-table-cell/>
          <table:table-cell table:style-name="Таблица33.A1" table:number-columns-spanned="2" office:value-type="string">
            <text:p text:style-name="P700"/>
          </table:table-cell>
          <table:covered-table-cell/>
          <table:table-cell table:style-name="Таблица33.M5" table:number-columns-spanned="3" office:value-type="string">
            <text:p text:style-name="P700"/>
          </table:table-cell>
          <table:covered-table-cell/>
          <table:covered-table-cell/>
        </table:table-row>
        <table:table-row table:style-name="Таблица33.5">
          <table:table-cell table:style-name="Таблица33.A1" table:number-columns-spanned="2" office:value-type="string">
            <text:p text:style-name="P700"/>
          </table:table-cell>
          <table:covered-table-cell/>
          <table:table-cell table:style-name="Таблица33.A1" office:value-type="string">
            <text:p text:style-name="P700"/>
          </table:table-cell>
          <table:table-cell table:style-name="Таблица33.A1" table:number-columns-spanned="3" office:value-type="string">
            <text:p text:style-name="P700"/>
          </table:table-cell>
          <table:covered-table-cell/>
          <table:covered-table-cell/>
          <table:table-cell table:style-name="Таблица33.A1" office:value-type="string">
            <text:p text:style-name="P700"/>
          </table:table-cell>
          <table:table-cell table:style-name="Таблица33.A1" table:number-columns-spanned="3" office:value-type="string">
            <text:p text:style-name="P700"/>
          </table:table-cell>
          <table:covered-table-cell/>
          <table:covered-table-cell/>
          <table:table-cell table:style-name="Таблица33.A1" table:number-columns-spanned="2" office:value-type="string">
            <text:p text:style-name="P700"/>
          </table:table-cell>
          <table:covered-table-cell/>
          <table:table-cell table:style-name="Таблица33.M5" table:number-columns-spanned="3" office:value-type="string">
            <text:p text:style-name="P700"/>
          </table:table-cell>
          <table:covered-table-cell/>
          <table:covered-table-cell/>
        </table:table-row>
        <table:table-row table:style-name="Таблица33.5">
          <table:table-cell table:style-name="Таблица33.A1" table:number-columns-spanned="2" office:value-type="string">
            <text:p text:style-name="P700"/>
          </table:table-cell>
          <table:covered-table-cell/>
          <table:table-cell table:style-name="Таблица33.A1" office:value-type="string">
            <text:p text:style-name="P700"/>
          </table:table-cell>
          <table:table-cell table:style-name="Таблица33.A1" table:number-columns-spanned="3" office:value-type="string">
            <text:p text:style-name="P700"/>
          </table:table-cell>
          <table:covered-table-cell/>
          <table:covered-table-cell/>
          <table:table-cell table:style-name="Таблица33.A1" office:value-type="string">
            <text:p text:style-name="P700"/>
          </table:table-cell>
          <table:table-cell table:style-name="Таблица33.A1" table:number-columns-spanned="3" office:value-type="string">
            <text:p text:style-name="P700"/>
          </table:table-cell>
          <table:covered-table-cell/>
          <table:covered-table-cell/>
          <table:table-cell table:style-name="Таблица33.A1" table:number-columns-spanned="2" office:value-type="string">
            <text:p text:style-name="P700"/>
          </table:table-cell>
          <table:covered-table-cell/>
          <table:table-cell table:style-name="Таблица33.M5" table:number-columns-spanned="3" office:value-type="string">
            <text:p text:style-name="P700"/>
          </table:table-cell>
          <table:covered-table-cell/>
          <table:covered-table-cell/>
        </table:table-row>
        <table:table-row table:style-name="Таблица33.5">
          <table:table-cell table:style-name="Таблица33.A1" table:number-columns-spanned="2" office:value-type="string">
            <text:p text:style-name="P700"/>
          </table:table-cell>
          <table:covered-table-cell/>
          <table:table-cell table:style-name="Таблица33.A1" office:value-type="string">
            <text:p text:style-name="P700"/>
          </table:table-cell>
          <table:table-cell table:style-name="Таблица33.A1" table:number-columns-spanned="3" office:value-type="string">
            <text:p text:style-name="P700"/>
          </table:table-cell>
          <table:covered-table-cell/>
          <table:covered-table-cell/>
          <table:table-cell table:style-name="Таблица33.A1" office:value-type="string">
            <text:p text:style-name="P700"/>
          </table:table-cell>
          <table:table-cell table:style-name="Таблица33.A1" table:number-columns-spanned="3" office:value-type="string">
            <text:p text:style-name="P700"/>
          </table:table-cell>
          <table:covered-table-cell/>
          <table:covered-table-cell/>
          <table:table-cell table:style-name="Таблица33.A1" table:number-columns-spanned="2" office:value-type="string">
            <text:p text:style-name="P700"/>
          </table:table-cell>
          <table:covered-table-cell/>
          <table:table-cell table:style-name="Таблица33.M5" table:number-columns-spanned="3" office:value-type="string">
            <text:p text:style-name="P700"/>
          </table:table-cell>
          <table:covered-table-cell/>
          <table:covered-table-cell/>
        </table:table-row>
        <table:table-row table:style-name="Таблица33.20">
          <table:table-cell table:style-name="Таблица33.A1" table:number-columns-spanned="2" office:value-type="string">
            <text:p text:style-name="P700"/>
          </table:table-cell>
          <table:covered-table-cell/>
          <table:table-cell table:style-name="Таблица33.A1" office:value-type="string">
            <text:p text:style-name="P700"/>
          </table:table-cell>
          <table:table-cell table:style-name="Таблица33.A1" table:number-columns-spanned="3" office:value-type="string">
            <text:p text:style-name="P700"/>
          </table:table-cell>
          <table:covered-table-cell/>
          <table:covered-table-cell/>
          <table:table-cell table:style-name="Таблица33.A1" office:value-type="string">
            <text:p text:style-name="P700"/>
          </table:table-cell>
          <table:table-cell table:style-name="Таблица33.A1" table:number-columns-spanned="3" office:value-type="string">
            <text:p text:style-name="P700"/>
          </table:table-cell>
          <table:covered-table-cell/>
          <table:covered-table-cell/>
          <table:table-cell table:style-name="Таблица33.A1" table:number-columns-spanned="2" office:value-type="string">
            <text:p text:style-name="P700"/>
          </table:table-cell>
          <table:covered-table-cell/>
          <table:table-cell table:style-name="Таблица33.M5" table:number-columns-spanned="3" office:value-type="string">
            <text:p text:style-name="P700"/>
          </table:table-cell>
          <table:covered-table-cell/>
          <table:covered-table-cell/>
        </table:table-row>
        <table:table-row table:style-name="Таблица33.20">
          <table:table-cell table:style-name="Таблица33.A1" table:number-columns-spanned="2" office:value-type="string">
            <text:p text:style-name="P700"/>
          </table:table-cell>
          <table:covered-table-cell/>
          <table:table-cell table:style-name="Таблица33.A1" office:value-type="string">
            <text:p text:style-name="P700"/>
          </table:table-cell>
          <table:table-cell table:style-name="Таблица33.A1" table:number-columns-spanned="3" office:value-type="string">
            <text:p text:style-name="P700"/>
          </table:table-cell>
          <table:covered-table-cell/>
          <table:covered-table-cell/>
          <table:table-cell table:style-name="Таблица33.A1" office:value-type="string">
            <text:p text:style-name="P700"/>
          </table:table-cell>
          <table:table-cell table:style-name="Таблица33.A1" table:number-columns-spanned="3" office:value-type="string">
            <text:p text:style-name="P700"/>
          </table:table-cell>
          <table:covered-table-cell/>
          <table:covered-table-cell/>
          <table:table-cell table:style-name="Таблица33.A1" table:number-columns-spanned="2" office:value-type="string">
            <text:p text:style-name="P700"/>
          </table:table-cell>
          <table:covered-table-cell/>
          <table:table-cell table:style-name="Таблица33.M5" table:number-columns-spanned="3" office:value-type="string">
            <text:p text:style-name="P700"/>
          </table:table-cell>
          <table:covered-table-cell/>
          <table:covered-table-cell/>
        </table:table-row>
        <table:table-row table:style-name="Таблица33.20">
          <table:table-cell table:style-name="Таблица33.A1" table:number-columns-spanned="2" office:value-type="string">
            <text:p text:style-name="P700"/>
          </table:table-cell>
          <table:covered-table-cell/>
          <table:table-cell table:style-name="Таблица33.A1" office:value-type="string">
            <text:p text:style-name="P700"/>
          </table:table-cell>
          <table:table-cell table:style-name="Таблица33.A1" table:number-columns-spanned="3" office:value-type="string">
            <text:p text:style-name="P700"/>
          </table:table-cell>
          <table:covered-table-cell/>
          <table:covered-table-cell/>
          <table:table-cell table:style-name="Таблица33.A1" office:value-type="string">
            <text:p text:style-name="P700"/>
          </table:table-cell>
          <table:table-cell table:style-name="Таблица33.A1" table:number-columns-spanned="3" office:value-type="string">
            <text:p text:style-name="P700"/>
          </table:table-cell>
          <table:covered-table-cell/>
          <table:covered-table-cell/>
          <table:table-cell table:style-name="Таблица33.A1" table:number-columns-spanned="2" office:value-type="string">
            <text:p text:style-name="P700"/>
          </table:table-cell>
          <table:covered-table-cell/>
          <table:table-cell table:style-name="Таблица33.M5" table:number-columns-spanned="3" office:value-type="string">
            <text:p text:style-name="P700"/>
          </table:table-cell>
          <table:covered-table-cell/>
          <table:covered-table-cell/>
        </table:table-row>
        <table:table-row table:style-name="Таблица33.20">
          <table:table-cell table:style-name="Таблица33.A1" table:number-columns-spanned="2" office:value-type="string">
            <text:p text:style-name="P700"/>
          </table:table-cell>
          <table:covered-table-cell/>
          <table:table-cell table:style-name="Таблица33.A1" office:value-type="string">
            <text:p text:style-name="P700"/>
          </table:table-cell>
          <table:table-cell table:style-name="Таблица33.A1" table:number-columns-spanned="3" office:value-type="string">
            <text:p text:style-name="P700"/>
          </table:table-cell>
          <table:covered-table-cell/>
          <table:covered-table-cell/>
          <table:table-cell table:style-name="Таблица33.A1" office:value-type="string">
            <text:p text:style-name="P700"/>
          </table:table-cell>
          <table:table-cell table:style-name="Таблица33.A1" table:number-columns-spanned="3" office:value-type="string">
            <text:p text:style-name="P700"/>
          </table:table-cell>
          <table:covered-table-cell/>
          <table:covered-table-cell/>
          <table:table-cell table:style-name="Таблица33.A1" table:number-columns-spanned="2" office:value-type="string">
            <text:p text:style-name="P700"/>
          </table:table-cell>
          <table:covered-table-cell/>
          <table:table-cell table:style-name="Таблица33.M5" table:number-columns-spanned="3" office:value-type="string">
            <text:p text:style-name="P700"/>
          </table:table-cell>
          <table:covered-table-cell/>
          <table:covered-table-cell/>
        </table:table-row>
        <table:table-row table:style-name="Таблица33.20">
          <table:table-cell table:style-name="Таблица33.A1" table:number-columns-spanned="2" office:value-type="string">
            <text:p text:style-name="P700"/>
          </table:table-cell>
          <table:covered-table-cell/>
          <table:table-cell table:style-name="Таблица33.A1" office:value-type="string">
            <text:p text:style-name="P700"/>
          </table:table-cell>
          <table:table-cell table:style-name="Таблица33.A1" table:number-columns-spanned="3" office:value-type="string">
            <text:p text:style-name="P700"/>
          </table:table-cell>
          <table:covered-table-cell/>
          <table:covered-table-cell/>
          <table:table-cell table:style-name="Таблица33.A1" office:value-type="string">
            <text:p text:style-name="P700"/>
          </table:table-cell>
          <table:table-cell table:style-name="Таблица33.A1" table:number-columns-spanned="3" office:value-type="string">
            <text:p text:style-name="P700"/>
          </table:table-cell>
          <table:covered-table-cell/>
          <table:covered-table-cell/>
          <table:table-cell table:style-name="Таблица33.A1" table:number-columns-spanned="2" office:value-type="string">
            <text:p text:style-name="P700"/>
          </table:table-cell>
          <table:covered-table-cell/>
          <table:table-cell table:style-name="Таблица33.M5" table:number-columns-spanned="3" office:value-type="string">
            <text:p text:style-name="P700"/>
          </table:table-cell>
          <table:covered-table-cell/>
          <table:covered-table-cell/>
        </table:table-row>
        <table:table-row table:style-name="Таблица33.20">
          <table:table-cell table:style-name="Таблица33.A1" table:number-columns-spanned="2" office:value-type="string">
            <text:p text:style-name="P700"/>
          </table:table-cell>
          <table:covered-table-cell/>
          <table:table-cell table:style-name="Таблица33.A1" office:value-type="string">
            <text:p text:style-name="P700"/>
          </table:table-cell>
          <table:table-cell table:style-name="Таблица33.A1" table:number-columns-spanned="3" office:value-type="string">
            <text:p text:style-name="P700"/>
          </table:table-cell>
          <table:covered-table-cell/>
          <table:covered-table-cell/>
          <table:table-cell table:style-name="Таблица33.A1" office:value-type="string">
            <text:p text:style-name="P700"/>
          </table:table-cell>
          <table:table-cell table:style-name="Таблица33.A1" table:number-columns-spanned="3" office:value-type="string">
            <text:p text:style-name="P700"/>
          </table:table-cell>
          <table:covered-table-cell/>
          <table:covered-table-cell/>
          <table:table-cell table:style-name="Таблица33.A1" table:number-columns-spanned="2" office:value-type="string">
            <text:p text:style-name="P700"/>
          </table:table-cell>
          <table:covered-table-cell/>
          <table:table-cell table:style-name="Таблица33.M5" table:number-columns-spanned="3" office:value-type="string">
            <text:p text:style-name="P700"/>
          </table:table-cell>
          <table:covered-table-cell/>
          <table:covered-table-cell/>
        </table:table-row>
        <table:table-row table:style-name="Таблица33.20">
          <table:table-cell table:style-name="Таблица33.A1" table:number-columns-spanned="2" office:value-type="string">
            <text:p text:style-name="P700"/>
          </table:table-cell>
          <table:covered-table-cell/>
          <table:table-cell table:style-name="Таблица33.A1" office:value-type="string">
            <text:p text:style-name="P700"/>
          </table:table-cell>
          <table:table-cell table:style-name="Таблица33.A1" table:number-columns-spanned="3" office:value-type="string">
            <text:p text:style-name="P700"/>
          </table:table-cell>
          <table:covered-table-cell/>
          <table:covered-table-cell/>
          <table:table-cell table:style-name="Таблица33.A1" office:value-type="string">
            <text:p text:style-name="P700"/>
          </table:table-cell>
          <table:table-cell table:style-name="Таблица33.A1" table:number-columns-spanned="3" office:value-type="string">
            <text:p text:style-name="P700"/>
          </table:table-cell>
          <table:covered-table-cell/>
          <table:covered-table-cell/>
          <table:table-cell table:style-name="Таблица33.A1" table:number-columns-spanned="2" office:value-type="string">
            <text:p text:style-name="P700"/>
          </table:table-cell>
          <table:covered-table-cell/>
          <table:table-cell table:style-name="Таблица33.M5" table:number-columns-spanned="3" office:value-type="string">
            <text:p text:style-name="P700"/>
          </table:table-cell>
          <table:covered-table-cell/>
          <table:covered-table-cell/>
        </table:table-row>
        <table:table-row table:style-name="Таблица33.20">
          <table:table-cell table:style-name="Таблица33.A1" table:number-columns-spanned="2" office:value-type="string">
            <text:p text:style-name="P700"/>
          </table:table-cell>
          <table:covered-table-cell/>
          <table:table-cell table:style-name="Таблица33.A1" office:value-type="string">
            <text:p text:style-name="P700"/>
          </table:table-cell>
          <table:table-cell table:style-name="Таблица33.A1" table:number-columns-spanned="3" office:value-type="string">
            <text:p text:style-name="P700"/>
          </table:table-cell>
          <table:covered-table-cell/>
          <table:covered-table-cell/>
          <table:table-cell table:style-name="Таблица33.A1" office:value-type="string">
            <text:p text:style-name="P700"/>
          </table:table-cell>
          <table:table-cell table:style-name="Таблица33.A1" table:number-columns-spanned="3" office:value-type="string">
            <text:p text:style-name="P700"/>
          </table:table-cell>
          <table:covered-table-cell/>
          <table:covered-table-cell/>
          <table:table-cell table:style-name="Таблица33.A1" table:number-columns-spanned="2" office:value-type="string">
            <text:p text:style-name="P700"/>
          </table:table-cell>
          <table:covered-table-cell/>
          <table:table-cell table:style-name="Таблица33.M5" table:number-columns-spanned="3" office:value-type="string">
            <text:p text:style-name="P700"/>
          </table:table-cell>
          <table:covered-table-cell/>
          <table:covered-table-cell/>
        </table:table-row>
        <table:table-row table:style-name="Таблица33.20">
          <table:table-cell table:style-name="Таблица33.A1" table:number-columns-spanned="2" office:value-type="string">
            <text:p text:style-name="P700"/>
          </table:table-cell>
          <table:covered-table-cell/>
          <table:table-cell table:style-name="Таблица33.A1" office:value-type="string">
            <text:p text:style-name="P700"/>
          </table:table-cell>
          <table:table-cell table:style-name="Таблица33.A1" table:number-columns-spanned="3" office:value-type="string">
            <text:p text:style-name="P700"/>
          </table:table-cell>
          <table:covered-table-cell/>
          <table:covered-table-cell/>
          <table:table-cell table:style-name="Таблица33.A1" office:value-type="string">
            <text:p text:style-name="P700"/>
          </table:table-cell>
          <table:table-cell table:style-name="Таблица33.A1" table:number-columns-spanned="3" office:value-type="string">
            <text:p text:style-name="P700"/>
          </table:table-cell>
          <table:covered-table-cell/>
          <table:covered-table-cell/>
          <table:table-cell table:style-name="Таблица33.A1" table:number-columns-spanned="2" office:value-type="string">
            <text:p text:style-name="P700"/>
          </table:table-cell>
          <table:covered-table-cell/>
          <table:table-cell table:style-name="Таблица33.M5" table:number-columns-spanned="3" office:value-type="string">
            <text:p text:style-name="P700"/>
          </table:table-cell>
          <table:covered-table-cell/>
          <table:covered-table-cell/>
        </table:table-row>
        <table:table-row table:style-name="Таблица33.20">
          <table:table-cell table:style-name="Таблица33.A1" table:number-columns-spanned="2" office:value-type="string">
            <text:p text:style-name="P700"/>
          </table:table-cell>
          <table:covered-table-cell/>
          <table:table-cell table:style-name="Таблица33.A1" office:value-type="string">
            <text:p text:style-name="P700"/>
          </table:table-cell>
          <table:table-cell table:style-name="Таблица33.A1" table:number-columns-spanned="3" office:value-type="string">
            <text:p text:style-name="P700"/>
          </table:table-cell>
          <table:covered-table-cell/>
          <table:covered-table-cell/>
          <table:table-cell table:style-name="Таблица33.A1" office:value-type="string">
            <text:p text:style-name="P700"/>
          </table:table-cell>
          <table:table-cell table:style-name="Таблица33.A1" table:number-columns-spanned="3" office:value-type="string">
            <text:p text:style-name="P700"/>
          </table:table-cell>
          <table:covered-table-cell/>
          <table:covered-table-cell/>
          <table:table-cell table:style-name="Таблица33.A1" table:number-columns-spanned="2" office:value-type="string">
            <text:p text:style-name="P700"/>
          </table:table-cell>
          <table:covered-table-cell/>
          <table:table-cell table:style-name="Таблица33.M5" table:number-columns-spanned="3" office:value-type="string">
            <text:p text:style-name="P700"/>
          </table:table-cell>
          <table:covered-table-cell/>
          <table:covered-table-cell/>
        </table:table-row>
        <table:table-row table:style-name="Таблица33.20">
          <table:table-cell table:style-name="Таблица33.A1" table:number-columns-spanned="2" office:value-type="string">
            <text:p text:style-name="P700"/>
          </table:table-cell>
          <table:covered-table-cell/>
          <table:table-cell table:style-name="Таблица33.A1" office:value-type="string">
            <text:p text:style-name="P700"/>
          </table:table-cell>
          <table:table-cell table:style-name="Таблица33.A1" table:number-columns-spanned="3" office:value-type="string">
            <text:p text:style-name="P700"/>
          </table:table-cell>
          <table:covered-table-cell/>
          <table:covered-table-cell/>
          <table:table-cell table:style-name="Таблица33.A1" office:value-type="string">
            <text:p text:style-name="P700"/>
          </table:table-cell>
          <table:table-cell table:style-name="Таблица33.A1" table:number-columns-spanned="3" office:value-type="string">
            <text:p text:style-name="P700"/>
          </table:table-cell>
          <table:covered-table-cell/>
          <table:covered-table-cell/>
          <table:table-cell table:style-name="Таблица33.A1" table:number-columns-spanned="2" office:value-type="string">
            <text:p text:style-name="P700"/>
          </table:table-cell>
          <table:covered-table-cell/>
          <table:table-cell table:style-name="Таблица33.M5" table:number-columns-spanned="3" office:value-type="string">
            <text:p text:style-name="P700"/>
          </table:table-cell>
          <table:covered-table-cell/>
          <table:covered-table-cell/>
        </table:table-row>
        <table:table-row table:style-name="Таблица33.20">
          <table:table-cell table:style-name="Таблица33.A1" table:number-columns-spanned="2" office:value-type="string">
            <text:p text:style-name="P700"/>
          </table:table-cell>
          <table:covered-table-cell/>
          <table:table-cell table:style-name="Таблица33.A1" office:value-type="string">
            <text:p text:style-name="P700"/>
          </table:table-cell>
          <table:table-cell table:style-name="Таблица33.A1" table:number-columns-spanned="3" office:value-type="string">
            <text:p text:style-name="P700"/>
          </table:table-cell>
          <table:covered-table-cell/>
          <table:covered-table-cell/>
          <table:table-cell table:style-name="Таблица33.A1" office:value-type="string">
            <text:p text:style-name="P700"/>
          </table:table-cell>
          <table:table-cell table:style-name="Таблица33.A1" table:number-columns-spanned="3" office:value-type="string">
            <text:p text:style-name="P700"/>
          </table:table-cell>
          <table:covered-table-cell/>
          <table:covered-table-cell/>
          <table:table-cell table:style-name="Таблица33.A1" table:number-columns-spanned="2" office:value-type="string">
            <text:p text:style-name="P700"/>
          </table:table-cell>
          <table:covered-table-cell/>
          <table:table-cell table:style-name="Таблица33.M5" table:number-columns-spanned="3" office:value-type="string">
            <text:p text:style-name="P700"/>
          </table:table-cell>
          <table:covered-table-cell/>
          <table:covered-table-cell/>
        </table:table-row>
        <table:table-row table:style-name="Таблица33.20">
          <table:table-cell table:style-name="Таблица33.A1" table:number-columns-spanned="2" office:value-type="string">
            <text:p text:style-name="P700"/>
          </table:table-cell>
          <table:covered-table-cell/>
          <table:table-cell table:style-name="Таблица33.A1" office:value-type="string">
            <text:p text:style-name="P700"/>
          </table:table-cell>
          <table:table-cell table:style-name="Таблица33.A1" table:number-columns-spanned="3" office:value-type="string">
            <text:p text:style-name="P700"/>
          </table:table-cell>
          <table:covered-table-cell/>
          <table:covered-table-cell/>
          <table:table-cell table:style-name="Таблица33.A1" office:value-type="string">
            <text:p text:style-name="P700"/>
          </table:table-cell>
          <table:table-cell table:style-name="Таблица33.A1" table:number-columns-spanned="3" office:value-type="string">
            <text:p text:style-name="P700"/>
          </table:table-cell>
          <table:covered-table-cell/>
          <table:covered-table-cell/>
          <table:table-cell table:style-name="Таблица33.A1" table:number-columns-spanned="2" office:value-type="string">
            <text:p text:style-name="P700"/>
          </table:table-cell>
          <table:covered-table-cell/>
          <table:table-cell table:style-name="Таблица33.M5" table:number-columns-spanned="3" office:value-type="string">
            <text:p text:style-name="P700"/>
          </table:table-cell>
          <table:covered-table-cell/>
          <table:covered-table-cell/>
        </table:table-row>
        <table:table-row table:style-name="Таблица33.20">
          <table:table-cell table:style-name="Таблица33.A1" table:number-columns-spanned="2" office:value-type="string">
            <text:p text:style-name="P700"/>
          </table:table-cell>
          <table:covered-table-cell/>
          <table:table-cell table:style-name="Таблица33.A1" office:value-type="string">
            <text:p text:style-name="P700"/>
          </table:table-cell>
          <table:table-cell table:style-name="Таблица33.A1" table:number-columns-spanned="3" office:value-type="string">
            <text:p text:style-name="P700"/>
          </table:table-cell>
          <table:covered-table-cell/>
          <table:covered-table-cell/>
          <table:table-cell table:style-name="Таблица33.A1" office:value-type="string">
            <text:p text:style-name="P700"/>
          </table:table-cell>
          <table:table-cell table:style-name="Таблица33.A1" table:number-columns-spanned="3" office:value-type="string">
            <text:p text:style-name="P700"/>
          </table:table-cell>
          <table:covered-table-cell/>
          <table:covered-table-cell/>
          <table:table-cell table:style-name="Таблица33.A1" table:number-columns-spanned="2" office:value-type="string">
            <text:p text:style-name="P700"/>
          </table:table-cell>
          <table:covered-table-cell/>
          <table:table-cell table:style-name="Таблица33.M5" table:number-columns-spanned="3" office:value-type="string">
            <text:p text:style-name="P700"/>
          </table:table-cell>
          <table:covered-table-cell/>
          <table:covered-table-cell/>
        </table:table-row>
        <table:table-row table:style-name="Таблица33.20">
          <table:table-cell table:style-name="Таблица33.A1" table:number-columns-spanned="2" office:value-type="string">
            <text:p text:style-name="P700"/>
          </table:table-cell>
          <table:covered-table-cell/>
          <table:table-cell table:style-name="Таблица33.A1" office:value-type="string">
            <text:p text:style-name="P700"/>
          </table:table-cell>
          <table:table-cell table:style-name="Таблица33.A1" table:number-columns-spanned="3" office:value-type="string">
            <text:p text:style-name="P700"/>
          </table:table-cell>
          <table:covered-table-cell/>
          <table:covered-table-cell/>
          <table:table-cell table:style-name="Таблица33.A1" office:value-type="string">
            <text:p text:style-name="P700"/>
          </table:table-cell>
          <table:table-cell table:style-name="Таблица33.A1" table:number-columns-spanned="3" office:value-type="string">
            <text:p text:style-name="P700"/>
          </table:table-cell>
          <table:covered-table-cell/>
          <table:covered-table-cell/>
          <table:table-cell table:style-name="Таблица33.A1" table:number-columns-spanned="2" office:value-type="string">
            <text:p text:style-name="P700"/>
          </table:table-cell>
          <table:covered-table-cell/>
          <table:table-cell table:style-name="Таблица33.M5" table:number-columns-spanned="3" office:value-type="string">
            <text:p text:style-name="P700"/>
          </table:table-cell>
          <table:covered-table-cell/>
          <table:covered-table-cell/>
        </table:table-row>
        <table:table-row table:style-name="Таблица33.35">
          <table:table-cell table:style-name="Таблица33.A35" office:value-type="string">
            <text:p text:style-name="P704">ЛР</text:p>
          </table:table-cell>
          <table:table-cell table:style-name="Таблица33.B35" table:number-columns-spanned="7" office:value-type="string">
            <text:p text:style-name="P70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3.B35" table:number-columns-spanned="5" office:value-type="string">
            <text:p text:style-name="P700"/>
          </table:table-cell>
          <table:covered-table-cell/>
          <table:covered-table-cell/>
          <table:covered-table-cell/>
          <table:covered-table-cell/>
          <table:table-cell table:style-name="Таблица33.N35" table:number-columns-spanned="2" office:value-type="string">
            <text:p text:style-name="P700"/>
          </table:table-cell>
          <table:covered-table-cell/>
        </table:table-row>
      </table:table>
      <text:p text:style-name="P745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2" svg:font-family="'Times New Roman', serif"/>
    <style:font-face style:name="Liberation Serif" svg:font-family="'Liberation Serif'" style:font-family-generic="roman"/>
    <style:font-face style:name="Times New Roman1" svg:font-family="'Times New Roman'" style:font-family-generic="roman"/>
    <style:font-face style:name="Andale Sans UI" svg:font-family="'Andale Sans UI'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OST type A" svg:font-family="'GOST type A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4pt" fo:language="ru" fo:country="RU" style:font-name-asian="Times New Roman" style:font-size-asian="10pt" style:language-asian="ru" style:country-asian="RU" style:font-name-complex="Times New Roman" style:font-size-complex="10pt" style:language-complex="ar" style:country-complex="SA"/>
    </style:default-style>
    <style:default-style style:family="paragraph">
      <style:paragraph-properties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4pt" fo:language="ru" fo:country="RU" style:font-name-asian="Times New Roman" style:font-size-asian="10pt" style:language-asian="ru" style:country-asian="RU" style:font-name-complex="Times New Roman" style:font-size-complex="10pt" style:language-complex="ar" style:country-complex="SA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Normal" style:family="paragraph">
      <style:paragraph-properties style:writing-mode="lr-tb"/>
      <style:text-properties fo:font-size="14pt" fo:background-color="#ffffff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fo:keep-with-next="always"/>
      <style:text-properties fo:font-size="18pt" fo:font-weight="bold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fo:keep-with-next="always"/>
      <style:text-properties fo:font-weight="bold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fo:keep-with-next="always"/>
      <style:text-properties fo:font-size="20pt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left="0cm" fo:margin-right="0cm" fo:margin-top="0cm" fo:margin-bottom="0cm" style:contextual-spacing="false" fo:orphans="2" fo:widows="2" fo:text-indent="0cm" style:auto-text-indent="false" fo:keep-with-next="always">
        <style:tab-stops>
          <style:tab-stop style:position="7.502cm"/>
          <style:tab-stop style:position="28.504cm"/>
        </style:tab-stops>
      </style:paragraph-properties>
      <style:text-properties fo:font-size="20pt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left="0cm" fo:margin-right="0cm" fo:margin-top="0cm" fo:margin-bottom="0cm" style:contextual-spacing="false" fo:orphans="2" fo:widows="2" fo:text-indent="0cm" style:auto-text-indent="false" fo:keep-with-next="always">
        <style:tab-stops>
          <style:tab-stop style:position="7.502cm"/>
          <style:tab-stop style:position="28.504cm"/>
        </style:tab-stops>
      </style:paragraph-properties>
      <style:text-properties fo:font-size="18pt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fo:keep-with-next="always"/>
      <style:text-properties fo:font-size="16pt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fo:keep-with-next="always"/>
      <style:text-properties fo:font-size="18pt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left="0cm" fo:margin-right="0cm" fo:margin-top="0cm" fo:margin-bottom="0cm" style:contextual-spacing="false" fo:orphans="2" fo:widows="2" fo:text-indent="0cm" style:auto-text-indent="false" fo:keep-with-next="always"/>
      <style:text-properties fo:font-size="18pt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left="0cm" fo:margin-right="0cm" fo:margin-top="0cm" fo:margin-bottom="0cm" style:contextual-spacing="false" fo:orphans="2" fo:widows="2" fo:text-indent="0cm" style:auto-text-indent="false" fo:keep-with-next="always"/>
      <style:text-properties fo:font-size="16pt"/>
    </style:style>
    <style:style style:name="header" style:family="paragraph" style:parent-style-name="Normal">
      <style:paragraph-properties fo:margin-left="0cm" fo:margin-right="0cm" fo:margin-top="0cm" fo:margin-bottom="0cm" style:contextual-spacing="false" fo:orphans="2" fo:widows="2" fo:text-indent="0cm" style:auto-text-indent="false"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Normal">
      <style:paragraph-properties fo:margin-left="0cm" fo:margin-right="0cm" fo:margin-top="0cm" fo:margin-bottom="0cm" style:contextual-spacing="false" fo:orphans="2" fo:widows="2" fo:text-indent="0cm" style:auto-text-indent="false"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Body_20_Text_20_Indent" style:display-name="Body Text Indent" style:family="paragraph" style:parent-style-name="Normal">
      <style:paragraph-properties fo:margin-left="1.005cm" fo:margin-right="0cm" fo:margin-top="0cm" fo:margin-bottom="0cm" style:contextual-spacing="false" fo:line-height="0.769cm" fo:text-align="justify" style:justify-single-word="false" fo:orphans="2" fo:widows="2" fo:text-indent="-0.847cm" style:auto-text-indent="false"/>
      <style:text-properties fo:font-size="18pt"/>
    </style:style>
    <style:style style:name="Body_20_Text_20_Indent_20_2" style:display-name="Body Text Indent 2" style:family="paragraph" style:parent-style-name="Normal">
      <style:paragraph-properties fo:margin-left="1.005cm" fo:margin-right="0cm" fo:margin-top="0cm" fo:margin-bottom="0cm" style:contextual-spacing="false" fo:line-height="0.769cm" fo:text-align="justify" style:justify-single-word="false" fo:orphans="2" fo:widows="2" fo:text-indent="-1.005cm" style:auto-text-indent="false"/>
      <style:text-properties fo:font-size="18pt"/>
    </style:style>
    <style:style style:name="Body_20_Text_20_Indent_20_3" style:display-name="Body Text Indent 3" style:family="paragraph" style:parent-style-name="Normal">
      <style:paragraph-properties fo:margin-left="1.505cm" fo:margin-right="0cm" fo:margin-top="0cm" fo:margin-bottom="0cm" style:contextual-spacing="false" fo:line-height="0.769cm" fo:text-align="justify" style:justify-single-word="false" fo:orphans="2" fo:widows="2" fo:text-indent="-1.505cm" style:auto-text-indent="false"/>
      <style:text-properties fo:font-size="18pt"/>
    </style:style>
    <style:style style:name="Body_20_Text" style:display-name="Body Text" style:family="paragraph" style:parent-style-name="Normal">
      <style:paragraph-properties fo:margin-left="0cm" fo:margin-right="0cm" fo:margin-top="0cm" fo:margin-bottom="0cm" style:contextual-spacing="false" fo:line-height="0.769cm" fo:orphans="2" fo:widows="2" fo:text-indent="0cm" style:auto-text-indent="false"/>
      <style:text-properties fo:font-size="18pt"/>
    </style:style>
    <style:style style:name="X3AS7TABSTYLE" style:family="paragraph" style:parent-style-name="Footer">
      <style:paragraph-properties>
        <style:tab-stops>
          <style:tab-stop style:position="25cm" style:type="right"/>
        </style:tab-stops>
      </style:paragraph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75cm" style:type="center"/>
          <style:tab-stop style:position="20.15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Times New Roman" fo:font-family="'Times New Roman'" style:font-family-generic="roman" style:font-pitch="variable" fo:font-size="12pt" style:font-size-asian="12pt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Times New Roman" fo:font-family="'Times New Roman'" style:font-family-generic="roman" style:font-pitch="variable" fo:font-size="14pt" style:letter-kerning="true" style:font-name-asian="Times New Roman3" style:font-family-asian="'Times New Roman'" style:font-family-generic-asian="system" style:font-pitch-asian="variable" style:font-size-asian="14pt" style:language-asian="ru" style:country-asian="RU" style:font-name-complex="Times New Roman3" style:font-family-complex="'Times New Roman'" style:font-family-generic-complex="system" style:font-pitch-complex="variable" style:font-size-complex="10pt" fo:hyphenate="false" fo:hyphenation-remain-char-count="2" fo:hyphenation-push-char-count="2" loext:hyphenation-no-caps="false"/>
    </style:style>
    <style:style style:name="Normal_20_Table" style:display-name="Normal Table" style:family="paragraph" style:default-outline-level="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ru" fo:country="RU" style:font-name-asian="Arial Unicode MS" style:font-family-asian="'Arial Unicode MS'" style:font-family-generic-asian="roman" style:font-pitch-asian="variable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Table_20_Grid" style:display-name="Table Grid" style:family="paragraph" style:parent-style-name="Normal_20_Table" style:default-outline-level="">
      <style:paragraph-properties fo:orphans="2" fo:widows="2" style:vertical-align="auto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Default_20_Paragraph_20_Font" style:display-name="Default Paragraph Font" style:family="text"/>
    <style:style style:name="X3AS7TOCHyperlink" style:family="text">
      <style:text-properties fo:color="#000000" loext:opacity="100%" style:text-underline-style="none"/>
    </style:style>
    <style:style style:name="BulletSymbol" style:family="text">
      <style:text-properties style:font-name="Symbol" fo:font-family="Symbol" style:font-family-generic="roman" style:font-pitch="variable" style:font-charset="x-symbol"/>
    </style:style>
    <style:style style:name="ID0ECOAE" style:family="text"/>
    <style:style style:name="ID0EXTAE" style:family="text"/>
    <style:style style:name="ID0EUUAE" style:family="text"/>
    <style:style style:name="ID0EJ1AE" style:family="text"/>
    <style:style style:name="ID0EG2AE" style:family="text"/>
    <style:style style:name="ID0E3AAG" style:family="text"/>
    <style:style style:name="ID0ERGAG" style:family="text"/>
    <style:style style:name="ID0EPMAG" style:family="text"/>
    <style:style style:name="ID0EMNAG" style:family="text"/>
    <style:style style:name="ID0EBTAG" style:family="text"/>
    <style:style style:name="ID0EWYAG" style:family="text"/>
    <style:style style:name="ID0EL5AG" style:family="text"/>
    <style:style style:name="ID0EAEBG" style:family="text"/>
    <style:style style:name="ID0EUJBG" style:family="text"/>
    <style:style style:name="ID0EJPBG" style:family="text">
      <style:text-properties style:font-name="Wingdings" fo:font-family="Wingdings" style:font-family-generic="system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ID0EIWBG" style:family="text"/>
    <style:style style:name="ID0E42BG" style:family="text"/>
    <style:style style:name="ID0E3BAI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/>
    <style:style style:name="Numbering_20_Symbols" style:display-name="Numbering Symbols" style:family="text"/>
    <style:style style:name="Верхний_20_колонтитул_20_Знак" style:display-name="Верхний колонтитул Знак" style:family="text" style:parent-style-name="Default_20_Paragraph_20_Font">
      <style:text-properties fo:font-size="10pt" style:font-size-asian="10pt" style:font-size-complex="10pt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cm" fo:orphans="2" fo:widows="2" fo:text-indent="0cm" style:auto-text-indent="false"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MP2" style:family="paragraph" style:parent-style-name="Header">
      <style:paragraph-properties fo:text-align="end" style:justify-single-word="false"/>
      <style:text-properties fo:font-size="12pt" officeooo:rsid="030b9971" officeooo:paragraph-rsid="030b9971" style:font-size-asian="10.5pt" style:font-size-complex="12pt"/>
    </style:style>
    <style:style style:name="MT1" style:family="text">
      <style:text-properties fo:font-size="12pt"/>
    </style:style>
    <style:page-layout style:name="Mpm1">
      <style:page-layout-properties fo:page-width="21.003cm" fo:page-height="29.704cm" style:num-format="1" style:print-orientation="portrait" fo:margin-top="0.101cm" fo:margin-bottom="0.501cm" fo:margin-left="0.42cm" fo:margin-right="0.4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05cm" style:line-style="none" style:adjustment="left" style:rel-width="25%" style:color="#000000"/>
      </style:page-layout-properties>
      <style:header-style>
        <style:header-footer-properties fo:min-height="0.319cm" fo:margin-left="0cm" fo:margin-right="0cm" fo:margin-bottom="0.219cm" style:dynamic-spacing="true"/>
      </style:header-style>
      <style:footer-style/>
    </style:page-layout>
    <style:page-layout style:name="Mpm2">
      <style:page-layout-properties fo:page-width="29.704cm" fo:page-height="21.003cm" style:num-format="1" style:print-orientation="landscape" fo:margin-top="0.801cm" fo:margin-bottom="0.4cm" fo:margin-left="0.501cm" fo:margin-right="0.1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05cm" style:line-style="none" style:adjustment="left" style:rel-width="18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0cm" fo:margin-bottom="0cm" fo:margin-left="0.501cm" fo:margin-right="0.1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line-style="none" style:adjustment="left" style:rel-width="18%" style:color="#000000"/>
      </style:page-layout-properties>
      <style:header-style>
        <style:header-footer-properties fo:min-height="0.15cm" fo:margin-left="0cm" fo:margin-right="0cm" fo:margin-bottom="0.049cm" style:dynamic-spacing="true"/>
      </style:header-style>
      <style:footer-style/>
    </style:page-layout>
    <style:page-layout style:name="Mpm4">
      <style:page-layout-properties fo:page-width="29.704cm" fo:page-height="21.003cm" style:num-format="1" style:print-orientation="landscape" fo:margin-top="0.801cm" fo:margin-bottom="0.4cm" fo:margin-left="0.501cm" fo:margin-right="0.1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05cm" style:line-style="none" style:adjustment="left" style:rel-width="18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/>
    </style:page-layout>
    <style:page-layout style:name="Mpm5">
      <style:page-layout-properties fo:page-width="29.704cm" fo:page-height="21.003cm" style:num-format="1" style:print-orientation="landscape" fo:margin-top="0.101cm" fo:margin-bottom="0cm" fo:margin-left="0.501cm" fo:margin-right="0.1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05cm" style:line-style="none" style:adjustment="left" style:rel-width="18%" style:color="#000000"/>
      </style:page-layout-properties>
      <style:header-style>
        <style:header-footer-properties fo:min-height="0.15cm" fo:margin-left="0cm" fo:margin-right="0cm" fo:margin-bottom="0.049cm" style:dynamic-spacing="true"/>
      </style:header-style>
      <style:footer-style/>
    </style:page-layout>
    <style:page-layout style:name="Mpm6">
      <style:page-layout-properties fo:page-width="21.003cm" fo:page-height="29.70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3cm" fo:page-height="29.70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0.75cm" fo:margin-bottom="0.501cm" fo:margin-left="0.501cm" fo:margin-right="0.501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s text:c="118"/><text:span text:style-name="MT1"><text:s text:c="64"/></text:span></text:p>
      </style:header>
    </style:master-page>
    <style:master-page style:name="H_5f_ID0EXZCI" style:display-name="H_ID0EXZCI" style:page-layout-name="Mpm2"/>
    <style:master-page style:name="H_5f_ID0EQ2PO" style:display-name="H_ID0EQ2PO" style:page-layout-name="Mpm3">
      <style:header>
        <text:p text:style-name="MP1"><text:line-break/> <text:s text:c="108"/><text:span text:style-name="MT1"><text:s text:c="64"/></text:span></text:p>
      </style:header>
    </style:master-page>
    <style:master-page style:name="PAGE_5f_ID0EXZCI" style:display-name="PAGE_ID0EXZCI" style:page-layout-name="Mpm4">
      <style:header>
        <text:p text:style-name="MP1"><text:s text:c="118"/><text:span text:style-name="MT1"><text:s text:c="64"/></text:span></text:p>
      </style:header>
    </style:master-page>
    <style:master-page style:name="PAGE_5f_ID0EQ2PO" style:display-name="PAGE_ID0EQ2PO" style:page-layout-name="Mpm5">
      <style:header>
        <text:p text:style-name="MP1"><text:s text:c="118"/><text:span text:style-name="MT1"><text:s text:c="64"/></text:span></text:p>
      </style:header>
    </style:master-page>
    <style:master-page style:name="Footnote" style:page-layout-name="Mpm6"/>
    <style:master-page style:name="Endnote" style:page-layout-name="Mpm6"/>
    <style:master-page style:name="HTML" style:page-layout-name="Mpm7"/>
    <style:master-page style:name="Преобразование_20_1" style:display-name="Преобразование 1" style:page-layout-name="Mpm8">
      <style:header>
        <text:p text:style-name="MP2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3.1$Windows_x86 LibreOffice_project/d7547858d014d4cf69878db179d326fc3483e082</meta:generator>
    <dc:title>          ГОСТ 3</dc:title>
    <dc:description/>
    <meta:initial-creator>Neo5</meta:initial-creator>
    <meta:creation-date>2014-08-25T11:53:00</meta:creation-date>
    <dc:date>2024-05-30T11:34:14.364000000</dc:date>
    <dc:subject/>
    <meta:editing-cycles>405</meta:editing-cycles>
    <meta:keyword/>
    <meta:editing-duration>P6DT18H28M47S</meta:editing-duration>
    <meta:print-date>2024-05-28T08:39:44.549000000</meta:print-date>
    <meta:document-statistic meta:table-count="103" meta:image-count="0" meta:object-count="0" meta:page-count="40" meta:paragraph-count="1536" meta:word-count="4575" meta:character-count="38424" meta:non-whitespace-character-count="30508"/>
    <meta:user-defined meta:name="Company">IVC</meta:user-defined>
  </office:meta>
</office:document-meta>
</file>